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5839in" svg:y="0.8969in">
            <draw:object draw:notify-on-update-of-ranges="Sheet1.A1:Sheet1.A1 Sheet1.C2:Sheet1.C3002 Sheet1.B1:Sheet1.B1 Sheet1.B2:Sheet1.B3002 Sheet1.A1:Sheet1.A1 Sheet1.C2:Sheet1.C3002 Sheet1.A1:Sheet1.A1 Sheet1.A2:Sheet1.A30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T200C</text:p>
          </table:table-cell>
          <table:table-cell office:value-type="string" calcext:value-type="string">
            <text:p>T100C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 office:value-type="float" office:value="20" calcext:value-type="float">
            <text:p>2.00E+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" calcext:value-type="float">
            <text:p>2.00E+01</text:p>
          </table:table-cell>
          <table:table-cell table:formula="of:=[.C2]+0.2"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0" calcext:value-type="float">
            <text:p>2.00E+01</text:p>
          </table:table-cell>
          <table:table-cell table:formula="of:=[.C3]+0.2" office:value-type="float" office:value="0.4" calcext:value-type="float">
            <text:p>0.4</text:p>
          </table:table-cell>
        </table:table-row>
        <table:table-row table:style-name="ro1">
          <table:table-cell table:number-columns-repeated="2" office:value-type="float" office:value="20" calcext:value-type="float">
            <text:p>2.00E+01</text:p>
          </table:table-cell>
          <table:table-cell table:formula="of:=[.C4]+0.2" office:value-type="float" office:value="0.6" calcext:value-type="float">
            <text:p>0.6</text:p>
          </table:table-cell>
        </table:table-row>
        <table:table-row table:style-name="ro1">
          <table:table-cell table:number-columns-repeated="2" office:value-type="float" office:value="20" calcext:value-type="float">
            <text:p>2.00E+01</text:p>
          </table:table-cell>
          <table:table-cell table:formula="of:=[.C5]+0.2" office:value-type="float" office:value="0.8" calcext:value-type="float">
            <text:p>0.8</text:p>
          </table:table-cell>
        </table:table-row>
        <table:table-row table:style-name="ro1">
          <table:table-cell table:number-columns-repeated="2" office:value-type="float" office:value="20" calcext:value-type="float">
            <text:p>2.00E+01</text:p>
          </table:table-cell>
          <table:table-cell table:formula="of:=[.C6]+0.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0" calcext:value-type="float">
            <text:p>2.00E+01</text:p>
          </table:table-cell>
          <table:table-cell table:formula="of:=[.C7]+0.2" office:value-type="float" office:value="1.2" calcext:value-type="float">
            <text:p>1.2</text:p>
          </table:table-cell>
        </table:table-row>
        <table:table-row table:style-name="ro1">
          <table:table-cell table:number-columns-repeated="2" office:value-type="float" office:value="20" calcext:value-type="float">
            <text:p>2.00E+01</text:p>
          </table:table-cell>
          <table:table-cell table:formula="of:=[.C8]+0.2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0.0615" calcext:value-type="float">
            <text:p>2.01E+01</text:p>
          </table:table-cell>
          <table:table-cell office:value-type="float" office:value="20.0273" calcext:value-type="float">
            <text:p>2.00E+01</text:p>
          </table:table-cell>
          <table:table-cell table:formula="of:=[.C9]+0.2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20.1364" calcext:value-type="float">
            <text:p>2.01E+01</text:p>
          </table:table-cell>
          <table:table-cell office:value-type="float" office:value="20.0606" calcext:value-type="float">
            <text:p>2.01E+01</text:p>
          </table:table-cell>
          <table:table-cell table:formula="of:=[.C10]+0.2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20.1642" calcext:value-type="float">
            <text:p>2.02E+01</text:p>
          </table:table-cell>
          <table:table-cell office:value-type="float" office:value="20.073" calcext:value-type="float">
            <text:p>2.01E+01</text:p>
          </table:table-cell>
          <table:table-cell table:formula="of:=[.C11]+0.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.1934" calcext:value-type="float">
            <text:p>2.02E+01</text:p>
          </table:table-cell>
          <table:table-cell office:value-type="float" office:value="20.086" calcext:value-type="float">
            <text:p>2.01E+01</text:p>
          </table:table-cell>
          <table:table-cell table:formula="of:=[.C12]+0.2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20.2241" calcext:value-type="float">
            <text:p>2.02E+01</text:p>
          </table:table-cell>
          <table:table-cell office:value-type="float" office:value="20.0996" calcext:value-type="float">
            <text:p>2.01E+01</text:p>
          </table:table-cell>
          <table:table-cell table:formula="of:=[.C13]+0.2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20.2563" calcext:value-type="float">
            <text:p>2.03E+01</text:p>
          </table:table-cell>
          <table:table-cell office:value-type="float" office:value="20.1139" calcext:value-type="float">
            <text:p>2.01E+01</text:p>
          </table:table-cell>
          <table:table-cell table:formula="of:=[.C14]+0.2"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20.2899" calcext:value-type="float">
            <text:p>2.03E+01</text:p>
          </table:table-cell>
          <table:table-cell office:value-type="float" office:value="20.1289" calcext:value-type="float">
            <text:p>2.01E+01</text:p>
          </table:table-cell>
          <table:table-cell table:formula="of:=[.C15]+0.2"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20.325" calcext:value-type="float">
            <text:p>2.03E+01</text:p>
          </table:table-cell>
          <table:table-cell office:value-type="float" office:value="20.1444" calcext:value-type="float">
            <text:p>2.01E+01</text:p>
          </table:table-cell>
          <table:table-cell table:formula="of:=[.C16]+0.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.3615" calcext:value-type="float">
            <text:p>2.04E+01</text:p>
          </table:table-cell>
          <table:table-cell office:value-type="float" office:value="20.1607" calcext:value-type="float">
            <text:p>2.02E+01</text:p>
          </table:table-cell>
          <table:table-cell table:formula="of:=[.C17]+0.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0.3994" calcext:value-type="float">
            <text:p>2.04E+01</text:p>
          </table:table-cell>
          <table:table-cell office:value-type="float" office:value="20.1775" calcext:value-type="float">
            <text:p>2.02E+01</text:p>
          </table:table-cell>
          <table:table-cell table:formula="of:=[.C18]+0.2"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20.4387" calcext:value-type="float">
            <text:p>2.04E+01</text:p>
          </table:table-cell>
          <table:table-cell office:value-type="float" office:value="20.195" calcext:value-type="float">
            <text:p>2.02E+01</text:p>
          </table:table-cell>
          <table:table-cell table:formula="of:=[.C19]+0.2"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0.4795" calcext:value-type="float">
            <text:p>2.05E+01</text:p>
          </table:table-cell>
          <table:table-cell office:value-type="float" office:value="20.2131" calcext:value-type="float">
            <text:p>2.02E+01</text:p>
          </table:table-cell>
          <table:table-cell table:formula="of:=[.C20]+0.2"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20.5217" calcext:value-type="float">
            <text:p>2.05E+01</text:p>
          </table:table-cell>
          <table:table-cell office:value-type="float" office:value="20.2319" calcext:value-type="float">
            <text:p>2.02E+01</text:p>
          </table:table-cell>
          <table:table-cell table:formula="of:=[.C21]+0.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.5653" calcext:value-type="float">
            <text:p>2.06E+01</text:p>
          </table:table-cell>
          <table:table-cell office:value-type="float" office:value="20.2513" calcext:value-type="float">
            <text:p>2.03E+01</text:p>
          </table:table-cell>
          <table:table-cell table:formula="of:=[.C22]+0.2"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0.6104" calcext:value-type="float">
            <text:p>2.06E+01</text:p>
          </table:table-cell>
          <table:table-cell office:value-type="float" office:value="20.2713" calcext:value-type="float">
            <text:p>2.03E+01</text:p>
          </table:table-cell>
          <table:table-cell table:formula="of:=[.C23]+0.2"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0.6569" calcext:value-type="float">
            <text:p>2.07E+01</text:p>
          </table:table-cell>
          <table:table-cell office:value-type="float" office:value="20.292" calcext:value-type="float">
            <text:p>2.03E+01</text:p>
          </table:table-cell>
          <table:table-cell table:formula="of:=[.C24]+0.2"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20.7048" calcext:value-type="float">
            <text:p>2.07E+01</text:p>
          </table:table-cell>
          <table:table-cell office:value-type="float" office:value="20.3132" calcext:value-type="float">
            <text:p>2.03E+01</text:p>
          </table:table-cell>
          <table:table-cell table:formula="of:=[.C25]+0.2"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20.7541" calcext:value-type="float">
            <text:p>2.08E+01</text:p>
          </table:table-cell>
          <table:table-cell office:value-type="float" office:value="20.3352" calcext:value-type="float">
            <text:p>2.03E+01</text:p>
          </table:table-cell>
          <table:table-cell table:formula="of:=[.C26]+0.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.8048" calcext:value-type="float">
            <text:p>2.08E+01</text:p>
          </table:table-cell>
          <table:table-cell office:value-type="float" office:value="20.3577" calcext:value-type="float">
            <text:p>2.04E+01</text:p>
          </table:table-cell>
          <table:table-cell table:formula="of:=[.C27]+0.2"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20.8569" calcext:value-type="float">
            <text:p>2.09E+01</text:p>
          </table:table-cell>
          <table:table-cell office:value-type="float" office:value="20.3809" calcext:value-type="float">
            <text:p>2.04E+01</text:p>
          </table:table-cell>
          <table:table-cell table:formula="of:=[.C28]+0.2"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20.9105" calcext:value-type="float">
            <text:p>2.09E+01</text:p>
          </table:table-cell>
          <table:table-cell office:value-type="float" office:value="20.4047" calcext:value-type="float">
            <text:p>2.04E+01</text:p>
          </table:table-cell>
          <table:table-cell table:formula="of:=[.C29]+0.2"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20.9654" calcext:value-type="float">
            <text:p>2.10E+01</text:p>
          </table:table-cell>
          <table:table-cell office:value-type="float" office:value="20.4291" calcext:value-type="float">
            <text:p>2.04E+01</text:p>
          </table:table-cell>
          <table:table-cell table:formula="of:=[.C30]+0.2"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21.0217" calcext:value-type="float">
            <text:p>2.10E+01</text:p>
          </table:table-cell>
          <table:table-cell office:value-type="float" office:value="20.4541" calcext:value-type="float">
            <text:p>2.05E+01</text:p>
          </table:table-cell>
          <table:table-cell table:formula="of:=[.C31]+0.2" office:value-type="float" office:value="6" calcext:value-type="float">
            <text:p>6</text:p>
          </table:table-cell>
        </table:table-row>
        <table:table-row table:style-name="ro1">
          <table:table-cell office:value-type="float" office:value="21.0794" calcext:value-type="float">
            <text:p>2.11E+01</text:p>
          </table:table-cell>
          <table:table-cell office:value-type="float" office:value="20.4797" calcext:value-type="float">
            <text:p>2.05E+01</text:p>
          </table:table-cell>
          <table:table-cell table:formula="of:=[.C32]+0.2"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21.1385" calcext:value-type="float">
            <text:p>2.11E+01</text:p>
          </table:table-cell>
          <table:table-cell office:value-type="float" office:value="20.506" calcext:value-type="float">
            <text:p>2.05E+01</text:p>
          </table:table-cell>
          <table:table-cell table:formula="of:=[.C33]+0.2"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21.199" calcext:value-type="float">
            <text:p>2.12E+01</text:p>
          </table:table-cell>
          <table:table-cell office:value-type="float" office:value="20.5329" calcext:value-type="float">
            <text:p>2.05E+01</text:p>
          </table:table-cell>
          <table:table-cell table:formula="of:=[.C34]+0.2"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21.2608" calcext:value-type="float">
            <text:p>2.13E+01</text:p>
          </table:table-cell>
          <table:table-cell office:value-type="float" office:value="20.5604" calcext:value-type="float">
            <text:p>2.06E+01</text:p>
          </table:table-cell>
          <table:table-cell table:formula="of:=[.C35]+0.2"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21.3241" calcext:value-type="float">
            <text:p>2.13E+01</text:p>
          </table:table-cell>
          <table:table-cell office:value-type="float" office:value="20.5885" calcext:value-type="float">
            <text:p>2.06E+01</text:p>
          </table:table-cell>
          <table:table-cell table:formula="of:=[.C36]+0.2" office:value-type="float" office:value="7" calcext:value-type="float">
            <text:p>7</text:p>
          </table:table-cell>
        </table:table-row>
        <table:table-row table:style-name="ro1">
          <table:table-cell office:value-type="float" office:value="21.3887" calcext:value-type="float">
            <text:p>2.14E+01</text:p>
          </table:table-cell>
          <table:table-cell office:value-type="float" office:value="20.6172" calcext:value-type="float">
            <text:p>2.06E+01</text:p>
          </table:table-cell>
          <table:table-cell table:formula="of:=[.C37]+0.2"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21.4547" calcext:value-type="float">
            <text:p>2.15E+01</text:p>
          </table:table-cell>
          <table:table-cell office:value-type="float" office:value="20.6465" calcext:value-type="float">
            <text:p>2.06E+01</text:p>
          </table:table-cell>
          <table:table-cell table:formula="of:=[.C38]+0.2"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21.522" calcext:value-type="float">
            <text:p>2.15E+01</text:p>
          </table:table-cell>
          <table:table-cell office:value-type="float" office:value="20.6765" calcext:value-type="float">
            <text:p>2.07E+01</text:p>
          </table:table-cell>
          <table:table-cell table:formula="of:=[.C39]+0.2"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21.5908" calcext:value-type="float">
            <text:p>2.16E+01</text:p>
          </table:table-cell>
          <table:table-cell office:value-type="float" office:value="20.707" calcext:value-type="float">
            <text:p>2.07E+01</text:p>
          </table:table-cell>
          <table:table-cell table:formula="of:=[.C40]+0.2"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1.6608" calcext:value-type="float">
            <text:p>2.17E+01</text:p>
          </table:table-cell>
          <table:table-cell office:value-type="float" office:value="20.7382" calcext:value-type="float">
            <text:p>2.07E+01</text:p>
          </table:table-cell>
          <table:table-cell table:formula="of:=[.C41]+0.2" office:value-type="float" office:value="8" calcext:value-type="float">
            <text:p>8</text:p>
          </table:table-cell>
        </table:table-row>
        <table:table-row table:style-name="ro1">
          <table:table-cell office:value-type="float" office:value="21.7323" calcext:value-type="float">
            <text:p>2.17E+01</text:p>
          </table:table-cell>
          <table:table-cell office:value-type="float" office:value="20.7699" calcext:value-type="float">
            <text:p>2.08E+01</text:p>
          </table:table-cell>
          <table:table-cell table:formula="of:=[.C42]+0.2"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21.8051" calcext:value-type="float">
            <text:p>2.18E+01</text:p>
          </table:table-cell>
          <table:table-cell office:value-type="float" office:value="20.8023" calcext:value-type="float">
            <text:p>2.08E+01</text:p>
          </table:table-cell>
          <table:table-cell table:formula="of:=[.C43]+0.2"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21.8792" calcext:value-type="float">
            <text:p>2.19E+01</text:p>
          </table:table-cell>
          <table:table-cell office:value-type="float" office:value="20.8352" calcext:value-type="float">
            <text:p>2.08E+01</text:p>
          </table:table-cell>
          <table:table-cell table:formula="of:=[.C44]+0.2"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21.9547" calcext:value-type="float">
            <text:p>2.20E+01</text:p>
          </table:table-cell>
          <table:table-cell office:value-type="float" office:value="20.8688" calcext:value-type="float">
            <text:p>2.09E+01</text:p>
          </table:table-cell>
          <table:table-cell table:formula="of:=[.C45]+0.2"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22.0315" calcext:value-type="float">
            <text:p>2.20E+01</text:p>
          </table:table-cell>
          <table:table-cell office:value-type="float" office:value="20.9029" calcext:value-type="float">
            <text:p>2.09E+01</text:p>
          </table:table-cell>
          <table:table-cell table:formula="of:=[.C46]+0.2" office:value-type="float" office:value="9" calcext:value-type="float">
            <text:p>9</text:p>
          </table:table-cell>
        </table:table-row>
        <table:table-row table:style-name="ro1">
          <table:table-cell office:value-type="float" office:value="22.1097" calcext:value-type="float">
            <text:p>2.21E+01</text:p>
          </table:table-cell>
          <table:table-cell office:value-type="float" office:value="20.9377" calcext:value-type="float">
            <text:p>2.09E+01</text:p>
          </table:table-cell>
          <table:table-cell table:formula="of:=[.C47]+0.2"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22.1892" calcext:value-type="float">
            <text:p>2.22E+01</text:p>
          </table:table-cell>
          <table:table-cell office:value-type="float" office:value="20.973" calcext:value-type="float">
            <text:p>2.10E+01</text:p>
          </table:table-cell>
          <table:table-cell table:formula="of:=[.C48]+0.2"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2.2701" calcext:value-type="float">
            <text:p>2.23E+01</text:p>
          </table:table-cell>
          <table:table-cell office:value-type="float" office:value="21.0089" calcext:value-type="float">
            <text:p>2.10E+01</text:p>
          </table:table-cell>
          <table:table-cell table:formula="of:=[.C49]+0.2"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22.3523" calcext:value-type="float">
            <text:p>2.24E+01</text:p>
          </table:table-cell>
          <table:table-cell office:value-type="float" office:value="21.0455" calcext:value-type="float">
            <text:p>2.10E+01</text:p>
          </table:table-cell>
          <table:table-cell table:formula="of:=[.C50]+0.2"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22.4358" calcext:value-type="float">
            <text:p>2.24E+01</text:p>
          </table:table-cell>
          <table:table-cell office:value-type="float" office:value="21.0826" calcext:value-type="float">
            <text:p>2.11E+01</text:p>
          </table:table-cell>
          <table:table-cell table:formula="of:=[.C51]+0.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.5206" calcext:value-type="float">
            <text:p>2.25E+01</text:p>
          </table:table-cell>
          <table:table-cell office:value-type="float" office:value="21.1203" calcext:value-type="float">
            <text:p>2.11E+01</text:p>
          </table:table-cell>
          <table:table-cell table:formula="of:=[.C52]+0.2"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22.6067" calcext:value-type="float">
            <text:p>2.26E+01</text:p>
          </table:table-cell>
          <table:table-cell office:value-type="float" office:value="21.1586" calcext:value-type="float">
            <text:p>2.12E+01</text:p>
          </table:table-cell>
          <table:table-cell table:formula="of:=[.C53]+0.2"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22.6942" calcext:value-type="float">
            <text:p>2.27E+01</text:p>
          </table:table-cell>
          <table:table-cell office:value-type="float" office:value="21.1974" calcext:value-type="float">
            <text:p>2.12E+01</text:p>
          </table:table-cell>
          <table:table-cell table:formula="of:=[.C54]+0.2"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22.783" calcext:value-type="float">
            <text:p>2.28E+01</text:p>
          </table:table-cell>
          <table:table-cell office:value-type="float" office:value="21.2369" calcext:value-type="float">
            <text:p>2.12E+01</text:p>
          </table:table-cell>
          <table:table-cell table:formula="of:=[.C55]+0.2"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22.8731" calcext:value-type="float">
            <text:p>2.29E+01</text:p>
          </table:table-cell>
          <table:table-cell office:value-type="float" office:value="21.2769" calcext:value-type="float">
            <text:p>2.13E+01</text:p>
          </table:table-cell>
          <table:table-cell table:formula="of:=[.C56]+0.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.9645" calcext:value-type="float">
            <text:p>2.30E+01</text:p>
          </table:table-cell>
          <table:table-cell office:value-type="float" office:value="21.3172" calcext:value-type="float">
            <text:p>2.13E+01</text:p>
          </table:table-cell>
          <table:table-cell table:formula="of:=[.C57]+0.2"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3.0572" calcext:value-type="float">
            <text:p>2.31E+01</text:p>
          </table:table-cell>
          <table:table-cell office:value-type="float" office:value="21.3584" calcext:value-type="float">
            <text:p>2.14E+01</text:p>
          </table:table-cell>
          <table:table-cell table:formula="of:=[.C58]+0.2"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3.1512" calcext:value-type="float">
            <text:p>2.32E+01</text:p>
          </table:table-cell>
          <table:table-cell office:value-type="float" office:value="21.4002" calcext:value-type="float">
            <text:p>2.14E+01</text:p>
          </table:table-cell>
          <table:table-cell table:formula="of:=[.C59]+0.2" office:value-type="float" office:value="11.6" calcext:value-type="float">
            <text:p>11.6</text:p>
          </table:table-cell>
        </table:table-row>
        <table:table-row table:style-name="ro1">
          <table:table-cell office:value-type="float" office:value="23.2464" calcext:value-type="float">
            <text:p>2.32E+01</text:p>
          </table:table-cell>
          <table:table-cell office:value-type="float" office:value="21.4425" calcext:value-type="float">
            <text:p>2.14E+01</text:p>
          </table:table-cell>
          <table:table-cell table:formula="of:=[.C60]+0.2" office:value-type="float" office:value="11.8" calcext:value-type="float">
            <text:p>11.8</text:p>
          </table:table-cell>
        </table:table-row>
        <table:table-row table:style-name="ro1">
          <table:table-cell office:value-type="float" office:value="23.343" calcext:value-type="float">
            <text:p>2.33E+01</text:p>
          </table:table-cell>
          <table:table-cell office:value-type="float" office:value="21.4855" calcext:value-type="float">
            <text:p>2.15E+01</text:p>
          </table:table-cell>
          <table:table-cell table:formula="of:=[.C61]+0.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.4409" calcext:value-type="float">
            <text:p>2.34E+01</text:p>
          </table:table-cell>
          <table:table-cell office:value-type="float" office:value="21.529" calcext:value-type="float">
            <text:p>2.15E+01</text:p>
          </table:table-cell>
          <table:table-cell table:formula="of:=[.C62]+0.2"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23.5401" calcext:value-type="float">
            <text:p>2.35E+01</text:p>
          </table:table-cell>
          <table:table-cell office:value-type="float" office:value="21.573" calcext:value-type="float">
            <text:p>2.16E+01</text:p>
          </table:table-cell>
          <table:table-cell table:formula="of:=[.C63]+0.2" office:value-type="float" office:value="12.4" calcext:value-type="float">
            <text:p>12.4</text:p>
          </table:table-cell>
        </table:table-row>
        <table:table-row table:style-name="ro1">
          <table:table-cell office:value-type="float" office:value="23.6405" calcext:value-type="float">
            <text:p>2.36E+01</text:p>
          </table:table-cell>
          <table:table-cell office:value-type="float" office:value="21.6177" calcext:value-type="float">
            <text:p>2.16E+01</text:p>
          </table:table-cell>
          <table:table-cell table:formula="of:=[.C64]+0.2"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23.7422" calcext:value-type="float">
            <text:p>2.37E+01</text:p>
          </table:table-cell>
          <table:table-cell office:value-type="float" office:value="21.6629" calcext:value-type="float">
            <text:p>2.17E+01</text:p>
          </table:table-cell>
          <table:table-cell table:formula="of:=[.C65]+0.2"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23.8452" calcext:value-type="float">
            <text:p>2.38E+01</text:p>
          </table:table-cell>
          <table:table-cell office:value-type="float" office:value="21.7087" calcext:value-type="float">
            <text:p>2.17E+01</text:p>
          </table:table-cell>
          <table:table-cell table:formula="of:=[.C66]+0.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.9495" calcext:value-type="float">
            <text:p>2.39E+01</text:p>
          </table:table-cell>
          <table:table-cell office:value-type="float" office:value="21.755" calcext:value-type="float">
            <text:p>2.18E+01</text:p>
          </table:table-cell>
          <table:table-cell table:formula="of:=[.C67]+0.2"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24.055" calcext:value-type="float">
            <text:p>2.41E+01</text:p>
          </table:table-cell>
          <table:table-cell office:value-type="float" office:value="21.8019" calcext:value-type="float">
            <text:p>2.18E+01</text:p>
          </table:table-cell>
          <table:table-cell table:formula="of:=[.C68]+0.2" office:value-type="float" office:value="13.4" calcext:value-type="float">
            <text:p>13.4</text:p>
          </table:table-cell>
        </table:table-row>
        <table:table-row table:style-name="ro1">
          <table:table-cell office:value-type="float" office:value="24.1618" calcext:value-type="float">
            <text:p>2.42E+01</text:p>
          </table:table-cell>
          <table:table-cell office:value-type="float" office:value="21.8494" calcext:value-type="float">
            <text:p>2.18E+01</text:p>
          </table:table-cell>
          <table:table-cell table:formula="of:=[.C69]+0.2" office:value-type="float" office:value="13.6" calcext:value-type="float">
            <text:p>13.6</text:p>
          </table:table-cell>
        </table:table-row>
        <table:table-row table:style-name="ro1">
          <table:table-cell office:value-type="float" office:value="24.2698" calcext:value-type="float">
            <text:p>2.43E+01</text:p>
          </table:table-cell>
          <table:table-cell office:value-type="float" office:value="21.8974" calcext:value-type="float">
            <text:p>2.19E+01</text:p>
          </table:table-cell>
          <table:table-cell table:formula="of:=[.C70]+0.2"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24.3792" calcext:value-type="float">
            <text:p>2.44E+01</text:p>
          </table:table-cell>
          <table:table-cell office:value-type="float" office:value="21.946" calcext:value-type="float">
            <text:p>2.19E+01</text:p>
          </table:table-cell>
          <table:table-cell table:formula="of:=[.C71]+0.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.4897" calcext:value-type="float">
            <text:p>2.45E+01</text:p>
          </table:table-cell>
          <table:table-cell office:value-type="float" office:value="21.9951" calcext:value-type="float">
            <text:p>2.20E+01</text:p>
          </table:table-cell>
          <table:table-cell table:formula="of:=[.C72]+0.2" office:value-type="float" office:value="14.2" calcext:value-type="float">
            <text:p>14.2</text:p>
          </table:table-cell>
        </table:table-row>
        <table:table-row table:style-name="ro1">
          <table:table-cell office:value-type="float" office:value="24.6015" calcext:value-type="float">
            <text:p>2.46E+01</text:p>
          </table:table-cell>
          <table:table-cell office:value-type="float" office:value="22.0448" calcext:value-type="float">
            <text:p>2.20E+01</text:p>
          </table:table-cell>
          <table:table-cell table:formula="of:=[.C73]+0.2" office:value-type="float" office:value="14.4" calcext:value-type="float">
            <text:p>14.4</text:p>
          </table:table-cell>
        </table:table-row>
        <table:table-row table:style-name="ro1">
          <table:table-cell office:value-type="float" office:value="24.7146" calcext:value-type="float">
            <text:p>2.47E+01</text:p>
          </table:table-cell>
          <table:table-cell office:value-type="float" office:value="22.0951" calcext:value-type="float">
            <text:p>2.21E+01</text:p>
          </table:table-cell>
          <table:table-cell table:formula="of:=[.C74]+0.2" office:value-type="float" office:value="14.6" calcext:value-type="float">
            <text:p>14.6</text:p>
          </table:table-cell>
        </table:table-row>
        <table:table-row table:style-name="ro1">
          <table:table-cell office:value-type="float" office:value="24.8289" calcext:value-type="float">
            <text:p>2.48E+01</text:p>
          </table:table-cell>
          <table:table-cell office:value-type="float" office:value="22.1459" calcext:value-type="float">
            <text:p>2.21E+01</text:p>
          </table:table-cell>
          <table:table-cell table:formula="of:=[.C75]+0.2" office:value-type="float" office:value="14.8" calcext:value-type="float">
            <text:p>14.8</text:p>
          </table:table-cell>
        </table:table-row>
        <table:table-row table:style-name="ro1">
          <table:table-cell office:value-type="float" office:value="24.9445" calcext:value-type="float">
            <text:p>2.49E+01</text:p>
          </table:table-cell>
          <table:table-cell office:value-type="float" office:value="22.1972" calcext:value-type="float">
            <text:p>2.22E+01</text:p>
          </table:table-cell>
          <table:table-cell table:formula="of:=[.C76]+0.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.0612" calcext:value-type="float">
            <text:p>2.51E+01</text:p>
          </table:table-cell>
          <table:table-cell office:value-type="float" office:value="22.2491" calcext:value-type="float">
            <text:p>2.22E+01</text:p>
          </table:table-cell>
          <table:table-cell table:formula="of:=[.C77]+0.2" office:value-type="float" office:value="15.2" calcext:value-type="float">
            <text:p>15.2</text:p>
          </table:table-cell>
        </table:table-row>
        <table:table-row table:style-name="ro1">
          <table:table-cell office:value-type="float" office:value="25.1793" calcext:value-type="float">
            <text:p>2.52E+01</text:p>
          </table:table-cell>
          <table:table-cell office:value-type="float" office:value="22.3016" calcext:value-type="float">
            <text:p>2.23E+01</text:p>
          </table:table-cell>
          <table:table-cell table:formula="of:=[.C78]+0.2" office:value-type="float" office:value="15.4" calcext:value-type="float">
            <text:p>15.4</text:p>
          </table:table-cell>
        </table:table-row>
        <table:table-row table:style-name="ro1">
          <table:table-cell office:value-type="float" office:value="25.2985" calcext:value-type="float">
            <text:p>2.53E+01</text:p>
          </table:table-cell>
          <table:table-cell office:value-type="float" office:value="22.3546" calcext:value-type="float">
            <text:p>2.24E+01</text:p>
          </table:table-cell>
          <table:table-cell table:formula="of:=[.C79]+0.2" office:value-type="float" office:value="15.6" calcext:value-type="float">
            <text:p>15.6</text:p>
          </table:table-cell>
        </table:table-row>
        <table:table-row table:style-name="ro1">
          <table:table-cell office:value-type="float" office:value="25.419" calcext:value-type="float">
            <text:p>2.54E+01</text:p>
          </table:table-cell>
          <table:table-cell office:value-type="float" office:value="22.4081" calcext:value-type="float">
            <text:p>2.24E+01</text:p>
          </table:table-cell>
          <table:table-cell table:formula="of:=[.C80]+0.2" office:value-type="float" office:value="15.8" calcext:value-type="float">
            <text:p>15.8</text:p>
          </table:table-cell>
        </table:table-row>
        <table:table-row table:style-name="ro1">
          <table:table-cell office:value-type="float" office:value="25.5407" calcext:value-type="float">
            <text:p>2.55E+01</text:p>
          </table:table-cell>
          <table:table-cell office:value-type="float" office:value="22.4622" calcext:value-type="float">
            <text:p>2.25E+01</text:p>
          </table:table-cell>
          <table:table-cell table:formula="of:=[.C81]+0.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.6636" calcext:value-type="float">
            <text:p>2.57E+01</text:p>
          </table:table-cell>
          <table:table-cell office:value-type="float" office:value="22.5168" calcext:value-type="float">
            <text:p>2.25E+01</text:p>
          </table:table-cell>
          <table:table-cell table:formula="of:=[.C82]+0.2"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25.7877" calcext:value-type="float">
            <text:p>2.58E+01</text:p>
          </table:table-cell>
          <table:table-cell office:value-type="float" office:value="22.572" calcext:value-type="float">
            <text:p>2.26E+01</text:p>
          </table:table-cell>
          <table:table-cell table:formula="of:=[.C83]+0.2"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25.913" calcext:value-type="float">
            <text:p>2.59E+01</text:p>
          </table:table-cell>
          <table:table-cell office:value-type="float" office:value="22.6277" calcext:value-type="float">
            <text:p>2.26E+01</text:p>
          </table:table-cell>
          <table:table-cell table:formula="of:=[.C84]+0.2" office:value-type="float" office:value="16.6" calcext:value-type="float">
            <text:p>16.6</text:p>
          </table:table-cell>
        </table:table-row>
        <table:table-row table:style-name="ro1">
          <table:table-cell office:value-type="float" office:value="26.0396" calcext:value-type="float">
            <text:p>2.60E+01</text:p>
          </table:table-cell>
          <table:table-cell office:value-type="float" office:value="22.6839" calcext:value-type="float">
            <text:p>2.27E+01</text:p>
          </table:table-cell>
          <table:table-cell table:formula="of:=[.C85]+0.2" office:value-type="float" office:value="16.8" calcext:value-type="float">
            <text:p>16.8</text:p>
          </table:table-cell>
        </table:table-row>
        <table:table-row table:style-name="ro1">
          <table:table-cell office:value-type="float" office:value="26.1673" calcext:value-type="float">
            <text:p>2.62E+01</text:p>
          </table:table-cell>
          <table:table-cell office:value-type="float" office:value="22.7407" calcext:value-type="float">
            <text:p>2.27E+01</text:p>
          </table:table-cell>
          <table:table-cell table:formula="of:=[.C86]+0.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.2962" calcext:value-type="float">
            <text:p>2.63E+01</text:p>
          </table:table-cell>
          <table:table-cell office:value-type="float" office:value="22.798" calcext:value-type="float">
            <text:p>2.28E+01</text:p>
          </table:table-cell>
          <table:table-cell table:formula="of:=[.C87]+0.2"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26.4264" calcext:value-type="float">
            <text:p>2.64E+01</text:p>
          </table:table-cell>
          <table:table-cell office:value-type="float" office:value="22.8559" calcext:value-type="float">
            <text:p>2.29E+01</text:p>
          </table:table-cell>
          <table:table-cell table:formula="of:=[.C88]+0.2" office:value-type="float" office:value="17.4" calcext:value-type="float">
            <text:p>17.4</text:p>
          </table:table-cell>
        </table:table-row>
        <table:table-row table:style-name="ro1">
          <table:table-cell office:value-type="float" office:value="26.5577" calcext:value-type="float">
            <text:p>2.66E+01</text:p>
          </table:table-cell>
          <table:table-cell office:value-type="float" office:value="22.9142" calcext:value-type="float">
            <text:p>2.29E+01</text:p>
          </table:table-cell>
          <table:table-cell table:formula="of:=[.C89]+0.2" office:value-type="float" office:value="17.6" calcext:value-type="float">
            <text:p>17.6</text:p>
          </table:table-cell>
        </table:table-row>
        <table:table-row table:style-name="ro1">
          <table:table-cell office:value-type="float" office:value="26.6902" calcext:value-type="float">
            <text:p>2.67E+01</text:p>
          </table:table-cell>
          <table:table-cell office:value-type="float" office:value="22.9731" calcext:value-type="float">
            <text:p>2.30E+01</text:p>
          </table:table-cell>
          <table:table-cell table:formula="of:=[.C90]+0.2" office:value-type="float" office:value="17.8" calcext:value-type="float">
            <text:p>17.8</text:p>
          </table:table-cell>
        </table:table-row>
        <table:table-row table:style-name="ro1">
          <table:table-cell office:value-type="float" office:value="26.824" calcext:value-type="float">
            <text:p>2.68E+01</text:p>
          </table:table-cell>
          <table:table-cell office:value-type="float" office:value="23.0326" calcext:value-type="float">
            <text:p>2.30E+01</text:p>
          </table:table-cell>
          <table:table-cell table:formula="of:=[.C91]+0.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.9589" calcext:value-type="float">
            <text:p>2.70E+01</text:p>
          </table:table-cell>
          <table:table-cell office:value-type="float" office:value="23.0925" calcext:value-type="float">
            <text:p>2.31E+01</text:p>
          </table:table-cell>
          <table:table-cell table:formula="of:=[.C92]+0.2" office:value-type="float" office:value="18.2" calcext:value-type="float">
            <text:p>18.2</text:p>
          </table:table-cell>
        </table:table-row>
        <table:table-row table:style-name="ro1">
          <table:table-cell office:value-type="float" office:value="27.0949" calcext:value-type="float">
            <text:p>2.71E+01</text:p>
          </table:table-cell>
          <table:table-cell office:value-type="float" office:value="23.153" calcext:value-type="float">
            <text:p>2.32E+01</text:p>
          </table:table-cell>
          <table:table-cell table:formula="of:=[.C93]+0.2" office:value-type="float" office:value="18.4" calcext:value-type="float">
            <text:p>18.4</text:p>
          </table:table-cell>
        </table:table-row>
        <table:table-row table:style-name="ro1">
          <table:table-cell office:value-type="float" office:value="27.2322" calcext:value-type="float">
            <text:p>2.72E+01</text:p>
          </table:table-cell>
          <table:table-cell office:value-type="float" office:value="23.214" calcext:value-type="float">
            <text:p>2.32E+01</text:p>
          </table:table-cell>
          <table:table-cell table:formula="of:=[.C94]+0.2" office:value-type="float" office:value="18.6" calcext:value-type="float">
            <text:p>18.6</text:p>
          </table:table-cell>
        </table:table-row>
        <table:table-row table:style-name="ro1">
          <table:table-cell office:value-type="float" office:value="27.3706" calcext:value-type="float">
            <text:p>2.74E+01</text:p>
          </table:table-cell>
          <table:table-cell office:value-type="float" office:value="23.2755" calcext:value-type="float">
            <text:p>2.33E+01</text:p>
          </table:table-cell>
          <table:table-cell table:formula="of:=[.C95]+0.2" office:value-type="float" office:value="18.8" calcext:value-type="float">
            <text:p>18.8</text:p>
          </table:table-cell>
        </table:table-row>
        <table:table-row table:style-name="ro1">
          <table:table-cell office:value-type="float" office:value="27.5102" calcext:value-type="float">
            <text:p>2.75E+01</text:p>
          </table:table-cell>
          <table:table-cell office:value-type="float" office:value="23.3376" calcext:value-type="float">
            <text:p>2.33E+01</text:p>
          </table:table-cell>
          <table:table-cell table:formula="of:=[.C96]+0.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.6509" calcext:value-type="float">
            <text:p>2.77E+01</text:p>
          </table:table-cell>
          <table:table-cell office:value-type="float" office:value="23.4001" calcext:value-type="float">
            <text:p>2.34E+01</text:p>
          </table:table-cell>
          <table:table-cell table:formula="of:=[.C97]+0.2" office:value-type="float" office:value="19.2" calcext:value-type="float">
            <text:p>19.2</text:p>
          </table:table-cell>
        </table:table-row>
        <table:table-row table:style-name="ro1">
          <table:table-cell office:value-type="float" office:value="27.7928" calcext:value-type="float">
            <text:p>2.78E+01</text:p>
          </table:table-cell>
          <table:table-cell office:value-type="float" office:value="23.4632" calcext:value-type="float">
            <text:p>2.35E+01</text:p>
          </table:table-cell>
          <table:table-cell table:formula="of:=[.C98]+0.2" office:value-type="float" office:value="19.4" calcext:value-type="float">
            <text:p>19.4</text:p>
          </table:table-cell>
        </table:table-row>
        <table:table-row table:style-name="ro1">
          <table:table-cell office:value-type="float" office:value="27.9359" calcext:value-type="float">
            <text:p>2.79E+01</text:p>
          </table:table-cell>
          <table:table-cell office:value-type="float" office:value="23.5268" calcext:value-type="float">
            <text:p>2.35E+01</text:p>
          </table:table-cell>
          <table:table-cell table:formula="of:=[.C99]+0.2" office:value-type="float" office:value="19.6" calcext:value-type="float">
            <text:p>19.6</text:p>
          </table:table-cell>
        </table:table-row>
        <table:table-row table:style-name="ro1">
          <table:table-cell office:value-type="float" office:value="28.0801" calcext:value-type="float">
            <text:p>2.81E+01</text:p>
          </table:table-cell>
          <table:table-cell office:value-type="float" office:value="23.5909" calcext:value-type="float">
            <text:p>2.36E+01</text:p>
          </table:table-cell>
          <table:table-cell table:formula="of:=[.C100]+0.2" office:value-type="float" office:value="19.8" calcext:value-type="float">
            <text:p>19.8</text:p>
          </table:table-cell>
        </table:table-row>
        <table:table-row table:style-name="ro1">
          <table:table-cell office:value-type="float" office:value="28.2255" calcext:value-type="float">
            <text:p>2.82E+01</text:p>
          </table:table-cell>
          <table:table-cell office:value-type="float" office:value="23.6555" calcext:value-type="float">
            <text:p>2.37E+01</text:p>
          </table:table-cell>
          <table:table-cell table:formula="of:=[.C101]+0.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.372" calcext:value-type="float">
            <text:p>2.84E+01</text:p>
          </table:table-cell>
          <table:table-cell office:value-type="float" office:value="23.7206" calcext:value-type="float">
            <text:p>2.37E+01</text:p>
          </table:table-cell>
          <table:table-cell table:formula="of:=[.C102]+0.2"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28.5197" calcext:value-type="float">
            <text:p>2.85E+01</text:p>
          </table:table-cell>
          <table:table-cell office:value-type="float" office:value="23.7862" calcext:value-type="float">
            <text:p>2.38E+01</text:p>
          </table:table-cell>
          <table:table-cell table:formula="of:=[.C103]+0.2" office:value-type="float" office:value="20.4" calcext:value-type="float">
            <text:p>20.4</text:p>
          </table:table-cell>
        </table:table-row>
        <table:table-row table:style-name="ro1">
          <table:table-cell office:value-type="float" office:value="28.6685" calcext:value-type="float">
            <text:p>2.87E+01</text:p>
          </table:table-cell>
          <table:table-cell office:value-type="float" office:value="23.8524" calcext:value-type="float">
            <text:p>2.39E+01</text:p>
          </table:table-cell>
          <table:table-cell table:formula="of:=[.C104]+0.2"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28.8184" calcext:value-type="float">
            <text:p>2.88E+01</text:p>
          </table:table-cell>
          <table:table-cell office:value-type="float" office:value="23.919" calcext:value-type="float">
            <text:p>2.39E+01</text:p>
          </table:table-cell>
          <table:table-cell table:formula="of:=[.C105]+0.2" office:value-type="float" office:value="20.8" calcext:value-type="float">
            <text:p>20.8</text:p>
          </table:table-cell>
        </table:table-row>
        <table:table-row table:style-name="ro1">
          <table:table-cell office:value-type="float" office:value="28.9695" calcext:value-type="float">
            <text:p>2.90E+01</text:p>
          </table:table-cell>
          <table:table-cell office:value-type="float" office:value="23.9858" calcext:value-type="float">
            <text:p>2.40E+01</text:p>
          </table:table-cell>
          <table:table-cell table:formula="of:=[.C106]+0.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.1217" calcext:value-type="float">
            <text:p>2.91E+01</text:p>
          </table:table-cell>
          <table:table-cell office:value-type="float" office:value="24.0535" calcext:value-type="float">
            <text:p>2.41E+01</text:p>
          </table:table-cell>
          <table:table-cell table:formula="of:=[.C107]+0.2" office:value-type="float" office:value="21.2" calcext:value-type="float">
            <text:p>21.2</text:p>
          </table:table-cell>
        </table:table-row>
        <table:table-row table:style-name="ro1">
          <table:table-cell office:value-type="float" office:value="29.275" calcext:value-type="float">
            <text:p>2.93E+01</text:p>
          </table:table-cell>
          <table:table-cell office:value-type="float" office:value="24.1216" calcext:value-type="float">
            <text:p>2.41E+01</text:p>
          </table:table-cell>
          <table:table-cell table:formula="of:=[.C108]+0.2" office:value-type="float" office:value="21.4" calcext:value-type="float">
            <text:p>21.4</text:p>
          </table:table-cell>
        </table:table-row>
        <table:table-row table:style-name="ro1">
          <table:table-cell office:value-type="float" office:value="29.4295" calcext:value-type="float">
            <text:p>2.94E+01</text:p>
          </table:table-cell>
          <table:table-cell office:value-type="float" office:value="24.1899" calcext:value-type="float">
            <text:p>2.42E+01</text:p>
          </table:table-cell>
          <table:table-cell table:formula="of:=[.C109]+0.2"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29.585" calcext:value-type="float">
            <text:p>2.96E+01</text:p>
          </table:table-cell>
          <table:table-cell office:value-type="float" office:value="24.2591" calcext:value-type="float">
            <text:p>2.43E+01</text:p>
          </table:table-cell>
          <table:table-cell table:formula="of:=[.C110]+0.2" office:value-type="float" office:value="21.8" calcext:value-type="float">
            <text:p>21.8</text:p>
          </table:table-cell>
        </table:table-row>
        <table:table-row table:style-name="ro1">
          <table:table-cell office:value-type="float" office:value="29.7417" calcext:value-type="float">
            <text:p>2.97E+01</text:p>
          </table:table-cell>
          <table:table-cell office:value-type="float" office:value="24.3287" calcext:value-type="float">
            <text:p>2.43E+01</text:p>
          </table:table-cell>
          <table:table-cell table:formula="of:=[.C111]+0.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.8995" calcext:value-type="float">
            <text:p>2.99E+01</text:p>
          </table:table-cell>
          <table:table-cell office:value-type="float" office:value="24.3985" calcext:value-type="float">
            <text:p>2.44E+01</text:p>
          </table:table-cell>
          <table:table-cell table:formula="of:=[.C112]+0.2" office:value-type="float" office:value="22.2" calcext:value-type="float">
            <text:p>22.2</text:p>
          </table:table-cell>
        </table:table-row>
        <table:table-row table:style-name="ro1">
          <table:table-cell office:value-type="float" office:value="30.0584" calcext:value-type="float">
            <text:p>3.01E+01</text:p>
          </table:table-cell>
          <table:table-cell office:value-type="float" office:value="24.4692" calcext:value-type="float">
            <text:p>2.45E+01</text:p>
          </table:table-cell>
          <table:table-cell table:formula="of:=[.C113]+0.2" office:value-type="float" office:value="22.4" calcext:value-type="float">
            <text:p>22.4</text:p>
          </table:table-cell>
        </table:table-row>
        <table:table-row table:style-name="ro1">
          <table:table-cell office:value-type="float" office:value="30.2184" calcext:value-type="float">
            <text:p>3.02E+01</text:p>
          </table:table-cell>
          <table:table-cell office:value-type="float" office:value="24.5403" calcext:value-type="float">
            <text:p>2.45E+01</text:p>
          </table:table-cell>
          <table:table-cell table:formula="of:=[.C114]+0.2"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30.3795" calcext:value-type="float">
            <text:p>3.04E+01</text:p>
          </table:table-cell>
          <table:table-cell office:value-type="float" office:value="24.6119" calcext:value-type="float">
            <text:p>2.46E+01</text:p>
          </table:table-cell>
          <table:table-cell table:formula="of:=[.C115]+0.2" office:value-type="float" office:value="22.7999999999999" calcext:value-type="float">
            <text:p>22.7999999999999</text:p>
          </table:table-cell>
        </table:table-row>
        <table:table-row table:style-name="ro1">
          <table:table-cell office:value-type="float" office:value="30.5417" calcext:value-type="float">
            <text:p>3.05E+01</text:p>
          </table:table-cell>
          <table:table-cell office:value-type="float" office:value="24.684" calcext:value-type="float">
            <text:p>2.47E+01</text:p>
          </table:table-cell>
          <table:table-cell table:formula="of:=[.C116]+0.2" office:value-type="float" office:value="22.9999999999999" calcext:value-type="float">
            <text:p>22.9999999999999</text:p>
          </table:table-cell>
        </table:table-row>
        <table:table-row table:style-name="ro1">
          <table:table-cell office:value-type="float" office:value="30.705" calcext:value-type="float">
            <text:p>3.07E+01</text:p>
          </table:table-cell>
          <table:table-cell office:value-type="float" office:value="24.7565" calcext:value-type="float">
            <text:p>2.48E+01</text:p>
          </table:table-cell>
          <table:table-cell table:formula="of:=[.C117]+0.2" office:value-type="float" office:value="23.1999999999999" calcext:value-type="float">
            <text:p>23.1999999999999</text:p>
          </table:table-cell>
        </table:table-row>
        <table:table-row table:style-name="ro1">
          <table:table-cell office:value-type="float" office:value="30.8693" calcext:value-type="float">
            <text:p>3.09E+01</text:p>
          </table:table-cell>
          <table:table-cell office:value-type="float" office:value="24.8296" calcext:value-type="float">
            <text:p>2.48E+01</text:p>
          </table:table-cell>
          <table:table-cell table:formula="of:=[.C118]+0.2" office:value-type="float" office:value="23.3999999999999" calcext:value-type="float">
            <text:p>23.3999999999999</text:p>
          </table:table-cell>
        </table:table-row>
        <table:table-row table:style-name="ro1">
          <table:table-cell office:value-type="float" office:value="31.0348" calcext:value-type="float">
            <text:p>3.10E+01</text:p>
          </table:table-cell>
          <table:table-cell office:value-type="float" office:value="24.9031" calcext:value-type="float">
            <text:p>2.49E+01</text:p>
          </table:table-cell>
          <table:table-cell table:formula="of:=[.C119]+0.2" office:value-type="float" office:value="23.5999999999999" calcext:value-type="float">
            <text:p>23.5999999999999</text:p>
          </table:table-cell>
        </table:table-row>
        <table:table-row table:style-name="ro1">
          <table:table-cell office:value-type="float" office:value="31.2013" calcext:value-type="float">
            <text:p>3.12E+01</text:p>
          </table:table-cell>
          <table:table-cell office:value-type="float" office:value="24.9771" calcext:value-type="float">
            <text:p>2.50E+01</text:p>
          </table:table-cell>
          <table:table-cell table:formula="of:=[.C120]+0.2" office:value-type="float" office:value="23.7999999999999" calcext:value-type="float">
            <text:p>23.7999999999999</text:p>
          </table:table-cell>
        </table:table-row>
        <table:table-row table:style-name="ro1">
          <table:table-cell office:value-type="float" office:value="31.3689" calcext:value-type="float">
            <text:p>3.14E+01</text:p>
          </table:table-cell>
          <table:table-cell office:value-type="float" office:value="25.0516" calcext:value-type="float">
            <text:p>2.51E+01</text:p>
          </table:table-cell>
          <table:table-cell table:formula="of:=[.C121]+0.2" office:value-type="float" office:value="23.9999999999999" calcext:value-type="float">
            <text:p>23.9999999999999</text:p>
          </table:table-cell>
        </table:table-row>
        <table:table-row table:style-name="ro1">
          <table:table-cell office:value-type="float" office:value="31.5376" calcext:value-type="float">
            <text:p>3.15E+01</text:p>
          </table:table-cell>
          <table:table-cell office:value-type="float" office:value="25.1266" calcext:value-type="float">
            <text:p>2.51E+01</text:p>
          </table:table-cell>
          <table:table-cell table:formula="of:=[.C122]+0.2" office:value-type="float" office:value="24.1999999999999" calcext:value-type="float">
            <text:p>24.1999999999999</text:p>
          </table:table-cell>
        </table:table-row>
        <table:table-row table:style-name="ro1">
          <table:table-cell office:value-type="float" office:value="31.7074" calcext:value-type="float">
            <text:p>3.17E+01</text:p>
          </table:table-cell>
          <table:table-cell office:value-type="float" office:value="25.2021" calcext:value-type="float">
            <text:p>2.52E+01</text:p>
          </table:table-cell>
          <table:table-cell table:formula="of:=[.C123]+0.2" office:value-type="float" office:value="24.3999999999999" calcext:value-type="float">
            <text:p>24.3999999999999</text:p>
          </table:table-cell>
        </table:table-row>
        <table:table-row table:style-name="ro1">
          <table:table-cell office:value-type="float" office:value="31.8782" calcext:value-type="float">
            <text:p>3.19E+01</text:p>
          </table:table-cell>
          <table:table-cell office:value-type="float" office:value="25.278" calcext:value-type="float">
            <text:p>2.53E+01</text:p>
          </table:table-cell>
          <table:table-cell table:formula="of:=[.C124]+0.2" office:value-type="float" office:value="24.5999999999999" calcext:value-type="float">
            <text:p>24.5999999999999</text:p>
          </table:table-cell>
        </table:table-row>
        <table:table-row table:style-name="ro1">
          <table:table-cell office:value-type="float" office:value="32.0501" calcext:value-type="float">
            <text:p>3.21E+01</text:p>
          </table:table-cell>
          <table:table-cell office:value-type="float" office:value="25.3544" calcext:value-type="float">
            <text:p>2.54E+01</text:p>
          </table:table-cell>
          <table:table-cell table:formula="of:=[.C125]+0.2" office:value-type="float" office:value="24.7999999999999" calcext:value-type="float">
            <text:p>24.7999999999999</text:p>
          </table:table-cell>
        </table:table-row>
        <table:table-row table:style-name="ro1">
          <table:table-cell office:value-type="float" office:value="32.223" calcext:value-type="float">
            <text:p>3.22E+01</text:p>
          </table:table-cell>
          <table:table-cell office:value-type="float" office:value="25.4313" calcext:value-type="float">
            <text:p>2.54E+01</text:p>
          </table:table-cell>
          <table:table-cell table:formula="of:=[.C126]+0.2" office:value-type="float" office:value="24.9999999999999" calcext:value-type="float">
            <text:p>24.9999999999999</text:p>
          </table:table-cell>
        </table:table-row>
        <table:table-row table:style-name="ro1">
          <table:table-cell office:value-type="float" office:value="32.3971" calcext:value-type="float">
            <text:p>3.24E+01</text:p>
          </table:table-cell>
          <table:table-cell office:value-type="float" office:value="25.5086" calcext:value-type="float">
            <text:p>2.55E+01</text:p>
          </table:table-cell>
          <table:table-cell table:formula="of:=[.C127]+0.2" office:value-type="float" office:value="25.1999999999999" calcext:value-type="float">
            <text:p>25.1999999999999</text:p>
          </table:table-cell>
        </table:table-row>
        <table:table-row table:style-name="ro1">
          <table:table-cell office:value-type="float" office:value="32.5721" calcext:value-type="float">
            <text:p>3.26E+01</text:p>
          </table:table-cell>
          <table:table-cell office:value-type="float" office:value="25.5864" calcext:value-type="float">
            <text:p>2.56E+01</text:p>
          </table:table-cell>
          <table:table-cell table:formula="of:=[.C128]+0.2" office:value-type="float" office:value="25.3999999999999" calcext:value-type="float">
            <text:p>25.3999999999999</text:p>
          </table:table-cell>
        </table:table-row>
        <table:table-row table:style-name="ro1">
          <table:table-cell office:value-type="float" office:value="32.7482" calcext:value-type="float">
            <text:p>3.27E+01</text:p>
          </table:table-cell>
          <table:table-cell office:value-type="float" office:value="25.6647" calcext:value-type="float">
            <text:p>2.57E+01</text:p>
          </table:table-cell>
          <table:table-cell table:formula="of:=[.C129]+0.2" office:value-type="float" office:value="25.5999999999999" calcext:value-type="float">
            <text:p>25.5999999999999</text:p>
          </table:table-cell>
        </table:table-row>
        <table:table-row table:style-name="ro1">
          <table:table-cell office:value-type="float" office:value="32.9254" calcext:value-type="float">
            <text:p>3.29E+01</text:p>
          </table:table-cell>
          <table:table-cell office:value-type="float" office:value="25.7434" calcext:value-type="float">
            <text:p>2.57E+01</text:p>
          </table:table-cell>
          <table:table-cell table:formula="of:=[.C130]+0.2" office:value-type="float" office:value="25.7999999999999" calcext:value-type="float">
            <text:p>25.7999999999999</text:p>
          </table:table-cell>
        </table:table-row>
        <table:table-row table:style-name="ro1">
          <table:table-cell office:value-type="float" office:value="33.1036" calcext:value-type="float">
            <text:p>3.31E+01</text:p>
          </table:table-cell>
          <table:table-cell office:value-type="float" office:value="25.8226" calcext:value-type="float">
            <text:p>2.58E+01</text:p>
          </table:table-cell>
          <table:table-cell table:formula="of:=[.C131]+0.2" office:value-type="float" office:value="25.9999999999999" calcext:value-type="float">
            <text:p>25.9999999999999</text:p>
          </table:table-cell>
        </table:table-row>
        <table:table-row table:style-name="ro1">
          <table:table-cell office:value-type="float" office:value="33.2828" calcext:value-type="float">
            <text:p>3.33E+01</text:p>
          </table:table-cell>
          <table:table-cell office:value-type="float" office:value="25.9023" calcext:value-type="float">
            <text:p>2.59E+01</text:p>
          </table:table-cell>
          <table:table-cell table:formula="of:=[.C132]+0.2" office:value-type="float" office:value="26.1999999999999" calcext:value-type="float">
            <text:p>26.1999999999999</text:p>
          </table:table-cell>
        </table:table-row>
        <table:table-row table:style-name="ro1">
          <table:table-cell office:value-type="float" office:value="33.463" calcext:value-type="float">
            <text:p>3.35E+01</text:p>
          </table:table-cell>
          <table:table-cell office:value-type="float" office:value="25.9821" calcext:value-type="float">
            <text:p>2.60E+01</text:p>
          </table:table-cell>
          <table:table-cell table:formula="of:=[.C133]+0.2" office:value-type="float" office:value="26.3999999999999" calcext:value-type="float">
            <text:p>26.3999999999999</text:p>
          </table:table-cell>
        </table:table-row>
        <table:table-row table:style-name="ro1">
          <table:table-cell office:value-type="float" office:value="33.6443" calcext:value-type="float">
            <text:p>3.36E+01</text:p>
          </table:table-cell>
          <table:table-cell office:value-type="float" office:value="26.0627" calcext:value-type="float">
            <text:p>2.61E+01</text:p>
          </table:table-cell>
          <table:table-cell table:formula="of:=[.C134]+0.2" office:value-type="float" office:value="26.5999999999999" calcext:value-type="float">
            <text:p>26.5999999999999</text:p>
          </table:table-cell>
        </table:table-row>
        <table:table-row table:style-name="ro1">
          <table:table-cell office:value-type="float" office:value="33.8267" calcext:value-type="float">
            <text:p>3.38E+01</text:p>
          </table:table-cell>
          <table:table-cell office:value-type="float" office:value="26.1437" calcext:value-type="float">
            <text:p>2.61E+01</text:p>
          </table:table-cell>
          <table:table-cell table:formula="of:=[.C135]+0.2" office:value-type="float" office:value="26.7999999999999" calcext:value-type="float">
            <text:p>26.7999999999999</text:p>
          </table:table-cell>
        </table:table-row>
        <table:table-row table:style-name="ro1">
          <table:table-cell office:value-type="float" office:value="34.01" calcext:value-type="float">
            <text:p>3.40E+01</text:p>
          </table:table-cell>
          <table:table-cell office:value-type="float" office:value="26.2252" calcext:value-type="float">
            <text:p>2.62E+01</text:p>
          </table:table-cell>
          <table:table-cell table:formula="of:=[.C136]+0.2" office:value-type="float" office:value="26.9999999999999" calcext:value-type="float">
            <text:p>26.9999999999999</text:p>
          </table:table-cell>
        </table:table-row>
        <table:table-row table:style-name="ro1">
          <table:table-cell office:value-type="float" office:value="34.1944" calcext:value-type="float">
            <text:p>3.42E+01</text:p>
          </table:table-cell>
          <table:table-cell office:value-type="float" office:value="26.3071" calcext:value-type="float">
            <text:p>2.63E+01</text:p>
          </table:table-cell>
          <table:table-cell table:formula="of:=[.C137]+0.2" office:value-type="float" office:value="27.1999999999999" calcext:value-type="float">
            <text:p>27.1999999999999</text:p>
          </table:table-cell>
        </table:table-row>
        <table:table-row table:style-name="ro1">
          <table:table-cell office:value-type="float" office:value="34.3797" calcext:value-type="float">
            <text:p>3.44E+01</text:p>
          </table:table-cell>
          <table:table-cell office:value-type="float" office:value="26.3895" calcext:value-type="float">
            <text:p>2.64E+01</text:p>
          </table:table-cell>
          <table:table-cell table:formula="of:=[.C138]+0.2" office:value-type="float" office:value="27.3999999999999" calcext:value-type="float">
            <text:p>27.3999999999999</text:p>
          </table:table-cell>
        </table:table-row>
        <table:table-row table:style-name="ro1">
          <table:table-cell office:value-type="float" office:value="34.5661" calcext:value-type="float">
            <text:p>3.46E+01</text:p>
          </table:table-cell>
          <table:table-cell office:value-type="float" office:value="26.4724" calcext:value-type="float">
            <text:p>2.65E+01</text:p>
          </table:table-cell>
          <table:table-cell table:formula="of:=[.C139]+0.2" office:value-type="float" office:value="27.5999999999999" calcext:value-type="float">
            <text:p>27.5999999999999</text:p>
          </table:table-cell>
        </table:table-row>
        <table:table-row table:style-name="ro1">
          <table:table-cell office:value-type="float" office:value="34.7535" calcext:value-type="float">
            <text:p>3.48E+01</text:p>
          </table:table-cell>
          <table:table-cell office:value-type="float" office:value="26.5557" calcext:value-type="float">
            <text:p>2.66E+01</text:p>
          </table:table-cell>
          <table:table-cell table:formula="of:=[.C140]+0.2" office:value-type="float" office:value="27.7999999999999" calcext:value-type="float">
            <text:p>27.7999999999999</text:p>
          </table:table-cell>
        </table:table-row>
        <table:table-row table:style-name="ro1">
          <table:table-cell office:value-type="float" office:value="34.9419" calcext:value-type="float">
            <text:p>3.49E+01</text:p>
          </table:table-cell>
          <table:table-cell office:value-type="float" office:value="26.6394" calcext:value-type="float">
            <text:p>2.66E+01</text:p>
          </table:table-cell>
          <table:table-cell table:formula="of:=[.C141]+0.2" office:value-type="float" office:value="27.9999999999999" calcext:value-type="float">
            <text:p>27.9999999999999</text:p>
          </table:table-cell>
        </table:table-row>
        <table:table-row table:style-name="ro1">
          <table:table-cell office:value-type="float" office:value="35.1313" calcext:value-type="float">
            <text:p>3.51E+01</text:p>
          </table:table-cell>
          <table:table-cell office:value-type="float" office:value="26.7236" calcext:value-type="float">
            <text:p>2.67E+01</text:p>
          </table:table-cell>
          <table:table-cell table:formula="of:=[.C142]+0.2" office:value-type="float" office:value="28.1999999999999" calcext:value-type="float">
            <text:p>28.1999999999999</text:p>
          </table:table-cell>
        </table:table-row>
        <table:table-row table:style-name="ro1">
          <table:table-cell office:value-type="float" office:value="35.3217" calcext:value-type="float">
            <text:p>3.53E+01</text:p>
          </table:table-cell>
          <table:table-cell office:value-type="float" office:value="26.8082" calcext:value-type="float">
            <text:p>2.68E+01</text:p>
          </table:table-cell>
          <table:table-cell table:formula="of:=[.C143]+0.2" office:value-type="float" office:value="28.3999999999999" calcext:value-type="float">
            <text:p>28.3999999999999</text:p>
          </table:table-cell>
        </table:table-row>
        <table:table-row table:style-name="ro1">
          <table:table-cell office:value-type="float" office:value="35.5131" calcext:value-type="float">
            <text:p>3.55E+01</text:p>
          </table:table-cell>
          <table:table-cell office:value-type="float" office:value="26.8933" calcext:value-type="float">
            <text:p>2.69E+01</text:p>
          </table:table-cell>
          <table:table-cell table:formula="of:=[.C144]+0.2" office:value-type="float" office:value="28.5999999999999" calcext:value-type="float">
            <text:p>28.5999999999999</text:p>
          </table:table-cell>
        </table:table-row>
        <table:table-row table:style-name="ro1">
          <table:table-cell office:value-type="float" office:value="35.7055" calcext:value-type="float">
            <text:p>3.57E+01</text:p>
          </table:table-cell>
          <table:table-cell office:value-type="float" office:value="26.9788" calcext:value-type="float">
            <text:p>2.70E+01</text:p>
          </table:table-cell>
          <table:table-cell table:formula="of:=[.C145]+0.2" office:value-type="float" office:value="28.7999999999999" calcext:value-type="float">
            <text:p>28.7999999999999</text:p>
          </table:table-cell>
        </table:table-row>
        <table:table-row table:style-name="ro1">
          <table:table-cell office:value-type="float" office:value="35.8989" calcext:value-type="float">
            <text:p>3.59E+01</text:p>
          </table:table-cell>
          <table:table-cell office:value-type="float" office:value="27.0647" calcext:value-type="float">
            <text:p>2.71E+01</text:p>
          </table:table-cell>
          <table:table-cell table:formula="of:=[.C146]+0.2" office:value-type="float" office:value="28.9999999999999" calcext:value-type="float">
            <text:p>28.9999999999999</text:p>
          </table:table-cell>
        </table:table-row>
        <table:table-row table:style-name="ro1">
          <table:table-cell office:value-type="float" office:value="36.0932" calcext:value-type="float">
            <text:p>3.61E+01</text:p>
          </table:table-cell>
          <table:table-cell office:value-type="float" office:value="27.1511" calcext:value-type="float">
            <text:p>2.72E+01</text:p>
          </table:table-cell>
          <table:table-cell table:formula="of:=[.C147]+0.2" office:value-type="float" office:value="29.1999999999999" calcext:value-type="float">
            <text:p>29.1999999999999</text:p>
          </table:table-cell>
        </table:table-row>
        <table:table-row table:style-name="ro1">
          <table:table-cell office:value-type="float" office:value="36.2885" calcext:value-type="float">
            <text:p>3.63E+01</text:p>
          </table:table-cell>
          <table:table-cell office:value-type="float" office:value="27.2379" calcext:value-type="float">
            <text:p>2.72E+01</text:p>
          </table:table-cell>
          <table:table-cell table:formula="of:=[.C148]+0.2" office:value-type="float" office:value="29.3999999999999" calcext:value-type="float">
            <text:p>29.3999999999999</text:p>
          </table:table-cell>
        </table:table-row>
        <table:table-row table:style-name="ro1">
          <table:table-cell office:value-type="float" office:value="36.4849" calcext:value-type="float">
            <text:p>3.65E+01</text:p>
          </table:table-cell>
          <table:table-cell office:value-type="float" office:value="27.3252" calcext:value-type="float">
            <text:p>2.73E+01</text:p>
          </table:table-cell>
          <table:table-cell table:formula="of:=[.C149]+0.2" office:value-type="float" office:value="29.5999999999999" calcext:value-type="float">
            <text:p>29.5999999999999</text:p>
          </table:table-cell>
        </table:table-row>
        <table:table-row table:style-name="ro1">
          <table:table-cell office:value-type="float" office:value="36.6821" calcext:value-type="float">
            <text:p>3.67E+01</text:p>
          </table:table-cell>
          <table:table-cell office:value-type="float" office:value="27.4129" calcext:value-type="float">
            <text:p>2.74E+01</text:p>
          </table:table-cell>
          <table:table-cell table:formula="of:=[.C150]+0.2" office:value-type="float" office:value="29.7999999999999" calcext:value-type="float">
            <text:p>29.7999999999999</text:p>
          </table:table-cell>
        </table:table-row>
        <table:table-row table:style-name="ro1">
          <table:table-cell office:value-type="float" office:value="36.8804" calcext:value-type="float">
            <text:p>3.69E+01</text:p>
          </table:table-cell>
          <table:table-cell office:value-type="float" office:value="27.501" calcext:value-type="float">
            <text:p>2.75E+01</text:p>
          </table:table-cell>
          <table:table-cell table:formula="of:=[.C151]+0.2" office:value-type="float" office:value="29.9999999999999" calcext:value-type="float">
            <text:p>29.9999999999999</text:p>
          </table:table-cell>
        </table:table-row>
        <table:table-row table:style-name="ro1">
          <table:table-cell office:value-type="float" office:value="37.0796" calcext:value-type="float">
            <text:p>3.71E+01</text:p>
          </table:table-cell>
          <table:table-cell office:value-type="float" office:value="27.5895" calcext:value-type="float">
            <text:p>2.76E+01</text:p>
          </table:table-cell>
          <table:table-cell table:formula="of:=[.C152]+0.2" office:value-type="float" office:value="30.1999999999999" calcext:value-type="float">
            <text:p>30.1999999999999</text:p>
          </table:table-cell>
        </table:table-row>
        <table:table-row table:style-name="ro1">
          <table:table-cell office:value-type="float" office:value="37.2797" calcext:value-type="float">
            <text:p>3.73E+01</text:p>
          </table:table-cell>
          <table:table-cell office:value-type="float" office:value="27.6785" calcext:value-type="float">
            <text:p>2.77E+01</text:p>
          </table:table-cell>
          <table:table-cell table:formula="of:=[.C153]+0.2" office:value-type="float" office:value="30.3999999999999" calcext:value-type="float">
            <text:p>30.3999999999999</text:p>
          </table:table-cell>
        </table:table-row>
        <table:table-row table:style-name="ro1">
          <table:table-cell office:value-type="float" office:value="37.4809" calcext:value-type="float">
            <text:p>3.75E+01</text:p>
          </table:table-cell>
          <table:table-cell office:value-type="float" office:value="27.7679" calcext:value-type="float">
            <text:p>2.78E+01</text:p>
          </table:table-cell>
          <table:table-cell table:formula="of:=[.C154]+0.2" office:value-type="float" office:value="30.5999999999999" calcext:value-type="float">
            <text:p>30.5999999999999</text:p>
          </table:table-cell>
        </table:table-row>
        <table:table-row table:style-name="ro1">
          <table:table-cell office:value-type="float" office:value="37.6829" calcext:value-type="float">
            <text:p>3.77E+01</text:p>
          </table:table-cell>
          <table:table-cell office:value-type="float" office:value="27.8577" calcext:value-type="float">
            <text:p>2.79E+01</text:p>
          </table:table-cell>
          <table:table-cell table:formula="of:=[.C155]+0.2" office:value-type="float" office:value="30.7999999999999" calcext:value-type="float">
            <text:p>30.7999999999999</text:p>
          </table:table-cell>
        </table:table-row>
        <table:table-row table:style-name="ro1">
          <table:table-cell office:value-type="float" office:value="37.886" calcext:value-type="float">
            <text:p>3.79E+01</text:p>
          </table:table-cell>
          <table:table-cell office:value-type="float" office:value="27.9479" calcext:value-type="float">
            <text:p>2.79E+01</text:p>
          </table:table-cell>
          <table:table-cell table:formula="of:=[.C156]+0.2" office:value-type="float" office:value="30.9999999999999" calcext:value-type="float">
            <text:p>30.9999999999999</text:p>
          </table:table-cell>
        </table:table-row>
        <table:table-row table:style-name="ro1">
          <table:table-cell office:value-type="float" office:value="38.0899" calcext:value-type="float">
            <text:p>3.81E+01</text:p>
          </table:table-cell>
          <table:table-cell office:value-type="float" office:value="28.0386" calcext:value-type="float">
            <text:p>2.80E+01</text:p>
          </table:table-cell>
          <table:table-cell table:formula="of:=[.C157]+0.2" office:value-type="float" office:value="31.1999999999999" calcext:value-type="float">
            <text:p>31.1999999999999</text:p>
          </table:table-cell>
        </table:table-row>
        <table:table-row table:style-name="ro1">
          <table:table-cell office:value-type="float" office:value="38.2949" calcext:value-type="float">
            <text:p>3.83E+01</text:p>
          </table:table-cell>
          <table:table-cell office:value-type="float" office:value="28.1297" calcext:value-type="float">
            <text:p>2.81E+01</text:p>
          </table:table-cell>
          <table:table-cell table:formula="of:=[.C158]+0.2" office:value-type="float" office:value="31.3999999999999" calcext:value-type="float">
            <text:p>31.3999999999999</text:p>
          </table:table-cell>
        </table:table-row>
        <table:table-row table:style-name="ro1">
          <table:table-cell office:value-type="float" office:value="38.5007" calcext:value-type="float">
            <text:p>3.85E+01</text:p>
          </table:table-cell>
          <table:table-cell office:value-type="float" office:value="28.2211" calcext:value-type="float">
            <text:p>2.82E+01</text:p>
          </table:table-cell>
          <table:table-cell table:formula="of:=[.C159]+0.2" office:value-type="float" office:value="31.5999999999999" calcext:value-type="float">
            <text:p>31.5999999999999</text:p>
          </table:table-cell>
        </table:table-row>
        <table:table-row table:style-name="ro1">
          <table:table-cell office:value-type="float" office:value="38.7075" calcext:value-type="float">
            <text:p>3.87E+01</text:p>
          </table:table-cell>
          <table:table-cell office:value-type="float" office:value="28.3131" calcext:value-type="float">
            <text:p>2.83E+01</text:p>
          </table:table-cell>
          <table:table-cell table:formula="of:=[.C160]+0.2" office:value-type="float" office:value="31.7999999999999" calcext:value-type="float">
            <text:p>31.7999999999999</text:p>
          </table:table-cell>
        </table:table-row>
        <table:table-row table:style-name="ro1">
          <table:table-cell office:value-type="float" office:value="38.9152" calcext:value-type="float">
            <text:p>3.89E+01</text:p>
          </table:table-cell>
          <table:table-cell office:value-type="float" office:value="28.4054" calcext:value-type="float">
            <text:p>2.84E+01</text:p>
          </table:table-cell>
          <table:table-cell table:formula="of:=[.C161]+0.2" office:value-type="float" office:value="31.9999999999999" calcext:value-type="float">
            <text:p>31.9999999999999</text:p>
          </table:table-cell>
        </table:table-row>
        <table:table-row table:style-name="ro1">
          <table:table-cell office:value-type="float" office:value="39.1239" calcext:value-type="float">
            <text:p>3.91E+01</text:p>
          </table:table-cell>
          <table:table-cell office:value-type="float" office:value="28.4981" calcext:value-type="float">
            <text:p>2.85E+01</text:p>
          </table:table-cell>
          <table:table-cell table:formula="of:=[.C162]+0.2" office:value-type="float" office:value="32.1999999999999" calcext:value-type="float">
            <text:p>32.1999999999999</text:p>
          </table:table-cell>
        </table:table-row>
        <table:table-row table:style-name="ro1">
          <table:table-cell office:value-type="float" office:value="39.3334" calcext:value-type="float">
            <text:p>3.93E+01</text:p>
          </table:table-cell>
          <table:table-cell office:value-type="float" office:value="28.5913" calcext:value-type="float">
            <text:p>2.86E+01</text:p>
          </table:table-cell>
          <table:table-cell table:formula="of:=[.C163]+0.2" office:value-type="float" office:value="32.3999999999999" calcext:value-type="float">
            <text:p>32.3999999999999</text:p>
          </table:table-cell>
        </table:table-row>
        <table:table-row table:style-name="ro1">
          <table:table-cell office:value-type="float" office:value="39.5439" calcext:value-type="float">
            <text:p>3.95E+01</text:p>
          </table:table-cell>
          <table:table-cell office:value-type="float" office:value="28.6848" calcext:value-type="float">
            <text:p>2.87E+01</text:p>
          </table:table-cell>
          <table:table-cell table:formula="of:=[.C164]+0.2" office:value-type="float" office:value="32.5999999999999" calcext:value-type="float">
            <text:p>32.5999999999999</text:p>
          </table:table-cell>
        </table:table-row>
        <table:table-row table:style-name="ro1">
          <table:table-cell office:value-type="float" office:value="39.7553" calcext:value-type="float">
            <text:p>3.98E+01</text:p>
          </table:table-cell>
          <table:table-cell office:value-type="float" office:value="28.7785" calcext:value-type="float">
            <text:p>2.88E+01</text:p>
          </table:table-cell>
          <table:table-cell table:formula="of:=[.C165]+0.2" office:value-type="float" office:value="32.7999999999999" calcext:value-type="float">
            <text:p>32.7999999999999</text:p>
          </table:table-cell>
        </table:table-row>
        <table:table-row table:style-name="ro1">
          <table:table-cell office:value-type="float" office:value="39.9677" calcext:value-type="float">
            <text:p>4.00E+01</text:p>
          </table:table-cell>
          <table:table-cell office:value-type="float" office:value="28.8728" calcext:value-type="float">
            <text:p>2.89E+01</text:p>
          </table:table-cell>
          <table:table-cell table:formula="of:=[.C166]+0.2" office:value-type="float" office:value="32.9999999999999" calcext:value-type="float">
            <text:p>32.9999999999999</text:p>
          </table:table-cell>
        </table:table-row>
        <table:table-row table:style-name="ro1">
          <table:table-cell office:value-type="float" office:value="40.1809" calcext:value-type="float">
            <text:p>4.02E+01</text:p>
          </table:table-cell>
          <table:table-cell office:value-type="float" office:value="28.9676" calcext:value-type="float">
            <text:p>2.90E+01</text:p>
          </table:table-cell>
          <table:table-cell table:formula="of:=[.C167]+0.2" office:value-type="float" office:value="33.1999999999999" calcext:value-type="float">
            <text:p>33.1999999999999</text:p>
          </table:table-cell>
        </table:table-row>
        <table:table-row table:style-name="ro1">
          <table:table-cell office:value-type="float" office:value="40.395" calcext:value-type="float">
            <text:p>4.04E+01</text:p>
          </table:table-cell>
          <table:table-cell office:value-type="float" office:value="29.0628" calcext:value-type="float">
            <text:p>2.91E+01</text:p>
          </table:table-cell>
          <table:table-cell table:formula="of:=[.C168]+0.2" office:value-type="float" office:value="33.3999999999999" calcext:value-type="float">
            <text:p>33.3999999999999</text:p>
          </table:table-cell>
        </table:table-row>
        <table:table-row table:style-name="ro1">
          <table:table-cell office:value-type="float" office:value="40.6101" calcext:value-type="float">
            <text:p>4.06E+01</text:p>
          </table:table-cell>
          <table:table-cell office:value-type="float" office:value="29.1581" calcext:value-type="float">
            <text:p>2.92E+01</text:p>
          </table:table-cell>
          <table:table-cell table:formula="of:=[.C169]+0.2" office:value-type="float" office:value="33.5999999999999" calcext:value-type="float">
            <text:p>33.5999999999999</text:p>
          </table:table-cell>
        </table:table-row>
        <table:table-row table:style-name="ro1">
          <table:table-cell office:value-type="float" office:value="40.826" calcext:value-type="float">
            <text:p>4.08E+01</text:p>
          </table:table-cell>
          <table:table-cell office:value-type="float" office:value="29.254" calcext:value-type="float">
            <text:p>2.93E+01</text:p>
          </table:table-cell>
          <table:table-cell table:formula="of:=[.C170]+0.2" office:value-type="float" office:value="33.7999999999999" calcext:value-type="float">
            <text:p>33.7999999999999</text:p>
          </table:table-cell>
        </table:table-row>
        <table:table-row table:style-name="ro1">
          <table:table-cell office:value-type="float" office:value="41.0428" calcext:value-type="float">
            <text:p>4.10E+01</text:p>
          </table:table-cell>
          <table:table-cell office:value-type="float" office:value="29.3504" calcext:value-type="float">
            <text:p>2.94E+01</text:p>
          </table:table-cell>
          <table:table-cell table:formula="of:=[.C171]+0.2" office:value-type="float" office:value="33.9999999999999" calcext:value-type="float">
            <text:p>33.9999999999999</text:p>
          </table:table-cell>
        </table:table-row>
        <table:table-row table:style-name="ro1">
          <table:table-cell office:value-type="float" office:value="41.2605" calcext:value-type="float">
            <text:p>4.13E+01</text:p>
          </table:table-cell>
          <table:table-cell office:value-type="float" office:value="29.4472" calcext:value-type="float">
            <text:p>2.94E+01</text:p>
          </table:table-cell>
          <table:table-cell table:formula="of:=[.C172]+0.2" office:value-type="float" office:value="34.1999999999999" calcext:value-type="float">
            <text:p>34.1999999999999</text:p>
          </table:table-cell>
        </table:table-row>
        <table:table-row table:style-name="ro1">
          <table:table-cell office:value-type="float" office:value="41.4791" calcext:value-type="float">
            <text:p>4.15E+01</text:p>
          </table:table-cell>
          <table:table-cell office:value-type="float" office:value="29.5441" calcext:value-type="float">
            <text:p>2.95E+01</text:p>
          </table:table-cell>
          <table:table-cell table:formula="of:=[.C173]+0.2" office:value-type="float" office:value="34.3999999999999" calcext:value-type="float">
            <text:p>34.3999999999999</text:p>
          </table:table-cell>
        </table:table-row>
        <table:table-row table:style-name="ro1">
          <table:table-cell office:value-type="float" office:value="41.6986" calcext:value-type="float">
            <text:p>4.17E+01</text:p>
          </table:table-cell>
          <table:table-cell office:value-type="float" office:value="29.6413" calcext:value-type="float">
            <text:p>2.96E+01</text:p>
          </table:table-cell>
          <table:table-cell table:formula="of:=[.C174]+0.2" office:value-type="float" office:value="34.5999999999999" calcext:value-type="float">
            <text:p>34.5999999999999</text:p>
          </table:table-cell>
        </table:table-row>
        <table:table-row table:style-name="ro1">
          <table:table-cell office:value-type="float" office:value="41.919" calcext:value-type="float">
            <text:p>4.19E+01</text:p>
          </table:table-cell>
          <table:table-cell office:value-type="float" office:value="29.7393" calcext:value-type="float">
            <text:p>2.97E+01</text:p>
          </table:table-cell>
          <table:table-cell table:formula="of:=[.C175]+0.2" office:value-type="float" office:value="34.8" calcext:value-type="float">
            <text:p>34.8</text:p>
          </table:table-cell>
        </table:table-row>
        <table:table-row table:style-name="ro1">
          <table:table-cell office:value-type="float" office:value="42.1402" calcext:value-type="float">
            <text:p>4.21E+01</text:p>
          </table:table-cell>
          <table:table-cell office:value-type="float" office:value="29.8376" calcext:value-type="float">
            <text:p>2.98E+01</text:p>
          </table:table-cell>
          <table:table-cell table:formula="of:=[.C176]+0.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2.3623" calcext:value-type="float">
            <text:p>4.24E+01</text:p>
          </table:table-cell>
          <table:table-cell office:value-type="float" office:value="29.9363" calcext:value-type="float">
            <text:p>2.99E+01</text:p>
          </table:table-cell>
          <table:table-cell table:formula="of:=[.C177]+0.2" office:value-type="float" office:value="35.2" calcext:value-type="float">
            <text:p>35.2</text:p>
          </table:table-cell>
        </table:table-row>
        <table:table-row table:style-name="ro1">
          <table:table-cell office:value-type="float" office:value="42.5853" calcext:value-type="float">
            <text:p>4.26E+01</text:p>
          </table:table-cell>
          <table:table-cell office:value-type="float" office:value="30.0354" calcext:value-type="float">
            <text:p>3.00E+01</text:p>
          </table:table-cell>
          <table:table-cell table:formula="of:=[.C178]+0.2" office:value-type="float" office:value="35.4" calcext:value-type="float">
            <text:p>35.4</text:p>
          </table:table-cell>
        </table:table-row>
        <table:table-row table:style-name="ro1">
          <table:table-cell office:value-type="float" office:value="42.8092" calcext:value-type="float">
            <text:p>4.28E+01</text:p>
          </table:table-cell>
          <table:table-cell office:value-type="float" office:value="30.1349" calcext:value-type="float">
            <text:p>3.01E+01</text:p>
          </table:table-cell>
          <table:table-cell table:formula="of:=[.C179]+0.2" office:value-type="float" office:value="35.6" calcext:value-type="float">
            <text:p>35.6</text:p>
          </table:table-cell>
        </table:table-row>
        <table:table-row table:style-name="ro1">
          <table:table-cell office:value-type="float" office:value="43.0339" calcext:value-type="float">
            <text:p>4.30E+01</text:p>
          </table:table-cell>
          <table:table-cell office:value-type="float" office:value="30.2348" calcext:value-type="float">
            <text:p>3.02E+01</text:p>
          </table:table-cell>
          <table:table-cell table:formula="of:=[.C180]+0.2" office:value-type="float" office:value="35.8" calcext:value-type="float">
            <text:p>35.8</text:p>
          </table:table-cell>
        </table:table-row>
        <table:table-row table:style-name="ro1">
          <table:table-cell office:value-type="float" office:value="43.2594" calcext:value-type="float">
            <text:p>4.33E+01</text:p>
          </table:table-cell>
          <table:table-cell office:value-type="float" office:value="30.3351" calcext:value-type="float">
            <text:p>3.03E+01</text:p>
          </table:table-cell>
          <table:table-cell table:formula="of:=[.C181]+0.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3.4859" calcext:value-type="float">
            <text:p>4.35E+01</text:p>
          </table:table-cell>
          <table:table-cell office:value-type="float" office:value="30.4357" calcext:value-type="float">
            <text:p>3.04E+01</text:p>
          </table:table-cell>
          <table:table-cell table:formula="of:=[.C182]+0.2" office:value-type="float" office:value="36.2" calcext:value-type="float">
            <text:p>36.2</text:p>
          </table:table-cell>
        </table:table-row>
        <table:table-row table:style-name="ro1">
          <table:table-cell office:value-type="float" office:value="43.7131" calcext:value-type="float">
            <text:p>4.37E+01</text:p>
          </table:table-cell>
          <table:table-cell office:value-type="float" office:value="30.5367" calcext:value-type="float">
            <text:p>3.05E+01</text:p>
          </table:table-cell>
          <table:table-cell table:formula="of:=[.C183]+0.2" office:value-type="float" office:value="36.4" calcext:value-type="float">
            <text:p>36.4</text:p>
          </table:table-cell>
        </table:table-row>
        <table:table-row table:style-name="ro1">
          <table:table-cell office:value-type="float" office:value="43.9412" calcext:value-type="float">
            <text:p>4.39E+01</text:p>
          </table:table-cell>
          <table:table-cell office:value-type="float" office:value="30.6381" calcext:value-type="float">
            <text:p>3.06E+01</text:p>
          </table:table-cell>
          <table:table-cell table:formula="of:=[.C184]+0.2" office:value-type="float" office:value="36.6" calcext:value-type="float">
            <text:p>36.6</text:p>
          </table:table-cell>
        </table:table-row>
        <table:table-row table:style-name="ro1">
          <table:table-cell office:value-type="float" office:value="44.1702" calcext:value-type="float">
            <text:p>4.42E+01</text:p>
          </table:table-cell>
          <table:table-cell office:value-type="float" office:value="30.7399" calcext:value-type="float">
            <text:p>3.07E+01</text:p>
          </table:table-cell>
          <table:table-cell table:formula="of:=[.C185]+0.2" office:value-type="float" office:value="36.8" calcext:value-type="float">
            <text:p>36.8</text:p>
          </table:table-cell>
        </table:table-row>
        <table:table-row table:style-name="ro1">
          <table:table-cell office:value-type="float" office:value="44.4" calcext:value-type="float">
            <text:p>4.44E+01</text:p>
          </table:table-cell>
          <table:table-cell office:value-type="float" office:value="30.842" calcext:value-type="float">
            <text:p>3.08E+01</text:p>
          </table:table-cell>
          <table:table-cell table:formula="of:=[.C186]+0.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4.6306" calcext:value-type="float">
            <text:p>4.46E+01</text:p>
          </table:table-cell>
          <table:table-cell office:value-type="float" office:value="30.9445" calcext:value-type="float">
            <text:p>3.09E+01</text:p>
          </table:table-cell>
          <table:table-cell table:formula="of:=[.C187]+0.2" office:value-type="float" office:value="37.2" calcext:value-type="float">
            <text:p>37.2</text:p>
          </table:table-cell>
        </table:table-row>
        <table:table-row table:style-name="ro1">
          <table:table-cell office:value-type="float" office:value="44.8621" calcext:value-type="float">
            <text:p>4.49E+01</text:p>
          </table:table-cell>
          <table:table-cell office:value-type="float" office:value="31.0474" calcext:value-type="float">
            <text:p>3.10E+01</text:p>
          </table:table-cell>
          <table:table-cell table:formula="of:=[.C188]+0.2" office:value-type="float" office:value="37.4" calcext:value-type="float">
            <text:p>37.4</text:p>
          </table:table-cell>
        </table:table-row>
        <table:table-row table:style-name="ro1">
          <table:table-cell office:value-type="float" office:value="45.0944" calcext:value-type="float">
            <text:p>4.51E+01</text:p>
          </table:table-cell>
          <table:table-cell office:value-type="float" office:value="31.1506" calcext:value-type="float">
            <text:p>3.12E+01</text:p>
          </table:table-cell>
          <table:table-cell table:formula="of:=[.C189]+0.2" office:value-type="float" office:value="37.6" calcext:value-type="float">
            <text:p>37.6</text:p>
          </table:table-cell>
        </table:table-row>
        <table:table-row table:style-name="ro1">
          <table:table-cell office:value-type="float" office:value="45.3275" calcext:value-type="float">
            <text:p>4.53E+01</text:p>
          </table:table-cell>
          <table:table-cell office:value-type="float" office:value="31.2542" calcext:value-type="float">
            <text:p>3.13E+01</text:p>
          </table:table-cell>
          <table:table-cell table:formula="of:=[.C190]+0.2" office:value-type="float" office:value="37.8" calcext:value-type="float">
            <text:p>37.8</text:p>
          </table:table-cell>
        </table:table-row>
        <table:table-row table:style-name="ro1">
          <table:table-cell office:value-type="float" office:value="45.5614" calcext:value-type="float">
            <text:p>4.56E+01</text:p>
          </table:table-cell>
          <table:table-cell office:value-type="float" office:value="31.3582" calcext:value-type="float">
            <text:p>3.14E+01</text:p>
          </table:table-cell>
          <table:table-cell table:formula="of:=[.C191]+0.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5.7962" calcext:value-type="float">
            <text:p>4.58E+01</text:p>
          </table:table-cell>
          <table:table-cell office:value-type="float" office:value="31.4626" calcext:value-type="float">
            <text:p>3.15E+01</text:p>
          </table:table-cell>
          <table:table-cell table:formula="of:=[.C192]+0.2" office:value-type="float" office:value="38.2" calcext:value-type="float">
            <text:p>38.2</text:p>
          </table:table-cell>
        </table:table-row>
        <table:table-row table:style-name="ro1">
          <table:table-cell office:value-type="float" office:value="46.0318" calcext:value-type="float">
            <text:p>4.60E+01</text:p>
          </table:table-cell>
          <table:table-cell office:value-type="float" office:value="31.5673" calcext:value-type="float">
            <text:p>3.16E+01</text:p>
          </table:table-cell>
          <table:table-cell table:formula="of:=[.C193]+0.2" office:value-type="float" office:value="38.4" calcext:value-type="float">
            <text:p>38.4</text:p>
          </table:table-cell>
        </table:table-row>
        <table:table-row table:style-name="ro1">
          <table:table-cell office:value-type="float" office:value="46.2681" calcext:value-type="float">
            <text:p>4.63E+01</text:p>
          </table:table-cell>
          <table:table-cell office:value-type="float" office:value="31.6723" calcext:value-type="float">
            <text:p>3.17E+01</text:p>
          </table:table-cell>
          <table:table-cell table:formula="of:=[.C194]+0.2" office:value-type="float" office:value="38.6" calcext:value-type="float">
            <text:p>38.6</text:p>
          </table:table-cell>
        </table:table-row>
        <table:table-row table:style-name="ro1">
          <table:table-cell office:value-type="float" office:value="46.5053" calcext:value-type="float">
            <text:p>4.65E+01</text:p>
          </table:table-cell>
          <table:table-cell office:value-type="float" office:value="31.7778" calcext:value-type="float">
            <text:p>3.18E+01</text:p>
          </table:table-cell>
          <table:table-cell table:formula="of:=[.C195]+0.2" office:value-type="float" office:value="38.8" calcext:value-type="float">
            <text:p>38.8</text:p>
          </table:table-cell>
        </table:table-row>
        <table:table-row table:style-name="ro1">
          <table:table-cell office:value-type="float" office:value="46.7433" calcext:value-type="float">
            <text:p>4.67E+01</text:p>
          </table:table-cell>
          <table:table-cell office:value-type="float" office:value="31.8835" calcext:value-type="float">
            <text:p>3.19E+01</text:p>
          </table:table-cell>
          <table:table-cell table:formula="of:=[.C196]+0.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6.9821" calcext:value-type="float">
            <text:p>4.70E+01</text:p>
          </table:table-cell>
          <table:table-cell office:value-type="float" office:value="31.9897" calcext:value-type="float">
            <text:p>3.20E+01</text:p>
          </table:table-cell>
          <table:table-cell table:formula="of:=[.C197]+0.2" office:value-type="float" office:value="39.2" calcext:value-type="float">
            <text:p>39.2</text:p>
          </table:table-cell>
        </table:table-row>
        <table:table-row table:style-name="ro1">
          <table:table-cell office:value-type="float" office:value="47.2217" calcext:value-type="float">
            <text:p>4.72E+01</text:p>
          </table:table-cell>
          <table:table-cell office:value-type="float" office:value="32.0961" calcext:value-type="float">
            <text:p>3.21E+01</text:p>
          </table:table-cell>
          <table:table-cell table:formula="of:=[.C198]+0.2" office:value-type="float" office:value="39.4" calcext:value-type="float">
            <text:p>39.4</text:p>
          </table:table-cell>
        </table:table-row>
        <table:table-row table:style-name="ro1">
          <table:table-cell office:value-type="float" office:value="47.462" calcext:value-type="float">
            <text:p>4.75E+01</text:p>
          </table:table-cell>
          <table:table-cell office:value-type="float" office:value="32.203" calcext:value-type="float">
            <text:p>3.22E+01</text:p>
          </table:table-cell>
          <table:table-cell table:formula="of:=[.C199]+0.2" office:value-type="float" office:value="39.6" calcext:value-type="float">
            <text:p>39.6</text:p>
          </table:table-cell>
        </table:table-row>
        <table:table-row table:style-name="ro1">
          <table:table-cell office:value-type="float" office:value="47.7032" calcext:value-type="float">
            <text:p>4.77E+01</text:p>
          </table:table-cell>
          <table:table-cell office:value-type="float" office:value="32.3102" calcext:value-type="float">
            <text:p>3.23E+01</text:p>
          </table:table-cell>
          <table:table-cell table:formula="of:=[.C200]+0.2" office:value-type="float" office:value="39.8" calcext:value-type="float">
            <text:p>39.8</text:p>
          </table:table-cell>
        </table:table-row>
        <table:table-row table:style-name="ro1">
          <table:table-cell office:value-type="float" office:value="47.9451" calcext:value-type="float">
            <text:p>4.79E+01</text:p>
          </table:table-cell>
          <table:table-cell office:value-type="float" office:value="32.4177" calcext:value-type="float">
            <text:p>3.24E+01</text:p>
          </table:table-cell>
          <table:table-cell table:formula="of:=[.C201]+0.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8.1879" calcext:value-type="float">
            <text:p>4.82E+01</text:p>
          </table:table-cell>
          <table:table-cell office:value-type="float" office:value="32.5256" calcext:value-type="float">
            <text:p>3.25E+01</text:p>
          </table:table-cell>
          <table:table-cell table:formula="of:=[.C202]+0.2" office:value-type="float" office:value="40.2" calcext:value-type="float">
            <text:p>40.2</text:p>
          </table:table-cell>
        </table:table-row>
        <table:table-row table:style-name="ro1">
          <table:table-cell office:value-type="float" office:value="48.4314" calcext:value-type="float">
            <text:p>4.84E+01</text:p>
          </table:table-cell>
          <table:table-cell office:value-type="float" office:value="32.6338" calcext:value-type="float">
            <text:p>3.26E+01</text:p>
          </table:table-cell>
          <table:table-cell table:formula="of:=[.C203]+0.2" office:value-type="float" office:value="40.4" calcext:value-type="float">
            <text:p>40.4</text:p>
          </table:table-cell>
        </table:table-row>
        <table:table-row table:style-name="ro1">
          <table:table-cell office:value-type="float" office:value="48.6756" calcext:value-type="float">
            <text:p>4.87E+01</text:p>
          </table:table-cell>
          <table:table-cell office:value-type="float" office:value="32.7424" calcext:value-type="float">
            <text:p>3.27E+01</text:p>
          </table:table-cell>
          <table:table-cell table:formula="of:=[.C204]+0.2" office:value-type="float" office:value="40.6" calcext:value-type="float">
            <text:p>40.6</text:p>
          </table:table-cell>
        </table:table-row>
        <table:table-row table:style-name="ro1">
          <table:table-cell office:value-type="float" office:value="48.9207" calcext:value-type="float">
            <text:p>4.89E+01</text:p>
          </table:table-cell>
          <table:table-cell office:value-type="float" office:value="32.8513" calcext:value-type="float">
            <text:p>3.29E+01</text:p>
          </table:table-cell>
          <table:table-cell table:formula="of:=[.C205]+0.2" office:value-type="float" office:value="40.8" calcext:value-type="float">
            <text:p>40.8</text:p>
          </table:table-cell>
        </table:table-row>
        <table:table-row table:style-name="ro1">
          <table:table-cell office:value-type="float" office:value="49.1665" calcext:value-type="float">
            <text:p>4.92E+01</text:p>
          </table:table-cell>
          <table:table-cell office:value-type="float" office:value="32.9606" calcext:value-type="float">
            <text:p>3.30E+01</text:p>
          </table:table-cell>
          <table:table-cell table:formula="of:=[.C206]+0.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9.4131" calcext:value-type="float">
            <text:p>4.94E+01</text:p>
          </table:table-cell>
          <table:table-cell office:value-type="float" office:value="33.0701" calcext:value-type="float">
            <text:p>3.31E+01</text:p>
          </table:table-cell>
          <table:table-cell table:formula="of:=[.C207]+0.2" office:value-type="float" office:value="41.2" calcext:value-type="float">
            <text:p>41.2</text:p>
          </table:table-cell>
        </table:table-row>
        <table:table-row table:style-name="ro1">
          <table:table-cell office:value-type="float" office:value="49.6604" calcext:value-type="float">
            <text:p>4.97E+01</text:p>
          </table:table-cell>
          <table:table-cell office:value-type="float" office:value="33.1801" calcext:value-type="float">
            <text:p>3.32E+01</text:p>
          </table:table-cell>
          <table:table-cell table:formula="of:=[.C208]+0.2" office:value-type="float" office:value="41.4000000000001" calcext:value-type="float">
            <text:p>41.4000000000001</text:p>
          </table:table-cell>
        </table:table-row>
        <table:table-row table:style-name="ro1">
          <table:table-cell office:value-type="float" office:value="49.9085" calcext:value-type="float">
            <text:p>4.99E+01</text:p>
          </table:table-cell>
          <table:table-cell office:value-type="float" office:value="33.2903" calcext:value-type="float">
            <text:p>3.33E+01</text:p>
          </table:table-cell>
          <table:table-cell table:formula="of:=[.C209]+0.2" office:value-type="float" office:value="41.6000000000001" calcext:value-type="float">
            <text:p>41.6000000000001</text:p>
          </table:table-cell>
        </table:table-row>
        <table:table-row table:style-name="ro1">
          <table:table-cell office:value-type="float" office:value="50.1573" calcext:value-type="float">
            <text:p>5.02E+01</text:p>
          </table:table-cell>
          <table:table-cell office:value-type="float" office:value="33.4009" calcext:value-type="float">
            <text:p>3.34E+01</text:p>
          </table:table-cell>
          <table:table-cell table:formula="of:=[.C210]+0.2" office:value-type="float" office:value="41.8000000000001" calcext:value-type="float">
            <text:p>41.8000000000001</text:p>
          </table:table-cell>
        </table:table-row>
        <table:table-row table:style-name="ro1">
          <table:table-cell office:value-type="float" office:value="50.4069" calcext:value-type="float">
            <text:p>5.04E+01</text:p>
          </table:table-cell>
          <table:table-cell office:value-type="float" office:value="33.5119" calcext:value-type="float">
            <text:p>3.35E+01</text:p>
          </table:table-cell>
          <table:table-cell table:formula="of:=[.C211]+0.2" office:value-type="float" office:value="42.0000000000001" calcext:value-type="float">
            <text:p>42.0000000000001</text:p>
          </table:table-cell>
        </table:table-row>
        <table:table-row table:style-name="ro1">
          <table:table-cell office:value-type="float" office:value="50.6572" calcext:value-type="float">
            <text:p>5.07E+01</text:p>
          </table:table-cell>
          <table:table-cell office:value-type="float" office:value="33.6231" calcext:value-type="float">
            <text:p>3.36E+01</text:p>
          </table:table-cell>
          <table:table-cell table:formula="of:=[.C212]+0.2" office:value-type="float" office:value="42.2000000000001" calcext:value-type="float">
            <text:p>42.2000000000001</text:p>
          </table:table-cell>
        </table:table-row>
        <table:table-row table:style-name="ro1">
          <table:table-cell office:value-type="float" office:value="50.9083" calcext:value-type="float">
            <text:p>5.09E+01</text:p>
          </table:table-cell>
          <table:table-cell office:value-type="float" office:value="33.7347" calcext:value-type="float">
            <text:p>3.37E+01</text:p>
          </table:table-cell>
          <table:table-cell table:formula="of:=[.C213]+0.2" office:value-type="float" office:value="42.4000000000001" calcext:value-type="float">
            <text:p>42.4000000000001</text:p>
          </table:table-cell>
        </table:table-row>
        <table:table-row table:style-name="ro1">
          <table:table-cell office:value-type="float" office:value="51.1601" calcext:value-type="float">
            <text:p>5.12E+01</text:p>
          </table:table-cell>
          <table:table-cell office:value-type="float" office:value="33.8466" calcext:value-type="float">
            <text:p>3.38E+01</text:p>
          </table:table-cell>
          <table:table-cell table:formula="of:=[.C214]+0.2" office:value-type="float" office:value="42.6000000000001" calcext:value-type="float">
            <text:p>42.6000000000001</text:p>
          </table:table-cell>
        </table:table-row>
        <table:table-row table:style-name="ro1">
          <table:table-cell office:value-type="float" office:value="51.4126" calcext:value-type="float">
            <text:p>5.14E+01</text:p>
          </table:table-cell>
          <table:table-cell office:value-type="float" office:value="33.9589" calcext:value-type="float">
            <text:p>3.40E+01</text:p>
          </table:table-cell>
          <table:table-cell table:formula="of:=[.C215]+0.2" office:value-type="float" office:value="42.8000000000001" calcext:value-type="float">
            <text:p>42.8000000000001</text:p>
          </table:table-cell>
        </table:table-row>
        <table:table-row table:style-name="ro1">
          <table:table-cell office:value-type="float" office:value="51.6659" calcext:value-type="float">
            <text:p>5.17E+01</text:p>
          </table:table-cell>
          <table:table-cell office:value-type="float" office:value="34.0714" calcext:value-type="float">
            <text:p>3.41E+01</text:p>
          </table:table-cell>
          <table:table-cell table:formula="of:=[.C216]+0.2" office:value-type="float" office:value="43.0000000000001" calcext:value-type="float">
            <text:p>43.0000000000001</text:p>
          </table:table-cell>
        </table:table-row>
        <table:table-row table:style-name="ro1">
          <table:table-cell office:value-type="float" office:value="51.9198" calcext:value-type="float">
            <text:p>5.19E+01</text:p>
          </table:table-cell>
          <table:table-cell office:value-type="float" office:value="34.1843" calcext:value-type="float">
            <text:p>3.42E+01</text:p>
          </table:table-cell>
          <table:table-cell table:formula="of:=[.C217]+0.2" office:value-type="float" office:value="43.2000000000001" calcext:value-type="float">
            <text:p>43.2000000000001</text:p>
          </table:table-cell>
        </table:table-row>
        <table:table-row table:style-name="ro1">
          <table:table-cell office:value-type="float" office:value="52.1746" calcext:value-type="float">
            <text:p>5.22E+01</text:p>
          </table:table-cell>
          <table:table-cell office:value-type="float" office:value="34.2975" calcext:value-type="float">
            <text:p>3.43E+01</text:p>
          </table:table-cell>
          <table:table-cell table:formula="of:=[.C218]+0.2" office:value-type="float" office:value="43.4000000000001" calcext:value-type="float">
            <text:p>43.4000000000001</text:p>
          </table:table-cell>
        </table:table-row>
        <table:table-row table:style-name="ro1">
          <table:table-cell office:value-type="float" office:value="52.43" calcext:value-type="float">
            <text:p>5.24E+01</text:p>
          </table:table-cell>
          <table:table-cell office:value-type="float" office:value="34.4111" calcext:value-type="float">
            <text:p>3.44E+01</text:p>
          </table:table-cell>
          <table:table-cell table:formula="of:=[.C219]+0.2" office:value-type="float" office:value="43.6000000000001" calcext:value-type="float">
            <text:p>43.6000000000001</text:p>
          </table:table-cell>
        </table:table-row>
        <table:table-row table:style-name="ro1">
          <table:table-cell office:value-type="float" office:value="52.6861" calcext:value-type="float">
            <text:p>5.27E+01</text:p>
          </table:table-cell>
          <table:table-cell office:value-type="float" office:value="34.5249" calcext:value-type="float">
            <text:p>3.45E+01</text:p>
          </table:table-cell>
          <table:table-cell table:formula="of:=[.C220]+0.2" office:value-type="float" office:value="43.8000000000001" calcext:value-type="float">
            <text:p>43.8000000000001</text:p>
          </table:table-cell>
        </table:table-row>
        <table:table-row table:style-name="ro1">
          <table:table-cell office:value-type="float" office:value="52.943" calcext:value-type="float">
            <text:p>5.29E+01</text:p>
          </table:table-cell>
          <table:table-cell office:value-type="float" office:value="34.6391" calcext:value-type="float">
            <text:p>3.46E+01</text:p>
          </table:table-cell>
          <table:table-cell table:formula="of:=[.C221]+0.2" office:value-type="float" office:value="44.0000000000001" calcext:value-type="float">
            <text:p>44.0000000000001</text:p>
          </table:table-cell>
        </table:table-row>
        <table:table-row table:style-name="ro1">
          <table:table-cell office:value-type="float" office:value="53.2005" calcext:value-type="float">
            <text:p>5.32E+01</text:p>
          </table:table-cell>
          <table:table-cell office:value-type="float" office:value="34.7536" calcext:value-type="float">
            <text:p>3.48E+01</text:p>
          </table:table-cell>
          <table:table-cell table:formula="of:=[.C222]+0.2" office:value-type="float" office:value="44.2000000000001" calcext:value-type="float">
            <text:p>44.2000000000001</text:p>
          </table:table-cell>
        </table:table-row>
        <table:table-row table:style-name="ro1">
          <table:table-cell office:value-type="float" office:value="53.4588" calcext:value-type="float">
            <text:p>5.35E+01</text:p>
          </table:table-cell>
          <table:table-cell office:value-type="float" office:value="34.8684" calcext:value-type="float">
            <text:p>3.49E+01</text:p>
          </table:table-cell>
          <table:table-cell table:formula="of:=[.C223]+0.2" office:value-type="float" office:value="44.4000000000001" calcext:value-type="float">
            <text:p>44.4000000000001</text:p>
          </table:table-cell>
        </table:table-row>
        <table:table-row table:style-name="ro1">
          <table:table-cell office:value-type="float" office:value="53.7178" calcext:value-type="float">
            <text:p>5.37E+01</text:p>
          </table:table-cell>
          <table:table-cell office:value-type="float" office:value="34.9835" calcext:value-type="float">
            <text:p>3.50E+01</text:p>
          </table:table-cell>
          <table:table-cell table:formula="of:=[.C224]+0.2" office:value-type="float" office:value="44.6000000000001" calcext:value-type="float">
            <text:p>44.6000000000001</text:p>
          </table:table-cell>
        </table:table-row>
        <table:table-row table:style-name="ro1">
          <table:table-cell office:value-type="float" office:value="53.9774" calcext:value-type="float">
            <text:p>5.40E+01</text:p>
          </table:table-cell>
          <table:table-cell office:value-type="float" office:value="35.0989" calcext:value-type="float">
            <text:p>3.51E+01</text:p>
          </table:table-cell>
          <table:table-cell table:formula="of:=[.C225]+0.2" office:value-type="float" office:value="44.8000000000001" calcext:value-type="float">
            <text:p>44.8000000000001</text:p>
          </table:table-cell>
        </table:table-row>
        <table:table-row table:style-name="ro1">
          <table:table-cell office:value-type="float" office:value="54.2378" calcext:value-type="float">
            <text:p>5.42E+01</text:p>
          </table:table-cell>
          <table:table-cell office:value-type="float" office:value="35.2146" calcext:value-type="float">
            <text:p>3.52E+01</text:p>
          </table:table-cell>
          <table:table-cell table:formula="of:=[.C226]+0.2" office:value-type="float" office:value="45.0000000000001" calcext:value-type="float">
            <text:p>45.0000000000001</text:p>
          </table:table-cell>
        </table:table-row>
        <table:table-row table:style-name="ro1">
          <table:table-cell office:value-type="float" office:value="54.4988" calcext:value-type="float">
            <text:p>5.45E+01</text:p>
          </table:table-cell>
          <table:table-cell office:value-type="float" office:value="35.3306" calcext:value-type="float">
            <text:p>3.53E+01</text:p>
          </table:table-cell>
          <table:table-cell table:formula="of:=[.C227]+0.2" office:value-type="float" office:value="45.2000000000001" calcext:value-type="float">
            <text:p>45.2000000000001</text:p>
          </table:table-cell>
        </table:table-row>
        <table:table-row table:style-name="ro1">
          <table:table-cell office:value-type="float" office:value="54.7606" calcext:value-type="float">
            <text:p>5.48E+01</text:p>
          </table:table-cell>
          <table:table-cell office:value-type="float" office:value="35.4469" calcext:value-type="float">
            <text:p>3.54E+01</text:p>
          </table:table-cell>
          <table:table-cell table:formula="of:=[.C228]+0.2" office:value-type="float" office:value="45.4000000000001" calcext:value-type="float">
            <text:p>45.4000000000001</text:p>
          </table:table-cell>
        </table:table-row>
        <table:table-row table:style-name="ro1">
          <table:table-cell office:value-type="float" office:value="55.023" calcext:value-type="float">
            <text:p>5.50E+01</text:p>
          </table:table-cell>
          <table:table-cell office:value-type="float" office:value="35.5636" calcext:value-type="float">
            <text:p>3.56E+01</text:p>
          </table:table-cell>
          <table:table-cell table:formula="of:=[.C229]+0.2" office:value-type="float" office:value="45.6000000000001" calcext:value-type="float">
            <text:p>45.6000000000001</text:p>
          </table:table-cell>
        </table:table-row>
        <table:table-row table:style-name="ro1">
          <table:table-cell office:value-type="float" office:value="55.2861" calcext:value-type="float">
            <text:p>5.53E+01</text:p>
          </table:table-cell>
          <table:table-cell office:value-type="float" office:value="35.6805" calcext:value-type="float">
            <text:p>3.57E+01</text:p>
          </table:table-cell>
          <table:table-cell table:formula="of:=[.C230]+0.2" office:value-type="float" office:value="45.8000000000001" calcext:value-type="float">
            <text:p>45.8000000000001</text:p>
          </table:table-cell>
        </table:table-row>
        <table:table-row table:style-name="ro1">
          <table:table-cell office:value-type="float" office:value="55.5498" calcext:value-type="float">
            <text:p>5.55E+01</text:p>
          </table:table-cell>
          <table:table-cell office:value-type="float" office:value="35.7977" calcext:value-type="float">
            <text:p>3.58E+01</text:p>
          </table:table-cell>
          <table:table-cell table:formula="of:=[.C231]+0.2" office:value-type="float" office:value="46.0000000000001" calcext:value-type="float">
            <text:p>46.0000000000001</text:p>
          </table:table-cell>
        </table:table-row>
        <table:table-row table:style-name="ro1">
          <table:table-cell office:value-type="float" office:value="55.8143" calcext:value-type="float">
            <text:p>5.58E+01</text:p>
          </table:table-cell>
          <table:table-cell office:value-type="float" office:value="35.9153" calcext:value-type="float">
            <text:p>3.59E+01</text:p>
          </table:table-cell>
          <table:table-cell table:formula="of:=[.C232]+0.2" office:value-type="float" office:value="46.2000000000001" calcext:value-type="float">
            <text:p>46.2000000000001</text:p>
          </table:table-cell>
        </table:table-row>
        <table:table-row table:style-name="ro1">
          <table:table-cell office:value-type="float" office:value="56.0794" calcext:value-type="float">
            <text:p>5.61E+01</text:p>
          </table:table-cell>
          <table:table-cell office:value-type="float" office:value="36.0331" calcext:value-type="float">
            <text:p>3.60E+01</text:p>
          </table:table-cell>
          <table:table-cell table:formula="of:=[.C233]+0.2" office:value-type="float" office:value="46.4000000000001" calcext:value-type="float">
            <text:p>46.4000000000001</text:p>
          </table:table-cell>
        </table:table-row>
        <table:table-row table:style-name="ro1">
          <table:table-cell office:value-type="float" office:value="56.3451" calcext:value-type="float">
            <text:p>5.63E+01</text:p>
          </table:table-cell>
          <table:table-cell office:value-type="float" office:value="36.1512" calcext:value-type="float">
            <text:p>3.62E+01</text:p>
          </table:table-cell>
          <table:table-cell table:formula="of:=[.C234]+0.2" office:value-type="float" office:value="46.6000000000001" calcext:value-type="float">
            <text:p>46.6000000000001</text:p>
          </table:table-cell>
        </table:table-row>
        <table:table-row table:style-name="ro1">
          <table:table-cell office:value-type="float" office:value="56.6115" calcext:value-type="float">
            <text:p>5.66E+01</text:p>
          </table:table-cell>
          <table:table-cell office:value-type="float" office:value="36.2696" calcext:value-type="float">
            <text:p>3.63E+01</text:p>
          </table:table-cell>
          <table:table-cell table:formula="of:=[.C235]+0.2" office:value-type="float" office:value="46.8000000000001" calcext:value-type="float">
            <text:p>46.8000000000001</text:p>
          </table:table-cell>
        </table:table-row>
        <table:table-row table:style-name="ro1">
          <table:table-cell office:value-type="float" office:value="56.8786" calcext:value-type="float">
            <text:p>5.69E+01</text:p>
          </table:table-cell>
          <table:table-cell office:value-type="float" office:value="36.3884" calcext:value-type="float">
            <text:p>3.64E+01</text:p>
          </table:table-cell>
          <table:table-cell table:formula="of:=[.C236]+0.2" office:value-type="float" office:value="47.0000000000001" calcext:value-type="float">
            <text:p>47.0000000000001</text:p>
          </table:table-cell>
        </table:table-row>
        <table:table-row table:style-name="ro1">
          <table:table-cell office:value-type="float" office:value="57.1464" calcext:value-type="float">
            <text:p>5.71E+01</text:p>
          </table:table-cell>
          <table:table-cell office:value-type="float" office:value="36.5074" calcext:value-type="float">
            <text:p>3.65E+01</text:p>
          </table:table-cell>
          <table:table-cell table:formula="of:=[.C237]+0.2" office:value-type="float" office:value="47.2000000000001" calcext:value-type="float">
            <text:p>47.2000000000001</text:p>
          </table:table-cell>
        </table:table-row>
        <table:table-row table:style-name="ro1">
          <table:table-cell office:value-type="float" office:value="57.4147" calcext:value-type="float">
            <text:p>5.74E+01</text:p>
          </table:table-cell>
          <table:table-cell office:value-type="float" office:value="36.6266" calcext:value-type="float">
            <text:p>3.66E+01</text:p>
          </table:table-cell>
          <table:table-cell table:formula="of:=[.C238]+0.2" office:value-type="float" office:value="47.4000000000001" calcext:value-type="float">
            <text:p>47.4000000000001</text:p>
          </table:table-cell>
        </table:table-row>
        <table:table-row table:style-name="ro1">
          <table:table-cell office:value-type="float" office:value="57.6838" calcext:value-type="float">
            <text:p>5.77E+01</text:p>
          </table:table-cell>
          <table:table-cell office:value-type="float" office:value="36.7462" calcext:value-type="float">
            <text:p>3.67E+01</text:p>
          </table:table-cell>
          <table:table-cell table:formula="of:=[.C239]+0.2" office:value-type="float" office:value="47.6000000000001" calcext:value-type="float">
            <text:p>47.6000000000001</text:p>
          </table:table-cell>
        </table:table-row>
        <table:table-row table:style-name="ro1">
          <table:table-cell office:value-type="float" office:value="57.9535" calcext:value-type="float">
            <text:p>5.80E+01</text:p>
          </table:table-cell>
          <table:table-cell office:value-type="float" office:value="36.8661" calcext:value-type="float">
            <text:p>3.69E+01</text:p>
          </table:table-cell>
          <table:table-cell table:formula="of:=[.C240]+0.2" office:value-type="float" office:value="47.8000000000001" calcext:value-type="float">
            <text:p>47.8000000000001</text:p>
          </table:table-cell>
        </table:table-row>
        <table:table-row table:style-name="ro1">
          <table:table-cell office:value-type="float" office:value="58.2238" calcext:value-type="float">
            <text:p>5.82E+01</text:p>
          </table:table-cell>
          <table:table-cell office:value-type="float" office:value="36.9862" calcext:value-type="float">
            <text:p>3.70E+01</text:p>
          </table:table-cell>
          <table:table-cell table:formula="of:=[.C241]+0.2" office:value-type="float" office:value="48.0000000000001" calcext:value-type="float">
            <text:p>48.0000000000001</text:p>
          </table:table-cell>
        </table:table-row>
        <table:table-row table:style-name="ro1">
          <table:table-cell office:value-type="float" office:value="58.4947" calcext:value-type="float">
            <text:p>5.85E+01</text:p>
          </table:table-cell>
          <table:table-cell office:value-type="float" office:value="37.1067" calcext:value-type="float">
            <text:p>3.71E+01</text:p>
          </table:table-cell>
          <table:table-cell table:formula="of:=[.C242]+0.2" office:value-type="float" office:value="48.2000000000001" calcext:value-type="float">
            <text:p>48.2000000000001</text:p>
          </table:table-cell>
        </table:table-row>
        <table:table-row table:style-name="ro1">
          <table:table-cell office:value-type="float" office:value="58.7663" calcext:value-type="float">
            <text:p>5.88E+01</text:p>
          </table:table-cell>
          <table:table-cell office:value-type="float" office:value="37.2274" calcext:value-type="float">
            <text:p>3.72E+01</text:p>
          </table:table-cell>
          <table:table-cell table:formula="of:=[.C243]+0.2" office:value-type="float" office:value="48.4000000000002" calcext:value-type="float">
            <text:p>48.4000000000002</text:p>
          </table:table-cell>
        </table:table-row>
        <table:table-row table:style-name="ro1">
          <table:table-cell office:value-type="float" office:value="59.0385" calcext:value-type="float">
            <text:p>5.90E+01</text:p>
          </table:table-cell>
          <table:table-cell office:value-type="float" office:value="37.3484" calcext:value-type="float">
            <text:p>3.73E+01</text:p>
          </table:table-cell>
          <table:table-cell table:formula="of:=[.C244]+0.2" office:value-type="float" office:value="48.6000000000002" calcext:value-type="float">
            <text:p>48.6000000000002</text:p>
          </table:table-cell>
        </table:table-row>
        <table:table-row table:style-name="ro1">
          <table:table-cell office:value-type="float" office:value="59.3113" calcext:value-type="float">
            <text:p>5.93E+01</text:p>
          </table:table-cell>
          <table:table-cell office:value-type="float" office:value="37.4696" calcext:value-type="float">
            <text:p>3.75E+01</text:p>
          </table:table-cell>
          <table:table-cell table:formula="of:=[.C245]+0.2" office:value-type="float" office:value="48.8000000000002" calcext:value-type="float">
            <text:p>48.8000000000002</text:p>
          </table:table-cell>
        </table:table-row>
        <table:table-row table:style-name="ro1">
          <table:table-cell office:value-type="float" office:value="59.5848" calcext:value-type="float">
            <text:p>5.96E+01</text:p>
          </table:table-cell>
          <table:table-cell office:value-type="float" office:value="37.5911" calcext:value-type="float">
            <text:p>3.76E+01</text:p>
          </table:table-cell>
          <table:table-cell table:formula="of:=[.C246]+0.2" office:value-type="float" office:value="49.0000000000002" calcext:value-type="float">
            <text:p>49.0000000000002</text:p>
          </table:table-cell>
        </table:table-row>
        <table:table-row table:style-name="ro1">
          <table:table-cell office:value-type="float" office:value="59.8588" calcext:value-type="float">
            <text:p>5.99E+01</text:p>
          </table:table-cell>
          <table:table-cell office:value-type="float" office:value="37.713" calcext:value-type="float">
            <text:p>3.77E+01</text:p>
          </table:table-cell>
          <table:table-cell table:formula="of:=[.C247]+0.2" office:value-type="float" office:value="49.2000000000002" calcext:value-type="float">
            <text:p>49.2000000000002</text:p>
          </table:table-cell>
        </table:table-row>
        <table:table-row table:style-name="ro1">
          <table:table-cell office:value-type="float" office:value="60.1335" calcext:value-type="float">
            <text:p>6.01E+01</text:p>
          </table:table-cell>
          <table:table-cell office:value-type="float" office:value="37.835" calcext:value-type="float">
            <text:p>3.78E+01</text:p>
          </table:table-cell>
          <table:table-cell table:formula="of:=[.C248]+0.2" office:value-type="float" office:value="49.4000000000002" calcext:value-type="float">
            <text:p>49.4000000000002</text:p>
          </table:table-cell>
        </table:table-row>
        <table:table-row table:style-name="ro1">
          <table:table-cell office:value-type="float" office:value="60.4088" calcext:value-type="float">
            <text:p>6.04E+01</text:p>
          </table:table-cell>
          <table:table-cell office:value-type="float" office:value="37.9574" calcext:value-type="float">
            <text:p>3.80E+01</text:p>
          </table:table-cell>
          <table:table-cell table:formula="of:=[.C249]+0.2" office:value-type="float" office:value="49.6000000000002" calcext:value-type="float">
            <text:p>49.6000000000002</text:p>
          </table:table-cell>
        </table:table-row>
        <table:table-row table:style-name="ro1">
          <table:table-cell office:value-type="float" office:value="60.6847" calcext:value-type="float">
            <text:p>6.07E+01</text:p>
          </table:table-cell>
          <table:table-cell office:value-type="float" office:value="38.08" calcext:value-type="float">
            <text:p>3.81E+01</text:p>
          </table:table-cell>
          <table:table-cell table:formula="of:=[.C250]+0.2" office:value-type="float" office:value="49.8000000000002" calcext:value-type="float">
            <text:p>49.8000000000002</text:p>
          </table:table-cell>
        </table:table-row>
        <table:table-row table:style-name="ro1">
          <table:table-cell office:value-type="float" office:value="60.9612" calcext:value-type="float">
            <text:p>6.10E+01</text:p>
          </table:table-cell>
          <table:table-cell office:value-type="float" office:value="38.2029" calcext:value-type="float">
            <text:p>3.82E+01</text:p>
          </table:table-cell>
          <table:table-cell table:formula="of:=[.C251]+0.2" office:value-type="float" office:value="50.0000000000002" calcext:value-type="float">
            <text:p>50.0000000000002</text:p>
          </table:table-cell>
        </table:table-row>
        <table:table-row table:style-name="ro1">
          <table:table-cell office:value-type="float" office:value="61.2383" calcext:value-type="float">
            <text:p>6.12E+01</text:p>
          </table:table-cell>
          <table:table-cell office:value-type="float" office:value="38.3261" calcext:value-type="float">
            <text:p>3.83E+01</text:p>
          </table:table-cell>
          <table:table-cell table:formula="of:=[.C252]+0.2" office:value-type="float" office:value="50.2000000000002" calcext:value-type="float">
            <text:p>50.2000000000002</text:p>
          </table:table-cell>
        </table:table-row>
        <table:table-row table:style-name="ro1">
          <table:table-cell office:value-type="float" office:value="61.516" calcext:value-type="float">
            <text:p>6.15E+01</text:p>
          </table:table-cell>
          <table:table-cell office:value-type="float" office:value="38.4495" calcext:value-type="float">
            <text:p>3.84E+01</text:p>
          </table:table-cell>
          <table:table-cell table:formula="of:=[.C253]+0.2" office:value-type="float" office:value="50.4000000000002" calcext:value-type="float">
            <text:p>50.4000000000002</text:p>
          </table:table-cell>
        </table:table-row>
        <table:table-row table:style-name="ro1">
          <table:table-cell office:value-type="float" office:value="61.7943" calcext:value-type="float">
            <text:p>6.18E+01</text:p>
          </table:table-cell>
          <table:table-cell office:value-type="float" office:value="38.5732" calcext:value-type="float">
            <text:p>3.86E+01</text:p>
          </table:table-cell>
          <table:table-cell table:formula="of:=[.C254]+0.2" office:value-type="float" office:value="50.6000000000002" calcext:value-type="float">
            <text:p>50.6000000000002</text:p>
          </table:table-cell>
        </table:table-row>
        <table:table-row table:style-name="ro1">
          <table:table-cell office:value-type="float" office:value="62.0732" calcext:value-type="float">
            <text:p>6.21E+01</text:p>
          </table:table-cell>
          <table:table-cell office:value-type="float" office:value="38.6972" calcext:value-type="float">
            <text:p>3.87E+01</text:p>
          </table:table-cell>
          <table:table-cell table:formula="of:=[.C255]+0.2" office:value-type="float" office:value="50.8000000000002" calcext:value-type="float">
            <text:p>50.8000000000002</text:p>
          </table:table-cell>
        </table:table-row>
        <table:table-row table:style-name="ro1">
          <table:table-cell office:value-type="float" office:value="62.3526" calcext:value-type="float">
            <text:p>6.24E+01</text:p>
          </table:table-cell>
          <table:table-cell office:value-type="float" office:value="38.8214" calcext:value-type="float">
            <text:p>3.88E+01</text:p>
          </table:table-cell>
          <table:table-cell table:formula="of:=[.C256]+0.2" office:value-type="float" office:value="51.0000000000002" calcext:value-type="float">
            <text:p>51.0000000000002</text:p>
          </table:table-cell>
        </table:table-row>
        <table:table-row table:style-name="ro1">
          <table:table-cell office:value-type="float" office:value="62.6327" calcext:value-type="float">
            <text:p>6.26E+01</text:p>
          </table:table-cell>
          <table:table-cell office:value-type="float" office:value="38.9458" calcext:value-type="float">
            <text:p>3.89E+01</text:p>
          </table:table-cell>
          <table:table-cell table:formula="of:=[.C257]+0.2" office:value-type="float" office:value="51.2000000000002" calcext:value-type="float">
            <text:p>51.2000000000002</text:p>
          </table:table-cell>
        </table:table-row>
        <table:table-row table:style-name="ro1">
          <table:table-cell office:value-type="float" office:value="62.9133" calcext:value-type="float">
            <text:p>6.29E+01</text:p>
          </table:table-cell>
          <table:table-cell office:value-type="float" office:value="39.0706" calcext:value-type="float">
            <text:p>3.91E+01</text:p>
          </table:table-cell>
          <table:table-cell table:formula="of:=[.C258]+0.2" office:value-type="float" office:value="51.4000000000002" calcext:value-type="float">
            <text:p>51.4000000000002</text:p>
          </table:table-cell>
        </table:table-row>
        <table:table-row table:style-name="ro1">
          <table:table-cell office:value-type="float" office:value="63.1945" calcext:value-type="float">
            <text:p>6.32E+01</text:p>
          </table:table-cell>
          <table:table-cell office:value-type="float" office:value="39.1955" calcext:value-type="float">
            <text:p>3.92E+01</text:p>
          </table:table-cell>
          <table:table-cell table:formula="of:=[.C259]+0.2" office:value-type="float" office:value="51.6000000000002" calcext:value-type="float">
            <text:p>51.6000000000002</text:p>
          </table:table-cell>
        </table:table-row>
        <table:table-row table:style-name="ro1">
          <table:table-cell office:value-type="float" office:value="63.4762" calcext:value-type="float">
            <text:p>6.35E+01</text:p>
          </table:table-cell>
          <table:table-cell office:value-type="float" office:value="39.3205" calcext:value-type="float">
            <text:p>3.93E+01</text:p>
          </table:table-cell>
          <table:table-cell table:formula="of:=[.C260]+0.2" office:value-type="float" office:value="51.8000000000002" calcext:value-type="float">
            <text:p>51.8000000000002</text:p>
          </table:table-cell>
        </table:table-row>
        <table:table-row table:style-name="ro1">
          <table:table-cell office:value-type="float" office:value="63.7586" calcext:value-type="float">
            <text:p>6.38E+01</text:p>
          </table:table-cell>
          <table:table-cell office:value-type="float" office:value="39.446" calcext:value-type="float">
            <text:p>3.94E+01</text:p>
          </table:table-cell>
          <table:table-cell table:formula="of:=[.C261]+0.2" office:value-type="float" office:value="52.0000000000002" calcext:value-type="float">
            <text:p>52.0000000000002</text:p>
          </table:table-cell>
        </table:table-row>
        <table:table-row table:style-name="ro1">
          <table:table-cell office:value-type="float" office:value="64.0415" calcext:value-type="float">
            <text:p>6.40E+01</text:p>
          </table:table-cell>
          <table:table-cell office:value-type="float" office:value="39.5717" calcext:value-type="float">
            <text:p>3.96E+01</text:p>
          </table:table-cell>
          <table:table-cell table:formula="of:=[.C262]+0.2" office:value-type="float" office:value="52.2000000000002" calcext:value-type="float">
            <text:p>52.2000000000002</text:p>
          </table:table-cell>
        </table:table-row>
        <table:table-row table:style-name="ro1">
          <table:table-cell office:value-type="float" office:value="64.3249" calcext:value-type="float">
            <text:p>6.43E+01</text:p>
          </table:table-cell>
          <table:table-cell office:value-type="float" office:value="39.6977" calcext:value-type="float">
            <text:p>3.97E+01</text:p>
          </table:table-cell>
          <table:table-cell table:formula="of:=[.C263]+0.2" office:value-type="float" office:value="52.4000000000002" calcext:value-type="float">
            <text:p>52.4000000000002</text:p>
          </table:table-cell>
        </table:table-row>
        <table:table-row table:style-name="ro1">
          <table:table-cell office:value-type="float" office:value="64.6089" calcext:value-type="float">
            <text:p>6.46E+01</text:p>
          </table:table-cell>
          <table:table-cell office:value-type="float" office:value="39.824" calcext:value-type="float">
            <text:p>3.98E+01</text:p>
          </table:table-cell>
          <table:table-cell table:formula="of:=[.C264]+0.2" office:value-type="float" office:value="52.6000000000002" calcext:value-type="float">
            <text:p>52.6000000000002</text:p>
          </table:table-cell>
        </table:table-row>
        <table:table-row table:style-name="ro1">
          <table:table-cell office:value-type="float" office:value="64.8935" calcext:value-type="float">
            <text:p>6.49E+01</text:p>
          </table:table-cell>
          <table:table-cell office:value-type="float" office:value="39.9504" calcext:value-type="float">
            <text:p>4.00E+01</text:p>
          </table:table-cell>
          <table:table-cell table:formula="of:=[.C265]+0.2" office:value-type="float" office:value="52.8000000000002" calcext:value-type="float">
            <text:p>52.8000000000002</text:p>
          </table:table-cell>
        </table:table-row>
        <table:table-row table:style-name="ro1">
          <table:table-cell office:value-type="float" office:value="65.1786" calcext:value-type="float">
            <text:p>6.52E+01</text:p>
          </table:table-cell>
          <table:table-cell office:value-type="float" office:value="40.0772" calcext:value-type="float">
            <text:p>4.01E+01</text:p>
          </table:table-cell>
          <table:table-cell table:formula="of:=[.C266]+0.2" office:value-type="float" office:value="53.0000000000002" calcext:value-type="float">
            <text:p>53.0000000000002</text:p>
          </table:table-cell>
        </table:table-row>
        <table:table-row table:style-name="ro1">
          <table:table-cell office:value-type="float" office:value="65.4642" calcext:value-type="float">
            <text:p>6.55E+01</text:p>
          </table:table-cell>
          <table:table-cell office:value-type="float" office:value="40.2041" calcext:value-type="float">
            <text:p>4.02E+01</text:p>
          </table:table-cell>
          <table:table-cell table:formula="of:=[.C267]+0.2" office:value-type="float" office:value="53.2000000000002" calcext:value-type="float">
            <text:p>53.2000000000002</text:p>
          </table:table-cell>
        </table:table-row>
        <table:table-row table:style-name="ro1">
          <table:table-cell office:value-type="float" office:value="65.7504" calcext:value-type="float">
            <text:p>6.58E+01</text:p>
          </table:table-cell>
          <table:table-cell office:value-type="float" office:value="40.3313" calcext:value-type="float">
            <text:p>4.03E+01</text:p>
          </table:table-cell>
          <table:table-cell table:formula="of:=[.C268]+0.2" office:value-type="float" office:value="53.4000000000002" calcext:value-type="float">
            <text:p>53.4000000000002</text:p>
          </table:table-cell>
        </table:table-row>
        <table:table-row table:style-name="ro1">
          <table:table-cell office:value-type="float" office:value="66.0372" calcext:value-type="float">
            <text:p>6.60E+01</text:p>
          </table:table-cell>
          <table:table-cell office:value-type="float" office:value="40.4588" calcext:value-type="float">
            <text:p>4.05E+01</text:p>
          </table:table-cell>
          <table:table-cell table:formula="of:=[.C269]+0.2" office:value-type="float" office:value="53.6000000000002" calcext:value-type="float">
            <text:p>53.6000000000002</text:p>
          </table:table-cell>
        </table:table-row>
        <table:table-row table:style-name="ro1">
          <table:table-cell office:value-type="float" office:value="66.3245" calcext:value-type="float">
            <text:p>6.63E+01</text:p>
          </table:table-cell>
          <table:table-cell office:value-type="float" office:value="40.5865" calcext:value-type="float">
            <text:p>4.06E+01</text:p>
          </table:table-cell>
          <table:table-cell table:formula="of:=[.C270]+0.2" office:value-type="float" office:value="53.8000000000002" calcext:value-type="float">
            <text:p>53.8000000000002</text:p>
          </table:table-cell>
        </table:table-row>
        <table:table-row table:style-name="ro1">
          <table:table-cell office:value-type="float" office:value="66.6123" calcext:value-type="float">
            <text:p>6.66E+01</text:p>
          </table:table-cell>
          <table:table-cell office:value-type="float" office:value="40.7144" calcext:value-type="float">
            <text:p>4.07E+01</text:p>
          </table:table-cell>
          <table:table-cell table:formula="of:=[.C271]+0.2" office:value-type="float" office:value="54.0000000000002" calcext:value-type="float">
            <text:p>54.0000000000002</text:p>
          </table:table-cell>
        </table:table-row>
        <table:table-row table:style-name="ro1">
          <table:table-cell office:value-type="float" office:value="66.9006" calcext:value-type="float">
            <text:p>6.69E+01</text:p>
          </table:table-cell>
          <table:table-cell office:value-type="float" office:value="40.8425" calcext:value-type="float">
            <text:p>4.08E+01</text:p>
          </table:table-cell>
          <table:table-cell table:formula="of:=[.C272]+0.2" office:value-type="float" office:value="54.2000000000002" calcext:value-type="float">
            <text:p>54.2000000000002</text:p>
          </table:table-cell>
        </table:table-row>
        <table:table-row table:style-name="ro1">
          <table:table-cell office:value-type="float" office:value="67.1894" calcext:value-type="float">
            <text:p>6.72E+01</text:p>
          </table:table-cell>
          <table:table-cell office:value-type="float" office:value="40.9709" calcext:value-type="float">
            <text:p>4.10E+01</text:p>
          </table:table-cell>
          <table:table-cell table:formula="of:=[.C273]+0.2" office:value-type="float" office:value="54.4000000000002" calcext:value-type="float">
            <text:p>54.4000000000002</text:p>
          </table:table-cell>
        </table:table-row>
        <table:table-row table:style-name="ro1">
          <table:table-cell office:value-type="float" office:value="67.4788" calcext:value-type="float">
            <text:p>6.75E+01</text:p>
          </table:table-cell>
          <table:table-cell office:value-type="float" office:value="41.0996" calcext:value-type="float">
            <text:p>4.11E+01</text:p>
          </table:table-cell>
          <table:table-cell table:formula="of:=[.C274]+0.2" office:value-type="float" office:value="54.6000000000002" calcext:value-type="float">
            <text:p>54.6000000000002</text:p>
          </table:table-cell>
        </table:table-row>
        <table:table-row table:style-name="ro1">
          <table:table-cell office:value-type="float" office:value="67.7687" calcext:value-type="float">
            <text:p>6.78E+01</text:p>
          </table:table-cell>
          <table:table-cell office:value-type="float" office:value="41.2284" calcext:value-type="float">
            <text:p>4.12E+01</text:p>
          </table:table-cell>
          <table:table-cell table:formula="of:=[.C275]+0.2" office:value-type="float" office:value="54.8000000000002" calcext:value-type="float">
            <text:p>54.8000000000002</text:p>
          </table:table-cell>
        </table:table-row>
        <table:table-row table:style-name="ro1">
          <table:table-cell office:value-type="float" office:value="68.0591" calcext:value-type="float">
            <text:p>6.81E+01</text:p>
          </table:table-cell>
          <table:table-cell office:value-type="float" office:value="41.3575" calcext:value-type="float">
            <text:p>4.14E+01</text:p>
          </table:table-cell>
          <table:table-cell table:formula="of:=[.C276]+0.2" office:value-type="float" office:value="55.0000000000002" calcext:value-type="float">
            <text:p>55.0000000000002</text:p>
          </table:table-cell>
        </table:table-row>
        <table:table-row table:style-name="ro1">
          <table:table-cell office:value-type="float" office:value="68.35" calcext:value-type="float">
            <text:p>6.84E+01</text:p>
          </table:table-cell>
          <table:table-cell office:value-type="float" office:value="41.4868" calcext:value-type="float">
            <text:p>4.15E+01</text:p>
          </table:table-cell>
          <table:table-cell table:formula="of:=[.C277]+0.2" office:value-type="float" office:value="55.2000000000002" calcext:value-type="float">
            <text:p>55.2000000000002</text:p>
          </table:table-cell>
        </table:table-row>
        <table:table-row table:style-name="ro1">
          <table:table-cell office:value-type="float" office:value="68.6415" calcext:value-type="float">
            <text:p>6.86E+01</text:p>
          </table:table-cell>
          <table:table-cell office:value-type="float" office:value="41.6163" calcext:value-type="float">
            <text:p>4.16E+01</text:p>
          </table:table-cell>
          <table:table-cell table:formula="of:=[.C278]+0.2" office:value-type="float" office:value="55.4000000000003" calcext:value-type="float">
            <text:p>55.4000000000003</text:p>
          </table:table-cell>
        </table:table-row>
        <table:table-row table:style-name="ro1">
          <table:table-cell office:value-type="float" office:value="68.9334" calcext:value-type="float">
            <text:p>6.89E+01</text:p>
          </table:table-cell>
          <table:table-cell office:value-type="float" office:value="41.7461" calcext:value-type="float">
            <text:p>4.17E+01</text:p>
          </table:table-cell>
          <table:table-cell table:formula="of:=[.C279]+0.2" office:value-type="float" office:value="55.6000000000003" calcext:value-type="float">
            <text:p>55.6000000000003</text:p>
          </table:table-cell>
        </table:table-row>
        <table:table-row table:style-name="ro1">
          <table:table-cell office:value-type="float" office:value="69.2258" calcext:value-type="float">
            <text:p>6.92E+01</text:p>
          </table:table-cell>
          <table:table-cell office:value-type="float" office:value="41.876" calcext:value-type="float">
            <text:p>4.19E+01</text:p>
          </table:table-cell>
          <table:table-cell table:formula="of:=[.C280]+0.2" office:value-type="float" office:value="55.8000000000003" calcext:value-type="float">
            <text:p>55.8000000000003</text:p>
          </table:table-cell>
        </table:table-row>
        <table:table-row table:style-name="ro1">
          <table:table-cell office:value-type="float" office:value="69.5188" calcext:value-type="float">
            <text:p>6.95E+01</text:p>
          </table:table-cell>
          <table:table-cell office:value-type="float" office:value="42.0062" calcext:value-type="float">
            <text:p>4.20E+01</text:p>
          </table:table-cell>
          <table:table-cell table:formula="of:=[.C281]+0.2" office:value-type="float" office:value="56.0000000000003" calcext:value-type="float">
            <text:p>56.0000000000003</text:p>
          </table:table-cell>
        </table:table-row>
        <table:table-row table:style-name="ro1">
          <table:table-cell office:value-type="float" office:value="69.8122" calcext:value-type="float">
            <text:p>6.98E+01</text:p>
          </table:table-cell>
          <table:table-cell office:value-type="float" office:value="42.1367" calcext:value-type="float">
            <text:p>4.21E+01</text:p>
          </table:table-cell>
          <table:table-cell table:formula="of:=[.C282]+0.2" office:value-type="float" office:value="56.2000000000003" calcext:value-type="float">
            <text:p>56.2000000000003</text:p>
          </table:table-cell>
        </table:table-row>
        <table:table-row table:style-name="ro1">
          <table:table-cell office:value-type="float" office:value="70.1061" calcext:value-type="float">
            <text:p>7.01E+01</text:p>
          </table:table-cell>
          <table:table-cell office:value-type="float" office:value="42.2673" calcext:value-type="float">
            <text:p>4.23E+01</text:p>
          </table:table-cell>
          <table:table-cell table:formula="of:=[.C283]+0.2" office:value-type="float" office:value="56.4000000000003" calcext:value-type="float">
            <text:p>56.4000000000003</text:p>
          </table:table-cell>
        </table:table-row>
        <table:table-row table:style-name="ro1">
          <table:table-cell office:value-type="float" office:value="70.4005" calcext:value-type="float">
            <text:p>7.04E+01</text:p>
          </table:table-cell>
          <table:table-cell office:value-type="float" office:value="42.3981" calcext:value-type="float">
            <text:p>4.24E+01</text:p>
          </table:table-cell>
          <table:table-cell table:formula="of:=[.C284]+0.2" office:value-type="float" office:value="56.6000000000003" calcext:value-type="float">
            <text:p>56.6000000000003</text:p>
          </table:table-cell>
        </table:table-row>
        <table:table-row table:style-name="ro1">
          <table:table-cell office:value-type="float" office:value="70.6954" calcext:value-type="float">
            <text:p>7.07E+01</text:p>
          </table:table-cell>
          <table:table-cell office:value-type="float" office:value="42.5292" calcext:value-type="float">
            <text:p>4.25E+01</text:p>
          </table:table-cell>
          <table:table-cell table:formula="of:=[.C285]+0.2" office:value-type="float" office:value="56.8000000000003" calcext:value-type="float">
            <text:p>56.8000000000003</text:p>
          </table:table-cell>
        </table:table-row>
        <table:table-row table:style-name="ro1">
          <table:table-cell office:value-type="float" office:value="70.9907" calcext:value-type="float">
            <text:p>7.10E+01</text:p>
          </table:table-cell>
          <table:table-cell office:value-type="float" office:value="42.6605" calcext:value-type="float">
            <text:p>4.27E+01</text:p>
          </table:table-cell>
          <table:table-cell table:formula="of:=[.C286]+0.2" office:value-type="float" office:value="57.0000000000003" calcext:value-type="float">
            <text:p>57.0000000000003</text:p>
          </table:table-cell>
        </table:table-row>
        <table:table-row table:style-name="ro1">
          <table:table-cell office:value-type="float" office:value="71.2865" calcext:value-type="float">
            <text:p>7.13E+01</text:p>
          </table:table-cell>
          <table:table-cell office:value-type="float" office:value="42.792" calcext:value-type="float">
            <text:p>4.28E+01</text:p>
          </table:table-cell>
          <table:table-cell table:formula="of:=[.C287]+0.2" office:value-type="float" office:value="57.2000000000003" calcext:value-type="float">
            <text:p>57.2000000000003</text:p>
          </table:table-cell>
        </table:table-row>
        <table:table-row table:style-name="ro1">
          <table:table-cell office:value-type="float" office:value="71.5828" calcext:value-type="float">
            <text:p>7.16E+01</text:p>
          </table:table-cell>
          <table:table-cell office:value-type="float" office:value="42.9237" calcext:value-type="float">
            <text:p>4.29E+01</text:p>
          </table:table-cell>
          <table:table-cell table:formula="of:=[.C288]+0.2" office:value-type="float" office:value="57.4000000000003" calcext:value-type="float">
            <text:p>57.4000000000003</text:p>
          </table:table-cell>
        </table:table-row>
        <table:table-row table:style-name="ro1">
          <table:table-cell office:value-type="float" office:value="71.8796" calcext:value-type="float">
            <text:p>7.19E+01</text:p>
          </table:table-cell>
          <table:table-cell office:value-type="float" office:value="43.0553" calcext:value-type="float">
            <text:p>4.31E+01</text:p>
          </table:table-cell>
          <table:table-cell table:formula="of:=[.C289]+0.2" office:value-type="float" office:value="57.6000000000003" calcext:value-type="float">
            <text:p>57.6000000000003</text:p>
          </table:table-cell>
        </table:table-row>
        <table:table-row table:style-name="ro1">
          <table:table-cell office:value-type="float" office:value="72.1768" calcext:value-type="float">
            <text:p>7.22E+01</text:p>
          </table:table-cell>
          <table:table-cell office:value-type="float" office:value="43.1874" calcext:value-type="float">
            <text:p>4.32E+01</text:p>
          </table:table-cell>
          <table:table-cell table:formula="of:=[.C290]+0.2" office:value-type="float" office:value="57.8000000000003" calcext:value-type="float">
            <text:p>57.8000000000003</text:p>
          </table:table-cell>
        </table:table-row>
        <table:table-row table:style-name="ro1">
          <table:table-cell office:value-type="float" office:value="72.4745" calcext:value-type="float">
            <text:p>7.25E+01</text:p>
          </table:table-cell>
          <table:table-cell office:value-type="float" office:value="43.3198" calcext:value-type="float">
            <text:p>4.33E+01</text:p>
          </table:table-cell>
          <table:table-cell table:formula="of:=[.C291]+0.2" office:value-type="float" office:value="58.0000000000003" calcext:value-type="float">
            <text:p>58.0000000000003</text:p>
          </table:table-cell>
        </table:table-row>
        <table:table-row table:style-name="ro1">
          <table:table-cell office:value-type="float" office:value="72.7727" calcext:value-type="float">
            <text:p>7.28E+01</text:p>
          </table:table-cell>
          <table:table-cell office:value-type="float" office:value="43.4523" calcext:value-type="float">
            <text:p>4.35E+01</text:p>
          </table:table-cell>
          <table:table-cell table:formula="of:=[.C292]+0.2" office:value-type="float" office:value="58.2000000000003" calcext:value-type="float">
            <text:p>58.2000000000003</text:p>
          </table:table-cell>
        </table:table-row>
        <table:table-row table:style-name="ro1">
          <table:table-cell office:value-type="float" office:value="73.0713" calcext:value-type="float">
            <text:p>7.31E+01</text:p>
          </table:table-cell>
          <table:table-cell office:value-type="float" office:value="43.585" calcext:value-type="float">
            <text:p>4.36E+01</text:p>
          </table:table-cell>
          <table:table-cell table:formula="of:=[.C293]+0.2" office:value-type="float" office:value="58.4000000000003" calcext:value-type="float">
            <text:p>58.4000000000003</text:p>
          </table:table-cell>
        </table:table-row>
        <table:table-row table:style-name="ro1">
          <table:table-cell office:value-type="float" office:value="73.3704" calcext:value-type="float">
            <text:p>7.34E+01</text:p>
          </table:table-cell>
          <table:table-cell office:value-type="float" office:value="43.7179" calcext:value-type="float">
            <text:p>4.37E+01</text:p>
          </table:table-cell>
          <table:table-cell table:formula="of:=[.C294]+0.2" office:value-type="float" office:value="58.6000000000003" calcext:value-type="float">
            <text:p>58.6000000000003</text:p>
          </table:table-cell>
        </table:table-row>
        <table:table-row table:style-name="ro1">
          <table:table-cell office:value-type="float" office:value="73.6699" calcext:value-type="float">
            <text:p>7.37E+01</text:p>
          </table:table-cell>
          <table:table-cell office:value-type="float" office:value="43.851" calcext:value-type="float">
            <text:p>4.39E+01</text:p>
          </table:table-cell>
          <table:table-cell table:formula="of:=[.C295]+0.2" office:value-type="float" office:value="58.8000000000003" calcext:value-type="float">
            <text:p>58.8000000000003</text:p>
          </table:table-cell>
        </table:table-row>
        <table:table-row table:style-name="ro1">
          <table:table-cell office:value-type="float" office:value="73.9698" calcext:value-type="float">
            <text:p>7.40E+01</text:p>
          </table:table-cell>
          <table:table-cell office:value-type="float" office:value="43.9844" calcext:value-type="float">
            <text:p>4.40E+01</text:p>
          </table:table-cell>
          <table:table-cell table:formula="of:=[.C296]+0.2" office:value-type="float" office:value="59.0000000000003" calcext:value-type="float">
            <text:p>59.0000000000003</text:p>
          </table:table-cell>
        </table:table-row>
        <table:table-row table:style-name="ro1">
          <table:table-cell office:value-type="float" office:value="74.2702" calcext:value-type="float">
            <text:p>7.43E+01</text:p>
          </table:table-cell>
          <table:table-cell office:value-type="float" office:value="44.1179" calcext:value-type="float">
            <text:p>4.41E+01</text:p>
          </table:table-cell>
          <table:table-cell table:formula="of:=[.C297]+0.2" office:value-type="float" office:value="59.2000000000003" calcext:value-type="float">
            <text:p>59.2000000000003</text:p>
          </table:table-cell>
        </table:table-row>
        <table:table-row table:style-name="ro1">
          <table:table-cell office:value-type="float" office:value="74.5711" calcext:value-type="float">
            <text:p>7.46E+01</text:p>
          </table:table-cell>
          <table:table-cell office:value-type="float" office:value="44.2516" calcext:value-type="float">
            <text:p>4.43E+01</text:p>
          </table:table-cell>
          <table:table-cell table:formula="of:=[.C298]+0.2" office:value-type="float" office:value="59.4000000000003" calcext:value-type="float">
            <text:p>59.4000000000003</text:p>
          </table:table-cell>
        </table:table-row>
        <table:table-row table:style-name="ro1">
          <table:table-cell office:value-type="float" office:value="74.8723" calcext:value-type="float">
            <text:p>7.49E+01</text:p>
          </table:table-cell>
          <table:table-cell office:value-type="float" office:value="44.3855" calcext:value-type="float">
            <text:p>4.44E+01</text:p>
          </table:table-cell>
          <table:table-cell table:formula="of:=[.C299]+0.2" office:value-type="float" office:value="59.6000000000003" calcext:value-type="float">
            <text:p>59.6000000000003</text:p>
          </table:table-cell>
        </table:table-row>
        <table:table-row table:style-name="ro1">
          <table:table-cell office:value-type="float" office:value="75.174" calcext:value-type="float">
            <text:p>7.52E+01</text:p>
          </table:table-cell>
          <table:table-cell office:value-type="float" office:value="44.5196" calcext:value-type="float">
            <text:p>4.45E+01</text:p>
          </table:table-cell>
          <table:table-cell table:formula="of:=[.C300]+0.2" office:value-type="float" office:value="59.8000000000003" calcext:value-type="float">
            <text:p>59.8000000000003</text:p>
          </table:table-cell>
        </table:table-row>
        <table:table-row table:style-name="ro1">
          <table:table-cell office:value-type="float" office:value="75.4761" calcext:value-type="float">
            <text:p>7.55E+01</text:p>
          </table:table-cell>
          <table:table-cell office:value-type="float" office:value="44.6539" calcext:value-type="float">
            <text:p>4.47E+01</text:p>
          </table:table-cell>
          <table:table-cell table:formula="of:=[.C301]+0.2" office:value-type="float" office:value="60.0000000000003" calcext:value-type="float">
            <text:p>60.0000000000003</text:p>
          </table:table-cell>
        </table:table-row>
        <table:table-row table:style-name="ro1">
          <table:table-cell office:value-type="float" office:value="75.7787" calcext:value-type="float">
            <text:p>7.58E+01</text:p>
          </table:table-cell>
          <table:table-cell office:value-type="float" office:value="44.7883" calcext:value-type="float">
            <text:p>4.48E+01</text:p>
          </table:table-cell>
          <table:table-cell table:formula="of:=[.C302]+0.2" office:value-type="float" office:value="60.2000000000003" calcext:value-type="float">
            <text:p>60.2000000000003</text:p>
          </table:table-cell>
        </table:table-row>
        <table:table-row table:style-name="ro1">
          <table:table-cell office:value-type="float" office:value="76.0817" calcext:value-type="float">
            <text:p>7.61E+01</text:p>
          </table:table-cell>
          <table:table-cell office:value-type="float" office:value="44.923" calcext:value-type="float">
            <text:p>4.49E+01</text:p>
          </table:table-cell>
          <table:table-cell table:formula="of:=[.C303]+0.2" office:value-type="float" office:value="60.4000000000003" calcext:value-type="float">
            <text:p>60.4000000000003</text:p>
          </table:table-cell>
        </table:table-row>
        <table:table-row table:style-name="ro1">
          <table:table-cell office:value-type="float" office:value="76.385" calcext:value-type="float">
            <text:p>7.64E+01</text:p>
          </table:table-cell>
          <table:table-cell office:value-type="float" office:value="45.0578" calcext:value-type="float">
            <text:p>4.51E+01</text:p>
          </table:table-cell>
          <table:table-cell table:formula="of:=[.C304]+0.2" office:value-type="float" office:value="60.6000000000003" calcext:value-type="float">
            <text:p>60.6000000000003</text:p>
          </table:table-cell>
        </table:table-row>
        <table:table-row table:style-name="ro1">
          <table:table-cell office:value-type="float" office:value="76.6888" calcext:value-type="float">
            <text:p>7.67E+01</text:p>
          </table:table-cell>
          <table:table-cell office:value-type="float" office:value="45.1929" calcext:value-type="float">
            <text:p>4.52E+01</text:p>
          </table:table-cell>
          <table:table-cell table:formula="of:=[.C305]+0.2" office:value-type="float" office:value="60.8000000000003" calcext:value-type="float">
            <text:p>60.8000000000003</text:p>
          </table:table-cell>
        </table:table-row>
        <table:table-row table:style-name="ro1">
          <table:table-cell office:value-type="float" office:value="76.993" calcext:value-type="float">
            <text:p>7.70E+01</text:p>
          </table:table-cell>
          <table:table-cell office:value-type="float" office:value="45.3281" calcext:value-type="float">
            <text:p>4.53E+01</text:p>
          </table:table-cell>
          <table:table-cell table:formula="of:=[.C306]+0.2" office:value-type="float" office:value="61.0000000000003" calcext:value-type="float">
            <text:p>61.0000000000003</text:p>
          </table:table-cell>
        </table:table-row>
        <table:table-row table:style-name="ro1">
          <table:table-cell office:value-type="float" office:value="77.2977" calcext:value-type="float">
            <text:p>7.73E+01</text:p>
          </table:table-cell>
          <table:table-cell office:value-type="float" office:value="45.4635" calcext:value-type="float">
            <text:p>4.55E+01</text:p>
          </table:table-cell>
          <table:table-cell table:formula="of:=[.C307]+0.2" office:value-type="float" office:value="61.2000000000003" calcext:value-type="float">
            <text:p>61.2000000000003</text:p>
          </table:table-cell>
        </table:table-row>
        <table:table-row table:style-name="ro1">
          <table:table-cell office:value-type="float" office:value="77.6027" calcext:value-type="float">
            <text:p>7.76E+01</text:p>
          </table:table-cell>
          <table:table-cell office:value-type="float" office:value="45.599" calcext:value-type="float">
            <text:p>4.56E+01</text:p>
          </table:table-cell>
          <table:table-cell table:formula="of:=[.C308]+0.2" office:value-type="float" office:value="61.4000000000003" calcext:value-type="float">
            <text:p>61.4000000000003</text:p>
          </table:table-cell>
        </table:table-row>
        <table:table-row table:style-name="ro1">
          <table:table-cell office:value-type="float" office:value="77.9081" calcext:value-type="float">
            <text:p>7.79E+01</text:p>
          </table:table-cell>
          <table:table-cell office:value-type="float" office:value="45.7348" calcext:value-type="float">
            <text:p>4.57E+01</text:p>
          </table:table-cell>
          <table:table-cell table:formula="of:=[.C309]+0.2" office:value-type="float" office:value="61.6000000000003" calcext:value-type="float">
            <text:p>61.6000000000003</text:p>
          </table:table-cell>
        </table:table-row>
        <table:table-row table:style-name="ro1">
          <table:table-cell office:value-type="float" office:value="78.2139" calcext:value-type="float">
            <text:p>7.82E+01</text:p>
          </table:table-cell>
          <table:table-cell office:value-type="float" office:value="45.8707" calcext:value-type="float">
            <text:p>4.59E+01</text:p>
          </table:table-cell>
          <table:table-cell table:formula="of:=[.C310]+0.2" office:value-type="float" office:value="61.8000000000003" calcext:value-type="float">
            <text:p>61.8000000000003</text:p>
          </table:table-cell>
        </table:table-row>
        <table:table-row table:style-name="ro1">
          <table:table-cell office:value-type="float" office:value="78.5201" calcext:value-type="float">
            <text:p>7.85E+01</text:p>
          </table:table-cell>
          <table:table-cell office:value-type="float" office:value="46.0068" calcext:value-type="float">
            <text:p>4.60E+01</text:p>
          </table:table-cell>
          <table:table-cell table:formula="of:=[.C311]+0.2" office:value-type="float" office:value="62.0000000000003" calcext:value-type="float">
            <text:p>62.0000000000003</text:p>
          </table:table-cell>
        </table:table-row>
        <table:table-row table:style-name="ro1">
          <table:table-cell office:value-type="float" office:value="78.8267" calcext:value-type="float">
            <text:p>7.88E+01</text:p>
          </table:table-cell>
          <table:table-cell office:value-type="float" office:value="46.1431" calcext:value-type="float">
            <text:p>4.61E+01</text:p>
          </table:table-cell>
          <table:table-cell table:formula="of:=[.C312]+0.2" office:value-type="float" office:value="62.2000000000003" calcext:value-type="float">
            <text:p>62.2000000000003</text:p>
          </table:table-cell>
        </table:table-row>
        <table:table-row table:style-name="ro1">
          <table:table-cell office:value-type="float" office:value="79.1337" calcext:value-type="float">
            <text:p>7.91E+01</text:p>
          </table:table-cell>
          <table:table-cell office:value-type="float" office:value="46.2795" calcext:value-type="float">
            <text:p>4.63E+01</text:p>
          </table:table-cell>
          <table:table-cell table:formula="of:=[.C313]+0.2" office:value-type="float" office:value="62.4000000000004" calcext:value-type="float">
            <text:p>62.4000000000004</text:p>
          </table:table-cell>
        </table:table-row>
        <table:table-row table:style-name="ro1">
          <table:table-cell office:value-type="float" office:value="79.4411" calcext:value-type="float">
            <text:p>7.94E+01</text:p>
          </table:table-cell>
          <table:table-cell office:value-type="float" office:value="46.4161" calcext:value-type="float">
            <text:p>4.64E+01</text:p>
          </table:table-cell>
          <table:table-cell table:formula="of:=[.C314]+0.2" office:value-type="float" office:value="62.6000000000004" calcext:value-type="float">
            <text:p>62.6000000000004</text:p>
          </table:table-cell>
        </table:table-row>
        <table:table-row table:style-name="ro1">
          <table:table-cell office:value-type="float" office:value="79.7488" calcext:value-type="float">
            <text:p>7.97E+01</text:p>
          </table:table-cell>
          <table:table-cell office:value-type="float" office:value="46.5529" calcext:value-type="float">
            <text:p>4.66E+01</text:p>
          </table:table-cell>
          <table:table-cell table:formula="of:=[.C315]+0.2" office:value-type="float" office:value="62.8000000000004" calcext:value-type="float">
            <text:p>62.8000000000004</text:p>
          </table:table-cell>
        </table:table-row>
        <table:table-row table:style-name="ro1">
          <table:table-cell office:value-type="float" office:value="80.0569" calcext:value-type="float">
            <text:p>8.01E+01</text:p>
          </table:table-cell>
          <table:table-cell office:value-type="float" office:value="46.6899" calcext:value-type="float">
            <text:p>4.67E+01</text:p>
          </table:table-cell>
          <table:table-cell table:formula="of:=[.C316]+0.2" office:value-type="float" office:value="63.0000000000004" calcext:value-type="float">
            <text:p>63.0000000000004</text:p>
          </table:table-cell>
        </table:table-row>
        <table:table-row table:style-name="ro1">
          <table:table-cell office:value-type="float" office:value="80.3654" calcext:value-type="float">
            <text:p>8.04E+01</text:p>
          </table:table-cell>
          <table:table-cell office:value-type="float" office:value="46.827" calcext:value-type="float">
            <text:p>4.68E+01</text:p>
          </table:table-cell>
          <table:table-cell table:formula="of:=[.C317]+0.2" office:value-type="float" office:value="63.2000000000004" calcext:value-type="float">
            <text:p>63.2000000000004</text:p>
          </table:table-cell>
        </table:table-row>
        <table:table-row table:style-name="ro1">
          <table:table-cell office:value-type="float" office:value="80.6743" calcext:value-type="float">
            <text:p>8.07E+01</text:p>
          </table:table-cell>
          <table:table-cell office:value-type="float" office:value="46.9643" calcext:value-type="float">
            <text:p>4.70E+01</text:p>
          </table:table-cell>
          <table:table-cell table:formula="of:=[.C318]+0.2" office:value-type="float" office:value="63.4000000000004" calcext:value-type="float">
            <text:p>63.4000000000004</text:p>
          </table:table-cell>
        </table:table-row>
        <table:table-row table:style-name="ro1">
          <table:table-cell office:value-type="float" office:value="80.9835" calcext:value-type="float">
            <text:p>8.10E+01</text:p>
          </table:table-cell>
          <table:table-cell office:value-type="float" office:value="47.1017" calcext:value-type="float">
            <text:p>4.71E+01</text:p>
          </table:table-cell>
          <table:table-cell table:formula="of:=[.C319]+0.2" office:value-type="float" office:value="63.6000000000004" calcext:value-type="float">
            <text:p>63.6000000000004</text:p>
          </table:table-cell>
        </table:table-row>
        <table:table-row table:style-name="ro1">
          <table:table-cell office:value-type="float" office:value="81.2931" calcext:value-type="float">
            <text:p>8.13E+01</text:p>
          </table:table-cell>
          <table:table-cell office:value-type="float" office:value="47.2393" calcext:value-type="float">
            <text:p>4.72E+01</text:p>
          </table:table-cell>
          <table:table-cell table:formula="of:=[.C320]+0.2" office:value-type="float" office:value="63.8000000000004" calcext:value-type="float">
            <text:p>63.8000000000004</text:p>
          </table:table-cell>
        </table:table-row>
        <table:table-row table:style-name="ro1">
          <table:table-cell office:value-type="float" office:value="81.603" calcext:value-type="float">
            <text:p>8.16E+01</text:p>
          </table:table-cell>
          <table:table-cell office:value-type="float" office:value="47.3771" calcext:value-type="float">
            <text:p>4.74E+01</text:p>
          </table:table-cell>
          <table:table-cell table:formula="of:=[.C321]+0.2" office:value-type="float" office:value="64.0000000000004" calcext:value-type="float">
            <text:p>64.0000000000004</text:p>
          </table:table-cell>
        </table:table-row>
        <table:table-row table:style-name="ro1">
          <table:table-cell office:value-type="float" office:value="81.9133" calcext:value-type="float">
            <text:p>8.19E+01</text:p>
          </table:table-cell>
          <table:table-cell office:value-type="float" office:value="47.515" calcext:value-type="float">
            <text:p>4.75E+01</text:p>
          </table:table-cell>
          <table:table-cell table:formula="of:=[.C322]+0.2" office:value-type="float" office:value="64.2000000000004" calcext:value-type="float">
            <text:p>64.2000000000004</text:p>
          </table:table-cell>
        </table:table-row>
        <table:table-row table:style-name="ro1">
          <table:table-cell office:value-type="float" office:value="82.224" calcext:value-type="float">
            <text:p>8.22E+01</text:p>
          </table:table-cell>
          <table:table-cell office:value-type="float" office:value="47.6531" calcext:value-type="float">
            <text:p>4.77E+01</text:p>
          </table:table-cell>
          <table:table-cell table:formula="of:=[.C323]+0.2" office:value-type="float" office:value="64.4000000000004" calcext:value-type="float">
            <text:p>64.4000000000004</text:p>
          </table:table-cell>
        </table:table-row>
        <table:table-row table:style-name="ro1">
          <table:table-cell office:value-type="float" office:value="82.535" calcext:value-type="float">
            <text:p>8.25E+01</text:p>
          </table:table-cell>
          <table:table-cell office:value-type="float" office:value="47.7913" calcext:value-type="float">
            <text:p>4.78E+01</text:p>
          </table:table-cell>
          <table:table-cell table:formula="of:=[.C324]+0.2" office:value-type="float" office:value="64.6000000000004" calcext:value-type="float">
            <text:p>64.6000000000004</text:p>
          </table:table-cell>
        </table:table-row>
        <table:table-row table:style-name="ro1">
          <table:table-cell office:value-type="float" office:value="82.8464" calcext:value-type="float">
            <text:p>8.28E+01</text:p>
          </table:table-cell>
          <table:table-cell office:value-type="float" office:value="47.9297" calcext:value-type="float">
            <text:p>4.79E+01</text:p>
          </table:table-cell>
          <table:table-cell table:formula="of:=[.C325]+0.2" office:value-type="float" office:value="64.8000000000004" calcext:value-type="float">
            <text:p>64.8000000000004</text:p>
          </table:table-cell>
        </table:table-row>
        <table:table-row table:style-name="ro1">
          <table:table-cell office:value-type="float" office:value="83.1581" calcext:value-type="float">
            <text:p>8.32E+01</text:p>
          </table:table-cell>
          <table:table-cell office:value-type="float" office:value="48.0682" calcext:value-type="float">
            <text:p>4.81E+01</text:p>
          </table:table-cell>
          <table:table-cell table:formula="of:=[.C326]+0.2" office:value-type="float" office:value="65.0000000000004" calcext:value-type="float">
            <text:p>65.0000000000004</text:p>
          </table:table-cell>
        </table:table-row>
        <table:table-row table:style-name="ro1">
          <table:table-cell office:value-type="float" office:value="83.4701" calcext:value-type="float">
            <text:p>8.35E+01</text:p>
          </table:table-cell>
          <table:table-cell office:value-type="float" office:value="48.2069" calcext:value-type="float">
            <text:p>4.82E+01</text:p>
          </table:table-cell>
          <table:table-cell table:formula="of:=[.C327]+0.2" office:value-type="float" office:value="65.2000000000004" calcext:value-type="float">
            <text:p>65.2000000000004</text:p>
          </table:table-cell>
        </table:table-row>
        <table:table-row table:style-name="ro1">
          <table:table-cell office:value-type="float" office:value="83.7825" calcext:value-type="float">
            <text:p>8.38E+01</text:p>
          </table:table-cell>
          <table:table-cell office:value-type="float" office:value="48.3458" calcext:value-type="float">
            <text:p>4.83E+01</text:p>
          </table:table-cell>
          <table:table-cell table:formula="of:=[.C328]+0.2" office:value-type="float" office:value="65.4000000000004" calcext:value-type="float">
            <text:p>65.4000000000004</text:p>
          </table:table-cell>
        </table:table-row>
        <table:table-row table:style-name="ro1">
          <table:table-cell office:value-type="float" office:value="84.0952" calcext:value-type="float">
            <text:p>8.41E+01</text:p>
          </table:table-cell>
          <table:table-cell office:value-type="float" office:value="48.4847" calcext:value-type="float">
            <text:p>4.85E+01</text:p>
          </table:table-cell>
          <table:table-cell table:formula="of:=[.C329]+0.2" office:value-type="float" office:value="65.6000000000004" calcext:value-type="float">
            <text:p>65.6000000000004</text:p>
          </table:table-cell>
        </table:table-row>
        <table:table-row table:style-name="ro1">
          <table:table-cell office:value-type="float" office:value="84.4082" calcext:value-type="float">
            <text:p>8.44E+01</text:p>
          </table:table-cell>
          <table:table-cell office:value-type="float" office:value="48.6239" calcext:value-type="float">
            <text:p>4.86E+01</text:p>
          </table:table-cell>
          <table:table-cell table:formula="of:=[.C330]+0.2" office:value-type="float" office:value="65.8000000000004" calcext:value-type="float">
            <text:p>65.8000000000004</text:p>
          </table:table-cell>
        </table:table-row>
        <table:table-row table:style-name="ro1">
          <table:table-cell office:value-type="float" office:value="84.7216" calcext:value-type="float">
            <text:p>8.47E+01</text:p>
          </table:table-cell>
          <table:table-cell office:value-type="float" office:value="48.7632" calcext:value-type="float">
            <text:p>4.88E+01</text:p>
          </table:table-cell>
          <table:table-cell table:formula="of:=[.C331]+0.2" office:value-type="float" office:value="66.0000000000004" calcext:value-type="float">
            <text:p>66.0000000000004</text:p>
          </table:table-cell>
        </table:table-row>
        <table:table-row table:style-name="ro1">
          <table:table-cell office:value-type="float" office:value="85.0352" calcext:value-type="float">
            <text:p>8.50E+01</text:p>
          </table:table-cell>
          <table:table-cell office:value-type="float" office:value="48.9026" calcext:value-type="float">
            <text:p>4.89E+01</text:p>
          </table:table-cell>
          <table:table-cell table:formula="of:=[.C332]+0.2" office:value-type="float" office:value="66.2000000000004" calcext:value-type="float">
            <text:p>66.2000000000004</text:p>
          </table:table-cell>
        </table:table-row>
        <table:table-row table:style-name="ro1">
          <table:table-cell office:value-type="float" office:value="85.3492" calcext:value-type="float">
            <text:p>8.53E+01</text:p>
          </table:table-cell>
          <table:table-cell office:value-type="float" office:value="49.0421" calcext:value-type="float">
            <text:p>4.90E+01</text:p>
          </table:table-cell>
          <table:table-cell table:formula="of:=[.C333]+0.2" office:value-type="float" office:value="66.4000000000004" calcext:value-type="float">
            <text:p>66.4000000000004</text:p>
          </table:table-cell>
        </table:table-row>
        <table:table-row table:style-name="ro1">
          <table:table-cell office:value-type="float" office:value="85.6635" calcext:value-type="float">
            <text:p>8.57E+01</text:p>
          </table:table-cell>
          <table:table-cell office:value-type="float" office:value="49.1818" calcext:value-type="float">
            <text:p>4.92E+01</text:p>
          </table:table-cell>
          <table:table-cell table:formula="of:=[.C334]+0.2" office:value-type="float" office:value="66.6000000000004" calcext:value-type="float">
            <text:p>66.6000000000004</text:p>
          </table:table-cell>
        </table:table-row>
        <table:table-row table:style-name="ro1">
          <table:table-cell office:value-type="float" office:value="85.9782" calcext:value-type="float">
            <text:p>8.60E+01</text:p>
          </table:table-cell>
          <table:table-cell office:value-type="float" office:value="49.3217" calcext:value-type="float">
            <text:p>4.93E+01</text:p>
          </table:table-cell>
          <table:table-cell table:formula="of:=[.C335]+0.2" office:value-type="float" office:value="66.8000000000004" calcext:value-type="float">
            <text:p>66.8000000000004</text:p>
          </table:table-cell>
        </table:table-row>
        <table:table-row table:style-name="ro1">
          <table:table-cell office:value-type="float" office:value="86.2931" calcext:value-type="float">
            <text:p>8.63E+01</text:p>
          </table:table-cell>
          <table:table-cell office:value-type="float" office:value="49.4617" calcext:value-type="float">
            <text:p>4.95E+01</text:p>
          </table:table-cell>
          <table:table-cell table:formula="of:=[.C336]+0.2" office:value-type="float" office:value="67.0000000000004" calcext:value-type="float">
            <text:p>67.0000000000004</text:p>
          </table:table-cell>
        </table:table-row>
        <table:table-row table:style-name="ro1">
          <table:table-cell office:value-type="float" office:value="86.6083" calcext:value-type="float">
            <text:p>8.66E+01</text:p>
          </table:table-cell>
          <table:table-cell office:value-type="float" office:value="49.6018" calcext:value-type="float">
            <text:p>4.96E+01</text:p>
          </table:table-cell>
          <table:table-cell table:formula="of:=[.C337]+0.2" office:value-type="float" office:value="67.2000000000004" calcext:value-type="float">
            <text:p>67.2000000000004</text:p>
          </table:table-cell>
        </table:table-row>
        <table:table-row table:style-name="ro1">
          <table:table-cell office:value-type="float" office:value="86.9239" calcext:value-type="float">
            <text:p>8.69E+01</text:p>
          </table:table-cell>
          <table:table-cell office:value-type="float" office:value="49.742" calcext:value-type="float">
            <text:p>4.97E+01</text:p>
          </table:table-cell>
          <table:table-cell table:formula="of:=[.C338]+0.2" office:value-type="float" office:value="67.4000000000004" calcext:value-type="float">
            <text:p>67.4000000000004</text:p>
          </table:table-cell>
        </table:table-row>
        <table:table-row table:style-name="ro1">
          <table:table-cell office:value-type="float" office:value="87.2397" calcext:value-type="float">
            <text:p>8.72E+01</text:p>
          </table:table-cell>
          <table:table-cell office:value-type="float" office:value="49.8824" calcext:value-type="float">
            <text:p>4.99E+01</text:p>
          </table:table-cell>
          <table:table-cell table:formula="of:=[.C339]+0.2" office:value-type="float" office:value="67.6000000000004" calcext:value-type="float">
            <text:p>67.6000000000004</text:p>
          </table:table-cell>
        </table:table-row>
        <table:table-row table:style-name="ro1">
          <table:table-cell office:value-type="float" office:value="87.5559" calcext:value-type="float">
            <text:p>8.76E+01</text:p>
          </table:table-cell>
          <table:table-cell office:value-type="float" office:value="50.0229" calcext:value-type="float">
            <text:p>5.00E+01</text:p>
          </table:table-cell>
          <table:table-cell table:formula="of:=[.C340]+0.2" office:value-type="float" office:value="67.8000000000004" calcext:value-type="float">
            <text:p>67.8000000000004</text:p>
          </table:table-cell>
        </table:table-row>
        <table:table-row table:style-name="ro1">
          <table:table-cell office:value-type="float" office:value="87.8723" calcext:value-type="float">
            <text:p>8.79E+01</text:p>
          </table:table-cell>
          <table:table-cell office:value-type="float" office:value="50.1636" calcext:value-type="float">
            <text:p>5.02E+01</text:p>
          </table:table-cell>
          <table:table-cell table:formula="of:=[.C341]+0.2" office:value-type="float" office:value="68.0000000000004" calcext:value-type="float">
            <text:p>68.0000000000004</text:p>
          </table:table-cell>
        </table:table-row>
        <table:table-row table:style-name="ro1">
          <table:table-cell office:value-type="float" office:value="88.189" calcext:value-type="float">
            <text:p>8.82E+01</text:p>
          </table:table-cell>
          <table:table-cell office:value-type="float" office:value="50.3043" calcext:value-type="float">
            <text:p>5.03E+01</text:p>
          </table:table-cell>
          <table:table-cell table:formula="of:=[.C342]+0.2" office:value-type="float" office:value="68.2000000000004" calcext:value-type="float">
            <text:p>68.2000000000004</text:p>
          </table:table-cell>
        </table:table-row>
        <table:table-row table:style-name="ro1">
          <table:table-cell office:value-type="float" office:value="88.506" calcext:value-type="float">
            <text:p>8.85E+01</text:p>
          </table:table-cell>
          <table:table-cell office:value-type="float" office:value="50.4452" calcext:value-type="float">
            <text:p>5.04E+01</text:p>
          </table:table-cell>
          <table:table-cell table:formula="of:=[.C343]+0.2" office:value-type="float" office:value="68.4000000000004" calcext:value-type="float">
            <text:p>68.4000000000004</text:p>
          </table:table-cell>
        </table:table-row>
        <table:table-row table:style-name="ro1">
          <table:table-cell office:value-type="float" office:value="88.8233" calcext:value-type="float">
            <text:p>8.88E+01</text:p>
          </table:table-cell>
          <table:table-cell office:value-type="float" office:value="50.5863" calcext:value-type="float">
            <text:p>5.06E+01</text:p>
          </table:table-cell>
          <table:table-cell table:formula="of:=[.C344]+0.2" office:value-type="float" office:value="68.6000000000004" calcext:value-type="float">
            <text:p>68.6000000000004</text:p>
          </table:table-cell>
        </table:table-row>
        <table:table-row table:style-name="ro1">
          <table:table-cell office:value-type="float" office:value="89.1404" calcext:value-type="float">
            <text:p>8.91E+01</text:p>
          </table:table-cell>
          <table:table-cell office:value-type="float" office:value="50.7274" calcext:value-type="float">
            <text:p>5.07E+01</text:p>
          </table:table-cell>
          <table:table-cell table:formula="of:=[.C345]+0.2" office:value-type="float" office:value="68.8000000000004" calcext:value-type="float">
            <text:p>68.8000000000004</text:p>
          </table:table-cell>
        </table:table-row>
        <table:table-row table:style-name="ro1">
          <table:table-cell office:value-type="float" office:value="89.4583" calcext:value-type="float">
            <text:p>8.95E+01</text:p>
          </table:table-cell>
          <table:table-cell office:value-type="float" office:value="50.8687" calcext:value-type="float">
            <text:p>5.09E+01</text:p>
          </table:table-cell>
          <table:table-cell table:formula="of:=[.C346]+0.2" office:value-type="float" office:value="69.0000000000004" calcext:value-type="float">
            <text:p>69.0000000000004</text:p>
          </table:table-cell>
        </table:table-row>
        <table:table-row table:style-name="ro1">
          <table:table-cell office:value-type="float" office:value="89.7764" calcext:value-type="float">
            <text:p>8.98E+01</text:p>
          </table:table-cell>
          <table:table-cell office:value-type="float" office:value="51.0101" calcext:value-type="float">
            <text:p>5.10E+01</text:p>
          </table:table-cell>
          <table:table-cell table:formula="of:=[.C347]+0.2" office:value-type="float" office:value="69.2000000000004" calcext:value-type="float">
            <text:p>69.2000000000004</text:p>
          </table:table-cell>
        </table:table-row>
        <table:table-row table:style-name="ro1">
          <table:table-cell office:value-type="float" office:value="90.0948" calcext:value-type="float">
            <text:p>9.01E+01</text:p>
          </table:table-cell>
          <table:table-cell office:value-type="float" office:value="51.1516" calcext:value-type="float">
            <text:p>5.12E+01</text:p>
          </table:table-cell>
          <table:table-cell table:formula="of:=[.C348]+0.2" office:value-type="float" office:value="69.4000000000005" calcext:value-type="float">
            <text:p>69.4000000000005</text:p>
          </table:table-cell>
        </table:table-row>
        <table:table-row table:style-name="ro1">
          <table:table-cell office:value-type="float" office:value="90.4135" calcext:value-type="float">
            <text:p>9.04E+01</text:p>
          </table:table-cell>
          <table:table-cell office:value-type="float" office:value="51.2932" calcext:value-type="float">
            <text:p>5.13E+01</text:p>
          </table:table-cell>
          <table:table-cell table:formula="of:=[.C349]+0.2" office:value-type="float" office:value="69.6000000000005" calcext:value-type="float">
            <text:p>69.6000000000005</text:p>
          </table:table-cell>
        </table:table-row>
        <table:table-row table:style-name="ro1">
          <table:table-cell office:value-type="float" office:value="90.7324" calcext:value-type="float">
            <text:p>9.07E+01</text:p>
          </table:table-cell>
          <table:table-cell office:value-type="float" office:value="51.435" calcext:value-type="float">
            <text:p>5.14E+01</text:p>
          </table:table-cell>
          <table:table-cell table:formula="of:=[.C350]+0.2" office:value-type="float" office:value="69.8000000000005" calcext:value-type="float">
            <text:p>69.8000000000005</text:p>
          </table:table-cell>
        </table:table-row>
        <table:table-row table:style-name="ro1">
          <table:table-cell office:value-type="float" office:value="91.0516" calcext:value-type="float">
            <text:p>9.11E+01</text:p>
          </table:table-cell>
          <table:table-cell office:value-type="float" office:value="51.5769" calcext:value-type="float">
            <text:p>5.16E+01</text:p>
          </table:table-cell>
          <table:table-cell table:formula="of:=[.C351]+0.2" office:value-type="float" office:value="70.0000000000005" calcext:value-type="float">
            <text:p>70.0000000000005</text:p>
          </table:table-cell>
        </table:table-row>
        <table:table-row table:style-name="ro1">
          <table:table-cell office:value-type="float" office:value="91.371" calcext:value-type="float">
            <text:p>9.14E+01</text:p>
          </table:table-cell>
          <table:table-cell office:value-type="float" office:value="51.7188" calcext:value-type="float">
            <text:p>5.17E+01</text:p>
          </table:table-cell>
          <table:table-cell table:formula="of:=[.C352]+0.2" office:value-type="float" office:value="70.2000000000005" calcext:value-type="float">
            <text:p>70.2000000000005</text:p>
          </table:table-cell>
        </table:table-row>
        <table:table-row table:style-name="ro1">
          <table:table-cell office:value-type="float" office:value="91.6907" calcext:value-type="float">
            <text:p>9.17E+01</text:p>
          </table:table-cell>
          <table:table-cell office:value-type="float" office:value="51.8609" calcext:value-type="float">
            <text:p>5.19E+01</text:p>
          </table:table-cell>
          <table:table-cell table:formula="of:=[.C353]+0.2" office:value-type="float" office:value="70.4000000000005" calcext:value-type="float">
            <text:p>70.4000000000005</text:p>
          </table:table-cell>
        </table:table-row>
        <table:table-row table:style-name="ro1">
          <table:table-cell office:value-type="float" office:value="92.0107" calcext:value-type="float">
            <text:p>9.20E+01</text:p>
          </table:table-cell>
          <table:table-cell office:value-type="float" office:value="52.0031" calcext:value-type="float">
            <text:p>5.20E+01</text:p>
          </table:table-cell>
          <table:table-cell table:formula="of:=[.C354]+0.2" office:value-type="float" office:value="70.6000000000005" calcext:value-type="float">
            <text:p>70.6000000000005</text:p>
          </table:table-cell>
        </table:table-row>
        <table:table-row table:style-name="ro1">
          <table:table-cell office:value-type="float" office:value="92.3309" calcext:value-type="float">
            <text:p>9.23E+01</text:p>
          </table:table-cell>
          <table:table-cell office:value-type="float" office:value="52.1455" calcext:value-type="float">
            <text:p>5.21E+01</text:p>
          </table:table-cell>
          <table:table-cell table:formula="of:=[.C355]+0.2" office:value-type="float" office:value="70.8000000000005" calcext:value-type="float">
            <text:p>70.8000000000005</text:p>
          </table:table-cell>
        </table:table-row>
        <table:table-row table:style-name="ro1">
          <table:table-cell office:value-type="float" office:value="92.6513" calcext:value-type="float">
            <text:p>9.27E+01</text:p>
          </table:table-cell>
          <table:table-cell office:value-type="float" office:value="52.2879" calcext:value-type="float">
            <text:p>5.23E+01</text:p>
          </table:table-cell>
          <table:table-cell table:formula="of:=[.C356]+0.2" office:value-type="float" office:value="71.0000000000005" calcext:value-type="float">
            <text:p>71.0000000000005</text:p>
          </table:table-cell>
        </table:table-row>
        <table:table-row table:style-name="ro1">
          <table:table-cell office:value-type="float" office:value="92.972" calcext:value-type="float">
            <text:p>9.30E+01</text:p>
          </table:table-cell>
          <table:table-cell office:value-type="float" office:value="52.4304" calcext:value-type="float">
            <text:p>5.24E+01</text:p>
          </table:table-cell>
          <table:table-cell table:formula="of:=[.C357]+0.2" office:value-type="float" office:value="71.2000000000005" calcext:value-type="float">
            <text:p>71.2000000000005</text:p>
          </table:table-cell>
        </table:table-row>
        <table:table-row table:style-name="ro1">
          <table:table-cell office:value-type="float" office:value="93.2929" calcext:value-type="float">
            <text:p>9.33E+01</text:p>
          </table:table-cell>
          <table:table-cell office:value-type="float" office:value="52.573" calcext:value-type="float">
            <text:p>5.26E+01</text:p>
          </table:table-cell>
          <table:table-cell table:formula="of:=[.C358]+0.2" office:value-type="float" office:value="71.4000000000005" calcext:value-type="float">
            <text:p>71.4000000000005</text:p>
          </table:table-cell>
        </table:table-row>
        <table:table-row table:style-name="ro1">
          <table:table-cell office:value-type="float" office:value="93.614" calcext:value-type="float">
            <text:p>9.36E+01</text:p>
          </table:table-cell>
          <table:table-cell office:value-type="float" office:value="52.7158" calcext:value-type="float">
            <text:p>5.27E+01</text:p>
          </table:table-cell>
          <table:table-cell table:formula="of:=[.C359]+0.2" office:value-type="float" office:value="71.6000000000005" calcext:value-type="float">
            <text:p>71.6000000000005</text:p>
          </table:table-cell>
        </table:table-row>
        <table:table-row table:style-name="ro1">
          <table:table-cell office:value-type="float" office:value="93.9354" calcext:value-type="float">
            <text:p>9.39E+01</text:p>
          </table:table-cell>
          <table:table-cell office:value-type="float" office:value="52.8586" calcext:value-type="float">
            <text:p>5.29E+01</text:p>
          </table:table-cell>
          <table:table-cell table:formula="of:=[.C360]+0.2" office:value-type="float" office:value="71.8000000000005" calcext:value-type="float">
            <text:p>71.8000000000005</text:p>
          </table:table-cell>
        </table:table-row>
        <table:table-row table:style-name="ro1">
          <table:table-cell office:value-type="float" office:value="94.257" calcext:value-type="float">
            <text:p>9.43E+01</text:p>
          </table:table-cell>
          <table:table-cell office:value-type="float" office:value="53.0016" calcext:value-type="float">
            <text:p>5.30E+01</text:p>
          </table:table-cell>
          <table:table-cell table:formula="of:=[.C361]+0.2" office:value-type="float" office:value="72.0000000000005" calcext:value-type="float">
            <text:p>72.0000000000005</text:p>
          </table:table-cell>
        </table:table-row>
        <table:table-row table:style-name="ro1">
          <table:table-cell office:value-type="float" office:value="94.5789" calcext:value-type="float">
            <text:p>9.46E+01</text:p>
          </table:table-cell>
          <table:table-cell office:value-type="float" office:value="53.1446" calcext:value-type="float">
            <text:p>5.31E+01</text:p>
          </table:table-cell>
          <table:table-cell table:formula="of:=[.C362]+0.2" office:value-type="float" office:value="72.2000000000005" calcext:value-type="float">
            <text:p>72.2000000000005</text:p>
          </table:table-cell>
        </table:table-row>
        <table:table-row table:style-name="ro1">
          <table:table-cell office:value-type="float" office:value="94.9009" calcext:value-type="float">
            <text:p>9.49E+01</text:p>
          </table:table-cell>
          <table:table-cell office:value-type="float" office:value="53.2878" calcext:value-type="float">
            <text:p>5.33E+01</text:p>
          </table:table-cell>
          <table:table-cell table:formula="of:=[.C363]+0.2" office:value-type="float" office:value="72.4000000000005" calcext:value-type="float">
            <text:p>72.4000000000005</text:p>
          </table:table-cell>
        </table:table-row>
        <table:table-row table:style-name="ro1">
          <table:table-cell office:value-type="float" office:value="95.2232" calcext:value-type="float">
            <text:p>9.52E+01</text:p>
          </table:table-cell>
          <table:table-cell office:value-type="float" office:value="53.431" calcext:value-type="float">
            <text:p>5.34E+01</text:p>
          </table:table-cell>
          <table:table-cell table:formula="of:=[.C364]+0.2" office:value-type="float" office:value="72.6000000000005" calcext:value-type="float">
            <text:p>72.6000000000005</text:p>
          </table:table-cell>
        </table:table-row>
        <table:table-row table:style-name="ro1">
          <table:table-cell office:value-type="float" office:value="95.5457" calcext:value-type="float">
            <text:p>9.55E+01</text:p>
          </table:table-cell>
          <table:table-cell office:value-type="float" office:value="53.5743" calcext:value-type="float">
            <text:p>5.36E+01</text:p>
          </table:table-cell>
          <table:table-cell table:formula="of:=[.C365]+0.2" office:value-type="float" office:value="72.8000000000005" calcext:value-type="float">
            <text:p>72.8000000000005</text:p>
          </table:table-cell>
        </table:table-row>
        <table:table-row table:style-name="ro1">
          <table:table-cell office:value-type="float" office:value="95.8684" calcext:value-type="float">
            <text:p>9.59E+01</text:p>
          </table:table-cell>
          <table:table-cell office:value-type="float" office:value="53.7178" calcext:value-type="float">
            <text:p>5.37E+01</text:p>
          </table:table-cell>
          <table:table-cell table:formula="of:=[.C366]+0.2" office:value-type="float" office:value="73.0000000000005" calcext:value-type="float">
            <text:p>73.0000000000005</text:p>
          </table:table-cell>
        </table:table-row>
        <table:table-row table:style-name="ro1">
          <table:table-cell office:value-type="float" office:value="96.1913" calcext:value-type="float">
            <text:p>9.62E+01</text:p>
          </table:table-cell>
          <table:table-cell office:value-type="float" office:value="53.8613" calcext:value-type="float">
            <text:p>5.39E+01</text:p>
          </table:table-cell>
          <table:table-cell table:formula="of:=[.C367]+0.2" office:value-type="float" office:value="73.2000000000005" calcext:value-type="float">
            <text:p>73.2000000000005</text:p>
          </table:table-cell>
        </table:table-row>
        <table:table-row table:style-name="ro1">
          <table:table-cell office:value-type="float" office:value="96.5144" calcext:value-type="float">
            <text:p>9.65E+01</text:p>
          </table:table-cell>
          <table:table-cell office:value-type="float" office:value="54.0049" calcext:value-type="float">
            <text:p>5.40E+01</text:p>
          </table:table-cell>
          <table:table-cell table:formula="of:=[.C368]+0.2" office:value-type="float" office:value="73.4000000000005" calcext:value-type="float">
            <text:p>73.4000000000005</text:p>
          </table:table-cell>
        </table:table-row>
        <table:table-row table:style-name="ro1">
          <table:table-cell office:value-type="float" office:value="96.8377" calcext:value-type="float">
            <text:p>9.68E+01</text:p>
          </table:table-cell>
          <table:table-cell office:value-type="float" office:value="54.1486" calcext:value-type="float">
            <text:p>5.41E+01</text:p>
          </table:table-cell>
          <table:table-cell table:formula="of:=[.C369]+0.2" office:value-type="float" office:value="73.6000000000005" calcext:value-type="float">
            <text:p>73.6000000000005</text:p>
          </table:table-cell>
        </table:table-row>
        <table:table-row table:style-name="ro1">
          <table:table-cell office:value-type="float" office:value="97.1613" calcext:value-type="float">
            <text:p>9.72E+01</text:p>
          </table:table-cell>
          <table:table-cell office:value-type="float" office:value="54.2924" calcext:value-type="float">
            <text:p>5.43E+01</text:p>
          </table:table-cell>
          <table:table-cell table:formula="of:=[.C370]+0.2" office:value-type="float" office:value="73.8000000000005" calcext:value-type="float">
            <text:p>73.8000000000005</text:p>
          </table:table-cell>
        </table:table-row>
        <table:table-row table:style-name="ro1">
          <table:table-cell office:value-type="float" office:value="97.485" calcext:value-type="float">
            <text:p>9.75E+01</text:p>
          </table:table-cell>
          <table:table-cell office:value-type="float" office:value="54.4363" calcext:value-type="float">
            <text:p>5.44E+01</text:p>
          </table:table-cell>
          <table:table-cell table:formula="of:=[.C371]+0.2" office:value-type="float" office:value="74.0000000000005" calcext:value-type="float">
            <text:p>74.0000000000005</text:p>
          </table:table-cell>
        </table:table-row>
        <table:table-row table:style-name="ro1">
          <table:table-cell office:value-type="float" office:value="97.8089" calcext:value-type="float">
            <text:p>9.78E+01</text:p>
          </table:table-cell>
          <table:table-cell office:value-type="float" office:value="54.5802" calcext:value-type="float">
            <text:p>5.46E+01</text:p>
          </table:table-cell>
          <table:table-cell table:formula="of:=[.C372]+0.2" office:value-type="float" office:value="74.2000000000005" calcext:value-type="float">
            <text:p>74.2000000000005</text:p>
          </table:table-cell>
        </table:table-row>
        <table:table-row table:style-name="ro1">
          <table:table-cell office:value-type="float" office:value="98.133" calcext:value-type="float">
            <text:p>9.81E+01</text:p>
          </table:table-cell>
          <table:table-cell office:value-type="float" office:value="54.7243" calcext:value-type="float">
            <text:p>5.47E+01</text:p>
          </table:table-cell>
          <table:table-cell table:formula="of:=[.C373]+0.2" office:value-type="float" office:value="74.4000000000005" calcext:value-type="float">
            <text:p>74.4000000000005</text:p>
          </table:table-cell>
        </table:table-row>
        <table:table-row table:style-name="ro1">
          <table:table-cell office:value-type="float" office:value="98.4573" calcext:value-type="float">
            <text:p>9.85E+01</text:p>
          </table:table-cell>
          <table:table-cell office:value-type="float" office:value="54.8684" calcext:value-type="float">
            <text:p>5.49E+01</text:p>
          </table:table-cell>
          <table:table-cell table:formula="of:=[.C374]+0.2" office:value-type="float" office:value="74.6000000000005" calcext:value-type="float">
            <text:p>74.6000000000005</text:p>
          </table:table-cell>
        </table:table-row>
        <table:table-row table:style-name="ro1">
          <table:table-cell office:value-type="float" office:value="98.7817" calcext:value-type="float">
            <text:p>9.88E+01</text:p>
          </table:table-cell>
          <table:table-cell office:value-type="float" office:value="55.0126" calcext:value-type="float">
            <text:p>5.50E+01</text:p>
          </table:table-cell>
          <table:table-cell table:formula="of:=[.C375]+0.2" office:value-type="float" office:value="74.8000000000005" calcext:value-type="float">
            <text:p>74.8000000000005</text:p>
          </table:table-cell>
        </table:table-row>
        <table:table-row table:style-name="ro1">
          <table:table-cell office:value-type="float" office:value="99.1064" calcext:value-type="float">
            <text:p>9.91E+01</text:p>
          </table:table-cell>
          <table:table-cell office:value-type="float" office:value="55.1569" calcext:value-type="float">
            <text:p>5.52E+01</text:p>
          </table:table-cell>
          <table:table-cell table:formula="of:=[.C376]+0.2" office:value-type="float" office:value="75.0000000000005" calcext:value-type="float">
            <text:p>75.0000000000005</text:p>
          </table:table-cell>
        </table:table-row>
        <table:table-row table:style-name="ro1">
          <table:table-cell office:value-type="float" office:value="99.4312" calcext:value-type="float">
            <text:p>9.94E+01</text:p>
          </table:table-cell>
          <table:table-cell office:value-type="float" office:value="55.3011" calcext:value-type="float">
            <text:p>5.53E+01</text:p>
          </table:table-cell>
          <table:table-cell table:formula="of:=[.C377]+0.2" office:value-type="float" office:value="75.2000000000005" calcext:value-type="float">
            <text:p>75.2000000000005</text:p>
          </table:table-cell>
        </table:table-row>
        <table:table-row table:style-name="ro1">
          <table:table-cell office:value-type="float" office:value="99.7562" calcext:value-type="float">
            <text:p>9.98E+01</text:p>
          </table:table-cell>
          <table:table-cell office:value-type="float" office:value="55.4456" calcext:value-type="float">
            <text:p>5.54E+01</text:p>
          </table:table-cell>
          <table:table-cell table:formula="of:=[.C378]+0.2" office:value-type="float" office:value="75.4000000000005" calcext:value-type="float">
            <text:p>75.4000000000005</text:p>
          </table:table-cell>
        </table:table-row>
        <table:table-row table:style-name="ro1">
          <table:table-cell office:value-type="float" office:value="100.081" calcext:value-type="float">
            <text:p>1.00E+02</text:p>
          </table:table-cell>
          <table:table-cell office:value-type="float" office:value="55.5901" calcext:value-type="float">
            <text:p>5.56E+01</text:p>
          </table:table-cell>
          <table:table-cell table:formula="of:=[.C379]+0.2" office:value-type="float" office:value="75.6000000000005" calcext:value-type="float">
            <text:p>75.6000000000005</text:p>
          </table:table-cell>
        </table:table-row>
        <table:table-row table:style-name="ro1">
          <table:table-cell office:value-type="float" office:value="100.407" calcext:value-type="float">
            <text:p>1.00E+02</text:p>
          </table:table-cell>
          <table:table-cell office:value-type="float" office:value="55.7347" calcext:value-type="float">
            <text:p>5.57E+01</text:p>
          </table:table-cell>
          <table:table-cell table:formula="of:=[.C380]+0.2" office:value-type="float" office:value="75.8000000000005" calcext:value-type="float">
            <text:p>75.8000000000005</text:p>
          </table:table-cell>
        </table:table-row>
        <table:table-row table:style-name="ro1">
          <table:table-cell office:value-type="float" office:value="100.732" calcext:value-type="float">
            <text:p>1.01E+02</text:p>
          </table:table-cell>
          <table:table-cell office:value-type="float" office:value="55.8794" calcext:value-type="float">
            <text:p>5.59E+01</text:p>
          </table:table-cell>
          <table:table-cell table:formula="of:=[.C381]+0.2" office:value-type="float" office:value="76.0000000000005" calcext:value-type="float">
            <text:p>76.0000000000005</text:p>
          </table:table-cell>
        </table:table-row>
        <table:table-row table:style-name="ro1">
          <table:table-cell office:value-type="float" office:value="101.058" calcext:value-type="float">
            <text:p>1.01E+02</text:p>
          </table:table-cell>
          <table:table-cell office:value-type="float" office:value="56.0242" calcext:value-type="float">
            <text:p>5.60E+01</text:p>
          </table:table-cell>
          <table:table-cell table:formula="of:=[.C382]+0.2" office:value-type="float" office:value="76.2000000000005" calcext:value-type="float">
            <text:p>76.2000000000005</text:p>
          </table:table-cell>
        </table:table-row>
        <table:table-row table:style-name="ro1">
          <table:table-cell office:value-type="float" office:value="101.384" calcext:value-type="float">
            <text:p>1.01E+02</text:p>
          </table:table-cell>
          <table:table-cell office:value-type="float" office:value="56.169" calcext:value-type="float">
            <text:p>5.62E+01</text:p>
          </table:table-cell>
          <table:table-cell table:formula="of:=[.C383]+0.2" office:value-type="float" office:value="76.4000000000006" calcext:value-type="float">
            <text:p>76.4000000000006</text:p>
          </table:table-cell>
        </table:table-row>
        <table:table-row table:style-name="ro1">
          <table:table-cell office:value-type="float" office:value="101.71" calcext:value-type="float">
            <text:p>1.02E+02</text:p>
          </table:table-cell>
          <table:table-cell office:value-type="float" office:value="56.3139" calcext:value-type="float">
            <text:p>5.63E+01</text:p>
          </table:table-cell>
          <table:table-cell table:formula="of:=[.C384]+0.2" office:value-type="float" office:value="76.6000000000006" calcext:value-type="float">
            <text:p>76.6000000000006</text:p>
          </table:table-cell>
        </table:table-row>
        <table:table-row table:style-name="ro1">
          <table:table-cell office:value-type="float" office:value="102.036" calcext:value-type="float">
            <text:p>1.02E+02</text:p>
          </table:table-cell>
          <table:table-cell office:value-type="float" office:value="56.4588" calcext:value-type="float">
            <text:p>5.65E+01</text:p>
          </table:table-cell>
          <table:table-cell table:formula="of:=[.C385]+0.2" office:value-type="float" office:value="76.8000000000006" calcext:value-type="float">
            <text:p>76.8000000000006</text:p>
          </table:table-cell>
        </table:table-row>
        <table:table-row table:style-name="ro1">
          <table:table-cell office:value-type="float" office:value="102.362" calcext:value-type="float">
            <text:p>1.02E+02</text:p>
          </table:table-cell>
          <table:table-cell office:value-type="float" office:value="56.6039" calcext:value-type="float">
            <text:p>5.66E+01</text:p>
          </table:table-cell>
          <table:table-cell table:formula="of:=[.C386]+0.2" office:value-type="float" office:value="77.0000000000006" calcext:value-type="float">
            <text:p>77.0000000000006</text:p>
          </table:table-cell>
        </table:table-row>
        <table:table-row table:style-name="ro1">
          <table:table-cell office:value-type="float" office:value="102.689" calcext:value-type="float">
            <text:p>1.03E+02</text:p>
          </table:table-cell>
          <table:table-cell office:value-type="float" office:value="56.7489" calcext:value-type="float">
            <text:p>5.67E+01</text:p>
          </table:table-cell>
          <table:table-cell table:formula="of:=[.C387]+0.2" office:value-type="float" office:value="77.2000000000006" calcext:value-type="float">
            <text:p>77.2000000000006</text:p>
          </table:table-cell>
        </table:table-row>
        <table:table-row table:style-name="ro1">
          <table:table-cell office:value-type="float" office:value="103.015" calcext:value-type="float">
            <text:p>1.03E+02</text:p>
          </table:table-cell>
          <table:table-cell office:value-type="float" office:value="56.8941" calcext:value-type="float">
            <text:p>5.69E+01</text:p>
          </table:table-cell>
          <table:table-cell table:formula="of:=[.C388]+0.2" office:value-type="float" office:value="77.4000000000006" calcext:value-type="float">
            <text:p>77.4000000000006</text:p>
          </table:table-cell>
        </table:table-row>
        <table:table-row table:style-name="ro1">
          <table:table-cell office:value-type="float" office:value="103.342" calcext:value-type="float">
            <text:p>1.03E+02</text:p>
          </table:table-cell>
          <table:table-cell office:value-type="float" office:value="57.0393" calcext:value-type="float">
            <text:p>5.70E+01</text:p>
          </table:table-cell>
          <table:table-cell table:formula="of:=[.C389]+0.2" office:value-type="float" office:value="77.6000000000006" calcext:value-type="float">
            <text:p>77.6000000000006</text:p>
          </table:table-cell>
        </table:table-row>
        <table:table-row table:style-name="ro1">
          <table:table-cell office:value-type="float" office:value="103.669" calcext:value-type="float">
            <text:p>1.04E+02</text:p>
          </table:table-cell>
          <table:table-cell office:value-type="float" office:value="57.1846" calcext:value-type="float">
            <text:p>5.72E+01</text:p>
          </table:table-cell>
          <table:table-cell table:formula="of:=[.C390]+0.2" office:value-type="float" office:value="77.8000000000006" calcext:value-type="float">
            <text:p>77.8000000000006</text:p>
          </table:table-cell>
        </table:table-row>
        <table:table-row table:style-name="ro1">
          <table:table-cell office:value-type="float" office:value="103.996" calcext:value-type="float">
            <text:p>1.04E+02</text:p>
          </table:table-cell>
          <table:table-cell office:value-type="float" office:value="57.3299" calcext:value-type="float">
            <text:p>5.73E+01</text:p>
          </table:table-cell>
          <table:table-cell table:formula="of:=[.C391]+0.2" office:value-type="float" office:value="78.0000000000006" calcext:value-type="float">
            <text:p>78.0000000000006</text:p>
          </table:table-cell>
        </table:table-row>
        <table:table-row table:style-name="ro1">
          <table:table-cell office:value-type="float" office:value="104.323" calcext:value-type="float">
            <text:p>1.04E+02</text:p>
          </table:table-cell>
          <table:table-cell office:value-type="float" office:value="57.4753" calcext:value-type="float">
            <text:p>5.75E+01</text:p>
          </table:table-cell>
          <table:table-cell table:formula="of:=[.C392]+0.2" office:value-type="float" office:value="78.2000000000006" calcext:value-type="float">
            <text:p>78.2000000000006</text:p>
          </table:table-cell>
        </table:table-row>
        <table:table-row table:style-name="ro1">
          <table:table-cell office:value-type="float" office:value="104.65" calcext:value-type="float">
            <text:p>1.05E+02</text:p>
          </table:table-cell>
          <table:table-cell office:value-type="float" office:value="57.6208" calcext:value-type="float">
            <text:p>5.76E+01</text:p>
          </table:table-cell>
          <table:table-cell table:formula="of:=[.C393]+0.2" office:value-type="float" office:value="78.4000000000006" calcext:value-type="float">
            <text:p>78.4000000000006</text:p>
          </table:table-cell>
        </table:table-row>
        <table:table-row table:style-name="ro1">
          <table:table-cell office:value-type="float" office:value="104.978" calcext:value-type="float">
            <text:p>1.05E+02</text:p>
          </table:table-cell>
          <table:table-cell office:value-type="float" office:value="57.7663" calcext:value-type="float">
            <text:p>5.78E+01</text:p>
          </table:table-cell>
          <table:table-cell table:formula="of:=[.C394]+0.2" office:value-type="float" office:value="78.6000000000006" calcext:value-type="float">
            <text:p>78.6000000000006</text:p>
          </table:table-cell>
        </table:table-row>
        <table:table-row table:style-name="ro1">
          <table:table-cell office:value-type="float" office:value="105.305" calcext:value-type="float">
            <text:p>1.05E+02</text:p>
          </table:table-cell>
          <table:table-cell office:value-type="float" office:value="57.9119" calcext:value-type="float">
            <text:p>5.79E+01</text:p>
          </table:table-cell>
          <table:table-cell table:formula="of:=[.C395]+0.2" office:value-type="float" office:value="78.8000000000006" calcext:value-type="float">
            <text:p>78.8000000000006</text:p>
          </table:table-cell>
        </table:table-row>
        <table:table-row table:style-name="ro1">
          <table:table-cell office:value-type="float" office:value="105.633" calcext:value-type="float">
            <text:p>1.06E+02</text:p>
          </table:table-cell>
          <table:table-cell office:value-type="float" office:value="58.0573" calcext:value-type="float">
            <text:p>5.81E+01</text:p>
          </table:table-cell>
          <table:table-cell table:formula="of:=[.C396]+0.2" office:value-type="float" office:value="79.0000000000006" calcext:value-type="float">
            <text:p>79.0000000000006</text:p>
          </table:table-cell>
        </table:table-row>
        <table:table-row table:style-name="ro1">
          <table:table-cell office:value-type="float" office:value="105.96" calcext:value-type="float">
            <text:p>1.06E+02</text:p>
          </table:table-cell>
          <table:table-cell office:value-type="float" office:value="58.203" calcext:value-type="float">
            <text:p>5.82E+01</text:p>
          </table:table-cell>
          <table:table-cell table:formula="of:=[.C397]+0.2" office:value-type="float" office:value="79.2000000000006" calcext:value-type="float">
            <text:p>79.2000000000006</text:p>
          </table:table-cell>
        </table:table-row>
        <table:table-row table:style-name="ro1">
          <table:table-cell office:value-type="float" office:value="106.288" calcext:value-type="float">
            <text:p>1.06E+02</text:p>
          </table:table-cell>
          <table:table-cell office:value-type="float" office:value="58.3487" calcext:value-type="float">
            <text:p>5.83E+01</text:p>
          </table:table-cell>
          <table:table-cell table:formula="of:=[.C398]+0.2" office:value-type="float" office:value="79.4000000000006" calcext:value-type="float">
            <text:p>79.4000000000006</text:p>
          </table:table-cell>
        </table:table-row>
        <table:table-row table:style-name="ro1">
          <table:table-cell office:value-type="float" office:value="106.616" calcext:value-type="float">
            <text:p>1.07E+02</text:p>
          </table:table-cell>
          <table:table-cell office:value-type="float" office:value="58.4945" calcext:value-type="float">
            <text:p>5.85E+01</text:p>
          </table:table-cell>
          <table:table-cell table:formula="of:=[.C399]+0.2" office:value-type="float" office:value="79.6000000000006" calcext:value-type="float">
            <text:p>79.6000000000006</text:p>
          </table:table-cell>
        </table:table-row>
        <table:table-row table:style-name="ro1">
          <table:table-cell office:value-type="float" office:value="106.944" calcext:value-type="float">
            <text:p>1.07E+02</text:p>
          </table:table-cell>
          <table:table-cell office:value-type="float" office:value="58.6403" calcext:value-type="float">
            <text:p>5.86E+01</text:p>
          </table:table-cell>
          <table:table-cell table:formula="of:=[.C400]+0.2" office:value-type="float" office:value="79.8000000000006" calcext:value-type="float">
            <text:p>79.8000000000006</text:p>
          </table:table-cell>
        </table:table-row>
        <table:table-row table:style-name="ro1">
          <table:table-cell office:value-type="float" office:value="107.273" calcext:value-type="float">
            <text:p>1.07E+02</text:p>
          </table:table-cell>
          <table:table-cell office:value-type="float" office:value="58.7862" calcext:value-type="float">
            <text:p>5.88E+01</text:p>
          </table:table-cell>
          <table:table-cell table:formula="of:=[.C401]+0.2" office:value-type="float" office:value="80.0000000000006" calcext:value-type="float">
            <text:p>80.0000000000006</text:p>
          </table:table-cell>
        </table:table-row>
        <table:table-row table:style-name="ro1">
          <table:table-cell office:value-type="float" office:value="107.601" calcext:value-type="float">
            <text:p>1.08E+02</text:p>
          </table:table-cell>
          <table:table-cell office:value-type="float" office:value="58.9321" calcext:value-type="float">
            <text:p>5.89E+01</text:p>
          </table:table-cell>
          <table:table-cell table:formula="of:=[.C402]+0.2" office:value-type="float" office:value="80.2000000000006" calcext:value-type="float">
            <text:p>80.2000000000006</text:p>
          </table:table-cell>
        </table:table-row>
        <table:table-row table:style-name="ro1">
          <table:table-cell office:value-type="float" office:value="107.929" calcext:value-type="float">
            <text:p>1.08E+02</text:p>
          </table:table-cell>
          <table:table-cell office:value-type="float" office:value="59.078" calcext:value-type="float">
            <text:p>5.91E+01</text:p>
          </table:table-cell>
          <table:table-cell table:formula="of:=[.C403]+0.2" office:value-type="float" office:value="80.4000000000006" calcext:value-type="float">
            <text:p>80.4000000000006</text:p>
          </table:table-cell>
        </table:table-row>
        <table:table-row table:style-name="ro1">
          <table:table-cell office:value-type="float" office:value="108.258" calcext:value-type="float">
            <text:p>1.08E+02</text:p>
          </table:table-cell>
          <table:table-cell office:value-type="float" office:value="59.224" calcext:value-type="float">
            <text:p>5.92E+01</text:p>
          </table:table-cell>
          <table:table-cell table:formula="of:=[.C404]+0.2" office:value-type="float" office:value="80.6000000000006" calcext:value-type="float">
            <text:p>80.6000000000006</text:p>
          </table:table-cell>
        </table:table-row>
        <table:table-row table:style-name="ro1">
          <table:table-cell office:value-type="float" office:value="108.586" calcext:value-type="float">
            <text:p>1.09E+02</text:p>
          </table:table-cell>
          <table:table-cell office:value-type="float" office:value="59.3701" calcext:value-type="float">
            <text:p>5.94E+01</text:p>
          </table:table-cell>
          <table:table-cell table:formula="of:=[.C405]+0.2" office:value-type="float" office:value="80.8000000000006" calcext:value-type="float">
            <text:p>80.8000000000006</text:p>
          </table:table-cell>
        </table:table-row>
        <table:table-row table:style-name="ro1">
          <table:table-cell office:value-type="float" office:value="108.915" calcext:value-type="float">
            <text:p>1.09E+02</text:p>
          </table:table-cell>
          <table:table-cell office:value-type="float" office:value="59.5161" calcext:value-type="float">
            <text:p>5.95E+01</text:p>
          </table:table-cell>
          <table:table-cell table:formula="of:=[.C406]+0.2" office:value-type="float" office:value="81.0000000000006" calcext:value-type="float">
            <text:p>81.0000000000006</text:p>
          </table:table-cell>
        </table:table-row>
        <table:table-row table:style-name="ro1">
          <table:table-cell office:value-type="float" office:value="109.244" calcext:value-type="float">
            <text:p>1.09E+02</text:p>
          </table:table-cell>
          <table:table-cell office:value-type="float" office:value="59.6623" calcext:value-type="float">
            <text:p>5.97E+01</text:p>
          </table:table-cell>
          <table:table-cell table:formula="of:=[.C407]+0.2" office:value-type="float" office:value="81.2000000000006" calcext:value-type="float">
            <text:p>81.2000000000006</text:p>
          </table:table-cell>
        </table:table-row>
        <table:table-row table:style-name="ro1">
          <table:table-cell office:value-type="float" office:value="109.572" calcext:value-type="float">
            <text:p>1.10E+02</text:p>
          </table:table-cell>
          <table:table-cell office:value-type="float" office:value="59.8084" calcext:value-type="float">
            <text:p>5.98E+01</text:p>
          </table:table-cell>
          <table:table-cell table:formula="of:=[.C408]+0.2" office:value-type="float" office:value="81.4000000000006" calcext:value-type="float">
            <text:p>81.4000000000006</text:p>
          </table:table-cell>
        </table:table-row>
        <table:table-row table:style-name="ro1">
          <table:table-cell office:value-type="float" office:value="109.901" calcext:value-type="float">
            <text:p>1.10E+02</text:p>
          </table:table-cell>
          <table:table-cell office:value-type="float" office:value="59.9546" calcext:value-type="float">
            <text:p>6.00E+01</text:p>
          </table:table-cell>
          <table:table-cell table:formula="of:=[.C409]+0.2" office:value-type="float" office:value="81.6000000000006" calcext:value-type="float">
            <text:p>81.6000000000006</text:p>
          </table:table-cell>
        </table:table-row>
        <table:table-row table:style-name="ro1">
          <table:table-cell office:value-type="float" office:value="110.23" calcext:value-type="float">
            <text:p>1.10E+02</text:p>
          </table:table-cell>
          <table:table-cell office:value-type="float" office:value="60.1008" calcext:value-type="float">
            <text:p>6.01E+01</text:p>
          </table:table-cell>
          <table:table-cell table:formula="of:=[.C410]+0.2" office:value-type="float" office:value="81.8000000000006" calcext:value-type="float">
            <text:p>81.8000000000006</text:p>
          </table:table-cell>
        </table:table-row>
        <table:table-row table:style-name="ro1">
          <table:table-cell office:value-type="float" office:value="110.559" calcext:value-type="float">
            <text:p>1.11E+02</text:p>
          </table:table-cell>
          <table:table-cell office:value-type="float" office:value="60.2471" calcext:value-type="float">
            <text:p>6.02E+01</text:p>
          </table:table-cell>
          <table:table-cell table:formula="of:=[.C411]+0.2" office:value-type="float" office:value="82.0000000000006" calcext:value-type="float">
            <text:p>82.0000000000006</text:p>
          </table:table-cell>
        </table:table-row>
        <table:table-row table:style-name="ro1">
          <table:table-cell office:value-type="float" office:value="110.889" calcext:value-type="float">
            <text:p>1.11E+02</text:p>
          </table:table-cell>
          <table:table-cell office:value-type="float" office:value="60.3934" calcext:value-type="float">
            <text:p>6.04E+01</text:p>
          </table:table-cell>
          <table:table-cell table:formula="of:=[.C412]+0.2" office:value-type="float" office:value="82.2000000000006" calcext:value-type="float">
            <text:p>82.2000000000006</text:p>
          </table:table-cell>
        </table:table-row>
        <table:table-row table:style-name="ro1">
          <table:table-cell office:value-type="float" office:value="111.218" calcext:value-type="float">
            <text:p>1.11E+02</text:p>
          </table:table-cell>
          <table:table-cell office:value-type="float" office:value="60.5395" calcext:value-type="float">
            <text:p>6.05E+01</text:p>
          </table:table-cell>
          <table:table-cell table:formula="of:=[.C413]+0.2" office:value-type="float" office:value="82.4000000000006" calcext:value-type="float">
            <text:p>82.4000000000006</text:p>
          </table:table-cell>
        </table:table-row>
        <table:table-row table:style-name="ro1">
          <table:table-cell office:value-type="float" office:value="111.547" calcext:value-type="float">
            <text:p>1.12E+02</text:p>
          </table:table-cell>
          <table:table-cell office:value-type="float" office:value="60.6859" calcext:value-type="float">
            <text:p>6.07E+01</text:p>
          </table:table-cell>
          <table:table-cell table:formula="of:=[.C414]+0.2" office:value-type="float" office:value="82.6000000000006" calcext:value-type="float">
            <text:p>82.6000000000006</text:p>
          </table:table-cell>
        </table:table-row>
        <table:table-row table:style-name="ro1">
          <table:table-cell office:value-type="float" office:value="111.876" calcext:value-type="float">
            <text:p>1.12E+02</text:p>
          </table:table-cell>
          <table:table-cell office:value-type="float" office:value="60.8323" calcext:value-type="float">
            <text:p>6.08E+01</text:p>
          </table:table-cell>
          <table:table-cell table:formula="of:=[.C415]+0.2" office:value-type="float" office:value="82.8000000000006" calcext:value-type="float">
            <text:p>82.8000000000006</text:p>
          </table:table-cell>
        </table:table-row>
        <table:table-row table:style-name="ro1">
          <table:table-cell office:value-type="float" office:value="112.206" calcext:value-type="float">
            <text:p>1.12E+02</text:p>
          </table:table-cell>
          <table:table-cell office:value-type="float" office:value="60.9785" calcext:value-type="float">
            <text:p>6.10E+01</text:p>
          </table:table-cell>
          <table:table-cell table:formula="of:=[.C416]+0.2" office:value-type="float" office:value="83.0000000000006" calcext:value-type="float">
            <text:p>83.0000000000006</text:p>
          </table:table-cell>
        </table:table-row>
        <table:table-row table:style-name="ro1">
          <table:table-cell office:value-type="float" office:value="112.535" calcext:value-type="float">
            <text:p>1.13E+02</text:p>
          </table:table-cell>
          <table:table-cell office:value-type="float" office:value="61.125" calcext:value-type="float">
            <text:p>6.11E+01</text:p>
          </table:table-cell>
          <table:table-cell table:formula="of:=[.C417]+0.2" office:value-type="float" office:value="83.2000000000006" calcext:value-type="float">
            <text:p>83.2000000000006</text:p>
          </table:table-cell>
        </table:table-row>
        <table:table-row table:style-name="ro1">
          <table:table-cell office:value-type="float" office:value="112.865" calcext:value-type="float">
            <text:p>1.13E+02</text:p>
          </table:table-cell>
          <table:table-cell office:value-type="float" office:value="61.2714" calcext:value-type="float">
            <text:p>6.13E+01</text:p>
          </table:table-cell>
          <table:table-cell table:formula="of:=[.C418]+0.2" office:value-type="float" office:value="83.4000000000006" calcext:value-type="float">
            <text:p>83.4000000000006</text:p>
          </table:table-cell>
        </table:table-row>
        <table:table-row table:style-name="ro1">
          <table:table-cell office:value-type="float" office:value="113.194" calcext:value-type="float">
            <text:p>1.13E+02</text:p>
          </table:table-cell>
          <table:table-cell office:value-type="float" office:value="61.4179" calcext:value-type="float">
            <text:p>6.14E+01</text:p>
          </table:table-cell>
          <table:table-cell table:formula="of:=[.C419]+0.2" office:value-type="float" office:value="83.6000000000007" calcext:value-type="float">
            <text:p>83.6000000000007</text:p>
          </table:table-cell>
        </table:table-row>
        <table:table-row table:style-name="ro1">
          <table:table-cell office:value-type="float" office:value="113.524" calcext:value-type="float">
            <text:p>1.14E+02</text:p>
          </table:table-cell>
          <table:table-cell office:value-type="float" office:value="61.5644" calcext:value-type="float">
            <text:p>6.16E+01</text:p>
          </table:table-cell>
          <table:table-cell table:formula="of:=[.C420]+0.2" office:value-type="float" office:value="83.8000000000007" calcext:value-type="float">
            <text:p>83.8000000000007</text:p>
          </table:table-cell>
        </table:table-row>
        <table:table-row table:style-name="ro1">
          <table:table-cell office:value-type="float" office:value="113.854" calcext:value-type="float">
            <text:p>1.14E+02</text:p>
          </table:table-cell>
          <table:table-cell office:value-type="float" office:value="61.7109" calcext:value-type="float">
            <text:p>6.17E+01</text:p>
          </table:table-cell>
          <table:table-cell table:formula="of:=[.C421]+0.2" office:value-type="float" office:value="84.0000000000007" calcext:value-type="float">
            <text:p>84.0000000000007</text:p>
          </table:table-cell>
        </table:table-row>
        <table:table-row table:style-name="ro1">
          <table:table-cell office:value-type="float" office:value="114.183" calcext:value-type="float">
            <text:p>1.14E+02</text:p>
          </table:table-cell>
          <table:table-cell office:value-type="float" office:value="61.8574" calcext:value-type="float">
            <text:p>6.19E+01</text:p>
          </table:table-cell>
          <table:table-cell table:formula="of:=[.C422]+0.2" office:value-type="float" office:value="84.2000000000007" calcext:value-type="float">
            <text:p>84.2000000000007</text:p>
          </table:table-cell>
        </table:table-row>
        <table:table-row table:style-name="ro1">
          <table:table-cell office:value-type="float" office:value="114.513" calcext:value-type="float">
            <text:p>1.15E+02</text:p>
          </table:table-cell>
          <table:table-cell office:value-type="float" office:value="62.004" calcext:value-type="float">
            <text:p>6.20E+01</text:p>
          </table:table-cell>
          <table:table-cell table:formula="of:=[.C423]+0.2" office:value-type="float" office:value="84.4000000000007" calcext:value-type="float">
            <text:p>84.4000000000007</text:p>
          </table:table-cell>
        </table:table-row>
        <table:table-row table:style-name="ro1">
          <table:table-cell office:value-type="float" office:value="114.843" calcext:value-type="float">
            <text:p>1.15E+02</text:p>
          </table:table-cell>
          <table:table-cell office:value-type="float" office:value="62.1506" calcext:value-type="float">
            <text:p>6.22E+01</text:p>
          </table:table-cell>
          <table:table-cell table:formula="of:=[.C424]+0.2" office:value-type="float" office:value="84.6000000000007" calcext:value-type="float">
            <text:p>84.6000000000007</text:p>
          </table:table-cell>
        </table:table-row>
        <table:table-row table:style-name="ro1">
          <table:table-cell office:value-type="float" office:value="115.173" calcext:value-type="float">
            <text:p>1.15E+02</text:p>
          </table:table-cell>
          <table:table-cell office:value-type="float" office:value="62.2972" calcext:value-type="float">
            <text:p>6.23E+01</text:p>
          </table:table-cell>
          <table:table-cell table:formula="of:=[.C425]+0.2" office:value-type="float" office:value="84.8000000000007" calcext:value-type="float">
            <text:p>84.8000000000007</text:p>
          </table:table-cell>
        </table:table-row>
        <table:table-row table:style-name="ro1">
          <table:table-cell office:value-type="float" office:value="115.502" calcext:value-type="float">
            <text:p>1.16E+02</text:p>
          </table:table-cell>
          <table:table-cell office:value-type="float" office:value="62.4438" calcext:value-type="float">
            <text:p>6.24E+01</text:p>
          </table:table-cell>
          <table:table-cell table:formula="of:=[.C426]+0.2" office:value-type="float" office:value="85.0000000000007" calcext:value-type="float">
            <text:p>85.0000000000007</text:p>
          </table:table-cell>
        </table:table-row>
        <table:table-row table:style-name="ro1">
          <table:table-cell office:value-type="float" office:value="115.832" calcext:value-type="float">
            <text:p>1.16E+02</text:p>
          </table:table-cell>
          <table:table-cell office:value-type="float" office:value="62.5904" calcext:value-type="float">
            <text:p>6.26E+01</text:p>
          </table:table-cell>
          <table:table-cell table:formula="of:=[.C427]+0.2" office:value-type="float" office:value="85.2000000000007" calcext:value-type="float">
            <text:p>85.2000000000007</text:p>
          </table:table-cell>
        </table:table-row>
        <table:table-row table:style-name="ro1">
          <table:table-cell office:value-type="float" office:value="116.162" calcext:value-type="float">
            <text:p>1.16E+02</text:p>
          </table:table-cell>
          <table:table-cell office:value-type="float" office:value="62.737" calcext:value-type="float">
            <text:p>6.27E+01</text:p>
          </table:table-cell>
          <table:table-cell table:formula="of:=[.C428]+0.2" office:value-type="float" office:value="85.4000000000007" calcext:value-type="float">
            <text:p>85.4000000000007</text:p>
          </table:table-cell>
        </table:table-row>
        <table:table-row table:style-name="ro1">
          <table:table-cell office:value-type="float" office:value="116.492" calcext:value-type="float">
            <text:p>1.16E+02</text:p>
          </table:table-cell>
          <table:table-cell office:value-type="float" office:value="62.8837" calcext:value-type="float">
            <text:p>6.29E+01</text:p>
          </table:table-cell>
          <table:table-cell table:formula="of:=[.C429]+0.2" office:value-type="float" office:value="85.6000000000007" calcext:value-type="float">
            <text:p>85.6000000000007</text:p>
          </table:table-cell>
        </table:table-row>
        <table:table-row table:style-name="ro1">
          <table:table-cell office:value-type="float" office:value="116.822" calcext:value-type="float">
            <text:p>1.17E+02</text:p>
          </table:table-cell>
          <table:table-cell office:value-type="float" office:value="63.0303" calcext:value-type="float">
            <text:p>6.30E+01</text:p>
          </table:table-cell>
          <table:table-cell table:formula="of:=[.C430]+0.2" office:value-type="float" office:value="85.8000000000007" calcext:value-type="float">
            <text:p>85.8000000000007</text:p>
          </table:table-cell>
        </table:table-row>
        <table:table-row table:style-name="ro1">
          <table:table-cell office:value-type="float" office:value="117.152" calcext:value-type="float">
            <text:p>1.17E+02</text:p>
          </table:table-cell>
          <table:table-cell office:value-type="float" office:value="63.1768" calcext:value-type="float">
            <text:p>6.32E+01</text:p>
          </table:table-cell>
          <table:table-cell table:formula="of:=[.C431]+0.2" office:value-type="float" office:value="86.0000000000007" calcext:value-type="float">
            <text:p>86.0000000000007</text:p>
          </table:table-cell>
        </table:table-row>
        <table:table-row table:style-name="ro1">
          <table:table-cell office:value-type="float" office:value="117.482" calcext:value-type="float">
            <text:p>1.17E+02</text:p>
          </table:table-cell>
          <table:table-cell office:value-type="float" office:value="63.3235" calcext:value-type="float">
            <text:p>6.33E+01</text:p>
          </table:table-cell>
          <table:table-cell table:formula="of:=[.C432]+0.2" office:value-type="float" office:value="86.2000000000007" calcext:value-type="float">
            <text:p>86.2000000000007</text:p>
          </table:table-cell>
        </table:table-row>
        <table:table-row table:style-name="ro1">
          <table:table-cell office:value-type="float" office:value="117.812" calcext:value-type="float">
            <text:p>1.18E+02</text:p>
          </table:table-cell>
          <table:table-cell office:value-type="float" office:value="63.47" calcext:value-type="float">
            <text:p>6.35E+01</text:p>
          </table:table-cell>
          <table:table-cell table:formula="of:=[.C433]+0.2" office:value-type="float" office:value="86.4000000000007" calcext:value-type="float">
            <text:p>86.4000000000007</text:p>
          </table:table-cell>
        </table:table-row>
        <table:table-row table:style-name="ro1">
          <table:table-cell office:value-type="float" office:value="118.142" calcext:value-type="float">
            <text:p>1.18E+02</text:p>
          </table:table-cell>
          <table:table-cell office:value-type="float" office:value="63.6167" calcext:value-type="float">
            <text:p>6.36E+01</text:p>
          </table:table-cell>
          <table:table-cell table:formula="of:=[.C434]+0.2" office:value-type="float" office:value="86.6000000000007" calcext:value-type="float">
            <text:p>86.6000000000007</text:p>
          </table:table-cell>
        </table:table-row>
        <table:table-row table:style-name="ro1">
          <table:table-cell office:value-type="float" office:value="118.472" calcext:value-type="float">
            <text:p>1.18E+02</text:p>
          </table:table-cell>
          <table:table-cell office:value-type="float" office:value="63.7633" calcext:value-type="float">
            <text:p>6.38E+01</text:p>
          </table:table-cell>
          <table:table-cell table:formula="of:=[.C435]+0.2" office:value-type="float" office:value="86.8000000000007" calcext:value-type="float">
            <text:p>86.8000000000007</text:p>
          </table:table-cell>
        </table:table-row>
        <table:table-row table:style-name="ro1">
          <table:table-cell office:value-type="float" office:value="118.802" calcext:value-type="float">
            <text:p>1.19E+02</text:p>
          </table:table-cell>
          <table:table-cell office:value-type="float" office:value="63.91" calcext:value-type="float">
            <text:p>6.39E+01</text:p>
          </table:table-cell>
          <table:table-cell table:formula="of:=[.C436]+0.2" office:value-type="float" office:value="87.0000000000007" calcext:value-type="float">
            <text:p>87.0000000000007</text:p>
          </table:table-cell>
        </table:table-row>
        <table:table-row table:style-name="ro1">
          <table:table-cell office:value-type="float" office:value="119.132" calcext:value-type="float">
            <text:p>1.19E+02</text:p>
          </table:table-cell>
          <table:table-cell office:value-type="float" office:value="64.0567" calcext:value-type="float">
            <text:p>6.41E+01</text:p>
          </table:table-cell>
          <table:table-cell table:formula="of:=[.C437]+0.2" office:value-type="float" office:value="87.2000000000007" calcext:value-type="float">
            <text:p>87.2000000000007</text:p>
          </table:table-cell>
        </table:table-row>
        <table:table-row table:style-name="ro1">
          <table:table-cell office:value-type="float" office:value="119.462" calcext:value-type="float">
            <text:p>1.19E+02</text:p>
          </table:table-cell>
          <table:table-cell office:value-type="float" office:value="64.2034" calcext:value-type="float">
            <text:p>6.42E+01</text:p>
          </table:table-cell>
          <table:table-cell table:formula="of:=[.C438]+0.2" office:value-type="float" office:value="87.4000000000007" calcext:value-type="float">
            <text:p>87.4000000000007</text:p>
          </table:table-cell>
        </table:table-row>
        <table:table-row table:style-name="ro1">
          <table:table-cell office:value-type="float" office:value="119.792" calcext:value-type="float">
            <text:p>1.20E+02</text:p>
          </table:table-cell>
          <table:table-cell office:value-type="float" office:value="64.3501" calcext:value-type="float">
            <text:p>6.44E+01</text:p>
          </table:table-cell>
          <table:table-cell table:formula="of:=[.C439]+0.2" office:value-type="float" office:value="87.6000000000007" calcext:value-type="float">
            <text:p>87.6000000000007</text:p>
          </table:table-cell>
        </table:table-row>
        <table:table-row table:style-name="ro1">
          <table:table-cell office:value-type="float" office:value="120.122" calcext:value-type="float">
            <text:p>1.20E+02</text:p>
          </table:table-cell>
          <table:table-cell office:value-type="float" office:value="64.4967" calcext:value-type="float">
            <text:p>6.45E+01</text:p>
          </table:table-cell>
          <table:table-cell table:formula="of:=[.C440]+0.2" office:value-type="float" office:value="87.8000000000007" calcext:value-type="float">
            <text:p>87.8000000000007</text:p>
          </table:table-cell>
        </table:table-row>
        <table:table-row table:style-name="ro1">
          <table:table-cell office:value-type="float" office:value="120.452" calcext:value-type="float">
            <text:p>1.20E+02</text:p>
          </table:table-cell>
          <table:table-cell office:value-type="float" office:value="64.6434" calcext:value-type="float">
            <text:p>6.46E+01</text:p>
          </table:table-cell>
          <table:table-cell table:formula="of:=[.C441]+0.2" office:value-type="float" office:value="88.0000000000007" calcext:value-type="float">
            <text:p>88.0000000000007</text:p>
          </table:table-cell>
        </table:table-row>
        <table:table-row table:style-name="ro1">
          <table:table-cell office:value-type="float" office:value="120.782" calcext:value-type="float">
            <text:p>1.21E+02</text:p>
          </table:table-cell>
          <table:table-cell office:value-type="float" office:value="64.7901" calcext:value-type="float">
            <text:p>6.48E+01</text:p>
          </table:table-cell>
          <table:table-cell table:formula="of:=[.C442]+0.2" office:value-type="float" office:value="88.2000000000007" calcext:value-type="float">
            <text:p>88.2000000000007</text:p>
          </table:table-cell>
        </table:table-row>
        <table:table-row table:style-name="ro1">
          <table:table-cell office:value-type="float" office:value="121.112" calcext:value-type="float">
            <text:p>1.21E+02</text:p>
          </table:table-cell>
          <table:table-cell office:value-type="float" office:value="64.9366" calcext:value-type="float">
            <text:p>6.49E+01</text:p>
          </table:table-cell>
          <table:table-cell table:formula="of:=[.C443]+0.2" office:value-type="float" office:value="88.4000000000007" calcext:value-type="float">
            <text:p>88.4000000000007</text:p>
          </table:table-cell>
        </table:table-row>
        <table:table-row table:style-name="ro1">
          <table:table-cell office:value-type="float" office:value="121.442" calcext:value-type="float">
            <text:p>1.21E+02</text:p>
          </table:table-cell>
          <table:table-cell office:value-type="float" office:value="65.0832" calcext:value-type="float">
            <text:p>6.51E+01</text:p>
          </table:table-cell>
          <table:table-cell table:formula="of:=[.C444]+0.2" office:value-type="float" office:value="88.6000000000007" calcext:value-type="float">
            <text:p>88.6000000000007</text:p>
          </table:table-cell>
        </table:table-row>
        <table:table-row table:style-name="ro1">
          <table:table-cell office:value-type="float" office:value="121.772" calcext:value-type="float">
            <text:p>1.22E+02</text:p>
          </table:table-cell>
          <table:table-cell office:value-type="float" office:value="65.2298" calcext:value-type="float">
            <text:p>6.52E+01</text:p>
          </table:table-cell>
          <table:table-cell table:formula="of:=[.C445]+0.2" office:value-type="float" office:value="88.8000000000007" calcext:value-type="float">
            <text:p>88.8000000000007</text:p>
          </table:table-cell>
        </table:table-row>
        <table:table-row table:style-name="ro1">
          <table:table-cell office:value-type="float" office:value="122.102" calcext:value-type="float">
            <text:p>1.22E+02</text:p>
          </table:table-cell>
          <table:table-cell office:value-type="float" office:value="65.3763" calcext:value-type="float">
            <text:p>6.54E+01</text:p>
          </table:table-cell>
          <table:table-cell table:formula="of:=[.C446]+0.2" office:value-type="float" office:value="89.0000000000007" calcext:value-type="float">
            <text:p>89.0000000000007</text:p>
          </table:table-cell>
        </table:table-row>
        <table:table-row table:style-name="ro1">
          <table:table-cell office:value-type="float" office:value="122.431" calcext:value-type="float">
            <text:p>1.22E+02</text:p>
          </table:table-cell>
          <table:table-cell office:value-type="float" office:value="65.5229" calcext:value-type="float">
            <text:p>6.55E+01</text:p>
          </table:table-cell>
          <table:table-cell table:formula="of:=[.C447]+0.2" office:value-type="float" office:value="89.2000000000007" calcext:value-type="float">
            <text:p>89.2000000000007</text:p>
          </table:table-cell>
        </table:table-row>
        <table:table-row table:style-name="ro1">
          <table:table-cell office:value-type="float" office:value="122.761" calcext:value-type="float">
            <text:p>1.23E+02</text:p>
          </table:table-cell>
          <table:table-cell office:value-type="float" office:value="65.6695" calcext:value-type="float">
            <text:p>6.57E+01</text:p>
          </table:table-cell>
          <table:table-cell table:formula="of:=[.C448]+0.2" office:value-type="float" office:value="89.4000000000007" calcext:value-type="float">
            <text:p>89.4000000000007</text:p>
          </table:table-cell>
        </table:table-row>
        <table:table-row table:style-name="ro1">
          <table:table-cell office:value-type="float" office:value="123.091" calcext:value-type="float">
            <text:p>1.23E+02</text:p>
          </table:table-cell>
          <table:table-cell office:value-type="float" office:value="65.8161" calcext:value-type="float">
            <text:p>6.58E+01</text:p>
          </table:table-cell>
          <table:table-cell table:formula="of:=[.C449]+0.2" office:value-type="float" office:value="89.6000000000007" calcext:value-type="float">
            <text:p>89.6000000000007</text:p>
          </table:table-cell>
        </table:table-row>
        <table:table-row table:style-name="ro1">
          <table:table-cell office:value-type="float" office:value="123.421" calcext:value-type="float">
            <text:p>1.23E+02</text:p>
          </table:table-cell>
          <table:table-cell office:value-type="float" office:value="65.9627" calcext:value-type="float">
            <text:p>6.60E+01</text:p>
          </table:table-cell>
          <table:table-cell table:formula="of:=[.C450]+0.2" office:value-type="float" office:value="89.8000000000007" calcext:value-type="float">
            <text:p>89.8000000000007</text:p>
          </table:table-cell>
        </table:table-row>
        <table:table-row table:style-name="ro1">
          <table:table-cell office:value-type="float" office:value="123.75" calcext:value-type="float">
            <text:p>1.24E+02</text:p>
          </table:table-cell>
          <table:table-cell office:value-type="float" office:value="66.1092" calcext:value-type="float">
            <text:p>6.61E+01</text:p>
          </table:table-cell>
          <table:table-cell table:formula="of:=[.C451]+0.2" office:value-type="float" office:value="90.0000000000007" calcext:value-type="float">
            <text:p>90.0000000000007</text:p>
          </table:table-cell>
        </table:table-row>
        <table:table-row table:style-name="ro1">
          <table:table-cell office:value-type="float" office:value="124.08" calcext:value-type="float">
            <text:p>1.24E+02</text:p>
          </table:table-cell>
          <table:table-cell office:value-type="float" office:value="66.2558" calcext:value-type="float">
            <text:p>6.63E+01</text:p>
          </table:table-cell>
          <table:table-cell table:formula="of:=[.C452]+0.2" office:value-type="float" office:value="90.2000000000007" calcext:value-type="float">
            <text:p>90.2000000000007</text:p>
          </table:table-cell>
        </table:table-row>
        <table:table-row table:style-name="ro1">
          <table:table-cell office:value-type="float" office:value="124.41" calcext:value-type="float">
            <text:p>1.24E+02</text:p>
          </table:table-cell>
          <table:table-cell office:value-type="float" office:value="66.4023" calcext:value-type="float">
            <text:p>6.64E+01</text:p>
          </table:table-cell>
          <table:table-cell table:formula="of:=[.C453]+0.2" office:value-type="float" office:value="90.4000000000007" calcext:value-type="float">
            <text:p>90.4000000000007</text:p>
          </table:table-cell>
        </table:table-row>
        <table:table-row table:style-name="ro1">
          <table:table-cell office:value-type="float" office:value="124.739" calcext:value-type="float">
            <text:p>1.25E+02</text:p>
          </table:table-cell>
          <table:table-cell office:value-type="float" office:value="66.5488" calcext:value-type="float">
            <text:p>6.65E+01</text:p>
          </table:table-cell>
          <table:table-cell table:formula="of:=[.C454]+0.2" office:value-type="float" office:value="90.6000000000008" calcext:value-type="float">
            <text:p>90.6000000000008</text:p>
          </table:table-cell>
        </table:table-row>
        <table:table-row table:style-name="ro1">
          <table:table-cell office:value-type="float" office:value="125.069" calcext:value-type="float">
            <text:p>1.25E+02</text:p>
          </table:table-cell>
          <table:table-cell office:value-type="float" office:value="66.6953" calcext:value-type="float">
            <text:p>6.67E+01</text:p>
          </table:table-cell>
          <table:table-cell table:formula="of:=[.C455]+0.2" office:value-type="float" office:value="90.8000000000008" calcext:value-type="float">
            <text:p>90.8000000000008</text:p>
          </table:table-cell>
        </table:table-row>
        <table:table-row table:style-name="ro1">
          <table:table-cell office:value-type="float" office:value="125.398" calcext:value-type="float">
            <text:p>1.25E+02</text:p>
          </table:table-cell>
          <table:table-cell office:value-type="float" office:value="66.8417" calcext:value-type="float">
            <text:p>6.68E+01</text:p>
          </table:table-cell>
          <table:table-cell table:formula="of:=[.C456]+0.2" office:value-type="float" office:value="91.0000000000008" calcext:value-type="float">
            <text:p>91.0000000000008</text:p>
          </table:table-cell>
        </table:table-row>
        <table:table-row table:style-name="ro1">
          <table:table-cell office:value-type="float" office:value="125.728" calcext:value-type="float">
            <text:p>1.26E+02</text:p>
          </table:table-cell>
          <table:table-cell office:value-type="float" office:value="66.9882" calcext:value-type="float">
            <text:p>6.70E+01</text:p>
          </table:table-cell>
          <table:table-cell table:formula="of:=[.C457]+0.2" office:value-type="float" office:value="91.2000000000008" calcext:value-type="float">
            <text:p>91.2000000000008</text:p>
          </table:table-cell>
        </table:table-row>
        <table:table-row table:style-name="ro1">
          <table:table-cell office:value-type="float" office:value="126.057" calcext:value-type="float">
            <text:p>1.26E+02</text:p>
          </table:table-cell>
          <table:table-cell office:value-type="float" office:value="67.1346" calcext:value-type="float">
            <text:p>6.71E+01</text:p>
          </table:table-cell>
          <table:table-cell table:formula="of:=[.C458]+0.2" office:value-type="float" office:value="91.4000000000008" calcext:value-type="float">
            <text:p>91.4000000000008</text:p>
          </table:table-cell>
        </table:table-row>
        <table:table-row table:style-name="ro1">
          <table:table-cell office:value-type="float" office:value="126.387" calcext:value-type="float">
            <text:p>1.26E+02</text:p>
          </table:table-cell>
          <table:table-cell office:value-type="float" office:value="67.2809" calcext:value-type="float">
            <text:p>6.73E+01</text:p>
          </table:table-cell>
          <table:table-cell table:formula="of:=[.C459]+0.2" office:value-type="float" office:value="91.6000000000008" calcext:value-type="float">
            <text:p>91.6000000000008</text:p>
          </table:table-cell>
        </table:table-row>
        <table:table-row table:style-name="ro1">
          <table:table-cell office:value-type="float" office:value="126.716" calcext:value-type="float">
            <text:p>1.27E+02</text:p>
          </table:table-cell>
          <table:table-cell office:value-type="float" office:value="67.4273" calcext:value-type="float">
            <text:p>6.74E+01</text:p>
          </table:table-cell>
          <table:table-cell table:formula="of:=[.C460]+0.2" office:value-type="float" office:value="91.8000000000008" calcext:value-type="float">
            <text:p>91.8000000000008</text:p>
          </table:table-cell>
        </table:table-row>
        <table:table-row table:style-name="ro1">
          <table:table-cell office:value-type="float" office:value="127.045" calcext:value-type="float">
            <text:p>1.27E+02</text:p>
          </table:table-cell>
          <table:table-cell office:value-type="float" office:value="67.5736" calcext:value-type="float">
            <text:p>6.76E+01</text:p>
          </table:table-cell>
          <table:table-cell table:formula="of:=[.C461]+0.2" office:value-type="float" office:value="92.0000000000008" calcext:value-type="float">
            <text:p>92.0000000000008</text:p>
          </table:table-cell>
        </table:table-row>
        <table:table-row table:style-name="ro1">
          <table:table-cell office:value-type="float" office:value="127.374" calcext:value-type="float">
            <text:p>1.27E+02</text:p>
          </table:table-cell>
          <table:table-cell office:value-type="float" office:value="67.7199" calcext:value-type="float">
            <text:p>6.77E+01</text:p>
          </table:table-cell>
          <table:table-cell table:formula="of:=[.C462]+0.2" office:value-type="float" office:value="92.2000000000008" calcext:value-type="float">
            <text:p>92.2000000000008</text:p>
          </table:table-cell>
        </table:table-row>
        <table:table-row table:style-name="ro1">
          <table:table-cell office:value-type="float" office:value="127.703" calcext:value-type="float">
            <text:p>1.28E+02</text:p>
          </table:table-cell>
          <table:table-cell office:value-type="float" office:value="67.866" calcext:value-type="float">
            <text:p>6.79E+01</text:p>
          </table:table-cell>
          <table:table-cell table:formula="of:=[.C463]+0.2" office:value-type="float" office:value="92.4000000000008" calcext:value-type="float">
            <text:p>92.4000000000008</text:p>
          </table:table-cell>
        </table:table-row>
        <table:table-row table:style-name="ro1">
          <table:table-cell office:value-type="float" office:value="128.032" calcext:value-type="float">
            <text:p>1.28E+02</text:p>
          </table:table-cell>
          <table:table-cell office:value-type="float" office:value="68.0123" calcext:value-type="float">
            <text:p>6.80E+01</text:p>
          </table:table-cell>
          <table:table-cell table:formula="of:=[.C464]+0.2" office:value-type="float" office:value="92.6000000000008" calcext:value-type="float">
            <text:p>92.6000000000008</text:p>
          </table:table-cell>
        </table:table-row>
        <table:table-row table:style-name="ro1">
          <table:table-cell office:value-type="float" office:value="128.361" calcext:value-type="float">
            <text:p>1.28E+02</text:p>
          </table:table-cell>
          <table:table-cell office:value-type="float" office:value="68.1585" calcext:value-type="float">
            <text:p>6.82E+01</text:p>
          </table:table-cell>
          <table:table-cell table:formula="of:=[.C465]+0.2" office:value-type="float" office:value="92.8000000000008" calcext:value-type="float">
            <text:p>92.8000000000008</text:p>
          </table:table-cell>
        </table:table-row>
        <table:table-row table:style-name="ro1">
          <table:table-cell office:value-type="float" office:value="128.69" calcext:value-type="float">
            <text:p>1.29E+02</text:p>
          </table:table-cell>
          <table:table-cell office:value-type="float" office:value="68.3046" calcext:value-type="float">
            <text:p>6.83E+01</text:p>
          </table:table-cell>
          <table:table-cell table:formula="of:=[.C466]+0.2" office:value-type="float" office:value="93.0000000000008" calcext:value-type="float">
            <text:p>93.0000000000008</text:p>
          </table:table-cell>
        </table:table-row>
        <table:table-row table:style-name="ro1">
          <table:table-cell office:value-type="float" office:value="129.019" calcext:value-type="float">
            <text:p>1.29E+02</text:p>
          </table:table-cell>
          <table:table-cell office:value-type="float" office:value="68.4507" calcext:value-type="float">
            <text:p>6.85E+01</text:p>
          </table:table-cell>
          <table:table-cell table:formula="of:=[.C467]+0.2" office:value-type="float" office:value="93.2000000000008" calcext:value-type="float">
            <text:p>93.2000000000008</text:p>
          </table:table-cell>
        </table:table-row>
        <table:table-row table:style-name="ro1">
          <table:table-cell office:value-type="float" office:value="129.347" calcext:value-type="float">
            <text:p>1.29E+02</text:p>
          </table:table-cell>
          <table:table-cell office:value-type="float" office:value="68.5968" calcext:value-type="float">
            <text:p>6.86E+01</text:p>
          </table:table-cell>
          <table:table-cell table:formula="of:=[.C468]+0.2" office:value-type="float" office:value="93.4000000000008" calcext:value-type="float">
            <text:p>93.4000000000008</text:p>
          </table:table-cell>
        </table:table-row>
        <table:table-row table:style-name="ro1">
          <table:table-cell office:value-type="float" office:value="129.676" calcext:value-type="float">
            <text:p>1.30E+02</text:p>
          </table:table-cell>
          <table:table-cell office:value-type="float" office:value="68.7429" calcext:value-type="float">
            <text:p>6.87E+01</text:p>
          </table:table-cell>
          <table:table-cell table:formula="of:=[.C469]+0.2" office:value-type="float" office:value="93.6000000000008" calcext:value-type="float">
            <text:p>93.6000000000008</text:p>
          </table:table-cell>
        </table:table-row>
        <table:table-row table:style-name="ro1">
          <table:table-cell office:value-type="float" office:value="130.005" calcext:value-type="float">
            <text:p>1.30E+02</text:p>
          </table:table-cell>
          <table:table-cell office:value-type="float" office:value="68.8889" calcext:value-type="float">
            <text:p>6.89E+01</text:p>
          </table:table-cell>
          <table:table-cell table:formula="of:=[.C470]+0.2" office:value-type="float" office:value="93.8000000000008" calcext:value-type="float">
            <text:p>93.8000000000008</text:p>
          </table:table-cell>
        </table:table-row>
        <table:table-row table:style-name="ro1">
          <table:table-cell office:value-type="float" office:value="130.333" calcext:value-type="float">
            <text:p>1.30E+02</text:p>
          </table:table-cell>
          <table:table-cell office:value-type="float" office:value="69.0349" calcext:value-type="float">
            <text:p>6.90E+01</text:p>
          </table:table-cell>
          <table:table-cell table:formula="of:=[.C471]+0.2" office:value-type="float" office:value="94.0000000000008" calcext:value-type="float">
            <text:p>94.0000000000008</text:p>
          </table:table-cell>
        </table:table-row>
        <table:table-row table:style-name="ro1">
          <table:table-cell office:value-type="float" office:value="130.661" calcext:value-type="float">
            <text:p>1.31E+02</text:p>
          </table:table-cell>
          <table:table-cell office:value-type="float" office:value="69.1808" calcext:value-type="float">
            <text:p>6.92E+01</text:p>
          </table:table-cell>
          <table:table-cell table:formula="of:=[.C472]+0.2" office:value-type="float" office:value="94.2000000000008" calcext:value-type="float">
            <text:p>94.2000000000008</text:p>
          </table:table-cell>
        </table:table-row>
        <table:table-row table:style-name="ro1">
          <table:table-cell office:value-type="float" office:value="130.99" calcext:value-type="float">
            <text:p>1.31E+02</text:p>
          </table:table-cell>
          <table:table-cell office:value-type="float" office:value="69.3267" calcext:value-type="float">
            <text:p>6.93E+01</text:p>
          </table:table-cell>
          <table:table-cell table:formula="of:=[.C473]+0.2" office:value-type="float" office:value="94.4000000000008" calcext:value-type="float">
            <text:p>94.4000000000008</text:p>
          </table:table-cell>
        </table:table-row>
        <table:table-row table:style-name="ro1">
          <table:table-cell office:value-type="float" office:value="131.318" calcext:value-type="float">
            <text:p>1.31E+02</text:p>
          </table:table-cell>
          <table:table-cell office:value-type="float" office:value="69.4725" calcext:value-type="float">
            <text:p>6.95E+01</text:p>
          </table:table-cell>
          <table:table-cell table:formula="of:=[.C474]+0.2" office:value-type="float" office:value="94.6000000000008" calcext:value-type="float">
            <text:p>94.6000000000008</text:p>
          </table:table-cell>
        </table:table-row>
        <table:table-row table:style-name="ro1">
          <table:table-cell office:value-type="float" office:value="131.646" calcext:value-type="float">
            <text:p>1.32E+02</text:p>
          </table:table-cell>
          <table:table-cell office:value-type="float" office:value="69.6183" calcext:value-type="float">
            <text:p>6.96E+01</text:p>
          </table:table-cell>
          <table:table-cell table:formula="of:=[.C475]+0.2" office:value-type="float" office:value="94.8000000000008" calcext:value-type="float">
            <text:p>94.8000000000008</text:p>
          </table:table-cell>
        </table:table-row>
        <table:table-row table:style-name="ro1">
          <table:table-cell office:value-type="float" office:value="131.974" calcext:value-type="float">
            <text:p>1.32E+02</text:p>
          </table:table-cell>
          <table:table-cell office:value-type="float" office:value="69.7641" calcext:value-type="float">
            <text:p>6.98E+01</text:p>
          </table:table-cell>
          <table:table-cell table:formula="of:=[.C476]+0.2" office:value-type="float" office:value="95.0000000000008" calcext:value-type="float">
            <text:p>95.0000000000008</text:p>
          </table:table-cell>
        </table:table-row>
        <table:table-row table:style-name="ro1">
          <table:table-cell office:value-type="float" office:value="132.301" calcext:value-type="float">
            <text:p>1.32E+02</text:p>
          </table:table-cell>
          <table:table-cell office:value-type="float" office:value="69.9098" calcext:value-type="float">
            <text:p>6.99E+01</text:p>
          </table:table-cell>
          <table:table-cell table:formula="of:=[.C477]+0.2" office:value-type="float" office:value="95.2000000000008" calcext:value-type="float">
            <text:p>95.2000000000008</text:p>
          </table:table-cell>
        </table:table-row>
        <table:table-row table:style-name="ro1">
          <table:table-cell office:value-type="float" office:value="132.629" calcext:value-type="float">
            <text:p>1.33E+02</text:p>
          </table:table-cell>
          <table:table-cell office:value-type="float" office:value="70.0555" calcext:value-type="float">
            <text:p>7.01E+01</text:p>
          </table:table-cell>
          <table:table-cell table:formula="of:=[.C478]+0.2" office:value-type="float" office:value="95.4000000000008" calcext:value-type="float">
            <text:p>95.4000000000008</text:p>
          </table:table-cell>
        </table:table-row>
        <table:table-row table:style-name="ro1">
          <table:table-cell office:value-type="float" office:value="132.957" calcext:value-type="float">
            <text:p>1.33E+02</text:p>
          </table:table-cell>
          <table:table-cell office:value-type="float" office:value="70.2011" calcext:value-type="float">
            <text:p>7.02E+01</text:p>
          </table:table-cell>
          <table:table-cell table:formula="of:=[.C479]+0.2" office:value-type="float" office:value="95.6000000000008" calcext:value-type="float">
            <text:p>95.6000000000008</text:p>
          </table:table-cell>
        </table:table-row>
        <table:table-row table:style-name="ro1">
          <table:table-cell office:value-type="float" office:value="133.284" calcext:value-type="float">
            <text:p>1.33E+02</text:p>
          </table:table-cell>
          <table:table-cell office:value-type="float" office:value="70.3466" calcext:value-type="float">
            <text:p>7.03E+01</text:p>
          </table:table-cell>
          <table:table-cell table:formula="of:=[.C480]+0.2" office:value-type="float" office:value="95.8000000000008" calcext:value-type="float">
            <text:p>95.8000000000008</text:p>
          </table:table-cell>
        </table:table-row>
        <table:table-row table:style-name="ro1">
          <table:table-cell office:value-type="float" office:value="133.612" calcext:value-type="float">
            <text:p>1.34E+02</text:p>
          </table:table-cell>
          <table:table-cell office:value-type="float" office:value="70.4921" calcext:value-type="float">
            <text:p>7.05E+01</text:p>
          </table:table-cell>
          <table:table-cell table:formula="of:=[.C481]+0.2" office:value-type="float" office:value="96.0000000000008" calcext:value-type="float">
            <text:p>96.0000000000008</text:p>
          </table:table-cell>
        </table:table-row>
        <table:table-row table:style-name="ro1">
          <table:table-cell office:value-type="float" office:value="133.939" calcext:value-type="float">
            <text:p>1.34E+02</text:p>
          </table:table-cell>
          <table:table-cell office:value-type="float" office:value="70.6376" calcext:value-type="float">
            <text:p>7.06E+01</text:p>
          </table:table-cell>
          <table:table-cell table:formula="of:=[.C482]+0.2" office:value-type="float" office:value="96.2000000000008" calcext:value-type="float">
            <text:p>96.2000000000008</text:p>
          </table:table-cell>
        </table:table-row>
        <table:table-row table:style-name="ro1">
          <table:table-cell office:value-type="float" office:value="134.266" calcext:value-type="float">
            <text:p>1.34E+02</text:p>
          </table:table-cell>
          <table:table-cell office:value-type="float" office:value="70.783" calcext:value-type="float">
            <text:p>7.08E+01</text:p>
          </table:table-cell>
          <table:table-cell table:formula="of:=[.C483]+0.2" office:value-type="float" office:value="96.4000000000008" calcext:value-type="float">
            <text:p>96.4000000000008</text:p>
          </table:table-cell>
        </table:table-row>
        <table:table-row table:style-name="ro1">
          <table:table-cell office:value-type="float" office:value="134.593" calcext:value-type="float">
            <text:p>1.35E+02</text:p>
          </table:table-cell>
          <table:table-cell office:value-type="float" office:value="70.9283" calcext:value-type="float">
            <text:p>7.09E+01</text:p>
          </table:table-cell>
          <table:table-cell table:formula="of:=[.C484]+0.2" office:value-type="float" office:value="96.6000000000008" calcext:value-type="float">
            <text:p>96.6000000000008</text:p>
          </table:table-cell>
        </table:table-row>
        <table:table-row table:style-name="ro1">
          <table:table-cell office:value-type="float" office:value="134.92" calcext:value-type="float">
            <text:p>1.35E+02</text:p>
          </table:table-cell>
          <table:table-cell office:value-type="float" office:value="71.0736" calcext:value-type="float">
            <text:p>7.11E+01</text:p>
          </table:table-cell>
          <table:table-cell table:formula="of:=[.C485]+0.2" office:value-type="float" office:value="96.8000000000008" calcext:value-type="float">
            <text:p>96.8000000000008</text:p>
          </table:table-cell>
        </table:table-row>
        <table:table-row table:style-name="ro1">
          <table:table-cell office:value-type="float" office:value="135.247" calcext:value-type="float">
            <text:p>1.35E+02</text:p>
          </table:table-cell>
          <table:table-cell office:value-type="float" office:value="71.2188" calcext:value-type="float">
            <text:p>7.12E+01</text:p>
          </table:table-cell>
          <table:table-cell table:formula="of:=[.C486]+0.2" office:value-type="float" office:value="97.0000000000008" calcext:value-type="float">
            <text:p>97.0000000000008</text:p>
          </table:table-cell>
        </table:table-row>
        <table:table-row table:style-name="ro1">
          <table:table-cell office:value-type="float" office:value="135.573" calcext:value-type="float">
            <text:p>1.36E+02</text:p>
          </table:table-cell>
          <table:table-cell office:value-type="float" office:value="71.364" calcext:value-type="float">
            <text:p>7.14E+01</text:p>
          </table:table-cell>
          <table:table-cell table:formula="of:=[.C487]+0.2" office:value-type="float" office:value="97.2000000000008" calcext:value-type="float">
            <text:p>97.2000000000008</text:p>
          </table:table-cell>
        </table:table-row>
        <table:table-row table:style-name="ro1">
          <table:table-cell office:value-type="float" office:value="135.9" calcext:value-type="float">
            <text:p>1.36E+02</text:p>
          </table:table-cell>
          <table:table-cell office:value-type="float" office:value="71.5091" calcext:value-type="float">
            <text:p>7.15E+01</text:p>
          </table:table-cell>
          <table:table-cell table:formula="of:=[.C488]+0.2" office:value-type="float" office:value="97.4000000000008" calcext:value-type="float">
            <text:p>97.4000000000008</text:p>
          </table:table-cell>
        </table:table-row>
        <table:table-row table:style-name="ro1">
          <table:table-cell office:value-type="float" office:value="136.226" calcext:value-type="float">
            <text:p>1.36E+02</text:p>
          </table:table-cell>
          <table:table-cell office:value-type="float" office:value="71.6542" calcext:value-type="float">
            <text:p>7.17E+01</text:p>
          </table:table-cell>
          <table:table-cell table:formula="of:=[.C489]+0.2" office:value-type="float" office:value="97.6000000000009" calcext:value-type="float">
            <text:p>97.6000000000009</text:p>
          </table:table-cell>
        </table:table-row>
        <table:table-row table:style-name="ro1">
          <table:table-cell office:value-type="float" office:value="136.552" calcext:value-type="float">
            <text:p>1.37E+02</text:p>
          </table:table-cell>
          <table:table-cell office:value-type="float" office:value="71.7992" calcext:value-type="float">
            <text:p>7.18E+01</text:p>
          </table:table-cell>
          <table:table-cell table:formula="of:=[.C490]+0.2" office:value-type="float" office:value="97.8000000000008" calcext:value-type="float">
            <text:p>97.8000000000008</text:p>
          </table:table-cell>
        </table:table-row>
        <table:table-row table:style-name="ro1">
          <table:table-cell office:value-type="float" office:value="136.878" calcext:value-type="float">
            <text:p>1.37E+02</text:p>
          </table:table-cell>
          <table:table-cell office:value-type="float" office:value="71.9441" calcext:value-type="float">
            <text:p>7.19E+01</text:p>
          </table:table-cell>
          <table:table-cell table:formula="of:=[.C491]+0.2" office:value-type="float" office:value="98.0000000000009" calcext:value-type="float">
            <text:p>98.0000000000009</text:p>
          </table:table-cell>
        </table:table-row>
        <table:table-row table:style-name="ro1">
          <table:table-cell office:value-type="float" office:value="137.204" calcext:value-type="float">
            <text:p>1.37E+02</text:p>
          </table:table-cell>
          <table:table-cell office:value-type="float" office:value="72.089" calcext:value-type="float">
            <text:p>7.21E+01</text:p>
          </table:table-cell>
          <table:table-cell table:formula="of:=[.C492]+0.2" office:value-type="float" office:value="98.2000000000009" calcext:value-type="float">
            <text:p>98.2000000000009</text:p>
          </table:table-cell>
        </table:table-row>
        <table:table-row table:style-name="ro1">
          <table:table-cell office:value-type="float" office:value="137.53" calcext:value-type="float">
            <text:p>1.38E+02</text:p>
          </table:table-cell>
          <table:table-cell office:value-type="float" office:value="72.2338" calcext:value-type="float">
            <text:p>7.22E+01</text:p>
          </table:table-cell>
          <table:table-cell table:formula="of:=[.C493]+0.2" office:value-type="float" office:value="98.4000000000009" calcext:value-type="float">
            <text:p>98.4000000000009</text:p>
          </table:table-cell>
        </table:table-row>
        <table:table-row table:style-name="ro1">
          <table:table-cell office:value-type="float" office:value="137.856" calcext:value-type="float">
            <text:p>1.38E+02</text:p>
          </table:table-cell>
          <table:table-cell office:value-type="float" office:value="72.3785" calcext:value-type="float">
            <text:p>7.24E+01</text:p>
          </table:table-cell>
          <table:table-cell table:formula="of:=[.C494]+0.2" office:value-type="float" office:value="98.6000000000009" calcext:value-type="float">
            <text:p>98.6000000000009</text:p>
          </table:table-cell>
        </table:table-row>
        <table:table-row table:style-name="ro1">
          <table:table-cell office:value-type="float" office:value="138.181" calcext:value-type="float">
            <text:p>1.38E+02</text:p>
          </table:table-cell>
          <table:table-cell office:value-type="float" office:value="72.5232" calcext:value-type="float">
            <text:p>7.25E+01</text:p>
          </table:table-cell>
          <table:table-cell table:formula="of:=[.C495]+0.2" office:value-type="float" office:value="98.8000000000009" calcext:value-type="float">
            <text:p>98.8000000000009</text:p>
          </table:table-cell>
        </table:table-row>
        <table:table-row table:style-name="ro1">
          <table:table-cell office:value-type="float" office:value="138.506" calcext:value-type="float">
            <text:p>1.39E+02</text:p>
          </table:table-cell>
          <table:table-cell office:value-type="float" office:value="72.6678" calcext:value-type="float">
            <text:p>7.27E+01</text:p>
          </table:table-cell>
          <table:table-cell table:formula="of:=[.C496]+0.2" office:value-type="float" office:value="99.0000000000009" calcext:value-type="float">
            <text:p>99.0000000000009</text:p>
          </table:table-cell>
        </table:table-row>
        <table:table-row table:style-name="ro1">
          <table:table-cell office:value-type="float" office:value="138.832" calcext:value-type="float">
            <text:p>1.39E+02</text:p>
          </table:table-cell>
          <table:table-cell office:value-type="float" office:value="72.8123" calcext:value-type="float">
            <text:p>7.28E+01</text:p>
          </table:table-cell>
          <table:table-cell table:formula="of:=[.C497]+0.2" office:value-type="float" office:value="99.2000000000009" calcext:value-type="float">
            <text:p>99.2000000000009</text:p>
          </table:table-cell>
        </table:table-row>
        <table:table-row table:style-name="ro1">
          <table:table-cell office:value-type="float" office:value="139.157" calcext:value-type="float">
            <text:p>1.39E+02</text:p>
          </table:table-cell>
          <table:table-cell office:value-type="float" office:value="72.9568" calcext:value-type="float">
            <text:p>7.30E+01</text:p>
          </table:table-cell>
          <table:table-cell table:formula="of:=[.C498]+0.2" office:value-type="float" office:value="99.4000000000009" calcext:value-type="float">
            <text:p>99.4000000000009</text:p>
          </table:table-cell>
        </table:table-row>
        <table:table-row table:style-name="ro1">
          <table:table-cell office:value-type="float" office:value="139.481" calcext:value-type="float">
            <text:p>1.39E+02</text:p>
          </table:table-cell>
          <table:table-cell office:value-type="float" office:value="73.1011" calcext:value-type="float">
            <text:p>7.31E+01</text:p>
          </table:table-cell>
          <table:table-cell table:formula="of:=[.C499]+0.2" office:value-type="float" office:value="99.6000000000009" calcext:value-type="float">
            <text:p>99.6000000000009</text:p>
          </table:table-cell>
        </table:table-row>
        <table:table-row table:style-name="ro1">
          <table:table-cell office:value-type="float" office:value="139.806" calcext:value-type="float">
            <text:p>1.40E+02</text:p>
          </table:table-cell>
          <table:table-cell office:value-type="float" office:value="73.2455" calcext:value-type="float">
            <text:p>7.32E+01</text:p>
          </table:table-cell>
          <table:table-cell table:formula="of:=[.C500]+0.2" office:value-type="float" office:value="99.8000000000009" calcext:value-type="float">
            <text:p>99.8000000000009</text:p>
          </table:table-cell>
        </table:table-row>
        <table:table-row table:style-name="ro1">
          <table:table-cell office:value-type="float" office:value="140.131" calcext:value-type="float">
            <text:p>1.40E+02</text:p>
          </table:table-cell>
          <table:table-cell office:value-type="float" office:value="73.3897" calcext:value-type="float">
            <text:p>7.34E+01</text:p>
          </table:table-cell>
          <table:table-cell table:formula="of:=[.C501]+0.2" office:value-type="float" office:value="100.000000000001" calcext:value-type="float">
            <text:p>100.000000000001</text:p>
          </table:table-cell>
        </table:table-row>
        <table:table-row table:style-name="ro1">
          <table:table-cell office:value-type="float" office:value="140.455" calcext:value-type="float">
            <text:p>1.40E+02</text:p>
          </table:table-cell>
          <table:table-cell office:value-type="float" office:value="73.5339" calcext:value-type="float">
            <text:p>7.35E+01</text:p>
          </table:table-cell>
          <table:table-cell table:formula="of:=[.C502]+0.2" office:value-type="float" office:value="100.200000000001" calcext:value-type="float">
            <text:p>100.200000000001</text:p>
          </table:table-cell>
        </table:table-row>
        <table:table-row table:style-name="ro1">
          <table:table-cell office:value-type="float" office:value="140.779" calcext:value-type="float">
            <text:p>1.41E+02</text:p>
          </table:table-cell>
          <table:table-cell office:value-type="float" office:value="73.678" calcext:value-type="float">
            <text:p>7.37E+01</text:p>
          </table:table-cell>
          <table:table-cell table:formula="of:=[.C503]+0.2" office:value-type="float" office:value="100.400000000001" calcext:value-type="float">
            <text:p>100.400000000001</text:p>
          </table:table-cell>
        </table:table-row>
        <table:table-row table:style-name="ro1">
          <table:table-cell office:value-type="float" office:value="141.103" calcext:value-type="float">
            <text:p>1.41E+02</text:p>
          </table:table-cell>
          <table:table-cell office:value-type="float" office:value="73.822" calcext:value-type="float">
            <text:p>7.38E+01</text:p>
          </table:table-cell>
          <table:table-cell table:formula="of:=[.C504]+0.2" office:value-type="float" office:value="100.600000000001" calcext:value-type="float">
            <text:p>100.600000000001</text:p>
          </table:table-cell>
        </table:table-row>
        <table:table-row table:style-name="ro1">
          <table:table-cell office:value-type="float" office:value="141.427" calcext:value-type="float">
            <text:p>1.41E+02</text:p>
          </table:table-cell>
          <table:table-cell office:value-type="float" office:value="73.9659" calcext:value-type="float">
            <text:p>7.40E+01</text:p>
          </table:table-cell>
          <table:table-cell table:formula="of:=[.C505]+0.2" office:value-type="float" office:value="100.800000000001" calcext:value-type="float">
            <text:p>100.800000000001</text:p>
          </table:table-cell>
        </table:table-row>
        <table:table-row table:style-name="ro1">
          <table:table-cell office:value-type="float" office:value="141.751" calcext:value-type="float">
            <text:p>1.42E+02</text:p>
          </table:table-cell>
          <table:table-cell office:value-type="float" office:value="74.1098" calcext:value-type="float">
            <text:p>7.41E+01</text:p>
          </table:table-cell>
          <table:table-cell table:formula="of:=[.C506]+0.2" office:value-type="float" office:value="101.000000000001" calcext:value-type="float">
            <text:p>101.000000000001</text:p>
          </table:table-cell>
        </table:table-row>
        <table:table-row table:style-name="ro1">
          <table:table-cell office:value-type="float" office:value="142.074" calcext:value-type="float">
            <text:p>1.42E+02</text:p>
          </table:table-cell>
          <table:table-cell office:value-type="float" office:value="74.2536" calcext:value-type="float">
            <text:p>7.43E+01</text:p>
          </table:table-cell>
          <table:table-cell table:formula="of:=[.C507]+0.2" office:value-type="float" office:value="101.200000000001" calcext:value-type="float">
            <text:p>101.200000000001</text:p>
          </table:table-cell>
        </table:table-row>
        <table:table-row table:style-name="ro1">
          <table:table-cell office:value-type="float" office:value="142.398" calcext:value-type="float">
            <text:p>1.42E+02</text:p>
          </table:table-cell>
          <table:table-cell office:value-type="float" office:value="74.3973" calcext:value-type="float">
            <text:p>7.44E+01</text:p>
          </table:table-cell>
          <table:table-cell table:formula="of:=[.C508]+0.2" office:value-type="float" office:value="101.400000000001" calcext:value-type="float">
            <text:p>101.400000000001</text:p>
          </table:table-cell>
        </table:table-row>
        <table:table-row table:style-name="ro1">
          <table:table-cell office:value-type="float" office:value="142.721" calcext:value-type="float">
            <text:p>1.43E+02</text:p>
          </table:table-cell>
          <table:table-cell office:value-type="float" office:value="74.5409" calcext:value-type="float">
            <text:p>7.45E+01</text:p>
          </table:table-cell>
          <table:table-cell table:formula="of:=[.C509]+0.2" office:value-type="float" office:value="101.600000000001" calcext:value-type="float">
            <text:p>101.600000000001</text:p>
          </table:table-cell>
        </table:table-row>
        <table:table-row table:style-name="ro1">
          <table:table-cell office:value-type="float" office:value="143.044" calcext:value-type="float">
            <text:p>1.43E+02</text:p>
          </table:table-cell>
          <table:table-cell office:value-type="float" office:value="74.6844" calcext:value-type="float">
            <text:p>7.47E+01</text:p>
          </table:table-cell>
          <table:table-cell table:formula="of:=[.C510]+0.2" office:value-type="float" office:value="101.800000000001" calcext:value-type="float">
            <text:p>101.800000000001</text:p>
          </table:table-cell>
        </table:table-row>
        <table:table-row table:style-name="ro1">
          <table:table-cell office:value-type="float" office:value="143.366" calcext:value-type="float">
            <text:p>1.43E+02</text:p>
          </table:table-cell>
          <table:table-cell office:value-type="float" office:value="74.8279" calcext:value-type="float">
            <text:p>7.48E+01</text:p>
          </table:table-cell>
          <table:table-cell table:formula="of:=[.C511]+0.2" office:value-type="float" office:value="102.000000000001" calcext:value-type="float">
            <text:p>102.000000000001</text:p>
          </table:table-cell>
        </table:table-row>
        <table:table-row table:style-name="ro1">
          <table:table-cell office:value-type="float" office:value="143.689" calcext:value-type="float">
            <text:p>1.44E+02</text:p>
          </table:table-cell>
          <table:table-cell office:value-type="float" office:value="74.9712" calcext:value-type="float">
            <text:p>7.50E+01</text:p>
          </table:table-cell>
          <table:table-cell table:formula="of:=[.C512]+0.2" office:value-type="float" office:value="102.200000000001" calcext:value-type="float">
            <text:p>102.200000000001</text:p>
          </table:table-cell>
        </table:table-row>
        <table:table-row table:style-name="ro1">
          <table:table-cell office:value-type="float" office:value="144.011" calcext:value-type="float">
            <text:p>1.44E+02</text:p>
          </table:table-cell>
          <table:table-cell office:value-type="float" office:value="75.1145" calcext:value-type="float">
            <text:p>7.51E+01</text:p>
          </table:table-cell>
          <table:table-cell table:formula="of:=[.C513]+0.2" office:value-type="float" office:value="102.400000000001" calcext:value-type="float">
            <text:p>102.400000000001</text:p>
          </table:table-cell>
        </table:table-row>
        <table:table-row table:style-name="ro1">
          <table:table-cell office:value-type="float" office:value="144.333" calcext:value-type="float">
            <text:p>1.44E+02</text:p>
          </table:table-cell>
          <table:table-cell office:value-type="float" office:value="75.2577" calcext:value-type="float">
            <text:p>7.53E+01</text:p>
          </table:table-cell>
          <table:table-cell table:formula="of:=[.C514]+0.2" office:value-type="float" office:value="102.600000000001" calcext:value-type="float">
            <text:p>102.600000000001</text:p>
          </table:table-cell>
        </table:table-row>
        <table:table-row table:style-name="ro1">
          <table:table-cell office:value-type="float" office:value="144.655" calcext:value-type="float">
            <text:p>1.45E+02</text:p>
          </table:table-cell>
          <table:table-cell office:value-type="float" office:value="75.4008" calcext:value-type="float">
            <text:p>7.54E+01</text:p>
          </table:table-cell>
          <table:table-cell table:formula="of:=[.C515]+0.2" office:value-type="float" office:value="102.800000000001" calcext:value-type="float">
            <text:p>102.800000000001</text:p>
          </table:table-cell>
        </table:table-row>
        <table:table-row table:style-name="ro1">
          <table:table-cell office:value-type="float" office:value="144.977" calcext:value-type="float">
            <text:p>1.45E+02</text:p>
          </table:table-cell>
          <table:table-cell office:value-type="float" office:value="75.5438" calcext:value-type="float">
            <text:p>7.55E+01</text:p>
          </table:table-cell>
          <table:table-cell table:formula="of:=[.C516]+0.2" office:value-type="float" office:value="103.000000000001" calcext:value-type="float">
            <text:p>103.000000000001</text:p>
          </table:table-cell>
        </table:table-row>
        <table:table-row table:style-name="ro1">
          <table:table-cell office:value-type="float" office:value="145.299" calcext:value-type="float">
            <text:p>1.45E+02</text:p>
          </table:table-cell>
          <table:table-cell office:value-type="float" office:value="75.6868" calcext:value-type="float">
            <text:p>7.57E+01</text:p>
          </table:table-cell>
          <table:table-cell table:formula="of:=[.C517]+0.2" office:value-type="float" office:value="103.200000000001" calcext:value-type="float">
            <text:p>103.200000000001</text:p>
          </table:table-cell>
        </table:table-row>
        <table:table-row table:style-name="ro1">
          <table:table-cell office:value-type="float" office:value="145.62" calcext:value-type="float">
            <text:p>1.46E+02</text:p>
          </table:table-cell>
          <table:table-cell office:value-type="float" office:value="75.8296" calcext:value-type="float">
            <text:p>7.58E+01</text:p>
          </table:table-cell>
          <table:table-cell table:formula="of:=[.C518]+0.2" office:value-type="float" office:value="103.400000000001" calcext:value-type="float">
            <text:p>103.400000000001</text:p>
          </table:table-cell>
        </table:table-row>
        <table:table-row table:style-name="ro1">
          <table:table-cell office:value-type="float" office:value="145.941" calcext:value-type="float">
            <text:p>1.46E+02</text:p>
          </table:table-cell>
          <table:table-cell office:value-type="float" office:value="75.9723" calcext:value-type="float">
            <text:p>7.60E+01</text:p>
          </table:table-cell>
          <table:table-cell table:formula="of:=[.C519]+0.2" office:value-type="float" office:value="103.600000000001" calcext:value-type="float">
            <text:p>103.600000000001</text:p>
          </table:table-cell>
        </table:table-row>
        <table:table-row table:style-name="ro1">
          <table:table-cell office:value-type="float" office:value="146.262" calcext:value-type="float">
            <text:p>1.46E+02</text:p>
          </table:table-cell>
          <table:table-cell office:value-type="float" office:value="76.115" calcext:value-type="float">
            <text:p>7.61E+01</text:p>
          </table:table-cell>
          <table:table-cell table:formula="of:=[.C520]+0.2" office:value-type="float" office:value="103.800000000001" calcext:value-type="float">
            <text:p>103.800000000001</text:p>
          </table:table-cell>
        </table:table-row>
        <table:table-row table:style-name="ro1">
          <table:table-cell office:value-type="float" office:value="146.583" calcext:value-type="float">
            <text:p>1.47E+02</text:p>
          </table:table-cell>
          <table:table-cell office:value-type="float" office:value="76.2575" calcext:value-type="float">
            <text:p>7.63E+01</text:p>
          </table:table-cell>
          <table:table-cell table:formula="of:=[.C521]+0.2" office:value-type="float" office:value="104.000000000001" calcext:value-type="float">
            <text:p>104.000000000001</text:p>
          </table:table-cell>
        </table:table-row>
        <table:table-row table:style-name="ro1">
          <table:table-cell office:value-type="float" office:value="146.903" calcext:value-type="float">
            <text:p>1.47E+02</text:p>
          </table:table-cell>
          <table:table-cell office:value-type="float" office:value="76.4" calcext:value-type="float">
            <text:p>7.64E+01</text:p>
          </table:table-cell>
          <table:table-cell table:formula="of:=[.C522]+0.2" office:value-type="float" office:value="104.200000000001" calcext:value-type="float">
            <text:p>104.200000000001</text:p>
          </table:table-cell>
        </table:table-row>
        <table:table-row table:style-name="ro1">
          <table:table-cell office:value-type="float" office:value="147.224" calcext:value-type="float">
            <text:p>1.47E+02</text:p>
          </table:table-cell>
          <table:table-cell office:value-type="float" office:value="76.5424" calcext:value-type="float">
            <text:p>7.65E+01</text:p>
          </table:table-cell>
          <table:table-cell table:formula="of:=[.C523]+0.2" office:value-type="float" office:value="104.400000000001" calcext:value-type="float">
            <text:p>104.400000000001</text:p>
          </table:table-cell>
        </table:table-row>
        <table:table-row table:style-name="ro1">
          <table:table-cell office:value-type="float" office:value="147.544" calcext:value-type="float">
            <text:p>1.48E+02</text:p>
          </table:table-cell>
          <table:table-cell office:value-type="float" office:value="76.6846" calcext:value-type="float">
            <text:p>7.67E+01</text:p>
          </table:table-cell>
          <table:table-cell table:formula="of:=[.C524]+0.2" office:value-type="float" office:value="104.600000000001" calcext:value-type="float">
            <text:p>104.600000000001</text:p>
          </table:table-cell>
        </table:table-row>
        <table:table-row table:style-name="ro1">
          <table:table-cell office:value-type="float" office:value="147.864" calcext:value-type="float">
            <text:p>1.48E+02</text:p>
          </table:table-cell>
          <table:table-cell office:value-type="float" office:value="76.8268" calcext:value-type="float">
            <text:p>7.68E+01</text:p>
          </table:table-cell>
          <table:table-cell table:formula="of:=[.C525]+0.2" office:value-type="float" office:value="104.800000000001" calcext:value-type="float">
            <text:p>104.800000000001</text:p>
          </table:table-cell>
        </table:table-row>
        <table:table-row table:style-name="ro1">
          <table:table-cell office:value-type="float" office:value="148.183" calcext:value-type="float">
            <text:p>1.48E+02</text:p>
          </table:table-cell>
          <table:table-cell office:value-type="float" office:value="76.9689" calcext:value-type="float">
            <text:p>7.70E+01</text:p>
          </table:table-cell>
          <table:table-cell table:formula="of:=[.C526]+0.2" office:value-type="float" office:value="105.000000000001" calcext:value-type="float">
            <text:p>105.000000000001</text:p>
          </table:table-cell>
        </table:table-row>
        <table:table-row table:style-name="ro1">
          <table:table-cell office:value-type="float" office:value="148.503" calcext:value-type="float">
            <text:p>1.49E+02</text:p>
          </table:table-cell>
          <table:table-cell office:value-type="float" office:value="77.1108" calcext:value-type="float">
            <text:p>7.71E+01</text:p>
          </table:table-cell>
          <table:table-cell table:formula="of:=[.C527]+0.2" office:value-type="float" office:value="105.200000000001" calcext:value-type="float">
            <text:p>105.200000000001</text:p>
          </table:table-cell>
        </table:table-row>
        <table:table-row table:style-name="ro1">
          <table:table-cell office:value-type="float" office:value="148.822" calcext:value-type="float">
            <text:p>1.49E+02</text:p>
          </table:table-cell>
          <table:table-cell office:value-type="float" office:value="77.2527" calcext:value-type="float">
            <text:p>7.73E+01</text:p>
          </table:table-cell>
          <table:table-cell table:formula="of:=[.C528]+0.2" office:value-type="float" office:value="105.400000000001" calcext:value-type="float">
            <text:p>105.400000000001</text:p>
          </table:table-cell>
        </table:table-row>
        <table:table-row table:style-name="ro1">
          <table:table-cell office:value-type="float" office:value="149.141" calcext:value-type="float">
            <text:p>1.49E+02</text:p>
          </table:table-cell>
          <table:table-cell office:value-type="float" office:value="77.3945" calcext:value-type="float">
            <text:p>7.74E+01</text:p>
          </table:table-cell>
          <table:table-cell table:formula="of:=[.C529]+0.2" office:value-type="float" office:value="105.600000000001" calcext:value-type="float">
            <text:p>105.600000000001</text:p>
          </table:table-cell>
        </table:table-row>
        <table:table-row table:style-name="ro1">
          <table:table-cell office:value-type="float" office:value="149.46" calcext:value-type="float">
            <text:p>1.49E+02</text:p>
          </table:table-cell>
          <table:table-cell office:value-type="float" office:value="77.5361" calcext:value-type="float">
            <text:p>7.75E+01</text:p>
          </table:table-cell>
          <table:table-cell table:formula="of:=[.C530]+0.2" office:value-type="float" office:value="105.800000000001" calcext:value-type="float">
            <text:p>105.800000000001</text:p>
          </table:table-cell>
        </table:table-row>
        <table:table-row table:style-name="ro1">
          <table:table-cell office:value-type="float" office:value="149.778" calcext:value-type="float">
            <text:p>1.50E+02</text:p>
          </table:table-cell>
          <table:table-cell office:value-type="float" office:value="77.6777" calcext:value-type="float">
            <text:p>7.77E+01</text:p>
          </table:table-cell>
          <table:table-cell table:formula="of:=[.C531]+0.2" office:value-type="float" office:value="106.000000000001" calcext:value-type="float">
            <text:p>106.000000000001</text:p>
          </table:table-cell>
        </table:table-row>
        <table:table-row table:style-name="ro1">
          <table:table-cell office:value-type="float" office:value="150.096" calcext:value-type="float">
            <text:p>1.50E+02</text:p>
          </table:table-cell>
          <table:table-cell office:value-type="float" office:value="77.8191" calcext:value-type="float">
            <text:p>7.78E+01</text:p>
          </table:table-cell>
          <table:table-cell table:formula="of:=[.C532]+0.2" office:value-type="float" office:value="106.200000000001" calcext:value-type="float">
            <text:p>106.200000000001</text:p>
          </table:table-cell>
        </table:table-row>
        <table:table-row table:style-name="ro1">
          <table:table-cell office:value-type="float" office:value="150.414" calcext:value-type="float">
            <text:p>1.50E+02</text:p>
          </table:table-cell>
          <table:table-cell office:value-type="float" office:value="77.9605" calcext:value-type="float">
            <text:p>7.80E+01</text:p>
          </table:table-cell>
          <table:table-cell table:formula="of:=[.C533]+0.2" office:value-type="float" office:value="106.400000000001" calcext:value-type="float">
            <text:p>106.400000000001</text:p>
          </table:table-cell>
        </table:table-row>
        <table:table-row table:style-name="ro1">
          <table:table-cell office:value-type="float" office:value="150.732" calcext:value-type="float">
            <text:p>1.51E+02</text:p>
          </table:table-cell>
          <table:table-cell office:value-type="float" office:value="78.1017" calcext:value-type="float">
            <text:p>7.81E+01</text:p>
          </table:table-cell>
          <table:table-cell table:formula="of:=[.C534]+0.2" office:value-type="float" office:value="106.600000000001" calcext:value-type="float">
            <text:p>106.600000000001</text:p>
          </table:table-cell>
        </table:table-row>
        <table:table-row table:style-name="ro1">
          <table:table-cell office:value-type="float" office:value="151.05" calcext:value-type="float">
            <text:p>1.51E+02</text:p>
          </table:table-cell>
          <table:table-cell office:value-type="float" office:value="78.2428" calcext:value-type="float">
            <text:p>7.82E+01</text:p>
          </table:table-cell>
          <table:table-cell table:formula="of:=[.C535]+0.2" office:value-type="float" office:value="106.800000000001" calcext:value-type="float">
            <text:p>106.800000000001</text:p>
          </table:table-cell>
        </table:table-row>
        <table:table-row table:style-name="ro1">
          <table:table-cell office:value-type="float" office:value="151.367" calcext:value-type="float">
            <text:p>1.51E+02</text:p>
          </table:table-cell>
          <table:table-cell office:value-type="float" office:value="78.3839" calcext:value-type="float">
            <text:p>7.84E+01</text:p>
          </table:table-cell>
          <table:table-cell table:formula="of:=[.C536]+0.2" office:value-type="float" office:value="107.000000000001" calcext:value-type="float">
            <text:p>107.000000000001</text:p>
          </table:table-cell>
        </table:table-row>
        <table:table-row table:style-name="ro1">
          <table:table-cell office:value-type="float" office:value="151.684" calcext:value-type="float">
            <text:p>1.52E+02</text:p>
          </table:table-cell>
          <table:table-cell office:value-type="float" office:value="78.5248" calcext:value-type="float">
            <text:p>7.85E+01</text:p>
          </table:table-cell>
          <table:table-cell table:formula="of:=[.C537]+0.2" office:value-type="float" office:value="107.200000000001" calcext:value-type="float">
            <text:p>107.200000000001</text:p>
          </table:table-cell>
        </table:table-row>
        <table:table-row table:style-name="ro1">
          <table:table-cell office:value-type="float" office:value="152.001" calcext:value-type="float">
            <text:p>1.52E+02</text:p>
          </table:table-cell>
          <table:table-cell office:value-type="float" office:value="78.6656" calcext:value-type="float">
            <text:p>7.87E+01</text:p>
          </table:table-cell>
          <table:table-cell table:formula="of:=[.C538]+0.2" office:value-type="float" office:value="107.400000000001" calcext:value-type="float">
            <text:p>107.400000000001</text:p>
          </table:table-cell>
        </table:table-row>
        <table:table-row table:style-name="ro1">
          <table:table-cell office:value-type="float" office:value="152.317" calcext:value-type="float">
            <text:p>1.52E+02</text:p>
          </table:table-cell>
          <table:table-cell office:value-type="float" office:value="78.8063" calcext:value-type="float">
            <text:p>7.88E+01</text:p>
          </table:table-cell>
          <table:table-cell table:formula="of:=[.C539]+0.2" office:value-type="float" office:value="107.600000000001" calcext:value-type="float">
            <text:p>107.600000000001</text:p>
          </table:table-cell>
        </table:table-row>
        <table:table-row table:style-name="ro1">
          <table:table-cell office:value-type="float" office:value="152.633" calcext:value-type="float">
            <text:p>1.53E+02</text:p>
          </table:table-cell>
          <table:table-cell office:value-type="float" office:value="78.9468" calcext:value-type="float">
            <text:p>7.89E+01</text:p>
          </table:table-cell>
          <table:table-cell table:formula="of:=[.C540]+0.2" office:value-type="float" office:value="107.800000000001" calcext:value-type="float">
            <text:p>107.800000000001</text:p>
          </table:table-cell>
        </table:table-row>
        <table:table-row table:style-name="ro1">
          <table:table-cell office:value-type="float" office:value="152.949" calcext:value-type="float">
            <text:p>1.53E+02</text:p>
          </table:table-cell>
          <table:table-cell office:value-type="float" office:value="79.0873" calcext:value-type="float">
            <text:p>7.91E+01</text:p>
          </table:table-cell>
          <table:table-cell table:formula="of:=[.C541]+0.2" office:value-type="float" office:value="108.000000000001" calcext:value-type="float">
            <text:p>108.000000000001</text:p>
          </table:table-cell>
        </table:table-row>
        <table:table-row table:style-name="ro1">
          <table:table-cell office:value-type="float" office:value="153.265" calcext:value-type="float">
            <text:p>1.53E+02</text:p>
          </table:table-cell>
          <table:table-cell office:value-type="float" office:value="79.2277" calcext:value-type="float">
            <text:p>7.92E+01</text:p>
          </table:table-cell>
          <table:table-cell table:formula="of:=[.C542]+0.2" office:value-type="float" office:value="108.200000000001" calcext:value-type="float">
            <text:p>108.200000000001</text:p>
          </table:table-cell>
        </table:table-row>
        <table:table-row table:style-name="ro1">
          <table:table-cell office:value-type="float" office:value="153.581" calcext:value-type="float">
            <text:p>1.54E+02</text:p>
          </table:table-cell>
          <table:table-cell office:value-type="float" office:value="79.3679" calcext:value-type="float">
            <text:p>7.94E+01</text:p>
          </table:table-cell>
          <table:table-cell table:formula="of:=[.C543]+0.2" office:value-type="float" office:value="108.400000000001" calcext:value-type="float">
            <text:p>108.400000000001</text:p>
          </table:table-cell>
        </table:table-row>
        <table:table-row table:style-name="ro1">
          <table:table-cell office:value-type="float" office:value="153.896" calcext:value-type="float">
            <text:p>1.54E+02</text:p>
          </table:table-cell>
          <table:table-cell office:value-type="float" office:value="79.508" calcext:value-type="float">
            <text:p>7.95E+01</text:p>
          </table:table-cell>
          <table:table-cell table:formula="of:=[.C544]+0.2" office:value-type="float" office:value="108.600000000001" calcext:value-type="float">
            <text:p>108.600000000001</text:p>
          </table:table-cell>
        </table:table-row>
        <table:table-row table:style-name="ro1">
          <table:table-cell office:value-type="float" office:value="154.211" calcext:value-type="float">
            <text:p>1.54E+02</text:p>
          </table:table-cell>
          <table:table-cell office:value-type="float" office:value="79.648" calcext:value-type="float">
            <text:p>7.96E+01</text:p>
          </table:table-cell>
          <table:table-cell table:formula="of:=[.C545]+0.2" office:value-type="float" office:value="108.800000000001" calcext:value-type="float">
            <text:p>108.800000000001</text:p>
          </table:table-cell>
        </table:table-row>
        <table:table-row table:style-name="ro1">
          <table:table-cell office:value-type="float" office:value="154.526" calcext:value-type="float">
            <text:p>1.55E+02</text:p>
          </table:table-cell>
          <table:table-cell office:value-type="float" office:value="79.7879" calcext:value-type="float">
            <text:p>7.98E+01</text:p>
          </table:table-cell>
          <table:table-cell table:formula="of:=[.C546]+0.2" office:value-type="float" office:value="109.000000000001" calcext:value-type="float">
            <text:p>109.000000000001</text:p>
          </table:table-cell>
        </table:table-row>
        <table:table-row table:style-name="ro1">
          <table:table-cell office:value-type="float" office:value="154.84" calcext:value-type="float">
            <text:p>1.55E+02</text:p>
          </table:table-cell>
          <table:table-cell office:value-type="float" office:value="79.9277" calcext:value-type="float">
            <text:p>7.99E+01</text:p>
          </table:table-cell>
          <table:table-cell table:formula="of:=[.C547]+0.2" office:value-type="float" office:value="109.200000000001" calcext:value-type="float">
            <text:p>109.200000000001</text:p>
          </table:table-cell>
        </table:table-row>
        <table:table-row table:style-name="ro1">
          <table:table-cell office:value-type="float" office:value="155.154" calcext:value-type="float">
            <text:p>1.55E+02</text:p>
          </table:table-cell>
          <table:table-cell office:value-type="float" office:value="80.0673" calcext:value-type="float">
            <text:p>8.01E+01</text:p>
          </table:table-cell>
          <table:table-cell table:formula="of:=[.C548]+0.2" office:value-type="float" office:value="109.400000000001" calcext:value-type="float">
            <text:p>109.400000000001</text:p>
          </table:table-cell>
        </table:table-row>
        <table:table-row table:style-name="ro1">
          <table:table-cell office:value-type="float" office:value="155.468" calcext:value-type="float">
            <text:p>1.55E+02</text:p>
          </table:table-cell>
          <table:table-cell office:value-type="float" office:value="80.2068" calcext:value-type="float">
            <text:p>8.02E+01</text:p>
          </table:table-cell>
          <table:table-cell table:formula="of:=[.C549]+0.2" office:value-type="float" office:value="109.600000000001" calcext:value-type="float">
            <text:p>109.600000000001</text:p>
          </table:table-cell>
        </table:table-row>
        <table:table-row table:style-name="ro1">
          <table:table-cell office:value-type="float" office:value="155.782" calcext:value-type="float">
            <text:p>1.56E+02</text:p>
          </table:table-cell>
          <table:table-cell office:value-type="float" office:value="80.3462" calcext:value-type="float">
            <text:p>8.03E+01</text:p>
          </table:table-cell>
          <table:table-cell table:formula="of:=[.C550]+0.2" office:value-type="float" office:value="109.800000000001" calcext:value-type="float">
            <text:p>109.800000000001</text:p>
          </table:table-cell>
        </table:table-row>
        <table:table-row table:style-name="ro1">
          <table:table-cell office:value-type="float" office:value="156.095" calcext:value-type="float">
            <text:p>1.56E+02</text:p>
          </table:table-cell>
          <table:table-cell office:value-type="float" office:value="80.4855" calcext:value-type="float">
            <text:p>8.05E+01</text:p>
          </table:table-cell>
          <table:table-cell table:formula="of:=[.C551]+0.2" office:value-type="float" office:value="110.000000000001" calcext:value-type="float">
            <text:p>110.000000000001</text:p>
          </table:table-cell>
        </table:table-row>
        <table:table-row table:style-name="ro1">
          <table:table-cell office:value-type="float" office:value="156.408" calcext:value-type="float">
            <text:p>1.56E+02</text:p>
          </table:table-cell>
          <table:table-cell office:value-type="float" office:value="80.6246" calcext:value-type="float">
            <text:p>8.06E+01</text:p>
          </table:table-cell>
          <table:table-cell table:formula="of:=[.C552]+0.2" office:value-type="float" office:value="110.200000000001" calcext:value-type="float">
            <text:p>110.200000000001</text:p>
          </table:table-cell>
        </table:table-row>
        <table:table-row table:style-name="ro1">
          <table:table-cell office:value-type="float" office:value="156.721" calcext:value-type="float">
            <text:p>1.57E+02</text:p>
          </table:table-cell>
          <table:table-cell office:value-type="float" office:value="80.7637" calcext:value-type="float">
            <text:p>8.08E+01</text:p>
          </table:table-cell>
          <table:table-cell table:formula="of:=[.C553]+0.2" office:value-type="float" office:value="110.400000000001" calcext:value-type="float">
            <text:p>110.400000000001</text:p>
          </table:table-cell>
        </table:table-row>
        <table:table-row table:style-name="ro1">
          <table:table-cell office:value-type="float" office:value="157.034" calcext:value-type="float">
            <text:p>1.57E+02</text:p>
          </table:table-cell>
          <table:table-cell office:value-type="float" office:value="80.9026" calcext:value-type="float">
            <text:p>8.09E+01</text:p>
          </table:table-cell>
          <table:table-cell table:formula="of:=[.C554]+0.2" office:value-type="float" office:value="110.600000000001" calcext:value-type="float">
            <text:p>110.600000000001</text:p>
          </table:table-cell>
        </table:table-row>
        <table:table-row table:style-name="ro1">
          <table:table-cell office:value-type="float" office:value="157.346" calcext:value-type="float">
            <text:p>1.57E+02</text:p>
          </table:table-cell>
          <table:table-cell office:value-type="float" office:value="81.0414" calcext:value-type="float">
            <text:p>8.10E+01</text:p>
          </table:table-cell>
          <table:table-cell table:formula="of:=[.C555]+0.2" office:value-type="float" office:value="110.800000000001" calcext:value-type="float">
            <text:p>110.800000000001</text:p>
          </table:table-cell>
        </table:table-row>
        <table:table-row table:style-name="ro1">
          <table:table-cell office:value-type="float" office:value="157.658" calcext:value-type="float">
            <text:p>1.58E+02</text:p>
          </table:table-cell>
          <table:table-cell office:value-type="float" office:value="81.18" calcext:value-type="float">
            <text:p>8.12E+01</text:p>
          </table:table-cell>
          <table:table-cell table:formula="of:=[.C556]+0.2" office:value-type="float" office:value="111.000000000001" calcext:value-type="float">
            <text:p>111.000000000001</text:p>
          </table:table-cell>
        </table:table-row>
        <table:table-row table:style-name="ro1">
          <table:table-cell office:value-type="float" office:value="157.969" calcext:value-type="float">
            <text:p>1.58E+02</text:p>
          </table:table-cell>
          <table:table-cell office:value-type="float" office:value="81.3185" calcext:value-type="float">
            <text:p>8.13E+01</text:p>
          </table:table-cell>
          <table:table-cell table:formula="of:=[.C557]+0.2" office:value-type="float" office:value="111.200000000001" calcext:value-type="float">
            <text:p>111.200000000001</text:p>
          </table:table-cell>
        </table:table-row>
        <table:table-row table:style-name="ro1">
          <table:table-cell office:value-type="float" office:value="158.281" calcext:value-type="float">
            <text:p>1.58E+02</text:p>
          </table:table-cell>
          <table:table-cell office:value-type="float" office:value="81.4569" calcext:value-type="float">
            <text:p>8.15E+01</text:p>
          </table:table-cell>
          <table:table-cell table:formula="of:=[.C558]+0.2" office:value-type="float" office:value="111.400000000001" calcext:value-type="float">
            <text:p>111.400000000001</text:p>
          </table:table-cell>
        </table:table-row>
        <table:table-row table:style-name="ro1">
          <table:table-cell office:value-type="float" office:value="158.592" calcext:value-type="float">
            <text:p>1.59E+02</text:p>
          </table:table-cell>
          <table:table-cell office:value-type="float" office:value="81.5952" calcext:value-type="float">
            <text:p>8.16E+01</text:p>
          </table:table-cell>
          <table:table-cell table:formula="of:=[.C559]+0.2" office:value-type="float" office:value="111.600000000001" calcext:value-type="float">
            <text:p>111.600000000001</text:p>
          </table:table-cell>
        </table:table-row>
        <table:table-row table:style-name="ro1">
          <table:table-cell office:value-type="float" office:value="158.903" calcext:value-type="float">
            <text:p>1.59E+02</text:p>
          </table:table-cell>
          <table:table-cell office:value-type="float" office:value="81.7333" calcext:value-type="float">
            <text:p>8.17E+01</text:p>
          </table:table-cell>
          <table:table-cell table:formula="of:=[.C560]+0.2" office:value-type="float" office:value="111.800000000001" calcext:value-type="float">
            <text:p>111.800000000001</text:p>
          </table:table-cell>
        </table:table-row>
        <table:table-row table:style-name="ro1">
          <table:table-cell office:value-type="float" office:value="159.213" calcext:value-type="float">
            <text:p>1.59E+02</text:p>
          </table:table-cell>
          <table:table-cell office:value-type="float" office:value="81.8713" calcext:value-type="float">
            <text:p>8.19E+01</text:p>
          </table:table-cell>
          <table:table-cell table:formula="of:=[.C561]+0.2" office:value-type="float" office:value="112.000000000001" calcext:value-type="float">
            <text:p>112.000000000001</text:p>
          </table:table-cell>
        </table:table-row>
        <table:table-row table:style-name="ro1">
          <table:table-cell office:value-type="float" office:value="159.523" calcext:value-type="float">
            <text:p>1.60E+02</text:p>
          </table:table-cell>
          <table:table-cell office:value-type="float" office:value="82.0091" calcext:value-type="float">
            <text:p>8.20E+01</text:p>
          </table:table-cell>
          <table:table-cell table:formula="of:=[.C562]+0.2" office:value-type="float" office:value="112.200000000001" calcext:value-type="float">
            <text:p>112.200000000001</text:p>
          </table:table-cell>
        </table:table-row>
        <table:table-row table:style-name="ro1">
          <table:table-cell office:value-type="float" office:value="159.833" calcext:value-type="float">
            <text:p>1.60E+02</text:p>
          </table:table-cell>
          <table:table-cell office:value-type="float" office:value="82.1469" calcext:value-type="float">
            <text:p>8.21E+01</text:p>
          </table:table-cell>
          <table:table-cell table:formula="of:=[.C563]+0.2" office:value-type="float" office:value="112.400000000001" calcext:value-type="float">
            <text:p>112.400000000001</text:p>
          </table:table-cell>
        </table:table-row>
        <table:table-row table:style-name="ro1">
          <table:table-cell office:value-type="float" office:value="160.143" calcext:value-type="float">
            <text:p>1.60E+02</text:p>
          </table:table-cell>
          <table:table-cell office:value-type="float" office:value="82.2845" calcext:value-type="float">
            <text:p>8.23E+01</text:p>
          </table:table-cell>
          <table:table-cell table:formula="of:=[.C564]+0.2" office:value-type="float" office:value="112.600000000001" calcext:value-type="float">
            <text:p>112.600000000001</text:p>
          </table:table-cell>
        </table:table-row>
        <table:table-row table:style-name="ro1">
          <table:table-cell office:value-type="float" office:value="160.452" calcext:value-type="float">
            <text:p>1.60E+02</text:p>
          </table:table-cell>
          <table:table-cell office:value-type="float" office:value="82.4219" calcext:value-type="float">
            <text:p>8.24E+01</text:p>
          </table:table-cell>
          <table:table-cell table:formula="of:=[.C565]+0.2" office:value-type="float" office:value="112.800000000001" calcext:value-type="float">
            <text:p>112.800000000001</text:p>
          </table:table-cell>
        </table:table-row>
        <table:table-row table:style-name="ro1">
          <table:table-cell office:value-type="float" office:value="160.761" calcext:value-type="float">
            <text:p>1.61E+02</text:p>
          </table:table-cell>
          <table:table-cell office:value-type="float" office:value="82.5592" calcext:value-type="float">
            <text:p>8.26E+01</text:p>
          </table:table-cell>
          <table:table-cell table:formula="of:=[.C566]+0.2" office:value-type="float" office:value="113.000000000001" calcext:value-type="float">
            <text:p>113.000000000001</text:p>
          </table:table-cell>
        </table:table-row>
        <table:table-row table:style-name="ro1">
          <table:table-cell office:value-type="float" office:value="161.069" calcext:value-type="float">
            <text:p>1.61E+02</text:p>
          </table:table-cell>
          <table:table-cell office:value-type="float" office:value="82.6964" calcext:value-type="float">
            <text:p>8.27E+01</text:p>
          </table:table-cell>
          <table:table-cell table:formula="of:=[.C567]+0.2" office:value-type="float" office:value="113.200000000001" calcext:value-type="float">
            <text:p>113.200000000001</text:p>
          </table:table-cell>
        </table:table-row>
        <table:table-row table:style-name="ro1">
          <table:table-cell office:value-type="float" office:value="161.378" calcext:value-type="float">
            <text:p>1.61E+02</text:p>
          </table:table-cell>
          <table:table-cell office:value-type="float" office:value="82.8334" calcext:value-type="float">
            <text:p>8.28E+01</text:p>
          </table:table-cell>
          <table:table-cell table:formula="of:=[.C568]+0.2" office:value-type="float" office:value="113.400000000001" calcext:value-type="float">
            <text:p>113.400000000001</text:p>
          </table:table-cell>
        </table:table-row>
        <table:table-row table:style-name="ro1">
          <table:table-cell office:value-type="float" office:value="161.686" calcext:value-type="float">
            <text:p>1.62E+02</text:p>
          </table:table-cell>
          <table:table-cell office:value-type="float" office:value="82.9703" calcext:value-type="float">
            <text:p>8.30E+01</text:p>
          </table:table-cell>
          <table:table-cell table:formula="of:=[.C569]+0.2" office:value-type="float" office:value="113.600000000001" calcext:value-type="float">
            <text:p>113.600000000001</text:p>
          </table:table-cell>
        </table:table-row>
        <table:table-row table:style-name="ro1">
          <table:table-cell office:value-type="float" office:value="161.994" calcext:value-type="float">
            <text:p>1.62E+02</text:p>
          </table:table-cell>
          <table:table-cell office:value-type="float" office:value="83.1071" calcext:value-type="float">
            <text:p>8.31E+01</text:p>
          </table:table-cell>
          <table:table-cell table:formula="of:=[.C570]+0.2" office:value-type="float" office:value="113.800000000001" calcext:value-type="float">
            <text:p>113.800000000001</text:p>
          </table:table-cell>
        </table:table-row>
        <table:table-row table:style-name="ro1">
          <table:table-cell office:value-type="float" office:value="162.301" calcext:value-type="float">
            <text:p>1.62E+02</text:p>
          </table:table-cell>
          <table:table-cell office:value-type="float" office:value="83.2437" calcext:value-type="float">
            <text:p>8.32E+01</text:p>
          </table:table-cell>
          <table:table-cell table:formula="of:=[.C571]+0.2" office:value-type="float" office:value="114.000000000001" calcext:value-type="float">
            <text:p>114.000000000001</text:p>
          </table:table-cell>
        </table:table-row>
        <table:table-row table:style-name="ro1">
          <table:table-cell office:value-type="float" office:value="162.608" calcext:value-type="float">
            <text:p>1.63E+02</text:p>
          </table:table-cell>
          <table:table-cell office:value-type="float" office:value="83.3802" calcext:value-type="float">
            <text:p>8.34E+01</text:p>
          </table:table-cell>
          <table:table-cell table:formula="of:=[.C572]+0.2" office:value-type="float" office:value="114.200000000001" calcext:value-type="float">
            <text:p>114.200000000001</text:p>
          </table:table-cell>
        </table:table-row>
        <table:table-row table:style-name="ro1">
          <table:table-cell office:value-type="float" office:value="162.915" calcext:value-type="float">
            <text:p>1.63E+02</text:p>
          </table:table-cell>
          <table:table-cell office:value-type="float" office:value="83.5166" calcext:value-type="float">
            <text:p>8.35E+01</text:p>
          </table:table-cell>
          <table:table-cell table:formula="of:=[.C573]+0.2" office:value-type="float" office:value="114.400000000001" calcext:value-type="float">
            <text:p>114.400000000001</text:p>
          </table:table-cell>
        </table:table-row>
        <table:table-row table:style-name="ro1">
          <table:table-cell office:value-type="float" office:value="163.221" calcext:value-type="float">
            <text:p>1.63E+02</text:p>
          </table:table-cell>
          <table:table-cell office:value-type="float" office:value="83.6528" calcext:value-type="float">
            <text:p>8.37E+01</text:p>
          </table:table-cell>
          <table:table-cell table:formula="of:=[.C574]+0.2" office:value-type="float" office:value="114.600000000001" calcext:value-type="float">
            <text:p>114.600000000001</text:p>
          </table:table-cell>
        </table:table-row>
        <table:table-row table:style-name="ro1">
          <table:table-cell office:value-type="float" office:value="163.527" calcext:value-type="float">
            <text:p>1.64E+02</text:p>
          </table:table-cell>
          <table:table-cell office:value-type="float" office:value="83.7887" calcext:value-type="float">
            <text:p>8.38E+01</text:p>
          </table:table-cell>
          <table:table-cell table:formula="of:=[.C575]+0.2" office:value-type="float" office:value="114.800000000001" calcext:value-type="float">
            <text:p>114.800000000001</text:p>
          </table:table-cell>
        </table:table-row>
        <table:table-row table:style-name="ro1">
          <table:table-cell office:value-type="float" office:value="163.833" calcext:value-type="float">
            <text:p>1.64E+02</text:p>
          </table:table-cell>
          <table:table-cell office:value-type="float" office:value="83.9247" calcext:value-type="float">
            <text:p>8.39E+01</text:p>
          </table:table-cell>
          <table:table-cell table:formula="of:=[.C576]+0.2" office:value-type="float" office:value="115.000000000001" calcext:value-type="float">
            <text:p>115.000000000001</text:p>
          </table:table-cell>
        </table:table-row>
        <table:table-row table:style-name="ro1">
          <table:table-cell office:value-type="float" office:value="164.138" calcext:value-type="float">
            <text:p>1.64E+02</text:p>
          </table:table-cell>
          <table:table-cell office:value-type="float" office:value="84.0604" calcext:value-type="float">
            <text:p>8.41E+01</text:p>
          </table:table-cell>
          <table:table-cell table:formula="of:=[.C577]+0.2" office:value-type="float" office:value="115.200000000001" calcext:value-type="float">
            <text:p>115.200000000001</text:p>
          </table:table-cell>
        </table:table-row>
        <table:table-row table:style-name="ro1">
          <table:table-cell office:value-type="float" office:value="164.444" calcext:value-type="float">
            <text:p>1.64E+02</text:p>
          </table:table-cell>
          <table:table-cell office:value-type="float" office:value="84.196" calcext:value-type="float">
            <text:p>8.42E+01</text:p>
          </table:table-cell>
          <table:table-cell table:formula="of:=[.C578]+0.2" office:value-type="float" office:value="115.400000000001" calcext:value-type="float">
            <text:p>115.400000000001</text:p>
          </table:table-cell>
        </table:table-row>
        <table:table-row table:style-name="ro1">
          <table:table-cell office:value-type="float" office:value="164.748" calcext:value-type="float">
            <text:p>1.65E+02</text:p>
          </table:table-cell>
          <table:table-cell office:value-type="float" office:value="84.3314" calcext:value-type="float">
            <text:p>8.43E+01</text:p>
          </table:table-cell>
          <table:table-cell table:formula="of:=[.C579]+0.2" office:value-type="float" office:value="115.600000000001" calcext:value-type="float">
            <text:p>115.600000000001</text:p>
          </table:table-cell>
        </table:table-row>
        <table:table-row table:style-name="ro1">
          <table:table-cell office:value-type="float" office:value="165.053" calcext:value-type="float">
            <text:p>1.65E+02</text:p>
          </table:table-cell>
          <table:table-cell office:value-type="float" office:value="84.4668" calcext:value-type="float">
            <text:p>8.45E+01</text:p>
          </table:table-cell>
          <table:table-cell table:formula="of:=[.C580]+0.2" office:value-type="float" office:value="115.800000000001" calcext:value-type="float">
            <text:p>115.800000000001</text:p>
          </table:table-cell>
        </table:table-row>
        <table:table-row table:style-name="ro1">
          <table:table-cell office:value-type="float" office:value="165.357" calcext:value-type="float">
            <text:p>1.65E+02</text:p>
          </table:table-cell>
          <table:table-cell office:value-type="float" office:value="84.6019" calcext:value-type="float">
            <text:p>8.46E+01</text:p>
          </table:table-cell>
          <table:table-cell table:formula="of:=[.C581]+0.2" office:value-type="float" office:value="116.000000000001" calcext:value-type="float">
            <text:p>116.000000000001</text:p>
          </table:table-cell>
        </table:table-row>
        <table:table-row table:style-name="ro1">
          <table:table-cell office:value-type="float" office:value="165.661" calcext:value-type="float">
            <text:p>1.66E+02</text:p>
          </table:table-cell>
          <table:table-cell office:value-type="float" office:value="84.737" calcext:value-type="float">
            <text:p>8.47E+01</text:p>
          </table:table-cell>
          <table:table-cell table:formula="of:=[.C582]+0.2" office:value-type="float" office:value="116.200000000001" calcext:value-type="float">
            <text:p>116.200000000001</text:p>
          </table:table-cell>
        </table:table-row>
        <table:table-row table:style-name="ro1">
          <table:table-cell office:value-type="float" office:value="165.964" calcext:value-type="float">
            <text:p>1.66E+02</text:p>
          </table:table-cell>
          <table:table-cell office:value-type="float" office:value="84.8718" calcext:value-type="float">
            <text:p>8.49E+01</text:p>
          </table:table-cell>
          <table:table-cell table:formula="of:=[.C583]+0.2" office:value-type="float" office:value="116.400000000001" calcext:value-type="float">
            <text:p>116.400000000001</text:p>
          </table:table-cell>
        </table:table-row>
        <table:table-row table:style-name="ro1">
          <table:table-cell office:value-type="float" office:value="166.267" calcext:value-type="float">
            <text:p>1.66E+02</text:p>
          </table:table-cell>
          <table:table-cell office:value-type="float" office:value="85.0065" calcext:value-type="float">
            <text:p>8.50E+01</text:p>
          </table:table-cell>
          <table:table-cell table:formula="of:=[.C584]+0.2" office:value-type="float" office:value="116.600000000001" calcext:value-type="float">
            <text:p>116.600000000001</text:p>
          </table:table-cell>
        </table:table-row>
        <table:table-row table:style-name="ro1">
          <table:table-cell office:value-type="float" office:value="166.57" calcext:value-type="float">
            <text:p>1.67E+02</text:p>
          </table:table-cell>
          <table:table-cell office:value-type="float" office:value="85.1411" calcext:value-type="float">
            <text:p>8.51E+01</text:p>
          </table:table-cell>
          <table:table-cell table:formula="of:=[.C585]+0.2" office:value-type="float" office:value="116.800000000001" calcext:value-type="float">
            <text:p>116.800000000001</text:p>
          </table:table-cell>
        </table:table-row>
        <table:table-row table:style-name="ro1">
          <table:table-cell office:value-type="float" office:value="166.872" calcext:value-type="float">
            <text:p>1.67E+02</text:p>
          </table:table-cell>
          <table:table-cell office:value-type="float" office:value="85.2755" calcext:value-type="float">
            <text:p>8.53E+01</text:p>
          </table:table-cell>
          <table:table-cell table:formula="of:=[.C586]+0.2" office:value-type="float" office:value="117.000000000001" calcext:value-type="float">
            <text:p>117.000000000001</text:p>
          </table:table-cell>
        </table:table-row>
        <table:table-row table:style-name="ro1">
          <table:table-cell office:value-type="float" office:value="167.174" calcext:value-type="float">
            <text:p>1.67E+02</text:p>
          </table:table-cell>
          <table:table-cell office:value-type="float" office:value="85.4098" calcext:value-type="float">
            <text:p>8.54E+01</text:p>
          </table:table-cell>
          <table:table-cell table:formula="of:=[.C587]+0.2" office:value-type="float" office:value="117.200000000001" calcext:value-type="float">
            <text:p>117.200000000001</text:p>
          </table:table-cell>
        </table:table-row>
        <table:table-row table:style-name="ro1">
          <table:table-cell office:value-type="float" office:value="167.476" calcext:value-type="float">
            <text:p>1.67E+02</text:p>
          </table:table-cell>
          <table:table-cell office:value-type="float" office:value="85.5439" calcext:value-type="float">
            <text:p>8.55E+01</text:p>
          </table:table-cell>
          <table:table-cell table:formula="of:=[.C588]+0.2" office:value-type="float" office:value="117.400000000001" calcext:value-type="float">
            <text:p>117.400000000001</text:p>
          </table:table-cell>
        </table:table-row>
        <table:table-row table:style-name="ro1">
          <table:table-cell office:value-type="float" office:value="167.777" calcext:value-type="float">
            <text:p>1.68E+02</text:p>
          </table:table-cell>
          <table:table-cell office:value-type="float" office:value="85.6778" calcext:value-type="float">
            <text:p>8.57E+01</text:p>
          </table:table-cell>
          <table:table-cell table:formula="of:=[.C589]+0.2" office:value-type="float" office:value="117.600000000001" calcext:value-type="float">
            <text:p>117.600000000001</text:p>
          </table:table-cell>
        </table:table-row>
        <table:table-row table:style-name="ro1">
          <table:table-cell office:value-type="float" office:value="168.078" calcext:value-type="float">
            <text:p>1.68E+02</text:p>
          </table:table-cell>
          <table:table-cell office:value-type="float" office:value="85.8116" calcext:value-type="float">
            <text:p>8.58E+01</text:p>
          </table:table-cell>
          <table:table-cell table:formula="of:=[.C590]+0.2" office:value-type="float" office:value="117.800000000001" calcext:value-type="float">
            <text:p>117.800000000001</text:p>
          </table:table-cell>
        </table:table-row>
        <table:table-row table:style-name="ro1">
          <table:table-cell office:value-type="float" office:value="168.379" calcext:value-type="float">
            <text:p>1.68E+02</text:p>
          </table:table-cell>
          <table:table-cell office:value-type="float" office:value="85.9452" calcext:value-type="float">
            <text:p>8.59E+01</text:p>
          </table:table-cell>
          <table:table-cell table:formula="of:=[.C591]+0.2" office:value-type="float" office:value="118.000000000001" calcext:value-type="float">
            <text:p>118.000000000001</text:p>
          </table:table-cell>
        </table:table-row>
        <table:table-row table:style-name="ro1">
          <table:table-cell office:value-type="float" office:value="168.679" calcext:value-type="float">
            <text:p>1.69E+02</text:p>
          </table:table-cell>
          <table:table-cell office:value-type="float" office:value="86.0787" calcext:value-type="float">
            <text:p>8.61E+01</text:p>
          </table:table-cell>
          <table:table-cell table:formula="of:=[.C592]+0.2" office:value-type="float" office:value="118.200000000001" calcext:value-type="float">
            <text:p>118.200000000001</text:p>
          </table:table-cell>
        </table:table-row>
        <table:table-row table:style-name="ro1">
          <table:table-cell office:value-type="float" office:value="168.979" calcext:value-type="float">
            <text:p>1.69E+02</text:p>
          </table:table-cell>
          <table:table-cell office:value-type="float" office:value="86.212" calcext:value-type="float">
            <text:p>8.62E+01</text:p>
          </table:table-cell>
          <table:table-cell table:formula="of:=[.C593]+0.2" office:value-type="float" office:value="118.400000000001" calcext:value-type="float">
            <text:p>118.400000000001</text:p>
          </table:table-cell>
        </table:table-row>
        <table:table-row table:style-name="ro1">
          <table:table-cell office:value-type="float" office:value="169.279" calcext:value-type="float">
            <text:p>1.69E+02</text:p>
          </table:table-cell>
          <table:table-cell office:value-type="float" office:value="86.3451" calcext:value-type="float">
            <text:p>8.63E+01</text:p>
          </table:table-cell>
          <table:table-cell table:formula="of:=[.C594]+0.2" office:value-type="float" office:value="118.600000000001" calcext:value-type="float">
            <text:p>118.600000000001</text:p>
          </table:table-cell>
        </table:table-row>
        <table:table-row table:style-name="ro1">
          <table:table-cell office:value-type="float" office:value="169.578" calcext:value-type="float">
            <text:p>1.70E+02</text:p>
          </table:table-cell>
          <table:table-cell office:value-type="float" office:value="86.4781" calcext:value-type="float">
            <text:p>8.65E+01</text:p>
          </table:table-cell>
          <table:table-cell table:formula="of:=[.C595]+0.2" office:value-type="float" office:value="118.800000000001" calcext:value-type="float">
            <text:p>118.800000000001</text:p>
          </table:table-cell>
        </table:table-row>
        <table:table-row table:style-name="ro1">
          <table:table-cell office:value-type="float" office:value="169.877" calcext:value-type="float">
            <text:p>1.70E+02</text:p>
          </table:table-cell>
          <table:table-cell office:value-type="float" office:value="86.611" calcext:value-type="float">
            <text:p>8.66E+01</text:p>
          </table:table-cell>
          <table:table-cell table:formula="of:=[.C596]+0.2" office:value-type="float" office:value="119.000000000001" calcext:value-type="float">
            <text:p>119.000000000001</text:p>
          </table:table-cell>
        </table:table-row>
        <table:table-row table:style-name="ro1">
          <table:table-cell office:value-type="float" office:value="170.175" calcext:value-type="float">
            <text:p>1.70E+02</text:p>
          </table:table-cell>
          <table:table-cell office:value-type="float" office:value="86.7436" calcext:value-type="float">
            <text:p>8.67E+01</text:p>
          </table:table-cell>
          <table:table-cell table:formula="of:=[.C597]+0.2" office:value-type="float" office:value="119.200000000001" calcext:value-type="float">
            <text:p>119.200000000001</text:p>
          </table:table-cell>
        </table:table-row>
        <table:table-row table:style-name="ro1">
          <table:table-cell office:value-type="float" office:value="170.474" calcext:value-type="float">
            <text:p>1.70E+02</text:p>
          </table:table-cell>
          <table:table-cell office:value-type="float" office:value="86.8762" calcext:value-type="float">
            <text:p>8.69E+01</text:p>
          </table:table-cell>
          <table:table-cell table:formula="of:=[.C598]+0.2" office:value-type="float" office:value="119.400000000001" calcext:value-type="float">
            <text:p>119.400000000001</text:p>
          </table:table-cell>
        </table:table-row>
        <table:table-row table:style-name="ro1">
          <table:table-cell office:value-type="float" office:value="170.771" calcext:value-type="float">
            <text:p>1.71E+02</text:p>
          </table:table-cell>
          <table:table-cell office:value-type="float" office:value="87.0085" calcext:value-type="float">
            <text:p>8.70E+01</text:p>
          </table:table-cell>
          <table:table-cell table:formula="of:=[.C599]+0.2" office:value-type="float" office:value="119.600000000001" calcext:value-type="float">
            <text:p>119.600000000001</text:p>
          </table:table-cell>
        </table:table-row>
        <table:table-row table:style-name="ro1">
          <table:table-cell office:value-type="float" office:value="171.069" calcext:value-type="float">
            <text:p>1.71E+02</text:p>
          </table:table-cell>
          <table:table-cell office:value-type="float" office:value="87.1407" calcext:value-type="float">
            <text:p>8.71E+01</text:p>
          </table:table-cell>
          <table:table-cell table:formula="of:=[.C600]+0.2" office:value-type="float" office:value="119.800000000001" calcext:value-type="float">
            <text:p>119.800000000001</text:p>
          </table:table-cell>
        </table:table-row>
        <table:table-row table:style-name="ro1">
          <table:table-cell office:value-type="float" office:value="171.366" calcext:value-type="float">
            <text:p>1.71E+02</text:p>
          </table:table-cell>
          <table:table-cell office:value-type="float" office:value="87.2727" calcext:value-type="float">
            <text:p>8.73E+01</text:p>
          </table:table-cell>
          <table:table-cell table:formula="of:=[.C601]+0.2" office:value-type="float" office:value="120.000000000001" calcext:value-type="float">
            <text:p>120.000000000001</text:p>
          </table:table-cell>
        </table:table-row>
        <table:table-row table:style-name="ro1">
          <table:table-cell office:value-type="float" office:value="171.662" calcext:value-type="float">
            <text:p>1.72E+02</text:p>
          </table:table-cell>
          <table:table-cell office:value-type="float" office:value="87.4045" calcext:value-type="float">
            <text:p>8.74E+01</text:p>
          </table:table-cell>
          <table:table-cell table:formula="of:=[.C602]+0.2" office:value-type="float" office:value="120.200000000001" calcext:value-type="float">
            <text:p>120.200000000001</text:p>
          </table:table-cell>
        </table:table-row>
        <table:table-row table:style-name="ro1">
          <table:table-cell office:value-type="float" office:value="171.959" calcext:value-type="float">
            <text:p>1.72E+02</text:p>
          </table:table-cell>
          <table:table-cell office:value-type="float" office:value="87.5362" calcext:value-type="float">
            <text:p>8.75E+01</text:p>
          </table:table-cell>
          <table:table-cell table:formula="of:=[.C603]+0.2" office:value-type="float" office:value="120.400000000001" calcext:value-type="float">
            <text:p>120.400000000001</text:p>
          </table:table-cell>
        </table:table-row>
        <table:table-row table:style-name="ro1">
          <table:table-cell office:value-type="float" office:value="172.254" calcext:value-type="float">
            <text:p>1.72E+02</text:p>
          </table:table-cell>
          <table:table-cell office:value-type="float" office:value="87.6677" calcext:value-type="float">
            <text:p>8.77E+01</text:p>
          </table:table-cell>
          <table:table-cell table:formula="of:=[.C604]+0.2" office:value-type="float" office:value="120.600000000001" calcext:value-type="float">
            <text:p>120.600000000001</text:p>
          </table:table-cell>
        </table:table-row>
        <table:table-row table:style-name="ro1">
          <table:table-cell office:value-type="float" office:value="172.55" calcext:value-type="float">
            <text:p>1.73E+02</text:p>
          </table:table-cell>
          <table:table-cell office:value-type="float" office:value="87.799" calcext:value-type="float">
            <text:p>8.78E+01</text:p>
          </table:table-cell>
          <table:table-cell table:formula="of:=[.C605]+0.2" office:value-type="float" office:value="120.800000000001" calcext:value-type="float">
            <text:p>120.800000000001</text:p>
          </table:table-cell>
        </table:table-row>
        <table:table-row table:style-name="ro1">
          <table:table-cell office:value-type="float" office:value="172.845" calcext:value-type="float">
            <text:p>1.73E+02</text:p>
          </table:table-cell>
          <table:table-cell office:value-type="float" office:value="87.9302" calcext:value-type="float">
            <text:p>8.79E+01</text:p>
          </table:table-cell>
          <table:table-cell table:formula="of:=[.C606]+0.2" office:value-type="float" office:value="121.000000000001" calcext:value-type="float">
            <text:p>121.000000000001</text:p>
          </table:table-cell>
        </table:table-row>
        <table:table-row table:style-name="ro1">
          <table:table-cell office:value-type="float" office:value="173.14" calcext:value-type="float">
            <text:p>1.73E+02</text:p>
          </table:table-cell>
          <table:table-cell office:value-type="float" office:value="88.0612" calcext:value-type="float">
            <text:p>8.81E+01</text:p>
          </table:table-cell>
          <table:table-cell table:formula="of:=[.C607]+0.2" office:value-type="float" office:value="121.200000000001" calcext:value-type="float">
            <text:p>121.200000000001</text:p>
          </table:table-cell>
        </table:table-row>
        <table:table-row table:style-name="ro1">
          <table:table-cell office:value-type="float" office:value="173.434" calcext:value-type="float">
            <text:p>1.73E+02</text:p>
          </table:table-cell>
          <table:table-cell office:value-type="float" office:value="88.192" calcext:value-type="float">
            <text:p>8.82E+01</text:p>
          </table:table-cell>
          <table:table-cell table:formula="of:=[.C608]+0.2" office:value-type="float" office:value="121.400000000001" calcext:value-type="float">
            <text:p>121.400000000001</text:p>
          </table:table-cell>
        </table:table-row>
        <table:table-row table:style-name="ro1">
          <table:table-cell office:value-type="float" office:value="173.728" calcext:value-type="float">
            <text:p>1.74E+02</text:p>
          </table:table-cell>
          <table:table-cell office:value-type="float" office:value="88.3227" calcext:value-type="float">
            <text:p>8.83E+01</text:p>
          </table:table-cell>
          <table:table-cell table:formula="of:=[.C609]+0.2" office:value-type="float" office:value="121.600000000001" calcext:value-type="float">
            <text:p>121.600000000001</text:p>
          </table:table-cell>
        </table:table-row>
        <table:table-row table:style-name="ro1">
          <table:table-cell office:value-type="float" office:value="174.022" calcext:value-type="float">
            <text:p>1.74E+02</text:p>
          </table:table-cell>
          <table:table-cell office:value-type="float" office:value="88.4532" calcext:value-type="float">
            <text:p>8.85E+01</text:p>
          </table:table-cell>
          <table:table-cell table:formula="of:=[.C610]+0.2" office:value-type="float" office:value="121.800000000001" calcext:value-type="float">
            <text:p>121.800000000001</text:p>
          </table:table-cell>
        </table:table-row>
        <table:table-row table:style-name="ro1">
          <table:table-cell office:value-type="float" office:value="174.315" calcext:value-type="float">
            <text:p>1.74E+02</text:p>
          </table:table-cell>
          <table:table-cell office:value-type="float" office:value="88.5835" calcext:value-type="float">
            <text:p>8.86E+01</text:p>
          </table:table-cell>
          <table:table-cell table:formula="of:=[.C611]+0.2" office:value-type="float" office:value="122.000000000001" calcext:value-type="float">
            <text:p>122.000000000001</text:p>
          </table:table-cell>
        </table:table-row>
        <table:table-row table:style-name="ro1">
          <table:table-cell office:value-type="float" office:value="174.608" calcext:value-type="float">
            <text:p>1.75E+02</text:p>
          </table:table-cell>
          <table:table-cell office:value-type="float" office:value="88.7136" calcext:value-type="float">
            <text:p>8.87E+01</text:p>
          </table:table-cell>
          <table:table-cell table:formula="of:=[.C612]+0.2" office:value-type="float" office:value="122.200000000001" calcext:value-type="float">
            <text:p>122.200000000001</text:p>
          </table:table-cell>
        </table:table-row>
        <table:table-row table:style-name="ro1">
          <table:table-cell office:value-type="float" office:value="174.9" calcext:value-type="float">
            <text:p>1.75E+02</text:p>
          </table:table-cell>
          <table:table-cell office:value-type="float" office:value="88.8436" calcext:value-type="float">
            <text:p>8.88E+01</text:p>
          </table:table-cell>
          <table:table-cell table:formula="of:=[.C613]+0.2" office:value-type="float" office:value="122.400000000001" calcext:value-type="float">
            <text:p>122.400000000001</text:p>
          </table:table-cell>
        </table:table-row>
        <table:table-row table:style-name="ro1">
          <table:table-cell office:value-type="float" office:value="175.192" calcext:value-type="float">
            <text:p>1.75E+02</text:p>
          </table:table-cell>
          <table:table-cell office:value-type="float" office:value="88.9734" calcext:value-type="float">
            <text:p>8.90E+01</text:p>
          </table:table-cell>
          <table:table-cell table:formula="of:=[.C614]+0.2" office:value-type="float" office:value="122.600000000001" calcext:value-type="float">
            <text:p>122.600000000001</text:p>
          </table:table-cell>
        </table:table-row>
        <table:table-row table:style-name="ro1">
          <table:table-cell office:value-type="float" office:value="175.484" calcext:value-type="float">
            <text:p>1.75E+02</text:p>
          </table:table-cell>
          <table:table-cell office:value-type="float" office:value="89.103" calcext:value-type="float">
            <text:p>8.91E+01</text:p>
          </table:table-cell>
          <table:table-cell table:formula="of:=[.C615]+0.2" office:value-type="float" office:value="122.800000000001" calcext:value-type="float">
            <text:p>122.800000000001</text:p>
          </table:table-cell>
        </table:table-row>
        <table:table-row table:style-name="ro1">
          <table:table-cell office:value-type="float" office:value="175.775" calcext:value-type="float">
            <text:p>1.76E+02</text:p>
          </table:table-cell>
          <table:table-cell office:value-type="float" office:value="89.2324" calcext:value-type="float">
            <text:p>8.92E+01</text:p>
          </table:table-cell>
          <table:table-cell table:formula="of:=[.C616]+0.2" office:value-type="float" office:value="123.000000000001" calcext:value-type="float">
            <text:p>123.000000000001</text:p>
          </table:table-cell>
        </table:table-row>
        <table:table-row table:style-name="ro1">
          <table:table-cell office:value-type="float" office:value="176.066" calcext:value-type="float">
            <text:p>1.76E+02</text:p>
          </table:table-cell>
          <table:table-cell office:value-type="float" office:value="89.3616" calcext:value-type="float">
            <text:p>8.94E+01</text:p>
          </table:table-cell>
          <table:table-cell table:formula="of:=[.C617]+0.2" office:value-type="float" office:value="123.200000000001" calcext:value-type="float">
            <text:p>123.200000000001</text:p>
          </table:table-cell>
        </table:table-row>
        <table:table-row table:style-name="ro1">
          <table:table-cell office:value-type="float" office:value="176.356" calcext:value-type="float">
            <text:p>1.76E+02</text:p>
          </table:table-cell>
          <table:table-cell office:value-type="float" office:value="89.4907" calcext:value-type="float">
            <text:p>8.95E+01</text:p>
          </table:table-cell>
          <table:table-cell table:formula="of:=[.C618]+0.2" office:value-type="float" office:value="123.400000000001" calcext:value-type="float">
            <text:p>123.400000000001</text:p>
          </table:table-cell>
        </table:table-row>
        <table:table-row table:style-name="ro1">
          <table:table-cell office:value-type="float" office:value="176.646" calcext:value-type="float">
            <text:p>1.77E+02</text:p>
          </table:table-cell>
          <table:table-cell office:value-type="float" office:value="89.6196" calcext:value-type="float">
            <text:p>8.96E+01</text:p>
          </table:table-cell>
          <table:table-cell table:formula="of:=[.C619]+0.2" office:value-type="float" office:value="123.600000000001" calcext:value-type="float">
            <text:p>123.600000000001</text:p>
          </table:table-cell>
        </table:table-row>
        <table:table-row table:style-name="ro1">
          <table:table-cell office:value-type="float" office:value="176.936" calcext:value-type="float">
            <text:p>1.77E+02</text:p>
          </table:table-cell>
          <table:table-cell office:value-type="float" office:value="89.7484" calcext:value-type="float">
            <text:p>8.97E+01</text:p>
          </table:table-cell>
          <table:table-cell table:formula="of:=[.C620]+0.2" office:value-type="float" office:value="123.800000000001" calcext:value-type="float">
            <text:p>123.800000000001</text:p>
          </table:table-cell>
        </table:table-row>
        <table:table-row table:style-name="ro1">
          <table:table-cell office:value-type="float" office:value="177.225" calcext:value-type="float">
            <text:p>1.77E+02</text:p>
          </table:table-cell>
          <table:table-cell office:value-type="float" office:value="89.8769" calcext:value-type="float">
            <text:p>8.99E+01</text:p>
          </table:table-cell>
          <table:table-cell table:formula="of:=[.C621]+0.2" office:value-type="float" office:value="124.000000000001" calcext:value-type="float">
            <text:p>124.000000000001</text:p>
          </table:table-cell>
        </table:table-row>
        <table:table-row table:style-name="ro1">
          <table:table-cell office:value-type="float" office:value="177.514" calcext:value-type="float">
            <text:p>1.78E+02</text:p>
          </table:table-cell>
          <table:table-cell office:value-type="float" office:value="90.0053" calcext:value-type="float">
            <text:p>9.00E+01</text:p>
          </table:table-cell>
          <table:table-cell table:formula="of:=[.C622]+0.2" office:value-type="float" office:value="124.200000000001" calcext:value-type="float">
            <text:p>124.200000000001</text:p>
          </table:table-cell>
        </table:table-row>
        <table:table-row table:style-name="ro1">
          <table:table-cell office:value-type="float" office:value="177.802" calcext:value-type="float">
            <text:p>1.78E+02</text:p>
          </table:table-cell>
          <table:table-cell office:value-type="float" office:value="90.1335" calcext:value-type="float">
            <text:p>9.01E+01</text:p>
          </table:table-cell>
          <table:table-cell table:formula="of:=[.C623]+0.2" office:value-type="float" office:value="124.400000000001" calcext:value-type="float">
            <text:p>124.400000000001</text:p>
          </table:table-cell>
        </table:table-row>
        <table:table-row table:style-name="ro1">
          <table:table-cell office:value-type="float" office:value="178.09" calcext:value-type="float">
            <text:p>1.78E+02</text:p>
          </table:table-cell>
          <table:table-cell office:value-type="float" office:value="90.2615" calcext:value-type="float">
            <text:p>9.03E+01</text:p>
          </table:table-cell>
          <table:table-cell table:formula="of:=[.C624]+0.2" office:value-type="float" office:value="124.600000000001" calcext:value-type="float">
            <text:p>124.600000000001</text:p>
          </table:table-cell>
        </table:table-row>
        <table:table-row table:style-name="ro1">
          <table:table-cell office:value-type="float" office:value="178.378" calcext:value-type="float">
            <text:p>1.78E+02</text:p>
          </table:table-cell>
          <table:table-cell office:value-type="float" office:value="90.3893" calcext:value-type="float">
            <text:p>9.04E+01</text:p>
          </table:table-cell>
          <table:table-cell table:formula="of:=[.C625]+0.2" office:value-type="float" office:value="124.800000000001" calcext:value-type="float">
            <text:p>124.800000000001</text:p>
          </table:table-cell>
        </table:table-row>
        <table:table-row table:style-name="ro1">
          <table:table-cell office:value-type="float" office:value="178.665" calcext:value-type="float">
            <text:p>1.79E+02</text:p>
          </table:table-cell>
          <table:table-cell office:value-type="float" office:value="90.5169" calcext:value-type="float">
            <text:p>9.05E+01</text:p>
          </table:table-cell>
          <table:table-cell table:formula="of:=[.C626]+0.2" office:value-type="float" office:value="125.000000000001" calcext:value-type="float">
            <text:p>125.000000000001</text:p>
          </table:table-cell>
        </table:table-row>
        <table:table-row table:style-name="ro1">
          <table:table-cell office:value-type="float" office:value="178.952" calcext:value-type="float">
            <text:p>1.79E+02</text:p>
          </table:table-cell>
          <table:table-cell office:value-type="float" office:value="90.6444" calcext:value-type="float">
            <text:p>9.06E+01</text:p>
          </table:table-cell>
          <table:table-cell table:formula="of:=[.C627]+0.2" office:value-type="float" office:value="125.200000000001" calcext:value-type="float">
            <text:p>125.200000000001</text:p>
          </table:table-cell>
        </table:table-row>
        <table:table-row table:style-name="ro1">
          <table:table-cell office:value-type="float" office:value="179.238" calcext:value-type="float">
            <text:p>1.79E+02</text:p>
          </table:table-cell>
          <table:table-cell office:value-type="float" office:value="90.7716" calcext:value-type="float">
            <text:p>9.08E+01</text:p>
          </table:table-cell>
          <table:table-cell table:formula="of:=[.C628]+0.2" office:value-type="float" office:value="125.400000000001" calcext:value-type="float">
            <text:p>125.400000000001</text:p>
          </table:table-cell>
        </table:table-row>
        <table:table-row table:style-name="ro1">
          <table:table-cell office:value-type="float" office:value="179.524" calcext:value-type="float">
            <text:p>1.80E+02</text:p>
          </table:table-cell>
          <table:table-cell office:value-type="float" office:value="90.8987" calcext:value-type="float">
            <text:p>9.09E+01</text:p>
          </table:table-cell>
          <table:table-cell table:formula="of:=[.C629]+0.2" office:value-type="float" office:value="125.600000000001" calcext:value-type="float">
            <text:p>125.600000000001</text:p>
          </table:table-cell>
        </table:table-row>
        <table:table-row table:style-name="ro1">
          <table:table-cell office:value-type="float" office:value="179.809" calcext:value-type="float">
            <text:p>1.80E+02</text:p>
          </table:table-cell>
          <table:table-cell office:value-type="float" office:value="91.0256" calcext:value-type="float">
            <text:p>9.10E+01</text:p>
          </table:table-cell>
          <table:table-cell table:formula="of:=[.C630]+0.2" office:value-type="float" office:value="125.800000000001" calcext:value-type="float">
            <text:p>125.800000000001</text:p>
          </table:table-cell>
        </table:table-row>
        <table:table-row table:style-name="ro1">
          <table:table-cell office:value-type="float" office:value="180.094" calcext:value-type="float">
            <text:p>1.80E+02</text:p>
          </table:table-cell>
          <table:table-cell office:value-type="float" office:value="91.1523" calcext:value-type="float">
            <text:p>9.12E+01</text:p>
          </table:table-cell>
          <table:table-cell table:formula="of:=[.C631]+0.2" office:value-type="float" office:value="126.000000000001" calcext:value-type="float">
            <text:p>126.000000000001</text:p>
          </table:table-cell>
        </table:table-row>
        <table:table-row table:style-name="ro1">
          <table:table-cell office:value-type="float" office:value="180.379" calcext:value-type="float">
            <text:p>1.80E+02</text:p>
          </table:table-cell>
          <table:table-cell office:value-type="float" office:value="91.2788" calcext:value-type="float">
            <text:p>9.13E+01</text:p>
          </table:table-cell>
          <table:table-cell table:formula="of:=[.C632]+0.2" office:value-type="float" office:value="126.200000000001" calcext:value-type="float">
            <text:p>126.200000000001</text:p>
          </table:table-cell>
        </table:table-row>
        <table:table-row table:style-name="ro1">
          <table:table-cell office:value-type="float" office:value="180.663" calcext:value-type="float">
            <text:p>1.81E+02</text:p>
          </table:table-cell>
          <table:table-cell office:value-type="float" office:value="91.4051" calcext:value-type="float">
            <text:p>9.14E+01</text:p>
          </table:table-cell>
          <table:table-cell table:formula="of:=[.C633]+0.2" office:value-type="float" office:value="126.400000000001" calcext:value-type="float">
            <text:p>126.400000000001</text:p>
          </table:table-cell>
        </table:table-row>
        <table:table-row table:style-name="ro1">
          <table:table-cell office:value-type="float" office:value="180.947" calcext:value-type="float">
            <text:p>1.81E+02</text:p>
          </table:table-cell>
          <table:table-cell office:value-type="float" office:value="91.5313" calcext:value-type="float">
            <text:p>9.15E+01</text:p>
          </table:table-cell>
          <table:table-cell table:formula="of:=[.C634]+0.2" office:value-type="float" office:value="126.600000000001" calcext:value-type="float">
            <text:p>126.600000000001</text:p>
          </table:table-cell>
        </table:table-row>
        <table:table-row table:style-name="ro1">
          <table:table-cell office:value-type="float" office:value="181.23" calcext:value-type="float">
            <text:p>1.81E+02</text:p>
          </table:table-cell>
          <table:table-cell office:value-type="float" office:value="91.6572" calcext:value-type="float">
            <text:p>9.17E+01</text:p>
          </table:table-cell>
          <table:table-cell table:formula="of:=[.C635]+0.2" office:value-type="float" office:value="126.800000000001" calcext:value-type="float">
            <text:p>126.800000000001</text:p>
          </table:table-cell>
        </table:table-row>
        <table:table-row table:style-name="ro1">
          <table:table-cell office:value-type="float" office:value="181.513" calcext:value-type="float">
            <text:p>1.82E+02</text:p>
          </table:table-cell>
          <table:table-cell office:value-type="float" office:value="91.783" calcext:value-type="float">
            <text:p>9.18E+01</text:p>
          </table:table-cell>
          <table:table-cell table:formula="of:=[.C636]+0.2" office:value-type="float" office:value="127.000000000001" calcext:value-type="float">
            <text:p>127.000000000001</text:p>
          </table:table-cell>
        </table:table-row>
        <table:table-row table:style-name="ro1">
          <table:table-cell office:value-type="float" office:value="181.796" calcext:value-type="float">
            <text:p>1.82E+02</text:p>
          </table:table-cell>
          <table:table-cell office:value-type="float" office:value="91.9085" calcext:value-type="float">
            <text:p>9.19E+01</text:p>
          </table:table-cell>
          <table:table-cell table:formula="of:=[.C637]+0.2" office:value-type="float" office:value="127.200000000001" calcext:value-type="float">
            <text:p>127.200000000001</text:p>
          </table:table-cell>
        </table:table-row>
        <table:table-row table:style-name="ro1">
          <table:table-cell office:value-type="float" office:value="182.078" calcext:value-type="float">
            <text:p>1.82E+02</text:p>
          </table:table-cell>
          <table:table-cell office:value-type="float" office:value="92.0339" calcext:value-type="float">
            <text:p>9.20E+01</text:p>
          </table:table-cell>
          <table:table-cell table:formula="of:=[.C638]+0.2" office:value-type="float" office:value="127.400000000001" calcext:value-type="float">
            <text:p>127.400000000001</text:p>
          </table:table-cell>
        </table:table-row>
        <table:table-row table:style-name="ro1">
          <table:table-cell office:value-type="float" office:value="182.36" calcext:value-type="float">
            <text:p>1.82E+02</text:p>
          </table:table-cell>
          <table:table-cell office:value-type="float" office:value="92.1591" calcext:value-type="float">
            <text:p>9.22E+01</text:p>
          </table:table-cell>
          <table:table-cell table:formula="of:=[.C639]+0.2" office:value-type="float" office:value="127.600000000001" calcext:value-type="float">
            <text:p>127.600000000001</text:p>
          </table:table-cell>
        </table:table-row>
        <table:table-row table:style-name="ro1">
          <table:table-cell office:value-type="float" office:value="182.641" calcext:value-type="float">
            <text:p>1.83E+02</text:p>
          </table:table-cell>
          <table:table-cell office:value-type="float" office:value="92.2841" calcext:value-type="float">
            <text:p>9.23E+01</text:p>
          </table:table-cell>
          <table:table-cell table:formula="of:=[.C640]+0.2" office:value-type="float" office:value="127.800000000001" calcext:value-type="float">
            <text:p>127.800000000001</text:p>
          </table:table-cell>
        </table:table-row>
        <table:table-row table:style-name="ro1">
          <table:table-cell office:value-type="float" office:value="182.922" calcext:value-type="float">
            <text:p>1.83E+02</text:p>
          </table:table-cell>
          <table:table-cell office:value-type="float" office:value="92.4088" calcext:value-type="float">
            <text:p>9.24E+01</text:p>
          </table:table-cell>
          <table:table-cell table:formula="of:=[.C641]+0.2" office:value-type="float" office:value="128.000000000001" calcext:value-type="float">
            <text:p>128.000000000001</text:p>
          </table:table-cell>
        </table:table-row>
        <table:table-row table:style-name="ro1">
          <table:table-cell office:value-type="float" office:value="183.202" calcext:value-type="float">
            <text:p>1.83E+02</text:p>
          </table:table-cell>
          <table:table-cell office:value-type="float" office:value="92.5334" calcext:value-type="float">
            <text:p>9.25E+01</text:p>
          </table:table-cell>
          <table:table-cell table:formula="of:=[.C642]+0.2" office:value-type="float" office:value="128.200000000001" calcext:value-type="float">
            <text:p>128.200000000001</text:p>
          </table:table-cell>
        </table:table-row>
        <table:table-row table:style-name="ro1">
          <table:table-cell office:value-type="float" office:value="183.482" calcext:value-type="float">
            <text:p>1.83E+02</text:p>
          </table:table-cell>
          <table:table-cell office:value-type="float" office:value="92.6579" calcext:value-type="float">
            <text:p>9.27E+01</text:p>
          </table:table-cell>
          <table:table-cell table:formula="of:=[.C643]+0.2" office:value-type="float" office:value="128.400000000001" calcext:value-type="float">
            <text:p>128.400000000001</text:p>
          </table:table-cell>
        </table:table-row>
        <table:table-row table:style-name="ro1">
          <table:table-cell office:value-type="float" office:value="183.761" calcext:value-type="float">
            <text:p>1.84E+02</text:p>
          </table:table-cell>
          <table:table-cell office:value-type="float" office:value="92.7821" calcext:value-type="float">
            <text:p>9.28E+01</text:p>
          </table:table-cell>
          <table:table-cell table:formula="of:=[.C644]+0.2" office:value-type="float" office:value="128.600000000001" calcext:value-type="float">
            <text:p>128.600000000001</text:p>
          </table:table-cell>
        </table:table-row>
        <table:table-row table:style-name="ro1">
          <table:table-cell office:value-type="float" office:value="184.04" calcext:value-type="float">
            <text:p>1.84E+02</text:p>
          </table:table-cell>
          <table:table-cell office:value-type="float" office:value="92.9061" calcext:value-type="float">
            <text:p>9.29E+01</text:p>
          </table:table-cell>
          <table:table-cell table:formula="of:=[.C645]+0.2" office:value-type="float" office:value="128.800000000001" calcext:value-type="float">
            <text:p>128.800000000001</text:p>
          </table:table-cell>
        </table:table-row>
        <table:table-row table:style-name="ro1">
          <table:table-cell office:value-type="float" office:value="184.319" calcext:value-type="float">
            <text:p>1.84E+02</text:p>
          </table:table-cell>
          <table:table-cell office:value-type="float" office:value="93.0299" calcext:value-type="float">
            <text:p>9.30E+01</text:p>
          </table:table-cell>
          <table:table-cell table:formula="of:=[.C646]+0.2" office:value-type="float" office:value="129.000000000001" calcext:value-type="float">
            <text:p>129.000000000001</text:p>
          </table:table-cell>
        </table:table-row>
        <table:table-row table:style-name="ro1">
          <table:table-cell office:value-type="float" office:value="184.597" calcext:value-type="float">
            <text:p>1.85E+02</text:p>
          </table:table-cell>
          <table:table-cell office:value-type="float" office:value="93.1535" calcext:value-type="float">
            <text:p>9.32E+01</text:p>
          </table:table-cell>
          <table:table-cell table:formula="of:=[.C647]+0.2" office:value-type="float" office:value="129.200000000001" calcext:value-type="float">
            <text:p>129.200000000001</text:p>
          </table:table-cell>
        </table:table-row>
        <table:table-row table:style-name="ro1">
          <table:table-cell office:value-type="float" office:value="184.875" calcext:value-type="float">
            <text:p>1.85E+02</text:p>
          </table:table-cell>
          <table:table-cell office:value-type="float" office:value="93.2769" calcext:value-type="float">
            <text:p>9.33E+01</text:p>
          </table:table-cell>
          <table:table-cell table:formula="of:=[.C648]+0.2" office:value-type="float" office:value="129.400000000001" calcext:value-type="float">
            <text:p>129.400000000001</text:p>
          </table:table-cell>
        </table:table-row>
        <table:table-row table:style-name="ro1">
          <table:table-cell office:value-type="float" office:value="185.152" calcext:value-type="float">
            <text:p>1.85E+02</text:p>
          </table:table-cell>
          <table:table-cell office:value-type="float" office:value="93.4002" calcext:value-type="float">
            <text:p>9.34E+01</text:p>
          </table:table-cell>
          <table:table-cell table:formula="of:=[.C649]+0.2" office:value-type="float" office:value="129.600000000001" calcext:value-type="float">
            <text:p>129.600000000001</text:p>
          </table:table-cell>
        </table:table-row>
        <table:table-row table:style-name="ro1">
          <table:table-cell office:value-type="float" office:value="185.429" calcext:value-type="float">
            <text:p>1.85E+02</text:p>
          </table:table-cell>
          <table:table-cell office:value-type="float" office:value="93.5232" calcext:value-type="float">
            <text:p>9.35E+01</text:p>
          </table:table-cell>
          <table:table-cell table:formula="of:=[.C650]+0.2" office:value-type="float" office:value="129.800000000001" calcext:value-type="float">
            <text:p>129.800000000001</text:p>
          </table:table-cell>
        </table:table-row>
        <table:table-row table:style-name="ro1">
          <table:table-cell office:value-type="float" office:value="185.705" calcext:value-type="float">
            <text:p>1.86E+02</text:p>
          </table:table-cell>
          <table:table-cell office:value-type="float" office:value="93.646" calcext:value-type="float">
            <text:p>9.36E+01</text:p>
          </table:table-cell>
          <table:table-cell table:formula="of:=[.C651]+0.2" office:value-type="float" office:value="130.000000000001" calcext:value-type="float">
            <text:p>130.000000000001</text:p>
          </table:table-cell>
        </table:table-row>
        <table:table-row table:style-name="ro1">
          <table:table-cell office:value-type="float" office:value="185.981" calcext:value-type="float">
            <text:p>1.86E+02</text:p>
          </table:table-cell>
          <table:table-cell office:value-type="float" office:value="93.7686" calcext:value-type="float">
            <text:p>9.38E+01</text:p>
          </table:table-cell>
          <table:table-cell table:formula="of:=[.C652]+0.2" office:value-type="float" office:value="130.200000000001" calcext:value-type="float">
            <text:p>130.200000000001</text:p>
          </table:table-cell>
        </table:table-row>
        <table:table-row table:style-name="ro1">
          <table:table-cell office:value-type="float" office:value="186.256" calcext:value-type="float">
            <text:p>1.86E+02</text:p>
          </table:table-cell>
          <table:table-cell office:value-type="float" office:value="93.8911" calcext:value-type="float">
            <text:p>9.39E+01</text:p>
          </table:table-cell>
          <table:table-cell table:formula="of:=[.C653]+0.2" office:value-type="float" office:value="130.400000000001" calcext:value-type="float">
            <text:p>130.400000000001</text:p>
          </table:table-cell>
        </table:table-row>
        <table:table-row table:style-name="ro1">
          <table:table-cell office:value-type="float" office:value="186.531" calcext:value-type="float">
            <text:p>1.87E+02</text:p>
          </table:table-cell>
          <table:table-cell office:value-type="float" office:value="94.0133" calcext:value-type="float">
            <text:p>9.40E+01</text:p>
          </table:table-cell>
          <table:table-cell table:formula="of:=[.C654]+0.2" office:value-type="float" office:value="130.600000000001" calcext:value-type="float">
            <text:p>130.600000000001</text:p>
          </table:table-cell>
        </table:table-row>
        <table:table-row table:style-name="ro1">
          <table:table-cell office:value-type="float" office:value="186.806" calcext:value-type="float">
            <text:p>1.87E+02</text:p>
          </table:table-cell>
          <table:table-cell office:value-type="float" office:value="94.1353" calcext:value-type="float">
            <text:p>9.41E+01</text:p>
          </table:table-cell>
          <table:table-cell table:formula="of:=[.C655]+0.2" office:value-type="float" office:value="130.800000000001" calcext:value-type="float">
            <text:p>130.800000000001</text:p>
          </table:table-cell>
        </table:table-row>
        <table:table-row table:style-name="ro1">
          <table:table-cell office:value-type="float" office:value="187.08" calcext:value-type="float">
            <text:p>1.87E+02</text:p>
          </table:table-cell>
          <table:table-cell office:value-type="float" office:value="94.2571" calcext:value-type="float">
            <text:p>9.43E+01</text:p>
          </table:table-cell>
          <table:table-cell table:formula="of:=[.C656]+0.2" office:value-type="float" office:value="131.000000000001" calcext:value-type="float">
            <text:p>131.000000000001</text:p>
          </table:table-cell>
        </table:table-row>
        <table:table-row table:style-name="ro1">
          <table:table-cell office:value-type="float" office:value="187.353" calcext:value-type="float">
            <text:p>1.87E+02</text:p>
          </table:table-cell>
          <table:table-cell office:value-type="float" office:value="94.3787" calcext:value-type="float">
            <text:p>9.44E+01</text:p>
          </table:table-cell>
          <table:table-cell table:formula="of:=[.C657]+0.2" office:value-type="float" office:value="131.200000000001" calcext:value-type="float">
            <text:p>131.200000000001</text:p>
          </table:table-cell>
        </table:table-row>
        <table:table-row table:style-name="ro1">
          <table:table-cell office:value-type="float" office:value="187.627" calcext:value-type="float">
            <text:p>1.88E+02</text:p>
          </table:table-cell>
          <table:table-cell office:value-type="float" office:value="94.5001" calcext:value-type="float">
            <text:p>9.45E+01</text:p>
          </table:table-cell>
          <table:table-cell table:formula="of:=[.C658]+0.2" office:value-type="float" office:value="131.400000000001" calcext:value-type="float">
            <text:p>131.400000000001</text:p>
          </table:table-cell>
        </table:table-row>
        <table:table-row table:style-name="ro1">
          <table:table-cell office:value-type="float" office:value="187.899" calcext:value-type="float">
            <text:p>1.88E+02</text:p>
          </table:table-cell>
          <table:table-cell office:value-type="float" office:value="94.6213" calcext:value-type="float">
            <text:p>9.46E+01</text:p>
          </table:table-cell>
          <table:table-cell table:formula="of:=[.C659]+0.2" office:value-type="float" office:value="131.600000000001" calcext:value-type="float">
            <text:p>131.600000000001</text:p>
          </table:table-cell>
        </table:table-row>
        <table:table-row table:style-name="ro1">
          <table:table-cell office:value-type="float" office:value="188.171" calcext:value-type="float">
            <text:p>1.88E+02</text:p>
          </table:table-cell>
          <table:table-cell office:value-type="float" office:value="94.7423" calcext:value-type="float">
            <text:p>9.47E+01</text:p>
          </table:table-cell>
          <table:table-cell table:formula="of:=[.C660]+0.2" office:value-type="float" office:value="131.800000000001" calcext:value-type="float">
            <text:p>131.800000000001</text:p>
          </table:table-cell>
        </table:table-row>
        <table:table-row table:style-name="ro1">
          <table:table-cell office:value-type="float" office:value="188.443" calcext:value-type="float">
            <text:p>1.88E+02</text:p>
          </table:table-cell>
          <table:table-cell office:value-type="float" office:value="94.8631" calcext:value-type="float">
            <text:p>9.49E+01</text:p>
          </table:table-cell>
          <table:table-cell table:formula="of:=[.C661]+0.2" office:value-type="float" office:value="132.000000000001" calcext:value-type="float">
            <text:p>132.000000000001</text:p>
          </table:table-cell>
        </table:table-row>
        <table:table-row table:style-name="ro1">
          <table:table-cell office:value-type="float" office:value="188.714" calcext:value-type="float">
            <text:p>1.89E+02</text:p>
          </table:table-cell>
          <table:table-cell office:value-type="float" office:value="94.9837" calcext:value-type="float">
            <text:p>9.50E+01</text:p>
          </table:table-cell>
          <table:table-cell table:formula="of:=[.C662]+0.2" office:value-type="float" office:value="132.200000000001" calcext:value-type="float">
            <text:p>132.200000000001</text:p>
          </table:table-cell>
        </table:table-row>
        <table:table-row table:style-name="ro1">
          <table:table-cell office:value-type="float" office:value="188.985" calcext:value-type="float">
            <text:p>1.89E+02</text:p>
          </table:table-cell>
          <table:table-cell office:value-type="float" office:value="95.1041" calcext:value-type="float">
            <text:p>9.51E+01</text:p>
          </table:table-cell>
          <table:table-cell table:formula="of:=[.C663]+0.2" office:value-type="float" office:value="132.400000000001" calcext:value-type="float">
            <text:p>132.400000000001</text:p>
          </table:table-cell>
        </table:table-row>
        <table:table-row table:style-name="ro1">
          <table:table-cell office:value-type="float" office:value="189.256" calcext:value-type="float">
            <text:p>1.89E+02</text:p>
          </table:table-cell>
          <table:table-cell office:value-type="float" office:value="95.2242" calcext:value-type="float">
            <text:p>9.52E+01</text:p>
          </table:table-cell>
          <table:table-cell table:formula="of:=[.C664]+0.2" office:value-type="float" office:value="132.600000000001" calcext:value-type="float">
            <text:p>132.600000000001</text:p>
          </table:table-cell>
        </table:table-row>
        <table:table-row table:style-name="ro1">
          <table:table-cell office:value-type="float" office:value="189.526" calcext:value-type="float">
            <text:p>1.90E+02</text:p>
          </table:table-cell>
          <table:table-cell office:value-type="float" office:value="95.3442" calcext:value-type="float">
            <text:p>9.53E+01</text:p>
          </table:table-cell>
          <table:table-cell table:formula="of:=[.C665]+0.2" office:value-type="float" office:value="132.800000000001" calcext:value-type="float">
            <text:p>132.800000000001</text:p>
          </table:table-cell>
        </table:table-row>
        <table:table-row table:style-name="ro1">
          <table:table-cell office:value-type="float" office:value="189.795" calcext:value-type="float">
            <text:p>1.90E+02</text:p>
          </table:table-cell>
          <table:table-cell office:value-type="float" office:value="95.4639" calcext:value-type="float">
            <text:p>9.55E+01</text:p>
          </table:table-cell>
          <table:table-cell table:formula="of:=[.C666]+0.2" office:value-type="float" office:value="133.000000000001" calcext:value-type="float">
            <text:p>133.000000000001</text:p>
          </table:table-cell>
        </table:table-row>
        <table:table-row table:style-name="ro1">
          <table:table-cell office:value-type="float" office:value="190.064" calcext:value-type="float">
            <text:p>1.90E+02</text:p>
          </table:table-cell>
          <table:table-cell office:value-type="float" office:value="95.5835" calcext:value-type="float">
            <text:p>9.56E+01</text:p>
          </table:table-cell>
          <table:table-cell table:formula="of:=[.C667]+0.2" office:value-type="float" office:value="133.200000000001" calcext:value-type="float">
            <text:p>133.200000000001</text:p>
          </table:table-cell>
        </table:table-row>
        <table:table-row table:style-name="ro1">
          <table:table-cell office:value-type="float" office:value="190.332" calcext:value-type="float">
            <text:p>1.90E+02</text:p>
          </table:table-cell>
          <table:table-cell office:value-type="float" office:value="95.7028" calcext:value-type="float">
            <text:p>9.57E+01</text:p>
          </table:table-cell>
          <table:table-cell table:formula="of:=[.C668]+0.2" office:value-type="float" office:value="133.400000000001" calcext:value-type="float">
            <text:p>133.400000000001</text:p>
          </table:table-cell>
        </table:table-row>
        <table:table-row table:style-name="ro1">
          <table:table-cell office:value-type="float" office:value="190.6" calcext:value-type="float">
            <text:p>1.91E+02</text:p>
          </table:table-cell>
          <table:table-cell office:value-type="float" office:value="95.8219" calcext:value-type="float">
            <text:p>9.58E+01</text:p>
          </table:table-cell>
          <table:table-cell table:formula="of:=[.C669]+0.2" office:value-type="float" office:value="133.600000000001" calcext:value-type="float">
            <text:p>133.600000000001</text:p>
          </table:table-cell>
        </table:table-row>
        <table:table-row table:style-name="ro1">
          <table:table-cell office:value-type="float" office:value="190.868" calcext:value-type="float">
            <text:p>1.91E+02</text:p>
          </table:table-cell>
          <table:table-cell office:value-type="float" office:value="95.9408" calcext:value-type="float">
            <text:p>9.59E+01</text:p>
          </table:table-cell>
          <table:table-cell table:formula="of:=[.C670]+0.2" office:value-type="float" office:value="133.800000000001" calcext:value-type="float">
            <text:p>133.800000000001</text:p>
          </table:table-cell>
        </table:table-row>
        <table:table-row table:style-name="ro1">
          <table:table-cell office:value-type="float" office:value="191.135" calcext:value-type="float">
            <text:p>1.91E+02</text:p>
          </table:table-cell>
          <table:table-cell office:value-type="float" office:value="96.0595" calcext:value-type="float">
            <text:p>9.61E+01</text:p>
          </table:table-cell>
          <table:table-cell table:formula="of:=[.C671]+0.2" office:value-type="float" office:value="134.000000000001" calcext:value-type="float">
            <text:p>134.000000000001</text:p>
          </table:table-cell>
        </table:table-row>
        <table:table-row table:style-name="ro1">
          <table:table-cell office:value-type="float" office:value="191.401" calcext:value-type="float">
            <text:p>1.91E+02</text:p>
          </table:table-cell>
          <table:table-cell office:value-type="float" office:value="96.178" calcext:value-type="float">
            <text:p>9.62E+01</text:p>
          </table:table-cell>
          <table:table-cell table:formula="of:=[.C672]+0.2" office:value-type="float" office:value="134.200000000001" calcext:value-type="float">
            <text:p>134.200000000001</text:p>
          </table:table-cell>
        </table:table-row>
        <table:table-row table:style-name="ro1">
          <table:table-cell office:value-type="float" office:value="191.668" calcext:value-type="float">
            <text:p>1.92E+02</text:p>
          </table:table-cell>
          <table:table-cell office:value-type="float" office:value="96.2962" calcext:value-type="float">
            <text:p>9.63E+01</text:p>
          </table:table-cell>
          <table:table-cell table:formula="of:=[.C673]+0.2" office:value-type="float" office:value="134.400000000001" calcext:value-type="float">
            <text:p>134.400000000001</text:p>
          </table:table-cell>
        </table:table-row>
        <table:table-row table:style-name="ro1">
          <table:table-cell office:value-type="float" office:value="191.933" calcext:value-type="float">
            <text:p>1.92E+02</text:p>
          </table:table-cell>
          <table:table-cell office:value-type="float" office:value="96.4143" calcext:value-type="float">
            <text:p>9.64E+01</text:p>
          </table:table-cell>
          <table:table-cell table:formula="of:=[.C674]+0.2" office:value-type="float" office:value="134.600000000001" calcext:value-type="float">
            <text:p>134.600000000001</text:p>
          </table:table-cell>
        </table:table-row>
        <table:table-row table:style-name="ro1">
          <table:table-cell office:value-type="float" office:value="192.198" calcext:value-type="float">
            <text:p>1.92E+02</text:p>
          </table:table-cell>
          <table:table-cell office:value-type="float" office:value="96.5321" calcext:value-type="float">
            <text:p>9.65E+01</text:p>
          </table:table-cell>
          <table:table-cell table:formula="of:=[.C675]+0.2" office:value-type="float" office:value="134.800000000001" calcext:value-type="float">
            <text:p>134.800000000001</text:p>
          </table:table-cell>
        </table:table-row>
        <table:table-row table:style-name="ro1">
          <table:table-cell office:value-type="float" office:value="192.463" calcext:value-type="float">
            <text:p>1.92E+02</text:p>
          </table:table-cell>
          <table:table-cell office:value-type="float" office:value="96.6498" calcext:value-type="float">
            <text:p>9.66E+01</text:p>
          </table:table-cell>
          <table:table-cell table:formula="of:=[.C676]+0.2" office:value-type="float" office:value="135.000000000001" calcext:value-type="float">
            <text:p>135.000000000001</text:p>
          </table:table-cell>
        </table:table-row>
        <table:table-row table:style-name="ro1">
          <table:table-cell office:value-type="float" office:value="192.727" calcext:value-type="float">
            <text:p>1.93E+02</text:p>
          </table:table-cell>
          <table:table-cell office:value-type="float" office:value="96.7672" calcext:value-type="float">
            <text:p>9.68E+01</text:p>
          </table:table-cell>
          <table:table-cell table:formula="of:=[.C677]+0.2" office:value-type="float" office:value="135.200000000001" calcext:value-type="float">
            <text:p>135.200000000001</text:p>
          </table:table-cell>
        </table:table-row>
        <table:table-row table:style-name="ro1">
          <table:table-cell office:value-type="float" office:value="192.991" calcext:value-type="float">
            <text:p>1.93E+02</text:p>
          </table:table-cell>
          <table:table-cell office:value-type="float" office:value="96.8844" calcext:value-type="float">
            <text:p>9.69E+01</text:p>
          </table:table-cell>
          <table:table-cell table:formula="of:=[.C678]+0.2" office:value-type="float" office:value="135.400000000001" calcext:value-type="float">
            <text:p>135.400000000001</text:p>
          </table:table-cell>
        </table:table-row>
        <table:table-row table:style-name="ro1">
          <table:table-cell office:value-type="float" office:value="193.254" calcext:value-type="float">
            <text:p>1.93E+02</text:p>
          </table:table-cell>
          <table:table-cell office:value-type="float" office:value="97.0013" calcext:value-type="float">
            <text:p>9.70E+01</text:p>
          </table:table-cell>
          <table:table-cell table:formula="of:=[.C679]+0.2" office:value-type="float" office:value="135.600000000001" calcext:value-type="float">
            <text:p>135.600000000001</text:p>
          </table:table-cell>
        </table:table-row>
        <table:table-row table:style-name="ro1">
          <table:table-cell office:value-type="float" office:value="193.517" calcext:value-type="float">
            <text:p>1.94E+02</text:p>
          </table:table-cell>
          <table:table-cell office:value-type="float" office:value="97.1181" calcext:value-type="float">
            <text:p>9.71E+01</text:p>
          </table:table-cell>
          <table:table-cell table:formula="of:=[.C680]+0.2" office:value-type="float" office:value="135.800000000001" calcext:value-type="float">
            <text:p>135.800000000001</text:p>
          </table:table-cell>
        </table:table-row>
        <table:table-row table:style-name="ro1">
          <table:table-cell office:value-type="float" office:value="193.779" calcext:value-type="float">
            <text:p>1.94E+02</text:p>
          </table:table-cell>
          <table:table-cell office:value-type="float" office:value="97.2346" calcext:value-type="float">
            <text:p>9.72E+01</text:p>
          </table:table-cell>
          <table:table-cell table:formula="of:=[.C681]+0.2" office:value-type="float" office:value="136.000000000001" calcext:value-type="float">
            <text:p>136.000000000001</text:p>
          </table:table-cell>
        </table:table-row>
        <table:table-row table:style-name="ro1">
          <table:table-cell office:value-type="float" office:value="194.04" calcext:value-type="float">
            <text:p>1.94E+02</text:p>
          </table:table-cell>
          <table:table-cell office:value-type="float" office:value="97.351" calcext:value-type="float">
            <text:p>9.74E+01</text:p>
          </table:table-cell>
          <table:table-cell table:formula="of:=[.C682]+0.2" office:value-type="float" office:value="136.200000000001" calcext:value-type="float">
            <text:p>136.200000000001</text:p>
          </table:table-cell>
        </table:table-row>
        <table:table-row table:style-name="ro1">
          <table:table-cell office:value-type="float" office:value="194.302" calcext:value-type="float">
            <text:p>1.94E+02</text:p>
          </table:table-cell>
          <table:table-cell office:value-type="float" office:value="97.4671" calcext:value-type="float">
            <text:p>9.75E+01</text:p>
          </table:table-cell>
          <table:table-cell table:formula="of:=[.C683]+0.2" office:value-type="float" office:value="136.400000000001" calcext:value-type="float">
            <text:p>136.400000000001</text:p>
          </table:table-cell>
        </table:table-row>
        <table:table-row table:style-name="ro1">
          <table:table-cell office:value-type="float" office:value="194.562" calcext:value-type="float">
            <text:p>1.95E+02</text:p>
          </table:table-cell>
          <table:table-cell office:value-type="float" office:value="97.5829" calcext:value-type="float">
            <text:p>9.76E+01</text:p>
          </table:table-cell>
          <table:table-cell table:formula="of:=[.C684]+0.2" office:value-type="float" office:value="136.600000000001" calcext:value-type="float">
            <text:p>136.600000000001</text:p>
          </table:table-cell>
        </table:table-row>
        <table:table-row table:style-name="ro1">
          <table:table-cell office:value-type="float" office:value="194.823" calcext:value-type="float">
            <text:p>1.95E+02</text:p>
          </table:table-cell>
          <table:table-cell office:value-type="float" office:value="97.6986" calcext:value-type="float">
            <text:p>9.77E+01</text:p>
          </table:table-cell>
          <table:table-cell table:formula="of:=[.C685]+0.2" office:value-type="float" office:value="136.800000000001" calcext:value-type="float">
            <text:p>136.800000000001</text:p>
          </table:table-cell>
        </table:table-row>
        <table:table-row table:style-name="ro1">
          <table:table-cell office:value-type="float" office:value="195.082" calcext:value-type="float">
            <text:p>1.95E+02</text:p>
          </table:table-cell>
          <table:table-cell office:value-type="float" office:value="97.8141" calcext:value-type="float">
            <text:p>9.78E+01</text:p>
          </table:table-cell>
          <table:table-cell table:formula="of:=[.C686]+0.2" office:value-type="float" office:value="137.000000000001" calcext:value-type="float">
            <text:p>137.000000000001</text:p>
          </table:table-cell>
        </table:table-row>
        <table:table-row table:style-name="ro1">
          <table:table-cell office:value-type="float" office:value="195.342" calcext:value-type="float">
            <text:p>1.95E+02</text:p>
          </table:table-cell>
          <table:table-cell office:value-type="float" office:value="97.9293" calcext:value-type="float">
            <text:p>9.79E+01</text:p>
          </table:table-cell>
          <table:table-cell table:formula="of:=[.C687]+0.2" office:value-type="float" office:value="137.200000000001" calcext:value-type="float">
            <text:p>137.200000000001</text:p>
          </table:table-cell>
        </table:table-row>
        <table:table-row table:style-name="ro1">
          <table:table-cell office:value-type="float" office:value="195.6" calcext:value-type="float">
            <text:p>1.96E+02</text:p>
          </table:table-cell>
          <table:table-cell office:value-type="float" office:value="98.0443" calcext:value-type="float">
            <text:p>9.80E+01</text:p>
          </table:table-cell>
          <table:table-cell table:formula="of:=[.C688]+0.2" office:value-type="float" office:value="137.400000000001" calcext:value-type="float">
            <text:p>137.400000000001</text:p>
          </table:table-cell>
        </table:table-row>
        <table:table-row table:style-name="ro1">
          <table:table-cell office:value-type="float" office:value="195.859" calcext:value-type="float">
            <text:p>1.96E+02</text:p>
          </table:table-cell>
          <table:table-cell office:value-type="float" office:value="98.1591" calcext:value-type="float">
            <text:p>9.82E+01</text:p>
          </table:table-cell>
          <table:table-cell table:formula="of:=[.C689]+0.2" office:value-type="float" office:value="137.600000000001" calcext:value-type="float">
            <text:p>137.600000000001</text:p>
          </table:table-cell>
        </table:table-row>
        <table:table-row table:style-name="ro1">
          <table:table-cell office:value-type="float" office:value="196.116" calcext:value-type="float">
            <text:p>1.96E+02</text:p>
          </table:table-cell>
          <table:table-cell office:value-type="float" office:value="98.2736" calcext:value-type="float">
            <text:p>9.83E+01</text:p>
          </table:table-cell>
          <table:table-cell table:formula="of:=[.C690]+0.2" office:value-type="float" office:value="137.800000000001" calcext:value-type="float">
            <text:p>137.800000000001</text:p>
          </table:table-cell>
        </table:table-row>
        <table:table-row table:style-name="ro1">
          <table:table-cell office:value-type="float" office:value="196.374" calcext:value-type="float">
            <text:p>1.96E+02</text:p>
          </table:table-cell>
          <table:table-cell office:value-type="float" office:value="98.388" calcext:value-type="float">
            <text:p>9.84E+01</text:p>
          </table:table-cell>
          <table:table-cell table:formula="of:=[.C691]+0.2" office:value-type="float" office:value="138.000000000001" calcext:value-type="float">
            <text:p>138.000000000001</text:p>
          </table:table-cell>
        </table:table-row>
        <table:table-row table:style-name="ro1">
          <table:table-cell office:value-type="float" office:value="196.63" calcext:value-type="float">
            <text:p>1.97E+02</text:p>
          </table:table-cell>
          <table:table-cell office:value-type="float" office:value="98.5021" calcext:value-type="float">
            <text:p>9.85E+01</text:p>
          </table:table-cell>
          <table:table-cell table:formula="of:=[.C692]+0.2" office:value-type="float" office:value="138.200000000001" calcext:value-type="float">
            <text:p>138.200000000001</text:p>
          </table:table-cell>
        </table:table-row>
        <table:table-row table:style-name="ro1">
          <table:table-cell office:value-type="float" office:value="196.887" calcext:value-type="float">
            <text:p>1.97E+02</text:p>
          </table:table-cell>
          <table:table-cell office:value-type="float" office:value="98.616" calcext:value-type="float">
            <text:p>9.86E+01</text:p>
          </table:table-cell>
          <table:table-cell table:formula="of:=[.C693]+0.2" office:value-type="float" office:value="138.400000000001" calcext:value-type="float">
            <text:p>138.400000000001</text:p>
          </table:table-cell>
        </table:table-row>
        <table:table-row table:style-name="ro1">
          <table:table-cell office:value-type="float" office:value="197.142" calcext:value-type="float">
            <text:p>1.97E+02</text:p>
          </table:table-cell>
          <table:table-cell office:value-type="float" office:value="98.7296" calcext:value-type="float">
            <text:p>9.87E+01</text:p>
          </table:table-cell>
          <table:table-cell table:formula="of:=[.C694]+0.2" office:value-type="float" office:value="138.600000000001" calcext:value-type="float">
            <text:p>138.600000000001</text:p>
          </table:table-cell>
        </table:table-row>
        <table:table-row table:style-name="ro1">
          <table:table-cell office:value-type="float" office:value="197.397" calcext:value-type="float">
            <text:p>1.97E+02</text:p>
          </table:table-cell>
          <table:table-cell office:value-type="float" office:value="98.8431" calcext:value-type="float">
            <text:p>9.88E+01</text:p>
          </table:table-cell>
          <table:table-cell table:formula="of:=[.C695]+0.2" office:value-type="float" office:value="138.800000000001" calcext:value-type="float">
            <text:p>138.800000000001</text:p>
          </table:table-cell>
        </table:table-row>
        <table:table-row table:style-name="ro1">
          <table:table-cell office:value-type="float" office:value="197.652" calcext:value-type="float">
            <text:p>1.98E+02</text:p>
          </table:table-cell>
          <table:table-cell office:value-type="float" office:value="98.9563" calcext:value-type="float">
            <text:p>9.90E+01</text:p>
          </table:table-cell>
          <table:table-cell table:formula="of:=[.C696]+0.2" office:value-type="float" office:value="139.000000000001" calcext:value-type="float">
            <text:p>139.000000000001</text:p>
          </table:table-cell>
        </table:table-row>
        <table:table-row table:style-name="ro1">
          <table:table-cell office:value-type="float" office:value="197.906" calcext:value-type="float">
            <text:p>1.98E+02</text:p>
          </table:table-cell>
          <table:table-cell office:value-type="float" office:value="99.0693" calcext:value-type="float">
            <text:p>9.91E+01</text:p>
          </table:table-cell>
          <table:table-cell table:formula="of:=[.C697]+0.2" office:value-type="float" office:value="139.200000000001" calcext:value-type="float">
            <text:p>139.200000000001</text:p>
          </table:table-cell>
        </table:table-row>
        <table:table-row table:style-name="ro1">
          <table:table-cell office:value-type="float" office:value="198.16" calcext:value-type="float">
            <text:p>1.98E+02</text:p>
          </table:table-cell>
          <table:table-cell office:value-type="float" office:value="99.182" calcext:value-type="float">
            <text:p>9.92E+01</text:p>
          </table:table-cell>
          <table:table-cell table:formula="of:=[.C698]+0.2" office:value-type="float" office:value="139.400000000001" calcext:value-type="float">
            <text:p>139.400000000001</text:p>
          </table:table-cell>
        </table:table-row>
        <table:table-row table:style-name="ro1">
          <table:table-cell office:value-type="float" office:value="198.413" calcext:value-type="float">
            <text:p>1.98E+02</text:p>
          </table:table-cell>
          <table:table-cell office:value-type="float" office:value="99.2946" calcext:value-type="float">
            <text:p>9.93E+01</text:p>
          </table:table-cell>
          <table:table-cell table:formula="of:=[.C699]+0.2" office:value-type="float" office:value="139.600000000001" calcext:value-type="float">
            <text:p>139.600000000001</text:p>
          </table:table-cell>
        </table:table-row>
        <table:table-row table:style-name="ro1">
          <table:table-cell office:value-type="float" office:value="198.666" calcext:value-type="float">
            <text:p>1.99E+02</text:p>
          </table:table-cell>
          <table:table-cell office:value-type="float" office:value="99.4069" calcext:value-type="float">
            <text:p>9.94E+01</text:p>
          </table:table-cell>
          <table:table-cell table:formula="of:=[.C700]+0.2" office:value-type="float" office:value="139.800000000001" calcext:value-type="float">
            <text:p>139.800000000001</text:p>
          </table:table-cell>
        </table:table-row>
        <table:table-row table:style-name="ro1">
          <table:table-cell office:value-type="float" office:value="198.918" calcext:value-type="float">
            <text:p>1.99E+02</text:p>
          </table:table-cell>
          <table:table-cell office:value-type="float" office:value="99.519" calcext:value-type="float">
            <text:p>9.95E+01</text:p>
          </table:table-cell>
          <table:table-cell table:formula="of:=[.C701]+0.2" office:value-type="float" office:value="140.000000000001" calcext:value-type="float">
            <text:p>140.000000000001</text:p>
          </table:table-cell>
        </table:table-row>
        <table:table-row table:style-name="ro1">
          <table:table-cell office:value-type="float" office:value="199.17" calcext:value-type="float">
            <text:p>1.99E+02</text:p>
          </table:table-cell>
          <table:table-cell office:value-type="float" office:value="99.6308" calcext:value-type="float">
            <text:p>9.96E+01</text:p>
          </table:table-cell>
          <table:table-cell table:formula="of:=[.C702]+0.2" office:value-type="float" office:value="140.200000000001" calcext:value-type="float">
            <text:p>140.200000000001</text:p>
          </table:table-cell>
        </table:table-row>
        <table:table-row table:style-name="ro1">
          <table:table-cell office:value-type="float" office:value="199.421" calcext:value-type="float">
            <text:p>1.99E+02</text:p>
          </table:table-cell>
          <table:table-cell office:value-type="float" office:value="99.7425" calcext:value-type="float">
            <text:p>9.97E+01</text:p>
          </table:table-cell>
          <table:table-cell table:formula="of:=[.C703]+0.2" office:value-type="float" office:value="140.400000000001" calcext:value-type="float">
            <text:p>140.400000000001</text:p>
          </table:table-cell>
        </table:table-row>
        <table:table-row table:style-name="ro1">
          <table:table-cell office:value-type="float" office:value="199.672" calcext:value-type="float">
            <text:p>2.00E+02</text:p>
          </table:table-cell>
          <table:table-cell office:value-type="float" office:value="99.8539" calcext:value-type="float">
            <text:p>9.99E+01</text:p>
          </table:table-cell>
          <table:table-cell table:formula="of:=[.C704]+0.2" office:value-type="float" office:value="140.600000000001" calcext:value-type="float">
            <text:p>140.600000000001</text:p>
          </table:table-cell>
        </table:table-row>
        <table:table-row table:style-name="ro1">
          <table:table-cell office:value-type="float" office:value="199.922" calcext:value-type="float">
            <text:p>2.00E+02</text:p>
          </table:table-cell>
          <table:table-cell office:value-type="float" office:value="99.965" calcext:value-type="float">
            <text:p>1.00E+02</text:p>
          </table:table-cell>
          <table:table-cell table:formula="of:=[.C705]+0.2" office:value-type="float" office:value="140.800000000001" calcext:value-type="float">
            <text:p>140.800000000001</text:p>
          </table:table-cell>
        </table:table-row>
        <table:table-row table:style-name="ro1">
          <table:table-cell office:value-type="float" office:value="200.171" calcext:value-type="float">
            <text:p>2.00E+02</text:p>
          </table:table-cell>
          <table:table-cell office:value-type="float" office:value="100.076" calcext:value-type="float">
            <text:p>1.00E+02</text:p>
          </table:table-cell>
          <table:table-cell table:formula="of:=[.C706]+0.2" office:value-type="float" office:value="141.000000000001" calcext:value-type="float">
            <text:p>141.000000000001</text:p>
          </table:table-cell>
        </table:table-row>
        <table:table-row table:style-name="ro1">
          <table:table-cell office:value-type="float" office:value="200.42" calcext:value-type="float">
            <text:p>2.00E+02</text:p>
          </table:table-cell>
          <table:table-cell office:value-type="float" office:value="100.187" calcext:value-type="float">
            <text:p>1.00E+02</text:p>
          </table:table-cell>
          <table:table-cell table:formula="of:=[.C707]+0.2" office:value-type="float" office:value="141.200000000001" calcext:value-type="float">
            <text:p>141.200000000001</text:p>
          </table:table-cell>
        </table:table-row>
        <table:table-row table:style-name="ro1">
          <table:table-cell office:value-type="float" office:value="200.669" calcext:value-type="float">
            <text:p>2.01E+02</text:p>
          </table:table-cell>
          <table:table-cell office:value-type="float" office:value="100.297" calcext:value-type="float">
            <text:p>1.00E+02</text:p>
          </table:table-cell>
          <table:table-cell table:formula="of:=[.C708]+0.2" office:value-type="float" office:value="141.400000000001" calcext:value-type="float">
            <text:p>141.400000000001</text:p>
          </table:table-cell>
        </table:table-row>
        <table:table-row table:style-name="ro1">
          <table:table-cell office:value-type="float" office:value="200.917" calcext:value-type="float">
            <text:p>2.01E+02</text:p>
          </table:table-cell>
          <table:table-cell office:value-type="float" office:value="100.407" calcext:value-type="float">
            <text:p>1.00E+02</text:p>
          </table:table-cell>
          <table:table-cell table:formula="of:=[.C709]+0.2" office:value-type="float" office:value="141.600000000001" calcext:value-type="float">
            <text:p>141.600000000001</text:p>
          </table:table-cell>
        </table:table-row>
        <table:table-row table:style-name="ro1">
          <table:table-cell office:value-type="float" office:value="201.164" calcext:value-type="float">
            <text:p>2.01E+02</text:p>
          </table:table-cell>
          <table:table-cell office:value-type="float" office:value="100.517" calcext:value-type="float">
            <text:p>1.01E+02</text:p>
          </table:table-cell>
          <table:table-cell table:formula="of:=[.C710]+0.2" office:value-type="float" office:value="141.800000000001" calcext:value-type="float">
            <text:p>141.800000000001</text:p>
          </table:table-cell>
        </table:table-row>
        <table:table-row table:style-name="ro1">
          <table:table-cell office:value-type="float" office:value="201.411" calcext:value-type="float">
            <text:p>2.01E+02</text:p>
          </table:table-cell>
          <table:table-cell office:value-type="float" office:value="100.627" calcext:value-type="float">
            <text:p>1.01E+02</text:p>
          </table:table-cell>
          <table:table-cell table:formula="of:=[.C711]+0.2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01.658" calcext:value-type="float">
            <text:p>2.02E+02</text:p>
          </table:table-cell>
          <table:table-cell office:value-type="float" office:value="100.737" calcext:value-type="float">
            <text:p>1.01E+02</text:p>
          </table:table-cell>
          <table:table-cell table:formula="of:=[.C712]+0.2" office:value-type="float" office:value="142.2" calcext:value-type="float">
            <text:p>142.2</text:p>
          </table:table-cell>
        </table:table-row>
        <table:table-row table:style-name="ro1">
          <table:table-cell office:value-type="float" office:value="201.904" calcext:value-type="float">
            <text:p>2.02E+02</text:p>
          </table:table-cell>
          <table:table-cell office:value-type="float" office:value="100.846" calcext:value-type="float">
            <text:p>1.01E+02</text:p>
          </table:table-cell>
          <table:table-cell table:formula="of:=[.C713]+0.2" office:value-type="float" office:value="142.4" calcext:value-type="float">
            <text:p>142.4</text:p>
          </table:table-cell>
        </table:table-row>
        <table:table-row table:style-name="ro1">
          <table:table-cell office:value-type="float" office:value="202.149" calcext:value-type="float">
            <text:p>2.02E+02</text:p>
          </table:table-cell>
          <table:table-cell office:value-type="float" office:value="100.955" calcext:value-type="float">
            <text:p>1.01E+02</text:p>
          </table:table-cell>
          <table:table-cell table:formula="of:=[.C714]+0.2" office:value-type="float" office:value="142.6" calcext:value-type="float">
            <text:p>142.6</text:p>
          </table:table-cell>
        </table:table-row>
        <table:table-row table:style-name="ro1">
          <table:table-cell office:value-type="float" office:value="202.394" calcext:value-type="float">
            <text:p>2.02E+02</text:p>
          </table:table-cell>
          <table:table-cell office:value-type="float" office:value="101.064" calcext:value-type="float">
            <text:p>1.01E+02</text:p>
          </table:table-cell>
          <table:table-cell table:formula="of:=[.C715]+0.2" office:value-type="float" office:value="142.8" calcext:value-type="float">
            <text:p>142.8</text:p>
          </table:table-cell>
        </table:table-row>
        <table:table-row table:style-name="ro1">
          <table:table-cell office:value-type="float" office:value="202.638" calcext:value-type="float">
            <text:p>2.03E+02</text:p>
          </table:table-cell>
          <table:table-cell office:value-type="float" office:value="101.173" calcext:value-type="float">
            <text:p>1.01E+02</text:p>
          </table:table-cell>
          <table:table-cell table:formula="of:=[.C716]+0.2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02.882" calcext:value-type="float">
            <text:p>2.03E+02</text:p>
          </table:table-cell>
          <table:table-cell office:value-type="float" office:value="101.281" calcext:value-type="float">
            <text:p>1.01E+02</text:p>
          </table:table-cell>
          <table:table-cell table:formula="of:=[.C717]+0.2" office:value-type="float" office:value="143.2" calcext:value-type="float">
            <text:p>143.2</text:p>
          </table:table-cell>
        </table:table-row>
        <table:table-row table:style-name="ro1">
          <table:table-cell office:value-type="float" office:value="203.126" calcext:value-type="float">
            <text:p>2.03E+02</text:p>
          </table:table-cell>
          <table:table-cell office:value-type="float" office:value="101.389" calcext:value-type="float">
            <text:p>1.01E+02</text:p>
          </table:table-cell>
          <table:table-cell table:formula="of:=[.C718]+0.2" office:value-type="float" office:value="143.4" calcext:value-type="float">
            <text:p>143.4</text:p>
          </table:table-cell>
        </table:table-row>
        <table:table-row table:style-name="ro1">
          <table:table-cell office:value-type="float" office:value="203.368" calcext:value-type="float">
            <text:p>2.03E+02</text:p>
          </table:table-cell>
          <table:table-cell office:value-type="float" office:value="101.497" calcext:value-type="float">
            <text:p>1.01E+02</text:p>
          </table:table-cell>
          <table:table-cell table:formula="of:=[.C719]+0.2" office:value-type="float" office:value="143.6" calcext:value-type="float">
            <text:p>143.6</text:p>
          </table:table-cell>
        </table:table-row>
        <table:table-row table:style-name="ro1">
          <table:table-cell office:value-type="float" office:value="203.611" calcext:value-type="float">
            <text:p>2.04E+02</text:p>
          </table:table-cell>
          <table:table-cell office:value-type="float" office:value="101.605" calcext:value-type="float">
            <text:p>1.02E+02</text:p>
          </table:table-cell>
          <table:table-cell table:formula="of:=[.C720]+0.2" office:value-type="float" office:value="143.8" calcext:value-type="float">
            <text:p>143.8</text:p>
          </table:table-cell>
        </table:table-row>
        <table:table-row table:style-name="ro1">
          <table:table-cell office:value-type="float" office:value="203.852" calcext:value-type="float">
            <text:p>2.04E+02</text:p>
          </table:table-cell>
          <table:table-cell office:value-type="float" office:value="101.712" calcext:value-type="float">
            <text:p>1.02E+02</text:p>
          </table:table-cell>
          <table:table-cell table:formula="of:=[.C721]+0.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04.094" calcext:value-type="float">
            <text:p>2.04E+02</text:p>
          </table:table-cell>
          <table:table-cell office:value-type="float" office:value="101.819" calcext:value-type="float">
            <text:p>1.02E+02</text:p>
          </table:table-cell>
          <table:table-cell table:formula="of:=[.C722]+0.2" office:value-type="float" office:value="144.2" calcext:value-type="float">
            <text:p>144.2</text:p>
          </table:table-cell>
        </table:table-row>
        <table:table-row table:style-name="ro1">
          <table:table-cell office:value-type="float" office:value="204.334" calcext:value-type="float">
            <text:p>2.04E+02</text:p>
          </table:table-cell>
          <table:table-cell office:value-type="float" office:value="101.926" calcext:value-type="float">
            <text:p>1.02E+02</text:p>
          </table:table-cell>
          <table:table-cell table:formula="of:=[.C723]+0.2" office:value-type="float" office:value="144.4" calcext:value-type="float">
            <text:p>144.4</text:p>
          </table:table-cell>
        </table:table-row>
        <table:table-row table:style-name="ro1">
          <table:table-cell office:value-type="float" office:value="204.574" calcext:value-type="float">
            <text:p>2.05E+02</text:p>
          </table:table-cell>
          <table:table-cell office:value-type="float" office:value="102.033" calcext:value-type="float">
            <text:p>1.02E+02</text:p>
          </table:table-cell>
          <table:table-cell table:formula="of:=[.C724]+0.2" office:value-type="float" office:value="144.6" calcext:value-type="float">
            <text:p>144.6</text:p>
          </table:table-cell>
        </table:table-row>
        <table:table-row table:style-name="ro1">
          <table:table-cell office:value-type="float" office:value="204.814" calcext:value-type="float">
            <text:p>2.05E+02</text:p>
          </table:table-cell>
          <table:table-cell office:value-type="float" office:value="102.139" calcext:value-type="float">
            <text:p>1.02E+02</text:p>
          </table:table-cell>
          <table:table-cell table:formula="of:=[.C725]+0.2" office:value-type="float" office:value="144.8" calcext:value-type="float">
            <text:p>144.8</text:p>
          </table:table-cell>
        </table:table-row>
        <table:table-row table:style-name="ro1">
          <table:table-cell office:value-type="float" office:value="205.053" calcext:value-type="float">
            <text:p>2.05E+02</text:p>
          </table:table-cell>
          <table:table-cell office:value-type="float" office:value="102.246" calcext:value-type="float">
            <text:p>1.02E+02</text:p>
          </table:table-cell>
          <table:table-cell table:formula="of:=[.C726]+0.2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05.291" calcext:value-type="float">
            <text:p>2.05E+02</text:p>
          </table:table-cell>
          <table:table-cell office:value-type="float" office:value="102.352" calcext:value-type="float">
            <text:p>1.02E+02</text:p>
          </table:table-cell>
          <table:table-cell table:formula="of:=[.C727]+0.2" office:value-type="float" office:value="145.2" calcext:value-type="float">
            <text:p>145.2</text:p>
          </table:table-cell>
        </table:table-row>
        <table:table-row table:style-name="ro1">
          <table:table-cell office:value-type="float" office:value="205.529" calcext:value-type="float">
            <text:p>2.06E+02</text:p>
          </table:table-cell>
          <table:table-cell office:value-type="float" office:value="102.458" calcext:value-type="float">
            <text:p>1.02E+02</text:p>
          </table:table-cell>
          <table:table-cell table:formula="of:=[.C728]+0.2" office:value-type="float" office:value="145.4" calcext:value-type="float">
            <text:p>145.4</text:p>
          </table:table-cell>
        </table:table-row>
        <table:table-row table:style-name="ro1">
          <table:table-cell office:value-type="float" office:value="205.767" calcext:value-type="float">
            <text:p>2.06E+02</text:p>
          </table:table-cell>
          <table:table-cell office:value-type="float" office:value="102.563" calcext:value-type="float">
            <text:p>1.03E+02</text:p>
          </table:table-cell>
          <table:table-cell table:formula="of:=[.C729]+0.2" office:value-type="float" office:value="145.6" calcext:value-type="float">
            <text:p>145.6</text:p>
          </table:table-cell>
        </table:table-row>
        <table:table-row table:style-name="ro1">
          <table:table-cell office:value-type="float" office:value="206.004" calcext:value-type="float">
            <text:p>2.06E+02</text:p>
          </table:table-cell>
          <table:table-cell office:value-type="float" office:value="102.668" calcext:value-type="float">
            <text:p>1.03E+02</text:p>
          </table:table-cell>
          <table:table-cell table:formula="of:=[.C730]+0.2" office:value-type="float" office:value="145.8" calcext:value-type="float">
            <text:p>145.8</text:p>
          </table:table-cell>
        </table:table-row>
        <table:table-row table:style-name="ro1">
          <table:table-cell office:value-type="float" office:value="206.24" calcext:value-type="float">
            <text:p>2.06E+02</text:p>
          </table:table-cell>
          <table:table-cell office:value-type="float" office:value="102.773" calcext:value-type="float">
            <text:p>1.03E+02</text:p>
          </table:table-cell>
          <table:table-cell table:formula="of:=[.C731]+0.2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06.476" calcext:value-type="float">
            <text:p>2.06E+02</text:p>
          </table:table-cell>
          <table:table-cell office:value-type="float" office:value="102.878" calcext:value-type="float">
            <text:p>1.03E+02</text:p>
          </table:table-cell>
          <table:table-cell table:formula="of:=[.C732]+0.2" office:value-type="float" office:value="146.2" calcext:value-type="float">
            <text:p>146.2</text:p>
          </table:table-cell>
        </table:table-row>
        <table:table-row table:style-name="ro1">
          <table:table-cell office:value-type="float" office:value="206.711" calcext:value-type="float">
            <text:p>2.07E+02</text:p>
          </table:table-cell>
          <table:table-cell office:value-type="float" office:value="102.983" calcext:value-type="float">
            <text:p>1.03E+02</text:p>
          </table:table-cell>
          <table:table-cell table:formula="of:=[.C733]+0.2" office:value-type="float" office:value="146.4" calcext:value-type="float">
            <text:p>146.4</text:p>
          </table:table-cell>
        </table:table-row>
        <table:table-row table:style-name="ro1">
          <table:table-cell office:value-type="float" office:value="206.946" calcext:value-type="float">
            <text:p>2.07E+02</text:p>
          </table:table-cell>
          <table:table-cell office:value-type="float" office:value="103.087" calcext:value-type="float">
            <text:p>1.03E+02</text:p>
          </table:table-cell>
          <table:table-cell table:formula="of:=[.C734]+0.2" office:value-type="float" office:value="146.6" calcext:value-type="float">
            <text:p>146.6</text:p>
          </table:table-cell>
        </table:table-row>
        <table:table-row table:style-name="ro1">
          <table:table-cell office:value-type="float" office:value="207.18" calcext:value-type="float">
            <text:p>2.07E+02</text:p>
          </table:table-cell>
          <table:table-cell office:value-type="float" office:value="103.191" calcext:value-type="float">
            <text:p>1.03E+02</text:p>
          </table:table-cell>
          <table:table-cell table:formula="of:=[.C735]+0.2" office:value-type="float" office:value="146.8" calcext:value-type="float">
            <text:p>146.8</text:p>
          </table:table-cell>
        </table:table-row>
        <table:table-row table:style-name="ro1">
          <table:table-cell office:value-type="float" office:value="207.414" calcext:value-type="float">
            <text:p>2.07E+02</text:p>
          </table:table-cell>
          <table:table-cell office:value-type="float" office:value="103.295" calcext:value-type="float">
            <text:p>1.03E+02</text:p>
          </table:table-cell>
          <table:table-cell table:formula="of:=[.C736]+0.2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07.647" calcext:value-type="float">
            <text:p>2.08E+02</text:p>
          </table:table-cell>
          <table:table-cell office:value-type="float" office:value="103.399" calcext:value-type="float">
            <text:p>1.03E+02</text:p>
          </table:table-cell>
          <table:table-cell table:formula="of:=[.C737]+0.2" office:value-type="float" office:value="147.2" calcext:value-type="float">
            <text:p>147.2</text:p>
          </table:table-cell>
        </table:table-row>
        <table:table-row table:style-name="ro1">
          <table:table-cell office:value-type="float" office:value="207.879" calcext:value-type="float">
            <text:p>2.08E+02</text:p>
          </table:table-cell>
          <table:table-cell office:value-type="float" office:value="103.502" calcext:value-type="float">
            <text:p>1.04E+02</text:p>
          </table:table-cell>
          <table:table-cell table:formula="of:=[.C738]+0.2" office:value-type="float" office:value="147.4" calcext:value-type="float">
            <text:p>147.4</text:p>
          </table:table-cell>
        </table:table-row>
        <table:table-row table:style-name="ro1">
          <table:table-cell office:value-type="float" office:value="208.111" calcext:value-type="float">
            <text:p>2.08E+02</text:p>
          </table:table-cell>
          <table:table-cell office:value-type="float" office:value="103.605" calcext:value-type="float">
            <text:p>1.04E+02</text:p>
          </table:table-cell>
          <table:table-cell table:formula="of:=[.C739]+0.2" office:value-type="float" office:value="147.6" calcext:value-type="float">
            <text:p>147.6</text:p>
          </table:table-cell>
        </table:table-row>
        <table:table-row table:style-name="ro1">
          <table:table-cell office:value-type="float" office:value="208.343" calcext:value-type="float">
            <text:p>2.08E+02</text:p>
          </table:table-cell>
          <table:table-cell office:value-type="float" office:value="103.708" calcext:value-type="float">
            <text:p>1.04E+02</text:p>
          </table:table-cell>
          <table:table-cell table:formula="of:=[.C740]+0.2" office:value-type="float" office:value="147.8" calcext:value-type="float">
            <text:p>147.8</text:p>
          </table:table-cell>
        </table:table-row>
        <table:table-row table:style-name="ro1">
          <table:table-cell office:value-type="float" office:value="208.573" calcext:value-type="float">
            <text:p>2.09E+02</text:p>
          </table:table-cell>
          <table:table-cell office:value-type="float" office:value="103.811" calcext:value-type="float">
            <text:p>1.04E+02</text:p>
          </table:table-cell>
          <table:table-cell table:formula="of:=[.C741]+0.2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208.804" calcext:value-type="float">
            <text:p>2.09E+02</text:p>
          </table:table-cell>
          <table:table-cell office:value-type="float" office:value="103.913" calcext:value-type="float">
            <text:p>1.04E+02</text:p>
          </table:table-cell>
          <table:table-cell table:formula="of:=[.C742]+0.2" office:value-type="float" office:value="148.2" calcext:value-type="float">
            <text:p>148.2</text:p>
          </table:table-cell>
        </table:table-row>
        <table:table-row table:style-name="ro1">
          <table:table-cell office:value-type="float" office:value="209.034" calcext:value-type="float">
            <text:p>2.09E+02</text:p>
          </table:table-cell>
          <table:table-cell office:value-type="float" office:value="104.015" calcext:value-type="float">
            <text:p>1.04E+02</text:p>
          </table:table-cell>
          <table:table-cell table:formula="of:=[.C743]+0.2" office:value-type="float" office:value="148.4" calcext:value-type="float">
            <text:p>148.4</text:p>
          </table:table-cell>
        </table:table-row>
        <table:table-row table:style-name="ro1">
          <table:table-cell office:value-type="float" office:value="209.263" calcext:value-type="float">
            <text:p>2.09E+02</text:p>
          </table:table-cell>
          <table:table-cell office:value-type="float" office:value="104.117" calcext:value-type="float">
            <text:p>1.04E+02</text:p>
          </table:table-cell>
          <table:table-cell table:formula="of:=[.C744]+0.2" office:value-type="float" office:value="148.6" calcext:value-type="float">
            <text:p>148.6</text:p>
          </table:table-cell>
        </table:table-row>
        <table:table-row table:style-name="ro1">
          <table:table-cell office:value-type="float" office:value="209.491" calcext:value-type="float">
            <text:p>2.09E+02</text:p>
          </table:table-cell>
          <table:table-cell office:value-type="float" office:value="104.219" calcext:value-type="float">
            <text:p>1.04E+02</text:p>
          </table:table-cell>
          <table:table-cell table:formula="of:=[.C745]+0.2" office:value-type="float" office:value="148.8" calcext:value-type="float">
            <text:p>148.8</text:p>
          </table:table-cell>
        </table:table-row>
        <table:table-row table:style-name="ro1">
          <table:table-cell office:value-type="float" office:value="209.72" calcext:value-type="float">
            <text:p>2.10E+02</text:p>
          </table:table-cell>
          <table:table-cell office:value-type="float" office:value="104.32" calcext:value-type="float">
            <text:p>1.04E+02</text:p>
          </table:table-cell>
          <table:table-cell table:formula="of:=[.C746]+0.2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09.947" calcext:value-type="float">
            <text:p>2.10E+02</text:p>
          </table:table-cell>
          <table:table-cell office:value-type="float" office:value="104.421" calcext:value-type="float">
            <text:p>1.04E+02</text:p>
          </table:table-cell>
          <table:table-cell table:formula="of:=[.C747]+0.2" office:value-type="float" office:value="149.2" calcext:value-type="float">
            <text:p>149.2</text:p>
          </table:table-cell>
        </table:table-row>
        <table:table-row table:style-name="ro1">
          <table:table-cell office:value-type="float" office:value="210.174" calcext:value-type="float">
            <text:p>2.10E+02</text:p>
          </table:table-cell>
          <table:table-cell office:value-type="float" office:value="104.522" calcext:value-type="float">
            <text:p>1.05E+02</text:p>
          </table:table-cell>
          <table:table-cell table:formula="of:=[.C748]+0.2" office:value-type="float" office:value="149.4" calcext:value-type="float">
            <text:p>149.4</text:p>
          </table:table-cell>
        </table:table-row>
        <table:table-row table:style-name="ro1">
          <table:table-cell office:value-type="float" office:value="210.401" calcext:value-type="float">
            <text:p>2.10E+02</text:p>
          </table:table-cell>
          <table:table-cell office:value-type="float" office:value="104.623" calcext:value-type="float">
            <text:p>1.05E+02</text:p>
          </table:table-cell>
          <table:table-cell table:formula="of:=[.C749]+0.2" office:value-type="float" office:value="149.6" calcext:value-type="float">
            <text:p>149.6</text:p>
          </table:table-cell>
        </table:table-row>
        <table:table-row table:style-name="ro1">
          <table:table-cell office:value-type="float" office:value="210.626" calcext:value-type="float">
            <text:p>2.11E+02</text:p>
          </table:table-cell>
          <table:table-cell office:value-type="float" office:value="104.723" calcext:value-type="float">
            <text:p>1.05E+02</text:p>
          </table:table-cell>
          <table:table-cell table:formula="of:=[.C750]+0.2" office:value-type="float" office:value="149.8" calcext:value-type="float">
            <text:p>149.8</text:p>
          </table:table-cell>
        </table:table-row>
        <table:table-row table:style-name="ro1">
          <table:table-cell office:value-type="float" office:value="210.852" calcext:value-type="float">
            <text:p>2.11E+02</text:p>
          </table:table-cell>
          <table:table-cell office:value-type="float" office:value="104.823" calcext:value-type="float">
            <text:p>1.05E+02</text:p>
          </table:table-cell>
          <table:table-cell table:formula="of:=[.C751]+0.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11.077" calcext:value-type="float">
            <text:p>2.11E+02</text:p>
          </table:table-cell>
          <table:table-cell office:value-type="float" office:value="104.923" calcext:value-type="float">
            <text:p>1.05E+02</text:p>
          </table:table-cell>
          <table:table-cell table:formula="of:=[.C752]+0.2" office:value-type="float" office:value="150.2" calcext:value-type="float">
            <text:p>150.2</text:p>
          </table:table-cell>
        </table:table-row>
        <table:table-row table:style-name="ro1">
          <table:table-cell office:value-type="float" office:value="211.301" calcext:value-type="float">
            <text:p>2.11E+02</text:p>
          </table:table-cell>
          <table:table-cell office:value-type="float" office:value="105.023" calcext:value-type="float">
            <text:p>1.05E+02</text:p>
          </table:table-cell>
          <table:table-cell table:formula="of:=[.C753]+0.2" office:value-type="float" office:value="150.4" calcext:value-type="float">
            <text:p>150.4</text:p>
          </table:table-cell>
        </table:table-row>
        <table:table-row table:style-name="ro1">
          <table:table-cell office:value-type="float" office:value="211.524" calcext:value-type="float">
            <text:p>2.12E+02</text:p>
          </table:table-cell>
          <table:table-cell office:value-type="float" office:value="105.122" calcext:value-type="float">
            <text:p>1.05E+02</text:p>
          </table:table-cell>
          <table:table-cell table:formula="of:=[.C754]+0.2" office:value-type="float" office:value="150.6" calcext:value-type="float">
            <text:p>150.6</text:p>
          </table:table-cell>
        </table:table-row>
        <table:table-row table:style-name="ro1">
          <table:table-cell office:value-type="float" office:value="211.748" calcext:value-type="float">
            <text:p>2.12E+02</text:p>
          </table:table-cell>
          <table:table-cell office:value-type="float" office:value="105.221" calcext:value-type="float">
            <text:p>1.05E+02</text:p>
          </table:table-cell>
          <table:table-cell table:formula="of:=[.C755]+0.2" office:value-type="float" office:value="150.8" calcext:value-type="float">
            <text:p>150.8</text:p>
          </table:table-cell>
        </table:table-row>
        <table:table-row table:style-name="ro1">
          <table:table-cell office:value-type="float" office:value="211.97" calcext:value-type="float">
            <text:p>2.12E+02</text:p>
          </table:table-cell>
          <table:table-cell office:value-type="float" office:value="105.32" calcext:value-type="float">
            <text:p>1.05E+02</text:p>
          </table:table-cell>
          <table:table-cell table:formula="of:=[.C756]+0.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12.192" calcext:value-type="float">
            <text:p>2.12E+02</text:p>
          </table:table-cell>
          <table:table-cell office:value-type="float" office:value="105.419" calcext:value-type="float">
            <text:p>1.05E+02</text:p>
          </table:table-cell>
          <table:table-cell table:formula="of:=[.C757]+0.2" office:value-type="float" office:value="151.2" calcext:value-type="float">
            <text:p>151.2</text:p>
          </table:table-cell>
        </table:table-row>
        <table:table-row table:style-name="ro1">
          <table:table-cell office:value-type="float" office:value="212.413" calcext:value-type="float">
            <text:p>2.12E+02</text:p>
          </table:table-cell>
          <table:table-cell office:value-type="float" office:value="105.517" calcext:value-type="float">
            <text:p>1.06E+02</text:p>
          </table:table-cell>
          <table:table-cell table:formula="of:=[.C758]+0.2" office:value-type="float" office:value="151.4" calcext:value-type="float">
            <text:p>151.4</text:p>
          </table:table-cell>
        </table:table-row>
        <table:table-row table:style-name="ro1">
          <table:table-cell office:value-type="float" office:value="212.634" calcext:value-type="float">
            <text:p>2.13E+02</text:p>
          </table:table-cell>
          <table:table-cell office:value-type="float" office:value="105.616" calcext:value-type="float">
            <text:p>1.06E+02</text:p>
          </table:table-cell>
          <table:table-cell table:formula="of:=[.C759]+0.2" office:value-type="float" office:value="151.6" calcext:value-type="float">
            <text:p>151.6</text:p>
          </table:table-cell>
        </table:table-row>
        <table:table-row table:style-name="ro1">
          <table:table-cell office:value-type="float" office:value="212.855" calcext:value-type="float">
            <text:p>2.13E+02</text:p>
          </table:table-cell>
          <table:table-cell office:value-type="float" office:value="105.714" calcext:value-type="float">
            <text:p>1.06E+02</text:p>
          </table:table-cell>
          <table:table-cell table:formula="of:=[.C760]+0.2" office:value-type="float" office:value="151.8" calcext:value-type="float">
            <text:p>151.8</text:p>
          </table:table-cell>
        </table:table-row>
        <table:table-row table:style-name="ro1">
          <table:table-cell office:value-type="float" office:value="213.074" calcext:value-type="float">
            <text:p>2.13E+02</text:p>
          </table:table-cell>
          <table:table-cell office:value-type="float" office:value="105.811" calcext:value-type="float">
            <text:p>1.06E+02</text:p>
          </table:table-cell>
          <table:table-cell table:formula="of:=[.C761]+0.2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13.294" calcext:value-type="float">
            <text:p>2.13E+02</text:p>
          </table:table-cell>
          <table:table-cell office:value-type="float" office:value="105.909" calcext:value-type="float">
            <text:p>1.06E+02</text:p>
          </table:table-cell>
          <table:table-cell table:formula="of:=[.C762]+0.2" office:value-type="float" office:value="152.2" calcext:value-type="float">
            <text:p>152.2</text:p>
          </table:table-cell>
        </table:table-row>
        <table:table-row table:style-name="ro1">
          <table:table-cell office:value-type="float" office:value="213.512" calcext:value-type="float">
            <text:p>2.14E+02</text:p>
          </table:table-cell>
          <table:table-cell office:value-type="float" office:value="106.006" calcext:value-type="float">
            <text:p>1.06E+02</text:p>
          </table:table-cell>
          <table:table-cell table:formula="of:=[.C763]+0.2" office:value-type="float" office:value="152.4" calcext:value-type="float">
            <text:p>152.4</text:p>
          </table:table-cell>
        </table:table-row>
        <table:table-row table:style-name="ro1">
          <table:table-cell office:value-type="float" office:value="213.73" calcext:value-type="float">
            <text:p>2.14E+02</text:p>
          </table:table-cell>
          <table:table-cell office:value-type="float" office:value="106.103" calcext:value-type="float">
            <text:p>1.06E+02</text:p>
          </table:table-cell>
          <table:table-cell table:formula="of:=[.C764]+0.2" office:value-type="float" office:value="152.6" calcext:value-type="float">
            <text:p>152.6</text:p>
          </table:table-cell>
        </table:table-row>
        <table:table-row table:style-name="ro1">
          <table:table-cell office:value-type="float" office:value="213.948" calcext:value-type="float">
            <text:p>2.14E+02</text:p>
          </table:table-cell>
          <table:table-cell office:value-type="float" office:value="106.199" calcext:value-type="float">
            <text:p>1.06E+02</text:p>
          </table:table-cell>
          <table:table-cell table:formula="of:=[.C765]+0.2" office:value-type="float" office:value="152.8" calcext:value-type="float">
            <text:p>152.8</text:p>
          </table:table-cell>
        </table:table-row>
        <table:table-row table:style-name="ro1">
          <table:table-cell office:value-type="float" office:value="214.164" calcext:value-type="float">
            <text:p>2.14E+02</text:p>
          </table:table-cell>
          <table:table-cell office:value-type="float" office:value="106.296" calcext:value-type="float">
            <text:p>1.06E+02</text:p>
          </table:table-cell>
          <table:table-cell table:formula="of:=[.C766]+0.2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14.381" calcext:value-type="float">
            <text:p>2.14E+02</text:p>
          </table:table-cell>
          <table:table-cell office:value-type="float" office:value="106.392" calcext:value-type="float">
            <text:p>1.06E+02</text:p>
          </table:table-cell>
          <table:table-cell table:formula="of:=[.C767]+0.2" office:value-type="float" office:value="153.2" calcext:value-type="float">
            <text:p>153.2</text:p>
          </table:table-cell>
        </table:table-row>
        <table:table-row table:style-name="ro1">
          <table:table-cell office:value-type="float" office:value="214.597" calcext:value-type="float">
            <text:p>2.15E+02</text:p>
          </table:table-cell>
          <table:table-cell office:value-type="float" office:value="106.488" calcext:value-type="float">
            <text:p>1.06E+02</text:p>
          </table:table-cell>
          <table:table-cell table:formula="of:=[.C768]+0.2" office:value-type="float" office:value="153.4" calcext:value-type="float">
            <text:p>153.4</text:p>
          </table:table-cell>
        </table:table-row>
        <table:table-row table:style-name="ro1">
          <table:table-cell office:value-type="float" office:value="214.812" calcext:value-type="float">
            <text:p>2.15E+02</text:p>
          </table:table-cell>
          <table:table-cell office:value-type="float" office:value="106.583" calcext:value-type="float">
            <text:p>1.07E+02</text:p>
          </table:table-cell>
          <table:table-cell table:formula="of:=[.C769]+0.2" office:value-type="float" office:value="153.6" calcext:value-type="float">
            <text:p>153.6</text:p>
          </table:table-cell>
        </table:table-row>
        <table:table-row table:style-name="ro1">
          <table:table-cell office:value-type="float" office:value="215.026" calcext:value-type="float">
            <text:p>2.15E+02</text:p>
          </table:table-cell>
          <table:table-cell office:value-type="float" office:value="106.679" calcext:value-type="float">
            <text:p>1.07E+02</text:p>
          </table:table-cell>
          <table:table-cell table:formula="of:=[.C770]+0.2" office:value-type="float" office:value="153.8" calcext:value-type="float">
            <text:p>153.8</text:p>
          </table:table-cell>
        </table:table-row>
        <table:table-row table:style-name="ro1">
          <table:table-cell office:value-type="float" office:value="215.24" calcext:value-type="float">
            <text:p>2.15E+02</text:p>
          </table:table-cell>
          <table:table-cell office:value-type="float" office:value="106.774" calcext:value-type="float">
            <text:p>1.07E+02</text:p>
          </table:table-cell>
          <table:table-cell table:formula="of:=[.C771]+0.2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15.454" calcext:value-type="float">
            <text:p>2.15E+02</text:p>
          </table:table-cell>
          <table:table-cell office:value-type="float" office:value="106.869" calcext:value-type="float">
            <text:p>1.07E+02</text:p>
          </table:table-cell>
          <table:table-cell table:formula="of:=[.C772]+0.2" office:value-type="float" office:value="154.2" calcext:value-type="float">
            <text:p>154.2</text:p>
          </table:table-cell>
        </table:table-row>
        <table:table-row table:style-name="ro1">
          <table:table-cell office:value-type="float" office:value="215.667" calcext:value-type="float">
            <text:p>2.16E+02</text:p>
          </table:table-cell>
          <table:table-cell office:value-type="float" office:value="106.963" calcext:value-type="float">
            <text:p>1.07E+02</text:p>
          </table:table-cell>
          <table:table-cell table:formula="of:=[.C773]+0.2" office:value-type="float" office:value="154.4" calcext:value-type="float">
            <text:p>154.4</text:p>
          </table:table-cell>
        </table:table-row>
        <table:table-row table:style-name="ro1">
          <table:table-cell office:value-type="float" office:value="215.879" calcext:value-type="float">
            <text:p>2.16E+02</text:p>
          </table:table-cell>
          <table:table-cell office:value-type="float" office:value="107.058" calcext:value-type="float">
            <text:p>1.07E+02</text:p>
          </table:table-cell>
          <table:table-cell table:formula="of:=[.C774]+0.2" office:value-type="float" office:value="154.6" calcext:value-type="float">
            <text:p>154.6</text:p>
          </table:table-cell>
        </table:table-row>
        <table:table-row table:style-name="ro1">
          <table:table-cell office:value-type="float" office:value="216.091" calcext:value-type="float">
            <text:p>2.16E+02</text:p>
          </table:table-cell>
          <table:table-cell office:value-type="float" office:value="107.152" calcext:value-type="float">
            <text:p>1.07E+02</text:p>
          </table:table-cell>
          <table:table-cell table:formula="of:=[.C775]+0.2"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216.302" calcext:value-type="float">
            <text:p>2.16E+02</text:p>
          </table:table-cell>
          <table:table-cell office:value-type="float" office:value="107.246" calcext:value-type="float">
            <text:p>1.07E+02</text:p>
          </table:table-cell>
          <table:table-cell table:formula="of:=[.C776]+0.2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16.513" calcext:value-type="float">
            <text:p>2.17E+02</text:p>
          </table:table-cell>
          <table:table-cell office:value-type="float" office:value="107.339" calcext:value-type="float">
            <text:p>1.07E+02</text:p>
          </table:table-cell>
          <table:table-cell table:formula="of:=[.C777]+0.2" office:value-type="float" office:value="155.2" calcext:value-type="float">
            <text:p>155.2</text:p>
          </table:table-cell>
        </table:table-row>
        <table:table-row table:style-name="ro1">
          <table:table-cell office:value-type="float" office:value="216.723" calcext:value-type="float">
            <text:p>2.17E+02</text:p>
          </table:table-cell>
          <table:table-cell office:value-type="float" office:value="107.433" calcext:value-type="float">
            <text:p>1.07E+02</text:p>
          </table:table-cell>
          <table:table-cell table:formula="of:=[.C778]+0.2" office:value-type="float" office:value="155.4" calcext:value-type="float">
            <text:p>155.4</text:p>
          </table:table-cell>
        </table:table-row>
        <table:table-row table:style-name="ro1">
          <table:table-cell office:value-type="float" office:value="216.932" calcext:value-type="float">
            <text:p>2.17E+02</text:p>
          </table:table-cell>
          <table:table-cell office:value-type="float" office:value="107.526" calcext:value-type="float">
            <text:p>1.08E+02</text:p>
          </table:table-cell>
          <table:table-cell table:formula="of:=[.C779]+0.2" office:value-type="float" office:value="155.6" calcext:value-type="float">
            <text:p>155.6</text:p>
          </table:table-cell>
        </table:table-row>
        <table:table-row table:style-name="ro1">
          <table:table-cell office:value-type="float" office:value="217.141" calcext:value-type="float">
            <text:p>2.17E+02</text:p>
          </table:table-cell>
          <table:table-cell office:value-type="float" office:value="107.619" calcext:value-type="float">
            <text:p>1.08E+02</text:p>
          </table:table-cell>
          <table:table-cell table:formula="of:=[.C780]+0.2" office:value-type="float" office:value="155.8" calcext:value-type="float">
            <text:p>155.8</text:p>
          </table:table-cell>
        </table:table-row>
        <table:table-row table:style-name="ro1">
          <table:table-cell office:value-type="float" office:value="217.349" calcext:value-type="float">
            <text:p>2.17E+02</text:p>
          </table:table-cell>
          <table:table-cell office:value-type="float" office:value="107.711" calcext:value-type="float">
            <text:p>1.08E+02</text:p>
          </table:table-cell>
          <table:table-cell table:formula="of:=[.C781]+0.2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217.557" calcext:value-type="float">
            <text:p>2.18E+02</text:p>
          </table:table-cell>
          <table:table-cell office:value-type="float" office:value="107.804" calcext:value-type="float">
            <text:p>1.08E+02</text:p>
          </table:table-cell>
          <table:table-cell table:formula="of:=[.C782]+0.2" office:value-type="float" office:value="156.2" calcext:value-type="float">
            <text:p>156.2</text:p>
          </table:table-cell>
        </table:table-row>
        <table:table-row table:style-name="ro1">
          <table:table-cell office:value-type="float" office:value="217.764" calcext:value-type="float">
            <text:p>2.18E+02</text:p>
          </table:table-cell>
          <table:table-cell office:value-type="float" office:value="107.896" calcext:value-type="float">
            <text:p>1.08E+02</text:p>
          </table:table-cell>
          <table:table-cell table:formula="of:=[.C783]+0.2" office:value-type="float" office:value="156.4" calcext:value-type="float">
            <text:p>156.4</text:p>
          </table:table-cell>
        </table:table-row>
        <table:table-row table:style-name="ro1">
          <table:table-cell office:value-type="float" office:value="217.971" calcext:value-type="float">
            <text:p>2.18E+02</text:p>
          </table:table-cell>
          <table:table-cell office:value-type="float" office:value="107.987" calcext:value-type="float">
            <text:p>1.08E+02</text:p>
          </table:table-cell>
          <table:table-cell table:formula="of:=[.C784]+0.2" office:value-type="float" office:value="156.6" calcext:value-type="float">
            <text:p>156.6</text:p>
          </table:table-cell>
        </table:table-row>
        <table:table-row table:style-name="ro1">
          <table:table-cell office:value-type="float" office:value="218.177" calcext:value-type="float">
            <text:p>2.18E+02</text:p>
          </table:table-cell>
          <table:table-cell office:value-type="float" office:value="108.079" calcext:value-type="float">
            <text:p>1.08E+02</text:p>
          </table:table-cell>
          <table:table-cell table:formula="of:=[.C785]+0.2" office:value-type="float" office:value="156.8" calcext:value-type="float">
            <text:p>156.8</text:p>
          </table:table-cell>
        </table:table-row>
        <table:table-row table:style-name="ro1">
          <table:table-cell office:value-type="float" office:value="218.382" calcext:value-type="float">
            <text:p>2.18E+02</text:p>
          </table:table-cell>
          <table:table-cell office:value-type="float" office:value="108.17" calcext:value-type="float">
            <text:p>1.08E+02</text:p>
          </table:table-cell>
          <table:table-cell table:formula="of:=[.C786]+0.2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218.587" calcext:value-type="float">
            <text:p>2.19E+02</text:p>
          </table:table-cell>
          <table:table-cell office:value-type="float" office:value="108.261" calcext:value-type="float">
            <text:p>1.08E+02</text:p>
          </table:table-cell>
          <table:table-cell table:formula="of:=[.C787]+0.2" office:value-type="float" office:value="157.2" calcext:value-type="float">
            <text:p>157.2</text:p>
          </table:table-cell>
        </table:table-row>
        <table:table-row table:style-name="ro1">
          <table:table-cell office:value-type="float" office:value="218.791" calcext:value-type="float">
            <text:p>2.19E+02</text:p>
          </table:table-cell>
          <table:table-cell office:value-type="float" office:value="108.352" calcext:value-type="float">
            <text:p>1.08E+02</text:p>
          </table:table-cell>
          <table:table-cell table:formula="of:=[.C788]+0.2" office:value-type="float" office:value="157.4" calcext:value-type="float">
            <text:p>157.4</text:p>
          </table:table-cell>
        </table:table-row>
        <table:table-row table:style-name="ro1">
          <table:table-cell office:value-type="float" office:value="218.995" calcext:value-type="float">
            <text:p>2.19E+02</text:p>
          </table:table-cell>
          <table:table-cell office:value-type="float" office:value="108.443" calcext:value-type="float">
            <text:p>1.08E+02</text:p>
          </table:table-cell>
          <table:table-cell table:formula="of:=[.C789]+0.2" office:value-type="float" office:value="157.6" calcext:value-type="float">
            <text:p>157.6</text:p>
          </table:table-cell>
        </table:table-row>
        <table:table-row table:style-name="ro1">
          <table:table-cell office:value-type="float" office:value="219.198" calcext:value-type="float">
            <text:p>2.19E+02</text:p>
          </table:table-cell>
          <table:table-cell office:value-type="float" office:value="108.533" calcext:value-type="float">
            <text:p>1.09E+02</text:p>
          </table:table-cell>
          <table:table-cell table:formula="of:=[.C790]+0.2" office:value-type="float" office:value="157.8" calcext:value-type="float">
            <text:p>157.8</text:p>
          </table:table-cell>
        </table:table-row>
        <table:table-row table:style-name="ro1">
          <table:table-cell office:value-type="float" office:value="219.4" calcext:value-type="float">
            <text:p>2.19E+02</text:p>
          </table:table-cell>
          <table:table-cell office:value-type="float" office:value="108.623" calcext:value-type="float">
            <text:p>1.09E+02</text:p>
          </table:table-cell>
          <table:table-cell table:formula="of:=[.C791]+0.2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19.602" calcext:value-type="float">
            <text:p>2.20E+02</text:p>
          </table:table-cell>
          <table:table-cell office:value-type="float" office:value="108.713" calcext:value-type="float">
            <text:p>1.09E+02</text:p>
          </table:table-cell>
          <table:table-cell table:formula="of:=[.C792]+0.2" office:value-type="float" office:value="158.2" calcext:value-type="float">
            <text:p>158.2</text:p>
          </table:table-cell>
        </table:table-row>
        <table:table-row table:style-name="ro1">
          <table:table-cell office:value-type="float" office:value="219.804" calcext:value-type="float">
            <text:p>2.20E+02</text:p>
          </table:table-cell>
          <table:table-cell office:value-type="float" office:value="108.802" calcext:value-type="float">
            <text:p>1.09E+02</text:p>
          </table:table-cell>
          <table:table-cell table:formula="of:=[.C793]+0.2" office:value-type="float" office:value="158.4" calcext:value-type="float">
            <text:p>158.4</text:p>
          </table:table-cell>
        </table:table-row>
        <table:table-row table:style-name="ro1">
          <table:table-cell office:value-type="float" office:value="220.004" calcext:value-type="float">
            <text:p>2.20E+02</text:p>
          </table:table-cell>
          <table:table-cell office:value-type="float" office:value="108.891" calcext:value-type="float">
            <text:p>1.09E+02</text:p>
          </table:table-cell>
          <table:table-cell table:formula="of:=[.C794]+0.2" office:value-type="float" office:value="158.6" calcext:value-type="float">
            <text:p>158.6</text:p>
          </table:table-cell>
        </table:table-row>
        <table:table-row table:style-name="ro1">
          <table:table-cell office:value-type="float" office:value="220.205" calcext:value-type="float">
            <text:p>2.20E+02</text:p>
          </table:table-cell>
          <table:table-cell office:value-type="float" office:value="108.98" calcext:value-type="float">
            <text:p>1.09E+02</text:p>
          </table:table-cell>
          <table:table-cell table:formula="of:=[.C795]+0.2" office:value-type="float" office:value="158.8" calcext:value-type="float">
            <text:p>158.8</text:p>
          </table:table-cell>
        </table:table-row>
        <table:table-row table:style-name="ro1">
          <table:table-cell office:value-type="float" office:value="220.404" calcext:value-type="float">
            <text:p>2.20E+02</text:p>
          </table:table-cell>
          <table:table-cell office:value-type="float" office:value="109.069" calcext:value-type="float">
            <text:p>1.09E+02</text:p>
          </table:table-cell>
          <table:table-cell table:formula="of:=[.C796]+0.2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20.603" calcext:value-type="float">
            <text:p>2.21E+02</text:p>
          </table:table-cell>
          <table:table-cell office:value-type="float" office:value="109.158" calcext:value-type="float">
            <text:p>1.09E+02</text:p>
          </table:table-cell>
          <table:table-cell table:formula="of:=[.C797]+0.2" office:value-type="float" office:value="159.2" calcext:value-type="float">
            <text:p>159.2</text:p>
          </table:table-cell>
        </table:table-row>
        <table:table-row table:style-name="ro1">
          <table:table-cell office:value-type="float" office:value="220.802" calcext:value-type="float">
            <text:p>2.21E+02</text:p>
          </table:table-cell>
          <table:table-cell office:value-type="float" office:value="109.246" calcext:value-type="float">
            <text:p>1.09E+02</text:p>
          </table:table-cell>
          <table:table-cell table:formula="of:=[.C798]+0.2" office:value-type="float" office:value="159.4" calcext:value-type="float">
            <text:p>159.4</text:p>
          </table:table-cell>
        </table:table-row>
        <table:table-row table:style-name="ro1">
          <table:table-cell office:value-type="float" office:value="220.999" calcext:value-type="float">
            <text:p>2.21E+02</text:p>
          </table:table-cell>
          <table:table-cell office:value-type="float" office:value="109.334" calcext:value-type="float">
            <text:p>1.09E+02</text:p>
          </table:table-cell>
          <table:table-cell table:formula="of:=[.C799]+0.2" office:value-type="float" office:value="159.599999999999" calcext:value-type="float">
            <text:p>159.599999999999</text:p>
          </table:table-cell>
        </table:table-row>
        <table:table-row table:style-name="ro1">
          <table:table-cell office:value-type="float" office:value="221.197" calcext:value-type="float">
            <text:p>2.21E+02</text:p>
          </table:table-cell>
          <table:table-cell office:value-type="float" office:value="109.421" calcext:value-type="float">
            <text:p>1.09E+02</text:p>
          </table:table-cell>
          <table:table-cell table:formula="of:=[.C800]+0.2" office:value-type="float" office:value="159.799999999999" calcext:value-type="float">
            <text:p>159.799999999999</text:p>
          </table:table-cell>
        </table:table-row>
        <table:table-row table:style-name="ro1">
          <table:table-cell office:value-type="float" office:value="221.393" calcext:value-type="float">
            <text:p>2.21E+02</text:p>
          </table:table-cell>
          <table:table-cell office:value-type="float" office:value="109.509" calcext:value-type="float">
            <text:p>1.10E+02</text:p>
          </table:table-cell>
          <table:table-cell table:formula="of:=[.C801]+0.2" office:value-type="float" office:value="159.999999999999" calcext:value-type="float">
            <text:p>159.999999999999</text:p>
          </table:table-cell>
        </table:table-row>
        <table:table-row table:style-name="ro1">
          <table:table-cell office:value-type="float" office:value="221.589" calcext:value-type="float">
            <text:p>2.22E+02</text:p>
          </table:table-cell>
          <table:table-cell office:value-type="float" office:value="109.596" calcext:value-type="float">
            <text:p>1.10E+02</text:p>
          </table:table-cell>
          <table:table-cell table:formula="of:=[.C802]+0.2" office:value-type="float" office:value="160.199999999999" calcext:value-type="float">
            <text:p>160.199999999999</text:p>
          </table:table-cell>
        </table:table-row>
        <table:table-row table:style-name="ro1">
          <table:table-cell office:value-type="float" office:value="221.785" calcext:value-type="float">
            <text:p>2.22E+02</text:p>
          </table:table-cell>
          <table:table-cell office:value-type="float" office:value="109.683" calcext:value-type="float">
            <text:p>1.10E+02</text:p>
          </table:table-cell>
          <table:table-cell table:formula="of:=[.C803]+0.2" office:value-type="float" office:value="160.399999999999" calcext:value-type="float">
            <text:p>160.399999999999</text:p>
          </table:table-cell>
        </table:table-row>
        <table:table-row table:style-name="ro1">
          <table:table-cell office:value-type="float" office:value="221.98" calcext:value-type="float">
            <text:p>2.22E+02</text:p>
          </table:table-cell>
          <table:table-cell office:value-type="float" office:value="109.769" calcext:value-type="float">
            <text:p>1.10E+02</text:p>
          </table:table-cell>
          <table:table-cell table:formula="of:=[.C804]+0.2" office:value-type="float" office:value="160.599999999999" calcext:value-type="float">
            <text:p>160.599999999999</text:p>
          </table:table-cell>
        </table:table-row>
        <table:table-row table:style-name="ro1">
          <table:table-cell office:value-type="float" office:value="222.174" calcext:value-type="float">
            <text:p>2.22E+02</text:p>
          </table:table-cell>
          <table:table-cell office:value-type="float" office:value="109.856" calcext:value-type="float">
            <text:p>1.10E+02</text:p>
          </table:table-cell>
          <table:table-cell table:formula="of:=[.C805]+0.2" office:value-type="float" office:value="160.799999999999" calcext:value-type="float">
            <text:p>160.799999999999</text:p>
          </table:table-cell>
        </table:table-row>
        <table:table-row table:style-name="ro1">
          <table:table-cell office:value-type="float" office:value="222.368" calcext:value-type="float">
            <text:p>2.22E+02</text:p>
          </table:table-cell>
          <table:table-cell office:value-type="float" office:value="109.942" calcext:value-type="float">
            <text:p>1.10E+02</text:p>
          </table:table-cell>
          <table:table-cell table:formula="of:=[.C806]+0.2" office:value-type="float" office:value="160.999999999999" calcext:value-type="float">
            <text:p>160.999999999999</text:p>
          </table:table-cell>
        </table:table-row>
        <table:table-row table:style-name="ro1">
          <table:table-cell office:value-type="float" office:value="222.561" calcext:value-type="float">
            <text:p>2.23E+02</text:p>
          </table:table-cell>
          <table:table-cell office:value-type="float" office:value="110.028" calcext:value-type="float">
            <text:p>1.10E+02</text:p>
          </table:table-cell>
          <table:table-cell table:formula="of:=[.C807]+0.2" office:value-type="float" office:value="161.199999999999" calcext:value-type="float">
            <text:p>161.199999999999</text:p>
          </table:table-cell>
        </table:table-row>
        <table:table-row table:style-name="ro1">
          <table:table-cell office:value-type="float" office:value="222.753" calcext:value-type="float">
            <text:p>2.23E+02</text:p>
          </table:table-cell>
          <table:table-cell office:value-type="float" office:value="110.113" calcext:value-type="float">
            <text:p>1.10E+02</text:p>
          </table:table-cell>
          <table:table-cell table:formula="of:=[.C808]+0.2" office:value-type="float" office:value="161.399999999999" calcext:value-type="float">
            <text:p>161.399999999999</text:p>
          </table:table-cell>
        </table:table-row>
        <table:table-row table:style-name="ro1">
          <table:table-cell office:value-type="float" office:value="222.945" calcext:value-type="float">
            <text:p>2.23E+02</text:p>
          </table:table-cell>
          <table:table-cell office:value-type="float" office:value="110.199" calcext:value-type="float">
            <text:p>1.10E+02</text:p>
          </table:table-cell>
          <table:table-cell table:formula="of:=[.C809]+0.2" office:value-type="float" office:value="161.599999999999" calcext:value-type="float">
            <text:p>161.599999999999</text:p>
          </table:table-cell>
        </table:table-row>
        <table:table-row table:style-name="ro1">
          <table:table-cell office:value-type="float" office:value="223.137" calcext:value-type="float">
            <text:p>2.23E+02</text:p>
          </table:table-cell>
          <table:table-cell office:value-type="float" office:value="110.284" calcext:value-type="float">
            <text:p>1.10E+02</text:p>
          </table:table-cell>
          <table:table-cell table:formula="of:=[.C810]+0.2" office:value-type="float" office:value="161.799999999999" calcext:value-type="float">
            <text:p>161.799999999999</text:p>
          </table:table-cell>
        </table:table-row>
        <table:table-row table:style-name="ro1">
          <table:table-cell office:value-type="float" office:value="223.327" calcext:value-type="float">
            <text:p>2.23E+02</text:p>
          </table:table-cell>
          <table:table-cell office:value-type="float" office:value="110.368" calcext:value-type="float">
            <text:p>1.10E+02</text:p>
          </table:table-cell>
          <table:table-cell table:formula="of:=[.C811]+0.2" office:value-type="float" office:value="161.999999999999" calcext:value-type="float">
            <text:p>161.999999999999</text:p>
          </table:table-cell>
        </table:table-row>
        <table:table-row table:style-name="ro1">
          <table:table-cell office:value-type="float" office:value="223.518" calcext:value-type="float">
            <text:p>2.24E+02</text:p>
          </table:table-cell>
          <table:table-cell office:value-type="float" office:value="110.453" calcext:value-type="float">
            <text:p>1.10E+02</text:p>
          </table:table-cell>
          <table:table-cell table:formula="of:=[.C812]+0.2" office:value-type="float" office:value="162.199999999999" calcext:value-type="float">
            <text:p>162.199999999999</text:p>
          </table:table-cell>
        </table:table-row>
        <table:table-row table:style-name="ro1">
          <table:table-cell office:value-type="float" office:value="223.707" calcext:value-type="float">
            <text:p>2.24E+02</text:p>
          </table:table-cell>
          <table:table-cell office:value-type="float" office:value="110.537" calcext:value-type="float">
            <text:p>1.11E+02</text:p>
          </table:table-cell>
          <table:table-cell table:formula="of:=[.C813]+0.2" office:value-type="float" office:value="162.399999999999" calcext:value-type="float">
            <text:p>162.399999999999</text:p>
          </table:table-cell>
        </table:table-row>
        <table:table-row table:style-name="ro1">
          <table:table-cell office:value-type="float" office:value="223.896" calcext:value-type="float">
            <text:p>2.24E+02</text:p>
          </table:table-cell>
          <table:table-cell office:value-type="float" office:value="110.621" calcext:value-type="float">
            <text:p>1.11E+02</text:p>
          </table:table-cell>
          <table:table-cell table:formula="of:=[.C814]+0.2" office:value-type="float" office:value="162.599999999999" calcext:value-type="float">
            <text:p>162.599999999999</text:p>
          </table:table-cell>
        </table:table-row>
        <table:table-row table:style-name="ro1">
          <table:table-cell office:value-type="float" office:value="224.084" calcext:value-type="float">
            <text:p>2.24E+02</text:p>
          </table:table-cell>
          <table:table-cell office:value-type="float" office:value="110.705" calcext:value-type="float">
            <text:p>1.11E+02</text:p>
          </table:table-cell>
          <table:table-cell table:formula="of:=[.C815]+0.2" office:value-type="float" office:value="162.799999999999" calcext:value-type="float">
            <text:p>162.799999999999</text:p>
          </table:table-cell>
        </table:table-row>
        <table:table-row table:style-name="ro1">
          <table:table-cell office:value-type="float" office:value="224.272" calcext:value-type="float">
            <text:p>2.24E+02</text:p>
          </table:table-cell>
          <table:table-cell office:value-type="float" office:value="110.788" calcext:value-type="float">
            <text:p>1.11E+02</text:p>
          </table:table-cell>
          <table:table-cell table:formula="of:=[.C816]+0.2" office:value-type="float" office:value="162.999999999999" calcext:value-type="float">
            <text:p>162.999999999999</text:p>
          </table:table-cell>
        </table:table-row>
        <table:table-row table:style-name="ro1">
          <table:table-cell office:value-type="float" office:value="224.459" calcext:value-type="float">
            <text:p>2.24E+02</text:p>
          </table:table-cell>
          <table:table-cell office:value-type="float" office:value="110.872" calcext:value-type="float">
            <text:p>1.11E+02</text:p>
          </table:table-cell>
          <table:table-cell table:formula="of:=[.C817]+0.2" office:value-type="float" office:value="163.199999999999" calcext:value-type="float">
            <text:p>163.199999999999</text:p>
          </table:table-cell>
        </table:table-row>
        <table:table-row table:style-name="ro1">
          <table:table-cell office:value-type="float" office:value="224.646" calcext:value-type="float">
            <text:p>2.25E+02</text:p>
          </table:table-cell>
          <table:table-cell office:value-type="float" office:value="110.955" calcext:value-type="float">
            <text:p>1.11E+02</text:p>
          </table:table-cell>
          <table:table-cell table:formula="of:=[.C818]+0.2" office:value-type="float" office:value="163.399999999999" calcext:value-type="float">
            <text:p>163.399999999999</text:p>
          </table:table-cell>
        </table:table-row>
        <table:table-row table:style-name="ro1">
          <table:table-cell office:value-type="float" office:value="224.832" calcext:value-type="float">
            <text:p>2.25E+02</text:p>
          </table:table-cell>
          <table:table-cell office:value-type="float" office:value="111.037" calcext:value-type="float">
            <text:p>1.11E+02</text:p>
          </table:table-cell>
          <table:table-cell table:formula="of:=[.C819]+0.2" office:value-type="float" office:value="163.599999999999" calcext:value-type="float">
            <text:p>163.599999999999</text:p>
          </table:table-cell>
        </table:table-row>
        <table:table-row table:style-name="ro1">
          <table:table-cell office:value-type="float" office:value="225.017" calcext:value-type="float">
            <text:p>2.25E+02</text:p>
          </table:table-cell>
          <table:table-cell office:value-type="float" office:value="111.12" calcext:value-type="float">
            <text:p>1.11E+02</text:p>
          </table:table-cell>
          <table:table-cell table:formula="of:=[.C820]+0.2" office:value-type="float" office:value="163.799999999999" calcext:value-type="float">
            <text:p>163.799999999999</text:p>
          </table:table-cell>
        </table:table-row>
        <table:table-row table:style-name="ro1">
          <table:table-cell office:value-type="float" office:value="225.202" calcext:value-type="float">
            <text:p>2.25E+02</text:p>
          </table:table-cell>
          <table:table-cell office:value-type="float" office:value="111.202" calcext:value-type="float">
            <text:p>1.11E+02</text:p>
          </table:table-cell>
          <table:table-cell table:formula="of:=[.C821]+0.2" office:value-type="float" office:value="163.999999999999" calcext:value-type="float">
            <text:p>163.999999999999</text:p>
          </table:table-cell>
        </table:table-row>
        <table:table-row table:style-name="ro1">
          <table:table-cell office:value-type="float" office:value="225.386" calcext:value-type="float">
            <text:p>2.25E+02</text:p>
          </table:table-cell>
          <table:table-cell office:value-type="float" office:value="111.284" calcext:value-type="float">
            <text:p>1.11E+02</text:p>
          </table:table-cell>
          <table:table-cell table:formula="of:=[.C822]+0.2" office:value-type="float" office:value="164.199999999999" calcext:value-type="float">
            <text:p>164.199999999999</text:p>
          </table:table-cell>
        </table:table-row>
        <table:table-row table:style-name="ro1">
          <table:table-cell office:value-type="float" office:value="225.57" calcext:value-type="float">
            <text:p>2.26E+02</text:p>
          </table:table-cell>
          <table:table-cell office:value-type="float" office:value="111.365" calcext:value-type="float">
            <text:p>1.11E+02</text:p>
          </table:table-cell>
          <table:table-cell table:formula="of:=[.C823]+0.2" office:value-type="float" office:value="164.399999999999" calcext:value-type="float">
            <text:p>164.399999999999</text:p>
          </table:table-cell>
        </table:table-row>
        <table:table-row table:style-name="ro1">
          <table:table-cell office:value-type="float" office:value="225.753" calcext:value-type="float">
            <text:p>2.26E+02</text:p>
          </table:table-cell>
          <table:table-cell office:value-type="float" office:value="111.447" calcext:value-type="float">
            <text:p>1.11E+02</text:p>
          </table:table-cell>
          <table:table-cell table:formula="of:=[.C824]+0.2" office:value-type="float" office:value="164.599999999999" calcext:value-type="float">
            <text:p>164.599999999999</text:p>
          </table:table-cell>
        </table:table-row>
        <table:table-row table:style-name="ro1">
          <table:table-cell office:value-type="float" office:value="225.936" calcext:value-type="float">
            <text:p>2.26E+02</text:p>
          </table:table-cell>
          <table:table-cell office:value-type="float" office:value="111.528" calcext:value-type="float">
            <text:p>1.12E+02</text:p>
          </table:table-cell>
          <table:table-cell table:formula="of:=[.C825]+0.2" office:value-type="float" office:value="164.799999999999" calcext:value-type="float">
            <text:p>164.799999999999</text:p>
          </table:table-cell>
        </table:table-row>
        <table:table-row table:style-name="ro1">
          <table:table-cell office:value-type="float" office:value="226.117" calcext:value-type="float">
            <text:p>2.26E+02</text:p>
          </table:table-cell>
          <table:table-cell office:value-type="float" office:value="111.609" calcext:value-type="float">
            <text:p>1.12E+02</text:p>
          </table:table-cell>
          <table:table-cell table:formula="of:=[.C826]+0.2" office:value-type="float" office:value="164.999999999999" calcext:value-type="float">
            <text:p>164.999999999999</text:p>
          </table:table-cell>
        </table:table-row>
        <table:table-row table:style-name="ro1">
          <table:table-cell office:value-type="float" office:value="226.299" calcext:value-type="float">
            <text:p>2.26E+02</text:p>
          </table:table-cell>
          <table:table-cell office:value-type="float" office:value="111.689" calcext:value-type="float">
            <text:p>1.12E+02</text:p>
          </table:table-cell>
          <table:table-cell table:formula="of:=[.C827]+0.2" office:value-type="float" office:value="165.199999999999" calcext:value-type="float">
            <text:p>165.199999999999</text:p>
          </table:table-cell>
        </table:table-row>
        <table:table-row table:style-name="ro1">
          <table:table-cell office:value-type="float" office:value="226.479" calcext:value-type="float">
            <text:p>2.26E+02</text:p>
          </table:table-cell>
          <table:table-cell office:value-type="float" office:value="111.769" calcext:value-type="float">
            <text:p>1.12E+02</text:p>
          </table:table-cell>
          <table:table-cell table:formula="of:=[.C828]+0.2" office:value-type="float" office:value="165.399999999999" calcext:value-type="float">
            <text:p>165.399999999999</text:p>
          </table:table-cell>
        </table:table-row>
        <table:table-row table:style-name="ro1">
          <table:table-cell office:value-type="float" office:value="226.659" calcext:value-type="float">
            <text:p>2.27E+02</text:p>
          </table:table-cell>
          <table:table-cell office:value-type="float" office:value="111.85" calcext:value-type="float">
            <text:p>1.12E+02</text:p>
          </table:table-cell>
          <table:table-cell table:formula="of:=[.C829]+0.2" office:value-type="float" office:value="165.599999999999" calcext:value-type="float">
            <text:p>165.599999999999</text:p>
          </table:table-cell>
        </table:table-row>
        <table:table-row table:style-name="ro1">
          <table:table-cell office:value-type="float" office:value="226.839" calcext:value-type="float">
            <text:p>2.27E+02</text:p>
          </table:table-cell>
          <table:table-cell office:value-type="float" office:value="111.929" calcext:value-type="float">
            <text:p>1.12E+02</text:p>
          </table:table-cell>
          <table:table-cell table:formula="of:=[.C830]+0.2" office:value-type="float" office:value="165.799999999999" calcext:value-type="float">
            <text:p>165.799999999999</text:p>
          </table:table-cell>
        </table:table-row>
        <table:table-row table:style-name="ro1">
          <table:table-cell office:value-type="float" office:value="227.018" calcext:value-type="float">
            <text:p>2.27E+02</text:p>
          </table:table-cell>
          <table:table-cell office:value-type="float" office:value="112.009" calcext:value-type="float">
            <text:p>1.12E+02</text:p>
          </table:table-cell>
          <table:table-cell table:formula="of:=[.C831]+0.2" office:value-type="float" office:value="165.999999999999" calcext:value-type="float">
            <text:p>165.999999999999</text:p>
          </table:table-cell>
        </table:table-row>
        <table:table-row table:style-name="ro1">
          <table:table-cell office:value-type="float" office:value="227.196" calcext:value-type="float">
            <text:p>2.27E+02</text:p>
          </table:table-cell>
          <table:table-cell office:value-type="float" office:value="112.088" calcext:value-type="float">
            <text:p>1.12E+02</text:p>
          </table:table-cell>
          <table:table-cell table:formula="of:=[.C832]+0.2" office:value-type="float" office:value="166.199999999999" calcext:value-type="float">
            <text:p>166.199999999999</text:p>
          </table:table-cell>
        </table:table-row>
        <table:table-row table:style-name="ro1">
          <table:table-cell office:value-type="float" office:value="227.374" calcext:value-type="float">
            <text:p>2.27E+02</text:p>
          </table:table-cell>
          <table:table-cell office:value-type="float" office:value="112.167" calcext:value-type="float">
            <text:p>1.12E+02</text:p>
          </table:table-cell>
          <table:table-cell table:formula="of:=[.C833]+0.2" office:value-type="float" office:value="166.399999999999" calcext:value-type="float">
            <text:p>166.399999999999</text:p>
          </table:table-cell>
        </table:table-row>
        <table:table-row table:style-name="ro1">
          <table:table-cell office:value-type="float" office:value="227.551" calcext:value-type="float">
            <text:p>2.28E+02</text:p>
          </table:table-cell>
          <table:table-cell office:value-type="float" office:value="112.246" calcext:value-type="float">
            <text:p>1.12E+02</text:p>
          </table:table-cell>
          <table:table-cell table:formula="of:=[.C834]+0.2" office:value-type="float" office:value="166.599999999999" calcext:value-type="float">
            <text:p>166.599999999999</text:p>
          </table:table-cell>
        </table:table-row>
        <table:table-row table:style-name="ro1">
          <table:table-cell office:value-type="float" office:value="227.727" calcext:value-type="float">
            <text:p>2.28E+02</text:p>
          </table:table-cell>
          <table:table-cell office:value-type="float" office:value="112.324" calcext:value-type="float">
            <text:p>1.12E+02</text:p>
          </table:table-cell>
          <table:table-cell table:formula="of:=[.C835]+0.2" office:value-type="float" office:value="166.799999999999" calcext:value-type="float">
            <text:p>166.799999999999</text:p>
          </table:table-cell>
        </table:table-row>
        <table:table-row table:style-name="ro1">
          <table:table-cell office:value-type="float" office:value="227.903" calcext:value-type="float">
            <text:p>2.28E+02</text:p>
          </table:table-cell>
          <table:table-cell office:value-type="float" office:value="112.402" calcext:value-type="float">
            <text:p>1.12E+02</text:p>
          </table:table-cell>
          <table:table-cell table:formula="of:=[.C836]+0.2" office:value-type="float" office:value="166.999999999999" calcext:value-type="float">
            <text:p>166.999999999999</text:p>
          </table:table-cell>
        </table:table-row>
        <table:table-row table:style-name="ro1">
          <table:table-cell office:value-type="float" office:value="228.078" calcext:value-type="float">
            <text:p>2.28E+02</text:p>
          </table:table-cell>
          <table:table-cell office:value-type="float" office:value="112.48" calcext:value-type="float">
            <text:p>1.12E+02</text:p>
          </table:table-cell>
          <table:table-cell table:formula="of:=[.C837]+0.2" office:value-type="float" office:value="167.199999999999" calcext:value-type="float">
            <text:p>167.199999999999</text:p>
          </table:table-cell>
        </table:table-row>
        <table:table-row table:style-name="ro1">
          <table:table-cell office:value-type="float" office:value="228.253" calcext:value-type="float">
            <text:p>2.28E+02</text:p>
          </table:table-cell>
          <table:table-cell office:value-type="float" office:value="112.558" calcext:value-type="float">
            <text:p>1.13E+02</text:p>
          </table:table-cell>
          <table:table-cell table:formula="of:=[.C838]+0.2" office:value-type="float" office:value="167.399999999999" calcext:value-type="float">
            <text:p>167.399999999999</text:p>
          </table:table-cell>
        </table:table-row>
        <table:table-row table:style-name="ro1">
          <table:table-cell office:value-type="float" office:value="228.427" calcext:value-type="float">
            <text:p>2.28E+02</text:p>
          </table:table-cell>
          <table:table-cell office:value-type="float" office:value="112.635" calcext:value-type="float">
            <text:p>1.13E+02</text:p>
          </table:table-cell>
          <table:table-cell table:formula="of:=[.C839]+0.2" office:value-type="float" office:value="167.599999999999" calcext:value-type="float">
            <text:p>167.599999999999</text:p>
          </table:table-cell>
        </table:table-row>
        <table:table-row table:style-name="ro1">
          <table:table-cell office:value-type="float" office:value="228.6" calcext:value-type="float">
            <text:p>2.29E+02</text:p>
          </table:table-cell>
          <table:table-cell office:value-type="float" office:value="112.712" calcext:value-type="float">
            <text:p>1.13E+02</text:p>
          </table:table-cell>
          <table:table-cell table:formula="of:=[.C840]+0.2" office:value-type="float" office:value="167.799999999999" calcext:value-type="float">
            <text:p>167.799999999999</text:p>
          </table:table-cell>
        </table:table-row>
        <table:table-row table:style-name="ro1">
          <table:table-cell office:value-type="float" office:value="228.773" calcext:value-type="float">
            <text:p>2.29E+02</text:p>
          </table:table-cell>
          <table:table-cell office:value-type="float" office:value="112.789" calcext:value-type="float">
            <text:p>1.13E+02</text:p>
          </table:table-cell>
          <table:table-cell table:formula="of:=[.C841]+0.2" office:value-type="float" office:value="167.999999999999" calcext:value-type="float">
            <text:p>167.999999999999</text:p>
          </table:table-cell>
        </table:table-row>
        <table:table-row table:style-name="ro1">
          <table:table-cell office:value-type="float" office:value="228.946" calcext:value-type="float">
            <text:p>2.29E+02</text:p>
          </table:table-cell>
          <table:table-cell office:value-type="float" office:value="112.866" calcext:value-type="float">
            <text:p>1.13E+02</text:p>
          </table:table-cell>
          <table:table-cell table:formula="of:=[.C842]+0.2" office:value-type="float" office:value="168.199999999999" calcext:value-type="float">
            <text:p>168.199999999999</text:p>
          </table:table-cell>
        </table:table-row>
        <table:table-row table:style-name="ro1">
          <table:table-cell office:value-type="float" office:value="229.117" calcext:value-type="float">
            <text:p>2.29E+02</text:p>
          </table:table-cell>
          <table:table-cell office:value-type="float" office:value="112.942" calcext:value-type="float">
            <text:p>1.13E+02</text:p>
          </table:table-cell>
          <table:table-cell table:formula="of:=[.C843]+0.2" office:value-type="float" office:value="168.399999999999" calcext:value-type="float">
            <text:p>168.399999999999</text:p>
          </table:table-cell>
        </table:table-row>
        <table:table-row table:style-name="ro1">
          <table:table-cell office:value-type="float" office:value="229.288" calcext:value-type="float">
            <text:p>2.29E+02</text:p>
          </table:table-cell>
          <table:table-cell office:value-type="float" office:value="113.018" calcext:value-type="float">
            <text:p>1.13E+02</text:p>
          </table:table-cell>
          <table:table-cell table:formula="of:=[.C844]+0.2" office:value-type="float" office:value="168.599999999999" calcext:value-type="float">
            <text:p>168.599999999999</text:p>
          </table:table-cell>
        </table:table-row>
        <table:table-row table:style-name="ro1">
          <table:table-cell office:value-type="float" office:value="229.459" calcext:value-type="float">
            <text:p>2.29E+02</text:p>
          </table:table-cell>
          <table:table-cell office:value-type="float" office:value="113.094" calcext:value-type="float">
            <text:p>1.13E+02</text:p>
          </table:table-cell>
          <table:table-cell table:formula="of:=[.C845]+0.2" office:value-type="float" office:value="168.799999999999" calcext:value-type="float">
            <text:p>168.799999999999</text:p>
          </table:table-cell>
        </table:table-row>
        <table:table-row table:style-name="ro1">
          <table:table-cell office:value-type="float" office:value="229.629" calcext:value-type="float">
            <text:p>2.30E+02</text:p>
          </table:table-cell>
          <table:table-cell office:value-type="float" office:value="113.169" calcext:value-type="float">
            <text:p>1.13E+02</text:p>
          </table:table-cell>
          <table:table-cell table:formula="of:=[.C846]+0.2" office:value-type="float" office:value="168.999999999999" calcext:value-type="float">
            <text:p>168.999999999999</text:p>
          </table:table-cell>
        </table:table-row>
        <table:table-row table:style-name="ro1">
          <table:table-cell office:value-type="float" office:value="229.798" calcext:value-type="float">
            <text:p>2.30E+02</text:p>
          </table:table-cell>
          <table:table-cell office:value-type="float" office:value="113.245" calcext:value-type="float">
            <text:p>1.13E+02</text:p>
          </table:table-cell>
          <table:table-cell table:formula="of:=[.C847]+0.2" office:value-type="float" office:value="169.199999999999" calcext:value-type="float">
            <text:p>169.199999999999</text:p>
          </table:table-cell>
        </table:table-row>
        <table:table-row table:style-name="ro1">
          <table:table-cell office:value-type="float" office:value="229.966" calcext:value-type="float">
            <text:p>2.30E+02</text:p>
          </table:table-cell>
          <table:table-cell office:value-type="float" office:value="113.32" calcext:value-type="float">
            <text:p>1.13E+02</text:p>
          </table:table-cell>
          <table:table-cell table:formula="of:=[.C848]+0.2" office:value-type="float" office:value="169.399999999999" calcext:value-type="float">
            <text:p>169.399999999999</text:p>
          </table:table-cell>
        </table:table-row>
        <table:table-row table:style-name="ro1">
          <table:table-cell office:value-type="float" office:value="230.135" calcext:value-type="float">
            <text:p>2.30E+02</text:p>
          </table:table-cell>
          <table:table-cell office:value-type="float" office:value="113.394" calcext:value-type="float">
            <text:p>1.13E+02</text:p>
          </table:table-cell>
          <table:table-cell table:formula="of:=[.C849]+0.2" office:value-type="float" office:value="169.599999999999" calcext:value-type="float">
            <text:p>169.599999999999</text:p>
          </table:table-cell>
        </table:table-row>
        <table:table-row table:style-name="ro1">
          <table:table-cell office:value-type="float" office:value="230.302" calcext:value-type="float">
            <text:p>2.30E+02</text:p>
          </table:table-cell>
          <table:table-cell office:value-type="float" office:value="113.469" calcext:value-type="float">
            <text:p>1.13E+02</text:p>
          </table:table-cell>
          <table:table-cell table:formula="of:=[.C850]+0.2" office:value-type="float" office:value="169.799999999999" calcext:value-type="float">
            <text:p>169.799999999999</text:p>
          </table:table-cell>
        </table:table-row>
        <table:table-row table:style-name="ro1">
          <table:table-cell office:value-type="float" office:value="230.469" calcext:value-type="float">
            <text:p>2.30E+02</text:p>
          </table:table-cell>
          <table:table-cell office:value-type="float" office:value="113.543" calcext:value-type="float">
            <text:p>1.14E+02</text:p>
          </table:table-cell>
          <table:table-cell table:formula="of:=[.C851]+0.2" office:value-type="float" office:value="169.999999999999" calcext:value-type="float">
            <text:p>169.999999999999</text:p>
          </table:table-cell>
        </table:table-row>
        <table:table-row table:style-name="ro1">
          <table:table-cell office:value-type="float" office:value="230.635" calcext:value-type="float">
            <text:p>2.31E+02</text:p>
          </table:table-cell>
          <table:table-cell office:value-type="float" office:value="113.617" calcext:value-type="float">
            <text:p>1.14E+02</text:p>
          </table:table-cell>
          <table:table-cell table:formula="of:=[.C852]+0.2" office:value-type="float" office:value="170.199999999999" calcext:value-type="float">
            <text:p>170.199999999999</text:p>
          </table:table-cell>
        </table:table-row>
        <table:table-row table:style-name="ro1">
          <table:table-cell office:value-type="float" office:value="230.801" calcext:value-type="float">
            <text:p>2.31E+02</text:p>
          </table:table-cell>
          <table:table-cell office:value-type="float" office:value="113.69" calcext:value-type="float">
            <text:p>1.14E+02</text:p>
          </table:table-cell>
          <table:table-cell table:formula="of:=[.C853]+0.2" office:value-type="float" office:value="170.399999999999" calcext:value-type="float">
            <text:p>170.399999999999</text:p>
          </table:table-cell>
        </table:table-row>
        <table:table-row table:style-name="ro1">
          <table:table-cell office:value-type="float" office:value="230.966" calcext:value-type="float">
            <text:p>2.31E+02</text:p>
          </table:table-cell>
          <table:table-cell office:value-type="float" office:value="113.764" calcext:value-type="float">
            <text:p>1.14E+02</text:p>
          </table:table-cell>
          <table:table-cell table:formula="of:=[.C854]+0.2" office:value-type="float" office:value="170.599999999999" calcext:value-type="float">
            <text:p>170.599999999999</text:p>
          </table:table-cell>
        </table:table-row>
        <table:table-row table:style-name="ro1">
          <table:table-cell office:value-type="float" office:value="231.13" calcext:value-type="float">
            <text:p>2.31E+02</text:p>
          </table:table-cell>
          <table:table-cell office:value-type="float" office:value="113.837" calcext:value-type="float">
            <text:p>1.14E+02</text:p>
          </table:table-cell>
          <table:table-cell table:formula="of:=[.C855]+0.2" office:value-type="float" office:value="170.799999999999" calcext:value-type="float">
            <text:p>170.799999999999</text:p>
          </table:table-cell>
        </table:table-row>
        <table:table-row table:style-name="ro1">
          <table:table-cell office:value-type="float" office:value="231.294" calcext:value-type="float">
            <text:p>2.31E+02</text:p>
          </table:table-cell>
          <table:table-cell office:value-type="float" office:value="113.91" calcext:value-type="float">
            <text:p>1.14E+02</text:p>
          </table:table-cell>
          <table:table-cell table:formula="of:=[.C856]+0.2" office:value-type="float" office:value="170.999999999999" calcext:value-type="float">
            <text:p>170.999999999999</text:p>
          </table:table-cell>
        </table:table-row>
        <table:table-row table:style-name="ro1">
          <table:table-cell office:value-type="float" office:value="231.457" calcext:value-type="float">
            <text:p>2.31E+02</text:p>
          </table:table-cell>
          <table:table-cell office:value-type="float" office:value="113.982" calcext:value-type="float">
            <text:p>1.14E+02</text:p>
          </table:table-cell>
          <table:table-cell table:formula="of:=[.C857]+0.2" office:value-type="float" office:value="171.199999999999" calcext:value-type="float">
            <text:p>171.199999999999</text:p>
          </table:table-cell>
        </table:table-row>
        <table:table-row table:style-name="ro1">
          <table:table-cell office:value-type="float" office:value="231.62" calcext:value-type="float">
            <text:p>2.32E+02</text:p>
          </table:table-cell>
          <table:table-cell office:value-type="float" office:value="114.054" calcext:value-type="float">
            <text:p>1.14E+02</text:p>
          </table:table-cell>
          <table:table-cell table:formula="of:=[.C858]+0.2" office:value-type="float" office:value="171.399999999999" calcext:value-type="float">
            <text:p>171.399999999999</text:p>
          </table:table-cell>
        </table:table-row>
        <table:table-row table:style-name="ro1">
          <table:table-cell office:value-type="float" office:value="231.782" calcext:value-type="float">
            <text:p>2.32E+02</text:p>
          </table:table-cell>
          <table:table-cell office:value-type="float" office:value="114.126" calcext:value-type="float">
            <text:p>1.14E+02</text:p>
          </table:table-cell>
          <table:table-cell table:formula="of:=[.C859]+0.2" office:value-type="float" office:value="171.599999999999" calcext:value-type="float">
            <text:p>171.599999999999</text:p>
          </table:table-cell>
        </table:table-row>
        <table:table-row table:style-name="ro1">
          <table:table-cell office:value-type="float" office:value="231.943" calcext:value-type="float">
            <text:p>2.32E+02</text:p>
          </table:table-cell>
          <table:table-cell office:value-type="float" office:value="114.198" calcext:value-type="float">
            <text:p>1.14E+02</text:p>
          </table:table-cell>
          <table:table-cell table:formula="of:=[.C860]+0.2" office:value-type="float" office:value="171.799999999999" calcext:value-type="float">
            <text:p>171.799999999999</text:p>
          </table:table-cell>
        </table:table-row>
        <table:table-row table:style-name="ro1">
          <table:table-cell office:value-type="float" office:value="232.104" calcext:value-type="float">
            <text:p>2.32E+02</text:p>
          </table:table-cell>
          <table:table-cell office:value-type="float" office:value="114.27" calcext:value-type="float">
            <text:p>1.14E+02</text:p>
          </table:table-cell>
          <table:table-cell table:formula="of:=[.C861]+0.2" office:value-type="float" office:value="171.999999999999" calcext:value-type="float">
            <text:p>171.999999999999</text:p>
          </table:table-cell>
        </table:table-row>
        <table:table-row table:style-name="ro1">
          <table:table-cell office:value-type="float" office:value="232.264" calcext:value-type="float">
            <text:p>2.32E+02</text:p>
          </table:table-cell>
          <table:table-cell office:value-type="float" office:value="114.341" calcext:value-type="float">
            <text:p>1.14E+02</text:p>
          </table:table-cell>
          <table:table-cell table:formula="of:=[.C862]+0.2" office:value-type="float" office:value="172.199999999999" calcext:value-type="float">
            <text:p>172.199999999999</text:p>
          </table:table-cell>
        </table:table-row>
        <table:table-row table:style-name="ro1">
          <table:table-cell office:value-type="float" office:value="232.424" calcext:value-type="float">
            <text:p>2.32E+02</text:p>
          </table:table-cell>
          <table:table-cell office:value-type="float" office:value="114.412" calcext:value-type="float">
            <text:p>1.14E+02</text:p>
          </table:table-cell>
          <table:table-cell table:formula="of:=[.C863]+0.2" office:value-type="float" office:value="172.399999999999" calcext:value-type="float">
            <text:p>172.399999999999</text:p>
          </table:table-cell>
        </table:table-row>
        <table:table-row table:style-name="ro1">
          <table:table-cell office:value-type="float" office:value="232.583" calcext:value-type="float">
            <text:p>2.33E+02</text:p>
          </table:table-cell>
          <table:table-cell office:value-type="float" office:value="114.482" calcext:value-type="float">
            <text:p>1.14E+02</text:p>
          </table:table-cell>
          <table:table-cell table:formula="of:=[.C864]+0.2" office:value-type="float" office:value="172.599999999999" calcext:value-type="float">
            <text:p>172.599999999999</text:p>
          </table:table-cell>
        </table:table-row>
        <table:table-row table:style-name="ro1">
          <table:table-cell office:value-type="float" office:value="232.741" calcext:value-type="float">
            <text:p>2.33E+02</text:p>
          </table:table-cell>
          <table:table-cell office:value-type="float" office:value="114.553" calcext:value-type="float">
            <text:p>1.15E+02</text:p>
          </table:table-cell>
          <table:table-cell table:formula="of:=[.C865]+0.2" office:value-type="float" office:value="172.799999999999" calcext:value-type="float">
            <text:p>172.799999999999</text:p>
          </table:table-cell>
        </table:table-row>
        <table:table-row table:style-name="ro1">
          <table:table-cell office:value-type="float" office:value="232.899" calcext:value-type="float">
            <text:p>2.33E+02</text:p>
          </table:table-cell>
          <table:table-cell office:value-type="float" office:value="114.623" calcext:value-type="float">
            <text:p>1.15E+02</text:p>
          </table:table-cell>
          <table:table-cell table:formula="of:=[.C866]+0.2" office:value-type="float" office:value="172.999999999999" calcext:value-type="float">
            <text:p>172.999999999999</text:p>
          </table:table-cell>
        </table:table-row>
        <table:table-row table:style-name="ro1">
          <table:table-cell office:value-type="float" office:value="233.056" calcext:value-type="float">
            <text:p>2.33E+02</text:p>
          </table:table-cell>
          <table:table-cell office:value-type="float" office:value="114.693" calcext:value-type="float">
            <text:p>1.15E+02</text:p>
          </table:table-cell>
          <table:table-cell table:formula="of:=[.C867]+0.2" office:value-type="float" office:value="173.199999999999" calcext:value-type="float">
            <text:p>173.199999999999</text:p>
          </table:table-cell>
        </table:table-row>
        <table:table-row table:style-name="ro1">
          <table:table-cell office:value-type="float" office:value="233.213" calcext:value-type="float">
            <text:p>2.33E+02</text:p>
          </table:table-cell>
          <table:table-cell office:value-type="float" office:value="114.762" calcext:value-type="float">
            <text:p>1.15E+02</text:p>
          </table:table-cell>
          <table:table-cell table:formula="of:=[.C868]+0.2" office:value-type="float" office:value="173.399999999999" calcext:value-type="float">
            <text:p>173.399999999999</text:p>
          </table:table-cell>
        </table:table-row>
        <table:table-row table:style-name="ro1">
          <table:table-cell office:value-type="float" office:value="233.369" calcext:value-type="float">
            <text:p>2.33E+02</text:p>
          </table:table-cell>
          <table:table-cell office:value-type="float" office:value="114.832" calcext:value-type="float">
            <text:p>1.15E+02</text:p>
          </table:table-cell>
          <table:table-cell table:formula="of:=[.C869]+0.2" office:value-type="float" office:value="173.599999999999" calcext:value-type="float">
            <text:p>173.599999999999</text:p>
          </table:table-cell>
        </table:table-row>
        <table:table-row table:style-name="ro1">
          <table:table-cell office:value-type="float" office:value="233.524" calcext:value-type="float">
            <text:p>2.34E+02</text:p>
          </table:table-cell>
          <table:table-cell office:value-type="float" office:value="114.901" calcext:value-type="float">
            <text:p>1.15E+02</text:p>
          </table:table-cell>
          <table:table-cell table:formula="of:=[.C870]+0.2" office:value-type="float" office:value="173.799999999999" calcext:value-type="float">
            <text:p>173.799999999999</text:p>
          </table:table-cell>
        </table:table-row>
        <table:table-row table:style-name="ro1">
          <table:table-cell office:value-type="float" office:value="233.679" calcext:value-type="float">
            <text:p>2.34E+02</text:p>
          </table:table-cell>
          <table:table-cell office:value-type="float" office:value="114.97" calcext:value-type="float">
            <text:p>1.15E+02</text:p>
          </table:table-cell>
          <table:table-cell table:formula="of:=[.C871]+0.2" office:value-type="float" office:value="173.999999999999" calcext:value-type="float">
            <text:p>173.999999999999</text:p>
          </table:table-cell>
        </table:table-row>
        <table:table-row table:style-name="ro1">
          <table:table-cell office:value-type="float" office:value="233.833" calcext:value-type="float">
            <text:p>2.34E+02</text:p>
          </table:table-cell>
          <table:table-cell office:value-type="float" office:value="115.038" calcext:value-type="float">
            <text:p>1.15E+02</text:p>
          </table:table-cell>
          <table:table-cell table:formula="of:=[.C872]+0.2" office:value-type="float" office:value="174.199999999999" calcext:value-type="float">
            <text:p>174.199999999999</text:p>
          </table:table-cell>
        </table:table-row>
        <table:table-row table:style-name="ro1">
          <table:table-cell office:value-type="float" office:value="233.987" calcext:value-type="float">
            <text:p>2.34E+02</text:p>
          </table:table-cell>
          <table:table-cell office:value-type="float" office:value="115.106" calcext:value-type="float">
            <text:p>1.15E+02</text:p>
          </table:table-cell>
          <table:table-cell table:formula="of:=[.C873]+0.2" office:value-type="float" office:value="174.399999999999" calcext:value-type="float">
            <text:p>174.399999999999</text:p>
          </table:table-cell>
        </table:table-row>
        <table:table-row table:style-name="ro1">
          <table:table-cell office:value-type="float" office:value="234.14" calcext:value-type="float">
            <text:p>2.34E+02</text:p>
          </table:table-cell>
          <table:table-cell office:value-type="float" office:value="115.174" calcext:value-type="float">
            <text:p>1.15E+02</text:p>
          </table:table-cell>
          <table:table-cell table:formula="of:=[.C874]+0.2" office:value-type="float" office:value="174.599999999999" calcext:value-type="float">
            <text:p>174.599999999999</text:p>
          </table:table-cell>
        </table:table-row>
        <table:table-row table:style-name="ro1">
          <table:table-cell office:value-type="float" office:value="234.292" calcext:value-type="float">
            <text:p>2.34E+02</text:p>
          </table:table-cell>
          <table:table-cell office:value-type="float" office:value="115.242" calcext:value-type="float">
            <text:p>1.15E+02</text:p>
          </table:table-cell>
          <table:table-cell table:formula="of:=[.C875]+0.2" office:value-type="float" office:value="174.799999999999" calcext:value-type="float">
            <text:p>174.799999999999</text:p>
          </table:table-cell>
        </table:table-row>
        <table:table-row table:style-name="ro1">
          <table:table-cell office:value-type="float" office:value="234.444" calcext:value-type="float">
            <text:p>2.34E+02</text:p>
          </table:table-cell>
          <table:table-cell office:value-type="float" office:value="115.31" calcext:value-type="float">
            <text:p>1.15E+02</text:p>
          </table:table-cell>
          <table:table-cell table:formula="of:=[.C876]+0.2" office:value-type="float" office:value="174.999999999999" calcext:value-type="float">
            <text:p>174.999999999999</text:p>
          </table:table-cell>
        </table:table-row>
        <table:table-row table:style-name="ro1">
          <table:table-cell office:value-type="float" office:value="234.595" calcext:value-type="float">
            <text:p>2.35E+02</text:p>
          </table:table-cell>
          <table:table-cell office:value-type="float" office:value="115.377" calcext:value-type="float">
            <text:p>1.15E+02</text:p>
          </table:table-cell>
          <table:table-cell table:formula="of:=[.C877]+0.2" office:value-type="float" office:value="175.199999999999" calcext:value-type="float">
            <text:p>175.199999999999</text:p>
          </table:table-cell>
        </table:table-row>
        <table:table-row table:style-name="ro1">
          <table:table-cell office:value-type="float" office:value="234.746" calcext:value-type="float">
            <text:p>2.35E+02</text:p>
          </table:table-cell>
          <table:table-cell office:value-type="float" office:value="115.444" calcext:value-type="float">
            <text:p>1.15E+02</text:p>
          </table:table-cell>
          <table:table-cell table:formula="of:=[.C878]+0.2" office:value-type="float" office:value="175.399999999999" calcext:value-type="float">
            <text:p>175.399999999999</text:p>
          </table:table-cell>
        </table:table-row>
        <table:table-row table:style-name="ro1">
          <table:table-cell office:value-type="float" office:value="234.896" calcext:value-type="float">
            <text:p>2.35E+02</text:p>
          </table:table-cell>
          <table:table-cell office:value-type="float" office:value="115.51" calcext:value-type="float">
            <text:p>1.16E+02</text:p>
          </table:table-cell>
          <table:table-cell table:formula="of:=[.C879]+0.2" office:value-type="float" office:value="175.599999999999" calcext:value-type="float">
            <text:p>175.599999999999</text:p>
          </table:table-cell>
        </table:table-row>
        <table:table-row table:style-name="ro1">
          <table:table-cell office:value-type="float" office:value="235.045" calcext:value-type="float">
            <text:p>2.35E+02</text:p>
          </table:table-cell>
          <table:table-cell office:value-type="float" office:value="115.577" calcext:value-type="float">
            <text:p>1.16E+02</text:p>
          </table:table-cell>
          <table:table-cell table:formula="of:=[.C880]+0.2" office:value-type="float" office:value="175.799999999999" calcext:value-type="float">
            <text:p>175.799999999999</text:p>
          </table:table-cell>
        </table:table-row>
        <table:table-row table:style-name="ro1">
          <table:table-cell office:value-type="float" office:value="235.194" calcext:value-type="float">
            <text:p>2.35E+02</text:p>
          </table:table-cell>
          <table:table-cell office:value-type="float" office:value="115.643" calcext:value-type="float">
            <text:p>1.16E+02</text:p>
          </table:table-cell>
          <table:table-cell table:formula="of:=[.C881]+0.2" office:value-type="float" office:value="175.999999999999" calcext:value-type="float">
            <text:p>175.999999999999</text:p>
          </table:table-cell>
        </table:table-row>
        <table:table-row table:style-name="ro1">
          <table:table-cell office:value-type="float" office:value="235.342" calcext:value-type="float">
            <text:p>2.35E+02</text:p>
          </table:table-cell>
          <table:table-cell office:value-type="float" office:value="115.709" calcext:value-type="float">
            <text:p>1.16E+02</text:p>
          </table:table-cell>
          <table:table-cell table:formula="of:=[.C882]+0.2" office:value-type="float" office:value="176.199999999999" calcext:value-type="float">
            <text:p>176.199999999999</text:p>
          </table:table-cell>
        </table:table-row>
        <table:table-row table:style-name="ro1">
          <table:table-cell office:value-type="float" office:value="235.489" calcext:value-type="float">
            <text:p>2.35E+02</text:p>
          </table:table-cell>
          <table:table-cell office:value-type="float" office:value="115.774" calcext:value-type="float">
            <text:p>1.16E+02</text:p>
          </table:table-cell>
          <table:table-cell table:formula="of:=[.C883]+0.2" office:value-type="float" office:value="176.399999999999" calcext:value-type="float">
            <text:p>176.399999999999</text:p>
          </table:table-cell>
        </table:table-row>
        <table:table-row table:style-name="ro1">
          <table:table-cell office:value-type="float" office:value="235.636" calcext:value-type="float">
            <text:p>2.36E+02</text:p>
          </table:table-cell>
          <table:table-cell office:value-type="float" office:value="115.84" calcext:value-type="float">
            <text:p>1.16E+02</text:p>
          </table:table-cell>
          <table:table-cell table:formula="of:=[.C884]+0.2" office:value-type="float" office:value="176.599999999999" calcext:value-type="float">
            <text:p>176.599999999999</text:p>
          </table:table-cell>
        </table:table-row>
        <table:table-row table:style-name="ro1">
          <table:table-cell office:value-type="float" office:value="235.783" calcext:value-type="float">
            <text:p>2.36E+02</text:p>
          </table:table-cell>
          <table:table-cell office:value-type="float" office:value="115.905" calcext:value-type="float">
            <text:p>1.16E+02</text:p>
          </table:table-cell>
          <table:table-cell table:formula="of:=[.C885]+0.2" office:value-type="float" office:value="176.799999999999" calcext:value-type="float">
            <text:p>176.799999999999</text:p>
          </table:table-cell>
        </table:table-row>
        <table:table-row table:style-name="ro1">
          <table:table-cell office:value-type="float" office:value="235.928" calcext:value-type="float">
            <text:p>2.36E+02</text:p>
          </table:table-cell>
          <table:table-cell office:value-type="float" office:value="115.969" calcext:value-type="float">
            <text:p>1.16E+02</text:p>
          </table:table-cell>
          <table:table-cell table:formula="of:=[.C886]+0.2" office:value-type="float" office:value="176.999999999998" calcext:value-type="float">
            <text:p>176.999999999998</text:p>
          </table:table-cell>
        </table:table-row>
        <table:table-row table:style-name="ro1">
          <table:table-cell office:value-type="float" office:value="236.073" calcext:value-type="float">
            <text:p>2.36E+02</text:p>
          </table:table-cell>
          <table:table-cell office:value-type="float" office:value="116.034" calcext:value-type="float">
            <text:p>1.16E+02</text:p>
          </table:table-cell>
          <table:table-cell table:formula="of:=[.C887]+0.2" office:value-type="float" office:value="177.199999999999" calcext:value-type="float">
            <text:p>177.199999999999</text:p>
          </table:table-cell>
        </table:table-row>
        <table:table-row table:style-name="ro1">
          <table:table-cell office:value-type="float" office:value="236.218" calcext:value-type="float">
            <text:p>2.36E+02</text:p>
          </table:table-cell>
          <table:table-cell office:value-type="float" office:value="116.098" calcext:value-type="float">
            <text:p>1.16E+02</text:p>
          </table:table-cell>
          <table:table-cell table:formula="of:=[.C888]+0.2" office:value-type="float" office:value="177.399999999998" calcext:value-type="float">
            <text:p>177.399999999998</text:p>
          </table:table-cell>
        </table:table-row>
        <table:table-row table:style-name="ro1">
          <table:table-cell office:value-type="float" office:value="236.362" calcext:value-type="float">
            <text:p>2.36E+02</text:p>
          </table:table-cell>
          <table:table-cell office:value-type="float" office:value="116.162" calcext:value-type="float">
            <text:p>1.16E+02</text:p>
          </table:table-cell>
          <table:table-cell table:formula="of:=[.C889]+0.2" office:value-type="float" office:value="177.599999999998" calcext:value-type="float">
            <text:p>177.599999999998</text:p>
          </table:table-cell>
        </table:table-row>
        <table:table-row table:style-name="ro1">
          <table:table-cell office:value-type="float" office:value="236.505" calcext:value-type="float">
            <text:p>2.37E+02</text:p>
          </table:table-cell>
          <table:table-cell office:value-type="float" office:value="116.226" calcext:value-type="float">
            <text:p>1.16E+02</text:p>
          </table:table-cell>
          <table:table-cell table:formula="of:=[.C890]+0.2" office:value-type="float" office:value="177.799999999998" calcext:value-type="float">
            <text:p>177.799999999998</text:p>
          </table:table-cell>
        </table:table-row>
        <table:table-row table:style-name="ro1">
          <table:table-cell office:value-type="float" office:value="236.648" calcext:value-type="float">
            <text:p>2.37E+02</text:p>
          </table:table-cell>
          <table:table-cell office:value-type="float" office:value="116.289" calcext:value-type="float">
            <text:p>1.16E+02</text:p>
          </table:table-cell>
          <table:table-cell table:formula="of:=[.C891]+0.2" office:value-type="float" office:value="177.999999999998" calcext:value-type="float">
            <text:p>177.999999999998</text:p>
          </table:table-cell>
        </table:table-row>
        <table:table-row table:style-name="ro1">
          <table:table-cell office:value-type="float" office:value="236.79" calcext:value-type="float">
            <text:p>2.37E+02</text:p>
          </table:table-cell>
          <table:table-cell office:value-type="float" office:value="116.352" calcext:value-type="float">
            <text:p>1.16E+02</text:p>
          </table:table-cell>
          <table:table-cell table:formula="of:=[.C892]+0.2" office:value-type="float" office:value="178.199999999998" calcext:value-type="float">
            <text:p>178.199999999998</text:p>
          </table:table-cell>
        </table:table-row>
        <table:table-row table:style-name="ro1">
          <table:table-cell office:value-type="float" office:value="236.931" calcext:value-type="float">
            <text:p>2.37E+02</text:p>
          </table:table-cell>
          <table:table-cell office:value-type="float" office:value="116.415" calcext:value-type="float">
            <text:p>1.16E+02</text:p>
          </table:table-cell>
          <table:table-cell table:formula="of:=[.C893]+0.2" office:value-type="float" office:value="178.399999999998" calcext:value-type="float">
            <text:p>178.399999999998</text:p>
          </table:table-cell>
        </table:table-row>
        <table:table-row table:style-name="ro1">
          <table:table-cell office:value-type="float" office:value="237.072" calcext:value-type="float">
            <text:p>2.37E+02</text:p>
          </table:table-cell>
          <table:table-cell office:value-type="float" office:value="116.478" calcext:value-type="float">
            <text:p>1.16E+02</text:p>
          </table:table-cell>
          <table:table-cell table:formula="of:=[.C894]+0.2" office:value-type="float" office:value="178.599999999998" calcext:value-type="float">
            <text:p>178.599999999998</text:p>
          </table:table-cell>
        </table:table-row>
        <table:table-row table:style-name="ro1">
          <table:table-cell office:value-type="float" office:value="237.212" calcext:value-type="float">
            <text:p>2.37E+02</text:p>
          </table:table-cell>
          <table:table-cell office:value-type="float" office:value="116.54" calcext:value-type="float">
            <text:p>1.17E+02</text:p>
          </table:table-cell>
          <table:table-cell table:formula="of:=[.C895]+0.2" office:value-type="float" office:value="178.799999999998" calcext:value-type="float">
            <text:p>178.799999999998</text:p>
          </table:table-cell>
        </table:table-row>
        <table:table-row table:style-name="ro1">
          <table:table-cell office:value-type="float" office:value="237.352" calcext:value-type="float">
            <text:p>2.37E+02</text:p>
          </table:table-cell>
          <table:table-cell office:value-type="float" office:value="116.602" calcext:value-type="float">
            <text:p>1.17E+02</text:p>
          </table:table-cell>
          <table:table-cell table:formula="of:=[.C896]+0.2" office:value-type="float" office:value="178.999999999998" calcext:value-type="float">
            <text:p>178.999999999998</text:p>
          </table:table-cell>
        </table:table-row>
        <table:table-row table:style-name="ro1">
          <table:table-cell office:value-type="float" office:value="237.491" calcext:value-type="float">
            <text:p>2.37E+02</text:p>
          </table:table-cell>
          <table:table-cell office:value-type="float" office:value="116.664" calcext:value-type="float">
            <text:p>1.17E+02</text:p>
          </table:table-cell>
          <table:table-cell table:formula="of:=[.C897]+0.2" office:value-type="float" office:value="179.199999999998" calcext:value-type="float">
            <text:p>179.199999999998</text:p>
          </table:table-cell>
        </table:table-row>
        <table:table-row table:style-name="ro1">
          <table:table-cell office:value-type="float" office:value="237.63" calcext:value-type="float">
            <text:p>2.38E+02</text:p>
          </table:table-cell>
          <table:table-cell office:value-type="float" office:value="116.726" calcext:value-type="float">
            <text:p>1.17E+02</text:p>
          </table:table-cell>
          <table:table-cell table:formula="of:=[.C898]+0.2" office:value-type="float" office:value="179.399999999998" calcext:value-type="float">
            <text:p>179.399999999998</text:p>
          </table:table-cell>
        </table:table-row>
        <table:table-row table:style-name="ro1">
          <table:table-cell office:value-type="float" office:value="237.767" calcext:value-type="float">
            <text:p>2.38E+02</text:p>
          </table:table-cell>
          <table:table-cell office:value-type="float" office:value="116.787" calcext:value-type="float">
            <text:p>1.17E+02</text:p>
          </table:table-cell>
          <table:table-cell table:formula="of:=[.C899]+0.2" office:value-type="float" office:value="179.599999999998" calcext:value-type="float">
            <text:p>179.599999999998</text:p>
          </table:table-cell>
        </table:table-row>
        <table:table-row table:style-name="ro1">
          <table:table-cell office:value-type="float" office:value="237.905" calcext:value-type="float">
            <text:p>2.38E+02</text:p>
          </table:table-cell>
          <table:table-cell office:value-type="float" office:value="116.848" calcext:value-type="float">
            <text:p>1.17E+02</text:p>
          </table:table-cell>
          <table:table-cell table:formula="of:=[.C900]+0.2" office:value-type="float" office:value="179.799999999998" calcext:value-type="float">
            <text:p>179.799999999998</text:p>
          </table:table-cell>
        </table:table-row>
        <table:table-row table:style-name="ro1">
          <table:table-cell office:value-type="float" office:value="238.041" calcext:value-type="float">
            <text:p>2.38E+02</text:p>
          </table:table-cell>
          <table:table-cell office:value-type="float" office:value="116.909" calcext:value-type="float">
            <text:p>1.17E+02</text:p>
          </table:table-cell>
          <table:table-cell table:formula="of:=[.C901]+0.2" office:value-type="float" office:value="179.999999999998" calcext:value-type="float">
            <text:p>179.999999999998</text:p>
          </table:table-cell>
        </table:table-row>
        <table:table-row table:style-name="ro1">
          <table:table-cell office:value-type="float" office:value="238.177" calcext:value-type="float">
            <text:p>2.38E+02</text:p>
          </table:table-cell>
          <table:table-cell office:value-type="float" office:value="116.969" calcext:value-type="float">
            <text:p>1.17E+02</text:p>
          </table:table-cell>
          <table:table-cell table:formula="of:=[.C902]+0.2" office:value-type="float" office:value="180.199999999998" calcext:value-type="float">
            <text:p>180.199999999998</text:p>
          </table:table-cell>
        </table:table-row>
        <table:table-row table:style-name="ro1">
          <table:table-cell office:value-type="float" office:value="238.313" calcext:value-type="float">
            <text:p>2.38E+02</text:p>
          </table:table-cell>
          <table:table-cell office:value-type="float" office:value="117.029" calcext:value-type="float">
            <text:p>1.17E+02</text:p>
          </table:table-cell>
          <table:table-cell table:formula="of:=[.C903]+0.2" office:value-type="float" office:value="180.399999999998" calcext:value-type="float">
            <text:p>180.399999999998</text:p>
          </table:table-cell>
        </table:table-row>
        <table:table-row table:style-name="ro1">
          <table:table-cell office:value-type="float" office:value="238.448" calcext:value-type="float">
            <text:p>2.38E+02</text:p>
          </table:table-cell>
          <table:table-cell office:value-type="float" office:value="117.089" calcext:value-type="float">
            <text:p>1.17E+02</text:p>
          </table:table-cell>
          <table:table-cell table:formula="of:=[.C904]+0.2" office:value-type="float" office:value="180.599999999998" calcext:value-type="float">
            <text:p>180.599999999998</text:p>
          </table:table-cell>
        </table:table-row>
        <table:table-row table:style-name="ro1">
          <table:table-cell office:value-type="float" office:value="238.582" calcext:value-type="float">
            <text:p>2.39E+02</text:p>
          </table:table-cell>
          <table:table-cell office:value-type="float" office:value="117.149" calcext:value-type="float">
            <text:p>1.17E+02</text:p>
          </table:table-cell>
          <table:table-cell table:formula="of:=[.C905]+0.2" office:value-type="float" office:value="180.799999999998" calcext:value-type="float">
            <text:p>180.799999999998</text:p>
          </table:table-cell>
        </table:table-row>
        <table:table-row table:style-name="ro1">
          <table:table-cell office:value-type="float" office:value="238.716" calcext:value-type="float">
            <text:p>2.39E+02</text:p>
          </table:table-cell>
          <table:table-cell office:value-type="float" office:value="117.208" calcext:value-type="float">
            <text:p>1.17E+02</text:p>
          </table:table-cell>
          <table:table-cell table:formula="of:=[.C906]+0.2" office:value-type="float" office:value="180.999999999998" calcext:value-type="float">
            <text:p>180.999999999998</text:p>
          </table:table-cell>
        </table:table-row>
        <table:table-row table:style-name="ro1">
          <table:table-cell office:value-type="float" office:value="238.849" calcext:value-type="float">
            <text:p>2.39E+02</text:p>
          </table:table-cell>
          <table:table-cell office:value-type="float" office:value="117.267" calcext:value-type="float">
            <text:p>1.17E+02</text:p>
          </table:table-cell>
          <table:table-cell table:formula="of:=[.C907]+0.2" office:value-type="float" office:value="181.199999999998" calcext:value-type="float">
            <text:p>181.199999999998</text:p>
          </table:table-cell>
        </table:table-row>
        <table:table-row table:style-name="ro1">
          <table:table-cell office:value-type="float" office:value="238.981" calcext:value-type="float">
            <text:p>2.39E+02</text:p>
          </table:table-cell>
          <table:table-cell office:value-type="float" office:value="117.326" calcext:value-type="float">
            <text:p>1.17E+02</text:p>
          </table:table-cell>
          <table:table-cell table:formula="of:=[.C908]+0.2" office:value-type="float" office:value="181.399999999998" calcext:value-type="float">
            <text:p>181.399999999998</text:p>
          </table:table-cell>
        </table:table-row>
        <table:table-row table:style-name="ro1">
          <table:table-cell office:value-type="float" office:value="239.113" calcext:value-type="float">
            <text:p>2.39E+02</text:p>
          </table:table-cell>
          <table:table-cell office:value-type="float" office:value="117.385" calcext:value-type="float">
            <text:p>1.17E+02</text:p>
          </table:table-cell>
          <table:table-cell table:formula="of:=[.C909]+0.2" office:value-type="float" office:value="181.599999999998" calcext:value-type="float">
            <text:p>181.599999999998</text:p>
          </table:table-cell>
        </table:table-row>
        <table:table-row table:style-name="ro1">
          <table:table-cell office:value-type="float" office:value="239.244" calcext:value-type="float">
            <text:p>2.39E+02</text:p>
          </table:table-cell>
          <table:table-cell office:value-type="float" office:value="117.443" calcext:value-type="float">
            <text:p>1.17E+02</text:p>
          </table:table-cell>
          <table:table-cell table:formula="of:=[.C910]+0.2" office:value-type="float" office:value="181.799999999998" calcext:value-type="float">
            <text:p>181.799999999998</text:p>
          </table:table-cell>
        </table:table-row>
        <table:table-row table:style-name="ro1">
          <table:table-cell office:value-type="float" office:value="239.375" calcext:value-type="float">
            <text:p>2.39E+02</text:p>
          </table:table-cell>
          <table:table-cell office:value-type="float" office:value="117.501" calcext:value-type="float">
            <text:p>1.18E+02</text:p>
          </table:table-cell>
          <table:table-cell table:formula="of:=[.C911]+0.2" office:value-type="float" office:value="181.999999999998" calcext:value-type="float">
            <text:p>181.999999999998</text:p>
          </table:table-cell>
        </table:table-row>
        <table:table-row table:style-name="ro1">
          <table:table-cell office:value-type="float" office:value="239.505" calcext:value-type="float">
            <text:p>2.40E+02</text:p>
          </table:table-cell>
          <table:table-cell office:value-type="float" office:value="117.559" calcext:value-type="float">
            <text:p>1.18E+02</text:p>
          </table:table-cell>
          <table:table-cell table:formula="of:=[.C912]+0.2" office:value-type="float" office:value="182.199999999998" calcext:value-type="float">
            <text:p>182.199999999998</text:p>
          </table:table-cell>
        </table:table-row>
        <table:table-row table:style-name="ro1">
          <table:table-cell office:value-type="float" office:value="239.634" calcext:value-type="float">
            <text:p>2.40E+02</text:p>
          </table:table-cell>
          <table:table-cell office:value-type="float" office:value="117.617" calcext:value-type="float">
            <text:p>1.18E+02</text:p>
          </table:table-cell>
          <table:table-cell table:formula="of:=[.C913]+0.2" office:value-type="float" office:value="182.399999999998" calcext:value-type="float">
            <text:p>182.399999999998</text:p>
          </table:table-cell>
        </table:table-row>
        <table:table-row table:style-name="ro1">
          <table:table-cell office:value-type="float" office:value="239.763" calcext:value-type="float">
            <text:p>2.40E+02</text:p>
          </table:table-cell>
          <table:table-cell office:value-type="float" office:value="117.674" calcext:value-type="float">
            <text:p>1.18E+02</text:p>
          </table:table-cell>
          <table:table-cell table:formula="of:=[.C914]+0.2" office:value-type="float" office:value="182.599999999998" calcext:value-type="float">
            <text:p>182.599999999998</text:p>
          </table:table-cell>
        </table:table-row>
        <table:table-row table:style-name="ro1">
          <table:table-cell office:value-type="float" office:value="239.891" calcext:value-type="float">
            <text:p>2.40E+02</text:p>
          </table:table-cell>
          <table:table-cell office:value-type="float" office:value="117.731" calcext:value-type="float">
            <text:p>1.18E+02</text:p>
          </table:table-cell>
          <table:table-cell table:formula="of:=[.C915]+0.2" office:value-type="float" office:value="182.799999999998" calcext:value-type="float">
            <text:p>182.799999999998</text:p>
          </table:table-cell>
        </table:table-row>
        <table:table-row table:style-name="ro1">
          <table:table-cell office:value-type="float" office:value="240.019" calcext:value-type="float">
            <text:p>2.40E+02</text:p>
          </table:table-cell>
          <table:table-cell office:value-type="float" office:value="117.788" calcext:value-type="float">
            <text:p>1.18E+02</text:p>
          </table:table-cell>
          <table:table-cell table:formula="of:=[.C916]+0.2" office:value-type="float" office:value="182.999999999998" calcext:value-type="float">
            <text:p>182.999999999998</text:p>
          </table:table-cell>
        </table:table-row>
        <table:table-row table:style-name="ro1">
          <table:table-cell office:value-type="float" office:value="240.146" calcext:value-type="float">
            <text:p>2.40E+02</text:p>
          </table:table-cell>
          <table:table-cell office:value-type="float" office:value="117.844" calcext:value-type="float">
            <text:p>1.18E+02</text:p>
          </table:table-cell>
          <table:table-cell table:formula="of:=[.C917]+0.2" office:value-type="float" office:value="183.199999999998" calcext:value-type="float">
            <text:p>183.199999999998</text:p>
          </table:table-cell>
        </table:table-row>
        <table:table-row table:style-name="ro1">
          <table:table-cell office:value-type="float" office:value="240.272" calcext:value-type="float">
            <text:p>2.40E+02</text:p>
          </table:table-cell>
          <table:table-cell office:value-type="float" office:value="117.9" calcext:value-type="float">
            <text:p>1.18E+02</text:p>
          </table:table-cell>
          <table:table-cell table:formula="of:=[.C918]+0.2" office:value-type="float" office:value="183.399999999998" calcext:value-type="float">
            <text:p>183.399999999998</text:p>
          </table:table-cell>
        </table:table-row>
        <table:table-row table:style-name="ro1">
          <table:table-cell office:value-type="float" office:value="240.398" calcext:value-type="float">
            <text:p>2.40E+02</text:p>
          </table:table-cell>
          <table:table-cell office:value-type="float" office:value="117.956" calcext:value-type="float">
            <text:p>1.18E+02</text:p>
          </table:table-cell>
          <table:table-cell table:formula="of:=[.C919]+0.2" office:value-type="float" office:value="183.599999999998" calcext:value-type="float">
            <text:p>183.599999999998</text:p>
          </table:table-cell>
        </table:table-row>
        <table:table-row table:style-name="ro1">
          <table:table-cell office:value-type="float" office:value="240.523" calcext:value-type="float">
            <text:p>2.41E+02</text:p>
          </table:table-cell>
          <table:table-cell office:value-type="float" office:value="118.012" calcext:value-type="float">
            <text:p>1.18E+02</text:p>
          </table:table-cell>
          <table:table-cell table:formula="of:=[.C920]+0.2" office:value-type="float" office:value="183.799999999998" calcext:value-type="float">
            <text:p>183.799999999998</text:p>
          </table:table-cell>
        </table:table-row>
        <table:table-row table:style-name="ro1">
          <table:table-cell office:value-type="float" office:value="240.648" calcext:value-type="float">
            <text:p>2.41E+02</text:p>
          </table:table-cell>
          <table:table-cell office:value-type="float" office:value="118.067" calcext:value-type="float">
            <text:p>1.18E+02</text:p>
          </table:table-cell>
          <table:table-cell table:formula="of:=[.C921]+0.2" office:value-type="float" office:value="183.999999999998" calcext:value-type="float">
            <text:p>183.999999999998</text:p>
          </table:table-cell>
        </table:table-row>
        <table:table-row table:style-name="ro1">
          <table:table-cell office:value-type="float" office:value="240.772" calcext:value-type="float">
            <text:p>2.41E+02</text:p>
          </table:table-cell>
          <table:table-cell office:value-type="float" office:value="118.122" calcext:value-type="float">
            <text:p>1.18E+02</text:p>
          </table:table-cell>
          <table:table-cell table:formula="of:=[.C922]+0.2" office:value-type="float" office:value="184.199999999998" calcext:value-type="float">
            <text:p>184.199999999998</text:p>
          </table:table-cell>
        </table:table-row>
        <table:table-row table:style-name="ro1">
          <table:table-cell office:value-type="float" office:value="240.895" calcext:value-type="float">
            <text:p>2.41E+02</text:p>
          </table:table-cell>
          <table:table-cell office:value-type="float" office:value="118.177" calcext:value-type="float">
            <text:p>1.18E+02</text:p>
          </table:table-cell>
          <table:table-cell table:formula="of:=[.C923]+0.2" office:value-type="float" office:value="184.399999999998" calcext:value-type="float">
            <text:p>184.399999999998</text:p>
          </table:table-cell>
        </table:table-row>
        <table:table-row table:style-name="ro1">
          <table:table-cell office:value-type="float" office:value="241.018" calcext:value-type="float">
            <text:p>2.41E+02</text:p>
          </table:table-cell>
          <table:table-cell office:value-type="float" office:value="118.232" calcext:value-type="float">
            <text:p>1.18E+02</text:p>
          </table:table-cell>
          <table:table-cell table:formula="of:=[.C924]+0.2" office:value-type="float" office:value="184.599999999998" calcext:value-type="float">
            <text:p>184.599999999998</text:p>
          </table:table-cell>
        </table:table-row>
        <table:table-row table:style-name="ro1">
          <table:table-cell office:value-type="float" office:value="241.14" calcext:value-type="float">
            <text:p>2.41E+02</text:p>
          </table:table-cell>
          <table:table-cell office:value-type="float" office:value="118.286" calcext:value-type="float">
            <text:p>1.18E+02</text:p>
          </table:table-cell>
          <table:table-cell table:formula="of:=[.C925]+0.2" office:value-type="float" office:value="184.799999999998" calcext:value-type="float">
            <text:p>184.799999999998</text:p>
          </table:table-cell>
        </table:table-row>
        <table:table-row table:style-name="ro1">
          <table:table-cell office:value-type="float" office:value="241.262" calcext:value-type="float">
            <text:p>2.41E+02</text:p>
          </table:table-cell>
          <table:table-cell office:value-type="float" office:value="118.34" calcext:value-type="float">
            <text:p>1.18E+02</text:p>
          </table:table-cell>
          <table:table-cell table:formula="of:=[.C926]+0.2" office:value-type="float" office:value="184.999999999998" calcext:value-type="float">
            <text:p>184.999999999998</text:p>
          </table:table-cell>
        </table:table-row>
        <table:table-row table:style-name="ro1">
          <table:table-cell office:value-type="float" office:value="241.383" calcext:value-type="float">
            <text:p>2.41E+02</text:p>
          </table:table-cell>
          <table:table-cell office:value-type="float" office:value="118.394" calcext:value-type="float">
            <text:p>1.18E+02</text:p>
          </table:table-cell>
          <table:table-cell table:formula="of:=[.C927]+0.2" office:value-type="float" office:value="185.199999999998" calcext:value-type="float">
            <text:p>185.199999999998</text:p>
          </table:table-cell>
        </table:table-row>
        <table:table-row table:style-name="ro1">
          <table:table-cell office:value-type="float" office:value="241.503" calcext:value-type="float">
            <text:p>2.42E+02</text:p>
          </table:table-cell>
          <table:table-cell office:value-type="float" office:value="118.447" calcext:value-type="float">
            <text:p>1.18E+02</text:p>
          </table:table-cell>
          <table:table-cell table:formula="of:=[.C928]+0.2" office:value-type="float" office:value="185.399999999998" calcext:value-type="float">
            <text:p>185.399999999998</text:p>
          </table:table-cell>
        </table:table-row>
        <table:table-row table:style-name="ro1">
          <table:table-cell office:value-type="float" office:value="241.623" calcext:value-type="float">
            <text:p>2.42E+02</text:p>
          </table:table-cell>
          <table:table-cell office:value-type="float" office:value="118.501" calcext:value-type="float">
            <text:p>1.19E+02</text:p>
          </table:table-cell>
          <table:table-cell table:formula="of:=[.C929]+0.2" office:value-type="float" office:value="185.599999999998" calcext:value-type="float">
            <text:p>185.599999999998</text:p>
          </table:table-cell>
        </table:table-row>
        <table:table-row table:style-name="ro1">
          <table:table-cell office:value-type="float" office:value="241.742" calcext:value-type="float">
            <text:p>2.42E+02</text:p>
          </table:table-cell>
          <table:table-cell office:value-type="float" office:value="118.554" calcext:value-type="float">
            <text:p>1.19E+02</text:p>
          </table:table-cell>
          <table:table-cell table:formula="of:=[.C930]+0.2" office:value-type="float" office:value="185.799999999998" calcext:value-type="float">
            <text:p>185.799999999998</text:p>
          </table:table-cell>
        </table:table-row>
        <table:table-row table:style-name="ro1">
          <table:table-cell office:value-type="float" office:value="241.861" calcext:value-type="float">
            <text:p>2.42E+02</text:p>
          </table:table-cell>
          <table:table-cell office:value-type="float" office:value="118.606" calcext:value-type="float">
            <text:p>1.19E+02</text:p>
          </table:table-cell>
          <table:table-cell table:formula="of:=[.C931]+0.2" office:value-type="float" office:value="185.999999999998" calcext:value-type="float">
            <text:p>185.999999999998</text:p>
          </table:table-cell>
        </table:table-row>
        <table:table-row table:style-name="ro1">
          <table:table-cell office:value-type="float" office:value="241.979" calcext:value-type="float">
            <text:p>2.42E+02</text:p>
          </table:table-cell>
          <table:table-cell office:value-type="float" office:value="118.659" calcext:value-type="float">
            <text:p>1.19E+02</text:p>
          </table:table-cell>
          <table:table-cell table:formula="of:=[.C932]+0.2" office:value-type="float" office:value="186.199999999998" calcext:value-type="float">
            <text:p>186.199999999998</text:p>
          </table:table-cell>
        </table:table-row>
        <table:table-row table:style-name="ro1">
          <table:table-cell office:value-type="float" office:value="242.096" calcext:value-type="float">
            <text:p>2.42E+02</text:p>
          </table:table-cell>
          <table:table-cell office:value-type="float" office:value="118.711" calcext:value-type="float">
            <text:p>1.19E+02</text:p>
          </table:table-cell>
          <table:table-cell table:formula="of:=[.C933]+0.2" office:value-type="float" office:value="186.399999999998" calcext:value-type="float">
            <text:p>186.399999999998</text:p>
          </table:table-cell>
        </table:table-row>
        <table:table-row table:style-name="ro1">
          <table:table-cell office:value-type="float" office:value="242.213" calcext:value-type="float">
            <text:p>2.42E+02</text:p>
          </table:table-cell>
          <table:table-cell office:value-type="float" office:value="118.763" calcext:value-type="float">
            <text:p>1.19E+02</text:p>
          </table:table-cell>
          <table:table-cell table:formula="of:=[.C934]+0.2" office:value-type="float" office:value="186.599999999998" calcext:value-type="float">
            <text:p>186.599999999998</text:p>
          </table:table-cell>
        </table:table-row>
        <table:table-row table:style-name="ro1">
          <table:table-cell office:value-type="float" office:value="242.329" calcext:value-type="float">
            <text:p>2.42E+02</text:p>
          </table:table-cell>
          <table:table-cell office:value-type="float" office:value="118.814" calcext:value-type="float">
            <text:p>1.19E+02</text:p>
          </table:table-cell>
          <table:table-cell table:formula="of:=[.C935]+0.2" office:value-type="float" office:value="186.799999999998" calcext:value-type="float">
            <text:p>186.799999999998</text:p>
          </table:table-cell>
        </table:table-row>
        <table:table-row table:style-name="ro1">
          <table:table-cell office:value-type="float" office:value="242.445" calcext:value-type="float">
            <text:p>2.42E+02</text:p>
          </table:table-cell>
          <table:table-cell office:value-type="float" office:value="118.866" calcext:value-type="float">
            <text:p>1.19E+02</text:p>
          </table:table-cell>
          <table:table-cell table:formula="of:=[.C936]+0.2" office:value-type="float" office:value="186.999999999998" calcext:value-type="float">
            <text:p>186.999999999998</text:p>
          </table:table-cell>
        </table:table-row>
        <table:table-row table:style-name="ro1">
          <table:table-cell office:value-type="float" office:value="242.56" calcext:value-type="float">
            <text:p>2.43E+02</text:p>
          </table:table-cell>
          <table:table-cell office:value-type="float" office:value="118.917" calcext:value-type="float">
            <text:p>1.19E+02</text:p>
          </table:table-cell>
          <table:table-cell table:formula="of:=[.C937]+0.2" office:value-type="float" office:value="187.199999999998" calcext:value-type="float">
            <text:p>187.199999999998</text:p>
          </table:table-cell>
        </table:table-row>
        <table:table-row table:style-name="ro1">
          <table:table-cell office:value-type="float" office:value="242.674" calcext:value-type="float">
            <text:p>2.43E+02</text:p>
          </table:table-cell>
          <table:table-cell office:value-type="float" office:value="118.968" calcext:value-type="float">
            <text:p>1.19E+02</text:p>
          </table:table-cell>
          <table:table-cell table:formula="of:=[.C938]+0.2" office:value-type="float" office:value="187.399999999998" calcext:value-type="float">
            <text:p>187.399999999998</text:p>
          </table:table-cell>
        </table:table-row>
        <table:table-row table:style-name="ro1">
          <table:table-cell office:value-type="float" office:value="242.788" calcext:value-type="float">
            <text:p>2.43E+02</text:p>
          </table:table-cell>
          <table:table-cell office:value-type="float" office:value="119.018" calcext:value-type="float">
            <text:p>1.19E+02</text:p>
          </table:table-cell>
          <table:table-cell table:formula="of:=[.C939]+0.2" office:value-type="float" office:value="187.599999999998" calcext:value-type="float">
            <text:p>187.599999999998</text:p>
          </table:table-cell>
        </table:table-row>
        <table:table-row table:style-name="ro1">
          <table:table-cell office:value-type="float" office:value="242.901" calcext:value-type="float">
            <text:p>2.43E+02</text:p>
          </table:table-cell>
          <table:table-cell office:value-type="float" office:value="119.069" calcext:value-type="float">
            <text:p>1.19E+02</text:p>
          </table:table-cell>
          <table:table-cell table:formula="of:=[.C940]+0.2" office:value-type="float" office:value="187.799999999998" calcext:value-type="float">
            <text:p>187.799999999998</text:p>
          </table:table-cell>
        </table:table-row>
        <table:table-row table:style-name="ro1">
          <table:table-cell office:value-type="float" office:value="243.014" calcext:value-type="float">
            <text:p>2.43E+02</text:p>
          </table:table-cell>
          <table:table-cell office:value-type="float" office:value="119.119" calcext:value-type="float">
            <text:p>1.19E+02</text:p>
          </table:table-cell>
          <table:table-cell table:formula="of:=[.C941]+0.2" office:value-type="float" office:value="187.999999999998" calcext:value-type="float">
            <text:p>187.999999999998</text:p>
          </table:table-cell>
        </table:table-row>
        <table:table-row table:style-name="ro1">
          <table:table-cell office:value-type="float" office:value="243.126" calcext:value-type="float">
            <text:p>2.43E+02</text:p>
          </table:table-cell>
          <table:table-cell office:value-type="float" office:value="119.169" calcext:value-type="float">
            <text:p>1.19E+02</text:p>
          </table:table-cell>
          <table:table-cell table:formula="of:=[.C942]+0.2" office:value-type="float" office:value="188.199999999998" calcext:value-type="float">
            <text:p>188.199999999998</text:p>
          </table:table-cell>
        </table:table-row>
        <table:table-row table:style-name="ro1">
          <table:table-cell office:value-type="float" office:value="243.237" calcext:value-type="float">
            <text:p>2.43E+02</text:p>
          </table:table-cell>
          <table:table-cell office:value-type="float" office:value="119.218" calcext:value-type="float">
            <text:p>1.19E+02</text:p>
          </table:table-cell>
          <table:table-cell table:formula="of:=[.C943]+0.2" office:value-type="float" office:value="188.399999999998" calcext:value-type="float">
            <text:p>188.399999999998</text:p>
          </table:table-cell>
        </table:table-row>
        <table:table-row table:style-name="ro1">
          <table:table-cell office:value-type="float" office:value="243.348" calcext:value-type="float">
            <text:p>2.43E+02</text:p>
          </table:table-cell>
          <table:table-cell office:value-type="float" office:value="119.267" calcext:value-type="float">
            <text:p>1.19E+02</text:p>
          </table:table-cell>
          <table:table-cell table:formula="of:=[.C944]+0.2" office:value-type="float" office:value="188.599999999998" calcext:value-type="float">
            <text:p>188.599999999998</text:p>
          </table:table-cell>
        </table:table-row>
        <table:table-row table:style-name="ro1">
          <table:table-cell office:value-type="float" office:value="243.458" calcext:value-type="float">
            <text:p>2.43E+02</text:p>
          </table:table-cell>
          <table:table-cell office:value-type="float" office:value="119.316" calcext:value-type="float">
            <text:p>1.19E+02</text:p>
          </table:table-cell>
          <table:table-cell table:formula="of:=[.C945]+0.2" office:value-type="float" office:value="188.799999999998" calcext:value-type="float">
            <text:p>188.799999999998</text:p>
          </table:table-cell>
        </table:table-row>
        <table:table-row table:style-name="ro1">
          <table:table-cell office:value-type="float" office:value="243.568" calcext:value-type="float">
            <text:p>2.44E+02</text:p>
          </table:table-cell>
          <table:table-cell office:value-type="float" office:value="119.365" calcext:value-type="float">
            <text:p>1.19E+02</text:p>
          </table:table-cell>
          <table:table-cell table:formula="of:=[.C946]+0.2" office:value-type="float" office:value="188.999999999998" calcext:value-type="float">
            <text:p>188.999999999998</text:p>
          </table:table-cell>
        </table:table-row>
        <table:table-row table:style-name="ro1">
          <table:table-cell office:value-type="float" office:value="243.677" calcext:value-type="float">
            <text:p>2.44E+02</text:p>
          </table:table-cell>
          <table:table-cell office:value-type="float" office:value="119.414" calcext:value-type="float">
            <text:p>1.19E+02</text:p>
          </table:table-cell>
          <table:table-cell table:formula="of:=[.C947]+0.2" office:value-type="float" office:value="189.199999999998" calcext:value-type="float">
            <text:p>189.199999999998</text:p>
          </table:table-cell>
        </table:table-row>
        <table:table-row table:style-name="ro1">
          <table:table-cell office:value-type="float" office:value="243.786" calcext:value-type="float">
            <text:p>2.44E+02</text:p>
          </table:table-cell>
          <table:table-cell office:value-type="float" office:value="119.462" calcext:value-type="float">
            <text:p>1.19E+02</text:p>
          </table:table-cell>
          <table:table-cell table:formula="of:=[.C948]+0.2" office:value-type="float" office:value="189.399999999998" calcext:value-type="float">
            <text:p>189.399999999998</text:p>
          </table:table-cell>
        </table:table-row>
        <table:table-row table:style-name="ro1">
          <table:table-cell office:value-type="float" office:value="243.893" calcext:value-type="float">
            <text:p>2.44E+02</text:p>
          </table:table-cell>
          <table:table-cell office:value-type="float" office:value="119.51" calcext:value-type="float">
            <text:p>1.20E+02</text:p>
          </table:table-cell>
          <table:table-cell table:formula="of:=[.C949]+0.2" office:value-type="float" office:value="189.599999999998" calcext:value-type="float">
            <text:p>189.599999999998</text:p>
          </table:table-cell>
        </table:table-row>
        <table:table-row table:style-name="ro1">
          <table:table-cell office:value-type="float" office:value="244.001" calcext:value-type="float">
            <text:p>2.44E+02</text:p>
          </table:table-cell>
          <table:table-cell office:value-type="float" office:value="119.557" calcext:value-type="float">
            <text:p>1.20E+02</text:p>
          </table:table-cell>
          <table:table-cell table:formula="of:=[.C950]+0.2" office:value-type="float" office:value="189.799999999998" calcext:value-type="float">
            <text:p>189.799999999998</text:p>
          </table:table-cell>
        </table:table-row>
        <table:table-row table:style-name="ro1">
          <table:table-cell office:value-type="float" office:value="244.107" calcext:value-type="float">
            <text:p>2.44E+02</text:p>
          </table:table-cell>
          <table:table-cell office:value-type="float" office:value="119.605" calcext:value-type="float">
            <text:p>1.20E+02</text:p>
          </table:table-cell>
          <table:table-cell table:formula="of:=[.C951]+0.2" office:value-type="float" office:value="189.999999999998" calcext:value-type="float">
            <text:p>189.999999999998</text:p>
          </table:table-cell>
        </table:table-row>
        <table:table-row table:style-name="ro1">
          <table:table-cell office:value-type="float" office:value="244.214" calcext:value-type="float">
            <text:p>2.44E+02</text:p>
          </table:table-cell>
          <table:table-cell office:value-type="float" office:value="119.652" calcext:value-type="float">
            <text:p>1.20E+02</text:p>
          </table:table-cell>
          <table:table-cell table:formula="of:=[.C952]+0.2" office:value-type="float" office:value="190.199999999998" calcext:value-type="float">
            <text:p>190.199999999998</text:p>
          </table:table-cell>
        </table:table-row>
        <table:table-row table:style-name="ro1">
          <table:table-cell office:value-type="float" office:value="244.319" calcext:value-type="float">
            <text:p>2.44E+02</text:p>
          </table:table-cell>
          <table:table-cell office:value-type="float" office:value="119.699" calcext:value-type="float">
            <text:p>1.20E+02</text:p>
          </table:table-cell>
          <table:table-cell table:formula="of:=[.C953]+0.2" office:value-type="float" office:value="190.399999999998" calcext:value-type="float">
            <text:p>190.399999999998</text:p>
          </table:table-cell>
        </table:table-row>
        <table:table-row table:style-name="ro1">
          <table:table-cell office:value-type="float" office:value="244.424" calcext:value-type="float">
            <text:p>2.44E+02</text:p>
          </table:table-cell>
          <table:table-cell office:value-type="float" office:value="119.746" calcext:value-type="float">
            <text:p>1.20E+02</text:p>
          </table:table-cell>
          <table:table-cell table:formula="of:=[.C954]+0.2" office:value-type="float" office:value="190.599999999998" calcext:value-type="float">
            <text:p>190.599999999998</text:p>
          </table:table-cell>
        </table:table-row>
        <table:table-row table:style-name="ro1">
          <table:table-cell office:value-type="float" office:value="244.528" calcext:value-type="float">
            <text:p>2.45E+02</text:p>
          </table:table-cell>
          <table:table-cell office:value-type="float" office:value="119.792" calcext:value-type="float">
            <text:p>1.20E+02</text:p>
          </table:table-cell>
          <table:table-cell table:formula="of:=[.C955]+0.2" office:value-type="float" office:value="190.799999999998" calcext:value-type="float">
            <text:p>190.799999999998</text:p>
          </table:table-cell>
        </table:table-row>
        <table:table-row table:style-name="ro1">
          <table:table-cell office:value-type="float" office:value="244.632" calcext:value-type="float">
            <text:p>2.45E+02</text:p>
          </table:table-cell>
          <table:table-cell office:value-type="float" office:value="119.838" calcext:value-type="float">
            <text:p>1.20E+02</text:p>
          </table:table-cell>
          <table:table-cell table:formula="of:=[.C956]+0.2" office:value-type="float" office:value="190.999999999998" calcext:value-type="float">
            <text:p>190.999999999998</text:p>
          </table:table-cell>
        </table:table-row>
        <table:table-row table:style-name="ro1">
          <table:table-cell office:value-type="float" office:value="244.735" calcext:value-type="float">
            <text:p>2.45E+02</text:p>
          </table:table-cell>
          <table:table-cell office:value-type="float" office:value="119.884" calcext:value-type="float">
            <text:p>1.20E+02</text:p>
          </table:table-cell>
          <table:table-cell table:formula="of:=[.C957]+0.2" office:value-type="float" office:value="191.199999999998" calcext:value-type="float">
            <text:p>191.199999999998</text:p>
          </table:table-cell>
        </table:table-row>
        <table:table-row table:style-name="ro1">
          <table:table-cell office:value-type="float" office:value="244.838" calcext:value-type="float">
            <text:p>2.45E+02</text:p>
          </table:table-cell>
          <table:table-cell office:value-type="float" office:value="119.929" calcext:value-type="float">
            <text:p>1.20E+02</text:p>
          </table:table-cell>
          <table:table-cell table:formula="of:=[.C958]+0.2" office:value-type="float" office:value="191.399999999998" calcext:value-type="float">
            <text:p>191.399999999998</text:p>
          </table:table-cell>
        </table:table-row>
        <table:table-row table:style-name="ro1">
          <table:table-cell office:value-type="float" office:value="244.94" calcext:value-type="float">
            <text:p>2.45E+02</text:p>
          </table:table-cell>
          <table:table-cell office:value-type="float" office:value="119.975" calcext:value-type="float">
            <text:p>1.20E+02</text:p>
          </table:table-cell>
          <table:table-cell table:formula="of:=[.C959]+0.2" office:value-type="float" office:value="191.599999999998" calcext:value-type="float">
            <text:p>191.599999999998</text:p>
          </table:table-cell>
        </table:table-row>
        <table:table-row table:style-name="ro1">
          <table:table-cell office:value-type="float" office:value="245.041" calcext:value-type="float">
            <text:p>2.45E+02</text:p>
          </table:table-cell>
          <table:table-cell office:value-type="float" office:value="120.02" calcext:value-type="float">
            <text:p>1.20E+02</text:p>
          </table:table-cell>
          <table:table-cell table:formula="of:=[.C960]+0.2" office:value-type="float" office:value="191.799999999998" calcext:value-type="float">
            <text:p>191.799999999998</text:p>
          </table:table-cell>
        </table:table-row>
        <table:table-row table:style-name="ro1">
          <table:table-cell office:value-type="float" office:value="245.142" calcext:value-type="float">
            <text:p>2.45E+02</text:p>
          </table:table-cell>
          <table:table-cell office:value-type="float" office:value="120.065" calcext:value-type="float">
            <text:p>1.20E+02</text:p>
          </table:table-cell>
          <table:table-cell table:formula="of:=[.C961]+0.2" office:value-type="float" office:value="191.999999999998" calcext:value-type="float">
            <text:p>191.999999999998</text:p>
          </table:table-cell>
        </table:table-row>
        <table:table-row table:style-name="ro1">
          <table:table-cell office:value-type="float" office:value="245.242" calcext:value-type="float">
            <text:p>2.45E+02</text:p>
          </table:table-cell>
          <table:table-cell office:value-type="float" office:value="120.109" calcext:value-type="float">
            <text:p>1.20E+02</text:p>
          </table:table-cell>
          <table:table-cell table:formula="of:=[.C962]+0.2" office:value-type="float" office:value="192.199999999998" calcext:value-type="float">
            <text:p>192.199999999998</text:p>
          </table:table-cell>
        </table:table-row>
        <table:table-row table:style-name="ro1">
          <table:table-cell office:value-type="float" office:value="245.342" calcext:value-type="float">
            <text:p>2.45E+02</text:p>
          </table:table-cell>
          <table:table-cell office:value-type="float" office:value="120.153" calcext:value-type="float">
            <text:p>1.20E+02</text:p>
          </table:table-cell>
          <table:table-cell table:formula="of:=[.C963]+0.2" office:value-type="float" office:value="192.399999999998" calcext:value-type="float">
            <text:p>192.399999999998</text:p>
          </table:table-cell>
        </table:table-row>
        <table:table-row table:style-name="ro1">
          <table:table-cell office:value-type="float" office:value="245.441" calcext:value-type="float">
            <text:p>2.45E+02</text:p>
          </table:table-cell>
          <table:table-cell office:value-type="float" office:value="120.197" calcext:value-type="float">
            <text:p>1.20E+02</text:p>
          </table:table-cell>
          <table:table-cell table:formula="of:=[.C964]+0.2" office:value-type="float" office:value="192.599999999998" calcext:value-type="float">
            <text:p>192.599999999998</text:p>
          </table:table-cell>
        </table:table-row>
        <table:table-row table:style-name="ro1">
          <table:table-cell office:value-type="float" office:value="245.539" calcext:value-type="float">
            <text:p>2.46E+02</text:p>
          </table:table-cell>
          <table:table-cell office:value-type="float" office:value="120.241" calcext:value-type="float">
            <text:p>1.20E+02</text:p>
          </table:table-cell>
          <table:table-cell table:formula="of:=[.C965]+0.2" office:value-type="float" office:value="192.799999999998" calcext:value-type="float">
            <text:p>192.799999999998</text:p>
          </table:table-cell>
        </table:table-row>
        <table:table-row table:style-name="ro1">
          <table:table-cell office:value-type="float" office:value="245.637" calcext:value-type="float">
            <text:p>2.46E+02</text:p>
          </table:table-cell>
          <table:table-cell office:value-type="float" office:value="120.285" calcext:value-type="float">
            <text:p>1.20E+02</text:p>
          </table:table-cell>
          <table:table-cell table:formula="of:=[.C966]+0.2" office:value-type="float" office:value="192.999999999998" calcext:value-type="float">
            <text:p>192.999999999998</text:p>
          </table:table-cell>
        </table:table-row>
        <table:table-row table:style-name="ro1">
          <table:table-cell office:value-type="float" office:value="245.734" calcext:value-type="float">
            <text:p>2.46E+02</text:p>
          </table:table-cell>
          <table:table-cell office:value-type="float" office:value="120.328" calcext:value-type="float">
            <text:p>1.20E+02</text:p>
          </table:table-cell>
          <table:table-cell table:formula="of:=[.C967]+0.2" office:value-type="float" office:value="193.199999999998" calcext:value-type="float">
            <text:p>193.199999999998</text:p>
          </table:table-cell>
        </table:table-row>
        <table:table-row table:style-name="ro1">
          <table:table-cell office:value-type="float" office:value="245.831" calcext:value-type="float">
            <text:p>2.46E+02</text:p>
          </table:table-cell>
          <table:table-cell office:value-type="float" office:value="120.371" calcext:value-type="float">
            <text:p>1.20E+02</text:p>
          </table:table-cell>
          <table:table-cell table:formula="of:=[.C968]+0.2" office:value-type="float" office:value="193.399999999998" calcext:value-type="float">
            <text:p>193.399999999998</text:p>
          </table:table-cell>
        </table:table-row>
        <table:table-row table:style-name="ro1">
          <table:table-cell office:value-type="float" office:value="245.927" calcext:value-type="float">
            <text:p>2.46E+02</text:p>
          </table:table-cell>
          <table:table-cell office:value-type="float" office:value="120.414" calcext:value-type="float">
            <text:p>1.20E+02</text:p>
          </table:table-cell>
          <table:table-cell table:formula="of:=[.C969]+0.2" office:value-type="float" office:value="193.599999999998" calcext:value-type="float">
            <text:p>193.599999999998</text:p>
          </table:table-cell>
        </table:table-row>
        <table:table-row table:style-name="ro1">
          <table:table-cell office:value-type="float" office:value="246.022" calcext:value-type="float">
            <text:p>2.46E+02</text:p>
          </table:table-cell>
          <table:table-cell office:value-type="float" office:value="120.456" calcext:value-type="float">
            <text:p>1.20E+02</text:p>
          </table:table-cell>
          <table:table-cell table:formula="of:=[.C970]+0.2" office:value-type="float" office:value="193.799999999998" calcext:value-type="float">
            <text:p>193.799999999998</text:p>
          </table:table-cell>
        </table:table-row>
        <table:table-row table:style-name="ro1">
          <table:table-cell office:value-type="float" office:value="246.117" calcext:value-type="float">
            <text:p>2.46E+02</text:p>
          </table:table-cell>
          <table:table-cell office:value-type="float" office:value="120.498" calcext:value-type="float">
            <text:p>1.20E+02</text:p>
          </table:table-cell>
          <table:table-cell table:formula="of:=[.C971]+0.2" office:value-type="float" office:value="193.999999999998" calcext:value-type="float">
            <text:p>193.999999999998</text:p>
          </table:table-cell>
        </table:table-row>
        <table:table-row table:style-name="ro1">
          <table:table-cell office:value-type="float" office:value="246.211" calcext:value-type="float">
            <text:p>2.46E+02</text:p>
          </table:table-cell>
          <table:table-cell office:value-type="float" office:value="120.54" calcext:value-type="float">
            <text:p>1.21E+02</text:p>
          </table:table-cell>
          <table:table-cell table:formula="of:=[.C972]+0.2" office:value-type="float" office:value="194.199999999998" calcext:value-type="float">
            <text:p>194.199999999998</text:p>
          </table:table-cell>
        </table:table-row>
        <table:table-row table:style-name="ro1">
          <table:table-cell office:value-type="float" office:value="246.305" calcext:value-type="float">
            <text:p>2.46E+02</text:p>
          </table:table-cell>
          <table:table-cell office:value-type="float" office:value="120.582" calcext:value-type="float">
            <text:p>1.21E+02</text:p>
          </table:table-cell>
          <table:table-cell table:formula="of:=[.C973]+0.2" office:value-type="float" office:value="194.399999999998" calcext:value-type="float">
            <text:p>194.399999999998</text:p>
          </table:table-cell>
        </table:table-row>
        <table:table-row table:style-name="ro1">
          <table:table-cell office:value-type="float" office:value="246.398" calcext:value-type="float">
            <text:p>2.46E+02</text:p>
          </table:table-cell>
          <table:table-cell office:value-type="float" office:value="120.623" calcext:value-type="float">
            <text:p>1.21E+02</text:p>
          </table:table-cell>
          <table:table-cell table:formula="of:=[.C974]+0.2" office:value-type="float" office:value="194.599999999998" calcext:value-type="float">
            <text:p>194.599999999998</text:p>
          </table:table-cell>
        </table:table-row>
        <table:table-row table:style-name="ro1">
          <table:table-cell office:value-type="float" office:value="246.491" calcext:value-type="float">
            <text:p>2.46E+02</text:p>
          </table:table-cell>
          <table:table-cell office:value-type="float" office:value="120.664" calcext:value-type="float">
            <text:p>1.21E+02</text:p>
          </table:table-cell>
          <table:table-cell table:formula="of:=[.C975]+0.2" office:value-type="float" office:value="194.799999999997" calcext:value-type="float">
            <text:p>194.799999999997</text:p>
          </table:table-cell>
        </table:table-row>
        <table:table-row table:style-name="ro1">
          <table:table-cell office:value-type="float" office:value="246.583" calcext:value-type="float">
            <text:p>2.47E+02</text:p>
          </table:table-cell>
          <table:table-cell office:value-type="float" office:value="120.705" calcext:value-type="float">
            <text:p>1.21E+02</text:p>
          </table:table-cell>
          <table:table-cell table:formula="of:=[.C976]+0.2" office:value-type="float" office:value="194.999999999997" calcext:value-type="float">
            <text:p>194.999999999997</text:p>
          </table:table-cell>
        </table:table-row>
        <table:table-row table:style-name="ro1">
          <table:table-cell office:value-type="float" office:value="246.674" calcext:value-type="float">
            <text:p>2.47E+02</text:p>
          </table:table-cell>
          <table:table-cell office:value-type="float" office:value="120.746" calcext:value-type="float">
            <text:p>1.21E+02</text:p>
          </table:table-cell>
          <table:table-cell table:formula="of:=[.C977]+0.2" office:value-type="float" office:value="195.199999999997" calcext:value-type="float">
            <text:p>195.199999999997</text:p>
          </table:table-cell>
        </table:table-row>
        <table:table-row table:style-name="ro1">
          <table:table-cell office:value-type="float" office:value="246.765" calcext:value-type="float">
            <text:p>2.47E+02</text:p>
          </table:table-cell>
          <table:table-cell office:value-type="float" office:value="120.786" calcext:value-type="float">
            <text:p>1.21E+02</text:p>
          </table:table-cell>
          <table:table-cell table:formula="of:=[.C978]+0.2" office:value-type="float" office:value="195.399999999997" calcext:value-type="float">
            <text:p>195.399999999997</text:p>
          </table:table-cell>
        </table:table-row>
        <table:table-row table:style-name="ro1">
          <table:table-cell office:value-type="float" office:value="246.855" calcext:value-type="float">
            <text:p>2.47E+02</text:p>
          </table:table-cell>
          <table:table-cell office:value-type="float" office:value="120.826" calcext:value-type="float">
            <text:p>1.21E+02</text:p>
          </table:table-cell>
          <table:table-cell table:formula="of:=[.C979]+0.2" office:value-type="float" office:value="195.599999999997" calcext:value-type="float">
            <text:p>195.599999999997</text:p>
          </table:table-cell>
        </table:table-row>
        <table:table-row table:style-name="ro1">
          <table:table-cell office:value-type="float" office:value="246.945" calcext:value-type="float">
            <text:p>2.47E+02</text:p>
          </table:table-cell>
          <table:table-cell office:value-type="float" office:value="120.866" calcext:value-type="float">
            <text:p>1.21E+02</text:p>
          </table:table-cell>
          <table:table-cell table:formula="of:=[.C980]+0.2" office:value-type="float" office:value="195.799999999997" calcext:value-type="float">
            <text:p>195.799999999997</text:p>
          </table:table-cell>
        </table:table-row>
        <table:table-row table:style-name="ro1">
          <table:table-cell office:value-type="float" office:value="247.034" calcext:value-type="float">
            <text:p>2.47E+02</text:p>
          </table:table-cell>
          <table:table-cell office:value-type="float" office:value="120.906" calcext:value-type="float">
            <text:p>1.21E+02</text:p>
          </table:table-cell>
          <table:table-cell table:formula="of:=[.C981]+0.2" office:value-type="float" office:value="195.999999999997" calcext:value-type="float">
            <text:p>195.999999999997</text:p>
          </table:table-cell>
        </table:table-row>
        <table:table-row table:style-name="ro1">
          <table:table-cell office:value-type="float" office:value="247.123" calcext:value-type="float">
            <text:p>2.47E+02</text:p>
          </table:table-cell>
          <table:table-cell office:value-type="float" office:value="120.945" calcext:value-type="float">
            <text:p>1.21E+02</text:p>
          </table:table-cell>
          <table:table-cell table:formula="of:=[.C982]+0.2" office:value-type="float" office:value="196.199999999997" calcext:value-type="float">
            <text:p>196.199999999997</text:p>
          </table:table-cell>
        </table:table-row>
        <table:table-row table:style-name="ro1">
          <table:table-cell office:value-type="float" office:value="247.21" calcext:value-type="float">
            <text:p>2.47E+02</text:p>
          </table:table-cell>
          <table:table-cell office:value-type="float" office:value="120.984" calcext:value-type="float">
            <text:p>1.21E+02</text:p>
          </table:table-cell>
          <table:table-cell table:formula="of:=[.C983]+0.2" office:value-type="float" office:value="196.399999999997" calcext:value-type="float">
            <text:p>196.399999999997</text:p>
          </table:table-cell>
        </table:table-row>
        <table:table-row table:style-name="ro1">
          <table:table-cell office:value-type="float" office:value="247.298" calcext:value-type="float">
            <text:p>2.47E+02</text:p>
          </table:table-cell>
          <table:table-cell office:value-type="float" office:value="121.023" calcext:value-type="float">
            <text:p>1.21E+02</text:p>
          </table:table-cell>
          <table:table-cell table:formula="of:=[.C984]+0.2" office:value-type="float" office:value="196.599999999997" calcext:value-type="float">
            <text:p>196.599999999997</text:p>
          </table:table-cell>
        </table:table-row>
        <table:table-row table:style-name="ro1">
          <table:table-cell office:value-type="float" office:value="247.385" calcext:value-type="float">
            <text:p>2.47E+02</text:p>
          </table:table-cell>
          <table:table-cell office:value-type="float" office:value="121.061" calcext:value-type="float">
            <text:p>1.21E+02</text:p>
          </table:table-cell>
          <table:table-cell table:formula="of:=[.C985]+0.2" office:value-type="float" office:value="196.799999999997" calcext:value-type="float">
            <text:p>196.799999999997</text:p>
          </table:table-cell>
        </table:table-row>
        <table:table-row table:style-name="ro1">
          <table:table-cell office:value-type="float" office:value="247.471" calcext:value-type="float">
            <text:p>2.47E+02</text:p>
          </table:table-cell>
          <table:table-cell office:value-type="float" office:value="121.1" calcext:value-type="float">
            <text:p>1.21E+02</text:p>
          </table:table-cell>
          <table:table-cell table:formula="of:=[.C986]+0.2" office:value-type="float" office:value="196.999999999997" calcext:value-type="float">
            <text:p>196.999999999997</text:p>
          </table:table-cell>
        </table:table-row>
        <table:table-row table:style-name="ro1">
          <table:table-cell office:value-type="float" office:value="247.556" calcext:value-type="float">
            <text:p>2.48E+02</text:p>
          </table:table-cell>
          <table:table-cell office:value-type="float" office:value="121.138" calcext:value-type="float">
            <text:p>1.21E+02</text:p>
          </table:table-cell>
          <table:table-cell table:formula="of:=[.C987]+0.2" office:value-type="float" office:value="197.199999999997" calcext:value-type="float">
            <text:p>197.199999999997</text:p>
          </table:table-cell>
        </table:table-row>
        <table:table-row table:style-name="ro1">
          <table:table-cell office:value-type="float" office:value="247.641" calcext:value-type="float">
            <text:p>2.48E+02</text:p>
          </table:table-cell>
          <table:table-cell office:value-type="float" office:value="121.176" calcext:value-type="float">
            <text:p>1.21E+02</text:p>
          </table:table-cell>
          <table:table-cell table:formula="of:=[.C988]+0.2" office:value-type="float" office:value="197.399999999997" calcext:value-type="float">
            <text:p>197.399999999997</text:p>
          </table:table-cell>
        </table:table-row>
        <table:table-row table:style-name="ro1">
          <table:table-cell office:value-type="float" office:value="247.726" calcext:value-type="float">
            <text:p>2.48E+02</text:p>
          </table:table-cell>
          <table:table-cell office:value-type="float" office:value="121.213" calcext:value-type="float">
            <text:p>1.21E+02</text:p>
          </table:table-cell>
          <table:table-cell table:formula="of:=[.C989]+0.2" office:value-type="float" office:value="197.599999999997" calcext:value-type="float">
            <text:p>197.599999999997</text:p>
          </table:table-cell>
        </table:table-row>
        <table:table-row table:style-name="ro1">
          <table:table-cell office:value-type="float" office:value="247.81" calcext:value-type="float">
            <text:p>2.48E+02</text:p>
          </table:table-cell>
          <table:table-cell office:value-type="float" office:value="121.25" calcext:value-type="float">
            <text:p>1.21E+02</text:p>
          </table:table-cell>
          <table:table-cell table:formula="of:=[.C990]+0.2" office:value-type="float" office:value="197.799999999997" calcext:value-type="float">
            <text:p>197.799999999997</text:p>
          </table:table-cell>
        </table:table-row>
        <table:table-row table:style-name="ro1">
          <table:table-cell office:value-type="float" office:value="247.893" calcext:value-type="float">
            <text:p>2.48E+02</text:p>
          </table:table-cell>
          <table:table-cell office:value-type="float" office:value="121.288" calcext:value-type="float">
            <text:p>1.21E+02</text:p>
          </table:table-cell>
          <table:table-cell table:formula="of:=[.C991]+0.2" office:value-type="float" office:value="197.999999999997" calcext:value-type="float">
            <text:p>197.999999999997</text:p>
          </table:table-cell>
        </table:table-row>
        <table:table-row table:style-name="ro1">
          <table:table-cell office:value-type="float" office:value="247.976" calcext:value-type="float">
            <text:p>2.48E+02</text:p>
          </table:table-cell>
          <table:table-cell office:value-type="float" office:value="121.324" calcext:value-type="float">
            <text:p>1.21E+02</text:p>
          </table:table-cell>
          <table:table-cell table:formula="of:=[.C992]+0.2" office:value-type="float" office:value="198.199999999997" calcext:value-type="float">
            <text:p>198.199999999997</text:p>
          </table:table-cell>
        </table:table-row>
        <table:table-row table:style-name="ro1">
          <table:table-cell office:value-type="float" office:value="248.058" calcext:value-type="float">
            <text:p>2.48E+02</text:p>
          </table:table-cell>
          <table:table-cell office:value-type="float" office:value="121.361" calcext:value-type="float">
            <text:p>1.21E+02</text:p>
          </table:table-cell>
          <table:table-cell table:formula="of:=[.C993]+0.2" office:value-type="float" office:value="198.399999999997" calcext:value-type="float">
            <text:p>198.399999999997</text:p>
          </table:table-cell>
        </table:table-row>
        <table:table-row table:style-name="ro1">
          <table:table-cell office:value-type="float" office:value="248.139" calcext:value-type="float">
            <text:p>2.48E+02</text:p>
          </table:table-cell>
          <table:table-cell office:value-type="float" office:value="121.397" calcext:value-type="float">
            <text:p>1.21E+02</text:p>
          </table:table-cell>
          <table:table-cell table:formula="of:=[.C994]+0.2" office:value-type="float" office:value="198.599999999997" calcext:value-type="float">
            <text:p>198.599999999997</text:p>
          </table:table-cell>
        </table:table-row>
        <table:table-row table:style-name="ro1">
          <table:table-cell office:value-type="float" office:value="248.22" calcext:value-type="float">
            <text:p>2.48E+02</text:p>
          </table:table-cell>
          <table:table-cell office:value-type="float" office:value="121.433" calcext:value-type="float">
            <text:p>1.21E+02</text:p>
          </table:table-cell>
          <table:table-cell table:formula="of:=[.C995]+0.2" office:value-type="float" office:value="198.799999999997" calcext:value-type="float">
            <text:p>198.799999999997</text:p>
          </table:table-cell>
        </table:table-row>
        <table:table-row table:style-name="ro1">
          <table:table-cell office:value-type="float" office:value="248.301" calcext:value-type="float">
            <text:p>2.48E+02</text:p>
          </table:table-cell>
          <table:table-cell office:value-type="float" office:value="121.469" calcext:value-type="float">
            <text:p>1.21E+02</text:p>
          </table:table-cell>
          <table:table-cell table:formula="of:=[.C996]+0.2" office:value-type="float" office:value="198.999999999997" calcext:value-type="float">
            <text:p>198.999999999997</text:p>
          </table:table-cell>
        </table:table-row>
        <table:table-row table:style-name="ro1">
          <table:table-cell office:value-type="float" office:value="248.381" calcext:value-type="float">
            <text:p>2.48E+02</text:p>
          </table:table-cell>
          <table:table-cell office:value-type="float" office:value="121.504" calcext:value-type="float">
            <text:p>1.22E+02</text:p>
          </table:table-cell>
          <table:table-cell table:formula="of:=[.C997]+0.2" office:value-type="float" office:value="199.199999999997" calcext:value-type="float">
            <text:p>199.199999999997</text:p>
          </table:table-cell>
        </table:table-row>
        <table:table-row table:style-name="ro1">
          <table:table-cell office:value-type="float" office:value="248.46" calcext:value-type="float">
            <text:p>2.48E+02</text:p>
          </table:table-cell>
          <table:table-cell office:value-type="float" office:value="121.539" calcext:value-type="float">
            <text:p>1.22E+02</text:p>
          </table:table-cell>
          <table:table-cell table:formula="of:=[.C998]+0.2" office:value-type="float" office:value="199.399999999997" calcext:value-type="float">
            <text:p>199.399999999997</text:p>
          </table:table-cell>
        </table:table-row>
        <table:table-row table:style-name="ro1">
          <table:table-cell office:value-type="float" office:value="248.538" calcext:value-type="float">
            <text:p>2.49E+02</text:p>
          </table:table-cell>
          <table:table-cell office:value-type="float" office:value="121.574" calcext:value-type="float">
            <text:p>1.22E+02</text:p>
          </table:table-cell>
          <table:table-cell table:formula="of:=[.C999]+0.2" office:value-type="float" office:value="199.599999999997" calcext:value-type="float">
            <text:p>199.599999999997</text:p>
          </table:table-cell>
        </table:table-row>
        <table:table-row table:style-name="ro1">
          <table:table-cell office:value-type="float" office:value="248.617" calcext:value-type="float">
            <text:p>2.49E+02</text:p>
          </table:table-cell>
          <table:table-cell office:value-type="float" office:value="121.609" calcext:value-type="float">
            <text:p>1.22E+02</text:p>
          </table:table-cell>
          <table:table-cell table:formula="of:=[.C1000]+0.2" office:value-type="float" office:value="199.799999999997" calcext:value-type="float">
            <text:p>199.799999999997</text:p>
          </table:table-cell>
        </table:table-row>
        <table:table-row table:style-name="ro1">
          <table:table-cell office:value-type="float" office:value="248.694" calcext:value-type="float">
            <text:p>2.49E+02</text:p>
          </table:table-cell>
          <table:table-cell office:value-type="float" office:value="121.644" calcext:value-type="float">
            <text:p>1.22E+02</text:p>
          </table:table-cell>
          <table:table-cell table:formula="of:=[.C1001]+0.2" office:value-type="float" office:value="199.999999999997" calcext:value-type="float">
            <text:p>199.999999999997</text:p>
          </table:table-cell>
        </table:table-row>
        <table:table-row table:style-name="ro1">
          <table:table-cell office:value-type="float" office:value="248.771" calcext:value-type="float">
            <text:p>2.49E+02</text:p>
          </table:table-cell>
          <table:table-cell office:value-type="float" office:value="121.678" calcext:value-type="float">
            <text:p>1.22E+02</text:p>
          </table:table-cell>
          <table:table-cell table:formula="of:=[.C1002]+0.2" office:value-type="float" office:value="200.199999999997" calcext:value-type="float">
            <text:p>200.199999999997</text:p>
          </table:table-cell>
        </table:table-row>
        <table:table-row table:style-name="ro1">
          <table:table-cell office:value-type="float" office:value="248.847" calcext:value-type="float">
            <text:p>2.49E+02</text:p>
          </table:table-cell>
          <table:table-cell office:value-type="float" office:value="121.712" calcext:value-type="float">
            <text:p>1.22E+02</text:p>
          </table:table-cell>
          <table:table-cell table:formula="of:=[.C1003]+0.2" office:value-type="float" office:value="200.399999999997" calcext:value-type="float">
            <text:p>200.399999999997</text:p>
          </table:table-cell>
        </table:table-row>
        <table:table-row table:style-name="ro1">
          <table:table-cell office:value-type="float" office:value="248.923" calcext:value-type="float">
            <text:p>2.49E+02</text:p>
          </table:table-cell>
          <table:table-cell office:value-type="float" office:value="121.745" calcext:value-type="float">
            <text:p>1.22E+02</text:p>
          </table:table-cell>
          <table:table-cell table:formula="of:=[.C1004]+0.2" office:value-type="float" office:value="200.599999999997" calcext:value-type="float">
            <text:p>200.599999999997</text:p>
          </table:table-cell>
        </table:table-row>
        <table:table-row table:style-name="ro1">
          <table:table-cell office:value-type="float" office:value="248.999" calcext:value-type="float">
            <text:p>2.49E+02</text:p>
          </table:table-cell>
          <table:table-cell office:value-type="float" office:value="121.779" calcext:value-type="float">
            <text:p>1.22E+02</text:p>
          </table:table-cell>
          <table:table-cell table:formula="of:=[.C1005]+0.2" office:value-type="float" office:value="200.799999999997" calcext:value-type="float">
            <text:p>200.799999999997</text:p>
          </table:table-cell>
        </table:table-row>
        <table:table-row table:style-name="ro1">
          <table:table-cell office:value-type="float" office:value="249.073" calcext:value-type="float">
            <text:p>2.49E+02</text:p>
          </table:table-cell>
          <table:table-cell office:value-type="float" office:value="121.812" calcext:value-type="float">
            <text:p>1.22E+02</text:p>
          </table:table-cell>
          <table:table-cell table:formula="of:=[.C1006]+0.2" office:value-type="float" office:value="200.999999999997" calcext:value-type="float">
            <text:p>200.999999999997</text:p>
          </table:table-cell>
        </table:table-row>
        <table:table-row table:style-name="ro1">
          <table:table-cell office:value-type="float" office:value="249.147" calcext:value-type="float">
            <text:p>2.49E+02</text:p>
          </table:table-cell>
          <table:table-cell office:value-type="float" office:value="121.845" calcext:value-type="float">
            <text:p>1.22E+02</text:p>
          </table:table-cell>
          <table:table-cell table:formula="of:=[.C1007]+0.2" office:value-type="float" office:value="201.199999999997" calcext:value-type="float">
            <text:p>201.199999999997</text:p>
          </table:table-cell>
        </table:table-row>
        <table:table-row table:style-name="ro1">
          <table:table-cell office:value-type="float" office:value="249.221" calcext:value-type="float">
            <text:p>2.49E+02</text:p>
          </table:table-cell>
          <table:table-cell office:value-type="float" office:value="121.878" calcext:value-type="float">
            <text:p>1.22E+02</text:p>
          </table:table-cell>
          <table:table-cell table:formula="of:=[.C1008]+0.2" office:value-type="float" office:value="201.399999999997" calcext:value-type="float">
            <text:p>201.399999999997</text:p>
          </table:table-cell>
        </table:table-row>
        <table:table-row table:style-name="ro1">
          <table:table-cell office:value-type="float" office:value="249.294" calcext:value-type="float">
            <text:p>2.49E+02</text:p>
          </table:table-cell>
          <table:table-cell office:value-type="float" office:value="121.91" calcext:value-type="float">
            <text:p>1.22E+02</text:p>
          </table:table-cell>
          <table:table-cell table:formula="of:=[.C1009]+0.2" office:value-type="float" office:value="201.599999999997" calcext:value-type="float">
            <text:p>201.599999999997</text:p>
          </table:table-cell>
        </table:table-row>
        <table:table-row table:style-name="ro1">
          <table:table-cell office:value-type="float" office:value="249.366" calcext:value-type="float">
            <text:p>2.49E+02</text:p>
          </table:table-cell>
          <table:table-cell office:value-type="float" office:value="121.942" calcext:value-type="float">
            <text:p>1.22E+02</text:p>
          </table:table-cell>
          <table:table-cell table:formula="of:=[.C1010]+0.2" office:value-type="float" office:value="201.799999999997" calcext:value-type="float">
            <text:p>201.799999999997</text:p>
          </table:table-cell>
        </table:table-row>
        <table:table-row table:style-name="ro1">
          <table:table-cell office:value-type="float" office:value="249.438" calcext:value-type="float">
            <text:p>2.49E+02</text:p>
          </table:table-cell>
          <table:table-cell office:value-type="float" office:value="121.974" calcext:value-type="float">
            <text:p>1.22E+02</text:p>
          </table:table-cell>
          <table:table-cell table:formula="of:=[.C1011]+0.2" office:value-type="float" office:value="201.999999999997" calcext:value-type="float">
            <text:p>201.999999999997</text:p>
          </table:table-cell>
        </table:table-row>
        <table:table-row table:style-name="ro1">
          <table:table-cell office:value-type="float" office:value="249.51" calcext:value-type="float">
            <text:p>2.50E+02</text:p>
          </table:table-cell>
          <table:table-cell office:value-type="float" office:value="122.006" calcext:value-type="float">
            <text:p>1.22E+02</text:p>
          </table:table-cell>
          <table:table-cell table:formula="of:=[.C1012]+0.2" office:value-type="float" office:value="202.199999999997" calcext:value-type="float">
            <text:p>202.199999999997</text:p>
          </table:table-cell>
        </table:table-row>
        <table:table-row table:style-name="ro1">
          <table:table-cell office:value-type="float" office:value="249.58" calcext:value-type="float">
            <text:p>2.50E+02</text:p>
          </table:table-cell>
          <table:table-cell office:value-type="float" office:value="122.038" calcext:value-type="float">
            <text:p>1.22E+02</text:p>
          </table:table-cell>
          <table:table-cell table:formula="of:=[.C1013]+0.2" office:value-type="float" office:value="202.399999999997" calcext:value-type="float">
            <text:p>202.399999999997</text:p>
          </table:table-cell>
        </table:table-row>
        <table:table-row table:style-name="ro1">
          <table:table-cell office:value-type="float" office:value="249.65" calcext:value-type="float">
            <text:p>2.50E+02</text:p>
          </table:table-cell>
          <table:table-cell office:value-type="float" office:value="122.069" calcext:value-type="float">
            <text:p>1.22E+02</text:p>
          </table:table-cell>
          <table:table-cell table:formula="of:=[.C1014]+0.2" office:value-type="float" office:value="202.599999999997" calcext:value-type="float">
            <text:p>202.599999999997</text:p>
          </table:table-cell>
        </table:table-row>
        <table:table-row table:style-name="ro1">
          <table:table-cell office:value-type="float" office:value="249.72" calcext:value-type="float">
            <text:p>2.50E+02</text:p>
          </table:table-cell>
          <table:table-cell office:value-type="float" office:value="122.1" calcext:value-type="float">
            <text:p>1.22E+02</text:p>
          </table:table-cell>
          <table:table-cell table:formula="of:=[.C1015]+0.2" office:value-type="float" office:value="202.799999999997" calcext:value-type="float">
            <text:p>202.799999999997</text:p>
          </table:table-cell>
        </table:table-row>
        <table:table-row table:style-name="ro1">
          <table:table-cell office:value-type="float" office:value="249.789" calcext:value-type="float">
            <text:p>2.50E+02</text:p>
          </table:table-cell>
          <table:table-cell office:value-type="float" office:value="122.13" calcext:value-type="float">
            <text:p>1.22E+02</text:p>
          </table:table-cell>
          <table:table-cell table:formula="of:=[.C1016]+0.2" office:value-type="float" office:value="202.999999999997" calcext:value-type="float">
            <text:p>202.999999999997</text:p>
          </table:table-cell>
        </table:table-row>
        <table:table-row table:style-name="ro1">
          <table:table-cell office:value-type="float" office:value="249.858" calcext:value-type="float">
            <text:p>2.50E+02</text:p>
          </table:table-cell>
          <table:table-cell office:value-type="float" office:value="122.161" calcext:value-type="float">
            <text:p>1.22E+02</text:p>
          </table:table-cell>
          <table:table-cell table:formula="of:=[.C1017]+0.2" office:value-type="float" office:value="203.199999999997" calcext:value-type="float">
            <text:p>203.199999999997</text:p>
          </table:table-cell>
        </table:table-row>
        <table:table-row table:style-name="ro1">
          <table:table-cell office:value-type="float" office:value="249.925" calcext:value-type="float">
            <text:p>2.50E+02</text:p>
          </table:table-cell>
          <table:table-cell office:value-type="float" office:value="122.191" calcext:value-type="float">
            <text:p>1.22E+02</text:p>
          </table:table-cell>
          <table:table-cell table:formula="of:=[.C1018]+0.2" office:value-type="float" office:value="203.399999999997" calcext:value-type="float">
            <text:p>203.399999999997</text:p>
          </table:table-cell>
        </table:table-row>
        <table:table-row table:style-name="ro1">
          <table:table-cell office:value-type="float" office:value="249.993" calcext:value-type="float">
            <text:p>2.50E+02</text:p>
          </table:table-cell>
          <table:table-cell office:value-type="float" office:value="122.221" calcext:value-type="float">
            <text:p>1.22E+02</text:p>
          </table:table-cell>
          <table:table-cell table:formula="of:=[.C1019]+0.2" office:value-type="float" office:value="203.599999999997" calcext:value-type="float">
            <text:p>203.599999999997</text:p>
          </table:table-cell>
        </table:table-row>
        <table:table-row table:style-name="ro1">
          <table:table-cell office:value-type="float" office:value="250.06" calcext:value-type="float">
            <text:p>2.50E+02</text:p>
          </table:table-cell>
          <table:table-cell office:value-type="float" office:value="122.251" calcext:value-type="float">
            <text:p>1.22E+02</text:p>
          </table:table-cell>
          <table:table-cell table:formula="of:=[.C1020]+0.2" office:value-type="float" office:value="203.799999999997" calcext:value-type="float">
            <text:p>203.799999999997</text:p>
          </table:table-cell>
        </table:table-row>
        <table:table-row table:style-name="ro1">
          <table:table-cell office:value-type="float" office:value="250.126" calcext:value-type="float">
            <text:p>2.50E+02</text:p>
          </table:table-cell>
          <table:table-cell office:value-type="float" office:value="122.28" calcext:value-type="float">
            <text:p>1.22E+02</text:p>
          </table:table-cell>
          <table:table-cell table:formula="of:=[.C1021]+0.2" office:value-type="float" office:value="203.999999999997" calcext:value-type="float">
            <text:p>203.999999999997</text:p>
          </table:table-cell>
        </table:table-row>
        <table:table-row table:style-name="ro1">
          <table:table-cell office:value-type="float" office:value="250.191" calcext:value-type="float">
            <text:p>2.50E+02</text:p>
          </table:table-cell>
          <table:table-cell office:value-type="float" office:value="122.309" calcext:value-type="float">
            <text:p>1.22E+02</text:p>
          </table:table-cell>
          <table:table-cell table:formula="of:=[.C1022]+0.2" office:value-type="float" office:value="204.199999999997" calcext:value-type="float">
            <text:p>204.199999999997</text:p>
          </table:table-cell>
        </table:table-row>
        <table:table-row table:style-name="ro1">
          <table:table-cell office:value-type="float" office:value="250.257" calcext:value-type="float">
            <text:p>2.50E+02</text:p>
          </table:table-cell>
          <table:table-cell office:value-type="float" office:value="122.338" calcext:value-type="float">
            <text:p>1.22E+02</text:p>
          </table:table-cell>
          <table:table-cell table:formula="of:=[.C1023]+0.2" office:value-type="float" office:value="204.399999999997" calcext:value-type="float">
            <text:p>204.399999999997</text:p>
          </table:table-cell>
        </table:table-row>
        <table:table-row table:style-name="ro1">
          <table:table-cell office:value-type="float" office:value="250.321" calcext:value-type="float">
            <text:p>2.50E+02</text:p>
          </table:table-cell>
          <table:table-cell office:value-type="float" office:value="122.367" calcext:value-type="float">
            <text:p>1.22E+02</text:p>
          </table:table-cell>
          <table:table-cell table:formula="of:=[.C1024]+0.2" office:value-type="float" office:value="204.599999999997" calcext:value-type="float">
            <text:p>204.599999999997</text:p>
          </table:table-cell>
        </table:table-row>
        <table:table-row table:style-name="ro1">
          <table:table-cell office:value-type="float" office:value="250.385" calcext:value-type="float">
            <text:p>2.50E+02</text:p>
          </table:table-cell>
          <table:table-cell office:value-type="float" office:value="122.395" calcext:value-type="float">
            <text:p>1.22E+02</text:p>
          </table:table-cell>
          <table:table-cell table:formula="of:=[.C1025]+0.2" office:value-type="float" office:value="204.799999999997" calcext:value-type="float">
            <text:p>204.799999999997</text:p>
          </table:table-cell>
        </table:table-row>
        <table:table-row table:style-name="ro1">
          <table:table-cell office:value-type="float" office:value="250.449" calcext:value-type="float">
            <text:p>2.50E+02</text:p>
          </table:table-cell>
          <table:table-cell office:value-type="float" office:value="122.423" calcext:value-type="float">
            <text:p>1.22E+02</text:p>
          </table:table-cell>
          <table:table-cell table:formula="of:=[.C1026]+0.2" office:value-type="float" office:value="204.999999999997" calcext:value-type="float">
            <text:p>204.999999999997</text:p>
          </table:table-cell>
        </table:table-row>
        <table:table-row table:style-name="ro1">
          <table:table-cell office:value-type="float" office:value="250.511" calcext:value-type="float">
            <text:p>2.51E+02</text:p>
          </table:table-cell>
          <table:table-cell office:value-type="float" office:value="122.451" calcext:value-type="float">
            <text:p>1.22E+02</text:p>
          </table:table-cell>
          <table:table-cell table:formula="of:=[.C1027]+0.2" office:value-type="float" office:value="205.199999999997" calcext:value-type="float">
            <text:p>205.199999999997</text:p>
          </table:table-cell>
        </table:table-row>
        <table:table-row table:style-name="ro1">
          <table:table-cell office:value-type="float" office:value="250.574" calcext:value-type="float">
            <text:p>2.51E+02</text:p>
          </table:table-cell>
          <table:table-cell office:value-type="float" office:value="122.479" calcext:value-type="float">
            <text:p>1.22E+02</text:p>
          </table:table-cell>
          <table:table-cell table:formula="of:=[.C1028]+0.2" office:value-type="float" office:value="205.399999999997" calcext:value-type="float">
            <text:p>205.399999999997</text:p>
          </table:table-cell>
        </table:table-row>
        <table:table-row table:style-name="ro1">
          <table:table-cell office:value-type="float" office:value="250.636" calcext:value-type="float">
            <text:p>2.51E+02</text:p>
          </table:table-cell>
          <table:table-cell office:value-type="float" office:value="122.507" calcext:value-type="float">
            <text:p>1.23E+02</text:p>
          </table:table-cell>
          <table:table-cell table:formula="of:=[.C1029]+0.2" office:value-type="float" office:value="205.599999999997" calcext:value-type="float">
            <text:p>205.599999999997</text:p>
          </table:table-cell>
        </table:table-row>
        <table:table-row table:style-name="ro1">
          <table:table-cell office:value-type="float" office:value="250.697" calcext:value-type="float">
            <text:p>2.51E+02</text:p>
          </table:table-cell>
          <table:table-cell office:value-type="float" office:value="122.534" calcext:value-type="float">
            <text:p>1.23E+02</text:p>
          </table:table-cell>
          <table:table-cell table:formula="of:=[.C1030]+0.2" office:value-type="float" office:value="205.799999999997" calcext:value-type="float">
            <text:p>205.799999999997</text:p>
          </table:table-cell>
        </table:table-row>
        <table:table-row table:style-name="ro1">
          <table:table-cell office:value-type="float" office:value="250.757" calcext:value-type="float">
            <text:p>2.51E+02</text:p>
          </table:table-cell>
          <table:table-cell office:value-type="float" office:value="122.561" calcext:value-type="float">
            <text:p>1.23E+02</text:p>
          </table:table-cell>
          <table:table-cell table:formula="of:=[.C1031]+0.2" office:value-type="float" office:value="205.999999999997" calcext:value-type="float">
            <text:p>205.999999999997</text:p>
          </table:table-cell>
        </table:table-row>
        <table:table-row table:style-name="ro1">
          <table:table-cell office:value-type="float" office:value="250.818" calcext:value-type="float">
            <text:p>2.51E+02</text:p>
          </table:table-cell>
          <table:table-cell office:value-type="float" office:value="122.587" calcext:value-type="float">
            <text:p>1.23E+02</text:p>
          </table:table-cell>
          <table:table-cell table:formula="of:=[.C1032]+0.2" office:value-type="float" office:value="206.199999999997" calcext:value-type="float">
            <text:p>206.199999999997</text:p>
          </table:table-cell>
        </table:table-row>
        <table:table-row table:style-name="ro1">
          <table:table-cell office:value-type="float" office:value="250.877" calcext:value-type="float">
            <text:p>2.51E+02</text:p>
          </table:table-cell>
          <table:table-cell office:value-type="float" office:value="122.614" calcext:value-type="float">
            <text:p>1.23E+02</text:p>
          </table:table-cell>
          <table:table-cell table:formula="of:=[.C1033]+0.2" office:value-type="float" office:value="206.399999999997" calcext:value-type="float">
            <text:p>206.399999999997</text:p>
          </table:table-cell>
        </table:table-row>
        <table:table-row table:style-name="ro1">
          <table:table-cell office:value-type="float" office:value="250.936" calcext:value-type="float">
            <text:p>2.51E+02</text:p>
          </table:table-cell>
          <table:table-cell office:value-type="float" office:value="122.64" calcext:value-type="float">
            <text:p>1.23E+02</text:p>
          </table:table-cell>
          <table:table-cell table:formula="of:=[.C1034]+0.2" office:value-type="float" office:value="206.599999999997" calcext:value-type="float">
            <text:p>206.599999999997</text:p>
          </table:table-cell>
        </table:table-row>
        <table:table-row table:style-name="ro1">
          <table:table-cell office:value-type="float" office:value="250.995" calcext:value-type="float">
            <text:p>2.51E+02</text:p>
          </table:table-cell>
          <table:table-cell office:value-type="float" office:value="122.666" calcext:value-type="float">
            <text:p>1.23E+02</text:p>
          </table:table-cell>
          <table:table-cell table:formula="of:=[.C1035]+0.2" office:value-type="float" office:value="206.799999999997" calcext:value-type="float">
            <text:p>206.799999999997</text:p>
          </table:table-cell>
        </table:table-row>
        <table:table-row table:style-name="ro1">
          <table:table-cell office:value-type="float" office:value="251.052" calcext:value-type="float">
            <text:p>2.51E+02</text:p>
          </table:table-cell>
          <table:table-cell office:value-type="float" office:value="122.692" calcext:value-type="float">
            <text:p>1.23E+02</text:p>
          </table:table-cell>
          <table:table-cell table:formula="of:=[.C1036]+0.2" office:value-type="float" office:value="206.999999999997" calcext:value-type="float">
            <text:p>206.999999999997</text:p>
          </table:table-cell>
        </table:table-row>
        <table:table-row table:style-name="ro1">
          <table:table-cell office:value-type="float" office:value="251.11" calcext:value-type="float">
            <text:p>2.51E+02</text:p>
          </table:table-cell>
          <table:table-cell office:value-type="float" office:value="122.717" calcext:value-type="float">
            <text:p>1.23E+02</text:p>
          </table:table-cell>
          <table:table-cell table:formula="of:=[.C1037]+0.2" office:value-type="float" office:value="207.199999999997" calcext:value-type="float">
            <text:p>207.199999999997</text:p>
          </table:table-cell>
        </table:table-row>
        <table:table-row table:style-name="ro1">
          <table:table-cell office:value-type="float" office:value="251.167" calcext:value-type="float">
            <text:p>2.51E+02</text:p>
          </table:table-cell>
          <table:table-cell office:value-type="float" office:value="122.743" calcext:value-type="float">
            <text:p>1.23E+02</text:p>
          </table:table-cell>
          <table:table-cell table:formula="of:=[.C1038]+0.2" office:value-type="float" office:value="207.399999999997" calcext:value-type="float">
            <text:p>207.399999999997</text:p>
          </table:table-cell>
        </table:table-row>
        <table:table-row table:style-name="ro1">
          <table:table-cell office:value-type="float" office:value="251.223" calcext:value-type="float">
            <text:p>2.51E+02</text:p>
          </table:table-cell>
          <table:table-cell office:value-type="float" office:value="122.768" calcext:value-type="float">
            <text:p>1.23E+02</text:p>
          </table:table-cell>
          <table:table-cell table:formula="of:=[.C1039]+0.2" office:value-type="float" office:value="207.599999999997" calcext:value-type="float">
            <text:p>207.599999999997</text:p>
          </table:table-cell>
        </table:table-row>
        <table:table-row table:style-name="ro1">
          <table:table-cell office:value-type="float" office:value="251.278" calcext:value-type="float">
            <text:p>2.51E+02</text:p>
          </table:table-cell>
          <table:table-cell office:value-type="float" office:value="122.792" calcext:value-type="float">
            <text:p>1.23E+02</text:p>
          </table:table-cell>
          <table:table-cell table:formula="of:=[.C1040]+0.2" office:value-type="float" office:value="207.799999999997" calcext:value-type="float">
            <text:p>207.799999999997</text:p>
          </table:table-cell>
        </table:table-row>
        <table:table-row table:style-name="ro1">
          <table:table-cell office:value-type="float" office:value="251.334" calcext:value-type="float">
            <text:p>2.51E+02</text:p>
          </table:table-cell>
          <table:table-cell office:value-type="float" office:value="122.817" calcext:value-type="float">
            <text:p>1.23E+02</text:p>
          </table:table-cell>
          <table:table-cell table:formula="of:=[.C1041]+0.2" office:value-type="float" office:value="207.999999999997" calcext:value-type="float">
            <text:p>207.999999999997</text:p>
          </table:table-cell>
        </table:table-row>
        <table:table-row table:style-name="ro1">
          <table:table-cell office:value-type="float" office:value="251.388" calcext:value-type="float">
            <text:p>2.51E+02</text:p>
          </table:table-cell>
          <table:table-cell office:value-type="float" office:value="122.841" calcext:value-type="float">
            <text:p>1.23E+02</text:p>
          </table:table-cell>
          <table:table-cell table:formula="of:=[.C1042]+0.2" office:value-type="float" office:value="208.199999999997" calcext:value-type="float">
            <text:p>208.199999999997</text:p>
          </table:table-cell>
        </table:table-row>
        <table:table-row table:style-name="ro1">
          <table:table-cell office:value-type="float" office:value="251.442" calcext:value-type="float">
            <text:p>2.51E+02</text:p>
          </table:table-cell>
          <table:table-cell office:value-type="float" office:value="122.865" calcext:value-type="float">
            <text:p>1.23E+02</text:p>
          </table:table-cell>
          <table:table-cell table:formula="of:=[.C1043]+0.2" office:value-type="float" office:value="208.399999999997" calcext:value-type="float">
            <text:p>208.399999999997</text:p>
          </table:table-cell>
        </table:table-row>
        <table:table-row table:style-name="ro1">
          <table:table-cell office:value-type="float" office:value="251.496" calcext:value-type="float">
            <text:p>2.51E+02</text:p>
          </table:table-cell>
          <table:table-cell office:value-type="float" office:value="122.889" calcext:value-type="float">
            <text:p>1.23E+02</text:p>
          </table:table-cell>
          <table:table-cell table:formula="of:=[.C1044]+0.2" office:value-type="float" office:value="208.599999999997" calcext:value-type="float">
            <text:p>208.599999999997</text:p>
          </table:table-cell>
        </table:table-row>
        <table:table-row table:style-name="ro1">
          <table:table-cell office:value-type="float" office:value="251.549" calcext:value-type="float">
            <text:p>2.52E+02</text:p>
          </table:table-cell>
          <table:table-cell office:value-type="float" office:value="122.913" calcext:value-type="float">
            <text:p>1.23E+02</text:p>
          </table:table-cell>
          <table:table-cell table:formula="of:=[.C1045]+0.2" office:value-type="float" office:value="208.799999999997" calcext:value-type="float">
            <text:p>208.799999999997</text:p>
          </table:table-cell>
        </table:table-row>
        <table:table-row table:style-name="ro1">
          <table:table-cell office:value-type="float" office:value="251.601" calcext:value-type="float">
            <text:p>2.52E+02</text:p>
          </table:table-cell>
          <table:table-cell office:value-type="float" office:value="122.936" calcext:value-type="float">
            <text:p>1.23E+02</text:p>
          </table:table-cell>
          <table:table-cell table:formula="of:=[.C1046]+0.2" office:value-type="float" office:value="208.999999999997" calcext:value-type="float">
            <text:p>208.999999999997</text:p>
          </table:table-cell>
        </table:table-row>
        <table:table-row table:style-name="ro1">
          <table:table-cell office:value-type="float" office:value="251.653" calcext:value-type="float">
            <text:p>2.52E+02</text:p>
          </table:table-cell>
          <table:table-cell office:value-type="float" office:value="122.959" calcext:value-type="float">
            <text:p>1.23E+02</text:p>
          </table:table-cell>
          <table:table-cell table:formula="of:=[.C1047]+0.2" office:value-type="float" office:value="209.199999999997" calcext:value-type="float">
            <text:p>209.199999999997</text:p>
          </table:table-cell>
        </table:table-row>
        <table:table-row table:style-name="ro1">
          <table:table-cell office:value-type="float" office:value="251.704" calcext:value-type="float">
            <text:p>2.52E+02</text:p>
          </table:table-cell>
          <table:table-cell office:value-type="float" office:value="122.982" calcext:value-type="float">
            <text:p>1.23E+02</text:p>
          </table:table-cell>
          <table:table-cell table:formula="of:=[.C1048]+0.2" office:value-type="float" office:value="209.399999999997" calcext:value-type="float">
            <text:p>209.399999999997</text:p>
          </table:table-cell>
        </table:table-row>
        <table:table-row table:style-name="ro1">
          <table:table-cell office:value-type="float" office:value="251.755" calcext:value-type="float">
            <text:p>2.52E+02</text:p>
          </table:table-cell>
          <table:table-cell office:value-type="float" office:value="123.004" calcext:value-type="float">
            <text:p>1.23E+02</text:p>
          </table:table-cell>
          <table:table-cell table:formula="of:=[.C1049]+0.2" office:value-type="float" office:value="209.599999999997" calcext:value-type="float">
            <text:p>209.599999999997</text:p>
          </table:table-cell>
        </table:table-row>
        <table:table-row table:style-name="ro1">
          <table:table-cell office:value-type="float" office:value="251.805" calcext:value-type="float">
            <text:p>2.52E+02</text:p>
          </table:table-cell>
          <table:table-cell office:value-type="float" office:value="123.027" calcext:value-type="float">
            <text:p>1.23E+02</text:p>
          </table:table-cell>
          <table:table-cell table:formula="of:=[.C1050]+0.2" office:value-type="float" office:value="209.799999999997" calcext:value-type="float">
            <text:p>209.799999999997</text:p>
          </table:table-cell>
        </table:table-row>
        <table:table-row table:style-name="ro1">
          <table:table-cell office:value-type="float" office:value="251.855" calcext:value-type="float">
            <text:p>2.52E+02</text:p>
          </table:table-cell>
          <table:table-cell office:value-type="float" office:value="123.049" calcext:value-type="float">
            <text:p>1.23E+02</text:p>
          </table:table-cell>
          <table:table-cell table:formula="of:=[.C1051]+0.2" office:value-type="float" office:value="209.999999999997" calcext:value-type="float">
            <text:p>209.999999999997</text:p>
          </table:table-cell>
        </table:table-row>
        <table:table-row table:style-name="ro1">
          <table:table-cell office:value-type="float" office:value="251.904" calcext:value-type="float">
            <text:p>2.52E+02</text:p>
          </table:table-cell>
          <table:table-cell office:value-type="float" office:value="123.071" calcext:value-type="float">
            <text:p>1.23E+02</text:p>
          </table:table-cell>
          <table:table-cell table:formula="of:=[.C1052]+0.2" office:value-type="float" office:value="210.199999999997" calcext:value-type="float">
            <text:p>210.199999999997</text:p>
          </table:table-cell>
        </table:table-row>
        <table:table-row table:style-name="ro1">
          <table:table-cell office:value-type="float" office:value="251.953" calcext:value-type="float">
            <text:p>2.52E+02</text:p>
          </table:table-cell>
          <table:table-cell office:value-type="float" office:value="123.092" calcext:value-type="float">
            <text:p>1.23E+02</text:p>
          </table:table-cell>
          <table:table-cell table:formula="of:=[.C1053]+0.2" office:value-type="float" office:value="210.399999999997" calcext:value-type="float">
            <text:p>210.399999999997</text:p>
          </table:table-cell>
        </table:table-row>
        <table:table-row table:style-name="ro1">
          <table:table-cell office:value-type="float" office:value="252.001" calcext:value-type="float">
            <text:p>2.52E+02</text:p>
          </table:table-cell>
          <table:table-cell office:value-type="float" office:value="123.114" calcext:value-type="float">
            <text:p>1.23E+02</text:p>
          </table:table-cell>
          <table:table-cell table:formula="of:=[.C1054]+0.2" office:value-type="float" office:value="210.599999999997" calcext:value-type="float">
            <text:p>210.599999999997</text:p>
          </table:table-cell>
        </table:table-row>
        <table:table-row table:style-name="ro1">
          <table:table-cell office:value-type="float" office:value="252.049" calcext:value-type="float">
            <text:p>2.52E+02</text:p>
          </table:table-cell>
          <table:table-cell office:value-type="float" office:value="123.135" calcext:value-type="float">
            <text:p>1.23E+02</text:p>
          </table:table-cell>
          <table:table-cell table:formula="of:=[.C1055]+0.2" office:value-type="float" office:value="210.799999999997" calcext:value-type="float">
            <text:p>210.799999999997</text:p>
          </table:table-cell>
        </table:table-row>
        <table:table-row table:style-name="ro1">
          <table:table-cell office:value-type="float" office:value="252.096" calcext:value-type="float">
            <text:p>2.52E+02</text:p>
          </table:table-cell>
          <table:table-cell office:value-type="float" office:value="123.156" calcext:value-type="float">
            <text:p>1.23E+02</text:p>
          </table:table-cell>
          <table:table-cell table:formula="of:=[.C1056]+0.2" office:value-type="float" office:value="210.999999999997" calcext:value-type="float">
            <text:p>210.999999999997</text:p>
          </table:table-cell>
        </table:table-row>
        <table:table-row table:style-name="ro1">
          <table:table-cell office:value-type="float" office:value="252.142" calcext:value-type="float">
            <text:p>2.52E+02</text:p>
          </table:table-cell>
          <table:table-cell office:value-type="float" office:value="123.176" calcext:value-type="float">
            <text:p>1.23E+02</text:p>
          </table:table-cell>
          <table:table-cell table:formula="of:=[.C1057]+0.2" office:value-type="float" office:value="211.199999999997" calcext:value-type="float">
            <text:p>211.199999999997</text:p>
          </table:table-cell>
        </table:table-row>
        <table:table-row table:style-name="ro1">
          <table:table-cell office:value-type="float" office:value="252.188" calcext:value-type="float">
            <text:p>2.52E+02</text:p>
          </table:table-cell>
          <table:table-cell office:value-type="float" office:value="123.197" calcext:value-type="float">
            <text:p>1.23E+02</text:p>
          </table:table-cell>
          <table:table-cell table:formula="of:=[.C1058]+0.2" office:value-type="float" office:value="211.399999999997" calcext:value-type="float">
            <text:p>211.399999999997</text:p>
          </table:table-cell>
        </table:table-row>
        <table:table-row table:style-name="ro1">
          <table:table-cell office:value-type="float" office:value="252.234" calcext:value-type="float">
            <text:p>2.52E+02</text:p>
          </table:table-cell>
          <table:table-cell office:value-type="float" office:value="123.217" calcext:value-type="float">
            <text:p>1.23E+02</text:p>
          </table:table-cell>
          <table:table-cell table:formula="of:=[.C1059]+0.2" office:value-type="float" office:value="211.599999999997" calcext:value-type="float">
            <text:p>211.599999999997</text:p>
          </table:table-cell>
        </table:table-row>
        <table:table-row table:style-name="ro1">
          <table:table-cell office:value-type="float" office:value="252.278" calcext:value-type="float">
            <text:p>2.52E+02</text:p>
          </table:table-cell>
          <table:table-cell office:value-type="float" office:value="123.237" calcext:value-type="float">
            <text:p>1.23E+02</text:p>
          </table:table-cell>
          <table:table-cell table:formula="of:=[.C1060]+0.2" office:value-type="float" office:value="211.799999999997" calcext:value-type="float">
            <text:p>211.799999999997</text:p>
          </table:table-cell>
        </table:table-row>
        <table:table-row table:style-name="ro1">
          <table:table-cell office:value-type="float" office:value="252.323" calcext:value-type="float">
            <text:p>2.52E+02</text:p>
          </table:table-cell>
          <table:table-cell office:value-type="float" office:value="123.257" calcext:value-type="float">
            <text:p>1.23E+02</text:p>
          </table:table-cell>
          <table:table-cell table:formula="of:=[.C1061]+0.2" office:value-type="float" office:value="211.999999999996" calcext:value-type="float">
            <text:p>211.999999999996</text:p>
          </table:table-cell>
        </table:table-row>
        <table:table-row table:style-name="ro1">
          <table:table-cell office:value-type="float" office:value="252.367" calcext:value-type="float">
            <text:p>2.52E+02</text:p>
          </table:table-cell>
          <table:table-cell office:value-type="float" office:value="123.276" calcext:value-type="float">
            <text:p>1.23E+02</text:p>
          </table:table-cell>
          <table:table-cell table:formula="of:=[.C1062]+0.2" office:value-type="float" office:value="212.199999999996" calcext:value-type="float">
            <text:p>212.199999999996</text:p>
          </table:table-cell>
        </table:table-row>
        <table:table-row table:style-name="ro1">
          <table:table-cell office:value-type="float" office:value="252.41" calcext:value-type="float">
            <text:p>2.52E+02</text:p>
          </table:table-cell>
          <table:table-cell office:value-type="float" office:value="123.295" calcext:value-type="float">
            <text:p>1.23E+02</text:p>
          </table:table-cell>
          <table:table-cell table:formula="of:=[.C1063]+0.2" office:value-type="float" office:value="212.399999999996" calcext:value-type="float">
            <text:p>212.399999999996</text:p>
          </table:table-cell>
        </table:table-row>
        <table:table-row table:style-name="ro1">
          <table:table-cell office:value-type="float" office:value="252.453" calcext:value-type="float">
            <text:p>2.52E+02</text:p>
          </table:table-cell>
          <table:table-cell office:value-type="float" office:value="123.314" calcext:value-type="float">
            <text:p>1.23E+02</text:p>
          </table:table-cell>
          <table:table-cell table:formula="of:=[.C1064]+0.2" office:value-type="float" office:value="212.599999999996" calcext:value-type="float">
            <text:p>212.599999999996</text:p>
          </table:table-cell>
        </table:table-row>
        <table:table-row table:style-name="ro1">
          <table:table-cell office:value-type="float" office:value="252.495" calcext:value-type="float">
            <text:p>2.52E+02</text:p>
          </table:table-cell>
          <table:table-cell office:value-type="float" office:value="123.333" calcext:value-type="float">
            <text:p>1.23E+02</text:p>
          </table:table-cell>
          <table:table-cell table:formula="of:=[.C1065]+0.2" office:value-type="float" office:value="212.799999999996" calcext:value-type="float">
            <text:p>212.799999999996</text:p>
          </table:table-cell>
        </table:table-row>
        <table:table-row table:style-name="ro1">
          <table:table-cell office:value-type="float" office:value="252.537" calcext:value-type="float">
            <text:p>2.53E+02</text:p>
          </table:table-cell>
          <table:table-cell office:value-type="float" office:value="123.352" calcext:value-type="float">
            <text:p>1.23E+02</text:p>
          </table:table-cell>
          <table:table-cell table:formula="of:=[.C1066]+0.2" office:value-type="float" office:value="212.999999999996" calcext:value-type="float">
            <text:p>212.999999999996</text:p>
          </table:table-cell>
        </table:table-row>
        <table:table-row table:style-name="ro1">
          <table:table-cell office:value-type="float" office:value="252.578" calcext:value-type="float">
            <text:p>2.53E+02</text:p>
          </table:table-cell>
          <table:table-cell office:value-type="float" office:value="123.37" calcext:value-type="float">
            <text:p>1.23E+02</text:p>
          </table:table-cell>
          <table:table-cell table:formula="of:=[.C1067]+0.2" office:value-type="float" office:value="213.199999999996" calcext:value-type="float">
            <text:p>213.199999999996</text:p>
          </table:table-cell>
        </table:table-row>
        <table:table-row table:style-name="ro1">
          <table:table-cell office:value-type="float" office:value="252.618" calcext:value-type="float">
            <text:p>2.53E+02</text:p>
          </table:table-cell>
          <table:table-cell office:value-type="float" office:value="123.388" calcext:value-type="float">
            <text:p>1.23E+02</text:p>
          </table:table-cell>
          <table:table-cell table:formula="of:=[.C1068]+0.2" office:value-type="float" office:value="213.399999999996" calcext:value-type="float">
            <text:p>213.399999999996</text:p>
          </table:table-cell>
        </table:table-row>
        <table:table-row table:style-name="ro1">
          <table:table-cell office:value-type="float" office:value="252.658" calcext:value-type="float">
            <text:p>2.53E+02</text:p>
          </table:table-cell>
          <table:table-cell office:value-type="float" office:value="123.406" calcext:value-type="float">
            <text:p>1.23E+02</text:p>
          </table:table-cell>
          <table:table-cell table:formula="of:=[.C1069]+0.2" office:value-type="float" office:value="213.599999999996" calcext:value-type="float">
            <text:p>213.599999999996</text:p>
          </table:table-cell>
        </table:table-row>
        <table:table-row table:style-name="ro1">
          <table:table-cell office:value-type="float" office:value="252.698" calcext:value-type="float">
            <text:p>2.53E+02</text:p>
          </table:table-cell>
          <table:table-cell office:value-type="float" office:value="123.423" calcext:value-type="float">
            <text:p>1.23E+02</text:p>
          </table:table-cell>
          <table:table-cell table:formula="of:=[.C1070]+0.2" office:value-type="float" office:value="213.799999999996" calcext:value-type="float">
            <text:p>213.799999999996</text:p>
          </table:table-cell>
        </table:table-row>
        <table:table-row table:style-name="ro1">
          <table:table-cell office:value-type="float" office:value="252.737" calcext:value-type="float">
            <text:p>2.53E+02</text:p>
          </table:table-cell>
          <table:table-cell office:value-type="float" office:value="123.441" calcext:value-type="float">
            <text:p>1.23E+02</text:p>
          </table:table-cell>
          <table:table-cell table:formula="of:=[.C1071]+0.2" office:value-type="float" office:value="213.999999999996" calcext:value-type="float">
            <text:p>213.999999999996</text:p>
          </table:table-cell>
        </table:table-row>
        <table:table-row table:style-name="ro1">
          <table:table-cell office:value-type="float" office:value="252.776" calcext:value-type="float">
            <text:p>2.53E+02</text:p>
          </table:table-cell>
          <table:table-cell office:value-type="float" office:value="123.458" calcext:value-type="float">
            <text:p>1.23E+02</text:p>
          </table:table-cell>
          <table:table-cell table:formula="of:=[.C1072]+0.2" office:value-type="float" office:value="214.199999999996" calcext:value-type="float">
            <text:p>214.199999999996</text:p>
          </table:table-cell>
        </table:table-row>
        <table:table-row table:style-name="ro1">
          <table:table-cell office:value-type="float" office:value="252.814" calcext:value-type="float">
            <text:p>2.53E+02</text:p>
          </table:table-cell>
          <table:table-cell office:value-type="float" office:value="123.475" calcext:value-type="float">
            <text:p>1.23E+02</text:p>
          </table:table-cell>
          <table:table-cell table:formula="of:=[.C1073]+0.2" office:value-type="float" office:value="214.399999999996" calcext:value-type="float">
            <text:p>214.399999999996</text:p>
          </table:table-cell>
        </table:table-row>
        <table:table-row table:style-name="ro1">
          <table:table-cell office:value-type="float" office:value="252.851" calcext:value-type="float">
            <text:p>2.53E+02</text:p>
          </table:table-cell>
          <table:table-cell office:value-type="float" office:value="123.491" calcext:value-type="float">
            <text:p>1.23E+02</text:p>
          </table:table-cell>
          <table:table-cell table:formula="of:=[.C1074]+0.2" office:value-type="float" office:value="214.599999999996" calcext:value-type="float">
            <text:p>214.599999999996</text:p>
          </table:table-cell>
        </table:table-row>
        <table:table-row table:style-name="ro1">
          <table:table-cell office:value-type="float" office:value="252.888" calcext:value-type="float">
            <text:p>2.53E+02</text:p>
          </table:table-cell>
          <table:table-cell office:value-type="float" office:value="123.508" calcext:value-type="float">
            <text:p>1.24E+02</text:p>
          </table:table-cell>
          <table:table-cell table:formula="of:=[.C1075]+0.2" office:value-type="float" office:value="214.799999999996" calcext:value-type="float">
            <text:p>214.799999999996</text:p>
          </table:table-cell>
        </table:table-row>
        <table:table-row table:style-name="ro1">
          <table:table-cell office:value-type="float" office:value="252.925" calcext:value-type="float">
            <text:p>2.53E+02</text:p>
          </table:table-cell>
          <table:table-cell office:value-type="float" office:value="123.524" calcext:value-type="float">
            <text:p>1.24E+02</text:p>
          </table:table-cell>
          <table:table-cell table:formula="of:=[.C1076]+0.2" office:value-type="float" office:value="214.999999999996" calcext:value-type="float">
            <text:p>214.999999999996</text:p>
          </table:table-cell>
        </table:table-row>
        <table:table-row table:style-name="ro1">
          <table:table-cell office:value-type="float" office:value="252.96" calcext:value-type="float">
            <text:p>2.53E+02</text:p>
          </table:table-cell>
          <table:table-cell office:value-type="float" office:value="123.54" calcext:value-type="float">
            <text:p>1.24E+02</text:p>
          </table:table-cell>
          <table:table-cell table:formula="of:=[.C1077]+0.2" office:value-type="float" office:value="215.199999999996" calcext:value-type="float">
            <text:p>215.199999999996</text:p>
          </table:table-cell>
        </table:table-row>
        <table:table-row table:style-name="ro1">
          <table:table-cell office:value-type="float" office:value="252.996" calcext:value-type="float">
            <text:p>2.53E+02</text:p>
          </table:table-cell>
          <table:table-cell office:value-type="float" office:value="123.556" calcext:value-type="float">
            <text:p>1.24E+02</text:p>
          </table:table-cell>
          <table:table-cell table:formula="of:=[.C1078]+0.2" office:value-type="float" office:value="215.399999999996" calcext:value-type="float">
            <text:p>215.399999999996</text:p>
          </table:table-cell>
        </table:table-row>
        <table:table-row table:style-name="ro1">
          <table:table-cell office:value-type="float" office:value="253.031" calcext:value-type="float">
            <text:p>2.53E+02</text:p>
          </table:table-cell>
          <table:table-cell office:value-type="float" office:value="123.571" calcext:value-type="float">
            <text:p>1.24E+02</text:p>
          </table:table-cell>
          <table:table-cell table:formula="of:=[.C1079]+0.2" office:value-type="float" office:value="215.599999999996" calcext:value-type="float">
            <text:p>215.599999999996</text:p>
          </table:table-cell>
        </table:table-row>
        <table:table-row table:style-name="ro1">
          <table:table-cell office:value-type="float" office:value="253.065" calcext:value-type="float">
            <text:p>2.53E+02</text:p>
          </table:table-cell>
          <table:table-cell office:value-type="float" office:value="123.586" calcext:value-type="float">
            <text:p>1.24E+02</text:p>
          </table:table-cell>
          <table:table-cell table:formula="of:=[.C1080]+0.2" office:value-type="float" office:value="215.799999999996" calcext:value-type="float">
            <text:p>215.799999999996</text:p>
          </table:table-cell>
        </table:table-row>
        <table:table-row table:style-name="ro1">
          <table:table-cell office:value-type="float" office:value="253.099" calcext:value-type="float">
            <text:p>2.53E+02</text:p>
          </table:table-cell>
          <table:table-cell office:value-type="float" office:value="123.601" calcext:value-type="float">
            <text:p>1.24E+02</text:p>
          </table:table-cell>
          <table:table-cell table:formula="of:=[.C1081]+0.2" office:value-type="float" office:value="215.999999999996" calcext:value-type="float">
            <text:p>215.999999999996</text:p>
          </table:table-cell>
        </table:table-row>
        <table:table-row table:style-name="ro1">
          <table:table-cell office:value-type="float" office:value="253.132" calcext:value-type="float">
            <text:p>2.53E+02</text:p>
          </table:table-cell>
          <table:table-cell office:value-type="float" office:value="123.616" calcext:value-type="float">
            <text:p>1.24E+02</text:p>
          </table:table-cell>
          <table:table-cell table:formula="of:=[.C1082]+0.2" office:value-type="float" office:value="216.199999999996" calcext:value-type="float">
            <text:p>216.199999999996</text:p>
          </table:table-cell>
        </table:table-row>
        <table:table-row table:style-name="ro1">
          <table:table-cell office:value-type="float" office:value="253.165" calcext:value-type="float">
            <text:p>2.53E+02</text:p>
          </table:table-cell>
          <table:table-cell office:value-type="float" office:value="123.631" calcext:value-type="float">
            <text:p>1.24E+02</text:p>
          </table:table-cell>
          <table:table-cell table:formula="of:=[.C1083]+0.2" office:value-type="float" office:value="216.399999999996" calcext:value-type="float">
            <text:p>216.399999999996</text:p>
          </table:table-cell>
        </table:table-row>
        <table:table-row table:style-name="ro1">
          <table:table-cell office:value-type="float" office:value="253.197" calcext:value-type="float">
            <text:p>2.53E+02</text:p>
          </table:table-cell>
          <table:table-cell office:value-type="float" office:value="123.645" calcext:value-type="float">
            <text:p>1.24E+02</text:p>
          </table:table-cell>
          <table:table-cell table:formula="of:=[.C1084]+0.2" office:value-type="float" office:value="216.599999999996" calcext:value-type="float">
            <text:p>216.599999999996</text:p>
          </table:table-cell>
        </table:table-row>
        <table:table-row table:style-name="ro1">
          <table:table-cell office:value-type="float" office:value="253.229" calcext:value-type="float">
            <text:p>2.53E+02</text:p>
          </table:table-cell>
          <table:table-cell office:value-type="float" office:value="123.659" calcext:value-type="float">
            <text:p>1.24E+02</text:p>
          </table:table-cell>
          <table:table-cell table:formula="of:=[.C1085]+0.2" office:value-type="float" office:value="216.799999999996" calcext:value-type="float">
            <text:p>216.799999999996</text:p>
          </table:table-cell>
        </table:table-row>
        <table:table-row table:style-name="ro1">
          <table:table-cell office:value-type="float" office:value="253.26" calcext:value-type="float">
            <text:p>2.53E+02</text:p>
          </table:table-cell>
          <table:table-cell office:value-type="float" office:value="123.673" calcext:value-type="float">
            <text:p>1.24E+02</text:p>
          </table:table-cell>
          <table:table-cell table:formula="of:=[.C1086]+0.2" office:value-type="float" office:value="216.999999999996" calcext:value-type="float">
            <text:p>216.999999999996</text:p>
          </table:table-cell>
        </table:table-row>
        <table:table-row table:style-name="ro1">
          <table:table-cell office:value-type="float" office:value="253.291" calcext:value-type="float">
            <text:p>2.53E+02</text:p>
          </table:table-cell>
          <table:table-cell office:value-type="float" office:value="123.687" calcext:value-type="float">
            <text:p>1.24E+02</text:p>
          </table:table-cell>
          <table:table-cell table:formula="of:=[.C1087]+0.2" office:value-type="float" office:value="217.199999999996" calcext:value-type="float">
            <text:p>217.199999999996</text:p>
          </table:table-cell>
        </table:table-row>
        <table:table-row table:style-name="ro1">
          <table:table-cell office:value-type="float" office:value="253.321" calcext:value-type="float">
            <text:p>2.53E+02</text:p>
          </table:table-cell>
          <table:table-cell office:value-type="float" office:value="123.7" calcext:value-type="float">
            <text:p>1.24E+02</text:p>
          </table:table-cell>
          <table:table-cell table:formula="of:=[.C1088]+0.2" office:value-type="float" office:value="217.399999999996" calcext:value-type="float">
            <text:p>217.399999999996</text:p>
          </table:table-cell>
        </table:table-row>
        <table:table-row table:style-name="ro1">
          <table:table-cell office:value-type="float" office:value="253.351" calcext:value-type="float">
            <text:p>2.53E+02</text:p>
          </table:table-cell>
          <table:table-cell office:value-type="float" office:value="123.714" calcext:value-type="float">
            <text:p>1.24E+02</text:p>
          </table:table-cell>
          <table:table-cell table:formula="of:=[.C1089]+0.2" office:value-type="float" office:value="217.599999999996" calcext:value-type="float">
            <text:p>217.599999999996</text:p>
          </table:table-cell>
        </table:table-row>
        <table:table-row table:style-name="ro1">
          <table:table-cell office:value-type="float" office:value="253.38" calcext:value-type="float">
            <text:p>2.53E+02</text:p>
          </table:table-cell>
          <table:table-cell office:value-type="float" office:value="123.727" calcext:value-type="float">
            <text:p>1.24E+02</text:p>
          </table:table-cell>
          <table:table-cell table:formula="of:=[.C1090]+0.2" office:value-type="float" office:value="217.799999999996" calcext:value-type="float">
            <text:p>217.799999999996</text:p>
          </table:table-cell>
        </table:table-row>
        <table:table-row table:style-name="ro1">
          <table:table-cell office:value-type="float" office:value="253.409" calcext:value-type="float">
            <text:p>2.53E+02</text:p>
          </table:table-cell>
          <table:table-cell office:value-type="float" office:value="123.739" calcext:value-type="float">
            <text:p>1.24E+02</text:p>
          </table:table-cell>
          <table:table-cell table:formula="of:=[.C1091]+0.2" office:value-type="float" office:value="217.999999999996" calcext:value-type="float">
            <text:p>217.999999999996</text:p>
          </table:table-cell>
        </table:table-row>
        <table:table-row table:style-name="ro1">
          <table:table-cell office:value-type="float" office:value="253.437" calcext:value-type="float">
            <text:p>2.53E+02</text:p>
          </table:table-cell>
          <table:table-cell office:value-type="float" office:value="123.752" calcext:value-type="float">
            <text:p>1.24E+02</text:p>
          </table:table-cell>
          <table:table-cell table:formula="of:=[.C1092]+0.2" office:value-type="float" office:value="218.199999999996" calcext:value-type="float">
            <text:p>218.199999999996</text:p>
          </table:table-cell>
        </table:table-row>
        <table:table-row table:style-name="ro1">
          <table:table-cell office:value-type="float" office:value="253.465" calcext:value-type="float">
            <text:p>2.53E+02</text:p>
          </table:table-cell>
          <table:table-cell office:value-type="float" office:value="123.764" calcext:value-type="float">
            <text:p>1.24E+02</text:p>
          </table:table-cell>
          <table:table-cell table:formula="of:=[.C1093]+0.2" office:value-type="float" office:value="218.399999999996" calcext:value-type="float">
            <text:p>218.399999999996</text:p>
          </table:table-cell>
        </table:table-row>
        <table:table-row table:style-name="ro1">
          <table:table-cell office:value-type="float" office:value="253.492" calcext:value-type="float">
            <text:p>2.53E+02</text:p>
          </table:table-cell>
          <table:table-cell office:value-type="float" office:value="123.776" calcext:value-type="float">
            <text:p>1.24E+02</text:p>
          </table:table-cell>
          <table:table-cell table:formula="of:=[.C1094]+0.2" office:value-type="float" office:value="218.599999999996" calcext:value-type="float">
            <text:p>218.599999999996</text:p>
          </table:table-cell>
        </table:table-row>
        <table:table-row table:style-name="ro1">
          <table:table-cell office:value-type="float" office:value="253.519" calcext:value-type="float">
            <text:p>2.54E+02</text:p>
          </table:table-cell>
          <table:table-cell office:value-type="float" office:value="123.788" calcext:value-type="float">
            <text:p>1.24E+02</text:p>
          </table:table-cell>
          <table:table-cell table:formula="of:=[.C1095]+0.2" office:value-type="float" office:value="218.799999999996" calcext:value-type="float">
            <text:p>218.799999999996</text:p>
          </table:table-cell>
        </table:table-row>
        <table:table-row table:style-name="ro1">
          <table:table-cell office:value-type="float" office:value="253.545" calcext:value-type="float">
            <text:p>2.54E+02</text:p>
          </table:table-cell>
          <table:table-cell office:value-type="float" office:value="123.8" calcext:value-type="float">
            <text:p>1.24E+02</text:p>
          </table:table-cell>
          <table:table-cell table:formula="of:=[.C1096]+0.2" office:value-type="float" office:value="218.999999999996" calcext:value-type="float">
            <text:p>218.999999999996</text:p>
          </table:table-cell>
        </table:table-row>
        <table:table-row table:style-name="ro1">
          <table:table-cell office:value-type="float" office:value="253.57" calcext:value-type="float">
            <text:p>2.54E+02</text:p>
          </table:table-cell>
          <table:table-cell office:value-type="float" office:value="123.811" calcext:value-type="float">
            <text:p>1.24E+02</text:p>
          </table:table-cell>
          <table:table-cell table:formula="of:=[.C1097]+0.2" office:value-type="float" office:value="219.199999999996" calcext:value-type="float">
            <text:p>219.199999999996</text:p>
          </table:table-cell>
        </table:table-row>
        <table:table-row table:style-name="ro1">
          <table:table-cell office:value-type="float" office:value="253.596" calcext:value-type="float">
            <text:p>2.54E+02</text:p>
          </table:table-cell>
          <table:table-cell office:value-type="float" office:value="123.822" calcext:value-type="float">
            <text:p>1.24E+02</text:p>
          </table:table-cell>
          <table:table-cell table:formula="of:=[.C1098]+0.2" office:value-type="float" office:value="219.399999999996" calcext:value-type="float">
            <text:p>219.399999999996</text:p>
          </table:table-cell>
        </table:table-row>
        <table:table-row table:style-name="ro1">
          <table:table-cell office:value-type="float" office:value="253.62" calcext:value-type="float">
            <text:p>2.54E+02</text:p>
          </table:table-cell>
          <table:table-cell office:value-type="float" office:value="123.833" calcext:value-type="float">
            <text:p>1.24E+02</text:p>
          </table:table-cell>
          <table:table-cell table:formula="of:=[.C1099]+0.2" office:value-type="float" office:value="219.599999999996" calcext:value-type="float">
            <text:p>219.599999999996</text:p>
          </table:table-cell>
        </table:table-row>
        <table:table-row table:style-name="ro1">
          <table:table-cell office:value-type="float" office:value="253.644" calcext:value-type="float">
            <text:p>2.54E+02</text:p>
          </table:table-cell>
          <table:table-cell office:value-type="float" office:value="123.844" calcext:value-type="float">
            <text:p>1.24E+02</text:p>
          </table:table-cell>
          <table:table-cell table:formula="of:=[.C1100]+0.2" office:value-type="float" office:value="219.799999999996" calcext:value-type="float">
            <text:p>219.799999999996</text:p>
          </table:table-cell>
        </table:table-row>
        <table:table-row table:style-name="ro1">
          <table:table-cell office:value-type="float" office:value="253.668" calcext:value-type="float">
            <text:p>2.54E+02</text:p>
          </table:table-cell>
          <table:table-cell office:value-type="float" office:value="123.854" calcext:value-type="float">
            <text:p>1.24E+02</text:p>
          </table:table-cell>
          <table:table-cell table:formula="of:=[.C1101]+0.2" office:value-type="float" office:value="219.999999999996" calcext:value-type="float">
            <text:p>219.999999999996</text:p>
          </table:table-cell>
        </table:table-row>
        <table:table-row table:style-name="ro1">
          <table:table-cell office:value-type="float" office:value="253.691" calcext:value-type="float">
            <text:p>2.54E+02</text:p>
          </table:table-cell>
          <table:table-cell office:value-type="float" office:value="123.865" calcext:value-type="float">
            <text:p>1.24E+02</text:p>
          </table:table-cell>
          <table:table-cell table:formula="of:=[.C1102]+0.2" office:value-type="float" office:value="220.199999999996" calcext:value-type="float">
            <text:p>220.199999999996</text:p>
          </table:table-cell>
        </table:table-row>
        <table:table-row table:style-name="ro1">
          <table:table-cell office:value-type="float" office:value="253.714" calcext:value-type="float">
            <text:p>2.54E+02</text:p>
          </table:table-cell>
          <table:table-cell office:value-type="float" office:value="123.875" calcext:value-type="float">
            <text:p>1.24E+02</text:p>
          </table:table-cell>
          <table:table-cell table:formula="of:=[.C1103]+0.2" office:value-type="float" office:value="220.399999999996" calcext:value-type="float">
            <text:p>220.399999999996</text:p>
          </table:table-cell>
        </table:table-row>
        <table:table-row table:style-name="ro1">
          <table:table-cell office:value-type="float" office:value="253.736" calcext:value-type="float">
            <text:p>2.54E+02</text:p>
          </table:table-cell>
          <table:table-cell office:value-type="float" office:value="123.885" calcext:value-type="float">
            <text:p>1.24E+02</text:p>
          </table:table-cell>
          <table:table-cell table:formula="of:=[.C1104]+0.2" office:value-type="float" office:value="220.599999999996" calcext:value-type="float">
            <text:p>220.599999999996</text:p>
          </table:table-cell>
        </table:table-row>
        <table:table-row table:style-name="ro1">
          <table:table-cell office:value-type="float" office:value="253.758" calcext:value-type="float">
            <text:p>2.54E+02</text:p>
          </table:table-cell>
          <table:table-cell office:value-type="float" office:value="123.894" calcext:value-type="float">
            <text:p>1.24E+02</text:p>
          </table:table-cell>
          <table:table-cell table:formula="of:=[.C1105]+0.2" office:value-type="float" office:value="220.799999999996" calcext:value-type="float">
            <text:p>220.799999999996</text:p>
          </table:table-cell>
        </table:table-row>
        <table:table-row table:style-name="ro1">
          <table:table-cell office:value-type="float" office:value="253.779" calcext:value-type="float">
            <text:p>2.54E+02</text:p>
          </table:table-cell>
          <table:table-cell office:value-type="float" office:value="123.904" calcext:value-type="float">
            <text:p>1.24E+02</text:p>
          </table:table-cell>
          <table:table-cell table:formula="of:=[.C1106]+0.2" office:value-type="float" office:value="220.999999999996" calcext:value-type="float">
            <text:p>220.999999999996</text:p>
          </table:table-cell>
        </table:table-row>
        <table:table-row table:style-name="ro1">
          <table:table-cell office:value-type="float" office:value="253.799" calcext:value-type="float">
            <text:p>2.54E+02</text:p>
          </table:table-cell>
          <table:table-cell office:value-type="float" office:value="123.913" calcext:value-type="float">
            <text:p>1.24E+02</text:p>
          </table:table-cell>
          <table:table-cell table:formula="of:=[.C1107]+0.2" office:value-type="float" office:value="221.199999999996" calcext:value-type="float">
            <text:p>221.199999999996</text:p>
          </table:table-cell>
        </table:table-row>
        <table:table-row table:style-name="ro1">
          <table:table-cell office:value-type="float" office:value="253.82" calcext:value-type="float">
            <text:p>2.54E+02</text:p>
          </table:table-cell>
          <table:table-cell office:value-type="float" office:value="123.922" calcext:value-type="float">
            <text:p>1.24E+02</text:p>
          </table:table-cell>
          <table:table-cell table:formula="of:=[.C1108]+0.2" office:value-type="float" office:value="221.399999999996" calcext:value-type="float">
            <text:p>221.399999999996</text:p>
          </table:table-cell>
        </table:table-row>
        <table:table-row table:style-name="ro1">
          <table:table-cell office:value-type="float" office:value="253.839" calcext:value-type="float">
            <text:p>2.54E+02</text:p>
          </table:table-cell>
          <table:table-cell office:value-type="float" office:value="123.93" calcext:value-type="float">
            <text:p>1.24E+02</text:p>
          </table:table-cell>
          <table:table-cell table:formula="of:=[.C1109]+0.2" office:value-type="float" office:value="221.599999999996" calcext:value-type="float">
            <text:p>221.599999999996</text:p>
          </table:table-cell>
        </table:table-row>
        <table:table-row table:style-name="ro1">
          <table:table-cell office:value-type="float" office:value="253.858" calcext:value-type="float">
            <text:p>2.54E+02</text:p>
          </table:table-cell>
          <table:table-cell office:value-type="float" office:value="123.939" calcext:value-type="float">
            <text:p>1.24E+02</text:p>
          </table:table-cell>
          <table:table-cell table:formula="of:=[.C1110]+0.2" office:value-type="float" office:value="221.799999999996" calcext:value-type="float">
            <text:p>221.799999999996</text:p>
          </table:table-cell>
        </table:table-row>
        <table:table-row table:style-name="ro1">
          <table:table-cell office:value-type="float" office:value="253.877" calcext:value-type="float">
            <text:p>2.54E+02</text:p>
          </table:table-cell>
          <table:table-cell office:value-type="float" office:value="123.947" calcext:value-type="float">
            <text:p>1.24E+02</text:p>
          </table:table-cell>
          <table:table-cell table:formula="of:=[.C1111]+0.2" office:value-type="float" office:value="221.999999999996" calcext:value-type="float">
            <text:p>221.999999999996</text:p>
          </table:table-cell>
        </table:table-row>
        <table:table-row table:style-name="ro1">
          <table:table-cell office:value-type="float" office:value="253.895" calcext:value-type="float">
            <text:p>2.54E+02</text:p>
          </table:table-cell>
          <table:table-cell office:value-type="float" office:value="123.955" calcext:value-type="float">
            <text:p>1.24E+02</text:p>
          </table:table-cell>
          <table:table-cell table:formula="of:=[.C1112]+0.2" office:value-type="float" office:value="222.199999999996" calcext:value-type="float">
            <text:p>222.199999999996</text:p>
          </table:table-cell>
        </table:table-row>
        <table:table-row table:style-name="ro1">
          <table:table-cell office:value-type="float" office:value="253.913" calcext:value-type="float">
            <text:p>2.54E+02</text:p>
          </table:table-cell>
          <table:table-cell office:value-type="float" office:value="123.963" calcext:value-type="float">
            <text:p>1.24E+02</text:p>
          </table:table-cell>
          <table:table-cell table:formula="of:=[.C1113]+0.2" office:value-type="float" office:value="222.399999999996" calcext:value-type="float">
            <text:p>222.399999999996</text:p>
          </table:table-cell>
        </table:table-row>
        <table:table-row table:style-name="ro1">
          <table:table-cell office:value-type="float" office:value="253.93" calcext:value-type="float">
            <text:p>2.54E+02</text:p>
          </table:table-cell>
          <table:table-cell office:value-type="float" office:value="123.971" calcext:value-type="float">
            <text:p>1.24E+02</text:p>
          </table:table-cell>
          <table:table-cell table:formula="of:=[.C1114]+0.2" office:value-type="float" office:value="222.599999999996" calcext:value-type="float">
            <text:p>222.599999999996</text:p>
          </table:table-cell>
        </table:table-row>
        <table:table-row table:style-name="ro1">
          <table:table-cell office:value-type="float" office:value="253.947" calcext:value-type="float">
            <text:p>2.54E+02</text:p>
          </table:table-cell>
          <table:table-cell office:value-type="float" office:value="123.978" calcext:value-type="float">
            <text:p>1.24E+02</text:p>
          </table:table-cell>
          <table:table-cell table:formula="of:=[.C1115]+0.2" office:value-type="float" office:value="222.799999999996" calcext:value-type="float">
            <text:p>222.799999999996</text:p>
          </table:table-cell>
        </table:table-row>
        <table:table-row table:style-name="ro1">
          <table:table-cell office:value-type="float" office:value="253.963" calcext:value-type="float">
            <text:p>2.54E+02</text:p>
          </table:table-cell>
          <table:table-cell office:value-type="float" office:value="123.985" calcext:value-type="float">
            <text:p>1.24E+02</text:p>
          </table:table-cell>
          <table:table-cell table:formula="of:=[.C1116]+0.2" office:value-type="float" office:value="222.999999999996" calcext:value-type="float">
            <text:p>222.999999999996</text:p>
          </table:table-cell>
        </table:table-row>
        <table:table-row table:style-name="ro1">
          <table:table-cell office:value-type="float" office:value="253.979" calcext:value-type="float">
            <text:p>2.54E+02</text:p>
          </table:table-cell>
          <table:table-cell office:value-type="float" office:value="123.992" calcext:value-type="float">
            <text:p>1.24E+02</text:p>
          </table:table-cell>
          <table:table-cell table:formula="of:=[.C1117]+0.2" office:value-type="float" office:value="223.199999999996" calcext:value-type="float">
            <text:p>223.199999999996</text:p>
          </table:table-cell>
        </table:table-row>
        <table:table-row table:style-name="ro1">
          <table:table-cell office:value-type="float" office:value="253.994" calcext:value-type="float">
            <text:p>2.54E+02</text:p>
          </table:table-cell>
          <table:table-cell office:value-type="float" office:value="123.999" calcext:value-type="float">
            <text:p>1.24E+02</text:p>
          </table:table-cell>
          <table:table-cell table:formula="of:=[.C1118]+0.2" office:value-type="float" office:value="223.399999999996" calcext:value-type="float">
            <text:p>223.399999999996</text:p>
          </table:table-cell>
        </table:table-row>
        <table:table-row table:style-name="ro1">
          <table:table-cell office:value-type="float" office:value="254.009" calcext:value-type="float">
            <text:p>2.54E+02</text:p>
          </table:table-cell>
          <table:table-cell office:value-type="float" office:value="124.006" calcext:value-type="float">
            <text:p>1.24E+02</text:p>
          </table:table-cell>
          <table:table-cell table:formula="of:=[.C1119]+0.2" office:value-type="float" office:value="223.599999999996" calcext:value-type="float">
            <text:p>223.599999999996</text:p>
          </table:table-cell>
        </table:table-row>
        <table:table-row table:style-name="ro1">
          <table:table-cell office:value-type="float" office:value="254.023" calcext:value-type="float">
            <text:p>2.54E+02</text:p>
          </table:table-cell>
          <table:table-cell office:value-type="float" office:value="124.012" calcext:value-type="float">
            <text:p>1.24E+02</text:p>
          </table:table-cell>
          <table:table-cell table:formula="of:=[.C1120]+0.2" office:value-type="float" office:value="223.799999999996" calcext:value-type="float">
            <text:p>223.799999999996</text:p>
          </table:table-cell>
        </table:table-row>
        <table:table-row table:style-name="ro1">
          <table:table-cell office:value-type="float" office:value="254.037" calcext:value-type="float">
            <text:p>2.54E+02</text:p>
          </table:table-cell>
          <table:table-cell office:value-type="float" office:value="124.018" calcext:value-type="float">
            <text:p>1.24E+02</text:p>
          </table:table-cell>
          <table:table-cell table:formula="of:=[.C1121]+0.2" office:value-type="float" office:value="223.999999999996" calcext:value-type="float">
            <text:p>223.999999999996</text:p>
          </table:table-cell>
        </table:table-row>
        <table:table-row table:style-name="ro1">
          <table:table-cell office:value-type="float" office:value="254.05" calcext:value-type="float">
            <text:p>2.54E+02</text:p>
          </table:table-cell>
          <table:table-cell office:value-type="float" office:value="124.024" calcext:value-type="float">
            <text:p>1.24E+02</text:p>
          </table:table-cell>
          <table:table-cell table:formula="of:=[.C1122]+0.2" office:value-type="float" office:value="224.199999999996" calcext:value-type="float">
            <text:p>224.199999999996</text:p>
          </table:table-cell>
        </table:table-row>
        <table:table-row table:style-name="ro1">
          <table:table-cell office:value-type="float" office:value="254.063" calcext:value-type="float">
            <text:p>2.54E+02</text:p>
          </table:table-cell>
          <table:table-cell office:value-type="float" office:value="124.03" calcext:value-type="float">
            <text:p>1.24E+02</text:p>
          </table:table-cell>
          <table:table-cell table:formula="of:=[.C1123]+0.2" office:value-type="float" office:value="224.399999999996" calcext:value-type="float">
            <text:p>224.399999999996</text:p>
          </table:table-cell>
        </table:table-row>
        <table:table-row table:style-name="ro1">
          <table:table-cell office:value-type="float" office:value="254.075" calcext:value-type="float">
            <text:p>2.54E+02</text:p>
          </table:table-cell>
          <table:table-cell office:value-type="float" office:value="124.035" calcext:value-type="float">
            <text:p>1.24E+02</text:p>
          </table:table-cell>
          <table:table-cell table:formula="of:=[.C1124]+0.2" office:value-type="float" office:value="224.599999999996" calcext:value-type="float">
            <text:p>224.599999999996</text:p>
          </table:table-cell>
        </table:table-row>
        <table:table-row table:style-name="ro1">
          <table:table-cell office:value-type="float" office:value="254.087" calcext:value-type="float">
            <text:p>2.54E+02</text:p>
          </table:table-cell>
          <table:table-cell office:value-type="float" office:value="124.041" calcext:value-type="float">
            <text:p>1.24E+02</text:p>
          </table:table-cell>
          <table:table-cell table:formula="of:=[.C1125]+0.2" office:value-type="float" office:value="224.799999999996" calcext:value-type="float">
            <text:p>224.799999999996</text:p>
          </table:table-cell>
        </table:table-row>
        <table:table-row table:style-name="ro1">
          <table:table-cell office:value-type="float" office:value="254.098" calcext:value-type="float">
            <text:p>2.54E+02</text:p>
          </table:table-cell>
          <table:table-cell office:value-type="float" office:value="124.046" calcext:value-type="float">
            <text:p>1.24E+02</text:p>
          </table:table-cell>
          <table:table-cell table:formula="of:=[.C1126]+0.2" office:value-type="float" office:value="224.999999999996" calcext:value-type="float">
            <text:p>224.999999999996</text:p>
          </table:table-cell>
        </table:table-row>
        <table:table-row table:style-name="ro1">
          <table:table-cell office:value-type="float" office:value="254.109" calcext:value-type="float">
            <text:p>2.54E+02</text:p>
          </table:table-cell>
          <table:table-cell office:value-type="float" office:value="124.05" calcext:value-type="float">
            <text:p>1.24E+02</text:p>
          </table:table-cell>
          <table:table-cell table:formula="of:=[.C1127]+0.2" office:value-type="float" office:value="225.199999999996" calcext:value-type="float">
            <text:p>225.199999999996</text:p>
          </table:table-cell>
        </table:table-row>
        <table:table-row table:style-name="ro1">
          <table:table-cell office:value-type="float" office:value="254.12" calcext:value-type="float">
            <text:p>2.54E+02</text:p>
          </table:table-cell>
          <table:table-cell office:value-type="float" office:value="124.055" calcext:value-type="float">
            <text:p>1.24E+02</text:p>
          </table:table-cell>
          <table:table-cell table:formula="of:=[.C1128]+0.2" office:value-type="float" office:value="225.399999999996" calcext:value-type="float">
            <text:p>225.399999999996</text:p>
          </table:table-cell>
        </table:table-row>
        <table:table-row table:style-name="ro1">
          <table:table-cell office:value-type="float" office:value="254.13" calcext:value-type="float">
            <text:p>2.54E+02</text:p>
          </table:table-cell>
          <table:table-cell office:value-type="float" office:value="124.06" calcext:value-type="float">
            <text:p>1.24E+02</text:p>
          </table:table-cell>
          <table:table-cell table:formula="of:=[.C1129]+0.2" office:value-type="float" office:value="225.599999999996" calcext:value-type="float">
            <text:p>225.599999999996</text:p>
          </table:table-cell>
        </table:table-row>
        <table:table-row table:style-name="ro1">
          <table:table-cell office:value-type="float" office:value="254.139" calcext:value-type="float">
            <text:p>2.54E+02</text:p>
          </table:table-cell>
          <table:table-cell office:value-type="float" office:value="124.064" calcext:value-type="float">
            <text:p>1.24E+02</text:p>
          </table:table-cell>
          <table:table-cell table:formula="of:=[.C1130]+0.2" office:value-type="float" office:value="225.799999999996" calcext:value-type="float">
            <text:p>225.799999999996</text:p>
          </table:table-cell>
        </table:table-row>
        <table:table-row table:style-name="ro1">
          <table:table-cell office:value-type="float" office:value="254.148" calcext:value-type="float">
            <text:p>2.54E+02</text:p>
          </table:table-cell>
          <table:table-cell office:value-type="float" office:value="124.068" calcext:value-type="float">
            <text:p>1.24E+02</text:p>
          </table:table-cell>
          <table:table-cell table:formula="of:=[.C1131]+0.2" office:value-type="float" office:value="225.999999999996" calcext:value-type="float">
            <text:p>225.999999999996</text:p>
          </table:table-cell>
        </table:table-row>
        <table:table-row table:style-name="ro1">
          <table:table-cell office:value-type="float" office:value="254.156" calcext:value-type="float">
            <text:p>2.54E+02</text:p>
          </table:table-cell>
          <table:table-cell office:value-type="float" office:value="124.071" calcext:value-type="float">
            <text:p>1.24E+02</text:p>
          </table:table-cell>
          <table:table-cell table:formula="of:=[.C1132]+0.2" office:value-type="float" office:value="226.199999999996" calcext:value-type="float">
            <text:p>226.199999999996</text:p>
          </table:table-cell>
        </table:table-row>
        <table:table-row table:style-name="ro1">
          <table:table-cell office:value-type="float" office:value="254.164" calcext:value-type="float">
            <text:p>2.54E+02</text:p>
          </table:table-cell>
          <table:table-cell office:value-type="float" office:value="124.075" calcext:value-type="float">
            <text:p>1.24E+02</text:p>
          </table:table-cell>
          <table:table-cell table:formula="of:=[.C1133]+0.2" office:value-type="float" office:value="226.399999999996" calcext:value-type="float">
            <text:p>226.399999999996</text:p>
          </table:table-cell>
        </table:table-row>
        <table:table-row table:style-name="ro1">
          <table:table-cell office:value-type="float" office:value="254.172" calcext:value-type="float">
            <text:p>2.54E+02</text:p>
          </table:table-cell>
          <table:table-cell office:value-type="float" office:value="124.078" calcext:value-type="float">
            <text:p>1.24E+02</text:p>
          </table:table-cell>
          <table:table-cell table:formula="of:=[.C1134]+0.2" office:value-type="float" office:value="226.599999999996" calcext:value-type="float">
            <text:p>226.599999999996</text:p>
          </table:table-cell>
        </table:table-row>
        <table:table-row table:style-name="ro1">
          <table:table-cell office:value-type="float" office:value="254.179" calcext:value-type="float">
            <text:p>2.54E+02</text:p>
          </table:table-cell>
          <table:table-cell office:value-type="float" office:value="124.082" calcext:value-type="float">
            <text:p>1.24E+02</text:p>
          </table:table-cell>
          <table:table-cell table:formula="of:=[.C1135]+0.2" office:value-type="float" office:value="226.799999999996" calcext:value-type="float">
            <text:p>226.799999999996</text:p>
          </table:table-cell>
        </table:table-row>
        <table:table-row table:style-name="ro1">
          <table:table-cell office:value-type="float" office:value="254.186" calcext:value-type="float">
            <text:p>2.54E+02</text:p>
          </table:table-cell>
          <table:table-cell office:value-type="float" office:value="124.084" calcext:value-type="float">
            <text:p>1.24E+02</text:p>
          </table:table-cell>
          <table:table-cell table:formula="of:=[.C1136]+0.2" office:value-type="float" office:value="226.999999999996" calcext:value-type="float">
            <text:p>226.999999999996</text:p>
          </table:table-cell>
        </table:table-row>
        <table:table-row table:style-name="ro1">
          <table:table-cell office:value-type="float" office:value="254.192" calcext:value-type="float">
            <text:p>2.54E+02</text:p>
          </table:table-cell>
          <table:table-cell office:value-type="float" office:value="124.087" calcext:value-type="float">
            <text:p>1.24E+02</text:p>
          </table:table-cell>
          <table:table-cell table:formula="of:=[.C1137]+0.2" office:value-type="float" office:value="227.199999999996" calcext:value-type="float">
            <text:p>227.199999999996</text:p>
          </table:table-cell>
        </table:table-row>
        <table:table-row table:style-name="ro1">
          <table:table-cell office:value-type="float" office:value="254.198" calcext:value-type="float">
            <text:p>2.54E+02</text:p>
          </table:table-cell>
          <table:table-cell office:value-type="float" office:value="124.09" calcext:value-type="float">
            <text:p>1.24E+02</text:p>
          </table:table-cell>
          <table:table-cell table:formula="of:=[.C1138]+0.2" office:value-type="float" office:value="227.399999999996" calcext:value-type="float">
            <text:p>227.399999999996</text:p>
          </table:table-cell>
        </table:table-row>
        <table:table-row table:style-name="ro1">
          <table:table-cell office:value-type="float" office:value="254.203" calcext:value-type="float">
            <text:p>2.54E+02</text:p>
          </table:table-cell>
          <table:table-cell office:value-type="float" office:value="124.092" calcext:value-type="float">
            <text:p>1.24E+02</text:p>
          </table:table-cell>
          <table:table-cell table:formula="of:=[.C1139]+0.2" office:value-type="float" office:value="227.599999999996" calcext:value-type="float">
            <text:p>227.599999999996</text:p>
          </table:table-cell>
        </table:table-row>
        <table:table-row table:style-name="ro1">
          <table:table-cell office:value-type="float" office:value="254.208" calcext:value-type="float">
            <text:p>2.54E+02</text:p>
          </table:table-cell>
          <table:table-cell office:value-type="float" office:value="124.094" calcext:value-type="float">
            <text:p>1.24E+02</text:p>
          </table:table-cell>
          <table:table-cell table:formula="of:=[.C1140]+0.2" office:value-type="float" office:value="227.799999999996" calcext:value-type="float">
            <text:p>227.799999999996</text:p>
          </table:table-cell>
        </table:table-row>
        <table:table-row table:style-name="ro1">
          <table:table-cell office:value-type="float" office:value="254.212" calcext:value-type="float">
            <text:p>2.54E+02</text:p>
          </table:table-cell>
          <table:table-cell office:value-type="float" office:value="124.096" calcext:value-type="float">
            <text:p>1.24E+02</text:p>
          </table:table-cell>
          <table:table-cell table:formula="of:=[.C1141]+0.2" office:value-type="float" office:value="227.999999999996" calcext:value-type="float">
            <text:p>227.999999999996</text:p>
          </table:table-cell>
        </table:table-row>
        <table:table-row table:style-name="ro1">
          <table:table-cell office:value-type="float" office:value="254.216" calcext:value-type="float">
            <text:p>2.54E+02</text:p>
          </table:table-cell>
          <table:table-cell office:value-type="float" office:value="124.098" calcext:value-type="float">
            <text:p>1.24E+02</text:p>
          </table:table-cell>
          <table:table-cell table:formula="of:=[.C1142]+0.2" office:value-type="float" office:value="228.199999999996" calcext:value-type="float">
            <text:p>228.199999999996</text:p>
          </table:table-cell>
        </table:table-row>
        <table:table-row table:style-name="ro1">
          <table:table-cell office:value-type="float" office:value="254.219" calcext:value-type="float">
            <text:p>2.54E+02</text:p>
          </table:table-cell>
          <table:table-cell office:value-type="float" office:value="124.099" calcext:value-type="float">
            <text:p>1.24E+02</text:p>
          </table:table-cell>
          <table:table-cell table:formula="of:=[.C1143]+0.2" office:value-type="float" office:value="228.399999999996" calcext:value-type="float">
            <text:p>228.399999999996</text:p>
          </table:table-cell>
        </table:table-row>
        <table:table-row table:style-name="ro1">
          <table:table-cell office:value-type="float" office:value="254.222" calcext:value-type="float">
            <text:p>2.54E+02</text:p>
          </table:table-cell>
          <table:table-cell office:value-type="float" office:value="124.101" calcext:value-type="float">
            <text:p>1.24E+02</text:p>
          </table:table-cell>
          <table:table-cell table:formula="of:=[.C1144]+0.2" office:value-type="float" office:value="228.599999999996" calcext:value-type="float">
            <text:p>228.599999999996</text:p>
          </table:table-cell>
        </table:table-row>
        <table:table-row table:style-name="ro1">
          <table:table-cell office:value-type="float" office:value="254.224" calcext:value-type="float">
            <text:p>2.54E+02</text:p>
          </table:table-cell>
          <table:table-cell office:value-type="float" office:value="124.102" calcext:value-type="float">
            <text:p>1.24E+02</text:p>
          </table:table-cell>
          <table:table-cell table:formula="of:=[.C1145]+0.2" office:value-type="float" office:value="228.799999999996" calcext:value-type="float">
            <text:p>228.799999999996</text:p>
          </table:table-cell>
        </table:table-row>
        <table:table-row table:style-name="ro1">
          <table:table-cell office:value-type="float" office:value="254.226" calcext:value-type="float">
            <text:p>2.54E+02</text:p>
          </table:table-cell>
          <table:table-cell office:value-type="float" office:value="124.102" calcext:value-type="float">
            <text:p>1.24E+02</text:p>
          </table:table-cell>
          <table:table-cell table:formula="of:=[.C1146]+0.2" office:value-type="float" office:value="228.999999999996" calcext:value-type="float">
            <text:p>228.999999999996</text:p>
          </table:table-cell>
        </table:table-row>
        <table:table-row table:style-name="ro1">
          <table:table-cell office:value-type="float" office:value="254.228" calcext:value-type="float">
            <text:p>2.54E+02</text:p>
          </table:table-cell>
          <table:table-cell office:value-type="float" office:value="124.103" calcext:value-type="float">
            <text:p>1.24E+02</text:p>
          </table:table-cell>
          <table:table-cell table:formula="of:=[.C1147]+0.2" office:value-type="float" office:value="229.199999999996" calcext:value-type="float">
            <text:p>229.199999999996</text:p>
          </table:table-cell>
        </table:table-row>
        <table:table-row table:style-name="ro1">
          <table:table-cell office:value-type="float" office:value="254.229" calcext:value-type="float">
            <text:p>2.54E+02</text:p>
          </table:table-cell>
          <table:table-cell office:value-type="float" office:value="124.104" calcext:value-type="float">
            <text:p>1.24E+02</text:p>
          </table:table-cell>
          <table:table-cell table:formula="of:=[.C1148]+0.2" office:value-type="float" office:value="229.399999999996" calcext:value-type="float">
            <text:p>229.399999999996</text:p>
          </table:table-cell>
        </table:table-row>
        <table:table-row table:style-name="ro1">
          <table:table-cell office:value-type="float" office:value="254.229" calcext:value-type="float">
            <text:p>2.54E+02</text:p>
          </table:table-cell>
          <table:table-cell office:value-type="float" office:value="124.104" calcext:value-type="float">
            <text:p>1.24E+02</text:p>
          </table:table-cell>
          <table:table-cell table:formula="of:=[.C1149]+0.2" office:value-type="float" office:value="229.599999999995" calcext:value-type="float">
            <text:p>229.599999999995</text:p>
          </table:table-cell>
        </table:table-row>
        <table:table-row table:style-name="ro1">
          <table:table-cell office:value-type="float" office:value="254.229" calcext:value-type="float">
            <text:p>2.54E+02</text:p>
          </table:table-cell>
          <table:table-cell office:value-type="float" office:value="124.104" calcext:value-type="float">
            <text:p>1.24E+02</text:p>
          </table:table-cell>
          <table:table-cell table:formula="of:=[.C1150]+0.2" office:value-type="float" office:value="229.799999999995" calcext:value-type="float">
            <text:p>229.799999999995</text:p>
          </table:table-cell>
        </table:table-row>
        <table:table-row table:style-name="ro1">
          <table:table-cell office:value-type="float" office:value="254.229" calcext:value-type="float">
            <text:p>2.54E+02</text:p>
          </table:table-cell>
          <table:table-cell office:value-type="float" office:value="124.104" calcext:value-type="float">
            <text:p>1.24E+02</text:p>
          </table:table-cell>
          <table:table-cell table:formula="of:=[.C1151]+0.2" office:value-type="float" office:value="229.999999999995" calcext:value-type="float">
            <text:p>229.999999999995</text:p>
          </table:table-cell>
        </table:table-row>
        <table:table-row table:style-name="ro1">
          <table:table-cell office:value-type="float" office:value="254.228" calcext:value-type="float">
            <text:p>2.54E+02</text:p>
          </table:table-cell>
          <table:table-cell office:value-type="float" office:value="124.103" calcext:value-type="float">
            <text:p>1.24E+02</text:p>
          </table:table-cell>
          <table:table-cell table:formula="of:=[.C1152]+0.2" office:value-type="float" office:value="230.199999999995" calcext:value-type="float">
            <text:p>230.199999999995</text:p>
          </table:table-cell>
        </table:table-row>
        <table:table-row table:style-name="ro1">
          <table:table-cell office:value-type="float" office:value="254.227" calcext:value-type="float">
            <text:p>2.54E+02</text:p>
          </table:table-cell>
          <table:table-cell office:value-type="float" office:value="124.103" calcext:value-type="float">
            <text:p>1.24E+02</text:p>
          </table:table-cell>
          <table:table-cell table:formula="of:=[.C1153]+0.2" office:value-type="float" office:value="230.399999999995" calcext:value-type="float">
            <text:p>230.399999999995</text:p>
          </table:table-cell>
        </table:table-row>
        <table:table-row table:style-name="ro1">
          <table:table-cell office:value-type="float" office:value="254.225" calcext:value-type="float">
            <text:p>2.54E+02</text:p>
          </table:table-cell>
          <table:table-cell office:value-type="float" office:value="124.102" calcext:value-type="float">
            <text:p>1.24E+02</text:p>
          </table:table-cell>
          <table:table-cell table:formula="of:=[.C1154]+0.2" office:value-type="float" office:value="230.599999999995" calcext:value-type="float">
            <text:p>230.599999999995</text:p>
          </table:table-cell>
        </table:table-row>
        <table:table-row table:style-name="ro1">
          <table:table-cell office:value-type="float" office:value="254.223" calcext:value-type="float">
            <text:p>2.54E+02</text:p>
          </table:table-cell>
          <table:table-cell office:value-type="float" office:value="124.101" calcext:value-type="float">
            <text:p>1.24E+02</text:p>
          </table:table-cell>
          <table:table-cell table:formula="of:=[.C1155]+0.2" office:value-type="float" office:value="230.799999999995" calcext:value-type="float">
            <text:p>230.799999999995</text:p>
          </table:table-cell>
        </table:table-row>
        <table:table-row table:style-name="ro1">
          <table:table-cell office:value-type="float" office:value="254.22" calcext:value-type="float">
            <text:p>2.54E+02</text:p>
          </table:table-cell>
          <table:table-cell office:value-type="float" office:value="124.1" calcext:value-type="float">
            <text:p>1.24E+02</text:p>
          </table:table-cell>
          <table:table-cell table:formula="of:=[.C1156]+0.2" office:value-type="float" office:value="230.999999999995" calcext:value-type="float">
            <text:p>230.999999999995</text:p>
          </table:table-cell>
        </table:table-row>
        <table:table-row table:style-name="ro1">
          <table:table-cell office:value-type="float" office:value="254.217" calcext:value-type="float">
            <text:p>2.54E+02</text:p>
          </table:table-cell>
          <table:table-cell office:value-type="float" office:value="124.099" calcext:value-type="float">
            <text:p>1.24E+02</text:p>
          </table:table-cell>
          <table:table-cell table:formula="of:=[.C1157]+0.2" office:value-type="float" office:value="231.199999999995" calcext:value-type="float">
            <text:p>231.199999999995</text:p>
          </table:table-cell>
        </table:table-row>
        <table:table-row table:style-name="ro1">
          <table:table-cell office:value-type="float" office:value="254.214" calcext:value-type="float">
            <text:p>2.54E+02</text:p>
          </table:table-cell>
          <table:table-cell office:value-type="float" office:value="124.097" calcext:value-type="float">
            <text:p>1.24E+02</text:p>
          </table:table-cell>
          <table:table-cell table:formula="of:=[.C1158]+0.2" office:value-type="float" office:value="231.399999999995" calcext:value-type="float">
            <text:p>231.399999999995</text:p>
          </table:table-cell>
        </table:table-row>
        <table:table-row table:style-name="ro1">
          <table:table-cell office:value-type="float" office:value="254.21" calcext:value-type="float">
            <text:p>2.54E+02</text:p>
          </table:table-cell>
          <table:table-cell office:value-type="float" office:value="124.095" calcext:value-type="float">
            <text:p>1.24E+02</text:p>
          </table:table-cell>
          <table:table-cell table:formula="of:=[.C1159]+0.2" office:value-type="float" office:value="231.599999999995" calcext:value-type="float">
            <text:p>231.599999999995</text:p>
          </table:table-cell>
        </table:table-row>
        <table:table-row table:style-name="ro1">
          <table:table-cell office:value-type="float" office:value="254.205" calcext:value-type="float">
            <text:p>2.54E+02</text:p>
          </table:table-cell>
          <table:table-cell office:value-type="float" office:value="124.093" calcext:value-type="float">
            <text:p>1.24E+02</text:p>
          </table:table-cell>
          <table:table-cell table:formula="of:=[.C1160]+0.2" office:value-type="float" office:value="231.799999999995" calcext:value-type="float">
            <text:p>231.799999999995</text:p>
          </table:table-cell>
        </table:table-row>
        <table:table-row table:style-name="ro1">
          <table:table-cell office:value-type="float" office:value="254.201" calcext:value-type="float">
            <text:p>2.54E+02</text:p>
          </table:table-cell>
          <table:table-cell office:value-type="float" office:value="124.091" calcext:value-type="float">
            <text:p>1.24E+02</text:p>
          </table:table-cell>
          <table:table-cell table:formula="of:=[.C1161]+0.2" office:value-type="float" office:value="231.999999999995" calcext:value-type="float">
            <text:p>231.999999999995</text:p>
          </table:table-cell>
        </table:table-row>
        <table:table-row table:style-name="ro1">
          <table:table-cell office:value-type="float" office:value="254.195" calcext:value-type="float">
            <text:p>2.54E+02</text:p>
          </table:table-cell>
          <table:table-cell office:value-type="float" office:value="124.089" calcext:value-type="float">
            <text:p>1.24E+02</text:p>
          </table:table-cell>
          <table:table-cell table:formula="of:=[.C1162]+0.2" office:value-type="float" office:value="232.199999999995" calcext:value-type="float">
            <text:p>232.199999999995</text:p>
          </table:table-cell>
        </table:table-row>
        <table:table-row table:style-name="ro1">
          <table:table-cell office:value-type="float" office:value="254.19" calcext:value-type="float">
            <text:p>2.54E+02</text:p>
          </table:table-cell>
          <table:table-cell office:value-type="float" office:value="124.086" calcext:value-type="float">
            <text:p>1.24E+02</text:p>
          </table:table-cell>
          <table:table-cell table:formula="of:=[.C1163]+0.2" office:value-type="float" office:value="232.399999999995" calcext:value-type="float">
            <text:p>232.399999999995</text:p>
          </table:table-cell>
        </table:table-row>
        <table:table-row table:style-name="ro1">
          <table:table-cell office:value-type="float" office:value="254.183" calcext:value-type="float">
            <text:p>2.54E+02</text:p>
          </table:table-cell>
          <table:table-cell office:value-type="float" office:value="124.084" calcext:value-type="float">
            <text:p>1.24E+02</text:p>
          </table:table-cell>
          <table:table-cell table:formula="of:=[.C1164]+0.2" office:value-type="float" office:value="232.599999999995" calcext:value-type="float">
            <text:p>232.599999999995</text:p>
          </table:table-cell>
        </table:table-row>
        <table:table-row table:style-name="ro1">
          <table:table-cell office:value-type="float" office:value="254.177" calcext:value-type="float">
            <text:p>2.54E+02</text:p>
          </table:table-cell>
          <table:table-cell office:value-type="float" office:value="124.081" calcext:value-type="float">
            <text:p>1.24E+02</text:p>
          </table:table-cell>
          <table:table-cell table:formula="of:=[.C1165]+0.2" office:value-type="float" office:value="232.799999999995" calcext:value-type="float">
            <text:p>232.799999999995</text:p>
          </table:table-cell>
        </table:table-row>
        <table:table-row table:style-name="ro1">
          <table:table-cell office:value-type="float" office:value="254.17" calcext:value-type="float">
            <text:p>2.54E+02</text:p>
          </table:table-cell>
          <table:table-cell office:value-type="float" office:value="124.077" calcext:value-type="float">
            <text:p>1.24E+02</text:p>
          </table:table-cell>
          <table:table-cell table:formula="of:=[.C1166]+0.2" office:value-type="float" office:value="232.999999999995" calcext:value-type="float">
            <text:p>232.999999999995</text:p>
          </table:table-cell>
        </table:table-row>
        <table:table-row table:style-name="ro1">
          <table:table-cell office:value-type="float" office:value="254.162" calcext:value-type="float">
            <text:p>2.54E+02</text:p>
          </table:table-cell>
          <table:table-cell office:value-type="float" office:value="124.074" calcext:value-type="float">
            <text:p>1.24E+02</text:p>
          </table:table-cell>
          <table:table-cell table:formula="of:=[.C1167]+0.2" office:value-type="float" office:value="233.199999999995" calcext:value-type="float">
            <text:p>233.199999999995</text:p>
          </table:table-cell>
        </table:table-row>
        <table:table-row table:style-name="ro1">
          <table:table-cell office:value-type="float" office:value="254.154" calcext:value-type="float">
            <text:p>2.54E+02</text:p>
          </table:table-cell>
          <table:table-cell office:value-type="float" office:value="124.071" calcext:value-type="float">
            <text:p>1.24E+02</text:p>
          </table:table-cell>
          <table:table-cell table:formula="of:=[.C1168]+0.2" office:value-type="float" office:value="233.399999999995" calcext:value-type="float">
            <text:p>233.399999999995</text:p>
          </table:table-cell>
        </table:table-row>
        <table:table-row table:style-name="ro1">
          <table:table-cell office:value-type="float" office:value="254.146" calcext:value-type="float">
            <text:p>2.54E+02</text:p>
          </table:table-cell>
          <table:table-cell office:value-type="float" office:value="124.067" calcext:value-type="float">
            <text:p>1.24E+02</text:p>
          </table:table-cell>
          <table:table-cell table:formula="of:=[.C1169]+0.2" office:value-type="float" office:value="233.599999999995" calcext:value-type="float">
            <text:p>233.599999999995</text:p>
          </table:table-cell>
        </table:table-row>
        <table:table-row table:style-name="ro1">
          <table:table-cell office:value-type="float" office:value="254.137" calcext:value-type="float">
            <text:p>2.54E+02</text:p>
          </table:table-cell>
          <table:table-cell office:value-type="float" office:value="124.063" calcext:value-type="float">
            <text:p>1.24E+02</text:p>
          </table:table-cell>
          <table:table-cell table:formula="of:=[.C1170]+0.2" office:value-type="float" office:value="233.799999999995" calcext:value-type="float">
            <text:p>233.799999999995</text:p>
          </table:table-cell>
        </table:table-row>
        <table:table-row table:style-name="ro1">
          <table:table-cell office:value-type="float" office:value="254.128" calcext:value-type="float">
            <text:p>2.54E+02</text:p>
          </table:table-cell>
          <table:table-cell office:value-type="float" office:value="124.059" calcext:value-type="float">
            <text:p>1.24E+02</text:p>
          </table:table-cell>
          <table:table-cell table:formula="of:=[.C1171]+0.2" office:value-type="float" office:value="233.999999999995" calcext:value-type="float">
            <text:p>233.999999999995</text:p>
          </table:table-cell>
        </table:table-row>
        <table:table-row table:style-name="ro1">
          <table:table-cell office:value-type="float" office:value="254.118" calcext:value-type="float">
            <text:p>2.54E+02</text:p>
          </table:table-cell>
          <table:table-cell office:value-type="float" office:value="124.054" calcext:value-type="float">
            <text:p>1.24E+02</text:p>
          </table:table-cell>
          <table:table-cell table:formula="of:=[.C1172]+0.2" office:value-type="float" office:value="234.199999999995" calcext:value-type="float">
            <text:p>234.199999999995</text:p>
          </table:table-cell>
        </table:table-row>
        <table:table-row table:style-name="ro1">
          <table:table-cell office:value-type="float" office:value="254.108" calcext:value-type="float">
            <text:p>2.54E+02</text:p>
          </table:table-cell>
          <table:table-cell office:value-type="float" office:value="124.05" calcext:value-type="float">
            <text:p>1.24E+02</text:p>
          </table:table-cell>
          <table:table-cell table:formula="of:=[.C1173]+0.2" office:value-type="float" office:value="234.399999999995" calcext:value-type="float">
            <text:p>234.399999999995</text:p>
          </table:table-cell>
        </table:table-row>
        <table:table-row table:style-name="ro1">
          <table:table-cell office:value-type="float" office:value="254.097" calcext:value-type="float">
            <text:p>2.54E+02</text:p>
          </table:table-cell>
          <table:table-cell office:value-type="float" office:value="124.045" calcext:value-type="float">
            <text:p>1.24E+02</text:p>
          </table:table-cell>
          <table:table-cell table:formula="of:=[.C1174]+0.2" office:value-type="float" office:value="234.599999999995" calcext:value-type="float">
            <text:p>234.599999999995</text:p>
          </table:table-cell>
        </table:table-row>
        <table:table-row table:style-name="ro1">
          <table:table-cell office:value-type="float" office:value="254.086" calcext:value-type="float">
            <text:p>2.54E+02</text:p>
          </table:table-cell>
          <table:table-cell office:value-type="float" office:value="124.04" calcext:value-type="float">
            <text:p>1.24E+02</text:p>
          </table:table-cell>
          <table:table-cell table:formula="of:=[.C1175]+0.2" office:value-type="float" office:value="234.799999999995" calcext:value-type="float">
            <text:p>234.799999999995</text:p>
          </table:table-cell>
        </table:table-row>
        <table:table-row table:style-name="ro1">
          <table:table-cell office:value-type="float" office:value="254.075" calcext:value-type="float">
            <text:p>2.54E+02</text:p>
          </table:table-cell>
          <table:table-cell office:value-type="float" office:value="124.035" calcext:value-type="float">
            <text:p>1.24E+02</text:p>
          </table:table-cell>
          <table:table-cell table:formula="of:=[.C1176]+0.2" office:value-type="float" office:value="234.999999999995" calcext:value-type="float">
            <text:p>234.999999999995</text:p>
          </table:table-cell>
        </table:table-row>
        <table:table-row table:style-name="ro1">
          <table:table-cell office:value-type="float" office:value="254.063" calcext:value-type="float">
            <text:p>2.54E+02</text:p>
          </table:table-cell>
          <table:table-cell office:value-type="float" office:value="124.03" calcext:value-type="float">
            <text:p>1.24E+02</text:p>
          </table:table-cell>
          <table:table-cell table:formula="of:=[.C1177]+0.2" office:value-type="float" office:value="235.199999999995" calcext:value-type="float">
            <text:p>235.199999999995</text:p>
          </table:table-cell>
        </table:table-row>
        <table:table-row table:style-name="ro1">
          <table:table-cell office:value-type="float" office:value="254.05" calcext:value-type="float">
            <text:p>2.54E+02</text:p>
          </table:table-cell>
          <table:table-cell office:value-type="float" office:value="124.024" calcext:value-type="float">
            <text:p>1.24E+02</text:p>
          </table:table-cell>
          <table:table-cell table:formula="of:=[.C1178]+0.2" office:value-type="float" office:value="235.399999999995" calcext:value-type="float">
            <text:p>235.399999999995</text:p>
          </table:table-cell>
        </table:table-row>
        <table:table-row table:style-name="ro1">
          <table:table-cell office:value-type="float" office:value="254.038" calcext:value-type="float">
            <text:p>2.54E+02</text:p>
          </table:table-cell>
          <table:table-cell office:value-type="float" office:value="124.019" calcext:value-type="float">
            <text:p>1.24E+02</text:p>
          </table:table-cell>
          <table:table-cell table:formula="of:=[.C1179]+0.2" office:value-type="float" office:value="235.599999999995" calcext:value-type="float">
            <text:p>235.599999999995</text:p>
          </table:table-cell>
        </table:table-row>
        <table:table-row table:style-name="ro1">
          <table:table-cell office:value-type="float" office:value="254.024" calcext:value-type="float">
            <text:p>2.54E+02</text:p>
          </table:table-cell>
          <table:table-cell office:value-type="float" office:value="124.013" calcext:value-type="float">
            <text:p>1.24E+02</text:p>
          </table:table-cell>
          <table:table-cell table:formula="of:=[.C1180]+0.2" office:value-type="float" office:value="235.799999999995" calcext:value-type="float">
            <text:p>235.799999999995</text:p>
          </table:table-cell>
        </table:table-row>
        <table:table-row table:style-name="ro1">
          <table:table-cell office:value-type="float" office:value="254.011" calcext:value-type="float">
            <text:p>2.54E+02</text:p>
          </table:table-cell>
          <table:table-cell office:value-type="float" office:value="124.007" calcext:value-type="float">
            <text:p>1.24E+02</text:p>
          </table:table-cell>
          <table:table-cell table:formula="of:=[.C1181]+0.2" office:value-type="float" office:value="235.999999999995" calcext:value-type="float">
            <text:p>235.999999999995</text:p>
          </table:table-cell>
        </table:table-row>
        <table:table-row table:style-name="ro1">
          <table:table-cell office:value-type="float" office:value="253.997" calcext:value-type="float">
            <text:p>2.54E+02</text:p>
          </table:table-cell>
          <table:table-cell office:value-type="float" office:value="124.001" calcext:value-type="float">
            <text:p>1.24E+02</text:p>
          </table:table-cell>
          <table:table-cell table:formula="of:=[.C1182]+0.2" office:value-type="float" office:value="236.199999999995" calcext:value-type="float">
            <text:p>236.199999999995</text:p>
          </table:table-cell>
        </table:table-row>
        <table:table-row table:style-name="ro1">
          <table:table-cell office:value-type="float" office:value="253.982" calcext:value-type="float">
            <text:p>2.54E+02</text:p>
          </table:table-cell>
          <table:table-cell office:value-type="float" office:value="123.994" calcext:value-type="float">
            <text:p>1.24E+02</text:p>
          </table:table-cell>
          <table:table-cell table:formula="of:=[.C1183]+0.2" office:value-type="float" office:value="236.399999999995" calcext:value-type="float">
            <text:p>236.399999999995</text:p>
          </table:table-cell>
        </table:table-row>
        <table:table-row table:style-name="ro1">
          <table:table-cell office:value-type="float" office:value="253.967" calcext:value-type="float">
            <text:p>2.54E+02</text:p>
          </table:table-cell>
          <table:table-cell office:value-type="float" office:value="123.988" calcext:value-type="float">
            <text:p>1.24E+02</text:p>
          </table:table-cell>
          <table:table-cell table:formula="of:=[.C1184]+0.2" office:value-type="float" office:value="236.599999999995" calcext:value-type="float">
            <text:p>236.599999999995</text:p>
          </table:table-cell>
        </table:table-row>
        <table:table-row table:style-name="ro1">
          <table:table-cell office:value-type="float" office:value="253.952" calcext:value-type="float">
            <text:p>2.54E+02</text:p>
          </table:table-cell>
          <table:table-cell office:value-type="float" office:value="123.981" calcext:value-type="float">
            <text:p>1.24E+02</text:p>
          </table:table-cell>
          <table:table-cell table:formula="of:=[.C1185]+0.2" office:value-type="float" office:value="236.799999999995" calcext:value-type="float">
            <text:p>236.799999999995</text:p>
          </table:table-cell>
        </table:table-row>
        <table:table-row table:style-name="ro1">
          <table:table-cell office:value-type="float" office:value="253.936" calcext:value-type="float">
            <text:p>2.54E+02</text:p>
          </table:table-cell>
          <table:table-cell office:value-type="float" office:value="123.974" calcext:value-type="float">
            <text:p>1.24E+02</text:p>
          </table:table-cell>
          <table:table-cell table:formula="of:=[.C1186]+0.2" office:value-type="float" office:value="236.999999999995" calcext:value-type="float">
            <text:p>236.999999999995</text:p>
          </table:table-cell>
        </table:table-row>
        <table:table-row table:style-name="ro1">
          <table:table-cell office:value-type="float" office:value="253.92" calcext:value-type="float">
            <text:p>2.54E+02</text:p>
          </table:table-cell>
          <table:table-cell office:value-type="float" office:value="123.967" calcext:value-type="float">
            <text:p>1.24E+02</text:p>
          </table:table-cell>
          <table:table-cell table:formula="of:=[.C1187]+0.2" office:value-type="float" office:value="237.199999999995" calcext:value-type="float">
            <text:p>237.199999999995</text:p>
          </table:table-cell>
        </table:table-row>
        <table:table-row table:style-name="ro1">
          <table:table-cell office:value-type="float" office:value="253.904" calcext:value-type="float">
            <text:p>2.54E+02</text:p>
          </table:table-cell>
          <table:table-cell office:value-type="float" office:value="123.959" calcext:value-type="float">
            <text:p>1.24E+02</text:p>
          </table:table-cell>
          <table:table-cell table:formula="of:=[.C1188]+0.2" office:value-type="float" office:value="237.399999999995" calcext:value-type="float">
            <text:p>237.399999999995</text:p>
          </table:table-cell>
        </table:table-row>
        <table:table-row table:style-name="ro1">
          <table:table-cell office:value-type="float" office:value="253.887" calcext:value-type="float">
            <text:p>2.54E+02</text:p>
          </table:table-cell>
          <table:table-cell office:value-type="float" office:value="123.952" calcext:value-type="float">
            <text:p>1.24E+02</text:p>
          </table:table-cell>
          <table:table-cell table:formula="of:=[.C1189]+0.2" office:value-type="float" office:value="237.599999999995" calcext:value-type="float">
            <text:p>237.599999999995</text:p>
          </table:table-cell>
        </table:table-row>
        <table:table-row table:style-name="ro1">
          <table:table-cell office:value-type="float" office:value="253.869" calcext:value-type="float">
            <text:p>2.54E+02</text:p>
          </table:table-cell>
          <table:table-cell office:value-type="float" office:value="123.944" calcext:value-type="float">
            <text:p>1.24E+02</text:p>
          </table:table-cell>
          <table:table-cell table:formula="of:=[.C1190]+0.2" office:value-type="float" office:value="237.799999999995" calcext:value-type="float">
            <text:p>237.799999999995</text:p>
          </table:table-cell>
        </table:table-row>
        <table:table-row table:style-name="ro1">
          <table:table-cell office:value-type="float" office:value="253.851" calcext:value-type="float">
            <text:p>2.54E+02</text:p>
          </table:table-cell>
          <table:table-cell office:value-type="float" office:value="123.936" calcext:value-type="float">
            <text:p>1.24E+02</text:p>
          </table:table-cell>
          <table:table-cell table:formula="of:=[.C1191]+0.2" office:value-type="float" office:value="237.999999999995" calcext:value-type="float">
            <text:p>237.999999999995</text:p>
          </table:table-cell>
        </table:table-row>
        <table:table-row table:style-name="ro1">
          <table:table-cell office:value-type="float" office:value="253.833" calcext:value-type="float">
            <text:p>2.54E+02</text:p>
          </table:table-cell>
          <table:table-cell office:value-type="float" office:value="123.928" calcext:value-type="float">
            <text:p>1.24E+02</text:p>
          </table:table-cell>
          <table:table-cell table:formula="of:=[.C1192]+0.2" office:value-type="float" office:value="238.199999999995" calcext:value-type="float">
            <text:p>238.199999999995</text:p>
          </table:table-cell>
        </table:table-row>
        <table:table-row table:style-name="ro1">
          <table:table-cell office:value-type="float" office:value="253.814" calcext:value-type="float">
            <text:p>2.54E+02</text:p>
          </table:table-cell>
          <table:table-cell office:value-type="float" office:value="123.92" calcext:value-type="float">
            <text:p>1.24E+02</text:p>
          </table:table-cell>
          <table:table-cell table:formula="of:=[.C1193]+0.2" office:value-type="float" office:value="238.399999999995" calcext:value-type="float">
            <text:p>238.399999999995</text:p>
          </table:table-cell>
        </table:table-row>
        <table:table-row table:style-name="ro1">
          <table:table-cell office:value-type="float" office:value="253.795" calcext:value-type="float">
            <text:p>2.54E+02</text:p>
          </table:table-cell>
          <table:table-cell office:value-type="float" office:value="123.911" calcext:value-type="float">
            <text:p>1.24E+02</text:p>
          </table:table-cell>
          <table:table-cell table:formula="of:=[.C1194]+0.2" office:value-type="float" office:value="238.599999999995" calcext:value-type="float">
            <text:p>238.599999999995</text:p>
          </table:table-cell>
        </table:table-row>
        <table:table-row table:style-name="ro1">
          <table:table-cell office:value-type="float" office:value="253.776" calcext:value-type="float">
            <text:p>2.54E+02</text:p>
          </table:table-cell>
          <table:table-cell office:value-type="float" office:value="123.902" calcext:value-type="float">
            <text:p>1.24E+02</text:p>
          </table:table-cell>
          <table:table-cell table:formula="of:=[.C1195]+0.2" office:value-type="float" office:value="238.799999999995" calcext:value-type="float">
            <text:p>238.799999999995</text:p>
          </table:table-cell>
        </table:table-row>
        <table:table-row table:style-name="ro1">
          <table:table-cell office:value-type="float" office:value="253.756" calcext:value-type="float">
            <text:p>2.54E+02</text:p>
          </table:table-cell>
          <table:table-cell office:value-type="float" office:value="123.894" calcext:value-type="float">
            <text:p>1.24E+02</text:p>
          </table:table-cell>
          <table:table-cell table:formula="of:=[.C1196]+0.2" office:value-type="float" office:value="238.999999999995" calcext:value-type="float">
            <text:p>238.999999999995</text:p>
          </table:table-cell>
        </table:table-row>
        <table:table-row table:style-name="ro1">
          <table:table-cell office:value-type="float" office:value="253.736" calcext:value-type="float">
            <text:p>2.54E+02</text:p>
          </table:table-cell>
          <table:table-cell office:value-type="float" office:value="123.884" calcext:value-type="float">
            <text:p>1.24E+02</text:p>
          </table:table-cell>
          <table:table-cell table:formula="of:=[.C1197]+0.2" office:value-type="float" office:value="239.199999999995" calcext:value-type="float">
            <text:p>239.199999999995</text:p>
          </table:table-cell>
        </table:table-row>
        <table:table-row table:style-name="ro1">
          <table:table-cell office:value-type="float" office:value="253.715" calcext:value-type="float">
            <text:p>2.54E+02</text:p>
          </table:table-cell>
          <table:table-cell office:value-type="float" office:value="123.875" calcext:value-type="float">
            <text:p>1.24E+02</text:p>
          </table:table-cell>
          <table:table-cell table:formula="of:=[.C1198]+0.2" office:value-type="float" office:value="239.399999999995" calcext:value-type="float">
            <text:p>239.399999999995</text:p>
          </table:table-cell>
        </table:table-row>
        <table:table-row table:style-name="ro1">
          <table:table-cell office:value-type="float" office:value="253.694" calcext:value-type="float">
            <text:p>2.54E+02</text:p>
          </table:table-cell>
          <table:table-cell office:value-type="float" office:value="123.866" calcext:value-type="float">
            <text:p>1.24E+02</text:p>
          </table:table-cell>
          <table:table-cell table:formula="of:=[.C1199]+0.2" office:value-type="float" office:value="239.599999999995" calcext:value-type="float">
            <text:p>239.599999999995</text:p>
          </table:table-cell>
        </table:table-row>
        <table:table-row table:style-name="ro1">
          <table:table-cell office:value-type="float" office:value="253.672" calcext:value-type="float">
            <text:p>2.54E+02</text:p>
          </table:table-cell>
          <table:table-cell office:value-type="float" office:value="123.856" calcext:value-type="float">
            <text:p>1.24E+02</text:p>
          </table:table-cell>
          <table:table-cell table:formula="of:=[.C1200]+0.2" office:value-type="float" office:value="239.799999999995" calcext:value-type="float">
            <text:p>239.799999999995</text:p>
          </table:table-cell>
        </table:table-row>
        <table:table-row table:style-name="ro1">
          <table:table-cell office:value-type="float" office:value="253.65" calcext:value-type="float">
            <text:p>2.54E+02</text:p>
          </table:table-cell>
          <table:table-cell office:value-type="float" office:value="123.847" calcext:value-type="float">
            <text:p>1.24E+02</text:p>
          </table:table-cell>
          <table:table-cell table:formula="of:=[.C1201]+0.2" office:value-type="float" office:value="239.999999999995" calcext:value-type="float">
            <text:p>239.999999999995</text:p>
          </table:table-cell>
        </table:table-row>
        <table:table-row table:style-name="ro1">
          <table:table-cell office:value-type="float" office:value="253.628" calcext:value-type="float">
            <text:p>2.54E+02</text:p>
          </table:table-cell>
          <table:table-cell office:value-type="float" office:value="123.837" calcext:value-type="float">
            <text:p>1.24E+02</text:p>
          </table:table-cell>
          <table:table-cell table:formula="of:=[.C1202]+0.2" office:value-type="float" office:value="240.199999999995" calcext:value-type="float">
            <text:p>240.199999999995</text:p>
          </table:table-cell>
        </table:table-row>
        <table:table-row table:style-name="ro1">
          <table:table-cell office:value-type="float" office:value="253.605" calcext:value-type="float">
            <text:p>2.54E+02</text:p>
          </table:table-cell>
          <table:table-cell office:value-type="float" office:value="123.826" calcext:value-type="float">
            <text:p>1.24E+02</text:p>
          </table:table-cell>
          <table:table-cell table:formula="of:=[.C1203]+0.2" office:value-type="float" office:value="240.399999999995" calcext:value-type="float">
            <text:p>240.399999999995</text:p>
          </table:table-cell>
        </table:table-row>
        <table:table-row table:style-name="ro1">
          <table:table-cell office:value-type="float" office:value="253.582" calcext:value-type="float">
            <text:p>2.54E+02</text:p>
          </table:table-cell>
          <table:table-cell office:value-type="float" office:value="123.816" calcext:value-type="float">
            <text:p>1.24E+02</text:p>
          </table:table-cell>
          <table:table-cell table:formula="of:=[.C1204]+0.2" office:value-type="float" office:value="240.599999999995" calcext:value-type="float">
            <text:p>240.599999999995</text:p>
          </table:table-cell>
        </table:table-row>
        <table:table-row table:style-name="ro1">
          <table:table-cell office:value-type="float" office:value="253.558" calcext:value-type="float">
            <text:p>2.54E+02</text:p>
          </table:table-cell>
          <table:table-cell office:value-type="float" office:value="123.806" calcext:value-type="float">
            <text:p>1.24E+02</text:p>
          </table:table-cell>
          <table:table-cell table:formula="of:=[.C1205]+0.2" office:value-type="float" office:value="240.799999999995" calcext:value-type="float">
            <text:p>240.799999999995</text:p>
          </table:table-cell>
        </table:table-row>
        <table:table-row table:style-name="ro1">
          <table:table-cell office:value-type="float" office:value="253.534" calcext:value-type="float">
            <text:p>2.54E+02</text:p>
          </table:table-cell>
          <table:table-cell office:value-type="float" office:value="123.795" calcext:value-type="float">
            <text:p>1.24E+02</text:p>
          </table:table-cell>
          <table:table-cell table:formula="of:=[.C1206]+0.2" office:value-type="float" office:value="240.999999999995" calcext:value-type="float">
            <text:p>240.999999999995</text:p>
          </table:table-cell>
        </table:table-row>
        <table:table-row table:style-name="ro1">
          <table:table-cell office:value-type="float" office:value="253.51" calcext:value-type="float">
            <text:p>2.54E+02</text:p>
          </table:table-cell>
          <table:table-cell office:value-type="float" office:value="123.784" calcext:value-type="float">
            <text:p>1.24E+02</text:p>
          </table:table-cell>
          <table:table-cell table:formula="of:=[.C1207]+0.2" office:value-type="float" office:value="241.199999999995" calcext:value-type="float">
            <text:p>241.199999999995</text:p>
          </table:table-cell>
        </table:table-row>
        <table:table-row table:style-name="ro1">
          <table:table-cell office:value-type="float" office:value="253.485" calcext:value-type="float">
            <text:p>2.53E+02</text:p>
          </table:table-cell>
          <table:table-cell office:value-type="float" office:value="123.773" calcext:value-type="float">
            <text:p>1.24E+02</text:p>
          </table:table-cell>
          <table:table-cell table:formula="of:=[.C1208]+0.2" office:value-type="float" office:value="241.399999999995" calcext:value-type="float">
            <text:p>241.399999999995</text:p>
          </table:table-cell>
        </table:table-row>
        <table:table-row table:style-name="ro1">
          <table:table-cell office:value-type="float" office:value="253.46" calcext:value-type="float">
            <text:p>2.53E+02</text:p>
          </table:table-cell>
          <table:table-cell office:value-type="float" office:value="123.762" calcext:value-type="float">
            <text:p>1.24E+02</text:p>
          </table:table-cell>
          <table:table-cell table:formula="of:=[.C1209]+0.2" office:value-type="float" office:value="241.599999999995" calcext:value-type="float">
            <text:p>241.599999999995</text:p>
          </table:table-cell>
        </table:table-row>
        <table:table-row table:style-name="ro1">
          <table:table-cell office:value-type="float" office:value="253.434" calcext:value-type="float">
            <text:p>2.53E+02</text:p>
          </table:table-cell>
          <table:table-cell office:value-type="float" office:value="123.751" calcext:value-type="float">
            <text:p>1.24E+02</text:p>
          </table:table-cell>
          <table:table-cell table:formula="of:=[.C1210]+0.2" office:value-type="float" office:value="241.799999999995" calcext:value-type="float">
            <text:p>241.799999999995</text:p>
          </table:table-cell>
        </table:table-row>
        <table:table-row table:style-name="ro1">
          <table:table-cell office:value-type="float" office:value="253.408" calcext:value-type="float">
            <text:p>2.53E+02</text:p>
          </table:table-cell>
          <table:table-cell office:value-type="float" office:value="123.739" calcext:value-type="float">
            <text:p>1.24E+02</text:p>
          </table:table-cell>
          <table:table-cell table:formula="of:=[.C1211]+0.2" office:value-type="float" office:value="241.999999999995" calcext:value-type="float">
            <text:p>241.999999999995</text:p>
          </table:table-cell>
        </table:table-row>
        <table:table-row table:style-name="ro1">
          <table:table-cell office:value-type="float" office:value="253.382" calcext:value-type="float">
            <text:p>2.53E+02</text:p>
          </table:table-cell>
          <table:table-cell office:value-type="float" office:value="123.727" calcext:value-type="float">
            <text:p>1.24E+02</text:p>
          </table:table-cell>
          <table:table-cell table:formula="of:=[.C1212]+0.2" office:value-type="float" office:value="242.199999999995" calcext:value-type="float">
            <text:p>242.199999999995</text:p>
          </table:table-cell>
        </table:table-row>
        <table:table-row table:style-name="ro1">
          <table:table-cell office:value-type="float" office:value="253.355" calcext:value-type="float">
            <text:p>2.53E+02</text:p>
          </table:table-cell>
          <table:table-cell office:value-type="float" office:value="123.715" calcext:value-type="float">
            <text:p>1.24E+02</text:p>
          </table:table-cell>
          <table:table-cell table:formula="of:=[.C1213]+0.2" office:value-type="float" office:value="242.399999999995" calcext:value-type="float">
            <text:p>242.399999999995</text:p>
          </table:table-cell>
        </table:table-row>
        <table:table-row table:style-name="ro1">
          <table:table-cell office:value-type="float" office:value="253.328" calcext:value-type="float">
            <text:p>2.53E+02</text:p>
          </table:table-cell>
          <table:table-cell office:value-type="float" office:value="123.703" calcext:value-type="float">
            <text:p>1.24E+02</text:p>
          </table:table-cell>
          <table:table-cell table:formula="of:=[.C1214]+0.2" office:value-type="float" office:value="242.599999999995" calcext:value-type="float">
            <text:p>242.599999999995</text:p>
          </table:table-cell>
        </table:table-row>
        <table:table-row table:style-name="ro1">
          <table:table-cell office:value-type="float" office:value="253.301" calcext:value-type="float">
            <text:p>2.53E+02</text:p>
          </table:table-cell>
          <table:table-cell office:value-type="float" office:value="123.691" calcext:value-type="float">
            <text:p>1.24E+02</text:p>
          </table:table-cell>
          <table:table-cell table:formula="of:=[.C1215]+0.2" office:value-type="float" office:value="242.799999999995" calcext:value-type="float">
            <text:p>242.799999999995</text:p>
          </table:table-cell>
        </table:table-row>
        <table:table-row table:style-name="ro1">
          <table:table-cell office:value-type="float" office:value="253.273" calcext:value-type="float">
            <text:p>2.53E+02</text:p>
          </table:table-cell>
          <table:table-cell office:value-type="float" office:value="123.679" calcext:value-type="float">
            <text:p>1.24E+02</text:p>
          </table:table-cell>
          <table:table-cell table:formula="of:=[.C1216]+0.2" office:value-type="float" office:value="242.999999999995" calcext:value-type="float">
            <text:p>242.999999999995</text:p>
          </table:table-cell>
        </table:table-row>
        <table:table-row table:style-name="ro1">
          <table:table-cell office:value-type="float" office:value="253.244" calcext:value-type="float">
            <text:p>2.53E+02</text:p>
          </table:table-cell>
          <table:table-cell office:value-type="float" office:value="123.666" calcext:value-type="float">
            <text:p>1.24E+02</text:p>
          </table:table-cell>
          <table:table-cell table:formula="of:=[.C1217]+0.2" office:value-type="float" office:value="243.199999999995" calcext:value-type="float">
            <text:p>243.199999999995</text:p>
          </table:table-cell>
        </table:table-row>
        <table:table-row table:style-name="ro1">
          <table:table-cell office:value-type="float" office:value="253.216" calcext:value-type="float">
            <text:p>2.53E+02</text:p>
          </table:table-cell>
          <table:table-cell office:value-type="float" office:value="123.653" calcext:value-type="float">
            <text:p>1.24E+02</text:p>
          </table:table-cell>
          <table:table-cell table:formula="of:=[.C1218]+0.2" office:value-type="float" office:value="243.399999999995" calcext:value-type="float">
            <text:p>243.399999999995</text:p>
          </table:table-cell>
        </table:table-row>
        <table:table-row table:style-name="ro1">
          <table:table-cell office:value-type="float" office:value="253.186" calcext:value-type="float">
            <text:p>2.53E+02</text:p>
          </table:table-cell>
          <table:table-cell office:value-type="float" office:value="123.64" calcext:value-type="float">
            <text:p>1.24E+02</text:p>
          </table:table-cell>
          <table:table-cell table:formula="of:=[.C1219]+0.2" office:value-type="float" office:value="243.599999999995" calcext:value-type="float">
            <text:p>243.599999999995</text:p>
          </table:table-cell>
        </table:table-row>
        <table:table-row table:style-name="ro1">
          <table:table-cell office:value-type="float" office:value="253.157" calcext:value-type="float">
            <text:p>2.53E+02</text:p>
          </table:table-cell>
          <table:table-cell office:value-type="float" office:value="123.627" calcext:value-type="float">
            <text:p>1.24E+02</text:p>
          </table:table-cell>
          <table:table-cell table:formula="of:=[.C1220]+0.2" office:value-type="float" office:value="243.799999999995" calcext:value-type="float">
            <text:p>243.799999999995</text:p>
          </table:table-cell>
        </table:table-row>
        <table:table-row table:style-name="ro1">
          <table:table-cell office:value-type="float" office:value="253.127" calcext:value-type="float">
            <text:p>2.53E+02</text:p>
          </table:table-cell>
          <table:table-cell office:value-type="float" office:value="123.614" calcext:value-type="float">
            <text:p>1.24E+02</text:p>
          </table:table-cell>
          <table:table-cell table:formula="of:=[.C1221]+0.2" office:value-type="float" office:value="243.999999999995" calcext:value-type="float">
            <text:p>243.999999999995</text:p>
          </table:table-cell>
        </table:table-row>
        <table:table-row table:style-name="ro1">
          <table:table-cell office:value-type="float" office:value="253.097" calcext:value-type="float">
            <text:p>2.53E+02</text:p>
          </table:table-cell>
          <table:table-cell office:value-type="float" office:value="123.6" calcext:value-type="float">
            <text:p>1.24E+02</text:p>
          </table:table-cell>
          <table:table-cell table:formula="of:=[.C1222]+0.2" office:value-type="float" office:value="244.199999999995" calcext:value-type="float">
            <text:p>244.199999999995</text:p>
          </table:table-cell>
        </table:table-row>
        <table:table-row table:style-name="ro1">
          <table:table-cell office:value-type="float" office:value="253.066" calcext:value-type="float">
            <text:p>2.53E+02</text:p>
          </table:table-cell>
          <table:table-cell office:value-type="float" office:value="123.587" calcext:value-type="float">
            <text:p>1.24E+02</text:p>
          </table:table-cell>
          <table:table-cell table:formula="of:=[.C1223]+0.2" office:value-type="float" office:value="244.399999999995" calcext:value-type="float">
            <text:p>244.399999999995</text:p>
          </table:table-cell>
        </table:table-row>
        <table:table-row table:style-name="ro1">
          <table:table-cell office:value-type="float" office:value="253.035" calcext:value-type="float">
            <text:p>2.53E+02</text:p>
          </table:table-cell>
          <table:table-cell office:value-type="float" office:value="123.573" calcext:value-type="float">
            <text:p>1.24E+02</text:p>
          </table:table-cell>
          <table:table-cell table:formula="of:=[.C1224]+0.2" office:value-type="float" office:value="244.599999999995" calcext:value-type="float">
            <text:p>244.599999999995</text:p>
          </table:table-cell>
        </table:table-row>
        <table:table-row table:style-name="ro1">
          <table:table-cell office:value-type="float" office:value="253.004" calcext:value-type="float">
            <text:p>2.53E+02</text:p>
          </table:table-cell>
          <table:table-cell office:value-type="float" office:value="123.559" calcext:value-type="float">
            <text:p>1.24E+02</text:p>
          </table:table-cell>
          <table:table-cell table:formula="of:=[.C1225]+0.2" office:value-type="float" office:value="244.799999999995" calcext:value-type="float">
            <text:p>244.799999999995</text:p>
          </table:table-cell>
        </table:table-row>
        <table:table-row table:style-name="ro1">
          <table:table-cell office:value-type="float" office:value="252.972" calcext:value-type="float">
            <text:p>2.53E+02</text:p>
          </table:table-cell>
          <table:table-cell office:value-type="float" office:value="123.545" calcext:value-type="float">
            <text:p>1.24E+02</text:p>
          </table:table-cell>
          <table:table-cell table:formula="of:=[.C1226]+0.2" office:value-type="float" office:value="244.999999999995" calcext:value-type="float">
            <text:p>244.999999999995</text:p>
          </table:table-cell>
        </table:table-row>
        <table:table-row table:style-name="ro1">
          <table:table-cell office:value-type="float" office:value="252.94" calcext:value-type="float">
            <text:p>2.53E+02</text:p>
          </table:table-cell>
          <table:table-cell office:value-type="float" office:value="123.531" calcext:value-type="float">
            <text:p>1.24E+02</text:p>
          </table:table-cell>
          <table:table-cell table:formula="of:=[.C1227]+0.2" office:value-type="float" office:value="245.199999999995" calcext:value-type="float">
            <text:p>245.199999999995</text:p>
          </table:table-cell>
        </table:table-row>
        <table:table-row table:style-name="ro1">
          <table:table-cell office:value-type="float" office:value="252.907" calcext:value-type="float">
            <text:p>2.53E+02</text:p>
          </table:table-cell>
          <table:table-cell office:value-type="float" office:value="123.516" calcext:value-type="float">
            <text:p>1.24E+02</text:p>
          </table:table-cell>
          <table:table-cell table:formula="of:=[.C1228]+0.2" office:value-type="float" office:value="245.399999999995" calcext:value-type="float">
            <text:p>245.399999999995</text:p>
          </table:table-cell>
        </table:table-row>
        <table:table-row table:style-name="ro1">
          <table:table-cell office:value-type="float" office:value="252.874" calcext:value-type="float">
            <text:p>2.53E+02</text:p>
          </table:table-cell>
          <table:table-cell office:value-type="float" office:value="123.502" calcext:value-type="float">
            <text:p>1.24E+02</text:p>
          </table:table-cell>
          <table:table-cell table:formula="of:=[.C1229]+0.2" office:value-type="float" office:value="245.599999999995" calcext:value-type="float">
            <text:p>245.599999999995</text:p>
          </table:table-cell>
        </table:table-row>
        <table:table-row table:style-name="ro1">
          <table:table-cell office:value-type="float" office:value="252.841" calcext:value-type="float">
            <text:p>2.53E+02</text:p>
          </table:table-cell>
          <table:table-cell office:value-type="float" office:value="123.487" calcext:value-type="float">
            <text:p>1.23E+02</text:p>
          </table:table-cell>
          <table:table-cell table:formula="of:=[.C1230]+0.2" office:value-type="float" office:value="245.799999999995" calcext:value-type="float">
            <text:p>245.799999999995</text:p>
          </table:table-cell>
        </table:table-row>
        <table:table-row table:style-name="ro1">
          <table:table-cell office:value-type="float" office:value="252.807" calcext:value-type="float">
            <text:p>2.53E+02</text:p>
          </table:table-cell>
          <table:table-cell office:value-type="float" office:value="123.472" calcext:value-type="float">
            <text:p>1.23E+02</text:p>
          </table:table-cell>
          <table:table-cell table:formula="of:=[.C1231]+0.2" office:value-type="float" office:value="245.999999999995" calcext:value-type="float">
            <text:p>245.999999999995</text:p>
          </table:table-cell>
        </table:table-row>
        <table:table-row table:style-name="ro1">
          <table:table-cell office:value-type="float" office:value="252.773" calcext:value-type="float">
            <text:p>2.53E+02</text:p>
          </table:table-cell>
          <table:table-cell office:value-type="float" office:value="123.457" calcext:value-type="float">
            <text:p>1.23E+02</text:p>
          </table:table-cell>
          <table:table-cell table:formula="of:=[.C1232]+0.2" office:value-type="float" office:value="246.199999999995" calcext:value-type="float">
            <text:p>246.199999999995</text:p>
          </table:table-cell>
        </table:table-row>
        <table:table-row table:style-name="ro1">
          <table:table-cell office:value-type="float" office:value="252.739" calcext:value-type="float">
            <text:p>2.53E+02</text:p>
          </table:table-cell>
          <table:table-cell office:value-type="float" office:value="123.441" calcext:value-type="float">
            <text:p>1.23E+02</text:p>
          </table:table-cell>
          <table:table-cell table:formula="of:=[.C1233]+0.2" office:value-type="float" office:value="246.399999999995" calcext:value-type="float">
            <text:p>246.399999999995</text:p>
          </table:table-cell>
        </table:table-row>
        <table:table-row table:style-name="ro1">
          <table:table-cell office:value-type="float" office:value="252.704" calcext:value-type="float">
            <text:p>2.53E+02</text:p>
          </table:table-cell>
          <table:table-cell office:value-type="float" office:value="123.426" calcext:value-type="float">
            <text:p>1.23E+02</text:p>
          </table:table-cell>
          <table:table-cell table:formula="of:=[.C1234]+0.2" office:value-type="float" office:value="246.599999999995" calcext:value-type="float">
            <text:p>246.599999999995</text:p>
          </table:table-cell>
        </table:table-row>
        <table:table-row table:style-name="ro1">
          <table:table-cell office:value-type="float" office:value="252.668" calcext:value-type="float">
            <text:p>2.53E+02</text:p>
          </table:table-cell>
          <table:table-cell office:value-type="float" office:value="123.41" calcext:value-type="float">
            <text:p>1.23E+02</text:p>
          </table:table-cell>
          <table:table-cell table:formula="of:=[.C1235]+0.2" office:value-type="float" office:value="246.799999999995" calcext:value-type="float">
            <text:p>246.799999999995</text:p>
          </table:table-cell>
        </table:table-row>
        <table:table-row table:style-name="ro1">
          <table:table-cell office:value-type="float" office:value="252.633" calcext:value-type="float">
            <text:p>2.53E+02</text:p>
          </table:table-cell>
          <table:table-cell office:value-type="float" office:value="123.394" calcext:value-type="float">
            <text:p>1.23E+02</text:p>
          </table:table-cell>
          <table:table-cell table:formula="of:=[.C1236]+0.2" office:value-type="float" office:value="246.999999999995" calcext:value-type="float">
            <text:p>246.999999999995</text:p>
          </table:table-cell>
        </table:table-row>
        <table:table-row table:style-name="ro1">
          <table:table-cell office:value-type="float" office:value="252.597" calcext:value-type="float">
            <text:p>2.53E+02</text:p>
          </table:table-cell>
          <table:table-cell office:value-type="float" office:value="123.378" calcext:value-type="float">
            <text:p>1.23E+02</text:p>
          </table:table-cell>
          <table:table-cell table:formula="of:=[.C1237]+0.2" office:value-type="float" office:value="247.199999999994" calcext:value-type="float">
            <text:p>247.199999999994</text:p>
          </table:table-cell>
        </table:table-row>
        <table:table-row table:style-name="ro1">
          <table:table-cell office:value-type="float" office:value="252.561" calcext:value-type="float">
            <text:p>2.53E+02</text:p>
          </table:table-cell>
          <table:table-cell office:value-type="float" office:value="123.362" calcext:value-type="float">
            <text:p>1.23E+02</text:p>
          </table:table-cell>
          <table:table-cell table:formula="of:=[.C1238]+0.2" office:value-type="float" office:value="247.399999999995" calcext:value-type="float">
            <text:p>247.399999999995</text:p>
          </table:table-cell>
        </table:table-row>
        <table:table-row table:style-name="ro1">
          <table:table-cell office:value-type="float" office:value="252.524" calcext:value-type="float">
            <text:p>2.53E+02</text:p>
          </table:table-cell>
          <table:table-cell office:value-type="float" office:value="123.346" calcext:value-type="float">
            <text:p>1.23E+02</text:p>
          </table:table-cell>
          <table:table-cell table:formula="of:=[.C1239]+0.2" office:value-type="float" office:value="247.599999999994" calcext:value-type="float">
            <text:p>247.599999999994</text:p>
          </table:table-cell>
        </table:table-row>
        <table:table-row table:style-name="ro1">
          <table:table-cell office:value-type="float" office:value="252.487" calcext:value-type="float">
            <text:p>2.52E+02</text:p>
          </table:table-cell>
          <table:table-cell office:value-type="float" office:value="123.329" calcext:value-type="float">
            <text:p>1.23E+02</text:p>
          </table:table-cell>
          <table:table-cell table:formula="of:=[.C1240]+0.2" office:value-type="float" office:value="247.799999999994" calcext:value-type="float">
            <text:p>247.799999999994</text:p>
          </table:table-cell>
        </table:table-row>
        <table:table-row table:style-name="ro1">
          <table:table-cell office:value-type="float" office:value="252.45" calcext:value-type="float">
            <text:p>2.52E+02</text:p>
          </table:table-cell>
          <table:table-cell office:value-type="float" office:value="123.313" calcext:value-type="float">
            <text:p>1.23E+02</text:p>
          </table:table-cell>
          <table:table-cell table:formula="of:=[.C1241]+0.2" office:value-type="float" office:value="247.999999999994" calcext:value-type="float">
            <text:p>247.999999999994</text:p>
          </table:table-cell>
        </table:table-row>
        <table:table-row table:style-name="ro1">
          <table:table-cell office:value-type="float" office:value="252.412" calcext:value-type="float">
            <text:p>2.52E+02</text:p>
          </table:table-cell>
          <table:table-cell office:value-type="float" office:value="123.296" calcext:value-type="float">
            <text:p>1.23E+02</text:p>
          </table:table-cell>
          <table:table-cell table:formula="of:=[.C1242]+0.2" office:value-type="float" office:value="248.199999999994" calcext:value-type="float">
            <text:p>248.199999999994</text:p>
          </table:table-cell>
        </table:table-row>
        <table:table-row table:style-name="ro1">
          <table:table-cell office:value-type="float" office:value="252.374" calcext:value-type="float">
            <text:p>2.52E+02</text:p>
          </table:table-cell>
          <table:table-cell office:value-type="float" office:value="123.279" calcext:value-type="float">
            <text:p>1.23E+02</text:p>
          </table:table-cell>
          <table:table-cell table:formula="of:=[.C1243]+0.2" office:value-type="float" office:value="248.399999999994" calcext:value-type="float">
            <text:p>248.399999999994</text:p>
          </table:table-cell>
        </table:table-row>
        <table:table-row table:style-name="ro1">
          <table:table-cell office:value-type="float" office:value="252.335" calcext:value-type="float">
            <text:p>2.52E+02</text:p>
          </table:table-cell>
          <table:table-cell office:value-type="float" office:value="123.262" calcext:value-type="float">
            <text:p>1.23E+02</text:p>
          </table:table-cell>
          <table:table-cell table:formula="of:=[.C1244]+0.2" office:value-type="float" office:value="248.599999999994" calcext:value-type="float">
            <text:p>248.599999999994</text:p>
          </table:table-cell>
        </table:table-row>
        <table:table-row table:style-name="ro1">
          <table:table-cell office:value-type="float" office:value="252.296" calcext:value-type="float">
            <text:p>2.52E+02</text:p>
          </table:table-cell>
          <table:table-cell office:value-type="float" office:value="123.245" calcext:value-type="float">
            <text:p>1.23E+02</text:p>
          </table:table-cell>
          <table:table-cell table:formula="of:=[.C1245]+0.2" office:value-type="float" office:value="248.799999999994" calcext:value-type="float">
            <text:p>248.799999999994</text:p>
          </table:table-cell>
        </table:table-row>
        <table:table-row table:style-name="ro1">
          <table:table-cell office:value-type="float" office:value="252.257" calcext:value-type="float">
            <text:p>2.52E+02</text:p>
          </table:table-cell>
          <table:table-cell office:value-type="float" office:value="123.227" calcext:value-type="float">
            <text:p>1.23E+02</text:p>
          </table:table-cell>
          <table:table-cell table:formula="of:=[.C1246]+0.2" office:value-type="float" office:value="248.999999999994" calcext:value-type="float">
            <text:p>248.999999999994</text:p>
          </table:table-cell>
        </table:table-row>
        <table:table-row table:style-name="ro1">
          <table:table-cell office:value-type="float" office:value="252.218" calcext:value-type="float">
            <text:p>2.52E+02</text:p>
          </table:table-cell>
          <table:table-cell office:value-type="float" office:value="123.21" calcext:value-type="float">
            <text:p>1.23E+02</text:p>
          </table:table-cell>
          <table:table-cell table:formula="of:=[.C1247]+0.2" office:value-type="float" office:value="249.199999999994" calcext:value-type="float">
            <text:p>249.199999999994</text:p>
          </table:table-cell>
        </table:table-row>
        <table:table-row table:style-name="ro1">
          <table:table-cell office:value-type="float" office:value="252.178" calcext:value-type="float">
            <text:p>2.52E+02</text:p>
          </table:table-cell>
          <table:table-cell office:value-type="float" office:value="123.192" calcext:value-type="float">
            <text:p>1.23E+02</text:p>
          </table:table-cell>
          <table:table-cell table:formula="of:=[.C1248]+0.2" office:value-type="float" office:value="249.399999999994" calcext:value-type="float">
            <text:p>249.399999999994</text:p>
          </table:table-cell>
        </table:table-row>
        <table:table-row table:style-name="ro1">
          <table:table-cell office:value-type="float" office:value="252.137" calcext:value-type="float">
            <text:p>2.52E+02</text:p>
          </table:table-cell>
          <table:table-cell office:value-type="float" office:value="123.174" calcext:value-type="float">
            <text:p>1.23E+02</text:p>
          </table:table-cell>
          <table:table-cell table:formula="of:=[.C1249]+0.2" office:value-type="float" office:value="249.599999999994" calcext:value-type="float">
            <text:p>249.599999999994</text:p>
          </table:table-cell>
        </table:table-row>
        <table:table-row table:style-name="ro1">
          <table:table-cell office:value-type="float" office:value="252.097" calcext:value-type="float">
            <text:p>2.52E+02</text:p>
          </table:table-cell>
          <table:table-cell office:value-type="float" office:value="123.156" calcext:value-type="float">
            <text:p>1.23E+02</text:p>
          </table:table-cell>
          <table:table-cell table:formula="of:=[.C1250]+0.2" office:value-type="float" office:value="249.799999999994" calcext:value-type="float">
            <text:p>249.799999999994</text:p>
          </table:table-cell>
        </table:table-row>
        <table:table-row table:style-name="ro1">
          <table:table-cell office:value-type="float" office:value="252.056" calcext:value-type="float">
            <text:p>2.52E+02</text:p>
          </table:table-cell>
          <table:table-cell office:value-type="float" office:value="123.138" calcext:value-type="float">
            <text:p>1.23E+02</text:p>
          </table:table-cell>
          <table:table-cell table:formula="of:=[.C1251]+0.2" office:value-type="float" office:value="249.999999999994" calcext:value-type="float">
            <text:p>249.999999999994</text:p>
          </table:table-cell>
        </table:table-row>
        <table:table-row table:style-name="ro1">
          <table:table-cell office:value-type="float" office:value="252.014" calcext:value-type="float">
            <text:p>2.52E+02</text:p>
          </table:table-cell>
          <table:table-cell office:value-type="float" office:value="123.119" calcext:value-type="float">
            <text:p>1.23E+02</text:p>
          </table:table-cell>
          <table:table-cell table:formula="of:=[.C1252]+0.2" office:value-type="float" office:value="250.199999999994" calcext:value-type="float">
            <text:p>250.199999999994</text:p>
          </table:table-cell>
        </table:table-row>
        <table:table-row table:style-name="ro1">
          <table:table-cell office:value-type="float" office:value="251.973" calcext:value-type="float">
            <text:p>2.52E+02</text:p>
          </table:table-cell>
          <table:table-cell office:value-type="float" office:value="123.101" calcext:value-type="float">
            <text:p>1.23E+02</text:p>
          </table:table-cell>
          <table:table-cell table:formula="of:=[.C1253]+0.2" office:value-type="float" office:value="250.399999999994" calcext:value-type="float">
            <text:p>250.399999999994</text:p>
          </table:table-cell>
        </table:table-row>
        <table:table-row table:style-name="ro1">
          <table:table-cell office:value-type="float" office:value="251.93" calcext:value-type="float">
            <text:p>2.52E+02</text:p>
          </table:table-cell>
          <table:table-cell office:value-type="float" office:value="123.082" calcext:value-type="float">
            <text:p>1.23E+02</text:p>
          </table:table-cell>
          <table:table-cell table:formula="of:=[.C1254]+0.2" office:value-type="float" office:value="250.599999999994" calcext:value-type="float">
            <text:p>250.599999999994</text:p>
          </table:table-cell>
        </table:table-row>
        <table:table-row table:style-name="ro1">
          <table:table-cell office:value-type="float" office:value="251.888" calcext:value-type="float">
            <text:p>2.52E+02</text:p>
          </table:table-cell>
          <table:table-cell office:value-type="float" office:value="123.063" calcext:value-type="float">
            <text:p>1.23E+02</text:p>
          </table:table-cell>
          <table:table-cell table:formula="of:=[.C1255]+0.2" office:value-type="float" office:value="250.799999999994" calcext:value-type="float">
            <text:p>250.799999999994</text:p>
          </table:table-cell>
        </table:table-row>
        <table:table-row table:style-name="ro1">
          <table:table-cell office:value-type="float" office:value="251.845" calcext:value-type="float">
            <text:p>2.52E+02</text:p>
          </table:table-cell>
          <table:table-cell office:value-type="float" office:value="123.044" calcext:value-type="float">
            <text:p>1.23E+02</text:p>
          </table:table-cell>
          <table:table-cell table:formula="of:=[.C1256]+0.2" office:value-type="float" office:value="250.999999999994" calcext:value-type="float">
            <text:p>250.999999999994</text:p>
          </table:table-cell>
        </table:table-row>
        <table:table-row table:style-name="ro1">
          <table:table-cell office:value-type="float" office:value="251.802" calcext:value-type="float">
            <text:p>2.52E+02</text:p>
          </table:table-cell>
          <table:table-cell office:value-type="float" office:value="123.025" calcext:value-type="float">
            <text:p>1.23E+02</text:p>
          </table:table-cell>
          <table:table-cell table:formula="of:=[.C1257]+0.2" office:value-type="float" office:value="251.199999999994" calcext:value-type="float">
            <text:p>251.199999999994</text:p>
          </table:table-cell>
        </table:table-row>
        <table:table-row table:style-name="ro1">
          <table:table-cell office:value-type="float" office:value="251.759" calcext:value-type="float">
            <text:p>2.52E+02</text:p>
          </table:table-cell>
          <table:table-cell office:value-type="float" office:value="123.006" calcext:value-type="float">
            <text:p>1.23E+02</text:p>
          </table:table-cell>
          <table:table-cell table:formula="of:=[.C1258]+0.2" office:value-type="float" office:value="251.399999999994" calcext:value-type="float">
            <text:p>251.399999999994</text:p>
          </table:table-cell>
        </table:table-row>
        <table:table-row table:style-name="ro1">
          <table:table-cell office:value-type="float" office:value="251.715" calcext:value-type="float">
            <text:p>2.52E+02</text:p>
          </table:table-cell>
          <table:table-cell office:value-type="float" office:value="122.986" calcext:value-type="float">
            <text:p>1.23E+02</text:p>
          </table:table-cell>
          <table:table-cell table:formula="of:=[.C1259]+0.2" office:value-type="float" office:value="251.599999999994" calcext:value-type="float">
            <text:p>251.599999999994</text:p>
          </table:table-cell>
        </table:table-row>
        <table:table-row table:style-name="ro1">
          <table:table-cell office:value-type="float" office:value="251.671" calcext:value-type="float">
            <text:p>2.52E+02</text:p>
          </table:table-cell>
          <table:table-cell office:value-type="float" office:value="122.967" calcext:value-type="float">
            <text:p>1.23E+02</text:p>
          </table:table-cell>
          <table:table-cell table:formula="of:=[.C1260]+0.2" office:value-type="float" office:value="251.799999999994" calcext:value-type="float">
            <text:p>251.799999999994</text:p>
          </table:table-cell>
        </table:table-row>
        <table:table-row table:style-name="ro1">
          <table:table-cell office:value-type="float" office:value="251.626" calcext:value-type="float">
            <text:p>2.52E+02</text:p>
          </table:table-cell>
          <table:table-cell office:value-type="float" office:value="122.947" calcext:value-type="float">
            <text:p>1.23E+02</text:p>
          </table:table-cell>
          <table:table-cell table:formula="of:=[.C1261]+0.2" office:value-type="float" office:value="251.999999999994" calcext:value-type="float">
            <text:p>251.999999999994</text:p>
          </table:table-cell>
        </table:table-row>
        <table:table-row table:style-name="ro1">
          <table:table-cell office:value-type="float" office:value="251.581" calcext:value-type="float">
            <text:p>2.52E+02</text:p>
          </table:table-cell>
          <table:table-cell office:value-type="float" office:value="122.927" calcext:value-type="float">
            <text:p>1.23E+02</text:p>
          </table:table-cell>
          <table:table-cell table:formula="of:=[.C1262]+0.2" office:value-type="float" office:value="252.199999999994" calcext:value-type="float">
            <text:p>252.199999999994</text:p>
          </table:table-cell>
        </table:table-row>
        <table:table-row table:style-name="ro1">
          <table:table-cell office:value-type="float" office:value="251.536" calcext:value-type="float">
            <text:p>2.52E+02</text:p>
          </table:table-cell>
          <table:table-cell office:value-type="float" office:value="122.907" calcext:value-type="float">
            <text:p>1.23E+02</text:p>
          </table:table-cell>
          <table:table-cell table:formula="of:=[.C1263]+0.2" office:value-type="float" office:value="252.399999999994" calcext:value-type="float">
            <text:p>252.399999999994</text:p>
          </table:table-cell>
        </table:table-row>
        <table:table-row table:style-name="ro1">
          <table:table-cell office:value-type="float" office:value="251.491" calcext:value-type="float">
            <text:p>2.51E+02</text:p>
          </table:table-cell>
          <table:table-cell office:value-type="float" office:value="122.887" calcext:value-type="float">
            <text:p>1.23E+02</text:p>
          </table:table-cell>
          <table:table-cell table:formula="of:=[.C1264]+0.2" office:value-type="float" office:value="252.599999999994" calcext:value-type="float">
            <text:p>252.599999999994</text:p>
          </table:table-cell>
        </table:table-row>
        <table:table-row table:style-name="ro1">
          <table:table-cell office:value-type="float" office:value="251.445" calcext:value-type="float">
            <text:p>2.51E+02</text:p>
          </table:table-cell>
          <table:table-cell office:value-type="float" office:value="122.866" calcext:value-type="float">
            <text:p>1.23E+02</text:p>
          </table:table-cell>
          <table:table-cell table:formula="of:=[.C1265]+0.2" office:value-type="float" office:value="252.799999999994" calcext:value-type="float">
            <text:p>252.799999999994</text:p>
          </table:table-cell>
        </table:table-row>
        <table:table-row table:style-name="ro1">
          <table:table-cell office:value-type="float" office:value="251.399" calcext:value-type="float">
            <text:p>2.51E+02</text:p>
          </table:table-cell>
          <table:table-cell office:value-type="float" office:value="122.846" calcext:value-type="float">
            <text:p>1.23E+02</text:p>
          </table:table-cell>
          <table:table-cell table:formula="of:=[.C1266]+0.2" office:value-type="float" office:value="252.999999999994" calcext:value-type="float">
            <text:p>252.999999999994</text:p>
          </table:table-cell>
        </table:table-row>
        <table:table-row table:style-name="ro1">
          <table:table-cell office:value-type="float" office:value="251.352" calcext:value-type="float">
            <text:p>2.51E+02</text:p>
          </table:table-cell>
          <table:table-cell office:value-type="float" office:value="122.825" calcext:value-type="float">
            <text:p>1.23E+02</text:p>
          </table:table-cell>
          <table:table-cell table:formula="of:=[.C1267]+0.2" office:value-type="float" office:value="253.199999999994" calcext:value-type="float">
            <text:p>253.199999999994</text:p>
          </table:table-cell>
        </table:table-row>
        <table:table-row table:style-name="ro1">
          <table:table-cell office:value-type="float" office:value="251.305" calcext:value-type="float">
            <text:p>2.51E+02</text:p>
          </table:table-cell>
          <table:table-cell office:value-type="float" office:value="122.804" calcext:value-type="float">
            <text:p>1.23E+02</text:p>
          </table:table-cell>
          <table:table-cell table:formula="of:=[.C1268]+0.2" office:value-type="float" office:value="253.399999999994" calcext:value-type="float">
            <text:p>253.399999999994</text:p>
          </table:table-cell>
        </table:table-row>
        <table:table-row table:style-name="ro1">
          <table:table-cell office:value-type="float" office:value="251.258" calcext:value-type="float">
            <text:p>2.51E+02</text:p>
          </table:table-cell>
          <table:table-cell office:value-type="float" office:value="122.783" calcext:value-type="float">
            <text:p>1.23E+02</text:p>
          </table:table-cell>
          <table:table-cell table:formula="of:=[.C1269]+0.2" office:value-type="float" office:value="253.599999999994" calcext:value-type="float">
            <text:p>253.599999999994</text:p>
          </table:table-cell>
        </table:table-row>
        <table:table-row table:style-name="ro1">
          <table:table-cell office:value-type="float" office:value="251.211" calcext:value-type="float">
            <text:p>2.51E+02</text:p>
          </table:table-cell>
          <table:table-cell office:value-type="float" office:value="122.762" calcext:value-type="float">
            <text:p>1.23E+02</text:p>
          </table:table-cell>
          <table:table-cell table:formula="of:=[.C1270]+0.2" office:value-type="float" office:value="253.799999999994" calcext:value-type="float">
            <text:p>253.799999999994</text:p>
          </table:table-cell>
        </table:table-row>
        <table:table-row table:style-name="ro1">
          <table:table-cell office:value-type="float" office:value="251.163" calcext:value-type="float">
            <text:p>2.51E+02</text:p>
          </table:table-cell>
          <table:table-cell office:value-type="float" office:value="122.741" calcext:value-type="float">
            <text:p>1.23E+02</text:p>
          </table:table-cell>
          <table:table-cell table:formula="of:=[.C1271]+0.2" office:value-type="float" office:value="253.999999999994" calcext:value-type="float">
            <text:p>253.999999999994</text:p>
          </table:table-cell>
        </table:table-row>
        <table:table-row table:style-name="ro1">
          <table:table-cell office:value-type="float" office:value="251.114" calcext:value-type="float">
            <text:p>2.51E+02</text:p>
          </table:table-cell>
          <table:table-cell office:value-type="float" office:value="122.719" calcext:value-type="float">
            <text:p>1.23E+02</text:p>
          </table:table-cell>
          <table:table-cell table:formula="of:=[.C1272]+0.2" office:value-type="float" office:value="254.199999999994" calcext:value-type="float">
            <text:p>254.199999999994</text:p>
          </table:table-cell>
        </table:table-row>
        <table:table-row table:style-name="ro1">
          <table:table-cell office:value-type="float" office:value="251.066" calcext:value-type="float">
            <text:p>2.51E+02</text:p>
          </table:table-cell>
          <table:table-cell office:value-type="float" office:value="122.698" calcext:value-type="float">
            <text:p>1.23E+02</text:p>
          </table:table-cell>
          <table:table-cell table:formula="of:=[.C1273]+0.2" office:value-type="float" office:value="254.399999999994" calcext:value-type="float">
            <text:p>254.399999999994</text:p>
          </table:table-cell>
        </table:table-row>
        <table:table-row table:style-name="ro1">
          <table:table-cell office:value-type="float" office:value="251.017" calcext:value-type="float">
            <text:p>2.51E+02</text:p>
          </table:table-cell>
          <table:table-cell office:value-type="float" office:value="122.676" calcext:value-type="float">
            <text:p>1.23E+02</text:p>
          </table:table-cell>
          <table:table-cell table:formula="of:=[.C1274]+0.2" office:value-type="float" office:value="254.599999999994" calcext:value-type="float">
            <text:p>254.599999999994</text:p>
          </table:table-cell>
        </table:table-row>
        <table:table-row table:style-name="ro1">
          <table:table-cell office:value-type="float" office:value="250.968" calcext:value-type="float">
            <text:p>2.51E+02</text:p>
          </table:table-cell>
          <table:table-cell office:value-type="float" office:value="122.654" calcext:value-type="float">
            <text:p>1.23E+02</text:p>
          </table:table-cell>
          <table:table-cell table:formula="of:=[.C1275]+0.2" office:value-type="float" office:value="254.799999999994" calcext:value-type="float">
            <text:p>254.799999999994</text:p>
          </table:table-cell>
        </table:table-row>
        <table:table-row table:style-name="ro1">
          <table:table-cell office:value-type="float" office:value="250.918" calcext:value-type="float">
            <text:p>2.51E+02</text:p>
          </table:table-cell>
          <table:table-cell office:value-type="float" office:value="122.632" calcext:value-type="float">
            <text:p>1.23E+02</text:p>
          </table:table-cell>
          <table:table-cell table:formula="of:=[.C1276]+0.2" office:value-type="float" office:value="254.999999999994" calcext:value-type="float">
            <text:p>254.999999999994</text:p>
          </table:table-cell>
        </table:table-row>
        <table:table-row table:style-name="ro1">
          <table:table-cell office:value-type="float" office:value="250.868" calcext:value-type="float">
            <text:p>2.51E+02</text:p>
          </table:table-cell>
          <table:table-cell office:value-type="float" office:value="122.61" calcext:value-type="float">
            <text:p>1.23E+02</text:p>
          </table:table-cell>
          <table:table-cell table:formula="of:=[.C1277]+0.2" office:value-type="float" office:value="255.199999999994" calcext:value-type="float">
            <text:p>255.199999999994</text:p>
          </table:table-cell>
        </table:table-row>
        <table:table-row table:style-name="ro1">
          <table:table-cell office:value-type="float" office:value="250.818" calcext:value-type="float">
            <text:p>2.51E+02</text:p>
          </table:table-cell>
          <table:table-cell office:value-type="float" office:value="122.588" calcext:value-type="float">
            <text:p>1.23E+02</text:p>
          </table:table-cell>
          <table:table-cell table:formula="of:=[.C1278]+0.2" office:value-type="float" office:value="255.399999999994" calcext:value-type="float">
            <text:p>255.399999999994</text:p>
          </table:table-cell>
        </table:table-row>
        <table:table-row table:style-name="ro1">
          <table:table-cell office:value-type="float" office:value="250.768" calcext:value-type="float">
            <text:p>2.51E+02</text:p>
          </table:table-cell>
          <table:table-cell office:value-type="float" office:value="122.565" calcext:value-type="float">
            <text:p>1.23E+02</text:p>
          </table:table-cell>
          <table:table-cell table:formula="of:=[.C1279]+0.2" office:value-type="float" office:value="255.599999999994" calcext:value-type="float">
            <text:p>255.599999999994</text:p>
          </table:table-cell>
        </table:table-row>
        <table:table-row table:style-name="ro1">
          <table:table-cell office:value-type="float" office:value="250.717" calcext:value-type="float">
            <text:p>2.51E+02</text:p>
          </table:table-cell>
          <table:table-cell office:value-type="float" office:value="122.543" calcext:value-type="float">
            <text:p>1.23E+02</text:p>
          </table:table-cell>
          <table:table-cell table:formula="of:=[.C1280]+0.2" office:value-type="float" office:value="255.799999999994" calcext:value-type="float">
            <text:p>255.799999999994</text:p>
          </table:table-cell>
        </table:table-row>
        <table:table-row table:style-name="ro1">
          <table:table-cell office:value-type="float" office:value="250.666" calcext:value-type="float">
            <text:p>2.51E+02</text:p>
          </table:table-cell>
          <table:table-cell office:value-type="float" office:value="122.52" calcext:value-type="float">
            <text:p>1.23E+02</text:p>
          </table:table-cell>
          <table:table-cell table:formula="of:=[.C1281]+0.2" office:value-type="float" office:value="255.999999999994" calcext:value-type="float">
            <text:p>255.999999999994</text:p>
          </table:table-cell>
        </table:table-row>
        <table:table-row table:style-name="ro1">
          <table:table-cell office:value-type="float" office:value="250.614" calcext:value-type="float">
            <text:p>2.51E+02</text:p>
          </table:table-cell>
          <table:table-cell office:value-type="float" office:value="122.497" calcext:value-type="float">
            <text:p>1.22E+02</text:p>
          </table:table-cell>
          <table:table-cell table:formula="of:=[.C1282]+0.2" office:value-type="float" office:value="256.199999999994" calcext:value-type="float">
            <text:p>256.199999999994</text:p>
          </table:table-cell>
        </table:table-row>
        <table:table-row table:style-name="ro1">
          <table:table-cell office:value-type="float" office:value="250.563" calcext:value-type="float">
            <text:p>2.51E+02</text:p>
          </table:table-cell>
          <table:table-cell office:value-type="float" office:value="122.474" calcext:value-type="float">
            <text:p>1.22E+02</text:p>
          </table:table-cell>
          <table:table-cell table:formula="of:=[.C1283]+0.2" office:value-type="float" office:value="256.399999999994" calcext:value-type="float">
            <text:p>256.399999999994</text:p>
          </table:table-cell>
        </table:table-row>
        <table:table-row table:style-name="ro1">
          <table:table-cell office:value-type="float" office:value="250.51" calcext:value-type="float">
            <text:p>2.51E+02</text:p>
          </table:table-cell>
          <table:table-cell office:value-type="float" office:value="122.451" calcext:value-type="float">
            <text:p>1.22E+02</text:p>
          </table:table-cell>
          <table:table-cell table:formula="of:=[.C1284]+0.2" office:value-type="float" office:value="256.599999999994" calcext:value-type="float">
            <text:p>256.599999999994</text:p>
          </table:table-cell>
        </table:table-row>
        <table:table-row table:style-name="ro1">
          <table:table-cell office:value-type="float" office:value="250.458" calcext:value-type="float">
            <text:p>2.50E+02</text:p>
          </table:table-cell>
          <table:table-cell office:value-type="float" office:value="122.428" calcext:value-type="float">
            <text:p>1.22E+02</text:p>
          </table:table-cell>
          <table:table-cell table:formula="of:=[.C1285]+0.2" office:value-type="float" office:value="256.799999999994" calcext:value-type="float">
            <text:p>256.799999999994</text:p>
          </table:table-cell>
        </table:table-row>
        <table:table-row table:style-name="ro1">
          <table:table-cell office:value-type="float" office:value="250.405" calcext:value-type="float">
            <text:p>2.50E+02</text:p>
          </table:table-cell>
          <table:table-cell office:value-type="float" office:value="122.404" calcext:value-type="float">
            <text:p>1.22E+02</text:p>
          </table:table-cell>
          <table:table-cell table:formula="of:=[.C1286]+0.2" office:value-type="float" office:value="256.999999999994" calcext:value-type="float">
            <text:p>256.999999999994</text:p>
          </table:table-cell>
        </table:table-row>
        <table:table-row table:style-name="ro1">
          <table:table-cell office:value-type="float" office:value="250.352" calcext:value-type="float">
            <text:p>2.50E+02</text:p>
          </table:table-cell>
          <table:table-cell office:value-type="float" office:value="122.381" calcext:value-type="float">
            <text:p>1.22E+02</text:p>
          </table:table-cell>
          <table:table-cell table:formula="of:=[.C1287]+0.2" office:value-type="float" office:value="257.199999999994" calcext:value-type="float">
            <text:p>257.199999999994</text:p>
          </table:table-cell>
        </table:table-row>
        <table:table-row table:style-name="ro1">
          <table:table-cell office:value-type="float" office:value="250.299" calcext:value-type="float">
            <text:p>2.50E+02</text:p>
          </table:table-cell>
          <table:table-cell office:value-type="float" office:value="122.357" calcext:value-type="float">
            <text:p>1.22E+02</text:p>
          </table:table-cell>
          <table:table-cell table:formula="of:=[.C1288]+0.2" office:value-type="float" office:value="257.399999999994" calcext:value-type="float">
            <text:p>257.399999999994</text:p>
          </table:table-cell>
        </table:table-row>
        <table:table-row table:style-name="ro1">
          <table:table-cell office:value-type="float" office:value="250.245" calcext:value-type="float">
            <text:p>2.50E+02</text:p>
          </table:table-cell>
          <table:table-cell office:value-type="float" office:value="122.333" calcext:value-type="float">
            <text:p>1.22E+02</text:p>
          </table:table-cell>
          <table:table-cell table:formula="of:=[.C1289]+0.2" office:value-type="float" office:value="257.599999999994" calcext:value-type="float">
            <text:p>257.599999999994</text:p>
          </table:table-cell>
        </table:table-row>
        <table:table-row table:style-name="ro1">
          <table:table-cell office:value-type="float" office:value="250.191" calcext:value-type="float">
            <text:p>2.50E+02</text:p>
          </table:table-cell>
          <table:table-cell office:value-type="float" office:value="122.309" calcext:value-type="float">
            <text:p>1.22E+02</text:p>
          </table:table-cell>
          <table:table-cell table:formula="of:=[.C1290]+0.2" office:value-type="float" office:value="257.799999999994" calcext:value-type="float">
            <text:p>257.799999999994</text:p>
          </table:table-cell>
        </table:table-row>
        <table:table-row table:style-name="ro1">
          <table:table-cell office:value-type="float" office:value="250.137" calcext:value-type="float">
            <text:p>2.50E+02</text:p>
          </table:table-cell>
          <table:table-cell office:value-type="float" office:value="122.285" calcext:value-type="float">
            <text:p>1.22E+02</text:p>
          </table:table-cell>
          <table:table-cell table:formula="of:=[.C1291]+0.2" office:value-type="float" office:value="257.999999999994" calcext:value-type="float">
            <text:p>257.999999999994</text:p>
          </table:table-cell>
        </table:table-row>
        <table:table-row table:style-name="ro1">
          <table:table-cell office:value-type="float" office:value="250.082" calcext:value-type="float">
            <text:p>2.50E+02</text:p>
          </table:table-cell>
          <table:table-cell office:value-type="float" office:value="122.261" calcext:value-type="float">
            <text:p>1.22E+02</text:p>
          </table:table-cell>
          <table:table-cell table:formula="of:=[.C1292]+0.2" office:value-type="float" office:value="258.199999999994" calcext:value-type="float">
            <text:p>258.199999999994</text:p>
          </table:table-cell>
        </table:table-row>
        <table:table-row table:style-name="ro1">
          <table:table-cell office:value-type="float" office:value="250.027" calcext:value-type="float">
            <text:p>2.50E+02</text:p>
          </table:table-cell>
          <table:table-cell office:value-type="float" office:value="122.236" calcext:value-type="float">
            <text:p>1.22E+02</text:p>
          </table:table-cell>
          <table:table-cell table:formula="of:=[.C1293]+0.2" office:value-type="float" office:value="258.399999999994" calcext:value-type="float">
            <text:p>258.399999999994</text:p>
          </table:table-cell>
        </table:table-row>
        <table:table-row table:style-name="ro1">
          <table:table-cell office:value-type="float" office:value="249.972" calcext:value-type="float">
            <text:p>2.50E+02</text:p>
          </table:table-cell>
          <table:table-cell office:value-type="float" office:value="122.212" calcext:value-type="float">
            <text:p>1.22E+02</text:p>
          </table:table-cell>
          <table:table-cell table:formula="of:=[.C1294]+0.2" office:value-type="float" office:value="258.599999999994" calcext:value-type="float">
            <text:p>258.599999999994</text:p>
          </table:table-cell>
        </table:table-row>
        <table:table-row table:style-name="ro1">
          <table:table-cell office:value-type="float" office:value="249.917" calcext:value-type="float">
            <text:p>2.50E+02</text:p>
          </table:table-cell>
          <table:table-cell office:value-type="float" office:value="122.187" calcext:value-type="float">
            <text:p>1.22E+02</text:p>
          </table:table-cell>
          <table:table-cell table:formula="of:=[.C1295]+0.2" office:value-type="float" office:value="258.799999999994" calcext:value-type="float">
            <text:p>258.799999999994</text:p>
          </table:table-cell>
        </table:table-row>
        <table:table-row table:style-name="ro1">
          <table:table-cell office:value-type="float" office:value="249.861" calcext:value-type="float">
            <text:p>2.50E+02</text:p>
          </table:table-cell>
          <table:table-cell office:value-type="float" office:value="122.162" calcext:value-type="float">
            <text:p>1.22E+02</text:p>
          </table:table-cell>
          <table:table-cell table:formula="of:=[.C1296]+0.2" office:value-type="float" office:value="258.999999999994" calcext:value-type="float">
            <text:p>258.999999999994</text:p>
          </table:table-cell>
        </table:table-row>
        <table:table-row table:style-name="ro1">
          <table:table-cell office:value-type="float" office:value="249.805" calcext:value-type="float">
            <text:p>2.50E+02</text:p>
          </table:table-cell>
          <table:table-cell office:value-type="float" office:value="122.137" calcext:value-type="float">
            <text:p>1.22E+02</text:p>
          </table:table-cell>
          <table:table-cell table:formula="of:=[.C1297]+0.2" office:value-type="float" office:value="259.199999999994" calcext:value-type="float">
            <text:p>259.199999999994</text:p>
          </table:table-cell>
        </table:table-row>
        <table:table-row table:style-name="ro1">
          <table:table-cell office:value-type="float" office:value="249.748" calcext:value-type="float">
            <text:p>2.50E+02</text:p>
          </table:table-cell>
          <table:table-cell office:value-type="float" office:value="122.112" calcext:value-type="float">
            <text:p>1.22E+02</text:p>
          </table:table-cell>
          <table:table-cell table:formula="of:=[.C1298]+0.2" office:value-type="float" office:value="259.399999999994" calcext:value-type="float">
            <text:p>259.399999999994</text:p>
          </table:table-cell>
        </table:table-row>
        <table:table-row table:style-name="ro1">
          <table:table-cell office:value-type="float" office:value="249.691" calcext:value-type="float">
            <text:p>2.50E+02</text:p>
          </table:table-cell>
          <table:table-cell office:value-type="float" office:value="122.087" calcext:value-type="float">
            <text:p>1.22E+02</text:p>
          </table:table-cell>
          <table:table-cell table:formula="of:=[.C1299]+0.2" office:value-type="float" office:value="259.599999999994" calcext:value-type="float">
            <text:p>259.599999999994</text:p>
          </table:table-cell>
        </table:table-row>
        <table:table-row table:style-name="ro1">
          <table:table-cell office:value-type="float" office:value="249.634" calcext:value-type="float">
            <text:p>2.50E+02</text:p>
          </table:table-cell>
          <table:table-cell office:value-type="float" office:value="122.061" calcext:value-type="float">
            <text:p>1.22E+02</text:p>
          </table:table-cell>
          <table:table-cell table:formula="of:=[.C1300]+0.2" office:value-type="float" office:value="259.799999999994" calcext:value-type="float">
            <text:p>259.799999999994</text:p>
          </table:table-cell>
        </table:table-row>
        <table:table-row table:style-name="ro1">
          <table:table-cell office:value-type="float" office:value="249.577" calcext:value-type="float">
            <text:p>2.50E+02</text:p>
          </table:table-cell>
          <table:table-cell office:value-type="float" office:value="122.036" calcext:value-type="float">
            <text:p>1.22E+02</text:p>
          </table:table-cell>
          <table:table-cell table:formula="of:=[.C1301]+0.2" office:value-type="float" office:value="259.999999999994" calcext:value-type="float">
            <text:p>259.999999999994</text:p>
          </table:table-cell>
        </table:table-row>
        <table:table-row table:style-name="ro1">
          <table:table-cell office:value-type="float" office:value="249.519" calcext:value-type="float">
            <text:p>2.50E+02</text:p>
          </table:table-cell>
          <table:table-cell office:value-type="float" office:value="122.01" calcext:value-type="float">
            <text:p>1.22E+02</text:p>
          </table:table-cell>
          <table:table-cell table:formula="of:=[.C1302]+0.2" office:value-type="float" office:value="260.199999999994" calcext:value-type="float">
            <text:p>260.199999999994</text:p>
          </table:table-cell>
        </table:table-row>
        <table:table-row table:style-name="ro1">
          <table:table-cell office:value-type="float" office:value="249.461" calcext:value-type="float">
            <text:p>2.49E+02</text:p>
          </table:table-cell>
          <table:table-cell office:value-type="float" office:value="121.985" calcext:value-type="float">
            <text:p>1.22E+02</text:p>
          </table:table-cell>
          <table:table-cell table:formula="of:=[.C1303]+0.2" office:value-type="float" office:value="260.399999999994" calcext:value-type="float">
            <text:p>260.399999999994</text:p>
          </table:table-cell>
        </table:table-row>
        <table:table-row table:style-name="ro1">
          <table:table-cell office:value-type="float" office:value="249.403" calcext:value-type="float">
            <text:p>2.49E+02</text:p>
          </table:table-cell>
          <table:table-cell office:value-type="float" office:value="121.959" calcext:value-type="float">
            <text:p>1.22E+02</text:p>
          </table:table-cell>
          <table:table-cell table:formula="of:=[.C1304]+0.2" office:value-type="float" office:value="260.599999999994" calcext:value-type="float">
            <text:p>260.599999999994</text:p>
          </table:table-cell>
        </table:table-row>
        <table:table-row table:style-name="ro1">
          <table:table-cell office:value-type="float" office:value="249.344" calcext:value-type="float">
            <text:p>2.49E+02</text:p>
          </table:table-cell>
          <table:table-cell office:value-type="float" office:value="121.933" calcext:value-type="float">
            <text:p>1.22E+02</text:p>
          </table:table-cell>
          <table:table-cell table:formula="of:=[.C1305]+0.2" office:value-type="float" office:value="260.799999999994" calcext:value-type="float">
            <text:p>260.799999999994</text:p>
          </table:table-cell>
        </table:table-row>
        <table:table-row table:style-name="ro1">
          <table:table-cell office:value-type="float" office:value="249.286" calcext:value-type="float">
            <text:p>2.49E+02</text:p>
          </table:table-cell>
          <table:table-cell office:value-type="float" office:value="121.907" calcext:value-type="float">
            <text:p>1.22E+02</text:p>
          </table:table-cell>
          <table:table-cell table:formula="of:=[.C1306]+0.2" office:value-type="float" office:value="260.999999999994" calcext:value-type="float">
            <text:p>260.999999999994</text:p>
          </table:table-cell>
        </table:table-row>
        <table:table-row table:style-name="ro1">
          <table:table-cell office:value-type="float" office:value="249.226" calcext:value-type="float">
            <text:p>2.49E+02</text:p>
          </table:table-cell>
          <table:table-cell office:value-type="float" office:value="121.88" calcext:value-type="float">
            <text:p>1.22E+02</text:p>
          </table:table-cell>
          <table:table-cell table:formula="of:=[.C1307]+0.2" office:value-type="float" office:value="261.199999999994" calcext:value-type="float">
            <text:p>261.199999999994</text:p>
          </table:table-cell>
        </table:table-row>
        <table:table-row table:style-name="ro1">
          <table:table-cell office:value-type="float" office:value="249.167" calcext:value-type="float">
            <text:p>2.49E+02</text:p>
          </table:table-cell>
          <table:table-cell office:value-type="float" office:value="121.854" calcext:value-type="float">
            <text:p>1.22E+02</text:p>
          </table:table-cell>
          <table:table-cell table:formula="of:=[.C1308]+0.2" office:value-type="float" office:value="261.399999999994" calcext:value-type="float">
            <text:p>261.399999999994</text:p>
          </table:table-cell>
        </table:table-row>
        <table:table-row table:style-name="ro1">
          <table:table-cell office:value-type="float" office:value="249.107" calcext:value-type="float">
            <text:p>2.49E+02</text:p>
          </table:table-cell>
          <table:table-cell office:value-type="float" office:value="121.827" calcext:value-type="float">
            <text:p>1.22E+02</text:p>
          </table:table-cell>
          <table:table-cell table:formula="of:=[.C1309]+0.2" office:value-type="float" office:value="261.599999999994" calcext:value-type="float">
            <text:p>261.599999999994</text:p>
          </table:table-cell>
        </table:table-row>
        <table:table-row table:style-name="ro1">
          <table:table-cell office:value-type="float" office:value="249.047" calcext:value-type="float">
            <text:p>2.49E+02</text:p>
          </table:table-cell>
          <table:table-cell office:value-type="float" office:value="121.801" calcext:value-type="float">
            <text:p>1.22E+02</text:p>
          </table:table-cell>
          <table:table-cell table:formula="of:=[.C1310]+0.2" office:value-type="float" office:value="261.799999999994" calcext:value-type="float">
            <text:p>261.799999999994</text:p>
          </table:table-cell>
        </table:table-row>
        <table:table-row table:style-name="ro1">
          <table:table-cell office:value-type="float" office:value="248.987" calcext:value-type="float">
            <text:p>2.49E+02</text:p>
          </table:table-cell>
          <table:table-cell office:value-type="float" office:value="121.774" calcext:value-type="float">
            <text:p>1.22E+02</text:p>
          </table:table-cell>
          <table:table-cell table:formula="of:=[.C1311]+0.2" office:value-type="float" office:value="261.999999999994" calcext:value-type="float">
            <text:p>261.999999999994</text:p>
          </table:table-cell>
        </table:table-row>
        <table:table-row table:style-name="ro1">
          <table:table-cell office:value-type="float" office:value="248.926" calcext:value-type="float">
            <text:p>2.49E+02</text:p>
          </table:table-cell>
          <table:table-cell office:value-type="float" office:value="121.747" calcext:value-type="float">
            <text:p>1.22E+02</text:p>
          </table:table-cell>
          <table:table-cell table:formula="of:=[.C1312]+0.2" office:value-type="float" office:value="262.199999999994" calcext:value-type="float">
            <text:p>262.199999999994</text:p>
          </table:table-cell>
        </table:table-row>
        <table:table-row table:style-name="ro1">
          <table:table-cell office:value-type="float" office:value="248.866" calcext:value-type="float">
            <text:p>2.49E+02</text:p>
          </table:table-cell>
          <table:table-cell office:value-type="float" office:value="121.72" calcext:value-type="float">
            <text:p>1.22E+02</text:p>
          </table:table-cell>
          <table:table-cell table:formula="of:=[.C1313]+0.2" office:value-type="float" office:value="262.399999999994" calcext:value-type="float">
            <text:p>262.399999999994</text:p>
          </table:table-cell>
        </table:table-row>
        <table:table-row table:style-name="ro1">
          <table:table-cell office:value-type="float" office:value="248.804" calcext:value-type="float">
            <text:p>2.49E+02</text:p>
          </table:table-cell>
          <table:table-cell office:value-type="float" office:value="121.693" calcext:value-type="float">
            <text:p>1.22E+02</text:p>
          </table:table-cell>
          <table:table-cell table:formula="of:=[.C1314]+0.2" office:value-type="float" office:value="262.599999999994" calcext:value-type="float">
            <text:p>262.599999999994</text:p>
          </table:table-cell>
        </table:table-row>
        <table:table-row table:style-name="ro1">
          <table:table-cell office:value-type="float" office:value="248.743" calcext:value-type="float">
            <text:p>2.49E+02</text:p>
          </table:table-cell>
          <table:table-cell office:value-type="float" office:value="121.665" calcext:value-type="float">
            <text:p>1.22E+02</text:p>
          </table:table-cell>
          <table:table-cell table:formula="of:=[.C1315]+0.2" office:value-type="float" office:value="262.799999999994" calcext:value-type="float">
            <text:p>262.799999999994</text:p>
          </table:table-cell>
        </table:table-row>
        <table:table-row table:style-name="ro1">
          <table:table-cell office:value-type="float" office:value="248.681" calcext:value-type="float">
            <text:p>2.49E+02</text:p>
          </table:table-cell>
          <table:table-cell office:value-type="float" office:value="121.638" calcext:value-type="float">
            <text:p>1.22E+02</text:p>
          </table:table-cell>
          <table:table-cell table:formula="of:=[.C1316]+0.2" office:value-type="float" office:value="262.999999999994" calcext:value-type="float">
            <text:p>262.999999999994</text:p>
          </table:table-cell>
        </table:table-row>
        <table:table-row table:style-name="ro1">
          <table:table-cell office:value-type="float" office:value="248.619" calcext:value-type="float">
            <text:p>2.49E+02</text:p>
          </table:table-cell>
          <table:table-cell office:value-type="float" office:value="121.61" calcext:value-type="float">
            <text:p>1.22E+02</text:p>
          </table:table-cell>
          <table:table-cell table:formula="of:=[.C1317]+0.2" office:value-type="float" office:value="263.199999999994" calcext:value-type="float">
            <text:p>263.199999999994</text:p>
          </table:table-cell>
        </table:table-row>
        <table:table-row table:style-name="ro1">
          <table:table-cell office:value-type="float" office:value="248.557" calcext:value-type="float">
            <text:p>2.49E+02</text:p>
          </table:table-cell>
          <table:table-cell office:value-type="float" office:value="121.583" calcext:value-type="float">
            <text:p>1.22E+02</text:p>
          </table:table-cell>
          <table:table-cell table:formula="of:=[.C1318]+0.2" office:value-type="float" office:value="263.399999999994" calcext:value-type="float">
            <text:p>263.399999999994</text:p>
          </table:table-cell>
        </table:table-row>
        <table:table-row table:style-name="ro1">
          <table:table-cell office:value-type="float" office:value="248.494" calcext:value-type="float">
            <text:p>2.48E+02</text:p>
          </table:table-cell>
          <table:table-cell office:value-type="float" office:value="121.555" calcext:value-type="float">
            <text:p>1.22E+02</text:p>
          </table:table-cell>
          <table:table-cell table:formula="of:=[.C1319]+0.2" office:value-type="float" office:value="263.599999999994" calcext:value-type="float">
            <text:p>263.599999999994</text:p>
          </table:table-cell>
        </table:table-row>
        <table:table-row table:style-name="ro1">
          <table:table-cell office:value-type="float" office:value="248.431" calcext:value-type="float">
            <text:p>2.48E+02</text:p>
          </table:table-cell>
          <table:table-cell office:value-type="float" office:value="121.527" calcext:value-type="float">
            <text:p>1.22E+02</text:p>
          </table:table-cell>
          <table:table-cell table:formula="of:=[.C1320]+0.2" office:value-type="float" office:value="263.799999999994" calcext:value-type="float">
            <text:p>263.799999999994</text:p>
          </table:table-cell>
        </table:table-row>
        <table:table-row table:style-name="ro1">
          <table:table-cell office:value-type="float" office:value="248.368" calcext:value-type="float">
            <text:p>2.48E+02</text:p>
          </table:table-cell>
          <table:table-cell office:value-type="float" office:value="121.499" calcext:value-type="float">
            <text:p>1.21E+02</text:p>
          </table:table-cell>
          <table:table-cell table:formula="of:=[.C1321]+0.2" office:value-type="float" office:value="263.999999999994" calcext:value-type="float">
            <text:p>263.999999999994</text:p>
          </table:table-cell>
        </table:table-row>
        <table:table-row table:style-name="ro1">
          <table:table-cell office:value-type="float" office:value="248.305" calcext:value-type="float">
            <text:p>2.48E+02</text:p>
          </table:table-cell>
          <table:table-cell office:value-type="float" office:value="121.471" calcext:value-type="float">
            <text:p>1.21E+02</text:p>
          </table:table-cell>
          <table:table-cell table:formula="of:=[.C1322]+0.2" office:value-type="float" office:value="264.199999999994" calcext:value-type="float">
            <text:p>264.199999999994</text:p>
          </table:table-cell>
        </table:table-row>
        <table:table-row table:style-name="ro1">
          <table:table-cell office:value-type="float" office:value="248.241" calcext:value-type="float">
            <text:p>2.48E+02</text:p>
          </table:table-cell>
          <table:table-cell office:value-type="float" office:value="121.442" calcext:value-type="float">
            <text:p>1.21E+02</text:p>
          </table:table-cell>
          <table:table-cell table:formula="of:=[.C1323]+0.2" office:value-type="float" office:value="264.399999999994" calcext:value-type="float">
            <text:p>264.399999999994</text:p>
          </table:table-cell>
        </table:table-row>
        <table:table-row table:style-name="ro1">
          <table:table-cell office:value-type="float" office:value="248.177" calcext:value-type="float">
            <text:p>2.48E+02</text:p>
          </table:table-cell>
          <table:table-cell office:value-type="float" office:value="121.414" calcext:value-type="float">
            <text:p>1.21E+02</text:p>
          </table:table-cell>
          <table:table-cell table:formula="of:=[.C1324]+0.2" office:value-type="float" office:value="264.599999999994" calcext:value-type="float">
            <text:p>264.599999999994</text:p>
          </table:table-cell>
        </table:table-row>
        <table:table-row table:style-name="ro1">
          <table:table-cell office:value-type="float" office:value="248.113" calcext:value-type="float">
            <text:p>2.48E+02</text:p>
          </table:table-cell>
          <table:table-cell office:value-type="float" office:value="121.385" calcext:value-type="float">
            <text:p>1.21E+02</text:p>
          </table:table-cell>
          <table:table-cell table:formula="of:=[.C1325]+0.2" office:value-type="float" office:value="264.799999999994" calcext:value-type="float">
            <text:p>264.799999999994</text:p>
          </table:table-cell>
        </table:table-row>
        <table:table-row table:style-name="ro1">
          <table:table-cell office:value-type="float" office:value="248.049" calcext:value-type="float">
            <text:p>2.48E+02</text:p>
          </table:table-cell>
          <table:table-cell office:value-type="float" office:value="121.357" calcext:value-type="float">
            <text:p>1.21E+02</text:p>
          </table:table-cell>
          <table:table-cell table:formula="of:=[.C1326]+0.2" office:value-type="float" office:value="264.999999999993" calcext:value-type="float">
            <text:p>264.999999999993</text:p>
          </table:table-cell>
        </table:table-row>
        <table:table-row table:style-name="ro1">
          <table:table-cell office:value-type="float" office:value="247.984" calcext:value-type="float">
            <text:p>2.48E+02</text:p>
          </table:table-cell>
          <table:table-cell office:value-type="float" office:value="121.328" calcext:value-type="float">
            <text:p>1.21E+02</text:p>
          </table:table-cell>
          <table:table-cell table:formula="of:=[.C1327]+0.2" office:value-type="float" office:value="265.199999999994" calcext:value-type="float">
            <text:p>265.199999999994</text:p>
          </table:table-cell>
        </table:table-row>
        <table:table-row table:style-name="ro1">
          <table:table-cell office:value-type="float" office:value="247.919" calcext:value-type="float">
            <text:p>2.48E+02</text:p>
          </table:table-cell>
          <table:table-cell office:value-type="float" office:value="121.299" calcext:value-type="float">
            <text:p>1.21E+02</text:p>
          </table:table-cell>
          <table:table-cell table:formula="of:=[.C1328]+0.2" office:value-type="float" office:value="265.399999999993" calcext:value-type="float">
            <text:p>265.399999999993</text:p>
          </table:table-cell>
        </table:table-row>
        <table:table-row table:style-name="ro1">
          <table:table-cell office:value-type="float" office:value="247.853" calcext:value-type="float">
            <text:p>2.48E+02</text:p>
          </table:table-cell>
          <table:table-cell office:value-type="float" office:value="121.27" calcext:value-type="float">
            <text:p>1.21E+02</text:p>
          </table:table-cell>
          <table:table-cell table:formula="of:=[.C1329]+0.2" office:value-type="float" office:value="265.599999999993" calcext:value-type="float">
            <text:p>265.599999999993</text:p>
          </table:table-cell>
        </table:table-row>
        <table:table-row table:style-name="ro1">
          <table:table-cell office:value-type="float" office:value="247.788" calcext:value-type="float">
            <text:p>2.48E+02</text:p>
          </table:table-cell>
          <table:table-cell office:value-type="float" office:value="121.241" calcext:value-type="float">
            <text:p>1.21E+02</text:p>
          </table:table-cell>
          <table:table-cell table:formula="of:=[.C1330]+0.2" office:value-type="float" office:value="265.799999999993" calcext:value-type="float">
            <text:p>265.799999999993</text:p>
          </table:table-cell>
        </table:table-row>
        <table:table-row table:style-name="ro1">
          <table:table-cell office:value-type="float" office:value="247.722" calcext:value-type="float">
            <text:p>2.48E+02</text:p>
          </table:table-cell>
          <table:table-cell office:value-type="float" office:value="121.211" calcext:value-type="float">
            <text:p>1.21E+02</text:p>
          </table:table-cell>
          <table:table-cell table:formula="of:=[.C1331]+0.2" office:value-type="float" office:value="265.999999999993" calcext:value-type="float">
            <text:p>265.999999999993</text:p>
          </table:table-cell>
        </table:table-row>
        <table:table-row table:style-name="ro1">
          <table:table-cell office:value-type="float" office:value="247.656" calcext:value-type="float">
            <text:p>2.48E+02</text:p>
          </table:table-cell>
          <table:table-cell office:value-type="float" office:value="121.182" calcext:value-type="float">
            <text:p>1.21E+02</text:p>
          </table:table-cell>
          <table:table-cell table:formula="of:=[.C1332]+0.2" office:value-type="float" office:value="266.199999999993" calcext:value-type="float">
            <text:p>266.199999999993</text:p>
          </table:table-cell>
        </table:table-row>
        <table:table-row table:style-name="ro1">
          <table:table-cell office:value-type="float" office:value="247.59" calcext:value-type="float">
            <text:p>2.48E+02</text:p>
          </table:table-cell>
          <table:table-cell office:value-type="float" office:value="121.153" calcext:value-type="float">
            <text:p>1.21E+02</text:p>
          </table:table-cell>
          <table:table-cell table:formula="of:=[.C1333]+0.2" office:value-type="float" office:value="266.399999999993" calcext:value-type="float">
            <text:p>266.399999999993</text:p>
          </table:table-cell>
        </table:table-row>
        <table:table-row table:style-name="ro1">
          <table:table-cell office:value-type="float" office:value="247.523" calcext:value-type="float">
            <text:p>2.48E+02</text:p>
          </table:table-cell>
          <table:table-cell office:value-type="float" office:value="121.123" calcext:value-type="float">
            <text:p>1.21E+02</text:p>
          </table:table-cell>
          <table:table-cell table:formula="of:=[.C1334]+0.2" office:value-type="float" office:value="266.599999999993" calcext:value-type="float">
            <text:p>266.599999999993</text:p>
          </table:table-cell>
        </table:table-row>
        <table:table-row table:style-name="ro1">
          <table:table-cell office:value-type="float" office:value="247.456" calcext:value-type="float">
            <text:p>2.47E+02</text:p>
          </table:table-cell>
          <table:table-cell office:value-type="float" office:value="121.093" calcext:value-type="float">
            <text:p>1.21E+02</text:p>
          </table:table-cell>
          <table:table-cell table:formula="of:=[.C1335]+0.2" office:value-type="float" office:value="266.799999999993" calcext:value-type="float">
            <text:p>266.799999999993</text:p>
          </table:table-cell>
        </table:table-row>
        <table:table-row table:style-name="ro1">
          <table:table-cell office:value-type="float" office:value="247.389" calcext:value-type="float">
            <text:p>2.47E+02</text:p>
          </table:table-cell>
          <table:table-cell office:value-type="float" office:value="121.063" calcext:value-type="float">
            <text:p>1.21E+02</text:p>
          </table:table-cell>
          <table:table-cell table:formula="of:=[.C1336]+0.2" office:value-type="float" office:value="266.999999999993" calcext:value-type="float">
            <text:p>266.999999999993</text:p>
          </table:table-cell>
        </table:table-row>
        <table:table-row table:style-name="ro1">
          <table:table-cell office:value-type="float" office:value="247.321" calcext:value-type="float">
            <text:p>2.47E+02</text:p>
          </table:table-cell>
          <table:table-cell office:value-type="float" office:value="121.033" calcext:value-type="float">
            <text:p>1.21E+02</text:p>
          </table:table-cell>
          <table:table-cell table:formula="of:=[.C1337]+0.2" office:value-type="float" office:value="267.199999999993" calcext:value-type="float">
            <text:p>267.199999999993</text:p>
          </table:table-cell>
        </table:table-row>
        <table:table-row table:style-name="ro1">
          <table:table-cell office:value-type="float" office:value="247.254" calcext:value-type="float">
            <text:p>2.47E+02</text:p>
          </table:table-cell>
          <table:table-cell office:value-type="float" office:value="121.003" calcext:value-type="float">
            <text:p>1.21E+02</text:p>
          </table:table-cell>
          <table:table-cell table:formula="of:=[.C1338]+0.2" office:value-type="float" office:value="267.399999999993" calcext:value-type="float">
            <text:p>267.399999999993</text:p>
          </table:table-cell>
        </table:table-row>
        <table:table-row table:style-name="ro1">
          <table:table-cell office:value-type="float" office:value="247.186" calcext:value-type="float">
            <text:p>2.47E+02</text:p>
          </table:table-cell>
          <table:table-cell office:value-type="float" office:value="120.973" calcext:value-type="float">
            <text:p>1.21E+02</text:p>
          </table:table-cell>
          <table:table-cell table:formula="of:=[.C1339]+0.2" office:value-type="float" office:value="267.599999999993" calcext:value-type="float">
            <text:p>267.599999999993</text:p>
          </table:table-cell>
        </table:table-row>
        <table:table-row table:style-name="ro1">
          <table:table-cell office:value-type="float" office:value="247.118" calcext:value-type="float">
            <text:p>2.47E+02</text:p>
          </table:table-cell>
          <table:table-cell office:value-type="float" office:value="120.943" calcext:value-type="float">
            <text:p>1.21E+02</text:p>
          </table:table-cell>
          <table:table-cell table:formula="of:=[.C1340]+0.2" office:value-type="float" office:value="267.799999999993" calcext:value-type="float">
            <text:p>267.799999999993</text:p>
          </table:table-cell>
        </table:table-row>
        <table:table-row table:style-name="ro1">
          <table:table-cell office:value-type="float" office:value="247.049" calcext:value-type="float">
            <text:p>2.47E+02</text:p>
          </table:table-cell>
          <table:table-cell office:value-type="float" office:value="120.912" calcext:value-type="float">
            <text:p>1.21E+02</text:p>
          </table:table-cell>
          <table:table-cell table:formula="of:=[.C1341]+0.2" office:value-type="float" office:value="267.999999999993" calcext:value-type="float">
            <text:p>267.999999999993</text:p>
          </table:table-cell>
        </table:table-row>
        <table:table-row table:style-name="ro1">
          <table:table-cell office:value-type="float" office:value="246.98" calcext:value-type="float">
            <text:p>2.47E+02</text:p>
          </table:table-cell>
          <table:table-cell office:value-type="float" office:value="120.882" calcext:value-type="float">
            <text:p>1.21E+02</text:p>
          </table:table-cell>
          <table:table-cell table:formula="of:=[.C1342]+0.2" office:value-type="float" office:value="268.199999999993" calcext:value-type="float">
            <text:p>268.199999999993</text:p>
          </table:table-cell>
        </table:table-row>
        <table:table-row table:style-name="ro1">
          <table:table-cell office:value-type="float" office:value="246.911" calcext:value-type="float">
            <text:p>2.47E+02</text:p>
          </table:table-cell>
          <table:table-cell office:value-type="float" office:value="120.851" calcext:value-type="float">
            <text:p>1.21E+02</text:p>
          </table:table-cell>
          <table:table-cell table:formula="of:=[.C1343]+0.2" office:value-type="float" office:value="268.399999999993" calcext:value-type="float">
            <text:p>268.399999999993</text:p>
          </table:table-cell>
        </table:table-row>
        <table:table-row table:style-name="ro1">
          <table:table-cell office:value-type="float" office:value="246.842" calcext:value-type="float">
            <text:p>2.47E+02</text:p>
          </table:table-cell>
          <table:table-cell office:value-type="float" office:value="120.82" calcext:value-type="float">
            <text:p>1.21E+02</text:p>
          </table:table-cell>
          <table:table-cell table:formula="of:=[.C1344]+0.2" office:value-type="float" office:value="268.599999999993" calcext:value-type="float">
            <text:p>268.599999999993</text:p>
          </table:table-cell>
        </table:table-row>
        <table:table-row table:style-name="ro1">
          <table:table-cell office:value-type="float" office:value="246.773" calcext:value-type="float">
            <text:p>2.47E+02</text:p>
          </table:table-cell>
          <table:table-cell office:value-type="float" office:value="120.79" calcext:value-type="float">
            <text:p>1.21E+02</text:p>
          </table:table-cell>
          <table:table-cell table:formula="of:=[.C1345]+0.2" office:value-type="float" office:value="268.799999999993" calcext:value-type="float">
            <text:p>268.799999999993</text:p>
          </table:table-cell>
        </table:table-row>
        <table:table-row table:style-name="ro1">
          <table:table-cell office:value-type="float" office:value="246.703" calcext:value-type="float">
            <text:p>2.47E+02</text:p>
          </table:table-cell>
          <table:table-cell office:value-type="float" office:value="120.759" calcext:value-type="float">
            <text:p>1.21E+02</text:p>
          </table:table-cell>
          <table:table-cell table:formula="of:=[.C1346]+0.2" office:value-type="float" office:value="268.999999999993" calcext:value-type="float">
            <text:p>268.999999999993</text:p>
          </table:table-cell>
        </table:table-row>
        <table:table-row table:style-name="ro1">
          <table:table-cell office:value-type="float" office:value="246.633" calcext:value-type="float">
            <text:p>2.47E+02</text:p>
          </table:table-cell>
          <table:table-cell office:value-type="float" office:value="120.727" calcext:value-type="float">
            <text:p>1.21E+02</text:p>
          </table:table-cell>
          <table:table-cell table:formula="of:=[.C1347]+0.2" office:value-type="float" office:value="269.199999999993" calcext:value-type="float">
            <text:p>269.199999999993</text:p>
          </table:table-cell>
        </table:table-row>
        <table:table-row table:style-name="ro1">
          <table:table-cell office:value-type="float" office:value="246.563" calcext:value-type="float">
            <text:p>2.47E+02</text:p>
          </table:table-cell>
          <table:table-cell office:value-type="float" office:value="120.696" calcext:value-type="float">
            <text:p>1.21E+02</text:p>
          </table:table-cell>
          <table:table-cell table:formula="of:=[.C1348]+0.2" office:value-type="float" office:value="269.399999999993" calcext:value-type="float">
            <text:p>269.399999999993</text:p>
          </table:table-cell>
        </table:table-row>
        <table:table-row table:style-name="ro1">
          <table:table-cell office:value-type="float" office:value="246.492" calcext:value-type="float">
            <text:p>2.46E+02</text:p>
          </table:table-cell>
          <table:table-cell office:value-type="float" office:value="120.665" calcext:value-type="float">
            <text:p>1.21E+02</text:p>
          </table:table-cell>
          <table:table-cell table:formula="of:=[.C1349]+0.2" office:value-type="float" office:value="269.599999999993" calcext:value-type="float">
            <text:p>269.599999999993</text:p>
          </table:table-cell>
        </table:table-row>
        <table:table-row table:style-name="ro1">
          <table:table-cell office:value-type="float" office:value="246.422" calcext:value-type="float">
            <text:p>2.46E+02</text:p>
          </table:table-cell>
          <table:table-cell office:value-type="float" office:value="120.634" calcext:value-type="float">
            <text:p>1.21E+02</text:p>
          </table:table-cell>
          <table:table-cell table:formula="of:=[.C1350]+0.2" office:value-type="float" office:value="269.799999999993" calcext:value-type="float">
            <text:p>269.799999999993</text:p>
          </table:table-cell>
        </table:table-row>
        <table:table-row table:style-name="ro1">
          <table:table-cell office:value-type="float" office:value="246.351" calcext:value-type="float">
            <text:p>2.46E+02</text:p>
          </table:table-cell>
          <table:table-cell office:value-type="float" office:value="120.602" calcext:value-type="float">
            <text:p>1.21E+02</text:p>
          </table:table-cell>
          <table:table-cell table:formula="of:=[.C1351]+0.2" office:value-type="float" office:value="269.999999999993" calcext:value-type="float">
            <text:p>269.999999999993</text:p>
          </table:table-cell>
        </table:table-row>
        <table:table-row table:style-name="ro1">
          <table:table-cell office:value-type="float" office:value="246.28" calcext:value-type="float">
            <text:p>2.46E+02</text:p>
          </table:table-cell>
          <table:table-cell office:value-type="float" office:value="120.57" calcext:value-type="float">
            <text:p>1.21E+02</text:p>
          </table:table-cell>
          <table:table-cell table:formula="of:=[.C1352]+0.2" office:value-type="float" office:value="270.199999999993" calcext:value-type="float">
            <text:p>270.199999999993</text:p>
          </table:table-cell>
        </table:table-row>
        <table:table-row table:style-name="ro1">
          <table:table-cell office:value-type="float" office:value="246.208" calcext:value-type="float">
            <text:p>2.46E+02</text:p>
          </table:table-cell>
          <table:table-cell office:value-type="float" office:value="120.539" calcext:value-type="float">
            <text:p>1.21E+02</text:p>
          </table:table-cell>
          <table:table-cell table:formula="of:=[.C1353]+0.2" office:value-type="float" office:value="270.399999999993" calcext:value-type="float">
            <text:p>270.399999999993</text:p>
          </table:table-cell>
        </table:table-row>
        <table:table-row table:style-name="ro1">
          <table:table-cell office:value-type="float" office:value="246.136" calcext:value-type="float">
            <text:p>2.46E+02</text:p>
          </table:table-cell>
          <table:table-cell office:value-type="float" office:value="120.507" calcext:value-type="float">
            <text:p>1.21E+02</text:p>
          </table:table-cell>
          <table:table-cell table:formula="of:=[.C1354]+0.2" office:value-type="float" office:value="270.599999999993" calcext:value-type="float">
            <text:p>270.599999999993</text:p>
          </table:table-cell>
        </table:table-row>
        <table:table-row table:style-name="ro1">
          <table:table-cell office:value-type="float" office:value="246.064" calcext:value-type="float">
            <text:p>2.46E+02</text:p>
          </table:table-cell>
          <table:table-cell office:value-type="float" office:value="120.475" calcext:value-type="float">
            <text:p>1.20E+02</text:p>
          </table:table-cell>
          <table:table-cell table:formula="of:=[.C1355]+0.2" office:value-type="float" office:value="270.799999999993" calcext:value-type="float">
            <text:p>270.799999999993</text:p>
          </table:table-cell>
        </table:table-row>
        <table:table-row table:style-name="ro1">
          <table:table-cell office:value-type="float" office:value="245.992" calcext:value-type="float">
            <text:p>2.46E+02</text:p>
          </table:table-cell>
          <table:table-cell office:value-type="float" office:value="120.443" calcext:value-type="float">
            <text:p>1.20E+02</text:p>
          </table:table-cell>
          <table:table-cell table:formula="of:=[.C1356]+0.2" office:value-type="float" office:value="270.999999999993" calcext:value-type="float">
            <text:p>270.999999999993</text:p>
          </table:table-cell>
        </table:table-row>
        <table:table-row table:style-name="ro1">
          <table:table-cell office:value-type="float" office:value="245.92" calcext:value-type="float">
            <text:p>2.46E+02</text:p>
          </table:table-cell>
          <table:table-cell office:value-type="float" office:value="120.41" calcext:value-type="float">
            <text:p>1.20E+02</text:p>
          </table:table-cell>
          <table:table-cell table:formula="of:=[.C1357]+0.2" office:value-type="float" office:value="271.199999999993" calcext:value-type="float">
            <text:p>271.199999999993</text:p>
          </table:table-cell>
        </table:table-row>
        <table:table-row table:style-name="ro1">
          <table:table-cell office:value-type="float" office:value="245.847" calcext:value-type="float">
            <text:p>2.46E+02</text:p>
          </table:table-cell>
          <table:table-cell office:value-type="float" office:value="120.378" calcext:value-type="float">
            <text:p>1.20E+02</text:p>
          </table:table-cell>
          <table:table-cell table:formula="of:=[.C1358]+0.2" office:value-type="float" office:value="271.399999999993" calcext:value-type="float">
            <text:p>271.399999999993</text:p>
          </table:table-cell>
        </table:table-row>
        <table:table-row table:style-name="ro1">
          <table:table-cell office:value-type="float" office:value="245.774" calcext:value-type="float">
            <text:p>2.46E+02</text:p>
          </table:table-cell>
          <table:table-cell office:value-type="float" office:value="120.346" calcext:value-type="float">
            <text:p>1.20E+02</text:p>
          </table:table-cell>
          <table:table-cell table:formula="of:=[.C1359]+0.2" office:value-type="float" office:value="271.599999999993" calcext:value-type="float">
            <text:p>271.599999999993</text:p>
          </table:table-cell>
        </table:table-row>
        <table:table-row table:style-name="ro1">
          <table:table-cell office:value-type="float" office:value="245.701" calcext:value-type="float">
            <text:p>2.46E+02</text:p>
          </table:table-cell>
          <table:table-cell office:value-type="float" office:value="120.313" calcext:value-type="float">
            <text:p>1.20E+02</text:p>
          </table:table-cell>
          <table:table-cell table:formula="of:=[.C1360]+0.2" office:value-type="float" office:value="271.799999999993" calcext:value-type="float">
            <text:p>271.799999999993</text:p>
          </table:table-cell>
        </table:table-row>
        <table:table-row table:style-name="ro1">
          <table:table-cell office:value-type="float" office:value="245.628" calcext:value-type="float">
            <text:p>2.46E+02</text:p>
          </table:table-cell>
          <table:table-cell office:value-type="float" office:value="120.281" calcext:value-type="float">
            <text:p>1.20E+02</text:p>
          </table:table-cell>
          <table:table-cell table:formula="of:=[.C1361]+0.2" office:value-type="float" office:value="271.999999999993" calcext:value-type="float">
            <text:p>271.999999999993</text:p>
          </table:table-cell>
        </table:table-row>
        <table:table-row table:style-name="ro1">
          <table:table-cell office:value-type="float" office:value="245.554" calcext:value-type="float">
            <text:p>2.46E+02</text:p>
          </table:table-cell>
          <table:table-cell office:value-type="float" office:value="120.248" calcext:value-type="float">
            <text:p>1.20E+02</text:p>
          </table:table-cell>
          <table:table-cell table:formula="of:=[.C1362]+0.2" office:value-type="float" office:value="272.199999999993" calcext:value-type="float">
            <text:p>272.199999999993</text:p>
          </table:table-cell>
        </table:table-row>
        <table:table-row table:style-name="ro1">
          <table:table-cell office:value-type="float" office:value="245.481" calcext:value-type="float">
            <text:p>2.45E+02</text:p>
          </table:table-cell>
          <table:table-cell office:value-type="float" office:value="120.215" calcext:value-type="float">
            <text:p>1.20E+02</text:p>
          </table:table-cell>
          <table:table-cell table:formula="of:=[.C1363]+0.2" office:value-type="float" office:value="272.399999999993" calcext:value-type="float">
            <text:p>272.399999999993</text:p>
          </table:table-cell>
        </table:table-row>
        <table:table-row table:style-name="ro1">
          <table:table-cell office:value-type="float" office:value="245.407" calcext:value-type="float">
            <text:p>2.45E+02</text:p>
          </table:table-cell>
          <table:table-cell office:value-type="float" office:value="120.182" calcext:value-type="float">
            <text:p>1.20E+02</text:p>
          </table:table-cell>
          <table:table-cell table:formula="of:=[.C1364]+0.2" office:value-type="float" office:value="272.599999999993" calcext:value-type="float">
            <text:p>272.599999999993</text:p>
          </table:table-cell>
        </table:table-row>
        <table:table-row table:style-name="ro1">
          <table:table-cell office:value-type="float" office:value="245.332" calcext:value-type="float">
            <text:p>2.45E+02</text:p>
          </table:table-cell>
          <table:table-cell office:value-type="float" office:value="120.149" calcext:value-type="float">
            <text:p>1.20E+02</text:p>
          </table:table-cell>
          <table:table-cell table:formula="of:=[.C1365]+0.2" office:value-type="float" office:value="272.799999999993" calcext:value-type="float">
            <text:p>272.799999999993</text:p>
          </table:table-cell>
        </table:table-row>
        <table:table-row table:style-name="ro1">
          <table:table-cell office:value-type="float" office:value="245.258" calcext:value-type="float">
            <text:p>2.45E+02</text:p>
          </table:table-cell>
          <table:table-cell office:value-type="float" office:value="120.116" calcext:value-type="float">
            <text:p>1.20E+02</text:p>
          </table:table-cell>
          <table:table-cell table:formula="of:=[.C1366]+0.2" office:value-type="float" office:value="272.999999999993" calcext:value-type="float">
            <text:p>272.999999999993</text:p>
          </table:table-cell>
        </table:table-row>
        <table:table-row table:style-name="ro1">
          <table:table-cell office:value-type="float" office:value="245.183" calcext:value-type="float">
            <text:p>2.45E+02</text:p>
          </table:table-cell>
          <table:table-cell office:value-type="float" office:value="120.083" calcext:value-type="float">
            <text:p>1.20E+02</text:p>
          </table:table-cell>
          <table:table-cell table:formula="of:=[.C1367]+0.2" office:value-type="float" office:value="273.199999999993" calcext:value-type="float">
            <text:p>273.199999999993</text:p>
          </table:table-cell>
        </table:table-row>
        <table:table-row table:style-name="ro1">
          <table:table-cell office:value-type="float" office:value="245.108" calcext:value-type="float">
            <text:p>2.45E+02</text:p>
          </table:table-cell>
          <table:table-cell office:value-type="float" office:value="120.05" calcext:value-type="float">
            <text:p>1.20E+02</text:p>
          </table:table-cell>
          <table:table-cell table:formula="of:=[.C1368]+0.2" office:value-type="float" office:value="273.399999999993" calcext:value-type="float">
            <text:p>273.399999999993</text:p>
          </table:table-cell>
        </table:table-row>
        <table:table-row table:style-name="ro1">
          <table:table-cell office:value-type="float" office:value="245.033" calcext:value-type="float">
            <text:p>2.45E+02</text:p>
          </table:table-cell>
          <table:table-cell office:value-type="float" office:value="120.016" calcext:value-type="float">
            <text:p>1.20E+02</text:p>
          </table:table-cell>
          <table:table-cell table:formula="of:=[.C1369]+0.2" office:value-type="float" office:value="273.599999999993" calcext:value-type="float">
            <text:p>273.599999999993</text:p>
          </table:table-cell>
        </table:table-row>
        <table:table-row table:style-name="ro1">
          <table:table-cell office:value-type="float" office:value="244.958" calcext:value-type="float">
            <text:p>2.45E+02</text:p>
          </table:table-cell>
          <table:table-cell office:value-type="float" office:value="119.983" calcext:value-type="float">
            <text:p>1.20E+02</text:p>
          </table:table-cell>
          <table:table-cell table:formula="of:=[.C1370]+0.2" office:value-type="float" office:value="273.799999999993" calcext:value-type="float">
            <text:p>273.799999999993</text:p>
          </table:table-cell>
        </table:table-row>
        <table:table-row table:style-name="ro1">
          <table:table-cell office:value-type="float" office:value="244.882" calcext:value-type="float">
            <text:p>2.45E+02</text:p>
          </table:table-cell>
          <table:table-cell office:value-type="float" office:value="119.949" calcext:value-type="float">
            <text:p>1.20E+02</text:p>
          </table:table-cell>
          <table:table-cell table:formula="of:=[.C1371]+0.2" office:value-type="float" office:value="273.999999999993" calcext:value-type="float">
            <text:p>273.999999999993</text:p>
          </table:table-cell>
        </table:table-row>
        <table:table-row table:style-name="ro1">
          <table:table-cell office:value-type="float" office:value="244.806" calcext:value-type="float">
            <text:p>2.45E+02</text:p>
          </table:table-cell>
          <table:table-cell office:value-type="float" office:value="119.915" calcext:value-type="float">
            <text:p>1.20E+02</text:p>
          </table:table-cell>
          <table:table-cell table:formula="of:=[.C1372]+0.2" office:value-type="float" office:value="274.199999999993" calcext:value-type="float">
            <text:p>274.199999999993</text:p>
          </table:table-cell>
        </table:table-row>
        <table:table-row table:style-name="ro1">
          <table:table-cell office:value-type="float" office:value="244.73" calcext:value-type="float">
            <text:p>2.45E+02</text:p>
          </table:table-cell>
          <table:table-cell office:value-type="float" office:value="119.882" calcext:value-type="float">
            <text:p>1.20E+02</text:p>
          </table:table-cell>
          <table:table-cell table:formula="of:=[.C1373]+0.2" office:value-type="float" office:value="274.399999999993" calcext:value-type="float">
            <text:p>274.399999999993</text:p>
          </table:table-cell>
        </table:table-row>
        <table:table-row table:style-name="ro1">
          <table:table-cell office:value-type="float" office:value="244.654" calcext:value-type="float">
            <text:p>2.45E+02</text:p>
          </table:table-cell>
          <table:table-cell office:value-type="float" office:value="119.848" calcext:value-type="float">
            <text:p>1.20E+02</text:p>
          </table:table-cell>
          <table:table-cell table:formula="of:=[.C1374]+0.2" office:value-type="float" office:value="274.599999999993" calcext:value-type="float">
            <text:p>274.599999999993</text:p>
          </table:table-cell>
        </table:table-row>
        <table:table-row table:style-name="ro1">
          <table:table-cell office:value-type="float" office:value="244.577" calcext:value-type="float">
            <text:p>2.45E+02</text:p>
          </table:table-cell>
          <table:table-cell office:value-type="float" office:value="119.814" calcext:value-type="float">
            <text:p>1.20E+02</text:p>
          </table:table-cell>
          <table:table-cell table:formula="of:=[.C1375]+0.2" office:value-type="float" office:value="274.799999999993" calcext:value-type="float">
            <text:p>274.799999999993</text:p>
          </table:table-cell>
        </table:table-row>
        <table:table-row table:style-name="ro1">
          <table:table-cell office:value-type="float" office:value="244.501" calcext:value-type="float">
            <text:p>2.45E+02</text:p>
          </table:table-cell>
          <table:table-cell office:value-type="float" office:value="119.78" calcext:value-type="float">
            <text:p>1.20E+02</text:p>
          </table:table-cell>
          <table:table-cell table:formula="of:=[.C1376]+0.2" office:value-type="float" office:value="274.999999999993" calcext:value-type="float">
            <text:p>274.999999999993</text:p>
          </table:table-cell>
        </table:table-row>
        <table:table-row table:style-name="ro1">
          <table:table-cell office:value-type="float" office:value="244.424" calcext:value-type="float">
            <text:p>2.44E+02</text:p>
          </table:table-cell>
          <table:table-cell office:value-type="float" office:value="119.745" calcext:value-type="float">
            <text:p>1.20E+02</text:p>
          </table:table-cell>
          <table:table-cell table:formula="of:=[.C1377]+0.2" office:value-type="float" office:value="275.199999999993" calcext:value-type="float">
            <text:p>275.199999999993</text:p>
          </table:table-cell>
        </table:table-row>
        <table:table-row table:style-name="ro1">
          <table:table-cell office:value-type="float" office:value="244.347" calcext:value-type="float">
            <text:p>2.44E+02</text:p>
          </table:table-cell>
          <table:table-cell office:value-type="float" office:value="119.711" calcext:value-type="float">
            <text:p>1.20E+02</text:p>
          </table:table-cell>
          <table:table-cell table:formula="of:=[.C1378]+0.2" office:value-type="float" office:value="275.399999999993" calcext:value-type="float">
            <text:p>275.399999999993</text:p>
          </table:table-cell>
        </table:table-row>
        <table:table-row table:style-name="ro1">
          <table:table-cell office:value-type="float" office:value="244.269" calcext:value-type="float">
            <text:p>2.44E+02</text:p>
          </table:table-cell>
          <table:table-cell office:value-type="float" office:value="119.677" calcext:value-type="float">
            <text:p>1.20E+02</text:p>
          </table:table-cell>
          <table:table-cell table:formula="of:=[.C1379]+0.2" office:value-type="float" office:value="275.599999999993" calcext:value-type="float">
            <text:p>275.599999999993</text:p>
          </table:table-cell>
        </table:table-row>
        <table:table-row table:style-name="ro1">
          <table:table-cell office:value-type="float" office:value="244.192" calcext:value-type="float">
            <text:p>2.44E+02</text:p>
          </table:table-cell>
          <table:table-cell office:value-type="float" office:value="119.642" calcext:value-type="float">
            <text:p>1.20E+02</text:p>
          </table:table-cell>
          <table:table-cell table:formula="of:=[.C1380]+0.2" office:value-type="float" office:value="275.799999999993" calcext:value-type="float">
            <text:p>275.799999999993</text:p>
          </table:table-cell>
        </table:table-row>
        <table:table-row table:style-name="ro1">
          <table:table-cell office:value-type="float" office:value="244.114" calcext:value-type="float">
            <text:p>2.44E+02</text:p>
          </table:table-cell>
          <table:table-cell office:value-type="float" office:value="119.608" calcext:value-type="float">
            <text:p>1.20E+02</text:p>
          </table:table-cell>
          <table:table-cell table:formula="of:=[.C1381]+0.2" office:value-type="float" office:value="275.999999999993" calcext:value-type="float">
            <text:p>275.999999999993</text:p>
          </table:table-cell>
        </table:table-row>
        <table:table-row table:style-name="ro1">
          <table:table-cell office:value-type="float" office:value="244.036" calcext:value-type="float">
            <text:p>2.44E+02</text:p>
          </table:table-cell>
          <table:table-cell office:value-type="float" office:value="119.573" calcext:value-type="float">
            <text:p>1.20E+02</text:p>
          </table:table-cell>
          <table:table-cell table:formula="of:=[.C1382]+0.2" office:value-type="float" office:value="276.199999999993" calcext:value-type="float">
            <text:p>276.199999999993</text:p>
          </table:table-cell>
        </table:table-row>
        <table:table-row table:style-name="ro1">
          <table:table-cell office:value-type="float" office:value="243.958" calcext:value-type="float">
            <text:p>2.44E+02</text:p>
          </table:table-cell>
          <table:table-cell office:value-type="float" office:value="119.538" calcext:value-type="float">
            <text:p>1.20E+02</text:p>
          </table:table-cell>
          <table:table-cell table:formula="of:=[.C1383]+0.2" office:value-type="float" office:value="276.399999999993" calcext:value-type="float">
            <text:p>276.399999999993</text:p>
          </table:table-cell>
        </table:table-row>
        <table:table-row table:style-name="ro1">
          <table:table-cell office:value-type="float" office:value="243.879" calcext:value-type="float">
            <text:p>2.44E+02</text:p>
          </table:table-cell>
          <table:table-cell office:value-type="float" office:value="119.504" calcext:value-type="float">
            <text:p>1.20E+02</text:p>
          </table:table-cell>
          <table:table-cell table:formula="of:=[.C1384]+0.2" office:value-type="float" office:value="276.599999999993" calcext:value-type="float">
            <text:p>276.599999999993</text:p>
          </table:table-cell>
        </table:table-row>
        <table:table-row table:style-name="ro1">
          <table:table-cell office:value-type="float" office:value="243.801" calcext:value-type="float">
            <text:p>2.44E+02</text:p>
          </table:table-cell>
          <table:table-cell office:value-type="float" office:value="119.469" calcext:value-type="float">
            <text:p>1.19E+02</text:p>
          </table:table-cell>
          <table:table-cell table:formula="of:=[.C1385]+0.2" office:value-type="float" office:value="276.799999999993" calcext:value-type="float">
            <text:p>276.799999999993</text:p>
          </table:table-cell>
        </table:table-row>
        <table:table-row table:style-name="ro1">
          <table:table-cell office:value-type="float" office:value="243.722" calcext:value-type="float">
            <text:p>2.44E+02</text:p>
          </table:table-cell>
          <table:table-cell office:value-type="float" office:value="119.434" calcext:value-type="float">
            <text:p>1.19E+02</text:p>
          </table:table-cell>
          <table:table-cell table:formula="of:=[.C1386]+0.2" office:value-type="float" office:value="276.999999999993" calcext:value-type="float">
            <text:p>276.999999999993</text:p>
          </table:table-cell>
        </table:table-row>
        <table:table-row table:style-name="ro1">
          <table:table-cell office:value-type="float" office:value="243.643" calcext:value-type="float">
            <text:p>2.44E+02</text:p>
          </table:table-cell>
          <table:table-cell office:value-type="float" office:value="119.398" calcext:value-type="float">
            <text:p>1.19E+02</text:p>
          </table:table-cell>
          <table:table-cell table:formula="of:=[.C1387]+0.2" office:value-type="float" office:value="277.199999999993" calcext:value-type="float">
            <text:p>277.199999999993</text:p>
          </table:table-cell>
        </table:table-row>
        <table:table-row table:style-name="ro1">
          <table:table-cell office:value-type="float" office:value="243.564" calcext:value-type="float">
            <text:p>2.44E+02</text:p>
          </table:table-cell>
          <table:table-cell office:value-type="float" office:value="119.363" calcext:value-type="float">
            <text:p>1.19E+02</text:p>
          </table:table-cell>
          <table:table-cell table:formula="of:=[.C1388]+0.2" office:value-type="float" office:value="277.399999999993" calcext:value-type="float">
            <text:p>277.399999999993</text:p>
          </table:table-cell>
        </table:table-row>
        <table:table-row table:style-name="ro1">
          <table:table-cell office:value-type="float" office:value="243.484" calcext:value-type="float">
            <text:p>2.43E+02</text:p>
          </table:table-cell>
          <table:table-cell office:value-type="float" office:value="119.328" calcext:value-type="float">
            <text:p>1.19E+02</text:p>
          </table:table-cell>
          <table:table-cell table:formula="of:=[.C1389]+0.2" office:value-type="float" office:value="277.599999999993" calcext:value-type="float">
            <text:p>277.599999999993</text:p>
          </table:table-cell>
        </table:table-row>
        <table:table-row table:style-name="ro1">
          <table:table-cell office:value-type="float" office:value="243.404" calcext:value-type="float">
            <text:p>2.43E+02</text:p>
          </table:table-cell>
          <table:table-cell office:value-type="float" office:value="119.292" calcext:value-type="float">
            <text:p>1.19E+02</text:p>
          </table:table-cell>
          <table:table-cell table:formula="of:=[.C1390]+0.2" office:value-type="float" office:value="277.799999999993" calcext:value-type="float">
            <text:p>277.799999999993</text:p>
          </table:table-cell>
        </table:table-row>
        <table:table-row table:style-name="ro1">
          <table:table-cell office:value-type="float" office:value="243.325" calcext:value-type="float">
            <text:p>2.43E+02</text:p>
          </table:table-cell>
          <table:table-cell office:value-type="float" office:value="119.257" calcext:value-type="float">
            <text:p>1.19E+02</text:p>
          </table:table-cell>
          <table:table-cell table:formula="of:=[.C1391]+0.2" office:value-type="float" office:value="277.999999999993" calcext:value-type="float">
            <text:p>277.999999999993</text:p>
          </table:table-cell>
        </table:table-row>
        <table:table-row table:style-name="ro1">
          <table:table-cell office:value-type="float" office:value="243.245" calcext:value-type="float">
            <text:p>2.43E+02</text:p>
          </table:table-cell>
          <table:table-cell office:value-type="float" office:value="119.221" calcext:value-type="float">
            <text:p>1.19E+02</text:p>
          </table:table-cell>
          <table:table-cell table:formula="of:=[.C1392]+0.2" office:value-type="float" office:value="278.199999999993" calcext:value-type="float">
            <text:p>278.199999999993</text:p>
          </table:table-cell>
        </table:table-row>
        <table:table-row table:style-name="ro1">
          <table:table-cell office:value-type="float" office:value="243.164" calcext:value-type="float">
            <text:p>2.43E+02</text:p>
          </table:table-cell>
          <table:table-cell office:value-type="float" office:value="119.186" calcext:value-type="float">
            <text:p>1.19E+02</text:p>
          </table:table-cell>
          <table:table-cell table:formula="of:=[.C1393]+0.2" office:value-type="float" office:value="278.399999999993" calcext:value-type="float">
            <text:p>278.399999999993</text:p>
          </table:table-cell>
        </table:table-row>
        <table:table-row table:style-name="ro1">
          <table:table-cell office:value-type="float" office:value="243.084" calcext:value-type="float">
            <text:p>2.43E+02</text:p>
          </table:table-cell>
          <table:table-cell office:value-type="float" office:value="119.15" calcext:value-type="float">
            <text:p>1.19E+02</text:p>
          </table:table-cell>
          <table:table-cell table:formula="of:=[.C1394]+0.2" office:value-type="float" office:value="278.599999999993" calcext:value-type="float">
            <text:p>278.599999999993</text:p>
          </table:table-cell>
        </table:table-row>
        <table:table-row table:style-name="ro1">
          <table:table-cell office:value-type="float" office:value="243.003" calcext:value-type="float">
            <text:p>2.43E+02</text:p>
          </table:table-cell>
          <table:table-cell office:value-type="float" office:value="119.114" calcext:value-type="float">
            <text:p>1.19E+02</text:p>
          </table:table-cell>
          <table:table-cell table:formula="of:=[.C1395]+0.2" office:value-type="float" office:value="278.799999999993" calcext:value-type="float">
            <text:p>278.799999999993</text:p>
          </table:table-cell>
        </table:table-row>
        <table:table-row table:style-name="ro1">
          <table:table-cell office:value-type="float" office:value="242.922" calcext:value-type="float">
            <text:p>2.43E+02</text:p>
          </table:table-cell>
          <table:table-cell office:value-type="float" office:value="119.078" calcext:value-type="float">
            <text:p>1.19E+02</text:p>
          </table:table-cell>
          <table:table-cell table:formula="of:=[.C1396]+0.2" office:value-type="float" office:value="278.999999999993" calcext:value-type="float">
            <text:p>278.999999999993</text:p>
          </table:table-cell>
        </table:table-row>
        <table:table-row table:style-name="ro1">
          <table:table-cell office:value-type="float" office:value="242.841" calcext:value-type="float">
            <text:p>2.43E+02</text:p>
          </table:table-cell>
          <table:table-cell office:value-type="float" office:value="119.042" calcext:value-type="float">
            <text:p>1.19E+02</text:p>
          </table:table-cell>
          <table:table-cell table:formula="of:=[.C1397]+0.2" office:value-type="float" office:value="279.199999999993" calcext:value-type="float">
            <text:p>279.199999999993</text:p>
          </table:table-cell>
        </table:table-row>
        <table:table-row table:style-name="ro1">
          <table:table-cell office:value-type="float" office:value="242.76" calcext:value-type="float">
            <text:p>2.43E+02</text:p>
          </table:table-cell>
          <table:table-cell office:value-type="float" office:value="119.006" calcext:value-type="float">
            <text:p>1.19E+02</text:p>
          </table:table-cell>
          <table:table-cell table:formula="of:=[.C1398]+0.2" office:value-type="float" office:value="279.399999999993" calcext:value-type="float">
            <text:p>279.399999999993</text:p>
          </table:table-cell>
        </table:table-row>
        <table:table-row table:style-name="ro1">
          <table:table-cell office:value-type="float" office:value="242.679" calcext:value-type="float">
            <text:p>2.43E+02</text:p>
          </table:table-cell>
          <table:table-cell office:value-type="float" office:value="118.97" calcext:value-type="float">
            <text:p>1.19E+02</text:p>
          </table:table-cell>
          <table:table-cell table:formula="of:=[.C1399]+0.2" office:value-type="float" office:value="279.599999999993" calcext:value-type="float">
            <text:p>279.599999999993</text:p>
          </table:table-cell>
        </table:table-row>
        <table:table-row table:style-name="ro1">
          <table:table-cell office:value-type="float" office:value="242.597" calcext:value-type="float">
            <text:p>2.43E+02</text:p>
          </table:table-cell>
          <table:table-cell office:value-type="float" office:value="118.934" calcext:value-type="float">
            <text:p>1.19E+02</text:p>
          </table:table-cell>
          <table:table-cell table:formula="of:=[.C1400]+0.2" office:value-type="float" office:value="279.799999999993" calcext:value-type="float">
            <text:p>279.799999999993</text:p>
          </table:table-cell>
        </table:table-row>
        <table:table-row table:style-name="ro1">
          <table:table-cell office:value-type="float" office:value="242.515" calcext:value-type="float">
            <text:p>2.43E+02</text:p>
          </table:table-cell>
          <table:table-cell office:value-type="float" office:value="118.897" calcext:value-type="float">
            <text:p>1.19E+02</text:p>
          </table:table-cell>
          <table:table-cell table:formula="of:=[.C1401]+0.2" office:value-type="float" office:value="279.999999999993" calcext:value-type="float">
            <text:p>279.999999999993</text:p>
          </table:table-cell>
        </table:table-row>
        <table:table-row table:style-name="ro1">
          <table:table-cell office:value-type="float" office:value="242.433" calcext:value-type="float">
            <text:p>2.42E+02</text:p>
          </table:table-cell>
          <table:table-cell office:value-type="float" office:value="118.861" calcext:value-type="float">
            <text:p>1.19E+02</text:p>
          </table:table-cell>
          <table:table-cell table:formula="of:=[.C1402]+0.2" office:value-type="float" office:value="280.199999999993" calcext:value-type="float">
            <text:p>280.199999999993</text:p>
          </table:table-cell>
        </table:table-row>
        <table:table-row table:style-name="ro1">
          <table:table-cell office:value-type="float" office:value="242.351" calcext:value-type="float">
            <text:p>2.42E+02</text:p>
          </table:table-cell>
          <table:table-cell office:value-type="float" office:value="118.824" calcext:value-type="float">
            <text:p>1.19E+02</text:p>
          </table:table-cell>
          <table:table-cell table:formula="of:=[.C1403]+0.2" office:value-type="float" office:value="280.399999999993" calcext:value-type="float">
            <text:p>280.399999999993</text:p>
          </table:table-cell>
        </table:table-row>
        <table:table-row table:style-name="ro1">
          <table:table-cell office:value-type="float" office:value="242.269" calcext:value-type="float">
            <text:p>2.42E+02</text:p>
          </table:table-cell>
          <table:table-cell office:value-type="float" office:value="118.788" calcext:value-type="float">
            <text:p>1.19E+02</text:p>
          </table:table-cell>
          <table:table-cell table:formula="of:=[.C1404]+0.2" office:value-type="float" office:value="280.599999999993" calcext:value-type="float">
            <text:p>280.599999999993</text:p>
          </table:table-cell>
        </table:table-row>
        <table:table-row table:style-name="ro1">
          <table:table-cell office:value-type="float" office:value="242.186" calcext:value-type="float">
            <text:p>2.42E+02</text:p>
          </table:table-cell>
          <table:table-cell office:value-type="float" office:value="118.751" calcext:value-type="float">
            <text:p>1.19E+02</text:p>
          </table:table-cell>
          <table:table-cell table:formula="of:=[.C1405]+0.2" office:value-type="float" office:value="280.799999999993" calcext:value-type="float">
            <text:p>280.799999999993</text:p>
          </table:table-cell>
        </table:table-row>
        <table:table-row table:style-name="ro1">
          <table:table-cell office:value-type="float" office:value="242.104" calcext:value-type="float">
            <text:p>2.42E+02</text:p>
          </table:table-cell>
          <table:table-cell office:value-type="float" office:value="118.714" calcext:value-type="float">
            <text:p>1.19E+02</text:p>
          </table:table-cell>
          <table:table-cell table:formula="of:=[.C1406]+0.2" office:value-type="float" office:value="280.999999999993" calcext:value-type="float">
            <text:p>280.999999999993</text:p>
          </table:table-cell>
        </table:table-row>
        <table:table-row table:style-name="ro1">
          <table:table-cell office:value-type="float" office:value="242.021" calcext:value-type="float">
            <text:p>2.42E+02</text:p>
          </table:table-cell>
          <table:table-cell office:value-type="float" office:value="118.677" calcext:value-type="float">
            <text:p>1.19E+02</text:p>
          </table:table-cell>
          <table:table-cell table:formula="of:=[.C1407]+0.2" office:value-type="float" office:value="281.199999999993" calcext:value-type="float">
            <text:p>281.199999999993</text:p>
          </table:table-cell>
        </table:table-row>
        <table:table-row table:style-name="ro1">
          <table:table-cell office:value-type="float" office:value="241.938" calcext:value-type="float">
            <text:p>2.42E+02</text:p>
          </table:table-cell>
          <table:table-cell office:value-type="float" office:value="118.64" calcext:value-type="float">
            <text:p>1.19E+02</text:p>
          </table:table-cell>
          <table:table-cell table:formula="of:=[.C1408]+0.2" office:value-type="float" office:value="281.399999999993" calcext:value-type="float">
            <text:p>281.399999999993</text:p>
          </table:table-cell>
        </table:table-row>
        <table:table-row table:style-name="ro1">
          <table:table-cell office:value-type="float" office:value="241.854" calcext:value-type="float">
            <text:p>2.42E+02</text:p>
          </table:table-cell>
          <table:table-cell office:value-type="float" office:value="118.603" calcext:value-type="float">
            <text:p>1.19E+02</text:p>
          </table:table-cell>
          <table:table-cell table:formula="of:=[.C1409]+0.2" office:value-type="float" office:value="281.599999999993" calcext:value-type="float">
            <text:p>281.599999999993</text:p>
          </table:table-cell>
        </table:table-row>
        <table:table-row table:style-name="ro1">
          <table:table-cell office:value-type="float" office:value="241.771" calcext:value-type="float">
            <text:p>2.42E+02</text:p>
          </table:table-cell>
          <table:table-cell office:value-type="float" office:value="118.566" calcext:value-type="float">
            <text:p>1.19E+02</text:p>
          </table:table-cell>
          <table:table-cell table:formula="of:=[.C1410]+0.2" office:value-type="float" office:value="281.799999999993" calcext:value-type="float">
            <text:p>281.799999999993</text:p>
          </table:table-cell>
        </table:table-row>
        <table:table-row table:style-name="ro1">
          <table:table-cell office:value-type="float" office:value="241.687" calcext:value-type="float">
            <text:p>2.42E+02</text:p>
          </table:table-cell>
          <table:table-cell office:value-type="float" office:value="118.529" calcext:value-type="float">
            <text:p>1.19E+02</text:p>
          </table:table-cell>
          <table:table-cell table:formula="of:=[.C1411]+0.2" office:value-type="float" office:value="281.999999999993" calcext:value-type="float">
            <text:p>281.999999999993</text:p>
          </table:table-cell>
        </table:table-row>
        <table:table-row table:style-name="ro1">
          <table:table-cell office:value-type="float" office:value="241.603" calcext:value-type="float">
            <text:p>2.42E+02</text:p>
          </table:table-cell>
          <table:table-cell office:value-type="float" office:value="118.492" calcext:value-type="float">
            <text:p>1.18E+02</text:p>
          </table:table-cell>
          <table:table-cell table:formula="of:=[.C1412]+0.2" office:value-type="float" office:value="282.199999999993" calcext:value-type="float">
            <text:p>282.199999999993</text:p>
          </table:table-cell>
        </table:table-row>
        <table:table-row table:style-name="ro1">
          <table:table-cell office:value-type="float" office:value="241.52" calcext:value-type="float">
            <text:p>2.42E+02</text:p>
          </table:table-cell>
          <table:table-cell office:value-type="float" office:value="118.455" calcext:value-type="float">
            <text:p>1.18E+02</text:p>
          </table:table-cell>
          <table:table-cell table:formula="of:=[.C1413]+0.2" office:value-type="float" office:value="282.399999999993" calcext:value-type="float">
            <text:p>282.399999999993</text:p>
          </table:table-cell>
        </table:table-row>
        <table:table-row table:style-name="ro1">
          <table:table-cell office:value-type="float" office:value="241.435" calcext:value-type="float">
            <text:p>2.41E+02</text:p>
          </table:table-cell>
          <table:table-cell office:value-type="float" office:value="118.417" calcext:value-type="float">
            <text:p>1.18E+02</text:p>
          </table:table-cell>
          <table:table-cell table:formula="of:=[.C1414]+0.2" office:value-type="float" office:value="282.599999999992" calcext:value-type="float">
            <text:p>282.599999999992</text:p>
          </table:table-cell>
        </table:table-row>
        <table:table-row table:style-name="ro1">
          <table:table-cell office:value-type="float" office:value="241.351" calcext:value-type="float">
            <text:p>2.41E+02</text:p>
          </table:table-cell>
          <table:table-cell office:value-type="float" office:value="118.38" calcext:value-type="float">
            <text:p>1.18E+02</text:p>
          </table:table-cell>
          <table:table-cell table:formula="of:=[.C1415]+0.2" office:value-type="float" office:value="282.799999999993" calcext:value-type="float">
            <text:p>282.799999999993</text:p>
          </table:table-cell>
        </table:table-row>
        <table:table-row table:style-name="ro1">
          <table:table-cell office:value-type="float" office:value="241.266" calcext:value-type="float">
            <text:p>2.41E+02</text:p>
          </table:table-cell>
          <table:table-cell office:value-type="float" office:value="118.342" calcext:value-type="float">
            <text:p>1.18E+02</text:p>
          </table:table-cell>
          <table:table-cell table:formula="of:=[.C1416]+0.2" office:value-type="float" office:value="282.999999999992" calcext:value-type="float">
            <text:p>282.999999999992</text:p>
          </table:table-cell>
        </table:table-row>
        <table:table-row table:style-name="ro1">
          <table:table-cell office:value-type="float" office:value="241.182" calcext:value-type="float">
            <text:p>2.41E+02</text:p>
          </table:table-cell>
          <table:table-cell office:value-type="float" office:value="118.305" calcext:value-type="float">
            <text:p>1.18E+02</text:p>
          </table:table-cell>
          <table:table-cell table:formula="of:=[.C1417]+0.2" office:value-type="float" office:value="283.199999999992" calcext:value-type="float">
            <text:p>283.199999999992</text:p>
          </table:table-cell>
        </table:table-row>
        <table:table-row table:style-name="ro1">
          <table:table-cell office:value-type="float" office:value="241.097" calcext:value-type="float">
            <text:p>2.41E+02</text:p>
          </table:table-cell>
          <table:table-cell office:value-type="float" office:value="118.267" calcext:value-type="float">
            <text:p>1.18E+02</text:p>
          </table:table-cell>
          <table:table-cell table:formula="of:=[.C1418]+0.2" office:value-type="float" office:value="283.399999999992" calcext:value-type="float">
            <text:p>283.399999999992</text:p>
          </table:table-cell>
        </table:table-row>
        <table:table-row table:style-name="ro1">
          <table:table-cell office:value-type="float" office:value="241.012" calcext:value-type="float">
            <text:p>2.41E+02</text:p>
          </table:table-cell>
          <table:table-cell office:value-type="float" office:value="118.229" calcext:value-type="float">
            <text:p>1.18E+02</text:p>
          </table:table-cell>
          <table:table-cell table:formula="of:=[.C1419]+0.2" office:value-type="float" office:value="283.599999999992" calcext:value-type="float">
            <text:p>283.599999999992</text:p>
          </table:table-cell>
        </table:table-row>
        <table:table-row table:style-name="ro1">
          <table:table-cell office:value-type="float" office:value="240.927" calcext:value-type="float">
            <text:p>2.41E+02</text:p>
          </table:table-cell>
          <table:table-cell office:value-type="float" office:value="118.191" calcext:value-type="float">
            <text:p>1.18E+02</text:p>
          </table:table-cell>
          <table:table-cell table:formula="of:=[.C1420]+0.2" office:value-type="float" office:value="283.799999999992" calcext:value-type="float">
            <text:p>283.799999999992</text:p>
          </table:table-cell>
        </table:table-row>
        <table:table-row table:style-name="ro1">
          <table:table-cell office:value-type="float" office:value="240.841" calcext:value-type="float">
            <text:p>2.41E+02</text:p>
          </table:table-cell>
          <table:table-cell office:value-type="float" office:value="118.153" calcext:value-type="float">
            <text:p>1.18E+02</text:p>
          </table:table-cell>
          <table:table-cell table:formula="of:=[.C1421]+0.2" office:value-type="float" office:value="283.999999999992" calcext:value-type="float">
            <text:p>283.999999999992</text:p>
          </table:table-cell>
        </table:table-row>
        <table:table-row table:style-name="ro1">
          <table:table-cell office:value-type="float" office:value="240.756" calcext:value-type="float">
            <text:p>2.41E+02</text:p>
          </table:table-cell>
          <table:table-cell office:value-type="float" office:value="118.115" calcext:value-type="float">
            <text:p>1.18E+02</text:p>
          </table:table-cell>
          <table:table-cell table:formula="of:=[.C1422]+0.2" office:value-type="float" office:value="284.199999999992" calcext:value-type="float">
            <text:p>284.199999999992</text:p>
          </table:table-cell>
        </table:table-row>
        <table:table-row table:style-name="ro1">
          <table:table-cell office:value-type="float" office:value="240.67" calcext:value-type="float">
            <text:p>2.41E+02</text:p>
          </table:table-cell>
          <table:table-cell office:value-type="float" office:value="118.077" calcext:value-type="float">
            <text:p>1.18E+02</text:p>
          </table:table-cell>
          <table:table-cell table:formula="of:=[.C1423]+0.2" office:value-type="float" office:value="284.399999999992" calcext:value-type="float">
            <text:p>284.399999999992</text:p>
          </table:table-cell>
        </table:table-row>
        <table:table-row table:style-name="ro1">
          <table:table-cell office:value-type="float" office:value="240.584" calcext:value-type="float">
            <text:p>2.41E+02</text:p>
          </table:table-cell>
          <table:table-cell office:value-type="float" office:value="118.039" calcext:value-type="float">
            <text:p>1.18E+02</text:p>
          </table:table-cell>
          <table:table-cell table:formula="of:=[.C1424]+0.2" office:value-type="float" office:value="284.599999999992" calcext:value-type="float">
            <text:p>284.599999999992</text:p>
          </table:table-cell>
        </table:table-row>
        <table:table-row table:style-name="ro1">
          <table:table-cell office:value-type="float" office:value="240.498" calcext:value-type="float">
            <text:p>2.40E+02</text:p>
          </table:table-cell>
          <table:table-cell office:value-type="float" office:value="118.001" calcext:value-type="float">
            <text:p>1.18E+02</text:p>
          </table:table-cell>
          <table:table-cell table:formula="of:=[.C1425]+0.2" office:value-type="float" office:value="284.799999999992" calcext:value-type="float">
            <text:p>284.799999999992</text:p>
          </table:table-cell>
        </table:table-row>
        <table:table-row table:style-name="ro1">
          <table:table-cell office:value-type="float" office:value="240.412" calcext:value-type="float">
            <text:p>2.40E+02</text:p>
          </table:table-cell>
          <table:table-cell office:value-type="float" office:value="117.962" calcext:value-type="float">
            <text:p>1.18E+02</text:p>
          </table:table-cell>
          <table:table-cell table:formula="of:=[.C1426]+0.2" office:value-type="float" office:value="284.999999999992" calcext:value-type="float">
            <text:p>284.999999999992</text:p>
          </table:table-cell>
        </table:table-row>
        <table:table-row table:style-name="ro1">
          <table:table-cell office:value-type="float" office:value="240.326" calcext:value-type="float">
            <text:p>2.40E+02</text:p>
          </table:table-cell>
          <table:table-cell office:value-type="float" office:value="117.924" calcext:value-type="float">
            <text:p>1.18E+02</text:p>
          </table:table-cell>
          <table:table-cell table:formula="of:=[.C1427]+0.2" office:value-type="float" office:value="285.199999999992" calcext:value-type="float">
            <text:p>285.199999999992</text:p>
          </table:table-cell>
        </table:table-row>
        <table:table-row table:style-name="ro1">
          <table:table-cell office:value-type="float" office:value="240.239" calcext:value-type="float">
            <text:p>2.40E+02</text:p>
          </table:table-cell>
          <table:table-cell office:value-type="float" office:value="117.886" calcext:value-type="float">
            <text:p>1.18E+02</text:p>
          </table:table-cell>
          <table:table-cell table:formula="of:=[.C1428]+0.2" office:value-type="float" office:value="285.399999999992" calcext:value-type="float">
            <text:p>285.399999999992</text:p>
          </table:table-cell>
        </table:table-row>
        <table:table-row table:style-name="ro1">
          <table:table-cell office:value-type="float" office:value="240.153" calcext:value-type="float">
            <text:p>2.40E+02</text:p>
          </table:table-cell>
          <table:table-cell office:value-type="float" office:value="117.847" calcext:value-type="float">
            <text:p>1.18E+02</text:p>
          </table:table-cell>
          <table:table-cell table:formula="of:=[.C1429]+0.2" office:value-type="float" office:value="285.599999999992" calcext:value-type="float">
            <text:p>285.599999999992</text:p>
          </table:table-cell>
        </table:table-row>
        <table:table-row table:style-name="ro1">
          <table:table-cell office:value-type="float" office:value="240.066" calcext:value-type="float">
            <text:p>2.40E+02</text:p>
          </table:table-cell>
          <table:table-cell office:value-type="float" office:value="117.809" calcext:value-type="float">
            <text:p>1.18E+02</text:p>
          </table:table-cell>
          <table:table-cell table:formula="of:=[.C1430]+0.2" office:value-type="float" office:value="285.799999999992" calcext:value-type="float">
            <text:p>285.799999999992</text:p>
          </table:table-cell>
        </table:table-row>
        <table:table-row table:style-name="ro1">
          <table:table-cell office:value-type="float" office:value="239.979" calcext:value-type="float">
            <text:p>2.40E+02</text:p>
          </table:table-cell>
          <table:table-cell office:value-type="float" office:value="117.77" calcext:value-type="float">
            <text:p>1.18E+02</text:p>
          </table:table-cell>
          <table:table-cell table:formula="of:=[.C1431]+0.2" office:value-type="float" office:value="285.999999999992" calcext:value-type="float">
            <text:p>285.999999999992</text:p>
          </table:table-cell>
        </table:table-row>
        <table:table-row table:style-name="ro1">
          <table:table-cell office:value-type="float" office:value="239.892" calcext:value-type="float">
            <text:p>2.40E+02</text:p>
          </table:table-cell>
          <table:table-cell office:value-type="float" office:value="117.731" calcext:value-type="float">
            <text:p>1.18E+02</text:p>
          </table:table-cell>
          <table:table-cell table:formula="of:=[.C1432]+0.2" office:value-type="float" office:value="286.199999999992" calcext:value-type="float">
            <text:p>286.199999999992</text:p>
          </table:table-cell>
        </table:table-row>
        <table:table-row table:style-name="ro1">
          <table:table-cell office:value-type="float" office:value="239.804" calcext:value-type="float">
            <text:p>2.40E+02</text:p>
          </table:table-cell>
          <table:table-cell office:value-type="float" office:value="117.692" calcext:value-type="float">
            <text:p>1.18E+02</text:p>
          </table:table-cell>
          <table:table-cell table:formula="of:=[.C1433]+0.2" office:value-type="float" office:value="286.399999999992" calcext:value-type="float">
            <text:p>286.399999999992</text:p>
          </table:table-cell>
        </table:table-row>
        <table:table-row table:style-name="ro1">
          <table:table-cell office:value-type="float" office:value="239.717" calcext:value-type="float">
            <text:p>2.40E+02</text:p>
          </table:table-cell>
          <table:table-cell office:value-type="float" office:value="117.653" calcext:value-type="float">
            <text:p>1.18E+02</text:p>
          </table:table-cell>
          <table:table-cell table:formula="of:=[.C1434]+0.2" office:value-type="float" office:value="286.599999999992" calcext:value-type="float">
            <text:p>286.599999999992</text:p>
          </table:table-cell>
        </table:table-row>
        <table:table-row table:style-name="ro1">
          <table:table-cell office:value-type="float" office:value="239.629" calcext:value-type="float">
            <text:p>2.40E+02</text:p>
          </table:table-cell>
          <table:table-cell office:value-type="float" office:value="117.614" calcext:value-type="float">
            <text:p>1.18E+02</text:p>
          </table:table-cell>
          <table:table-cell table:formula="of:=[.C1435]+0.2" office:value-type="float" office:value="286.799999999992" calcext:value-type="float">
            <text:p>286.799999999992</text:p>
          </table:table-cell>
        </table:table-row>
        <table:table-row table:style-name="ro1">
          <table:table-cell office:value-type="float" office:value="239.541" calcext:value-type="float">
            <text:p>2.40E+02</text:p>
          </table:table-cell>
          <table:table-cell office:value-type="float" office:value="117.576" calcext:value-type="float">
            <text:p>1.18E+02</text:p>
          </table:table-cell>
          <table:table-cell table:formula="of:=[.C1436]+0.2" office:value-type="float" office:value="286.999999999992" calcext:value-type="float">
            <text:p>286.999999999992</text:p>
          </table:table-cell>
        </table:table-row>
        <table:table-row table:style-name="ro1">
          <table:table-cell office:value-type="float" office:value="239.454" calcext:value-type="float">
            <text:p>2.39E+02</text:p>
          </table:table-cell>
          <table:table-cell office:value-type="float" office:value="117.536" calcext:value-type="float">
            <text:p>1.18E+02</text:p>
          </table:table-cell>
          <table:table-cell table:formula="of:=[.C1437]+0.2" office:value-type="float" office:value="287.199999999992" calcext:value-type="float">
            <text:p>287.199999999992</text:p>
          </table:table-cell>
        </table:table-row>
        <table:table-row table:style-name="ro1">
          <table:table-cell office:value-type="float" office:value="239.365" calcext:value-type="float">
            <text:p>2.39E+02</text:p>
          </table:table-cell>
          <table:table-cell office:value-type="float" office:value="117.497" calcext:value-type="float">
            <text:p>1.17E+02</text:p>
          </table:table-cell>
          <table:table-cell table:formula="of:=[.C1438]+0.2" office:value-type="float" office:value="287.399999999992" calcext:value-type="float">
            <text:p>287.399999999992</text:p>
          </table:table-cell>
        </table:table-row>
        <table:table-row table:style-name="ro1">
          <table:table-cell office:value-type="float" office:value="239.277" calcext:value-type="float">
            <text:p>2.39E+02</text:p>
          </table:table-cell>
          <table:table-cell office:value-type="float" office:value="117.458" calcext:value-type="float">
            <text:p>1.17E+02</text:p>
          </table:table-cell>
          <table:table-cell table:formula="of:=[.C1439]+0.2" office:value-type="float" office:value="287.599999999992" calcext:value-type="float">
            <text:p>287.599999999992</text:p>
          </table:table-cell>
        </table:table-row>
        <table:table-row table:style-name="ro1">
          <table:table-cell office:value-type="float" office:value="239.189" calcext:value-type="float">
            <text:p>2.39E+02</text:p>
          </table:table-cell>
          <table:table-cell office:value-type="float" office:value="117.419" calcext:value-type="float">
            <text:p>1.17E+02</text:p>
          </table:table-cell>
          <table:table-cell table:formula="of:=[.C1440]+0.2" office:value-type="float" office:value="287.799999999992" calcext:value-type="float">
            <text:p>287.799999999992</text:p>
          </table:table-cell>
        </table:table-row>
        <table:table-row table:style-name="ro1">
          <table:table-cell office:value-type="float" office:value="239.1" calcext:value-type="float">
            <text:p>2.39E+02</text:p>
          </table:table-cell>
          <table:table-cell office:value-type="float" office:value="117.38" calcext:value-type="float">
            <text:p>1.17E+02</text:p>
          </table:table-cell>
          <table:table-cell table:formula="of:=[.C1441]+0.2" office:value-type="float" office:value="287.999999999992" calcext:value-type="float">
            <text:p>287.999999999992</text:p>
          </table:table-cell>
        </table:table-row>
        <table:table-row table:style-name="ro1">
          <table:table-cell office:value-type="float" office:value="239.012" calcext:value-type="float">
            <text:p>2.39E+02</text:p>
          </table:table-cell>
          <table:table-cell office:value-type="float" office:value="117.34" calcext:value-type="float">
            <text:p>1.17E+02</text:p>
          </table:table-cell>
          <table:table-cell table:formula="of:=[.C1442]+0.2" office:value-type="float" office:value="288.199999999992" calcext:value-type="float">
            <text:p>288.199999999992</text:p>
          </table:table-cell>
        </table:table-row>
        <table:table-row table:style-name="ro1">
          <table:table-cell office:value-type="float" office:value="238.923" calcext:value-type="float">
            <text:p>2.39E+02</text:p>
          </table:table-cell>
          <table:table-cell office:value-type="float" office:value="117.301" calcext:value-type="float">
            <text:p>1.17E+02</text:p>
          </table:table-cell>
          <table:table-cell table:formula="of:=[.C1443]+0.2" office:value-type="float" office:value="288.399999999992" calcext:value-type="float">
            <text:p>288.399999999992</text:p>
          </table:table-cell>
        </table:table-row>
        <table:table-row table:style-name="ro1">
          <table:table-cell office:value-type="float" office:value="238.834" calcext:value-type="float">
            <text:p>2.39E+02</text:p>
          </table:table-cell>
          <table:table-cell office:value-type="float" office:value="117.261" calcext:value-type="float">
            <text:p>1.17E+02</text:p>
          </table:table-cell>
          <table:table-cell table:formula="of:=[.C1444]+0.2" office:value-type="float" office:value="288.599999999992" calcext:value-type="float">
            <text:p>288.599999999992</text:p>
          </table:table-cell>
        </table:table-row>
        <table:table-row table:style-name="ro1">
          <table:table-cell office:value-type="float" office:value="238.745" calcext:value-type="float">
            <text:p>2.39E+02</text:p>
          </table:table-cell>
          <table:table-cell office:value-type="float" office:value="117.222" calcext:value-type="float">
            <text:p>1.17E+02</text:p>
          </table:table-cell>
          <table:table-cell table:formula="of:=[.C1445]+0.2" office:value-type="float" office:value="288.799999999992" calcext:value-type="float">
            <text:p>288.799999999992</text:p>
          </table:table-cell>
        </table:table-row>
        <table:table-row table:style-name="ro1">
          <table:table-cell office:value-type="float" office:value="238.656" calcext:value-type="float">
            <text:p>2.39E+02</text:p>
          </table:table-cell>
          <table:table-cell office:value-type="float" office:value="117.182" calcext:value-type="float">
            <text:p>1.17E+02</text:p>
          </table:table-cell>
          <table:table-cell table:formula="of:=[.C1446]+0.2" office:value-type="float" office:value="288.999999999992" calcext:value-type="float">
            <text:p>288.999999999992</text:p>
          </table:table-cell>
        </table:table-row>
        <table:table-row table:style-name="ro1">
          <table:table-cell office:value-type="float" office:value="238.566" calcext:value-type="float">
            <text:p>2.39E+02</text:p>
          </table:table-cell>
          <table:table-cell office:value-type="float" office:value="117.142" calcext:value-type="float">
            <text:p>1.17E+02</text:p>
          </table:table-cell>
          <table:table-cell table:formula="of:=[.C1447]+0.2" office:value-type="float" office:value="289.199999999992" calcext:value-type="float">
            <text:p>289.199999999992</text:p>
          </table:table-cell>
        </table:table-row>
        <table:table-row table:style-name="ro1">
          <table:table-cell office:value-type="float" office:value="238.477" calcext:value-type="float">
            <text:p>2.38E+02</text:p>
          </table:table-cell>
          <table:table-cell office:value-type="float" office:value="117.102" calcext:value-type="float">
            <text:p>1.17E+02</text:p>
          </table:table-cell>
          <table:table-cell table:formula="of:=[.C1448]+0.2" office:value-type="float" office:value="289.399999999992" calcext:value-type="float">
            <text:p>289.399999999992</text:p>
          </table:table-cell>
        </table:table-row>
        <table:table-row table:style-name="ro1">
          <table:table-cell office:value-type="float" office:value="238.387" calcext:value-type="float">
            <text:p>2.38E+02</text:p>
          </table:table-cell>
          <table:table-cell office:value-type="float" office:value="117.063" calcext:value-type="float">
            <text:p>1.17E+02</text:p>
          </table:table-cell>
          <table:table-cell table:formula="of:=[.C1449]+0.2" office:value-type="float" office:value="289.599999999992" calcext:value-type="float">
            <text:p>289.599999999992</text:p>
          </table:table-cell>
        </table:table-row>
        <table:table-row table:style-name="ro1">
          <table:table-cell office:value-type="float" office:value="238.297" calcext:value-type="float">
            <text:p>2.38E+02</text:p>
          </table:table-cell>
          <table:table-cell office:value-type="float" office:value="117.023" calcext:value-type="float">
            <text:p>1.17E+02</text:p>
          </table:table-cell>
          <table:table-cell table:formula="of:=[.C1450]+0.2" office:value-type="float" office:value="289.799999999992" calcext:value-type="float">
            <text:p>289.799999999992</text:p>
          </table:table-cell>
        </table:table-row>
        <table:table-row table:style-name="ro1">
          <table:table-cell office:value-type="float" office:value="238.207" calcext:value-type="float">
            <text:p>2.38E+02</text:p>
          </table:table-cell>
          <table:table-cell office:value-type="float" office:value="116.983" calcext:value-type="float">
            <text:p>1.17E+02</text:p>
          </table:table-cell>
          <table:table-cell table:formula="of:=[.C1451]+0.2" office:value-type="float" office:value="289.999999999992" calcext:value-type="float">
            <text:p>289.999999999992</text:p>
          </table:table-cell>
        </table:table-row>
        <table:table-row table:style-name="ro1">
          <table:table-cell office:value-type="float" office:value="238.117" calcext:value-type="float">
            <text:p>2.38E+02</text:p>
          </table:table-cell>
          <table:table-cell office:value-type="float" office:value="116.943" calcext:value-type="float">
            <text:p>1.17E+02</text:p>
          </table:table-cell>
          <table:table-cell table:formula="of:=[.C1452]+0.2" office:value-type="float" office:value="290.199999999992" calcext:value-type="float">
            <text:p>290.199999999992</text:p>
          </table:table-cell>
        </table:table-row>
        <table:table-row table:style-name="ro1">
          <table:table-cell office:value-type="float" office:value="238.027" calcext:value-type="float">
            <text:p>2.38E+02</text:p>
          </table:table-cell>
          <table:table-cell office:value-type="float" office:value="116.903" calcext:value-type="float">
            <text:p>1.17E+02</text:p>
          </table:table-cell>
          <table:table-cell table:formula="of:=[.C1453]+0.2" office:value-type="float" office:value="290.399999999992" calcext:value-type="float">
            <text:p>290.399999999992</text:p>
          </table:table-cell>
        </table:table-row>
        <table:table-row table:style-name="ro1">
          <table:table-cell office:value-type="float" office:value="237.937" calcext:value-type="float">
            <text:p>2.38E+02</text:p>
          </table:table-cell>
          <table:table-cell office:value-type="float" office:value="116.862" calcext:value-type="float">
            <text:p>1.17E+02</text:p>
          </table:table-cell>
          <table:table-cell table:formula="of:=[.C1454]+0.2" office:value-type="float" office:value="290.599999999992" calcext:value-type="float">
            <text:p>290.599999999992</text:p>
          </table:table-cell>
        </table:table-row>
        <table:table-row table:style-name="ro1">
          <table:table-cell office:value-type="float" office:value="237.846" calcext:value-type="float">
            <text:p>2.38E+02</text:p>
          </table:table-cell>
          <table:table-cell office:value-type="float" office:value="116.822" calcext:value-type="float">
            <text:p>1.17E+02</text:p>
          </table:table-cell>
          <table:table-cell table:formula="of:=[.C1455]+0.2" office:value-type="float" office:value="290.799999999992" calcext:value-type="float">
            <text:p>290.799999999992</text:p>
          </table:table-cell>
        </table:table-row>
        <table:table-row table:style-name="ro1">
          <table:table-cell office:value-type="float" office:value="237.756" calcext:value-type="float">
            <text:p>2.38E+02</text:p>
          </table:table-cell>
          <table:table-cell office:value-type="float" office:value="116.782" calcext:value-type="float">
            <text:p>1.17E+02</text:p>
          </table:table-cell>
          <table:table-cell table:formula="of:=[.C1456]+0.2" office:value-type="float" office:value="290.999999999992" calcext:value-type="float">
            <text:p>290.999999999992</text:p>
          </table:table-cell>
        </table:table-row>
        <table:table-row table:style-name="ro1">
          <table:table-cell office:value-type="float" office:value="237.665" calcext:value-type="float">
            <text:p>2.38E+02</text:p>
          </table:table-cell>
          <table:table-cell office:value-type="float" office:value="116.742" calcext:value-type="float">
            <text:p>1.17E+02</text:p>
          </table:table-cell>
          <table:table-cell table:formula="of:=[.C1457]+0.2" office:value-type="float" office:value="291.199999999992" calcext:value-type="float">
            <text:p>291.199999999992</text:p>
          </table:table-cell>
        </table:table-row>
        <table:table-row table:style-name="ro1">
          <table:table-cell office:value-type="float" office:value="237.574" calcext:value-type="float">
            <text:p>2.38E+02</text:p>
          </table:table-cell>
          <table:table-cell office:value-type="float" office:value="116.701" calcext:value-type="float">
            <text:p>1.17E+02</text:p>
          </table:table-cell>
          <table:table-cell table:formula="of:=[.C1458]+0.2" office:value-type="float" office:value="291.399999999992" calcext:value-type="float">
            <text:p>291.399999999992</text:p>
          </table:table-cell>
        </table:table-row>
        <table:table-row table:style-name="ro1">
          <table:table-cell office:value-type="float" office:value="237.483" calcext:value-type="float">
            <text:p>2.37E+02</text:p>
          </table:table-cell>
          <table:table-cell office:value-type="float" office:value="116.661" calcext:value-type="float">
            <text:p>1.17E+02</text:p>
          </table:table-cell>
          <table:table-cell table:formula="of:=[.C1459]+0.2" office:value-type="float" office:value="291.599999999992" calcext:value-type="float">
            <text:p>291.599999999992</text:p>
          </table:table-cell>
        </table:table-row>
        <table:table-row table:style-name="ro1">
          <table:table-cell office:value-type="float" office:value="237.392" calcext:value-type="float">
            <text:p>2.37E+02</text:p>
          </table:table-cell>
          <table:table-cell office:value-type="float" office:value="116.62" calcext:value-type="float">
            <text:p>1.17E+02</text:p>
          </table:table-cell>
          <table:table-cell table:formula="of:=[.C1460]+0.2" office:value-type="float" office:value="291.799999999992" calcext:value-type="float">
            <text:p>291.799999999992</text:p>
          </table:table-cell>
        </table:table-row>
        <table:table-row table:style-name="ro1">
          <table:table-cell office:value-type="float" office:value="237.301" calcext:value-type="float">
            <text:p>2.37E+02</text:p>
          </table:table-cell>
          <table:table-cell office:value-type="float" office:value="116.58" calcext:value-type="float">
            <text:p>1.17E+02</text:p>
          </table:table-cell>
          <table:table-cell table:formula="of:=[.C1461]+0.2" office:value-type="float" office:value="291.999999999992" calcext:value-type="float">
            <text:p>291.999999999992</text:p>
          </table:table-cell>
        </table:table-row>
        <table:table-row table:style-name="ro1">
          <table:table-cell office:value-type="float" office:value="237.21" calcext:value-type="float">
            <text:p>2.37E+02</text:p>
          </table:table-cell>
          <table:table-cell office:value-type="float" office:value="116.539" calcext:value-type="float">
            <text:p>1.17E+02</text:p>
          </table:table-cell>
          <table:table-cell table:formula="of:=[.C1462]+0.2" office:value-type="float" office:value="292.199999999992" calcext:value-type="float">
            <text:p>292.199999999992</text:p>
          </table:table-cell>
        </table:table-row>
        <table:table-row table:style-name="ro1">
          <table:table-cell office:value-type="float" office:value="237.118" calcext:value-type="float">
            <text:p>2.37E+02</text:p>
          </table:table-cell>
          <table:table-cell office:value-type="float" office:value="116.499" calcext:value-type="float">
            <text:p>1.16E+02</text:p>
          </table:table-cell>
          <table:table-cell table:formula="of:=[.C1463]+0.2" office:value-type="float" office:value="292.399999999992" calcext:value-type="float">
            <text:p>292.399999999992</text:p>
          </table:table-cell>
        </table:table-row>
        <table:table-row table:style-name="ro1">
          <table:table-cell office:value-type="float" office:value="237.026" calcext:value-type="float">
            <text:p>2.37E+02</text:p>
          </table:table-cell>
          <table:table-cell office:value-type="float" office:value="116.458" calcext:value-type="float">
            <text:p>1.16E+02</text:p>
          </table:table-cell>
          <table:table-cell table:formula="of:=[.C1464]+0.2" office:value-type="float" office:value="292.599999999992" calcext:value-type="float">
            <text:p>292.599999999992</text:p>
          </table:table-cell>
        </table:table-row>
        <table:table-row table:style-name="ro1">
          <table:table-cell office:value-type="float" office:value="236.935" calcext:value-type="float">
            <text:p>2.37E+02</text:p>
          </table:table-cell>
          <table:table-cell office:value-type="float" office:value="116.417" calcext:value-type="float">
            <text:p>1.16E+02</text:p>
          </table:table-cell>
          <table:table-cell table:formula="of:=[.C1465]+0.2" office:value-type="float" office:value="292.799999999992" calcext:value-type="float">
            <text:p>292.799999999992</text:p>
          </table:table-cell>
        </table:table-row>
        <table:table-row table:style-name="ro1">
          <table:table-cell office:value-type="float" office:value="236.843" calcext:value-type="float">
            <text:p>2.37E+02</text:p>
          </table:table-cell>
          <table:table-cell office:value-type="float" office:value="116.376" calcext:value-type="float">
            <text:p>1.16E+02</text:p>
          </table:table-cell>
          <table:table-cell table:formula="of:=[.C1466]+0.2" office:value-type="float" office:value="292.999999999992" calcext:value-type="float">
            <text:p>292.999999999992</text:p>
          </table:table-cell>
        </table:table-row>
        <table:table-row table:style-name="ro1">
          <table:table-cell office:value-type="float" office:value="236.751" calcext:value-type="float">
            <text:p>2.37E+02</text:p>
          </table:table-cell>
          <table:table-cell office:value-type="float" office:value="116.335" calcext:value-type="float">
            <text:p>1.16E+02</text:p>
          </table:table-cell>
          <table:table-cell table:formula="of:=[.C1467]+0.2" office:value-type="float" office:value="293.199999999992" calcext:value-type="float">
            <text:p>293.199999999992</text:p>
          </table:table-cell>
        </table:table-row>
        <table:table-row table:style-name="ro1">
          <table:table-cell office:value-type="float" office:value="236.659" calcext:value-type="float">
            <text:p>2.37E+02</text:p>
          </table:table-cell>
          <table:table-cell office:value-type="float" office:value="116.294" calcext:value-type="float">
            <text:p>1.16E+02</text:p>
          </table:table-cell>
          <table:table-cell table:formula="of:=[.C1468]+0.2" office:value-type="float" office:value="293.399999999992" calcext:value-type="float">
            <text:p>293.399999999992</text:p>
          </table:table-cell>
        </table:table-row>
        <table:table-row table:style-name="ro1">
          <table:table-cell office:value-type="float" office:value="236.567" calcext:value-type="float">
            <text:p>2.37E+02</text:p>
          </table:table-cell>
          <table:table-cell office:value-type="float" office:value="116.253" calcext:value-type="float">
            <text:p>1.16E+02</text:p>
          </table:table-cell>
          <table:table-cell table:formula="of:=[.C1469]+0.2" office:value-type="float" office:value="293.599999999992" calcext:value-type="float">
            <text:p>293.599999999992</text:p>
          </table:table-cell>
        </table:table-row>
        <table:table-row table:style-name="ro1">
          <table:table-cell office:value-type="float" office:value="236.474" calcext:value-type="float">
            <text:p>2.36E+02</text:p>
          </table:table-cell>
          <table:table-cell office:value-type="float" office:value="116.212" calcext:value-type="float">
            <text:p>1.16E+02</text:p>
          </table:table-cell>
          <table:table-cell table:formula="of:=[.C1470]+0.2" office:value-type="float" office:value="293.799999999992" calcext:value-type="float">
            <text:p>293.799999999992</text:p>
          </table:table-cell>
        </table:table-row>
        <table:table-row table:style-name="ro1">
          <table:table-cell office:value-type="float" office:value="236.382" calcext:value-type="float">
            <text:p>2.36E+02</text:p>
          </table:table-cell>
          <table:table-cell office:value-type="float" office:value="116.171" calcext:value-type="float">
            <text:p>1.16E+02</text:p>
          </table:table-cell>
          <table:table-cell table:formula="of:=[.C1471]+0.2" office:value-type="float" office:value="293.999999999992" calcext:value-type="float">
            <text:p>293.999999999992</text:p>
          </table:table-cell>
        </table:table-row>
        <table:table-row table:style-name="ro1">
          <table:table-cell office:value-type="float" office:value="236.289" calcext:value-type="float">
            <text:p>2.36E+02</text:p>
          </table:table-cell>
          <table:table-cell office:value-type="float" office:value="116.13" calcext:value-type="float">
            <text:p>1.16E+02</text:p>
          </table:table-cell>
          <table:table-cell table:formula="of:=[.C1472]+0.2" office:value-type="float" office:value="294.199999999992" calcext:value-type="float">
            <text:p>294.199999999992</text:p>
          </table:table-cell>
        </table:table-row>
        <table:table-row table:style-name="ro1">
          <table:table-cell office:value-type="float" office:value="236.197" calcext:value-type="float">
            <text:p>2.36E+02</text:p>
          </table:table-cell>
          <table:table-cell office:value-type="float" office:value="116.089" calcext:value-type="float">
            <text:p>1.16E+02</text:p>
          </table:table-cell>
          <table:table-cell table:formula="of:=[.C1473]+0.2" office:value-type="float" office:value="294.399999999992" calcext:value-type="float">
            <text:p>294.399999999992</text:p>
          </table:table-cell>
        </table:table-row>
        <table:table-row table:style-name="ro1">
          <table:table-cell office:value-type="float" office:value="236.104" calcext:value-type="float">
            <text:p>2.36E+02</text:p>
          </table:table-cell>
          <table:table-cell office:value-type="float" office:value="116.048" calcext:value-type="float">
            <text:p>1.16E+02</text:p>
          </table:table-cell>
          <table:table-cell table:formula="of:=[.C1474]+0.2" office:value-type="float" office:value="294.599999999992" calcext:value-type="float">
            <text:p>294.599999999992</text:p>
          </table:table-cell>
        </table:table-row>
        <table:table-row table:style-name="ro1">
          <table:table-cell office:value-type="float" office:value="236.011" calcext:value-type="float">
            <text:p>2.36E+02</text:p>
          </table:table-cell>
          <table:table-cell office:value-type="float" office:value="116.006" calcext:value-type="float">
            <text:p>1.16E+02</text:p>
          </table:table-cell>
          <table:table-cell table:formula="of:=[.C1475]+0.2" office:value-type="float" office:value="294.799999999992" calcext:value-type="float">
            <text:p>294.799999999992</text:p>
          </table:table-cell>
        </table:table-row>
        <table:table-row table:style-name="ro1">
          <table:table-cell office:value-type="float" office:value="235.918" calcext:value-type="float">
            <text:p>2.36E+02</text:p>
          </table:table-cell>
          <table:table-cell office:value-type="float" office:value="115.965" calcext:value-type="float">
            <text:p>1.16E+02</text:p>
          </table:table-cell>
          <table:table-cell table:formula="of:=[.C1476]+0.2" office:value-type="float" office:value="294.999999999992" calcext:value-type="float">
            <text:p>294.999999999992</text:p>
          </table:table-cell>
        </table:table-row>
        <table:table-row table:style-name="ro1">
          <table:table-cell office:value-type="float" office:value="235.825" calcext:value-type="float">
            <text:p>2.36E+02</text:p>
          </table:table-cell>
          <table:table-cell office:value-type="float" office:value="115.924" calcext:value-type="float">
            <text:p>1.16E+02</text:p>
          </table:table-cell>
          <table:table-cell table:formula="of:=[.C1477]+0.2" office:value-type="float" office:value="295.199999999992" calcext:value-type="float">
            <text:p>295.199999999992</text:p>
          </table:table-cell>
        </table:table-row>
        <table:table-row table:style-name="ro1">
          <table:table-cell office:value-type="float" office:value="235.732" calcext:value-type="float">
            <text:p>2.36E+02</text:p>
          </table:table-cell>
          <table:table-cell office:value-type="float" office:value="115.882" calcext:value-type="float">
            <text:p>1.16E+02</text:p>
          </table:table-cell>
          <table:table-cell table:formula="of:=[.C1478]+0.2" office:value-type="float" office:value="295.399999999992" calcext:value-type="float">
            <text:p>295.399999999992</text:p>
          </table:table-cell>
        </table:table-row>
        <table:table-row table:style-name="ro1">
          <table:table-cell office:value-type="float" office:value="235.638" calcext:value-type="float">
            <text:p>2.36E+02</text:p>
          </table:table-cell>
          <table:table-cell office:value-type="float" office:value="115.841" calcext:value-type="float">
            <text:p>1.16E+02</text:p>
          </table:table-cell>
          <table:table-cell table:formula="of:=[.C1479]+0.2" office:value-type="float" office:value="295.599999999992" calcext:value-type="float">
            <text:p>295.599999999992</text:p>
          </table:table-cell>
        </table:table-row>
        <table:table-row table:style-name="ro1">
          <table:table-cell office:value-type="float" office:value="235.545" calcext:value-type="float">
            <text:p>2.36E+02</text:p>
          </table:table-cell>
          <table:table-cell office:value-type="float" office:value="115.799" calcext:value-type="float">
            <text:p>1.16E+02</text:p>
          </table:table-cell>
          <table:table-cell table:formula="of:=[.C1480]+0.2" office:value-type="float" office:value="295.799999999992" calcext:value-type="float">
            <text:p>295.799999999992</text:p>
          </table:table-cell>
        </table:table-row>
        <table:table-row table:style-name="ro1">
          <table:table-cell office:value-type="float" office:value="235.451" calcext:value-type="float">
            <text:p>2.35E+02</text:p>
          </table:table-cell>
          <table:table-cell office:value-type="float" office:value="115.758" calcext:value-type="float">
            <text:p>1.16E+02</text:p>
          </table:table-cell>
          <table:table-cell table:formula="of:=[.C1481]+0.2" office:value-type="float" office:value="295.999999999992" calcext:value-type="float">
            <text:p>295.999999999992</text:p>
          </table:table-cell>
        </table:table-row>
        <table:table-row table:style-name="ro1">
          <table:table-cell office:value-type="float" office:value="235.358" calcext:value-type="float">
            <text:p>2.35E+02</text:p>
          </table:table-cell>
          <table:table-cell office:value-type="float" office:value="115.716" calcext:value-type="float">
            <text:p>1.16E+02</text:p>
          </table:table-cell>
          <table:table-cell table:formula="of:=[.C1482]+0.2" office:value-type="float" office:value="296.199999999992" calcext:value-type="float">
            <text:p>296.199999999992</text:p>
          </table:table-cell>
        </table:table-row>
        <table:table-row table:style-name="ro1">
          <table:table-cell office:value-type="float" office:value="235.264" calcext:value-type="float">
            <text:p>2.35E+02</text:p>
          </table:table-cell>
          <table:table-cell office:value-type="float" office:value="115.674" calcext:value-type="float">
            <text:p>1.16E+02</text:p>
          </table:table-cell>
          <table:table-cell table:formula="of:=[.C1483]+0.2" office:value-type="float" office:value="296.399999999992" calcext:value-type="float">
            <text:p>296.399999999992</text:p>
          </table:table-cell>
        </table:table-row>
        <table:table-row table:style-name="ro1">
          <table:table-cell office:value-type="float" office:value="235.17" calcext:value-type="float">
            <text:p>2.35E+02</text:p>
          </table:table-cell>
          <table:table-cell office:value-type="float" office:value="115.633" calcext:value-type="float">
            <text:p>1.16E+02</text:p>
          </table:table-cell>
          <table:table-cell table:formula="of:=[.C1484]+0.2" office:value-type="float" office:value="296.599999999992" calcext:value-type="float">
            <text:p>296.599999999992</text:p>
          </table:table-cell>
        </table:table-row>
        <table:table-row table:style-name="ro1">
          <table:table-cell office:value-type="float" office:value="235.076" calcext:value-type="float">
            <text:p>2.35E+02</text:p>
          </table:table-cell>
          <table:table-cell office:value-type="float" office:value="115.591" calcext:value-type="float">
            <text:p>1.16E+02</text:p>
          </table:table-cell>
          <table:table-cell table:formula="of:=[.C1485]+0.2" office:value-type="float" office:value="296.799999999992" calcext:value-type="float">
            <text:p>296.799999999992</text:p>
          </table:table-cell>
        </table:table-row>
        <table:table-row table:style-name="ro1">
          <table:table-cell office:value-type="float" office:value="234.982" calcext:value-type="float">
            <text:p>2.35E+02</text:p>
          </table:table-cell>
          <table:table-cell office:value-type="float" office:value="115.549" calcext:value-type="float">
            <text:p>1.16E+02</text:p>
          </table:table-cell>
          <table:table-cell table:formula="of:=[.C1486]+0.2" office:value-type="float" office:value="296.999999999992" calcext:value-type="float">
            <text:p>296.999999999992</text:p>
          </table:table-cell>
        </table:table-row>
        <table:table-row table:style-name="ro1">
          <table:table-cell office:value-type="float" office:value="234.888" calcext:value-type="float">
            <text:p>2.35E+02</text:p>
          </table:table-cell>
          <table:table-cell office:value-type="float" office:value="115.507" calcext:value-type="float">
            <text:p>1.16E+02</text:p>
          </table:table-cell>
          <table:table-cell table:formula="of:=[.C1487]+0.2" office:value-type="float" office:value="297.199999999992" calcext:value-type="float">
            <text:p>297.199999999992</text:p>
          </table:table-cell>
        </table:table-row>
        <table:table-row table:style-name="ro1">
          <table:table-cell office:value-type="float" office:value="234.794" calcext:value-type="float">
            <text:p>2.35E+02</text:p>
          </table:table-cell>
          <table:table-cell office:value-type="float" office:value="115.465" calcext:value-type="float">
            <text:p>1.15E+02</text:p>
          </table:table-cell>
          <table:table-cell table:formula="of:=[.C1488]+0.2" office:value-type="float" office:value="297.399999999992" calcext:value-type="float">
            <text:p>297.399999999992</text:p>
          </table:table-cell>
        </table:table-row>
        <table:table-row table:style-name="ro1">
          <table:table-cell office:value-type="float" office:value="234.699" calcext:value-type="float">
            <text:p>2.35E+02</text:p>
          </table:table-cell>
          <table:table-cell office:value-type="float" office:value="115.423" calcext:value-type="float">
            <text:p>1.15E+02</text:p>
          </table:table-cell>
          <table:table-cell table:formula="of:=[.C1489]+0.2" office:value-type="float" office:value="297.599999999992" calcext:value-type="float">
            <text:p>297.599999999992</text:p>
          </table:table-cell>
        </table:table-row>
        <table:table-row table:style-name="ro1">
          <table:table-cell office:value-type="float" office:value="234.605" calcext:value-type="float">
            <text:p>2.35E+02</text:p>
          </table:table-cell>
          <table:table-cell office:value-type="float" office:value="115.381" calcext:value-type="float">
            <text:p>1.15E+02</text:p>
          </table:table-cell>
          <table:table-cell table:formula="of:=[.C1490]+0.2" office:value-type="float" office:value="297.799999999992" calcext:value-type="float">
            <text:p>297.799999999992</text:p>
          </table:table-cell>
        </table:table-row>
        <table:table-row table:style-name="ro1">
          <table:table-cell office:value-type="float" office:value="234.51" calcext:value-type="float">
            <text:p>2.35E+02</text:p>
          </table:table-cell>
          <table:table-cell office:value-type="float" office:value="115.339" calcext:value-type="float">
            <text:p>1.15E+02</text:p>
          </table:table-cell>
          <table:table-cell table:formula="of:=[.C1491]+0.2" office:value-type="float" office:value="297.999999999992" calcext:value-type="float">
            <text:p>297.999999999992</text:p>
          </table:table-cell>
        </table:table-row>
        <table:table-row table:style-name="ro1">
          <table:table-cell office:value-type="float" office:value="234.416" calcext:value-type="float">
            <text:p>2.34E+02</text:p>
          </table:table-cell>
          <table:table-cell office:value-type="float" office:value="115.297" calcext:value-type="float">
            <text:p>1.15E+02</text:p>
          </table:table-cell>
          <table:table-cell table:formula="of:=[.C1492]+0.2" office:value-type="float" office:value="298.199999999992" calcext:value-type="float">
            <text:p>298.199999999992</text:p>
          </table:table-cell>
        </table:table-row>
        <table:table-row table:style-name="ro1">
          <table:table-cell office:value-type="float" office:value="234.321" calcext:value-type="float">
            <text:p>2.34E+02</text:p>
          </table:table-cell>
          <table:table-cell office:value-type="float" office:value="115.255" calcext:value-type="float">
            <text:p>1.15E+02</text:p>
          </table:table-cell>
          <table:table-cell table:formula="of:=[.C1493]+0.2" office:value-type="float" office:value="298.399999999992" calcext:value-type="float">
            <text:p>298.399999999992</text:p>
          </table:table-cell>
        </table:table-row>
        <table:table-row table:style-name="ro1">
          <table:table-cell office:value-type="float" office:value="234.226" calcext:value-type="float">
            <text:p>2.34E+02</text:p>
          </table:table-cell>
          <table:table-cell office:value-type="float" office:value="115.213" calcext:value-type="float">
            <text:p>1.15E+02</text:p>
          </table:table-cell>
          <table:table-cell table:formula="of:=[.C1494]+0.2" office:value-type="float" office:value="298.599999999992" calcext:value-type="float">
            <text:p>298.599999999992</text:p>
          </table:table-cell>
        </table:table-row>
        <table:table-row table:style-name="ro1">
          <table:table-cell office:value-type="float" office:value="234.131" calcext:value-type="float">
            <text:p>2.34E+02</text:p>
          </table:table-cell>
          <table:table-cell office:value-type="float" office:value="115.171" calcext:value-type="float">
            <text:p>1.15E+02</text:p>
          </table:table-cell>
          <table:table-cell table:formula="of:=[.C1495]+0.2" office:value-type="float" office:value="298.799999999992" calcext:value-type="float">
            <text:p>298.799999999992</text:p>
          </table:table-cell>
        </table:table-row>
        <table:table-row table:style-name="ro1">
          <table:table-cell office:value-type="float" office:value="234.036" calcext:value-type="float">
            <text:p>2.34E+02</text:p>
          </table:table-cell>
          <table:table-cell office:value-type="float" office:value="115.129" calcext:value-type="float">
            <text:p>1.15E+02</text:p>
          </table:table-cell>
          <table:table-cell table:formula="of:=[.C1496]+0.2" office:value-type="float" office:value="298.999999999992" calcext:value-type="float">
            <text:p>298.999999999992</text:p>
          </table:table-cell>
        </table:table-row>
        <table:table-row table:style-name="ro1">
          <table:table-cell office:value-type="float" office:value="233.941" calcext:value-type="float">
            <text:p>2.34E+02</text:p>
          </table:table-cell>
          <table:table-cell office:value-type="float" office:value="115.086" calcext:value-type="float">
            <text:p>1.15E+02</text:p>
          </table:table-cell>
          <table:table-cell table:formula="of:=[.C1497]+0.2" office:value-type="float" office:value="299.199999999992" calcext:value-type="float">
            <text:p>299.199999999992</text:p>
          </table:table-cell>
        </table:table-row>
        <table:table-row table:style-name="ro1">
          <table:table-cell office:value-type="float" office:value="233.846" calcext:value-type="float">
            <text:p>2.34E+02</text:p>
          </table:table-cell>
          <table:table-cell office:value-type="float" office:value="115.044" calcext:value-type="float">
            <text:p>1.15E+02</text:p>
          </table:table-cell>
          <table:table-cell table:formula="of:=[.C1498]+0.2" office:value-type="float" office:value="299.399999999992" calcext:value-type="float">
            <text:p>299.399999999992</text:p>
          </table:table-cell>
        </table:table-row>
        <table:table-row table:style-name="ro1">
          <table:table-cell office:value-type="float" office:value="233.751" calcext:value-type="float">
            <text:p>2.34E+02</text:p>
          </table:table-cell>
          <table:table-cell office:value-type="float" office:value="115.002" calcext:value-type="float">
            <text:p>1.15E+02</text:p>
          </table:table-cell>
          <table:table-cell table:formula="of:=[.C1499]+0.2" office:value-type="float" office:value="299.599999999992" calcext:value-type="float">
            <text:p>299.599999999992</text:p>
          </table:table-cell>
        </table:table-row>
        <table:table-row table:style-name="ro1">
          <table:table-cell office:value-type="float" office:value="233.655" calcext:value-type="float">
            <text:p>2.34E+02</text:p>
          </table:table-cell>
          <table:table-cell office:value-type="float" office:value="114.959" calcext:value-type="float">
            <text:p>1.15E+02</text:p>
          </table:table-cell>
          <table:table-cell table:formula="of:=[.C1500]+0.2" office:value-type="float" office:value="299.799999999992" calcext:value-type="float">
            <text:p>299.799999999992</text:p>
          </table:table-cell>
        </table:table-row>
        <table:table-row table:style-name="ro1">
          <table:table-cell office:value-type="float" office:value="233.56" calcext:value-type="float">
            <text:p>2.34E+02</text:p>
          </table:table-cell>
          <table:table-cell office:value-type="float" office:value="114.917" calcext:value-type="float">
            <text:p>1.15E+02</text:p>
          </table:table-cell>
          <table:table-cell table:formula="of:=[.C1501]+0.2" office:value-type="float" office:value="299.999999999992" calcext:value-type="float">
            <text:p>299.999999999992</text:p>
          </table:table-cell>
        </table:table-row>
        <table:table-row table:style-name="ro1">
          <table:table-cell office:value-type="float" office:value="233.464" calcext:value-type="float">
            <text:p>2.33E+02</text:p>
          </table:table-cell>
          <table:table-cell office:value-type="float" office:value="114.874" calcext:value-type="float">
            <text:p>1.15E+02</text:p>
          </table:table-cell>
          <table:table-cell table:formula="of:=[.C1502]+0.2" office:value-type="float" office:value="300.199999999992" calcext:value-type="float">
            <text:p>300.199999999992</text:p>
          </table:table-cell>
        </table:table-row>
        <table:table-row table:style-name="ro1">
          <table:table-cell office:value-type="float" office:value="233.368" calcext:value-type="float">
            <text:p>2.33E+02</text:p>
          </table:table-cell>
          <table:table-cell office:value-type="float" office:value="114.832" calcext:value-type="float">
            <text:p>1.15E+02</text:p>
          </table:table-cell>
          <table:table-cell table:formula="of:=[.C1503]+0.2" office:value-type="float" office:value="300.399999999992" calcext:value-type="float">
            <text:p>300.399999999992</text:p>
          </table:table-cell>
        </table:table-row>
        <table:table-row table:style-name="ro1">
          <table:table-cell office:value-type="float" office:value="233.273" calcext:value-type="float">
            <text:p>2.33E+02</text:p>
          </table:table-cell>
          <table:table-cell office:value-type="float" office:value="114.789" calcext:value-type="float">
            <text:p>1.15E+02</text:p>
          </table:table-cell>
          <table:table-cell table:formula="of:=[.C1504]+0.2" office:value-type="float" office:value="300.599999999991" calcext:value-type="float">
            <text:p>300.599999999991</text:p>
          </table:table-cell>
        </table:table-row>
        <table:table-row table:style-name="ro1">
          <table:table-cell office:value-type="float" office:value="233.177" calcext:value-type="float">
            <text:p>2.33E+02</text:p>
          </table:table-cell>
          <table:table-cell office:value-type="float" office:value="114.747" calcext:value-type="float">
            <text:p>1.15E+02</text:p>
          </table:table-cell>
          <table:table-cell table:formula="of:=[.C1505]+0.2" office:value-type="float" office:value="300.799999999991" calcext:value-type="float">
            <text:p>300.799999999991</text:p>
          </table:table-cell>
        </table:table-row>
        <table:table-row table:style-name="ro1">
          <table:table-cell office:value-type="float" office:value="233.081" calcext:value-type="float">
            <text:p>2.33E+02</text:p>
          </table:table-cell>
          <table:table-cell office:value-type="float" office:value="114.704" calcext:value-type="float">
            <text:p>1.15E+02</text:p>
          </table:table-cell>
          <table:table-cell table:formula="of:=[.C1506]+0.2" office:value-type="float" office:value="300.999999999991" calcext:value-type="float">
            <text:p>300.999999999991</text:p>
          </table:table-cell>
        </table:table-row>
        <table:table-row table:style-name="ro1">
          <table:table-cell office:value-type="float" office:value="232.985" calcext:value-type="float">
            <text:p>2.33E+02</text:p>
          </table:table-cell>
          <table:table-cell office:value-type="float" office:value="114.661" calcext:value-type="float">
            <text:p>1.15E+02</text:p>
          </table:table-cell>
          <table:table-cell table:formula="of:=[.C1507]+0.2" office:value-type="float" office:value="301.199999999991" calcext:value-type="float">
            <text:p>301.199999999991</text:p>
          </table:table-cell>
        </table:table-row>
        <table:table-row table:style-name="ro1">
          <table:table-cell office:value-type="float" office:value="232.889" calcext:value-type="float">
            <text:p>2.33E+02</text:p>
          </table:table-cell>
          <table:table-cell office:value-type="float" office:value="114.619" calcext:value-type="float">
            <text:p>1.15E+02</text:p>
          </table:table-cell>
          <table:table-cell table:formula="of:=[.C1508]+0.2" office:value-type="float" office:value="301.399999999991" calcext:value-type="float">
            <text:p>301.399999999991</text:p>
          </table:table-cell>
        </table:table-row>
        <table:table-row table:style-name="ro1">
          <table:table-cell office:value-type="float" office:value="232.793" calcext:value-type="float">
            <text:p>2.33E+02</text:p>
          </table:table-cell>
          <table:table-cell office:value-type="float" office:value="114.576" calcext:value-type="float">
            <text:p>1.15E+02</text:p>
          </table:table-cell>
          <table:table-cell table:formula="of:=[.C1509]+0.2" office:value-type="float" office:value="301.599999999991" calcext:value-type="float">
            <text:p>301.599999999991</text:p>
          </table:table-cell>
        </table:table-row>
        <table:table-row table:style-name="ro1">
          <table:table-cell office:value-type="float" office:value="232.697" calcext:value-type="float">
            <text:p>2.33E+02</text:p>
          </table:table-cell>
          <table:table-cell office:value-type="float" office:value="114.533" calcext:value-type="float">
            <text:p>1.15E+02</text:p>
          </table:table-cell>
          <table:table-cell table:formula="of:=[.C1510]+0.2" office:value-type="float" office:value="301.799999999991" calcext:value-type="float">
            <text:p>301.799999999991</text:p>
          </table:table-cell>
        </table:table-row>
        <table:table-row table:style-name="ro1">
          <table:table-cell office:value-type="float" office:value="232.601" calcext:value-type="float">
            <text:p>2.33E+02</text:p>
          </table:table-cell>
          <table:table-cell office:value-type="float" office:value="114.491" calcext:value-type="float">
            <text:p>1.14E+02</text:p>
          </table:table-cell>
          <table:table-cell table:formula="of:=[.C1511]+0.2" office:value-type="float" office:value="301.999999999991" calcext:value-type="float">
            <text:p>301.999999999991</text:p>
          </table:table-cell>
        </table:table-row>
        <table:table-row table:style-name="ro1">
          <table:table-cell office:value-type="float" office:value="232.504" calcext:value-type="float">
            <text:p>2.33E+02</text:p>
          </table:table-cell>
          <table:table-cell office:value-type="float" office:value="114.448" calcext:value-type="float">
            <text:p>1.14E+02</text:p>
          </table:table-cell>
          <table:table-cell table:formula="of:=[.C1512]+0.2" office:value-type="float" office:value="302.199999999991" calcext:value-type="float">
            <text:p>302.199999999991</text:p>
          </table:table-cell>
        </table:table-row>
        <table:table-row table:style-name="ro1">
          <table:table-cell office:value-type="float" office:value="232.408" calcext:value-type="float">
            <text:p>2.32E+02</text:p>
          </table:table-cell>
          <table:table-cell office:value-type="float" office:value="114.405" calcext:value-type="float">
            <text:p>1.14E+02</text:p>
          </table:table-cell>
          <table:table-cell table:formula="of:=[.C1513]+0.2" office:value-type="float" office:value="302.399999999991" calcext:value-type="float">
            <text:p>302.399999999991</text:p>
          </table:table-cell>
        </table:table-row>
        <table:table-row table:style-name="ro1">
          <table:table-cell office:value-type="float" office:value="232.311" calcext:value-type="float">
            <text:p>2.32E+02</text:p>
          </table:table-cell>
          <table:table-cell office:value-type="float" office:value="114.362" calcext:value-type="float">
            <text:p>1.14E+02</text:p>
          </table:table-cell>
          <table:table-cell table:formula="of:=[.C1514]+0.2" office:value-type="float" office:value="302.599999999991" calcext:value-type="float">
            <text:p>302.599999999991</text:p>
          </table:table-cell>
        </table:table-row>
        <table:table-row table:style-name="ro1">
          <table:table-cell office:value-type="float" office:value="232.215" calcext:value-type="float">
            <text:p>2.32E+02</text:p>
          </table:table-cell>
          <table:table-cell office:value-type="float" office:value="114.319" calcext:value-type="float">
            <text:p>1.14E+02</text:p>
          </table:table-cell>
          <table:table-cell table:formula="of:=[.C1515]+0.2" office:value-type="float" office:value="302.799999999991" calcext:value-type="float">
            <text:p>302.799999999991</text:p>
          </table:table-cell>
        </table:table-row>
        <table:table-row table:style-name="ro1">
          <table:table-cell office:value-type="float" office:value="232.118" calcext:value-type="float">
            <text:p>2.32E+02</text:p>
          </table:table-cell>
          <table:table-cell office:value-type="float" office:value="114.276" calcext:value-type="float">
            <text:p>1.14E+02</text:p>
          </table:table-cell>
          <table:table-cell table:formula="of:=[.C1516]+0.2" office:value-type="float" office:value="302.999999999991" calcext:value-type="float">
            <text:p>302.999999999991</text:p>
          </table:table-cell>
        </table:table-row>
        <table:table-row table:style-name="ro1">
          <table:table-cell office:value-type="float" office:value="232.021" calcext:value-type="float">
            <text:p>2.32E+02</text:p>
          </table:table-cell>
          <table:table-cell office:value-type="float" office:value="114.233" calcext:value-type="float">
            <text:p>1.14E+02</text:p>
          </table:table-cell>
          <table:table-cell table:formula="of:=[.C1517]+0.2" office:value-type="float" office:value="303.199999999991" calcext:value-type="float">
            <text:p>303.199999999991</text:p>
          </table:table-cell>
        </table:table-row>
        <table:table-row table:style-name="ro1">
          <table:table-cell office:value-type="float" office:value="231.925" calcext:value-type="float">
            <text:p>2.32E+02</text:p>
          </table:table-cell>
          <table:table-cell office:value-type="float" office:value="114.19" calcext:value-type="float">
            <text:p>1.14E+02</text:p>
          </table:table-cell>
          <table:table-cell table:formula="of:=[.C1518]+0.2" office:value-type="float" office:value="303.399999999991" calcext:value-type="float">
            <text:p>303.399999999991</text:p>
          </table:table-cell>
        </table:table-row>
        <table:table-row table:style-name="ro1">
          <table:table-cell office:value-type="float" office:value="231.828" calcext:value-type="float">
            <text:p>2.32E+02</text:p>
          </table:table-cell>
          <table:table-cell office:value-type="float" office:value="114.147" calcext:value-type="float">
            <text:p>1.14E+02</text:p>
          </table:table-cell>
          <table:table-cell table:formula="of:=[.C1519]+0.2" office:value-type="float" office:value="303.599999999991" calcext:value-type="float">
            <text:p>303.599999999991</text:p>
          </table:table-cell>
        </table:table-row>
        <table:table-row table:style-name="ro1">
          <table:table-cell office:value-type="float" office:value="231.731" calcext:value-type="float">
            <text:p>2.32E+02</text:p>
          </table:table-cell>
          <table:table-cell office:value-type="float" office:value="114.104" calcext:value-type="float">
            <text:p>1.14E+02</text:p>
          </table:table-cell>
          <table:table-cell table:formula="of:=[.C1520]+0.2" office:value-type="float" office:value="303.799999999991" calcext:value-type="float">
            <text:p>303.799999999991</text:p>
          </table:table-cell>
        </table:table-row>
        <table:table-row table:style-name="ro1">
          <table:table-cell office:value-type="float" office:value="231.634" calcext:value-type="float">
            <text:p>2.32E+02</text:p>
          </table:table-cell>
          <table:table-cell office:value-type="float" office:value="114.061" calcext:value-type="float">
            <text:p>1.14E+02</text:p>
          </table:table-cell>
          <table:table-cell table:formula="of:=[.C1521]+0.2" office:value-type="float" office:value="303.999999999991" calcext:value-type="float">
            <text:p>303.999999999991</text:p>
          </table:table-cell>
        </table:table-row>
        <table:table-row table:style-name="ro1">
          <table:table-cell office:value-type="float" office:value="231.537" calcext:value-type="float">
            <text:p>2.32E+02</text:p>
          </table:table-cell>
          <table:table-cell office:value-type="float" office:value="114.018" calcext:value-type="float">
            <text:p>1.14E+02</text:p>
          </table:table-cell>
          <table:table-cell table:formula="of:=[.C1522]+0.2" office:value-type="float" office:value="304.199999999991" calcext:value-type="float">
            <text:p>304.199999999991</text:p>
          </table:table-cell>
        </table:table-row>
        <table:table-row table:style-name="ro1">
          <table:table-cell office:value-type="float" office:value="231.44" calcext:value-type="float">
            <text:p>2.31E+02</text:p>
          </table:table-cell>
          <table:table-cell office:value-type="float" office:value="113.975" calcext:value-type="float">
            <text:p>1.14E+02</text:p>
          </table:table-cell>
          <table:table-cell table:formula="of:=[.C1523]+0.2" office:value-type="float" office:value="304.399999999991" calcext:value-type="float">
            <text:p>304.399999999991</text:p>
          </table:table-cell>
        </table:table-row>
        <table:table-row table:style-name="ro1">
          <table:table-cell office:value-type="float" office:value="231.343" calcext:value-type="float">
            <text:p>2.31E+02</text:p>
          </table:table-cell>
          <table:table-cell office:value-type="float" office:value="113.931" calcext:value-type="float">
            <text:p>1.14E+02</text:p>
          </table:table-cell>
          <table:table-cell table:formula="of:=[.C1524]+0.2" office:value-type="float" office:value="304.599999999991" calcext:value-type="float">
            <text:p>304.599999999991</text:p>
          </table:table-cell>
        </table:table-row>
        <table:table-row table:style-name="ro1">
          <table:table-cell office:value-type="float" office:value="231.245" calcext:value-type="float">
            <text:p>2.31E+02</text:p>
          </table:table-cell>
          <table:table-cell office:value-type="float" office:value="113.888" calcext:value-type="float">
            <text:p>1.14E+02</text:p>
          </table:table-cell>
          <table:table-cell table:formula="of:=[.C1525]+0.2" office:value-type="float" office:value="304.799999999991" calcext:value-type="float">
            <text:p>304.799999999991</text:p>
          </table:table-cell>
        </table:table-row>
        <table:table-row table:style-name="ro1">
          <table:table-cell office:value-type="float" office:value="231.148" calcext:value-type="float">
            <text:p>2.31E+02</text:p>
          </table:table-cell>
          <table:table-cell office:value-type="float" office:value="113.845" calcext:value-type="float">
            <text:p>1.14E+02</text:p>
          </table:table-cell>
          <table:table-cell table:formula="of:=[.C1526]+0.2" office:value-type="float" office:value="304.999999999991" calcext:value-type="float">
            <text:p>304.999999999991</text:p>
          </table:table-cell>
        </table:table-row>
        <table:table-row table:style-name="ro1">
          <table:table-cell office:value-type="float" office:value="231.051" calcext:value-type="float">
            <text:p>2.31E+02</text:p>
          </table:table-cell>
          <table:table-cell office:value-type="float" office:value="113.802" calcext:value-type="float">
            <text:p>1.14E+02</text:p>
          </table:table-cell>
          <table:table-cell table:formula="of:=[.C1527]+0.2" office:value-type="float" office:value="305.199999999991" calcext:value-type="float">
            <text:p>305.199999999991</text:p>
          </table:table-cell>
        </table:table-row>
        <table:table-row table:style-name="ro1">
          <table:table-cell office:value-type="float" office:value="230.953" calcext:value-type="float">
            <text:p>2.31E+02</text:p>
          </table:table-cell>
          <table:table-cell office:value-type="float" office:value="113.758" calcext:value-type="float">
            <text:p>1.14E+02</text:p>
          </table:table-cell>
          <table:table-cell table:formula="of:=[.C1528]+0.2" office:value-type="float" office:value="305.399999999991" calcext:value-type="float">
            <text:p>305.399999999991</text:p>
          </table:table-cell>
        </table:table-row>
        <table:table-row table:style-name="ro1">
          <table:table-cell office:value-type="float" office:value="230.856" calcext:value-type="float">
            <text:p>2.31E+02</text:p>
          </table:table-cell>
          <table:table-cell office:value-type="float" office:value="113.715" calcext:value-type="float">
            <text:p>1.14E+02</text:p>
          </table:table-cell>
          <table:table-cell table:formula="of:=[.C1529]+0.2" office:value-type="float" office:value="305.599999999991" calcext:value-type="float">
            <text:p>305.599999999991</text:p>
          </table:table-cell>
        </table:table-row>
        <table:table-row table:style-name="ro1">
          <table:table-cell office:value-type="float" office:value="230.758" calcext:value-type="float">
            <text:p>2.31E+02</text:p>
          </table:table-cell>
          <table:table-cell office:value-type="float" office:value="113.672" calcext:value-type="float">
            <text:p>1.14E+02</text:p>
          </table:table-cell>
          <table:table-cell table:formula="of:=[.C1530]+0.2" office:value-type="float" office:value="305.799999999991" calcext:value-type="float">
            <text:p>305.799999999991</text:p>
          </table:table-cell>
        </table:table-row>
        <table:table-row table:style-name="ro1">
          <table:table-cell office:value-type="float" office:value="230.661" calcext:value-type="float">
            <text:p>2.31E+02</text:p>
          </table:table-cell>
          <table:table-cell office:value-type="float" office:value="113.628" calcext:value-type="float">
            <text:p>1.14E+02</text:p>
          </table:table-cell>
          <table:table-cell table:formula="of:=[.C1531]+0.2" office:value-type="float" office:value="305.999999999991" calcext:value-type="float">
            <text:p>305.999999999991</text:p>
          </table:table-cell>
        </table:table-row>
        <table:table-row table:style-name="ro1">
          <table:table-cell office:value-type="float" office:value="230.563" calcext:value-type="float">
            <text:p>2.31E+02</text:p>
          </table:table-cell>
          <table:table-cell office:value-type="float" office:value="113.585" calcext:value-type="float">
            <text:p>1.14E+02</text:p>
          </table:table-cell>
          <table:table-cell table:formula="of:=[.C1532]+0.2" office:value-type="float" office:value="306.199999999991" calcext:value-type="float">
            <text:p>306.199999999991</text:p>
          </table:table-cell>
        </table:table-row>
        <table:table-row table:style-name="ro1">
          <table:table-cell office:value-type="float" office:value="230.465" calcext:value-type="float">
            <text:p>2.30E+02</text:p>
          </table:table-cell>
          <table:table-cell office:value-type="float" office:value="113.541" calcext:value-type="float">
            <text:p>1.14E+02</text:p>
          </table:table-cell>
          <table:table-cell table:formula="of:=[.C1533]+0.2" office:value-type="float" office:value="306.399999999991" calcext:value-type="float">
            <text:p>306.399999999991</text:p>
          </table:table-cell>
        </table:table-row>
        <table:table-row table:style-name="ro1">
          <table:table-cell office:value-type="float" office:value="230.368" calcext:value-type="float">
            <text:p>2.30E+02</text:p>
          </table:table-cell>
          <table:table-cell office:value-type="float" office:value="113.498" calcext:value-type="float">
            <text:p>1.13E+02</text:p>
          </table:table-cell>
          <table:table-cell table:formula="of:=[.C1534]+0.2" office:value-type="float" office:value="306.599999999991" calcext:value-type="float">
            <text:p>306.599999999991</text:p>
          </table:table-cell>
        </table:table-row>
        <table:table-row table:style-name="ro1">
          <table:table-cell office:value-type="float" office:value="230.27" calcext:value-type="float">
            <text:p>2.30E+02</text:p>
          </table:table-cell>
          <table:table-cell office:value-type="float" office:value="113.455" calcext:value-type="float">
            <text:p>1.13E+02</text:p>
          </table:table-cell>
          <table:table-cell table:formula="of:=[.C1535]+0.2" office:value-type="float" office:value="306.799999999991" calcext:value-type="float">
            <text:p>306.799999999991</text:p>
          </table:table-cell>
        </table:table-row>
        <table:table-row table:style-name="ro1">
          <table:table-cell office:value-type="float" office:value="230.172" calcext:value-type="float">
            <text:p>2.30E+02</text:p>
          </table:table-cell>
          <table:table-cell office:value-type="float" office:value="113.411" calcext:value-type="float">
            <text:p>1.13E+02</text:p>
          </table:table-cell>
          <table:table-cell table:formula="of:=[.C1536]+0.2" office:value-type="float" office:value="306.999999999991" calcext:value-type="float">
            <text:p>306.999999999991</text:p>
          </table:table-cell>
        </table:table-row>
        <table:table-row table:style-name="ro1">
          <table:table-cell office:value-type="float" office:value="230.074" calcext:value-type="float">
            <text:p>2.30E+02</text:p>
          </table:table-cell>
          <table:table-cell office:value-type="float" office:value="113.368" calcext:value-type="float">
            <text:p>1.13E+02</text:p>
          </table:table-cell>
          <table:table-cell table:formula="of:=[.C1537]+0.2" office:value-type="float" office:value="307.199999999991" calcext:value-type="float">
            <text:p>307.199999999991</text:p>
          </table:table-cell>
        </table:table-row>
        <table:table-row table:style-name="ro1">
          <table:table-cell office:value-type="float" office:value="229.976" calcext:value-type="float">
            <text:p>2.30E+02</text:p>
          </table:table-cell>
          <table:table-cell office:value-type="float" office:value="113.324" calcext:value-type="float">
            <text:p>1.13E+02</text:p>
          </table:table-cell>
          <table:table-cell table:formula="of:=[.C1538]+0.2" office:value-type="float" office:value="307.399999999991" calcext:value-type="float">
            <text:p>307.399999999991</text:p>
          </table:table-cell>
        </table:table-row>
        <table:table-row table:style-name="ro1">
          <table:table-cell office:value-type="float" office:value="229.878" calcext:value-type="float">
            <text:p>2.30E+02</text:p>
          </table:table-cell>
          <table:table-cell office:value-type="float" office:value="113.28" calcext:value-type="float">
            <text:p>1.13E+02</text:p>
          </table:table-cell>
          <table:table-cell table:formula="of:=[.C1539]+0.2" office:value-type="float" office:value="307.599999999991" calcext:value-type="float">
            <text:p>307.599999999991</text:p>
          </table:table-cell>
        </table:table-row>
        <table:table-row table:style-name="ro1">
          <table:table-cell office:value-type="float" office:value="229.78" calcext:value-type="float">
            <text:p>2.30E+02</text:p>
          </table:table-cell>
          <table:table-cell office:value-type="float" office:value="113.237" calcext:value-type="float">
            <text:p>1.13E+02</text:p>
          </table:table-cell>
          <table:table-cell table:formula="of:=[.C1540]+0.2" office:value-type="float" office:value="307.799999999991" calcext:value-type="float">
            <text:p>307.799999999991</text:p>
          </table:table-cell>
        </table:table-row>
        <table:table-row table:style-name="ro1">
          <table:table-cell office:value-type="float" office:value="229.682" calcext:value-type="float">
            <text:p>2.30E+02</text:p>
          </table:table-cell>
          <table:table-cell office:value-type="float" office:value="113.193" calcext:value-type="float">
            <text:p>1.13E+02</text:p>
          </table:table-cell>
          <table:table-cell table:formula="of:=[.C1541]+0.2" office:value-type="float" office:value="307.999999999991" calcext:value-type="float">
            <text:p>307.999999999991</text:p>
          </table:table-cell>
        </table:table-row>
        <table:table-row table:style-name="ro1">
          <table:table-cell office:value-type="float" office:value="229.584" calcext:value-type="float">
            <text:p>2.30E+02</text:p>
          </table:table-cell>
          <table:table-cell office:value-type="float" office:value="113.15" calcext:value-type="float">
            <text:p>1.13E+02</text:p>
          </table:table-cell>
          <table:table-cell table:formula="of:=[.C1542]+0.2" office:value-type="float" office:value="308.199999999991" calcext:value-type="float">
            <text:p>308.199999999991</text:p>
          </table:table-cell>
        </table:table-row>
        <table:table-row table:style-name="ro1">
          <table:table-cell office:value-type="float" office:value="229.486" calcext:value-type="float">
            <text:p>2.29E+02</text:p>
          </table:table-cell>
          <table:table-cell office:value-type="float" office:value="113.106" calcext:value-type="float">
            <text:p>1.13E+02</text:p>
          </table:table-cell>
          <table:table-cell table:formula="of:=[.C1543]+0.2" office:value-type="float" office:value="308.399999999991" calcext:value-type="float">
            <text:p>308.399999999991</text:p>
          </table:table-cell>
        </table:table-row>
        <table:table-row table:style-name="ro1">
          <table:table-cell office:value-type="float" office:value="229.387" calcext:value-type="float">
            <text:p>2.29E+02</text:p>
          </table:table-cell>
          <table:table-cell office:value-type="float" office:value="113.062" calcext:value-type="float">
            <text:p>1.13E+02</text:p>
          </table:table-cell>
          <table:table-cell table:formula="of:=[.C1544]+0.2" office:value-type="float" office:value="308.599999999991" calcext:value-type="float">
            <text:p>308.599999999991</text:p>
          </table:table-cell>
        </table:table-row>
        <table:table-row table:style-name="ro1">
          <table:table-cell office:value-type="float" office:value="229.289" calcext:value-type="float">
            <text:p>2.29E+02</text:p>
          </table:table-cell>
          <table:table-cell office:value-type="float" office:value="113.019" calcext:value-type="float">
            <text:p>1.13E+02</text:p>
          </table:table-cell>
          <table:table-cell table:formula="of:=[.C1545]+0.2" office:value-type="float" office:value="308.799999999991" calcext:value-type="float">
            <text:p>308.799999999991</text:p>
          </table:table-cell>
        </table:table-row>
        <table:table-row table:style-name="ro1">
          <table:table-cell office:value-type="float" office:value="229.191" calcext:value-type="float">
            <text:p>2.29E+02</text:p>
          </table:table-cell>
          <table:table-cell office:value-type="float" office:value="112.975" calcext:value-type="float">
            <text:p>1.13E+02</text:p>
          </table:table-cell>
          <table:table-cell table:formula="of:=[.C1546]+0.2" office:value-type="float" office:value="308.999999999991" calcext:value-type="float">
            <text:p>308.999999999991</text:p>
          </table:table-cell>
        </table:table-row>
        <table:table-row table:style-name="ro1">
          <table:table-cell office:value-type="float" office:value="229.092" calcext:value-type="float">
            <text:p>2.29E+02</text:p>
          </table:table-cell>
          <table:table-cell office:value-type="float" office:value="112.931" calcext:value-type="float">
            <text:p>1.13E+02</text:p>
          </table:table-cell>
          <table:table-cell table:formula="of:=[.C1547]+0.2" office:value-type="float" office:value="309.199999999991" calcext:value-type="float">
            <text:p>309.199999999991</text:p>
          </table:table-cell>
        </table:table-row>
        <table:table-row table:style-name="ro1">
          <table:table-cell office:value-type="float" office:value="228.994" calcext:value-type="float">
            <text:p>2.29E+02</text:p>
          </table:table-cell>
          <table:table-cell office:value-type="float" office:value="112.887" calcext:value-type="float">
            <text:p>1.13E+02</text:p>
          </table:table-cell>
          <table:table-cell table:formula="of:=[.C1548]+0.2" office:value-type="float" office:value="309.399999999991" calcext:value-type="float">
            <text:p>309.399999999991</text:p>
          </table:table-cell>
        </table:table-row>
        <table:table-row table:style-name="ro1">
          <table:table-cell office:value-type="float" office:value="228.895" calcext:value-type="float">
            <text:p>2.29E+02</text:p>
          </table:table-cell>
          <table:table-cell office:value-type="float" office:value="112.844" calcext:value-type="float">
            <text:p>1.13E+02</text:p>
          </table:table-cell>
          <table:table-cell table:formula="of:=[.C1549]+0.2" office:value-type="float" office:value="309.599999999991" calcext:value-type="float">
            <text:p>309.599999999991</text:p>
          </table:table-cell>
        </table:table-row>
        <table:table-row table:style-name="ro1">
          <table:table-cell office:value-type="float" office:value="228.797" calcext:value-type="float">
            <text:p>2.29E+02</text:p>
          </table:table-cell>
          <table:table-cell office:value-type="float" office:value="112.8" calcext:value-type="float">
            <text:p>1.13E+02</text:p>
          </table:table-cell>
          <table:table-cell table:formula="of:=[.C1550]+0.2" office:value-type="float" office:value="309.799999999991" calcext:value-type="float">
            <text:p>309.799999999991</text:p>
          </table:table-cell>
        </table:table-row>
        <table:table-row table:style-name="ro1">
          <table:table-cell office:value-type="float" office:value="228.698" calcext:value-type="float">
            <text:p>2.29E+02</text:p>
          </table:table-cell>
          <table:table-cell office:value-type="float" office:value="112.756" calcext:value-type="float">
            <text:p>1.13E+02</text:p>
          </table:table-cell>
          <table:table-cell table:formula="of:=[.C1551]+0.2" office:value-type="float" office:value="309.999999999991" calcext:value-type="float">
            <text:p>309.999999999991</text:p>
          </table:table-cell>
        </table:table-row>
        <table:table-row table:style-name="ro1">
          <table:table-cell office:value-type="float" office:value="228.6" calcext:value-type="float">
            <text:p>2.29E+02</text:p>
          </table:table-cell>
          <table:table-cell office:value-type="float" office:value="112.712" calcext:value-type="float">
            <text:p>1.13E+02</text:p>
          </table:table-cell>
          <table:table-cell table:formula="of:=[.C1552]+0.2" office:value-type="float" office:value="310.199999999991" calcext:value-type="float">
            <text:p>310.199999999991</text:p>
          </table:table-cell>
        </table:table-row>
        <table:table-row table:style-name="ro1">
          <table:table-cell office:value-type="float" office:value="228.501" calcext:value-type="float">
            <text:p>2.29E+02</text:p>
          </table:table-cell>
          <table:table-cell office:value-type="float" office:value="112.668" calcext:value-type="float">
            <text:p>1.13E+02</text:p>
          </table:table-cell>
          <table:table-cell table:formula="of:=[.C1553]+0.2" office:value-type="float" office:value="310.399999999991" calcext:value-type="float">
            <text:p>310.399999999991</text:p>
          </table:table-cell>
        </table:table-row>
        <table:table-row table:style-name="ro1">
          <table:table-cell office:value-type="float" office:value="228.403" calcext:value-type="float">
            <text:p>2.28E+02</text:p>
          </table:table-cell>
          <table:table-cell office:value-type="float" office:value="112.625" calcext:value-type="float">
            <text:p>1.13E+02</text:p>
          </table:table-cell>
          <table:table-cell table:formula="of:=[.C1554]+0.2" office:value-type="float" office:value="310.599999999991" calcext:value-type="float">
            <text:p>310.599999999991</text:p>
          </table:table-cell>
        </table:table-row>
        <table:table-row table:style-name="ro1">
          <table:table-cell office:value-type="float" office:value="228.304" calcext:value-type="float">
            <text:p>2.28E+02</text:p>
          </table:table-cell>
          <table:table-cell office:value-type="float" office:value="112.581" calcext:value-type="float">
            <text:p>1.13E+02</text:p>
          </table:table-cell>
          <table:table-cell table:formula="of:=[.C1555]+0.2" office:value-type="float" office:value="310.799999999991" calcext:value-type="float">
            <text:p>310.799999999991</text:p>
          </table:table-cell>
        </table:table-row>
        <table:table-row table:style-name="ro1">
          <table:table-cell office:value-type="float" office:value="228.205" calcext:value-type="float">
            <text:p>2.28E+02</text:p>
          </table:table-cell>
          <table:table-cell office:value-type="float" office:value="112.537" calcext:value-type="float">
            <text:p>1.13E+02</text:p>
          </table:table-cell>
          <table:table-cell table:formula="of:=[.C1556]+0.2" office:value-type="float" office:value="310.999999999991" calcext:value-type="float">
            <text:p>310.999999999991</text:p>
          </table:table-cell>
        </table:table-row>
        <table:table-row table:style-name="ro1">
          <table:table-cell office:value-type="float" office:value="228.106" calcext:value-type="float">
            <text:p>2.28E+02</text:p>
          </table:table-cell>
          <table:table-cell office:value-type="float" office:value="112.493" calcext:value-type="float">
            <text:p>1.12E+02</text:p>
          </table:table-cell>
          <table:table-cell table:formula="of:=[.C1557]+0.2" office:value-type="float" office:value="311.199999999991" calcext:value-type="float">
            <text:p>311.199999999991</text:p>
          </table:table-cell>
        </table:table-row>
        <table:table-row table:style-name="ro1">
          <table:table-cell office:value-type="float" office:value="228.008" calcext:value-type="float">
            <text:p>2.28E+02</text:p>
          </table:table-cell>
          <table:table-cell office:value-type="float" office:value="112.449" calcext:value-type="float">
            <text:p>1.12E+02</text:p>
          </table:table-cell>
          <table:table-cell table:formula="of:=[.C1558]+0.2" office:value-type="float" office:value="311.399999999991" calcext:value-type="float">
            <text:p>311.399999999991</text:p>
          </table:table-cell>
        </table:table-row>
        <table:table-row table:style-name="ro1">
          <table:table-cell office:value-type="float" office:value="227.909" calcext:value-type="float">
            <text:p>2.28E+02</text:p>
          </table:table-cell>
          <table:table-cell office:value-type="float" office:value="112.405" calcext:value-type="float">
            <text:p>1.12E+02</text:p>
          </table:table-cell>
          <table:table-cell table:formula="of:=[.C1559]+0.2" office:value-type="float" office:value="311.599999999991" calcext:value-type="float">
            <text:p>311.599999999991</text:p>
          </table:table-cell>
        </table:table-row>
        <table:table-row table:style-name="ro1">
          <table:table-cell office:value-type="float" office:value="227.81" calcext:value-type="float">
            <text:p>2.28E+02</text:p>
          </table:table-cell>
          <table:table-cell office:value-type="float" office:value="112.361" calcext:value-type="float">
            <text:p>1.12E+02</text:p>
          </table:table-cell>
          <table:table-cell table:formula="of:=[.C1560]+0.2" office:value-type="float" office:value="311.799999999991" calcext:value-type="float">
            <text:p>311.799999999991</text:p>
          </table:table-cell>
        </table:table-row>
        <table:table-row table:style-name="ro1">
          <table:table-cell office:value-type="float" office:value="227.711" calcext:value-type="float">
            <text:p>2.28E+02</text:p>
          </table:table-cell>
          <table:table-cell office:value-type="float" office:value="112.317" calcext:value-type="float">
            <text:p>1.12E+02</text:p>
          </table:table-cell>
          <table:table-cell table:formula="of:=[.C1561]+0.2" office:value-type="float" office:value="311.999999999991" calcext:value-type="float">
            <text:p>311.999999999991</text:p>
          </table:table-cell>
        </table:table-row>
        <table:table-row table:style-name="ro1">
          <table:table-cell office:value-type="float" office:value="227.612" calcext:value-type="float">
            <text:p>2.28E+02</text:p>
          </table:table-cell>
          <table:table-cell office:value-type="float" office:value="112.273" calcext:value-type="float">
            <text:p>1.12E+02</text:p>
          </table:table-cell>
          <table:table-cell table:formula="of:=[.C1562]+0.2" office:value-type="float" office:value="312.199999999991" calcext:value-type="float">
            <text:p>312.199999999991</text:p>
          </table:table-cell>
        </table:table-row>
        <table:table-row table:style-name="ro1">
          <table:table-cell office:value-type="float" office:value="227.513" calcext:value-type="float">
            <text:p>2.28E+02</text:p>
          </table:table-cell>
          <table:table-cell office:value-type="float" office:value="112.229" calcext:value-type="float">
            <text:p>1.12E+02</text:p>
          </table:table-cell>
          <table:table-cell table:formula="of:=[.C1563]+0.2" office:value-type="float" office:value="312.399999999991" calcext:value-type="float">
            <text:p>312.399999999991</text:p>
          </table:table-cell>
        </table:table-row>
        <table:table-row table:style-name="ro1">
          <table:table-cell office:value-type="float" office:value="227.414" calcext:value-type="float">
            <text:p>2.27E+02</text:p>
          </table:table-cell>
          <table:table-cell office:value-type="float" office:value="112.185" calcext:value-type="float">
            <text:p>1.12E+02</text:p>
          </table:table-cell>
          <table:table-cell table:formula="of:=[.C1564]+0.2" office:value-type="float" office:value="312.599999999991" calcext:value-type="float">
            <text:p>312.599999999991</text:p>
          </table:table-cell>
        </table:table-row>
        <table:table-row table:style-name="ro1">
          <table:table-cell office:value-type="float" office:value="227.315" calcext:value-type="float">
            <text:p>2.27E+02</text:p>
          </table:table-cell>
          <table:table-cell office:value-type="float" office:value="112.141" calcext:value-type="float">
            <text:p>1.12E+02</text:p>
          </table:table-cell>
          <table:table-cell table:formula="of:=[.C1565]+0.2" office:value-type="float" office:value="312.799999999991" calcext:value-type="float">
            <text:p>312.799999999991</text:p>
          </table:table-cell>
        </table:table-row>
        <table:table-row table:style-name="ro1">
          <table:table-cell office:value-type="float" office:value="227.216" calcext:value-type="float">
            <text:p>2.27E+02</text:p>
          </table:table-cell>
          <table:table-cell office:value-type="float" office:value="112.097" calcext:value-type="float">
            <text:p>1.12E+02</text:p>
          </table:table-cell>
          <table:table-cell table:formula="of:=[.C1566]+0.2" office:value-type="float" office:value="312.999999999991" calcext:value-type="float">
            <text:p>312.999999999991</text:p>
          </table:table-cell>
        </table:table-row>
        <table:table-row table:style-name="ro1">
          <table:table-cell office:value-type="float" office:value="227.117" calcext:value-type="float">
            <text:p>2.27E+02</text:p>
          </table:table-cell>
          <table:table-cell office:value-type="float" office:value="112.053" calcext:value-type="float">
            <text:p>1.12E+02</text:p>
          </table:table-cell>
          <table:table-cell table:formula="of:=[.C1567]+0.2" office:value-type="float" office:value="313.199999999991" calcext:value-type="float">
            <text:p>313.199999999991</text:p>
          </table:table-cell>
        </table:table-row>
        <table:table-row table:style-name="ro1">
          <table:table-cell office:value-type="float" office:value="227.018" calcext:value-type="float">
            <text:p>2.27E+02</text:p>
          </table:table-cell>
          <table:table-cell office:value-type="float" office:value="112.009" calcext:value-type="float">
            <text:p>1.12E+02</text:p>
          </table:table-cell>
          <table:table-cell table:formula="of:=[.C1568]+0.2" office:value-type="float" office:value="313.399999999991" calcext:value-type="float">
            <text:p>313.399999999991</text:p>
          </table:table-cell>
        </table:table-row>
        <table:table-row table:style-name="ro1">
          <table:table-cell office:value-type="float" office:value="226.919" calcext:value-type="float">
            <text:p>2.27E+02</text:p>
          </table:table-cell>
          <table:table-cell office:value-type="float" office:value="111.965" calcext:value-type="float">
            <text:p>1.12E+02</text:p>
          </table:table-cell>
          <table:table-cell table:formula="of:=[.C1569]+0.2" office:value-type="float" office:value="313.599999999991" calcext:value-type="float">
            <text:p>313.599999999991</text:p>
          </table:table-cell>
        </table:table-row>
        <table:table-row table:style-name="ro1">
          <table:table-cell office:value-type="float" office:value="226.82" calcext:value-type="float">
            <text:p>2.27E+02</text:p>
          </table:table-cell>
          <table:table-cell office:value-type="float" office:value="111.921" calcext:value-type="float">
            <text:p>1.12E+02</text:p>
          </table:table-cell>
          <table:table-cell table:formula="of:=[.C1570]+0.2" office:value-type="float" office:value="313.799999999991" calcext:value-type="float">
            <text:p>313.799999999991</text:p>
          </table:table-cell>
        </table:table-row>
        <table:table-row table:style-name="ro1">
          <table:table-cell office:value-type="float" office:value="226.721" calcext:value-type="float">
            <text:p>2.27E+02</text:p>
          </table:table-cell>
          <table:table-cell office:value-type="float" office:value="111.877" calcext:value-type="float">
            <text:p>1.12E+02</text:p>
          </table:table-cell>
          <table:table-cell table:formula="of:=[.C1571]+0.2" office:value-type="float" office:value="313.999999999991" calcext:value-type="float">
            <text:p>313.999999999991</text:p>
          </table:table-cell>
        </table:table-row>
        <table:table-row table:style-name="ro1">
          <table:table-cell office:value-type="float" office:value="226.622" calcext:value-type="float">
            <text:p>2.27E+02</text:p>
          </table:table-cell>
          <table:table-cell office:value-type="float" office:value="111.833" calcext:value-type="float">
            <text:p>1.12E+02</text:p>
          </table:table-cell>
          <table:table-cell table:formula="of:=[.C1572]+0.2" office:value-type="float" office:value="314.199999999991" calcext:value-type="float">
            <text:p>314.199999999991</text:p>
          </table:table-cell>
        </table:table-row>
        <table:table-row table:style-name="ro1">
          <table:table-cell office:value-type="float" office:value="226.523" calcext:value-type="float">
            <text:p>2.27E+02</text:p>
          </table:table-cell>
          <table:table-cell office:value-type="float" office:value="111.789" calcext:value-type="float">
            <text:p>1.12E+02</text:p>
          </table:table-cell>
          <table:table-cell table:formula="of:=[.C1573]+0.2" office:value-type="float" office:value="314.399999999991" calcext:value-type="float">
            <text:p>314.399999999991</text:p>
          </table:table-cell>
        </table:table-row>
        <table:table-row table:style-name="ro1">
          <table:table-cell office:value-type="float" office:value="226.423" calcext:value-type="float">
            <text:p>2.26E+02</text:p>
          </table:table-cell>
          <table:table-cell office:value-type="float" office:value="111.745" calcext:value-type="float">
            <text:p>1.12E+02</text:p>
          </table:table-cell>
          <table:table-cell table:formula="of:=[.C1574]+0.2" office:value-type="float" office:value="314.599999999991" calcext:value-type="float">
            <text:p>314.599999999991</text:p>
          </table:table-cell>
        </table:table-row>
        <table:table-row table:style-name="ro1">
          <table:table-cell office:value-type="float" office:value="226.324" calcext:value-type="float">
            <text:p>2.26E+02</text:p>
          </table:table-cell>
          <table:table-cell office:value-type="float" office:value="111.701" calcext:value-type="float">
            <text:p>1.12E+02</text:p>
          </table:table-cell>
          <table:table-cell table:formula="of:=[.C1575]+0.2" office:value-type="float" office:value="314.799999999991" calcext:value-type="float">
            <text:p>314.799999999991</text:p>
          </table:table-cell>
        </table:table-row>
        <table:table-row table:style-name="ro1">
          <table:table-cell office:value-type="float" office:value="226.225" calcext:value-type="float">
            <text:p>2.26E+02</text:p>
          </table:table-cell>
          <table:table-cell office:value-type="float" office:value="111.657" calcext:value-type="float">
            <text:p>1.12E+02</text:p>
          </table:table-cell>
          <table:table-cell table:formula="of:=[.C1576]+0.2" office:value-type="float" office:value="314.999999999991" calcext:value-type="float">
            <text:p>314.999999999991</text:p>
          </table:table-cell>
        </table:table-row>
        <table:table-row table:style-name="ro1">
          <table:table-cell office:value-type="float" office:value="226.126" calcext:value-type="float">
            <text:p>2.26E+02</text:p>
          </table:table-cell>
          <table:table-cell office:value-type="float" office:value="111.613" calcext:value-type="float">
            <text:p>1.12E+02</text:p>
          </table:table-cell>
          <table:table-cell table:formula="of:=[.C1577]+0.2" office:value-type="float" office:value="315.199999999991" calcext:value-type="float">
            <text:p>315.199999999991</text:p>
          </table:table-cell>
        </table:table-row>
        <table:table-row table:style-name="ro1">
          <table:table-cell office:value-type="float" office:value="226.027" calcext:value-type="float">
            <text:p>2.26E+02</text:p>
          </table:table-cell>
          <table:table-cell office:value-type="float" office:value="111.569" calcext:value-type="float">
            <text:p>1.12E+02</text:p>
          </table:table-cell>
          <table:table-cell table:formula="of:=[.C1578]+0.2" office:value-type="float" office:value="315.399999999991" calcext:value-type="float">
            <text:p>315.399999999991</text:p>
          </table:table-cell>
        </table:table-row>
        <table:table-row table:style-name="ro1">
          <table:table-cell office:value-type="float" office:value="225.927" calcext:value-type="float">
            <text:p>2.26E+02</text:p>
          </table:table-cell>
          <table:table-cell office:value-type="float" office:value="111.524" calcext:value-type="float">
            <text:p>1.12E+02</text:p>
          </table:table-cell>
          <table:table-cell table:formula="of:=[.C1579]+0.2" office:value-type="float" office:value="315.599999999991" calcext:value-type="float">
            <text:p>315.599999999991</text:p>
          </table:table-cell>
        </table:table-row>
        <table:table-row table:style-name="ro1">
          <table:table-cell office:value-type="float" office:value="225.828" calcext:value-type="float">
            <text:p>2.26E+02</text:p>
          </table:table-cell>
          <table:table-cell office:value-type="float" office:value="111.48" calcext:value-type="float">
            <text:p>1.11E+02</text:p>
          </table:table-cell>
          <table:table-cell table:formula="of:=[.C1580]+0.2" office:value-type="float" office:value="315.799999999991" calcext:value-type="float">
            <text:p>315.799999999991</text:p>
          </table:table-cell>
        </table:table-row>
        <table:table-row table:style-name="ro1">
          <table:table-cell office:value-type="float" office:value="225.729" calcext:value-type="float">
            <text:p>2.26E+02</text:p>
          </table:table-cell>
          <table:table-cell office:value-type="float" office:value="111.436" calcext:value-type="float">
            <text:p>1.11E+02</text:p>
          </table:table-cell>
          <table:table-cell table:formula="of:=[.C1581]+0.2" office:value-type="float" office:value="315.999999999991" calcext:value-type="float">
            <text:p>315.999999999991</text:p>
          </table:table-cell>
        </table:table-row>
        <table:table-row table:style-name="ro1">
          <table:table-cell office:value-type="float" office:value="225.629" calcext:value-type="float">
            <text:p>2.26E+02</text:p>
          </table:table-cell>
          <table:table-cell office:value-type="float" office:value="111.392" calcext:value-type="float">
            <text:p>1.11E+02</text:p>
          </table:table-cell>
          <table:table-cell table:formula="of:=[.C1582]+0.2" office:value-type="float" office:value="316.199999999991" calcext:value-type="float">
            <text:p>316.199999999991</text:p>
          </table:table-cell>
        </table:table-row>
        <table:table-row table:style-name="ro1">
          <table:table-cell office:value-type="float" office:value="225.53" calcext:value-type="float">
            <text:p>2.26E+02</text:p>
          </table:table-cell>
          <table:table-cell office:value-type="float" office:value="111.348" calcext:value-type="float">
            <text:p>1.11E+02</text:p>
          </table:table-cell>
          <table:table-cell table:formula="of:=[.C1583]+0.2" office:value-type="float" office:value="316.399999999991" calcext:value-type="float">
            <text:p>316.399999999991</text:p>
          </table:table-cell>
        </table:table-row>
        <table:table-row table:style-name="ro1">
          <table:table-cell office:value-type="float" office:value="225.431" calcext:value-type="float">
            <text:p>2.25E+02</text:p>
          </table:table-cell>
          <table:table-cell office:value-type="float" office:value="111.304" calcext:value-type="float">
            <text:p>1.11E+02</text:p>
          </table:table-cell>
          <table:table-cell table:formula="of:=[.C1584]+0.2" office:value-type="float" office:value="316.599999999991" calcext:value-type="float">
            <text:p>316.599999999991</text:p>
          </table:table-cell>
        </table:table-row>
        <table:table-row table:style-name="ro1">
          <table:table-cell office:value-type="float" office:value="225.332" calcext:value-type="float">
            <text:p>2.25E+02</text:p>
          </table:table-cell>
          <table:table-cell office:value-type="float" office:value="111.26" calcext:value-type="float">
            <text:p>1.11E+02</text:p>
          </table:table-cell>
          <table:table-cell table:formula="of:=[.C1585]+0.2" office:value-type="float" office:value="316.799999999991" calcext:value-type="float">
            <text:p>316.799999999991</text:p>
          </table:table-cell>
        </table:table-row>
        <table:table-row table:style-name="ro1">
          <table:table-cell office:value-type="float" office:value="225.232" calcext:value-type="float">
            <text:p>2.25E+02</text:p>
          </table:table-cell>
          <table:table-cell office:value-type="float" office:value="111.215" calcext:value-type="float">
            <text:p>1.11E+02</text:p>
          </table:table-cell>
          <table:table-cell table:formula="of:=[.C1586]+0.2" office:value-type="float" office:value="316.999999999991" calcext:value-type="float">
            <text:p>316.999999999991</text:p>
          </table:table-cell>
        </table:table-row>
        <table:table-row table:style-name="ro1">
          <table:table-cell office:value-type="float" office:value="225.133" calcext:value-type="float">
            <text:p>2.25E+02</text:p>
          </table:table-cell>
          <table:table-cell office:value-type="float" office:value="111.171" calcext:value-type="float">
            <text:p>1.11E+02</text:p>
          </table:table-cell>
          <table:table-cell table:formula="of:=[.C1587]+0.2" office:value-type="float" office:value="317.199999999991" calcext:value-type="float">
            <text:p>317.199999999991</text:p>
          </table:table-cell>
        </table:table-row>
        <table:table-row table:style-name="ro1">
          <table:table-cell office:value-type="float" office:value="225.033" calcext:value-type="float">
            <text:p>2.25E+02</text:p>
          </table:table-cell>
          <table:table-cell office:value-type="float" office:value="111.127" calcext:value-type="float">
            <text:p>1.11E+02</text:p>
          </table:table-cell>
          <table:table-cell table:formula="of:=[.C1588]+0.2" office:value-type="float" office:value="317.399999999991" calcext:value-type="float">
            <text:p>317.399999999991</text:p>
          </table:table-cell>
        </table:table-row>
        <table:table-row table:style-name="ro1">
          <table:table-cell office:value-type="float" office:value="224.934" calcext:value-type="float">
            <text:p>2.25E+02</text:p>
          </table:table-cell>
          <table:table-cell office:value-type="float" office:value="111.083" calcext:value-type="float">
            <text:p>1.11E+02</text:p>
          </table:table-cell>
          <table:table-cell table:formula="of:=[.C1589]+0.2" office:value-type="float" office:value="317.599999999991" calcext:value-type="float">
            <text:p>317.599999999991</text:p>
          </table:table-cell>
        </table:table-row>
        <table:table-row table:style-name="ro1">
          <table:table-cell office:value-type="float" office:value="224.835" calcext:value-type="float">
            <text:p>2.25E+02</text:p>
          </table:table-cell>
          <table:table-cell office:value-type="float" office:value="111.039" calcext:value-type="float">
            <text:p>1.11E+02</text:p>
          </table:table-cell>
          <table:table-cell table:formula="of:=[.C1590]+0.2" office:value-type="float" office:value="317.799999999991" calcext:value-type="float">
            <text:p>317.799999999991</text:p>
          </table:table-cell>
        </table:table-row>
        <table:table-row table:style-name="ro1">
          <table:table-cell office:value-type="float" office:value="224.735" calcext:value-type="float">
            <text:p>2.25E+02</text:p>
          </table:table-cell>
          <table:table-cell office:value-type="float" office:value="110.995" calcext:value-type="float">
            <text:p>1.11E+02</text:p>
          </table:table-cell>
          <table:table-cell table:formula="of:=[.C1591]+0.2" office:value-type="float" office:value="317.999999999991" calcext:value-type="float">
            <text:p>317.999999999991</text:p>
          </table:table-cell>
        </table:table-row>
        <table:table-row table:style-name="ro1">
          <table:table-cell office:value-type="float" office:value="224.636" calcext:value-type="float">
            <text:p>2.25E+02</text:p>
          </table:table-cell>
          <table:table-cell office:value-type="float" office:value="110.95" calcext:value-type="float">
            <text:p>1.11E+02</text:p>
          </table:table-cell>
          <table:table-cell table:formula="of:=[.C1592]+0.2" office:value-type="float" office:value="318.19999999999" calcext:value-type="float">
            <text:p>318.19999999999</text:p>
          </table:table-cell>
        </table:table-row>
        <table:table-row table:style-name="ro1">
          <table:table-cell office:value-type="float" office:value="224.537" calcext:value-type="float">
            <text:p>2.25E+02</text:p>
          </table:table-cell>
          <table:table-cell office:value-type="float" office:value="110.906" calcext:value-type="float">
            <text:p>1.11E+02</text:p>
          </table:table-cell>
          <table:table-cell table:formula="of:=[.C1593]+0.2" office:value-type="float" office:value="318.39999999999" calcext:value-type="float">
            <text:p>318.39999999999</text:p>
          </table:table-cell>
        </table:table-row>
        <table:table-row table:style-name="ro1">
          <table:table-cell office:value-type="float" office:value="224.437" calcext:value-type="float">
            <text:p>2.24E+02</text:p>
          </table:table-cell>
          <table:table-cell office:value-type="float" office:value="110.862" calcext:value-type="float">
            <text:p>1.11E+02</text:p>
          </table:table-cell>
          <table:table-cell table:formula="of:=[.C1594]+0.2" office:value-type="float" office:value="318.59999999999" calcext:value-type="float">
            <text:p>318.59999999999</text:p>
          </table:table-cell>
        </table:table-row>
        <table:table-row table:style-name="ro1">
          <table:table-cell office:value-type="float" office:value="224.338" calcext:value-type="float">
            <text:p>2.24E+02</text:p>
          </table:table-cell>
          <table:table-cell office:value-type="float" office:value="110.818" calcext:value-type="float">
            <text:p>1.11E+02</text:p>
          </table:table-cell>
          <table:table-cell table:formula="of:=[.C1595]+0.2" office:value-type="float" office:value="318.79999999999" calcext:value-type="float">
            <text:p>318.79999999999</text:p>
          </table:table-cell>
        </table:table-row>
        <table:table-row table:style-name="ro1">
          <table:table-cell office:value-type="float" office:value="224.239" calcext:value-type="float">
            <text:p>2.24E+02</text:p>
          </table:table-cell>
          <table:table-cell office:value-type="float" office:value="110.774" calcext:value-type="float">
            <text:p>1.11E+02</text:p>
          </table:table-cell>
          <table:table-cell table:formula="of:=[.C1596]+0.2" office:value-type="float" office:value="318.99999999999" calcext:value-type="float">
            <text:p>318.99999999999</text:p>
          </table:table-cell>
        </table:table-row>
        <table:table-row table:style-name="ro1">
          <table:table-cell office:value-type="float" office:value="224.139" calcext:value-type="float">
            <text:p>2.24E+02</text:p>
          </table:table-cell>
          <table:table-cell office:value-type="float" office:value="110.73" calcext:value-type="float">
            <text:p>1.11E+02</text:p>
          </table:table-cell>
          <table:table-cell table:formula="of:=[.C1597]+0.2" office:value-type="float" office:value="319.19999999999" calcext:value-type="float">
            <text:p>319.19999999999</text:p>
          </table:table-cell>
        </table:table-row>
        <table:table-row table:style-name="ro1">
          <table:table-cell office:value-type="float" office:value="224.04" calcext:value-type="float">
            <text:p>2.24E+02</text:p>
          </table:table-cell>
          <table:table-cell office:value-type="float" office:value="110.686" calcext:value-type="float">
            <text:p>1.11E+02</text:p>
          </table:table-cell>
          <table:table-cell table:formula="of:=[.C1598]+0.2" office:value-type="float" office:value="319.39999999999" calcext:value-type="float">
            <text:p>319.39999999999</text:p>
          </table:table-cell>
        </table:table-row>
        <table:table-row table:style-name="ro1">
          <table:table-cell office:value-type="float" office:value="223.941" calcext:value-type="float">
            <text:p>2.24E+02</text:p>
          </table:table-cell>
          <table:table-cell office:value-type="float" office:value="110.641" calcext:value-type="float">
            <text:p>1.11E+02</text:p>
          </table:table-cell>
          <table:table-cell table:formula="of:=[.C1599]+0.2" office:value-type="float" office:value="319.59999999999" calcext:value-type="float">
            <text:p>319.59999999999</text:p>
          </table:table-cell>
        </table:table-row>
        <table:table-row table:style-name="ro1">
          <table:table-cell office:value-type="float" office:value="223.841" calcext:value-type="float">
            <text:p>2.24E+02</text:p>
          </table:table-cell>
          <table:table-cell office:value-type="float" office:value="110.597" calcext:value-type="float">
            <text:p>1.11E+02</text:p>
          </table:table-cell>
          <table:table-cell table:formula="of:=[.C1600]+0.2" office:value-type="float" office:value="319.79999999999" calcext:value-type="float">
            <text:p>319.79999999999</text:p>
          </table:table-cell>
        </table:table-row>
        <table:table-row table:style-name="ro1">
          <table:table-cell office:value-type="float" office:value="223.742" calcext:value-type="float">
            <text:p>2.24E+02</text:p>
          </table:table-cell>
          <table:table-cell office:value-type="float" office:value="110.553" calcext:value-type="float">
            <text:p>1.11E+02</text:p>
          </table:table-cell>
          <table:table-cell table:formula="of:=[.C1601]+0.2" office:value-type="float" office:value="319.99999999999" calcext:value-type="float">
            <text:p>319.99999999999</text:p>
          </table:table-cell>
        </table:table-row>
        <table:table-row table:style-name="ro1">
          <table:table-cell office:value-type="float" office:value="223.643" calcext:value-type="float">
            <text:p>2.24E+02</text:p>
          </table:table-cell>
          <table:table-cell office:value-type="float" office:value="110.509" calcext:value-type="float">
            <text:p>1.11E+02</text:p>
          </table:table-cell>
          <table:table-cell table:formula="of:=[.C1602]+0.2" office:value-type="float" office:value="320.19999999999" calcext:value-type="float">
            <text:p>320.19999999999</text:p>
          </table:table-cell>
        </table:table-row>
        <table:table-row table:style-name="ro1">
          <table:table-cell office:value-type="float" office:value="223.543" calcext:value-type="float">
            <text:p>2.24E+02</text:p>
          </table:table-cell>
          <table:table-cell office:value-type="float" office:value="110.465" calcext:value-type="float">
            <text:p>1.10E+02</text:p>
          </table:table-cell>
          <table:table-cell table:formula="of:=[.C1603]+0.2" office:value-type="float" office:value="320.39999999999" calcext:value-type="float">
            <text:p>320.39999999999</text:p>
          </table:table-cell>
        </table:table-row>
        <table:table-row table:style-name="ro1">
          <table:table-cell office:value-type="float" office:value="223.444" calcext:value-type="float">
            <text:p>2.23E+02</text:p>
          </table:table-cell>
          <table:table-cell office:value-type="float" office:value="110.421" calcext:value-type="float">
            <text:p>1.10E+02</text:p>
          </table:table-cell>
          <table:table-cell table:formula="of:=[.C1604]+0.2" office:value-type="float" office:value="320.59999999999" calcext:value-type="float">
            <text:p>320.59999999999</text:p>
          </table:table-cell>
        </table:table-row>
        <table:table-row table:style-name="ro1">
          <table:table-cell office:value-type="float" office:value="223.345" calcext:value-type="float">
            <text:p>2.23E+02</text:p>
          </table:table-cell>
          <table:table-cell office:value-type="float" office:value="110.376" calcext:value-type="float">
            <text:p>1.10E+02</text:p>
          </table:table-cell>
          <table:table-cell table:formula="of:=[.C1605]+0.2" office:value-type="float" office:value="320.79999999999" calcext:value-type="float">
            <text:p>320.79999999999</text:p>
          </table:table-cell>
        </table:table-row>
        <table:table-row table:style-name="ro1">
          <table:table-cell office:value-type="float" office:value="223.245" calcext:value-type="float">
            <text:p>2.23E+02</text:p>
          </table:table-cell>
          <table:table-cell office:value-type="float" office:value="110.332" calcext:value-type="float">
            <text:p>1.10E+02</text:p>
          </table:table-cell>
          <table:table-cell table:formula="of:=[.C1606]+0.2" office:value-type="float" office:value="320.99999999999" calcext:value-type="float">
            <text:p>320.99999999999</text:p>
          </table:table-cell>
        </table:table-row>
        <table:table-row table:style-name="ro1">
          <table:table-cell office:value-type="float" office:value="223.146" calcext:value-type="float">
            <text:p>2.23E+02</text:p>
          </table:table-cell>
          <table:table-cell office:value-type="float" office:value="110.288" calcext:value-type="float">
            <text:p>1.10E+02</text:p>
          </table:table-cell>
          <table:table-cell table:formula="of:=[.C1607]+0.2" office:value-type="float" office:value="321.19999999999" calcext:value-type="float">
            <text:p>321.19999999999</text:p>
          </table:table-cell>
        </table:table-row>
        <table:table-row table:style-name="ro1">
          <table:table-cell office:value-type="float" office:value="223.047" calcext:value-type="float">
            <text:p>2.23E+02</text:p>
          </table:table-cell>
          <table:table-cell office:value-type="float" office:value="110.244" calcext:value-type="float">
            <text:p>1.10E+02</text:p>
          </table:table-cell>
          <table:table-cell table:formula="of:=[.C1608]+0.2" office:value-type="float" office:value="321.39999999999" calcext:value-type="float">
            <text:p>321.39999999999</text:p>
          </table:table-cell>
        </table:table-row>
        <table:table-row table:style-name="ro1">
          <table:table-cell office:value-type="float" office:value="222.947" calcext:value-type="float">
            <text:p>2.23E+02</text:p>
          </table:table-cell>
          <table:table-cell office:value-type="float" office:value="110.2" calcext:value-type="float">
            <text:p>1.10E+02</text:p>
          </table:table-cell>
          <table:table-cell table:formula="of:=[.C1609]+0.2" office:value-type="float" office:value="321.59999999999" calcext:value-type="float">
            <text:p>321.59999999999</text:p>
          </table:table-cell>
        </table:table-row>
        <table:table-row table:style-name="ro1">
          <table:table-cell office:value-type="float" office:value="222.848" calcext:value-type="float">
            <text:p>2.23E+02</text:p>
          </table:table-cell>
          <table:table-cell office:value-type="float" office:value="110.156" calcext:value-type="float">
            <text:p>1.10E+02</text:p>
          </table:table-cell>
          <table:table-cell table:formula="of:=[.C1610]+0.2" office:value-type="float" office:value="321.79999999999" calcext:value-type="float">
            <text:p>321.79999999999</text:p>
          </table:table-cell>
        </table:table-row>
        <table:table-row table:style-name="ro1">
          <table:table-cell office:value-type="float" office:value="222.749" calcext:value-type="float">
            <text:p>2.23E+02</text:p>
          </table:table-cell>
          <table:table-cell office:value-type="float" office:value="110.112" calcext:value-type="float">
            <text:p>1.10E+02</text:p>
          </table:table-cell>
          <table:table-cell table:formula="of:=[.C1611]+0.2" office:value-type="float" office:value="321.99999999999" calcext:value-type="float">
            <text:p>321.99999999999</text:p>
          </table:table-cell>
        </table:table-row>
        <table:table-row table:style-name="ro1">
          <table:table-cell office:value-type="float" office:value="222.65" calcext:value-type="float">
            <text:p>2.23E+02</text:p>
          </table:table-cell>
          <table:table-cell office:value-type="float" office:value="110.068" calcext:value-type="float">
            <text:p>1.10E+02</text:p>
          </table:table-cell>
          <table:table-cell table:formula="of:=[.C1612]+0.2" office:value-type="float" office:value="322.19999999999" calcext:value-type="float">
            <text:p>322.19999999999</text:p>
          </table:table-cell>
        </table:table-row>
        <table:table-row table:style-name="ro1">
          <table:table-cell office:value-type="float" office:value="222.55" calcext:value-type="float">
            <text:p>2.23E+02</text:p>
          </table:table-cell>
          <table:table-cell office:value-type="float" office:value="110.023" calcext:value-type="float">
            <text:p>1.10E+02</text:p>
          </table:table-cell>
          <table:table-cell table:formula="of:=[.C1613]+0.2" office:value-type="float" office:value="322.39999999999" calcext:value-type="float">
            <text:p>322.39999999999</text:p>
          </table:table-cell>
        </table:table-row>
        <table:table-row table:style-name="ro1">
          <table:table-cell office:value-type="float" office:value="222.451" calcext:value-type="float">
            <text:p>2.22E+02</text:p>
          </table:table-cell>
          <table:table-cell office:value-type="float" office:value="109.979" calcext:value-type="float">
            <text:p>1.10E+02</text:p>
          </table:table-cell>
          <table:table-cell table:formula="of:=[.C1614]+0.2" office:value-type="float" office:value="322.59999999999" calcext:value-type="float">
            <text:p>322.59999999999</text:p>
          </table:table-cell>
        </table:table-row>
        <table:table-row table:style-name="ro1">
          <table:table-cell office:value-type="float" office:value="222.352" calcext:value-type="float">
            <text:p>2.22E+02</text:p>
          </table:table-cell>
          <table:table-cell office:value-type="float" office:value="109.935" calcext:value-type="float">
            <text:p>1.10E+02</text:p>
          </table:table-cell>
          <table:table-cell table:formula="of:=[.C1615]+0.2" office:value-type="float" office:value="322.79999999999" calcext:value-type="float">
            <text:p>322.79999999999</text:p>
          </table:table-cell>
        </table:table-row>
        <table:table-row table:style-name="ro1">
          <table:table-cell office:value-type="float" office:value="222.253" calcext:value-type="float">
            <text:p>2.22E+02</text:p>
          </table:table-cell>
          <table:table-cell office:value-type="float" office:value="109.891" calcext:value-type="float">
            <text:p>1.10E+02</text:p>
          </table:table-cell>
          <table:table-cell table:formula="of:=[.C1616]+0.2" office:value-type="float" office:value="322.99999999999" calcext:value-type="float">
            <text:p>322.99999999999</text:p>
          </table:table-cell>
        </table:table-row>
        <table:table-row table:style-name="ro1">
          <table:table-cell office:value-type="float" office:value="222.154" calcext:value-type="float">
            <text:p>2.22E+02</text:p>
          </table:table-cell>
          <table:table-cell office:value-type="float" office:value="109.847" calcext:value-type="float">
            <text:p>1.10E+02</text:p>
          </table:table-cell>
          <table:table-cell table:formula="of:=[.C1617]+0.2" office:value-type="float" office:value="323.19999999999" calcext:value-type="float">
            <text:p>323.19999999999</text:p>
          </table:table-cell>
        </table:table-row>
        <table:table-row table:style-name="ro1">
          <table:table-cell office:value-type="float" office:value="222.055" calcext:value-type="float">
            <text:p>2.22E+02</text:p>
          </table:table-cell>
          <table:table-cell office:value-type="float" office:value="109.803" calcext:value-type="float">
            <text:p>1.10E+02</text:p>
          </table:table-cell>
          <table:table-cell table:formula="of:=[.C1618]+0.2" office:value-type="float" office:value="323.39999999999" calcext:value-type="float">
            <text:p>323.39999999999</text:p>
          </table:table-cell>
        </table:table-row>
        <table:table-row table:style-name="ro1">
          <table:table-cell office:value-type="float" office:value="221.956" calcext:value-type="float">
            <text:p>2.22E+02</text:p>
          </table:table-cell>
          <table:table-cell office:value-type="float" office:value="109.759" calcext:value-type="float">
            <text:p>1.10E+02</text:p>
          </table:table-cell>
          <table:table-cell table:formula="of:=[.C1619]+0.2" office:value-type="float" office:value="323.59999999999" calcext:value-type="float">
            <text:p>323.59999999999</text:p>
          </table:table-cell>
        </table:table-row>
        <table:table-row table:style-name="ro1">
          <table:table-cell office:value-type="float" office:value="221.856" calcext:value-type="float">
            <text:p>2.22E+02</text:p>
          </table:table-cell>
          <table:table-cell office:value-type="float" office:value="109.715" calcext:value-type="float">
            <text:p>1.10E+02</text:p>
          </table:table-cell>
          <table:table-cell table:formula="of:=[.C1620]+0.2" office:value-type="float" office:value="323.79999999999" calcext:value-type="float">
            <text:p>323.79999999999</text:p>
          </table:table-cell>
        </table:table-row>
        <table:table-row table:style-name="ro1">
          <table:table-cell office:value-type="float" office:value="221.757" calcext:value-type="float">
            <text:p>2.22E+02</text:p>
          </table:table-cell>
          <table:table-cell office:value-type="float" office:value="109.671" calcext:value-type="float">
            <text:p>1.10E+02</text:p>
          </table:table-cell>
          <table:table-cell table:formula="of:=[.C1621]+0.2" office:value-type="float" office:value="323.99999999999" calcext:value-type="float">
            <text:p>323.99999999999</text:p>
          </table:table-cell>
        </table:table-row>
        <table:table-row table:style-name="ro1">
          <table:table-cell office:value-type="float" office:value="221.658" calcext:value-type="float">
            <text:p>2.22E+02</text:p>
          </table:table-cell>
          <table:table-cell office:value-type="float" office:value="109.627" calcext:value-type="float">
            <text:p>1.10E+02</text:p>
          </table:table-cell>
          <table:table-cell table:formula="of:=[.C1622]+0.2" office:value-type="float" office:value="324.19999999999" calcext:value-type="float">
            <text:p>324.19999999999</text:p>
          </table:table-cell>
        </table:table-row>
        <table:table-row table:style-name="ro1">
          <table:table-cell office:value-type="float" office:value="221.559" calcext:value-type="float">
            <text:p>2.22E+02</text:p>
          </table:table-cell>
          <table:table-cell office:value-type="float" office:value="109.583" calcext:value-type="float">
            <text:p>1.10E+02</text:p>
          </table:table-cell>
          <table:table-cell table:formula="of:=[.C1623]+0.2" office:value-type="float" office:value="324.39999999999" calcext:value-type="float">
            <text:p>324.39999999999</text:p>
          </table:table-cell>
        </table:table-row>
        <table:table-row table:style-name="ro1">
          <table:table-cell office:value-type="float" office:value="221.46" calcext:value-type="float">
            <text:p>2.21E+02</text:p>
          </table:table-cell>
          <table:table-cell office:value-type="float" office:value="109.539" calcext:value-type="float">
            <text:p>1.10E+02</text:p>
          </table:table-cell>
          <table:table-cell table:formula="of:=[.C1624]+0.2" office:value-type="float" office:value="324.59999999999" calcext:value-type="float">
            <text:p>324.59999999999</text:p>
          </table:table-cell>
        </table:table-row>
        <table:table-row table:style-name="ro1">
          <table:table-cell office:value-type="float" office:value="221.361" calcext:value-type="float">
            <text:p>2.21E+02</text:p>
          </table:table-cell>
          <table:table-cell office:value-type="float" office:value="109.495" calcext:value-type="float">
            <text:p>1.09E+02</text:p>
          </table:table-cell>
          <table:table-cell table:formula="of:=[.C1625]+0.2" office:value-type="float" office:value="324.79999999999" calcext:value-type="float">
            <text:p>324.79999999999</text:p>
          </table:table-cell>
        </table:table-row>
        <table:table-row table:style-name="ro1">
          <table:table-cell office:value-type="float" office:value="221.262" calcext:value-type="float">
            <text:p>2.21E+02</text:p>
          </table:table-cell>
          <table:table-cell office:value-type="float" office:value="109.451" calcext:value-type="float">
            <text:p>1.09E+02</text:p>
          </table:table-cell>
          <table:table-cell table:formula="of:=[.C1626]+0.2" office:value-type="float" office:value="324.99999999999" calcext:value-type="float">
            <text:p>324.99999999999</text:p>
          </table:table-cell>
        </table:table-row>
        <table:table-row table:style-name="ro1">
          <table:table-cell office:value-type="float" office:value="221.163" calcext:value-type="float">
            <text:p>2.21E+02</text:p>
          </table:table-cell>
          <table:table-cell office:value-type="float" office:value="109.407" calcext:value-type="float">
            <text:p>1.09E+02</text:p>
          </table:table-cell>
          <table:table-cell table:formula="of:=[.C1627]+0.2" office:value-type="float" office:value="325.19999999999" calcext:value-type="float">
            <text:p>325.19999999999</text:p>
          </table:table-cell>
        </table:table-row>
        <table:table-row table:style-name="ro1">
          <table:table-cell office:value-type="float" office:value="221.064" calcext:value-type="float">
            <text:p>2.21E+02</text:p>
          </table:table-cell>
          <table:table-cell office:value-type="float" office:value="109.363" calcext:value-type="float">
            <text:p>1.09E+02</text:p>
          </table:table-cell>
          <table:table-cell table:formula="of:=[.C1628]+0.2" office:value-type="float" office:value="325.39999999999" calcext:value-type="float">
            <text:p>325.39999999999</text:p>
          </table:table-cell>
        </table:table-row>
        <table:table-row table:style-name="ro1">
          <table:table-cell office:value-type="float" office:value="220.966" calcext:value-type="float">
            <text:p>2.21E+02</text:p>
          </table:table-cell>
          <table:table-cell office:value-type="float" office:value="109.319" calcext:value-type="float">
            <text:p>1.09E+02</text:p>
          </table:table-cell>
          <table:table-cell table:formula="of:=[.C1629]+0.2" office:value-type="float" office:value="325.59999999999" calcext:value-type="float">
            <text:p>325.59999999999</text:p>
          </table:table-cell>
        </table:table-row>
        <table:table-row table:style-name="ro1">
          <table:table-cell office:value-type="float" office:value="220.867" calcext:value-type="float">
            <text:p>2.21E+02</text:p>
          </table:table-cell>
          <table:table-cell office:value-type="float" office:value="109.275" calcext:value-type="float">
            <text:p>1.09E+02</text:p>
          </table:table-cell>
          <table:table-cell table:formula="of:=[.C1630]+0.2" office:value-type="float" office:value="325.79999999999" calcext:value-type="float">
            <text:p>325.79999999999</text:p>
          </table:table-cell>
        </table:table-row>
        <table:table-row table:style-name="ro1">
          <table:table-cell office:value-type="float" office:value="220.768" calcext:value-type="float">
            <text:p>2.21E+02</text:p>
          </table:table-cell>
          <table:table-cell office:value-type="float" office:value="109.231" calcext:value-type="float">
            <text:p>1.09E+02</text:p>
          </table:table-cell>
          <table:table-cell table:formula="of:=[.C1631]+0.2" office:value-type="float" office:value="325.99999999999" calcext:value-type="float">
            <text:p>325.99999999999</text:p>
          </table:table-cell>
        </table:table-row>
        <table:table-row table:style-name="ro1">
          <table:table-cell office:value-type="float" office:value="220.669" calcext:value-type="float">
            <text:p>2.21E+02</text:p>
          </table:table-cell>
          <table:table-cell office:value-type="float" office:value="109.187" calcext:value-type="float">
            <text:p>1.09E+02</text:p>
          </table:table-cell>
          <table:table-cell table:formula="of:=[.C1632]+0.2" office:value-type="float" office:value="326.19999999999" calcext:value-type="float">
            <text:p>326.19999999999</text:p>
          </table:table-cell>
        </table:table-row>
        <table:table-row table:style-name="ro1">
          <table:table-cell office:value-type="float" office:value="220.57" calcext:value-type="float">
            <text:p>2.21E+02</text:p>
          </table:table-cell>
          <table:table-cell office:value-type="float" office:value="109.143" calcext:value-type="float">
            <text:p>1.09E+02</text:p>
          </table:table-cell>
          <table:table-cell table:formula="of:=[.C1633]+0.2" office:value-type="float" office:value="326.39999999999" calcext:value-type="float">
            <text:p>326.39999999999</text:p>
          </table:table-cell>
        </table:table-row>
        <table:table-row table:style-name="ro1">
          <table:table-cell office:value-type="float" office:value="220.472" calcext:value-type="float">
            <text:p>2.20E+02</text:p>
          </table:table-cell>
          <table:table-cell office:value-type="float" office:value="109.1" calcext:value-type="float">
            <text:p>1.09E+02</text:p>
          </table:table-cell>
          <table:table-cell table:formula="of:=[.C1634]+0.2" office:value-type="float" office:value="326.59999999999" calcext:value-type="float">
            <text:p>326.59999999999</text:p>
          </table:table-cell>
        </table:table-row>
        <table:table-row table:style-name="ro1">
          <table:table-cell office:value-type="float" office:value="220.373" calcext:value-type="float">
            <text:p>2.20E+02</text:p>
          </table:table-cell>
          <table:table-cell office:value-type="float" office:value="109.056" calcext:value-type="float">
            <text:p>1.09E+02</text:p>
          </table:table-cell>
          <table:table-cell table:formula="of:=[.C1635]+0.2" office:value-type="float" office:value="326.79999999999" calcext:value-type="float">
            <text:p>326.79999999999</text:p>
          </table:table-cell>
        </table:table-row>
        <table:table-row table:style-name="ro1">
          <table:table-cell office:value-type="float" office:value="220.274" calcext:value-type="float">
            <text:p>2.20E+02</text:p>
          </table:table-cell>
          <table:table-cell office:value-type="float" office:value="109.012" calcext:value-type="float">
            <text:p>1.09E+02</text:p>
          </table:table-cell>
          <table:table-cell table:formula="of:=[.C1636]+0.2" office:value-type="float" office:value="326.99999999999" calcext:value-type="float">
            <text:p>326.99999999999</text:p>
          </table:table-cell>
        </table:table-row>
        <table:table-row table:style-name="ro1">
          <table:table-cell office:value-type="float" office:value="220.176" calcext:value-type="float">
            <text:p>2.20E+02</text:p>
          </table:table-cell>
          <table:table-cell office:value-type="float" office:value="108.968" calcext:value-type="float">
            <text:p>1.09E+02</text:p>
          </table:table-cell>
          <table:table-cell table:formula="of:=[.C1637]+0.2" office:value-type="float" office:value="327.19999999999" calcext:value-type="float">
            <text:p>327.19999999999</text:p>
          </table:table-cell>
        </table:table-row>
        <table:table-row table:style-name="ro1">
          <table:table-cell office:value-type="float" office:value="220.077" calcext:value-type="float">
            <text:p>2.20E+02</text:p>
          </table:table-cell>
          <table:table-cell office:value-type="float" office:value="108.924" calcext:value-type="float">
            <text:p>1.09E+02</text:p>
          </table:table-cell>
          <table:table-cell table:formula="of:=[.C1638]+0.2" office:value-type="float" office:value="327.39999999999" calcext:value-type="float">
            <text:p>327.39999999999</text:p>
          </table:table-cell>
        </table:table-row>
        <table:table-row table:style-name="ro1">
          <table:table-cell office:value-type="float" office:value="219.979" calcext:value-type="float">
            <text:p>2.20E+02</text:p>
          </table:table-cell>
          <table:table-cell office:value-type="float" office:value="108.88" calcext:value-type="float">
            <text:p>1.09E+02</text:p>
          </table:table-cell>
          <table:table-cell table:formula="of:=[.C1639]+0.2" office:value-type="float" office:value="327.59999999999" calcext:value-type="float">
            <text:p>327.59999999999</text:p>
          </table:table-cell>
        </table:table-row>
        <table:table-row table:style-name="ro1">
          <table:table-cell office:value-type="float" office:value="219.88" calcext:value-type="float">
            <text:p>2.20E+02</text:p>
          </table:table-cell>
          <table:table-cell office:value-type="float" office:value="108.837" calcext:value-type="float">
            <text:p>1.09E+02</text:p>
          </table:table-cell>
          <table:table-cell table:formula="of:=[.C1640]+0.2" office:value-type="float" office:value="327.79999999999" calcext:value-type="float">
            <text:p>327.79999999999</text:p>
          </table:table-cell>
        </table:table-row>
        <table:table-row table:style-name="ro1">
          <table:table-cell office:value-type="float" office:value="219.781" calcext:value-type="float">
            <text:p>2.20E+02</text:p>
          </table:table-cell>
          <table:table-cell office:value-type="float" office:value="108.793" calcext:value-type="float">
            <text:p>1.09E+02</text:p>
          </table:table-cell>
          <table:table-cell table:formula="of:=[.C1641]+0.2" office:value-type="float" office:value="327.99999999999" calcext:value-type="float">
            <text:p>327.99999999999</text:p>
          </table:table-cell>
        </table:table-row>
        <table:table-row table:style-name="ro1">
          <table:table-cell office:value-type="float" office:value="219.683" calcext:value-type="float">
            <text:p>2.20E+02</text:p>
          </table:table-cell>
          <table:table-cell office:value-type="float" office:value="108.749" calcext:value-type="float">
            <text:p>1.09E+02</text:p>
          </table:table-cell>
          <table:table-cell table:formula="of:=[.C1642]+0.2" office:value-type="float" office:value="328.19999999999" calcext:value-type="float">
            <text:p>328.19999999999</text:p>
          </table:table-cell>
        </table:table-row>
        <table:table-row table:style-name="ro1">
          <table:table-cell office:value-type="float" office:value="219.585" calcext:value-type="float">
            <text:p>2.20E+02</text:p>
          </table:table-cell>
          <table:table-cell office:value-type="float" office:value="108.705" calcext:value-type="float">
            <text:p>1.09E+02</text:p>
          </table:table-cell>
          <table:table-cell table:formula="of:=[.C1643]+0.2" office:value-type="float" office:value="328.39999999999" calcext:value-type="float">
            <text:p>328.39999999999</text:p>
          </table:table-cell>
        </table:table-row>
        <table:table-row table:style-name="ro1">
          <table:table-cell office:value-type="float" office:value="219.486" calcext:value-type="float">
            <text:p>2.19E+02</text:p>
          </table:table-cell>
          <table:table-cell office:value-type="float" office:value="108.662" calcext:value-type="float">
            <text:p>1.09E+02</text:p>
          </table:table-cell>
          <table:table-cell table:formula="of:=[.C1644]+0.2" office:value-type="float" office:value="328.59999999999" calcext:value-type="float">
            <text:p>328.59999999999</text:p>
          </table:table-cell>
        </table:table-row>
        <table:table-row table:style-name="ro1">
          <table:table-cell office:value-type="float" office:value="219.388" calcext:value-type="float">
            <text:p>2.19E+02</text:p>
          </table:table-cell>
          <table:table-cell office:value-type="float" office:value="108.618" calcext:value-type="float">
            <text:p>1.09E+02</text:p>
          </table:table-cell>
          <table:table-cell table:formula="of:=[.C1645]+0.2" office:value-type="float" office:value="328.79999999999" calcext:value-type="float">
            <text:p>328.79999999999</text:p>
          </table:table-cell>
        </table:table-row>
        <table:table-row table:style-name="ro1">
          <table:table-cell office:value-type="float" office:value="219.29" calcext:value-type="float">
            <text:p>2.19E+02</text:p>
          </table:table-cell>
          <table:table-cell office:value-type="float" office:value="108.574" calcext:value-type="float">
            <text:p>1.09E+02</text:p>
          </table:table-cell>
          <table:table-cell table:formula="of:=[.C1646]+0.2" office:value-type="float" office:value="328.99999999999" calcext:value-type="float">
            <text:p>328.99999999999</text:p>
          </table:table-cell>
        </table:table-row>
        <table:table-row table:style-name="ro1">
          <table:table-cell office:value-type="float" office:value="219.191" calcext:value-type="float">
            <text:p>2.19E+02</text:p>
          </table:table-cell>
          <table:table-cell office:value-type="float" office:value="108.53" calcext:value-type="float">
            <text:p>1.09E+02</text:p>
          </table:table-cell>
          <table:table-cell table:formula="of:=[.C1647]+0.2" office:value-type="float" office:value="329.19999999999" calcext:value-type="float">
            <text:p>329.19999999999</text:p>
          </table:table-cell>
        </table:table-row>
        <table:table-row table:style-name="ro1">
          <table:table-cell office:value-type="float" office:value="219.093" calcext:value-type="float">
            <text:p>2.19E+02</text:p>
          </table:table-cell>
          <table:table-cell office:value-type="float" office:value="108.487" calcext:value-type="float">
            <text:p>1.08E+02</text:p>
          </table:table-cell>
          <table:table-cell table:formula="of:=[.C1648]+0.2" office:value-type="float" office:value="329.39999999999" calcext:value-type="float">
            <text:p>329.39999999999</text:p>
          </table:table-cell>
        </table:table-row>
        <table:table-row table:style-name="ro1">
          <table:table-cell office:value-type="float" office:value="218.995" calcext:value-type="float">
            <text:p>2.19E+02</text:p>
          </table:table-cell>
          <table:table-cell office:value-type="float" office:value="108.443" calcext:value-type="float">
            <text:p>1.08E+02</text:p>
          </table:table-cell>
          <table:table-cell table:formula="of:=[.C1649]+0.2" office:value-type="float" office:value="329.59999999999" calcext:value-type="float">
            <text:p>329.59999999999</text:p>
          </table:table-cell>
        </table:table-row>
        <table:table-row table:style-name="ro1">
          <table:table-cell office:value-type="float" office:value="218.897" calcext:value-type="float">
            <text:p>2.19E+02</text:p>
          </table:table-cell>
          <table:table-cell office:value-type="float" office:value="108.4" calcext:value-type="float">
            <text:p>1.08E+02</text:p>
          </table:table-cell>
          <table:table-cell table:formula="of:=[.C1650]+0.2" office:value-type="float" office:value="329.79999999999" calcext:value-type="float">
            <text:p>329.79999999999</text:p>
          </table:table-cell>
        </table:table-row>
        <table:table-row table:style-name="ro1">
          <table:table-cell office:value-type="float" office:value="218.799" calcext:value-type="float">
            <text:p>2.19E+02</text:p>
          </table:table-cell>
          <table:table-cell office:value-type="float" office:value="108.356" calcext:value-type="float">
            <text:p>1.08E+02</text:p>
          </table:table-cell>
          <table:table-cell table:formula="of:=[.C1651]+0.2" office:value-type="float" office:value="329.99999999999" calcext:value-type="float">
            <text:p>329.99999999999</text:p>
          </table:table-cell>
        </table:table-row>
        <table:table-row table:style-name="ro1">
          <table:table-cell office:value-type="float" office:value="218.701" calcext:value-type="float">
            <text:p>2.19E+02</text:p>
          </table:table-cell>
          <table:table-cell office:value-type="float" office:value="108.312" calcext:value-type="float">
            <text:p>1.08E+02</text:p>
          </table:table-cell>
          <table:table-cell table:formula="of:=[.C1652]+0.2" office:value-type="float" office:value="330.19999999999" calcext:value-type="float">
            <text:p>330.19999999999</text:p>
          </table:table-cell>
        </table:table-row>
        <table:table-row table:style-name="ro1">
          <table:table-cell office:value-type="float" office:value="218.603" calcext:value-type="float">
            <text:p>2.19E+02</text:p>
          </table:table-cell>
          <table:table-cell office:value-type="float" office:value="108.269" calcext:value-type="float">
            <text:p>1.08E+02</text:p>
          </table:table-cell>
          <table:table-cell table:formula="of:=[.C1653]+0.2" office:value-type="float" office:value="330.39999999999" calcext:value-type="float">
            <text:p>330.39999999999</text:p>
          </table:table-cell>
        </table:table-row>
        <table:table-row table:style-name="ro1">
          <table:table-cell office:value-type="float" office:value="218.505" calcext:value-type="float">
            <text:p>2.19E+02</text:p>
          </table:table-cell>
          <table:table-cell office:value-type="float" office:value="108.225" calcext:value-type="float">
            <text:p>1.08E+02</text:p>
          </table:table-cell>
          <table:table-cell table:formula="of:=[.C1654]+0.2" office:value-type="float" office:value="330.59999999999" calcext:value-type="float">
            <text:p>330.59999999999</text:p>
          </table:table-cell>
        </table:table-row>
        <table:table-row table:style-name="ro1">
          <table:table-cell office:value-type="float" office:value="218.407" calcext:value-type="float">
            <text:p>2.18E+02</text:p>
          </table:table-cell>
          <table:table-cell office:value-type="float" office:value="108.182" calcext:value-type="float">
            <text:p>1.08E+02</text:p>
          </table:table-cell>
          <table:table-cell table:formula="of:=[.C1655]+0.2" office:value-type="float" office:value="330.79999999999" calcext:value-type="float">
            <text:p>330.79999999999</text:p>
          </table:table-cell>
        </table:table-row>
        <table:table-row table:style-name="ro1">
          <table:table-cell office:value-type="float" office:value="218.309" calcext:value-type="float">
            <text:p>2.18E+02</text:p>
          </table:table-cell>
          <table:table-cell office:value-type="float" office:value="108.138" calcext:value-type="float">
            <text:p>1.08E+02</text:p>
          </table:table-cell>
          <table:table-cell table:formula="of:=[.C1656]+0.2" office:value-type="float" office:value="330.99999999999" calcext:value-type="float">
            <text:p>330.99999999999</text:p>
          </table:table-cell>
        </table:table-row>
        <table:table-row table:style-name="ro1">
          <table:table-cell office:value-type="float" office:value="218.211" calcext:value-type="float">
            <text:p>2.18E+02</text:p>
          </table:table-cell>
          <table:table-cell office:value-type="float" office:value="108.095" calcext:value-type="float">
            <text:p>1.08E+02</text:p>
          </table:table-cell>
          <table:table-cell table:formula="of:=[.C1657]+0.2" office:value-type="float" office:value="331.19999999999" calcext:value-type="float">
            <text:p>331.19999999999</text:p>
          </table:table-cell>
        </table:table-row>
        <table:table-row table:style-name="ro1">
          <table:table-cell office:value-type="float" office:value="218.113" calcext:value-type="float">
            <text:p>2.18E+02</text:p>
          </table:table-cell>
          <table:table-cell office:value-type="float" office:value="108.051" calcext:value-type="float">
            <text:p>1.08E+02</text:p>
          </table:table-cell>
          <table:table-cell table:formula="of:=[.C1658]+0.2" office:value-type="float" office:value="331.39999999999" calcext:value-type="float">
            <text:p>331.39999999999</text:p>
          </table:table-cell>
        </table:table-row>
        <table:table-row table:style-name="ro1">
          <table:table-cell office:value-type="float" office:value="218.016" calcext:value-type="float">
            <text:p>2.18E+02</text:p>
          </table:table-cell>
          <table:table-cell office:value-type="float" office:value="108.008" calcext:value-type="float">
            <text:p>1.08E+02</text:p>
          </table:table-cell>
          <table:table-cell table:formula="of:=[.C1659]+0.2" office:value-type="float" office:value="331.59999999999" calcext:value-type="float">
            <text:p>331.59999999999</text:p>
          </table:table-cell>
        </table:table-row>
        <table:table-row table:style-name="ro1">
          <table:table-cell office:value-type="float" office:value="217.918" calcext:value-type="float">
            <text:p>2.18E+02</text:p>
          </table:table-cell>
          <table:table-cell office:value-type="float" office:value="107.965" calcext:value-type="float">
            <text:p>1.08E+02</text:p>
          </table:table-cell>
          <table:table-cell table:formula="of:=[.C1660]+0.2" office:value-type="float" office:value="331.79999999999" calcext:value-type="float">
            <text:p>331.79999999999</text:p>
          </table:table-cell>
        </table:table-row>
        <table:table-row table:style-name="ro1">
          <table:table-cell office:value-type="float" office:value="217.82" calcext:value-type="float">
            <text:p>2.18E+02</text:p>
          </table:table-cell>
          <table:table-cell office:value-type="float" office:value="107.921" calcext:value-type="float">
            <text:p>1.08E+02</text:p>
          </table:table-cell>
          <table:table-cell table:formula="of:=[.C1661]+0.2" office:value-type="float" office:value="331.99999999999" calcext:value-type="float">
            <text:p>331.99999999999</text:p>
          </table:table-cell>
        </table:table-row>
        <table:table-row table:style-name="ro1">
          <table:table-cell office:value-type="float" office:value="217.723" calcext:value-type="float">
            <text:p>2.18E+02</text:p>
          </table:table-cell>
          <table:table-cell office:value-type="float" office:value="107.878" calcext:value-type="float">
            <text:p>1.08E+02</text:p>
          </table:table-cell>
          <table:table-cell table:formula="of:=[.C1662]+0.2" office:value-type="float" office:value="332.19999999999" calcext:value-type="float">
            <text:p>332.19999999999</text:p>
          </table:table-cell>
        </table:table-row>
        <table:table-row table:style-name="ro1">
          <table:table-cell office:value-type="float" office:value="217.625" calcext:value-type="float">
            <text:p>2.18E+02</text:p>
          </table:table-cell>
          <table:table-cell office:value-type="float" office:value="107.834" calcext:value-type="float">
            <text:p>1.08E+02</text:p>
          </table:table-cell>
          <table:table-cell table:formula="of:=[.C1663]+0.2" office:value-type="float" office:value="332.39999999999" calcext:value-type="float">
            <text:p>332.39999999999</text:p>
          </table:table-cell>
        </table:table-row>
        <table:table-row table:style-name="ro1">
          <table:table-cell office:value-type="float" office:value="217.528" calcext:value-type="float">
            <text:p>2.18E+02</text:p>
          </table:table-cell>
          <table:table-cell office:value-type="float" office:value="107.791" calcext:value-type="float">
            <text:p>1.08E+02</text:p>
          </table:table-cell>
          <table:table-cell table:formula="of:=[.C1664]+0.2" office:value-type="float" office:value="332.59999999999" calcext:value-type="float">
            <text:p>332.59999999999</text:p>
          </table:table-cell>
        </table:table-row>
        <table:table-row table:style-name="ro1">
          <table:table-cell office:value-type="float" office:value="217.431" calcext:value-type="float">
            <text:p>2.17E+02</text:p>
          </table:table-cell>
          <table:table-cell office:value-type="float" office:value="107.748" calcext:value-type="float">
            <text:p>1.08E+02</text:p>
          </table:table-cell>
          <table:table-cell table:formula="of:=[.C1665]+0.2" office:value-type="float" office:value="332.79999999999" calcext:value-type="float">
            <text:p>332.79999999999</text:p>
          </table:table-cell>
        </table:table-row>
        <table:table-row table:style-name="ro1">
          <table:table-cell office:value-type="float" office:value="217.333" calcext:value-type="float">
            <text:p>2.17E+02</text:p>
          </table:table-cell>
          <table:table-cell office:value-type="float" office:value="107.705" calcext:value-type="float">
            <text:p>1.08E+02</text:p>
          </table:table-cell>
          <table:table-cell table:formula="of:=[.C1666]+0.2" office:value-type="float" office:value="332.99999999999" calcext:value-type="float">
            <text:p>332.99999999999</text:p>
          </table:table-cell>
        </table:table-row>
        <table:table-row table:style-name="ro1">
          <table:table-cell office:value-type="float" office:value="217.236" calcext:value-type="float">
            <text:p>2.17E+02</text:p>
          </table:table-cell>
          <table:table-cell office:value-type="float" office:value="107.661" calcext:value-type="float">
            <text:p>1.08E+02</text:p>
          </table:table-cell>
          <table:table-cell table:formula="of:=[.C1667]+0.2" office:value-type="float" office:value="333.19999999999" calcext:value-type="float">
            <text:p>333.19999999999</text:p>
          </table:table-cell>
        </table:table-row>
        <table:table-row table:style-name="ro1">
          <table:table-cell office:value-type="float" office:value="217.139" calcext:value-type="float">
            <text:p>2.17E+02</text:p>
          </table:table-cell>
          <table:table-cell office:value-type="float" office:value="107.618" calcext:value-type="float">
            <text:p>1.08E+02</text:p>
          </table:table-cell>
          <table:table-cell table:formula="of:=[.C1668]+0.2" office:value-type="float" office:value="333.39999999999" calcext:value-type="float">
            <text:p>333.39999999999</text:p>
          </table:table-cell>
        </table:table-row>
        <table:table-row table:style-name="ro1">
          <table:table-cell office:value-type="float" office:value="217.042" calcext:value-type="float">
            <text:p>2.17E+02</text:p>
          </table:table-cell>
          <table:table-cell office:value-type="float" office:value="107.575" calcext:value-type="float">
            <text:p>1.08E+02</text:p>
          </table:table-cell>
          <table:table-cell table:formula="of:=[.C1669]+0.2" office:value-type="float" office:value="333.59999999999" calcext:value-type="float">
            <text:p>333.59999999999</text:p>
          </table:table-cell>
        </table:table-row>
        <table:table-row table:style-name="ro1">
          <table:table-cell office:value-type="float" office:value="216.944" calcext:value-type="float">
            <text:p>2.17E+02</text:p>
          </table:table-cell>
          <table:table-cell office:value-type="float" office:value="107.532" calcext:value-type="float">
            <text:p>1.08E+02</text:p>
          </table:table-cell>
          <table:table-cell table:formula="of:=[.C1670]+0.2" office:value-type="float" office:value="333.79999999999" calcext:value-type="float">
            <text:p>333.79999999999</text:p>
          </table:table-cell>
        </table:table-row>
        <table:table-row table:style-name="ro1">
          <table:table-cell office:value-type="float" office:value="216.847" calcext:value-type="float">
            <text:p>2.17E+02</text:p>
          </table:table-cell>
          <table:table-cell office:value-type="float" office:value="107.489" calcext:value-type="float">
            <text:p>1.07E+02</text:p>
          </table:table-cell>
          <table:table-cell table:formula="of:=[.C1671]+0.2" office:value-type="float" office:value="333.99999999999" calcext:value-type="float">
            <text:p>333.99999999999</text:p>
          </table:table-cell>
        </table:table-row>
        <table:table-row table:style-name="ro1">
          <table:table-cell office:value-type="float" office:value="216.75" calcext:value-type="float">
            <text:p>2.17E+02</text:p>
          </table:table-cell>
          <table:table-cell office:value-type="float" office:value="107.446" calcext:value-type="float">
            <text:p>1.07E+02</text:p>
          </table:table-cell>
          <table:table-cell table:formula="of:=[.C1672]+0.2" office:value-type="float" office:value="334.19999999999" calcext:value-type="float">
            <text:p>334.19999999999</text:p>
          </table:table-cell>
        </table:table-row>
        <table:table-row table:style-name="ro1">
          <table:table-cell office:value-type="float" office:value="216.653" calcext:value-type="float">
            <text:p>2.17E+02</text:p>
          </table:table-cell>
          <table:table-cell office:value-type="float" office:value="107.402" calcext:value-type="float">
            <text:p>1.07E+02</text:p>
          </table:table-cell>
          <table:table-cell table:formula="of:=[.C1673]+0.2" office:value-type="float" office:value="334.39999999999" calcext:value-type="float">
            <text:p>334.39999999999</text:p>
          </table:table-cell>
        </table:table-row>
        <table:table-row table:style-name="ro1">
          <table:table-cell office:value-type="float" office:value="216.557" calcext:value-type="float">
            <text:p>2.17E+02</text:p>
          </table:table-cell>
          <table:table-cell office:value-type="float" office:value="107.359" calcext:value-type="float">
            <text:p>1.07E+02</text:p>
          </table:table-cell>
          <table:table-cell table:formula="of:=[.C1674]+0.2" office:value-type="float" office:value="334.59999999999" calcext:value-type="float">
            <text:p>334.59999999999</text:p>
          </table:table-cell>
        </table:table-row>
        <table:table-row table:style-name="ro1">
          <table:table-cell office:value-type="float" office:value="216.46" calcext:value-type="float">
            <text:p>2.16E+02</text:p>
          </table:table-cell>
          <table:table-cell office:value-type="float" office:value="107.316" calcext:value-type="float">
            <text:p>1.07E+02</text:p>
          </table:table-cell>
          <table:table-cell table:formula="of:=[.C1675]+0.2" office:value-type="float" office:value="334.79999999999" calcext:value-type="float">
            <text:p>334.79999999999</text:p>
          </table:table-cell>
        </table:table-row>
        <table:table-row table:style-name="ro1">
          <table:table-cell office:value-type="float" office:value="216.363" calcext:value-type="float">
            <text:p>2.16E+02</text:p>
          </table:table-cell>
          <table:table-cell office:value-type="float" office:value="107.273" calcext:value-type="float">
            <text:p>1.07E+02</text:p>
          </table:table-cell>
          <table:table-cell table:formula="of:=[.C1676]+0.2" office:value-type="float" office:value="334.99999999999" calcext:value-type="float">
            <text:p>334.99999999999</text:p>
          </table:table-cell>
        </table:table-row>
        <table:table-row table:style-name="ro1">
          <table:table-cell office:value-type="float" office:value="216.266" calcext:value-type="float">
            <text:p>2.16E+02</text:p>
          </table:table-cell>
          <table:table-cell office:value-type="float" office:value="107.23" calcext:value-type="float">
            <text:p>1.07E+02</text:p>
          </table:table-cell>
          <table:table-cell table:formula="of:=[.C1677]+0.2" office:value-type="float" office:value="335.19999999999" calcext:value-type="float">
            <text:p>335.19999999999</text:p>
          </table:table-cell>
        </table:table-row>
        <table:table-row table:style-name="ro1">
          <table:table-cell office:value-type="float" office:value="216.17" calcext:value-type="float">
            <text:p>2.16E+02</text:p>
          </table:table-cell>
          <table:table-cell office:value-type="float" office:value="107.187" calcext:value-type="float">
            <text:p>1.07E+02</text:p>
          </table:table-cell>
          <table:table-cell table:formula="of:=[.C1678]+0.2" office:value-type="float" office:value="335.39999999999" calcext:value-type="float">
            <text:p>335.39999999999</text:p>
          </table:table-cell>
        </table:table-row>
        <table:table-row table:style-name="ro1">
          <table:table-cell office:value-type="float" office:value="216.073" calcext:value-type="float">
            <text:p>2.16E+02</text:p>
          </table:table-cell>
          <table:table-cell office:value-type="float" office:value="107.144" calcext:value-type="float">
            <text:p>1.07E+02</text:p>
          </table:table-cell>
          <table:table-cell table:formula="of:=[.C1679]+0.2" office:value-type="float" office:value="335.599999999989" calcext:value-type="float">
            <text:p>335.599999999989</text:p>
          </table:table-cell>
        </table:table-row>
        <table:table-row table:style-name="ro1">
          <table:table-cell office:value-type="float" office:value="215.977" calcext:value-type="float">
            <text:p>2.16E+02</text:p>
          </table:table-cell>
          <table:table-cell office:value-type="float" office:value="107.102" calcext:value-type="float">
            <text:p>1.07E+02</text:p>
          </table:table-cell>
          <table:table-cell table:formula="of:=[.C1680]+0.2" office:value-type="float" office:value="335.799999999989" calcext:value-type="float">
            <text:p>335.799999999989</text:p>
          </table:table-cell>
        </table:table-row>
        <table:table-row table:style-name="ro1">
          <table:table-cell office:value-type="float" office:value="215.88" calcext:value-type="float">
            <text:p>2.16E+02</text:p>
          </table:table-cell>
          <table:table-cell office:value-type="float" office:value="107.059" calcext:value-type="float">
            <text:p>1.07E+02</text:p>
          </table:table-cell>
          <table:table-cell table:formula="of:=[.C1681]+0.2" office:value-type="float" office:value="335.999999999989" calcext:value-type="float">
            <text:p>335.999999999989</text:p>
          </table:table-cell>
        </table:table-row>
        <table:table-row table:style-name="ro1">
          <table:table-cell office:value-type="float" office:value="215.784" calcext:value-type="float">
            <text:p>2.16E+02</text:p>
          </table:table-cell>
          <table:table-cell office:value-type="float" office:value="107.016" calcext:value-type="float">
            <text:p>1.07E+02</text:p>
          </table:table-cell>
          <table:table-cell table:formula="of:=[.C1682]+0.2" office:value-type="float" office:value="336.199999999989" calcext:value-type="float">
            <text:p>336.199999999989</text:p>
          </table:table-cell>
        </table:table-row>
        <table:table-row table:style-name="ro1">
          <table:table-cell office:value-type="float" office:value="215.688" calcext:value-type="float">
            <text:p>2.16E+02</text:p>
          </table:table-cell>
          <table:table-cell office:value-type="float" office:value="106.973" calcext:value-type="float">
            <text:p>1.07E+02</text:p>
          </table:table-cell>
          <table:table-cell table:formula="of:=[.C1683]+0.2" office:value-type="float" office:value="336.399999999989" calcext:value-type="float">
            <text:p>336.399999999989</text:p>
          </table:table-cell>
        </table:table-row>
        <table:table-row table:style-name="ro1">
          <table:table-cell office:value-type="float" office:value="215.591" calcext:value-type="float">
            <text:p>2.16E+02</text:p>
          </table:table-cell>
          <table:table-cell office:value-type="float" office:value="106.93" calcext:value-type="float">
            <text:p>1.07E+02</text:p>
          </table:table-cell>
          <table:table-cell table:formula="of:=[.C1684]+0.2" office:value-type="float" office:value="336.599999999989" calcext:value-type="float">
            <text:p>336.599999999989</text:p>
          </table:table-cell>
        </table:table-row>
        <table:table-row table:style-name="ro1">
          <table:table-cell office:value-type="float" office:value="215.495" calcext:value-type="float">
            <text:p>2.15E+02</text:p>
          </table:table-cell>
          <table:table-cell office:value-type="float" office:value="106.888" calcext:value-type="float">
            <text:p>1.07E+02</text:p>
          </table:table-cell>
          <table:table-cell table:formula="of:=[.C1685]+0.2" office:value-type="float" office:value="336.799999999989" calcext:value-type="float">
            <text:p>336.799999999989</text:p>
          </table:table-cell>
        </table:table-row>
        <table:table-row table:style-name="ro1">
          <table:table-cell office:value-type="float" office:value="215.399" calcext:value-type="float">
            <text:p>2.15E+02</text:p>
          </table:table-cell>
          <table:table-cell office:value-type="float" office:value="106.845" calcext:value-type="float">
            <text:p>1.07E+02</text:p>
          </table:table-cell>
          <table:table-cell table:formula="of:=[.C1686]+0.2" office:value-type="float" office:value="336.999999999989" calcext:value-type="float">
            <text:p>336.999999999989</text:p>
          </table:table-cell>
        </table:table-row>
        <table:table-row table:style-name="ro1">
          <table:table-cell office:value-type="float" office:value="215.303" calcext:value-type="float">
            <text:p>2.15E+02</text:p>
          </table:table-cell>
          <table:table-cell office:value-type="float" office:value="106.802" calcext:value-type="float">
            <text:p>1.07E+02</text:p>
          </table:table-cell>
          <table:table-cell table:formula="of:=[.C1687]+0.2" office:value-type="float" office:value="337.199999999989" calcext:value-type="float">
            <text:p>337.199999999989</text:p>
          </table:table-cell>
        </table:table-row>
        <table:table-row table:style-name="ro1">
          <table:table-cell office:value-type="float" office:value="215.207" calcext:value-type="float">
            <text:p>2.15E+02</text:p>
          </table:table-cell>
          <table:table-cell office:value-type="float" office:value="106.759" calcext:value-type="float">
            <text:p>1.07E+02</text:p>
          </table:table-cell>
          <table:table-cell table:formula="of:=[.C1688]+0.2" office:value-type="float" office:value="337.399999999989" calcext:value-type="float">
            <text:p>337.399999999989</text:p>
          </table:table-cell>
        </table:table-row>
        <table:table-row table:style-name="ro1">
          <table:table-cell office:value-type="float" office:value="215.111" calcext:value-type="float">
            <text:p>2.15E+02</text:p>
          </table:table-cell>
          <table:table-cell office:value-type="float" office:value="106.717" calcext:value-type="float">
            <text:p>1.07E+02</text:p>
          </table:table-cell>
          <table:table-cell table:formula="of:=[.C1689]+0.2" office:value-type="float" office:value="337.599999999989" calcext:value-type="float">
            <text:p>337.599999999989</text:p>
          </table:table-cell>
        </table:table-row>
        <table:table-row table:style-name="ro1">
          <table:table-cell office:value-type="float" office:value="215.015" calcext:value-type="float">
            <text:p>2.15E+02</text:p>
          </table:table-cell>
          <table:table-cell office:value-type="float" office:value="106.674" calcext:value-type="float">
            <text:p>1.07E+02</text:p>
          </table:table-cell>
          <table:table-cell table:formula="of:=[.C1690]+0.2" office:value-type="float" office:value="337.799999999989" calcext:value-type="float">
            <text:p>337.799999999989</text:p>
          </table:table-cell>
        </table:table-row>
        <table:table-row table:style-name="ro1">
          <table:table-cell office:value-type="float" office:value="214.92" calcext:value-type="float">
            <text:p>2.15E+02</text:p>
          </table:table-cell>
          <table:table-cell office:value-type="float" office:value="106.632" calcext:value-type="float">
            <text:p>1.07E+02</text:p>
          </table:table-cell>
          <table:table-cell table:formula="of:=[.C1691]+0.2" office:value-type="float" office:value="337.999999999989" calcext:value-type="float">
            <text:p>337.999999999989</text:p>
          </table:table-cell>
        </table:table-row>
        <table:table-row table:style-name="ro1">
          <table:table-cell office:value-type="float" office:value="214.824" calcext:value-type="float">
            <text:p>2.15E+02</text:p>
          </table:table-cell>
          <table:table-cell office:value-type="float" office:value="106.589" calcext:value-type="float">
            <text:p>1.07E+02</text:p>
          </table:table-cell>
          <table:table-cell table:formula="of:=[.C1692]+0.2" office:value-type="float" office:value="338.199999999989" calcext:value-type="float">
            <text:p>338.199999999989</text:p>
          </table:table-cell>
        </table:table-row>
        <table:table-row table:style-name="ro1">
          <table:table-cell office:value-type="float" office:value="214.728" calcext:value-type="float">
            <text:p>2.15E+02</text:p>
          </table:table-cell>
          <table:table-cell office:value-type="float" office:value="106.547" calcext:value-type="float">
            <text:p>1.07E+02</text:p>
          </table:table-cell>
          <table:table-cell table:formula="of:=[.C1693]+0.2" office:value-type="float" office:value="338.399999999989" calcext:value-type="float">
            <text:p>338.399999999989</text:p>
          </table:table-cell>
        </table:table-row>
        <table:table-row table:style-name="ro1">
          <table:table-cell office:value-type="float" office:value="214.633" calcext:value-type="float">
            <text:p>2.15E+02</text:p>
          </table:table-cell>
          <table:table-cell office:value-type="float" office:value="106.504" calcext:value-type="float">
            <text:p>1.07E+02</text:p>
          </table:table-cell>
          <table:table-cell table:formula="of:=[.C1694]+0.2" office:value-type="float" office:value="338.599999999989" calcext:value-type="float">
            <text:p>338.599999999989</text:p>
          </table:table-cell>
        </table:table-row>
        <table:table-row table:style-name="ro1">
          <table:table-cell office:value-type="float" office:value="214.537" calcext:value-type="float">
            <text:p>2.15E+02</text:p>
          </table:table-cell>
          <table:table-cell office:value-type="float" office:value="106.462" calcext:value-type="float">
            <text:p>1.06E+02</text:p>
          </table:table-cell>
          <table:table-cell table:formula="of:=[.C1695]+0.2" office:value-type="float" office:value="338.799999999989" calcext:value-type="float">
            <text:p>338.799999999989</text:p>
          </table:table-cell>
        </table:table-row>
        <table:table-row table:style-name="ro1">
          <table:table-cell office:value-type="float" office:value="214.442" calcext:value-type="float">
            <text:p>2.14E+02</text:p>
          </table:table-cell>
          <table:table-cell office:value-type="float" office:value="106.419" calcext:value-type="float">
            <text:p>1.06E+02</text:p>
          </table:table-cell>
          <table:table-cell table:formula="of:=[.C1696]+0.2" office:value-type="float" office:value="338.999999999989" calcext:value-type="float">
            <text:p>338.999999999989</text:p>
          </table:table-cell>
        </table:table-row>
        <table:table-row table:style-name="ro1">
          <table:table-cell office:value-type="float" office:value="214.347" calcext:value-type="float">
            <text:p>2.14E+02</text:p>
          </table:table-cell>
          <table:table-cell office:value-type="float" office:value="106.377" calcext:value-type="float">
            <text:p>1.06E+02</text:p>
          </table:table-cell>
          <table:table-cell table:formula="of:=[.C1697]+0.2" office:value-type="float" office:value="339.199999999989" calcext:value-type="float">
            <text:p>339.199999999989</text:p>
          </table:table-cell>
        </table:table-row>
        <table:table-row table:style-name="ro1">
          <table:table-cell office:value-type="float" office:value="214.252" calcext:value-type="float">
            <text:p>2.14E+02</text:p>
          </table:table-cell>
          <table:table-cell office:value-type="float" office:value="106.335" calcext:value-type="float">
            <text:p>1.06E+02</text:p>
          </table:table-cell>
          <table:table-cell table:formula="of:=[.C1698]+0.2" office:value-type="float" office:value="339.399999999989" calcext:value-type="float">
            <text:p>339.399999999989</text:p>
          </table:table-cell>
        </table:table-row>
        <table:table-row table:style-name="ro1">
          <table:table-cell office:value-type="float" office:value="214.156" calcext:value-type="float">
            <text:p>2.14E+02</text:p>
          </table:table-cell>
          <table:table-cell office:value-type="float" office:value="106.292" calcext:value-type="float">
            <text:p>1.06E+02</text:p>
          </table:table-cell>
          <table:table-cell table:formula="of:=[.C1699]+0.2" office:value-type="float" office:value="339.599999999989" calcext:value-type="float">
            <text:p>339.599999999989</text:p>
          </table:table-cell>
        </table:table-row>
        <table:table-row table:style-name="ro1">
          <table:table-cell office:value-type="float" office:value="214.061" calcext:value-type="float">
            <text:p>2.14E+02</text:p>
          </table:table-cell>
          <table:table-cell office:value-type="float" office:value="106.25" calcext:value-type="float">
            <text:p>1.06E+02</text:p>
          </table:table-cell>
          <table:table-cell table:formula="of:=[.C1700]+0.2" office:value-type="float" office:value="339.799999999989" calcext:value-type="float">
            <text:p>339.799999999989</text:p>
          </table:table-cell>
        </table:table-row>
        <table:table-row table:style-name="ro1">
          <table:table-cell office:value-type="float" office:value="213.966" calcext:value-type="float">
            <text:p>2.14E+02</text:p>
          </table:table-cell>
          <table:table-cell office:value-type="float" office:value="106.208" calcext:value-type="float">
            <text:p>1.06E+02</text:p>
          </table:table-cell>
          <table:table-cell table:formula="of:=[.C1701]+0.2" office:value-type="float" office:value="339.999999999989" calcext:value-type="float">
            <text:p>339.999999999989</text:p>
          </table:table-cell>
        </table:table-row>
        <table:table-row table:style-name="ro1">
          <table:table-cell office:value-type="float" office:value="213.871" calcext:value-type="float">
            <text:p>2.14E+02</text:p>
          </table:table-cell>
          <table:table-cell office:value-type="float" office:value="106.166" calcext:value-type="float">
            <text:p>1.06E+02</text:p>
          </table:table-cell>
          <table:table-cell table:formula="of:=[.C1702]+0.2" office:value-type="float" office:value="340.199999999989" calcext:value-type="float">
            <text:p>340.199999999989</text:p>
          </table:table-cell>
        </table:table-row>
        <table:table-row table:style-name="ro1">
          <table:table-cell office:value-type="float" office:value="213.777" calcext:value-type="float">
            <text:p>2.14E+02</text:p>
          </table:table-cell>
          <table:table-cell office:value-type="float" office:value="106.124" calcext:value-type="float">
            <text:p>1.06E+02</text:p>
          </table:table-cell>
          <table:table-cell table:formula="of:=[.C1703]+0.2" office:value-type="float" office:value="340.399999999989" calcext:value-type="float">
            <text:p>340.399999999989</text:p>
          </table:table-cell>
        </table:table-row>
        <table:table-row table:style-name="ro1">
          <table:table-cell office:value-type="float" office:value="213.682" calcext:value-type="float">
            <text:p>2.14E+02</text:p>
          </table:table-cell>
          <table:table-cell office:value-type="float" office:value="106.082" calcext:value-type="float">
            <text:p>1.06E+02</text:p>
          </table:table-cell>
          <table:table-cell table:formula="of:=[.C1704]+0.2" office:value-type="float" office:value="340.599999999989" calcext:value-type="float">
            <text:p>340.599999999989</text:p>
          </table:table-cell>
        </table:table-row>
        <table:table-row table:style-name="ro1">
          <table:table-cell office:value-type="float" office:value="213.587" calcext:value-type="float">
            <text:p>2.14E+02</text:p>
          </table:table-cell>
          <table:table-cell office:value-type="float" office:value="106.039" calcext:value-type="float">
            <text:p>1.06E+02</text:p>
          </table:table-cell>
          <table:table-cell table:formula="of:=[.C1705]+0.2" office:value-type="float" office:value="340.799999999989" calcext:value-type="float">
            <text:p>340.799999999989</text:p>
          </table:table-cell>
        </table:table-row>
        <table:table-row table:style-name="ro1">
          <table:table-cell office:value-type="float" office:value="213.493" calcext:value-type="float">
            <text:p>2.13E+02</text:p>
          </table:table-cell>
          <table:table-cell office:value-type="float" office:value="105.997" calcext:value-type="float">
            <text:p>1.06E+02</text:p>
          </table:table-cell>
          <table:table-cell table:formula="of:=[.C1706]+0.2" office:value-type="float" office:value="340.999999999989" calcext:value-type="float">
            <text:p>340.999999999989</text:p>
          </table:table-cell>
        </table:table-row>
        <table:table-row table:style-name="ro1">
          <table:table-cell office:value-type="float" office:value="213.398" calcext:value-type="float">
            <text:p>2.13E+02</text:p>
          </table:table-cell>
          <table:table-cell office:value-type="float" office:value="105.955" calcext:value-type="float">
            <text:p>1.06E+02</text:p>
          </table:table-cell>
          <table:table-cell table:formula="of:=[.C1707]+0.2" office:value-type="float" office:value="341.199999999989" calcext:value-type="float">
            <text:p>341.199999999989</text:p>
          </table:table-cell>
        </table:table-row>
        <table:table-row table:style-name="ro1">
          <table:table-cell office:value-type="float" office:value="213.304" calcext:value-type="float">
            <text:p>2.13E+02</text:p>
          </table:table-cell>
          <table:table-cell office:value-type="float" office:value="105.913" calcext:value-type="float">
            <text:p>1.06E+02</text:p>
          </table:table-cell>
          <table:table-cell table:formula="of:=[.C1708]+0.2" office:value-type="float" office:value="341.399999999989" calcext:value-type="float">
            <text:p>341.399999999989</text:p>
          </table:table-cell>
        </table:table-row>
        <table:table-row table:style-name="ro1">
          <table:table-cell office:value-type="float" office:value="213.209" calcext:value-type="float">
            <text:p>2.13E+02</text:p>
          </table:table-cell>
          <table:table-cell office:value-type="float" office:value="105.871" calcext:value-type="float">
            <text:p>1.06E+02</text:p>
          </table:table-cell>
          <table:table-cell table:formula="of:=[.C1709]+0.2" office:value-type="float" office:value="341.599999999989" calcext:value-type="float">
            <text:p>341.599999999989</text:p>
          </table:table-cell>
        </table:table-row>
        <table:table-row table:style-name="ro1">
          <table:table-cell office:value-type="float" office:value="213.115" calcext:value-type="float">
            <text:p>2.13E+02</text:p>
          </table:table-cell>
          <table:table-cell office:value-type="float" office:value="105.83" calcext:value-type="float">
            <text:p>1.06E+02</text:p>
          </table:table-cell>
          <table:table-cell table:formula="of:=[.C1710]+0.2" office:value-type="float" office:value="341.799999999989" calcext:value-type="float">
            <text:p>341.799999999989</text:p>
          </table:table-cell>
        </table:table-row>
        <table:table-row table:style-name="ro1">
          <table:table-cell office:value-type="float" office:value="213.021" calcext:value-type="float">
            <text:p>2.13E+02</text:p>
          </table:table-cell>
          <table:table-cell office:value-type="float" office:value="105.788" calcext:value-type="float">
            <text:p>1.06E+02</text:p>
          </table:table-cell>
          <table:table-cell table:formula="of:=[.C1711]+0.2" office:value-type="float" office:value="341.999999999989" calcext:value-type="float">
            <text:p>341.999999999989</text:p>
          </table:table-cell>
        </table:table-row>
        <table:table-row table:style-name="ro1">
          <table:table-cell office:value-type="float" office:value="212.927" calcext:value-type="float">
            <text:p>2.13E+02</text:p>
          </table:table-cell>
          <table:table-cell office:value-type="float" office:value="105.746" calcext:value-type="float">
            <text:p>1.06E+02</text:p>
          </table:table-cell>
          <table:table-cell table:formula="of:=[.C1712]+0.2" office:value-type="float" office:value="342.199999999989" calcext:value-type="float">
            <text:p>342.199999999989</text:p>
          </table:table-cell>
        </table:table-row>
        <table:table-row table:style-name="ro1">
          <table:table-cell office:value-type="float" office:value="212.833" calcext:value-type="float">
            <text:p>2.13E+02</text:p>
          </table:table-cell>
          <table:table-cell office:value-type="float" office:value="105.704" calcext:value-type="float">
            <text:p>1.06E+02</text:p>
          </table:table-cell>
          <table:table-cell table:formula="of:=[.C1713]+0.2" office:value-type="float" office:value="342.399999999989" calcext:value-type="float">
            <text:p>342.399999999989</text:p>
          </table:table-cell>
        </table:table-row>
        <table:table-row table:style-name="ro1">
          <table:table-cell office:value-type="float" office:value="212.739" calcext:value-type="float">
            <text:p>2.13E+02</text:p>
          </table:table-cell>
          <table:table-cell office:value-type="float" office:value="105.662" calcext:value-type="float">
            <text:p>1.06E+02</text:p>
          </table:table-cell>
          <table:table-cell table:formula="of:=[.C1714]+0.2" office:value-type="float" office:value="342.599999999989" calcext:value-type="float">
            <text:p>342.599999999989</text:p>
          </table:table-cell>
        </table:table-row>
        <table:table-row table:style-name="ro1">
          <table:table-cell office:value-type="float" office:value="212.645" calcext:value-type="float">
            <text:p>2.13E+02</text:p>
          </table:table-cell>
          <table:table-cell office:value-type="float" office:value="105.621" calcext:value-type="float">
            <text:p>1.06E+02</text:p>
          </table:table-cell>
          <table:table-cell table:formula="of:=[.C1715]+0.2" office:value-type="float" office:value="342.799999999989" calcext:value-type="float">
            <text:p>342.799999999989</text:p>
          </table:table-cell>
        </table:table-row>
        <table:table-row table:style-name="ro1">
          <table:table-cell office:value-type="float" office:value="212.551" calcext:value-type="float">
            <text:p>2.13E+02</text:p>
          </table:table-cell>
          <table:table-cell office:value-type="float" office:value="105.579" calcext:value-type="float">
            <text:p>1.06E+02</text:p>
          </table:table-cell>
          <table:table-cell table:formula="of:=[.C1716]+0.2" office:value-type="float" office:value="342.999999999989" calcext:value-type="float">
            <text:p>342.999999999989</text:p>
          </table:table-cell>
        </table:table-row>
        <table:table-row table:style-name="ro1">
          <table:table-cell office:value-type="float" office:value="212.458" calcext:value-type="float">
            <text:p>2.12E+02</text:p>
          </table:table-cell>
          <table:table-cell office:value-type="float" office:value="105.537" calcext:value-type="float">
            <text:p>1.06E+02</text:p>
          </table:table-cell>
          <table:table-cell table:formula="of:=[.C1717]+0.2" office:value-type="float" office:value="343.199999999989" calcext:value-type="float">
            <text:p>343.199999999989</text:p>
          </table:table-cell>
        </table:table-row>
        <table:table-row table:style-name="ro1">
          <table:table-cell office:value-type="float" office:value="212.364" calcext:value-type="float">
            <text:p>2.12E+02</text:p>
          </table:table-cell>
          <table:table-cell office:value-type="float" office:value="105.496" calcext:value-type="float">
            <text:p>1.05E+02</text:p>
          </table:table-cell>
          <table:table-cell table:formula="of:=[.C1718]+0.2" office:value-type="float" office:value="343.399999999989" calcext:value-type="float">
            <text:p>343.399999999989</text:p>
          </table:table-cell>
        </table:table-row>
        <table:table-row table:style-name="ro1">
          <table:table-cell office:value-type="float" office:value="212.271" calcext:value-type="float">
            <text:p>2.12E+02</text:p>
          </table:table-cell>
          <table:table-cell office:value-type="float" office:value="105.454" calcext:value-type="float">
            <text:p>1.05E+02</text:p>
          </table:table-cell>
          <table:table-cell table:formula="of:=[.C1719]+0.2" office:value-type="float" office:value="343.599999999989" calcext:value-type="float">
            <text:p>343.599999999989</text:p>
          </table:table-cell>
        </table:table-row>
        <table:table-row table:style-name="ro1">
          <table:table-cell office:value-type="float" office:value="212.177" calcext:value-type="float">
            <text:p>2.12E+02</text:p>
          </table:table-cell>
          <table:table-cell office:value-type="float" office:value="105.413" calcext:value-type="float">
            <text:p>1.05E+02</text:p>
          </table:table-cell>
          <table:table-cell table:formula="of:=[.C1720]+0.2" office:value-type="float" office:value="343.799999999989" calcext:value-type="float">
            <text:p>343.799999999989</text:p>
          </table:table-cell>
        </table:table-row>
        <table:table-row table:style-name="ro1">
          <table:table-cell office:value-type="float" office:value="212.084" calcext:value-type="float">
            <text:p>2.12E+02</text:p>
          </table:table-cell>
          <table:table-cell office:value-type="float" office:value="105.371" calcext:value-type="float">
            <text:p>1.05E+02</text:p>
          </table:table-cell>
          <table:table-cell table:formula="of:=[.C1721]+0.2" office:value-type="float" office:value="343.999999999989" calcext:value-type="float">
            <text:p>343.999999999989</text:p>
          </table:table-cell>
        </table:table-row>
        <table:table-row table:style-name="ro1">
          <table:table-cell office:value-type="float" office:value="211.991" calcext:value-type="float">
            <text:p>2.12E+02</text:p>
          </table:table-cell>
          <table:table-cell office:value-type="float" office:value="105.33" calcext:value-type="float">
            <text:p>1.05E+02</text:p>
          </table:table-cell>
          <table:table-cell table:formula="of:=[.C1722]+0.2" office:value-type="float" office:value="344.199999999989" calcext:value-type="float">
            <text:p>344.199999999989</text:p>
          </table:table-cell>
        </table:table-row>
        <table:table-row table:style-name="ro1">
          <table:table-cell office:value-type="float" office:value="211.898" calcext:value-type="float">
            <text:p>2.12E+02</text:p>
          </table:table-cell>
          <table:table-cell office:value-type="float" office:value="105.288" calcext:value-type="float">
            <text:p>1.05E+02</text:p>
          </table:table-cell>
          <table:table-cell table:formula="of:=[.C1723]+0.2" office:value-type="float" office:value="344.399999999989" calcext:value-type="float">
            <text:p>344.399999999989</text:p>
          </table:table-cell>
        </table:table-row>
        <table:table-row table:style-name="ro1">
          <table:table-cell office:value-type="float" office:value="211.805" calcext:value-type="float">
            <text:p>2.12E+02</text:p>
          </table:table-cell>
          <table:table-cell office:value-type="float" office:value="105.247" calcext:value-type="float">
            <text:p>1.05E+02</text:p>
          </table:table-cell>
          <table:table-cell table:formula="of:=[.C1724]+0.2" office:value-type="float" office:value="344.599999999989" calcext:value-type="float">
            <text:p>344.599999999989</text:p>
          </table:table-cell>
        </table:table-row>
        <table:table-row table:style-name="ro1">
          <table:table-cell office:value-type="float" office:value="211.712" calcext:value-type="float">
            <text:p>2.12E+02</text:p>
          </table:table-cell>
          <table:table-cell office:value-type="float" office:value="105.206" calcext:value-type="float">
            <text:p>1.05E+02</text:p>
          </table:table-cell>
          <table:table-cell table:formula="of:=[.C1725]+0.2" office:value-type="float" office:value="344.799999999989" calcext:value-type="float">
            <text:p>344.799999999989</text:p>
          </table:table-cell>
        </table:table-row>
        <table:table-row table:style-name="ro1">
          <table:table-cell office:value-type="float" office:value="211.619" calcext:value-type="float">
            <text:p>2.12E+02</text:p>
          </table:table-cell>
          <table:table-cell office:value-type="float" office:value="105.165" calcext:value-type="float">
            <text:p>1.05E+02</text:p>
          </table:table-cell>
          <table:table-cell table:formula="of:=[.C1726]+0.2" office:value-type="float" office:value="344.999999999989" calcext:value-type="float">
            <text:p>344.999999999989</text:p>
          </table:table-cell>
        </table:table-row>
        <table:table-row table:style-name="ro1">
          <table:table-cell office:value-type="float" office:value="211.526" calcext:value-type="float">
            <text:p>2.12E+02</text:p>
          </table:table-cell>
          <table:table-cell office:value-type="float" office:value="105.123" calcext:value-type="float">
            <text:p>1.05E+02</text:p>
          </table:table-cell>
          <table:table-cell table:formula="of:=[.C1727]+0.2" office:value-type="float" office:value="345.199999999989" calcext:value-type="float">
            <text:p>345.199999999989</text:p>
          </table:table-cell>
        </table:table-row>
        <table:table-row table:style-name="ro1">
          <table:table-cell office:value-type="float" office:value="211.434" calcext:value-type="float">
            <text:p>2.11E+02</text:p>
          </table:table-cell>
          <table:table-cell office:value-type="float" office:value="105.082" calcext:value-type="float">
            <text:p>1.05E+02</text:p>
          </table:table-cell>
          <table:table-cell table:formula="of:=[.C1728]+0.2" office:value-type="float" office:value="345.399999999989" calcext:value-type="float">
            <text:p>345.399999999989</text:p>
          </table:table-cell>
        </table:table-row>
        <table:table-row table:style-name="ro1">
          <table:table-cell office:value-type="float" office:value="211.341" calcext:value-type="float">
            <text:p>2.11E+02</text:p>
          </table:table-cell>
          <table:table-cell office:value-type="float" office:value="105.041" calcext:value-type="float">
            <text:p>1.05E+02</text:p>
          </table:table-cell>
          <table:table-cell table:formula="of:=[.C1729]+0.2" office:value-type="float" office:value="345.599999999989" calcext:value-type="float">
            <text:p>345.599999999989</text:p>
          </table:table-cell>
        </table:table-row>
        <table:table-row table:style-name="ro1">
          <table:table-cell office:value-type="float" office:value="211.249" calcext:value-type="float">
            <text:p>2.11E+02</text:p>
          </table:table-cell>
          <table:table-cell office:value-type="float" office:value="105" calcext:value-type="float">
            <text:p>1.05E+02</text:p>
          </table:table-cell>
          <table:table-cell table:formula="of:=[.C1730]+0.2" office:value-type="float" office:value="345.799999999989" calcext:value-type="float">
            <text:p>345.799999999989</text:p>
          </table:table-cell>
        </table:table-row>
        <table:table-row table:style-name="ro1">
          <table:table-cell office:value-type="float" office:value="211.156" calcext:value-type="float">
            <text:p>2.11E+02</text:p>
          </table:table-cell>
          <table:table-cell office:value-type="float" office:value="104.959" calcext:value-type="float">
            <text:p>1.05E+02</text:p>
          </table:table-cell>
          <table:table-cell table:formula="of:=[.C1731]+0.2" office:value-type="float" office:value="345.999999999989" calcext:value-type="float">
            <text:p>345.999999999989</text:p>
          </table:table-cell>
        </table:table-row>
        <table:table-row table:style-name="ro1">
          <table:table-cell office:value-type="float" office:value="211.064" calcext:value-type="float">
            <text:p>2.11E+02</text:p>
          </table:table-cell>
          <table:table-cell office:value-type="float" office:value="104.918" calcext:value-type="float">
            <text:p>1.05E+02</text:p>
          </table:table-cell>
          <table:table-cell table:formula="of:=[.C1732]+0.2" office:value-type="float" office:value="346.199999999989" calcext:value-type="float">
            <text:p>346.199999999989</text:p>
          </table:table-cell>
        </table:table-row>
        <table:table-row table:style-name="ro1">
          <table:table-cell office:value-type="float" office:value="210.972" calcext:value-type="float">
            <text:p>2.11E+02</text:p>
          </table:table-cell>
          <table:table-cell office:value-type="float" office:value="104.877" calcext:value-type="float">
            <text:p>1.05E+02</text:p>
          </table:table-cell>
          <table:table-cell table:formula="of:=[.C1733]+0.2" office:value-type="float" office:value="346.399999999989" calcext:value-type="float">
            <text:p>346.399999999989</text:p>
          </table:table-cell>
        </table:table-row>
        <table:table-row table:style-name="ro1">
          <table:table-cell office:value-type="float" office:value="210.88" calcext:value-type="float">
            <text:p>2.11E+02</text:p>
          </table:table-cell>
          <table:table-cell office:value-type="float" office:value="104.836" calcext:value-type="float">
            <text:p>1.05E+02</text:p>
          </table:table-cell>
          <table:table-cell table:formula="of:=[.C1734]+0.2" office:value-type="float" office:value="346.599999999989" calcext:value-type="float">
            <text:p>346.599999999989</text:p>
          </table:table-cell>
        </table:table-row>
        <table:table-row table:style-name="ro1">
          <table:table-cell office:value-type="float" office:value="210.788" calcext:value-type="float">
            <text:p>2.11E+02</text:p>
          </table:table-cell>
          <table:table-cell office:value-type="float" office:value="104.795" calcext:value-type="float">
            <text:p>1.05E+02</text:p>
          </table:table-cell>
          <table:table-cell table:formula="of:=[.C1735]+0.2" office:value-type="float" office:value="346.799999999989" calcext:value-type="float">
            <text:p>346.799999999989</text:p>
          </table:table-cell>
        </table:table-row>
        <table:table-row table:style-name="ro1">
          <table:table-cell office:value-type="float" office:value="210.696" calcext:value-type="float">
            <text:p>2.11E+02</text:p>
          </table:table-cell>
          <table:table-cell office:value-type="float" office:value="104.754" calcext:value-type="float">
            <text:p>1.05E+02</text:p>
          </table:table-cell>
          <table:table-cell table:formula="of:=[.C1736]+0.2" office:value-type="float" office:value="346.999999999989" calcext:value-type="float">
            <text:p>346.999999999989</text:p>
          </table:table-cell>
        </table:table-row>
        <table:table-row table:style-name="ro1">
          <table:table-cell office:value-type="float" office:value="210.604" calcext:value-type="float">
            <text:p>2.11E+02</text:p>
          </table:table-cell>
          <table:table-cell office:value-type="float" office:value="104.714" calcext:value-type="float">
            <text:p>1.05E+02</text:p>
          </table:table-cell>
          <table:table-cell table:formula="of:=[.C1737]+0.2" office:value-type="float" office:value="347.199999999989" calcext:value-type="float">
            <text:p>347.199999999989</text:p>
          </table:table-cell>
        </table:table-row>
        <table:table-row table:style-name="ro1">
          <table:table-cell office:value-type="float" office:value="210.513" calcext:value-type="float">
            <text:p>2.11E+02</text:p>
          </table:table-cell>
          <table:table-cell office:value-type="float" office:value="104.673" calcext:value-type="float">
            <text:p>1.05E+02</text:p>
          </table:table-cell>
          <table:table-cell table:formula="of:=[.C1738]+0.2" office:value-type="float" office:value="347.399999999989" calcext:value-type="float">
            <text:p>347.399999999989</text:p>
          </table:table-cell>
        </table:table-row>
        <table:table-row table:style-name="ro1">
          <table:table-cell office:value-type="float" office:value="210.421" calcext:value-type="float">
            <text:p>2.10E+02</text:p>
          </table:table-cell>
          <table:table-cell office:value-type="float" office:value="104.632" calcext:value-type="float">
            <text:p>1.05E+02</text:p>
          </table:table-cell>
          <table:table-cell table:formula="of:=[.C1739]+0.2" office:value-type="float" office:value="347.599999999989" calcext:value-type="float">
            <text:p>347.599999999989</text:p>
          </table:table-cell>
        </table:table-row>
        <table:table-row table:style-name="ro1">
          <table:table-cell office:value-type="float" office:value="210.33" calcext:value-type="float">
            <text:p>2.10E+02</text:p>
          </table:table-cell>
          <table:table-cell office:value-type="float" office:value="104.591" calcext:value-type="float">
            <text:p>1.05E+02</text:p>
          </table:table-cell>
          <table:table-cell table:formula="of:=[.C1740]+0.2" office:value-type="float" office:value="347.799999999989" calcext:value-type="float">
            <text:p>347.799999999989</text:p>
          </table:table-cell>
        </table:table-row>
        <table:table-row table:style-name="ro1">
          <table:table-cell office:value-type="float" office:value="210.238" calcext:value-type="float">
            <text:p>2.10E+02</text:p>
          </table:table-cell>
          <table:table-cell office:value-type="float" office:value="104.551" calcext:value-type="float">
            <text:p>1.05E+02</text:p>
          </table:table-cell>
          <table:table-cell table:formula="of:=[.C1741]+0.2" office:value-type="float" office:value="347.999999999989" calcext:value-type="float">
            <text:p>347.999999999989</text:p>
          </table:table-cell>
        </table:table-row>
        <table:table-row table:style-name="ro1">
          <table:table-cell office:value-type="float" office:value="210.147" calcext:value-type="float">
            <text:p>2.10E+02</text:p>
          </table:table-cell>
          <table:table-cell office:value-type="float" office:value="104.51" calcext:value-type="float">
            <text:p>1.05E+02</text:p>
          </table:table-cell>
          <table:table-cell table:formula="of:=[.C1742]+0.2" office:value-type="float" office:value="348.199999999989" calcext:value-type="float">
            <text:p>348.199999999989</text:p>
          </table:table-cell>
        </table:table-row>
        <table:table-row table:style-name="ro1">
          <table:table-cell office:value-type="float" office:value="210.056" calcext:value-type="float">
            <text:p>2.10E+02</text:p>
          </table:table-cell>
          <table:table-cell office:value-type="float" office:value="104.47" calcext:value-type="float">
            <text:p>1.04E+02</text:p>
          </table:table-cell>
          <table:table-cell table:formula="of:=[.C1743]+0.2" office:value-type="float" office:value="348.399999999989" calcext:value-type="float">
            <text:p>348.399999999989</text:p>
          </table:table-cell>
        </table:table-row>
        <table:table-row table:style-name="ro1">
          <table:table-cell office:value-type="float" office:value="209.965" calcext:value-type="float">
            <text:p>2.10E+02</text:p>
          </table:table-cell>
          <table:table-cell office:value-type="float" office:value="104.429" calcext:value-type="float">
            <text:p>1.04E+02</text:p>
          </table:table-cell>
          <table:table-cell table:formula="of:=[.C1744]+0.2" office:value-type="float" office:value="348.599999999989" calcext:value-type="float">
            <text:p>348.599999999989</text:p>
          </table:table-cell>
        </table:table-row>
        <table:table-row table:style-name="ro1">
          <table:table-cell office:value-type="float" office:value="209.874" calcext:value-type="float">
            <text:p>2.10E+02</text:p>
          </table:table-cell>
          <table:table-cell office:value-type="float" office:value="104.389" calcext:value-type="float">
            <text:p>1.04E+02</text:p>
          </table:table-cell>
          <table:table-cell table:formula="of:=[.C1745]+0.2" office:value-type="float" office:value="348.799999999989" calcext:value-type="float">
            <text:p>348.799999999989</text:p>
          </table:table-cell>
        </table:table-row>
        <table:table-row table:style-name="ro1">
          <table:table-cell office:value-type="float" office:value="209.783" calcext:value-type="float">
            <text:p>2.10E+02</text:p>
          </table:table-cell>
          <table:table-cell office:value-type="float" office:value="104.349" calcext:value-type="float">
            <text:p>1.04E+02</text:p>
          </table:table-cell>
          <table:table-cell table:formula="of:=[.C1746]+0.2" office:value-type="float" office:value="348.999999999989" calcext:value-type="float">
            <text:p>348.999999999989</text:p>
          </table:table-cell>
        </table:table-row>
        <table:table-row table:style-name="ro1">
          <table:table-cell office:value-type="float" office:value="209.692" calcext:value-type="float">
            <text:p>2.10E+02</text:p>
          </table:table-cell>
          <table:table-cell office:value-type="float" office:value="104.308" calcext:value-type="float">
            <text:p>1.04E+02</text:p>
          </table:table-cell>
          <table:table-cell table:formula="of:=[.C1747]+0.2" office:value-type="float" office:value="349.199999999989" calcext:value-type="float">
            <text:p>349.199999999989</text:p>
          </table:table-cell>
        </table:table-row>
        <table:table-row table:style-name="ro1">
          <table:table-cell office:value-type="float" office:value="209.602" calcext:value-type="float">
            <text:p>2.10E+02</text:p>
          </table:table-cell>
          <table:table-cell office:value-type="float" office:value="104.268" calcext:value-type="float">
            <text:p>1.04E+02</text:p>
          </table:table-cell>
          <table:table-cell table:formula="of:=[.C1748]+0.2" office:value-type="float" office:value="349.399999999989" calcext:value-type="float">
            <text:p>349.399999999989</text:p>
          </table:table-cell>
        </table:table-row>
        <table:table-row table:style-name="ro1">
          <table:table-cell office:value-type="float" office:value="209.511" calcext:value-type="float">
            <text:p>2.10E+02</text:p>
          </table:table-cell>
          <table:table-cell office:value-type="float" office:value="104.228" calcext:value-type="float">
            <text:p>1.04E+02</text:p>
          </table:table-cell>
          <table:table-cell table:formula="of:=[.C1749]+0.2" office:value-type="float" office:value="349.599999999989" calcext:value-type="float">
            <text:p>349.599999999989</text:p>
          </table:table-cell>
        </table:table-row>
        <table:table-row table:style-name="ro1">
          <table:table-cell office:value-type="float" office:value="209.421" calcext:value-type="float">
            <text:p>2.09E+02</text:p>
          </table:table-cell>
          <table:table-cell office:value-type="float" office:value="104.188" calcext:value-type="float">
            <text:p>1.04E+02</text:p>
          </table:table-cell>
          <table:table-cell table:formula="of:=[.C1750]+0.2" office:value-type="float" office:value="349.799999999989" calcext:value-type="float">
            <text:p>349.799999999989</text:p>
          </table:table-cell>
        </table:table-row>
        <table:table-row table:style-name="ro1">
          <table:table-cell office:value-type="float" office:value="209.33" calcext:value-type="float">
            <text:p>2.09E+02</text:p>
          </table:table-cell>
          <table:table-cell office:value-type="float" office:value="104.147" calcext:value-type="float">
            <text:p>1.04E+02</text:p>
          </table:table-cell>
          <table:table-cell table:formula="of:=[.C1751]+0.2" office:value-type="float" office:value="349.999999999989" calcext:value-type="float">
            <text:p>349.999999999989</text:p>
          </table:table-cell>
        </table:table-row>
        <table:table-row table:style-name="ro1">
          <table:table-cell office:value-type="float" office:value="209.24" calcext:value-type="float">
            <text:p>2.09E+02</text:p>
          </table:table-cell>
          <table:table-cell office:value-type="float" office:value="104.107" calcext:value-type="float">
            <text:p>1.04E+02</text:p>
          </table:table-cell>
          <table:table-cell table:formula="of:=[.C1752]+0.2" office:value-type="float" office:value="350.199999999989" calcext:value-type="float">
            <text:p>350.199999999989</text:p>
          </table:table-cell>
        </table:table-row>
        <table:table-row table:style-name="ro1">
          <table:table-cell office:value-type="float" office:value="209.15" calcext:value-type="float">
            <text:p>2.09E+02</text:p>
          </table:table-cell>
          <table:table-cell office:value-type="float" office:value="104.067" calcext:value-type="float">
            <text:p>1.04E+02</text:p>
          </table:table-cell>
          <table:table-cell table:formula="of:=[.C1753]+0.2" office:value-type="float" office:value="350.399999999989" calcext:value-type="float">
            <text:p>350.399999999989</text:p>
          </table:table-cell>
        </table:table-row>
        <table:table-row table:style-name="ro1">
          <table:table-cell office:value-type="float" office:value="209.06" calcext:value-type="float">
            <text:p>2.09E+02</text:p>
          </table:table-cell>
          <table:table-cell office:value-type="float" office:value="104.027" calcext:value-type="float">
            <text:p>1.04E+02</text:p>
          </table:table-cell>
          <table:table-cell table:formula="of:=[.C1754]+0.2" office:value-type="float" office:value="350.599999999989" calcext:value-type="float">
            <text:p>350.599999999989</text:p>
          </table:table-cell>
        </table:table-row>
        <table:table-row table:style-name="ro1">
          <table:table-cell office:value-type="float" office:value="208.97" calcext:value-type="float">
            <text:p>2.09E+02</text:p>
          </table:table-cell>
          <table:table-cell office:value-type="float" office:value="103.987" calcext:value-type="float">
            <text:p>1.04E+02</text:p>
          </table:table-cell>
          <table:table-cell table:formula="of:=[.C1755]+0.2" office:value-type="float" office:value="350.799999999989" calcext:value-type="float">
            <text:p>350.799999999989</text:p>
          </table:table-cell>
        </table:table-row>
        <table:table-row table:style-name="ro1">
          <table:table-cell office:value-type="float" office:value="208.881" calcext:value-type="float">
            <text:p>2.09E+02</text:p>
          </table:table-cell>
          <table:table-cell office:value-type="float" office:value="103.947" calcext:value-type="float">
            <text:p>1.04E+02</text:p>
          </table:table-cell>
          <table:table-cell table:formula="of:=[.C1756]+0.2" office:value-type="float" office:value="350.999999999989" calcext:value-type="float">
            <text:p>350.999999999989</text:p>
          </table:table-cell>
        </table:table-row>
        <table:table-row table:style-name="ro1">
          <table:table-cell office:value-type="float" office:value="208.791" calcext:value-type="float">
            <text:p>2.09E+02</text:p>
          </table:table-cell>
          <table:table-cell office:value-type="float" office:value="103.908" calcext:value-type="float">
            <text:p>1.04E+02</text:p>
          </table:table-cell>
          <table:table-cell table:formula="of:=[.C1757]+0.2" office:value-type="float" office:value="351.199999999989" calcext:value-type="float">
            <text:p>351.199999999989</text:p>
          </table:table-cell>
        </table:table-row>
        <table:table-row table:style-name="ro1">
          <table:table-cell office:value-type="float" office:value="208.701" calcext:value-type="float">
            <text:p>2.09E+02</text:p>
          </table:table-cell>
          <table:table-cell office:value-type="float" office:value="103.868" calcext:value-type="float">
            <text:p>1.04E+02</text:p>
          </table:table-cell>
          <table:table-cell table:formula="of:=[.C1758]+0.2" office:value-type="float" office:value="351.399999999989" calcext:value-type="float">
            <text:p>351.399999999989</text:p>
          </table:table-cell>
        </table:table-row>
        <table:table-row table:style-name="ro1">
          <table:table-cell office:value-type="float" office:value="208.612" calcext:value-type="float">
            <text:p>2.09E+02</text:p>
          </table:table-cell>
          <table:table-cell office:value-type="float" office:value="103.828" calcext:value-type="float">
            <text:p>1.04E+02</text:p>
          </table:table-cell>
          <table:table-cell table:formula="of:=[.C1759]+0.2" office:value-type="float" office:value="351.599999999989" calcext:value-type="float">
            <text:p>351.599999999989</text:p>
          </table:table-cell>
        </table:table-row>
        <table:table-row table:style-name="ro1">
          <table:table-cell office:value-type="float" office:value="208.523" calcext:value-type="float">
            <text:p>2.09E+02</text:p>
          </table:table-cell>
          <table:table-cell office:value-type="float" office:value="103.788" calcext:value-type="float">
            <text:p>1.04E+02</text:p>
          </table:table-cell>
          <table:table-cell table:formula="of:=[.C1760]+0.2" office:value-type="float" office:value="351.799999999989" calcext:value-type="float">
            <text:p>351.799999999989</text:p>
          </table:table-cell>
        </table:table-row>
        <table:table-row table:style-name="ro1">
          <table:table-cell office:value-type="float" office:value="208.434" calcext:value-type="float">
            <text:p>2.08E+02</text:p>
          </table:table-cell>
          <table:table-cell office:value-type="float" office:value="103.749" calcext:value-type="float">
            <text:p>1.04E+02</text:p>
          </table:table-cell>
          <table:table-cell table:formula="of:=[.C1761]+0.2" office:value-type="float" office:value="351.999999999989" calcext:value-type="float">
            <text:p>351.999999999989</text:p>
          </table:table-cell>
        </table:table-row>
        <table:table-row table:style-name="ro1">
          <table:table-cell office:value-type="float" office:value="208.344" calcext:value-type="float">
            <text:p>2.08E+02</text:p>
          </table:table-cell>
          <table:table-cell office:value-type="float" office:value="103.709" calcext:value-type="float">
            <text:p>1.04E+02</text:p>
          </table:table-cell>
          <table:table-cell table:formula="of:=[.C1762]+0.2" office:value-type="float" office:value="352.199999999989" calcext:value-type="float">
            <text:p>352.199999999989</text:p>
          </table:table-cell>
        </table:table-row>
        <table:table-row table:style-name="ro1">
          <table:table-cell office:value-type="float" office:value="208.255" calcext:value-type="float">
            <text:p>2.08E+02</text:p>
          </table:table-cell>
          <table:table-cell office:value-type="float" office:value="103.67" calcext:value-type="float">
            <text:p>1.04E+02</text:p>
          </table:table-cell>
          <table:table-cell table:formula="of:=[.C1763]+0.2" office:value-type="float" office:value="352.399999999989" calcext:value-type="float">
            <text:p>352.399999999989</text:p>
          </table:table-cell>
        </table:table-row>
        <table:table-row table:style-name="ro1">
          <table:table-cell office:value-type="float" office:value="208.167" calcext:value-type="float">
            <text:p>2.08E+02</text:p>
          </table:table-cell>
          <table:table-cell office:value-type="float" office:value="103.63" calcext:value-type="float">
            <text:p>1.04E+02</text:p>
          </table:table-cell>
          <table:table-cell table:formula="of:=[.C1764]+0.2" office:value-type="float" office:value="352.599999999989" calcext:value-type="float">
            <text:p>352.599999999989</text:p>
          </table:table-cell>
        </table:table-row>
        <table:table-row table:style-name="ro1">
          <table:table-cell office:value-type="float" office:value="208.078" calcext:value-type="float">
            <text:p>2.08E+02</text:p>
          </table:table-cell>
          <table:table-cell office:value-type="float" office:value="103.591" calcext:value-type="float">
            <text:p>1.04E+02</text:p>
          </table:table-cell>
          <table:table-cell table:formula="of:=[.C1765]+0.2" office:value-type="float" office:value="352.799999999989" calcext:value-type="float">
            <text:p>352.799999999989</text:p>
          </table:table-cell>
        </table:table-row>
        <table:table-row table:style-name="ro1">
          <table:table-cell office:value-type="float" office:value="207.989" calcext:value-type="float">
            <text:p>2.08E+02</text:p>
          </table:table-cell>
          <table:table-cell office:value-type="float" office:value="103.551" calcext:value-type="float">
            <text:p>1.04E+02</text:p>
          </table:table-cell>
          <table:table-cell table:formula="of:=[.C1766]+0.2" office:value-type="float" office:value="352.999999999989" calcext:value-type="float">
            <text:p>352.999999999989</text:p>
          </table:table-cell>
        </table:table-row>
        <table:table-row table:style-name="ro1">
          <table:table-cell office:value-type="float" office:value="207.901" calcext:value-type="float">
            <text:p>2.08E+02</text:p>
          </table:table-cell>
          <table:table-cell office:value-type="float" office:value="103.512" calcext:value-type="float">
            <text:p>1.04E+02</text:p>
          </table:table-cell>
          <table:table-cell table:formula="of:=[.C1767]+0.2" office:value-type="float" office:value="353.199999999988" calcext:value-type="float">
            <text:p>353.199999999988</text:p>
          </table:table-cell>
        </table:table-row>
        <table:table-row table:style-name="ro1">
          <table:table-cell office:value-type="float" office:value="207.812" calcext:value-type="float">
            <text:p>2.08E+02</text:p>
          </table:table-cell>
          <table:table-cell office:value-type="float" office:value="103.473" calcext:value-type="float">
            <text:p>1.03E+02</text:p>
          </table:table-cell>
          <table:table-cell table:formula="of:=[.C1768]+0.2" office:value-type="float" office:value="353.399999999988" calcext:value-type="float">
            <text:p>353.399999999988</text:p>
          </table:table-cell>
        </table:table-row>
        <table:table-row table:style-name="ro1">
          <table:table-cell office:value-type="float" office:value="207.724" calcext:value-type="float">
            <text:p>2.08E+02</text:p>
          </table:table-cell>
          <table:table-cell office:value-type="float" office:value="103.433" calcext:value-type="float">
            <text:p>1.03E+02</text:p>
          </table:table-cell>
          <table:table-cell table:formula="of:=[.C1769]+0.2" office:value-type="float" office:value="353.599999999988" calcext:value-type="float">
            <text:p>353.599999999988</text:p>
          </table:table-cell>
        </table:table-row>
        <table:table-row table:style-name="ro1">
          <table:table-cell office:value-type="float" office:value="207.636" calcext:value-type="float">
            <text:p>2.08E+02</text:p>
          </table:table-cell>
          <table:table-cell office:value-type="float" office:value="103.394" calcext:value-type="float">
            <text:p>1.03E+02</text:p>
          </table:table-cell>
          <table:table-cell table:formula="of:=[.C1770]+0.2" office:value-type="float" office:value="353.799999999988" calcext:value-type="float">
            <text:p>353.799999999988</text:p>
          </table:table-cell>
        </table:table-row>
        <table:table-row table:style-name="ro1">
          <table:table-cell office:value-type="float" office:value="207.548" calcext:value-type="float">
            <text:p>2.08E+02</text:p>
          </table:table-cell>
          <table:table-cell office:value-type="float" office:value="103.355" calcext:value-type="float">
            <text:p>1.03E+02</text:p>
          </table:table-cell>
          <table:table-cell table:formula="of:=[.C1771]+0.2" office:value-type="float" office:value="353.999999999988" calcext:value-type="float">
            <text:p>353.999999999988</text:p>
          </table:table-cell>
        </table:table-row>
        <table:table-row table:style-name="ro1">
          <table:table-cell office:value-type="float" office:value="207.46" calcext:value-type="float">
            <text:p>2.07E+02</text:p>
          </table:table-cell>
          <table:table-cell office:value-type="float" office:value="103.316" calcext:value-type="float">
            <text:p>1.03E+02</text:p>
          </table:table-cell>
          <table:table-cell table:formula="of:=[.C1772]+0.2" office:value-type="float" office:value="354.199999999988" calcext:value-type="float">
            <text:p>354.199999999988</text:p>
          </table:table-cell>
        </table:table-row>
        <table:table-row table:style-name="ro1">
          <table:table-cell office:value-type="float" office:value="207.372" calcext:value-type="float">
            <text:p>2.07E+02</text:p>
          </table:table-cell>
          <table:table-cell office:value-type="float" office:value="103.277" calcext:value-type="float">
            <text:p>1.03E+02</text:p>
          </table:table-cell>
          <table:table-cell table:formula="of:=[.C1773]+0.2" office:value-type="float" office:value="354.399999999988" calcext:value-type="float">
            <text:p>354.399999999988</text:p>
          </table:table-cell>
        </table:table-row>
        <table:table-row table:style-name="ro1">
          <table:table-cell office:value-type="float" office:value="207.285" calcext:value-type="float">
            <text:p>2.07E+02</text:p>
          </table:table-cell>
          <table:table-cell office:value-type="float" office:value="103.238" calcext:value-type="float">
            <text:p>1.03E+02</text:p>
          </table:table-cell>
          <table:table-cell table:formula="of:=[.C1774]+0.2" office:value-type="float" office:value="354.599999999988" calcext:value-type="float">
            <text:p>354.599999999988</text:p>
          </table:table-cell>
        </table:table-row>
        <table:table-row table:style-name="ro1">
          <table:table-cell office:value-type="float" office:value="207.197" calcext:value-type="float">
            <text:p>2.07E+02</text:p>
          </table:table-cell>
          <table:table-cell office:value-type="float" office:value="103.199" calcext:value-type="float">
            <text:p>1.03E+02</text:p>
          </table:table-cell>
          <table:table-cell table:formula="of:=[.C1775]+0.2" office:value-type="float" office:value="354.799999999988" calcext:value-type="float">
            <text:p>354.799999999988</text:p>
          </table:table-cell>
        </table:table-row>
        <table:table-row table:style-name="ro1">
          <table:table-cell office:value-type="float" office:value="207.11" calcext:value-type="float">
            <text:p>2.07E+02</text:p>
          </table:table-cell>
          <table:table-cell office:value-type="float" office:value="103.16" calcext:value-type="float">
            <text:p>1.03E+02</text:p>
          </table:table-cell>
          <table:table-cell table:formula="of:=[.C1776]+0.2" office:value-type="float" office:value="354.999999999988" calcext:value-type="float">
            <text:p>354.999999999988</text:p>
          </table:table-cell>
        </table:table-row>
        <table:table-row table:style-name="ro1">
          <table:table-cell office:value-type="float" office:value="207.022" calcext:value-type="float">
            <text:p>2.07E+02</text:p>
          </table:table-cell>
          <table:table-cell office:value-type="float" office:value="103.121" calcext:value-type="float">
            <text:p>1.03E+02</text:p>
          </table:table-cell>
          <table:table-cell table:formula="of:=[.C1777]+0.2" office:value-type="float" office:value="355.199999999988" calcext:value-type="float">
            <text:p>355.199999999988</text:p>
          </table:table-cell>
        </table:table-row>
        <table:table-row table:style-name="ro1">
          <table:table-cell office:value-type="float" office:value="206.935" calcext:value-type="float">
            <text:p>2.07E+02</text:p>
          </table:table-cell>
          <table:table-cell office:value-type="float" office:value="103.083" calcext:value-type="float">
            <text:p>1.03E+02</text:p>
          </table:table-cell>
          <table:table-cell table:formula="of:=[.C1778]+0.2" office:value-type="float" office:value="355.399999999988" calcext:value-type="float">
            <text:p>355.399999999988</text:p>
          </table:table-cell>
        </table:table-row>
        <table:table-row table:style-name="ro1">
          <table:table-cell office:value-type="float" office:value="206.848" calcext:value-type="float">
            <text:p>2.07E+02</text:p>
          </table:table-cell>
          <table:table-cell office:value-type="float" office:value="103.044" calcext:value-type="float">
            <text:p>1.03E+02</text:p>
          </table:table-cell>
          <table:table-cell table:formula="of:=[.C1779]+0.2" office:value-type="float" office:value="355.599999999988" calcext:value-type="float">
            <text:p>355.599999999988</text:p>
          </table:table-cell>
        </table:table-row>
        <table:table-row table:style-name="ro1">
          <table:table-cell office:value-type="float" office:value="206.761" calcext:value-type="float">
            <text:p>2.07E+02</text:p>
          </table:table-cell>
          <table:table-cell office:value-type="float" office:value="103.005" calcext:value-type="float">
            <text:p>1.03E+02</text:p>
          </table:table-cell>
          <table:table-cell table:formula="of:=[.C1780]+0.2" office:value-type="float" office:value="355.799999999988" calcext:value-type="float">
            <text:p>355.799999999988</text:p>
          </table:table-cell>
        </table:table-row>
        <table:table-row table:style-name="ro1">
          <table:table-cell office:value-type="float" office:value="206.674" calcext:value-type="float">
            <text:p>2.07E+02</text:p>
          </table:table-cell>
          <table:table-cell office:value-type="float" office:value="102.967" calcext:value-type="float">
            <text:p>1.03E+02</text:p>
          </table:table-cell>
          <table:table-cell table:formula="of:=[.C1781]+0.2" office:value-type="float" office:value="355.999999999988" calcext:value-type="float">
            <text:p>355.999999999988</text:p>
          </table:table-cell>
        </table:table-row>
        <table:table-row table:style-name="ro1">
          <table:table-cell office:value-type="float" office:value="206.588" calcext:value-type="float">
            <text:p>2.07E+02</text:p>
          </table:table-cell>
          <table:table-cell office:value-type="float" office:value="102.928" calcext:value-type="float">
            <text:p>1.03E+02</text:p>
          </table:table-cell>
          <table:table-cell table:formula="of:=[.C1782]+0.2" office:value-type="float" office:value="356.199999999988" calcext:value-type="float">
            <text:p>356.199999999988</text:p>
          </table:table-cell>
        </table:table-row>
        <table:table-row table:style-name="ro1">
          <table:table-cell office:value-type="float" office:value="206.501" calcext:value-type="float">
            <text:p>2.07E+02</text:p>
          </table:table-cell>
          <table:table-cell office:value-type="float" office:value="102.89" calcext:value-type="float">
            <text:p>1.03E+02</text:p>
          </table:table-cell>
          <table:table-cell table:formula="of:=[.C1783]+0.2" office:value-type="float" office:value="356.399999999988" calcext:value-type="float">
            <text:p>356.399999999988</text:p>
          </table:table-cell>
        </table:table-row>
        <table:table-row table:style-name="ro1">
          <table:table-cell office:value-type="float" office:value="206.415" calcext:value-type="float">
            <text:p>2.06E+02</text:p>
          </table:table-cell>
          <table:table-cell office:value-type="float" office:value="102.851" calcext:value-type="float">
            <text:p>1.03E+02</text:p>
          </table:table-cell>
          <table:table-cell table:formula="of:=[.C1784]+0.2" office:value-type="float" office:value="356.599999999988" calcext:value-type="float">
            <text:p>356.599999999988</text:p>
          </table:table-cell>
        </table:table-row>
        <table:table-row table:style-name="ro1">
          <table:table-cell office:value-type="float" office:value="206.328" calcext:value-type="float">
            <text:p>2.06E+02</text:p>
          </table:table-cell>
          <table:table-cell office:value-type="float" office:value="102.813" calcext:value-type="float">
            <text:p>1.03E+02</text:p>
          </table:table-cell>
          <table:table-cell table:formula="of:=[.C1785]+0.2" office:value-type="float" office:value="356.799999999988" calcext:value-type="float">
            <text:p>356.799999999988</text:p>
          </table:table-cell>
        </table:table-row>
        <table:table-row table:style-name="ro1">
          <table:table-cell office:value-type="float" office:value="206.242" calcext:value-type="float">
            <text:p>2.06E+02</text:p>
          </table:table-cell>
          <table:table-cell office:value-type="float" office:value="102.775" calcext:value-type="float">
            <text:p>1.03E+02</text:p>
          </table:table-cell>
          <table:table-cell table:formula="of:=[.C1786]+0.2" office:value-type="float" office:value="356.999999999988" calcext:value-type="float">
            <text:p>356.999999999988</text:p>
          </table:table-cell>
        </table:table-row>
        <table:table-row table:style-name="ro1">
          <table:table-cell office:value-type="float" office:value="206.156" calcext:value-type="float">
            <text:p>2.06E+02</text:p>
          </table:table-cell>
          <table:table-cell office:value-type="float" office:value="102.736" calcext:value-type="float">
            <text:p>1.03E+02</text:p>
          </table:table-cell>
          <table:table-cell table:formula="of:=[.C1787]+0.2" office:value-type="float" office:value="357.199999999988" calcext:value-type="float">
            <text:p>357.199999999988</text:p>
          </table:table-cell>
        </table:table-row>
        <table:table-row table:style-name="ro1">
          <table:table-cell office:value-type="float" office:value="206.07" calcext:value-type="float">
            <text:p>2.06E+02</text:p>
          </table:table-cell>
          <table:table-cell office:value-type="float" office:value="102.698" calcext:value-type="float">
            <text:p>1.03E+02</text:p>
          </table:table-cell>
          <table:table-cell table:formula="of:=[.C1788]+0.2" office:value-type="float" office:value="357.399999999988" calcext:value-type="float">
            <text:p>357.399999999988</text:p>
          </table:table-cell>
        </table:table-row>
        <table:table-row table:style-name="ro1">
          <table:table-cell office:value-type="float" office:value="205.984" calcext:value-type="float">
            <text:p>2.06E+02</text:p>
          </table:table-cell>
          <table:table-cell office:value-type="float" office:value="102.66" calcext:value-type="float">
            <text:p>1.03E+02</text:p>
          </table:table-cell>
          <table:table-cell table:formula="of:=[.C1789]+0.2" office:value-type="float" office:value="357.599999999988" calcext:value-type="float">
            <text:p>357.599999999988</text:p>
          </table:table-cell>
        </table:table-row>
        <table:table-row table:style-name="ro1">
          <table:table-cell office:value-type="float" office:value="205.899" calcext:value-type="float">
            <text:p>2.06E+02</text:p>
          </table:table-cell>
          <table:table-cell office:value-type="float" office:value="102.622" calcext:value-type="float">
            <text:p>1.03E+02</text:p>
          </table:table-cell>
          <table:table-cell table:formula="of:=[.C1790]+0.2" office:value-type="float" office:value="357.799999999988" calcext:value-type="float">
            <text:p>357.799999999988</text:p>
          </table:table-cell>
        </table:table-row>
        <table:table-row table:style-name="ro1">
          <table:table-cell office:value-type="float" office:value="205.813" calcext:value-type="float">
            <text:p>2.06E+02</text:p>
          </table:table-cell>
          <table:table-cell office:value-type="float" office:value="102.584" calcext:value-type="float">
            <text:p>1.03E+02</text:p>
          </table:table-cell>
          <table:table-cell table:formula="of:=[.C1791]+0.2" office:value-type="float" office:value="357.999999999988" calcext:value-type="float">
            <text:p>357.999999999988</text:p>
          </table:table-cell>
        </table:table-row>
        <table:table-row table:style-name="ro1">
          <table:table-cell office:value-type="float" office:value="205.728" calcext:value-type="float">
            <text:p>2.06E+02</text:p>
          </table:table-cell>
          <table:table-cell office:value-type="float" office:value="102.546" calcext:value-type="float">
            <text:p>1.03E+02</text:p>
          </table:table-cell>
          <table:table-cell table:formula="of:=[.C1792]+0.2" office:value-type="float" office:value="358.199999999988" calcext:value-type="float">
            <text:p>358.199999999988</text:p>
          </table:table-cell>
        </table:table-row>
        <table:table-row table:style-name="ro1">
          <table:table-cell office:value-type="float" office:value="205.642" calcext:value-type="float">
            <text:p>2.06E+02</text:p>
          </table:table-cell>
          <table:table-cell office:value-type="float" office:value="102.508" calcext:value-type="float">
            <text:p>1.03E+02</text:p>
          </table:table-cell>
          <table:table-cell table:formula="of:=[.C1793]+0.2" office:value-type="float" office:value="358.399999999988" calcext:value-type="float">
            <text:p>358.399999999988</text:p>
          </table:table-cell>
        </table:table-row>
        <table:table-row table:style-name="ro1">
          <table:table-cell office:value-type="float" office:value="205.557" calcext:value-type="float">
            <text:p>2.06E+02</text:p>
          </table:table-cell>
          <table:table-cell office:value-type="float" office:value="102.47" calcext:value-type="float">
            <text:p>1.02E+02</text:p>
          </table:table-cell>
          <table:table-cell table:formula="of:=[.C1794]+0.2" office:value-type="float" office:value="358.599999999988" calcext:value-type="float">
            <text:p>358.599999999988</text:p>
          </table:table-cell>
        </table:table-row>
        <table:table-row table:style-name="ro1">
          <table:table-cell office:value-type="float" office:value="205.472" calcext:value-type="float">
            <text:p>2.05E+02</text:p>
          </table:table-cell>
          <table:table-cell office:value-type="float" office:value="102.432" calcext:value-type="float">
            <text:p>1.02E+02</text:p>
          </table:table-cell>
          <table:table-cell table:formula="of:=[.C1795]+0.2" office:value-type="float" office:value="358.799999999988" calcext:value-type="float">
            <text:p>358.799999999988</text:p>
          </table:table-cell>
        </table:table-row>
        <table:table-row table:style-name="ro1">
          <table:table-cell office:value-type="float" office:value="205.387" calcext:value-type="float">
            <text:p>2.05E+02</text:p>
          </table:table-cell>
          <table:table-cell office:value-type="float" office:value="102.395" calcext:value-type="float">
            <text:p>1.02E+02</text:p>
          </table:table-cell>
          <table:table-cell table:formula="of:=[.C1796]+0.2" office:value-type="float" office:value="358.999999999988" calcext:value-type="float">
            <text:p>358.999999999988</text:p>
          </table:table-cell>
        </table:table-row>
        <table:table-row table:style-name="ro1">
          <table:table-cell office:value-type="float" office:value="205.302" calcext:value-type="float">
            <text:p>2.05E+02</text:p>
          </table:table-cell>
          <table:table-cell office:value-type="float" office:value="102.357" calcext:value-type="float">
            <text:p>1.02E+02</text:p>
          </table:table-cell>
          <table:table-cell table:formula="of:=[.C1797]+0.2" office:value-type="float" office:value="359.199999999988" calcext:value-type="float">
            <text:p>359.199999999988</text:p>
          </table:table-cell>
        </table:table-row>
        <table:table-row table:style-name="ro1">
          <table:table-cell office:value-type="float" office:value="205.218" calcext:value-type="float">
            <text:p>2.05E+02</text:p>
          </table:table-cell>
          <table:table-cell office:value-type="float" office:value="102.319" calcext:value-type="float">
            <text:p>1.02E+02</text:p>
          </table:table-cell>
          <table:table-cell table:formula="of:=[.C1798]+0.2" office:value-type="float" office:value="359.399999999988" calcext:value-type="float">
            <text:p>359.399999999988</text:p>
          </table:table-cell>
        </table:table-row>
        <table:table-row table:style-name="ro1">
          <table:table-cell office:value-type="float" office:value="205.133" calcext:value-type="float">
            <text:p>2.05E+02</text:p>
          </table:table-cell>
          <table:table-cell office:value-type="float" office:value="102.282" calcext:value-type="float">
            <text:p>1.02E+02</text:p>
          </table:table-cell>
          <table:table-cell table:formula="of:=[.C1799]+0.2" office:value-type="float" office:value="359.599999999988" calcext:value-type="float">
            <text:p>359.599999999988</text:p>
          </table:table-cell>
        </table:table-row>
        <table:table-row table:style-name="ro1">
          <table:table-cell office:value-type="float" office:value="205.049" calcext:value-type="float">
            <text:p>2.05E+02</text:p>
          </table:table-cell>
          <table:table-cell office:value-type="float" office:value="102.244" calcext:value-type="float">
            <text:p>1.02E+02</text:p>
          </table:table-cell>
          <table:table-cell table:formula="of:=[.C1800]+0.2" office:value-type="float" office:value="359.799999999988" calcext:value-type="float">
            <text:p>359.799999999988</text:p>
          </table:table-cell>
        </table:table-row>
        <table:table-row table:style-name="ro1">
          <table:table-cell office:value-type="float" office:value="204.965" calcext:value-type="float">
            <text:p>2.05E+02</text:p>
          </table:table-cell>
          <table:table-cell office:value-type="float" office:value="102.207" calcext:value-type="float">
            <text:p>1.02E+02</text:p>
          </table:table-cell>
          <table:table-cell table:formula="of:=[.C1801]+0.2" office:value-type="float" office:value="359.999999999988" calcext:value-type="float">
            <text:p>359.999999999988</text:p>
          </table:table-cell>
        </table:table-row>
        <table:table-row table:style-name="ro1">
          <table:table-cell office:value-type="float" office:value="204.88" calcext:value-type="float">
            <text:p>2.05E+02</text:p>
          </table:table-cell>
          <table:table-cell office:value-type="float" office:value="102.169" calcext:value-type="float">
            <text:p>1.02E+02</text:p>
          </table:table-cell>
          <table:table-cell table:formula="of:=[.C1802]+0.2" office:value-type="float" office:value="360.199999999988" calcext:value-type="float">
            <text:p>360.199999999988</text:p>
          </table:table-cell>
        </table:table-row>
        <table:table-row table:style-name="ro1">
          <table:table-cell office:value-type="float" office:value="204.796" calcext:value-type="float">
            <text:p>2.05E+02</text:p>
          </table:table-cell>
          <table:table-cell office:value-type="float" office:value="102.132" calcext:value-type="float">
            <text:p>1.02E+02</text:p>
          </table:table-cell>
          <table:table-cell table:formula="of:=[.C1803]+0.2" office:value-type="float" office:value="360.399999999988" calcext:value-type="float">
            <text:p>360.399999999988</text:p>
          </table:table-cell>
        </table:table-row>
        <table:table-row table:style-name="ro1">
          <table:table-cell office:value-type="float" office:value="204.713" calcext:value-type="float">
            <text:p>2.05E+02</text:p>
          </table:table-cell>
          <table:table-cell office:value-type="float" office:value="102.095" calcext:value-type="float">
            <text:p>1.02E+02</text:p>
          </table:table-cell>
          <table:table-cell table:formula="of:=[.C1804]+0.2" office:value-type="float" office:value="360.599999999988" calcext:value-type="float">
            <text:p>360.599999999988</text:p>
          </table:table-cell>
        </table:table-row>
        <table:table-row table:style-name="ro1">
          <table:table-cell office:value-type="float" office:value="204.629" calcext:value-type="float">
            <text:p>2.05E+02</text:p>
          </table:table-cell>
          <table:table-cell office:value-type="float" office:value="102.058" calcext:value-type="float">
            <text:p>1.02E+02</text:p>
          </table:table-cell>
          <table:table-cell table:formula="of:=[.C1805]+0.2" office:value-type="float" office:value="360.799999999988" calcext:value-type="float">
            <text:p>360.799999999988</text:p>
          </table:table-cell>
        </table:table-row>
        <table:table-row table:style-name="ro1">
          <table:table-cell office:value-type="float" office:value="204.545" calcext:value-type="float">
            <text:p>2.05E+02</text:p>
          </table:table-cell>
          <table:table-cell office:value-type="float" office:value="102.02" calcext:value-type="float">
            <text:p>1.02E+02</text:p>
          </table:table-cell>
          <table:table-cell table:formula="of:=[.C1806]+0.2" office:value-type="float" office:value="360.999999999988" calcext:value-type="float">
            <text:p>360.999999999988</text:p>
          </table:table-cell>
        </table:table-row>
        <table:table-row table:style-name="ro1">
          <table:table-cell office:value-type="float" office:value="204.462" calcext:value-type="float">
            <text:p>2.04E+02</text:p>
          </table:table-cell>
          <table:table-cell office:value-type="float" office:value="101.983" calcext:value-type="float">
            <text:p>1.02E+02</text:p>
          </table:table-cell>
          <table:table-cell table:formula="of:=[.C1807]+0.2" office:value-type="float" office:value="361.199999999988" calcext:value-type="float">
            <text:p>361.199999999988</text:p>
          </table:table-cell>
        </table:table-row>
        <table:table-row table:style-name="ro1">
          <table:table-cell office:value-type="float" office:value="204.379" calcext:value-type="float">
            <text:p>2.04E+02</text:p>
          </table:table-cell>
          <table:table-cell office:value-type="float" office:value="101.946" calcext:value-type="float">
            <text:p>1.02E+02</text:p>
          </table:table-cell>
          <table:table-cell table:formula="of:=[.C1808]+0.2" office:value-type="float" office:value="361.399999999988" calcext:value-type="float">
            <text:p>361.399999999988</text:p>
          </table:table-cell>
        </table:table-row>
        <table:table-row table:style-name="ro1">
          <table:table-cell office:value-type="float" office:value="204.295" calcext:value-type="float">
            <text:p>2.04E+02</text:p>
          </table:table-cell>
          <table:table-cell office:value-type="float" office:value="101.909" calcext:value-type="float">
            <text:p>1.02E+02</text:p>
          </table:table-cell>
          <table:table-cell table:formula="of:=[.C1809]+0.2" office:value-type="float" office:value="361.599999999988" calcext:value-type="float">
            <text:p>361.599999999988</text:p>
          </table:table-cell>
        </table:table-row>
        <table:table-row table:style-name="ro1">
          <table:table-cell office:value-type="float" office:value="204.212" calcext:value-type="float">
            <text:p>2.04E+02</text:p>
          </table:table-cell>
          <table:table-cell office:value-type="float" office:value="101.872" calcext:value-type="float">
            <text:p>1.02E+02</text:p>
          </table:table-cell>
          <table:table-cell table:formula="of:=[.C1810]+0.2" office:value-type="float" office:value="361.799999999988" calcext:value-type="float">
            <text:p>361.799999999988</text:p>
          </table:table-cell>
        </table:table-row>
        <table:table-row table:style-name="ro1">
          <table:table-cell office:value-type="float" office:value="204.129" calcext:value-type="float">
            <text:p>2.04E+02</text:p>
          </table:table-cell>
          <table:table-cell office:value-type="float" office:value="101.836" calcext:value-type="float">
            <text:p>1.02E+02</text:p>
          </table:table-cell>
          <table:table-cell table:formula="of:=[.C1811]+0.2" office:value-type="float" office:value="361.999999999988" calcext:value-type="float">
            <text:p>361.999999999988</text:p>
          </table:table-cell>
        </table:table-row>
        <table:table-row table:style-name="ro1">
          <table:table-cell office:value-type="float" office:value="204.047" calcext:value-type="float">
            <text:p>2.04E+02</text:p>
          </table:table-cell>
          <table:table-cell office:value-type="float" office:value="101.799" calcext:value-type="float">
            <text:p>1.02E+02</text:p>
          </table:table-cell>
          <table:table-cell table:formula="of:=[.C1812]+0.2" office:value-type="float" office:value="362.199999999988" calcext:value-type="float">
            <text:p>362.199999999988</text:p>
          </table:table-cell>
        </table:table-row>
        <table:table-row table:style-name="ro1">
          <table:table-cell office:value-type="float" office:value="203.964" calcext:value-type="float">
            <text:p>2.04E+02</text:p>
          </table:table-cell>
          <table:table-cell office:value-type="float" office:value="101.762" calcext:value-type="float">
            <text:p>1.02E+02</text:p>
          </table:table-cell>
          <table:table-cell table:formula="of:=[.C1813]+0.2" office:value-type="float" office:value="362.399999999988" calcext:value-type="float">
            <text:p>362.399999999988</text:p>
          </table:table-cell>
        </table:table-row>
        <table:table-row table:style-name="ro1">
          <table:table-cell office:value-type="float" office:value="203.881" calcext:value-type="float">
            <text:p>2.04E+02</text:p>
          </table:table-cell>
          <table:table-cell office:value-type="float" office:value="101.725" calcext:value-type="float">
            <text:p>1.02E+02</text:p>
          </table:table-cell>
          <table:table-cell table:formula="of:=[.C1814]+0.2" office:value-type="float" office:value="362.599999999988" calcext:value-type="float">
            <text:p>362.599999999988</text:p>
          </table:table-cell>
        </table:table-row>
        <table:table-row table:style-name="ro1">
          <table:table-cell office:value-type="float" office:value="203.799" calcext:value-type="float">
            <text:p>2.04E+02</text:p>
          </table:table-cell>
          <table:table-cell office:value-type="float" office:value="101.689" calcext:value-type="float">
            <text:p>1.02E+02</text:p>
          </table:table-cell>
          <table:table-cell table:formula="of:=[.C1815]+0.2" office:value-type="float" office:value="362.799999999988" calcext:value-type="float">
            <text:p>362.799999999988</text:p>
          </table:table-cell>
        </table:table-row>
        <table:table-row table:style-name="ro1">
          <table:table-cell office:value-type="float" office:value="203.717" calcext:value-type="float">
            <text:p>2.04E+02</text:p>
          </table:table-cell>
          <table:table-cell office:value-type="float" office:value="101.652" calcext:value-type="float">
            <text:p>1.02E+02</text:p>
          </table:table-cell>
          <table:table-cell table:formula="of:=[.C1816]+0.2" office:value-type="float" office:value="362.999999999988" calcext:value-type="float">
            <text:p>362.999999999988</text:p>
          </table:table-cell>
        </table:table-row>
        <table:table-row table:style-name="ro1">
          <table:table-cell office:value-type="float" office:value="203.635" calcext:value-type="float">
            <text:p>2.04E+02</text:p>
          </table:table-cell>
          <table:table-cell office:value-type="float" office:value="101.616" calcext:value-type="float">
            <text:p>1.02E+02</text:p>
          </table:table-cell>
          <table:table-cell table:formula="of:=[.C1817]+0.2" office:value-type="float" office:value="363.199999999988" calcext:value-type="float">
            <text:p>363.199999999988</text:p>
          </table:table-cell>
        </table:table-row>
        <table:table-row table:style-name="ro1">
          <table:table-cell office:value-type="float" office:value="203.553" calcext:value-type="float">
            <text:p>2.04E+02</text:p>
          </table:table-cell>
          <table:table-cell office:value-type="float" office:value="101.579" calcext:value-type="float">
            <text:p>1.02E+02</text:p>
          </table:table-cell>
          <table:table-cell table:formula="of:=[.C1818]+0.2" office:value-type="float" office:value="363.399999999988" calcext:value-type="float">
            <text:p>363.399999999988</text:p>
          </table:table-cell>
        </table:table-row>
        <table:table-row table:style-name="ro1">
          <table:table-cell office:value-type="float" office:value="203.471" calcext:value-type="float">
            <text:p>2.03E+02</text:p>
          </table:table-cell>
          <table:table-cell office:value-type="float" office:value="101.543" calcext:value-type="float">
            <text:p>1.02E+02</text:p>
          </table:table-cell>
          <table:table-cell table:formula="of:=[.C1819]+0.2" office:value-type="float" office:value="363.599999999988" calcext:value-type="float">
            <text:p>363.599999999988</text:p>
          </table:table-cell>
        </table:table-row>
        <table:table-row table:style-name="ro1">
          <table:table-cell office:value-type="float" office:value="203.389" calcext:value-type="float">
            <text:p>2.03E+02</text:p>
          </table:table-cell>
          <table:table-cell office:value-type="float" office:value="101.507" calcext:value-type="float">
            <text:p>1.02E+02</text:p>
          </table:table-cell>
          <table:table-cell table:formula="of:=[.C1820]+0.2" office:value-type="float" office:value="363.799999999988" calcext:value-type="float">
            <text:p>363.799999999988</text:p>
          </table:table-cell>
        </table:table-row>
        <table:table-row table:style-name="ro1">
          <table:table-cell office:value-type="float" office:value="203.308" calcext:value-type="float">
            <text:p>2.03E+02</text:p>
          </table:table-cell>
          <table:table-cell office:value-type="float" office:value="101.47" calcext:value-type="float">
            <text:p>1.01E+02</text:p>
          </table:table-cell>
          <table:table-cell table:formula="of:=[.C1821]+0.2" office:value-type="float" office:value="363.999999999988" calcext:value-type="float">
            <text:p>363.999999999988</text:p>
          </table:table-cell>
        </table:table-row>
        <table:table-row table:style-name="ro1">
          <table:table-cell office:value-type="float" office:value="203.226" calcext:value-type="float">
            <text:p>2.03E+02</text:p>
          </table:table-cell>
          <table:table-cell office:value-type="float" office:value="101.434" calcext:value-type="float">
            <text:p>1.01E+02</text:p>
          </table:table-cell>
          <table:table-cell table:formula="of:=[.C1822]+0.2" office:value-type="float" office:value="364.199999999988" calcext:value-type="float">
            <text:p>364.199999999988</text:p>
          </table:table-cell>
        </table:table-row>
        <table:table-row table:style-name="ro1">
          <table:table-cell office:value-type="float" office:value="203.145" calcext:value-type="float">
            <text:p>2.03E+02</text:p>
          </table:table-cell>
          <table:table-cell office:value-type="float" office:value="101.398" calcext:value-type="float">
            <text:p>1.01E+02</text:p>
          </table:table-cell>
          <table:table-cell table:formula="of:=[.C1823]+0.2" office:value-type="float" office:value="364.399999999988" calcext:value-type="float">
            <text:p>364.399999999988</text:p>
          </table:table-cell>
        </table:table-row>
        <table:table-row table:style-name="ro1">
          <table:table-cell office:value-type="float" office:value="203.064" calcext:value-type="float">
            <text:p>2.03E+02</text:p>
          </table:table-cell>
          <table:table-cell office:value-type="float" office:value="101.362" calcext:value-type="float">
            <text:p>1.01E+02</text:p>
          </table:table-cell>
          <table:table-cell table:formula="of:=[.C1824]+0.2" office:value-type="float" office:value="364.599999999988" calcext:value-type="float">
            <text:p>364.599999999988</text:p>
          </table:table-cell>
        </table:table-row>
        <table:table-row table:style-name="ro1">
          <table:table-cell office:value-type="float" office:value="202.983" calcext:value-type="float">
            <text:p>2.03E+02</text:p>
          </table:table-cell>
          <table:table-cell office:value-type="float" office:value="101.326" calcext:value-type="float">
            <text:p>1.01E+02</text:p>
          </table:table-cell>
          <table:table-cell table:formula="of:=[.C1825]+0.2" office:value-type="float" office:value="364.799999999988" calcext:value-type="float">
            <text:p>364.799999999988</text:p>
          </table:table-cell>
        </table:table-row>
        <table:table-row table:style-name="ro1">
          <table:table-cell office:value-type="float" office:value="202.902" calcext:value-type="float">
            <text:p>2.03E+02</text:p>
          </table:table-cell>
          <table:table-cell office:value-type="float" office:value="101.29" calcext:value-type="float">
            <text:p>1.01E+02</text:p>
          </table:table-cell>
          <table:table-cell table:formula="of:=[.C1826]+0.2" office:value-type="float" office:value="364.999999999988" calcext:value-type="float">
            <text:p>364.999999999988</text:p>
          </table:table-cell>
        </table:table-row>
        <table:table-row table:style-name="ro1">
          <table:table-cell office:value-type="float" office:value="202.822" calcext:value-type="float">
            <text:p>2.03E+02</text:p>
          </table:table-cell>
          <table:table-cell office:value-type="float" office:value="101.254" calcext:value-type="float">
            <text:p>1.01E+02</text:p>
          </table:table-cell>
          <table:table-cell table:formula="of:=[.C1827]+0.2" office:value-type="float" office:value="365.199999999988" calcext:value-type="float">
            <text:p>365.199999999988</text:p>
          </table:table-cell>
        </table:table-row>
        <table:table-row table:style-name="ro1">
          <table:table-cell office:value-type="float" office:value="202.741" calcext:value-type="float">
            <text:p>2.03E+02</text:p>
          </table:table-cell>
          <table:table-cell office:value-type="float" office:value="101.218" calcext:value-type="float">
            <text:p>1.01E+02</text:p>
          </table:table-cell>
          <table:table-cell table:formula="of:=[.C1828]+0.2" office:value-type="float" office:value="365.399999999988" calcext:value-type="float">
            <text:p>365.399999999988</text:p>
          </table:table-cell>
        </table:table-row>
        <table:table-row table:style-name="ro1">
          <table:table-cell office:value-type="float" office:value="202.661" calcext:value-type="float">
            <text:p>2.03E+02</text:p>
          </table:table-cell>
          <table:table-cell office:value-type="float" office:value="101.183" calcext:value-type="float">
            <text:p>1.01E+02</text:p>
          </table:table-cell>
          <table:table-cell table:formula="of:=[.C1829]+0.2" office:value-type="float" office:value="365.599999999988" calcext:value-type="float">
            <text:p>365.599999999988</text:p>
          </table:table-cell>
        </table:table-row>
        <table:table-row table:style-name="ro1">
          <table:table-cell office:value-type="float" office:value="202.581" calcext:value-type="float">
            <text:p>2.03E+02</text:p>
          </table:table-cell>
          <table:table-cell office:value-type="float" office:value="101.147" calcext:value-type="float">
            <text:p>1.01E+02</text:p>
          </table:table-cell>
          <table:table-cell table:formula="of:=[.C1830]+0.2" office:value-type="float" office:value="365.799999999988" calcext:value-type="float">
            <text:p>365.799999999988</text:p>
          </table:table-cell>
        </table:table-row>
        <table:table-row table:style-name="ro1">
          <table:table-cell office:value-type="float" office:value="202.5" calcext:value-type="float">
            <text:p>2.03E+02</text:p>
          </table:table-cell>
          <table:table-cell office:value-type="float" office:value="101.111" calcext:value-type="float">
            <text:p>1.01E+02</text:p>
          </table:table-cell>
          <table:table-cell table:formula="of:=[.C1831]+0.2" office:value-type="float" office:value="365.999999999988" calcext:value-type="float">
            <text:p>365.999999999988</text:p>
          </table:table-cell>
        </table:table-row>
        <table:table-row table:style-name="ro1">
          <table:table-cell office:value-type="float" office:value="202.42" calcext:value-type="float">
            <text:p>2.02E+02</text:p>
          </table:table-cell>
          <table:table-cell office:value-type="float" office:value="101.076" calcext:value-type="float">
            <text:p>1.01E+02</text:p>
          </table:table-cell>
          <table:table-cell table:formula="of:=[.C1832]+0.2" office:value-type="float" office:value="366.199999999988" calcext:value-type="float">
            <text:p>366.199999999988</text:p>
          </table:table-cell>
        </table:table-row>
        <table:table-row table:style-name="ro1">
          <table:table-cell office:value-type="float" office:value="202.341" calcext:value-type="float">
            <text:p>2.02E+02</text:p>
          </table:table-cell>
          <table:table-cell office:value-type="float" office:value="101.04" calcext:value-type="float">
            <text:p>1.01E+02</text:p>
          </table:table-cell>
          <table:table-cell table:formula="of:=[.C1833]+0.2" office:value-type="float" office:value="366.399999999988" calcext:value-type="float">
            <text:p>366.399999999988</text:p>
          </table:table-cell>
        </table:table-row>
        <table:table-row table:style-name="ro1">
          <table:table-cell office:value-type="float" office:value="202.261" calcext:value-type="float">
            <text:p>2.02E+02</text:p>
          </table:table-cell>
          <table:table-cell office:value-type="float" office:value="101.005" calcext:value-type="float">
            <text:p>1.01E+02</text:p>
          </table:table-cell>
          <table:table-cell table:formula="of:=[.C1834]+0.2" office:value-type="float" office:value="366.599999999988" calcext:value-type="float">
            <text:p>366.599999999988</text:p>
          </table:table-cell>
        </table:table-row>
        <table:table-row table:style-name="ro1">
          <table:table-cell office:value-type="float" office:value="202.181" calcext:value-type="float">
            <text:p>2.02E+02</text:p>
          </table:table-cell>
          <table:table-cell office:value-type="float" office:value="100.97" calcext:value-type="float">
            <text:p>1.01E+02</text:p>
          </table:table-cell>
          <table:table-cell table:formula="of:=[.C1835]+0.2" office:value-type="float" office:value="366.799999999988" calcext:value-type="float">
            <text:p>366.799999999988</text:p>
          </table:table-cell>
        </table:table-row>
        <table:table-row table:style-name="ro1">
          <table:table-cell office:value-type="float" office:value="202.102" calcext:value-type="float">
            <text:p>2.02E+02</text:p>
          </table:table-cell>
          <table:table-cell office:value-type="float" office:value="100.934" calcext:value-type="float">
            <text:p>1.01E+02</text:p>
          </table:table-cell>
          <table:table-cell table:formula="of:=[.C1836]+0.2" office:value-type="float" office:value="366.999999999988" calcext:value-type="float">
            <text:p>366.999999999988</text:p>
          </table:table-cell>
        </table:table-row>
        <table:table-row table:style-name="ro1">
          <table:table-cell office:value-type="float" office:value="202.023" calcext:value-type="float">
            <text:p>2.02E+02</text:p>
          </table:table-cell>
          <table:table-cell office:value-type="float" office:value="100.899" calcext:value-type="float">
            <text:p>1.01E+02</text:p>
          </table:table-cell>
          <table:table-cell table:formula="of:=[.C1837]+0.2" office:value-type="float" office:value="367.199999999988" calcext:value-type="float">
            <text:p>367.199999999988</text:p>
          </table:table-cell>
        </table:table-row>
        <table:table-row table:style-name="ro1">
          <table:table-cell office:value-type="float" office:value="201.944" calcext:value-type="float">
            <text:p>2.02E+02</text:p>
          </table:table-cell>
          <table:table-cell office:value-type="float" office:value="100.864" calcext:value-type="float">
            <text:p>1.01E+02</text:p>
          </table:table-cell>
          <table:table-cell table:formula="of:=[.C1838]+0.2" office:value-type="float" office:value="367.399999999988" calcext:value-type="float">
            <text:p>367.399999999988</text:p>
          </table:table-cell>
        </table:table-row>
        <table:table-row table:style-name="ro1">
          <table:table-cell office:value-type="float" office:value="201.865" calcext:value-type="float">
            <text:p>2.02E+02</text:p>
          </table:table-cell>
          <table:table-cell office:value-type="float" office:value="100.829" calcext:value-type="float">
            <text:p>1.01E+02</text:p>
          </table:table-cell>
          <table:table-cell table:formula="of:=[.C1839]+0.2" office:value-type="float" office:value="367.599999999988" calcext:value-type="float">
            <text:p>367.599999999988</text:p>
          </table:table-cell>
        </table:table-row>
        <table:table-row table:style-name="ro1">
          <table:table-cell office:value-type="float" office:value="201.786" calcext:value-type="float">
            <text:p>2.02E+02</text:p>
          </table:table-cell>
          <table:table-cell office:value-type="float" office:value="100.794" calcext:value-type="float">
            <text:p>1.01E+02</text:p>
          </table:table-cell>
          <table:table-cell table:formula="of:=[.C1840]+0.2" office:value-type="float" office:value="367.799999999988" calcext:value-type="float">
            <text:p>367.799999999988</text:p>
          </table:table-cell>
        </table:table-row>
        <table:table-row table:style-name="ro1">
          <table:table-cell office:value-type="float" office:value="201.707" calcext:value-type="float">
            <text:p>2.02E+02</text:p>
          </table:table-cell>
          <table:table-cell office:value-type="float" office:value="100.759" calcext:value-type="float">
            <text:p>1.01E+02</text:p>
          </table:table-cell>
          <table:table-cell table:formula="of:=[.C1841]+0.2" office:value-type="float" office:value="367.999999999988" calcext:value-type="float">
            <text:p>367.999999999988</text:p>
          </table:table-cell>
        </table:table-row>
        <table:table-row table:style-name="ro1">
          <table:table-cell office:value-type="float" office:value="201.629" calcext:value-type="float">
            <text:p>2.02E+02</text:p>
          </table:table-cell>
          <table:table-cell office:value-type="float" office:value="100.724" calcext:value-type="float">
            <text:p>1.01E+02</text:p>
          </table:table-cell>
          <table:table-cell table:formula="of:=[.C1842]+0.2" office:value-type="float" office:value="368.199999999988" calcext:value-type="float">
            <text:p>368.199999999988</text:p>
          </table:table-cell>
        </table:table-row>
        <table:table-row table:style-name="ro1">
          <table:table-cell office:value-type="float" office:value="201.551" calcext:value-type="float">
            <text:p>2.02E+02</text:p>
          </table:table-cell>
          <table:table-cell office:value-type="float" office:value="100.689" calcext:value-type="float">
            <text:p>1.01E+02</text:p>
          </table:table-cell>
          <table:table-cell table:formula="of:=[.C1843]+0.2" office:value-type="float" office:value="368.399999999988" calcext:value-type="float">
            <text:p>368.399999999988</text:p>
          </table:table-cell>
        </table:table-row>
        <table:table-row table:style-name="ro1">
          <table:table-cell office:value-type="float" office:value="201.472" calcext:value-type="float">
            <text:p>2.01E+02</text:p>
          </table:table-cell>
          <table:table-cell office:value-type="float" office:value="100.654" calcext:value-type="float">
            <text:p>1.01E+02</text:p>
          </table:table-cell>
          <table:table-cell table:formula="of:=[.C1844]+0.2" office:value-type="float" office:value="368.599999999988" calcext:value-type="float">
            <text:p>368.599999999988</text:p>
          </table:table-cell>
        </table:table-row>
        <table:table-row table:style-name="ro1">
          <table:table-cell office:value-type="float" office:value="201.394" calcext:value-type="float">
            <text:p>2.01E+02</text:p>
          </table:table-cell>
          <table:table-cell office:value-type="float" office:value="100.62" calcext:value-type="float">
            <text:p>1.01E+02</text:p>
          </table:table-cell>
          <table:table-cell table:formula="of:=[.C1845]+0.2" office:value-type="float" office:value="368.799999999988" calcext:value-type="float">
            <text:p>368.799999999988</text:p>
          </table:table-cell>
        </table:table-row>
        <table:table-row table:style-name="ro1">
          <table:table-cell office:value-type="float" office:value="201.317" calcext:value-type="float">
            <text:p>2.01E+02</text:p>
          </table:table-cell>
          <table:table-cell office:value-type="float" office:value="100.585" calcext:value-type="float">
            <text:p>1.01E+02</text:p>
          </table:table-cell>
          <table:table-cell table:formula="of:=[.C1846]+0.2" office:value-type="float" office:value="368.999999999988" calcext:value-type="float">
            <text:p>368.999999999988</text:p>
          </table:table-cell>
        </table:table-row>
        <table:table-row table:style-name="ro1">
          <table:table-cell office:value-type="float" office:value="201.239" calcext:value-type="float">
            <text:p>2.01E+02</text:p>
          </table:table-cell>
          <table:table-cell office:value-type="float" office:value="100.551" calcext:value-type="float">
            <text:p>1.01E+02</text:p>
          </table:table-cell>
          <table:table-cell table:formula="of:=[.C1847]+0.2" office:value-type="float" office:value="369.199999999988" calcext:value-type="float">
            <text:p>369.199999999988</text:p>
          </table:table-cell>
        </table:table-row>
        <table:table-row table:style-name="ro1">
          <table:table-cell office:value-type="float" office:value="201.161" calcext:value-type="float">
            <text:p>2.01E+02</text:p>
          </table:table-cell>
          <table:table-cell office:value-type="float" office:value="100.516" calcext:value-type="float">
            <text:p>1.01E+02</text:p>
          </table:table-cell>
          <table:table-cell table:formula="of:=[.C1848]+0.2" office:value-type="float" office:value="369.399999999988" calcext:value-type="float">
            <text:p>369.399999999988</text:p>
          </table:table-cell>
        </table:table-row>
        <table:table-row table:style-name="ro1">
          <table:table-cell office:value-type="float" office:value="201.084" calcext:value-type="float">
            <text:p>2.01E+02</text:p>
          </table:table-cell>
          <table:table-cell office:value-type="float" office:value="100.482" calcext:value-type="float">
            <text:p>1.00E+02</text:p>
          </table:table-cell>
          <table:table-cell table:formula="of:=[.C1849]+0.2" office:value-type="float" office:value="369.599999999988" calcext:value-type="float">
            <text:p>369.599999999988</text:p>
          </table:table-cell>
        </table:table-row>
        <table:table-row table:style-name="ro1">
          <table:table-cell office:value-type="float" office:value="201.006" calcext:value-type="float">
            <text:p>2.01E+02</text:p>
          </table:table-cell>
          <table:table-cell office:value-type="float" office:value="100.447" calcext:value-type="float">
            <text:p>1.00E+02</text:p>
          </table:table-cell>
          <table:table-cell table:formula="of:=[.C1850]+0.2" office:value-type="float" office:value="369.799999999988" calcext:value-type="float">
            <text:p>369.799999999988</text:p>
          </table:table-cell>
        </table:table-row>
        <table:table-row table:style-name="ro1">
          <table:table-cell office:value-type="float" office:value="200.929" calcext:value-type="float">
            <text:p>2.01E+02</text:p>
          </table:table-cell>
          <table:table-cell office:value-type="float" office:value="100.413" calcext:value-type="float">
            <text:p>1.00E+02</text:p>
          </table:table-cell>
          <table:table-cell table:formula="of:=[.C1851]+0.2" office:value-type="float" office:value="369.999999999988" calcext:value-type="float">
            <text:p>369.999999999988</text:p>
          </table:table-cell>
        </table:table-row>
        <table:table-row table:style-name="ro1">
          <table:table-cell office:value-type="float" office:value="200.852" calcext:value-type="float">
            <text:p>2.01E+02</text:p>
          </table:table-cell>
          <table:table-cell office:value-type="float" office:value="100.379" calcext:value-type="float">
            <text:p>1.00E+02</text:p>
          </table:table-cell>
          <table:table-cell table:formula="of:=[.C1852]+0.2" office:value-type="float" office:value="370.199999999988" calcext:value-type="float">
            <text:p>370.199999999988</text:p>
          </table:table-cell>
        </table:table-row>
        <table:table-row table:style-name="ro1">
          <table:table-cell office:value-type="float" office:value="200.776" calcext:value-type="float">
            <text:p>2.01E+02</text:p>
          </table:table-cell>
          <table:table-cell office:value-type="float" office:value="100.345" calcext:value-type="float">
            <text:p>1.00E+02</text:p>
          </table:table-cell>
          <table:table-cell table:formula="of:=[.C1853]+0.2" office:value-type="float" office:value="370.399999999988" calcext:value-type="float">
            <text:p>370.399999999988</text:p>
          </table:table-cell>
        </table:table-row>
        <table:table-row table:style-name="ro1">
          <table:table-cell office:value-type="float" office:value="200.699" calcext:value-type="float">
            <text:p>2.01E+02</text:p>
          </table:table-cell>
          <table:table-cell office:value-type="float" office:value="100.311" calcext:value-type="float">
            <text:p>1.00E+02</text:p>
          </table:table-cell>
          <table:table-cell table:formula="of:=[.C1854]+0.2" office:value-type="float" office:value="370.599999999988" calcext:value-type="float">
            <text:p>370.599999999988</text:p>
          </table:table-cell>
        </table:table-row>
        <table:table-row table:style-name="ro1">
          <table:table-cell office:value-type="float" office:value="200.622" calcext:value-type="float">
            <text:p>2.01E+02</text:p>
          </table:table-cell>
          <table:table-cell office:value-type="float" office:value="100.277" calcext:value-type="float">
            <text:p>1.00E+02</text:p>
          </table:table-cell>
          <table:table-cell table:formula="of:=[.C1855]+0.2" office:value-type="float" office:value="370.799999999987" calcext:value-type="float">
            <text:p>370.799999999987</text:p>
          </table:table-cell>
        </table:table-row>
        <table:table-row table:style-name="ro1">
          <table:table-cell office:value-type="float" office:value="200.546" calcext:value-type="float">
            <text:p>2.01E+02</text:p>
          </table:table-cell>
          <table:table-cell office:value-type="float" office:value="100.243" calcext:value-type="float">
            <text:p>1.00E+02</text:p>
          </table:table-cell>
          <table:table-cell table:formula="of:=[.C1856]+0.2" office:value-type="float" office:value="370.999999999987" calcext:value-type="float">
            <text:p>370.999999999987</text:p>
          </table:table-cell>
        </table:table-row>
        <table:table-row table:style-name="ro1">
          <table:table-cell office:value-type="float" office:value="200.47" calcext:value-type="float">
            <text:p>2.00E+02</text:p>
          </table:table-cell>
          <table:table-cell office:value-type="float" office:value="100.209" calcext:value-type="float">
            <text:p>1.00E+02</text:p>
          </table:table-cell>
          <table:table-cell table:formula="of:=[.C1857]+0.2" office:value-type="float" office:value="371.199999999987" calcext:value-type="float">
            <text:p>371.199999999987</text:p>
          </table:table-cell>
        </table:table-row>
        <table:table-row table:style-name="ro1">
          <table:table-cell office:value-type="float" office:value="200.394" calcext:value-type="float">
            <text:p>2.00E+02</text:p>
          </table:table-cell>
          <table:table-cell office:value-type="float" office:value="100.175" calcext:value-type="float">
            <text:p>1.00E+02</text:p>
          </table:table-cell>
          <table:table-cell table:formula="of:=[.C1858]+0.2" office:value-type="float" office:value="371.399999999987" calcext:value-type="float">
            <text:p>371.399999999987</text:p>
          </table:table-cell>
        </table:table-row>
        <table:table-row table:style-name="ro1">
          <table:table-cell office:value-type="float" office:value="200.318" calcext:value-type="float">
            <text:p>2.00E+02</text:p>
          </table:table-cell>
          <table:table-cell office:value-type="float" office:value="100.141" calcext:value-type="float">
            <text:p>1.00E+02</text:p>
          </table:table-cell>
          <table:table-cell table:formula="of:=[.C1859]+0.2" office:value-type="float" office:value="371.599999999987" calcext:value-type="float">
            <text:p>371.599999999987</text:p>
          </table:table-cell>
        </table:table-row>
        <table:table-row table:style-name="ro1">
          <table:table-cell office:value-type="float" office:value="200.242" calcext:value-type="float">
            <text:p>2.00E+02</text:p>
          </table:table-cell>
          <table:table-cell office:value-type="float" office:value="100.108" calcext:value-type="float">
            <text:p>1.00E+02</text:p>
          </table:table-cell>
          <table:table-cell table:formula="of:=[.C1860]+0.2" office:value-type="float" office:value="371.799999999987" calcext:value-type="float">
            <text:p>371.799999999987</text:p>
          </table:table-cell>
        </table:table-row>
        <table:table-row table:style-name="ro1">
          <table:table-cell office:value-type="float" office:value="200.166" calcext:value-type="float">
            <text:p>2.00E+02</text:p>
          </table:table-cell>
          <table:table-cell office:value-type="float" office:value="100.074" calcext:value-type="float">
            <text:p>1.00E+02</text:p>
          </table:table-cell>
          <table:table-cell table:formula="of:=[.C1861]+0.2" office:value-type="float" office:value="371.999999999987" calcext:value-type="float">
            <text:p>371.999999999987</text:p>
          </table:table-cell>
        </table:table-row>
        <table:table-row table:style-name="ro1">
          <table:table-cell office:value-type="float" office:value="200.091" calcext:value-type="float">
            <text:p>2.00E+02</text:p>
          </table:table-cell>
          <table:table-cell office:value-type="float" office:value="100.04" calcext:value-type="float">
            <text:p>1.00E+02</text:p>
          </table:table-cell>
          <table:table-cell table:formula="of:=[.C1862]+0.2" office:value-type="float" office:value="372.199999999987" calcext:value-type="float">
            <text:p>372.199999999987</text:p>
          </table:table-cell>
        </table:table-row>
        <table:table-row table:style-name="ro1">
          <table:table-cell office:value-type="float" office:value="200.016" calcext:value-type="float">
            <text:p>2.00E+02</text:p>
          </table:table-cell>
          <table:table-cell office:value-type="float" office:value="100.007" calcext:value-type="float">
            <text:p>1.00E+02</text:p>
          </table:table-cell>
          <table:table-cell table:formula="of:=[.C1863]+0.2" office:value-type="float" office:value="372.399999999987" calcext:value-type="float">
            <text:p>372.399999999987</text:p>
          </table:table-cell>
        </table:table-row>
        <table:table-row table:style-name="ro1">
          <table:table-cell office:value-type="float" office:value="199.941" calcext:value-type="float">
            <text:p>2.00E+02</text:p>
          </table:table-cell>
          <table:table-cell office:value-type="float" office:value="99.9736" calcext:value-type="float">
            <text:p>1.00E+02</text:p>
          </table:table-cell>
          <table:table-cell table:formula="of:=[.C1864]+0.2" office:value-type="float" office:value="372.599999999987" calcext:value-type="float">
            <text:p>372.599999999987</text:p>
          </table:table-cell>
        </table:table-row>
        <table:table-row table:style-name="ro1">
          <table:table-cell office:value-type="float" office:value="199.866" calcext:value-type="float">
            <text:p>2.00E+02</text:p>
          </table:table-cell>
          <table:table-cell office:value-type="float" office:value="99.9403" calcext:value-type="float">
            <text:p>9.99E+01</text:p>
          </table:table-cell>
          <table:table-cell table:formula="of:=[.C1865]+0.2" office:value-type="float" office:value="372.799999999987" calcext:value-type="float">
            <text:p>372.799999999987</text:p>
          </table:table-cell>
        </table:table-row>
        <table:table-row table:style-name="ro1">
          <table:table-cell office:value-type="float" office:value="199.791" calcext:value-type="float">
            <text:p>2.00E+02</text:p>
          </table:table-cell>
          <table:table-cell office:value-type="float" office:value="99.907" calcext:value-type="float">
            <text:p>9.99E+01</text:p>
          </table:table-cell>
          <table:table-cell table:formula="of:=[.C1866]+0.2" office:value-type="float" office:value="372.999999999987" calcext:value-type="float">
            <text:p>372.999999999987</text:p>
          </table:table-cell>
        </table:table-row>
        <table:table-row table:style-name="ro1">
          <table:table-cell office:value-type="float" office:value="199.716" calcext:value-type="float">
            <text:p>2.00E+02</text:p>
          </table:table-cell>
          <table:table-cell office:value-type="float" office:value="99.8738" calcext:value-type="float">
            <text:p>9.99E+01</text:p>
          </table:table-cell>
          <table:table-cell table:formula="of:=[.C1867]+0.2" office:value-type="float" office:value="373.199999999987" calcext:value-type="float">
            <text:p>373.199999999987</text:p>
          </table:table-cell>
        </table:table-row>
        <table:table-row table:style-name="ro1">
          <table:table-cell office:value-type="float" office:value="199.642" calcext:value-type="float">
            <text:p>2.00E+02</text:p>
          </table:table-cell>
          <table:table-cell office:value-type="float" office:value="99.8407" calcext:value-type="float">
            <text:p>9.98E+01</text:p>
          </table:table-cell>
          <table:table-cell table:formula="of:=[.C1868]+0.2" office:value-type="float" office:value="373.399999999987" calcext:value-type="float">
            <text:p>373.399999999987</text:p>
          </table:table-cell>
        </table:table-row>
        <table:table-row table:style-name="ro1">
          <table:table-cell office:value-type="float" office:value="199.567" calcext:value-type="float">
            <text:p>2.00E+02</text:p>
          </table:table-cell>
          <table:table-cell office:value-type="float" office:value="99.8076" calcext:value-type="float">
            <text:p>9.98E+01</text:p>
          </table:table-cell>
          <table:table-cell table:formula="of:=[.C1869]+0.2" office:value-type="float" office:value="373.599999999987" calcext:value-type="float">
            <text:p>373.599999999987</text:p>
          </table:table-cell>
        </table:table-row>
        <table:table-row table:style-name="ro1">
          <table:table-cell office:value-type="float" office:value="199.493" calcext:value-type="float">
            <text:p>1.99E+02</text:p>
          </table:table-cell>
          <table:table-cell office:value-type="float" office:value="99.7747" calcext:value-type="float">
            <text:p>9.98E+01</text:p>
          </table:table-cell>
          <table:table-cell table:formula="of:=[.C1870]+0.2" office:value-type="float" office:value="373.799999999987" calcext:value-type="float">
            <text:p>373.799999999987</text:p>
          </table:table-cell>
        </table:table-row>
        <table:table-row table:style-name="ro1">
          <table:table-cell office:value-type="float" office:value="199.419" calcext:value-type="float">
            <text:p>1.99E+02</text:p>
          </table:table-cell>
          <table:table-cell office:value-type="float" office:value="99.7418" calcext:value-type="float">
            <text:p>9.97E+01</text:p>
          </table:table-cell>
          <table:table-cell table:formula="of:=[.C1871]+0.2" office:value-type="float" office:value="373.999999999987" calcext:value-type="float">
            <text:p>373.999999999987</text:p>
          </table:table-cell>
        </table:table-row>
        <table:table-row table:style-name="ro1">
          <table:table-cell office:value-type="float" office:value="199.345" calcext:value-type="float">
            <text:p>1.99E+02</text:p>
          </table:table-cell>
          <table:table-cell office:value-type="float" office:value="99.7089" calcext:value-type="float">
            <text:p>9.97E+01</text:p>
          </table:table-cell>
          <table:table-cell table:formula="of:=[.C1872]+0.2" office:value-type="float" office:value="374.199999999987" calcext:value-type="float">
            <text:p>374.199999999987</text:p>
          </table:table-cell>
        </table:table-row>
        <table:table-row table:style-name="ro1">
          <table:table-cell office:value-type="float" office:value="199.271" calcext:value-type="float">
            <text:p>1.99E+02</text:p>
          </table:table-cell>
          <table:table-cell office:value-type="float" office:value="99.6762" calcext:value-type="float">
            <text:p>9.97E+01</text:p>
          </table:table-cell>
          <table:table-cell table:formula="of:=[.C1873]+0.2" office:value-type="float" office:value="374.399999999987" calcext:value-type="float">
            <text:p>374.399999999987</text:p>
          </table:table-cell>
        </table:table-row>
        <table:table-row table:style-name="ro1">
          <table:table-cell office:value-type="float" office:value="199.198" calcext:value-type="float">
            <text:p>1.99E+02</text:p>
          </table:table-cell>
          <table:table-cell office:value-type="float" office:value="99.6435" calcext:value-type="float">
            <text:p>9.96E+01</text:p>
          </table:table-cell>
          <table:table-cell table:formula="of:=[.C1874]+0.2" office:value-type="float" office:value="374.599999999987" calcext:value-type="float">
            <text:p>374.599999999987</text:p>
          </table:table-cell>
        </table:table-row>
        <table:table-row table:style-name="ro1">
          <table:table-cell office:value-type="float" office:value="199.124" calcext:value-type="float">
            <text:p>1.99E+02</text:p>
          </table:table-cell>
          <table:table-cell office:value-type="float" office:value="99.6108" calcext:value-type="float">
            <text:p>9.96E+01</text:p>
          </table:table-cell>
          <table:table-cell table:formula="of:=[.C1875]+0.2" office:value-type="float" office:value="374.799999999987" calcext:value-type="float">
            <text:p>374.799999999987</text:p>
          </table:table-cell>
        </table:table-row>
        <table:table-row table:style-name="ro1">
          <table:table-cell office:value-type="float" office:value="199.051" calcext:value-type="float">
            <text:p>1.99E+02</text:p>
          </table:table-cell>
          <table:table-cell office:value-type="float" office:value="99.5783" calcext:value-type="float">
            <text:p>9.96E+01</text:p>
          </table:table-cell>
          <table:table-cell table:formula="of:=[.C1876]+0.2" office:value-type="float" office:value="374.999999999987" calcext:value-type="float">
            <text:p>374.999999999987</text:p>
          </table:table-cell>
        </table:table-row>
        <table:table-row table:style-name="ro1">
          <table:table-cell office:value-type="float" office:value="198.978" calcext:value-type="float">
            <text:p>1.99E+02</text:p>
          </table:table-cell>
          <table:table-cell office:value-type="float" office:value="99.5458" calcext:value-type="float">
            <text:p>9.95E+01</text:p>
          </table:table-cell>
          <table:table-cell table:formula="of:=[.C1877]+0.2" office:value-type="float" office:value="375.199999999987" calcext:value-type="float">
            <text:p>375.199999999987</text:p>
          </table:table-cell>
        </table:table-row>
        <table:table-row table:style-name="ro1">
          <table:table-cell office:value-type="float" office:value="198.905" calcext:value-type="float">
            <text:p>1.99E+02</text:p>
          </table:table-cell>
          <table:table-cell office:value-type="float" office:value="99.5134" calcext:value-type="float">
            <text:p>9.95E+01</text:p>
          </table:table-cell>
          <table:table-cell table:formula="of:=[.C1878]+0.2" office:value-type="float" office:value="375.399999999987" calcext:value-type="float">
            <text:p>375.399999999987</text:p>
          </table:table-cell>
        </table:table-row>
        <table:table-row table:style-name="ro1">
          <table:table-cell office:value-type="float" office:value="198.832" calcext:value-type="float">
            <text:p>1.99E+02</text:p>
          </table:table-cell>
          <table:table-cell office:value-type="float" office:value="99.481" calcext:value-type="float">
            <text:p>9.95E+01</text:p>
          </table:table-cell>
          <table:table-cell table:formula="of:=[.C1879]+0.2" office:value-type="float" office:value="375.599999999987" calcext:value-type="float">
            <text:p>375.599999999987</text:p>
          </table:table-cell>
        </table:table-row>
        <table:table-row table:style-name="ro1">
          <table:table-cell office:value-type="float" office:value="198.76" calcext:value-type="float">
            <text:p>1.99E+02</text:p>
          </table:table-cell>
          <table:table-cell office:value-type="float" office:value="99.4488" calcext:value-type="float">
            <text:p>9.94E+01</text:p>
          </table:table-cell>
          <table:table-cell table:formula="of:=[.C1880]+0.2" office:value-type="float" office:value="375.799999999987" calcext:value-type="float">
            <text:p>375.799999999987</text:p>
          </table:table-cell>
        </table:table-row>
        <table:table-row table:style-name="ro1">
          <table:table-cell office:value-type="float" office:value="198.687" calcext:value-type="float">
            <text:p>1.99E+02</text:p>
          </table:table-cell>
          <table:table-cell office:value-type="float" office:value="99.4166" calcext:value-type="float">
            <text:p>9.94E+01</text:p>
          </table:table-cell>
          <table:table-cell table:formula="of:=[.C1881]+0.2" office:value-type="float" office:value="375.999999999987" calcext:value-type="float">
            <text:p>375.999999999987</text:p>
          </table:table-cell>
        </table:table-row>
        <table:table-row table:style-name="ro1">
          <table:table-cell office:value-type="float" office:value="198.615" calcext:value-type="float">
            <text:p>1.99E+02</text:p>
          </table:table-cell>
          <table:table-cell office:value-type="float" office:value="99.3844" calcext:value-type="float">
            <text:p>9.94E+01</text:p>
          </table:table-cell>
          <table:table-cell table:formula="of:=[.C1882]+0.2" office:value-type="float" office:value="376.199999999987" calcext:value-type="float">
            <text:p>376.199999999987</text:p>
          </table:table-cell>
        </table:table-row>
        <table:table-row table:style-name="ro1">
          <table:table-cell office:value-type="float" office:value="198.543" calcext:value-type="float">
            <text:p>1.99E+02</text:p>
          </table:table-cell>
          <table:table-cell office:value-type="float" office:value="99.3524" calcext:value-type="float">
            <text:p>9.94E+01</text:p>
          </table:table-cell>
          <table:table-cell table:formula="of:=[.C1883]+0.2" office:value-type="float" office:value="376.399999999987" calcext:value-type="float">
            <text:p>376.399999999987</text:p>
          </table:table-cell>
        </table:table-row>
        <table:table-row table:style-name="ro1">
          <table:table-cell office:value-type="float" office:value="198.471" calcext:value-type="float">
            <text:p>1.98E+02</text:p>
          </table:table-cell>
          <table:table-cell office:value-type="float" office:value="99.3204" calcext:value-type="float">
            <text:p>9.93E+01</text:p>
          </table:table-cell>
          <table:table-cell table:formula="of:=[.C1884]+0.2" office:value-type="float" office:value="376.599999999987" calcext:value-type="float">
            <text:p>376.599999999987</text:p>
          </table:table-cell>
        </table:table-row>
        <table:table-row table:style-name="ro1">
          <table:table-cell office:value-type="float" office:value="198.399" calcext:value-type="float">
            <text:p>1.98E+02</text:p>
          </table:table-cell>
          <table:table-cell office:value-type="float" office:value="99.2885" calcext:value-type="float">
            <text:p>9.93E+01</text:p>
          </table:table-cell>
          <table:table-cell table:formula="of:=[.C1885]+0.2" office:value-type="float" office:value="376.799999999987" calcext:value-type="float">
            <text:p>376.799999999987</text:p>
          </table:table-cell>
        </table:table-row>
        <table:table-row table:style-name="ro1">
          <table:table-cell office:value-type="float" office:value="198.328" calcext:value-type="float">
            <text:p>1.98E+02</text:p>
          </table:table-cell>
          <table:table-cell office:value-type="float" office:value="99.2567" calcext:value-type="float">
            <text:p>9.93E+01</text:p>
          </table:table-cell>
          <table:table-cell table:formula="of:=[.C1886]+0.2" office:value-type="float" office:value="376.999999999987" calcext:value-type="float">
            <text:p>376.999999999987</text:p>
          </table:table-cell>
        </table:table-row>
        <table:table-row table:style-name="ro1">
          <table:table-cell office:value-type="float" office:value="198.256" calcext:value-type="float">
            <text:p>1.98E+02</text:p>
          </table:table-cell>
          <table:table-cell office:value-type="float" office:value="99.2249" calcext:value-type="float">
            <text:p>9.92E+01</text:p>
          </table:table-cell>
          <table:table-cell table:formula="of:=[.C1887]+0.2" office:value-type="float" office:value="377.199999999987" calcext:value-type="float">
            <text:p>377.199999999987</text:p>
          </table:table-cell>
        </table:table-row>
        <table:table-row table:style-name="ro1">
          <table:table-cell office:value-type="float" office:value="198.185" calcext:value-type="float">
            <text:p>1.98E+02</text:p>
          </table:table-cell>
          <table:table-cell office:value-type="float" office:value="99.1932" calcext:value-type="float">
            <text:p>9.92E+01</text:p>
          </table:table-cell>
          <table:table-cell table:formula="of:=[.C1888]+0.2" office:value-type="float" office:value="377.399999999987" calcext:value-type="float">
            <text:p>377.399999999987</text:p>
          </table:table-cell>
        </table:table-row>
        <table:table-row table:style-name="ro1">
          <table:table-cell office:value-type="float" office:value="198.114" calcext:value-type="float">
            <text:p>1.98E+02</text:p>
          </table:table-cell>
          <table:table-cell office:value-type="float" office:value="99.1616" calcext:value-type="float">
            <text:p>9.92E+01</text:p>
          </table:table-cell>
          <table:table-cell table:formula="of:=[.C1889]+0.2" office:value-type="float" office:value="377.599999999987" calcext:value-type="float">
            <text:p>377.599999999987</text:p>
          </table:table-cell>
        </table:table-row>
        <table:table-row table:style-name="ro1">
          <table:table-cell office:value-type="float" office:value="198.043" calcext:value-type="float">
            <text:p>1.98E+02</text:p>
          </table:table-cell>
          <table:table-cell office:value-type="float" office:value="99.13" calcext:value-type="float">
            <text:p>9.91E+01</text:p>
          </table:table-cell>
          <table:table-cell table:formula="of:=[.C1890]+0.2" office:value-type="float" office:value="377.799999999987" calcext:value-type="float">
            <text:p>377.799999999987</text:p>
          </table:table-cell>
        </table:table-row>
        <table:table-row table:style-name="ro1">
          <table:table-cell office:value-type="float" office:value="197.972" calcext:value-type="float">
            <text:p>1.98E+02</text:p>
          </table:table-cell>
          <table:table-cell office:value-type="float" office:value="99.0985" calcext:value-type="float">
            <text:p>9.91E+01</text:p>
          </table:table-cell>
          <table:table-cell table:formula="of:=[.C1891]+0.2" office:value-type="float" office:value="377.999999999987" calcext:value-type="float">
            <text:p>377.999999999987</text:p>
          </table:table-cell>
        </table:table-row>
        <table:table-row table:style-name="ro1">
          <table:table-cell office:value-type="float" office:value="197.901" calcext:value-type="float">
            <text:p>1.98E+02</text:p>
          </table:table-cell>
          <table:table-cell office:value-type="float" office:value="99.0671" calcext:value-type="float">
            <text:p>9.91E+01</text:p>
          </table:table-cell>
          <table:table-cell table:formula="of:=[.C1892]+0.2" office:value-type="float" office:value="378.199999999987" calcext:value-type="float">
            <text:p>378.199999999987</text:p>
          </table:table-cell>
        </table:table-row>
        <table:table-row table:style-name="ro1">
          <table:table-cell office:value-type="float" office:value="197.831" calcext:value-type="float">
            <text:p>1.98E+02</text:p>
          </table:table-cell>
          <table:table-cell office:value-type="float" office:value="99.0358" calcext:value-type="float">
            <text:p>9.90E+01</text:p>
          </table:table-cell>
          <table:table-cell table:formula="of:=[.C1893]+0.2" office:value-type="float" office:value="378.399999999987" calcext:value-type="float">
            <text:p>378.399999999987</text:p>
          </table:table-cell>
        </table:table-row>
        <table:table-row table:style-name="ro1">
          <table:table-cell office:value-type="float" office:value="197.76" calcext:value-type="float">
            <text:p>1.98E+02</text:p>
          </table:table-cell>
          <table:table-cell office:value-type="float" office:value="99.0046" calcext:value-type="float">
            <text:p>9.90E+01</text:p>
          </table:table-cell>
          <table:table-cell table:formula="of:=[.C1894]+0.2" office:value-type="float" office:value="378.599999999987" calcext:value-type="float">
            <text:p>378.599999999987</text:p>
          </table:table-cell>
        </table:table-row>
        <table:table-row table:style-name="ro1">
          <table:table-cell office:value-type="float" office:value="197.69" calcext:value-type="float">
            <text:p>1.98E+02</text:p>
          </table:table-cell>
          <table:table-cell office:value-type="float" office:value="98.9734" calcext:value-type="float">
            <text:p>9.90E+01</text:p>
          </table:table-cell>
          <table:table-cell table:formula="of:=[.C1895]+0.2" office:value-type="float" office:value="378.799999999987" calcext:value-type="float">
            <text:p>378.799999999987</text:p>
          </table:table-cell>
        </table:table-row>
        <table:table-row table:style-name="ro1">
          <table:table-cell office:value-type="float" office:value="197.62" calcext:value-type="float">
            <text:p>1.98E+02</text:p>
          </table:table-cell>
          <table:table-cell office:value-type="float" office:value="98.9423" calcext:value-type="float">
            <text:p>9.89E+01</text:p>
          </table:table-cell>
          <table:table-cell table:formula="of:=[.C1896]+0.2" office:value-type="float" office:value="378.999999999987" calcext:value-type="float">
            <text:p>378.999999999987</text:p>
          </table:table-cell>
        </table:table-row>
        <table:table-row table:style-name="ro1">
          <table:table-cell office:value-type="float" office:value="197.551" calcext:value-type="float">
            <text:p>1.98E+02</text:p>
          </table:table-cell>
          <table:table-cell office:value-type="float" office:value="98.9112" calcext:value-type="float">
            <text:p>9.89E+01</text:p>
          </table:table-cell>
          <table:table-cell table:formula="of:=[.C1897]+0.2" office:value-type="float" office:value="379.199999999987" calcext:value-type="float">
            <text:p>379.199999999987</text:p>
          </table:table-cell>
        </table:table-row>
        <table:table-row table:style-name="ro1">
          <table:table-cell office:value-type="float" office:value="197.481" calcext:value-type="float">
            <text:p>1.97E+02</text:p>
          </table:table-cell>
          <table:table-cell office:value-type="float" office:value="98.8802" calcext:value-type="float">
            <text:p>9.89E+01</text:p>
          </table:table-cell>
          <table:table-cell table:formula="of:=[.C1898]+0.2" office:value-type="float" office:value="379.399999999987" calcext:value-type="float">
            <text:p>379.399999999987</text:p>
          </table:table-cell>
        </table:table-row>
        <table:table-row table:style-name="ro1">
          <table:table-cell office:value-type="float" office:value="197.411" calcext:value-type="float">
            <text:p>1.97E+02</text:p>
          </table:table-cell>
          <table:table-cell office:value-type="float" office:value="98.8494" calcext:value-type="float">
            <text:p>9.88E+01</text:p>
          </table:table-cell>
          <table:table-cell table:formula="of:=[.C1899]+0.2" office:value-type="float" office:value="379.599999999987" calcext:value-type="float">
            <text:p>379.599999999987</text:p>
          </table:table-cell>
        </table:table-row>
        <table:table-row table:style-name="ro1">
          <table:table-cell office:value-type="float" office:value="197.342" calcext:value-type="float">
            <text:p>1.97E+02</text:p>
          </table:table-cell>
          <table:table-cell office:value-type="float" office:value="98.8185" calcext:value-type="float">
            <text:p>9.88E+01</text:p>
          </table:table-cell>
          <table:table-cell table:formula="of:=[.C1900]+0.2" office:value-type="float" office:value="379.799999999987" calcext:value-type="float">
            <text:p>379.799999999987</text:p>
          </table:table-cell>
        </table:table-row>
        <table:table-row table:style-name="ro1">
          <table:table-cell office:value-type="float" office:value="197.273" calcext:value-type="float">
            <text:p>1.97E+02</text:p>
          </table:table-cell>
          <table:table-cell office:value-type="float" office:value="98.7878" calcext:value-type="float">
            <text:p>9.88E+01</text:p>
          </table:table-cell>
          <table:table-cell table:formula="of:=[.C1901]+0.2" office:value-type="float" office:value="379.999999999987" calcext:value-type="float">
            <text:p>379.999999999987</text:p>
          </table:table-cell>
        </table:table-row>
        <table:table-row table:style-name="ro1">
          <table:table-cell office:value-type="float" office:value="197.204" calcext:value-type="float">
            <text:p>1.97E+02</text:p>
          </table:table-cell>
          <table:table-cell office:value-type="float" office:value="98.7571" calcext:value-type="float">
            <text:p>9.88E+01</text:p>
          </table:table-cell>
          <table:table-cell table:formula="of:=[.C1902]+0.2" office:value-type="float" office:value="380.199999999987" calcext:value-type="float">
            <text:p>380.199999999987</text:p>
          </table:table-cell>
        </table:table-row>
        <table:table-row table:style-name="ro1">
          <table:table-cell office:value-type="float" office:value="197.135" calcext:value-type="float">
            <text:p>1.97E+02</text:p>
          </table:table-cell>
          <table:table-cell office:value-type="float" office:value="98.7265" calcext:value-type="float">
            <text:p>9.87E+01</text:p>
          </table:table-cell>
          <table:table-cell table:formula="of:=[.C1903]+0.2" office:value-type="float" office:value="380.399999999987" calcext:value-type="float">
            <text:p>380.399999999987</text:p>
          </table:table-cell>
        </table:table-row>
        <table:table-row table:style-name="ro1">
          <table:table-cell office:value-type="float" office:value="197.066" calcext:value-type="float">
            <text:p>1.97E+02</text:p>
          </table:table-cell>
          <table:table-cell office:value-type="float" office:value="98.696" calcext:value-type="float">
            <text:p>9.87E+01</text:p>
          </table:table-cell>
          <table:table-cell table:formula="of:=[.C1904]+0.2" office:value-type="float" office:value="380.599999999987" calcext:value-type="float">
            <text:p>380.599999999987</text:p>
          </table:table-cell>
        </table:table-row>
        <table:table-row table:style-name="ro1">
          <table:table-cell office:value-type="float" office:value="196.998" calcext:value-type="float">
            <text:p>1.97E+02</text:p>
          </table:table-cell>
          <table:table-cell office:value-type="float" office:value="98.6656" calcext:value-type="float">
            <text:p>9.87E+01</text:p>
          </table:table-cell>
          <table:table-cell table:formula="of:=[.C1905]+0.2" office:value-type="float" office:value="380.799999999987" calcext:value-type="float">
            <text:p>380.799999999987</text:p>
          </table:table-cell>
        </table:table-row>
        <table:table-row table:style-name="ro1">
          <table:table-cell office:value-type="float" office:value="196.93" calcext:value-type="float">
            <text:p>1.97E+02</text:p>
          </table:table-cell>
          <table:table-cell office:value-type="float" office:value="98.6352" calcext:value-type="float">
            <text:p>9.86E+01</text:p>
          </table:table-cell>
          <table:table-cell table:formula="of:=[.C1906]+0.2" office:value-type="float" office:value="380.999999999987" calcext:value-type="float">
            <text:p>380.999999999987</text:p>
          </table:table-cell>
        </table:table-row>
        <table:table-row table:style-name="ro1">
          <table:table-cell office:value-type="float" office:value="196.861" calcext:value-type="float">
            <text:p>1.97E+02</text:p>
          </table:table-cell>
          <table:table-cell office:value-type="float" office:value="98.6049" calcext:value-type="float">
            <text:p>9.86E+01</text:p>
          </table:table-cell>
          <table:table-cell table:formula="of:=[.C1907]+0.2" office:value-type="float" office:value="381.199999999987" calcext:value-type="float">
            <text:p>381.199999999987</text:p>
          </table:table-cell>
        </table:table-row>
        <table:table-row table:style-name="ro1">
          <table:table-cell office:value-type="float" office:value="196.793" calcext:value-type="float">
            <text:p>1.97E+02</text:p>
          </table:table-cell>
          <table:table-cell office:value-type="float" office:value="98.5747" calcext:value-type="float">
            <text:p>9.86E+01</text:p>
          </table:table-cell>
          <table:table-cell table:formula="of:=[.C1908]+0.2" office:value-type="float" office:value="381.399999999987" calcext:value-type="float">
            <text:p>381.399999999987</text:p>
          </table:table-cell>
        </table:table-row>
        <table:table-row table:style-name="ro1">
          <table:table-cell office:value-type="float" office:value="196.726" calcext:value-type="float">
            <text:p>1.97E+02</text:p>
          </table:table-cell>
          <table:table-cell office:value-type="float" office:value="98.5445" calcext:value-type="float">
            <text:p>9.85E+01</text:p>
          </table:table-cell>
          <table:table-cell table:formula="of:=[.C1909]+0.2" office:value-type="float" office:value="381.599999999987" calcext:value-type="float">
            <text:p>381.599999999987</text:p>
          </table:table-cell>
        </table:table-row>
        <table:table-row table:style-name="ro1">
          <table:table-cell office:value-type="float" office:value="196.658" calcext:value-type="float">
            <text:p>1.97E+02</text:p>
          </table:table-cell>
          <table:table-cell office:value-type="float" office:value="98.5144" calcext:value-type="float">
            <text:p>9.85E+01</text:p>
          </table:table-cell>
          <table:table-cell table:formula="of:=[.C1910]+0.2" office:value-type="float" office:value="381.799999999987" calcext:value-type="float">
            <text:p>381.799999999987</text:p>
          </table:table-cell>
        </table:table-row>
        <table:table-row table:style-name="ro1">
          <table:table-cell office:value-type="float" office:value="196.59" calcext:value-type="float">
            <text:p>1.97E+02</text:p>
          </table:table-cell>
          <table:table-cell office:value-type="float" office:value="98.4844" calcext:value-type="float">
            <text:p>9.85E+01</text:p>
          </table:table-cell>
          <table:table-cell table:formula="of:=[.C1911]+0.2" office:value-type="float" office:value="381.999999999987" calcext:value-type="float">
            <text:p>381.999999999987</text:p>
          </table:table-cell>
        </table:table-row>
        <table:table-row table:style-name="ro1">
          <table:table-cell office:value-type="float" office:value="196.523" calcext:value-type="float">
            <text:p>1.97E+02</text:p>
          </table:table-cell>
          <table:table-cell office:value-type="float" office:value="98.4545" calcext:value-type="float">
            <text:p>9.85E+01</text:p>
          </table:table-cell>
          <table:table-cell table:formula="of:=[.C1912]+0.2" office:value-type="float" office:value="382.199999999987" calcext:value-type="float">
            <text:p>382.199999999987</text:p>
          </table:table-cell>
        </table:table-row>
        <table:table-row table:style-name="ro1">
          <table:table-cell office:value-type="float" office:value="196.456" calcext:value-type="float">
            <text:p>1.96E+02</text:p>
          </table:table-cell>
          <table:table-cell office:value-type="float" office:value="98.4247" calcext:value-type="float">
            <text:p>9.84E+01</text:p>
          </table:table-cell>
          <table:table-cell table:formula="of:=[.C1913]+0.2" office:value-type="float" office:value="382.399999999987" calcext:value-type="float">
            <text:p>382.399999999987</text:p>
          </table:table-cell>
        </table:table-row>
        <table:table-row table:style-name="ro1">
          <table:table-cell office:value-type="float" office:value="196.389" calcext:value-type="float">
            <text:p>1.96E+02</text:p>
          </table:table-cell>
          <table:table-cell office:value-type="float" office:value="98.3949" calcext:value-type="float">
            <text:p>9.84E+01</text:p>
          </table:table-cell>
          <table:table-cell table:formula="of:=[.C1914]+0.2" office:value-type="float" office:value="382.599999999987" calcext:value-type="float">
            <text:p>382.599999999987</text:p>
          </table:table-cell>
        </table:table-row>
        <table:table-row table:style-name="ro1">
          <table:table-cell office:value-type="float" office:value="196.322" calcext:value-type="float">
            <text:p>1.96E+02</text:p>
          </table:table-cell>
          <table:table-cell office:value-type="float" office:value="98.3652" calcext:value-type="float">
            <text:p>9.84E+01</text:p>
          </table:table-cell>
          <table:table-cell table:formula="of:=[.C1915]+0.2" office:value-type="float" office:value="382.799999999987" calcext:value-type="float">
            <text:p>382.799999999987</text:p>
          </table:table-cell>
        </table:table-row>
        <table:table-row table:style-name="ro1">
          <table:table-cell office:value-type="float" office:value="196.255" calcext:value-type="float">
            <text:p>1.96E+02</text:p>
          </table:table-cell>
          <table:table-cell office:value-type="float" office:value="98.3355" calcext:value-type="float">
            <text:p>9.83E+01</text:p>
          </table:table-cell>
          <table:table-cell table:formula="of:=[.C1916]+0.2" office:value-type="float" office:value="382.999999999987" calcext:value-type="float">
            <text:p>382.999999999987</text:p>
          </table:table-cell>
        </table:table-row>
        <table:table-row table:style-name="ro1">
          <table:table-cell office:value-type="float" office:value="196.189" calcext:value-type="float">
            <text:p>1.96E+02</text:p>
          </table:table-cell>
          <table:table-cell office:value-type="float" office:value="98.306" calcext:value-type="float">
            <text:p>9.83E+01</text:p>
          </table:table-cell>
          <table:table-cell table:formula="of:=[.C1917]+0.2" office:value-type="float" office:value="383.199999999987" calcext:value-type="float">
            <text:p>383.199999999987</text:p>
          </table:table-cell>
        </table:table-row>
        <table:table-row table:style-name="ro1">
          <table:table-cell office:value-type="float" office:value="196.123" calcext:value-type="float">
            <text:p>1.96E+02</text:p>
          </table:table-cell>
          <table:table-cell office:value-type="float" office:value="98.2765" calcext:value-type="float">
            <text:p>9.83E+01</text:p>
          </table:table-cell>
          <table:table-cell table:formula="of:=[.C1918]+0.2" office:value-type="float" office:value="383.399999999987" calcext:value-type="float">
            <text:p>383.399999999987</text:p>
          </table:table-cell>
        </table:table-row>
        <table:table-row table:style-name="ro1">
          <table:table-cell office:value-type="float" office:value="196.057" calcext:value-type="float">
            <text:p>1.96E+02</text:p>
          </table:table-cell>
          <table:table-cell office:value-type="float" office:value="98.2471" calcext:value-type="float">
            <text:p>9.82E+01</text:p>
          </table:table-cell>
          <table:table-cell table:formula="of:=[.C1919]+0.2" office:value-type="float" office:value="383.599999999987" calcext:value-type="float">
            <text:p>383.599999999987</text:p>
          </table:table-cell>
        </table:table-row>
        <table:table-row table:style-name="ro1">
          <table:table-cell office:value-type="float" office:value="195.991" calcext:value-type="float">
            <text:p>1.96E+02</text:p>
          </table:table-cell>
          <table:table-cell office:value-type="float" office:value="98.2178" calcext:value-type="float">
            <text:p>9.82E+01</text:p>
          </table:table-cell>
          <table:table-cell table:formula="of:=[.C1920]+0.2" office:value-type="float" office:value="383.799999999987" calcext:value-type="float">
            <text:p>383.799999999987</text:p>
          </table:table-cell>
        </table:table-row>
        <table:table-row table:style-name="ro1">
          <table:table-cell office:value-type="float" office:value="195.925" calcext:value-type="float">
            <text:p>1.96E+02</text:p>
          </table:table-cell>
          <table:table-cell office:value-type="float" office:value="98.1886" calcext:value-type="float">
            <text:p>9.82E+01</text:p>
          </table:table-cell>
          <table:table-cell table:formula="of:=[.C1921]+0.2" office:value-type="float" office:value="383.999999999987" calcext:value-type="float">
            <text:p>383.999999999987</text:p>
          </table:table-cell>
        </table:table-row>
        <table:table-row table:style-name="ro1">
          <table:table-cell office:value-type="float" office:value="195.859" calcext:value-type="float">
            <text:p>1.96E+02</text:p>
          </table:table-cell>
          <table:table-cell office:value-type="float" office:value="98.1594" calcext:value-type="float">
            <text:p>9.82E+01</text:p>
          </table:table-cell>
          <table:table-cell table:formula="of:=[.C1922]+0.2" office:value-type="float" office:value="384.199999999987" calcext:value-type="float">
            <text:p>384.199999999987</text:p>
          </table:table-cell>
        </table:table-row>
        <table:table-row table:style-name="ro1">
          <table:table-cell office:value-type="float" office:value="195.794" calcext:value-type="float">
            <text:p>1.96E+02</text:p>
          </table:table-cell>
          <table:table-cell office:value-type="float" office:value="98.1303" calcext:value-type="float">
            <text:p>9.81E+01</text:p>
          </table:table-cell>
          <table:table-cell table:formula="of:=[.C1923]+0.2" office:value-type="float" office:value="384.399999999987" calcext:value-type="float">
            <text:p>384.399999999987</text:p>
          </table:table-cell>
        </table:table-row>
        <table:table-row table:style-name="ro1">
          <table:table-cell office:value-type="float" office:value="195.728" calcext:value-type="float">
            <text:p>1.96E+02</text:p>
          </table:table-cell>
          <table:table-cell office:value-type="float" office:value="98.1013" calcext:value-type="float">
            <text:p>9.81E+01</text:p>
          </table:table-cell>
          <table:table-cell table:formula="of:=[.C1924]+0.2" office:value-type="float" office:value="384.599999999987" calcext:value-type="float">
            <text:p>384.599999999987</text:p>
          </table:table-cell>
        </table:table-row>
        <table:table-row table:style-name="ro1">
          <table:table-cell office:value-type="float" office:value="195.663" calcext:value-type="float">
            <text:p>1.96E+02</text:p>
          </table:table-cell>
          <table:table-cell office:value-type="float" office:value="98.0724" calcext:value-type="float">
            <text:p>9.81E+01</text:p>
          </table:table-cell>
          <table:table-cell table:formula="of:=[.C1925]+0.2" office:value-type="float" office:value="384.799999999987" calcext:value-type="float">
            <text:p>384.799999999987</text:p>
          </table:table-cell>
        </table:table-row>
        <table:table-row table:style-name="ro1">
          <table:table-cell office:value-type="float" office:value="195.598" calcext:value-type="float">
            <text:p>1.96E+02</text:p>
          </table:table-cell>
          <table:table-cell office:value-type="float" office:value="98.0435" calcext:value-type="float">
            <text:p>9.80E+01</text:p>
          </table:table-cell>
          <table:table-cell table:formula="of:=[.C1926]+0.2" office:value-type="float" office:value="384.999999999987" calcext:value-type="float">
            <text:p>384.999999999987</text:p>
          </table:table-cell>
        </table:table-row>
        <table:table-row table:style-name="ro1">
          <table:table-cell office:value-type="float" office:value="195.534" calcext:value-type="float">
            <text:p>1.96E+02</text:p>
          </table:table-cell>
          <table:table-cell office:value-type="float" office:value="98.0147" calcext:value-type="float">
            <text:p>9.80E+01</text:p>
          </table:table-cell>
          <table:table-cell table:formula="of:=[.C1927]+0.2" office:value-type="float" office:value="385.199999999987" calcext:value-type="float">
            <text:p>385.199999999987</text:p>
          </table:table-cell>
        </table:table-row>
        <table:table-row table:style-name="ro1">
          <table:table-cell office:value-type="float" office:value="195.469" calcext:value-type="float">
            <text:p>1.95E+02</text:p>
          </table:table-cell>
          <table:table-cell office:value-type="float" office:value="97.986" calcext:value-type="float">
            <text:p>9.80E+01</text:p>
          </table:table-cell>
          <table:table-cell table:formula="of:=[.C1928]+0.2" office:value-type="float" office:value="385.399999999987" calcext:value-type="float">
            <text:p>385.399999999987</text:p>
          </table:table-cell>
        </table:table-row>
        <table:table-row table:style-name="ro1">
          <table:table-cell office:value-type="float" office:value="195.405" calcext:value-type="float">
            <text:p>1.95E+02</text:p>
          </table:table-cell>
          <table:table-cell office:value-type="float" office:value="97.9574" calcext:value-type="float">
            <text:p>9.80E+01</text:p>
          </table:table-cell>
          <table:table-cell table:formula="of:=[.C1929]+0.2" office:value-type="float" office:value="385.599999999987" calcext:value-type="float">
            <text:p>385.599999999987</text:p>
          </table:table-cell>
        </table:table-row>
        <table:table-row table:style-name="ro1">
          <table:table-cell office:value-type="float" office:value="195.34" calcext:value-type="float">
            <text:p>1.95E+02</text:p>
          </table:table-cell>
          <table:table-cell office:value-type="float" office:value="97.9288" calcext:value-type="float">
            <text:p>9.79E+01</text:p>
          </table:table-cell>
          <table:table-cell table:formula="of:=[.C1930]+0.2" office:value-type="float" office:value="385.799999999987" calcext:value-type="float">
            <text:p>385.799999999987</text:p>
          </table:table-cell>
        </table:table-row>
        <table:table-row table:style-name="ro1">
          <table:table-cell office:value-type="float" office:value="195.276" calcext:value-type="float">
            <text:p>1.95E+02</text:p>
          </table:table-cell>
          <table:table-cell office:value-type="float" office:value="97.9003" calcext:value-type="float">
            <text:p>9.79E+01</text:p>
          </table:table-cell>
          <table:table-cell table:formula="of:=[.C1931]+0.2" office:value-type="float" office:value="385.999999999987" calcext:value-type="float">
            <text:p>385.999999999987</text:p>
          </table:table-cell>
        </table:table-row>
        <table:table-row table:style-name="ro1">
          <table:table-cell office:value-type="float" office:value="195.212" calcext:value-type="float">
            <text:p>1.95E+02</text:p>
          </table:table-cell>
          <table:table-cell office:value-type="float" office:value="97.8719" calcext:value-type="float">
            <text:p>9.79E+01</text:p>
          </table:table-cell>
          <table:table-cell table:formula="of:=[.C1932]+0.2" office:value-type="float" office:value="386.199999999987" calcext:value-type="float">
            <text:p>386.199999999987</text:p>
          </table:table-cell>
        </table:table-row>
        <table:table-row table:style-name="ro1">
          <table:table-cell office:value-type="float" office:value="195.149" calcext:value-type="float">
            <text:p>1.95E+02</text:p>
          </table:table-cell>
          <table:table-cell office:value-type="float" office:value="97.8436" calcext:value-type="float">
            <text:p>9.78E+01</text:p>
          </table:table-cell>
          <table:table-cell table:formula="of:=[.C1933]+0.2" office:value-type="float" office:value="386.399999999987" calcext:value-type="float">
            <text:p>386.399999999987</text:p>
          </table:table-cell>
        </table:table-row>
        <table:table-row table:style-name="ro1">
          <table:table-cell office:value-type="float" office:value="195.085" calcext:value-type="float">
            <text:p>1.95E+02</text:p>
          </table:table-cell>
          <table:table-cell office:value-type="float" office:value="97.8153" calcext:value-type="float">
            <text:p>9.78E+01</text:p>
          </table:table-cell>
          <table:table-cell table:formula="of:=[.C1934]+0.2" office:value-type="float" office:value="386.599999999987" calcext:value-type="float">
            <text:p>386.599999999987</text:p>
          </table:table-cell>
        </table:table-row>
        <table:table-row table:style-name="ro1">
          <table:table-cell office:value-type="float" office:value="195.022" calcext:value-type="float">
            <text:p>1.95E+02</text:p>
          </table:table-cell>
          <table:table-cell office:value-type="float" office:value="97.7872" calcext:value-type="float">
            <text:p>9.78E+01</text:p>
          </table:table-cell>
          <table:table-cell table:formula="of:=[.C1935]+0.2" office:value-type="float" office:value="386.799999999987" calcext:value-type="float">
            <text:p>386.799999999987</text:p>
          </table:table-cell>
        </table:table-row>
        <table:table-row table:style-name="ro1">
          <table:table-cell office:value-type="float" office:value="194.958" calcext:value-type="float">
            <text:p>1.95E+02</text:p>
          </table:table-cell>
          <table:table-cell office:value-type="float" office:value="97.7591" calcext:value-type="float">
            <text:p>9.78E+01</text:p>
          </table:table-cell>
          <table:table-cell table:formula="of:=[.C1936]+0.2" office:value-type="float" office:value="386.999999999987" calcext:value-type="float">
            <text:p>386.999999999987</text:p>
          </table:table-cell>
        </table:table-row>
        <table:table-row table:style-name="ro1">
          <table:table-cell office:value-type="float" office:value="194.895" calcext:value-type="float">
            <text:p>1.95E+02</text:p>
          </table:table-cell>
          <table:table-cell office:value-type="float" office:value="97.731" calcext:value-type="float">
            <text:p>9.77E+01</text:p>
          </table:table-cell>
          <table:table-cell table:formula="of:=[.C1937]+0.2" office:value-type="float" office:value="387.199999999987" calcext:value-type="float">
            <text:p>387.199999999987</text:p>
          </table:table-cell>
        </table:table-row>
        <table:table-row table:style-name="ro1">
          <table:table-cell office:value-type="float" office:value="194.832" calcext:value-type="float">
            <text:p>1.95E+02</text:p>
          </table:table-cell>
          <table:table-cell office:value-type="float" office:value="97.7031" calcext:value-type="float">
            <text:p>9.77E+01</text:p>
          </table:table-cell>
          <table:table-cell table:formula="of:=[.C1938]+0.2" office:value-type="float" office:value="387.399999999987" calcext:value-type="float">
            <text:p>387.399999999987</text:p>
          </table:table-cell>
        </table:table-row>
        <table:table-row table:style-name="ro1">
          <table:table-cell office:value-type="float" office:value="194.77" calcext:value-type="float">
            <text:p>1.95E+02</text:p>
          </table:table-cell>
          <table:table-cell office:value-type="float" office:value="97.6752" calcext:value-type="float">
            <text:p>9.77E+01</text:p>
          </table:table-cell>
          <table:table-cell table:formula="of:=[.C1939]+0.2" office:value-type="float" office:value="387.599999999987" calcext:value-type="float">
            <text:p>387.599999999987</text:p>
          </table:table-cell>
        </table:table-row>
        <table:table-row table:style-name="ro1">
          <table:table-cell office:value-type="float" office:value="194.707" calcext:value-type="float">
            <text:p>1.95E+02</text:p>
          </table:table-cell>
          <table:table-cell office:value-type="float" office:value="97.6474" calcext:value-type="float">
            <text:p>9.76E+01</text:p>
          </table:table-cell>
          <table:table-cell table:formula="of:=[.C1940]+0.2" office:value-type="float" office:value="387.799999999987" calcext:value-type="float">
            <text:p>387.799999999987</text:p>
          </table:table-cell>
        </table:table-row>
        <table:table-row table:style-name="ro1">
          <table:table-cell office:value-type="float" office:value="194.645" calcext:value-type="float">
            <text:p>1.95E+02</text:p>
          </table:table-cell>
          <table:table-cell office:value-type="float" office:value="97.6197" calcext:value-type="float">
            <text:p>9.76E+01</text:p>
          </table:table-cell>
          <table:table-cell table:formula="of:=[.C1941]+0.2" office:value-type="float" office:value="387.999999999987" calcext:value-type="float">
            <text:p>387.999999999987</text:p>
          </table:table-cell>
        </table:table-row>
        <table:table-row table:style-name="ro1">
          <table:table-cell office:value-type="float" office:value="194.583" calcext:value-type="float">
            <text:p>1.95E+02</text:p>
          </table:table-cell>
          <table:table-cell office:value-type="float" office:value="97.5921" calcext:value-type="float">
            <text:p>9.76E+01</text:p>
          </table:table-cell>
          <table:table-cell table:formula="of:=[.C1942]+0.2" office:value-type="float" office:value="388.199999999986" calcext:value-type="float">
            <text:p>388.199999999986</text:p>
          </table:table-cell>
        </table:table-row>
        <table:table-row table:style-name="ro1">
          <table:table-cell office:value-type="float" office:value="194.521" calcext:value-type="float">
            <text:p>1.95E+02</text:p>
          </table:table-cell>
          <table:table-cell office:value-type="float" office:value="97.5645" calcext:value-type="float">
            <text:p>9.76E+01</text:p>
          </table:table-cell>
          <table:table-cell table:formula="of:=[.C1943]+0.2" office:value-type="float" office:value="388.399999999986" calcext:value-type="float">
            <text:p>388.399999999986</text:p>
          </table:table-cell>
        </table:table-row>
        <table:table-row table:style-name="ro1">
          <table:table-cell office:value-type="float" office:value="194.459" calcext:value-type="float">
            <text:p>1.94E+02</text:p>
          </table:table-cell>
          <table:table-cell office:value-type="float" office:value="97.537" calcext:value-type="float">
            <text:p>9.75E+01</text:p>
          </table:table-cell>
          <table:table-cell table:formula="of:=[.C1944]+0.2" office:value-type="float" office:value="388.599999999986" calcext:value-type="float">
            <text:p>388.599999999986</text:p>
          </table:table-cell>
        </table:table-row>
        <table:table-row table:style-name="ro1">
          <table:table-cell office:value-type="float" office:value="194.397" calcext:value-type="float">
            <text:p>1.94E+02</text:p>
          </table:table-cell>
          <table:table-cell office:value-type="float" office:value="97.5096" calcext:value-type="float">
            <text:p>9.75E+01</text:p>
          </table:table-cell>
          <table:table-cell table:formula="of:=[.C1945]+0.2" office:value-type="float" office:value="388.799999999986" calcext:value-type="float">
            <text:p>388.799999999986</text:p>
          </table:table-cell>
        </table:table-row>
        <table:table-row table:style-name="ro1">
          <table:table-cell office:value-type="float" office:value="194.336" calcext:value-type="float">
            <text:p>1.94E+02</text:p>
          </table:table-cell>
          <table:table-cell office:value-type="float" office:value="97.4823" calcext:value-type="float">
            <text:p>9.75E+01</text:p>
          </table:table-cell>
          <table:table-cell table:formula="of:=[.C1946]+0.2" office:value-type="float" office:value="388.999999999986" calcext:value-type="float">
            <text:p>388.999999999986</text:p>
          </table:table-cell>
        </table:table-row>
        <table:table-row table:style-name="ro1">
          <table:table-cell office:value-type="float" office:value="194.274" calcext:value-type="float">
            <text:p>1.94E+02</text:p>
          </table:table-cell>
          <table:table-cell office:value-type="float" office:value="97.4551" calcext:value-type="float">
            <text:p>9.75E+01</text:p>
          </table:table-cell>
          <table:table-cell table:formula="of:=[.C1947]+0.2" office:value-type="float" office:value="389.199999999986" calcext:value-type="float">
            <text:p>389.199999999986</text:p>
          </table:table-cell>
        </table:table-row>
        <table:table-row table:style-name="ro1">
          <table:table-cell office:value-type="float" office:value="194.213" calcext:value-type="float">
            <text:p>1.94E+02</text:p>
          </table:table-cell>
          <table:table-cell office:value-type="float" office:value="97.4279" calcext:value-type="float">
            <text:p>9.74E+01</text:p>
          </table:table-cell>
          <table:table-cell table:formula="of:=[.C1948]+0.2" office:value-type="float" office:value="389.399999999986" calcext:value-type="float">
            <text:p>389.399999999986</text:p>
          </table:table-cell>
        </table:table-row>
        <table:table-row table:style-name="ro1">
          <table:table-cell office:value-type="float" office:value="194.152" calcext:value-type="float">
            <text:p>1.94E+02</text:p>
          </table:table-cell>
          <table:table-cell office:value-type="float" office:value="97.4008" calcext:value-type="float">
            <text:p>9.74E+01</text:p>
          </table:table-cell>
          <table:table-cell table:formula="of:=[.C1949]+0.2" office:value-type="float" office:value="389.599999999986" calcext:value-type="float">
            <text:p>389.599999999986</text:p>
          </table:table-cell>
        </table:table-row>
        <table:table-row table:style-name="ro1">
          <table:table-cell office:value-type="float" office:value="194.092" calcext:value-type="float">
            <text:p>1.94E+02</text:p>
          </table:table-cell>
          <table:table-cell office:value-type="float" office:value="97.3738" calcext:value-type="float">
            <text:p>9.74E+01</text:p>
          </table:table-cell>
          <table:table-cell table:formula="of:=[.C1950]+0.2" office:value-type="float" office:value="389.799999999986" calcext:value-type="float">
            <text:p>389.799999999986</text:p>
          </table:table-cell>
        </table:table-row>
        <table:table-row table:style-name="ro1">
          <table:table-cell office:value-type="float" office:value="194.031" calcext:value-type="float">
            <text:p>1.94E+02</text:p>
          </table:table-cell>
          <table:table-cell office:value-type="float" office:value="97.3468" calcext:value-type="float">
            <text:p>9.73E+01</text:p>
          </table:table-cell>
          <table:table-cell table:formula="of:=[.C1951]+0.2" office:value-type="float" office:value="389.999999999986" calcext:value-type="float">
            <text:p>389.999999999986</text:p>
          </table:table-cell>
        </table:table-row>
        <table:table-row table:style-name="ro1">
          <table:table-cell office:value-type="float" office:value="193.971" calcext:value-type="float">
            <text:p>1.94E+02</text:p>
          </table:table-cell>
          <table:table-cell office:value-type="float" office:value="97.32" calcext:value-type="float">
            <text:p>9.73E+01</text:p>
          </table:table-cell>
          <table:table-cell table:formula="of:=[.C1952]+0.2" office:value-type="float" office:value="390.199999999986" calcext:value-type="float">
            <text:p>390.199999999986</text:p>
          </table:table-cell>
        </table:table-row>
        <table:table-row table:style-name="ro1">
          <table:table-cell office:value-type="float" office:value="193.91" calcext:value-type="float">
            <text:p>1.94E+02</text:p>
          </table:table-cell>
          <table:table-cell office:value-type="float" office:value="97.2932" calcext:value-type="float">
            <text:p>9.73E+01</text:p>
          </table:table-cell>
          <table:table-cell table:formula="of:=[.C1953]+0.2" office:value-type="float" office:value="390.399999999986" calcext:value-type="float">
            <text:p>390.399999999986</text:p>
          </table:table-cell>
        </table:table-row>
        <table:table-row table:style-name="ro1">
          <table:table-cell office:value-type="float" office:value="193.85" calcext:value-type="float">
            <text:p>1.94E+02</text:p>
          </table:table-cell>
          <table:table-cell office:value-type="float" office:value="97.2665" calcext:value-type="float">
            <text:p>9.73E+01</text:p>
          </table:table-cell>
          <table:table-cell table:formula="of:=[.C1954]+0.2" office:value-type="float" office:value="390.599999999986" calcext:value-type="float">
            <text:p>390.599999999986</text:p>
          </table:table-cell>
        </table:table-row>
        <table:table-row table:style-name="ro1">
          <table:table-cell office:value-type="float" office:value="193.79" calcext:value-type="float">
            <text:p>1.94E+02</text:p>
          </table:table-cell>
          <table:table-cell office:value-type="float" office:value="97.2399" calcext:value-type="float">
            <text:p>9.72E+01</text:p>
          </table:table-cell>
          <table:table-cell table:formula="of:=[.C1955]+0.2" office:value-type="float" office:value="390.799999999986" calcext:value-type="float">
            <text:p>390.799999999986</text:p>
          </table:table-cell>
        </table:table-row>
        <table:table-row table:style-name="ro1">
          <table:table-cell office:value-type="float" office:value="193.731" calcext:value-type="float">
            <text:p>1.94E+02</text:p>
          </table:table-cell>
          <table:table-cell office:value-type="float" office:value="97.2133" calcext:value-type="float">
            <text:p>9.72E+01</text:p>
          </table:table-cell>
          <table:table-cell table:formula="of:=[.C1956]+0.2" office:value-type="float" office:value="390.999999999986" calcext:value-type="float">
            <text:p>390.999999999986</text:p>
          </table:table-cell>
        </table:table-row>
        <table:table-row table:style-name="ro1">
          <table:table-cell office:value-type="float" office:value="193.671" calcext:value-type="float">
            <text:p>1.94E+02</text:p>
          </table:table-cell>
          <table:table-cell office:value-type="float" office:value="97.1868" calcext:value-type="float">
            <text:p>9.72E+01</text:p>
          </table:table-cell>
          <table:table-cell table:formula="of:=[.C1957]+0.2" office:value-type="float" office:value="391.199999999986" calcext:value-type="float">
            <text:p>391.199999999986</text:p>
          </table:table-cell>
        </table:table-row>
        <table:table-row table:style-name="ro1">
          <table:table-cell office:value-type="float" office:value="193.612" calcext:value-type="float">
            <text:p>1.94E+02</text:p>
          </table:table-cell>
          <table:table-cell office:value-type="float" office:value="97.1605" calcext:value-type="float">
            <text:p>9.72E+01</text:p>
          </table:table-cell>
          <table:table-cell table:formula="of:=[.C1958]+0.2" office:value-type="float" office:value="391.399999999986" calcext:value-type="float">
            <text:p>391.399999999986</text:p>
          </table:table-cell>
        </table:table-row>
        <table:table-row table:style-name="ro1">
          <table:table-cell office:value-type="float" office:value="193.553" calcext:value-type="float">
            <text:p>1.94E+02</text:p>
          </table:table-cell>
          <table:table-cell office:value-type="float" office:value="97.1341" calcext:value-type="float">
            <text:p>9.71E+01</text:p>
          </table:table-cell>
          <table:table-cell table:formula="of:=[.C1959]+0.2" office:value-type="float" office:value="391.599999999986" calcext:value-type="float">
            <text:p>391.599999999986</text:p>
          </table:table-cell>
        </table:table-row>
        <table:table-row table:style-name="ro1">
          <table:table-cell office:value-type="float" office:value="193.494" calcext:value-type="float">
            <text:p>1.93E+02</text:p>
          </table:table-cell>
          <table:table-cell office:value-type="float" office:value="97.1079" calcext:value-type="float">
            <text:p>9.71E+01</text:p>
          </table:table-cell>
          <table:table-cell table:formula="of:=[.C1960]+0.2" office:value-type="float" office:value="391.799999999986" calcext:value-type="float">
            <text:p>391.799999999986</text:p>
          </table:table-cell>
        </table:table-row>
        <table:table-row table:style-name="ro1">
          <table:table-cell office:value-type="float" office:value="193.435" calcext:value-type="float">
            <text:p>1.93E+02</text:p>
          </table:table-cell>
          <table:table-cell office:value-type="float" office:value="97.0818" calcext:value-type="float">
            <text:p>9.71E+01</text:p>
          </table:table-cell>
          <table:table-cell table:formula="of:=[.C1961]+0.2" office:value-type="float" office:value="391.999999999986" calcext:value-type="float">
            <text:p>391.999999999986</text:p>
          </table:table-cell>
        </table:table-row>
        <table:table-row table:style-name="ro1">
          <table:table-cell office:value-type="float" office:value="193.376" calcext:value-type="float">
            <text:p>1.93E+02</text:p>
          </table:table-cell>
          <table:table-cell office:value-type="float" office:value="97.0557" calcext:value-type="float">
            <text:p>9.71E+01</text:p>
          </table:table-cell>
          <table:table-cell table:formula="of:=[.C1962]+0.2" office:value-type="float" office:value="392.199999999986" calcext:value-type="float">
            <text:p>392.199999999986</text:p>
          </table:table-cell>
        </table:table-row>
        <table:table-row table:style-name="ro1">
          <table:table-cell office:value-type="float" office:value="193.318" calcext:value-type="float">
            <text:p>1.93E+02</text:p>
          </table:table-cell>
          <table:table-cell office:value-type="float" office:value="97.0297" calcext:value-type="float">
            <text:p>9.70E+01</text:p>
          </table:table-cell>
          <table:table-cell table:formula="of:=[.C1963]+0.2" office:value-type="float" office:value="392.399999999986" calcext:value-type="float">
            <text:p>392.399999999986</text:p>
          </table:table-cell>
        </table:table-row>
        <table:table-row table:style-name="ro1">
          <table:table-cell office:value-type="float" office:value="193.259" calcext:value-type="float">
            <text:p>1.93E+02</text:p>
          </table:table-cell>
          <table:table-cell office:value-type="float" office:value="97.0038" calcext:value-type="float">
            <text:p>9.70E+01</text:p>
          </table:table-cell>
          <table:table-cell table:formula="of:=[.C1964]+0.2" office:value-type="float" office:value="392.599999999986" calcext:value-type="float">
            <text:p>392.599999999986</text:p>
          </table:table-cell>
        </table:table-row>
        <table:table-row table:style-name="ro1">
          <table:table-cell office:value-type="float" office:value="193.201" calcext:value-type="float">
            <text:p>1.93E+02</text:p>
          </table:table-cell>
          <table:table-cell office:value-type="float" office:value="96.9779" calcext:value-type="float">
            <text:p>9.70E+01</text:p>
          </table:table-cell>
          <table:table-cell table:formula="of:=[.C1965]+0.2" office:value-type="float" office:value="392.799999999986" calcext:value-type="float">
            <text:p>392.799999999986</text:p>
          </table:table-cell>
        </table:table-row>
        <table:table-row table:style-name="ro1">
          <table:table-cell office:value-type="float" office:value="193.143" calcext:value-type="float">
            <text:p>1.93E+02</text:p>
          </table:table-cell>
          <table:table-cell office:value-type="float" office:value="96.9522" calcext:value-type="float">
            <text:p>9.70E+01</text:p>
          </table:table-cell>
          <table:table-cell table:formula="of:=[.C1966]+0.2" office:value-type="float" office:value="392.999999999986" calcext:value-type="float">
            <text:p>392.999999999986</text:p>
          </table:table-cell>
        </table:table-row>
        <table:table-row table:style-name="ro1">
          <table:table-cell office:value-type="float" office:value="193.085" calcext:value-type="float">
            <text:p>1.93E+02</text:p>
          </table:table-cell>
          <table:table-cell office:value-type="float" office:value="96.9265" calcext:value-type="float">
            <text:p>9.69E+01</text:p>
          </table:table-cell>
          <table:table-cell table:formula="of:=[.C1967]+0.2" office:value-type="float" office:value="393.199999999986" calcext:value-type="float">
            <text:p>393.199999999986</text:p>
          </table:table-cell>
        </table:table-row>
        <table:table-row table:style-name="ro1">
          <table:table-cell office:value-type="float" office:value="193.028" calcext:value-type="float">
            <text:p>1.93E+02</text:p>
          </table:table-cell>
          <table:table-cell office:value-type="float" office:value="96.9009" calcext:value-type="float">
            <text:p>9.69E+01</text:p>
          </table:table-cell>
          <table:table-cell table:formula="of:=[.C1968]+0.2" office:value-type="float" office:value="393.399999999986" calcext:value-type="float">
            <text:p>393.399999999986</text:p>
          </table:table-cell>
        </table:table-row>
        <table:table-row table:style-name="ro1">
          <table:table-cell office:value-type="float" office:value="192.97" calcext:value-type="float">
            <text:p>1.93E+02</text:p>
          </table:table-cell>
          <table:table-cell office:value-type="float" office:value="96.8754" calcext:value-type="float">
            <text:p>9.69E+01</text:p>
          </table:table-cell>
          <table:table-cell table:formula="of:=[.C1969]+0.2" office:value-type="float" office:value="393.599999999986" calcext:value-type="float">
            <text:p>393.599999999986</text:p>
          </table:table-cell>
        </table:table-row>
        <table:table-row table:style-name="ro1">
          <table:table-cell office:value-type="float" office:value="192.913" calcext:value-type="float">
            <text:p>1.93E+02</text:p>
          </table:table-cell>
          <table:table-cell office:value-type="float" office:value="96.8499" calcext:value-type="float">
            <text:p>9.68E+01</text:p>
          </table:table-cell>
          <table:table-cell table:formula="of:=[.C1970]+0.2" office:value-type="float" office:value="393.799999999986" calcext:value-type="float">
            <text:p>393.799999999986</text:p>
          </table:table-cell>
        </table:table-row>
        <table:table-row table:style-name="ro1">
          <table:table-cell office:value-type="float" office:value="192.856" calcext:value-type="float">
            <text:p>1.93E+02</text:p>
          </table:table-cell>
          <table:table-cell office:value-type="float" office:value="96.8246" calcext:value-type="float">
            <text:p>9.68E+01</text:p>
          </table:table-cell>
          <table:table-cell table:formula="of:=[.C1971]+0.2" office:value-type="float" office:value="393.999999999986" calcext:value-type="float">
            <text:p>393.999999999986</text:p>
          </table:table-cell>
        </table:table-row>
        <table:table-row table:style-name="ro1">
          <table:table-cell office:value-type="float" office:value="192.799" calcext:value-type="float">
            <text:p>1.93E+02</text:p>
          </table:table-cell>
          <table:table-cell office:value-type="float" office:value="96.7993" calcext:value-type="float">
            <text:p>9.68E+01</text:p>
          </table:table-cell>
          <table:table-cell table:formula="of:=[.C1972]+0.2" office:value-type="float" office:value="394.199999999986" calcext:value-type="float">
            <text:p>394.199999999986</text:p>
          </table:table-cell>
        </table:table-row>
        <table:table-row table:style-name="ro1">
          <table:table-cell office:value-type="float" office:value="192.743" calcext:value-type="float">
            <text:p>1.93E+02</text:p>
          </table:table-cell>
          <table:table-cell office:value-type="float" office:value="96.7741" calcext:value-type="float">
            <text:p>9.68E+01</text:p>
          </table:table-cell>
          <table:table-cell table:formula="of:=[.C1973]+0.2" office:value-type="float" office:value="394.399999999986" calcext:value-type="float">
            <text:p>394.399999999986</text:p>
          </table:table-cell>
        </table:table-row>
        <table:table-row table:style-name="ro1">
          <table:table-cell office:value-type="float" office:value="192.686" calcext:value-type="float">
            <text:p>1.93E+02</text:p>
          </table:table-cell>
          <table:table-cell office:value-type="float" office:value="96.749" calcext:value-type="float">
            <text:p>9.67E+01</text:p>
          </table:table-cell>
          <table:table-cell table:formula="of:=[.C1974]+0.2" office:value-type="float" office:value="394.599999999986" calcext:value-type="float">
            <text:p>394.599999999986</text:p>
          </table:table-cell>
        </table:table-row>
        <table:table-row table:style-name="ro1">
          <table:table-cell office:value-type="float" office:value="192.63" calcext:value-type="float">
            <text:p>1.93E+02</text:p>
          </table:table-cell>
          <table:table-cell office:value-type="float" office:value="96.7239" calcext:value-type="float">
            <text:p>9.67E+01</text:p>
          </table:table-cell>
          <table:table-cell table:formula="of:=[.C1975]+0.2" office:value-type="float" office:value="394.799999999986" calcext:value-type="float">
            <text:p>394.799999999986</text:p>
          </table:table-cell>
        </table:table-row>
        <table:table-row table:style-name="ro1">
          <table:table-cell office:value-type="float" office:value="192.574" calcext:value-type="float">
            <text:p>1.93E+02</text:p>
          </table:table-cell>
          <table:table-cell office:value-type="float" office:value="96.6989" calcext:value-type="float">
            <text:p>9.67E+01</text:p>
          </table:table-cell>
          <table:table-cell table:formula="of:=[.C1976]+0.2" office:value-type="float" office:value="394.999999999986" calcext:value-type="float">
            <text:p>394.999999999986</text:p>
          </table:table-cell>
        </table:table-row>
        <table:table-row table:style-name="ro1">
          <table:table-cell office:value-type="float" office:value="192.518" calcext:value-type="float">
            <text:p>1.93E+02</text:p>
          </table:table-cell>
          <table:table-cell office:value-type="float" office:value="96.674" calcext:value-type="float">
            <text:p>9.67E+01</text:p>
          </table:table-cell>
          <table:table-cell table:formula="of:=[.C1977]+0.2" office:value-type="float" office:value="395.199999999986" calcext:value-type="float">
            <text:p>395.199999999986</text:p>
          </table:table-cell>
        </table:table-row>
        <table:table-row table:style-name="ro1">
          <table:table-cell office:value-type="float" office:value="192.462" calcext:value-type="float">
            <text:p>1.92E+02</text:p>
          </table:table-cell>
          <table:table-cell office:value-type="float" office:value="96.6492" calcext:value-type="float">
            <text:p>9.66E+01</text:p>
          </table:table-cell>
          <table:table-cell table:formula="of:=[.C1978]+0.2" office:value-type="float" office:value="395.399999999986" calcext:value-type="float">
            <text:p>395.399999999986</text:p>
          </table:table-cell>
        </table:table-row>
        <table:table-row table:style-name="ro1">
          <table:table-cell office:value-type="float" office:value="192.406" calcext:value-type="float">
            <text:p>1.92E+02</text:p>
          </table:table-cell>
          <table:table-cell office:value-type="float" office:value="96.6245" calcext:value-type="float">
            <text:p>9.66E+01</text:p>
          </table:table-cell>
          <table:table-cell table:formula="of:=[.C1979]+0.2" office:value-type="float" office:value="395.599999999986" calcext:value-type="float">
            <text:p>395.599999999986</text:p>
          </table:table-cell>
        </table:table-row>
        <table:table-row table:style-name="ro1">
          <table:table-cell office:value-type="float" office:value="192.351" calcext:value-type="float">
            <text:p>1.92E+02</text:p>
          </table:table-cell>
          <table:table-cell office:value-type="float" office:value="96.5999" calcext:value-type="float">
            <text:p>9.66E+01</text:p>
          </table:table-cell>
          <table:table-cell table:formula="of:=[.C1980]+0.2" office:value-type="float" office:value="395.799999999986" calcext:value-type="float">
            <text:p>395.799999999986</text:p>
          </table:table-cell>
        </table:table-row>
        <table:table-row table:style-name="ro1">
          <table:table-cell office:value-type="float" office:value="192.295" calcext:value-type="float">
            <text:p>1.92E+02</text:p>
          </table:table-cell>
          <table:table-cell office:value-type="float" office:value="96.5753" calcext:value-type="float">
            <text:p>9.66E+01</text:p>
          </table:table-cell>
          <table:table-cell table:formula="of:=[.C1981]+0.2" office:value-type="float" office:value="395.999999999986" calcext:value-type="float">
            <text:p>395.999999999986</text:p>
          </table:table-cell>
        </table:table-row>
        <table:table-row table:style-name="ro1">
          <table:table-cell office:value-type="float" office:value="192.24" calcext:value-type="float">
            <text:p>1.92E+02</text:p>
          </table:table-cell>
          <table:table-cell office:value-type="float" office:value="96.5508" calcext:value-type="float">
            <text:p>9.66E+01</text:p>
          </table:table-cell>
          <table:table-cell table:formula="of:=[.C1982]+0.2" office:value-type="float" office:value="396.199999999986" calcext:value-type="float">
            <text:p>396.199999999986</text:p>
          </table:table-cell>
        </table:table-row>
        <table:table-row table:style-name="ro1">
          <table:table-cell office:value-type="float" office:value="192.185" calcext:value-type="float">
            <text:p>1.92E+02</text:p>
          </table:table-cell>
          <table:table-cell office:value-type="float" office:value="96.5264" calcext:value-type="float">
            <text:p>9.65E+01</text:p>
          </table:table-cell>
          <table:table-cell table:formula="of:=[.C1983]+0.2" office:value-type="float" office:value="396.399999999986" calcext:value-type="float">
            <text:p>396.399999999986</text:p>
          </table:table-cell>
        </table:table-row>
        <table:table-row table:style-name="ro1">
          <table:table-cell office:value-type="float" office:value="192.131" calcext:value-type="float">
            <text:p>1.92E+02</text:p>
          </table:table-cell>
          <table:table-cell office:value-type="float" office:value="96.5021" calcext:value-type="float">
            <text:p>9.65E+01</text:p>
          </table:table-cell>
          <table:table-cell table:formula="of:=[.C1984]+0.2" office:value-type="float" office:value="396.599999999986" calcext:value-type="float">
            <text:p>396.599999999986</text:p>
          </table:table-cell>
        </table:table-row>
        <table:table-row table:style-name="ro1">
          <table:table-cell office:value-type="float" office:value="192.076" calcext:value-type="float">
            <text:p>1.92E+02</text:p>
          </table:table-cell>
          <table:table-cell office:value-type="float" office:value="96.4778" calcext:value-type="float">
            <text:p>9.65E+01</text:p>
          </table:table-cell>
          <table:table-cell table:formula="of:=[.C1985]+0.2" office:value-type="float" office:value="396.799999999986" calcext:value-type="float">
            <text:p>396.799999999986</text:p>
          </table:table-cell>
        </table:table-row>
        <table:table-row table:style-name="ro1">
          <table:table-cell office:value-type="float" office:value="192.022" calcext:value-type="float">
            <text:p>1.92E+02</text:p>
          </table:table-cell>
          <table:table-cell office:value-type="float" office:value="96.4537" calcext:value-type="float">
            <text:p>9.65E+01</text:p>
          </table:table-cell>
          <table:table-cell table:formula="of:=[.C1986]+0.2" office:value-type="float" office:value="396.999999999986" calcext:value-type="float">
            <text:p>396.999999999986</text:p>
          </table:table-cell>
        </table:table-row>
        <table:table-row table:style-name="ro1">
          <table:table-cell office:value-type="float" office:value="191.967" calcext:value-type="float">
            <text:p>1.92E+02</text:p>
          </table:table-cell>
          <table:table-cell office:value-type="float" office:value="96.4296" calcext:value-type="float">
            <text:p>9.64E+01</text:p>
          </table:table-cell>
          <table:table-cell table:formula="of:=[.C1987]+0.2" office:value-type="float" office:value="397.199999999986" calcext:value-type="float">
            <text:p>397.199999999986</text:p>
          </table:table-cell>
        </table:table-row>
        <table:table-row table:style-name="ro1">
          <table:table-cell office:value-type="float" office:value="191.913" calcext:value-type="float">
            <text:p>1.92E+02</text:p>
          </table:table-cell>
          <table:table-cell office:value-type="float" office:value="96.4056" calcext:value-type="float">
            <text:p>9.64E+01</text:p>
          </table:table-cell>
          <table:table-cell table:formula="of:=[.C1988]+0.2" office:value-type="float" office:value="397.399999999986" calcext:value-type="float">
            <text:p>397.399999999986</text:p>
          </table:table-cell>
        </table:table-row>
        <table:table-row table:style-name="ro1">
          <table:table-cell office:value-type="float" office:value="191.86" calcext:value-type="float">
            <text:p>1.92E+02</text:p>
          </table:table-cell>
          <table:table-cell office:value-type="float" office:value="96.3816" calcext:value-type="float">
            <text:p>9.64E+01</text:p>
          </table:table-cell>
          <table:table-cell table:formula="of:=[.C1989]+0.2" office:value-type="float" office:value="397.599999999986" calcext:value-type="float">
            <text:p>397.599999999986</text:p>
          </table:table-cell>
        </table:table-row>
        <table:table-row table:style-name="ro1">
          <table:table-cell office:value-type="float" office:value="191.806" calcext:value-type="float">
            <text:p>1.92E+02</text:p>
          </table:table-cell>
          <table:table-cell office:value-type="float" office:value="96.3578" calcext:value-type="float">
            <text:p>9.64E+01</text:p>
          </table:table-cell>
          <table:table-cell table:formula="of:=[.C1990]+0.2" office:value-type="float" office:value="397.799999999986" calcext:value-type="float">
            <text:p>397.799999999986</text:p>
          </table:table-cell>
        </table:table-row>
        <table:table-row table:style-name="ro1">
          <table:table-cell office:value-type="float" office:value="191.753" calcext:value-type="float">
            <text:p>1.92E+02</text:p>
          </table:table-cell>
          <table:table-cell office:value-type="float" office:value="96.334" calcext:value-type="float">
            <text:p>9.63E+01</text:p>
          </table:table-cell>
          <table:table-cell table:formula="of:=[.C1991]+0.2" office:value-type="float" office:value="397.999999999986" calcext:value-type="float">
            <text:p>397.999999999986</text:p>
          </table:table-cell>
        </table:table-row>
        <table:table-row table:style-name="ro1">
          <table:table-cell office:value-type="float" office:value="191.699" calcext:value-type="float">
            <text:p>1.92E+02</text:p>
          </table:table-cell>
          <table:table-cell office:value-type="float" office:value="96.3103" calcext:value-type="float">
            <text:p>9.63E+01</text:p>
          </table:table-cell>
          <table:table-cell table:formula="of:=[.C1992]+0.2" office:value-type="float" office:value="398.199999999986" calcext:value-type="float">
            <text:p>398.199999999986</text:p>
          </table:table-cell>
        </table:table-row>
        <table:table-row table:style-name="ro1">
          <table:table-cell office:value-type="float" office:value="191.646" calcext:value-type="float">
            <text:p>1.92E+02</text:p>
          </table:table-cell>
          <table:table-cell office:value-type="float" office:value="96.2867" calcext:value-type="float">
            <text:p>9.63E+01</text:p>
          </table:table-cell>
          <table:table-cell table:formula="of:=[.C1993]+0.2" office:value-type="float" office:value="398.399999999986" calcext:value-type="float">
            <text:p>398.399999999986</text:p>
          </table:table-cell>
        </table:table-row>
        <table:table-row table:style-name="ro1">
          <table:table-cell office:value-type="float" office:value="191.593" calcext:value-type="float">
            <text:p>1.92E+02</text:p>
          </table:table-cell>
          <table:table-cell office:value-type="float" office:value="96.2632" calcext:value-type="float">
            <text:p>9.63E+01</text:p>
          </table:table-cell>
          <table:table-cell table:formula="of:=[.C1994]+0.2" office:value-type="float" office:value="398.599999999986" calcext:value-type="float">
            <text:p>398.599999999986</text:p>
          </table:table-cell>
        </table:table-row>
        <table:table-row table:style-name="ro1">
          <table:table-cell office:value-type="float" office:value="191.54" calcext:value-type="float">
            <text:p>1.92E+02</text:p>
          </table:table-cell>
          <table:table-cell office:value-type="float" office:value="96.2397" calcext:value-type="float">
            <text:p>9.62E+01</text:p>
          </table:table-cell>
          <table:table-cell table:formula="of:=[.C1995]+0.2" office:value-type="float" office:value="398.799999999986" calcext:value-type="float">
            <text:p>398.799999999986</text:p>
          </table:table-cell>
        </table:table-row>
        <table:table-row table:style-name="ro1">
          <table:table-cell office:value-type="float" office:value="191.488" calcext:value-type="float">
            <text:p>1.91E+02</text:p>
          </table:table-cell>
          <table:table-cell office:value-type="float" office:value="96.2163" calcext:value-type="float">
            <text:p>9.62E+01</text:p>
          </table:table-cell>
          <table:table-cell table:formula="of:=[.C1996]+0.2" office:value-type="float" office:value="398.999999999986" calcext:value-type="float">
            <text:p>398.999999999986</text:p>
          </table:table-cell>
        </table:table-row>
        <table:table-row table:style-name="ro1">
          <table:table-cell office:value-type="float" office:value="191.435" calcext:value-type="float">
            <text:p>1.91E+02</text:p>
          </table:table-cell>
          <table:table-cell office:value-type="float" office:value="96.1931" calcext:value-type="float">
            <text:p>9.62E+01</text:p>
          </table:table-cell>
          <table:table-cell table:formula="of:=[.C1997]+0.2" office:value-type="float" office:value="399.199999999986" calcext:value-type="float">
            <text:p>399.199999999986</text:p>
          </table:table-cell>
        </table:table-row>
        <table:table-row table:style-name="ro1">
          <table:table-cell office:value-type="float" office:value="191.383" calcext:value-type="float">
            <text:p>1.91E+02</text:p>
          </table:table-cell>
          <table:table-cell office:value-type="float" office:value="96.1698" calcext:value-type="float">
            <text:p>9.62E+01</text:p>
          </table:table-cell>
          <table:table-cell table:formula="of:=[.C1998]+0.2" office:value-type="float" office:value="399.399999999986" calcext:value-type="float">
            <text:p>399.399999999986</text:p>
          </table:table-cell>
        </table:table-row>
        <table:table-row table:style-name="ro1">
          <table:table-cell office:value-type="float" office:value="191.331" calcext:value-type="float">
            <text:p>1.91E+02</text:p>
          </table:table-cell>
          <table:table-cell office:value-type="float" office:value="96.1467" calcext:value-type="float">
            <text:p>9.61E+01</text:p>
          </table:table-cell>
          <table:table-cell table:formula="of:=[.C1999]+0.2" office:value-type="float" office:value="399.599999999986" calcext:value-type="float">
            <text:p>399.599999999986</text:p>
          </table:table-cell>
        </table:table-row>
        <table:table-row table:style-name="ro1">
          <table:table-cell office:value-type="float" office:value="191.279" calcext:value-type="float">
            <text:p>1.91E+02</text:p>
          </table:table-cell>
          <table:table-cell office:value-type="float" office:value="96.1237" calcext:value-type="float">
            <text:p>9.61E+01</text:p>
          </table:table-cell>
          <table:table-cell table:formula="of:=[.C2000]+0.2" office:value-type="float" office:value="399.799999999986" calcext:value-type="float">
            <text:p>399.799999999986</text:p>
          </table:table-cell>
        </table:table-row>
        <table:table-row table:style-name="ro1">
          <table:table-cell office:value-type="float" office:value="191.228" calcext:value-type="float">
            <text:p>1.91E+02</text:p>
          </table:table-cell>
          <table:table-cell office:value-type="float" office:value="96.1007" calcext:value-type="float">
            <text:p>9.61E+01</text:p>
          </table:table-cell>
          <table:table-cell table:formula="of:=[.C2001]+0.2" office:value-type="float" office:value="399.999999999986" calcext:value-type="float">
            <text:p>399.999999999986</text:p>
          </table:table-cell>
        </table:table-row>
        <table:table-row table:style-name="ro1">
          <table:table-cell office:value-type="float" office:value="191.176" calcext:value-type="float">
            <text:p>1.91E+02</text:p>
          </table:table-cell>
          <table:table-cell office:value-type="float" office:value="96.0778" calcext:value-type="float">
            <text:p>9.61E+01</text:p>
          </table:table-cell>
          <table:table-cell table:formula="of:=[.C2002]+0.2" office:value-type="float" office:value="400.199999999986" calcext:value-type="float">
            <text:p>400.199999999986</text:p>
          </table:table-cell>
        </table:table-row>
        <table:table-row table:style-name="ro1">
          <table:table-cell office:value-type="float" office:value="191.125" calcext:value-type="float">
            <text:p>1.91E+02</text:p>
          </table:table-cell>
          <table:table-cell office:value-type="float" office:value="96.055" calcext:value-type="float">
            <text:p>9.61E+01</text:p>
          </table:table-cell>
          <table:table-cell table:formula="of:=[.C2003]+0.2" office:value-type="float" office:value="400.399999999986" calcext:value-type="float">
            <text:p>400.399999999986</text:p>
          </table:table-cell>
        </table:table-row>
        <table:table-row table:style-name="ro1">
          <table:table-cell office:value-type="float" office:value="191.074" calcext:value-type="float">
            <text:p>1.91E+02</text:p>
          </table:table-cell>
          <table:table-cell office:value-type="float" office:value="96.0323" calcext:value-type="float">
            <text:p>9.60E+01</text:p>
          </table:table-cell>
          <table:table-cell table:formula="of:=[.C2004]+0.2" office:value-type="float" office:value="400.599999999986" calcext:value-type="float">
            <text:p>400.599999999986</text:p>
          </table:table-cell>
        </table:table-row>
        <table:table-row table:style-name="ro1">
          <table:table-cell office:value-type="float" office:value="191.023" calcext:value-type="float">
            <text:p>1.91E+02</text:p>
          </table:table-cell>
          <table:table-cell office:value-type="float" office:value="96.0097" calcext:value-type="float">
            <text:p>9.60E+01</text:p>
          </table:table-cell>
          <table:table-cell table:formula="of:=[.C2005]+0.2" office:value-type="float" office:value="400.799999999986" calcext:value-type="float">
            <text:p>400.799999999986</text:p>
          </table:table-cell>
        </table:table-row>
        <table:table-row table:style-name="ro1">
          <table:table-cell office:value-type="float" office:value="190.972" calcext:value-type="float">
            <text:p>1.91E+02</text:p>
          </table:table-cell>
          <table:table-cell office:value-type="float" office:value="95.9871" calcext:value-type="float">
            <text:p>9.60E+01</text:p>
          </table:table-cell>
          <table:table-cell table:formula="of:=[.C2006]+0.2" office:value-type="float" office:value="400.999999999986" calcext:value-type="float">
            <text:p>400.999999999986</text:p>
          </table:table-cell>
        </table:table-row>
        <table:table-row table:style-name="ro1">
          <table:table-cell office:value-type="float" office:value="190.922" calcext:value-type="float">
            <text:p>1.91E+02</text:p>
          </table:table-cell>
          <table:table-cell office:value-type="float" office:value="95.9646" calcext:value-type="float">
            <text:p>9.60E+01</text:p>
          </table:table-cell>
          <table:table-cell table:formula="of:=[.C2007]+0.2" office:value-type="float" office:value="401.199999999986" calcext:value-type="float">
            <text:p>401.199999999986</text:p>
          </table:table-cell>
        </table:table-row>
        <table:table-row table:style-name="ro1">
          <table:table-cell office:value-type="float" office:value="190.871" calcext:value-type="float">
            <text:p>1.91E+02</text:p>
          </table:table-cell>
          <table:table-cell office:value-type="float" office:value="95.9422" calcext:value-type="float">
            <text:p>9.59E+01</text:p>
          </table:table-cell>
          <table:table-cell table:formula="of:=[.C2008]+0.2" office:value-type="float" office:value="401.399999999986" calcext:value-type="float">
            <text:p>401.399999999986</text:p>
          </table:table-cell>
        </table:table-row>
        <table:table-row table:style-name="ro1">
          <table:table-cell office:value-type="float" office:value="190.821" calcext:value-type="float">
            <text:p>1.91E+02</text:p>
          </table:table-cell>
          <table:table-cell office:value-type="float" office:value="95.9199" calcext:value-type="float">
            <text:p>9.59E+01</text:p>
          </table:table-cell>
          <table:table-cell table:formula="of:=[.C2009]+0.2" office:value-type="float" office:value="401.599999999986" calcext:value-type="float">
            <text:p>401.599999999986</text:p>
          </table:table-cell>
        </table:table-row>
        <table:table-row table:style-name="ro1">
          <table:table-cell office:value-type="float" office:value="190.771" calcext:value-type="float">
            <text:p>1.91E+02</text:p>
          </table:table-cell>
          <table:table-cell office:value-type="float" office:value="95.8976" calcext:value-type="float">
            <text:p>9.59E+01</text:p>
          </table:table-cell>
          <table:table-cell table:formula="of:=[.C2010]+0.2" office:value-type="float" office:value="401.799999999986" calcext:value-type="float">
            <text:p>401.799999999986</text:p>
          </table:table-cell>
        </table:table-row>
        <table:table-row table:style-name="ro1">
          <table:table-cell office:value-type="float" office:value="190.721" calcext:value-type="float">
            <text:p>1.91E+02</text:p>
          </table:table-cell>
          <table:table-cell office:value-type="float" office:value="95.8755" calcext:value-type="float">
            <text:p>9.59E+01</text:p>
          </table:table-cell>
          <table:table-cell table:formula="of:=[.C2011]+0.2" office:value-type="float" office:value="401.999999999986" calcext:value-type="float">
            <text:p>401.999999999986</text:p>
          </table:table-cell>
        </table:table-row>
        <table:table-row table:style-name="ro1">
          <table:table-cell office:value-type="float" office:value="190.671" calcext:value-type="float">
            <text:p>1.91E+02</text:p>
          </table:table-cell>
          <table:table-cell office:value-type="float" office:value="95.8534" calcext:value-type="float">
            <text:p>9.59E+01</text:p>
          </table:table-cell>
          <table:table-cell table:formula="of:=[.C2012]+0.2" office:value-type="float" office:value="402.199999999986" calcext:value-type="float">
            <text:p>402.199999999986</text:p>
          </table:table-cell>
        </table:table-row>
        <table:table-row table:style-name="ro1">
          <table:table-cell office:value-type="float" office:value="190.622" calcext:value-type="float">
            <text:p>1.91E+02</text:p>
          </table:table-cell>
          <table:table-cell office:value-type="float" office:value="95.8314" calcext:value-type="float">
            <text:p>9.58E+01</text:p>
          </table:table-cell>
          <table:table-cell table:formula="of:=[.C2013]+0.2" office:value-type="float" office:value="402.399999999986" calcext:value-type="float">
            <text:p>402.399999999986</text:p>
          </table:table-cell>
        </table:table-row>
        <table:table-row table:style-name="ro1">
          <table:table-cell office:value-type="float" office:value="190.573" calcext:value-type="float">
            <text:p>1.91E+02</text:p>
          </table:table-cell>
          <table:table-cell office:value-type="float" office:value="95.8095" calcext:value-type="float">
            <text:p>9.58E+01</text:p>
          </table:table-cell>
          <table:table-cell table:formula="of:=[.C2014]+0.2" office:value-type="float" office:value="402.599999999986" calcext:value-type="float">
            <text:p>402.599999999986</text:p>
          </table:table-cell>
        </table:table-row>
        <table:table-row table:style-name="ro1">
          <table:table-cell office:value-type="float" office:value="190.523" calcext:value-type="float">
            <text:p>1.91E+02</text:p>
          </table:table-cell>
          <table:table-cell office:value-type="float" office:value="95.7876" calcext:value-type="float">
            <text:p>9.58E+01</text:p>
          </table:table-cell>
          <table:table-cell table:formula="of:=[.C2015]+0.2" office:value-type="float" office:value="402.799999999986" calcext:value-type="float">
            <text:p>402.799999999986</text:p>
          </table:table-cell>
        </table:table-row>
        <table:table-row table:style-name="ro1">
          <table:table-cell office:value-type="float" office:value="190.474" calcext:value-type="float">
            <text:p>1.90E+02</text:p>
          </table:table-cell>
          <table:table-cell office:value-type="float" office:value="95.7659" calcext:value-type="float">
            <text:p>9.58E+01</text:p>
          </table:table-cell>
          <table:table-cell table:formula="of:=[.C2016]+0.2" office:value-type="float" office:value="402.999999999986" calcext:value-type="float">
            <text:p>402.999999999986</text:p>
          </table:table-cell>
        </table:table-row>
        <table:table-row table:style-name="ro1">
          <table:table-cell office:value-type="float" office:value="190.426" calcext:value-type="float">
            <text:p>1.90E+02</text:p>
          </table:table-cell>
          <table:table-cell office:value-type="float" office:value="95.7442" calcext:value-type="float">
            <text:p>9.57E+01</text:p>
          </table:table-cell>
          <table:table-cell table:formula="of:=[.C2017]+0.2" office:value-type="float" office:value="403.199999999986" calcext:value-type="float">
            <text:p>403.199999999986</text:p>
          </table:table-cell>
        </table:table-row>
        <table:table-row table:style-name="ro1">
          <table:table-cell office:value-type="float" office:value="190.377" calcext:value-type="float">
            <text:p>1.90E+02</text:p>
          </table:table-cell>
          <table:table-cell office:value-type="float" office:value="95.7226" calcext:value-type="float">
            <text:p>9.57E+01</text:p>
          </table:table-cell>
          <table:table-cell table:formula="of:=[.C2018]+0.2" office:value-type="float" office:value="403.399999999986" calcext:value-type="float">
            <text:p>403.399999999986</text:p>
          </table:table-cell>
        </table:table-row>
        <table:table-row table:style-name="ro1">
          <table:table-cell office:value-type="float" office:value="190.329" calcext:value-type="float">
            <text:p>1.90E+02</text:p>
          </table:table-cell>
          <table:table-cell office:value-type="float" office:value="95.7011" calcext:value-type="float">
            <text:p>9.57E+01</text:p>
          </table:table-cell>
          <table:table-cell table:formula="of:=[.C2019]+0.2" office:value-type="float" office:value="403.599999999986" calcext:value-type="float">
            <text:p>403.599999999986</text:p>
          </table:table-cell>
        </table:table-row>
        <table:table-row table:style-name="ro1">
          <table:table-cell office:value-type="float" office:value="190.281" calcext:value-type="float">
            <text:p>1.90E+02</text:p>
          </table:table-cell>
          <table:table-cell office:value-type="float" office:value="95.6796" calcext:value-type="float">
            <text:p>9.57E+01</text:p>
          </table:table-cell>
          <table:table-cell table:formula="of:=[.C2020]+0.2" office:value-type="float" office:value="403.799999999986" calcext:value-type="float">
            <text:p>403.799999999986</text:p>
          </table:table-cell>
        </table:table-row>
        <table:table-row table:style-name="ro1">
          <table:table-cell office:value-type="float" office:value="190.232" calcext:value-type="float">
            <text:p>1.90E+02</text:p>
          </table:table-cell>
          <table:table-cell office:value-type="float" office:value="95.6583" calcext:value-type="float">
            <text:p>9.57E+01</text:p>
          </table:table-cell>
          <table:table-cell table:formula="of:=[.C2021]+0.2" office:value-type="float" office:value="403.999999999986" calcext:value-type="float">
            <text:p>403.999999999986</text:p>
          </table:table-cell>
        </table:table-row>
        <table:table-row table:style-name="ro1">
          <table:table-cell office:value-type="float" office:value="190.185" calcext:value-type="float">
            <text:p>1.90E+02</text:p>
          </table:table-cell>
          <table:table-cell office:value-type="float" office:value="95.637" calcext:value-type="float">
            <text:p>9.56E+01</text:p>
          </table:table-cell>
          <table:table-cell table:formula="of:=[.C2022]+0.2" office:value-type="float" office:value="404.199999999986" calcext:value-type="float">
            <text:p>404.199999999986</text:p>
          </table:table-cell>
        </table:table-row>
        <table:table-row table:style-name="ro1">
          <table:table-cell office:value-type="float" office:value="190.137" calcext:value-type="float">
            <text:p>1.90E+02</text:p>
          </table:table-cell>
          <table:table-cell office:value-type="float" office:value="95.6158" calcext:value-type="float">
            <text:p>9.56E+01</text:p>
          </table:table-cell>
          <table:table-cell table:formula="of:=[.C2023]+0.2" office:value-type="float" office:value="404.399999999986" calcext:value-type="float">
            <text:p>404.399999999986</text:p>
          </table:table-cell>
        </table:table-row>
        <table:table-row table:style-name="ro1">
          <table:table-cell office:value-type="float" office:value="190.089" calcext:value-type="float">
            <text:p>1.90E+02</text:p>
          </table:table-cell>
          <table:table-cell office:value-type="float" office:value="95.5947" calcext:value-type="float">
            <text:p>9.56E+01</text:p>
          </table:table-cell>
          <table:table-cell table:formula="of:=[.C2024]+0.2" office:value-type="float" office:value="404.599999999986" calcext:value-type="float">
            <text:p>404.599999999986</text:p>
          </table:table-cell>
        </table:table-row>
        <table:table-row table:style-name="ro1">
          <table:table-cell office:value-type="float" office:value="190.042" calcext:value-type="float">
            <text:p>1.90E+02</text:p>
          </table:table-cell>
          <table:table-cell office:value-type="float" office:value="95.5737" calcext:value-type="float">
            <text:p>9.56E+01</text:p>
          </table:table-cell>
          <table:table-cell table:formula="of:=[.C2025]+0.2" office:value-type="float" office:value="404.799999999986" calcext:value-type="float">
            <text:p>404.799999999986</text:p>
          </table:table-cell>
        </table:table-row>
        <table:table-row table:style-name="ro1">
          <table:table-cell office:value-type="float" office:value="189.995" calcext:value-type="float">
            <text:p>1.90E+02</text:p>
          </table:table-cell>
          <table:table-cell office:value-type="float" office:value="95.5527" calcext:value-type="float">
            <text:p>9.56E+01</text:p>
          </table:table-cell>
          <table:table-cell table:formula="of:=[.C2026]+0.2" office:value-type="float" office:value="404.999999999986" calcext:value-type="float">
            <text:p>404.999999999986</text:p>
          </table:table-cell>
        </table:table-row>
        <table:table-row table:style-name="ro1">
          <table:table-cell office:value-type="float" office:value="189.948" calcext:value-type="float">
            <text:p>1.90E+02</text:p>
          </table:table-cell>
          <table:table-cell office:value-type="float" office:value="95.5319" calcext:value-type="float">
            <text:p>9.55E+01</text:p>
          </table:table-cell>
          <table:table-cell table:formula="of:=[.C2027]+0.2" office:value-type="float" office:value="405.199999999986" calcext:value-type="float">
            <text:p>405.199999999986</text:p>
          </table:table-cell>
        </table:table-row>
        <table:table-row table:style-name="ro1">
          <table:table-cell office:value-type="float" office:value="189.901" calcext:value-type="float">
            <text:p>1.90E+02</text:p>
          </table:table-cell>
          <table:table-cell office:value-type="float" office:value="95.5111" calcext:value-type="float">
            <text:p>9.55E+01</text:p>
          </table:table-cell>
          <table:table-cell table:formula="of:=[.C2028]+0.2" office:value-type="float" office:value="405.399999999986" calcext:value-type="float">
            <text:p>405.399999999986</text:p>
          </table:table-cell>
        </table:table-row>
        <table:table-row table:style-name="ro1">
          <table:table-cell office:value-type="float" office:value="189.855" calcext:value-type="float">
            <text:p>1.90E+02</text:p>
          </table:table-cell>
          <table:table-cell office:value-type="float" office:value="95.4904" calcext:value-type="float">
            <text:p>9.55E+01</text:p>
          </table:table-cell>
          <table:table-cell table:formula="of:=[.C2029]+0.2" office:value-type="float" office:value="405.599999999986" calcext:value-type="float">
            <text:p>405.599999999986</text:p>
          </table:table-cell>
        </table:table-row>
        <table:table-row table:style-name="ro1">
          <table:table-cell office:value-type="float" office:value="189.808" calcext:value-type="float">
            <text:p>1.90E+02</text:p>
          </table:table-cell>
          <table:table-cell office:value-type="float" office:value="95.4697" calcext:value-type="float">
            <text:p>9.55E+01</text:p>
          </table:table-cell>
          <table:table-cell table:formula="of:=[.C2030]+0.2" office:value-type="float" office:value="405.799999999986" calcext:value-type="float">
            <text:p>405.799999999986</text:p>
          </table:table-cell>
        </table:table-row>
        <table:table-row table:style-name="ro1">
          <table:table-cell office:value-type="float" office:value="189.762" calcext:value-type="float">
            <text:p>1.90E+02</text:p>
          </table:table-cell>
          <table:table-cell office:value-type="float" office:value="95.4492" calcext:value-type="float">
            <text:p>9.54E+01</text:p>
          </table:table-cell>
          <table:table-cell table:formula="of:=[.C2031]+0.2" office:value-type="float" office:value="405.999999999986" calcext:value-type="float">
            <text:p>405.999999999986</text:p>
          </table:table-cell>
        </table:table-row>
        <table:table-row table:style-name="ro1">
          <table:table-cell office:value-type="float" office:value="189.716" calcext:value-type="float">
            <text:p>1.90E+02</text:p>
          </table:table-cell>
          <table:table-cell office:value-type="float" office:value="95.4287" calcext:value-type="float">
            <text:p>9.54E+01</text:p>
          </table:table-cell>
          <table:table-cell table:formula="of:=[.C2032]+0.2" office:value-type="float" office:value="406.199999999985" calcext:value-type="float">
            <text:p>406.199999999985</text:p>
          </table:table-cell>
        </table:table-row>
        <table:table-row table:style-name="ro1">
          <table:table-cell office:value-type="float" office:value="189.67" calcext:value-type="float">
            <text:p>1.90E+02</text:p>
          </table:table-cell>
          <table:table-cell office:value-type="float" office:value="95.4083" calcext:value-type="float">
            <text:p>9.54E+01</text:p>
          </table:table-cell>
          <table:table-cell table:formula="of:=[.C2033]+0.2" office:value-type="float" office:value="406.399999999985" calcext:value-type="float">
            <text:p>406.399999999985</text:p>
          </table:table-cell>
        </table:table-row>
        <table:table-row table:style-name="ro1">
          <table:table-cell office:value-type="float" office:value="189.625" calcext:value-type="float">
            <text:p>1.90E+02</text:p>
          </table:table-cell>
          <table:table-cell office:value-type="float" office:value="95.388" calcext:value-type="float">
            <text:p>9.54E+01</text:p>
          </table:table-cell>
          <table:table-cell table:formula="of:=[.C2034]+0.2" office:value-type="float" office:value="406.599999999986" calcext:value-type="float">
            <text:p>406.599999999986</text:p>
          </table:table-cell>
        </table:table-row>
        <table:table-row table:style-name="ro1">
          <table:table-cell office:value-type="float" office:value="189.579" calcext:value-type="float">
            <text:p>1.90E+02</text:p>
          </table:table-cell>
          <table:table-cell office:value-type="float" office:value="95.3678" calcext:value-type="float">
            <text:p>9.54E+01</text:p>
          </table:table-cell>
          <table:table-cell table:formula="of:=[.C2035]+0.2" office:value-type="float" office:value="406.799999999986" calcext:value-type="float">
            <text:p>406.799999999986</text:p>
          </table:table-cell>
        </table:table-row>
        <table:table-row table:style-name="ro1">
          <table:table-cell office:value-type="float" office:value="189.534" calcext:value-type="float">
            <text:p>1.90E+02</text:p>
          </table:table-cell>
          <table:table-cell office:value-type="float" office:value="95.3477" calcext:value-type="float">
            <text:p>9.53E+01</text:p>
          </table:table-cell>
          <table:table-cell table:formula="of:=[.C2036]+0.2" office:value-type="float" office:value="406.999999999985" calcext:value-type="float">
            <text:p>406.999999999985</text:p>
          </table:table-cell>
        </table:table-row>
        <table:table-row table:style-name="ro1">
          <table:table-cell office:value-type="float" office:value="189.489" calcext:value-type="float">
            <text:p>1.89E+02</text:p>
          </table:table-cell>
          <table:table-cell office:value-type="float" office:value="95.3276" calcext:value-type="float">
            <text:p>9.53E+01</text:p>
          </table:table-cell>
          <table:table-cell table:formula="of:=[.C2037]+0.2" office:value-type="float" office:value="407.199999999985" calcext:value-type="float">
            <text:p>407.199999999985</text:p>
          </table:table-cell>
        </table:table-row>
        <table:table-row table:style-name="ro1">
          <table:table-cell office:value-type="float" office:value="189.444" calcext:value-type="float">
            <text:p>1.89E+02</text:p>
          </table:table-cell>
          <table:table-cell office:value-type="float" office:value="95.3076" calcext:value-type="float">
            <text:p>9.53E+01</text:p>
          </table:table-cell>
          <table:table-cell table:formula="of:=[.C2038]+0.2" office:value-type="float" office:value="407.399999999985" calcext:value-type="float">
            <text:p>407.399999999985</text:p>
          </table:table-cell>
        </table:table-row>
        <table:table-row table:style-name="ro1">
          <table:table-cell office:value-type="float" office:value="189.399" calcext:value-type="float">
            <text:p>1.89E+02</text:p>
          </table:table-cell>
          <table:table-cell office:value-type="float" office:value="95.2877" calcext:value-type="float">
            <text:p>9.53E+01</text:p>
          </table:table-cell>
          <table:table-cell table:formula="of:=[.C2039]+0.2" office:value-type="float" office:value="407.599999999985" calcext:value-type="float">
            <text:p>407.599999999985</text:p>
          </table:table-cell>
        </table:table-row>
        <table:table-row table:style-name="ro1">
          <table:table-cell office:value-type="float" office:value="189.354" calcext:value-type="float">
            <text:p>1.89E+02</text:p>
          </table:table-cell>
          <table:table-cell office:value-type="float" office:value="95.2679" calcext:value-type="float">
            <text:p>9.53E+01</text:p>
          </table:table-cell>
          <table:table-cell table:formula="of:=[.C2040]+0.2" office:value-type="float" office:value="407.799999999985" calcext:value-type="float">
            <text:p>407.799999999985</text:p>
          </table:table-cell>
        </table:table-row>
        <table:table-row table:style-name="ro1">
          <table:table-cell office:value-type="float" office:value="189.31" calcext:value-type="float">
            <text:p>1.89E+02</text:p>
          </table:table-cell>
          <table:table-cell office:value-type="float" office:value="95.2482" calcext:value-type="float">
            <text:p>9.52E+01</text:p>
          </table:table-cell>
          <table:table-cell table:formula="of:=[.C2041]+0.2" office:value-type="float" office:value="407.999999999985" calcext:value-type="float">
            <text:p>407.999999999985</text:p>
          </table:table-cell>
        </table:table-row>
        <table:table-row table:style-name="ro1">
          <table:table-cell office:value-type="float" office:value="189.266" calcext:value-type="float">
            <text:p>1.89E+02</text:p>
          </table:table-cell>
          <table:table-cell office:value-type="float" office:value="95.2285" calcext:value-type="float">
            <text:p>9.52E+01</text:p>
          </table:table-cell>
          <table:table-cell table:formula="of:=[.C2042]+0.2" office:value-type="float" office:value="408.199999999985" calcext:value-type="float">
            <text:p>408.199999999985</text:p>
          </table:table-cell>
        </table:table-row>
        <table:table-row table:style-name="ro1">
          <table:table-cell office:value-type="float" office:value="189.222" calcext:value-type="float">
            <text:p>1.89E+02</text:p>
          </table:table-cell>
          <table:table-cell office:value-type="float" office:value="95.209" calcext:value-type="float">
            <text:p>9.52E+01</text:p>
          </table:table-cell>
          <table:table-cell table:formula="of:=[.C2043]+0.2" office:value-type="float" office:value="408.399999999985" calcext:value-type="float">
            <text:p>408.399999999985</text:p>
          </table:table-cell>
        </table:table-row>
        <table:table-row table:style-name="ro1">
          <table:table-cell office:value-type="float" office:value="189.178" calcext:value-type="float">
            <text:p>1.89E+02</text:p>
          </table:table-cell>
          <table:table-cell office:value-type="float" office:value="95.1895" calcext:value-type="float">
            <text:p>9.52E+01</text:p>
          </table:table-cell>
          <table:table-cell table:formula="of:=[.C2044]+0.2" office:value-type="float" office:value="408.599999999985" calcext:value-type="float">
            <text:p>408.599999999985</text:p>
          </table:table-cell>
        </table:table-row>
        <table:table-row table:style-name="ro1">
          <table:table-cell office:value-type="float" office:value="189.134" calcext:value-type="float">
            <text:p>1.89E+02</text:p>
          </table:table-cell>
          <table:table-cell office:value-type="float" office:value="95.1701" calcext:value-type="float">
            <text:p>9.52E+01</text:p>
          </table:table-cell>
          <table:table-cell table:formula="of:=[.C2045]+0.2" office:value-type="float" office:value="408.799999999985" calcext:value-type="float">
            <text:p>408.799999999985</text:p>
          </table:table-cell>
        </table:table-row>
        <table:table-row table:style-name="ro1">
          <table:table-cell office:value-type="float" office:value="189.091" calcext:value-type="float">
            <text:p>1.89E+02</text:p>
          </table:table-cell>
          <table:table-cell office:value-type="float" office:value="95.1507" calcext:value-type="float">
            <text:p>9.52E+01</text:p>
          </table:table-cell>
          <table:table-cell table:formula="of:=[.C2046]+0.2" office:value-type="float" office:value="408.999999999985" calcext:value-type="float">
            <text:p>408.999999999985</text:p>
          </table:table-cell>
        </table:table-row>
        <table:table-row table:style-name="ro1">
          <table:table-cell office:value-type="float" office:value="189.047" calcext:value-type="float">
            <text:p>1.89E+02</text:p>
          </table:table-cell>
          <table:table-cell office:value-type="float" office:value="95.1314" calcext:value-type="float">
            <text:p>9.51E+01</text:p>
          </table:table-cell>
          <table:table-cell table:formula="of:=[.C2047]+0.2" office:value-type="float" office:value="409.199999999985" calcext:value-type="float">
            <text:p>409.199999999985</text:p>
          </table:table-cell>
        </table:table-row>
        <table:table-row table:style-name="ro1">
          <table:table-cell office:value-type="float" office:value="189.004" calcext:value-type="float">
            <text:p>1.89E+02</text:p>
          </table:table-cell>
          <table:table-cell office:value-type="float" office:value="95.1123" calcext:value-type="float">
            <text:p>9.51E+01</text:p>
          </table:table-cell>
          <table:table-cell table:formula="of:=[.C2048]+0.2" office:value-type="float" office:value="409.399999999985" calcext:value-type="float">
            <text:p>409.399999999985</text:p>
          </table:table-cell>
        </table:table-row>
        <table:table-row table:style-name="ro1">
          <table:table-cell office:value-type="float" office:value="188.961" calcext:value-type="float">
            <text:p>1.89E+02</text:p>
          </table:table-cell>
          <table:table-cell office:value-type="float" office:value="95.0932" calcext:value-type="float">
            <text:p>9.51E+01</text:p>
          </table:table-cell>
          <table:table-cell table:formula="of:=[.C2049]+0.2" office:value-type="float" office:value="409.599999999985" calcext:value-type="float">
            <text:p>409.599999999985</text:p>
          </table:table-cell>
        </table:table-row>
        <table:table-row table:style-name="ro1">
          <table:table-cell office:value-type="float" office:value="188.919" calcext:value-type="float">
            <text:p>1.89E+02</text:p>
          </table:table-cell>
          <table:table-cell office:value-type="float" office:value="95.0742" calcext:value-type="float">
            <text:p>9.51E+01</text:p>
          </table:table-cell>
          <table:table-cell table:formula="of:=[.C2050]+0.2" office:value-type="float" office:value="409.799999999985" calcext:value-type="float">
            <text:p>409.799999999985</text:p>
          </table:table-cell>
        </table:table-row>
        <table:table-row table:style-name="ro1">
          <table:table-cell office:value-type="float" office:value="188.876" calcext:value-type="float">
            <text:p>1.89E+02</text:p>
          </table:table-cell>
          <table:table-cell office:value-type="float" office:value="95.0553" calcext:value-type="float">
            <text:p>9.51E+01</text:p>
          </table:table-cell>
          <table:table-cell table:formula="of:=[.C2051]+0.2" office:value-type="float" office:value="409.999999999985" calcext:value-type="float">
            <text:p>409.999999999985</text:p>
          </table:table-cell>
        </table:table-row>
        <table:table-row table:style-name="ro1">
          <table:table-cell office:value-type="float" office:value="188.834" calcext:value-type="float">
            <text:p>1.89E+02</text:p>
          </table:table-cell>
          <table:table-cell office:value-type="float" office:value="95.0364" calcext:value-type="float">
            <text:p>9.50E+01</text:p>
          </table:table-cell>
          <table:table-cell table:formula="of:=[.C2052]+0.2" office:value-type="float" office:value="410.199999999985" calcext:value-type="float">
            <text:p>410.199999999985</text:p>
          </table:table-cell>
        </table:table-row>
        <table:table-row table:style-name="ro1">
          <table:table-cell office:value-type="float" office:value="188.791" calcext:value-type="float">
            <text:p>1.89E+02</text:p>
          </table:table-cell>
          <table:table-cell office:value-type="float" office:value="95.0176" calcext:value-type="float">
            <text:p>9.50E+01</text:p>
          </table:table-cell>
          <table:table-cell table:formula="of:=[.C2053]+0.2" office:value-type="float" office:value="410.399999999985" calcext:value-type="float">
            <text:p>410.399999999985</text:p>
          </table:table-cell>
        </table:table-row>
        <table:table-row table:style-name="ro1">
          <table:table-cell office:value-type="float" office:value="188.749" calcext:value-type="float">
            <text:p>1.89E+02</text:p>
          </table:table-cell>
          <table:table-cell office:value-type="float" office:value="94.999" calcext:value-type="float">
            <text:p>9.50E+01</text:p>
          </table:table-cell>
          <table:table-cell table:formula="of:=[.C2054]+0.2" office:value-type="float" office:value="410.599999999985" calcext:value-type="float">
            <text:p>410.599999999985</text:p>
          </table:table-cell>
        </table:table-row>
        <table:table-row table:style-name="ro1">
          <table:table-cell office:value-type="float" office:value="188.707" calcext:value-type="float">
            <text:p>1.89E+02</text:p>
          </table:table-cell>
          <table:table-cell office:value-type="float" office:value="94.9804" calcext:value-type="float">
            <text:p>9.50E+01</text:p>
          </table:table-cell>
          <table:table-cell table:formula="of:=[.C2055]+0.2" office:value-type="float" office:value="410.799999999985" calcext:value-type="float">
            <text:p>410.799999999985</text:p>
          </table:table-cell>
        </table:table-row>
        <table:table-row table:style-name="ro1">
          <table:table-cell office:value-type="float" office:value="188.666" calcext:value-type="float">
            <text:p>1.89E+02</text:p>
          </table:table-cell>
          <table:table-cell office:value-type="float" office:value="94.9618" calcext:value-type="float">
            <text:p>9.50E+01</text:p>
          </table:table-cell>
          <table:table-cell table:formula="of:=[.C2056]+0.2" office:value-type="float" office:value="410.999999999985" calcext:value-type="float">
            <text:p>410.999999999985</text:p>
          </table:table-cell>
        </table:table-row>
        <table:table-row table:style-name="ro1">
          <table:table-cell office:value-type="float" office:value="188.624" calcext:value-type="float">
            <text:p>1.89E+02</text:p>
          </table:table-cell>
          <table:table-cell office:value-type="float" office:value="94.9434" calcext:value-type="float">
            <text:p>9.49E+01</text:p>
          </table:table-cell>
          <table:table-cell table:formula="of:=[.C2057]+0.2" office:value-type="float" office:value="411.199999999985" calcext:value-type="float">
            <text:p>411.199999999985</text:p>
          </table:table-cell>
        </table:table-row>
        <table:table-row table:style-name="ro1">
          <table:table-cell office:value-type="float" office:value="188.583" calcext:value-type="float">
            <text:p>1.89E+02</text:p>
          </table:table-cell>
          <table:table-cell office:value-type="float" office:value="94.925" calcext:value-type="float">
            <text:p>9.49E+01</text:p>
          </table:table-cell>
          <table:table-cell table:formula="of:=[.C2058]+0.2" office:value-type="float" office:value="411.399999999985" calcext:value-type="float">
            <text:p>411.399999999985</text:p>
          </table:table-cell>
        </table:table-row>
        <table:table-row table:style-name="ro1">
          <table:table-cell office:value-type="float" office:value="188.542" calcext:value-type="float">
            <text:p>1.89E+02</text:p>
          </table:table-cell>
          <table:table-cell office:value-type="float" office:value="94.9068" calcext:value-type="float">
            <text:p>9.49E+01</text:p>
          </table:table-cell>
          <table:table-cell table:formula="of:=[.C2059]+0.2" office:value-type="float" office:value="411.599999999985" calcext:value-type="float">
            <text:p>411.599999999985</text:p>
          </table:table-cell>
        </table:table-row>
        <table:table-row table:style-name="ro1">
          <table:table-cell office:value-type="float" office:value="188.501" calcext:value-type="float">
            <text:p>1.89E+02</text:p>
          </table:table-cell>
          <table:table-cell office:value-type="float" office:value="94.8886" calcext:value-type="float">
            <text:p>9.49E+01</text:p>
          </table:table-cell>
          <table:table-cell table:formula="of:=[.C2060]+0.2" office:value-type="float" office:value="411.799999999985" calcext:value-type="float">
            <text:p>411.799999999985</text:p>
          </table:table-cell>
        </table:table-row>
        <table:table-row table:style-name="ro1">
          <table:table-cell office:value-type="float" office:value="188.46" calcext:value-type="float">
            <text:p>1.88E+02</text:p>
          </table:table-cell>
          <table:table-cell office:value-type="float" office:value="94.8705" calcext:value-type="float">
            <text:p>9.49E+01</text:p>
          </table:table-cell>
          <table:table-cell table:formula="of:=[.C2061]+0.2" office:value-type="float" office:value="411.999999999985" calcext:value-type="float">
            <text:p>411.999999999985</text:p>
          </table:table-cell>
        </table:table-row>
        <table:table-row table:style-name="ro1">
          <table:table-cell office:value-type="float" office:value="188.42" calcext:value-type="float">
            <text:p>1.88E+02</text:p>
          </table:table-cell>
          <table:table-cell office:value-type="float" office:value="94.8524" calcext:value-type="float">
            <text:p>9.49E+01</text:p>
          </table:table-cell>
          <table:table-cell table:formula="of:=[.C2062]+0.2" office:value-type="float" office:value="412.199999999985" calcext:value-type="float">
            <text:p>412.199999999985</text:p>
          </table:table-cell>
        </table:table-row>
        <table:table-row table:style-name="ro1">
          <table:table-cell office:value-type="float" office:value="188.379" calcext:value-type="float">
            <text:p>1.88E+02</text:p>
          </table:table-cell>
          <table:table-cell office:value-type="float" office:value="94.8345" calcext:value-type="float">
            <text:p>9.48E+01</text:p>
          </table:table-cell>
          <table:table-cell table:formula="of:=[.C2063]+0.2" office:value-type="float" office:value="412.399999999985" calcext:value-type="float">
            <text:p>412.399999999985</text:p>
          </table:table-cell>
        </table:table-row>
        <table:table-row table:style-name="ro1">
          <table:table-cell office:value-type="float" office:value="188.339" calcext:value-type="float">
            <text:p>1.88E+02</text:p>
          </table:table-cell>
          <table:table-cell office:value-type="float" office:value="94.8166" calcext:value-type="float">
            <text:p>9.48E+01</text:p>
          </table:table-cell>
          <table:table-cell table:formula="of:=[.C2064]+0.2" office:value-type="float" office:value="412.599999999985" calcext:value-type="float">
            <text:p>412.599999999985</text:p>
          </table:table-cell>
        </table:table-row>
        <table:table-row table:style-name="ro1">
          <table:table-cell office:value-type="float" office:value="188.299" calcext:value-type="float">
            <text:p>1.88E+02</text:p>
          </table:table-cell>
          <table:table-cell office:value-type="float" office:value="94.7988" calcext:value-type="float">
            <text:p>9.48E+01</text:p>
          </table:table-cell>
          <table:table-cell table:formula="of:=[.C2065]+0.2" office:value-type="float" office:value="412.799999999985" calcext:value-type="float">
            <text:p>412.799999999985</text:p>
          </table:table-cell>
        </table:table-row>
        <table:table-row table:style-name="ro1">
          <table:table-cell office:value-type="float" office:value="188.259" calcext:value-type="float">
            <text:p>1.88E+02</text:p>
          </table:table-cell>
          <table:table-cell office:value-type="float" office:value="94.7811" calcext:value-type="float">
            <text:p>9.48E+01</text:p>
          </table:table-cell>
          <table:table-cell table:formula="of:=[.C2066]+0.2" office:value-type="float" office:value="412.999999999985" calcext:value-type="float">
            <text:p>412.999999999985</text:p>
          </table:table-cell>
        </table:table-row>
        <table:table-row table:style-name="ro1">
          <table:table-cell office:value-type="float" office:value="188.219" calcext:value-type="float">
            <text:p>1.88E+02</text:p>
          </table:table-cell>
          <table:table-cell office:value-type="float" office:value="94.7634" calcext:value-type="float">
            <text:p>9.48E+01</text:p>
          </table:table-cell>
          <table:table-cell table:formula="of:=[.C2067]+0.2" office:value-type="float" office:value="413.199999999985" calcext:value-type="float">
            <text:p>413.199999999985</text:p>
          </table:table-cell>
        </table:table-row>
        <table:table-row table:style-name="ro1">
          <table:table-cell office:value-type="float" office:value="188.18" calcext:value-type="float">
            <text:p>1.88E+02</text:p>
          </table:table-cell>
          <table:table-cell office:value-type="float" office:value="94.7459" calcext:value-type="float">
            <text:p>9.47E+01</text:p>
          </table:table-cell>
          <table:table-cell table:formula="of:=[.C2068]+0.2" office:value-type="float" office:value="413.399999999985" calcext:value-type="float">
            <text:p>413.399999999985</text:p>
          </table:table-cell>
        </table:table-row>
        <table:table-row table:style-name="ro1">
          <table:table-cell office:value-type="float" office:value="188.141" calcext:value-type="float">
            <text:p>1.88E+02</text:p>
          </table:table-cell>
          <table:table-cell office:value-type="float" office:value="94.7284" calcext:value-type="float">
            <text:p>9.47E+01</text:p>
          </table:table-cell>
          <table:table-cell table:formula="of:=[.C2069]+0.2" office:value-type="float" office:value="413.599999999985" calcext:value-type="float">
            <text:p>413.599999999985</text:p>
          </table:table-cell>
        </table:table-row>
        <table:table-row table:style-name="ro1">
          <table:table-cell office:value-type="float" office:value="188.102" calcext:value-type="float">
            <text:p>1.88E+02</text:p>
          </table:table-cell>
          <table:table-cell office:value-type="float" office:value="94.711" calcext:value-type="float">
            <text:p>9.47E+01</text:p>
          </table:table-cell>
          <table:table-cell table:formula="of:=[.C2070]+0.2" office:value-type="float" office:value="413.799999999985" calcext:value-type="float">
            <text:p>413.799999999985</text:p>
          </table:table-cell>
        </table:table-row>
        <table:table-row table:style-name="ro1">
          <table:table-cell office:value-type="float" office:value="188.063" calcext:value-type="float">
            <text:p>1.88E+02</text:p>
          </table:table-cell>
          <table:table-cell office:value-type="float" office:value="94.6937" calcext:value-type="float">
            <text:p>9.47E+01</text:p>
          </table:table-cell>
          <table:table-cell table:formula="of:=[.C2071]+0.2" office:value-type="float" office:value="413.999999999985" calcext:value-type="float">
            <text:p>413.999999999985</text:p>
          </table:table-cell>
        </table:table-row>
        <table:table-row table:style-name="ro1">
          <table:table-cell office:value-type="float" office:value="188.024" calcext:value-type="float">
            <text:p>1.88E+02</text:p>
          </table:table-cell>
          <table:table-cell office:value-type="float" office:value="94.6765" calcext:value-type="float">
            <text:p>9.47E+01</text:p>
          </table:table-cell>
          <table:table-cell table:formula="of:=[.C2072]+0.2" office:value-type="float" office:value="414.199999999985" calcext:value-type="float">
            <text:p>414.199999999985</text:p>
          </table:table-cell>
        </table:table-row>
        <table:table-row table:style-name="ro1">
          <table:table-cell office:value-type="float" office:value="187.985" calcext:value-type="float">
            <text:p>1.88E+02</text:p>
          </table:table-cell>
          <table:table-cell office:value-type="float" office:value="94.6593" calcext:value-type="float">
            <text:p>9.47E+01</text:p>
          </table:table-cell>
          <table:table-cell table:formula="of:=[.C2073]+0.2" office:value-type="float" office:value="414.399999999985" calcext:value-type="float">
            <text:p>414.399999999985</text:p>
          </table:table-cell>
        </table:table-row>
        <table:table-row table:style-name="ro1">
          <table:table-cell office:value-type="float" office:value="187.947" calcext:value-type="float">
            <text:p>1.88E+02</text:p>
          </table:table-cell>
          <table:table-cell office:value-type="float" office:value="94.6423" calcext:value-type="float">
            <text:p>9.46E+01</text:p>
          </table:table-cell>
          <table:table-cell table:formula="of:=[.C2074]+0.2" office:value-type="float" office:value="414.599999999985" calcext:value-type="float">
            <text:p>414.599999999985</text:p>
          </table:table-cell>
        </table:table-row>
        <table:table-row table:style-name="ro1">
          <table:table-cell office:value-type="float" office:value="187.909" calcext:value-type="float">
            <text:p>1.88E+02</text:p>
          </table:table-cell>
          <table:table-cell office:value-type="float" office:value="94.6253" calcext:value-type="float">
            <text:p>9.46E+01</text:p>
          </table:table-cell>
          <table:table-cell table:formula="of:=[.C2075]+0.2" office:value-type="float" office:value="414.799999999985" calcext:value-type="float">
            <text:p>414.799999999985</text:p>
          </table:table-cell>
        </table:table-row>
        <table:table-row table:style-name="ro1">
          <table:table-cell office:value-type="float" office:value="187.871" calcext:value-type="float">
            <text:p>1.88E+02</text:p>
          </table:table-cell>
          <table:table-cell office:value-type="float" office:value="94.6084" calcext:value-type="float">
            <text:p>9.46E+01</text:p>
          </table:table-cell>
          <table:table-cell table:formula="of:=[.C2076]+0.2" office:value-type="float" office:value="414.999999999985" calcext:value-type="float">
            <text:p>414.999999999985</text:p>
          </table:table-cell>
        </table:table-row>
        <table:table-row table:style-name="ro1">
          <table:table-cell office:value-type="float" office:value="187.833" calcext:value-type="float">
            <text:p>1.88E+02</text:p>
          </table:table-cell>
          <table:table-cell office:value-type="float" office:value="94.5915" calcext:value-type="float">
            <text:p>9.46E+01</text:p>
          </table:table-cell>
          <table:table-cell table:formula="of:=[.C2077]+0.2" office:value-type="float" office:value="415.199999999985" calcext:value-type="float">
            <text:p>415.199999999985</text:p>
          </table:table-cell>
        </table:table-row>
        <table:table-row table:style-name="ro1">
          <table:table-cell office:value-type="float" office:value="187.795" calcext:value-type="float">
            <text:p>1.88E+02</text:p>
          </table:table-cell>
          <table:table-cell office:value-type="float" office:value="94.5748" calcext:value-type="float">
            <text:p>9.46E+01</text:p>
          </table:table-cell>
          <table:table-cell table:formula="of:=[.C2078]+0.2" office:value-type="float" office:value="415.399999999985" calcext:value-type="float">
            <text:p>415.399999999985</text:p>
          </table:table-cell>
        </table:table-row>
        <table:table-row table:style-name="ro1">
          <table:table-cell office:value-type="float" office:value="187.758" calcext:value-type="float">
            <text:p>1.88E+02</text:p>
          </table:table-cell>
          <table:table-cell office:value-type="float" office:value="94.5581" calcext:value-type="float">
            <text:p>9.46E+01</text:p>
          </table:table-cell>
          <table:table-cell table:formula="of:=[.C2079]+0.2" office:value-type="float" office:value="415.599999999985" calcext:value-type="float">
            <text:p>415.599999999985</text:p>
          </table:table-cell>
        </table:table-row>
        <table:table-row table:style-name="ro1">
          <table:table-cell office:value-type="float" office:value="187.72" calcext:value-type="float">
            <text:p>1.88E+02</text:p>
          </table:table-cell>
          <table:table-cell office:value-type="float" office:value="94.5415" calcext:value-type="float">
            <text:p>9.45E+01</text:p>
          </table:table-cell>
          <table:table-cell table:formula="of:=[.C2080]+0.2" office:value-type="float" office:value="415.799999999985" calcext:value-type="float">
            <text:p>415.799999999985</text:p>
          </table:table-cell>
        </table:table-row>
        <table:table-row table:style-name="ro1">
          <table:table-cell office:value-type="float" office:value="187.683" calcext:value-type="float">
            <text:p>1.88E+02</text:p>
          </table:table-cell>
          <table:table-cell office:value-type="float" office:value="94.525" calcext:value-type="float">
            <text:p>9.45E+01</text:p>
          </table:table-cell>
          <table:table-cell table:formula="of:=[.C2081]+0.2" office:value-type="float" office:value="415.999999999985" calcext:value-type="float">
            <text:p>415.999999999985</text:p>
          </table:table-cell>
        </table:table-row>
        <table:table-row table:style-name="ro1">
          <table:table-cell office:value-type="float" office:value="187.646" calcext:value-type="float">
            <text:p>1.88E+02</text:p>
          </table:table-cell>
          <table:table-cell office:value-type="float" office:value="94.5086" calcext:value-type="float">
            <text:p>9.45E+01</text:p>
          </table:table-cell>
          <table:table-cell table:formula="of:=[.C2082]+0.2" office:value-type="float" office:value="416.199999999985" calcext:value-type="float">
            <text:p>416.199999999985</text:p>
          </table:table-cell>
        </table:table-row>
        <table:table-row table:style-name="ro1">
          <table:table-cell office:value-type="float" office:value="187.609" calcext:value-type="float">
            <text:p>1.88E+02</text:p>
          </table:table-cell>
          <table:table-cell office:value-type="float" office:value="94.4923" calcext:value-type="float">
            <text:p>9.45E+01</text:p>
          </table:table-cell>
          <table:table-cell table:formula="of:=[.C2083]+0.2" office:value-type="float" office:value="416.399999999985" calcext:value-type="float">
            <text:p>416.399999999985</text:p>
          </table:table-cell>
        </table:table-row>
        <table:table-row table:style-name="ro1">
          <table:table-cell office:value-type="float" office:value="187.573" calcext:value-type="float">
            <text:p>1.88E+02</text:p>
          </table:table-cell>
          <table:table-cell office:value-type="float" office:value="94.476" calcext:value-type="float">
            <text:p>9.45E+01</text:p>
          </table:table-cell>
          <table:table-cell table:formula="of:=[.C2084]+0.2" office:value-type="float" office:value="416.599999999985" calcext:value-type="float">
            <text:p>416.599999999985</text:p>
          </table:table-cell>
        </table:table-row>
        <table:table-row table:style-name="ro1">
          <table:table-cell office:value-type="float" office:value="187.536" calcext:value-type="float">
            <text:p>1.88E+02</text:p>
          </table:table-cell>
          <table:table-cell office:value-type="float" office:value="94.4598" calcext:value-type="float">
            <text:p>9.45E+01</text:p>
          </table:table-cell>
          <table:table-cell table:formula="of:=[.C2085]+0.2" office:value-type="float" office:value="416.799999999985" calcext:value-type="float">
            <text:p>416.799999999985</text:p>
          </table:table-cell>
        </table:table-row>
        <table:table-row table:style-name="ro1">
          <table:table-cell office:value-type="float" office:value="187.5" calcext:value-type="float">
            <text:p>1.88E+02</text:p>
          </table:table-cell>
          <table:table-cell office:value-type="float" office:value="94.4437" calcext:value-type="float">
            <text:p>9.44E+01</text:p>
          </table:table-cell>
          <table:table-cell table:formula="of:=[.C2086]+0.2" office:value-type="float" office:value="416.999999999985" calcext:value-type="float">
            <text:p>416.999999999985</text:p>
          </table:table-cell>
        </table:table-row>
        <table:table-row table:style-name="ro1">
          <table:table-cell office:value-type="float" office:value="187.464" calcext:value-type="float">
            <text:p>1.87E+02</text:p>
          </table:table-cell>
          <table:table-cell office:value-type="float" office:value="94.4277" calcext:value-type="float">
            <text:p>9.44E+01</text:p>
          </table:table-cell>
          <table:table-cell table:formula="of:=[.C2087]+0.2" office:value-type="float" office:value="417.199999999985" calcext:value-type="float">
            <text:p>417.199999999985</text:p>
          </table:table-cell>
        </table:table-row>
        <table:table-row table:style-name="ro1">
          <table:table-cell office:value-type="float" office:value="187.428" calcext:value-type="float">
            <text:p>1.87E+02</text:p>
          </table:table-cell>
          <table:table-cell office:value-type="float" office:value="94.4117" calcext:value-type="float">
            <text:p>9.44E+01</text:p>
          </table:table-cell>
          <table:table-cell table:formula="of:=[.C2088]+0.2" office:value-type="float" office:value="417.399999999985" calcext:value-type="float">
            <text:p>417.399999999985</text:p>
          </table:table-cell>
        </table:table-row>
        <table:table-row table:style-name="ro1">
          <table:table-cell office:value-type="float" office:value="187.392" calcext:value-type="float">
            <text:p>1.87E+02</text:p>
          </table:table-cell>
          <table:table-cell office:value-type="float" office:value="94.3959" calcext:value-type="float">
            <text:p>9.44E+01</text:p>
          </table:table-cell>
          <table:table-cell table:formula="of:=[.C2089]+0.2" office:value-type="float" office:value="417.599999999985" calcext:value-type="float">
            <text:p>417.599999999985</text:p>
          </table:table-cell>
        </table:table-row>
        <table:table-row table:style-name="ro1">
          <table:table-cell office:value-type="float" office:value="187.357" calcext:value-type="float">
            <text:p>1.87E+02</text:p>
          </table:table-cell>
          <table:table-cell office:value-type="float" office:value="94.3801" calcext:value-type="float">
            <text:p>9.44E+01</text:p>
          </table:table-cell>
          <table:table-cell table:formula="of:=[.C2090]+0.2" office:value-type="float" office:value="417.799999999985" calcext:value-type="float">
            <text:p>417.799999999985</text:p>
          </table:table-cell>
        </table:table-row>
        <table:table-row table:style-name="ro1">
          <table:table-cell office:value-type="float" office:value="187.322" calcext:value-type="float">
            <text:p>1.87E+02</text:p>
          </table:table-cell>
          <table:table-cell office:value-type="float" office:value="94.3644" calcext:value-type="float">
            <text:p>9.44E+01</text:p>
          </table:table-cell>
          <table:table-cell table:formula="of:=[.C2091]+0.2" office:value-type="float" office:value="417.999999999985" calcext:value-type="float">
            <text:p>417.999999999985</text:p>
          </table:table-cell>
        </table:table-row>
        <table:table-row table:style-name="ro1">
          <table:table-cell office:value-type="float" office:value="187.287" calcext:value-type="float">
            <text:p>1.87E+02</text:p>
          </table:table-cell>
          <table:table-cell office:value-type="float" office:value="94.3488" calcext:value-type="float">
            <text:p>9.43E+01</text:p>
          </table:table-cell>
          <table:table-cell table:formula="of:=[.C2092]+0.2" office:value-type="float" office:value="418.199999999985" calcext:value-type="float">
            <text:p>418.199999999985</text:p>
          </table:table-cell>
        </table:table-row>
        <table:table-row table:style-name="ro1">
          <table:table-cell office:value-type="float" office:value="187.252" calcext:value-type="float">
            <text:p>1.87E+02</text:p>
          </table:table-cell>
          <table:table-cell office:value-type="float" office:value="94.3332" calcext:value-type="float">
            <text:p>9.43E+01</text:p>
          </table:table-cell>
          <table:table-cell table:formula="of:=[.C2093]+0.2" office:value-type="float" office:value="418.399999999985" calcext:value-type="float">
            <text:p>418.399999999985</text:p>
          </table:table-cell>
        </table:table-row>
        <table:table-row table:style-name="ro1">
          <table:table-cell office:value-type="float" office:value="187.217" calcext:value-type="float">
            <text:p>1.87E+02</text:p>
          </table:table-cell>
          <table:table-cell office:value-type="float" office:value="94.3177" calcext:value-type="float">
            <text:p>9.43E+01</text:p>
          </table:table-cell>
          <table:table-cell table:formula="of:=[.C2094]+0.2" office:value-type="float" office:value="418.599999999985" calcext:value-type="float">
            <text:p>418.599999999985</text:p>
          </table:table-cell>
        </table:table-row>
        <table:table-row table:style-name="ro1">
          <table:table-cell office:value-type="float" office:value="187.182" calcext:value-type="float">
            <text:p>1.87E+02</text:p>
          </table:table-cell>
          <table:table-cell office:value-type="float" office:value="94.3024" calcext:value-type="float">
            <text:p>9.43E+01</text:p>
          </table:table-cell>
          <table:table-cell table:formula="of:=[.C2095]+0.2" office:value-type="float" office:value="418.799999999985" calcext:value-type="float">
            <text:p>418.799999999985</text:p>
          </table:table-cell>
        </table:table-row>
        <table:table-row table:style-name="ro1">
          <table:table-cell office:value-type="float" office:value="187.148" calcext:value-type="float">
            <text:p>1.87E+02</text:p>
          </table:table-cell>
          <table:table-cell office:value-type="float" office:value="94.2871" calcext:value-type="float">
            <text:p>9.43E+01</text:p>
          </table:table-cell>
          <table:table-cell table:formula="of:=[.C2096]+0.2" office:value-type="float" office:value="418.999999999985" calcext:value-type="float">
            <text:p>418.999999999985</text:p>
          </table:table-cell>
        </table:table-row>
        <table:table-row table:style-name="ro1">
          <table:table-cell office:value-type="float" office:value="187.113" calcext:value-type="float">
            <text:p>1.87E+02</text:p>
          </table:table-cell>
          <table:table-cell office:value-type="float" office:value="94.2718" calcext:value-type="float">
            <text:p>9.43E+01</text:p>
          </table:table-cell>
          <table:table-cell table:formula="of:=[.C2097]+0.2" office:value-type="float" office:value="419.199999999985" calcext:value-type="float">
            <text:p>419.199999999985</text:p>
          </table:table-cell>
        </table:table-row>
        <table:table-row table:style-name="ro1">
          <table:table-cell office:value-type="float" office:value="187.079" calcext:value-type="float">
            <text:p>1.87E+02</text:p>
          </table:table-cell>
          <table:table-cell office:value-type="float" office:value="94.2567" calcext:value-type="float">
            <text:p>9.43E+01</text:p>
          </table:table-cell>
          <table:table-cell table:formula="of:=[.C2098]+0.2" office:value-type="float" office:value="419.399999999985" calcext:value-type="float">
            <text:p>419.399999999985</text:p>
          </table:table-cell>
        </table:table-row>
        <table:table-row table:style-name="ro1">
          <table:table-cell office:value-type="float" office:value="187.045" calcext:value-type="float">
            <text:p>1.87E+02</text:p>
          </table:table-cell>
          <table:table-cell office:value-type="float" office:value="94.2416" calcext:value-type="float">
            <text:p>9.42E+01</text:p>
          </table:table-cell>
          <table:table-cell table:formula="of:=[.C2099]+0.2" office:value-type="float" office:value="419.599999999985" calcext:value-type="float">
            <text:p>419.599999999985</text:p>
          </table:table-cell>
        </table:table-row>
        <table:table-row table:style-name="ro1">
          <table:table-cell office:value-type="float" office:value="187.012" calcext:value-type="float">
            <text:p>1.87E+02</text:p>
          </table:table-cell>
          <table:table-cell office:value-type="float" office:value="94.2266" calcext:value-type="float">
            <text:p>9.42E+01</text:p>
          </table:table-cell>
          <table:table-cell table:formula="of:=[.C2100]+0.2" office:value-type="float" office:value="419.799999999985" calcext:value-type="float">
            <text:p>419.799999999985</text:p>
          </table:table-cell>
        </table:table-row>
        <table:table-row table:style-name="ro1">
          <table:table-cell office:value-type="float" office:value="186.978" calcext:value-type="float">
            <text:p>1.87E+02</text:p>
          </table:table-cell>
          <table:table-cell office:value-type="float" office:value="94.2117" calcext:value-type="float">
            <text:p>9.42E+01</text:p>
          </table:table-cell>
          <table:table-cell table:formula="of:=[.C2101]+0.2" office:value-type="float" office:value="419.999999999985" calcext:value-type="float">
            <text:p>419.999999999985</text:p>
          </table:table-cell>
        </table:table-row>
        <table:table-row table:style-name="ro1">
          <table:table-cell office:value-type="float" office:value="186.945" calcext:value-type="float">
            <text:p>1.87E+02</text:p>
          </table:table-cell>
          <table:table-cell office:value-type="float" office:value="94.1968" calcext:value-type="float">
            <text:p>9.42E+01</text:p>
          </table:table-cell>
          <table:table-cell table:formula="of:=[.C2102]+0.2" office:value-type="float" office:value="420.199999999985" calcext:value-type="float">
            <text:p>420.199999999985</text:p>
          </table:table-cell>
        </table:table-row>
        <table:table-row table:style-name="ro1">
          <table:table-cell office:value-type="float" office:value="186.912" calcext:value-type="float">
            <text:p>1.87E+02</text:p>
          </table:table-cell>
          <table:table-cell office:value-type="float" office:value="94.1821" calcext:value-type="float">
            <text:p>9.42E+01</text:p>
          </table:table-cell>
          <table:table-cell table:formula="of:=[.C2103]+0.2" office:value-type="float" office:value="420.399999999985" calcext:value-type="float">
            <text:p>420.399999999985</text:p>
          </table:table-cell>
        </table:table-row>
        <table:table-row table:style-name="ro1">
          <table:table-cell office:value-type="float" office:value="186.879" calcext:value-type="float">
            <text:p>1.87E+02</text:p>
          </table:table-cell>
          <table:table-cell office:value-type="float" office:value="94.1674" calcext:value-type="float">
            <text:p>9.42E+01</text:p>
          </table:table-cell>
          <table:table-cell table:formula="of:=[.C2104]+0.2" office:value-type="float" office:value="420.599999999985" calcext:value-type="float">
            <text:p>420.599999999985</text:p>
          </table:table-cell>
        </table:table-row>
        <table:table-row table:style-name="ro1">
          <table:table-cell office:value-type="float" office:value="186.846" calcext:value-type="float">
            <text:p>1.87E+02</text:p>
          </table:table-cell>
          <table:table-cell office:value-type="float" office:value="94.1528" calcext:value-type="float">
            <text:p>9.42E+01</text:p>
          </table:table-cell>
          <table:table-cell table:formula="of:=[.C2105]+0.2" office:value-type="float" office:value="420.799999999985" calcext:value-type="float">
            <text:p>420.799999999985</text:p>
          </table:table-cell>
        </table:table-row>
        <table:table-row table:style-name="ro1">
          <table:table-cell office:value-type="float" office:value="186.813" calcext:value-type="float">
            <text:p>1.87E+02</text:p>
          </table:table-cell>
          <table:table-cell office:value-type="float" office:value="94.1383" calcext:value-type="float">
            <text:p>9.41E+01</text:p>
          </table:table-cell>
          <table:table-cell table:formula="of:=[.C2106]+0.2" office:value-type="float" office:value="420.999999999985" calcext:value-type="float">
            <text:p>420.999999999985</text:p>
          </table:table-cell>
        </table:table-row>
        <table:table-row table:style-name="ro1">
          <table:table-cell office:value-type="float" office:value="186.781" calcext:value-type="float">
            <text:p>1.87E+02</text:p>
          </table:table-cell>
          <table:table-cell office:value-type="float" office:value="94.1239" calcext:value-type="float">
            <text:p>9.41E+01</text:p>
          </table:table-cell>
          <table:table-cell table:formula="of:=[.C2107]+0.2" office:value-type="float" office:value="421.199999999985" calcext:value-type="float">
            <text:p>421.199999999985</text:p>
          </table:table-cell>
        </table:table-row>
        <table:table-row table:style-name="ro1">
          <table:table-cell office:value-type="float" office:value="186.749" calcext:value-type="float">
            <text:p>1.87E+02</text:p>
          </table:table-cell>
          <table:table-cell office:value-type="float" office:value="94.1096" calcext:value-type="float">
            <text:p>9.41E+01</text:p>
          </table:table-cell>
          <table:table-cell table:formula="of:=[.C2108]+0.2" office:value-type="float" office:value="421.399999999985" calcext:value-type="float">
            <text:p>421.399999999985</text:p>
          </table:table-cell>
        </table:table-row>
        <table:table-row table:style-name="ro1">
          <table:table-cell office:value-type="float" office:value="186.716" calcext:value-type="float">
            <text:p>1.87E+02</text:p>
          </table:table-cell>
          <table:table-cell office:value-type="float" office:value="94.0953" calcext:value-type="float">
            <text:p>9.41E+01</text:p>
          </table:table-cell>
          <table:table-cell table:formula="of:=[.C2109]+0.2" office:value-type="float" office:value="421.599999999985" calcext:value-type="float">
            <text:p>421.599999999985</text:p>
          </table:table-cell>
        </table:table-row>
        <table:table-row table:style-name="ro1">
          <table:table-cell office:value-type="float" office:value="186.684" calcext:value-type="float">
            <text:p>1.87E+02</text:p>
          </table:table-cell>
          <table:table-cell office:value-type="float" office:value="94.0811" calcext:value-type="float">
            <text:p>9.41E+01</text:p>
          </table:table-cell>
          <table:table-cell table:formula="of:=[.C2110]+0.2" office:value-type="float" office:value="421.799999999985" calcext:value-type="float">
            <text:p>421.799999999985</text:p>
          </table:table-cell>
        </table:table-row>
        <table:table-row table:style-name="ro1">
          <table:table-cell office:value-type="float" office:value="186.653" calcext:value-type="float">
            <text:p>1.87E+02</text:p>
          </table:table-cell>
          <table:table-cell office:value-type="float" office:value="94.067" calcext:value-type="float">
            <text:p>9.41E+01</text:p>
          </table:table-cell>
          <table:table-cell table:formula="of:=[.C2111]+0.2" office:value-type="float" office:value="421.999999999985" calcext:value-type="float">
            <text:p>421.999999999985</text:p>
          </table:table-cell>
        </table:table-row>
        <table:table-row table:style-name="ro1">
          <table:table-cell office:value-type="float" office:value="186.621" calcext:value-type="float">
            <text:p>1.87E+02</text:p>
          </table:table-cell>
          <table:table-cell office:value-type="float" office:value="94.053" calcext:value-type="float">
            <text:p>9.41E+01</text:p>
          </table:table-cell>
          <table:table-cell table:formula="of:=[.C2112]+0.2" office:value-type="float" office:value="422.199999999985" calcext:value-type="float">
            <text:p>422.199999999985</text:p>
          </table:table-cell>
        </table:table-row>
        <table:table-row table:style-name="ro1">
          <table:table-cell office:value-type="float" office:value="186.59" calcext:value-type="float">
            <text:p>1.87E+02</text:p>
          </table:table-cell>
          <table:table-cell office:value-type="float" office:value="94.039" calcext:value-type="float">
            <text:p>9.40E+01</text:p>
          </table:table-cell>
          <table:table-cell table:formula="of:=[.C2113]+0.2" office:value-type="float" office:value="422.399999999985" calcext:value-type="float">
            <text:p>422.399999999985</text:p>
          </table:table-cell>
        </table:table-row>
        <table:table-row table:style-name="ro1">
          <table:table-cell office:value-type="float" office:value="186.559" calcext:value-type="float">
            <text:p>1.87E+02</text:p>
          </table:table-cell>
          <table:table-cell office:value-type="float" office:value="94.0251" calcext:value-type="float">
            <text:p>9.40E+01</text:p>
          </table:table-cell>
          <table:table-cell table:formula="of:=[.C2114]+0.2" office:value-type="float" office:value="422.599999999985" calcext:value-type="float">
            <text:p>422.599999999985</text:p>
          </table:table-cell>
        </table:table-row>
        <table:table-row table:style-name="ro1">
          <table:table-cell office:value-type="float" office:value="186.528" calcext:value-type="float">
            <text:p>1.87E+02</text:p>
          </table:table-cell>
          <table:table-cell office:value-type="float" office:value="94.0113" calcext:value-type="float">
            <text:p>9.40E+01</text:p>
          </table:table-cell>
          <table:table-cell table:formula="of:=[.C2115]+0.2" office:value-type="float" office:value="422.799999999985" calcext:value-type="float">
            <text:p>422.799999999985</text:p>
          </table:table-cell>
        </table:table-row>
        <table:table-row table:style-name="ro1">
          <table:table-cell office:value-type="float" office:value="186.497" calcext:value-type="float">
            <text:p>1.86E+02</text:p>
          </table:table-cell>
          <table:table-cell office:value-type="float" office:value="93.9976" calcext:value-type="float">
            <text:p>9.40E+01</text:p>
          </table:table-cell>
          <table:table-cell table:formula="of:=[.C2116]+0.2" office:value-type="float" office:value="422.999999999985" calcext:value-type="float">
            <text:p>422.999999999985</text:p>
          </table:table-cell>
        </table:table-row>
        <table:table-row table:style-name="ro1">
          <table:table-cell office:value-type="float" office:value="186.466" calcext:value-type="float">
            <text:p>1.86E+02</text:p>
          </table:table-cell>
          <table:table-cell office:value-type="float" office:value="93.984" calcext:value-type="float">
            <text:p>9.40E+01</text:p>
          </table:table-cell>
          <table:table-cell table:formula="of:=[.C2117]+0.2" office:value-type="float" office:value="423.199999999985" calcext:value-type="float">
            <text:p>423.199999999985</text:p>
          </table:table-cell>
        </table:table-row>
        <table:table-row table:style-name="ro1">
          <table:table-cell office:value-type="float" office:value="186.435" calcext:value-type="float">
            <text:p>1.86E+02</text:p>
          </table:table-cell>
          <table:table-cell office:value-type="float" office:value="93.9704" calcext:value-type="float">
            <text:p>9.40E+01</text:p>
          </table:table-cell>
          <table:table-cell table:formula="of:=[.C2118]+0.2" office:value-type="float" office:value="423.399999999985" calcext:value-type="float">
            <text:p>423.399999999985</text:p>
          </table:table-cell>
        </table:table-row>
        <table:table-row table:style-name="ro1">
          <table:table-cell office:value-type="float" office:value="186.405" calcext:value-type="float">
            <text:p>1.86E+02</text:p>
          </table:table-cell>
          <table:table-cell office:value-type="float" office:value="93.957" calcext:value-type="float">
            <text:p>9.40E+01</text:p>
          </table:table-cell>
          <table:table-cell table:formula="of:=[.C2119]+0.2" office:value-type="float" office:value="423.599999999985" calcext:value-type="float">
            <text:p>423.599999999985</text:p>
          </table:table-cell>
        </table:table-row>
        <table:table-row table:style-name="ro1">
          <table:table-cell office:value-type="float" office:value="186.375" calcext:value-type="float">
            <text:p>1.86E+02</text:p>
          </table:table-cell>
          <table:table-cell office:value-type="float" office:value="93.9436" calcext:value-type="float">
            <text:p>9.39E+01</text:p>
          </table:table-cell>
          <table:table-cell table:formula="of:=[.C2120]+0.2" office:value-type="float" office:value="423.799999999985" calcext:value-type="float">
            <text:p>423.799999999985</text:p>
          </table:table-cell>
        </table:table-row>
        <table:table-row table:style-name="ro1">
          <table:table-cell office:value-type="float" office:value="186.345" calcext:value-type="float">
            <text:p>1.86E+02</text:p>
          </table:table-cell>
          <table:table-cell office:value-type="float" office:value="93.9302" calcext:value-type="float">
            <text:p>9.39E+01</text:p>
          </table:table-cell>
          <table:table-cell table:formula="of:=[.C2121]+0.2" office:value-type="float" office:value="423.999999999985" calcext:value-type="float">
            <text:p>423.999999999985</text:p>
          </table:table-cell>
        </table:table-row>
        <table:table-row table:style-name="ro1">
          <table:table-cell office:value-type="float" office:value="186.315" calcext:value-type="float">
            <text:p>1.86E+02</text:p>
          </table:table-cell>
          <table:table-cell office:value-type="float" office:value="93.917" calcext:value-type="float">
            <text:p>9.39E+01</text:p>
          </table:table-cell>
          <table:table-cell table:formula="of:=[.C2122]+0.2" office:value-type="float" office:value="424.199999999984" calcext:value-type="float">
            <text:p>424.199999999984</text:p>
          </table:table-cell>
        </table:table-row>
        <table:table-row table:style-name="ro1">
          <table:table-cell office:value-type="float" office:value="186.286" calcext:value-type="float">
            <text:p>1.86E+02</text:p>
          </table:table-cell>
          <table:table-cell office:value-type="float" office:value="93.9038" calcext:value-type="float">
            <text:p>9.39E+01</text:p>
          </table:table-cell>
          <table:table-cell table:formula="of:=[.C2123]+0.2" office:value-type="float" office:value="424.399999999984" calcext:value-type="float">
            <text:p>424.399999999984</text:p>
          </table:table-cell>
        </table:table-row>
        <table:table-row table:style-name="ro1">
          <table:table-cell office:value-type="float" office:value="186.256" calcext:value-type="float">
            <text:p>1.86E+02</text:p>
          </table:table-cell>
          <table:table-cell office:value-type="float" office:value="93.8907" calcext:value-type="float">
            <text:p>9.39E+01</text:p>
          </table:table-cell>
          <table:table-cell table:formula="of:=[.C2124]+0.2" office:value-type="float" office:value="424.599999999984" calcext:value-type="float">
            <text:p>424.599999999984</text:p>
          </table:table-cell>
        </table:table-row>
        <table:table-row table:style-name="ro1">
          <table:table-cell office:value-type="float" office:value="186.227" calcext:value-type="float">
            <text:p>1.86E+02</text:p>
          </table:table-cell>
          <table:table-cell office:value-type="float" office:value="93.8777" calcext:value-type="float">
            <text:p>9.39E+01</text:p>
          </table:table-cell>
          <table:table-cell table:formula="of:=[.C2125]+0.2" office:value-type="float" office:value="424.799999999985" calcext:value-type="float">
            <text:p>424.799999999985</text:p>
          </table:table-cell>
        </table:table-row>
        <table:table-row table:style-name="ro1">
          <table:table-cell office:value-type="float" office:value="186.198" calcext:value-type="float">
            <text:p>1.86E+02</text:p>
          </table:table-cell>
          <table:table-cell office:value-type="float" office:value="93.8648" calcext:value-type="float">
            <text:p>9.39E+01</text:p>
          </table:table-cell>
          <table:table-cell table:formula="of:=[.C2126]+0.2" office:value-type="float" office:value="424.999999999984" calcext:value-type="float">
            <text:p>424.999999999984</text:p>
          </table:table-cell>
        </table:table-row>
        <table:table-row table:style-name="ro1">
          <table:table-cell office:value-type="float" office:value="186.169" calcext:value-type="float">
            <text:p>1.86E+02</text:p>
          </table:table-cell>
          <table:table-cell office:value-type="float" office:value="93.852" calcext:value-type="float">
            <text:p>9.39E+01</text:p>
          </table:table-cell>
          <table:table-cell table:formula="of:=[.C2127]+0.2" office:value-type="float" office:value="425.199999999984" calcext:value-type="float">
            <text:p>425.199999999984</text:p>
          </table:table-cell>
        </table:table-row>
        <table:table-row table:style-name="ro1">
          <table:table-cell office:value-type="float" office:value="186.14" calcext:value-type="float">
            <text:p>1.86E+02</text:p>
          </table:table-cell>
          <table:table-cell office:value-type="float" office:value="93.8392" calcext:value-type="float">
            <text:p>9.38E+01</text:p>
          </table:table-cell>
          <table:table-cell table:formula="of:=[.C2128]+0.2" office:value-type="float" office:value="425.399999999984" calcext:value-type="float">
            <text:p>425.399999999984</text:p>
          </table:table-cell>
        </table:table-row>
        <table:table-row table:style-name="ro1">
          <table:table-cell office:value-type="float" office:value="186.112" calcext:value-type="float">
            <text:p>1.86E+02</text:p>
          </table:table-cell>
          <table:table-cell office:value-type="float" office:value="93.8265" calcext:value-type="float">
            <text:p>9.38E+01</text:p>
          </table:table-cell>
          <table:table-cell table:formula="of:=[.C2129]+0.2" office:value-type="float" office:value="425.599999999984" calcext:value-type="float">
            <text:p>425.599999999984</text:p>
          </table:table-cell>
        </table:table-row>
        <table:table-row table:style-name="ro1">
          <table:table-cell office:value-type="float" office:value="186.083" calcext:value-type="float">
            <text:p>1.86E+02</text:p>
          </table:table-cell>
          <table:table-cell office:value-type="float" office:value="93.8139" calcext:value-type="float">
            <text:p>9.38E+01</text:p>
          </table:table-cell>
          <table:table-cell table:formula="of:=[.C2130]+0.2" office:value-type="float" office:value="425.799999999984" calcext:value-type="float">
            <text:p>425.799999999984</text:p>
          </table:table-cell>
        </table:table-row>
        <table:table-row table:style-name="ro1">
          <table:table-cell office:value-type="float" office:value="186.055" calcext:value-type="float">
            <text:p>1.86E+02</text:p>
          </table:table-cell>
          <table:table-cell office:value-type="float" office:value="93.8013" calcext:value-type="float">
            <text:p>9.38E+01</text:p>
          </table:table-cell>
          <table:table-cell table:formula="of:=[.C2131]+0.2" office:value-type="float" office:value="425.999999999984" calcext:value-type="float">
            <text:p>425.999999999984</text:p>
          </table:table-cell>
        </table:table-row>
        <table:table-row table:style-name="ro1">
          <table:table-cell office:value-type="float" office:value="186.027" calcext:value-type="float">
            <text:p>1.86E+02</text:p>
          </table:table-cell>
          <table:table-cell office:value-type="float" office:value="93.7889" calcext:value-type="float">
            <text:p>9.38E+01</text:p>
          </table:table-cell>
          <table:table-cell table:formula="of:=[.C2132]+0.2" office:value-type="float" office:value="426.199999999984" calcext:value-type="float">
            <text:p>426.199999999984</text:p>
          </table:table-cell>
        </table:table-row>
        <table:table-row table:style-name="ro1">
          <table:table-cell office:value-type="float" office:value="185.999" calcext:value-type="float">
            <text:p>1.86E+02</text:p>
          </table:table-cell>
          <table:table-cell office:value-type="float" office:value="93.7765" calcext:value-type="float">
            <text:p>9.38E+01</text:p>
          </table:table-cell>
          <table:table-cell table:formula="of:=[.C2133]+0.2" office:value-type="float" office:value="426.399999999984" calcext:value-type="float">
            <text:p>426.399999999984</text:p>
          </table:table-cell>
        </table:table-row>
        <table:table-row table:style-name="ro1">
          <table:table-cell office:value-type="float" office:value="185.972" calcext:value-type="float">
            <text:p>1.86E+02</text:p>
          </table:table-cell>
          <table:table-cell office:value-type="float" office:value="93.7642" calcext:value-type="float">
            <text:p>9.38E+01</text:p>
          </table:table-cell>
          <table:table-cell table:formula="of:=[.C2134]+0.2" office:value-type="float" office:value="426.599999999984" calcext:value-type="float">
            <text:p>426.599999999984</text:p>
          </table:table-cell>
        </table:table-row>
        <table:table-row table:style-name="ro1">
          <table:table-cell office:value-type="float" office:value="185.944" calcext:value-type="float">
            <text:p>1.86E+02</text:p>
          </table:table-cell>
          <table:table-cell office:value-type="float" office:value="93.752" calcext:value-type="float">
            <text:p>9.38E+01</text:p>
          </table:table-cell>
          <table:table-cell table:formula="of:=[.C2135]+0.2" office:value-type="float" office:value="426.799999999984" calcext:value-type="float">
            <text:p>426.799999999984</text:p>
          </table:table-cell>
        </table:table-row>
        <table:table-row table:style-name="ro1">
          <table:table-cell office:value-type="float" office:value="185.917" calcext:value-type="float">
            <text:p>1.86E+02</text:p>
          </table:table-cell>
          <table:table-cell office:value-type="float" office:value="93.7398" calcext:value-type="float">
            <text:p>9.37E+01</text:p>
          </table:table-cell>
          <table:table-cell table:formula="of:=[.C2136]+0.2" office:value-type="float" office:value="426.999999999984" calcext:value-type="float">
            <text:p>426.999999999984</text:p>
          </table:table-cell>
        </table:table-row>
        <table:table-row table:style-name="ro1">
          <table:table-cell office:value-type="float" office:value="185.89" calcext:value-type="float">
            <text:p>1.86E+02</text:p>
          </table:table-cell>
          <table:table-cell office:value-type="float" office:value="93.7278" calcext:value-type="float">
            <text:p>9.37E+01</text:p>
          </table:table-cell>
          <table:table-cell table:formula="of:=[.C2137]+0.2" office:value-type="float" office:value="427.199999999984" calcext:value-type="float">
            <text:p>427.199999999984</text:p>
          </table:table-cell>
        </table:table-row>
        <table:table-row table:style-name="ro1">
          <table:table-cell office:value-type="float" office:value="185.863" calcext:value-type="float">
            <text:p>1.86E+02</text:p>
          </table:table-cell>
          <table:table-cell office:value-type="float" office:value="93.7158" calcext:value-type="float">
            <text:p>9.37E+01</text:p>
          </table:table-cell>
          <table:table-cell table:formula="of:=[.C2138]+0.2" office:value-type="float" office:value="427.399999999984" calcext:value-type="float">
            <text:p>427.399999999984</text:p>
          </table:table-cell>
        </table:table-row>
        <table:table-row table:style-name="ro1">
          <table:table-cell office:value-type="float" office:value="185.836" calcext:value-type="float">
            <text:p>1.86E+02</text:p>
          </table:table-cell>
          <table:table-cell office:value-type="float" office:value="93.7039" calcext:value-type="float">
            <text:p>9.37E+01</text:p>
          </table:table-cell>
          <table:table-cell table:formula="of:=[.C2139]+0.2" office:value-type="float" office:value="427.599999999984" calcext:value-type="float">
            <text:p>427.599999999984</text:p>
          </table:table-cell>
        </table:table-row>
        <table:table-row table:style-name="ro1">
          <table:table-cell office:value-type="float" office:value="185.809" calcext:value-type="float">
            <text:p>1.86E+02</text:p>
          </table:table-cell>
          <table:table-cell office:value-type="float" office:value="93.692" calcext:value-type="float">
            <text:p>9.37E+01</text:p>
          </table:table-cell>
          <table:table-cell table:formula="of:=[.C2140]+0.2" office:value-type="float" office:value="427.799999999984" calcext:value-type="float">
            <text:p>427.799999999984</text:p>
          </table:table-cell>
        </table:table-row>
        <table:table-row table:style-name="ro1">
          <table:table-cell office:value-type="float" office:value="185.783" calcext:value-type="float">
            <text:p>1.86E+02</text:p>
          </table:table-cell>
          <table:table-cell office:value-type="float" office:value="93.6803" calcext:value-type="float">
            <text:p>9.37E+01</text:p>
          </table:table-cell>
          <table:table-cell table:formula="of:=[.C2141]+0.2" office:value-type="float" office:value="427.999999999984" calcext:value-type="float">
            <text:p>427.999999999984</text:p>
          </table:table-cell>
        </table:table-row>
        <table:table-row table:style-name="ro1">
          <table:table-cell office:value-type="float" office:value="185.756" calcext:value-type="float">
            <text:p>1.86E+02</text:p>
          </table:table-cell>
          <table:table-cell office:value-type="float" office:value="93.6686" calcext:value-type="float">
            <text:p>9.37E+01</text:p>
          </table:table-cell>
          <table:table-cell table:formula="of:=[.C2142]+0.2" office:value-type="float" office:value="428.199999999984" calcext:value-type="float">
            <text:p>428.199999999984</text:p>
          </table:table-cell>
        </table:table-row>
        <table:table-row table:style-name="ro1">
          <table:table-cell office:value-type="float" office:value="185.73" calcext:value-type="float">
            <text:p>1.86E+02</text:p>
          </table:table-cell>
          <table:table-cell office:value-type="float" office:value="93.657" calcext:value-type="float">
            <text:p>9.37E+01</text:p>
          </table:table-cell>
          <table:table-cell table:formula="of:=[.C2143]+0.2" office:value-type="float" office:value="428.399999999984" calcext:value-type="float">
            <text:p>428.399999999984</text:p>
          </table:table-cell>
        </table:table-row>
        <table:table-row table:style-name="ro1">
          <table:table-cell office:value-type="float" office:value="185.704" calcext:value-type="float">
            <text:p>1.86E+02</text:p>
          </table:table-cell>
          <table:table-cell office:value-type="float" office:value="93.6455" calcext:value-type="float">
            <text:p>9.36E+01</text:p>
          </table:table-cell>
          <table:table-cell table:formula="of:=[.C2144]+0.2" office:value-type="float" office:value="428.599999999984" calcext:value-type="float">
            <text:p>428.599999999984</text:p>
          </table:table-cell>
        </table:table-row>
        <table:table-row table:style-name="ro1">
          <table:table-cell office:value-type="float" office:value="185.679" calcext:value-type="float">
            <text:p>1.86E+02</text:p>
          </table:table-cell>
          <table:table-cell office:value-type="float" office:value="93.634" calcext:value-type="float">
            <text:p>9.36E+01</text:p>
          </table:table-cell>
          <table:table-cell table:formula="of:=[.C2145]+0.2" office:value-type="float" office:value="428.799999999984" calcext:value-type="float">
            <text:p>428.799999999984</text:p>
          </table:table-cell>
        </table:table-row>
        <table:table-row table:style-name="ro1">
          <table:table-cell office:value-type="float" office:value="185.653" calcext:value-type="float">
            <text:p>1.86E+02</text:p>
          </table:table-cell>
          <table:table-cell office:value-type="float" office:value="93.6227" calcext:value-type="float">
            <text:p>9.36E+01</text:p>
          </table:table-cell>
          <table:table-cell table:formula="of:=[.C2146]+0.2" office:value-type="float" office:value="428.999999999984" calcext:value-type="float">
            <text:p>428.999999999984</text:p>
          </table:table-cell>
        </table:table-row>
        <table:table-row table:style-name="ro1">
          <table:table-cell office:value-type="float" office:value="185.628" calcext:value-type="float">
            <text:p>1.86E+02</text:p>
          </table:table-cell>
          <table:table-cell office:value-type="float" office:value="93.6114" calcext:value-type="float">
            <text:p>9.36E+01</text:p>
          </table:table-cell>
          <table:table-cell table:formula="of:=[.C2147]+0.2" office:value-type="float" office:value="429.199999999984" calcext:value-type="float">
            <text:p>429.199999999984</text:p>
          </table:table-cell>
        </table:table-row>
        <table:table-row table:style-name="ro1">
          <table:table-cell office:value-type="float" office:value="185.602" calcext:value-type="float">
            <text:p>1.86E+02</text:p>
          </table:table-cell>
          <table:table-cell office:value-type="float" office:value="93.6002" calcext:value-type="float">
            <text:p>9.36E+01</text:p>
          </table:table-cell>
          <table:table-cell table:formula="of:=[.C2148]+0.2" office:value-type="float" office:value="429.399999999984" calcext:value-type="float">
            <text:p>429.399999999984</text:p>
          </table:table-cell>
        </table:table-row>
        <table:table-row table:style-name="ro1">
          <table:table-cell office:value-type="float" office:value="185.577" calcext:value-type="float">
            <text:p>1.86E+02</text:p>
          </table:table-cell>
          <table:table-cell office:value-type="float" office:value="93.589" calcext:value-type="float">
            <text:p>9.36E+01</text:p>
          </table:table-cell>
          <table:table-cell table:formula="of:=[.C2149]+0.2" office:value-type="float" office:value="429.599999999984" calcext:value-type="float">
            <text:p>429.599999999984</text:p>
          </table:table-cell>
        </table:table-row>
        <table:table-row table:style-name="ro1">
          <table:table-cell office:value-type="float" office:value="185.553" calcext:value-type="float">
            <text:p>1.86E+02</text:p>
          </table:table-cell>
          <table:table-cell office:value-type="float" office:value="93.578" calcext:value-type="float">
            <text:p>9.36E+01</text:p>
          </table:table-cell>
          <table:table-cell table:formula="of:=[.C2150]+0.2" office:value-type="float" office:value="429.799999999984" calcext:value-type="float">
            <text:p>429.799999999984</text:p>
          </table:table-cell>
        </table:table-row>
        <table:table-row table:style-name="ro1">
          <table:table-cell office:value-type="float" office:value="185.528" calcext:value-type="float">
            <text:p>1.86E+02</text:p>
          </table:table-cell>
          <table:table-cell office:value-type="float" office:value="93.567" calcext:value-type="float">
            <text:p>9.36E+01</text:p>
          </table:table-cell>
          <table:table-cell table:formula="of:=[.C2151]+0.2" office:value-type="float" office:value="429.999999999984" calcext:value-type="float">
            <text:p>429.999999999984</text:p>
          </table:table-cell>
        </table:table-row>
        <table:table-row table:style-name="ro1">
          <table:table-cell office:value-type="float" office:value="185.503" calcext:value-type="float">
            <text:p>1.86E+02</text:p>
          </table:table-cell>
          <table:table-cell office:value-type="float" office:value="93.5561" calcext:value-type="float">
            <text:p>9.36E+01</text:p>
          </table:table-cell>
          <table:table-cell table:formula="of:=[.C2152]+0.2" office:value-type="float" office:value="430.199999999984" calcext:value-type="float">
            <text:p>430.199999999984</text:p>
          </table:table-cell>
        </table:table-row>
        <table:table-row table:style-name="ro1">
          <table:table-cell office:value-type="float" office:value="185.479" calcext:value-type="float">
            <text:p>1.85E+02</text:p>
          </table:table-cell>
          <table:table-cell office:value-type="float" office:value="93.5452" calcext:value-type="float">
            <text:p>9.35E+01</text:p>
          </table:table-cell>
          <table:table-cell table:formula="of:=[.C2153]+0.2" office:value-type="float" office:value="430.399999999984" calcext:value-type="float">
            <text:p>430.399999999984</text:p>
          </table:table-cell>
        </table:table-row>
        <table:table-row table:style-name="ro1">
          <table:table-cell office:value-type="float" office:value="185.455" calcext:value-type="float">
            <text:p>1.85E+02</text:p>
          </table:table-cell>
          <table:table-cell office:value-type="float" office:value="93.5345" calcext:value-type="float">
            <text:p>9.35E+01</text:p>
          </table:table-cell>
          <table:table-cell table:formula="of:=[.C2154]+0.2" office:value-type="float" office:value="430.599999999984" calcext:value-type="float">
            <text:p>430.599999999984</text:p>
          </table:table-cell>
        </table:table-row>
        <table:table-row table:style-name="ro1">
          <table:table-cell office:value-type="float" office:value="185.431" calcext:value-type="float">
            <text:p>1.85E+02</text:p>
          </table:table-cell>
          <table:table-cell office:value-type="float" office:value="93.5238" calcext:value-type="float">
            <text:p>9.35E+01</text:p>
          </table:table-cell>
          <table:table-cell table:formula="of:=[.C2155]+0.2" office:value-type="float" office:value="430.799999999984" calcext:value-type="float">
            <text:p>430.799999999984</text:p>
          </table:table-cell>
        </table:table-row>
        <table:table-row table:style-name="ro1">
          <table:table-cell office:value-type="float" office:value="185.407" calcext:value-type="float">
            <text:p>1.85E+02</text:p>
          </table:table-cell>
          <table:table-cell office:value-type="float" office:value="93.5132" calcext:value-type="float">
            <text:p>9.35E+01</text:p>
          </table:table-cell>
          <table:table-cell table:formula="of:=[.C2156]+0.2" office:value-type="float" office:value="430.999999999984" calcext:value-type="float">
            <text:p>430.999999999984</text:p>
          </table:table-cell>
        </table:table-row>
        <table:table-row table:style-name="ro1">
          <table:table-cell office:value-type="float" office:value="185.383" calcext:value-type="float">
            <text:p>1.85E+02</text:p>
          </table:table-cell>
          <table:table-cell office:value-type="float" office:value="93.5027" calcext:value-type="float">
            <text:p>9.35E+01</text:p>
          </table:table-cell>
          <table:table-cell table:formula="of:=[.C2157]+0.2" office:value-type="float" office:value="431.199999999984" calcext:value-type="float">
            <text:p>431.199999999984</text:p>
          </table:table-cell>
        </table:table-row>
        <table:table-row table:style-name="ro1">
          <table:table-cell office:value-type="float" office:value="185.36" calcext:value-type="float">
            <text:p>1.85E+02</text:p>
          </table:table-cell>
          <table:table-cell office:value-type="float" office:value="93.4922" calcext:value-type="float">
            <text:p>9.35E+01</text:p>
          </table:table-cell>
          <table:table-cell table:formula="of:=[.C2158]+0.2" office:value-type="float" office:value="431.399999999984" calcext:value-type="float">
            <text:p>431.399999999984</text:p>
          </table:table-cell>
        </table:table-row>
        <table:table-row table:style-name="ro1">
          <table:table-cell office:value-type="float" office:value="185.336" calcext:value-type="float">
            <text:p>1.85E+02</text:p>
          </table:table-cell>
          <table:table-cell office:value-type="float" office:value="93.4819" calcext:value-type="float">
            <text:p>9.35E+01</text:p>
          </table:table-cell>
          <table:table-cell table:formula="of:=[.C2159]+0.2" office:value-type="float" office:value="431.599999999984" calcext:value-type="float">
            <text:p>431.599999999984</text:p>
          </table:table-cell>
        </table:table-row>
        <table:table-row table:style-name="ro1">
          <table:table-cell office:value-type="float" office:value="185.313" calcext:value-type="float">
            <text:p>1.85E+02</text:p>
          </table:table-cell>
          <table:table-cell office:value-type="float" office:value="93.4716" calcext:value-type="float">
            <text:p>9.35E+01</text:p>
          </table:table-cell>
          <table:table-cell table:formula="of:=[.C2160]+0.2" office:value-type="float" office:value="431.799999999984" calcext:value-type="float">
            <text:p>431.799999999984</text:p>
          </table:table-cell>
        </table:table-row>
        <table:table-row table:style-name="ro1">
          <table:table-cell office:value-type="float" office:value="185.29" calcext:value-type="float">
            <text:p>1.85E+02</text:p>
          </table:table-cell>
          <table:table-cell office:value-type="float" office:value="93.4614" calcext:value-type="float">
            <text:p>9.35E+01</text:p>
          </table:table-cell>
          <table:table-cell table:formula="of:=[.C2161]+0.2" office:value-type="float" office:value="431.999999999984" calcext:value-type="float">
            <text:p>431.999999999984</text:p>
          </table:table-cell>
        </table:table-row>
        <table:table-row table:style-name="ro1">
          <table:table-cell office:value-type="float" office:value="185.267" calcext:value-type="float">
            <text:p>1.85E+02</text:p>
          </table:table-cell>
          <table:table-cell office:value-type="float" office:value="93.4512" calcext:value-type="float">
            <text:p>9.35E+01</text:p>
          </table:table-cell>
          <table:table-cell table:formula="of:=[.C2162]+0.2" office:value-type="float" office:value="432.199999999984" calcext:value-type="float">
            <text:p>432.199999999984</text:p>
          </table:table-cell>
        </table:table-row>
        <table:table-row table:style-name="ro1">
          <table:table-cell office:value-type="float" office:value="185.245" calcext:value-type="float">
            <text:p>1.85E+02</text:p>
          </table:table-cell>
          <table:table-cell office:value-type="float" office:value="93.4412" calcext:value-type="float">
            <text:p>9.34E+01</text:p>
          </table:table-cell>
          <table:table-cell table:formula="of:=[.C2163]+0.2" office:value-type="float" office:value="432.399999999984" calcext:value-type="float">
            <text:p>432.399999999984</text:p>
          </table:table-cell>
        </table:table-row>
        <table:table-row table:style-name="ro1">
          <table:table-cell office:value-type="float" office:value="185.222" calcext:value-type="float">
            <text:p>1.85E+02</text:p>
          </table:table-cell>
          <table:table-cell office:value-type="float" office:value="93.4312" calcext:value-type="float">
            <text:p>9.34E+01</text:p>
          </table:table-cell>
          <table:table-cell table:formula="of:=[.C2164]+0.2" office:value-type="float" office:value="432.599999999984" calcext:value-type="float">
            <text:p>432.599999999984</text:p>
          </table:table-cell>
        </table:table-row>
        <table:table-row table:style-name="ro1">
          <table:table-cell office:value-type="float" office:value="185.2" calcext:value-type="float">
            <text:p>1.85E+02</text:p>
          </table:table-cell>
          <table:table-cell office:value-type="float" office:value="93.4213" calcext:value-type="float">
            <text:p>9.34E+01</text:p>
          </table:table-cell>
          <table:table-cell table:formula="of:=[.C2165]+0.2" office:value-type="float" office:value="432.799999999984" calcext:value-type="float">
            <text:p>432.799999999984</text:p>
          </table:table-cell>
        </table:table-row>
        <table:table-row table:style-name="ro1">
          <table:table-cell office:value-type="float" office:value="185.178" calcext:value-type="float">
            <text:p>1.85E+02</text:p>
          </table:table-cell>
          <table:table-cell office:value-type="float" office:value="93.4114" calcext:value-type="float">
            <text:p>9.34E+01</text:p>
          </table:table-cell>
          <table:table-cell table:formula="of:=[.C2166]+0.2" office:value-type="float" office:value="432.999999999984" calcext:value-type="float">
            <text:p>432.999999999984</text:p>
          </table:table-cell>
        </table:table-row>
        <table:table-row table:style-name="ro1">
          <table:table-cell office:value-type="float" office:value="185.156" calcext:value-type="float">
            <text:p>1.85E+02</text:p>
          </table:table-cell>
          <table:table-cell office:value-type="float" office:value="93.4017" calcext:value-type="float">
            <text:p>9.34E+01</text:p>
          </table:table-cell>
          <table:table-cell table:formula="of:=[.C2167]+0.2" office:value-type="float" office:value="433.199999999984" calcext:value-type="float">
            <text:p>433.199999999984</text:p>
          </table:table-cell>
        </table:table-row>
        <table:table-row table:style-name="ro1">
          <table:table-cell office:value-type="float" office:value="185.134" calcext:value-type="float">
            <text:p>1.85E+02</text:p>
          </table:table-cell>
          <table:table-cell office:value-type="float" office:value="93.392" calcext:value-type="float">
            <text:p>9.34E+01</text:p>
          </table:table-cell>
          <table:table-cell table:formula="of:=[.C2168]+0.2" office:value-type="float" office:value="433.399999999984" calcext:value-type="float">
            <text:p>433.399999999984</text:p>
          </table:table-cell>
        </table:table-row>
        <table:table-row table:style-name="ro1">
          <table:table-cell office:value-type="float" office:value="185.112" calcext:value-type="float">
            <text:p>1.85E+02</text:p>
          </table:table-cell>
          <table:table-cell office:value-type="float" office:value="93.3824" calcext:value-type="float">
            <text:p>9.34E+01</text:p>
          </table:table-cell>
          <table:table-cell table:formula="of:=[.C2169]+0.2" office:value-type="float" office:value="433.599999999984" calcext:value-type="float">
            <text:p>433.599999999984</text:p>
          </table:table-cell>
        </table:table-row>
        <table:table-row table:style-name="ro1">
          <table:table-cell office:value-type="float" office:value="185.091" calcext:value-type="float">
            <text:p>1.85E+02</text:p>
          </table:table-cell>
          <table:table-cell office:value-type="float" office:value="93.3728" calcext:value-type="float">
            <text:p>9.34E+01</text:p>
          </table:table-cell>
          <table:table-cell table:formula="of:=[.C2170]+0.2" office:value-type="float" office:value="433.799999999984" calcext:value-type="float">
            <text:p>433.799999999984</text:p>
          </table:table-cell>
        </table:table-row>
        <table:table-row table:style-name="ro1">
          <table:table-cell office:value-type="float" office:value="185.07" calcext:value-type="float">
            <text:p>1.85E+02</text:p>
          </table:table-cell>
          <table:table-cell office:value-type="float" office:value="93.3634" calcext:value-type="float">
            <text:p>9.34E+01</text:p>
          </table:table-cell>
          <table:table-cell table:formula="of:=[.C2171]+0.2" office:value-type="float" office:value="433.999999999984" calcext:value-type="float">
            <text:p>433.999999999984</text:p>
          </table:table-cell>
        </table:table-row>
        <table:table-row table:style-name="ro1">
          <table:table-cell office:value-type="float" office:value="185.049" calcext:value-type="float">
            <text:p>1.85E+02</text:p>
          </table:table-cell>
          <table:table-cell office:value-type="float" office:value="93.354" calcext:value-type="float">
            <text:p>9.34E+01</text:p>
          </table:table-cell>
          <table:table-cell table:formula="of:=[.C2172]+0.2" office:value-type="float" office:value="434.199999999984" calcext:value-type="float">
            <text:p>434.199999999984</text:p>
          </table:table-cell>
        </table:table-row>
        <table:table-row table:style-name="ro1">
          <table:table-cell office:value-type="float" office:value="185.028" calcext:value-type="float">
            <text:p>1.85E+02</text:p>
          </table:table-cell>
          <table:table-cell office:value-type="float" office:value="93.3447" calcext:value-type="float">
            <text:p>9.33E+01</text:p>
          </table:table-cell>
          <table:table-cell table:formula="of:=[.C2173]+0.2" office:value-type="float" office:value="434.399999999984" calcext:value-type="float">
            <text:p>434.399999999984</text:p>
          </table:table-cell>
        </table:table-row>
        <table:table-row table:style-name="ro1">
          <table:table-cell office:value-type="float" office:value="185.007" calcext:value-type="float">
            <text:p>1.85E+02</text:p>
          </table:table-cell>
          <table:table-cell office:value-type="float" office:value="93.3354" calcext:value-type="float">
            <text:p>9.33E+01</text:p>
          </table:table-cell>
          <table:table-cell table:formula="of:=[.C2174]+0.2" office:value-type="float" office:value="434.599999999984" calcext:value-type="float">
            <text:p>434.599999999984</text:p>
          </table:table-cell>
        </table:table-row>
        <table:table-row table:style-name="ro1">
          <table:table-cell office:value-type="float" office:value="184.986" calcext:value-type="float">
            <text:p>1.85E+02</text:p>
          </table:table-cell>
          <table:table-cell office:value-type="float" office:value="93.3263" calcext:value-type="float">
            <text:p>9.33E+01</text:p>
          </table:table-cell>
          <table:table-cell table:formula="of:=[.C2175]+0.2" office:value-type="float" office:value="434.799999999984" calcext:value-type="float">
            <text:p>434.799999999984</text:p>
          </table:table-cell>
        </table:table-row>
        <table:table-row table:style-name="ro1">
          <table:table-cell office:value-type="float" office:value="184.966" calcext:value-type="float">
            <text:p>1.85E+02</text:p>
          </table:table-cell>
          <table:table-cell office:value-type="float" office:value="93.3172" calcext:value-type="float">
            <text:p>9.33E+01</text:p>
          </table:table-cell>
          <table:table-cell table:formula="of:=[.C2176]+0.2" office:value-type="float" office:value="434.999999999984" calcext:value-type="float">
            <text:p>434.999999999984</text:p>
          </table:table-cell>
        </table:table-row>
        <table:table-row table:style-name="ro1">
          <table:table-cell office:value-type="float" office:value="184.946" calcext:value-type="float">
            <text:p>1.85E+02</text:p>
          </table:table-cell>
          <table:table-cell office:value-type="float" office:value="93.3082" calcext:value-type="float">
            <text:p>9.33E+01</text:p>
          </table:table-cell>
          <table:table-cell table:formula="of:=[.C2177]+0.2" office:value-type="float" office:value="435.199999999984" calcext:value-type="float">
            <text:p>435.199999999984</text:p>
          </table:table-cell>
        </table:table-row>
        <table:table-row table:style-name="ro1">
          <table:table-cell office:value-type="float" office:value="184.926" calcext:value-type="float">
            <text:p>1.85E+02</text:p>
          </table:table-cell>
          <table:table-cell office:value-type="float" office:value="93.2993" calcext:value-type="float">
            <text:p>9.33E+01</text:p>
          </table:table-cell>
          <table:table-cell table:formula="of:=[.C2178]+0.2" office:value-type="float" office:value="435.399999999984" calcext:value-type="float">
            <text:p>435.399999999984</text:p>
          </table:table-cell>
        </table:table-row>
        <table:table-row table:style-name="ro1">
          <table:table-cell office:value-type="float" office:value="184.906" calcext:value-type="float">
            <text:p>1.85E+02</text:p>
          </table:table-cell>
          <table:table-cell office:value-type="float" office:value="93.2904" calcext:value-type="float">
            <text:p>9.33E+01</text:p>
          </table:table-cell>
          <table:table-cell table:formula="of:=[.C2179]+0.2" office:value-type="float" office:value="435.599999999984" calcext:value-type="float">
            <text:p>435.599999999984</text:p>
          </table:table-cell>
        </table:table-row>
        <table:table-row table:style-name="ro1">
          <table:table-cell office:value-type="float" office:value="184.886" calcext:value-type="float">
            <text:p>1.85E+02</text:p>
          </table:table-cell>
          <table:table-cell office:value-type="float" office:value="93.2816" calcext:value-type="float">
            <text:p>9.33E+01</text:p>
          </table:table-cell>
          <table:table-cell table:formula="of:=[.C2180]+0.2" office:value-type="float" office:value="435.799999999984" calcext:value-type="float">
            <text:p>435.799999999984</text:p>
          </table:table-cell>
        </table:table-row>
        <table:table-row table:style-name="ro1">
          <table:table-cell office:value-type="float" office:value="184.866" calcext:value-type="float">
            <text:p>1.85E+02</text:p>
          </table:table-cell>
          <table:table-cell office:value-type="float" office:value="93.2729" calcext:value-type="float">
            <text:p>9.33E+01</text:p>
          </table:table-cell>
          <table:table-cell table:formula="of:=[.C2181]+0.2" office:value-type="float" office:value="435.999999999984" calcext:value-type="float">
            <text:p>435.999999999984</text:p>
          </table:table-cell>
        </table:table-row>
        <table:table-row table:style-name="ro1">
          <table:table-cell office:value-type="float" office:value="184.847" calcext:value-type="float">
            <text:p>1.85E+02</text:p>
          </table:table-cell>
          <table:table-cell office:value-type="float" office:value="93.2643" calcext:value-type="float">
            <text:p>9.33E+01</text:p>
          </table:table-cell>
          <table:table-cell table:formula="of:=[.C2182]+0.2" office:value-type="float" office:value="436.199999999984" calcext:value-type="float">
            <text:p>436.199999999984</text:p>
          </table:table-cell>
        </table:table-row>
        <table:table-row table:style-name="ro1">
          <table:table-cell office:value-type="float" office:value="184.828" calcext:value-type="float">
            <text:p>1.85E+02</text:p>
          </table:table-cell>
          <table:table-cell office:value-type="float" office:value="93.2557" calcext:value-type="float">
            <text:p>9.33E+01</text:p>
          </table:table-cell>
          <table:table-cell table:formula="of:=[.C2183]+0.2" office:value-type="float" office:value="436.399999999984" calcext:value-type="float">
            <text:p>436.399999999984</text:p>
          </table:table-cell>
        </table:table-row>
        <table:table-row table:style-name="ro1">
          <table:table-cell office:value-type="float" office:value="184.809" calcext:value-type="float">
            <text:p>1.85E+02</text:p>
          </table:table-cell>
          <table:table-cell office:value-type="float" office:value="93.2473" calcext:value-type="float">
            <text:p>9.32E+01</text:p>
          </table:table-cell>
          <table:table-cell table:formula="of:=[.C2184]+0.2" office:value-type="float" office:value="436.599999999984" calcext:value-type="float">
            <text:p>436.599999999984</text:p>
          </table:table-cell>
        </table:table-row>
        <table:table-row table:style-name="ro1">
          <table:table-cell office:value-type="float" office:value="184.79" calcext:value-type="float">
            <text:p>1.85E+02</text:p>
          </table:table-cell>
          <table:table-cell office:value-type="float" office:value="93.2389" calcext:value-type="float">
            <text:p>9.32E+01</text:p>
          </table:table-cell>
          <table:table-cell table:formula="of:=[.C2185]+0.2" office:value-type="float" office:value="436.799999999984" calcext:value-type="float">
            <text:p>436.799999999984</text:p>
          </table:table-cell>
        </table:table-row>
        <table:table-row table:style-name="ro1">
          <table:table-cell office:value-type="float" office:value="184.771" calcext:value-type="float">
            <text:p>1.85E+02</text:p>
          </table:table-cell>
          <table:table-cell office:value-type="float" office:value="93.2305" calcext:value-type="float">
            <text:p>9.32E+01</text:p>
          </table:table-cell>
          <table:table-cell table:formula="of:=[.C2186]+0.2" office:value-type="float" office:value="436.999999999984" calcext:value-type="float">
            <text:p>436.999999999984</text:p>
          </table:table-cell>
        </table:table-row>
        <table:table-row table:style-name="ro1">
          <table:table-cell office:value-type="float" office:value="184.752" calcext:value-type="float">
            <text:p>1.85E+02</text:p>
          </table:table-cell>
          <table:table-cell office:value-type="float" office:value="93.2223" calcext:value-type="float">
            <text:p>9.32E+01</text:p>
          </table:table-cell>
          <table:table-cell table:formula="of:=[.C2187]+0.2" office:value-type="float" office:value="437.199999999984" calcext:value-type="float">
            <text:p>437.199999999984</text:p>
          </table:table-cell>
        </table:table-row>
        <table:table-row table:style-name="ro1">
          <table:table-cell office:value-type="float" office:value="184.734" calcext:value-type="float">
            <text:p>1.85E+02</text:p>
          </table:table-cell>
          <table:table-cell office:value-type="float" office:value="93.2141" calcext:value-type="float">
            <text:p>9.32E+01</text:p>
          </table:table-cell>
          <table:table-cell table:formula="of:=[.C2188]+0.2" office:value-type="float" office:value="437.399999999984" calcext:value-type="float">
            <text:p>437.399999999984</text:p>
          </table:table-cell>
        </table:table-row>
        <table:table-row table:style-name="ro1">
          <table:table-cell office:value-type="float" office:value="184.716" calcext:value-type="float">
            <text:p>1.85E+02</text:p>
          </table:table-cell>
          <table:table-cell office:value-type="float" office:value="93.206" calcext:value-type="float">
            <text:p>9.32E+01</text:p>
          </table:table-cell>
          <table:table-cell table:formula="of:=[.C2189]+0.2" office:value-type="float" office:value="437.599999999984" calcext:value-type="float">
            <text:p>437.599999999984</text:p>
          </table:table-cell>
        </table:table-row>
        <table:table-row table:style-name="ro1">
          <table:table-cell office:value-type="float" office:value="184.698" calcext:value-type="float">
            <text:p>1.85E+02</text:p>
          </table:table-cell>
          <table:table-cell office:value-type="float" office:value="93.1979" calcext:value-type="float">
            <text:p>9.32E+01</text:p>
          </table:table-cell>
          <table:table-cell table:formula="of:=[.C2190]+0.2" office:value-type="float" office:value="437.799999999984" calcext:value-type="float">
            <text:p>437.799999999984</text:p>
          </table:table-cell>
        </table:table-row>
        <table:table-row table:style-name="ro1">
          <table:table-cell office:value-type="float" office:value="184.68" calcext:value-type="float">
            <text:p>1.85E+02</text:p>
          </table:table-cell>
          <table:table-cell office:value-type="float" office:value="93.19" calcext:value-type="float">
            <text:p>9.32E+01</text:p>
          </table:table-cell>
          <table:table-cell table:formula="of:=[.C2191]+0.2" office:value-type="float" office:value="437.999999999984" calcext:value-type="float">
            <text:p>437.999999999984</text:p>
          </table:table-cell>
        </table:table-row>
        <table:table-row table:style-name="ro1">
          <table:table-cell office:value-type="float" office:value="184.662" calcext:value-type="float">
            <text:p>1.85E+02</text:p>
          </table:table-cell>
          <table:table-cell office:value-type="float" office:value="93.1821" calcext:value-type="float">
            <text:p>9.32E+01</text:p>
          </table:table-cell>
          <table:table-cell table:formula="of:=[.C2192]+0.2" office:value-type="float" office:value="438.199999999984" calcext:value-type="float">
            <text:p>438.199999999984</text:p>
          </table:table-cell>
        </table:table-row>
        <table:table-row table:style-name="ro1">
          <table:table-cell office:value-type="float" office:value="184.644" calcext:value-type="float">
            <text:p>1.85E+02</text:p>
          </table:table-cell>
          <table:table-cell office:value-type="float" office:value="93.1743" calcext:value-type="float">
            <text:p>9.32E+01</text:p>
          </table:table-cell>
          <table:table-cell table:formula="of:=[.C2193]+0.2" office:value-type="float" office:value="438.399999999984" calcext:value-type="float">
            <text:p>438.399999999984</text:p>
          </table:table-cell>
        </table:table-row>
        <table:table-row table:style-name="ro1">
          <table:table-cell office:value-type="float" office:value="184.627" calcext:value-type="float">
            <text:p>1.85E+02</text:p>
          </table:table-cell>
          <table:table-cell office:value-type="float" office:value="93.1665" calcext:value-type="float">
            <text:p>9.32E+01</text:p>
          </table:table-cell>
          <table:table-cell table:formula="of:=[.C2194]+0.2" office:value-type="float" office:value="438.599999999984" calcext:value-type="float">
            <text:p>438.599999999984</text:p>
          </table:table-cell>
        </table:table-row>
        <table:table-row table:style-name="ro1">
          <table:table-cell office:value-type="float" office:value="184.61" calcext:value-type="float">
            <text:p>1.85E+02</text:p>
          </table:table-cell>
          <table:table-cell office:value-type="float" office:value="93.1589" calcext:value-type="float">
            <text:p>9.32E+01</text:p>
          </table:table-cell>
          <table:table-cell table:formula="of:=[.C2195]+0.2" office:value-type="float" office:value="438.799999999984" calcext:value-type="float">
            <text:p>438.799999999984</text:p>
          </table:table-cell>
        </table:table-row>
        <table:table-row table:style-name="ro1">
          <table:table-cell office:value-type="float" office:value="184.593" calcext:value-type="float">
            <text:p>1.85E+02</text:p>
          </table:table-cell>
          <table:table-cell office:value-type="float" office:value="93.1513" calcext:value-type="float">
            <text:p>9.32E+01</text:p>
          </table:table-cell>
          <table:table-cell table:formula="of:=[.C2196]+0.2" office:value-type="float" office:value="438.999999999984" calcext:value-type="float">
            <text:p>438.999999999984</text:p>
          </table:table-cell>
        </table:table-row>
        <table:table-row table:style-name="ro1">
          <table:table-cell office:value-type="float" office:value="184.576" calcext:value-type="float">
            <text:p>1.85E+02</text:p>
          </table:table-cell>
          <table:table-cell office:value-type="float" office:value="93.1438" calcext:value-type="float">
            <text:p>9.31E+01</text:p>
          </table:table-cell>
          <table:table-cell table:formula="of:=[.C2197]+0.2" office:value-type="float" office:value="439.199999999984" calcext:value-type="float">
            <text:p>439.199999999984</text:p>
          </table:table-cell>
        </table:table-row>
        <table:table-row table:style-name="ro1">
          <table:table-cell office:value-type="float" office:value="184.559" calcext:value-type="float">
            <text:p>1.85E+02</text:p>
          </table:table-cell>
          <table:table-cell office:value-type="float" office:value="93.1363" calcext:value-type="float">
            <text:p>9.31E+01</text:p>
          </table:table-cell>
          <table:table-cell table:formula="of:=[.C2198]+0.2" office:value-type="float" office:value="439.399999999984" calcext:value-type="float">
            <text:p>439.399999999984</text:p>
          </table:table-cell>
        </table:table-row>
        <table:table-row table:style-name="ro1">
          <table:table-cell office:value-type="float" office:value="184.542" calcext:value-type="float">
            <text:p>1.85E+02</text:p>
          </table:table-cell>
          <table:table-cell office:value-type="float" office:value="93.1289" calcext:value-type="float">
            <text:p>9.31E+01</text:p>
          </table:table-cell>
          <table:table-cell table:formula="of:=[.C2199]+0.2" office:value-type="float" office:value="439.599999999984" calcext:value-type="float">
            <text:p>439.599999999984</text:p>
          </table:table-cell>
        </table:table-row>
        <table:table-row table:style-name="ro1">
          <table:table-cell office:value-type="float" office:value="184.526" calcext:value-type="float">
            <text:p>1.85E+02</text:p>
          </table:table-cell>
          <table:table-cell office:value-type="float" office:value="93.1216" calcext:value-type="float">
            <text:p>9.31E+01</text:p>
          </table:table-cell>
          <table:table-cell table:formula="of:=[.C2200]+0.2" office:value-type="float" office:value="439.799999999984" calcext:value-type="float">
            <text:p>439.799999999984</text:p>
          </table:table-cell>
        </table:table-row>
        <table:table-row table:style-name="ro1">
          <table:table-cell office:value-type="float" office:value="184.51" calcext:value-type="float">
            <text:p>1.85E+02</text:p>
          </table:table-cell>
          <table:table-cell office:value-type="float" office:value="93.1143" calcext:value-type="float">
            <text:p>9.31E+01</text:p>
          </table:table-cell>
          <table:table-cell table:formula="of:=[.C2201]+0.2" office:value-type="float" office:value="439.999999999984" calcext:value-type="float">
            <text:p>439.999999999984</text:p>
          </table:table-cell>
        </table:table-row>
        <table:table-row table:style-name="ro1">
          <table:table-cell office:value-type="float" office:value="184.494" calcext:value-type="float">
            <text:p>1.84E+02</text:p>
          </table:table-cell>
          <table:table-cell office:value-type="float" office:value="93.1072" calcext:value-type="float">
            <text:p>9.31E+01</text:p>
          </table:table-cell>
          <table:table-cell table:formula="of:=[.C2202]+0.2" office:value-type="float" office:value="440.199999999984" calcext:value-type="float">
            <text:p>440.199999999984</text:p>
          </table:table-cell>
        </table:table-row>
        <table:table-row table:style-name="ro1">
          <table:table-cell office:value-type="float" office:value="184.478" calcext:value-type="float">
            <text:p>1.84E+02</text:p>
          </table:table-cell>
          <table:table-cell office:value-type="float" office:value="93.1001" calcext:value-type="float">
            <text:p>9.31E+01</text:p>
          </table:table-cell>
          <table:table-cell table:formula="of:=[.C2203]+0.2" office:value-type="float" office:value="440.399999999984" calcext:value-type="float">
            <text:p>440.399999999984</text:p>
          </table:table-cell>
        </table:table-row>
        <table:table-row table:style-name="ro1">
          <table:table-cell office:value-type="float" office:value="184.462" calcext:value-type="float">
            <text:p>1.84E+02</text:p>
          </table:table-cell>
          <table:table-cell office:value-type="float" office:value="93.0931" calcext:value-type="float">
            <text:p>9.31E+01</text:p>
          </table:table-cell>
          <table:table-cell table:formula="of:=[.C2204]+0.2" office:value-type="float" office:value="440.599999999984" calcext:value-type="float">
            <text:p>440.599999999984</text:p>
          </table:table-cell>
        </table:table-row>
        <table:table-row table:style-name="ro1">
          <table:table-cell office:value-type="float" office:value="184.446" calcext:value-type="float">
            <text:p>1.84E+02</text:p>
          </table:table-cell>
          <table:table-cell office:value-type="float" office:value="93.0862" calcext:value-type="float">
            <text:p>9.31E+01</text:p>
          </table:table-cell>
          <table:table-cell table:formula="of:=[.C2205]+0.2" office:value-type="float" office:value="440.799999999984" calcext:value-type="float">
            <text:p>440.799999999984</text:p>
          </table:table-cell>
        </table:table-row>
        <table:table-row table:style-name="ro1">
          <table:table-cell office:value-type="float" office:value="184.431" calcext:value-type="float">
            <text:p>1.84E+02</text:p>
          </table:table-cell>
          <table:table-cell office:value-type="float" office:value="93.0793" calcext:value-type="float">
            <text:p>9.31E+01</text:p>
          </table:table-cell>
          <table:table-cell table:formula="of:=[.C2206]+0.2" office:value-type="float" office:value="440.999999999984" calcext:value-type="float">
            <text:p>440.999999999984</text:p>
          </table:table-cell>
        </table:table-row>
        <table:table-row table:style-name="ro1">
          <table:table-cell office:value-type="float" office:value="184.416" calcext:value-type="float">
            <text:p>1.84E+02</text:p>
          </table:table-cell>
          <table:table-cell office:value-type="float" office:value="93.0725" calcext:value-type="float">
            <text:p>9.31E+01</text:p>
          </table:table-cell>
          <table:table-cell table:formula="of:=[.C2207]+0.2" office:value-type="float" office:value="441.199999999984" calcext:value-type="float">
            <text:p>441.199999999984</text:p>
          </table:table-cell>
        </table:table-row>
        <table:table-row table:style-name="ro1">
          <table:table-cell office:value-type="float" office:value="184.4" calcext:value-type="float">
            <text:p>1.84E+02</text:p>
          </table:table-cell>
          <table:table-cell office:value-type="float" office:value="93.0658" calcext:value-type="float">
            <text:p>9.31E+01</text:p>
          </table:table-cell>
          <table:table-cell table:formula="of:=[.C2208]+0.2" office:value-type="float" office:value="441.399999999983" calcext:value-type="float">
            <text:p>441.399999999983</text:p>
          </table:table-cell>
        </table:table-row>
        <table:table-row table:style-name="ro1">
          <table:table-cell office:value-type="float" office:value="184.385" calcext:value-type="float">
            <text:p>1.84E+02</text:p>
          </table:table-cell>
          <table:table-cell office:value-type="float" office:value="93.0592" calcext:value-type="float">
            <text:p>9.31E+01</text:p>
          </table:table-cell>
          <table:table-cell table:formula="of:=[.C2209]+0.2" office:value-type="float" office:value="441.599999999984" calcext:value-type="float">
            <text:p>441.599999999984</text:p>
          </table:table-cell>
        </table:table-row>
        <table:table-row table:style-name="ro1">
          <table:table-cell office:value-type="float" office:value="184.371" calcext:value-type="float">
            <text:p>1.84E+02</text:p>
          </table:table-cell>
          <table:table-cell office:value-type="float" office:value="93.0526" calcext:value-type="float">
            <text:p>9.31E+01</text:p>
          </table:table-cell>
          <table:table-cell table:formula="of:=[.C2210]+0.2" office:value-type="float" office:value="441.799999999984" calcext:value-type="float">
            <text:p>441.799999999984</text:p>
          </table:table-cell>
        </table:table-row>
        <table:table-row table:style-name="ro1">
          <table:table-cell office:value-type="float" office:value="184.356" calcext:value-type="float">
            <text:p>1.84E+02</text:p>
          </table:table-cell>
          <table:table-cell office:value-type="float" office:value="93.0461" calcext:value-type="float">
            <text:p>9.30E+01</text:p>
          </table:table-cell>
          <table:table-cell table:formula="of:=[.C2211]+0.2" office:value-type="float" office:value="441.999999999984" calcext:value-type="float">
            <text:p>441.999999999984</text:p>
          </table:table-cell>
        </table:table-row>
        <table:table-row table:style-name="ro1">
          <table:table-cell office:value-type="float" office:value="184.342" calcext:value-type="float">
            <text:p>1.84E+02</text:p>
          </table:table-cell>
          <table:table-cell office:value-type="float" office:value="93.0397" calcext:value-type="float">
            <text:p>9.30E+01</text:p>
          </table:table-cell>
          <table:table-cell table:formula="of:=[.C2212]+0.2" office:value-type="float" office:value="442.199999999983" calcext:value-type="float">
            <text:p>442.199999999983</text:p>
          </table:table-cell>
        </table:table-row>
        <table:table-row table:style-name="ro1">
          <table:table-cell office:value-type="float" office:value="184.327" calcext:value-type="float">
            <text:p>1.84E+02</text:p>
          </table:table-cell>
          <table:table-cell office:value-type="float" office:value="93.0333" calcext:value-type="float">
            <text:p>9.30E+01</text:p>
          </table:table-cell>
          <table:table-cell table:formula="of:=[.C2213]+0.2" office:value-type="float" office:value="442.399999999983" calcext:value-type="float">
            <text:p>442.399999999983</text:p>
          </table:table-cell>
        </table:table-row>
        <table:table-row table:style-name="ro1">
          <table:table-cell office:value-type="float" office:value="184.313" calcext:value-type="float">
            <text:p>1.84E+02</text:p>
          </table:table-cell>
          <table:table-cell office:value-type="float" office:value="93.027" calcext:value-type="float">
            <text:p>9.30E+01</text:p>
          </table:table-cell>
          <table:table-cell table:formula="of:=[.C2214]+0.2" office:value-type="float" office:value="442.599999999983" calcext:value-type="float">
            <text:p>442.599999999983</text:p>
          </table:table-cell>
        </table:table-row>
        <table:table-row table:style-name="ro1">
          <table:table-cell office:value-type="float" office:value="184.299" calcext:value-type="float">
            <text:p>1.84E+02</text:p>
          </table:table-cell>
          <table:table-cell office:value-type="float" office:value="93.0208" calcext:value-type="float">
            <text:p>9.30E+01</text:p>
          </table:table-cell>
          <table:table-cell table:formula="of:=[.C2215]+0.2" office:value-type="float" office:value="442.799999999983" calcext:value-type="float">
            <text:p>442.799999999983</text:p>
          </table:table-cell>
        </table:table-row>
        <table:table-row table:style-name="ro1">
          <table:table-cell office:value-type="float" office:value="184.285" calcext:value-type="float">
            <text:p>1.84E+02</text:p>
          </table:table-cell>
          <table:table-cell office:value-type="float" office:value="93.0147" calcext:value-type="float">
            <text:p>9.30E+01</text:p>
          </table:table-cell>
          <table:table-cell table:formula="of:=[.C2216]+0.2" office:value-type="float" office:value="442.999999999983" calcext:value-type="float">
            <text:p>442.999999999983</text:p>
          </table:table-cell>
        </table:table-row>
        <table:table-row table:style-name="ro1">
          <table:table-cell office:value-type="float" office:value="184.272" calcext:value-type="float">
            <text:p>1.84E+02</text:p>
          </table:table-cell>
          <table:table-cell office:value-type="float" office:value="93.0086" calcext:value-type="float">
            <text:p>9.30E+01</text:p>
          </table:table-cell>
          <table:table-cell table:formula="of:=[.C2217]+0.2" office:value-type="float" office:value="443.199999999983" calcext:value-type="float">
            <text:p>443.199999999983</text:p>
          </table:table-cell>
        </table:table-row>
        <table:table-row table:style-name="ro1">
          <table:table-cell office:value-type="float" office:value="184.258" calcext:value-type="float">
            <text:p>1.84E+02</text:p>
          </table:table-cell>
          <table:table-cell office:value-type="float" office:value="93.0026" calcext:value-type="float">
            <text:p>9.30E+01</text:p>
          </table:table-cell>
          <table:table-cell table:formula="of:=[.C2218]+0.2" office:value-type="float" office:value="443.399999999983" calcext:value-type="float">
            <text:p>443.399999999983</text:p>
          </table:table-cell>
        </table:table-row>
        <table:table-row table:style-name="ro1">
          <table:table-cell office:value-type="float" office:value="184.245" calcext:value-type="float">
            <text:p>1.84E+02</text:p>
          </table:table-cell>
          <table:table-cell office:value-type="float" office:value="92.9967" calcext:value-type="float">
            <text:p>9.30E+01</text:p>
          </table:table-cell>
          <table:table-cell table:formula="of:=[.C2219]+0.2" office:value-type="float" office:value="443.599999999983" calcext:value-type="float">
            <text:p>443.599999999983</text:p>
          </table:table-cell>
        </table:table-row>
        <table:table-row table:style-name="ro1">
          <table:table-cell office:value-type="float" office:value="184.232" calcext:value-type="float">
            <text:p>1.84E+02</text:p>
          </table:table-cell>
          <table:table-cell office:value-type="float" office:value="92.9908" calcext:value-type="float">
            <text:p>9.30E+01</text:p>
          </table:table-cell>
          <table:table-cell table:formula="of:=[.C2220]+0.2" office:value-type="float" office:value="443.799999999983" calcext:value-type="float">
            <text:p>443.799999999983</text:p>
          </table:table-cell>
        </table:table-row>
        <table:table-row table:style-name="ro1">
          <table:table-cell office:value-type="float" office:value="184.219" calcext:value-type="float">
            <text:p>1.84E+02</text:p>
          </table:table-cell>
          <table:table-cell office:value-type="float" office:value="92.985" calcext:value-type="float">
            <text:p>9.30E+01</text:p>
          </table:table-cell>
          <table:table-cell table:formula="of:=[.C2221]+0.2" office:value-type="float" office:value="443.999999999983" calcext:value-type="float">
            <text:p>443.999999999983</text:p>
          </table:table-cell>
        </table:table-row>
        <table:table-row table:style-name="ro1">
          <table:table-cell office:value-type="float" office:value="184.206" calcext:value-type="float">
            <text:p>1.84E+02</text:p>
          </table:table-cell>
          <table:table-cell office:value-type="float" office:value="92.9793" calcext:value-type="float">
            <text:p>9.30E+01</text:p>
          </table:table-cell>
          <table:table-cell table:formula="of:=[.C2222]+0.2" office:value-type="float" office:value="444.199999999983" calcext:value-type="float">
            <text:p>444.199999999983</text:p>
          </table:table-cell>
        </table:table-row>
        <table:table-row table:style-name="ro1">
          <table:table-cell office:value-type="float" office:value="184.193" calcext:value-type="float">
            <text:p>1.84E+02</text:p>
          </table:table-cell>
          <table:table-cell office:value-type="float" office:value="92.9737" calcext:value-type="float">
            <text:p>9.30E+01</text:p>
          </table:table-cell>
          <table:table-cell table:formula="of:=[.C2223]+0.2" office:value-type="float" office:value="444.399999999983" calcext:value-type="float">
            <text:p>444.399999999983</text:p>
          </table:table-cell>
        </table:table-row>
        <table:table-row table:style-name="ro1">
          <table:table-cell office:value-type="float" office:value="184.181" calcext:value-type="float">
            <text:p>1.84E+02</text:p>
          </table:table-cell>
          <table:table-cell office:value-type="float" office:value="92.9681" calcext:value-type="float">
            <text:p>9.30E+01</text:p>
          </table:table-cell>
          <table:table-cell table:formula="of:=[.C2224]+0.2" office:value-type="float" office:value="444.599999999983" calcext:value-type="float">
            <text:p>444.599999999983</text:p>
          </table:table-cell>
        </table:table-row>
        <table:table-row table:style-name="ro1">
          <table:table-cell office:value-type="float" office:value="184.168" calcext:value-type="float">
            <text:p>1.84E+02</text:p>
          </table:table-cell>
          <table:table-cell office:value-type="float" office:value="92.9626" calcext:value-type="float">
            <text:p>9.30E+01</text:p>
          </table:table-cell>
          <table:table-cell table:formula="of:=[.C2225]+0.2" office:value-type="float" office:value="444.799999999983" calcext:value-type="float">
            <text:p>444.799999999983</text:p>
          </table:table-cell>
        </table:table-row>
        <table:table-row table:style-name="ro1">
          <table:table-cell office:value-type="float" office:value="184.156" calcext:value-type="float">
            <text:p>1.84E+02</text:p>
          </table:table-cell>
          <table:table-cell office:value-type="float" office:value="92.9572" calcext:value-type="float">
            <text:p>9.30E+01</text:p>
          </table:table-cell>
          <table:table-cell table:formula="of:=[.C2226]+0.2" office:value-type="float" office:value="444.999999999983" calcext:value-type="float">
            <text:p>444.999999999983</text:p>
          </table:table-cell>
        </table:table-row>
        <table:table-row table:style-name="ro1">
          <table:table-cell office:value-type="float" office:value="184.144" calcext:value-type="float">
            <text:p>1.84E+02</text:p>
          </table:table-cell>
          <table:table-cell office:value-type="float" office:value="92.9518" calcext:value-type="float">
            <text:p>9.30E+01</text:p>
          </table:table-cell>
          <table:table-cell table:formula="of:=[.C2227]+0.2" office:value-type="float" office:value="445.199999999983" calcext:value-type="float">
            <text:p>445.199999999983</text:p>
          </table:table-cell>
        </table:table-row>
        <table:table-row table:style-name="ro1">
          <table:table-cell office:value-type="float" office:value="184.132" calcext:value-type="float">
            <text:p>1.84E+02</text:p>
          </table:table-cell>
          <table:table-cell office:value-type="float" office:value="92.9465" calcext:value-type="float">
            <text:p>9.29E+01</text:p>
          </table:table-cell>
          <table:table-cell table:formula="of:=[.C2228]+0.2" office:value-type="float" office:value="445.399999999983" calcext:value-type="float">
            <text:p>445.399999999983</text:p>
          </table:table-cell>
        </table:table-row>
        <table:table-row table:style-name="ro1">
          <table:table-cell office:value-type="float" office:value="184.12" calcext:value-type="float">
            <text:p>1.84E+02</text:p>
          </table:table-cell>
          <table:table-cell office:value-type="float" office:value="92.9413" calcext:value-type="float">
            <text:p>9.29E+01</text:p>
          </table:table-cell>
          <table:table-cell table:formula="of:=[.C2229]+0.2" office:value-type="float" office:value="445.599999999983" calcext:value-type="float">
            <text:p>445.599999999983</text:p>
          </table:table-cell>
        </table:table-row>
        <table:table-row table:style-name="ro1">
          <table:table-cell office:value-type="float" office:value="184.109" calcext:value-type="float">
            <text:p>1.84E+02</text:p>
          </table:table-cell>
          <table:table-cell office:value-type="float" office:value="92.9361" calcext:value-type="float">
            <text:p>9.29E+01</text:p>
          </table:table-cell>
          <table:table-cell table:formula="of:=[.C2230]+0.2" office:value-type="float" office:value="445.799999999983" calcext:value-type="float">
            <text:p>445.799999999983</text:p>
          </table:table-cell>
        </table:table-row>
        <table:table-row table:style-name="ro1">
          <table:table-cell office:value-type="float" office:value="184.097" calcext:value-type="float">
            <text:p>1.84E+02</text:p>
          </table:table-cell>
          <table:table-cell office:value-type="float" office:value="92.9311" calcext:value-type="float">
            <text:p>9.29E+01</text:p>
          </table:table-cell>
          <table:table-cell table:formula="of:=[.C2231]+0.2" office:value-type="float" office:value="445.999999999983" calcext:value-type="float">
            <text:p>445.999999999983</text:p>
          </table:table-cell>
        </table:table-row>
        <table:table-row table:style-name="ro1">
          <table:table-cell office:value-type="float" office:value="184.086" calcext:value-type="float">
            <text:p>1.84E+02</text:p>
          </table:table-cell>
          <table:table-cell office:value-type="float" office:value="92.9261" calcext:value-type="float">
            <text:p>9.29E+01</text:p>
          </table:table-cell>
          <table:table-cell table:formula="of:=[.C2232]+0.2" office:value-type="float" office:value="446.199999999983" calcext:value-type="float">
            <text:p>446.199999999983</text:p>
          </table:table-cell>
        </table:table-row>
        <table:table-row table:style-name="ro1">
          <table:table-cell office:value-type="float" office:value="184.075" calcext:value-type="float">
            <text:p>1.84E+02</text:p>
          </table:table-cell>
          <table:table-cell office:value-type="float" office:value="92.9211" calcext:value-type="float">
            <text:p>9.29E+01</text:p>
          </table:table-cell>
          <table:table-cell table:formula="of:=[.C2233]+0.2" office:value-type="float" office:value="446.399999999983" calcext:value-type="float">
            <text:p>446.399999999983</text:p>
          </table:table-cell>
        </table:table-row>
        <table:table-row table:style-name="ro1">
          <table:table-cell office:value-type="float" office:value="184.064" calcext:value-type="float">
            <text:p>1.84E+02</text:p>
          </table:table-cell>
          <table:table-cell office:value-type="float" office:value="92.9162" calcext:value-type="float">
            <text:p>9.29E+01</text:p>
          </table:table-cell>
          <table:table-cell table:formula="of:=[.C2234]+0.2" office:value-type="float" office:value="446.599999999983" calcext:value-type="float">
            <text:p>446.599999999983</text:p>
          </table:table-cell>
        </table:table-row>
        <table:table-row table:style-name="ro1">
          <table:table-cell office:value-type="float" office:value="184.053" calcext:value-type="float">
            <text:p>1.84E+02</text:p>
          </table:table-cell>
          <table:table-cell office:value-type="float" office:value="92.9114" calcext:value-type="float">
            <text:p>9.29E+01</text:p>
          </table:table-cell>
          <table:table-cell table:formula="of:=[.C2235]+0.2" office:value-type="float" office:value="446.799999999983" calcext:value-type="float">
            <text:p>446.799999999983</text:p>
          </table:table-cell>
        </table:table-row>
        <table:table-row table:style-name="ro1">
          <table:table-cell office:value-type="float" office:value="184.042" calcext:value-type="float">
            <text:p>1.84E+02</text:p>
          </table:table-cell>
          <table:table-cell office:value-type="float" office:value="92.9067" calcext:value-type="float">
            <text:p>9.29E+01</text:p>
          </table:table-cell>
          <table:table-cell table:formula="of:=[.C2236]+0.2" office:value-type="float" office:value="446.999999999983" calcext:value-type="float">
            <text:p>446.999999999983</text:p>
          </table:table-cell>
        </table:table-row>
        <table:table-row table:style-name="ro1">
          <table:table-cell office:value-type="float" office:value="184.032" calcext:value-type="float">
            <text:p>1.84E+02</text:p>
          </table:table-cell>
          <table:table-cell office:value-type="float" office:value="92.9021" calcext:value-type="float">
            <text:p>9.29E+01</text:p>
          </table:table-cell>
          <table:table-cell table:formula="of:=[.C2237]+0.2" office:value-type="float" office:value="447.199999999983" calcext:value-type="float">
            <text:p>447.199999999983</text:p>
          </table:table-cell>
        </table:table-row>
        <table:table-row table:style-name="ro1">
          <table:table-cell office:value-type="float" office:value="184.022" calcext:value-type="float">
            <text:p>1.84E+02</text:p>
          </table:table-cell>
          <table:table-cell office:value-type="float" office:value="92.8975" calcext:value-type="float">
            <text:p>9.29E+01</text:p>
          </table:table-cell>
          <table:table-cell table:formula="of:=[.C2238]+0.2" office:value-type="float" office:value="447.399999999983" calcext:value-type="float">
            <text:p>447.399999999983</text:p>
          </table:table-cell>
        </table:table-row>
        <table:table-row table:style-name="ro1">
          <table:table-cell office:value-type="float" office:value="184.011" calcext:value-type="float">
            <text:p>1.84E+02</text:p>
          </table:table-cell>
          <table:table-cell office:value-type="float" office:value="92.893" calcext:value-type="float">
            <text:p>9.29E+01</text:p>
          </table:table-cell>
          <table:table-cell table:formula="of:=[.C2239]+0.2" office:value-type="float" office:value="447.599999999983" calcext:value-type="float">
            <text:p>447.599999999983</text:p>
          </table:table-cell>
        </table:table-row>
        <table:table-row table:style-name="ro1">
          <table:table-cell office:value-type="float" office:value="184.001" calcext:value-type="float">
            <text:p>1.84E+02</text:p>
          </table:table-cell>
          <table:table-cell office:value-type="float" office:value="92.8885" calcext:value-type="float">
            <text:p>9.29E+01</text:p>
          </table:table-cell>
          <table:table-cell table:formula="of:=[.C2240]+0.2" office:value-type="float" office:value="447.799999999983" calcext:value-type="float">
            <text:p>447.799999999983</text:p>
          </table:table-cell>
        </table:table-row>
        <table:table-row table:style-name="ro1">
          <table:table-cell office:value-type="float" office:value="183.992" calcext:value-type="float">
            <text:p>1.84E+02</text:p>
          </table:table-cell>
          <table:table-cell office:value-type="float" office:value="92.8841" calcext:value-type="float">
            <text:p>9.29E+01</text:p>
          </table:table-cell>
          <table:table-cell table:formula="of:=[.C2241]+0.2" office:value-type="float" office:value="447.999999999983" calcext:value-type="float">
            <text:p>447.999999999983</text:p>
          </table:table-cell>
        </table:table-row>
        <table:table-row table:style-name="ro1">
          <table:table-cell office:value-type="float" office:value="183.982" calcext:value-type="float">
            <text:p>1.84E+02</text:p>
          </table:table-cell>
          <table:table-cell office:value-type="float" office:value="92.8798" calcext:value-type="float">
            <text:p>9.29E+01</text:p>
          </table:table-cell>
          <table:table-cell table:formula="of:=[.C2242]+0.2" office:value-type="float" office:value="448.199999999983" calcext:value-type="float">
            <text:p>448.199999999983</text:p>
          </table:table-cell>
        </table:table-row>
        <table:table-row table:style-name="ro1">
          <table:table-cell office:value-type="float" office:value="183.972" calcext:value-type="float">
            <text:p>1.84E+02</text:p>
          </table:table-cell>
          <table:table-cell office:value-type="float" office:value="92.8756" calcext:value-type="float">
            <text:p>9.29E+01</text:p>
          </table:table-cell>
          <table:table-cell table:formula="of:=[.C2243]+0.2" office:value-type="float" office:value="448.399999999983" calcext:value-type="float">
            <text:p>448.399999999983</text:p>
          </table:table-cell>
        </table:table-row>
        <table:table-row table:style-name="ro1">
          <table:table-cell office:value-type="float" office:value="183.963" calcext:value-type="float">
            <text:p>1.84E+02</text:p>
          </table:table-cell>
          <table:table-cell office:value-type="float" office:value="92.8714" calcext:value-type="float">
            <text:p>9.29E+01</text:p>
          </table:table-cell>
          <table:table-cell table:formula="of:=[.C2244]+0.2" office:value-type="float" office:value="448.599999999983" calcext:value-type="float">
            <text:p>448.599999999983</text:p>
          </table:table-cell>
        </table:table-row>
        <table:table-row table:style-name="ro1">
          <table:table-cell office:value-type="float" office:value="183.954" calcext:value-type="float">
            <text:p>1.84E+02</text:p>
          </table:table-cell>
          <table:table-cell office:value-type="float" office:value="92.8672" calcext:value-type="float">
            <text:p>9.29E+01</text:p>
          </table:table-cell>
          <table:table-cell table:formula="of:=[.C2245]+0.2" office:value-type="float" office:value="448.799999999983" calcext:value-type="float">
            <text:p>448.799999999983</text:p>
          </table:table-cell>
        </table:table-row>
        <table:table-row table:style-name="ro1">
          <table:table-cell office:value-type="float" office:value="183.945" calcext:value-type="float">
            <text:p>1.84E+02</text:p>
          </table:table-cell>
          <table:table-cell office:value-type="float" office:value="92.8632" calcext:value-type="float">
            <text:p>9.29E+01</text:p>
          </table:table-cell>
          <table:table-cell table:formula="of:=[.C2246]+0.2" office:value-type="float" office:value="448.999999999983" calcext:value-type="float">
            <text:p>448.999999999983</text:p>
          </table:table-cell>
        </table:table-row>
        <table:table-row table:style-name="ro1">
          <table:table-cell office:value-type="float" office:value="183.936" calcext:value-type="float">
            <text:p>1.84E+02</text:p>
          </table:table-cell>
          <table:table-cell office:value-type="float" office:value="92.8592" calcext:value-type="float">
            <text:p>9.29E+01</text:p>
          </table:table-cell>
          <table:table-cell table:formula="of:=[.C2247]+0.2" office:value-type="float" office:value="449.199999999983" calcext:value-type="float">
            <text:p>449.199999999983</text:p>
          </table:table-cell>
        </table:table-row>
        <table:table-row table:style-name="ro1">
          <table:table-cell office:value-type="float" office:value="183.927" calcext:value-type="float">
            <text:p>1.84E+02</text:p>
          </table:table-cell>
          <table:table-cell office:value-type="float" office:value="92.8553" calcext:value-type="float">
            <text:p>9.29E+01</text:p>
          </table:table-cell>
          <table:table-cell table:formula="of:=[.C2248]+0.2" office:value-type="float" office:value="449.399999999983" calcext:value-type="float">
            <text:p>449.399999999983</text:p>
          </table:table-cell>
        </table:table-row>
        <table:table-row table:style-name="ro1">
          <table:table-cell office:value-type="float" office:value="183.918" calcext:value-type="float">
            <text:p>1.84E+02</text:p>
          </table:table-cell>
          <table:table-cell office:value-type="float" office:value="92.8514" calcext:value-type="float">
            <text:p>9.29E+01</text:p>
          </table:table-cell>
          <table:table-cell table:formula="of:=[.C2249]+0.2" office:value-type="float" office:value="449.599999999983" calcext:value-type="float">
            <text:p>449.599999999983</text:p>
          </table:table-cell>
        </table:table-row>
        <table:table-row table:style-name="ro1">
          <table:table-cell office:value-type="float" office:value="183.91" calcext:value-type="float">
            <text:p>1.84E+02</text:p>
          </table:table-cell>
          <table:table-cell office:value-type="float" office:value="92.8477" calcext:value-type="float">
            <text:p>9.28E+01</text:p>
          </table:table-cell>
          <table:table-cell table:formula="of:=[.C2250]+0.2" office:value-type="float" office:value="449.799999999983" calcext:value-type="float">
            <text:p>449.799999999983</text:p>
          </table:table-cell>
        </table:table-row>
        <table:table-row table:style-name="ro1">
          <table:table-cell office:value-type="float" office:value="183.902" calcext:value-type="float">
            <text:p>1.84E+02</text:p>
          </table:table-cell>
          <table:table-cell office:value-type="float" office:value="92.844" calcext:value-type="float">
            <text:p>9.28E+01</text:p>
          </table:table-cell>
          <table:table-cell table:formula="of:=[.C2251]+0.2" office:value-type="float" office:value="449.999999999983" calcext:value-type="float">
            <text:p>449.999999999983</text:p>
          </table:table-cell>
        </table:table-row>
        <table:table-row table:style-name="ro1">
          <table:table-cell office:value-type="float" office:value="183.893" calcext:value-type="float">
            <text:p>1.84E+02</text:p>
          </table:table-cell>
          <table:table-cell office:value-type="float" office:value="92.8404" calcext:value-type="float">
            <text:p>9.28E+01</text:p>
          </table:table-cell>
          <table:table-cell table:formula="of:=[.C2252]+0.2" office:value-type="float" office:value="450.199999999983" calcext:value-type="float">
            <text:p>450.199999999983</text:p>
          </table:table-cell>
        </table:table-row>
        <table:table-row table:style-name="ro1">
          <table:table-cell office:value-type="float" office:value="183.885" calcext:value-type="float">
            <text:p>1.84E+02</text:p>
          </table:table-cell>
          <table:table-cell office:value-type="float" office:value="92.8368" calcext:value-type="float">
            <text:p>9.28E+01</text:p>
          </table:table-cell>
          <table:table-cell table:formula="of:=[.C2253]+0.2" office:value-type="float" office:value="450.399999999983" calcext:value-type="float">
            <text:p>450.399999999983</text:p>
          </table:table-cell>
        </table:table-row>
        <table:table-row table:style-name="ro1">
          <table:table-cell office:value-type="float" office:value="183.878" calcext:value-type="float">
            <text:p>1.84E+02</text:p>
          </table:table-cell>
          <table:table-cell office:value-type="float" office:value="92.8332" calcext:value-type="float">
            <text:p>9.28E+01</text:p>
          </table:table-cell>
          <table:table-cell table:formula="of:=[.C2254]+0.2" office:value-type="float" office:value="450.599999999983" calcext:value-type="float">
            <text:p>450.599999999983</text:p>
          </table:table-cell>
        </table:table-row>
        <table:table-row table:style-name="ro1">
          <table:table-cell office:value-type="float" office:value="183.87" calcext:value-type="float">
            <text:p>1.84E+02</text:p>
          </table:table-cell>
          <table:table-cell office:value-type="float" office:value="92.8298" calcext:value-type="float">
            <text:p>9.28E+01</text:p>
          </table:table-cell>
          <table:table-cell table:formula="of:=[.C2255]+0.2" office:value-type="float" office:value="450.799999999983" calcext:value-type="float">
            <text:p>450.799999999983</text:p>
          </table:table-cell>
        </table:table-row>
        <table:table-row table:style-name="ro1">
          <table:table-cell office:value-type="float" office:value="183.862" calcext:value-type="float">
            <text:p>1.84E+02</text:p>
          </table:table-cell>
          <table:table-cell office:value-type="float" office:value="92.8265" calcext:value-type="float">
            <text:p>9.28E+01</text:p>
          </table:table-cell>
          <table:table-cell table:formula="of:=[.C2256]+0.2" office:value-type="float" office:value="450.999999999983" calcext:value-type="float">
            <text:p>450.999999999983</text:p>
          </table:table-cell>
        </table:table-row>
        <table:table-row table:style-name="ro1">
          <table:table-cell office:value-type="float" office:value="183.855" calcext:value-type="float">
            <text:p>1.84E+02</text:p>
          </table:table-cell>
          <table:table-cell office:value-type="float" office:value="92.8232" calcext:value-type="float">
            <text:p>9.28E+01</text:p>
          </table:table-cell>
          <table:table-cell table:formula="of:=[.C2257]+0.2" office:value-type="float" office:value="451.199999999983" calcext:value-type="float">
            <text:p>451.199999999983</text:p>
          </table:table-cell>
        </table:table-row>
        <table:table-row table:style-name="ro1">
          <table:table-cell office:value-type="float" office:value="183.848" calcext:value-type="float">
            <text:p>1.84E+02</text:p>
          </table:table-cell>
          <table:table-cell office:value-type="float" office:value="92.8199" calcext:value-type="float">
            <text:p>9.28E+01</text:p>
          </table:table-cell>
          <table:table-cell table:formula="of:=[.C2258]+0.2" office:value-type="float" office:value="451.399999999983" calcext:value-type="float">
            <text:p>451.399999999983</text:p>
          </table:table-cell>
        </table:table-row>
        <table:table-row table:style-name="ro1">
          <table:table-cell office:value-type="float" office:value="183.841" calcext:value-type="float">
            <text:p>1.84E+02</text:p>
          </table:table-cell>
          <table:table-cell office:value-type="float" office:value="92.8168" calcext:value-type="float">
            <text:p>9.28E+01</text:p>
          </table:table-cell>
          <table:table-cell table:formula="of:=[.C2259]+0.2" office:value-type="float" office:value="451.599999999983" calcext:value-type="float">
            <text:p>451.599999999983</text:p>
          </table:table-cell>
        </table:table-row>
        <table:table-row table:style-name="ro1">
          <table:table-cell office:value-type="float" office:value="183.834" calcext:value-type="float">
            <text:p>1.84E+02</text:p>
          </table:table-cell>
          <table:table-cell office:value-type="float" office:value="92.8137" calcext:value-type="float">
            <text:p>9.28E+01</text:p>
          </table:table-cell>
          <table:table-cell table:formula="of:=[.C2260]+0.2" office:value-type="float" office:value="451.799999999983" calcext:value-type="float">
            <text:p>451.799999999983</text:p>
          </table:table-cell>
        </table:table-row>
        <table:table-row table:style-name="ro1">
          <table:table-cell office:value-type="float" office:value="183.827" calcext:value-type="float">
            <text:p>1.84E+02</text:p>
          </table:table-cell>
          <table:table-cell office:value-type="float" office:value="92.8107" calcext:value-type="float">
            <text:p>9.28E+01</text:p>
          </table:table-cell>
          <table:table-cell table:formula="of:=[.C2261]+0.2" office:value-type="float" office:value="451.999999999983" calcext:value-type="float">
            <text:p>451.999999999983</text:p>
          </table:table-cell>
        </table:table-row>
        <table:table-row table:style-name="ro1">
          <table:table-cell office:value-type="float" office:value="183.82" calcext:value-type="float">
            <text:p>1.84E+02</text:p>
          </table:table-cell>
          <table:table-cell office:value-type="float" office:value="92.8077" calcext:value-type="float">
            <text:p>9.28E+01</text:p>
          </table:table-cell>
          <table:table-cell table:formula="of:=[.C2262]+0.2" office:value-type="float" office:value="452.199999999983" calcext:value-type="float">
            <text:p>452.199999999983</text:p>
          </table:table-cell>
        </table:table-row>
        <table:table-row table:style-name="ro1">
          <table:table-cell office:value-type="float" office:value="183.814" calcext:value-type="float">
            <text:p>1.84E+02</text:p>
          </table:table-cell>
          <table:table-cell office:value-type="float" office:value="92.8048" calcext:value-type="float">
            <text:p>9.28E+01</text:p>
          </table:table-cell>
          <table:table-cell table:formula="of:=[.C2263]+0.2" office:value-type="float" office:value="452.399999999983" calcext:value-type="float">
            <text:p>452.399999999983</text:p>
          </table:table-cell>
        </table:table-row>
        <table:table-row table:style-name="ro1">
          <table:table-cell office:value-type="float" office:value="183.807" calcext:value-type="float">
            <text:p>1.84E+02</text:p>
          </table:table-cell>
          <table:table-cell office:value-type="float" office:value="92.802" calcext:value-type="float">
            <text:p>9.28E+01</text:p>
          </table:table-cell>
          <table:table-cell table:formula="of:=[.C2264]+0.2" office:value-type="float" office:value="452.599999999983" calcext:value-type="float">
            <text:p>452.599999999983</text:p>
          </table:table-cell>
        </table:table-row>
        <table:table-row table:style-name="ro1">
          <table:table-cell office:value-type="float" office:value="183.801" calcext:value-type="float">
            <text:p>1.84E+02</text:p>
          </table:table-cell>
          <table:table-cell office:value-type="float" office:value="92.7992" calcext:value-type="float">
            <text:p>9.28E+01</text:p>
          </table:table-cell>
          <table:table-cell table:formula="of:=[.C2265]+0.2" office:value-type="float" office:value="452.799999999983" calcext:value-type="float">
            <text:p>452.799999999983</text:p>
          </table:table-cell>
        </table:table-row>
        <table:table-row table:style-name="ro1">
          <table:table-cell office:value-type="float" office:value="183.795" calcext:value-type="float">
            <text:p>1.84E+02</text:p>
          </table:table-cell>
          <table:table-cell office:value-type="float" office:value="92.7965" calcext:value-type="float">
            <text:p>9.28E+01</text:p>
          </table:table-cell>
          <table:table-cell table:formula="of:=[.C2266]+0.2" office:value-type="float" office:value="452.999999999983" calcext:value-type="float">
            <text:p>452.999999999983</text:p>
          </table:table-cell>
        </table:table-row>
        <table:table-row table:style-name="ro1">
          <table:table-cell office:value-type="float" office:value="183.789" calcext:value-type="float">
            <text:p>1.84E+02</text:p>
          </table:table-cell>
          <table:table-cell office:value-type="float" office:value="92.7939" calcext:value-type="float">
            <text:p>9.28E+01</text:p>
          </table:table-cell>
          <table:table-cell table:formula="of:=[.C2267]+0.2" office:value-type="float" office:value="453.199999999983" calcext:value-type="float">
            <text:p>453.199999999983</text:p>
          </table:table-cell>
        </table:table-row>
        <table:table-row table:style-name="ro1">
          <table:table-cell office:value-type="float" office:value="183.783" calcext:value-type="float">
            <text:p>1.84E+02</text:p>
          </table:table-cell>
          <table:table-cell office:value-type="float" office:value="92.7914" calcext:value-type="float">
            <text:p>9.28E+01</text:p>
          </table:table-cell>
          <table:table-cell table:formula="of:=[.C2268]+0.2" office:value-type="float" office:value="453.399999999983" calcext:value-type="float">
            <text:p>453.399999999983</text:p>
          </table:table-cell>
        </table:table-row>
        <table:table-row table:style-name="ro1">
          <table:table-cell office:value-type="float" office:value="183.778" calcext:value-type="float">
            <text:p>1.84E+02</text:p>
          </table:table-cell>
          <table:table-cell office:value-type="float" office:value="92.7889" calcext:value-type="float">
            <text:p>9.28E+01</text:p>
          </table:table-cell>
          <table:table-cell table:formula="of:=[.C2269]+0.2" office:value-type="float" office:value="453.599999999983" calcext:value-type="float">
            <text:p>453.599999999983</text:p>
          </table:table-cell>
        </table:table-row>
        <table:table-row table:style-name="ro1">
          <table:table-cell office:value-type="float" office:value="183.772" calcext:value-type="float">
            <text:p>1.84E+02</text:p>
          </table:table-cell>
          <table:table-cell office:value-type="float" office:value="92.7864" calcext:value-type="float">
            <text:p>9.28E+01</text:p>
          </table:table-cell>
          <table:table-cell table:formula="of:=[.C2270]+0.2" office:value-type="float" office:value="453.799999999983" calcext:value-type="float">
            <text:p>453.799999999983</text:p>
          </table:table-cell>
        </table:table-row>
        <table:table-row table:style-name="ro1">
          <table:table-cell office:value-type="float" office:value="183.767" calcext:value-type="float">
            <text:p>1.84E+02</text:p>
          </table:table-cell>
          <table:table-cell office:value-type="float" office:value="92.7841" calcext:value-type="float">
            <text:p>9.28E+01</text:p>
          </table:table-cell>
          <table:table-cell table:formula="of:=[.C2271]+0.2" office:value-type="float" office:value="453.999999999983" calcext:value-type="float">
            <text:p>453.999999999983</text:p>
          </table:table-cell>
        </table:table-row>
        <table:table-row table:style-name="ro1">
          <table:table-cell office:value-type="float" office:value="183.762" calcext:value-type="float">
            <text:p>1.84E+02</text:p>
          </table:table-cell>
          <table:table-cell office:value-type="float" office:value="92.7818" calcext:value-type="float">
            <text:p>9.28E+01</text:p>
          </table:table-cell>
          <table:table-cell table:formula="of:=[.C2272]+0.2" office:value-type="float" office:value="454.199999999983" calcext:value-type="float">
            <text:p>454.199999999983</text:p>
          </table:table-cell>
        </table:table-row>
        <table:table-row table:style-name="ro1">
          <table:table-cell office:value-type="float" office:value="183.757" calcext:value-type="float">
            <text:p>1.84E+02</text:p>
          </table:table-cell>
          <table:table-cell office:value-type="float" office:value="92.7796" calcext:value-type="float">
            <text:p>9.28E+01</text:p>
          </table:table-cell>
          <table:table-cell table:formula="of:=[.C2273]+0.2" office:value-type="float" office:value="454.399999999983" calcext:value-type="float">
            <text:p>454.399999999983</text:p>
          </table:table-cell>
        </table:table-row>
        <table:table-row table:style-name="ro1">
          <table:table-cell office:value-type="float" office:value="183.752" calcext:value-type="float">
            <text:p>1.84E+02</text:p>
          </table:table-cell>
          <table:table-cell office:value-type="float" office:value="92.7774" calcext:value-type="float">
            <text:p>9.28E+01</text:p>
          </table:table-cell>
          <table:table-cell table:formula="of:=[.C2274]+0.2" office:value-type="float" office:value="454.599999999983" calcext:value-type="float">
            <text:p>454.599999999983</text:p>
          </table:table-cell>
        </table:table-row>
        <table:table-row table:style-name="ro1">
          <table:table-cell office:value-type="float" office:value="183.747" calcext:value-type="float">
            <text:p>1.84E+02</text:p>
          </table:table-cell>
          <table:table-cell office:value-type="float" office:value="92.7753" calcext:value-type="float">
            <text:p>9.28E+01</text:p>
          </table:table-cell>
          <table:table-cell table:formula="of:=[.C2275]+0.2" office:value-type="float" office:value="454.799999999983" calcext:value-type="float">
            <text:p>454.799999999983</text:p>
          </table:table-cell>
        </table:table-row>
        <table:table-row table:style-name="ro1">
          <table:table-cell office:value-type="float" office:value="183.743" calcext:value-type="float">
            <text:p>1.84E+02</text:p>
          </table:table-cell>
          <table:table-cell office:value-type="float" office:value="92.7733" calcext:value-type="float">
            <text:p>9.28E+01</text:p>
          </table:table-cell>
          <table:table-cell table:formula="of:=[.C2276]+0.2" office:value-type="float" office:value="454.999999999983" calcext:value-type="float">
            <text:p>454.999999999983</text:p>
          </table:table-cell>
        </table:table-row>
        <table:table-row table:style-name="ro1">
          <table:table-cell office:value-type="float" office:value="183.738" calcext:value-type="float">
            <text:p>1.84E+02</text:p>
          </table:table-cell>
          <table:table-cell office:value-type="float" office:value="92.7713" calcext:value-type="float">
            <text:p>9.28E+01</text:p>
          </table:table-cell>
          <table:table-cell table:formula="of:=[.C2277]+0.2" office:value-type="float" office:value="455.199999999983" calcext:value-type="float">
            <text:p>455.199999999983</text:p>
          </table:table-cell>
        </table:table-row>
        <table:table-row table:style-name="ro1">
          <table:table-cell office:value-type="float" office:value="183.734" calcext:value-type="float">
            <text:p>1.84E+02</text:p>
          </table:table-cell>
          <table:table-cell office:value-type="float" office:value="92.7694" calcext:value-type="float">
            <text:p>9.28E+01</text:p>
          </table:table-cell>
          <table:table-cell table:formula="of:=[.C2278]+0.2" office:value-type="float" office:value="455.399999999983" calcext:value-type="float">
            <text:p>455.399999999983</text:p>
          </table:table-cell>
        </table:table-row>
        <table:table-row table:style-name="ro1">
          <table:table-cell office:value-type="float" office:value="183.73" calcext:value-type="float">
            <text:p>1.84E+02</text:p>
          </table:table-cell>
          <table:table-cell office:value-type="float" office:value="92.7676" calcext:value-type="float">
            <text:p>9.28E+01</text:p>
          </table:table-cell>
          <table:table-cell table:formula="of:=[.C2279]+0.2" office:value-type="float" office:value="455.599999999983" calcext:value-type="float">
            <text:p>455.599999999983</text:p>
          </table:table-cell>
        </table:table-row>
        <table:table-row table:style-name="ro1">
          <table:table-cell office:value-type="float" office:value="183.726" calcext:value-type="float">
            <text:p>1.84E+02</text:p>
          </table:table-cell>
          <table:table-cell office:value-type="float" office:value="92.7658" calcext:value-type="float">
            <text:p>9.28E+01</text:p>
          </table:table-cell>
          <table:table-cell table:formula="of:=[.C2280]+0.2" office:value-type="float" office:value="455.799999999983" calcext:value-type="float">
            <text:p>455.799999999983</text:p>
          </table:table-cell>
        </table:table-row>
        <table:table-row table:style-name="ro1">
          <table:table-cell office:value-type="float" office:value="183.722" calcext:value-type="float">
            <text:p>1.84E+02</text:p>
          </table:table-cell>
          <table:table-cell office:value-type="float" office:value="92.7641" calcext:value-type="float">
            <text:p>9.28E+01</text:p>
          </table:table-cell>
          <table:table-cell table:formula="of:=[.C2281]+0.2" office:value-type="float" office:value="455.999999999983" calcext:value-type="float">
            <text:p>455.999999999983</text:p>
          </table:table-cell>
        </table:table-row>
        <table:table-row table:style-name="ro1">
          <table:table-cell office:value-type="float" office:value="183.718" calcext:value-type="float">
            <text:p>1.84E+02</text:p>
          </table:table-cell>
          <table:table-cell office:value-type="float" office:value="92.7625" calcext:value-type="float">
            <text:p>9.28E+01</text:p>
          </table:table-cell>
          <table:table-cell table:formula="of:=[.C2282]+0.2" office:value-type="float" office:value="456.199999999983" calcext:value-type="float">
            <text:p>456.199999999983</text:p>
          </table:table-cell>
        </table:table-row>
        <table:table-row table:style-name="ro1">
          <table:table-cell office:value-type="float" office:value="183.715" calcext:value-type="float">
            <text:p>1.84E+02</text:p>
          </table:table-cell>
          <table:table-cell office:value-type="float" office:value="92.7609" calcext:value-type="float">
            <text:p>9.28E+01</text:p>
          </table:table-cell>
          <table:table-cell table:formula="of:=[.C2283]+0.2" office:value-type="float" office:value="456.399999999983" calcext:value-type="float">
            <text:p>456.399999999983</text:p>
          </table:table-cell>
        </table:table-row>
        <table:table-row table:style-name="ro1">
          <table:table-cell office:value-type="float" office:value="183.711" calcext:value-type="float">
            <text:p>1.84E+02</text:p>
          </table:table-cell>
          <table:table-cell office:value-type="float" office:value="92.7594" calcext:value-type="float">
            <text:p>9.28E+01</text:p>
          </table:table-cell>
          <table:table-cell table:formula="of:=[.C2284]+0.2" office:value-type="float" office:value="456.599999999983" calcext:value-type="float">
            <text:p>456.599999999983</text:p>
          </table:table-cell>
        </table:table-row>
        <table:table-row table:style-name="ro1">
          <table:table-cell office:value-type="float" office:value="183.708" calcext:value-type="float">
            <text:p>1.84E+02</text:p>
          </table:table-cell>
          <table:table-cell office:value-type="float" office:value="92.7579" calcext:value-type="float">
            <text:p>9.28E+01</text:p>
          </table:table-cell>
          <table:table-cell table:formula="of:=[.C2285]+0.2" office:value-type="float" office:value="456.799999999983" calcext:value-type="float">
            <text:p>456.799999999983</text:p>
          </table:table-cell>
        </table:table-row>
        <table:table-row table:style-name="ro1">
          <table:table-cell office:value-type="float" office:value="183.705" calcext:value-type="float">
            <text:p>1.84E+02</text:p>
          </table:table-cell>
          <table:table-cell office:value-type="float" office:value="92.7565" calcext:value-type="float">
            <text:p>9.28E+01</text:p>
          </table:table-cell>
          <table:table-cell table:formula="of:=[.C2286]+0.2" office:value-type="float" office:value="456.999999999983" calcext:value-type="float">
            <text:p>456.999999999983</text:p>
          </table:table-cell>
        </table:table-row>
        <table:table-row table:style-name="ro1">
          <table:table-cell office:value-type="float" office:value="183.702" calcext:value-type="float">
            <text:p>1.84E+02</text:p>
          </table:table-cell>
          <table:table-cell office:value-type="float" office:value="92.7552" calcext:value-type="float">
            <text:p>9.28E+01</text:p>
          </table:table-cell>
          <table:table-cell table:formula="of:=[.C2287]+0.2" office:value-type="float" office:value="457.199999999983" calcext:value-type="float">
            <text:p>457.199999999983</text:p>
          </table:table-cell>
        </table:table-row>
        <table:table-row table:style-name="ro1">
          <table:table-cell office:value-type="float" office:value="183.699" calcext:value-type="float">
            <text:p>1.84E+02</text:p>
          </table:table-cell>
          <table:table-cell office:value-type="float" office:value="92.754" calcext:value-type="float">
            <text:p>9.28E+01</text:p>
          </table:table-cell>
          <table:table-cell table:formula="of:=[.C2288]+0.2" office:value-type="float" office:value="457.399999999983" calcext:value-type="float">
            <text:p>457.399999999983</text:p>
          </table:table-cell>
        </table:table-row>
        <table:table-row table:style-name="ro1">
          <table:table-cell office:value-type="float" office:value="183.696" calcext:value-type="float">
            <text:p>1.84E+02</text:p>
          </table:table-cell>
          <table:table-cell office:value-type="float" office:value="92.7528" calcext:value-type="float">
            <text:p>9.28E+01</text:p>
          </table:table-cell>
          <table:table-cell table:formula="of:=[.C2289]+0.2" office:value-type="float" office:value="457.599999999983" calcext:value-type="float">
            <text:p>457.599999999983</text:p>
          </table:table-cell>
        </table:table-row>
        <table:table-row table:style-name="ro1">
          <table:table-cell office:value-type="float" office:value="183.694" calcext:value-type="float">
            <text:p>1.84E+02</text:p>
          </table:table-cell>
          <table:table-cell office:value-type="float" office:value="92.7516" calcext:value-type="float">
            <text:p>9.28E+01</text:p>
          </table:table-cell>
          <table:table-cell table:formula="of:=[.C2290]+0.2" office:value-type="float" office:value="457.799999999983" calcext:value-type="float">
            <text:p>457.799999999983</text:p>
          </table:table-cell>
        </table:table-row>
        <table:table-row table:style-name="ro1">
          <table:table-cell office:value-type="float" office:value="183.692" calcext:value-type="float">
            <text:p>1.84E+02</text:p>
          </table:table-cell>
          <table:table-cell office:value-type="float" office:value="92.7506" calcext:value-type="float">
            <text:p>9.28E+01</text:p>
          </table:table-cell>
          <table:table-cell table:formula="of:=[.C2291]+0.2" office:value-type="float" office:value="457.999999999983" calcext:value-type="float">
            <text:p>457.999999999983</text:p>
          </table:table-cell>
        </table:table-row>
        <table:table-row table:style-name="ro1">
          <table:table-cell office:value-type="float" office:value="183.689" calcext:value-type="float">
            <text:p>1.84E+02</text:p>
          </table:table-cell>
          <table:table-cell office:value-type="float" office:value="92.7496" calcext:value-type="float">
            <text:p>9.27E+01</text:p>
          </table:table-cell>
          <table:table-cell table:formula="of:=[.C2292]+0.2" office:value-type="float" office:value="458.199999999983" calcext:value-type="float">
            <text:p>458.199999999983</text:p>
          </table:table-cell>
        </table:table-row>
        <table:table-row table:style-name="ro1">
          <table:table-cell office:value-type="float" office:value="183.687" calcext:value-type="float">
            <text:p>1.84E+02</text:p>
          </table:table-cell>
          <table:table-cell office:value-type="float" office:value="92.7486" calcext:value-type="float">
            <text:p>9.27E+01</text:p>
          </table:table-cell>
          <table:table-cell table:formula="of:=[.C2293]+0.2" office:value-type="float" office:value="458.399999999983" calcext:value-type="float">
            <text:p>458.399999999983</text:p>
          </table:table-cell>
        </table:table-row>
        <table:table-row table:style-name="ro1">
          <table:table-cell office:value-type="float" office:value="183.685" calcext:value-type="float">
            <text:p>1.84E+02</text:p>
          </table:table-cell>
          <table:table-cell office:value-type="float" office:value="92.7477" calcext:value-type="float">
            <text:p>9.27E+01</text:p>
          </table:table-cell>
          <table:table-cell table:formula="of:=[.C2294]+0.2" office:value-type="float" office:value="458.599999999983" calcext:value-type="float">
            <text:p>458.599999999983</text:p>
          </table:table-cell>
        </table:table-row>
        <table:table-row table:style-name="ro1">
          <table:table-cell office:value-type="float" office:value="183.683" calcext:value-type="float">
            <text:p>1.84E+02</text:p>
          </table:table-cell>
          <table:table-cell office:value-type="float" office:value="92.7469" calcext:value-type="float">
            <text:p>9.27E+01</text:p>
          </table:table-cell>
          <table:table-cell table:formula="of:=[.C2295]+0.2" office:value-type="float" office:value="458.799999999983" calcext:value-type="float">
            <text:p>458.799999999983</text:p>
          </table:table-cell>
        </table:table-row>
        <table:table-row table:style-name="ro1">
          <table:table-cell office:value-type="float" office:value="183.682" calcext:value-type="float">
            <text:p>1.84E+02</text:p>
          </table:table-cell>
          <table:table-cell office:value-type="float" office:value="92.7462" calcext:value-type="float">
            <text:p>9.27E+01</text:p>
          </table:table-cell>
          <table:table-cell table:formula="of:=[.C2296]+0.2" office:value-type="float" office:value="458.999999999983" calcext:value-type="float">
            <text:p>458.999999999983</text:p>
          </table:table-cell>
        </table:table-row>
        <table:table-row table:style-name="ro1">
          <table:table-cell office:value-type="float" office:value="183.68" calcext:value-type="float">
            <text:p>1.84E+02</text:p>
          </table:table-cell>
          <table:table-cell office:value-type="float" office:value="92.7455" calcext:value-type="float">
            <text:p>9.27E+01</text:p>
          </table:table-cell>
          <table:table-cell table:formula="of:=[.C2297]+0.2" office:value-type="float" office:value="459.199999999982" calcext:value-type="float">
            <text:p>459.199999999982</text:p>
          </table:table-cell>
        </table:table-row>
        <table:table-row table:style-name="ro1">
          <table:table-cell office:value-type="float" office:value="183.679" calcext:value-type="float">
            <text:p>1.84E+02</text:p>
          </table:table-cell>
          <table:table-cell office:value-type="float" office:value="92.7448" calcext:value-type="float">
            <text:p>9.27E+01</text:p>
          </table:table-cell>
          <table:table-cell table:formula="of:=[.C2298]+0.2" office:value-type="float" office:value="459.399999999982" calcext:value-type="float">
            <text:p>459.399999999982</text:p>
          </table:table-cell>
        </table:table-row>
        <table:table-row table:style-name="ro1">
          <table:table-cell office:value-type="float" office:value="183.677" calcext:value-type="float">
            <text:p>1.84E+02</text:p>
          </table:table-cell>
          <table:table-cell office:value-type="float" office:value="92.7443" calcext:value-type="float">
            <text:p>9.27E+01</text:p>
          </table:table-cell>
          <table:table-cell table:formula="of:=[.C2299]+0.2" office:value-type="float" office:value="459.599999999982" calcext:value-type="float">
            <text:p>459.599999999982</text:p>
          </table:table-cell>
        </table:table-row>
        <table:table-row table:style-name="ro1">
          <table:table-cell office:value-type="float" office:value="183.676" calcext:value-type="float">
            <text:p>1.84E+02</text:p>
          </table:table-cell>
          <table:table-cell office:value-type="float" office:value="92.7438" calcext:value-type="float">
            <text:p>9.27E+01</text:p>
          </table:table-cell>
          <table:table-cell table:formula="of:=[.C2300]+0.2" office:value-type="float" office:value="459.799999999983" calcext:value-type="float">
            <text:p>459.799999999983</text:p>
          </table:table-cell>
        </table:table-row>
        <table:table-row table:style-name="ro1">
          <table:table-cell office:value-type="float" office:value="183.675" calcext:value-type="float">
            <text:p>1.84E+02</text:p>
          </table:table-cell>
          <table:table-cell office:value-type="float" office:value="92.7433" calcext:value-type="float">
            <text:p>9.27E+01</text:p>
          </table:table-cell>
          <table:table-cell table:formula="of:=[.C2301]+0.2" office:value-type="float" office:value="459.999999999983" calcext:value-type="float">
            <text:p>459.999999999983</text:p>
          </table:table-cell>
        </table:table-row>
        <table:table-row table:style-name="ro1">
          <table:table-cell office:value-type="float" office:value="183.674" calcext:value-type="float">
            <text:p>1.84E+02</text:p>
          </table:table-cell>
          <table:table-cell office:value-type="float" office:value="92.7429" calcext:value-type="float">
            <text:p>9.27E+01</text:p>
          </table:table-cell>
          <table:table-cell table:formula="of:=[.C2302]+0.2" office:value-type="float" office:value="460.199999999982" calcext:value-type="float">
            <text:p>460.199999999982</text:p>
          </table:table-cell>
        </table:table-row>
        <table:table-row table:style-name="ro1">
          <table:table-cell office:value-type="float" office:value="183.674" calcext:value-type="float">
            <text:p>1.84E+02</text:p>
          </table:table-cell>
          <table:table-cell office:value-type="float" office:value="92.7426" calcext:value-type="float">
            <text:p>9.27E+01</text:p>
          </table:table-cell>
          <table:table-cell table:formula="of:=[.C2303]+0.2" office:value-type="float" office:value="460.399999999982" calcext:value-type="float">
            <text:p>460.399999999982</text:p>
          </table:table-cell>
        </table:table-row>
        <table:table-row table:style-name="ro1">
          <table:table-cell office:value-type="float" office:value="183.673" calcext:value-type="float">
            <text:p>1.84E+02</text:p>
          </table:table-cell>
          <table:table-cell office:value-type="float" office:value="92.7423" calcext:value-type="float">
            <text:p>9.27E+01</text:p>
          </table:table-cell>
          <table:table-cell table:formula="of:=[.C2304]+0.2" office:value-type="float" office:value="460.599999999982" calcext:value-type="float">
            <text:p>460.599999999982</text:p>
          </table:table-cell>
        </table:table-row>
        <table:table-row table:style-name="ro1">
          <table:table-cell office:value-type="float" office:value="183.673" calcext:value-type="float">
            <text:p>1.84E+02</text:p>
          </table:table-cell>
          <table:table-cell office:value-type="float" office:value="92.7421" calcext:value-type="float">
            <text:p>9.27E+01</text:p>
          </table:table-cell>
          <table:table-cell table:formula="of:=[.C2305]+0.2" office:value-type="float" office:value="460.799999999982" calcext:value-type="float">
            <text:p>460.799999999982</text:p>
          </table:table-cell>
        </table:table-row>
        <table:table-row table:style-name="ro1">
          <table:table-cell office:value-type="float" office:value="183.672" calcext:value-type="float">
            <text:p>1.84E+02</text:p>
          </table:table-cell>
          <table:table-cell office:value-type="float" office:value="92.742" calcext:value-type="float">
            <text:p>9.27E+01</text:p>
          </table:table-cell>
          <table:table-cell table:formula="of:=[.C2306]+0.2" office:value-type="float" office:value="460.999999999982" calcext:value-type="float">
            <text:p>460.999999999982</text:p>
          </table:table-cell>
        </table:table-row>
        <table:table-row table:style-name="ro1">
          <table:table-cell office:value-type="float" office:value="183.672" calcext:value-type="float">
            <text:p>1.84E+02</text:p>
          </table:table-cell>
          <table:table-cell office:value-type="float" office:value="92.7419" calcext:value-type="float">
            <text:p>9.27E+01</text:p>
          </table:table-cell>
          <table:table-cell table:formula="of:=[.C2307]+0.2" office:value-type="float" office:value="461.199999999982" calcext:value-type="float">
            <text:p>461.199999999982</text:p>
          </table:table-cell>
        </table:table-row>
        <table:table-row table:style-name="ro1">
          <table:table-cell office:value-type="float" office:value="183.672" calcext:value-type="float">
            <text:p>1.84E+02</text:p>
          </table:table-cell>
          <table:table-cell office:value-type="float" office:value="92.7419" calcext:value-type="float">
            <text:p>9.27E+01</text:p>
          </table:table-cell>
          <table:table-cell table:formula="of:=[.C2308]+0.2" office:value-type="float" office:value="461.399999999982" calcext:value-type="float">
            <text:p>461.399999999982</text:p>
          </table:table-cell>
        </table:table-row>
        <table:table-row table:style-name="ro1">
          <table:table-cell office:value-type="float" office:value="183.672" calcext:value-type="float">
            <text:p>1.84E+02</text:p>
          </table:table-cell>
          <table:table-cell office:value-type="float" office:value="92.7419" calcext:value-type="float">
            <text:p>9.27E+01</text:p>
          </table:table-cell>
          <table:table-cell table:formula="of:=[.C2309]+0.2" office:value-type="float" office:value="461.599999999982" calcext:value-type="float">
            <text:p>461.599999999982</text:p>
          </table:table-cell>
        </table:table-row>
        <table:table-row table:style-name="ro1">
          <table:table-cell office:value-type="float" office:value="183.673" calcext:value-type="float">
            <text:p>1.84E+02</text:p>
          </table:table-cell>
          <table:table-cell office:value-type="float" office:value="92.742" calcext:value-type="float">
            <text:p>9.27E+01</text:p>
          </table:table-cell>
          <table:table-cell table:formula="of:=[.C2310]+0.2" office:value-type="float" office:value="461.799999999982" calcext:value-type="float">
            <text:p>461.799999999982</text:p>
          </table:table-cell>
        </table:table-row>
        <table:table-row table:style-name="ro1">
          <table:table-cell office:value-type="float" office:value="183.673" calcext:value-type="float">
            <text:p>1.84E+02</text:p>
          </table:table-cell>
          <table:table-cell office:value-type="float" office:value="92.7422" calcext:value-type="float">
            <text:p>9.27E+01</text:p>
          </table:table-cell>
          <table:table-cell table:formula="of:=[.C2311]+0.2" office:value-type="float" office:value="461.999999999982" calcext:value-type="float">
            <text:p>461.999999999982</text:p>
          </table:table-cell>
        </table:table-row>
        <table:table-row table:style-name="ro1">
          <table:table-cell office:value-type="float" office:value="183.674" calcext:value-type="float">
            <text:p>1.84E+02</text:p>
          </table:table-cell>
          <table:table-cell office:value-type="float" office:value="92.7425" calcext:value-type="float">
            <text:p>9.27E+01</text:p>
          </table:table-cell>
          <table:table-cell table:formula="of:=[.C2312]+0.2" office:value-type="float" office:value="462.199999999982" calcext:value-type="float">
            <text:p>462.199999999982</text:p>
          </table:table-cell>
        </table:table-row>
        <table:table-row table:style-name="ro1">
          <table:table-cell office:value-type="float" office:value="183.674" calcext:value-type="float">
            <text:p>1.84E+02</text:p>
          </table:table-cell>
          <table:table-cell office:value-type="float" office:value="92.7428" calcext:value-type="float">
            <text:p>9.27E+01</text:p>
          </table:table-cell>
          <table:table-cell table:formula="of:=[.C2313]+0.2" office:value-type="float" office:value="462.399999999982" calcext:value-type="float">
            <text:p>462.399999999982</text:p>
          </table:table-cell>
        </table:table-row>
        <table:table-row table:style-name="ro1">
          <table:table-cell office:value-type="float" office:value="183.675" calcext:value-type="float">
            <text:p>1.84E+02</text:p>
          </table:table-cell>
          <table:table-cell office:value-type="float" office:value="92.7431" calcext:value-type="float">
            <text:p>9.27E+01</text:p>
          </table:table-cell>
          <table:table-cell table:formula="of:=[.C2314]+0.2" office:value-type="float" office:value="462.599999999982" calcext:value-type="float">
            <text:p>462.599999999982</text:p>
          </table:table-cell>
        </table:table-row>
        <table:table-row table:style-name="ro1">
          <table:table-cell office:value-type="float" office:value="183.676" calcext:value-type="float">
            <text:p>1.84E+02</text:p>
          </table:table-cell>
          <table:table-cell office:value-type="float" office:value="92.7435" calcext:value-type="float">
            <text:p>9.27E+01</text:p>
          </table:table-cell>
          <table:table-cell table:formula="of:=[.C2315]+0.2" office:value-type="float" office:value="462.799999999982" calcext:value-type="float">
            <text:p>462.799999999982</text:p>
          </table:table-cell>
        </table:table-row>
        <table:table-row table:style-name="ro1">
          <table:table-cell office:value-type="float" office:value="183.677" calcext:value-type="float">
            <text:p>1.84E+02</text:p>
          </table:table-cell>
          <table:table-cell office:value-type="float" office:value="92.744" calcext:value-type="float">
            <text:p>9.27E+01</text:p>
          </table:table-cell>
          <table:table-cell table:formula="of:=[.C2316]+0.2" office:value-type="float" office:value="462.999999999982" calcext:value-type="float">
            <text:p>462.999999999982</text:p>
          </table:table-cell>
        </table:table-row>
        <table:table-row table:style-name="ro1">
          <table:table-cell office:value-type="float" office:value="183.678" calcext:value-type="float">
            <text:p>1.84E+02</text:p>
          </table:table-cell>
          <table:table-cell office:value-type="float" office:value="92.7445" calcext:value-type="float">
            <text:p>9.27E+01</text:p>
          </table:table-cell>
          <table:table-cell table:formula="of:=[.C2317]+0.2" office:value-type="float" office:value="463.199999999982" calcext:value-type="float">
            <text:p>463.199999999982</text:p>
          </table:table-cell>
        </table:table-row>
        <table:table-row table:style-name="ro1">
          <table:table-cell office:value-type="float" office:value="183.68" calcext:value-type="float">
            <text:p>1.84E+02</text:p>
          </table:table-cell>
          <table:table-cell office:value-type="float" office:value="92.7451" calcext:value-type="float">
            <text:p>9.27E+01</text:p>
          </table:table-cell>
          <table:table-cell table:formula="of:=[.C2318]+0.2" office:value-type="float" office:value="463.399999999982" calcext:value-type="float">
            <text:p>463.399999999982</text:p>
          </table:table-cell>
        </table:table-row>
        <table:table-row table:style-name="ro1">
          <table:table-cell office:value-type="float" office:value="183.681" calcext:value-type="float">
            <text:p>1.84E+02</text:p>
          </table:table-cell>
          <table:table-cell office:value-type="float" office:value="92.7458" calcext:value-type="float">
            <text:p>9.27E+01</text:p>
          </table:table-cell>
          <table:table-cell table:formula="of:=[.C2319]+0.2" office:value-type="float" office:value="463.599999999982" calcext:value-type="float">
            <text:p>463.599999999982</text:p>
          </table:table-cell>
        </table:table-row>
        <table:table-row table:style-name="ro1">
          <table:table-cell office:value-type="float" office:value="183.683" calcext:value-type="float">
            <text:p>1.84E+02</text:p>
          </table:table-cell>
          <table:table-cell office:value-type="float" office:value="92.7465" calcext:value-type="float">
            <text:p>9.27E+01</text:p>
          </table:table-cell>
          <table:table-cell table:formula="of:=[.C2320]+0.2" office:value-type="float" office:value="463.799999999982" calcext:value-type="float">
            <text:p>463.799999999982</text:p>
          </table:table-cell>
        </table:table-row>
        <table:table-row table:style-name="ro1">
          <table:table-cell office:value-type="float" office:value="183.684" calcext:value-type="float">
            <text:p>1.84E+02</text:p>
          </table:table-cell>
          <table:table-cell office:value-type="float" office:value="92.7473" calcext:value-type="float">
            <text:p>9.27E+01</text:p>
          </table:table-cell>
          <table:table-cell table:formula="of:=[.C2321]+0.2" office:value-type="float" office:value="463.999999999982" calcext:value-type="float">
            <text:p>463.999999999982</text:p>
          </table:table-cell>
        </table:table-row>
        <table:table-row table:style-name="ro1">
          <table:table-cell office:value-type="float" office:value="183.686" calcext:value-type="float">
            <text:p>1.84E+02</text:p>
          </table:table-cell>
          <table:table-cell office:value-type="float" office:value="92.7481" calcext:value-type="float">
            <text:p>9.27E+01</text:p>
          </table:table-cell>
          <table:table-cell table:formula="of:=[.C2322]+0.2" office:value-type="float" office:value="464.199999999982" calcext:value-type="float">
            <text:p>464.199999999982</text:p>
          </table:table-cell>
        </table:table-row>
        <table:table-row table:style-name="ro1">
          <table:table-cell office:value-type="float" office:value="183.688" calcext:value-type="float">
            <text:p>1.84E+02</text:p>
          </table:table-cell>
          <table:table-cell office:value-type="float" office:value="92.749" calcext:value-type="float">
            <text:p>9.27E+01</text:p>
          </table:table-cell>
          <table:table-cell table:formula="of:=[.C2323]+0.2" office:value-type="float" office:value="464.399999999982" calcext:value-type="float">
            <text:p>464.399999999982</text:p>
          </table:table-cell>
        </table:table-row>
        <table:table-row table:style-name="ro1">
          <table:table-cell office:value-type="float" office:value="183.69" calcext:value-type="float">
            <text:p>1.84E+02</text:p>
          </table:table-cell>
          <table:table-cell office:value-type="float" office:value="92.75" calcext:value-type="float">
            <text:p>9.28E+01</text:p>
          </table:table-cell>
          <table:table-cell table:formula="of:=[.C2324]+0.2" office:value-type="float" office:value="464.599999999982" calcext:value-type="float">
            <text:p>464.599999999982</text:p>
          </table:table-cell>
        </table:table-row>
        <table:table-row table:style-name="ro1">
          <table:table-cell office:value-type="float" office:value="183.693" calcext:value-type="float">
            <text:p>1.84E+02</text:p>
          </table:table-cell>
          <table:table-cell office:value-type="float" office:value="92.751" calcext:value-type="float">
            <text:p>9.28E+01</text:p>
          </table:table-cell>
          <table:table-cell table:formula="of:=[.C2325]+0.2" office:value-type="float" office:value="464.799999999982" calcext:value-type="float">
            <text:p>464.799999999982</text:p>
          </table:table-cell>
        </table:table-row>
        <table:table-row table:style-name="ro1">
          <table:table-cell office:value-type="float" office:value="183.695" calcext:value-type="float">
            <text:p>1.84E+02</text:p>
          </table:table-cell>
          <table:table-cell office:value-type="float" office:value="92.7521" calcext:value-type="float">
            <text:p>9.28E+01</text:p>
          </table:table-cell>
          <table:table-cell table:formula="of:=[.C2326]+0.2" office:value-type="float" office:value="464.999999999982" calcext:value-type="float">
            <text:p>464.999999999982</text:p>
          </table:table-cell>
        </table:table-row>
        <table:table-row table:style-name="ro1">
          <table:table-cell office:value-type="float" office:value="183.698" calcext:value-type="float">
            <text:p>1.84E+02</text:p>
          </table:table-cell>
          <table:table-cell office:value-type="float" office:value="92.7532" calcext:value-type="float">
            <text:p>9.28E+01</text:p>
          </table:table-cell>
          <table:table-cell table:formula="of:=[.C2327]+0.2" office:value-type="float" office:value="465.199999999982" calcext:value-type="float">
            <text:p>465.199999999982</text:p>
          </table:table-cell>
        </table:table-row>
        <table:table-row table:style-name="ro1">
          <table:table-cell office:value-type="float" office:value="183.7" calcext:value-type="float">
            <text:p>1.84E+02</text:p>
          </table:table-cell>
          <table:table-cell office:value-type="float" office:value="92.7544" calcext:value-type="float">
            <text:p>9.28E+01</text:p>
          </table:table-cell>
          <table:table-cell table:formula="of:=[.C2328]+0.2" office:value-type="float" office:value="465.399999999982" calcext:value-type="float">
            <text:p>465.399999999982</text:p>
          </table:table-cell>
        </table:table-row>
        <table:table-row table:style-name="ro1">
          <table:table-cell office:value-type="float" office:value="183.703" calcext:value-type="float">
            <text:p>1.84E+02</text:p>
          </table:table-cell>
          <table:table-cell office:value-type="float" office:value="92.7556" calcext:value-type="float">
            <text:p>9.28E+01</text:p>
          </table:table-cell>
          <table:table-cell table:formula="of:=[.C2329]+0.2" office:value-type="float" office:value="465.599999999982" calcext:value-type="float">
            <text:p>465.599999999982</text:p>
          </table:table-cell>
        </table:table-row>
        <table:table-row table:style-name="ro1">
          <table:table-cell office:value-type="float" office:value="183.706" calcext:value-type="float">
            <text:p>1.84E+02</text:p>
          </table:table-cell>
          <table:table-cell office:value-type="float" office:value="92.757" calcext:value-type="float">
            <text:p>9.28E+01</text:p>
          </table:table-cell>
          <table:table-cell table:formula="of:=[.C2330]+0.2" office:value-type="float" office:value="465.799999999982" calcext:value-type="float">
            <text:p>465.799999999982</text:p>
          </table:table-cell>
        </table:table-row>
        <table:table-row table:style-name="ro1">
          <table:table-cell office:value-type="float" office:value="183.709" calcext:value-type="float">
            <text:p>1.84E+02</text:p>
          </table:table-cell>
          <table:table-cell office:value-type="float" office:value="92.7583" calcext:value-type="float">
            <text:p>9.28E+01</text:p>
          </table:table-cell>
          <table:table-cell table:formula="of:=[.C2331]+0.2" office:value-type="float" office:value="465.999999999982" calcext:value-type="float">
            <text:p>465.999999999982</text:p>
          </table:table-cell>
        </table:table-row>
        <table:table-row table:style-name="ro1">
          <table:table-cell office:value-type="float" office:value="183.712" calcext:value-type="float">
            <text:p>1.84E+02</text:p>
          </table:table-cell>
          <table:table-cell office:value-type="float" office:value="92.7597" calcext:value-type="float">
            <text:p>9.28E+01</text:p>
          </table:table-cell>
          <table:table-cell table:formula="of:=[.C2332]+0.2" office:value-type="float" office:value="466.199999999982" calcext:value-type="float">
            <text:p>466.199999999982</text:p>
          </table:table-cell>
        </table:table-row>
        <table:table-row table:style-name="ro1">
          <table:table-cell office:value-type="float" office:value="183.716" calcext:value-type="float">
            <text:p>1.84E+02</text:p>
          </table:table-cell>
          <table:table-cell office:value-type="float" office:value="92.7612" calcext:value-type="float">
            <text:p>9.28E+01</text:p>
          </table:table-cell>
          <table:table-cell table:formula="of:=[.C2333]+0.2" office:value-type="float" office:value="466.399999999982" calcext:value-type="float">
            <text:p>466.399999999982</text:p>
          </table:table-cell>
        </table:table-row>
        <table:table-row table:style-name="ro1">
          <table:table-cell office:value-type="float" office:value="183.719" calcext:value-type="float">
            <text:p>1.84E+02</text:p>
          </table:table-cell>
          <table:table-cell office:value-type="float" office:value="92.7628" calcext:value-type="float">
            <text:p>9.28E+01</text:p>
          </table:table-cell>
          <table:table-cell table:formula="of:=[.C2334]+0.2" office:value-type="float" office:value="466.599999999982" calcext:value-type="float">
            <text:p>466.599999999982</text:p>
          </table:table-cell>
        </table:table-row>
        <table:table-row table:style-name="ro1">
          <table:table-cell office:value-type="float" office:value="183.723" calcext:value-type="float">
            <text:p>1.84E+02</text:p>
          </table:table-cell>
          <table:table-cell office:value-type="float" office:value="92.7644" calcext:value-type="float">
            <text:p>9.28E+01</text:p>
          </table:table-cell>
          <table:table-cell table:formula="of:=[.C2335]+0.2" office:value-type="float" office:value="466.799999999982" calcext:value-type="float">
            <text:p>466.799999999982</text:p>
          </table:table-cell>
        </table:table-row>
        <table:table-row table:style-name="ro1">
          <table:table-cell office:value-type="float" office:value="183.727" calcext:value-type="float">
            <text:p>1.84E+02</text:p>
          </table:table-cell>
          <table:table-cell office:value-type="float" office:value="92.766" calcext:value-type="float">
            <text:p>9.28E+01</text:p>
          </table:table-cell>
          <table:table-cell table:formula="of:=[.C2336]+0.2" office:value-type="float" office:value="466.999999999982" calcext:value-type="float">
            <text:p>466.999999999982</text:p>
          </table:table-cell>
        </table:table-row>
        <table:table-row table:style-name="ro1">
          <table:table-cell office:value-type="float" office:value="183.73" calcext:value-type="float">
            <text:p>1.84E+02</text:p>
          </table:table-cell>
          <table:table-cell office:value-type="float" office:value="92.7677" calcext:value-type="float">
            <text:p>9.28E+01</text:p>
          </table:table-cell>
          <table:table-cell table:formula="of:=[.C2337]+0.2" office:value-type="float" office:value="467.199999999982" calcext:value-type="float">
            <text:p>467.199999999982</text:p>
          </table:table-cell>
        </table:table-row>
        <table:table-row table:style-name="ro1">
          <table:table-cell office:value-type="float" office:value="183.734" calcext:value-type="float">
            <text:p>1.84E+02</text:p>
          </table:table-cell>
          <table:table-cell office:value-type="float" office:value="92.7695" calcext:value-type="float">
            <text:p>9.28E+01</text:p>
          </table:table-cell>
          <table:table-cell table:formula="of:=[.C2338]+0.2" office:value-type="float" office:value="467.399999999982" calcext:value-type="float">
            <text:p>467.399999999982</text:p>
          </table:table-cell>
        </table:table-row>
        <table:table-row table:style-name="ro1">
          <table:table-cell office:value-type="float" office:value="183.738" calcext:value-type="float">
            <text:p>1.84E+02</text:p>
          </table:table-cell>
          <table:table-cell office:value-type="float" office:value="92.7713" calcext:value-type="float">
            <text:p>9.28E+01</text:p>
          </table:table-cell>
          <table:table-cell table:formula="of:=[.C2339]+0.2" office:value-type="float" office:value="467.599999999982" calcext:value-type="float">
            <text:p>467.599999999982</text:p>
          </table:table-cell>
        </table:table-row>
        <table:table-row table:style-name="ro1">
          <table:table-cell office:value-type="float" office:value="183.743" calcext:value-type="float">
            <text:p>1.84E+02</text:p>
          </table:table-cell>
          <table:table-cell office:value-type="float" office:value="92.7732" calcext:value-type="float">
            <text:p>9.28E+01</text:p>
          </table:table-cell>
          <table:table-cell table:formula="of:=[.C2340]+0.2" office:value-type="float" office:value="467.799999999982" calcext:value-type="float">
            <text:p>467.799999999982</text:p>
          </table:table-cell>
        </table:table-row>
        <table:table-row table:style-name="ro1">
          <table:table-cell office:value-type="float" office:value="183.747" calcext:value-type="float">
            <text:p>1.84E+02</text:p>
          </table:table-cell>
          <table:table-cell office:value-type="float" office:value="92.7752" calcext:value-type="float">
            <text:p>9.28E+01</text:p>
          </table:table-cell>
          <table:table-cell table:formula="of:=[.C2341]+0.2" office:value-type="float" office:value="467.999999999982" calcext:value-type="float">
            <text:p>467.999999999982</text:p>
          </table:table-cell>
        </table:table-row>
        <table:table-row table:style-name="ro1">
          <table:table-cell office:value-type="float" office:value="183.752" calcext:value-type="float">
            <text:p>1.84E+02</text:p>
          </table:table-cell>
          <table:table-cell office:value-type="float" office:value="92.7772" calcext:value-type="float">
            <text:p>9.28E+01</text:p>
          </table:table-cell>
          <table:table-cell table:formula="of:=[.C2342]+0.2" office:value-type="float" office:value="468.199999999982" calcext:value-type="float">
            <text:p>468.199999999982</text:p>
          </table:table-cell>
        </table:table-row>
        <table:table-row table:style-name="ro1">
          <table:table-cell office:value-type="float" office:value="183.756" calcext:value-type="float">
            <text:p>1.84E+02</text:p>
          </table:table-cell>
          <table:table-cell office:value-type="float" office:value="92.7792" calcext:value-type="float">
            <text:p>9.28E+01</text:p>
          </table:table-cell>
          <table:table-cell table:formula="of:=[.C2343]+0.2" office:value-type="float" office:value="468.399999999982" calcext:value-type="float">
            <text:p>468.399999999982</text:p>
          </table:table-cell>
        </table:table-row>
        <table:table-row table:style-name="ro1">
          <table:table-cell office:value-type="float" office:value="183.761" calcext:value-type="float">
            <text:p>1.84E+02</text:p>
          </table:table-cell>
          <table:table-cell office:value-type="float" office:value="92.7813" calcext:value-type="float">
            <text:p>9.28E+01</text:p>
          </table:table-cell>
          <table:table-cell table:formula="of:=[.C2344]+0.2" office:value-type="float" office:value="468.599999999982" calcext:value-type="float">
            <text:p>468.599999999982</text:p>
          </table:table-cell>
        </table:table-row>
        <table:table-row table:style-name="ro1">
          <table:table-cell office:value-type="float" office:value="183.766" calcext:value-type="float">
            <text:p>1.84E+02</text:p>
          </table:table-cell>
          <table:table-cell office:value-type="float" office:value="92.7835" calcext:value-type="float">
            <text:p>9.28E+01</text:p>
          </table:table-cell>
          <table:table-cell table:formula="of:=[.C2345]+0.2" office:value-type="float" office:value="468.799999999982" calcext:value-type="float">
            <text:p>468.799999999982</text:p>
          </table:table-cell>
        </table:table-row>
        <table:table-row table:style-name="ro1">
          <table:table-cell office:value-type="float" office:value="183.771" calcext:value-type="float">
            <text:p>1.84E+02</text:p>
          </table:table-cell>
          <table:table-cell office:value-type="float" office:value="92.7857" calcext:value-type="float">
            <text:p>9.28E+01</text:p>
          </table:table-cell>
          <table:table-cell table:formula="of:=[.C2346]+0.2" office:value-type="float" office:value="468.999999999982" calcext:value-type="float">
            <text:p>468.999999999982</text:p>
          </table:table-cell>
        </table:table-row>
        <table:table-row table:style-name="ro1">
          <table:table-cell office:value-type="float" office:value="183.776" calcext:value-type="float">
            <text:p>1.84E+02</text:p>
          </table:table-cell>
          <table:table-cell office:value-type="float" office:value="92.788" calcext:value-type="float">
            <text:p>9.28E+01</text:p>
          </table:table-cell>
          <table:table-cell table:formula="of:=[.C2347]+0.2" office:value-type="float" office:value="469.199999999982" calcext:value-type="float">
            <text:p>469.199999999982</text:p>
          </table:table-cell>
        </table:table-row>
        <table:table-row table:style-name="ro1">
          <table:table-cell office:value-type="float" office:value="183.781" calcext:value-type="float">
            <text:p>1.84E+02</text:p>
          </table:table-cell>
          <table:table-cell office:value-type="float" office:value="92.7904" calcext:value-type="float">
            <text:p>9.28E+01</text:p>
          </table:table-cell>
          <table:table-cell table:formula="of:=[.C2348]+0.2" office:value-type="float" office:value="469.399999999982" calcext:value-type="float">
            <text:p>469.399999999982</text:p>
          </table:table-cell>
        </table:table-row>
        <table:table-row table:style-name="ro1">
          <table:table-cell office:value-type="float" office:value="183.787" calcext:value-type="float">
            <text:p>1.84E+02</text:p>
          </table:table-cell>
          <table:table-cell office:value-type="float" office:value="92.7927" calcext:value-type="float">
            <text:p>9.28E+01</text:p>
          </table:table-cell>
          <table:table-cell table:formula="of:=[.C2349]+0.2" office:value-type="float" office:value="469.599999999982" calcext:value-type="float">
            <text:p>469.599999999982</text:p>
          </table:table-cell>
        </table:table-row>
        <table:table-row table:style-name="ro1">
          <table:table-cell office:value-type="float" office:value="183.792" calcext:value-type="float">
            <text:p>1.84E+02</text:p>
          </table:table-cell>
          <table:table-cell office:value-type="float" office:value="92.7952" calcext:value-type="float">
            <text:p>9.28E+01</text:p>
          </table:table-cell>
          <table:table-cell table:formula="of:=[.C2350]+0.2" office:value-type="float" office:value="469.799999999982" calcext:value-type="float">
            <text:p>469.799999999982</text:p>
          </table:table-cell>
        </table:table-row>
        <table:table-row table:style-name="ro1">
          <table:table-cell office:value-type="float" office:value="183.798" calcext:value-type="float">
            <text:p>1.84E+02</text:p>
          </table:table-cell>
          <table:table-cell office:value-type="float" office:value="92.7977" calcext:value-type="float">
            <text:p>9.28E+01</text:p>
          </table:table-cell>
          <table:table-cell table:formula="of:=[.C2351]+0.2" office:value-type="float" office:value="469.999999999982" calcext:value-type="float">
            <text:p>469.999999999982</text:p>
          </table:table-cell>
        </table:table-row>
        <table:table-row table:style-name="ro1">
          <table:table-cell office:value-type="float" office:value="183.804" calcext:value-type="float">
            <text:p>1.84E+02</text:p>
          </table:table-cell>
          <table:table-cell office:value-type="float" office:value="92.8003" calcext:value-type="float">
            <text:p>9.28E+01</text:p>
          </table:table-cell>
          <table:table-cell table:formula="of:=[.C2352]+0.2" office:value-type="float" office:value="470.199999999982" calcext:value-type="float">
            <text:p>470.199999999982</text:p>
          </table:table-cell>
        </table:table-row>
        <table:table-row table:style-name="ro1">
          <table:table-cell office:value-type="float" office:value="183.809" calcext:value-type="float">
            <text:p>1.84E+02</text:p>
          </table:table-cell>
          <table:table-cell office:value-type="float" office:value="92.8029" calcext:value-type="float">
            <text:p>9.28E+01</text:p>
          </table:table-cell>
          <table:table-cell table:formula="of:=[.C2353]+0.2" office:value-type="float" office:value="470.399999999982" calcext:value-type="float">
            <text:p>470.399999999982</text:p>
          </table:table-cell>
        </table:table-row>
        <table:table-row table:style-name="ro1">
          <table:table-cell office:value-type="float" office:value="183.815" calcext:value-type="float">
            <text:p>1.84E+02</text:p>
          </table:table-cell>
          <table:table-cell office:value-type="float" office:value="92.8055" calcext:value-type="float">
            <text:p>9.28E+01</text:p>
          </table:table-cell>
          <table:table-cell table:formula="of:=[.C2354]+0.2" office:value-type="float" office:value="470.599999999982" calcext:value-type="float">
            <text:p>470.599999999982</text:p>
          </table:table-cell>
        </table:table-row>
        <table:table-row table:style-name="ro1">
          <table:table-cell office:value-type="float" office:value="183.822" calcext:value-type="float">
            <text:p>1.84E+02</text:p>
          </table:table-cell>
          <table:table-cell office:value-type="float" office:value="92.8083" calcext:value-type="float">
            <text:p>9.28E+01</text:p>
          </table:table-cell>
          <table:table-cell table:formula="of:=[.C2355]+0.2" office:value-type="float" office:value="470.799999999982" calcext:value-type="float">
            <text:p>470.799999999982</text:p>
          </table:table-cell>
        </table:table-row>
        <table:table-row table:style-name="ro1">
          <table:table-cell office:value-type="float" office:value="183.828" calcext:value-type="float">
            <text:p>1.84E+02</text:p>
          </table:table-cell>
          <table:table-cell office:value-type="float" office:value="92.8111" calcext:value-type="float">
            <text:p>9.28E+01</text:p>
          </table:table-cell>
          <table:table-cell table:formula="of:=[.C2356]+0.2" office:value-type="float" office:value="470.999999999982" calcext:value-type="float">
            <text:p>470.999999999982</text:p>
          </table:table-cell>
        </table:table-row>
        <table:table-row table:style-name="ro1">
          <table:table-cell office:value-type="float" office:value="183.834" calcext:value-type="float">
            <text:p>1.84E+02</text:p>
          </table:table-cell>
          <table:table-cell office:value-type="float" office:value="92.8139" calcext:value-type="float">
            <text:p>9.28E+01</text:p>
          </table:table-cell>
          <table:table-cell table:formula="of:=[.C2357]+0.2" office:value-type="float" office:value="471.199999999982" calcext:value-type="float">
            <text:p>471.199999999982</text:p>
          </table:table-cell>
        </table:table-row>
        <table:table-row table:style-name="ro1">
          <table:table-cell office:value-type="float" office:value="183.841" calcext:value-type="float">
            <text:p>1.84E+02</text:p>
          </table:table-cell>
          <table:table-cell office:value-type="float" office:value="92.8168" calcext:value-type="float">
            <text:p>9.28E+01</text:p>
          </table:table-cell>
          <table:table-cell table:formula="of:=[.C2358]+0.2" office:value-type="float" office:value="471.399999999982" calcext:value-type="float">
            <text:p>471.399999999982</text:p>
          </table:table-cell>
        </table:table-row>
        <table:table-row table:style-name="ro1">
          <table:table-cell office:value-type="float" office:value="183.847" calcext:value-type="float">
            <text:p>1.84E+02</text:p>
          </table:table-cell>
          <table:table-cell office:value-type="float" office:value="92.8197" calcext:value-type="float">
            <text:p>9.28E+01</text:p>
          </table:table-cell>
          <table:table-cell table:formula="of:=[.C2359]+0.2" office:value-type="float" office:value="471.599999999982" calcext:value-type="float">
            <text:p>471.599999999982</text:p>
          </table:table-cell>
        </table:table-row>
        <table:table-row table:style-name="ro1">
          <table:table-cell office:value-type="float" office:value="183.854" calcext:value-type="float">
            <text:p>1.84E+02</text:p>
          </table:table-cell>
          <table:table-cell office:value-type="float" office:value="92.8227" calcext:value-type="float">
            <text:p>9.28E+01</text:p>
          </table:table-cell>
          <table:table-cell table:formula="of:=[.C2360]+0.2" office:value-type="float" office:value="471.799999999982" calcext:value-type="float">
            <text:p>471.799999999982</text:p>
          </table:table-cell>
        </table:table-row>
        <table:table-row table:style-name="ro1">
          <table:table-cell office:value-type="float" office:value="183.861" calcext:value-type="float">
            <text:p>1.84E+02</text:p>
          </table:table-cell>
          <table:table-cell office:value-type="float" office:value="92.8257" calcext:value-type="float">
            <text:p>9.28E+01</text:p>
          </table:table-cell>
          <table:table-cell table:formula="of:=[.C2361]+0.2" office:value-type="float" office:value="471.999999999982" calcext:value-type="float">
            <text:p>471.999999999982</text:p>
          </table:table-cell>
        </table:table-row>
        <table:table-row table:style-name="ro1">
          <table:table-cell office:value-type="float" office:value="183.868" calcext:value-type="float">
            <text:p>1.84E+02</text:p>
          </table:table-cell>
          <table:table-cell office:value-type="float" office:value="92.8288" calcext:value-type="float">
            <text:p>9.28E+01</text:p>
          </table:table-cell>
          <table:table-cell table:formula="of:=[.C2362]+0.2" office:value-type="float" office:value="472.199999999982" calcext:value-type="float">
            <text:p>472.199999999982</text:p>
          </table:table-cell>
        </table:table-row>
        <table:table-row table:style-name="ro1">
          <table:table-cell office:value-type="float" office:value="183.875" calcext:value-type="float">
            <text:p>1.84E+02</text:p>
          </table:table-cell>
          <table:table-cell office:value-type="float" office:value="92.832" calcext:value-type="float">
            <text:p>9.28E+01</text:p>
          </table:table-cell>
          <table:table-cell table:formula="of:=[.C2363]+0.2" office:value-type="float" office:value="472.399999999982" calcext:value-type="float">
            <text:p>472.399999999982</text:p>
          </table:table-cell>
        </table:table-row>
        <table:table-row table:style-name="ro1">
          <table:table-cell office:value-type="float" office:value="183.882" calcext:value-type="float">
            <text:p>1.84E+02</text:p>
          </table:table-cell>
          <table:table-cell office:value-type="float" office:value="92.8352" calcext:value-type="float">
            <text:p>9.28E+01</text:p>
          </table:table-cell>
          <table:table-cell table:formula="of:=[.C2364]+0.2" office:value-type="float" office:value="472.599999999982" calcext:value-type="float">
            <text:p>472.599999999982</text:p>
          </table:table-cell>
        </table:table-row>
        <table:table-row table:style-name="ro1">
          <table:table-cell office:value-type="float" office:value="183.89" calcext:value-type="float">
            <text:p>1.84E+02</text:p>
          </table:table-cell>
          <table:table-cell office:value-type="float" office:value="92.8385" calcext:value-type="float">
            <text:p>9.28E+01</text:p>
          </table:table-cell>
          <table:table-cell table:formula="of:=[.C2365]+0.2" office:value-type="float" office:value="472.799999999982" calcext:value-type="float">
            <text:p>472.799999999982</text:p>
          </table:table-cell>
        </table:table-row>
        <table:table-row table:style-name="ro1">
          <table:table-cell office:value-type="float" office:value="183.897" calcext:value-type="float">
            <text:p>1.84E+02</text:p>
          </table:table-cell>
          <table:table-cell office:value-type="float" office:value="92.8418" calcext:value-type="float">
            <text:p>9.28E+01</text:p>
          </table:table-cell>
          <table:table-cell table:formula="of:=[.C2366]+0.2" office:value-type="float" office:value="472.999999999982" calcext:value-type="float">
            <text:p>472.999999999982</text:p>
          </table:table-cell>
        </table:table-row>
        <table:table-row table:style-name="ro1">
          <table:table-cell office:value-type="float" office:value="183.905" calcext:value-type="float">
            <text:p>1.84E+02</text:p>
          </table:table-cell>
          <table:table-cell office:value-type="float" office:value="92.8452" calcext:value-type="float">
            <text:p>9.28E+01</text:p>
          </table:table-cell>
          <table:table-cell table:formula="of:=[.C2367]+0.2" office:value-type="float" office:value="473.199999999982" calcext:value-type="float">
            <text:p>473.199999999982</text:p>
          </table:table-cell>
        </table:table-row>
        <table:table-row table:style-name="ro1">
          <table:table-cell office:value-type="float" office:value="183.912" calcext:value-type="float">
            <text:p>1.84E+02</text:p>
          </table:table-cell>
          <table:table-cell office:value-type="float" office:value="92.8486" calcext:value-type="float">
            <text:p>9.28E+01</text:p>
          </table:table-cell>
          <table:table-cell table:formula="of:=[.C2368]+0.2" office:value-type="float" office:value="473.399999999982" calcext:value-type="float">
            <text:p>473.399999999982</text:p>
          </table:table-cell>
        </table:table-row>
        <table:table-row table:style-name="ro1">
          <table:table-cell office:value-type="float" office:value="183.92" calcext:value-type="float">
            <text:p>1.84E+02</text:p>
          </table:table-cell>
          <table:table-cell office:value-type="float" office:value="92.8521" calcext:value-type="float">
            <text:p>9.29E+01</text:p>
          </table:table-cell>
          <table:table-cell table:formula="of:=[.C2369]+0.2" office:value-type="float" office:value="473.599999999982" calcext:value-type="float">
            <text:p>473.599999999982</text:p>
          </table:table-cell>
        </table:table-row>
        <table:table-row table:style-name="ro1">
          <table:table-cell office:value-type="float" office:value="183.928" calcext:value-type="float">
            <text:p>1.84E+02</text:p>
          </table:table-cell>
          <table:table-cell office:value-type="float" office:value="92.8556" calcext:value-type="float">
            <text:p>9.29E+01</text:p>
          </table:table-cell>
          <table:table-cell table:formula="of:=[.C2370]+0.2" office:value-type="float" office:value="473.799999999982" calcext:value-type="float">
            <text:p>473.799999999982</text:p>
          </table:table-cell>
        </table:table-row>
        <table:table-row table:style-name="ro1">
          <table:table-cell office:value-type="float" office:value="183.936" calcext:value-type="float">
            <text:p>1.84E+02</text:p>
          </table:table-cell>
          <table:table-cell office:value-type="float" office:value="92.8592" calcext:value-type="float">
            <text:p>9.29E+01</text:p>
          </table:table-cell>
          <table:table-cell table:formula="of:=[.C2371]+0.2" office:value-type="float" office:value="473.999999999982" calcext:value-type="float">
            <text:p>473.999999999982</text:p>
          </table:table-cell>
        </table:table-row>
        <table:table-row table:style-name="ro1">
          <table:table-cell office:value-type="float" office:value="183.944" calcext:value-type="float">
            <text:p>1.84E+02</text:p>
          </table:table-cell>
          <table:table-cell office:value-type="float" office:value="92.8629" calcext:value-type="float">
            <text:p>9.29E+01</text:p>
          </table:table-cell>
          <table:table-cell table:formula="of:=[.C2372]+0.2" office:value-type="float" office:value="474.199999999982" calcext:value-type="float">
            <text:p>474.199999999982</text:p>
          </table:table-cell>
        </table:table-row>
        <table:table-row table:style-name="ro1">
          <table:table-cell office:value-type="float" office:value="183.953" calcext:value-type="float">
            <text:p>1.84E+02</text:p>
          </table:table-cell>
          <table:table-cell office:value-type="float" office:value="92.8666" calcext:value-type="float">
            <text:p>9.29E+01</text:p>
          </table:table-cell>
          <table:table-cell table:formula="of:=[.C2373]+0.2" office:value-type="float" office:value="474.399999999982" calcext:value-type="float">
            <text:p>474.399999999982</text:p>
          </table:table-cell>
        </table:table-row>
        <table:table-row table:style-name="ro1">
          <table:table-cell office:value-type="float" office:value="183.961" calcext:value-type="float">
            <text:p>1.84E+02</text:p>
          </table:table-cell>
          <table:table-cell office:value-type="float" office:value="92.8703" calcext:value-type="float">
            <text:p>9.29E+01</text:p>
          </table:table-cell>
          <table:table-cell table:formula="of:=[.C2374]+0.2" office:value-type="float" office:value="474.599999999982" calcext:value-type="float">
            <text:p>474.599999999982</text:p>
          </table:table-cell>
        </table:table-row>
        <table:table-row table:style-name="ro1">
          <table:table-cell office:value-type="float" office:value="183.97" calcext:value-type="float">
            <text:p>1.84E+02</text:p>
          </table:table-cell>
          <table:table-cell office:value-type="float" office:value="92.8741" calcext:value-type="float">
            <text:p>9.29E+01</text:p>
          </table:table-cell>
          <table:table-cell table:formula="of:=[.C2375]+0.2" office:value-type="float" office:value="474.799999999982" calcext:value-type="float">
            <text:p>474.799999999982</text:p>
          </table:table-cell>
        </table:table-row>
        <table:table-row table:style-name="ro1">
          <table:table-cell office:value-type="float" office:value="183.978" calcext:value-type="float">
            <text:p>1.84E+02</text:p>
          </table:table-cell>
          <table:table-cell office:value-type="float" office:value="92.878" calcext:value-type="float">
            <text:p>9.29E+01</text:p>
          </table:table-cell>
          <table:table-cell table:formula="of:=[.C2376]+0.2" office:value-type="float" office:value="474.999999999982" calcext:value-type="float">
            <text:p>474.999999999982</text:p>
          </table:table-cell>
        </table:table-row>
        <table:table-row table:style-name="ro1">
          <table:table-cell office:value-type="float" office:value="183.987" calcext:value-type="float">
            <text:p>1.84E+02</text:p>
          </table:table-cell>
          <table:table-cell office:value-type="float" office:value="92.8819" calcext:value-type="float">
            <text:p>9.29E+01</text:p>
          </table:table-cell>
          <table:table-cell table:formula="of:=[.C2377]+0.2" office:value-type="float" office:value="475.199999999982" calcext:value-type="float">
            <text:p>475.199999999982</text:p>
          </table:table-cell>
        </table:table-row>
        <table:table-row table:style-name="ro1">
          <table:table-cell office:value-type="float" office:value="183.996" calcext:value-type="float">
            <text:p>1.84E+02</text:p>
          </table:table-cell>
          <table:table-cell office:value-type="float" office:value="92.8858" calcext:value-type="float">
            <text:p>9.29E+01</text:p>
          </table:table-cell>
          <table:table-cell table:formula="of:=[.C2378]+0.2" office:value-type="float" office:value="475.399999999982" calcext:value-type="float">
            <text:p>475.399999999982</text:p>
          </table:table-cell>
        </table:table-row>
        <table:table-row table:style-name="ro1">
          <table:table-cell office:value-type="float" office:value="184.005" calcext:value-type="float">
            <text:p>1.84E+02</text:p>
          </table:table-cell>
          <table:table-cell office:value-type="float" office:value="92.8898" calcext:value-type="float">
            <text:p>9.29E+01</text:p>
          </table:table-cell>
          <table:table-cell table:formula="of:=[.C2379]+0.2" office:value-type="float" office:value="475.599999999982" calcext:value-type="float">
            <text:p>475.599999999982</text:p>
          </table:table-cell>
        </table:table-row>
        <table:table-row table:style-name="ro1">
          <table:table-cell office:value-type="float" office:value="184.014" calcext:value-type="float">
            <text:p>1.84E+02</text:p>
          </table:table-cell>
          <table:table-cell office:value-type="float" office:value="92.8939" calcext:value-type="float">
            <text:p>9.29E+01</text:p>
          </table:table-cell>
          <table:table-cell table:formula="of:=[.C2380]+0.2" office:value-type="float" office:value="475.799999999982" calcext:value-type="float">
            <text:p>475.799999999982</text:p>
          </table:table-cell>
        </table:table-row>
        <table:table-row table:style-name="ro1">
          <table:table-cell office:value-type="float" office:value="184.023" calcext:value-type="float">
            <text:p>1.84E+02</text:p>
          </table:table-cell>
          <table:table-cell office:value-type="float" office:value="92.898" calcext:value-type="float">
            <text:p>9.29E+01</text:p>
          </table:table-cell>
          <table:table-cell table:formula="of:=[.C2381]+0.2" office:value-type="float" office:value="475.999999999982" calcext:value-type="float">
            <text:p>475.999999999982</text:p>
          </table:table-cell>
        </table:table-row>
        <table:table-row table:style-name="ro1">
          <table:table-cell office:value-type="float" office:value="184.033" calcext:value-type="float">
            <text:p>1.84E+02</text:p>
          </table:table-cell>
          <table:table-cell office:value-type="float" office:value="92.9021" calcext:value-type="float">
            <text:p>9.29E+01</text:p>
          </table:table-cell>
          <table:table-cell table:formula="of:=[.C2382]+0.2" office:value-type="float" office:value="476.199999999982" calcext:value-type="float">
            <text:p>476.199999999982</text:p>
          </table:table-cell>
        </table:table-row>
        <table:table-row table:style-name="ro1">
          <table:table-cell office:value-type="float" office:value="184.042" calcext:value-type="float">
            <text:p>1.84E+02</text:p>
          </table:table-cell>
          <table:table-cell office:value-type="float" office:value="92.9063" calcext:value-type="float">
            <text:p>9.29E+01</text:p>
          </table:table-cell>
          <table:table-cell table:formula="of:=[.C2383]+0.2" office:value-type="float" office:value="476.399999999981" calcext:value-type="float">
            <text:p>476.399999999981</text:p>
          </table:table-cell>
        </table:table-row>
        <table:table-row table:style-name="ro1">
          <table:table-cell office:value-type="float" office:value="184.052" calcext:value-type="float">
            <text:p>1.84E+02</text:p>
          </table:table-cell>
          <table:table-cell office:value-type="float" office:value="92.9106" calcext:value-type="float">
            <text:p>9.29E+01</text:p>
          </table:table-cell>
          <table:table-cell table:formula="of:=[.C2384]+0.2" office:value-type="float" office:value="476.599999999982" calcext:value-type="float">
            <text:p>476.599999999982</text:p>
          </table:table-cell>
        </table:table-row>
        <table:table-row table:style-name="ro1">
          <table:table-cell office:value-type="float" office:value="184.062" calcext:value-type="float">
            <text:p>1.84E+02</text:p>
          </table:table-cell>
          <table:table-cell office:value-type="float" office:value="92.9149" calcext:value-type="float">
            <text:p>9.29E+01</text:p>
          </table:table-cell>
          <table:table-cell table:formula="of:=[.C2385]+0.2" office:value-type="float" office:value="476.799999999982" calcext:value-type="float">
            <text:p>476.799999999982</text:p>
          </table:table-cell>
        </table:table-row>
        <table:table-row table:style-name="ro1">
          <table:table-cell office:value-type="float" office:value="184.071" calcext:value-type="float">
            <text:p>1.84E+02</text:p>
          </table:table-cell>
          <table:table-cell office:value-type="float" office:value="92.9193" calcext:value-type="float">
            <text:p>9.29E+01</text:p>
          </table:table-cell>
          <table:table-cell table:formula="of:=[.C2386]+0.2" office:value-type="float" office:value="476.999999999982" calcext:value-type="float">
            <text:p>476.999999999982</text:p>
          </table:table-cell>
        </table:table-row>
        <table:table-row table:style-name="ro1">
          <table:table-cell office:value-type="float" office:value="184.081" calcext:value-type="float">
            <text:p>1.84E+02</text:p>
          </table:table-cell>
          <table:table-cell office:value-type="float" office:value="92.9237" calcext:value-type="float">
            <text:p>9.29E+01</text:p>
          </table:table-cell>
          <table:table-cell table:formula="of:=[.C2387]+0.2" office:value-type="float" office:value="477.199999999981" calcext:value-type="float">
            <text:p>477.199999999981</text:p>
          </table:table-cell>
        </table:table-row>
        <table:table-row table:style-name="ro1">
          <table:table-cell office:value-type="float" office:value="184.091" calcext:value-type="float">
            <text:p>1.84E+02</text:p>
          </table:table-cell>
          <table:table-cell office:value-type="float" office:value="92.9282" calcext:value-type="float">
            <text:p>9.29E+01</text:p>
          </table:table-cell>
          <table:table-cell table:formula="of:=[.C2388]+0.2" office:value-type="float" office:value="477.399999999981" calcext:value-type="float">
            <text:p>477.399999999981</text:p>
          </table:table-cell>
        </table:table-row>
        <table:table-row table:style-name="ro1">
          <table:table-cell office:value-type="float" office:value="184.102" calcext:value-type="float">
            <text:p>1.84E+02</text:p>
          </table:table-cell>
          <table:table-cell office:value-type="float" office:value="92.9327" calcext:value-type="float">
            <text:p>9.29E+01</text:p>
          </table:table-cell>
          <table:table-cell table:formula="of:=[.C2389]+0.2" office:value-type="float" office:value="477.599999999981" calcext:value-type="float">
            <text:p>477.599999999981</text:p>
          </table:table-cell>
        </table:table-row>
        <table:table-row table:style-name="ro1">
          <table:table-cell office:value-type="float" office:value="184.112" calcext:value-type="float">
            <text:p>1.84E+02</text:p>
          </table:table-cell>
          <table:table-cell office:value-type="float" office:value="92.9373" calcext:value-type="float">
            <text:p>9.29E+01</text:p>
          </table:table-cell>
          <table:table-cell table:formula="of:=[.C2390]+0.2" office:value-type="float" office:value="477.799999999981" calcext:value-type="float">
            <text:p>477.799999999981</text:p>
          </table:table-cell>
        </table:table-row>
        <table:table-row table:style-name="ro1">
          <table:table-cell office:value-type="float" office:value="184.122" calcext:value-type="float">
            <text:p>1.84E+02</text:p>
          </table:table-cell>
          <table:table-cell office:value-type="float" office:value="92.9419" calcext:value-type="float">
            <text:p>9.29E+01</text:p>
          </table:table-cell>
          <table:table-cell table:formula="of:=[.C2391]+0.2" office:value-type="float" office:value="477.999999999981" calcext:value-type="float">
            <text:p>477.999999999981</text:p>
          </table:table-cell>
        </table:table-row>
        <table:table-row table:style-name="ro1">
          <table:table-cell office:value-type="float" office:value="184.133" calcext:value-type="float">
            <text:p>1.84E+02</text:p>
          </table:table-cell>
          <table:table-cell office:value-type="float" office:value="92.9466" calcext:value-type="float">
            <text:p>9.29E+01</text:p>
          </table:table-cell>
          <table:table-cell table:formula="of:=[.C2392]+0.2" office:value-type="float" office:value="478.199999999981" calcext:value-type="float">
            <text:p>478.199999999981</text:p>
          </table:table-cell>
        </table:table-row>
        <table:table-row table:style-name="ro1">
          <table:table-cell office:value-type="float" office:value="184.143" calcext:value-type="float">
            <text:p>1.84E+02</text:p>
          </table:table-cell>
          <table:table-cell office:value-type="float" office:value="92.9513" calcext:value-type="float">
            <text:p>9.30E+01</text:p>
          </table:table-cell>
          <table:table-cell table:formula="of:=[.C2393]+0.2" office:value-type="float" office:value="478.399999999981" calcext:value-type="float">
            <text:p>478.399999999981</text:p>
          </table:table-cell>
        </table:table-row>
        <table:table-row table:style-name="ro1">
          <table:table-cell office:value-type="float" office:value="184.154" calcext:value-type="float">
            <text:p>1.84E+02</text:p>
          </table:table-cell>
          <table:table-cell office:value-type="float" office:value="92.956" calcext:value-type="float">
            <text:p>9.30E+01</text:p>
          </table:table-cell>
          <table:table-cell table:formula="of:=[.C2394]+0.2" office:value-type="float" office:value="478.599999999981" calcext:value-type="float">
            <text:p>478.599999999981</text:p>
          </table:table-cell>
        </table:table-row>
        <table:table-row table:style-name="ro1">
          <table:table-cell office:value-type="float" office:value="184.165" calcext:value-type="float">
            <text:p>1.84E+02</text:p>
          </table:table-cell>
          <table:table-cell office:value-type="float" office:value="92.9609" calcext:value-type="float">
            <text:p>9.30E+01</text:p>
          </table:table-cell>
          <table:table-cell table:formula="of:=[.C2395]+0.2" office:value-type="float" office:value="478.799999999981" calcext:value-type="float">
            <text:p>478.799999999981</text:p>
          </table:table-cell>
        </table:table-row>
        <table:table-row table:style-name="ro1">
          <table:table-cell office:value-type="float" office:value="184.176" calcext:value-type="float">
            <text:p>1.84E+02</text:p>
          </table:table-cell>
          <table:table-cell office:value-type="float" office:value="92.9657" calcext:value-type="float">
            <text:p>9.30E+01</text:p>
          </table:table-cell>
          <table:table-cell table:formula="of:=[.C2396]+0.2" office:value-type="float" office:value="478.999999999981" calcext:value-type="float">
            <text:p>478.999999999981</text:p>
          </table:table-cell>
        </table:table-row>
        <table:table-row table:style-name="ro1">
          <table:table-cell office:value-type="float" office:value="184.187" calcext:value-type="float">
            <text:p>1.84E+02</text:p>
          </table:table-cell>
          <table:table-cell office:value-type="float" office:value="92.9706" calcext:value-type="float">
            <text:p>9.30E+01</text:p>
          </table:table-cell>
          <table:table-cell table:formula="of:=[.C2397]+0.2" office:value-type="float" office:value="479.199999999981" calcext:value-type="float">
            <text:p>479.199999999981</text:p>
          </table:table-cell>
        </table:table-row>
        <table:table-row table:style-name="ro1">
          <table:table-cell office:value-type="float" office:value="184.198" calcext:value-type="float">
            <text:p>1.84E+02</text:p>
          </table:table-cell>
          <table:table-cell office:value-type="float" office:value="92.9756" calcext:value-type="float">
            <text:p>9.30E+01</text:p>
          </table:table-cell>
          <table:table-cell table:formula="of:=[.C2398]+0.2" office:value-type="float" office:value="479.399999999981" calcext:value-type="float">
            <text:p>479.399999999981</text:p>
          </table:table-cell>
        </table:table-row>
        <table:table-row table:style-name="ro1">
          <table:table-cell office:value-type="float" office:value="184.209" calcext:value-type="float">
            <text:p>1.84E+02</text:p>
          </table:table-cell>
          <table:table-cell office:value-type="float" office:value="92.9806" calcext:value-type="float">
            <text:p>9.30E+01</text:p>
          </table:table-cell>
          <table:table-cell table:formula="of:=[.C2399]+0.2" office:value-type="float" office:value="479.599999999981" calcext:value-type="float">
            <text:p>479.599999999981</text:p>
          </table:table-cell>
        </table:table-row>
        <table:table-row table:style-name="ro1">
          <table:table-cell office:value-type="float" office:value="184.221" calcext:value-type="float">
            <text:p>1.84E+02</text:p>
          </table:table-cell>
          <table:table-cell office:value-type="float" office:value="92.9857" calcext:value-type="float">
            <text:p>9.30E+01</text:p>
          </table:table-cell>
          <table:table-cell table:formula="of:=[.C2400]+0.2" office:value-type="float" office:value="479.799999999981" calcext:value-type="float">
            <text:p>479.799999999981</text:p>
          </table:table-cell>
        </table:table-row>
        <table:table-row table:style-name="ro1">
          <table:table-cell office:value-type="float" office:value="184.232" calcext:value-type="float">
            <text:p>1.84E+02</text:p>
          </table:table-cell>
          <table:table-cell office:value-type="float" office:value="92.9908" calcext:value-type="float">
            <text:p>9.30E+01</text:p>
          </table:table-cell>
          <table:table-cell table:formula="of:=[.C2401]+0.2" office:value-type="float" office:value="479.999999999981" calcext:value-type="float">
            <text:p>479.999999999981</text:p>
          </table:table-cell>
        </table:table-row>
        <table:table-row table:style-name="ro1">
          <table:table-cell office:value-type="float" office:value="184.244" calcext:value-type="float">
            <text:p>1.84E+02</text:p>
          </table:table-cell>
          <table:table-cell office:value-type="float" office:value="92.9959" calcext:value-type="float">
            <text:p>9.30E+01</text:p>
          </table:table-cell>
          <table:table-cell table:formula="of:=[.C2402]+0.2" office:value-type="float" office:value="480.199999999981" calcext:value-type="float">
            <text:p>480.199999999981</text:p>
          </table:table-cell>
        </table:table-row>
        <table:table-row table:style-name="ro1">
          <table:table-cell office:value-type="float" office:value="184.256" calcext:value-type="float">
            <text:p>1.84E+02</text:p>
          </table:table-cell>
          <table:table-cell office:value-type="float" office:value="93.0012" calcext:value-type="float">
            <text:p>9.30E+01</text:p>
          </table:table-cell>
          <table:table-cell table:formula="of:=[.C2403]+0.2" office:value-type="float" office:value="480.399999999981" calcext:value-type="float">
            <text:p>480.399999999981</text:p>
          </table:table-cell>
        </table:table-row>
        <table:table-row table:style-name="ro1">
          <table:table-cell office:value-type="float" office:value="184.267" calcext:value-type="float">
            <text:p>1.84E+02</text:p>
          </table:table-cell>
          <table:table-cell office:value-type="float" office:value="93.0064" calcext:value-type="float">
            <text:p>9.30E+01</text:p>
          </table:table-cell>
          <table:table-cell table:formula="of:=[.C2404]+0.2" office:value-type="float" office:value="480.599999999981" calcext:value-type="float">
            <text:p>480.599999999981</text:p>
          </table:table-cell>
        </table:table-row>
        <table:table-row table:style-name="ro1">
          <table:table-cell office:value-type="float" office:value="184.279" calcext:value-type="float">
            <text:p>1.84E+02</text:p>
          </table:table-cell>
          <table:table-cell office:value-type="float" office:value="93.0117" calcext:value-type="float">
            <text:p>9.30E+01</text:p>
          </table:table-cell>
          <table:table-cell table:formula="of:=[.C2405]+0.2" office:value-type="float" office:value="480.799999999981" calcext:value-type="float">
            <text:p>480.799999999981</text:p>
          </table:table-cell>
        </table:table-row>
        <table:table-row table:style-name="ro1">
          <table:table-cell office:value-type="float" office:value="184.291" calcext:value-type="float">
            <text:p>1.84E+02</text:p>
          </table:table-cell>
          <table:table-cell office:value-type="float" office:value="93.0171" calcext:value-type="float">
            <text:p>9.30E+01</text:p>
          </table:table-cell>
          <table:table-cell table:formula="of:=[.C2406]+0.2" office:value-type="float" office:value="480.999999999981" calcext:value-type="float">
            <text:p>480.999999999981</text:p>
          </table:table-cell>
        </table:table-row>
        <table:table-row table:style-name="ro1">
          <table:table-cell office:value-type="float" office:value="184.303" calcext:value-type="float">
            <text:p>1.84E+02</text:p>
          </table:table-cell>
          <table:table-cell office:value-type="float" office:value="93.0225" calcext:value-type="float">
            <text:p>9.30E+01</text:p>
          </table:table-cell>
          <table:table-cell table:formula="of:=[.C2407]+0.2" office:value-type="float" office:value="481.199999999981" calcext:value-type="float">
            <text:p>481.199999999981</text:p>
          </table:table-cell>
        </table:table-row>
        <table:table-row table:style-name="ro1">
          <table:table-cell office:value-type="float" office:value="184.316" calcext:value-type="float">
            <text:p>1.84E+02</text:p>
          </table:table-cell>
          <table:table-cell office:value-type="float" office:value="93.0279" calcext:value-type="float">
            <text:p>9.30E+01</text:p>
          </table:table-cell>
          <table:table-cell table:formula="of:=[.C2408]+0.2" office:value-type="float" office:value="481.399999999981" calcext:value-type="float">
            <text:p>481.399999999981</text:p>
          </table:table-cell>
        </table:table-row>
        <table:table-row table:style-name="ro1">
          <table:table-cell office:value-type="float" office:value="184.328" calcext:value-type="float">
            <text:p>1.84E+02</text:p>
          </table:table-cell>
          <table:table-cell office:value-type="float" office:value="93.0334" calcext:value-type="float">
            <text:p>9.30E+01</text:p>
          </table:table-cell>
          <table:table-cell table:formula="of:=[.C2409]+0.2" office:value-type="float" office:value="481.599999999981" calcext:value-type="float">
            <text:p>481.599999999981</text:p>
          </table:table-cell>
        </table:table-row>
        <table:table-row table:style-name="ro1">
          <table:table-cell office:value-type="float" office:value="184.34" calcext:value-type="float">
            <text:p>1.84E+02</text:p>
          </table:table-cell>
          <table:table-cell office:value-type="float" office:value="93.0389" calcext:value-type="float">
            <text:p>9.30E+01</text:p>
          </table:table-cell>
          <table:table-cell table:formula="of:=[.C2410]+0.2" office:value-type="float" office:value="481.799999999981" calcext:value-type="float">
            <text:p>481.799999999981</text:p>
          </table:table-cell>
        </table:table-row>
        <table:table-row table:style-name="ro1">
          <table:table-cell office:value-type="float" office:value="184.353" calcext:value-type="float">
            <text:p>1.84E+02</text:p>
          </table:table-cell>
          <table:table-cell office:value-type="float" office:value="93.0445" calcext:value-type="float">
            <text:p>9.30E+01</text:p>
          </table:table-cell>
          <table:table-cell table:formula="of:=[.C2411]+0.2" office:value-type="float" office:value="481.999999999981" calcext:value-type="float">
            <text:p>481.999999999981</text:p>
          </table:table-cell>
        </table:table-row>
        <table:table-row table:style-name="ro1">
          <table:table-cell office:value-type="float" office:value="184.366" calcext:value-type="float">
            <text:p>1.84E+02</text:p>
          </table:table-cell>
          <table:table-cell office:value-type="float" office:value="93.0502" calcext:value-type="float">
            <text:p>9.31E+01</text:p>
          </table:table-cell>
          <table:table-cell table:formula="of:=[.C2412]+0.2" office:value-type="float" office:value="482.199999999981" calcext:value-type="float">
            <text:p>482.199999999981</text:p>
          </table:table-cell>
        </table:table-row>
        <table:table-row table:style-name="ro1">
          <table:table-cell office:value-type="float" office:value="184.379" calcext:value-type="float">
            <text:p>1.84E+02</text:p>
          </table:table-cell>
          <table:table-cell office:value-type="float" office:value="93.0559" calcext:value-type="float">
            <text:p>9.31E+01</text:p>
          </table:table-cell>
          <table:table-cell table:formula="of:=[.C2413]+0.2" office:value-type="float" office:value="482.399999999981" calcext:value-type="float">
            <text:p>482.399999999981</text:p>
          </table:table-cell>
        </table:table-row>
        <table:table-row table:style-name="ro1">
          <table:table-cell office:value-type="float" office:value="184.391" calcext:value-type="float">
            <text:p>1.84E+02</text:p>
          </table:table-cell>
          <table:table-cell office:value-type="float" office:value="93.0616" calcext:value-type="float">
            <text:p>9.31E+01</text:p>
          </table:table-cell>
          <table:table-cell table:formula="of:=[.C2414]+0.2" office:value-type="float" office:value="482.599999999981" calcext:value-type="float">
            <text:p>482.599999999981</text:p>
          </table:table-cell>
        </table:table-row>
        <table:table-row table:style-name="ro1">
          <table:table-cell office:value-type="float" office:value="184.404" calcext:value-type="float">
            <text:p>1.84E+02</text:p>
          </table:table-cell>
          <table:table-cell office:value-type="float" office:value="93.0674" calcext:value-type="float">
            <text:p>9.31E+01</text:p>
          </table:table-cell>
          <table:table-cell table:formula="of:=[.C2415]+0.2" office:value-type="float" office:value="482.799999999981" calcext:value-type="float">
            <text:p>482.799999999981</text:p>
          </table:table-cell>
        </table:table-row>
        <table:table-row table:style-name="ro1">
          <table:table-cell office:value-type="float" office:value="184.417" calcext:value-type="float">
            <text:p>1.84E+02</text:p>
          </table:table-cell>
          <table:table-cell office:value-type="float" office:value="93.0732" calcext:value-type="float">
            <text:p>9.31E+01</text:p>
          </table:table-cell>
          <table:table-cell table:formula="of:=[.C2416]+0.2" office:value-type="float" office:value="482.999999999981" calcext:value-type="float">
            <text:p>482.999999999981</text:p>
          </table:table-cell>
        </table:table-row>
        <table:table-row table:style-name="ro1">
          <table:table-cell office:value-type="float" office:value="184.431" calcext:value-type="float">
            <text:p>1.84E+02</text:p>
          </table:table-cell>
          <table:table-cell office:value-type="float" office:value="93.0791" calcext:value-type="float">
            <text:p>9.31E+01</text:p>
          </table:table-cell>
          <table:table-cell table:formula="of:=[.C2417]+0.2" office:value-type="float" office:value="483.199999999981" calcext:value-type="float">
            <text:p>483.199999999981</text:p>
          </table:table-cell>
        </table:table-row>
        <table:table-row table:style-name="ro1">
          <table:table-cell office:value-type="float" office:value="184.444" calcext:value-type="float">
            <text:p>1.84E+02</text:p>
          </table:table-cell>
          <table:table-cell office:value-type="float" office:value="93.085" calcext:value-type="float">
            <text:p>9.31E+01</text:p>
          </table:table-cell>
          <table:table-cell table:formula="of:=[.C2418]+0.2" office:value-type="float" office:value="483.399999999981" calcext:value-type="float">
            <text:p>483.399999999981</text:p>
          </table:table-cell>
        </table:table-row>
        <table:table-row table:style-name="ro1">
          <table:table-cell office:value-type="float" office:value="184.457" calcext:value-type="float">
            <text:p>1.84E+02</text:p>
          </table:table-cell>
          <table:table-cell office:value-type="float" office:value="93.0909" calcext:value-type="float">
            <text:p>9.31E+01</text:p>
          </table:table-cell>
          <table:table-cell table:formula="of:=[.C2419]+0.2" office:value-type="float" office:value="483.599999999981" calcext:value-type="float">
            <text:p>483.599999999981</text:p>
          </table:table-cell>
        </table:table-row>
        <table:table-row table:style-name="ro1">
          <table:table-cell office:value-type="float" office:value="184.471" calcext:value-type="float">
            <text:p>1.84E+02</text:p>
          </table:table-cell>
          <table:table-cell office:value-type="float" office:value="93.0969" calcext:value-type="float">
            <text:p>9.31E+01</text:p>
          </table:table-cell>
          <table:table-cell table:formula="of:=[.C2420]+0.2" office:value-type="float" office:value="483.799999999981" calcext:value-type="float">
            <text:p>483.799999999981</text:p>
          </table:table-cell>
        </table:table-row>
        <table:table-row table:style-name="ro1">
          <table:table-cell office:value-type="float" office:value="184.485" calcext:value-type="float">
            <text:p>1.84E+02</text:p>
          </table:table-cell>
          <table:table-cell office:value-type="float" office:value="93.103" calcext:value-type="float">
            <text:p>9.31E+01</text:p>
          </table:table-cell>
          <table:table-cell table:formula="of:=[.C2421]+0.2" office:value-type="float" office:value="483.999999999981" calcext:value-type="float">
            <text:p>483.999999999981</text:p>
          </table:table-cell>
        </table:table-row>
        <table:table-row table:style-name="ro1">
          <table:table-cell office:value-type="float" office:value="184.498" calcext:value-type="float">
            <text:p>1.84E+02</text:p>
          </table:table-cell>
          <table:table-cell office:value-type="float" office:value="93.1091" calcext:value-type="float">
            <text:p>9.31E+01</text:p>
          </table:table-cell>
          <table:table-cell table:formula="of:=[.C2422]+0.2" office:value-type="float" office:value="484.199999999981" calcext:value-type="float">
            <text:p>484.199999999981</text:p>
          </table:table-cell>
        </table:table-row>
        <table:table-row table:style-name="ro1">
          <table:table-cell office:value-type="float" office:value="184.512" calcext:value-type="float">
            <text:p>1.85E+02</text:p>
          </table:table-cell>
          <table:table-cell office:value-type="float" office:value="93.1152" calcext:value-type="float">
            <text:p>9.31E+01</text:p>
          </table:table-cell>
          <table:table-cell table:formula="of:=[.C2423]+0.2" office:value-type="float" office:value="484.399999999981" calcext:value-type="float">
            <text:p>484.399999999981</text:p>
          </table:table-cell>
        </table:table-row>
        <table:table-row table:style-name="ro1">
          <table:table-cell office:value-type="float" office:value="184.526" calcext:value-type="float">
            <text:p>1.85E+02</text:p>
          </table:table-cell>
          <table:table-cell office:value-type="float" office:value="93.1214" calcext:value-type="float">
            <text:p>9.31E+01</text:p>
          </table:table-cell>
          <table:table-cell table:formula="of:=[.C2424]+0.2" office:value-type="float" office:value="484.599999999981" calcext:value-type="float">
            <text:p>484.599999999981</text:p>
          </table:table-cell>
        </table:table-row>
        <table:table-row table:style-name="ro1">
          <table:table-cell office:value-type="float" office:value="184.54" calcext:value-type="float">
            <text:p>1.85E+02</text:p>
          </table:table-cell>
          <table:table-cell office:value-type="float" office:value="93.1276" calcext:value-type="float">
            <text:p>9.31E+01</text:p>
          </table:table-cell>
          <table:table-cell table:formula="of:=[.C2425]+0.2" office:value-type="float" office:value="484.799999999981" calcext:value-type="float">
            <text:p>484.799999999981</text:p>
          </table:table-cell>
        </table:table-row>
        <table:table-row table:style-name="ro1">
          <table:table-cell office:value-type="float" office:value="184.554" calcext:value-type="float">
            <text:p>1.85E+02</text:p>
          </table:table-cell>
          <table:table-cell office:value-type="float" office:value="93.1339" calcext:value-type="float">
            <text:p>9.31E+01</text:p>
          </table:table-cell>
          <table:table-cell table:formula="of:=[.C2426]+0.2" office:value-type="float" office:value="484.999999999981" calcext:value-type="float">
            <text:p>484.999999999981</text:p>
          </table:table-cell>
        </table:table-row>
        <table:table-row table:style-name="ro1">
          <table:table-cell office:value-type="float" office:value="184.568" calcext:value-type="float">
            <text:p>1.85E+02</text:p>
          </table:table-cell>
          <table:table-cell office:value-type="float" office:value="93.1402" calcext:value-type="float">
            <text:p>9.31E+01</text:p>
          </table:table-cell>
          <table:table-cell table:formula="of:=[.C2427]+0.2" office:value-type="float" office:value="485.199999999981" calcext:value-type="float">
            <text:p>485.199999999981</text:p>
          </table:table-cell>
        </table:table-row>
        <table:table-row table:style-name="ro1">
          <table:table-cell office:value-type="float" office:value="184.583" calcext:value-type="float">
            <text:p>1.85E+02</text:p>
          </table:table-cell>
          <table:table-cell office:value-type="float" office:value="93.1466" calcext:value-type="float">
            <text:p>9.31E+01</text:p>
          </table:table-cell>
          <table:table-cell table:formula="of:=[.C2428]+0.2" office:value-type="float" office:value="485.399999999981" calcext:value-type="float">
            <text:p>485.399999999981</text:p>
          </table:table-cell>
        </table:table-row>
        <table:table-row table:style-name="ro1">
          <table:table-cell office:value-type="float" office:value="184.597" calcext:value-type="float">
            <text:p>1.85E+02</text:p>
          </table:table-cell>
          <table:table-cell office:value-type="float" office:value="93.153" calcext:value-type="float">
            <text:p>9.32E+01</text:p>
          </table:table-cell>
          <table:table-cell table:formula="of:=[.C2429]+0.2" office:value-type="float" office:value="485.599999999981" calcext:value-type="float">
            <text:p>485.599999999981</text:p>
          </table:table-cell>
        </table:table-row>
        <table:table-row table:style-name="ro1">
          <table:table-cell office:value-type="float" office:value="184.612" calcext:value-type="float">
            <text:p>1.85E+02</text:p>
          </table:table-cell>
          <table:table-cell office:value-type="float" office:value="93.1595" calcext:value-type="float">
            <text:p>9.32E+01</text:p>
          </table:table-cell>
          <table:table-cell table:formula="of:=[.C2430]+0.2" office:value-type="float" office:value="485.799999999981" calcext:value-type="float">
            <text:p>485.799999999981</text:p>
          </table:table-cell>
        </table:table-row>
        <table:table-row table:style-name="ro1">
          <table:table-cell office:value-type="float" office:value="184.626" calcext:value-type="float">
            <text:p>1.85E+02</text:p>
          </table:table-cell>
          <table:table-cell office:value-type="float" office:value="93.166" calcext:value-type="float">
            <text:p>9.32E+01</text:p>
          </table:table-cell>
          <table:table-cell table:formula="of:=[.C2431]+0.2" office:value-type="float" office:value="485.999999999981" calcext:value-type="float">
            <text:p>485.999999999981</text:p>
          </table:table-cell>
        </table:table-row>
        <table:table-row table:style-name="ro1">
          <table:table-cell office:value-type="float" office:value="184.641" calcext:value-type="float">
            <text:p>1.85E+02</text:p>
          </table:table-cell>
          <table:table-cell office:value-type="float" office:value="93.1725" calcext:value-type="float">
            <text:p>9.32E+01</text:p>
          </table:table-cell>
          <table:table-cell table:formula="of:=[.C2432]+0.2" office:value-type="float" office:value="486.199999999981" calcext:value-type="float">
            <text:p>486.199999999981</text:p>
          </table:table-cell>
        </table:table-row>
        <table:table-row table:style-name="ro1">
          <table:table-cell office:value-type="float" office:value="184.656" calcext:value-type="float">
            <text:p>1.85E+02</text:p>
          </table:table-cell>
          <table:table-cell office:value-type="float" office:value="93.1791" calcext:value-type="float">
            <text:p>9.32E+01</text:p>
          </table:table-cell>
          <table:table-cell table:formula="of:=[.C2433]+0.2" office:value-type="float" office:value="486.399999999981" calcext:value-type="float">
            <text:p>486.399999999981</text:p>
          </table:table-cell>
        </table:table-row>
        <table:table-row table:style-name="ro1">
          <table:table-cell office:value-type="float" office:value="184.671" calcext:value-type="float">
            <text:p>1.85E+02</text:p>
          </table:table-cell>
          <table:table-cell office:value-type="float" office:value="93.1858" calcext:value-type="float">
            <text:p>9.32E+01</text:p>
          </table:table-cell>
          <table:table-cell table:formula="of:=[.C2434]+0.2" office:value-type="float" office:value="486.599999999981" calcext:value-type="float">
            <text:p>486.599999999981</text:p>
          </table:table-cell>
        </table:table-row>
        <table:table-row table:style-name="ro1">
          <table:table-cell office:value-type="float" office:value="184.686" calcext:value-type="float">
            <text:p>1.85E+02</text:p>
          </table:table-cell>
          <table:table-cell office:value-type="float" office:value="93.1924" calcext:value-type="float">
            <text:p>9.32E+01</text:p>
          </table:table-cell>
          <table:table-cell table:formula="of:=[.C2435]+0.2" office:value-type="float" office:value="486.799999999981" calcext:value-type="float">
            <text:p>486.799999999981</text:p>
          </table:table-cell>
        </table:table-row>
        <table:table-row table:style-name="ro1">
          <table:table-cell office:value-type="float" office:value="184.701" calcext:value-type="float">
            <text:p>1.85E+02</text:p>
          </table:table-cell>
          <table:table-cell office:value-type="float" office:value="93.1992" calcext:value-type="float">
            <text:p>9.32E+01</text:p>
          </table:table-cell>
          <table:table-cell table:formula="of:=[.C2436]+0.2" office:value-type="float" office:value="486.999999999981" calcext:value-type="float">
            <text:p>486.999999999981</text:p>
          </table:table-cell>
        </table:table-row>
        <table:table-row table:style-name="ro1">
          <table:table-cell office:value-type="float" office:value="184.716" calcext:value-type="float">
            <text:p>1.85E+02</text:p>
          </table:table-cell>
          <table:table-cell office:value-type="float" office:value="93.2059" calcext:value-type="float">
            <text:p>9.32E+01</text:p>
          </table:table-cell>
          <table:table-cell table:formula="of:=[.C2437]+0.2" office:value-type="float" office:value="487.199999999981" calcext:value-type="float">
            <text:p>487.199999999981</text:p>
          </table:table-cell>
        </table:table-row>
        <table:table-row table:style-name="ro1">
          <table:table-cell office:value-type="float" office:value="184.731" calcext:value-type="float">
            <text:p>1.85E+02</text:p>
          </table:table-cell>
          <table:table-cell office:value-type="float" office:value="93.2127" calcext:value-type="float">
            <text:p>9.32E+01</text:p>
          </table:table-cell>
          <table:table-cell table:formula="of:=[.C2438]+0.2" office:value-type="float" office:value="487.399999999981" calcext:value-type="float">
            <text:p>487.399999999981</text:p>
          </table:table-cell>
        </table:table-row>
        <table:table-row table:style-name="ro1">
          <table:table-cell office:value-type="float" office:value="184.747" calcext:value-type="float">
            <text:p>1.85E+02</text:p>
          </table:table-cell>
          <table:table-cell office:value-type="float" office:value="93.2196" calcext:value-type="float">
            <text:p>9.32E+01</text:p>
          </table:table-cell>
          <table:table-cell table:formula="of:=[.C2439]+0.2" office:value-type="float" office:value="487.599999999981" calcext:value-type="float">
            <text:p>487.599999999981</text:p>
          </table:table-cell>
        </table:table-row>
        <table:table-row table:style-name="ro1">
          <table:table-cell office:value-type="float" office:value="184.762" calcext:value-type="float">
            <text:p>1.85E+02</text:p>
          </table:table-cell>
          <table:table-cell office:value-type="float" office:value="93.2265" calcext:value-type="float">
            <text:p>9.32E+01</text:p>
          </table:table-cell>
          <table:table-cell table:formula="of:=[.C2440]+0.2" office:value-type="float" office:value="487.799999999981" calcext:value-type="float">
            <text:p>487.799999999981</text:p>
          </table:table-cell>
        </table:table-row>
        <table:table-row table:style-name="ro1">
          <table:table-cell office:value-type="float" office:value="184.778" calcext:value-type="float">
            <text:p>1.85E+02</text:p>
          </table:table-cell>
          <table:table-cell office:value-type="float" office:value="93.2334" calcext:value-type="float">
            <text:p>9.32E+01</text:p>
          </table:table-cell>
          <table:table-cell table:formula="of:=[.C2441]+0.2" office:value-type="float" office:value="487.999999999981" calcext:value-type="float">
            <text:p>487.999999999981</text:p>
          </table:table-cell>
        </table:table-row>
        <table:table-row table:style-name="ro1">
          <table:table-cell office:value-type="float" office:value="184.794" calcext:value-type="float">
            <text:p>1.85E+02</text:p>
          </table:table-cell>
          <table:table-cell office:value-type="float" office:value="93.2404" calcext:value-type="float">
            <text:p>9.32E+01</text:p>
          </table:table-cell>
          <table:table-cell table:formula="of:=[.C2442]+0.2" office:value-type="float" office:value="488.199999999981" calcext:value-type="float">
            <text:p>488.199999999981</text:p>
          </table:table-cell>
        </table:table-row>
        <table:table-row table:style-name="ro1">
          <table:table-cell office:value-type="float" office:value="184.809" calcext:value-type="float">
            <text:p>1.85E+02</text:p>
          </table:table-cell>
          <table:table-cell office:value-type="float" office:value="93.2474" calcext:value-type="float">
            <text:p>9.32E+01</text:p>
          </table:table-cell>
          <table:table-cell table:formula="of:=[.C2443]+0.2" office:value-type="float" office:value="488.399999999981" calcext:value-type="float">
            <text:p>488.399999999981</text:p>
          </table:table-cell>
        </table:table-row>
        <table:table-row table:style-name="ro1">
          <table:table-cell office:value-type="float" office:value="184.825" calcext:value-type="float">
            <text:p>1.85E+02</text:p>
          </table:table-cell>
          <table:table-cell office:value-type="float" office:value="93.2545" calcext:value-type="float">
            <text:p>9.33E+01</text:p>
          </table:table-cell>
          <table:table-cell table:formula="of:=[.C2444]+0.2" office:value-type="float" office:value="488.599999999981" calcext:value-type="float">
            <text:p>488.599999999981</text:p>
          </table:table-cell>
        </table:table-row>
        <table:table-row table:style-name="ro1">
          <table:table-cell office:value-type="float" office:value="184.841" calcext:value-type="float">
            <text:p>1.85E+02</text:p>
          </table:table-cell>
          <table:table-cell office:value-type="float" office:value="93.2616" calcext:value-type="float">
            <text:p>9.33E+01</text:p>
          </table:table-cell>
          <table:table-cell table:formula="of:=[.C2445]+0.2" office:value-type="float" office:value="488.799999999981" calcext:value-type="float">
            <text:p>488.799999999981</text:p>
          </table:table-cell>
        </table:table-row>
        <table:table-row table:style-name="ro1">
          <table:table-cell office:value-type="float" office:value="184.857" calcext:value-type="float">
            <text:p>1.85E+02</text:p>
          </table:table-cell>
          <table:table-cell office:value-type="float" office:value="93.2687" calcext:value-type="float">
            <text:p>9.33E+01</text:p>
          </table:table-cell>
          <table:table-cell table:formula="of:=[.C2446]+0.2" office:value-type="float" office:value="488.999999999981" calcext:value-type="float">
            <text:p>488.999999999981</text:p>
          </table:table-cell>
        </table:table-row>
        <table:table-row table:style-name="ro1">
          <table:table-cell office:value-type="float" office:value="184.874" calcext:value-type="float">
            <text:p>1.85E+02</text:p>
          </table:table-cell>
          <table:table-cell office:value-type="float" office:value="93.2759" calcext:value-type="float">
            <text:p>9.33E+01</text:p>
          </table:table-cell>
          <table:table-cell table:formula="of:=[.C2447]+0.2" office:value-type="float" office:value="489.199999999981" calcext:value-type="float">
            <text:p>489.199999999981</text:p>
          </table:table-cell>
        </table:table-row>
        <table:table-row table:style-name="ro1">
          <table:table-cell office:value-type="float" office:value="184.89" calcext:value-type="float">
            <text:p>1.85E+02</text:p>
          </table:table-cell>
          <table:table-cell office:value-type="float" office:value="93.2832" calcext:value-type="float">
            <text:p>9.33E+01</text:p>
          </table:table-cell>
          <table:table-cell table:formula="of:=[.C2448]+0.2" office:value-type="float" office:value="489.399999999981" calcext:value-type="float">
            <text:p>489.399999999981</text:p>
          </table:table-cell>
        </table:table-row>
        <table:table-row table:style-name="ro1">
          <table:table-cell office:value-type="float" office:value="184.906" calcext:value-type="float">
            <text:p>1.85E+02</text:p>
          </table:table-cell>
          <table:table-cell office:value-type="float" office:value="93.2904" calcext:value-type="float">
            <text:p>9.33E+01</text:p>
          </table:table-cell>
          <table:table-cell table:formula="of:=[.C2449]+0.2" office:value-type="float" office:value="489.599999999981" calcext:value-type="float">
            <text:p>489.599999999981</text:p>
          </table:table-cell>
        </table:table-row>
        <table:table-row table:style-name="ro1">
          <table:table-cell office:value-type="float" office:value="184.923" calcext:value-type="float">
            <text:p>1.85E+02</text:p>
          </table:table-cell>
          <table:table-cell office:value-type="float" office:value="93.2978" calcext:value-type="float">
            <text:p>9.33E+01</text:p>
          </table:table-cell>
          <table:table-cell table:formula="of:=[.C2450]+0.2" office:value-type="float" office:value="489.799999999981" calcext:value-type="float">
            <text:p>489.799999999981</text:p>
          </table:table-cell>
        </table:table-row>
        <table:table-row table:style-name="ro1">
          <table:table-cell office:value-type="float" office:value="184.939" calcext:value-type="float">
            <text:p>1.85E+02</text:p>
          </table:table-cell>
          <table:table-cell office:value-type="float" office:value="93.3051" calcext:value-type="float">
            <text:p>9.33E+01</text:p>
          </table:table-cell>
          <table:table-cell table:formula="of:=[.C2451]+0.2" office:value-type="float" office:value="489.999999999981" calcext:value-type="float">
            <text:p>489.999999999981</text:p>
          </table:table-cell>
        </table:table-row>
        <table:table-row table:style-name="ro1">
          <table:table-cell office:value-type="float" office:value="184.956" calcext:value-type="float">
            <text:p>1.85E+02</text:p>
          </table:table-cell>
          <table:table-cell office:value-type="float" office:value="93.3125" calcext:value-type="float">
            <text:p>9.33E+01</text:p>
          </table:table-cell>
          <table:table-cell table:formula="of:=[.C2452]+0.2" office:value-type="float" office:value="490.199999999981" calcext:value-type="float">
            <text:p>490.199999999981</text:p>
          </table:table-cell>
        </table:table-row>
        <table:table-row table:style-name="ro1">
          <table:table-cell office:value-type="float" office:value="184.973" calcext:value-type="float">
            <text:p>1.85E+02</text:p>
          </table:table-cell>
          <table:table-cell office:value-type="float" office:value="93.3199" calcext:value-type="float">
            <text:p>9.33E+01</text:p>
          </table:table-cell>
          <table:table-cell table:formula="of:=[.C2453]+0.2" office:value-type="float" office:value="490.399999999981" calcext:value-type="float">
            <text:p>490.399999999981</text:p>
          </table:table-cell>
        </table:table-row>
        <table:table-row table:style-name="ro1">
          <table:table-cell office:value-type="float" office:value="184.989" calcext:value-type="float">
            <text:p>1.85E+02</text:p>
          </table:table-cell>
          <table:table-cell office:value-type="float" office:value="93.3274" calcext:value-type="float">
            <text:p>9.33E+01</text:p>
          </table:table-cell>
          <table:table-cell table:formula="of:=[.C2454]+0.2" office:value-type="float" office:value="490.599999999981" calcext:value-type="float">
            <text:p>490.599999999981</text:p>
          </table:table-cell>
        </table:table-row>
        <table:table-row table:style-name="ro1">
          <table:table-cell office:value-type="float" office:value="185.006" calcext:value-type="float">
            <text:p>1.85E+02</text:p>
          </table:table-cell>
          <table:table-cell office:value-type="float" office:value="93.3349" calcext:value-type="float">
            <text:p>9.33E+01</text:p>
          </table:table-cell>
          <table:table-cell table:formula="of:=[.C2455]+0.2" office:value-type="float" office:value="490.799999999981" calcext:value-type="float">
            <text:p>490.799999999981</text:p>
          </table:table-cell>
        </table:table-row>
        <table:table-row table:style-name="ro1">
          <table:table-cell office:value-type="float" office:value="185.023" calcext:value-type="float">
            <text:p>1.85E+02</text:p>
          </table:table-cell>
          <table:table-cell office:value-type="float" office:value="93.3425" calcext:value-type="float">
            <text:p>9.33E+01</text:p>
          </table:table-cell>
          <table:table-cell table:formula="of:=[.C2456]+0.2" office:value-type="float" office:value="490.999999999981" calcext:value-type="float">
            <text:p>490.999999999981</text:p>
          </table:table-cell>
        </table:table-row>
        <table:table-row table:style-name="ro1">
          <table:table-cell office:value-type="float" office:value="185.04" calcext:value-type="float">
            <text:p>1.85E+02</text:p>
          </table:table-cell>
          <table:table-cell office:value-type="float" office:value="93.3501" calcext:value-type="float">
            <text:p>9.34E+01</text:p>
          </table:table-cell>
          <table:table-cell table:formula="of:=[.C2457]+0.2" office:value-type="float" office:value="491.199999999981" calcext:value-type="float">
            <text:p>491.199999999981</text:p>
          </table:table-cell>
        </table:table-row>
        <table:table-row table:style-name="ro1">
          <table:table-cell office:value-type="float" office:value="185.058" calcext:value-type="float">
            <text:p>1.85E+02</text:p>
          </table:table-cell>
          <table:table-cell office:value-type="float" office:value="93.3577" calcext:value-type="float">
            <text:p>9.34E+01</text:p>
          </table:table-cell>
          <table:table-cell table:formula="of:=[.C2458]+0.2" office:value-type="float" office:value="491.399999999981" calcext:value-type="float">
            <text:p>491.399999999981</text:p>
          </table:table-cell>
        </table:table-row>
        <table:table-row table:style-name="ro1">
          <table:table-cell office:value-type="float" office:value="185.075" calcext:value-type="float">
            <text:p>1.85E+02</text:p>
          </table:table-cell>
          <table:table-cell office:value-type="float" office:value="93.3654" calcext:value-type="float">
            <text:p>9.34E+01</text:p>
          </table:table-cell>
          <table:table-cell table:formula="of:=[.C2459]+0.2" office:value-type="float" office:value="491.599999999981" calcext:value-type="float">
            <text:p>491.599999999981</text:p>
          </table:table-cell>
        </table:table-row>
        <table:table-row table:style-name="ro1">
          <table:table-cell office:value-type="float" office:value="185.092" calcext:value-type="float">
            <text:p>1.85E+02</text:p>
          </table:table-cell>
          <table:table-cell office:value-type="float" office:value="93.3732" calcext:value-type="float">
            <text:p>9.34E+01</text:p>
          </table:table-cell>
          <table:table-cell table:formula="of:=[.C2460]+0.2" office:value-type="float" office:value="491.799999999981" calcext:value-type="float">
            <text:p>491.799999999981</text:p>
          </table:table-cell>
        </table:table-row>
        <table:table-row table:style-name="ro1">
          <table:table-cell office:value-type="float" office:value="185.11" calcext:value-type="float">
            <text:p>1.85E+02</text:p>
          </table:table-cell>
          <table:table-cell office:value-type="float" office:value="93.3809" calcext:value-type="float">
            <text:p>9.34E+01</text:p>
          </table:table-cell>
          <table:table-cell table:formula="of:=[.C2461]+0.2" office:value-type="float" office:value="491.999999999981" calcext:value-type="float">
            <text:p>491.999999999981</text:p>
          </table:table-cell>
        </table:table-row>
        <table:table-row table:style-name="ro1">
          <table:table-cell office:value-type="float" office:value="185.127" calcext:value-type="float">
            <text:p>1.85E+02</text:p>
          </table:table-cell>
          <table:table-cell office:value-type="float" office:value="93.3887" calcext:value-type="float">
            <text:p>9.34E+01</text:p>
          </table:table-cell>
          <table:table-cell table:formula="of:=[.C2462]+0.2" office:value-type="float" office:value="492.199999999981" calcext:value-type="float">
            <text:p>492.199999999981</text:p>
          </table:table-cell>
        </table:table-row>
        <table:table-row table:style-name="ro1">
          <table:table-cell office:value-type="float" office:value="185.145" calcext:value-type="float">
            <text:p>1.85E+02</text:p>
          </table:table-cell>
          <table:table-cell office:value-type="float" office:value="93.3966" calcext:value-type="float">
            <text:p>9.34E+01</text:p>
          </table:table-cell>
          <table:table-cell table:formula="of:=[.C2463]+0.2" office:value-type="float" office:value="492.399999999981" calcext:value-type="float">
            <text:p>492.399999999981</text:p>
          </table:table-cell>
        </table:table-row>
        <table:table-row table:style-name="ro1">
          <table:table-cell office:value-type="float" office:value="185.163" calcext:value-type="float">
            <text:p>1.85E+02</text:p>
          </table:table-cell>
          <table:table-cell office:value-type="float" office:value="93.4044" calcext:value-type="float">
            <text:p>9.34E+01</text:p>
          </table:table-cell>
          <table:table-cell table:formula="of:=[.C2464]+0.2" office:value-type="float" office:value="492.599999999981" calcext:value-type="float">
            <text:p>492.599999999981</text:p>
          </table:table-cell>
        </table:table-row>
        <table:table-row table:style-name="ro1">
          <table:table-cell office:value-type="float" office:value="185.18" calcext:value-type="float">
            <text:p>1.85E+02</text:p>
          </table:table-cell>
          <table:table-cell office:value-type="float" office:value="93.4124" calcext:value-type="float">
            <text:p>9.34E+01</text:p>
          </table:table-cell>
          <table:table-cell table:formula="of:=[.C2465]+0.2" office:value-type="float" office:value="492.799999999981" calcext:value-type="float">
            <text:p>492.799999999981</text:p>
          </table:table-cell>
        </table:table-row>
        <table:table-row table:style-name="ro1">
          <table:table-cell office:value-type="float" office:value="185.198" calcext:value-type="float">
            <text:p>1.85E+02</text:p>
          </table:table-cell>
          <table:table-cell office:value-type="float" office:value="93.4203" calcext:value-type="float">
            <text:p>9.34E+01</text:p>
          </table:table-cell>
          <table:table-cell table:formula="of:=[.C2466]+0.2" office:value-type="float" office:value="492.999999999981" calcext:value-type="float">
            <text:p>492.999999999981</text:p>
          </table:table-cell>
        </table:table-row>
        <table:table-row table:style-name="ro1">
          <table:table-cell office:value-type="float" office:value="185.216" calcext:value-type="float">
            <text:p>1.85E+02</text:p>
          </table:table-cell>
          <table:table-cell office:value-type="float" office:value="93.4283" calcext:value-type="float">
            <text:p>9.34E+01</text:p>
          </table:table-cell>
          <table:table-cell table:formula="of:=[.C2467]+0.2" office:value-type="float" office:value="493.199999999981" calcext:value-type="float">
            <text:p>493.199999999981</text:p>
          </table:table-cell>
        </table:table-row>
        <table:table-row table:style-name="ro1">
          <table:table-cell office:value-type="float" office:value="185.234" calcext:value-type="float">
            <text:p>1.85E+02</text:p>
          </table:table-cell>
          <table:table-cell office:value-type="float" office:value="93.4363" calcext:value-type="float">
            <text:p>9.34E+01</text:p>
          </table:table-cell>
          <table:table-cell table:formula="of:=[.C2468]+0.2" office:value-type="float" office:value="493.399999999981" calcext:value-type="float">
            <text:p>493.399999999981</text:p>
          </table:table-cell>
        </table:table-row>
        <table:table-row table:style-name="ro1">
          <table:table-cell office:value-type="float" office:value="185.253" calcext:value-type="float">
            <text:p>1.85E+02</text:p>
          </table:table-cell>
          <table:table-cell office:value-type="float" office:value="93.4444" calcext:value-type="float">
            <text:p>9.34E+01</text:p>
          </table:table-cell>
          <table:table-cell table:formula="of:=[.C2469]+0.2" office:value-type="float" office:value="493.599999999981" calcext:value-type="float">
            <text:p>493.599999999981</text:p>
          </table:table-cell>
        </table:table-row>
        <table:table-row table:style-name="ro1">
          <table:table-cell office:value-type="float" office:value="185.271" calcext:value-type="float">
            <text:p>1.85E+02</text:p>
          </table:table-cell>
          <table:table-cell office:value-type="float" office:value="93.4525" calcext:value-type="float">
            <text:p>9.35E+01</text:p>
          </table:table-cell>
          <table:table-cell table:formula="of:=[.C2470]+0.2" office:value-type="float" office:value="493.799999999981" calcext:value-type="float">
            <text:p>493.799999999981</text:p>
          </table:table-cell>
        </table:table-row>
        <table:table-row table:style-name="ro1">
          <table:table-cell office:value-type="float" office:value="185.289" calcext:value-type="float">
            <text:p>1.85E+02</text:p>
          </table:table-cell>
          <table:table-cell office:value-type="float" office:value="93.4607" calcext:value-type="float">
            <text:p>9.35E+01</text:p>
          </table:table-cell>
          <table:table-cell table:formula="of:=[.C2471]+0.2" office:value-type="float" office:value="493.999999999981" calcext:value-type="float">
            <text:p>493.999999999981</text:p>
          </table:table-cell>
        </table:table-row>
        <table:table-row table:style-name="ro1">
          <table:table-cell office:value-type="float" office:value="185.308" calcext:value-type="float">
            <text:p>1.85E+02</text:p>
          </table:table-cell>
          <table:table-cell office:value-type="float" office:value="93.4688" calcext:value-type="float">
            <text:p>9.35E+01</text:p>
          </table:table-cell>
          <table:table-cell table:formula="of:=[.C2472]+0.2" office:value-type="float" office:value="494.199999999981" calcext:value-type="float">
            <text:p>494.199999999981</text:p>
          </table:table-cell>
        </table:table-row>
        <table:table-row table:style-name="ro1">
          <table:table-cell office:value-type="float" office:value="185.326" calcext:value-type="float">
            <text:p>1.85E+02</text:p>
          </table:table-cell>
          <table:table-cell office:value-type="float" office:value="93.4771" calcext:value-type="float">
            <text:p>9.35E+01</text:p>
          </table:table-cell>
          <table:table-cell table:formula="of:=[.C2473]+0.2" office:value-type="float" office:value="494.39999999998" calcext:value-type="float">
            <text:p>494.39999999998</text:p>
          </table:table-cell>
        </table:table-row>
        <table:table-row table:style-name="ro1">
          <table:table-cell office:value-type="float" office:value="185.345" calcext:value-type="float">
            <text:p>1.85E+02</text:p>
          </table:table-cell>
          <table:table-cell office:value-type="float" office:value="93.4853" calcext:value-type="float">
            <text:p>9.35E+01</text:p>
          </table:table-cell>
          <table:table-cell table:formula="of:=[.C2474]+0.2" office:value-type="float" office:value="494.59999999998" calcext:value-type="float">
            <text:p>494.59999999998</text:p>
          </table:table-cell>
        </table:table-row>
        <table:table-row table:style-name="ro1">
          <table:table-cell office:value-type="float" office:value="185.363" calcext:value-type="float">
            <text:p>1.85E+02</text:p>
          </table:table-cell>
          <table:table-cell office:value-type="float" office:value="93.4936" calcext:value-type="float">
            <text:p>9.35E+01</text:p>
          </table:table-cell>
          <table:table-cell table:formula="of:=[.C2475]+0.2" office:value-type="float" office:value="494.799999999981" calcext:value-type="float">
            <text:p>494.799999999981</text:p>
          </table:table-cell>
        </table:table-row>
        <table:table-row table:style-name="ro1">
          <table:table-cell office:value-type="float" office:value="185.382" calcext:value-type="float">
            <text:p>1.85E+02</text:p>
          </table:table-cell>
          <table:table-cell office:value-type="float" office:value="93.502" calcext:value-type="float">
            <text:p>9.35E+01</text:p>
          </table:table-cell>
          <table:table-cell table:formula="of:=[.C2476]+0.2" office:value-type="float" office:value="494.999999999981" calcext:value-type="float">
            <text:p>494.999999999981</text:p>
          </table:table-cell>
        </table:table-row>
        <table:table-row table:style-name="ro1">
          <table:table-cell office:value-type="float" office:value="185.401" calcext:value-type="float">
            <text:p>1.85E+02</text:p>
          </table:table-cell>
          <table:table-cell office:value-type="float" office:value="93.5104" calcext:value-type="float">
            <text:p>9.35E+01</text:p>
          </table:table-cell>
          <table:table-cell table:formula="of:=[.C2477]+0.2" office:value-type="float" office:value="495.19999999998" calcext:value-type="float">
            <text:p>495.19999999998</text:p>
          </table:table-cell>
        </table:table-row>
        <table:table-row table:style-name="ro1">
          <table:table-cell office:value-type="float" office:value="185.42" calcext:value-type="float">
            <text:p>1.85E+02</text:p>
          </table:table-cell>
          <table:table-cell office:value-type="float" office:value="93.5188" calcext:value-type="float">
            <text:p>9.35E+01</text:p>
          </table:table-cell>
          <table:table-cell table:formula="of:=[.C2478]+0.2" office:value-type="float" office:value="495.39999999998" calcext:value-type="float">
            <text:p>495.39999999998</text:p>
          </table:table-cell>
        </table:table-row>
        <table:table-row table:style-name="ro1">
          <table:table-cell office:value-type="float" office:value="185.439" calcext:value-type="float">
            <text:p>1.85E+02</text:p>
          </table:table-cell>
          <table:table-cell office:value-type="float" office:value="93.5272" calcext:value-type="float">
            <text:p>9.35E+01</text:p>
          </table:table-cell>
          <table:table-cell table:formula="of:=[.C2479]+0.2" office:value-type="float" office:value="495.59999999998" calcext:value-type="float">
            <text:p>495.59999999998</text:p>
          </table:table-cell>
        </table:table-row>
        <table:table-row table:style-name="ro1">
          <table:table-cell office:value-type="float" office:value="185.458" calcext:value-type="float">
            <text:p>1.85E+02</text:p>
          </table:table-cell>
          <table:table-cell office:value-type="float" office:value="93.5357" calcext:value-type="float">
            <text:p>9.35E+01</text:p>
          </table:table-cell>
          <table:table-cell table:formula="of:=[.C2480]+0.2" office:value-type="float" office:value="495.79999999998" calcext:value-type="float">
            <text:p>495.79999999998</text:p>
          </table:table-cell>
        </table:table-row>
        <table:table-row table:style-name="ro1">
          <table:table-cell office:value-type="float" office:value="185.477" calcext:value-type="float">
            <text:p>1.85E+02</text:p>
          </table:table-cell>
          <table:table-cell office:value-type="float" office:value="93.5443" calcext:value-type="float">
            <text:p>9.35E+01</text:p>
          </table:table-cell>
          <table:table-cell table:formula="of:=[.C2481]+0.2" office:value-type="float" office:value="495.99999999998" calcext:value-type="float">
            <text:p>495.99999999998</text:p>
          </table:table-cell>
        </table:table-row>
        <table:table-row table:style-name="ro1">
          <table:table-cell office:value-type="float" office:value="185.496" calcext:value-type="float">
            <text:p>1.85E+02</text:p>
          </table:table-cell>
          <table:table-cell office:value-type="float" office:value="93.5528" calcext:value-type="float">
            <text:p>9.36E+01</text:p>
          </table:table-cell>
          <table:table-cell table:formula="of:=[.C2482]+0.2" office:value-type="float" office:value="496.19999999998" calcext:value-type="float">
            <text:p>496.19999999998</text:p>
          </table:table-cell>
        </table:table-row>
        <table:table-row table:style-name="ro1">
          <table:table-cell office:value-type="float" office:value="185.516" calcext:value-type="float">
            <text:p>1.86E+02</text:p>
          </table:table-cell>
          <table:table-cell office:value-type="float" office:value="93.5614" calcext:value-type="float">
            <text:p>9.36E+01</text:p>
          </table:table-cell>
          <table:table-cell table:formula="of:=[.C2483]+0.2" office:value-type="float" office:value="496.39999999998" calcext:value-type="float">
            <text:p>496.39999999998</text:p>
          </table:table-cell>
        </table:table-row>
        <table:table-row table:style-name="ro1">
          <table:table-cell office:value-type="float" office:value="185.535" calcext:value-type="float">
            <text:p>1.86E+02</text:p>
          </table:table-cell>
          <table:table-cell office:value-type="float" office:value="93.5701" calcext:value-type="float">
            <text:p>9.36E+01</text:p>
          </table:table-cell>
          <table:table-cell table:formula="of:=[.C2484]+0.2" office:value-type="float" office:value="496.59999999998" calcext:value-type="float">
            <text:p>496.59999999998</text:p>
          </table:table-cell>
        </table:table-row>
        <table:table-row table:style-name="ro1">
          <table:table-cell office:value-type="float" office:value="185.555" calcext:value-type="float">
            <text:p>1.86E+02</text:p>
          </table:table-cell>
          <table:table-cell office:value-type="float" office:value="93.5787" calcext:value-type="float">
            <text:p>9.36E+01</text:p>
          </table:table-cell>
          <table:table-cell table:formula="of:=[.C2485]+0.2" office:value-type="float" office:value="496.79999999998" calcext:value-type="float">
            <text:p>496.79999999998</text:p>
          </table:table-cell>
        </table:table-row>
        <table:table-row table:style-name="ro1">
          <table:table-cell office:value-type="float" office:value="185.574" calcext:value-type="float">
            <text:p>1.86E+02</text:p>
          </table:table-cell>
          <table:table-cell office:value-type="float" office:value="93.5874" calcext:value-type="float">
            <text:p>9.36E+01</text:p>
          </table:table-cell>
          <table:table-cell table:formula="of:=[.C2486]+0.2" office:value-type="float" office:value="496.99999999998" calcext:value-type="float">
            <text:p>496.99999999998</text:p>
          </table:table-cell>
        </table:table-row>
        <table:table-row table:style-name="ro1">
          <table:table-cell office:value-type="float" office:value="185.594" calcext:value-type="float">
            <text:p>1.86E+02</text:p>
          </table:table-cell>
          <table:table-cell office:value-type="float" office:value="93.5962" calcext:value-type="float">
            <text:p>9.36E+01</text:p>
          </table:table-cell>
          <table:table-cell table:formula="of:=[.C2487]+0.2" office:value-type="float" office:value="497.19999999998" calcext:value-type="float">
            <text:p>497.19999999998</text:p>
          </table:table-cell>
        </table:table-row>
        <table:table-row table:style-name="ro1">
          <table:table-cell office:value-type="float" office:value="185.614" calcext:value-type="float">
            <text:p>1.86E+02</text:p>
          </table:table-cell>
          <table:table-cell office:value-type="float" office:value="93.6049" calcext:value-type="float">
            <text:p>9.36E+01</text:p>
          </table:table-cell>
          <table:table-cell table:formula="of:=[.C2488]+0.2" office:value-type="float" office:value="497.39999999998" calcext:value-type="float">
            <text:p>497.39999999998</text:p>
          </table:table-cell>
        </table:table-row>
        <table:table-row table:style-name="ro1">
          <table:table-cell office:value-type="float" office:value="185.634" calcext:value-type="float">
            <text:p>1.86E+02</text:p>
          </table:table-cell>
          <table:table-cell office:value-type="float" office:value="93.6138" calcext:value-type="float">
            <text:p>9.36E+01</text:p>
          </table:table-cell>
          <table:table-cell table:formula="of:=[.C2489]+0.2" office:value-type="float" office:value="497.59999999998" calcext:value-type="float">
            <text:p>497.59999999998</text:p>
          </table:table-cell>
        </table:table-row>
        <table:table-row table:style-name="ro1">
          <table:table-cell office:value-type="float" office:value="185.654" calcext:value-type="float">
            <text:p>1.86E+02</text:p>
          </table:table-cell>
          <table:table-cell office:value-type="float" office:value="93.6226" calcext:value-type="float">
            <text:p>9.36E+01</text:p>
          </table:table-cell>
          <table:table-cell table:formula="of:=[.C2490]+0.2" office:value-type="float" office:value="497.79999999998" calcext:value-type="float">
            <text:p>497.79999999998</text:p>
          </table:table-cell>
        </table:table-row>
        <table:table-row table:style-name="ro1">
          <table:table-cell office:value-type="float" office:value="185.674" calcext:value-type="float">
            <text:p>1.86E+02</text:p>
          </table:table-cell>
          <table:table-cell office:value-type="float" office:value="93.6315" calcext:value-type="float">
            <text:p>9.36E+01</text:p>
          </table:table-cell>
          <table:table-cell table:formula="of:=[.C2491]+0.2" office:value-type="float" office:value="497.99999999998" calcext:value-type="float">
            <text:p>497.99999999998</text:p>
          </table:table-cell>
        </table:table-row>
        <table:table-row table:style-name="ro1">
          <table:table-cell office:value-type="float" office:value="185.694" calcext:value-type="float">
            <text:p>1.86E+02</text:p>
          </table:table-cell>
          <table:table-cell office:value-type="float" office:value="93.6404" calcext:value-type="float">
            <text:p>9.36E+01</text:p>
          </table:table-cell>
          <table:table-cell table:formula="of:=[.C2492]+0.2" office:value-type="float" office:value="498.19999999998" calcext:value-type="float">
            <text:p>498.19999999998</text:p>
          </table:table-cell>
        </table:table-row>
        <table:table-row table:style-name="ro1">
          <table:table-cell office:value-type="float" office:value="185.714" calcext:value-type="float">
            <text:p>1.86E+02</text:p>
          </table:table-cell>
          <table:table-cell office:value-type="float" office:value="93.6494" calcext:value-type="float">
            <text:p>9.36E+01</text:p>
          </table:table-cell>
          <table:table-cell table:formula="of:=[.C2493]+0.2" office:value-type="float" office:value="498.39999999998" calcext:value-type="float">
            <text:p>498.39999999998</text:p>
          </table:table-cell>
        </table:table-row>
        <table:table-row table:style-name="ro1">
          <table:table-cell office:value-type="float" office:value="185.734" calcext:value-type="float">
            <text:p>1.86E+02</text:p>
          </table:table-cell>
          <table:table-cell office:value-type="float" office:value="93.6584" calcext:value-type="float">
            <text:p>9.37E+01</text:p>
          </table:table-cell>
          <table:table-cell table:formula="of:=[.C2494]+0.2" office:value-type="float" office:value="498.59999999998" calcext:value-type="float">
            <text:p>498.59999999998</text:p>
          </table:table-cell>
        </table:table-row>
        <table:table-row table:style-name="ro1">
          <table:table-cell office:value-type="float" office:value="185.754" calcext:value-type="float">
            <text:p>1.86E+02</text:p>
          </table:table-cell>
          <table:table-cell office:value-type="float" office:value="93.6674" calcext:value-type="float">
            <text:p>9.37E+01</text:p>
          </table:table-cell>
          <table:table-cell table:formula="of:=[.C2495]+0.2" office:value-type="float" office:value="498.79999999998" calcext:value-type="float">
            <text:p>498.79999999998</text:p>
          </table:table-cell>
        </table:table-row>
        <table:table-row table:style-name="ro1">
          <table:table-cell office:value-type="float" office:value="185.775" calcext:value-type="float">
            <text:p>1.86E+02</text:p>
          </table:table-cell>
          <table:table-cell office:value-type="float" office:value="93.6765" calcext:value-type="float">
            <text:p>9.37E+01</text:p>
          </table:table-cell>
          <table:table-cell table:formula="of:=[.C2496]+0.2" office:value-type="float" office:value="498.99999999998" calcext:value-type="float">
            <text:p>498.99999999998</text:p>
          </table:table-cell>
        </table:table-row>
        <table:table-row table:style-name="ro1">
          <table:table-cell office:value-type="float" office:value="185.795" calcext:value-type="float">
            <text:p>1.86E+02</text:p>
          </table:table-cell>
          <table:table-cell office:value-type="float" office:value="93.6856" calcext:value-type="float">
            <text:p>9.37E+01</text:p>
          </table:table-cell>
          <table:table-cell table:formula="of:=[.C2497]+0.2" office:value-type="float" office:value="499.19999999998" calcext:value-type="float">
            <text:p>499.19999999998</text:p>
          </table:table-cell>
        </table:table-row>
        <table:table-row table:style-name="ro1">
          <table:table-cell office:value-type="float" office:value="185.816" calcext:value-type="float">
            <text:p>1.86E+02</text:p>
          </table:table-cell>
          <table:table-cell office:value-type="float" office:value="93.6947" calcext:value-type="float">
            <text:p>9.37E+01</text:p>
          </table:table-cell>
          <table:table-cell table:formula="of:=[.C2498]+0.2" office:value-type="float" office:value="499.39999999998" calcext:value-type="float">
            <text:p>499.39999999998</text:p>
          </table:table-cell>
        </table:table-row>
        <table:table-row table:style-name="ro1">
          <table:table-cell office:value-type="float" office:value="185.836" calcext:value-type="float">
            <text:p>1.86E+02</text:p>
          </table:table-cell>
          <table:table-cell office:value-type="float" office:value="93.7039" calcext:value-type="float">
            <text:p>9.37E+01</text:p>
          </table:table-cell>
          <table:table-cell table:formula="of:=[.C2499]+0.2" office:value-type="float" office:value="499.59999999998" calcext:value-type="float">
            <text:p>499.59999999998</text:p>
          </table:table-cell>
        </table:table-row>
        <table:table-row table:style-name="ro1">
          <table:table-cell office:value-type="float" office:value="185.857" calcext:value-type="float">
            <text:p>1.86E+02</text:p>
          </table:table-cell>
          <table:table-cell office:value-type="float" office:value="93.7131" calcext:value-type="float">
            <text:p>9.37E+01</text:p>
          </table:table-cell>
          <table:table-cell table:formula="of:=[.C2500]+0.2" office:value-type="float" office:value="499.79999999998" calcext:value-type="float">
            <text:p>499.79999999998</text:p>
          </table:table-cell>
        </table:table-row>
        <table:table-row table:style-name="ro1">
          <table:table-cell office:value-type="float" office:value="185.878" calcext:value-type="float">
            <text:p>1.86E+02</text:p>
          </table:table-cell>
          <table:table-cell office:value-type="float" office:value="93.7223" calcext:value-type="float">
            <text:p>9.37E+01</text:p>
          </table:table-cell>
          <table:table-cell table:formula="of:=[.C2501]+0.2" office:value-type="float" office:value="499.99999999998" calcext:value-type="float">
            <text:p>499.99999999998</text:p>
          </table:table-cell>
        </table:table-row>
        <table:table-row table:style-name="ro1">
          <table:table-cell office:value-type="float" office:value="185.899" calcext:value-type="float">
            <text:p>1.86E+02</text:p>
          </table:table-cell>
          <table:table-cell office:value-type="float" office:value="93.7316" calcext:value-type="float">
            <text:p>9.37E+01</text:p>
          </table:table-cell>
          <table:table-cell table:formula="of:=[.C2502]+0.2" office:value-type="float" office:value="500.19999999998" calcext:value-type="float">
            <text:p>500.19999999998</text:p>
          </table:table-cell>
        </table:table-row>
        <table:table-row table:style-name="ro1">
          <table:table-cell office:value-type="float" office:value="185.92" calcext:value-type="float">
            <text:p>1.86E+02</text:p>
          </table:table-cell>
          <table:table-cell office:value-type="float" office:value="93.7409" calcext:value-type="float">
            <text:p>9.37E+01</text:p>
          </table:table-cell>
          <table:table-cell table:formula="of:=[.C2503]+0.2" office:value-type="float" office:value="500.39999999998" calcext:value-type="float">
            <text:p>500.39999999998</text:p>
          </table:table-cell>
        </table:table-row>
        <table:table-row table:style-name="ro1">
          <table:table-cell office:value-type="float" office:value="185.941" calcext:value-type="float">
            <text:p>1.86E+02</text:p>
          </table:table-cell>
          <table:table-cell office:value-type="float" office:value="93.7502" calcext:value-type="float">
            <text:p>9.38E+01</text:p>
          </table:table-cell>
          <table:table-cell table:formula="of:=[.C2504]+0.2" office:value-type="float" office:value="500.59999999998" calcext:value-type="float">
            <text:p>500.59999999998</text:p>
          </table:table-cell>
        </table:table-row>
        <table:table-row table:style-name="ro1">
          <table:table-cell office:value-type="float" office:value="185.962" calcext:value-type="float">
            <text:p>1.86E+02</text:p>
          </table:table-cell>
          <table:table-cell office:value-type="float" office:value="93.7595" calcext:value-type="float">
            <text:p>9.38E+01</text:p>
          </table:table-cell>
          <table:table-cell table:formula="of:=[.C2505]+0.2" office:value-type="float" office:value="500.79999999998" calcext:value-type="float">
            <text:p>500.79999999998</text:p>
          </table:table-cell>
        </table:table-row>
        <table:table-row table:style-name="ro1">
          <table:table-cell office:value-type="float" office:value="185.983" calcext:value-type="float">
            <text:p>1.86E+02</text:p>
          </table:table-cell>
          <table:table-cell office:value-type="float" office:value="93.7689" calcext:value-type="float">
            <text:p>9.38E+01</text:p>
          </table:table-cell>
          <table:table-cell table:formula="of:=[.C2506]+0.2" office:value-type="float" office:value="500.99999999998" calcext:value-type="float">
            <text:p>500.99999999998</text:p>
          </table:table-cell>
        </table:table-row>
        <table:table-row table:style-name="ro1">
          <table:table-cell office:value-type="float" office:value="186.004" calcext:value-type="float">
            <text:p>1.86E+02</text:p>
          </table:table-cell>
          <table:table-cell office:value-type="float" office:value="93.7784" calcext:value-type="float">
            <text:p>9.38E+01</text:p>
          </table:table-cell>
          <table:table-cell table:formula="of:=[.C2507]+0.2" office:value-type="float" office:value="501.19999999998" calcext:value-type="float">
            <text:p>501.19999999998</text:p>
          </table:table-cell>
        </table:table-row>
        <table:table-row table:style-name="ro1">
          <table:table-cell office:value-type="float" office:value="186.025" calcext:value-type="float">
            <text:p>1.86E+02</text:p>
          </table:table-cell>
          <table:table-cell office:value-type="float" office:value="93.7878" calcext:value-type="float">
            <text:p>9.38E+01</text:p>
          </table:table-cell>
          <table:table-cell table:formula="of:=[.C2508]+0.2" office:value-type="float" office:value="501.39999999998" calcext:value-type="float">
            <text:p>501.39999999998</text:p>
          </table:table-cell>
        </table:table-row>
        <table:table-row table:style-name="ro1">
          <table:table-cell office:value-type="float" office:value="186.047" calcext:value-type="float">
            <text:p>1.86E+02</text:p>
          </table:table-cell>
          <table:table-cell office:value-type="float" office:value="93.7973" calcext:value-type="float">
            <text:p>9.38E+01</text:p>
          </table:table-cell>
          <table:table-cell table:formula="of:=[.C2509]+0.2" office:value-type="float" office:value="501.59999999998" calcext:value-type="float">
            <text:p>501.59999999998</text:p>
          </table:table-cell>
        </table:table-row>
        <table:table-row table:style-name="ro1">
          <table:table-cell office:value-type="float" office:value="186.068" calcext:value-type="float">
            <text:p>1.86E+02</text:p>
          </table:table-cell>
          <table:table-cell office:value-type="float" office:value="93.8068" calcext:value-type="float">
            <text:p>9.38E+01</text:p>
          </table:table-cell>
          <table:table-cell table:formula="of:=[.C2510]+0.2" office:value-type="float" office:value="501.79999999998" calcext:value-type="float">
            <text:p>501.79999999998</text:p>
          </table:table-cell>
        </table:table-row>
        <table:table-row table:style-name="ro1">
          <table:table-cell office:value-type="float" office:value="186.09" calcext:value-type="float">
            <text:p>1.86E+02</text:p>
          </table:table-cell>
          <table:table-cell office:value-type="float" office:value="93.8164" calcext:value-type="float">
            <text:p>9.38E+01</text:p>
          </table:table-cell>
          <table:table-cell table:formula="of:=[.C2511]+0.2" office:value-type="float" office:value="501.99999999998" calcext:value-type="float">
            <text:p>501.99999999998</text:p>
          </table:table-cell>
        </table:table-row>
        <table:table-row table:style-name="ro1">
          <table:table-cell office:value-type="float" office:value="186.111" calcext:value-type="float">
            <text:p>1.86E+02</text:p>
          </table:table-cell>
          <table:table-cell office:value-type="float" office:value="93.826" calcext:value-type="float">
            <text:p>9.38E+01</text:p>
          </table:table-cell>
          <table:table-cell table:formula="of:=[.C2512]+0.2" office:value-type="float" office:value="502.19999999998" calcext:value-type="float">
            <text:p>502.19999999998</text:p>
          </table:table-cell>
        </table:table-row>
        <table:table-row table:style-name="ro1">
          <table:table-cell office:value-type="float" office:value="186.133" calcext:value-type="float">
            <text:p>1.86E+02</text:p>
          </table:table-cell>
          <table:table-cell office:value-type="float" office:value="93.8356" calcext:value-type="float">
            <text:p>9.38E+01</text:p>
          </table:table-cell>
          <table:table-cell table:formula="of:=[.C2513]+0.2" office:value-type="float" office:value="502.39999999998" calcext:value-type="float">
            <text:p>502.39999999998</text:p>
          </table:table-cell>
        </table:table-row>
        <table:table-row table:style-name="ro1">
          <table:table-cell office:value-type="float" office:value="186.155" calcext:value-type="float">
            <text:p>1.86E+02</text:p>
          </table:table-cell>
          <table:table-cell office:value-type="float" office:value="93.8453" calcext:value-type="float">
            <text:p>9.38E+01</text:p>
          </table:table-cell>
          <table:table-cell table:formula="of:=[.C2514]+0.2" office:value-type="float" office:value="502.59999999998" calcext:value-type="float">
            <text:p>502.59999999998</text:p>
          </table:table-cell>
        </table:table-row>
        <table:table-row table:style-name="ro1">
          <table:table-cell office:value-type="float" office:value="186.176" calcext:value-type="float">
            <text:p>1.86E+02</text:p>
          </table:table-cell>
          <table:table-cell office:value-type="float" office:value="93.855" calcext:value-type="float">
            <text:p>9.39E+01</text:p>
          </table:table-cell>
          <table:table-cell table:formula="of:=[.C2515]+0.2" office:value-type="float" office:value="502.79999999998" calcext:value-type="float">
            <text:p>502.79999999998</text:p>
          </table:table-cell>
        </table:table-row>
        <table:table-row table:style-name="ro1">
          <table:table-cell office:value-type="float" office:value="186.198" calcext:value-type="float">
            <text:p>1.86E+02</text:p>
          </table:table-cell>
          <table:table-cell office:value-type="float" office:value="93.8647" calcext:value-type="float">
            <text:p>9.39E+01</text:p>
          </table:table-cell>
          <table:table-cell table:formula="of:=[.C2516]+0.2" office:value-type="float" office:value="502.99999999998" calcext:value-type="float">
            <text:p>502.99999999998</text:p>
          </table:table-cell>
        </table:table-row>
        <table:table-row table:style-name="ro1">
          <table:table-cell office:value-type="float" office:value="186.22" calcext:value-type="float">
            <text:p>1.86E+02</text:p>
          </table:table-cell>
          <table:table-cell office:value-type="float" office:value="93.8745" calcext:value-type="float">
            <text:p>9.39E+01</text:p>
          </table:table-cell>
          <table:table-cell table:formula="of:=[.C2517]+0.2" office:value-type="float" office:value="503.19999999998" calcext:value-type="float">
            <text:p>503.19999999998</text:p>
          </table:table-cell>
        </table:table-row>
        <table:table-row table:style-name="ro1">
          <table:table-cell office:value-type="float" office:value="186.242" calcext:value-type="float">
            <text:p>1.86E+02</text:p>
          </table:table-cell>
          <table:table-cell office:value-type="float" office:value="93.8843" calcext:value-type="float">
            <text:p>9.39E+01</text:p>
          </table:table-cell>
          <table:table-cell table:formula="of:=[.C2518]+0.2" office:value-type="float" office:value="503.39999999998" calcext:value-type="float">
            <text:p>503.39999999998</text:p>
          </table:table-cell>
        </table:table-row>
        <table:table-row table:style-name="ro1">
          <table:table-cell office:value-type="float" office:value="186.264" calcext:value-type="float">
            <text:p>1.86E+02</text:p>
          </table:table-cell>
          <table:table-cell office:value-type="float" office:value="93.8941" calcext:value-type="float">
            <text:p>9.39E+01</text:p>
          </table:table-cell>
          <table:table-cell table:formula="of:=[.C2519]+0.2" office:value-type="float" office:value="503.59999999998" calcext:value-type="float">
            <text:p>503.59999999998</text:p>
          </table:table-cell>
        </table:table-row>
        <table:table-row table:style-name="ro1">
          <table:table-cell office:value-type="float" office:value="186.287" calcext:value-type="float">
            <text:p>1.86E+02</text:p>
          </table:table-cell>
          <table:table-cell office:value-type="float" office:value="93.9039" calcext:value-type="float">
            <text:p>9.39E+01</text:p>
          </table:table-cell>
          <table:table-cell table:formula="of:=[.C2520]+0.2" office:value-type="float" office:value="503.79999999998" calcext:value-type="float">
            <text:p>503.79999999998</text:p>
          </table:table-cell>
        </table:table-row>
        <table:table-row table:style-name="ro1">
          <table:table-cell office:value-type="float" office:value="186.309" calcext:value-type="float">
            <text:p>1.86E+02</text:p>
          </table:table-cell>
          <table:table-cell office:value-type="float" office:value="93.9138" calcext:value-type="float">
            <text:p>9.39E+01</text:p>
          </table:table-cell>
          <table:table-cell table:formula="of:=[.C2521]+0.2" office:value-type="float" office:value="503.99999999998" calcext:value-type="float">
            <text:p>503.99999999998</text:p>
          </table:table-cell>
        </table:table-row>
        <table:table-row table:style-name="ro1">
          <table:table-cell office:value-type="float" office:value="186.331" calcext:value-type="float">
            <text:p>1.86E+02</text:p>
          </table:table-cell>
          <table:table-cell office:value-type="float" office:value="93.9237" calcext:value-type="float">
            <text:p>9.39E+01</text:p>
          </table:table-cell>
          <table:table-cell table:formula="of:=[.C2522]+0.2" office:value-type="float" office:value="504.19999999998" calcext:value-type="float">
            <text:p>504.19999999998</text:p>
          </table:table-cell>
        </table:table-row>
        <table:table-row table:style-name="ro1">
          <table:table-cell office:value-type="float" office:value="186.353" calcext:value-type="float">
            <text:p>1.86E+02</text:p>
          </table:table-cell>
          <table:table-cell office:value-type="float" office:value="93.9337" calcext:value-type="float">
            <text:p>9.39E+01</text:p>
          </table:table-cell>
          <table:table-cell table:formula="of:=[.C2523]+0.2" office:value-type="float" office:value="504.39999999998" calcext:value-type="float">
            <text:p>504.39999999998</text:p>
          </table:table-cell>
        </table:table-row>
        <table:table-row table:style-name="ro1">
          <table:table-cell office:value-type="float" office:value="186.376" calcext:value-type="float">
            <text:p>1.86E+02</text:p>
          </table:table-cell>
          <table:table-cell office:value-type="float" office:value="93.9436" calcext:value-type="float">
            <text:p>9.39E+01</text:p>
          </table:table-cell>
          <table:table-cell table:formula="of:=[.C2524]+0.2" office:value-type="float" office:value="504.59999999998" calcext:value-type="float">
            <text:p>504.59999999998</text:p>
          </table:table-cell>
        </table:table-row>
        <table:table-row table:style-name="ro1">
          <table:table-cell office:value-type="float" office:value="186.398" calcext:value-type="float">
            <text:p>1.86E+02</text:p>
          </table:table-cell>
          <table:table-cell office:value-type="float" office:value="93.9536" calcext:value-type="float">
            <text:p>9.40E+01</text:p>
          </table:table-cell>
          <table:table-cell table:formula="of:=[.C2525]+0.2" office:value-type="float" office:value="504.79999999998" calcext:value-type="float">
            <text:p>504.79999999998</text:p>
          </table:table-cell>
        </table:table-row>
        <table:table-row table:style-name="ro1">
          <table:table-cell office:value-type="float" office:value="186.421" calcext:value-type="float">
            <text:p>1.86E+02</text:p>
          </table:table-cell>
          <table:table-cell office:value-type="float" office:value="93.9637" calcext:value-type="float">
            <text:p>9.40E+01</text:p>
          </table:table-cell>
          <table:table-cell table:formula="of:=[.C2526]+0.2" office:value-type="float" office:value="504.99999999998" calcext:value-type="float">
            <text:p>504.99999999998</text:p>
          </table:table-cell>
        </table:table-row>
        <table:table-row table:style-name="ro1">
          <table:table-cell office:value-type="float" office:value="186.444" calcext:value-type="float">
            <text:p>1.86E+02</text:p>
          </table:table-cell>
          <table:table-cell office:value-type="float" office:value="93.9737" calcext:value-type="float">
            <text:p>9.40E+01</text:p>
          </table:table-cell>
          <table:table-cell table:formula="of:=[.C2527]+0.2" office:value-type="float" office:value="505.19999999998" calcext:value-type="float">
            <text:p>505.19999999998</text:p>
          </table:table-cell>
        </table:table-row>
        <table:table-row table:style-name="ro1">
          <table:table-cell office:value-type="float" office:value="186.466" calcext:value-type="float">
            <text:p>1.86E+02</text:p>
          </table:table-cell>
          <table:table-cell office:value-type="float" office:value="93.9838" calcext:value-type="float">
            <text:p>9.40E+01</text:p>
          </table:table-cell>
          <table:table-cell table:formula="of:=[.C2528]+0.2" office:value-type="float" office:value="505.39999999998" calcext:value-type="float">
            <text:p>505.39999999998</text:p>
          </table:table-cell>
        </table:table-row>
        <table:table-row table:style-name="ro1">
          <table:table-cell office:value-type="float" office:value="186.489" calcext:value-type="float">
            <text:p>1.86E+02</text:p>
          </table:table-cell>
          <table:table-cell office:value-type="float" office:value="93.9939" calcext:value-type="float">
            <text:p>9.40E+01</text:p>
          </table:table-cell>
          <table:table-cell table:formula="of:=[.C2529]+0.2" office:value-type="float" office:value="505.59999999998" calcext:value-type="float">
            <text:p>505.59999999998</text:p>
          </table:table-cell>
        </table:table-row>
        <table:table-row table:style-name="ro1">
          <table:table-cell office:value-type="float" office:value="186.512" calcext:value-type="float">
            <text:p>1.87E+02</text:p>
          </table:table-cell>
          <table:table-cell office:value-type="float" office:value="94.0041" calcext:value-type="float">
            <text:p>9.40E+01</text:p>
          </table:table-cell>
          <table:table-cell table:formula="of:=[.C2530]+0.2" office:value-type="float" office:value="505.79999999998" calcext:value-type="float">
            <text:p>505.79999999998</text:p>
          </table:table-cell>
        </table:table-row>
        <table:table-row table:style-name="ro1">
          <table:table-cell office:value-type="float" office:value="186.535" calcext:value-type="float">
            <text:p>1.87E+02</text:p>
          </table:table-cell>
          <table:table-cell office:value-type="float" office:value="94.0143" calcext:value-type="float">
            <text:p>9.40E+01</text:p>
          </table:table-cell>
          <table:table-cell table:formula="of:=[.C2531]+0.2" office:value-type="float" office:value="505.99999999998" calcext:value-type="float">
            <text:p>505.99999999998</text:p>
          </table:table-cell>
        </table:table-row>
        <table:table-row table:style-name="ro1">
          <table:table-cell office:value-type="float" office:value="186.558" calcext:value-type="float">
            <text:p>1.87E+02</text:p>
          </table:table-cell>
          <table:table-cell office:value-type="float" office:value="94.0245" calcext:value-type="float">
            <text:p>9.40E+01</text:p>
          </table:table-cell>
          <table:table-cell table:formula="of:=[.C2532]+0.2" office:value-type="float" office:value="506.19999999998" calcext:value-type="float">
            <text:p>506.19999999998</text:p>
          </table:table-cell>
        </table:table-row>
        <table:table-row table:style-name="ro1">
          <table:table-cell office:value-type="float" office:value="186.581" calcext:value-type="float">
            <text:p>1.87E+02</text:p>
          </table:table-cell>
          <table:table-cell office:value-type="float" office:value="94.0347" calcext:value-type="float">
            <text:p>9.40E+01</text:p>
          </table:table-cell>
          <table:table-cell table:formula="of:=[.C2533]+0.2" office:value-type="float" office:value="506.39999999998" calcext:value-type="float">
            <text:p>506.39999999998</text:p>
          </table:table-cell>
        </table:table-row>
        <table:table-row table:style-name="ro1">
          <table:table-cell office:value-type="float" office:value="186.604" calcext:value-type="float">
            <text:p>1.87E+02</text:p>
          </table:table-cell>
          <table:table-cell office:value-type="float" office:value="94.045" calcext:value-type="float">
            <text:p>9.40E+01</text:p>
          </table:table-cell>
          <table:table-cell table:formula="of:=[.C2534]+0.2" office:value-type="float" office:value="506.59999999998" calcext:value-type="float">
            <text:p>506.59999999998</text:p>
          </table:table-cell>
        </table:table-row>
        <table:table-row table:style-name="ro1">
          <table:table-cell office:value-type="float" office:value="186.627" calcext:value-type="float">
            <text:p>1.87E+02</text:p>
          </table:table-cell>
          <table:table-cell office:value-type="float" office:value="94.0553" calcext:value-type="float">
            <text:p>9.41E+01</text:p>
          </table:table-cell>
          <table:table-cell table:formula="of:=[.C2535]+0.2" office:value-type="float" office:value="506.79999999998" calcext:value-type="float">
            <text:p>506.79999999998</text:p>
          </table:table-cell>
        </table:table-row>
        <table:table-row table:style-name="ro1">
          <table:table-cell office:value-type="float" office:value="186.65" calcext:value-type="float">
            <text:p>1.87E+02</text:p>
          </table:table-cell>
          <table:table-cell office:value-type="float" office:value="94.0656" calcext:value-type="float">
            <text:p>9.41E+01</text:p>
          </table:table-cell>
          <table:table-cell table:formula="of:=[.C2536]+0.2" office:value-type="float" office:value="506.99999999998" calcext:value-type="float">
            <text:p>506.99999999998</text:p>
          </table:table-cell>
        </table:table-row>
        <table:table-row table:style-name="ro1">
          <table:table-cell office:value-type="float" office:value="186.674" calcext:value-type="float">
            <text:p>1.87E+02</text:p>
          </table:table-cell>
          <table:table-cell office:value-type="float" office:value="94.076" calcext:value-type="float">
            <text:p>9.41E+01</text:p>
          </table:table-cell>
          <table:table-cell table:formula="of:=[.C2537]+0.2" office:value-type="float" office:value="507.19999999998" calcext:value-type="float">
            <text:p>507.19999999998</text:p>
          </table:table-cell>
        </table:table-row>
        <table:table-row table:style-name="ro1">
          <table:table-cell office:value-type="float" office:value="186.697" calcext:value-type="float">
            <text:p>1.87E+02</text:p>
          </table:table-cell>
          <table:table-cell office:value-type="float" office:value="94.0864" calcext:value-type="float">
            <text:p>9.41E+01</text:p>
          </table:table-cell>
          <table:table-cell table:formula="of:=[.C2538]+0.2" office:value-type="float" office:value="507.39999999998" calcext:value-type="float">
            <text:p>507.39999999998</text:p>
          </table:table-cell>
        </table:table-row>
        <table:table-row table:style-name="ro1">
          <table:table-cell office:value-type="float" office:value="186.72" calcext:value-type="float">
            <text:p>1.87E+02</text:p>
          </table:table-cell>
          <table:table-cell office:value-type="float" office:value="94.0968" calcext:value-type="float">
            <text:p>9.41E+01</text:p>
          </table:table-cell>
          <table:table-cell table:formula="of:=[.C2539]+0.2" office:value-type="float" office:value="507.59999999998" calcext:value-type="float">
            <text:p>507.59999999998</text:p>
          </table:table-cell>
        </table:table-row>
        <table:table-row table:style-name="ro1">
          <table:table-cell office:value-type="float" office:value="186.744" calcext:value-type="float">
            <text:p>1.87E+02</text:p>
          </table:table-cell>
          <table:table-cell office:value-type="float" office:value="94.1072" calcext:value-type="float">
            <text:p>9.41E+01</text:p>
          </table:table-cell>
          <table:table-cell table:formula="of:=[.C2540]+0.2" office:value-type="float" office:value="507.79999999998" calcext:value-type="float">
            <text:p>507.79999999998</text:p>
          </table:table-cell>
        </table:table-row>
        <table:table-row table:style-name="ro1">
          <table:table-cell office:value-type="float" office:value="186.767" calcext:value-type="float">
            <text:p>1.87E+02</text:p>
          </table:table-cell>
          <table:table-cell office:value-type="float" office:value="94.1177" calcext:value-type="float">
            <text:p>9.41E+01</text:p>
          </table:table-cell>
          <table:table-cell table:formula="of:=[.C2541]+0.2" office:value-type="float" office:value="507.99999999998" calcext:value-type="float">
            <text:p>507.99999999998</text:p>
          </table:table-cell>
        </table:table-row>
        <table:table-row table:style-name="ro1">
          <table:table-cell office:value-type="float" office:value="186.791" calcext:value-type="float">
            <text:p>1.87E+02</text:p>
          </table:table-cell>
          <table:table-cell office:value-type="float" office:value="94.1282" calcext:value-type="float">
            <text:p>9.41E+01</text:p>
          </table:table-cell>
          <table:table-cell table:formula="of:=[.C2542]+0.2" office:value-type="float" office:value="508.19999999998" calcext:value-type="float">
            <text:p>508.19999999998</text:p>
          </table:table-cell>
        </table:table-row>
        <table:table-row table:style-name="ro1">
          <table:table-cell office:value-type="float" office:value="186.815" calcext:value-type="float">
            <text:p>1.87E+02</text:p>
          </table:table-cell>
          <table:table-cell office:value-type="float" office:value="94.1387" calcext:value-type="float">
            <text:p>9.41E+01</text:p>
          </table:table-cell>
          <table:table-cell table:formula="of:=[.C2543]+0.2" office:value-type="float" office:value="508.39999999998" calcext:value-type="float">
            <text:p>508.39999999998</text:p>
          </table:table-cell>
        </table:table-row>
        <table:table-row table:style-name="ro1">
          <table:table-cell office:value-type="float" office:value="186.838" calcext:value-type="float">
            <text:p>1.87E+02</text:p>
          </table:table-cell>
          <table:table-cell office:value-type="float" office:value="94.1493" calcext:value-type="float">
            <text:p>9.41E+01</text:p>
          </table:table-cell>
          <table:table-cell table:formula="of:=[.C2544]+0.2" office:value-type="float" office:value="508.59999999998" calcext:value-type="float">
            <text:p>508.59999999998</text:p>
          </table:table-cell>
        </table:table-row>
        <table:table-row table:style-name="ro1">
          <table:table-cell office:value-type="float" office:value="186.862" calcext:value-type="float">
            <text:p>1.87E+02</text:p>
          </table:table-cell>
          <table:table-cell office:value-type="float" office:value="94.1599" calcext:value-type="float">
            <text:p>9.42E+01</text:p>
          </table:table-cell>
          <table:table-cell table:formula="of:=[.C2545]+0.2" office:value-type="float" office:value="508.79999999998" calcext:value-type="float">
            <text:p>508.79999999998</text:p>
          </table:table-cell>
        </table:table-row>
        <table:table-row table:style-name="ro1">
          <table:table-cell office:value-type="float" office:value="186.886" calcext:value-type="float">
            <text:p>1.87E+02</text:p>
          </table:table-cell>
          <table:table-cell office:value-type="float" office:value="94.1705" calcext:value-type="float">
            <text:p>9.42E+01</text:p>
          </table:table-cell>
          <table:table-cell table:formula="of:=[.C2546]+0.2" office:value-type="float" office:value="508.99999999998" calcext:value-type="float">
            <text:p>508.99999999998</text:p>
          </table:table-cell>
        </table:table-row>
        <table:table-row table:style-name="ro1">
          <table:table-cell office:value-type="float" office:value="186.91" calcext:value-type="float">
            <text:p>1.87E+02</text:p>
          </table:table-cell>
          <table:table-cell office:value-type="float" office:value="94.1811" calcext:value-type="float">
            <text:p>9.42E+01</text:p>
          </table:table-cell>
          <table:table-cell table:formula="of:=[.C2547]+0.2" office:value-type="float" office:value="509.19999999998" calcext:value-type="float">
            <text:p>509.19999999998</text:p>
          </table:table-cell>
        </table:table-row>
        <table:table-row table:style-name="ro1">
          <table:table-cell office:value-type="float" office:value="186.934" calcext:value-type="float">
            <text:p>1.87E+02</text:p>
          </table:table-cell>
          <table:table-cell office:value-type="float" office:value="94.1917" calcext:value-type="float">
            <text:p>9.42E+01</text:p>
          </table:table-cell>
          <table:table-cell table:formula="of:=[.C2548]+0.2" office:value-type="float" office:value="509.39999999998" calcext:value-type="float">
            <text:p>509.39999999998</text:p>
          </table:table-cell>
        </table:table-row>
        <table:table-row table:style-name="ro1">
          <table:table-cell office:value-type="float" office:value="186.958" calcext:value-type="float">
            <text:p>1.87E+02</text:p>
          </table:table-cell>
          <table:table-cell office:value-type="float" office:value="94.2024" calcext:value-type="float">
            <text:p>9.42E+01</text:p>
          </table:table-cell>
          <table:table-cell table:formula="of:=[.C2549]+0.2" office:value-type="float" office:value="509.59999999998" calcext:value-type="float">
            <text:p>509.59999999998</text:p>
          </table:table-cell>
        </table:table-row>
        <table:table-row table:style-name="ro1">
          <table:table-cell office:value-type="float" office:value="186.982" calcext:value-type="float">
            <text:p>1.87E+02</text:p>
          </table:table-cell>
          <table:table-cell office:value-type="float" office:value="94.2131" calcext:value-type="float">
            <text:p>9.42E+01</text:p>
          </table:table-cell>
          <table:table-cell table:formula="of:=[.C2550]+0.2" office:value-type="float" office:value="509.79999999998" calcext:value-type="float">
            <text:p>509.79999999998</text:p>
          </table:table-cell>
        </table:table-row>
        <table:table-row table:style-name="ro1">
          <table:table-cell office:value-type="float" office:value="187.006" calcext:value-type="float">
            <text:p>1.87E+02</text:p>
          </table:table-cell>
          <table:table-cell office:value-type="float" office:value="94.2239" calcext:value-type="float">
            <text:p>9.42E+01</text:p>
          </table:table-cell>
          <table:table-cell table:formula="of:=[.C2551]+0.2" office:value-type="float" office:value="509.99999999998" calcext:value-type="float">
            <text:p>509.99999999998</text:p>
          </table:table-cell>
        </table:table-row>
        <table:table-row table:style-name="ro1">
          <table:table-cell office:value-type="float" office:value="187.031" calcext:value-type="float">
            <text:p>1.87E+02</text:p>
          </table:table-cell>
          <table:table-cell office:value-type="float" office:value="94.2346" calcext:value-type="float">
            <text:p>9.42E+01</text:p>
          </table:table-cell>
          <table:table-cell table:formula="of:=[.C2552]+0.2" office:value-type="float" office:value="510.19999999998" calcext:value-type="float">
            <text:p>510.19999999998</text:p>
          </table:table-cell>
        </table:table-row>
        <table:table-row table:style-name="ro1">
          <table:table-cell office:value-type="float" office:value="187.055" calcext:value-type="float">
            <text:p>1.87E+02</text:p>
          </table:table-cell>
          <table:table-cell office:value-type="float" office:value="94.2454" calcext:value-type="float">
            <text:p>9.42E+01</text:p>
          </table:table-cell>
          <table:table-cell table:formula="of:=[.C2553]+0.2" office:value-type="float" office:value="510.39999999998" calcext:value-type="float">
            <text:p>510.39999999998</text:p>
          </table:table-cell>
        </table:table-row>
        <table:table-row table:style-name="ro1">
          <table:table-cell office:value-type="float" office:value="187.079" calcext:value-type="float">
            <text:p>1.87E+02</text:p>
          </table:table-cell>
          <table:table-cell office:value-type="float" office:value="94.2562" calcext:value-type="float">
            <text:p>9.43E+01</text:p>
          </table:table-cell>
          <table:table-cell table:formula="of:=[.C2554]+0.2" office:value-type="float" office:value="510.59999999998" calcext:value-type="float">
            <text:p>510.59999999998</text:p>
          </table:table-cell>
        </table:table-row>
        <table:table-row table:style-name="ro1">
          <table:table-cell office:value-type="float" office:value="187.104" calcext:value-type="float">
            <text:p>1.87E+02</text:p>
          </table:table-cell>
          <table:table-cell office:value-type="float" office:value="94.2671" calcext:value-type="float">
            <text:p>9.43E+01</text:p>
          </table:table-cell>
          <table:table-cell table:formula="of:=[.C2555]+0.2" office:value-type="float" office:value="510.79999999998" calcext:value-type="float">
            <text:p>510.79999999998</text:p>
          </table:table-cell>
        </table:table-row>
        <table:table-row table:style-name="ro1">
          <table:table-cell office:value-type="float" office:value="187.128" calcext:value-type="float">
            <text:p>1.87E+02</text:p>
          </table:table-cell>
          <table:table-cell office:value-type="float" office:value="94.278" calcext:value-type="float">
            <text:p>9.43E+01</text:p>
          </table:table-cell>
          <table:table-cell table:formula="of:=[.C2556]+0.2" office:value-type="float" office:value="510.99999999998" calcext:value-type="float">
            <text:p>510.99999999998</text:p>
          </table:table-cell>
        </table:table-row>
        <table:table-row table:style-name="ro1">
          <table:table-cell office:value-type="float" office:value="187.153" calcext:value-type="float">
            <text:p>1.87E+02</text:p>
          </table:table-cell>
          <table:table-cell office:value-type="float" office:value="94.2889" calcext:value-type="float">
            <text:p>9.43E+01</text:p>
          </table:table-cell>
          <table:table-cell table:formula="of:=[.C2557]+0.2" office:value-type="float" office:value="511.19999999998" calcext:value-type="float">
            <text:p>511.19999999998</text:p>
          </table:table-cell>
        </table:table-row>
        <table:table-row table:style-name="ro1">
          <table:table-cell office:value-type="float" office:value="187.177" calcext:value-type="float">
            <text:p>1.87E+02</text:p>
          </table:table-cell>
          <table:table-cell office:value-type="float" office:value="94.2998" calcext:value-type="float">
            <text:p>9.43E+01</text:p>
          </table:table-cell>
          <table:table-cell table:formula="of:=[.C2558]+0.2" office:value-type="float" office:value="511.39999999998" calcext:value-type="float">
            <text:p>511.39999999998</text:p>
          </table:table-cell>
        </table:table-row>
        <table:table-row table:style-name="ro1">
          <table:table-cell office:value-type="float" office:value="187.202" calcext:value-type="float">
            <text:p>1.87E+02</text:p>
          </table:table-cell>
          <table:table-cell office:value-type="float" office:value="94.3107" calcext:value-type="float">
            <text:p>9.43E+01</text:p>
          </table:table-cell>
          <table:table-cell table:formula="of:=[.C2559]+0.2" office:value-type="float" office:value="511.59999999998" calcext:value-type="float">
            <text:p>511.59999999998</text:p>
          </table:table-cell>
        </table:table-row>
        <table:table-row table:style-name="ro1">
          <table:table-cell office:value-type="float" office:value="187.226" calcext:value-type="float">
            <text:p>1.87E+02</text:p>
          </table:table-cell>
          <table:table-cell office:value-type="float" office:value="94.3217" calcext:value-type="float">
            <text:p>9.43E+01</text:p>
          </table:table-cell>
          <table:table-cell table:formula="of:=[.C2560]+0.2" office:value-type="float" office:value="511.79999999998" calcext:value-type="float">
            <text:p>511.79999999998</text:p>
          </table:table-cell>
        </table:table-row>
        <table:table-row table:style-name="ro1">
          <table:table-cell office:value-type="float" office:value="187.251" calcext:value-type="float">
            <text:p>1.87E+02</text:p>
          </table:table-cell>
          <table:table-cell office:value-type="float" office:value="94.3327" calcext:value-type="float">
            <text:p>9.43E+01</text:p>
          </table:table-cell>
          <table:table-cell table:formula="of:=[.C2561]+0.2" office:value-type="float" office:value="511.99999999998" calcext:value-type="float">
            <text:p>511.99999999998</text:p>
          </table:table-cell>
        </table:table-row>
        <table:table-row table:style-name="ro1">
          <table:table-cell office:value-type="float" office:value="187.276" calcext:value-type="float">
            <text:p>1.87E+02</text:p>
          </table:table-cell>
          <table:table-cell office:value-type="float" office:value="94.3437" calcext:value-type="float">
            <text:p>9.43E+01</text:p>
          </table:table-cell>
          <table:table-cell table:formula="of:=[.C2562]+0.2" office:value-type="float" office:value="512.19999999998" calcext:value-type="float">
            <text:p>512.19999999998</text:p>
          </table:table-cell>
        </table:table-row>
        <table:table-row table:style-name="ro1">
          <table:table-cell office:value-type="float" office:value="187.301" calcext:value-type="float">
            <text:p>1.87E+02</text:p>
          </table:table-cell>
          <table:table-cell office:value-type="float" office:value="94.3548" calcext:value-type="float">
            <text:p>9.44E+01</text:p>
          </table:table-cell>
          <table:table-cell table:formula="of:=[.C2563]+0.2" office:value-type="float" office:value="512.39999999998" calcext:value-type="float">
            <text:p>512.39999999998</text:p>
          </table:table-cell>
        </table:table-row>
        <table:table-row table:style-name="ro1">
          <table:table-cell office:value-type="float" office:value="187.326" calcext:value-type="float">
            <text:p>1.87E+02</text:p>
          </table:table-cell>
          <table:table-cell office:value-type="float" office:value="94.3659" calcext:value-type="float">
            <text:p>9.44E+01</text:p>
          </table:table-cell>
          <table:table-cell table:formula="of:=[.C2564]+0.2" office:value-type="float" office:value="512.59999999998" calcext:value-type="float">
            <text:p>512.59999999998</text:p>
          </table:table-cell>
        </table:table-row>
        <table:table-row table:style-name="ro1">
          <table:table-cell office:value-type="float" office:value="187.351" calcext:value-type="float">
            <text:p>1.87E+02</text:p>
          </table:table-cell>
          <table:table-cell office:value-type="float" office:value="94.377" calcext:value-type="float">
            <text:p>9.44E+01</text:p>
          </table:table-cell>
          <table:table-cell table:formula="of:=[.C2565]+0.2" office:value-type="float" office:value="512.79999999998" calcext:value-type="float">
            <text:p>512.79999999998</text:p>
          </table:table-cell>
        </table:table-row>
        <table:table-row table:style-name="ro1">
          <table:table-cell office:value-type="float" office:value="187.376" calcext:value-type="float">
            <text:p>1.87E+02</text:p>
          </table:table-cell>
          <table:table-cell office:value-type="float" office:value="94.3881" calcext:value-type="float">
            <text:p>9.44E+01</text:p>
          </table:table-cell>
          <table:table-cell table:formula="of:=[.C2566]+0.2" office:value-type="float" office:value="512.99999999998" calcext:value-type="float">
            <text:p>512.99999999998</text:p>
          </table:table-cell>
        </table:table-row>
        <table:table-row table:style-name="ro1">
          <table:table-cell office:value-type="float" office:value="187.401" calcext:value-type="float">
            <text:p>1.87E+02</text:p>
          </table:table-cell>
          <table:table-cell office:value-type="float" office:value="94.3992" calcext:value-type="float">
            <text:p>9.44E+01</text:p>
          </table:table-cell>
          <table:table-cell table:formula="of:=[.C2567]+0.2" office:value-type="float" office:value="513.19999999998" calcext:value-type="float">
            <text:p>513.19999999998</text:p>
          </table:table-cell>
        </table:table-row>
        <table:table-row table:style-name="ro1">
          <table:table-cell office:value-type="float" office:value="187.426" calcext:value-type="float">
            <text:p>1.87E+02</text:p>
          </table:table-cell>
          <table:table-cell office:value-type="float" office:value="94.4104" calcext:value-type="float">
            <text:p>9.44E+01</text:p>
          </table:table-cell>
          <table:table-cell table:formula="of:=[.C2568]+0.2" office:value-type="float" office:value="513.39999999998" calcext:value-type="float">
            <text:p>513.39999999998</text:p>
          </table:table-cell>
        </table:table-row>
        <table:table-row table:style-name="ro1">
          <table:table-cell office:value-type="float" office:value="187.451" calcext:value-type="float">
            <text:p>1.87E+02</text:p>
          </table:table-cell>
          <table:table-cell office:value-type="float" office:value="94.4216" calcext:value-type="float">
            <text:p>9.44E+01</text:p>
          </table:table-cell>
          <table:table-cell table:formula="of:=[.C2569]+0.2" office:value-type="float" office:value="513.59999999998" calcext:value-type="float">
            <text:p>513.59999999998</text:p>
          </table:table-cell>
        </table:table-row>
        <table:table-row table:style-name="ro1">
          <table:table-cell office:value-type="float" office:value="187.476" calcext:value-type="float">
            <text:p>1.87E+02</text:p>
          </table:table-cell>
          <table:table-cell office:value-type="float" office:value="94.4328" calcext:value-type="float">
            <text:p>9.44E+01</text:p>
          </table:table-cell>
          <table:table-cell table:formula="of:=[.C2570]+0.2" office:value-type="float" office:value="513.79999999998" calcext:value-type="float">
            <text:p>513.79999999998</text:p>
          </table:table-cell>
        </table:table-row>
        <table:table-row table:style-name="ro1">
          <table:table-cell office:value-type="float" office:value="187.502" calcext:value-type="float">
            <text:p>1.88E+02</text:p>
          </table:table-cell>
          <table:table-cell office:value-type="float" office:value="94.4441" calcext:value-type="float">
            <text:p>9.44E+01</text:p>
          </table:table-cell>
          <table:table-cell table:formula="of:=[.C2571]+0.2" office:value-type="float" office:value="513.99999999998" calcext:value-type="float">
            <text:p>513.99999999998</text:p>
          </table:table-cell>
        </table:table-row>
        <table:table-row table:style-name="ro1">
          <table:table-cell office:value-type="float" office:value="187.527" calcext:value-type="float">
            <text:p>1.88E+02</text:p>
          </table:table-cell>
          <table:table-cell office:value-type="float" office:value="94.4553" calcext:value-type="float">
            <text:p>9.45E+01</text:p>
          </table:table-cell>
          <table:table-cell table:formula="of:=[.C2572]+0.2" office:value-type="float" office:value="514.19999999998" calcext:value-type="float">
            <text:p>514.19999999998</text:p>
          </table:table-cell>
        </table:table-row>
        <table:table-row table:style-name="ro1">
          <table:table-cell office:value-type="float" office:value="187.552" calcext:value-type="float">
            <text:p>1.88E+02</text:p>
          </table:table-cell>
          <table:table-cell office:value-type="float" office:value="94.4666" calcext:value-type="float">
            <text:p>9.45E+01</text:p>
          </table:table-cell>
          <table:table-cell table:formula="of:=[.C2573]+0.2" office:value-type="float" office:value="514.39999999998" calcext:value-type="float">
            <text:p>514.39999999998</text:p>
          </table:table-cell>
        </table:table-row>
        <table:table-row table:style-name="ro1">
          <table:table-cell office:value-type="float" office:value="187.578" calcext:value-type="float">
            <text:p>1.88E+02</text:p>
          </table:table-cell>
          <table:table-cell office:value-type="float" office:value="94.4779" calcext:value-type="float">
            <text:p>9.45E+01</text:p>
          </table:table-cell>
          <table:table-cell table:formula="of:=[.C2574]+0.2" office:value-type="float" office:value="514.59999999998" calcext:value-type="float">
            <text:p>514.59999999998</text:p>
          </table:table-cell>
        </table:table-row>
        <table:table-row table:style-name="ro1">
          <table:table-cell office:value-type="float" office:value="187.603" calcext:value-type="float">
            <text:p>1.88E+02</text:p>
          </table:table-cell>
          <table:table-cell office:value-type="float" office:value="94.4893" calcext:value-type="float">
            <text:p>9.45E+01</text:p>
          </table:table-cell>
          <table:table-cell table:formula="of:=[.C2575]+0.2" office:value-type="float" office:value="514.79999999998" calcext:value-type="float">
            <text:p>514.79999999998</text:p>
          </table:table-cell>
        </table:table-row>
        <table:table-row table:style-name="ro1">
          <table:table-cell office:value-type="float" office:value="187.629" calcext:value-type="float">
            <text:p>1.88E+02</text:p>
          </table:table-cell>
          <table:table-cell office:value-type="float" office:value="94.5006" calcext:value-type="float">
            <text:p>9.45E+01</text:p>
          </table:table-cell>
          <table:table-cell table:formula="of:=[.C2576]+0.2" office:value-type="float" office:value="514.99999999998" calcext:value-type="float">
            <text:p>514.99999999998</text:p>
          </table:table-cell>
        </table:table-row>
        <table:table-row table:style-name="ro1">
          <table:table-cell office:value-type="float" office:value="187.655" calcext:value-type="float">
            <text:p>1.88E+02</text:p>
          </table:table-cell>
          <table:table-cell office:value-type="float" office:value="94.512" calcext:value-type="float">
            <text:p>9.45E+01</text:p>
          </table:table-cell>
          <table:table-cell table:formula="of:=[.C2577]+0.2" office:value-type="float" office:value="515.19999999998" calcext:value-type="float">
            <text:p>515.19999999998</text:p>
          </table:table-cell>
        </table:table-row>
        <table:table-row table:style-name="ro1">
          <table:table-cell office:value-type="float" office:value="187.68" calcext:value-type="float">
            <text:p>1.88E+02</text:p>
          </table:table-cell>
          <table:table-cell office:value-type="float" office:value="94.5234" calcext:value-type="float">
            <text:p>9.45E+01</text:p>
          </table:table-cell>
          <table:table-cell table:formula="of:=[.C2578]+0.2" office:value-type="float" office:value="515.39999999998" calcext:value-type="float">
            <text:p>515.39999999998</text:p>
          </table:table-cell>
        </table:table-row>
        <table:table-row table:style-name="ro1">
          <table:table-cell office:value-type="float" office:value="187.706" calcext:value-type="float">
            <text:p>1.88E+02</text:p>
          </table:table-cell>
          <table:table-cell office:value-type="float" office:value="94.5348" calcext:value-type="float">
            <text:p>9.45E+01</text:p>
          </table:table-cell>
          <table:table-cell table:formula="of:=[.C2579]+0.2" office:value-type="float" office:value="515.59999999998" calcext:value-type="float">
            <text:p>515.59999999998</text:p>
          </table:table-cell>
        </table:table-row>
        <table:table-row table:style-name="ro1">
          <table:table-cell office:value-type="float" office:value="187.732" calcext:value-type="float">
            <text:p>1.88E+02</text:p>
          </table:table-cell>
          <table:table-cell office:value-type="float" office:value="94.5463" calcext:value-type="float">
            <text:p>9.45E+01</text:p>
          </table:table-cell>
          <table:table-cell table:formula="of:=[.C2580]+0.2" office:value-type="float" office:value="515.79999999998" calcext:value-type="float">
            <text:p>515.79999999998</text:p>
          </table:table-cell>
        </table:table-row>
        <table:table-row table:style-name="ro1">
          <table:table-cell office:value-type="float" office:value="187.757" calcext:value-type="float">
            <text:p>1.88E+02</text:p>
          </table:table-cell>
          <table:table-cell office:value-type="float" office:value="94.5578" calcext:value-type="float">
            <text:p>9.46E+01</text:p>
          </table:table-cell>
          <table:table-cell table:formula="of:=[.C2581]+0.2" office:value-type="float" office:value="515.99999999998" calcext:value-type="float">
            <text:p>515.99999999998</text:p>
          </table:table-cell>
        </table:table-row>
        <table:table-row table:style-name="ro1">
          <table:table-cell office:value-type="float" office:value="187.783" calcext:value-type="float">
            <text:p>1.88E+02</text:p>
          </table:table-cell>
          <table:table-cell office:value-type="float" office:value="94.5692" calcext:value-type="float">
            <text:p>9.46E+01</text:p>
          </table:table-cell>
          <table:table-cell table:formula="of:=[.C2582]+0.2" office:value-type="float" office:value="516.19999999998" calcext:value-type="float">
            <text:p>516.19999999998</text:p>
          </table:table-cell>
        </table:table-row>
        <table:table-row table:style-name="ro1">
          <table:table-cell office:value-type="float" office:value="187.809" calcext:value-type="float">
            <text:p>1.88E+02</text:p>
          </table:table-cell>
          <table:table-cell office:value-type="float" office:value="94.5808" calcext:value-type="float">
            <text:p>9.46E+01</text:p>
          </table:table-cell>
          <table:table-cell table:formula="of:=[.C2583]+0.2" office:value-type="float" office:value="516.39999999998" calcext:value-type="float">
            <text:p>516.39999999998</text:p>
          </table:table-cell>
        </table:table-row>
        <table:table-row table:style-name="ro1">
          <table:table-cell office:value-type="float" office:value="187.835" calcext:value-type="float">
            <text:p>1.88E+02</text:p>
          </table:table-cell>
          <table:table-cell office:value-type="float" office:value="94.5923" calcext:value-type="float">
            <text:p>9.46E+01</text:p>
          </table:table-cell>
          <table:table-cell table:formula="of:=[.C2584]+0.2" office:value-type="float" office:value="516.599999999981" calcext:value-type="float">
            <text:p>516.599999999981</text:p>
          </table:table-cell>
        </table:table-row>
        <table:table-row table:style-name="ro1">
          <table:table-cell office:value-type="float" office:value="187.861" calcext:value-type="float">
            <text:p>1.88E+02</text:p>
          </table:table-cell>
          <table:table-cell office:value-type="float" office:value="94.6039" calcext:value-type="float">
            <text:p>9.46E+01</text:p>
          </table:table-cell>
          <table:table-cell table:formula="of:=[.C2585]+0.2" office:value-type="float" office:value="516.799999999981" calcext:value-type="float">
            <text:p>516.799999999981</text:p>
          </table:table-cell>
        </table:table-row>
        <table:table-row table:style-name="ro1">
          <table:table-cell office:value-type="float" office:value="187.887" calcext:value-type="float">
            <text:p>1.88E+02</text:p>
          </table:table-cell>
          <table:table-cell office:value-type="float" office:value="94.6154" calcext:value-type="float">
            <text:p>9.46E+01</text:p>
          </table:table-cell>
          <table:table-cell table:formula="of:=[.C2586]+0.2" office:value-type="float" office:value="516.999999999981" calcext:value-type="float">
            <text:p>516.999999999981</text:p>
          </table:table-cell>
        </table:table-row>
        <table:table-row table:style-name="ro1">
          <table:table-cell office:value-type="float" office:value="187.913" calcext:value-type="float">
            <text:p>1.88E+02</text:p>
          </table:table-cell>
          <table:table-cell office:value-type="float" office:value="94.6271" calcext:value-type="float">
            <text:p>9.46E+01</text:p>
          </table:table-cell>
          <table:table-cell table:formula="of:=[.C2587]+0.2" office:value-type="float" office:value="517.199999999981" calcext:value-type="float">
            <text:p>517.199999999981</text:p>
          </table:table-cell>
        </table:table-row>
        <table:table-row table:style-name="ro1">
          <table:table-cell office:value-type="float" office:value="187.939" calcext:value-type="float">
            <text:p>1.88E+02</text:p>
          </table:table-cell>
          <table:table-cell office:value-type="float" office:value="94.6387" calcext:value-type="float">
            <text:p>9.46E+01</text:p>
          </table:table-cell>
          <table:table-cell table:formula="of:=[.C2588]+0.2" office:value-type="float" office:value="517.399999999981" calcext:value-type="float">
            <text:p>517.399999999981</text:p>
          </table:table-cell>
        </table:table-row>
        <table:table-row table:style-name="ro1">
          <table:table-cell office:value-type="float" office:value="187.966" calcext:value-type="float">
            <text:p>1.88E+02</text:p>
          </table:table-cell>
          <table:table-cell office:value-type="float" office:value="94.6503" calcext:value-type="float">
            <text:p>9.47E+01</text:p>
          </table:table-cell>
          <table:table-cell table:formula="of:=[.C2589]+0.2" office:value-type="float" office:value="517.599999999981" calcext:value-type="float">
            <text:p>517.599999999981</text:p>
          </table:table-cell>
        </table:table-row>
        <table:table-row table:style-name="ro1">
          <table:table-cell office:value-type="float" office:value="187.992" calcext:value-type="float">
            <text:p>1.88E+02</text:p>
          </table:table-cell>
          <table:table-cell office:value-type="float" office:value="94.662" calcext:value-type="float">
            <text:p>9.47E+01</text:p>
          </table:table-cell>
          <table:table-cell table:formula="of:=[.C2590]+0.2" office:value-type="float" office:value="517.799999999981" calcext:value-type="float">
            <text:p>517.799999999981</text:p>
          </table:table-cell>
        </table:table-row>
        <table:table-row table:style-name="ro1">
          <table:table-cell office:value-type="float" office:value="188.018" calcext:value-type="float">
            <text:p>1.88E+02</text:p>
          </table:table-cell>
          <table:table-cell office:value-type="float" office:value="94.6737" calcext:value-type="float">
            <text:p>9.47E+01</text:p>
          </table:table-cell>
          <table:table-cell table:formula="of:=[.C2591]+0.2" office:value-type="float" office:value="517.999999999981" calcext:value-type="float">
            <text:p>517.999999999981</text:p>
          </table:table-cell>
        </table:table-row>
        <table:table-row table:style-name="ro1">
          <table:table-cell office:value-type="float" office:value="188.045" calcext:value-type="float">
            <text:p>1.88E+02</text:p>
          </table:table-cell>
          <table:table-cell office:value-type="float" office:value="94.6854" calcext:value-type="float">
            <text:p>9.47E+01</text:p>
          </table:table-cell>
          <table:table-cell table:formula="of:=[.C2592]+0.2" office:value-type="float" office:value="518.199999999981" calcext:value-type="float">
            <text:p>518.199999999981</text:p>
          </table:table-cell>
        </table:table-row>
        <table:table-row table:style-name="ro1">
          <table:table-cell office:value-type="float" office:value="188.071" calcext:value-type="float">
            <text:p>1.88E+02</text:p>
          </table:table-cell>
          <table:table-cell office:value-type="float" office:value="94.6971" calcext:value-type="float">
            <text:p>9.47E+01</text:p>
          </table:table-cell>
          <table:table-cell table:formula="of:=[.C2593]+0.2" office:value-type="float" office:value="518.399999999981" calcext:value-type="float">
            <text:p>518.399999999981</text:p>
          </table:table-cell>
        </table:table-row>
        <table:table-row table:style-name="ro1">
          <table:table-cell office:value-type="float" office:value="188.097" calcext:value-type="float">
            <text:p>1.88E+02</text:p>
          </table:table-cell>
          <table:table-cell office:value-type="float" office:value="94.7089" calcext:value-type="float">
            <text:p>9.47E+01</text:p>
          </table:table-cell>
          <table:table-cell table:formula="of:=[.C2594]+0.2" office:value-type="float" office:value="518.599999999981" calcext:value-type="float">
            <text:p>518.599999999981</text:p>
          </table:table-cell>
        </table:table-row>
        <table:table-row table:style-name="ro1">
          <table:table-cell office:value-type="float" office:value="188.124" calcext:value-type="float">
            <text:p>1.88E+02</text:p>
          </table:table-cell>
          <table:table-cell office:value-type="float" office:value="94.7206" calcext:value-type="float">
            <text:p>9.47E+01</text:p>
          </table:table-cell>
          <table:table-cell table:formula="of:=[.C2595]+0.2" office:value-type="float" office:value="518.799999999981" calcext:value-type="float">
            <text:p>518.799999999981</text:p>
          </table:table-cell>
        </table:table-row>
        <table:table-row table:style-name="ro1">
          <table:table-cell office:value-type="float" office:value="188.15" calcext:value-type="float">
            <text:p>1.88E+02</text:p>
          </table:table-cell>
          <table:table-cell office:value-type="float" office:value="94.7324" calcext:value-type="float">
            <text:p>9.47E+01</text:p>
          </table:table-cell>
          <table:table-cell table:formula="of:=[.C2596]+0.2" office:value-type="float" office:value="518.999999999981" calcext:value-type="float">
            <text:p>518.999999999981</text:p>
          </table:table-cell>
        </table:table-row>
        <table:table-row table:style-name="ro1">
          <table:table-cell office:value-type="float" office:value="188.177" calcext:value-type="float">
            <text:p>1.88E+02</text:p>
          </table:table-cell>
          <table:table-cell office:value-type="float" office:value="94.7442" calcext:value-type="float">
            <text:p>9.47E+01</text:p>
          </table:table-cell>
          <table:table-cell table:formula="of:=[.C2597]+0.2" office:value-type="float" office:value="519.199999999981" calcext:value-type="float">
            <text:p>519.199999999981</text:p>
          </table:table-cell>
        </table:table-row>
        <table:table-row table:style-name="ro1">
          <table:table-cell office:value-type="float" office:value="188.204" calcext:value-type="float">
            <text:p>1.88E+02</text:p>
          </table:table-cell>
          <table:table-cell office:value-type="float" office:value="94.756" calcext:value-type="float">
            <text:p>9.48E+01</text:p>
          </table:table-cell>
          <table:table-cell table:formula="of:=[.C2598]+0.2" office:value-type="float" office:value="519.399999999981" calcext:value-type="float">
            <text:p>519.399999999981</text:p>
          </table:table-cell>
        </table:table-row>
        <table:table-row table:style-name="ro1">
          <table:table-cell office:value-type="float" office:value="188.23" calcext:value-type="float">
            <text:p>1.88E+02</text:p>
          </table:table-cell>
          <table:table-cell office:value-type="float" office:value="94.7679" calcext:value-type="float">
            <text:p>9.48E+01</text:p>
          </table:table-cell>
          <table:table-cell table:formula="of:=[.C2599]+0.2" office:value-type="float" office:value="519.599999999981" calcext:value-type="float">
            <text:p>519.599999999981</text:p>
          </table:table-cell>
        </table:table-row>
        <table:table-row table:style-name="ro1">
          <table:table-cell office:value-type="float" office:value="188.257" calcext:value-type="float">
            <text:p>1.88E+02</text:p>
          </table:table-cell>
          <table:table-cell office:value-type="float" office:value="94.7798" calcext:value-type="float">
            <text:p>9.48E+01</text:p>
          </table:table-cell>
          <table:table-cell table:formula="of:=[.C2600]+0.2" office:value-type="float" office:value="519.799999999981" calcext:value-type="float">
            <text:p>519.799999999981</text:p>
          </table:table-cell>
        </table:table-row>
        <table:table-row table:style-name="ro1">
          <table:table-cell office:value-type="float" office:value="188.284" calcext:value-type="float">
            <text:p>1.88E+02</text:p>
          </table:table-cell>
          <table:table-cell office:value-type="float" office:value="94.7917" calcext:value-type="float">
            <text:p>9.48E+01</text:p>
          </table:table-cell>
          <table:table-cell table:formula="of:=[.C2601]+0.2" office:value-type="float" office:value="519.999999999981" calcext:value-type="float">
            <text:p>519.999999999981</text:p>
          </table:table-cell>
        </table:table-row>
        <table:table-row table:style-name="ro1">
          <table:table-cell office:value-type="float" office:value="188.31" calcext:value-type="float">
            <text:p>1.88E+02</text:p>
          </table:table-cell>
          <table:table-cell office:value-type="float" office:value="94.8036" calcext:value-type="float">
            <text:p>9.48E+01</text:p>
          </table:table-cell>
          <table:table-cell table:formula="of:=[.C2602]+0.2" office:value-type="float" office:value="520.199999999981" calcext:value-type="float">
            <text:p>520.199999999981</text:p>
          </table:table-cell>
        </table:table-row>
        <table:table-row table:style-name="ro1">
          <table:table-cell office:value-type="float" office:value="188.337" calcext:value-type="float">
            <text:p>1.88E+02</text:p>
          </table:table-cell>
          <table:table-cell office:value-type="float" office:value="94.8155" calcext:value-type="float">
            <text:p>9.48E+01</text:p>
          </table:table-cell>
          <table:table-cell table:formula="of:=[.C2603]+0.2" office:value-type="float" office:value="520.399999999981" calcext:value-type="float">
            <text:p>520.399999999981</text:p>
          </table:table-cell>
        </table:table-row>
        <table:table-row table:style-name="ro1">
          <table:table-cell office:value-type="float" office:value="188.364" calcext:value-type="float">
            <text:p>1.88E+02</text:p>
          </table:table-cell>
          <table:table-cell office:value-type="float" office:value="94.8274" calcext:value-type="float">
            <text:p>9.48E+01</text:p>
          </table:table-cell>
          <table:table-cell table:formula="of:=[.C2604]+0.2" office:value-type="float" office:value="520.599999999981" calcext:value-type="float">
            <text:p>520.599999999981</text:p>
          </table:table-cell>
        </table:table-row>
        <table:table-row table:style-name="ro1">
          <table:table-cell office:value-type="float" office:value="188.391" calcext:value-type="float">
            <text:p>1.88E+02</text:p>
          </table:table-cell>
          <table:table-cell office:value-type="float" office:value="94.8394" calcext:value-type="float">
            <text:p>9.48E+01</text:p>
          </table:table-cell>
          <table:table-cell table:formula="of:=[.C2605]+0.2" office:value-type="float" office:value="520.799999999981" calcext:value-type="float">
            <text:p>520.799999999981</text:p>
          </table:table-cell>
        </table:table-row>
        <table:table-row table:style-name="ro1">
          <table:table-cell office:value-type="float" office:value="188.418" calcext:value-type="float">
            <text:p>1.88E+02</text:p>
          </table:table-cell>
          <table:table-cell office:value-type="float" office:value="94.8514" calcext:value-type="float">
            <text:p>9.49E+01</text:p>
          </table:table-cell>
          <table:table-cell table:formula="of:=[.C2606]+0.2" office:value-type="float" office:value="520.999999999981" calcext:value-type="float">
            <text:p>520.999999999981</text:p>
          </table:table-cell>
        </table:table-row>
        <table:table-row table:style-name="ro1">
          <table:table-cell office:value-type="float" office:value="188.445" calcext:value-type="float">
            <text:p>1.88E+02</text:p>
          </table:table-cell>
          <table:table-cell office:value-type="float" office:value="94.8634" calcext:value-type="float">
            <text:p>9.49E+01</text:p>
          </table:table-cell>
          <table:table-cell table:formula="of:=[.C2607]+0.2" office:value-type="float" office:value="521.199999999982" calcext:value-type="float">
            <text:p>521.199999999982</text:p>
          </table:table-cell>
        </table:table-row>
        <table:table-row table:style-name="ro1">
          <table:table-cell office:value-type="float" office:value="188.472" calcext:value-type="float">
            <text:p>1.88E+02</text:p>
          </table:table-cell>
          <table:table-cell office:value-type="float" office:value="94.8754" calcext:value-type="float">
            <text:p>9.49E+01</text:p>
          </table:table-cell>
          <table:table-cell table:formula="of:=[.C2608]+0.2" office:value-type="float" office:value="521.399999999982" calcext:value-type="float">
            <text:p>521.399999999982</text:p>
          </table:table-cell>
        </table:table-row>
        <table:table-row table:style-name="ro1">
          <table:table-cell office:value-type="float" office:value="188.499" calcext:value-type="float">
            <text:p>1.88E+02</text:p>
          </table:table-cell>
          <table:table-cell office:value-type="float" office:value="94.8875" calcext:value-type="float">
            <text:p>9.49E+01</text:p>
          </table:table-cell>
          <table:table-cell table:formula="of:=[.C2609]+0.2" office:value-type="float" office:value="521.599999999982" calcext:value-type="float">
            <text:p>521.599999999982</text:p>
          </table:table-cell>
        </table:table-row>
        <table:table-row table:style-name="ro1">
          <table:table-cell office:value-type="float" office:value="188.526" calcext:value-type="float">
            <text:p>1.89E+02</text:p>
          </table:table-cell>
          <table:table-cell office:value-type="float" office:value="94.8995" calcext:value-type="float">
            <text:p>9.49E+01</text:p>
          </table:table-cell>
          <table:table-cell table:formula="of:=[.C2610]+0.2" office:value-type="float" office:value="521.799999999982" calcext:value-type="float">
            <text:p>521.799999999982</text:p>
          </table:table-cell>
        </table:table-row>
        <table:table-row table:style-name="ro1">
          <table:table-cell office:value-type="float" office:value="188.553" calcext:value-type="float">
            <text:p>1.89E+02</text:p>
          </table:table-cell>
          <table:table-cell office:value-type="float" office:value="94.9116" calcext:value-type="float">
            <text:p>9.49E+01</text:p>
          </table:table-cell>
          <table:table-cell table:formula="of:=[.C2611]+0.2" office:value-type="float" office:value="521.999999999982" calcext:value-type="float">
            <text:p>521.999999999982</text:p>
          </table:table-cell>
        </table:table-row>
        <table:table-row table:style-name="ro1">
          <table:table-cell office:value-type="float" office:value="188.581" calcext:value-type="float">
            <text:p>1.89E+02</text:p>
          </table:table-cell>
          <table:table-cell office:value-type="float" office:value="94.9237" calcext:value-type="float">
            <text:p>9.49E+01</text:p>
          </table:table-cell>
          <table:table-cell table:formula="of:=[.C2612]+0.2" office:value-type="float" office:value="522.199999999982" calcext:value-type="float">
            <text:p>522.199999999982</text:p>
          </table:table-cell>
        </table:table-row>
        <table:table-row table:style-name="ro1">
          <table:table-cell office:value-type="float" office:value="188.608" calcext:value-type="float">
            <text:p>1.89E+02</text:p>
          </table:table-cell>
          <table:table-cell office:value-type="float" office:value="94.9358" calcext:value-type="float">
            <text:p>9.49E+01</text:p>
          </table:table-cell>
          <table:table-cell table:formula="of:=[.C2613]+0.2" office:value-type="float" office:value="522.399999999982" calcext:value-type="float">
            <text:p>522.399999999982</text:p>
          </table:table-cell>
        </table:table-row>
        <table:table-row table:style-name="ro1">
          <table:table-cell office:value-type="float" office:value="188.635" calcext:value-type="float">
            <text:p>1.89E+02</text:p>
          </table:table-cell>
          <table:table-cell office:value-type="float" office:value="94.9479" calcext:value-type="float">
            <text:p>9.49E+01</text:p>
          </table:table-cell>
          <table:table-cell table:formula="of:=[.C2614]+0.2" office:value-type="float" office:value="522.599999999982" calcext:value-type="float">
            <text:p>522.599999999982</text:p>
          </table:table-cell>
        </table:table-row>
        <table:table-row table:style-name="ro1">
          <table:table-cell office:value-type="float" office:value="188.662" calcext:value-type="float">
            <text:p>1.89E+02</text:p>
          </table:table-cell>
          <table:table-cell office:value-type="float" office:value="94.9601" calcext:value-type="float">
            <text:p>9.50E+01</text:p>
          </table:table-cell>
          <table:table-cell table:formula="of:=[.C2615]+0.2" office:value-type="float" office:value="522.799999999982" calcext:value-type="float">
            <text:p>522.799999999982</text:p>
          </table:table-cell>
        </table:table-row>
        <table:table-row table:style-name="ro1">
          <table:table-cell office:value-type="float" office:value="188.69" calcext:value-type="float">
            <text:p>1.89E+02</text:p>
          </table:table-cell>
          <table:table-cell office:value-type="float" office:value="94.9722" calcext:value-type="float">
            <text:p>9.50E+01</text:p>
          </table:table-cell>
          <table:table-cell table:formula="of:=[.C2616]+0.2" office:value-type="float" office:value="522.999999999982" calcext:value-type="float">
            <text:p>522.999999999982</text:p>
          </table:table-cell>
        </table:table-row>
        <table:table-row table:style-name="ro1">
          <table:table-cell office:value-type="float" office:value="188.717" calcext:value-type="float">
            <text:p>1.89E+02</text:p>
          </table:table-cell>
          <table:table-cell office:value-type="float" office:value="94.9844" calcext:value-type="float">
            <text:p>9.50E+01</text:p>
          </table:table-cell>
          <table:table-cell table:formula="of:=[.C2617]+0.2" office:value-type="float" office:value="523.199999999982" calcext:value-type="float">
            <text:p>523.199999999982</text:p>
          </table:table-cell>
        </table:table-row>
        <table:table-row table:style-name="ro1">
          <table:table-cell office:value-type="float" office:value="188.745" calcext:value-type="float">
            <text:p>1.89E+02</text:p>
          </table:table-cell>
          <table:table-cell office:value-type="float" office:value="94.9966" calcext:value-type="float">
            <text:p>9.50E+01</text:p>
          </table:table-cell>
          <table:table-cell table:formula="of:=[.C2618]+0.2" office:value-type="float" office:value="523.399999999982" calcext:value-type="float">
            <text:p>523.399999999982</text:p>
          </table:table-cell>
        </table:table-row>
        <table:table-row table:style-name="ro1">
          <table:table-cell office:value-type="float" office:value="188.772" calcext:value-type="float">
            <text:p>1.89E+02</text:p>
          </table:table-cell>
          <table:table-cell office:value-type="float" office:value="95.0088" calcext:value-type="float">
            <text:p>9.50E+01</text:p>
          </table:table-cell>
          <table:table-cell table:formula="of:=[.C2619]+0.2" office:value-type="float" office:value="523.599999999982" calcext:value-type="float">
            <text:p>523.599999999982</text:p>
          </table:table-cell>
        </table:table-row>
        <table:table-row table:style-name="ro1">
          <table:table-cell office:value-type="float" office:value="188.8" calcext:value-type="float">
            <text:p>1.89E+02</text:p>
          </table:table-cell>
          <table:table-cell office:value-type="float" office:value="95.021" calcext:value-type="float">
            <text:p>9.50E+01</text:p>
          </table:table-cell>
          <table:table-cell table:formula="of:=[.C2620]+0.2" office:value-type="float" office:value="523.799999999982" calcext:value-type="float">
            <text:p>523.799999999982</text:p>
          </table:table-cell>
        </table:table-row>
        <table:table-row table:style-name="ro1">
          <table:table-cell office:value-type="float" office:value="188.827" calcext:value-type="float">
            <text:p>1.89E+02</text:p>
          </table:table-cell>
          <table:table-cell office:value-type="float" office:value="95.0333" calcext:value-type="float">
            <text:p>9.50E+01</text:p>
          </table:table-cell>
          <table:table-cell table:formula="of:=[.C2621]+0.2" office:value-type="float" office:value="523.999999999982" calcext:value-type="float">
            <text:p>523.999999999982</text:p>
          </table:table-cell>
        </table:table-row>
        <table:table-row table:style-name="ro1">
          <table:table-cell office:value-type="float" office:value="188.855" calcext:value-type="float">
            <text:p>1.89E+02</text:p>
          </table:table-cell>
          <table:table-cell office:value-type="float" office:value="95.0455" calcext:value-type="float">
            <text:p>9.50E+01</text:p>
          </table:table-cell>
          <table:table-cell table:formula="of:=[.C2622]+0.2" office:value-type="float" office:value="524.199999999982" calcext:value-type="float">
            <text:p>524.199999999982</text:p>
          </table:table-cell>
        </table:table-row>
        <table:table-row table:style-name="ro1">
          <table:table-cell office:value-type="float" office:value="188.882" calcext:value-type="float">
            <text:p>1.89E+02</text:p>
          </table:table-cell>
          <table:table-cell office:value-type="float" office:value="95.0578" calcext:value-type="float">
            <text:p>9.51E+01</text:p>
          </table:table-cell>
          <table:table-cell table:formula="of:=[.C2623]+0.2" office:value-type="float" office:value="524.399999999982" calcext:value-type="float">
            <text:p>524.399999999982</text:p>
          </table:table-cell>
        </table:table-row>
        <table:table-row table:style-name="ro1">
          <table:table-cell office:value-type="float" office:value="188.91" calcext:value-type="float">
            <text:p>1.89E+02</text:p>
          </table:table-cell>
          <table:table-cell office:value-type="float" office:value="95.0701" calcext:value-type="float">
            <text:p>9.51E+01</text:p>
          </table:table-cell>
          <table:table-cell table:formula="of:=[.C2624]+0.2" office:value-type="float" office:value="524.599999999982" calcext:value-type="float">
            <text:p>524.599999999982</text:p>
          </table:table-cell>
        </table:table-row>
        <table:table-row table:style-name="ro1">
          <table:table-cell office:value-type="float" office:value="188.938" calcext:value-type="float">
            <text:p>1.89E+02</text:p>
          </table:table-cell>
          <table:table-cell office:value-type="float" office:value="95.0824" calcext:value-type="float">
            <text:p>9.51E+01</text:p>
          </table:table-cell>
          <table:table-cell table:formula="of:=[.C2625]+0.2" office:value-type="float" office:value="524.799999999982" calcext:value-type="float">
            <text:p>524.799999999982</text:p>
          </table:table-cell>
        </table:table-row>
        <table:table-row table:style-name="ro1">
          <table:table-cell office:value-type="float" office:value="188.965" calcext:value-type="float">
            <text:p>1.89E+02</text:p>
          </table:table-cell>
          <table:table-cell office:value-type="float" office:value="95.0948" calcext:value-type="float">
            <text:p>9.51E+01</text:p>
          </table:table-cell>
          <table:table-cell table:formula="of:=[.C2626]+0.2" office:value-type="float" office:value="524.999999999982" calcext:value-type="float">
            <text:p>524.999999999982</text:p>
          </table:table-cell>
        </table:table-row>
        <table:table-row table:style-name="ro1">
          <table:table-cell office:value-type="float" office:value="188.993" calcext:value-type="float">
            <text:p>1.89E+02</text:p>
          </table:table-cell>
          <table:table-cell office:value-type="float" office:value="95.1071" calcext:value-type="float">
            <text:p>9.51E+01</text:p>
          </table:table-cell>
          <table:table-cell table:formula="of:=[.C2627]+0.2" office:value-type="float" office:value="525.199999999982" calcext:value-type="float">
            <text:p>525.199999999982</text:p>
          </table:table-cell>
        </table:table-row>
        <table:table-row table:style-name="ro1">
          <table:table-cell office:value-type="float" office:value="189.021" calcext:value-type="float">
            <text:p>1.89E+02</text:p>
          </table:table-cell>
          <table:table-cell office:value-type="float" office:value="95.1195" calcext:value-type="float">
            <text:p>9.51E+01</text:p>
          </table:table-cell>
          <table:table-cell table:formula="of:=[.C2628]+0.2" office:value-type="float" office:value="525.399999999982" calcext:value-type="float">
            <text:p>525.399999999982</text:p>
          </table:table-cell>
        </table:table-row>
        <table:table-row table:style-name="ro1">
          <table:table-cell office:value-type="float" office:value="189.049" calcext:value-type="float">
            <text:p>1.89E+02</text:p>
          </table:table-cell>
          <table:table-cell office:value-type="float" office:value="95.1319" calcext:value-type="float">
            <text:p>9.51E+01</text:p>
          </table:table-cell>
          <table:table-cell table:formula="of:=[.C2629]+0.2" office:value-type="float" office:value="525.599999999983" calcext:value-type="float">
            <text:p>525.599999999983</text:p>
          </table:table-cell>
        </table:table-row>
        <table:table-row table:style-name="ro1">
          <table:table-cell office:value-type="float" office:value="189.077" calcext:value-type="float">
            <text:p>1.89E+02</text:p>
          </table:table-cell>
          <table:table-cell office:value-type="float" office:value="95.1442" calcext:value-type="float">
            <text:p>9.51E+01</text:p>
          </table:table-cell>
          <table:table-cell table:formula="of:=[.C2630]+0.2" office:value-type="float" office:value="525.799999999983" calcext:value-type="float">
            <text:p>525.799999999983</text:p>
          </table:table-cell>
        </table:table-row>
        <table:table-row table:style-name="ro1">
          <table:table-cell office:value-type="float" office:value="189.105" calcext:value-type="float">
            <text:p>1.89E+02</text:p>
          </table:table-cell>
          <table:table-cell office:value-type="float" office:value="95.1566" calcext:value-type="float">
            <text:p>9.52E+01</text:p>
          </table:table-cell>
          <table:table-cell table:formula="of:=[.C2631]+0.2" office:value-type="float" office:value="525.999999999983" calcext:value-type="float">
            <text:p>525.999999999983</text:p>
          </table:table-cell>
        </table:table-row>
        <table:table-row table:style-name="ro1">
          <table:table-cell office:value-type="float" office:value="189.133" calcext:value-type="float">
            <text:p>1.89E+02</text:p>
          </table:table-cell>
          <table:table-cell office:value-type="float" office:value="95.1691" calcext:value-type="float">
            <text:p>9.52E+01</text:p>
          </table:table-cell>
          <table:table-cell table:formula="of:=[.C2632]+0.2" office:value-type="float" office:value="526.199999999983" calcext:value-type="float">
            <text:p>526.199999999983</text:p>
          </table:table-cell>
        </table:table-row>
        <table:table-row table:style-name="ro1">
          <table:table-cell office:value-type="float" office:value="189.161" calcext:value-type="float">
            <text:p>1.89E+02</text:p>
          </table:table-cell>
          <table:table-cell office:value-type="float" office:value="95.1815" calcext:value-type="float">
            <text:p>9.52E+01</text:p>
          </table:table-cell>
          <table:table-cell table:formula="of:=[.C2633]+0.2" office:value-type="float" office:value="526.399999999983" calcext:value-type="float">
            <text:p>526.399999999983</text:p>
          </table:table-cell>
        </table:table-row>
        <table:table-row table:style-name="ro1">
          <table:table-cell office:value-type="float" office:value="189.189" calcext:value-type="float">
            <text:p>1.89E+02</text:p>
          </table:table-cell>
          <table:table-cell office:value-type="float" office:value="95.1939" calcext:value-type="float">
            <text:p>9.52E+01</text:p>
          </table:table-cell>
          <table:table-cell table:formula="of:=[.C2634]+0.2" office:value-type="float" office:value="526.599999999983" calcext:value-type="float">
            <text:p>526.599999999983</text:p>
          </table:table-cell>
        </table:table-row>
        <table:table-row table:style-name="ro1">
          <table:table-cell office:value-type="float" office:value="189.217" calcext:value-type="float">
            <text:p>1.89E+02</text:p>
          </table:table-cell>
          <table:table-cell office:value-type="float" office:value="95.2064" calcext:value-type="float">
            <text:p>9.52E+01</text:p>
          </table:table-cell>
          <table:table-cell table:formula="of:=[.C2635]+0.2" office:value-type="float" office:value="526.799999999983" calcext:value-type="float">
            <text:p>526.799999999983</text:p>
          </table:table-cell>
        </table:table-row>
        <table:table-row table:style-name="ro1">
          <table:table-cell office:value-type="float" office:value="189.245" calcext:value-type="float">
            <text:p>1.89E+02</text:p>
          </table:table-cell>
          <table:table-cell office:value-type="float" office:value="95.2189" calcext:value-type="float">
            <text:p>9.52E+01</text:p>
          </table:table-cell>
          <table:table-cell table:formula="of:=[.C2636]+0.2" office:value-type="float" office:value="526.999999999983" calcext:value-type="float">
            <text:p>526.999999999983</text:p>
          </table:table-cell>
        </table:table-row>
        <table:table-row table:style-name="ro1">
          <table:table-cell office:value-type="float" office:value="189.273" calcext:value-type="float">
            <text:p>1.89E+02</text:p>
          </table:table-cell>
          <table:table-cell office:value-type="float" office:value="95.2314" calcext:value-type="float">
            <text:p>9.52E+01</text:p>
          </table:table-cell>
          <table:table-cell table:formula="of:=[.C2637]+0.2" office:value-type="float" office:value="527.199999999983" calcext:value-type="float">
            <text:p>527.199999999983</text:p>
          </table:table-cell>
        </table:table-row>
        <table:table-row table:style-name="ro1">
          <table:table-cell office:value-type="float" office:value="189.301" calcext:value-type="float">
            <text:p>1.89E+02</text:p>
          </table:table-cell>
          <table:table-cell office:value-type="float" office:value="95.2439" calcext:value-type="float">
            <text:p>9.52E+01</text:p>
          </table:table-cell>
          <table:table-cell table:formula="of:=[.C2638]+0.2" office:value-type="float" office:value="527.399999999983" calcext:value-type="float">
            <text:p>527.399999999983</text:p>
          </table:table-cell>
        </table:table-row>
        <table:table-row table:style-name="ro1">
          <table:table-cell office:value-type="float" office:value="189.329" calcext:value-type="float">
            <text:p>1.89E+02</text:p>
          </table:table-cell>
          <table:table-cell office:value-type="float" office:value="95.2564" calcext:value-type="float">
            <text:p>9.53E+01</text:p>
          </table:table-cell>
          <table:table-cell table:formula="of:=[.C2639]+0.2" office:value-type="float" office:value="527.599999999983" calcext:value-type="float">
            <text:p>527.599999999983</text:p>
          </table:table-cell>
        </table:table-row>
        <table:table-row table:style-name="ro1">
          <table:table-cell office:value-type="float" office:value="189.357" calcext:value-type="float">
            <text:p>1.89E+02</text:p>
          </table:table-cell>
          <table:table-cell office:value-type="float" office:value="95.269" calcext:value-type="float">
            <text:p>9.53E+01</text:p>
          </table:table-cell>
          <table:table-cell table:formula="of:=[.C2640]+0.2" office:value-type="float" office:value="527.799999999983" calcext:value-type="float">
            <text:p>527.799999999983</text:p>
          </table:table-cell>
        </table:table-row>
        <table:table-row table:style-name="ro1">
          <table:table-cell office:value-type="float" office:value="189.385" calcext:value-type="float">
            <text:p>1.89E+02</text:p>
          </table:table-cell>
          <table:table-cell office:value-type="float" office:value="95.2815" calcext:value-type="float">
            <text:p>9.53E+01</text:p>
          </table:table-cell>
          <table:table-cell table:formula="of:=[.C2641]+0.2" office:value-type="float" office:value="527.999999999983" calcext:value-type="float">
            <text:p>527.999999999983</text:p>
          </table:table-cell>
        </table:table-row>
        <table:table-row table:style-name="ro1">
          <table:table-cell office:value-type="float" office:value="189.414" calcext:value-type="float">
            <text:p>1.89E+02</text:p>
          </table:table-cell>
          <table:table-cell office:value-type="float" office:value="95.2941" calcext:value-type="float">
            <text:p>9.53E+01</text:p>
          </table:table-cell>
          <table:table-cell table:formula="of:=[.C2642]+0.2" office:value-type="float" office:value="528.199999999983" calcext:value-type="float">
            <text:p>528.199999999983</text:p>
          </table:table-cell>
        </table:table-row>
        <table:table-row table:style-name="ro1">
          <table:table-cell office:value-type="float" office:value="189.442" calcext:value-type="float">
            <text:p>1.89E+02</text:p>
          </table:table-cell>
          <table:table-cell office:value-type="float" office:value="95.3066" calcext:value-type="float">
            <text:p>9.53E+01</text:p>
          </table:table-cell>
          <table:table-cell table:formula="of:=[.C2643]+0.2" office:value-type="float" office:value="528.399999999983" calcext:value-type="float">
            <text:p>528.399999999983</text:p>
          </table:table-cell>
        </table:table-row>
        <table:table-row table:style-name="ro1">
          <table:table-cell office:value-type="float" office:value="189.47" calcext:value-type="float">
            <text:p>1.89E+02</text:p>
          </table:table-cell>
          <table:table-cell office:value-type="float" office:value="95.3192" calcext:value-type="float">
            <text:p>9.53E+01</text:p>
          </table:table-cell>
          <table:table-cell table:formula="of:=[.C2644]+0.2" office:value-type="float" office:value="528.599999999983" calcext:value-type="float">
            <text:p>528.599999999983</text:p>
          </table:table-cell>
        </table:table-row>
        <table:table-row table:style-name="ro1">
          <table:table-cell office:value-type="float" office:value="189.499" calcext:value-type="float">
            <text:p>1.89E+02</text:p>
          </table:table-cell>
          <table:table-cell office:value-type="float" office:value="95.3318" calcext:value-type="float">
            <text:p>9.53E+01</text:p>
          </table:table-cell>
          <table:table-cell table:formula="of:=[.C2645]+0.2" office:value-type="float" office:value="528.799999999983" calcext:value-type="float">
            <text:p>528.799999999983</text:p>
          </table:table-cell>
        </table:table-row>
        <table:table-row table:style-name="ro1">
          <table:table-cell office:value-type="float" office:value="189.527" calcext:value-type="float">
            <text:p>1.90E+02</text:p>
          </table:table-cell>
          <table:table-cell office:value-type="float" office:value="95.3445" calcext:value-type="float">
            <text:p>9.53E+01</text:p>
          </table:table-cell>
          <table:table-cell table:formula="of:=[.C2646]+0.2" office:value-type="float" office:value="528.999999999983" calcext:value-type="float">
            <text:p>528.999999999983</text:p>
          </table:table-cell>
        </table:table-row>
        <table:table-row table:style-name="ro1">
          <table:table-cell office:value-type="float" office:value="189.555" calcext:value-type="float">
            <text:p>1.90E+02</text:p>
          </table:table-cell>
          <table:table-cell office:value-type="float" office:value="95.3571" calcext:value-type="float">
            <text:p>9.54E+01</text:p>
          </table:table-cell>
          <table:table-cell table:formula="of:=[.C2647]+0.2" office:value-type="float" office:value="529.199999999983" calcext:value-type="float">
            <text:p>529.199999999983</text:p>
          </table:table-cell>
        </table:table-row>
        <table:table-row table:style-name="ro1">
          <table:table-cell office:value-type="float" office:value="189.584" calcext:value-type="float">
            <text:p>1.90E+02</text:p>
          </table:table-cell>
          <table:table-cell office:value-type="float" office:value="95.3697" calcext:value-type="float">
            <text:p>9.54E+01</text:p>
          </table:table-cell>
          <table:table-cell table:formula="of:=[.C2648]+0.2" office:value-type="float" office:value="529.399999999983" calcext:value-type="float">
            <text:p>529.399999999983</text:p>
          </table:table-cell>
        </table:table-row>
        <table:table-row table:style-name="ro1">
          <table:table-cell office:value-type="float" office:value="189.612" calcext:value-type="float">
            <text:p>1.90E+02</text:p>
          </table:table-cell>
          <table:table-cell office:value-type="float" office:value="95.3824" calcext:value-type="float">
            <text:p>9.54E+01</text:p>
          </table:table-cell>
          <table:table-cell table:formula="of:=[.C2649]+0.2" office:value-type="float" office:value="529.599999999983" calcext:value-type="float">
            <text:p>529.599999999983</text:p>
          </table:table-cell>
        </table:table-row>
        <table:table-row table:style-name="ro1">
          <table:table-cell office:value-type="float" office:value="189.641" calcext:value-type="float">
            <text:p>1.90E+02</text:p>
          </table:table-cell>
          <table:table-cell office:value-type="float" office:value="95.3951" calcext:value-type="float">
            <text:p>9.54E+01</text:p>
          </table:table-cell>
          <table:table-cell table:formula="of:=[.C2650]+0.2" office:value-type="float" office:value="529.799999999984" calcext:value-type="float">
            <text:p>529.799999999984</text:p>
          </table:table-cell>
        </table:table-row>
        <table:table-row table:style-name="ro1">
          <table:table-cell office:value-type="float" office:value="189.669" calcext:value-type="float">
            <text:p>1.90E+02</text:p>
          </table:table-cell>
          <table:table-cell office:value-type="float" office:value="95.4078" calcext:value-type="float">
            <text:p>9.54E+01</text:p>
          </table:table-cell>
          <table:table-cell table:formula="of:=[.C2651]+0.2" office:value-type="float" office:value="529.999999999984" calcext:value-type="float">
            <text:p>529.999999999984</text:p>
          </table:table-cell>
        </table:table-row>
        <table:table-row table:style-name="ro1">
          <table:table-cell office:value-type="float" office:value="189.698" calcext:value-type="float">
            <text:p>1.90E+02</text:p>
          </table:table-cell>
          <table:table-cell office:value-type="float" office:value="95.4204" calcext:value-type="float">
            <text:p>9.54E+01</text:p>
          </table:table-cell>
          <table:table-cell table:formula="of:=[.C2652]+0.2" office:value-type="float" office:value="530.199999999984" calcext:value-type="float">
            <text:p>530.199999999984</text:p>
          </table:table-cell>
        </table:table-row>
        <table:table-row table:style-name="ro1">
          <table:table-cell office:value-type="float" office:value="189.727" calcext:value-type="float">
            <text:p>1.90E+02</text:p>
          </table:table-cell>
          <table:table-cell office:value-type="float" office:value="95.4332" calcext:value-type="float">
            <text:p>9.54E+01</text:p>
          </table:table-cell>
          <table:table-cell table:formula="of:=[.C2653]+0.2" office:value-type="float" office:value="530.399999999984" calcext:value-type="float">
            <text:p>530.399999999984</text:p>
          </table:table-cell>
        </table:table-row>
        <table:table-row table:style-name="ro1">
          <table:table-cell office:value-type="float" office:value="189.755" calcext:value-type="float">
            <text:p>1.90E+02</text:p>
          </table:table-cell>
          <table:table-cell office:value-type="float" office:value="95.4459" calcext:value-type="float">
            <text:p>9.54E+01</text:p>
          </table:table-cell>
          <table:table-cell table:formula="of:=[.C2654]+0.2" office:value-type="float" office:value="530.599999999984" calcext:value-type="float">
            <text:p>530.599999999984</text:p>
          </table:table-cell>
        </table:table-row>
        <table:table-row table:style-name="ro1">
          <table:table-cell office:value-type="float" office:value="189.784" calcext:value-type="float">
            <text:p>1.90E+02</text:p>
          </table:table-cell>
          <table:table-cell office:value-type="float" office:value="95.4586" calcext:value-type="float">
            <text:p>9.55E+01</text:p>
          </table:table-cell>
          <table:table-cell table:formula="of:=[.C2655]+0.2" office:value-type="float" office:value="530.799999999984" calcext:value-type="float">
            <text:p>530.799999999984</text:p>
          </table:table-cell>
        </table:table-row>
        <table:table-row table:style-name="ro1">
          <table:table-cell office:value-type="float" office:value="189.813" calcext:value-type="float">
            <text:p>1.90E+02</text:p>
          </table:table-cell>
          <table:table-cell office:value-type="float" office:value="95.4714" calcext:value-type="float">
            <text:p>9.55E+01</text:p>
          </table:table-cell>
          <table:table-cell table:formula="of:=[.C2656]+0.2" office:value-type="float" office:value="530.999999999984" calcext:value-type="float">
            <text:p>530.999999999984</text:p>
          </table:table-cell>
        </table:table-row>
        <table:table-row table:style-name="ro1">
          <table:table-cell office:value-type="float" office:value="189.841" calcext:value-type="float">
            <text:p>1.90E+02</text:p>
          </table:table-cell>
          <table:table-cell office:value-type="float" office:value="95.4841" calcext:value-type="float">
            <text:p>9.55E+01</text:p>
          </table:table-cell>
          <table:table-cell table:formula="of:=[.C2657]+0.2" office:value-type="float" office:value="531.199999999984" calcext:value-type="float">
            <text:p>531.199999999984</text:p>
          </table:table-cell>
        </table:table-row>
        <table:table-row table:style-name="ro1">
          <table:table-cell office:value-type="float" office:value="189.87" calcext:value-type="float">
            <text:p>1.90E+02</text:p>
          </table:table-cell>
          <table:table-cell office:value-type="float" office:value="95.4969" calcext:value-type="float">
            <text:p>9.55E+01</text:p>
          </table:table-cell>
          <table:table-cell table:formula="of:=[.C2658]+0.2" office:value-type="float" office:value="531.399999999984" calcext:value-type="float">
            <text:p>531.399999999984</text:p>
          </table:table-cell>
        </table:table-row>
        <table:table-row table:style-name="ro1">
          <table:table-cell office:value-type="float" office:value="189.899" calcext:value-type="float">
            <text:p>1.90E+02</text:p>
          </table:table-cell>
          <table:table-cell office:value-type="float" office:value="95.5097" calcext:value-type="float">
            <text:p>9.55E+01</text:p>
          </table:table-cell>
          <table:table-cell table:formula="of:=[.C2659]+0.2" office:value-type="float" office:value="531.599999999984" calcext:value-type="float">
            <text:p>531.599999999984</text:p>
          </table:table-cell>
        </table:table-row>
        <table:table-row table:style-name="ro1">
          <table:table-cell office:value-type="float" office:value="189.927" calcext:value-type="float">
            <text:p>1.90E+02</text:p>
          </table:table-cell>
          <table:table-cell office:value-type="float" office:value="95.5224" calcext:value-type="float">
            <text:p>9.55E+01</text:p>
          </table:table-cell>
          <table:table-cell table:formula="of:=[.C2660]+0.2" office:value-type="float" office:value="531.799999999984" calcext:value-type="float">
            <text:p>531.799999999984</text:p>
          </table:table-cell>
        </table:table-row>
        <table:table-row table:style-name="ro1">
          <table:table-cell office:value-type="float" office:value="189.956" calcext:value-type="float">
            <text:p>1.90E+02</text:p>
          </table:table-cell>
          <table:table-cell office:value-type="float" office:value="95.5352" calcext:value-type="float">
            <text:p>9.55E+01</text:p>
          </table:table-cell>
          <table:table-cell table:formula="of:=[.C2661]+0.2" office:value-type="float" office:value="531.999999999984" calcext:value-type="float">
            <text:p>531.999999999984</text:p>
          </table:table-cell>
        </table:table-row>
        <table:table-row table:style-name="ro1">
          <table:table-cell office:value-type="float" office:value="189.985" calcext:value-type="float">
            <text:p>1.90E+02</text:p>
          </table:table-cell>
          <table:table-cell office:value-type="float" office:value="95.548" calcext:value-type="float">
            <text:p>9.55E+01</text:p>
          </table:table-cell>
          <table:table-cell table:formula="of:=[.C2662]+0.2" office:value-type="float" office:value="532.199999999984" calcext:value-type="float">
            <text:p>532.199999999984</text:p>
          </table:table-cell>
        </table:table-row>
        <table:table-row table:style-name="ro1">
          <table:table-cell office:value-type="float" office:value="190.014" calcext:value-type="float">
            <text:p>1.90E+02</text:p>
          </table:table-cell>
          <table:table-cell office:value-type="float" office:value="95.5609" calcext:value-type="float">
            <text:p>9.56E+01</text:p>
          </table:table-cell>
          <table:table-cell table:formula="of:=[.C2663]+0.2" office:value-type="float" office:value="532.399999999984" calcext:value-type="float">
            <text:p>532.399999999984</text:p>
          </table:table-cell>
        </table:table-row>
        <table:table-row table:style-name="ro1">
          <table:table-cell office:value-type="float" office:value="190.043" calcext:value-type="float">
            <text:p>1.90E+02</text:p>
          </table:table-cell>
          <table:table-cell office:value-type="float" office:value="95.5737" calcext:value-type="float">
            <text:p>9.56E+01</text:p>
          </table:table-cell>
          <table:table-cell table:formula="of:=[.C2664]+0.2" office:value-type="float" office:value="532.599999999984" calcext:value-type="float">
            <text:p>532.599999999984</text:p>
          </table:table-cell>
        </table:table-row>
        <table:table-row table:style-name="ro1">
          <table:table-cell office:value-type="float" office:value="190.072" calcext:value-type="float">
            <text:p>1.90E+02</text:p>
          </table:table-cell>
          <table:table-cell office:value-type="float" office:value="95.5866" calcext:value-type="float">
            <text:p>9.56E+01</text:p>
          </table:table-cell>
          <table:table-cell table:formula="of:=[.C2665]+0.2" office:value-type="float" office:value="532.799999999984" calcext:value-type="float">
            <text:p>532.799999999984</text:p>
          </table:table-cell>
        </table:table-row>
        <table:table-row table:style-name="ro1">
          <table:table-cell office:value-type="float" office:value="190.101" calcext:value-type="float">
            <text:p>1.90E+02</text:p>
          </table:table-cell>
          <table:table-cell office:value-type="float" office:value="95.5994" calcext:value-type="float">
            <text:p>9.56E+01</text:p>
          </table:table-cell>
          <table:table-cell table:formula="of:=[.C2666]+0.2" office:value-type="float" office:value="532.999999999984" calcext:value-type="float">
            <text:p>532.999999999984</text:p>
          </table:table-cell>
        </table:table-row>
        <table:table-row table:style-name="ro1">
          <table:table-cell office:value-type="float" office:value="190.13" calcext:value-type="float">
            <text:p>1.90E+02</text:p>
          </table:table-cell>
          <table:table-cell office:value-type="float" office:value="95.6123" calcext:value-type="float">
            <text:p>9.56E+01</text:p>
          </table:table-cell>
          <table:table-cell table:formula="of:=[.C2667]+0.2" office:value-type="float" office:value="533.199999999984" calcext:value-type="float">
            <text:p>533.199999999984</text:p>
          </table:table-cell>
        </table:table-row>
        <table:table-row table:style-name="ro1">
          <table:table-cell office:value-type="float" office:value="190.158" calcext:value-type="float">
            <text:p>1.90E+02</text:p>
          </table:table-cell>
          <table:table-cell office:value-type="float" office:value="95.6252" calcext:value-type="float">
            <text:p>9.56E+01</text:p>
          </table:table-cell>
          <table:table-cell table:formula="of:=[.C2668]+0.2" office:value-type="float" office:value="533.399999999984" calcext:value-type="float">
            <text:p>533.399999999984</text:p>
          </table:table-cell>
        </table:table-row>
        <table:table-row table:style-name="ro1">
          <table:table-cell office:value-type="float" office:value="190.187" calcext:value-type="float">
            <text:p>1.90E+02</text:p>
          </table:table-cell>
          <table:table-cell office:value-type="float" office:value="95.638" calcext:value-type="float">
            <text:p>9.56E+01</text:p>
          </table:table-cell>
          <table:table-cell table:formula="of:=[.C2669]+0.2" office:value-type="float" office:value="533.599999999984" calcext:value-type="float">
            <text:p>533.599999999984</text:p>
          </table:table-cell>
        </table:table-row>
        <table:table-row table:style-name="ro1">
          <table:table-cell office:value-type="float" office:value="190.216" calcext:value-type="float">
            <text:p>1.90E+02</text:p>
          </table:table-cell>
          <table:table-cell office:value-type="float" office:value="95.6509" calcext:value-type="float">
            <text:p>9.57E+01</text:p>
          </table:table-cell>
          <table:table-cell table:formula="of:=[.C2670]+0.2" office:value-type="float" office:value="533.799999999984" calcext:value-type="float">
            <text:p>533.799999999984</text:p>
          </table:table-cell>
        </table:table-row>
        <table:table-row table:style-name="ro1">
          <table:table-cell office:value-type="float" office:value="190.245" calcext:value-type="float">
            <text:p>1.90E+02</text:p>
          </table:table-cell>
          <table:table-cell office:value-type="float" office:value="95.6638" calcext:value-type="float">
            <text:p>9.57E+01</text:p>
          </table:table-cell>
          <table:table-cell table:formula="of:=[.C2671]+0.2" office:value-type="float" office:value="533.999999999984" calcext:value-type="float">
            <text:p>533.999999999984</text:p>
          </table:table-cell>
        </table:table-row>
        <table:table-row table:style-name="ro1">
          <table:table-cell office:value-type="float" office:value="190.275" calcext:value-type="float">
            <text:p>1.90E+02</text:p>
          </table:table-cell>
          <table:table-cell office:value-type="float" office:value="95.6768" calcext:value-type="float">
            <text:p>9.57E+01</text:p>
          </table:table-cell>
          <table:table-cell table:formula="of:=[.C2672]+0.2" office:value-type="float" office:value="534.199999999985" calcext:value-type="float">
            <text:p>534.199999999985</text:p>
          </table:table-cell>
        </table:table-row>
        <table:table-row table:style-name="ro1">
          <table:table-cell office:value-type="float" office:value="190.304" calcext:value-type="float">
            <text:p>1.90E+02</text:p>
          </table:table-cell>
          <table:table-cell office:value-type="float" office:value="95.6897" calcext:value-type="float">
            <text:p>9.57E+01</text:p>
          </table:table-cell>
          <table:table-cell table:formula="of:=[.C2673]+0.2" office:value-type="float" office:value="534.399999999985" calcext:value-type="float">
            <text:p>534.399999999985</text:p>
          </table:table-cell>
        </table:table-row>
        <table:table-row table:style-name="ro1">
          <table:table-cell office:value-type="float" office:value="190.333" calcext:value-type="float">
            <text:p>1.90E+02</text:p>
          </table:table-cell>
          <table:table-cell office:value-type="float" office:value="95.7026" calcext:value-type="float">
            <text:p>9.57E+01</text:p>
          </table:table-cell>
          <table:table-cell table:formula="of:=[.C2674]+0.2" office:value-type="float" office:value="534.599999999985" calcext:value-type="float">
            <text:p>534.599999999985</text:p>
          </table:table-cell>
        </table:table-row>
        <table:table-row table:style-name="ro1">
          <table:table-cell office:value-type="float" office:value="190.362" calcext:value-type="float">
            <text:p>1.90E+02</text:p>
          </table:table-cell>
          <table:table-cell office:value-type="float" office:value="95.7156" calcext:value-type="float">
            <text:p>9.57E+01</text:p>
          </table:table-cell>
          <table:table-cell table:formula="of:=[.C2675]+0.2" office:value-type="float" office:value="534.799999999985" calcext:value-type="float">
            <text:p>534.799999999985</text:p>
          </table:table-cell>
        </table:table-row>
        <table:table-row table:style-name="ro1">
          <table:table-cell office:value-type="float" office:value="190.391" calcext:value-type="float">
            <text:p>1.90E+02</text:p>
          </table:table-cell>
          <table:table-cell office:value-type="float" office:value="95.7285" calcext:value-type="float">
            <text:p>9.57E+01</text:p>
          </table:table-cell>
          <table:table-cell table:formula="of:=[.C2676]+0.2" office:value-type="float" office:value="534.999999999985" calcext:value-type="float">
            <text:p>534.999999999985</text:p>
          </table:table-cell>
        </table:table-row>
        <table:table-row table:style-name="ro1">
          <table:table-cell office:value-type="float" office:value="190.42" calcext:value-type="float">
            <text:p>1.90E+02</text:p>
          </table:table-cell>
          <table:table-cell office:value-type="float" office:value="95.7415" calcext:value-type="float">
            <text:p>9.57E+01</text:p>
          </table:table-cell>
          <table:table-cell table:formula="of:=[.C2677]+0.2" office:value-type="float" office:value="535.199999999985" calcext:value-type="float">
            <text:p>535.199999999985</text:p>
          </table:table-cell>
        </table:table-row>
        <table:table-row table:style-name="ro1">
          <table:table-cell office:value-type="float" office:value="190.449" calcext:value-type="float">
            <text:p>1.90E+02</text:p>
          </table:table-cell>
          <table:table-cell office:value-type="float" office:value="95.7544" calcext:value-type="float">
            <text:p>9.58E+01</text:p>
          </table:table-cell>
          <table:table-cell table:formula="of:=[.C2678]+0.2" office:value-type="float" office:value="535.399999999985" calcext:value-type="float">
            <text:p>535.399999999985</text:p>
          </table:table-cell>
        </table:table-row>
        <table:table-row table:style-name="ro1">
          <table:table-cell office:value-type="float" office:value="190.479" calcext:value-type="float">
            <text:p>1.90E+02</text:p>
          </table:table-cell>
          <table:table-cell office:value-type="float" office:value="95.7674" calcext:value-type="float">
            <text:p>9.58E+01</text:p>
          </table:table-cell>
          <table:table-cell table:formula="of:=[.C2679]+0.2" office:value-type="float" office:value="535.599999999985" calcext:value-type="float">
            <text:p>535.599999999985</text:p>
          </table:table-cell>
        </table:table-row>
        <table:table-row table:style-name="ro1">
          <table:table-cell office:value-type="float" office:value="190.508" calcext:value-type="float">
            <text:p>1.91E+02</text:p>
          </table:table-cell>
          <table:table-cell office:value-type="float" office:value="95.7804" calcext:value-type="float">
            <text:p>9.58E+01</text:p>
          </table:table-cell>
          <table:table-cell table:formula="of:=[.C2680]+0.2" office:value-type="float" office:value="535.799999999985" calcext:value-type="float">
            <text:p>535.799999999985</text:p>
          </table:table-cell>
        </table:table-row>
        <table:table-row table:style-name="ro1">
          <table:table-cell office:value-type="float" office:value="190.537" calcext:value-type="float">
            <text:p>1.91E+02</text:p>
          </table:table-cell>
          <table:table-cell office:value-type="float" office:value="95.7934" calcext:value-type="float">
            <text:p>9.58E+01</text:p>
          </table:table-cell>
          <table:table-cell table:formula="of:=[.C2681]+0.2" office:value-type="float" office:value="535.999999999985" calcext:value-type="float">
            <text:p>535.999999999985</text:p>
          </table:table-cell>
        </table:table-row>
        <table:table-row table:style-name="ro1">
          <table:table-cell office:value-type="float" office:value="190.566" calcext:value-type="float">
            <text:p>1.91E+02</text:p>
          </table:table-cell>
          <table:table-cell office:value-type="float" office:value="95.8064" calcext:value-type="float">
            <text:p>9.58E+01</text:p>
          </table:table-cell>
          <table:table-cell table:formula="of:=[.C2682]+0.2" office:value-type="float" office:value="536.199999999985" calcext:value-type="float">
            <text:p>536.199999999985</text:p>
          </table:table-cell>
        </table:table-row>
        <table:table-row table:style-name="ro1">
          <table:table-cell office:value-type="float" office:value="190.596" calcext:value-type="float">
            <text:p>1.91E+02</text:p>
          </table:table-cell>
          <table:table-cell office:value-type="float" office:value="95.8194" calcext:value-type="float">
            <text:p>9.58E+01</text:p>
          </table:table-cell>
          <table:table-cell table:formula="of:=[.C2683]+0.2" office:value-type="float" office:value="536.399999999985" calcext:value-type="float">
            <text:p>536.399999999985</text:p>
          </table:table-cell>
        </table:table-row>
        <table:table-row table:style-name="ro1">
          <table:table-cell office:value-type="float" office:value="190.625" calcext:value-type="float">
            <text:p>1.91E+02</text:p>
          </table:table-cell>
          <table:table-cell office:value-type="float" office:value="95.8325" calcext:value-type="float">
            <text:p>9.58E+01</text:p>
          </table:table-cell>
          <table:table-cell table:formula="of:=[.C2684]+0.2" office:value-type="float" office:value="536.599999999985" calcext:value-type="float">
            <text:p>536.599999999985</text:p>
          </table:table-cell>
        </table:table-row>
        <table:table-row table:style-name="ro1">
          <table:table-cell office:value-type="float" office:value="190.654" calcext:value-type="float">
            <text:p>1.91E+02</text:p>
          </table:table-cell>
          <table:table-cell office:value-type="float" office:value="95.8455" calcext:value-type="float">
            <text:p>9.58E+01</text:p>
          </table:table-cell>
          <table:table-cell table:formula="of:=[.C2685]+0.2" office:value-type="float" office:value="536.799999999985" calcext:value-type="float">
            <text:p>536.799999999985</text:p>
          </table:table-cell>
        </table:table-row>
        <table:table-row table:style-name="ro1">
          <table:table-cell office:value-type="float" office:value="190.683" calcext:value-type="float">
            <text:p>1.91E+02</text:p>
          </table:table-cell>
          <table:table-cell office:value-type="float" office:value="95.8585" calcext:value-type="float">
            <text:p>9.59E+01</text:p>
          </table:table-cell>
          <table:table-cell table:formula="of:=[.C2686]+0.2" office:value-type="float" office:value="536.999999999985" calcext:value-type="float">
            <text:p>536.999999999985</text:p>
          </table:table-cell>
        </table:table-row>
        <table:table-row table:style-name="ro1">
          <table:table-cell office:value-type="float" office:value="190.713" calcext:value-type="float">
            <text:p>1.91E+02</text:p>
          </table:table-cell>
          <table:table-cell office:value-type="float" office:value="95.8716" calcext:value-type="float">
            <text:p>9.59E+01</text:p>
          </table:table-cell>
          <table:table-cell table:formula="of:=[.C2687]+0.2" office:value-type="float" office:value="537.199999999985" calcext:value-type="float">
            <text:p>537.199999999985</text:p>
          </table:table-cell>
        </table:table-row>
        <table:table-row table:style-name="ro1">
          <table:table-cell office:value-type="float" office:value="190.742" calcext:value-type="float">
            <text:p>1.91E+02</text:p>
          </table:table-cell>
          <table:table-cell office:value-type="float" office:value="95.8846" calcext:value-type="float">
            <text:p>9.59E+01</text:p>
          </table:table-cell>
          <table:table-cell table:formula="of:=[.C2688]+0.2" office:value-type="float" office:value="537.399999999985" calcext:value-type="float">
            <text:p>537.399999999985</text:p>
          </table:table-cell>
        </table:table-row>
        <table:table-row table:style-name="ro1">
          <table:table-cell office:value-type="float" office:value="190.772" calcext:value-type="float">
            <text:p>1.91E+02</text:p>
          </table:table-cell>
          <table:table-cell office:value-type="float" office:value="95.8977" calcext:value-type="float">
            <text:p>9.59E+01</text:p>
          </table:table-cell>
          <table:table-cell table:formula="of:=[.C2689]+0.2" office:value-type="float" office:value="537.599999999985" calcext:value-type="float">
            <text:p>537.599999999985</text:p>
          </table:table-cell>
        </table:table-row>
        <table:table-row table:style-name="ro1">
          <table:table-cell office:value-type="float" office:value="190.801" calcext:value-type="float">
            <text:p>1.91E+02</text:p>
          </table:table-cell>
          <table:table-cell office:value-type="float" office:value="95.9108" calcext:value-type="float">
            <text:p>9.59E+01</text:p>
          </table:table-cell>
          <table:table-cell table:formula="of:=[.C2690]+0.2" office:value-type="float" office:value="537.799999999985" calcext:value-type="float">
            <text:p>537.799999999985</text:p>
          </table:table-cell>
        </table:table-row>
        <table:table-row table:style-name="ro1">
          <table:table-cell office:value-type="float" office:value="190.83" calcext:value-type="float">
            <text:p>1.91E+02</text:p>
          </table:table-cell>
          <table:table-cell office:value-type="float" office:value="95.9238" calcext:value-type="float">
            <text:p>9.59E+01</text:p>
          </table:table-cell>
          <table:table-cell table:formula="of:=[.C2691]+0.2" office:value-type="float" office:value="537.999999999985" calcext:value-type="float">
            <text:p>537.999999999985</text:p>
          </table:table-cell>
        </table:table-row>
        <table:table-row table:style-name="ro1">
          <table:table-cell office:value-type="float" office:value="190.86" calcext:value-type="float">
            <text:p>1.91E+02</text:p>
          </table:table-cell>
          <table:table-cell office:value-type="float" office:value="95.9369" calcext:value-type="float">
            <text:p>9.59E+01</text:p>
          </table:table-cell>
          <table:table-cell table:formula="of:=[.C2692]+0.2" office:value-type="float" office:value="538.199999999985" calcext:value-type="float">
            <text:p>538.199999999985</text:p>
          </table:table-cell>
        </table:table-row>
        <table:table-row table:style-name="ro1">
          <table:table-cell office:value-type="float" office:value="190.889" calcext:value-type="float">
            <text:p>1.91E+02</text:p>
          </table:table-cell>
          <table:table-cell office:value-type="float" office:value="95.95" calcext:value-type="float">
            <text:p>9.60E+01</text:p>
          </table:table-cell>
          <table:table-cell table:formula="of:=[.C2693]+0.2" office:value-type="float" office:value="538.399999999986" calcext:value-type="float">
            <text:p>538.399999999986</text:p>
          </table:table-cell>
        </table:table-row>
        <table:table-row table:style-name="ro1">
          <table:table-cell office:value-type="float" office:value="190.919" calcext:value-type="float">
            <text:p>1.91E+02</text:p>
          </table:table-cell>
          <table:table-cell office:value-type="float" office:value="95.9631" calcext:value-type="float">
            <text:p>9.60E+01</text:p>
          </table:table-cell>
          <table:table-cell table:formula="of:=[.C2694]+0.2" office:value-type="float" office:value="538.599999999985" calcext:value-type="float">
            <text:p>538.599999999985</text:p>
          </table:table-cell>
        </table:table-row>
        <table:table-row table:style-name="ro1">
          <table:table-cell office:value-type="float" office:value="190.948" calcext:value-type="float">
            <text:p>1.91E+02</text:p>
          </table:table-cell>
          <table:table-cell office:value-type="float" office:value="95.9762" calcext:value-type="float">
            <text:p>9.60E+01</text:p>
          </table:table-cell>
          <table:table-cell table:formula="of:=[.C2695]+0.2" office:value-type="float" office:value="538.799999999986" calcext:value-type="float">
            <text:p>538.799999999986</text:p>
          </table:table-cell>
        </table:table-row>
        <table:table-row table:style-name="ro1">
          <table:table-cell office:value-type="float" office:value="190.978" calcext:value-type="float">
            <text:p>1.91E+02</text:p>
          </table:table-cell>
          <table:table-cell office:value-type="float" office:value="95.9893" calcext:value-type="float">
            <text:p>9.60E+01</text:p>
          </table:table-cell>
          <table:table-cell table:formula="of:=[.C2696]+0.2" office:value-type="float" office:value="538.999999999986" calcext:value-type="float">
            <text:p>538.999999999986</text:p>
          </table:table-cell>
        </table:table-row>
        <table:table-row table:style-name="ro1">
          <table:table-cell office:value-type="float" office:value="191.007" calcext:value-type="float">
            <text:p>1.91E+02</text:p>
          </table:table-cell>
          <table:table-cell office:value-type="float" office:value="96.0024" calcext:value-type="float">
            <text:p>9.60E+01</text:p>
          </table:table-cell>
          <table:table-cell table:formula="of:=[.C2697]+0.2" office:value-type="float" office:value="539.199999999986" calcext:value-type="float">
            <text:p>539.199999999986</text:p>
          </table:table-cell>
        </table:table-row>
        <table:table-row table:style-name="ro1">
          <table:table-cell office:value-type="float" office:value="191.037" calcext:value-type="float">
            <text:p>1.91E+02</text:p>
          </table:table-cell>
          <table:table-cell office:value-type="float" office:value="96.0156" calcext:value-type="float">
            <text:p>9.60E+01</text:p>
          </table:table-cell>
          <table:table-cell table:formula="of:=[.C2698]+0.2" office:value-type="float" office:value="539.399999999986" calcext:value-type="float">
            <text:p>539.399999999986</text:p>
          </table:table-cell>
        </table:table-row>
        <table:table-row table:style-name="ro1">
          <table:table-cell office:value-type="float" office:value="191.066" calcext:value-type="float">
            <text:p>1.91E+02</text:p>
          </table:table-cell>
          <table:table-cell office:value-type="float" office:value="96.0287" calcext:value-type="float">
            <text:p>9.60E+01</text:p>
          </table:table-cell>
          <table:table-cell table:formula="of:=[.C2699]+0.2" office:value-type="float" office:value="539.599999999986" calcext:value-type="float">
            <text:p>539.599999999986</text:p>
          </table:table-cell>
        </table:table-row>
        <table:table-row table:style-name="ro1">
          <table:table-cell office:value-type="float" office:value="191.096" calcext:value-type="float">
            <text:p>1.91E+02</text:p>
          </table:table-cell>
          <table:table-cell office:value-type="float" office:value="96.0418" calcext:value-type="float">
            <text:p>9.60E+01</text:p>
          </table:table-cell>
          <table:table-cell table:formula="of:=[.C2700]+0.2" office:value-type="float" office:value="539.799999999986" calcext:value-type="float">
            <text:p>539.799999999986</text:p>
          </table:table-cell>
        </table:table-row>
        <table:table-row table:style-name="ro1">
          <table:table-cell office:value-type="float" office:value="191.125" calcext:value-type="float">
            <text:p>1.91E+02</text:p>
          </table:table-cell>
          <table:table-cell office:value-type="float" office:value="96.055" calcext:value-type="float">
            <text:p>9.61E+01</text:p>
          </table:table-cell>
          <table:table-cell table:formula="of:=[.C2701]+0.2" office:value-type="float" office:value="539.999999999986" calcext:value-type="float">
            <text:p>539.999999999986</text:p>
          </table:table-cell>
        </table:table-row>
        <table:table-row table:style-name="ro1">
          <table:table-cell office:value-type="float" office:value="191.155" calcext:value-type="float">
            <text:p>1.91E+02</text:p>
          </table:table-cell>
          <table:table-cell office:value-type="float" office:value="96.0681" calcext:value-type="float">
            <text:p>9.61E+01</text:p>
          </table:table-cell>
          <table:table-cell table:formula="of:=[.C2702]+0.2" office:value-type="float" office:value="540.199999999986" calcext:value-type="float">
            <text:p>540.199999999986</text:p>
          </table:table-cell>
        </table:table-row>
        <table:table-row table:style-name="ro1">
          <table:table-cell office:value-type="float" office:value="191.185" calcext:value-type="float">
            <text:p>1.91E+02</text:p>
          </table:table-cell>
          <table:table-cell office:value-type="float" office:value="96.0813" calcext:value-type="float">
            <text:p>9.61E+01</text:p>
          </table:table-cell>
          <table:table-cell table:formula="of:=[.C2703]+0.2" office:value-type="float" office:value="540.399999999986" calcext:value-type="float">
            <text:p>540.399999999986</text:p>
          </table:table-cell>
        </table:table-row>
        <table:table-row table:style-name="ro1">
          <table:table-cell office:value-type="float" office:value="191.214" calcext:value-type="float">
            <text:p>1.91E+02</text:p>
          </table:table-cell>
          <table:table-cell office:value-type="float" office:value="96.0945" calcext:value-type="float">
            <text:p>9.61E+01</text:p>
          </table:table-cell>
          <table:table-cell table:formula="of:=[.C2704]+0.2" office:value-type="float" office:value="540.599999999986" calcext:value-type="float">
            <text:p>540.599999999986</text:p>
          </table:table-cell>
        </table:table-row>
        <table:table-row table:style-name="ro1">
          <table:table-cell office:value-type="float" office:value="191.244" calcext:value-type="float">
            <text:p>1.91E+02</text:p>
          </table:table-cell>
          <table:table-cell office:value-type="float" office:value="96.1076" calcext:value-type="float">
            <text:p>9.61E+01</text:p>
          </table:table-cell>
          <table:table-cell table:formula="of:=[.C2705]+0.2" office:value-type="float" office:value="540.799999999986" calcext:value-type="float">
            <text:p>540.799999999986</text:p>
          </table:table-cell>
        </table:table-row>
        <table:table-row table:style-name="ro1">
          <table:table-cell office:value-type="float" office:value="191.273" calcext:value-type="float">
            <text:p>1.91E+02</text:p>
          </table:table-cell>
          <table:table-cell office:value-type="float" office:value="96.1208" calcext:value-type="float">
            <text:p>9.61E+01</text:p>
          </table:table-cell>
          <table:table-cell table:formula="of:=[.C2706]+0.2" office:value-type="float" office:value="540.999999999986" calcext:value-type="float">
            <text:p>540.999999999986</text:p>
          </table:table-cell>
        </table:table-row>
        <table:table-row table:style-name="ro1">
          <table:table-cell office:value-type="float" office:value="191.303" calcext:value-type="float">
            <text:p>1.91E+02</text:p>
          </table:table-cell>
          <table:table-cell office:value-type="float" office:value="96.134" calcext:value-type="float">
            <text:p>9.61E+01</text:p>
          </table:table-cell>
          <table:table-cell table:formula="of:=[.C2707]+0.2" office:value-type="float" office:value="541.199999999986" calcext:value-type="float">
            <text:p>541.199999999986</text:p>
          </table:table-cell>
        </table:table-row>
        <table:table-row table:style-name="ro1">
          <table:table-cell office:value-type="float" office:value="191.333" calcext:value-type="float">
            <text:p>1.91E+02</text:p>
          </table:table-cell>
          <table:table-cell office:value-type="float" office:value="96.1472" calcext:value-type="float">
            <text:p>9.61E+01</text:p>
          </table:table-cell>
          <table:table-cell table:formula="of:=[.C2708]+0.2" office:value-type="float" office:value="541.399999999986" calcext:value-type="float">
            <text:p>541.399999999986</text:p>
          </table:table-cell>
        </table:table-row>
        <table:table-row table:style-name="ro1">
          <table:table-cell office:value-type="float" office:value="191.362" calcext:value-type="float">
            <text:p>1.91E+02</text:p>
          </table:table-cell>
          <table:table-cell office:value-type="float" office:value="96.1604" calcext:value-type="float">
            <text:p>9.62E+01</text:p>
          </table:table-cell>
          <table:table-cell table:formula="of:=[.C2709]+0.2" office:value-type="float" office:value="541.599999999986" calcext:value-type="float">
            <text:p>541.599999999986</text:p>
          </table:table-cell>
        </table:table-row>
        <table:table-row table:style-name="ro1">
          <table:table-cell office:value-type="float" office:value="191.392" calcext:value-type="float">
            <text:p>1.91E+02</text:p>
          </table:table-cell>
          <table:table-cell office:value-type="float" office:value="96.1735" calcext:value-type="float">
            <text:p>9.62E+01</text:p>
          </table:table-cell>
          <table:table-cell table:formula="of:=[.C2710]+0.2" office:value-type="float" office:value="541.799999999986" calcext:value-type="float">
            <text:p>541.799999999986</text:p>
          </table:table-cell>
        </table:table-row>
        <table:table-row table:style-name="ro1">
          <table:table-cell office:value-type="float" office:value="191.422" calcext:value-type="float">
            <text:p>1.91E+02</text:p>
          </table:table-cell>
          <table:table-cell office:value-type="float" office:value="96.1867" calcext:value-type="float">
            <text:p>9.62E+01</text:p>
          </table:table-cell>
          <table:table-cell table:formula="of:=[.C2711]+0.2" office:value-type="float" office:value="541.999999999986" calcext:value-type="float">
            <text:p>541.999999999986</text:p>
          </table:table-cell>
        </table:table-row>
        <table:table-row table:style-name="ro1">
          <table:table-cell office:value-type="float" office:value="191.452" calcext:value-type="float">
            <text:p>1.91E+02</text:p>
          </table:table-cell>
          <table:table-cell office:value-type="float" office:value="96.2" calcext:value-type="float">
            <text:p>9.62E+01</text:p>
          </table:table-cell>
          <table:table-cell table:formula="of:=[.C2712]+0.2" office:value-type="float" office:value="542.199999999986" calcext:value-type="float">
            <text:p>542.199999999986</text:p>
          </table:table-cell>
        </table:table-row>
        <table:table-row table:style-name="ro1">
          <table:table-cell office:value-type="float" office:value="191.481" calcext:value-type="float">
            <text:p>1.91E+02</text:p>
          </table:table-cell>
          <table:table-cell office:value-type="float" office:value="96.2132" calcext:value-type="float">
            <text:p>9.62E+01</text:p>
          </table:table-cell>
          <table:table-cell table:formula="of:=[.C2713]+0.2" office:value-type="float" office:value="542.399999999986" calcext:value-type="float">
            <text:p>542.399999999986</text:p>
          </table:table-cell>
        </table:table-row>
        <table:table-row table:style-name="ro1">
          <table:table-cell office:value-type="float" office:value="191.511" calcext:value-type="float">
            <text:p>1.92E+02</text:p>
          </table:table-cell>
          <table:table-cell office:value-type="float" office:value="96.2264" calcext:value-type="float">
            <text:p>9.62E+01</text:p>
          </table:table-cell>
          <table:table-cell table:formula="of:=[.C2714]+0.2" office:value-type="float" office:value="542.599999999986" calcext:value-type="float">
            <text:p>542.599999999986</text:p>
          </table:table-cell>
        </table:table-row>
        <table:table-row table:style-name="ro1">
          <table:table-cell office:value-type="float" office:value="191.541" calcext:value-type="float">
            <text:p>1.92E+02</text:p>
          </table:table-cell>
          <table:table-cell office:value-type="float" office:value="96.2396" calcext:value-type="float">
            <text:p>9.62E+01</text:p>
          </table:table-cell>
          <table:table-cell table:formula="of:=[.C2715]+0.2" office:value-type="float" office:value="542.799999999986" calcext:value-type="float">
            <text:p>542.799999999986</text:p>
          </table:table-cell>
        </table:table-row>
        <table:table-row table:style-name="ro1">
          <table:table-cell office:value-type="float" office:value="191.57" calcext:value-type="float">
            <text:p>1.92E+02</text:p>
          </table:table-cell>
          <table:table-cell office:value-type="float" office:value="96.2528" calcext:value-type="float">
            <text:p>9.63E+01</text:p>
          </table:table-cell>
          <table:table-cell table:formula="of:=[.C2716]+0.2" office:value-type="float" office:value="542.999999999987" calcext:value-type="float">
            <text:p>542.999999999987</text:p>
          </table:table-cell>
        </table:table-row>
        <table:table-row table:style-name="ro1">
          <table:table-cell office:value-type="float" office:value="191.6" calcext:value-type="float">
            <text:p>1.92E+02</text:p>
          </table:table-cell>
          <table:table-cell office:value-type="float" office:value="96.266" calcext:value-type="float">
            <text:p>9.63E+01</text:p>
          </table:table-cell>
          <table:table-cell table:formula="of:=[.C2717]+0.2" office:value-type="float" office:value="543.199999999987" calcext:value-type="float">
            <text:p>543.199999999987</text:p>
          </table:table-cell>
        </table:table-row>
        <table:table-row table:style-name="ro1">
          <table:table-cell office:value-type="float" office:value="191.63" calcext:value-type="float">
            <text:p>1.92E+02</text:p>
          </table:table-cell>
          <table:table-cell office:value-type="float" office:value="96.2793" calcext:value-type="float">
            <text:p>9.63E+01</text:p>
          </table:table-cell>
          <table:table-cell table:formula="of:=[.C2718]+0.2" office:value-type="float" office:value="543.399999999987" calcext:value-type="float">
            <text:p>543.399999999987</text:p>
          </table:table-cell>
        </table:table-row>
        <table:table-row table:style-name="ro1">
          <table:table-cell office:value-type="float" office:value="191.66" calcext:value-type="float">
            <text:p>1.92E+02</text:p>
          </table:table-cell>
          <table:table-cell office:value-type="float" office:value="96.2925" calcext:value-type="float">
            <text:p>9.63E+01</text:p>
          </table:table-cell>
          <table:table-cell table:formula="of:=[.C2719]+0.2" office:value-type="float" office:value="543.599999999987" calcext:value-type="float">
            <text:p>543.599999999987</text:p>
          </table:table-cell>
        </table:table-row>
        <table:table-row table:style-name="ro1">
          <table:table-cell office:value-type="float" office:value="191.69" calcext:value-type="float">
            <text:p>1.92E+02</text:p>
          </table:table-cell>
          <table:table-cell office:value-type="float" office:value="96.3057" calcext:value-type="float">
            <text:p>9.63E+01</text:p>
          </table:table-cell>
          <table:table-cell table:formula="of:=[.C2720]+0.2" office:value-type="float" office:value="543.799999999987" calcext:value-type="float">
            <text:p>543.799999999987</text:p>
          </table:table-cell>
        </table:table-row>
        <table:table-row table:style-name="ro1">
          <table:table-cell office:value-type="float" office:value="191.719" calcext:value-type="float">
            <text:p>1.92E+02</text:p>
          </table:table-cell>
          <table:table-cell office:value-type="float" office:value="96.319" calcext:value-type="float">
            <text:p>9.63E+01</text:p>
          </table:table-cell>
          <table:table-cell table:formula="of:=[.C2721]+0.2" office:value-type="float" office:value="543.999999999987" calcext:value-type="float">
            <text:p>543.999999999987</text:p>
          </table:table-cell>
        </table:table-row>
        <table:table-row table:style-name="ro1">
          <table:table-cell office:value-type="float" office:value="191.749" calcext:value-type="float">
            <text:p>1.92E+02</text:p>
          </table:table-cell>
          <table:table-cell office:value-type="float" office:value="96.3322" calcext:value-type="float">
            <text:p>9.63E+01</text:p>
          </table:table-cell>
          <table:table-cell table:formula="of:=[.C2722]+0.2" office:value-type="float" office:value="544.199999999987" calcext:value-type="float">
            <text:p>544.199999999987</text:p>
          </table:table-cell>
        </table:table-row>
        <table:table-row table:style-name="ro1">
          <table:table-cell office:value-type="float" office:value="191.779" calcext:value-type="float">
            <text:p>1.92E+02</text:p>
          </table:table-cell>
          <table:table-cell office:value-type="float" office:value="96.3455" calcext:value-type="float">
            <text:p>9.63E+01</text:p>
          </table:table-cell>
          <table:table-cell table:formula="of:=[.C2723]+0.2" office:value-type="float" office:value="544.399999999987" calcext:value-type="float">
            <text:p>544.399999999987</text:p>
          </table:table-cell>
        </table:table-row>
        <table:table-row table:style-name="ro1">
          <table:table-cell office:value-type="float" office:value="191.809" calcext:value-type="float">
            <text:p>1.92E+02</text:p>
          </table:table-cell>
          <table:table-cell office:value-type="float" office:value="96.3587" calcext:value-type="float">
            <text:p>9.64E+01</text:p>
          </table:table-cell>
          <table:table-cell table:formula="of:=[.C2724]+0.2" office:value-type="float" office:value="544.599999999987" calcext:value-type="float">
            <text:p>544.599999999987</text:p>
          </table:table-cell>
        </table:table-row>
        <table:table-row table:style-name="ro1">
          <table:table-cell office:value-type="float" office:value="191.839" calcext:value-type="float">
            <text:p>1.92E+02</text:p>
          </table:table-cell>
          <table:table-cell office:value-type="float" office:value="96.372" calcext:value-type="float">
            <text:p>9.64E+01</text:p>
          </table:table-cell>
          <table:table-cell table:formula="of:=[.C2725]+0.2" office:value-type="float" office:value="544.799999999987" calcext:value-type="float">
            <text:p>544.799999999987</text:p>
          </table:table-cell>
        </table:table-row>
        <table:table-row table:style-name="ro1">
          <table:table-cell office:value-type="float" office:value="191.868" calcext:value-type="float">
            <text:p>1.92E+02</text:p>
          </table:table-cell>
          <table:table-cell office:value-type="float" office:value="96.3853" calcext:value-type="float">
            <text:p>9.64E+01</text:p>
          </table:table-cell>
          <table:table-cell table:formula="of:=[.C2726]+0.2" office:value-type="float" office:value="544.999999999987" calcext:value-type="float">
            <text:p>544.999999999987</text:p>
          </table:table-cell>
        </table:table-row>
        <table:table-row table:style-name="ro1">
          <table:table-cell office:value-type="float" office:value="191.898" calcext:value-type="float">
            <text:p>1.92E+02</text:p>
          </table:table-cell>
          <table:table-cell office:value-type="float" office:value="96.3985" calcext:value-type="float">
            <text:p>9.64E+01</text:p>
          </table:table-cell>
          <table:table-cell table:formula="of:=[.C2727]+0.2" office:value-type="float" office:value="545.199999999987" calcext:value-type="float">
            <text:p>545.199999999987</text:p>
          </table:table-cell>
        </table:table-row>
        <table:table-row table:style-name="ro1">
          <table:table-cell office:value-type="float" office:value="191.928" calcext:value-type="float">
            <text:p>1.92E+02</text:p>
          </table:table-cell>
          <table:table-cell office:value-type="float" office:value="96.4118" calcext:value-type="float">
            <text:p>9.64E+01</text:p>
          </table:table-cell>
          <table:table-cell table:formula="of:=[.C2728]+0.2" office:value-type="float" office:value="545.399999999987" calcext:value-type="float">
            <text:p>545.399999999987</text:p>
          </table:table-cell>
        </table:table-row>
        <table:table-row table:style-name="ro1">
          <table:table-cell office:value-type="float" office:value="191.958" calcext:value-type="float">
            <text:p>1.92E+02</text:p>
          </table:table-cell>
          <table:table-cell office:value-type="float" office:value="96.4251" calcext:value-type="float">
            <text:p>9.64E+01</text:p>
          </table:table-cell>
          <table:table-cell table:formula="of:=[.C2729]+0.2" office:value-type="float" office:value="545.599999999987" calcext:value-type="float">
            <text:p>545.599999999987</text:p>
          </table:table-cell>
        </table:table-row>
        <table:table-row table:style-name="ro1">
          <table:table-cell office:value-type="float" office:value="191.988" calcext:value-type="float">
            <text:p>1.92E+02</text:p>
          </table:table-cell>
          <table:table-cell office:value-type="float" office:value="96.4383" calcext:value-type="float">
            <text:p>9.64E+01</text:p>
          </table:table-cell>
          <table:table-cell table:formula="of:=[.C2730]+0.2" office:value-type="float" office:value="545.799999999987" calcext:value-type="float">
            <text:p>545.799999999987</text:p>
          </table:table-cell>
        </table:table-row>
        <table:table-row table:style-name="ro1">
          <table:table-cell office:value-type="float" office:value="192.018" calcext:value-type="float">
            <text:p>1.92E+02</text:p>
          </table:table-cell>
          <table:table-cell office:value-type="float" office:value="96.4516" calcext:value-type="float">
            <text:p>9.65E+01</text:p>
          </table:table-cell>
          <table:table-cell table:formula="of:=[.C2731]+0.2" office:value-type="float" office:value="545.999999999987" calcext:value-type="float">
            <text:p>545.999999999987</text:p>
          </table:table-cell>
        </table:table-row>
        <table:table-row table:style-name="ro1">
          <table:table-cell office:value-type="float" office:value="192.047" calcext:value-type="float">
            <text:p>1.92E+02</text:p>
          </table:table-cell>
          <table:table-cell office:value-type="float" office:value="96.4649" calcext:value-type="float">
            <text:p>9.65E+01</text:p>
          </table:table-cell>
          <table:table-cell table:formula="of:=[.C2732]+0.2" office:value-type="float" office:value="546.199999999987" calcext:value-type="float">
            <text:p>546.199999999987</text:p>
          </table:table-cell>
        </table:table-row>
        <table:table-row table:style-name="ro1">
          <table:table-cell office:value-type="float" office:value="192.077" calcext:value-type="float">
            <text:p>1.92E+02</text:p>
          </table:table-cell>
          <table:table-cell office:value-type="float" office:value="96.4782" calcext:value-type="float">
            <text:p>9.65E+01</text:p>
          </table:table-cell>
          <table:table-cell table:formula="of:=[.C2733]+0.2" office:value-type="float" office:value="546.399999999987" calcext:value-type="float">
            <text:p>546.399999999987</text:p>
          </table:table-cell>
        </table:table-row>
        <table:table-row table:style-name="ro1">
          <table:table-cell office:value-type="float" office:value="192.107" calcext:value-type="float">
            <text:p>1.92E+02</text:p>
          </table:table-cell>
          <table:table-cell office:value-type="float" office:value="96.4914" calcext:value-type="float">
            <text:p>9.65E+01</text:p>
          </table:table-cell>
          <table:table-cell table:formula="of:=[.C2734]+0.2" office:value-type="float" office:value="546.599999999987" calcext:value-type="float">
            <text:p>546.599999999987</text:p>
          </table:table-cell>
        </table:table-row>
        <table:table-row table:style-name="ro1">
          <table:table-cell office:value-type="float" office:value="192.137" calcext:value-type="float">
            <text:p>1.92E+02</text:p>
          </table:table-cell>
          <table:table-cell office:value-type="float" office:value="96.5047" calcext:value-type="float">
            <text:p>9.65E+01</text:p>
          </table:table-cell>
          <table:table-cell table:formula="of:=[.C2735]+0.2" office:value-type="float" office:value="546.799999999987" calcext:value-type="float">
            <text:p>546.799999999987</text:p>
          </table:table-cell>
        </table:table-row>
        <table:table-row table:style-name="ro1">
          <table:table-cell office:value-type="float" office:value="192.167" calcext:value-type="float">
            <text:p>1.92E+02</text:p>
          </table:table-cell>
          <table:table-cell office:value-type="float" office:value="96.518" calcext:value-type="float">
            <text:p>9.65E+01</text:p>
          </table:table-cell>
          <table:table-cell table:formula="of:=[.C2736]+0.2" office:value-type="float" office:value="546.999999999987" calcext:value-type="float">
            <text:p>546.999999999987</text:p>
          </table:table-cell>
        </table:table-row>
        <table:table-row table:style-name="ro1">
          <table:table-cell office:value-type="float" office:value="192.197" calcext:value-type="float">
            <text:p>1.92E+02</text:p>
          </table:table-cell>
          <table:table-cell office:value-type="float" office:value="96.5313" calcext:value-type="float">
            <text:p>9.65E+01</text:p>
          </table:table-cell>
          <table:table-cell table:formula="of:=[.C2737]+0.2" office:value-type="float" office:value="547.199999999987" calcext:value-type="float">
            <text:p>547.199999999987</text:p>
          </table:table-cell>
        </table:table-row>
        <table:table-row table:style-name="ro1">
          <table:table-cell office:value-type="float" office:value="192.227" calcext:value-type="float">
            <text:p>1.92E+02</text:p>
          </table:table-cell>
          <table:table-cell office:value-type="float" office:value="96.5446" calcext:value-type="float">
            <text:p>9.65E+01</text:p>
          </table:table-cell>
          <table:table-cell table:formula="of:=[.C2738]+0.2" office:value-type="float" office:value="547.399999999988" calcext:value-type="float">
            <text:p>547.399999999988</text:p>
          </table:table-cell>
        </table:table-row>
        <table:table-row table:style-name="ro1">
          <table:table-cell office:value-type="float" office:value="192.257" calcext:value-type="float">
            <text:p>1.92E+02</text:p>
          </table:table-cell>
          <table:table-cell office:value-type="float" office:value="96.5579" calcext:value-type="float">
            <text:p>9.66E+01</text:p>
          </table:table-cell>
          <table:table-cell table:formula="of:=[.C2739]+0.2" office:value-type="float" office:value="547.599999999988" calcext:value-type="float">
            <text:p>547.599999999988</text:p>
          </table:table-cell>
        </table:table-row>
        <table:table-row table:style-name="ro1">
          <table:table-cell office:value-type="float" office:value="192.286" calcext:value-type="float">
            <text:p>1.92E+02</text:p>
          </table:table-cell>
          <table:table-cell office:value-type="float" office:value="96.5712" calcext:value-type="float">
            <text:p>9.66E+01</text:p>
          </table:table-cell>
          <table:table-cell table:formula="of:=[.C2740]+0.2" office:value-type="float" office:value="547.799999999988" calcext:value-type="float">
            <text:p>547.799999999988</text:p>
          </table:table-cell>
        </table:table-row>
        <table:table-row table:style-name="ro1">
          <table:table-cell office:value-type="float" office:value="192.316" calcext:value-type="float">
            <text:p>1.92E+02</text:p>
          </table:table-cell>
          <table:table-cell office:value-type="float" office:value="96.5844" calcext:value-type="float">
            <text:p>9.66E+01</text:p>
          </table:table-cell>
          <table:table-cell table:formula="of:=[.C2741]+0.2" office:value-type="float" office:value="547.999999999988" calcext:value-type="float">
            <text:p>547.999999999988</text:p>
          </table:table-cell>
        </table:table-row>
        <table:table-row table:style-name="ro1">
          <table:table-cell office:value-type="float" office:value="192.346" calcext:value-type="float">
            <text:p>1.92E+02</text:p>
          </table:table-cell>
          <table:table-cell office:value-type="float" office:value="96.5977" calcext:value-type="float">
            <text:p>9.66E+01</text:p>
          </table:table-cell>
          <table:table-cell table:formula="of:=[.C2742]+0.2" office:value-type="float" office:value="548.199999999988" calcext:value-type="float">
            <text:p>548.199999999988</text:p>
          </table:table-cell>
        </table:table-row>
        <table:table-row table:style-name="ro1">
          <table:table-cell office:value-type="float" office:value="192.376" calcext:value-type="float">
            <text:p>1.92E+02</text:p>
          </table:table-cell>
          <table:table-cell office:value-type="float" office:value="96.611" calcext:value-type="float">
            <text:p>9.66E+01</text:p>
          </table:table-cell>
          <table:table-cell table:formula="of:=[.C2743]+0.2" office:value-type="float" office:value="548.399999999988" calcext:value-type="float">
            <text:p>548.399999999988</text:p>
          </table:table-cell>
        </table:table-row>
        <table:table-row table:style-name="ro1">
          <table:table-cell office:value-type="float" office:value="192.406" calcext:value-type="float">
            <text:p>1.92E+02</text:p>
          </table:table-cell>
          <table:table-cell office:value-type="float" office:value="96.6243" calcext:value-type="float">
            <text:p>9.66E+01</text:p>
          </table:table-cell>
          <table:table-cell table:formula="of:=[.C2744]+0.2" office:value-type="float" office:value="548.599999999988" calcext:value-type="float">
            <text:p>548.599999999988</text:p>
          </table:table-cell>
        </table:table-row>
        <table:table-row table:style-name="ro1">
          <table:table-cell office:value-type="float" office:value="192.436" calcext:value-type="float">
            <text:p>1.92E+02</text:p>
          </table:table-cell>
          <table:table-cell office:value-type="float" office:value="96.6376" calcext:value-type="float">
            <text:p>9.66E+01</text:p>
          </table:table-cell>
          <table:table-cell table:formula="of:=[.C2745]+0.2" office:value-type="float" office:value="548.799999999988" calcext:value-type="float">
            <text:p>548.799999999988</text:p>
          </table:table-cell>
        </table:table-row>
        <table:table-row table:style-name="ro1">
          <table:table-cell office:value-type="float" office:value="192.466" calcext:value-type="float">
            <text:p>1.92E+02</text:p>
          </table:table-cell>
          <table:table-cell office:value-type="float" office:value="96.6509" calcext:value-type="float">
            <text:p>9.67E+01</text:p>
          </table:table-cell>
          <table:table-cell table:formula="of:=[.C2746]+0.2" office:value-type="float" office:value="548.999999999988" calcext:value-type="float">
            <text:p>548.999999999988</text:p>
          </table:table-cell>
        </table:table-row>
        <table:table-row table:style-name="ro1">
          <table:table-cell office:value-type="float" office:value="192.496" calcext:value-type="float">
            <text:p>1.92E+02</text:p>
          </table:table-cell>
          <table:table-cell office:value-type="float" office:value="96.6642" calcext:value-type="float">
            <text:p>9.67E+01</text:p>
          </table:table-cell>
          <table:table-cell table:formula="of:=[.C2747]+0.2" office:value-type="float" office:value="549.199999999988" calcext:value-type="float">
            <text:p>549.199999999988</text:p>
          </table:table-cell>
        </table:table-row>
        <table:table-row table:style-name="ro1">
          <table:table-cell office:value-type="float" office:value="192.526" calcext:value-type="float">
            <text:p>1.93E+02</text:p>
          </table:table-cell>
          <table:table-cell office:value-type="float" office:value="96.6775" calcext:value-type="float">
            <text:p>9.67E+01</text:p>
          </table:table-cell>
          <table:table-cell table:formula="of:=[.C2748]+0.2" office:value-type="float" office:value="549.399999999988" calcext:value-type="float">
            <text:p>549.399999999988</text:p>
          </table:table-cell>
        </table:table-row>
        <table:table-row table:style-name="ro1">
          <table:table-cell office:value-type="float" office:value="192.556" calcext:value-type="float">
            <text:p>1.93E+02</text:p>
          </table:table-cell>
          <table:table-cell office:value-type="float" office:value="96.6908" calcext:value-type="float">
            <text:p>9.67E+01</text:p>
          </table:table-cell>
          <table:table-cell table:formula="of:=[.C2749]+0.2" office:value-type="float" office:value="549.599999999988" calcext:value-type="float">
            <text:p>549.599999999988</text:p>
          </table:table-cell>
        </table:table-row>
        <table:table-row table:style-name="ro1">
          <table:table-cell office:value-type="float" office:value="192.586" calcext:value-type="float">
            <text:p>1.93E+02</text:p>
          </table:table-cell>
          <table:table-cell office:value-type="float" office:value="96.7041" calcext:value-type="float">
            <text:p>9.67E+01</text:p>
          </table:table-cell>
          <table:table-cell table:formula="of:=[.C2750]+0.2" office:value-type="float" office:value="549.799999999988" calcext:value-type="float">
            <text:p>549.799999999988</text:p>
          </table:table-cell>
        </table:table-row>
        <table:table-row table:style-name="ro1">
          <table:table-cell office:value-type="float" office:value="192.616" calcext:value-type="float">
            <text:p>1.93E+02</text:p>
          </table:table-cell>
          <table:table-cell office:value-type="float" office:value="96.7174" calcext:value-type="float">
            <text:p>9.67E+01</text:p>
          </table:table-cell>
          <table:table-cell table:formula="of:=[.C2751]+0.2" office:value-type="float" office:value="549.999999999988" calcext:value-type="float">
            <text:p>549.999999999988</text:p>
          </table:table-cell>
        </table:table-row>
        <table:table-row table:style-name="ro1">
          <table:table-cell office:value-type="float" office:value="192.645" calcext:value-type="float">
            <text:p>1.93E+02</text:p>
          </table:table-cell>
          <table:table-cell office:value-type="float" office:value="96.7307" calcext:value-type="float">
            <text:p>9.67E+01</text:p>
          </table:table-cell>
          <table:table-cell table:formula="of:=[.C2752]+0.2" office:value-type="float" office:value="550.199999999988" calcext:value-type="float">
            <text:p>550.199999999988</text:p>
          </table:table-cell>
        </table:table-row>
        <table:table-row table:style-name="ro1">
          <table:table-cell office:value-type="float" office:value="192.675" calcext:value-type="float">
            <text:p>1.93E+02</text:p>
          </table:table-cell>
          <table:table-cell office:value-type="float" office:value="96.744" calcext:value-type="float">
            <text:p>9.67E+01</text:p>
          </table:table-cell>
          <table:table-cell table:formula="of:=[.C2753]+0.2" office:value-type="float" office:value="550.399999999988" calcext:value-type="float">
            <text:p>550.399999999988</text:p>
          </table:table-cell>
        </table:table-row>
        <table:table-row table:style-name="ro1">
          <table:table-cell office:value-type="float" office:value="192.705" calcext:value-type="float">
            <text:p>1.93E+02</text:p>
          </table:table-cell>
          <table:table-cell office:value-type="float" office:value="96.7573" calcext:value-type="float">
            <text:p>9.68E+01</text:p>
          </table:table-cell>
          <table:table-cell table:formula="of:=[.C2754]+0.2" office:value-type="float" office:value="550.599999999988" calcext:value-type="float">
            <text:p>550.599999999988</text:p>
          </table:table-cell>
        </table:table-row>
        <table:table-row table:style-name="ro1">
          <table:table-cell office:value-type="float" office:value="192.735" calcext:value-type="float">
            <text:p>1.93E+02</text:p>
          </table:table-cell>
          <table:table-cell office:value-type="float" office:value="96.7706" calcext:value-type="float">
            <text:p>9.68E+01</text:p>
          </table:table-cell>
          <table:table-cell table:formula="of:=[.C2755]+0.2" office:value-type="float" office:value="550.799999999988" calcext:value-type="float">
            <text:p>550.799999999988</text:p>
          </table:table-cell>
        </table:table-row>
        <table:table-row table:style-name="ro1">
          <table:table-cell office:value-type="float" office:value="192.765" calcext:value-type="float">
            <text:p>1.93E+02</text:p>
          </table:table-cell>
          <table:table-cell office:value-type="float" office:value="96.7839" calcext:value-type="float">
            <text:p>9.68E+01</text:p>
          </table:table-cell>
          <table:table-cell table:formula="of:=[.C2756]+0.2" office:value-type="float" office:value="550.999999999988" calcext:value-type="float">
            <text:p>550.999999999988</text:p>
          </table:table-cell>
        </table:table-row>
        <table:table-row table:style-name="ro1">
          <table:table-cell office:value-type="float" office:value="192.795" calcext:value-type="float">
            <text:p>1.93E+02</text:p>
          </table:table-cell>
          <table:table-cell office:value-type="float" office:value="96.7972" calcext:value-type="float">
            <text:p>9.68E+01</text:p>
          </table:table-cell>
          <table:table-cell table:formula="of:=[.C2757]+0.2" office:value-type="float" office:value="551.199999999988" calcext:value-type="float">
            <text:p>551.199999999988</text:p>
          </table:table-cell>
        </table:table-row>
        <table:table-row table:style-name="ro1">
          <table:table-cell office:value-type="float" office:value="192.825" calcext:value-type="float">
            <text:p>1.93E+02</text:p>
          </table:table-cell>
          <table:table-cell office:value-type="float" office:value="96.8105" calcext:value-type="float">
            <text:p>9.68E+01</text:p>
          </table:table-cell>
          <table:table-cell table:formula="of:=[.C2758]+0.2" office:value-type="float" office:value="551.399999999988" calcext:value-type="float">
            <text:p>551.399999999988</text:p>
          </table:table-cell>
        </table:table-row>
        <table:table-row table:style-name="ro1">
          <table:table-cell office:value-type="float" office:value="192.855" calcext:value-type="float">
            <text:p>1.93E+02</text:p>
          </table:table-cell>
          <table:table-cell office:value-type="float" office:value="96.8238" calcext:value-type="float">
            <text:p>9.68E+01</text:p>
          </table:table-cell>
          <table:table-cell table:formula="of:=[.C2759]+0.2" office:value-type="float" office:value="551.599999999988" calcext:value-type="float">
            <text:p>551.599999999988</text:p>
          </table:table-cell>
        </table:table-row>
        <table:table-row table:style-name="ro1">
          <table:table-cell office:value-type="float" office:value="192.885" calcext:value-type="float">
            <text:p>1.93E+02</text:p>
          </table:table-cell>
          <table:table-cell office:value-type="float" office:value="96.8371" calcext:value-type="float">
            <text:p>9.68E+01</text:p>
          </table:table-cell>
          <table:table-cell table:formula="of:=[.C2760]+0.2" office:value-type="float" office:value="551.799999999988" calcext:value-type="float">
            <text:p>551.799999999988</text:p>
          </table:table-cell>
        </table:table-row>
        <table:table-row table:style-name="ro1">
          <table:table-cell office:value-type="float" office:value="192.915" calcext:value-type="float">
            <text:p>1.93E+02</text:p>
          </table:table-cell>
          <table:table-cell office:value-type="float" office:value="96.8504" calcext:value-type="float">
            <text:p>9.69E+01</text:p>
          </table:table-cell>
          <table:table-cell table:formula="of:=[.C2761]+0.2" office:value-type="float" office:value="551.999999999989" calcext:value-type="float">
            <text:p>551.999999999989</text:p>
          </table:table-cell>
        </table:table-row>
        <table:table-row table:style-name="ro1">
          <table:table-cell office:value-type="float" office:value="192.945" calcext:value-type="float">
            <text:p>1.93E+02</text:p>
          </table:table-cell>
          <table:table-cell office:value-type="float" office:value="96.8637" calcext:value-type="float">
            <text:p>9.69E+01</text:p>
          </table:table-cell>
          <table:table-cell table:formula="of:=[.C2762]+0.2" office:value-type="float" office:value="552.199999999989" calcext:value-type="float">
            <text:p>552.199999999989</text:p>
          </table:table-cell>
        </table:table-row>
        <table:table-row table:style-name="ro1">
          <table:table-cell office:value-type="float" office:value="192.975" calcext:value-type="float">
            <text:p>1.93E+02</text:p>
          </table:table-cell>
          <table:table-cell office:value-type="float" office:value="96.877" calcext:value-type="float">
            <text:p>9.69E+01</text:p>
          </table:table-cell>
          <table:table-cell table:formula="of:=[.C2763]+0.2" office:value-type="float" office:value="552.399999999989" calcext:value-type="float">
            <text:p>552.399999999989</text:p>
          </table:table-cell>
        </table:table-row>
        <table:table-row table:style-name="ro1">
          <table:table-cell office:value-type="float" office:value="193.004" calcext:value-type="float">
            <text:p>1.93E+02</text:p>
          </table:table-cell>
          <table:table-cell office:value-type="float" office:value="96.8903" calcext:value-type="float">
            <text:p>9.69E+01</text:p>
          </table:table-cell>
          <table:table-cell table:formula="of:=[.C2764]+0.2" office:value-type="float" office:value="552.599999999989" calcext:value-type="float">
            <text:p>552.599999999989</text:p>
          </table:table-cell>
        </table:table-row>
        <table:table-row table:style-name="ro1">
          <table:table-cell office:value-type="float" office:value="193.034" calcext:value-type="float">
            <text:p>1.93E+02</text:p>
          </table:table-cell>
          <table:table-cell office:value-type="float" office:value="96.9036" calcext:value-type="float">
            <text:p>9.69E+01</text:p>
          </table:table-cell>
          <table:table-cell table:formula="of:=[.C2765]+0.2" office:value-type="float" office:value="552.799999999989" calcext:value-type="float">
            <text:p>552.799999999989</text:p>
          </table:table-cell>
        </table:table-row>
        <table:table-row table:style-name="ro1">
          <table:table-cell office:value-type="float" office:value="193.064" calcext:value-type="float">
            <text:p>1.93E+02</text:p>
          </table:table-cell>
          <table:table-cell office:value-type="float" office:value="96.9169" calcext:value-type="float">
            <text:p>9.69E+01</text:p>
          </table:table-cell>
          <table:table-cell table:formula="of:=[.C2766]+0.2" office:value-type="float" office:value="552.999999999989" calcext:value-type="float">
            <text:p>552.999999999989</text:p>
          </table:table-cell>
        </table:table-row>
        <table:table-row table:style-name="ro1">
          <table:table-cell office:value-type="float" office:value="193.094" calcext:value-type="float">
            <text:p>1.93E+02</text:p>
          </table:table-cell>
          <table:table-cell office:value-type="float" office:value="96.9302" calcext:value-type="float">
            <text:p>9.69E+01</text:p>
          </table:table-cell>
          <table:table-cell table:formula="of:=[.C2767]+0.2" office:value-type="float" office:value="553.199999999989" calcext:value-type="float">
            <text:p>553.199999999989</text:p>
          </table:table-cell>
        </table:table-row>
        <table:table-row table:style-name="ro1">
          <table:table-cell office:value-type="float" office:value="193.124" calcext:value-type="float">
            <text:p>1.93E+02</text:p>
          </table:table-cell>
          <table:table-cell office:value-type="float" office:value="96.9434" calcext:value-type="float">
            <text:p>9.69E+01</text:p>
          </table:table-cell>
          <table:table-cell table:formula="of:=[.C2768]+0.2" office:value-type="float" office:value="553.399999999989" calcext:value-type="float">
            <text:p>553.399999999989</text:p>
          </table:table-cell>
        </table:table-row>
        <table:table-row table:style-name="ro1">
          <table:table-cell office:value-type="float" office:value="193.154" calcext:value-type="float">
            <text:p>1.93E+02</text:p>
          </table:table-cell>
          <table:table-cell office:value-type="float" office:value="96.9567" calcext:value-type="float">
            <text:p>9.70E+01</text:p>
          </table:table-cell>
          <table:table-cell table:formula="of:=[.C2769]+0.2" office:value-type="float" office:value="553.599999999989" calcext:value-type="float">
            <text:p>553.599999999989</text:p>
          </table:table-cell>
        </table:table-row>
        <table:table-row table:style-name="ro1">
          <table:table-cell office:value-type="float" office:value="193.184" calcext:value-type="float">
            <text:p>1.93E+02</text:p>
          </table:table-cell>
          <table:table-cell office:value-type="float" office:value="96.97" calcext:value-type="float">
            <text:p>9.70E+01</text:p>
          </table:table-cell>
          <table:table-cell table:formula="of:=[.C2770]+0.2" office:value-type="float" office:value="553.799999999989" calcext:value-type="float">
            <text:p>553.799999999989</text:p>
          </table:table-cell>
        </table:table-row>
        <table:table-row table:style-name="ro1">
          <table:table-cell office:value-type="float" office:value="193.214" calcext:value-type="float">
            <text:p>1.93E+02</text:p>
          </table:table-cell>
          <table:table-cell office:value-type="float" office:value="96.9833" calcext:value-type="float">
            <text:p>9.70E+01</text:p>
          </table:table-cell>
          <table:table-cell table:formula="of:=[.C2771]+0.2" office:value-type="float" office:value="553.999999999989" calcext:value-type="float">
            <text:p>553.999999999989</text:p>
          </table:table-cell>
        </table:table-row>
        <table:table-row table:style-name="ro1">
          <table:table-cell office:value-type="float" office:value="193.243" calcext:value-type="float">
            <text:p>1.93E+02</text:p>
          </table:table-cell>
          <table:table-cell office:value-type="float" office:value="96.9966" calcext:value-type="float">
            <text:p>9.70E+01</text:p>
          </table:table-cell>
          <table:table-cell table:formula="of:=[.C2772]+0.2" office:value-type="float" office:value="554.199999999989" calcext:value-type="float">
            <text:p>554.199999999989</text:p>
          </table:table-cell>
        </table:table-row>
        <table:table-row table:style-name="ro1">
          <table:table-cell office:value-type="float" office:value="193.273" calcext:value-type="float">
            <text:p>1.93E+02</text:p>
          </table:table-cell>
          <table:table-cell office:value-type="float" office:value="97.0098" calcext:value-type="float">
            <text:p>9.70E+01</text:p>
          </table:table-cell>
          <table:table-cell table:formula="of:=[.C2773]+0.2" office:value-type="float" office:value="554.399999999989" calcext:value-type="float">
            <text:p>554.399999999989</text:p>
          </table:table-cell>
        </table:table-row>
        <table:table-row table:style-name="ro1">
          <table:table-cell office:value-type="float" office:value="193.303" calcext:value-type="float">
            <text:p>1.93E+02</text:p>
          </table:table-cell>
          <table:table-cell office:value-type="float" office:value="97.0231" calcext:value-type="float">
            <text:p>9.70E+01</text:p>
          </table:table-cell>
          <table:table-cell table:formula="of:=[.C2774]+0.2" office:value-type="float" office:value="554.599999999989" calcext:value-type="float">
            <text:p>554.599999999989</text:p>
          </table:table-cell>
        </table:table-row>
        <table:table-row table:style-name="ro1">
          <table:table-cell office:value-type="float" office:value="193.333" calcext:value-type="float">
            <text:p>1.93E+02</text:p>
          </table:table-cell>
          <table:table-cell office:value-type="float" office:value="97.0364" calcext:value-type="float">
            <text:p>9.70E+01</text:p>
          </table:table-cell>
          <table:table-cell table:formula="of:=[.C2775]+0.2" office:value-type="float" office:value="554.799999999989" calcext:value-type="float">
            <text:p>554.799999999989</text:p>
          </table:table-cell>
        </table:table-row>
        <table:table-row table:style-name="ro1">
          <table:table-cell office:value-type="float" office:value="193.363" calcext:value-type="float">
            <text:p>1.93E+02</text:p>
          </table:table-cell>
          <table:table-cell office:value-type="float" office:value="97.0496" calcext:value-type="float">
            <text:p>9.70E+01</text:p>
          </table:table-cell>
          <table:table-cell table:formula="of:=[.C2776]+0.2" office:value-type="float" office:value="554.999999999989" calcext:value-type="float">
            <text:p>554.999999999989</text:p>
          </table:table-cell>
        </table:table-row>
        <table:table-row table:style-name="ro1">
          <table:table-cell office:value-type="float" office:value="193.393" calcext:value-type="float">
            <text:p>1.93E+02</text:p>
          </table:table-cell>
          <table:table-cell office:value-type="float" office:value="97.0629" calcext:value-type="float">
            <text:p>9.71E+01</text:p>
          </table:table-cell>
          <table:table-cell table:formula="of:=[.C2777]+0.2" office:value-type="float" office:value="555.199999999989" calcext:value-type="float">
            <text:p>555.199999999989</text:p>
          </table:table-cell>
        </table:table-row>
        <table:table-row table:style-name="ro1">
          <table:table-cell office:value-type="float" office:value="193.423" calcext:value-type="float">
            <text:p>1.93E+02</text:p>
          </table:table-cell>
          <table:table-cell office:value-type="float" office:value="97.0762" calcext:value-type="float">
            <text:p>9.71E+01</text:p>
          </table:table-cell>
          <table:table-cell table:formula="of:=[.C2778]+0.2" office:value-type="float" office:value="555.399999999989" calcext:value-type="float">
            <text:p>555.399999999989</text:p>
          </table:table-cell>
        </table:table-row>
        <table:table-row table:style-name="ro1">
          <table:table-cell office:value-type="float" office:value="193.452" calcext:value-type="float">
            <text:p>1.93E+02</text:p>
          </table:table-cell>
          <table:table-cell office:value-type="float" office:value="97.0894" calcext:value-type="float">
            <text:p>9.71E+01</text:p>
          </table:table-cell>
          <table:table-cell table:formula="of:=[.C2779]+0.2" office:value-type="float" office:value="555.599999999989" calcext:value-type="float">
            <text:p>555.599999999989</text:p>
          </table:table-cell>
        </table:table-row>
        <table:table-row table:style-name="ro1">
          <table:table-cell office:value-type="float" office:value="193.482" calcext:value-type="float">
            <text:p>1.93E+02</text:p>
          </table:table-cell>
          <table:table-cell office:value-type="float" office:value="97.1027" calcext:value-type="float">
            <text:p>9.71E+01</text:p>
          </table:table-cell>
          <table:table-cell table:formula="of:=[.C2780]+0.2" office:value-type="float" office:value="555.799999999989" calcext:value-type="float">
            <text:p>555.799999999989</text:p>
          </table:table-cell>
        </table:table-row>
        <table:table-row table:style-name="ro1">
          <table:table-cell office:value-type="float" office:value="193.512" calcext:value-type="float">
            <text:p>1.94E+02</text:p>
          </table:table-cell>
          <table:table-cell office:value-type="float" office:value="97.1159" calcext:value-type="float">
            <text:p>9.71E+01</text:p>
          </table:table-cell>
          <table:table-cell table:formula="of:=[.C2781]+0.2" office:value-type="float" office:value="555.999999999989" calcext:value-type="float">
            <text:p>555.999999999989</text:p>
          </table:table-cell>
        </table:table-row>
        <table:table-row table:style-name="ro1">
          <table:table-cell office:value-type="float" office:value="193.542" calcext:value-type="float">
            <text:p>1.94E+02</text:p>
          </table:table-cell>
          <table:table-cell office:value-type="float" office:value="97.1292" calcext:value-type="float">
            <text:p>9.71E+01</text:p>
          </table:table-cell>
          <table:table-cell table:formula="of:=[.C2782]+0.2" office:value-type="float" office:value="556.199999999989" calcext:value-type="float">
            <text:p>556.199999999989</text:p>
          </table:table-cell>
        </table:table-row>
        <table:table-row table:style-name="ro1">
          <table:table-cell office:value-type="float" office:value="193.572" calcext:value-type="float">
            <text:p>1.94E+02</text:p>
          </table:table-cell>
          <table:table-cell office:value-type="float" office:value="97.1424" calcext:value-type="float">
            <text:p>9.71E+01</text:p>
          </table:table-cell>
          <table:table-cell table:formula="of:=[.C2783]+0.2" office:value-type="float" office:value="556.39999999999" calcext:value-type="float">
            <text:p>556.39999999999</text:p>
          </table:table-cell>
        </table:table-row>
        <table:table-row table:style-name="ro1">
          <table:table-cell office:value-type="float" office:value="193.601" calcext:value-type="float">
            <text:p>1.94E+02</text:p>
          </table:table-cell>
          <table:table-cell office:value-type="float" office:value="97.1557" calcext:value-type="float">
            <text:p>9.72E+01</text:p>
          </table:table-cell>
          <table:table-cell table:formula="of:=[.C2784]+0.2" office:value-type="float" office:value="556.59999999999" calcext:value-type="float">
            <text:p>556.59999999999</text:p>
          </table:table-cell>
        </table:table-row>
        <table:table-row table:style-name="ro1">
          <table:table-cell office:value-type="float" office:value="193.631" calcext:value-type="float">
            <text:p>1.94E+02</text:p>
          </table:table-cell>
          <table:table-cell office:value-type="float" office:value="97.1689" calcext:value-type="float">
            <text:p>9.72E+01</text:p>
          </table:table-cell>
          <table:table-cell table:formula="of:=[.C2785]+0.2" office:value-type="float" office:value="556.79999999999" calcext:value-type="float">
            <text:p>556.79999999999</text:p>
          </table:table-cell>
        </table:table-row>
        <table:table-row table:style-name="ro1">
          <table:table-cell office:value-type="float" office:value="193.661" calcext:value-type="float">
            <text:p>1.94E+02</text:p>
          </table:table-cell>
          <table:table-cell office:value-type="float" office:value="97.1822" calcext:value-type="float">
            <text:p>9.72E+01</text:p>
          </table:table-cell>
          <table:table-cell table:formula="of:=[.C2786]+0.2" office:value-type="float" office:value="556.99999999999" calcext:value-type="float">
            <text:p>556.99999999999</text:p>
          </table:table-cell>
        </table:table-row>
        <table:table-row table:style-name="ro1">
          <table:table-cell office:value-type="float" office:value="193.691" calcext:value-type="float">
            <text:p>1.94E+02</text:p>
          </table:table-cell>
          <table:table-cell office:value-type="float" office:value="97.1954" calcext:value-type="float">
            <text:p>9.72E+01</text:p>
          </table:table-cell>
          <table:table-cell table:formula="of:=[.C2787]+0.2" office:value-type="float" office:value="557.19999999999" calcext:value-type="float">
            <text:p>557.19999999999</text:p>
          </table:table-cell>
        </table:table-row>
        <table:table-row table:style-name="ro1">
          <table:table-cell office:value-type="float" office:value="193.721" calcext:value-type="float">
            <text:p>1.94E+02</text:p>
          </table:table-cell>
          <table:table-cell office:value-type="float" office:value="97.2086" calcext:value-type="float">
            <text:p>9.72E+01</text:p>
          </table:table-cell>
          <table:table-cell table:formula="of:=[.C2788]+0.2" office:value-type="float" office:value="557.39999999999" calcext:value-type="float">
            <text:p>557.39999999999</text:p>
          </table:table-cell>
        </table:table-row>
        <table:table-row table:style-name="ro1">
          <table:table-cell office:value-type="float" office:value="193.75" calcext:value-type="float">
            <text:p>1.94E+02</text:p>
          </table:table-cell>
          <table:table-cell office:value-type="float" office:value="97.2219" calcext:value-type="float">
            <text:p>9.72E+01</text:p>
          </table:table-cell>
          <table:table-cell table:formula="of:=[.C2789]+0.2" office:value-type="float" office:value="557.59999999999" calcext:value-type="float">
            <text:p>557.59999999999</text:p>
          </table:table-cell>
        </table:table-row>
        <table:table-row table:style-name="ro1">
          <table:table-cell office:value-type="float" office:value="193.78" calcext:value-type="float">
            <text:p>1.94E+02</text:p>
          </table:table-cell>
          <table:table-cell office:value-type="float" office:value="97.2351" calcext:value-type="float">
            <text:p>9.72E+01</text:p>
          </table:table-cell>
          <table:table-cell table:formula="of:=[.C2790]+0.2" office:value-type="float" office:value="557.79999999999" calcext:value-type="float">
            <text:p>557.79999999999</text:p>
          </table:table-cell>
        </table:table-row>
        <table:table-row table:style-name="ro1">
          <table:table-cell office:value-type="float" office:value="193.81" calcext:value-type="float">
            <text:p>1.94E+02</text:p>
          </table:table-cell>
          <table:table-cell office:value-type="float" office:value="97.2483" calcext:value-type="float">
            <text:p>9.72E+01</text:p>
          </table:table-cell>
          <table:table-cell table:formula="of:=[.C2791]+0.2" office:value-type="float" office:value="557.99999999999" calcext:value-type="float">
            <text:p>557.99999999999</text:p>
          </table:table-cell>
        </table:table-row>
        <table:table-row table:style-name="ro1">
          <table:table-cell office:value-type="float" office:value="193.84" calcext:value-type="float">
            <text:p>1.94E+02</text:p>
          </table:table-cell>
          <table:table-cell office:value-type="float" office:value="97.2615" calcext:value-type="float">
            <text:p>9.73E+01</text:p>
          </table:table-cell>
          <table:table-cell table:formula="of:=[.C2792]+0.2" office:value-type="float" office:value="558.19999999999" calcext:value-type="float">
            <text:p>558.19999999999</text:p>
          </table:table-cell>
        </table:table-row>
        <table:table-row table:style-name="ro1">
          <table:table-cell office:value-type="float" office:value="193.869" calcext:value-type="float">
            <text:p>1.94E+02</text:p>
          </table:table-cell>
          <table:table-cell office:value-type="float" office:value="97.2747" calcext:value-type="float">
            <text:p>9.73E+01</text:p>
          </table:table-cell>
          <table:table-cell table:formula="of:=[.C2793]+0.2" office:value-type="float" office:value="558.39999999999" calcext:value-type="float">
            <text:p>558.39999999999</text:p>
          </table:table-cell>
        </table:table-row>
        <table:table-row table:style-name="ro1">
          <table:table-cell office:value-type="float" office:value="193.899" calcext:value-type="float">
            <text:p>1.94E+02</text:p>
          </table:table-cell>
          <table:table-cell office:value-type="float" office:value="97.2879" calcext:value-type="float">
            <text:p>9.73E+01</text:p>
          </table:table-cell>
          <table:table-cell table:formula="of:=[.C2794]+0.2" office:value-type="float" office:value="558.59999999999" calcext:value-type="float">
            <text:p>558.59999999999</text:p>
          </table:table-cell>
        </table:table-row>
        <table:table-row table:style-name="ro1">
          <table:table-cell office:value-type="float" office:value="193.929" calcext:value-type="float">
            <text:p>1.94E+02</text:p>
          </table:table-cell>
          <table:table-cell office:value-type="float" office:value="97.3011" calcext:value-type="float">
            <text:p>9.73E+01</text:p>
          </table:table-cell>
          <table:table-cell table:formula="of:=[.C2795]+0.2" office:value-type="float" office:value="558.79999999999" calcext:value-type="float">
            <text:p>558.79999999999</text:p>
          </table:table-cell>
        </table:table-row>
        <table:table-row table:style-name="ro1">
          <table:table-cell office:value-type="float" office:value="193.958" calcext:value-type="float">
            <text:p>1.94E+02</text:p>
          </table:table-cell>
          <table:table-cell office:value-type="float" office:value="97.3143" calcext:value-type="float">
            <text:p>9.73E+01</text:p>
          </table:table-cell>
          <table:table-cell table:formula="of:=[.C2796]+0.2" office:value-type="float" office:value="558.99999999999" calcext:value-type="float">
            <text:p>558.99999999999</text:p>
          </table:table-cell>
        </table:table-row>
        <table:table-row table:style-name="ro1">
          <table:table-cell office:value-type="float" office:value="193.988" calcext:value-type="float">
            <text:p>1.94E+02</text:p>
          </table:table-cell>
          <table:table-cell office:value-type="float" office:value="97.3275" calcext:value-type="float">
            <text:p>9.73E+01</text:p>
          </table:table-cell>
          <table:table-cell table:formula="of:=[.C2797]+0.2" office:value-type="float" office:value="559.19999999999" calcext:value-type="float">
            <text:p>559.19999999999</text:p>
          </table:table-cell>
        </table:table-row>
        <table:table-row table:style-name="ro1">
          <table:table-cell office:value-type="float" office:value="194.018" calcext:value-type="float">
            <text:p>1.94E+02</text:p>
          </table:table-cell>
          <table:table-cell office:value-type="float" office:value="97.3407" calcext:value-type="float">
            <text:p>9.73E+01</text:p>
          </table:table-cell>
          <table:table-cell table:formula="of:=[.C2798]+0.2" office:value-type="float" office:value="559.39999999999" calcext:value-type="float">
            <text:p>559.39999999999</text:p>
          </table:table-cell>
        </table:table-row>
        <table:table-row table:style-name="ro1">
          <table:table-cell office:value-type="float" office:value="194.047" calcext:value-type="float">
            <text:p>1.94E+02</text:p>
          </table:table-cell>
          <table:table-cell office:value-type="float" office:value="97.3539" calcext:value-type="float">
            <text:p>9.74E+01</text:p>
          </table:table-cell>
          <table:table-cell table:formula="of:=[.C2799]+0.2" office:value-type="float" office:value="559.59999999999" calcext:value-type="float">
            <text:p>559.59999999999</text:p>
          </table:table-cell>
        </table:table-row>
        <table:table-row table:style-name="ro1">
          <table:table-cell office:value-type="float" office:value="194.077" calcext:value-type="float">
            <text:p>1.94E+02</text:p>
          </table:table-cell>
          <table:table-cell office:value-type="float" office:value="97.3671" calcext:value-type="float">
            <text:p>9.74E+01</text:p>
          </table:table-cell>
          <table:table-cell table:formula="of:=[.C2800]+0.2" office:value-type="float" office:value="559.79999999999" calcext:value-type="float">
            <text:p>559.79999999999</text:p>
          </table:table-cell>
        </table:table-row>
        <table:table-row table:style-name="ro1">
          <table:table-cell office:value-type="float" office:value="194.107" calcext:value-type="float">
            <text:p>1.94E+02</text:p>
          </table:table-cell>
          <table:table-cell office:value-type="float" office:value="97.3803" calcext:value-type="float">
            <text:p>9.74E+01</text:p>
          </table:table-cell>
          <table:table-cell table:formula="of:=[.C2801]+0.2" office:value-type="float" office:value="559.99999999999" calcext:value-type="float">
            <text:p>559.99999999999</text:p>
          </table:table-cell>
        </table:table-row>
        <table:table-row table:style-name="ro1">
          <table:table-cell office:value-type="float" office:value="194.136" calcext:value-type="float">
            <text:p>1.94E+02</text:p>
          </table:table-cell>
          <table:table-cell office:value-type="float" office:value="97.3934" calcext:value-type="float">
            <text:p>9.74E+01</text:p>
          </table:table-cell>
          <table:table-cell table:formula="of:=[.C2802]+0.2" office:value-type="float" office:value="560.19999999999" calcext:value-type="float">
            <text:p>560.19999999999</text:p>
          </table:table-cell>
        </table:table-row>
        <table:table-row table:style-name="ro1">
          <table:table-cell office:value-type="float" office:value="194.166" calcext:value-type="float">
            <text:p>1.94E+02</text:p>
          </table:table-cell>
          <table:table-cell office:value-type="float" office:value="97.4066" calcext:value-type="float">
            <text:p>9.74E+01</text:p>
          </table:table-cell>
          <table:table-cell table:formula="of:=[.C2803]+0.2" office:value-type="float" office:value="560.39999999999" calcext:value-type="float">
            <text:p>560.39999999999</text:p>
          </table:table-cell>
        </table:table-row>
        <table:table-row table:style-name="ro1">
          <table:table-cell office:value-type="float" office:value="194.195" calcext:value-type="float">
            <text:p>1.94E+02</text:p>
          </table:table-cell>
          <table:table-cell office:value-type="float" office:value="97.4197" calcext:value-type="float">
            <text:p>9.74E+01</text:p>
          </table:table-cell>
          <table:table-cell table:formula="of:=[.C2804]+0.2" office:value-type="float" office:value="560.599999999991" calcext:value-type="float">
            <text:p>560.599999999991</text:p>
          </table:table-cell>
        </table:table-row>
        <table:table-row table:style-name="ro1">
          <table:table-cell office:value-type="float" office:value="194.225" calcext:value-type="float">
            <text:p>1.94E+02</text:p>
          </table:table-cell>
          <table:table-cell office:value-type="float" office:value="97.4329" calcext:value-type="float">
            <text:p>9.74E+01</text:p>
          </table:table-cell>
          <table:table-cell table:formula="of:=[.C2805]+0.2" office:value-type="float" office:value="560.799999999991" calcext:value-type="float">
            <text:p>560.799999999991</text:p>
          </table:table-cell>
        </table:table-row>
        <table:table-row table:style-name="ro1">
          <table:table-cell office:value-type="float" office:value="194.255" calcext:value-type="float">
            <text:p>1.94E+02</text:p>
          </table:table-cell>
          <table:table-cell office:value-type="float" office:value="97.446" calcext:value-type="float">
            <text:p>9.74E+01</text:p>
          </table:table-cell>
          <table:table-cell table:formula="of:=[.C2806]+0.2" office:value-type="float" office:value="560.999999999991" calcext:value-type="float">
            <text:p>560.999999999991</text:p>
          </table:table-cell>
        </table:table-row>
        <table:table-row table:style-name="ro1">
          <table:table-cell office:value-type="float" office:value="194.284" calcext:value-type="float">
            <text:p>1.94E+02</text:p>
          </table:table-cell>
          <table:table-cell office:value-type="float" office:value="97.4592" calcext:value-type="float">
            <text:p>9.75E+01</text:p>
          </table:table-cell>
          <table:table-cell table:formula="of:=[.C2807]+0.2" office:value-type="float" office:value="561.199999999991" calcext:value-type="float">
            <text:p>561.199999999991</text:p>
          </table:table-cell>
        </table:table-row>
        <table:table-row table:style-name="ro1">
          <table:table-cell office:value-type="float" office:value="194.314" calcext:value-type="float">
            <text:p>1.94E+02</text:p>
          </table:table-cell>
          <table:table-cell office:value-type="float" office:value="97.4723" calcext:value-type="float">
            <text:p>9.75E+01</text:p>
          </table:table-cell>
          <table:table-cell table:formula="of:=[.C2808]+0.2" office:value-type="float" office:value="561.399999999991" calcext:value-type="float">
            <text:p>561.399999999991</text:p>
          </table:table-cell>
        </table:table-row>
        <table:table-row table:style-name="ro1">
          <table:table-cell office:value-type="float" office:value="194.343" calcext:value-type="float">
            <text:p>1.94E+02</text:p>
          </table:table-cell>
          <table:table-cell office:value-type="float" office:value="97.4854" calcext:value-type="float">
            <text:p>9.75E+01</text:p>
          </table:table-cell>
          <table:table-cell table:formula="of:=[.C2809]+0.2" office:value-type="float" office:value="561.599999999991" calcext:value-type="float">
            <text:p>561.599999999991</text:p>
          </table:table-cell>
        </table:table-row>
        <table:table-row table:style-name="ro1">
          <table:table-cell office:value-type="float" office:value="194.373" calcext:value-type="float">
            <text:p>1.94E+02</text:p>
          </table:table-cell>
          <table:table-cell office:value-type="float" office:value="97.4986" calcext:value-type="float">
            <text:p>9.75E+01</text:p>
          </table:table-cell>
          <table:table-cell table:formula="of:=[.C2810]+0.2" office:value-type="float" office:value="561.799999999991" calcext:value-type="float">
            <text:p>561.799999999991</text:p>
          </table:table-cell>
        </table:table-row>
        <table:table-row table:style-name="ro1">
          <table:table-cell office:value-type="float" office:value="194.402" calcext:value-type="float">
            <text:p>1.94E+02</text:p>
          </table:table-cell>
          <table:table-cell office:value-type="float" office:value="97.5117" calcext:value-type="float">
            <text:p>9.75E+01</text:p>
          </table:table-cell>
          <table:table-cell table:formula="of:=[.C2811]+0.2" office:value-type="float" office:value="561.999999999991" calcext:value-type="float">
            <text:p>561.999999999991</text:p>
          </table:table-cell>
        </table:table-row>
        <table:table-row table:style-name="ro1">
          <table:table-cell office:value-type="float" office:value="194.432" calcext:value-type="float">
            <text:p>1.94E+02</text:p>
          </table:table-cell>
          <table:table-cell office:value-type="float" office:value="97.5248" calcext:value-type="float">
            <text:p>9.75E+01</text:p>
          </table:table-cell>
          <table:table-cell table:formula="of:=[.C2812]+0.2" office:value-type="float" office:value="562.199999999991" calcext:value-type="float">
            <text:p>562.199999999991</text:p>
          </table:table-cell>
        </table:table-row>
        <table:table-row table:style-name="ro1">
          <table:table-cell office:value-type="float" office:value="194.461" calcext:value-type="float">
            <text:p>1.94E+02</text:p>
          </table:table-cell>
          <table:table-cell office:value-type="float" office:value="97.5379" calcext:value-type="float">
            <text:p>9.75E+01</text:p>
          </table:table-cell>
          <table:table-cell table:formula="of:=[.C2813]+0.2" office:value-type="float" office:value="562.399999999991" calcext:value-type="float">
            <text:p>562.399999999991</text:p>
          </table:table-cell>
        </table:table-row>
        <table:table-row table:style-name="ro1">
          <table:table-cell office:value-type="float" office:value="194.491" calcext:value-type="float">
            <text:p>1.94E+02</text:p>
          </table:table-cell>
          <table:table-cell office:value-type="float" office:value="97.551" calcext:value-type="float">
            <text:p>9.76E+01</text:p>
          </table:table-cell>
          <table:table-cell table:formula="of:=[.C2814]+0.2" office:value-type="float" office:value="562.599999999991" calcext:value-type="float">
            <text:p>562.599999999991</text:p>
          </table:table-cell>
        </table:table-row>
        <table:table-row table:style-name="ro1">
          <table:table-cell office:value-type="float" office:value="194.52" calcext:value-type="float">
            <text:p>1.95E+02</text:p>
          </table:table-cell>
          <table:table-cell office:value-type="float" office:value="97.5641" calcext:value-type="float">
            <text:p>9.76E+01</text:p>
          </table:table-cell>
          <table:table-cell table:formula="of:=[.C2815]+0.2" office:value-type="float" office:value="562.799999999991" calcext:value-type="float">
            <text:p>562.799999999991</text:p>
          </table:table-cell>
        </table:table-row>
        <table:table-row table:style-name="ro1">
          <table:table-cell office:value-type="float" office:value="194.549" calcext:value-type="float">
            <text:p>1.95E+02</text:p>
          </table:table-cell>
          <table:table-cell office:value-type="float" office:value="97.5772" calcext:value-type="float">
            <text:p>9.76E+01</text:p>
          </table:table-cell>
          <table:table-cell table:formula="of:=[.C2816]+0.2" office:value-type="float" office:value="562.999999999991" calcext:value-type="float">
            <text:p>562.999999999991</text:p>
          </table:table-cell>
        </table:table-row>
        <table:table-row table:style-name="ro1">
          <table:table-cell office:value-type="float" office:value="194.579" calcext:value-type="float">
            <text:p>1.95E+02</text:p>
          </table:table-cell>
          <table:table-cell office:value-type="float" office:value="97.5902" calcext:value-type="float">
            <text:p>9.76E+01</text:p>
          </table:table-cell>
          <table:table-cell table:formula="of:=[.C2817]+0.2" office:value-type="float" office:value="563.199999999991" calcext:value-type="float">
            <text:p>563.199999999991</text:p>
          </table:table-cell>
        </table:table-row>
        <table:table-row table:style-name="ro1">
          <table:table-cell office:value-type="float" office:value="194.608" calcext:value-type="float">
            <text:p>1.95E+02</text:p>
          </table:table-cell>
          <table:table-cell office:value-type="float" office:value="97.6033" calcext:value-type="float">
            <text:p>9.76E+01</text:p>
          </table:table-cell>
          <table:table-cell table:formula="of:=[.C2818]+0.2" office:value-type="float" office:value="563.399999999991" calcext:value-type="float">
            <text:p>563.399999999991</text:p>
          </table:table-cell>
        </table:table-row>
        <table:table-row table:style-name="ro1">
          <table:table-cell office:value-type="float" office:value="194.638" calcext:value-type="float">
            <text:p>1.95E+02</text:p>
          </table:table-cell>
          <table:table-cell office:value-type="float" office:value="97.6164" calcext:value-type="float">
            <text:p>9.76E+01</text:p>
          </table:table-cell>
          <table:table-cell table:formula="of:=[.C2819]+0.2" office:value-type="float" office:value="563.599999999991" calcext:value-type="float">
            <text:p>563.599999999991</text:p>
          </table:table-cell>
        </table:table-row>
        <table:table-row table:style-name="ro1">
          <table:table-cell office:value-type="float" office:value="194.667" calcext:value-type="float">
            <text:p>1.95E+02</text:p>
          </table:table-cell>
          <table:table-cell office:value-type="float" office:value="97.6294" calcext:value-type="float">
            <text:p>9.76E+01</text:p>
          </table:table-cell>
          <table:table-cell table:formula="of:=[.C2820]+0.2" office:value-type="float" office:value="563.799999999991" calcext:value-type="float">
            <text:p>563.799999999991</text:p>
          </table:table-cell>
        </table:table-row>
        <table:table-row table:style-name="ro1">
          <table:table-cell office:value-type="float" office:value="194.696" calcext:value-type="float">
            <text:p>1.95E+02</text:p>
          </table:table-cell>
          <table:table-cell office:value-type="float" office:value="97.6425" calcext:value-type="float">
            <text:p>9.76E+01</text:p>
          </table:table-cell>
          <table:table-cell table:formula="of:=[.C2821]+0.2" office:value-type="float" office:value="563.999999999991" calcext:value-type="float">
            <text:p>563.999999999991</text:p>
          </table:table-cell>
        </table:table-row>
        <table:table-row table:style-name="ro1">
          <table:table-cell office:value-type="float" office:value="194.726" calcext:value-type="float">
            <text:p>1.95E+02</text:p>
          </table:table-cell>
          <table:table-cell office:value-type="float" office:value="97.6555" calcext:value-type="float">
            <text:p>9.77E+01</text:p>
          </table:table-cell>
          <table:table-cell table:formula="of:=[.C2822]+0.2" office:value-type="float" office:value="564.199999999991" calcext:value-type="float">
            <text:p>564.199999999991</text:p>
          </table:table-cell>
        </table:table-row>
        <table:table-row table:style-name="ro1">
          <table:table-cell office:value-type="float" office:value="194.755" calcext:value-type="float">
            <text:p>1.95E+02</text:p>
          </table:table-cell>
          <table:table-cell office:value-type="float" office:value="97.6685" calcext:value-type="float">
            <text:p>9.77E+01</text:p>
          </table:table-cell>
          <table:table-cell table:formula="of:=[.C2823]+0.2" office:value-type="float" office:value="564.399999999991" calcext:value-type="float">
            <text:p>564.399999999991</text:p>
          </table:table-cell>
        </table:table-row>
        <table:table-row table:style-name="ro1">
          <table:table-cell office:value-type="float" office:value="194.784" calcext:value-type="float">
            <text:p>1.95E+02</text:p>
          </table:table-cell>
          <table:table-cell office:value-type="float" office:value="97.6816" calcext:value-type="float">
            <text:p>9.77E+01</text:p>
          </table:table-cell>
          <table:table-cell table:formula="of:=[.C2824]+0.2" office:value-type="float" office:value="564.599999999991" calcext:value-type="float">
            <text:p>564.599999999991</text:p>
          </table:table-cell>
        </table:table-row>
        <table:table-row table:style-name="ro1">
          <table:table-cell office:value-type="float" office:value="194.814" calcext:value-type="float">
            <text:p>1.95E+02</text:p>
          </table:table-cell>
          <table:table-cell office:value-type="float" office:value="97.6946" calcext:value-type="float">
            <text:p>9.77E+01</text:p>
          </table:table-cell>
          <table:table-cell table:formula="of:=[.C2825]+0.2" office:value-type="float" office:value="564.799999999991" calcext:value-type="float">
            <text:p>564.799999999991</text:p>
          </table:table-cell>
        </table:table-row>
        <table:table-row table:style-name="ro1">
          <table:table-cell office:value-type="float" office:value="194.843" calcext:value-type="float">
            <text:p>1.95E+02</text:p>
          </table:table-cell>
          <table:table-cell office:value-type="float" office:value="97.7076" calcext:value-type="float">
            <text:p>9.77E+01</text:p>
          </table:table-cell>
          <table:table-cell table:formula="of:=[.C2826]+0.2" office:value-type="float" office:value="564.999999999992" calcext:value-type="float">
            <text:p>564.999999999992</text:p>
          </table:table-cell>
        </table:table-row>
        <table:table-row table:style-name="ro1">
          <table:table-cell office:value-type="float" office:value="194.872" calcext:value-type="float">
            <text:p>1.95E+02</text:p>
          </table:table-cell>
          <table:table-cell office:value-type="float" office:value="97.7206" calcext:value-type="float">
            <text:p>9.77E+01</text:p>
          </table:table-cell>
          <table:table-cell table:formula="of:=[.C2827]+0.2" office:value-type="float" office:value="565.199999999992" calcext:value-type="float">
            <text:p>565.199999999992</text:p>
          </table:table-cell>
        </table:table-row>
        <table:table-row table:style-name="ro1">
          <table:table-cell office:value-type="float" office:value="194.901" calcext:value-type="float">
            <text:p>1.95E+02</text:p>
          </table:table-cell>
          <table:table-cell office:value-type="float" office:value="97.7336" calcext:value-type="float">
            <text:p>9.77E+01</text:p>
          </table:table-cell>
          <table:table-cell table:formula="of:=[.C2828]+0.2" office:value-type="float" office:value="565.399999999992" calcext:value-type="float">
            <text:p>565.399999999992</text:p>
          </table:table-cell>
        </table:table-row>
        <table:table-row table:style-name="ro1">
          <table:table-cell office:value-type="float" office:value="194.931" calcext:value-type="float">
            <text:p>1.95E+02</text:p>
          </table:table-cell>
          <table:table-cell office:value-type="float" office:value="97.7466" calcext:value-type="float">
            <text:p>9.77E+01</text:p>
          </table:table-cell>
          <table:table-cell table:formula="of:=[.C2829]+0.2" office:value-type="float" office:value="565.599999999992" calcext:value-type="float">
            <text:p>565.599999999992</text:p>
          </table:table-cell>
        </table:table-row>
        <table:table-row table:style-name="ro1">
          <table:table-cell office:value-type="float" office:value="194.96" calcext:value-type="float">
            <text:p>1.95E+02</text:p>
          </table:table-cell>
          <table:table-cell office:value-type="float" office:value="97.7596" calcext:value-type="float">
            <text:p>9.78E+01</text:p>
          </table:table-cell>
          <table:table-cell table:formula="of:=[.C2830]+0.2" office:value-type="float" office:value="565.799999999992" calcext:value-type="float">
            <text:p>565.799999999992</text:p>
          </table:table-cell>
        </table:table-row>
        <table:table-row table:style-name="ro1">
          <table:table-cell office:value-type="float" office:value="194.989" calcext:value-type="float">
            <text:p>1.95E+02</text:p>
          </table:table-cell>
          <table:table-cell office:value-type="float" office:value="97.7725" calcext:value-type="float">
            <text:p>9.78E+01</text:p>
          </table:table-cell>
          <table:table-cell table:formula="of:=[.C2831]+0.2" office:value-type="float" office:value="565.999999999992" calcext:value-type="float">
            <text:p>565.999999999992</text:p>
          </table:table-cell>
        </table:table-row>
        <table:table-row table:style-name="ro1">
          <table:table-cell office:value-type="float" office:value="195.018" calcext:value-type="float">
            <text:p>1.95E+02</text:p>
          </table:table-cell>
          <table:table-cell office:value-type="float" office:value="97.7855" calcext:value-type="float">
            <text:p>9.78E+01</text:p>
          </table:table-cell>
          <table:table-cell table:formula="of:=[.C2832]+0.2" office:value-type="float" office:value="566.199999999992" calcext:value-type="float">
            <text:p>566.199999999992</text:p>
          </table:table-cell>
        </table:table-row>
        <table:table-row table:style-name="ro1">
          <table:table-cell office:value-type="float" office:value="195.047" calcext:value-type="float">
            <text:p>1.95E+02</text:p>
          </table:table-cell>
          <table:table-cell office:value-type="float" office:value="97.7985" calcext:value-type="float">
            <text:p>9.78E+01</text:p>
          </table:table-cell>
          <table:table-cell table:formula="of:=[.C2833]+0.2" office:value-type="float" office:value="566.399999999992" calcext:value-type="float">
            <text:p>566.399999999992</text:p>
          </table:table-cell>
        </table:table-row>
        <table:table-row table:style-name="ro1">
          <table:table-cell office:value-type="float" office:value="195.076" calcext:value-type="float">
            <text:p>1.95E+02</text:p>
          </table:table-cell>
          <table:table-cell office:value-type="float" office:value="97.8114" calcext:value-type="float">
            <text:p>9.78E+01</text:p>
          </table:table-cell>
          <table:table-cell table:formula="of:=[.C2834]+0.2" office:value-type="float" office:value="566.599999999992" calcext:value-type="float">
            <text:p>566.599999999992</text:p>
          </table:table-cell>
        </table:table-row>
        <table:table-row table:style-name="ro1">
          <table:table-cell office:value-type="float" office:value="195.106" calcext:value-type="float">
            <text:p>1.95E+02</text:p>
          </table:table-cell>
          <table:table-cell office:value-type="float" office:value="97.8243" calcext:value-type="float">
            <text:p>9.78E+01</text:p>
          </table:table-cell>
          <table:table-cell table:formula="of:=[.C2835]+0.2" office:value-type="float" office:value="566.799999999992" calcext:value-type="float">
            <text:p>566.799999999992</text:p>
          </table:table-cell>
        </table:table-row>
        <table:table-row table:style-name="ro1">
          <table:table-cell office:value-type="float" office:value="195.135" calcext:value-type="float">
            <text:p>1.95E+02</text:p>
          </table:table-cell>
          <table:table-cell office:value-type="float" office:value="97.8373" calcext:value-type="float">
            <text:p>9.78E+01</text:p>
          </table:table-cell>
          <table:table-cell table:formula="of:=[.C2836]+0.2" office:value-type="float" office:value="566.999999999992" calcext:value-type="float">
            <text:p>566.999999999992</text:p>
          </table:table-cell>
        </table:table-row>
        <table:table-row table:style-name="ro1">
          <table:table-cell office:value-type="float" office:value="195.164" calcext:value-type="float">
            <text:p>1.95E+02</text:p>
          </table:table-cell>
          <table:table-cell office:value-type="float" office:value="97.8502" calcext:value-type="float">
            <text:p>9.79E+01</text:p>
          </table:table-cell>
          <table:table-cell table:formula="of:=[.C2837]+0.2" office:value-type="float" office:value="567.199999999992" calcext:value-type="float">
            <text:p>567.199999999992</text:p>
          </table:table-cell>
        </table:table-row>
        <table:table-row table:style-name="ro1">
          <table:table-cell office:value-type="float" office:value="195.193" calcext:value-type="float">
            <text:p>1.95E+02</text:p>
          </table:table-cell>
          <table:table-cell office:value-type="float" office:value="97.8631" calcext:value-type="float">
            <text:p>9.79E+01</text:p>
          </table:table-cell>
          <table:table-cell table:formula="of:=[.C2838]+0.2" office:value-type="float" office:value="567.399999999992" calcext:value-type="float">
            <text:p>567.399999999992</text:p>
          </table:table-cell>
        </table:table-row>
        <table:table-row table:style-name="ro1">
          <table:table-cell office:value-type="float" office:value="195.222" calcext:value-type="float">
            <text:p>1.95E+02</text:p>
          </table:table-cell>
          <table:table-cell office:value-type="float" office:value="97.876" calcext:value-type="float">
            <text:p>9.79E+01</text:p>
          </table:table-cell>
          <table:table-cell table:formula="of:=[.C2839]+0.2" office:value-type="float" office:value="567.599999999992" calcext:value-type="float">
            <text:p>567.599999999992</text:p>
          </table:table-cell>
        </table:table-row>
        <table:table-row table:style-name="ro1">
          <table:table-cell office:value-type="float" office:value="195.251" calcext:value-type="float">
            <text:p>1.95E+02</text:p>
          </table:table-cell>
          <table:table-cell office:value-type="float" office:value="97.8889" calcext:value-type="float">
            <text:p>9.79E+01</text:p>
          </table:table-cell>
          <table:table-cell table:formula="of:=[.C2840]+0.2" office:value-type="float" office:value="567.799999999992" calcext:value-type="float">
            <text:p>567.799999999992</text:p>
          </table:table-cell>
        </table:table-row>
        <table:table-row table:style-name="ro1">
          <table:table-cell office:value-type="float" office:value="195.28" calcext:value-type="float">
            <text:p>1.95E+02</text:p>
          </table:table-cell>
          <table:table-cell office:value-type="float" office:value="97.9018" calcext:value-type="float">
            <text:p>9.79E+01</text:p>
          </table:table-cell>
          <table:table-cell table:formula="of:=[.C2841]+0.2" office:value-type="float" office:value="567.999999999992" calcext:value-type="float">
            <text:p>567.999999999992</text:p>
          </table:table-cell>
        </table:table-row>
        <table:table-row table:style-name="ro1">
          <table:table-cell office:value-type="float" office:value="195.309" calcext:value-type="float">
            <text:p>1.95E+02</text:p>
          </table:table-cell>
          <table:table-cell office:value-type="float" office:value="97.9147" calcext:value-type="float">
            <text:p>9.79E+01</text:p>
          </table:table-cell>
          <table:table-cell table:formula="of:=[.C2842]+0.2" office:value-type="float" office:value="568.199999999992" calcext:value-type="float">
            <text:p>568.199999999992</text:p>
          </table:table-cell>
        </table:table-row>
        <table:table-row table:style-name="ro1">
          <table:table-cell office:value-type="float" office:value="195.338" calcext:value-type="float">
            <text:p>1.95E+02</text:p>
          </table:table-cell>
          <table:table-cell office:value-type="float" office:value="97.9276" calcext:value-type="float">
            <text:p>9.79E+01</text:p>
          </table:table-cell>
          <table:table-cell table:formula="of:=[.C2843]+0.2" office:value-type="float" office:value="568.399999999992" calcext:value-type="float">
            <text:p>568.399999999992</text:p>
          </table:table-cell>
        </table:table-row>
        <table:table-row table:style-name="ro1">
          <table:table-cell office:value-type="float" office:value="195.367" calcext:value-type="float">
            <text:p>1.95E+02</text:p>
          </table:table-cell>
          <table:table-cell office:value-type="float" office:value="97.9404" calcext:value-type="float">
            <text:p>9.79E+01</text:p>
          </table:table-cell>
          <table:table-cell table:formula="of:=[.C2844]+0.2" office:value-type="float" office:value="568.599999999992" calcext:value-type="float">
            <text:p>568.599999999992</text:p>
          </table:table-cell>
        </table:table-row>
        <table:table-row table:style-name="ro1">
          <table:table-cell office:value-type="float" office:value="195.396" calcext:value-type="float">
            <text:p>1.95E+02</text:p>
          </table:table-cell>
          <table:table-cell office:value-type="float" office:value="97.9533" calcext:value-type="float">
            <text:p>9.80E+01</text:p>
          </table:table-cell>
          <table:table-cell table:formula="of:=[.C2845]+0.2" office:value-type="float" office:value="568.799999999992" calcext:value-type="float">
            <text:p>568.799999999992</text:p>
          </table:table-cell>
        </table:table-row>
        <table:table-row table:style-name="ro1">
          <table:table-cell office:value-type="float" office:value="195.424" calcext:value-type="float">
            <text:p>1.95E+02</text:p>
          </table:table-cell>
          <table:table-cell office:value-type="float" office:value="97.9661" calcext:value-type="float">
            <text:p>9.80E+01</text:p>
          </table:table-cell>
          <table:table-cell table:formula="of:=[.C2846]+0.2" office:value-type="float" office:value="568.999999999992" calcext:value-type="float">
            <text:p>568.999999999992</text:p>
          </table:table-cell>
        </table:table-row>
        <table:table-row table:style-name="ro1">
          <table:table-cell office:value-type="float" office:value="195.453" calcext:value-type="float">
            <text:p>1.95E+02</text:p>
          </table:table-cell>
          <table:table-cell office:value-type="float" office:value="97.979" calcext:value-type="float">
            <text:p>9.80E+01</text:p>
          </table:table-cell>
          <table:table-cell table:formula="of:=[.C2847]+0.2" office:value-type="float" office:value="569.199999999993" calcext:value-type="float">
            <text:p>569.199999999993</text:p>
          </table:table-cell>
        </table:table-row>
        <table:table-row table:style-name="ro1">
          <table:table-cell office:value-type="float" office:value="195.482" calcext:value-type="float">
            <text:p>1.95E+02</text:p>
          </table:table-cell>
          <table:table-cell office:value-type="float" office:value="97.9918" calcext:value-type="float">
            <text:p>9.80E+01</text:p>
          </table:table-cell>
          <table:table-cell table:formula="of:=[.C2848]+0.2" office:value-type="float" office:value="569.399999999992" calcext:value-type="float">
            <text:p>569.399999999992</text:p>
          </table:table-cell>
        </table:table-row>
        <table:table-row table:style-name="ro1">
          <table:table-cell office:value-type="float" office:value="195.511" calcext:value-type="float">
            <text:p>1.96E+02</text:p>
          </table:table-cell>
          <table:table-cell office:value-type="float" office:value="98.0046" calcext:value-type="float">
            <text:p>9.80E+01</text:p>
          </table:table-cell>
          <table:table-cell table:formula="of:=[.C2849]+0.2" office:value-type="float" office:value="569.599999999993" calcext:value-type="float">
            <text:p>569.599999999993</text:p>
          </table:table-cell>
        </table:table-row>
        <table:table-row table:style-name="ro1">
          <table:table-cell office:value-type="float" office:value="195.54" calcext:value-type="float">
            <text:p>1.96E+02</text:p>
          </table:table-cell>
          <table:table-cell office:value-type="float" office:value="98.0174" calcext:value-type="float">
            <text:p>9.80E+01</text:p>
          </table:table-cell>
          <table:table-cell table:formula="of:=[.C2850]+0.2" office:value-type="float" office:value="569.799999999993" calcext:value-type="float">
            <text:p>569.799999999993</text:p>
          </table:table-cell>
        </table:table-row>
        <table:table-row table:style-name="ro1">
          <table:table-cell office:value-type="float" office:value="195.569" calcext:value-type="float">
            <text:p>1.96E+02</text:p>
          </table:table-cell>
          <table:table-cell office:value-type="float" office:value="98.0302" calcext:value-type="float">
            <text:p>9.80E+01</text:p>
          </table:table-cell>
          <table:table-cell table:formula="of:=[.C2851]+0.2" office:value-type="float" office:value="569.999999999993" calcext:value-type="float">
            <text:p>569.999999999993</text:p>
          </table:table-cell>
        </table:table-row>
        <table:table-row table:style-name="ro1">
          <table:table-cell office:value-type="float" office:value="195.597" calcext:value-type="float">
            <text:p>1.96E+02</text:p>
          </table:table-cell>
          <table:table-cell office:value-type="float" office:value="98.043" calcext:value-type="float">
            <text:p>9.80E+01</text:p>
          </table:table-cell>
          <table:table-cell table:formula="of:=[.C2852]+0.2" office:value-type="float" office:value="570.199999999993" calcext:value-type="float">
            <text:p>570.199999999993</text:p>
          </table:table-cell>
        </table:table-row>
        <table:table-row table:style-name="ro1">
          <table:table-cell office:value-type="float" office:value="195.626" calcext:value-type="float">
            <text:p>1.96E+02</text:p>
          </table:table-cell>
          <table:table-cell office:value-type="float" office:value="98.0558" calcext:value-type="float">
            <text:p>9.81E+01</text:p>
          </table:table-cell>
          <table:table-cell table:formula="of:=[.C2853]+0.2" office:value-type="float" office:value="570.399999999993" calcext:value-type="float">
            <text:p>570.399999999993</text:p>
          </table:table-cell>
        </table:table-row>
        <table:table-row table:style-name="ro1">
          <table:table-cell office:value-type="float" office:value="195.655" calcext:value-type="float">
            <text:p>1.96E+02</text:p>
          </table:table-cell>
          <table:table-cell office:value-type="float" office:value="98.0685" calcext:value-type="float">
            <text:p>9.81E+01</text:p>
          </table:table-cell>
          <table:table-cell table:formula="of:=[.C2854]+0.2" office:value-type="float" office:value="570.599999999993" calcext:value-type="float">
            <text:p>570.599999999993</text:p>
          </table:table-cell>
        </table:table-row>
        <table:table-row table:style-name="ro1">
          <table:table-cell office:value-type="float" office:value="195.683" calcext:value-type="float">
            <text:p>1.96E+02</text:p>
          </table:table-cell>
          <table:table-cell office:value-type="float" office:value="98.0813" calcext:value-type="float">
            <text:p>9.81E+01</text:p>
          </table:table-cell>
          <table:table-cell table:formula="of:=[.C2855]+0.2" office:value-type="float" office:value="570.799999999993" calcext:value-type="float">
            <text:p>570.799999999993</text:p>
          </table:table-cell>
        </table:table-row>
        <table:table-row table:style-name="ro1">
          <table:table-cell office:value-type="float" office:value="195.712" calcext:value-type="float">
            <text:p>1.96E+02</text:p>
          </table:table-cell>
          <table:table-cell office:value-type="float" office:value="98.094" calcext:value-type="float">
            <text:p>9.81E+01</text:p>
          </table:table-cell>
          <table:table-cell table:formula="of:=[.C2856]+0.2" office:value-type="float" office:value="570.999999999993" calcext:value-type="float">
            <text:p>570.999999999993</text:p>
          </table:table-cell>
        </table:table-row>
        <table:table-row table:style-name="ro1">
          <table:table-cell office:value-type="float" office:value="195.741" calcext:value-type="float">
            <text:p>1.96E+02</text:p>
          </table:table-cell>
          <table:table-cell office:value-type="float" office:value="98.1068" calcext:value-type="float">
            <text:p>9.81E+01</text:p>
          </table:table-cell>
          <table:table-cell table:formula="of:=[.C2857]+0.2" office:value-type="float" office:value="571.199999999993" calcext:value-type="float">
            <text:p>571.199999999993</text:p>
          </table:table-cell>
        </table:table-row>
        <table:table-row table:style-name="ro1">
          <table:table-cell office:value-type="float" office:value="195.769" calcext:value-type="float">
            <text:p>1.96E+02</text:p>
          </table:table-cell>
          <table:table-cell office:value-type="float" office:value="98.1195" calcext:value-type="float">
            <text:p>9.81E+01</text:p>
          </table:table-cell>
          <table:table-cell table:formula="of:=[.C2858]+0.2" office:value-type="float" office:value="571.399999999993" calcext:value-type="float">
            <text:p>571.399999999993</text:p>
          </table:table-cell>
        </table:table-row>
        <table:table-row table:style-name="ro1">
          <table:table-cell office:value-type="float" office:value="195.798" calcext:value-type="float">
            <text:p>1.96E+02</text:p>
          </table:table-cell>
          <table:table-cell office:value-type="float" office:value="98.1322" calcext:value-type="float">
            <text:p>9.81E+01</text:p>
          </table:table-cell>
          <table:table-cell table:formula="of:=[.C2859]+0.2" office:value-type="float" office:value="571.599999999993" calcext:value-type="float">
            <text:p>571.599999999993</text:p>
          </table:table-cell>
        </table:table-row>
        <table:table-row table:style-name="ro1">
          <table:table-cell office:value-type="float" office:value="195.827" calcext:value-type="float">
            <text:p>1.96E+02</text:p>
          </table:table-cell>
          <table:table-cell office:value-type="float" office:value="98.1449" calcext:value-type="float">
            <text:p>9.81E+01</text:p>
          </table:table-cell>
          <table:table-cell table:formula="of:=[.C2860]+0.2" office:value-type="float" office:value="571.799999999993" calcext:value-type="float">
            <text:p>571.799999999993</text:p>
          </table:table-cell>
        </table:table-row>
        <table:table-row table:style-name="ro1">
          <table:table-cell office:value-type="float" office:value="195.855" calcext:value-type="float">
            <text:p>1.96E+02</text:p>
          </table:table-cell>
          <table:table-cell office:value-type="float" office:value="98.1576" calcext:value-type="float">
            <text:p>9.82E+01</text:p>
          </table:table-cell>
          <table:table-cell table:formula="of:=[.C2861]+0.2" office:value-type="float" office:value="571.999999999993" calcext:value-type="float">
            <text:p>571.999999999993</text:p>
          </table:table-cell>
        </table:table-row>
        <table:table-row table:style-name="ro1">
          <table:table-cell office:value-type="float" office:value="195.884" calcext:value-type="float">
            <text:p>1.96E+02</text:p>
          </table:table-cell>
          <table:table-cell office:value-type="float" office:value="98.1703" calcext:value-type="float">
            <text:p>9.82E+01</text:p>
          </table:table-cell>
          <table:table-cell table:formula="of:=[.C2862]+0.2" office:value-type="float" office:value="572.199999999993" calcext:value-type="float">
            <text:p>572.199999999993</text:p>
          </table:table-cell>
        </table:table-row>
        <table:table-row table:style-name="ro1">
          <table:table-cell office:value-type="float" office:value="195.912" calcext:value-type="float">
            <text:p>1.96E+02</text:p>
          </table:table-cell>
          <table:table-cell office:value-type="float" office:value="98.1829" calcext:value-type="float">
            <text:p>9.82E+01</text:p>
          </table:table-cell>
          <table:table-cell table:formula="of:=[.C2863]+0.2" office:value-type="float" office:value="572.399999999993" calcext:value-type="float">
            <text:p>572.399999999993</text:p>
          </table:table-cell>
        </table:table-row>
        <table:table-row table:style-name="ro1">
          <table:table-cell office:value-type="float" office:value="195.941" calcext:value-type="float">
            <text:p>1.96E+02</text:p>
          </table:table-cell>
          <table:table-cell office:value-type="float" office:value="98.1956" calcext:value-type="float">
            <text:p>9.82E+01</text:p>
          </table:table-cell>
          <table:table-cell table:formula="of:=[.C2864]+0.2" office:value-type="float" office:value="572.599999999993" calcext:value-type="float">
            <text:p>572.599999999993</text:p>
          </table:table-cell>
        </table:table-row>
        <table:table-row table:style-name="ro1">
          <table:table-cell office:value-type="float" office:value="195.969" calcext:value-type="float">
            <text:p>1.96E+02</text:p>
          </table:table-cell>
          <table:table-cell office:value-type="float" office:value="98.2082" calcext:value-type="float">
            <text:p>9.82E+01</text:p>
          </table:table-cell>
          <table:table-cell table:formula="of:=[.C2865]+0.2" office:value-type="float" office:value="572.799999999993" calcext:value-type="float">
            <text:p>572.799999999993</text:p>
          </table:table-cell>
        </table:table-row>
        <table:table-row table:style-name="ro1">
          <table:table-cell office:value-type="float" office:value="195.997" calcext:value-type="float">
            <text:p>1.96E+02</text:p>
          </table:table-cell>
          <table:table-cell office:value-type="float" office:value="98.2209" calcext:value-type="float">
            <text:p>9.82E+01</text:p>
          </table:table-cell>
          <table:table-cell table:formula="of:=[.C2866]+0.2" office:value-type="float" office:value="572.999999999993" calcext:value-type="float">
            <text:p>572.999999999993</text:p>
          </table:table-cell>
        </table:table-row>
        <table:table-row table:style-name="ro1">
          <table:table-cell office:value-type="float" office:value="196.026" calcext:value-type="float">
            <text:p>1.96E+02</text:p>
          </table:table-cell>
          <table:table-cell office:value-type="float" office:value="98.2335" calcext:value-type="float">
            <text:p>9.82E+01</text:p>
          </table:table-cell>
          <table:table-cell table:formula="of:=[.C2867]+0.2" office:value-type="float" office:value="573.199999999993" calcext:value-type="float">
            <text:p>573.199999999993</text:p>
          </table:table-cell>
        </table:table-row>
        <table:table-row table:style-name="ro1">
          <table:table-cell office:value-type="float" office:value="196.054" calcext:value-type="float">
            <text:p>1.96E+02</text:p>
          </table:table-cell>
          <table:table-cell office:value-type="float" office:value="98.2461" calcext:value-type="float">
            <text:p>9.82E+01</text:p>
          </table:table-cell>
          <table:table-cell table:formula="of:=[.C2868]+0.2" office:value-type="float" office:value="573.399999999993" calcext:value-type="float">
            <text:p>573.399999999993</text:p>
          </table:table-cell>
        </table:table-row>
        <table:table-row table:style-name="ro1">
          <table:table-cell office:value-type="float" office:value="196.083" calcext:value-type="float">
            <text:p>1.96E+02</text:p>
          </table:table-cell>
          <table:table-cell office:value-type="float" office:value="98.2587" calcext:value-type="float">
            <text:p>9.83E+01</text:p>
          </table:table-cell>
          <table:table-cell table:formula="of:=[.C2869]+0.2" office:value-type="float" office:value="573.599999999993" calcext:value-type="float">
            <text:p>573.599999999993</text:p>
          </table:table-cell>
        </table:table-row>
        <table:table-row table:style-name="ro1">
          <table:table-cell office:value-type="float" office:value="196.111" calcext:value-type="float">
            <text:p>1.96E+02</text:p>
          </table:table-cell>
          <table:table-cell office:value-type="float" office:value="98.2713" calcext:value-type="float">
            <text:p>9.83E+01</text:p>
          </table:table-cell>
          <table:table-cell table:formula="of:=[.C2870]+0.2" office:value-type="float" office:value="573.799999999994" calcext:value-type="float">
            <text:p>573.799999999994</text:p>
          </table:table-cell>
        </table:table-row>
        <table:table-row table:style-name="ro1">
          <table:table-cell office:value-type="float" office:value="196.139" calcext:value-type="float">
            <text:p>1.96E+02</text:p>
          </table:table-cell>
          <table:table-cell office:value-type="float" office:value="98.2839" calcext:value-type="float">
            <text:p>9.83E+01</text:p>
          </table:table-cell>
          <table:table-cell table:formula="of:=[.C2871]+0.2" office:value-type="float" office:value="573.999999999994" calcext:value-type="float">
            <text:p>573.999999999994</text:p>
          </table:table-cell>
        </table:table-row>
        <table:table-row table:style-name="ro1">
          <table:table-cell office:value-type="float" office:value="196.168" calcext:value-type="float">
            <text:p>1.96E+02</text:p>
          </table:table-cell>
          <table:table-cell office:value-type="float" office:value="98.2964" calcext:value-type="float">
            <text:p>9.83E+01</text:p>
          </table:table-cell>
          <table:table-cell table:formula="of:=[.C2872]+0.2" office:value-type="float" office:value="574.199999999994" calcext:value-type="float">
            <text:p>574.199999999994</text:p>
          </table:table-cell>
        </table:table-row>
        <table:table-row table:style-name="ro1">
          <table:table-cell office:value-type="float" office:value="196.196" calcext:value-type="float">
            <text:p>1.96E+02</text:p>
          </table:table-cell>
          <table:table-cell office:value-type="float" office:value="98.309" calcext:value-type="float">
            <text:p>9.83E+01</text:p>
          </table:table-cell>
          <table:table-cell table:formula="of:=[.C2873]+0.2" office:value-type="float" office:value="574.399999999994" calcext:value-type="float">
            <text:p>574.399999999994</text:p>
          </table:table-cell>
        </table:table-row>
        <table:table-row table:style-name="ro1">
          <table:table-cell office:value-type="float" office:value="196.224" calcext:value-type="float">
            <text:p>1.96E+02</text:p>
          </table:table-cell>
          <table:table-cell office:value-type="float" office:value="98.3215" calcext:value-type="float">
            <text:p>9.83E+01</text:p>
          </table:table-cell>
          <table:table-cell table:formula="of:=[.C2874]+0.2" office:value-type="float" office:value="574.599999999994" calcext:value-type="float">
            <text:p>574.599999999994</text:p>
          </table:table-cell>
        </table:table-row>
        <table:table-row table:style-name="ro1">
          <table:table-cell office:value-type="float" office:value="196.252" calcext:value-type="float">
            <text:p>1.96E+02</text:p>
          </table:table-cell>
          <table:table-cell office:value-type="float" office:value="98.3341" calcext:value-type="float">
            <text:p>9.83E+01</text:p>
          </table:table-cell>
          <table:table-cell table:formula="of:=[.C2875]+0.2" office:value-type="float" office:value="574.799999999994" calcext:value-type="float">
            <text:p>574.799999999994</text:p>
          </table:table-cell>
        </table:table-row>
        <table:table-row table:style-name="ro1">
          <table:table-cell office:value-type="float" office:value="196.28" calcext:value-type="float">
            <text:p>1.96E+02</text:p>
          </table:table-cell>
          <table:table-cell office:value-type="float" office:value="98.3466" calcext:value-type="float">
            <text:p>9.83E+01</text:p>
          </table:table-cell>
          <table:table-cell table:formula="of:=[.C2876]+0.2" office:value-type="float" office:value="574.999999999994" calcext:value-type="float">
            <text:p>574.999999999994</text:p>
          </table:table-cell>
        </table:table-row>
        <table:table-row table:style-name="ro1">
          <table:table-cell office:value-type="float" office:value="196.309" calcext:value-type="float">
            <text:p>1.96E+02</text:p>
          </table:table-cell>
          <table:table-cell office:value-type="float" office:value="98.3591" calcext:value-type="float">
            <text:p>9.84E+01</text:p>
          </table:table-cell>
          <table:table-cell table:formula="of:=[.C2877]+0.2" office:value-type="float" office:value="575.199999999994" calcext:value-type="float">
            <text:p>575.199999999994</text:p>
          </table:table-cell>
        </table:table-row>
        <table:table-row table:style-name="ro1">
          <table:table-cell office:value-type="float" office:value="196.337" calcext:value-type="float">
            <text:p>1.96E+02</text:p>
          </table:table-cell>
          <table:table-cell office:value-type="float" office:value="98.3716" calcext:value-type="float">
            <text:p>9.84E+01</text:p>
          </table:table-cell>
          <table:table-cell table:formula="of:=[.C2878]+0.2" office:value-type="float" office:value="575.399999999994" calcext:value-type="float">
            <text:p>575.399999999994</text:p>
          </table:table-cell>
        </table:table-row>
        <table:table-row table:style-name="ro1">
          <table:table-cell office:value-type="float" office:value="196.365" calcext:value-type="float">
            <text:p>1.96E+02</text:p>
          </table:table-cell>
          <table:table-cell office:value-type="float" office:value="98.3841" calcext:value-type="float">
            <text:p>9.84E+01</text:p>
          </table:table-cell>
          <table:table-cell table:formula="of:=[.C2879]+0.2" office:value-type="float" office:value="575.599999999994" calcext:value-type="float">
            <text:p>575.599999999994</text:p>
          </table:table-cell>
        </table:table-row>
        <table:table-row table:style-name="ro1">
          <table:table-cell office:value-type="float" office:value="196.393" calcext:value-type="float">
            <text:p>1.96E+02</text:p>
          </table:table-cell>
          <table:table-cell office:value-type="float" office:value="98.3966" calcext:value-type="float">
            <text:p>9.84E+01</text:p>
          </table:table-cell>
          <table:table-cell table:formula="of:=[.C2880]+0.2" office:value-type="float" office:value="575.799999999994" calcext:value-type="float">
            <text:p>575.799999999994</text:p>
          </table:table-cell>
        </table:table-row>
        <table:table-row table:style-name="ro1">
          <table:table-cell office:value-type="float" office:value="196.421" calcext:value-type="float">
            <text:p>1.96E+02</text:p>
          </table:table-cell>
          <table:table-cell office:value-type="float" office:value="98.409" calcext:value-type="float">
            <text:p>9.84E+01</text:p>
          </table:table-cell>
          <table:table-cell table:formula="of:=[.C2881]+0.2" office:value-type="float" office:value="575.999999999994" calcext:value-type="float">
            <text:p>575.999999999994</text:p>
          </table:table-cell>
        </table:table-row>
        <table:table-row table:style-name="ro1">
          <table:table-cell office:value-type="float" office:value="196.449" calcext:value-type="float">
            <text:p>1.96E+02</text:p>
          </table:table-cell>
          <table:table-cell office:value-type="float" office:value="98.4215" calcext:value-type="float">
            <text:p>9.84E+01</text:p>
          </table:table-cell>
          <table:table-cell table:formula="of:=[.C2882]+0.2" office:value-type="float" office:value="576.199999999994" calcext:value-type="float">
            <text:p>576.199999999994</text:p>
          </table:table-cell>
        </table:table-row>
        <table:table-row table:style-name="ro1">
          <table:table-cell office:value-type="float" office:value="196.477" calcext:value-type="float">
            <text:p>1.96E+02</text:p>
          </table:table-cell>
          <table:table-cell office:value-type="float" office:value="98.4339" calcext:value-type="float">
            <text:p>9.84E+01</text:p>
          </table:table-cell>
          <table:table-cell table:formula="of:=[.C2883]+0.2" office:value-type="float" office:value="576.399999999994" calcext:value-type="float">
            <text:p>576.399999999994</text:p>
          </table:table-cell>
        </table:table-row>
        <table:table-row table:style-name="ro1">
          <table:table-cell office:value-type="float" office:value="196.505" calcext:value-type="float">
            <text:p>1.97E+02</text:p>
          </table:table-cell>
          <table:table-cell office:value-type="float" office:value="98.4463" calcext:value-type="float">
            <text:p>9.84E+01</text:p>
          </table:table-cell>
          <table:table-cell table:formula="of:=[.C2884]+0.2" office:value-type="float" office:value="576.599999999994" calcext:value-type="float">
            <text:p>576.599999999994</text:p>
          </table:table-cell>
        </table:table-row>
        <table:table-row table:style-name="ro1">
          <table:table-cell office:value-type="float" office:value="196.533" calcext:value-type="float">
            <text:p>1.97E+02</text:p>
          </table:table-cell>
          <table:table-cell office:value-type="float" office:value="98.4587" calcext:value-type="float">
            <text:p>9.85E+01</text:p>
          </table:table-cell>
          <table:table-cell table:formula="of:=[.C2885]+0.2" office:value-type="float" office:value="576.799999999994" calcext:value-type="float">
            <text:p>576.799999999994</text:p>
          </table:table-cell>
        </table:table-row>
        <table:table-row table:style-name="ro1">
          <table:table-cell office:value-type="float" office:value="196.561" calcext:value-type="float">
            <text:p>1.97E+02</text:p>
          </table:table-cell>
          <table:table-cell office:value-type="float" office:value="98.4711" calcext:value-type="float">
            <text:p>9.85E+01</text:p>
          </table:table-cell>
          <table:table-cell table:formula="of:=[.C2886]+0.2" office:value-type="float" office:value="576.999999999994" calcext:value-type="float">
            <text:p>576.999999999994</text:p>
          </table:table-cell>
        </table:table-row>
        <table:table-row table:style-name="ro1">
          <table:table-cell office:value-type="float" office:value="196.588" calcext:value-type="float">
            <text:p>1.97E+02</text:p>
          </table:table-cell>
          <table:table-cell office:value-type="float" office:value="98.4835" calcext:value-type="float">
            <text:p>9.85E+01</text:p>
          </table:table-cell>
          <table:table-cell table:formula="of:=[.C2887]+0.2" office:value-type="float" office:value="577.199999999994" calcext:value-type="float">
            <text:p>577.199999999994</text:p>
          </table:table-cell>
        </table:table-row>
        <table:table-row table:style-name="ro1">
          <table:table-cell office:value-type="float" office:value="196.616" calcext:value-type="float">
            <text:p>1.97E+02</text:p>
          </table:table-cell>
          <table:table-cell office:value-type="float" office:value="98.4959" calcext:value-type="float">
            <text:p>9.85E+01</text:p>
          </table:table-cell>
          <table:table-cell table:formula="of:=[.C2888]+0.2" office:value-type="float" office:value="577.399999999994" calcext:value-type="float">
            <text:p>577.399999999994</text:p>
          </table:table-cell>
        </table:table-row>
        <table:table-row table:style-name="ro1">
          <table:table-cell office:value-type="float" office:value="196.644" calcext:value-type="float">
            <text:p>1.97E+02</text:p>
          </table:table-cell>
          <table:table-cell office:value-type="float" office:value="98.5082" calcext:value-type="float">
            <text:p>9.85E+01</text:p>
          </table:table-cell>
          <table:table-cell table:formula="of:=[.C2889]+0.2" office:value-type="float" office:value="577.599999999994" calcext:value-type="float">
            <text:p>577.599999999994</text:p>
          </table:table-cell>
        </table:table-row>
        <table:table-row table:style-name="ro1">
          <table:table-cell office:value-type="float" office:value="196.672" calcext:value-type="float">
            <text:p>1.97E+02</text:p>
          </table:table-cell>
          <table:table-cell office:value-type="float" office:value="98.5206" calcext:value-type="float">
            <text:p>9.85E+01</text:p>
          </table:table-cell>
          <table:table-cell table:formula="of:=[.C2890]+0.2" office:value-type="float" office:value="577.799999999994" calcext:value-type="float">
            <text:p>577.799999999994</text:p>
          </table:table-cell>
        </table:table-row>
        <table:table-row table:style-name="ro1">
          <table:table-cell office:value-type="float" office:value="196.7" calcext:value-type="float">
            <text:p>1.97E+02</text:p>
          </table:table-cell>
          <table:table-cell office:value-type="float" office:value="98.5329" calcext:value-type="float">
            <text:p>9.85E+01</text:p>
          </table:table-cell>
          <table:table-cell table:formula="of:=[.C2891]+0.2" office:value-type="float" office:value="577.999999999994" calcext:value-type="float">
            <text:p>577.999999999994</text:p>
          </table:table-cell>
        </table:table-row>
        <table:table-row table:style-name="ro1">
          <table:table-cell office:value-type="float" office:value="196.727" calcext:value-type="float">
            <text:p>1.97E+02</text:p>
          </table:table-cell>
          <table:table-cell office:value-type="float" office:value="98.5452" calcext:value-type="float">
            <text:p>9.85E+01</text:p>
          </table:table-cell>
          <table:table-cell table:formula="of:=[.C2892]+0.2" office:value-type="float" office:value="578.199999999995" calcext:value-type="float">
            <text:p>578.199999999995</text:p>
          </table:table-cell>
        </table:table-row>
        <table:table-row table:style-name="ro1">
          <table:table-cell office:value-type="float" office:value="196.755" calcext:value-type="float">
            <text:p>1.97E+02</text:p>
          </table:table-cell>
          <table:table-cell office:value-type="float" office:value="98.5575" calcext:value-type="float">
            <text:p>9.86E+01</text:p>
          </table:table-cell>
          <table:table-cell table:formula="of:=[.C2893]+0.2" office:value-type="float" office:value="578.399999999995" calcext:value-type="float">
            <text:p>578.399999999995</text:p>
          </table:table-cell>
        </table:table-row>
        <table:table-row table:style-name="ro1">
          <table:table-cell office:value-type="float" office:value="196.783" calcext:value-type="float">
            <text:p>1.97E+02</text:p>
          </table:table-cell>
          <table:table-cell office:value-type="float" office:value="98.5698" calcext:value-type="float">
            <text:p>9.86E+01</text:p>
          </table:table-cell>
          <table:table-cell table:formula="of:=[.C2894]+0.2" office:value-type="float" office:value="578.599999999995" calcext:value-type="float">
            <text:p>578.599999999995</text:p>
          </table:table-cell>
        </table:table-row>
        <table:table-row table:style-name="ro1">
          <table:table-cell office:value-type="float" office:value="196.81" calcext:value-type="float">
            <text:p>1.97E+02</text:p>
          </table:table-cell>
          <table:table-cell office:value-type="float" office:value="98.5821" calcext:value-type="float">
            <text:p>9.86E+01</text:p>
          </table:table-cell>
          <table:table-cell table:formula="of:=[.C2895]+0.2" office:value-type="float" office:value="578.799999999995" calcext:value-type="float">
            <text:p>578.799999999995</text:p>
          </table:table-cell>
        </table:table-row>
        <table:table-row table:style-name="ro1">
          <table:table-cell office:value-type="float" office:value="196.838" calcext:value-type="float">
            <text:p>1.97E+02</text:p>
          </table:table-cell>
          <table:table-cell office:value-type="float" office:value="98.5944" calcext:value-type="float">
            <text:p>9.86E+01</text:p>
          </table:table-cell>
          <table:table-cell table:formula="of:=[.C2896]+0.2" office:value-type="float" office:value="578.999999999995" calcext:value-type="float">
            <text:p>578.999999999995</text:p>
          </table:table-cell>
        </table:table-row>
        <table:table-row table:style-name="ro1">
          <table:table-cell office:value-type="float" office:value="196.865" calcext:value-type="float">
            <text:p>1.97E+02</text:p>
          </table:table-cell>
          <table:table-cell office:value-type="float" office:value="98.6066" calcext:value-type="float">
            <text:p>9.86E+01</text:p>
          </table:table-cell>
          <table:table-cell table:formula="of:=[.C2897]+0.2" office:value-type="float" office:value="579.199999999995" calcext:value-type="float">
            <text:p>579.199999999995</text:p>
          </table:table-cell>
        </table:table-row>
        <table:table-row table:style-name="ro1">
          <table:table-cell office:value-type="float" office:value="196.893" calcext:value-type="float">
            <text:p>1.97E+02</text:p>
          </table:table-cell>
          <table:table-cell office:value-type="float" office:value="98.6189" calcext:value-type="float">
            <text:p>9.86E+01</text:p>
          </table:table-cell>
          <table:table-cell table:formula="of:=[.C2898]+0.2" office:value-type="float" office:value="579.399999999995" calcext:value-type="float">
            <text:p>579.399999999995</text:p>
          </table:table-cell>
        </table:table-row>
        <table:table-row table:style-name="ro1">
          <table:table-cell office:value-type="float" office:value="196.92" calcext:value-type="float">
            <text:p>1.97E+02</text:p>
          </table:table-cell>
          <table:table-cell office:value-type="float" office:value="98.6311" calcext:value-type="float">
            <text:p>9.86E+01</text:p>
          </table:table-cell>
          <table:table-cell table:formula="of:=[.C2899]+0.2" office:value-type="float" office:value="579.599999999995" calcext:value-type="float">
            <text:p>579.599999999995</text:p>
          </table:table-cell>
        </table:table-row>
        <table:table-row table:style-name="ro1">
          <table:table-cell office:value-type="float" office:value="196.948" calcext:value-type="float">
            <text:p>1.97E+02</text:p>
          </table:table-cell>
          <table:table-cell office:value-type="float" office:value="98.6433" calcext:value-type="float">
            <text:p>9.86E+01</text:p>
          </table:table-cell>
          <table:table-cell table:formula="of:=[.C2900]+0.2" office:value-type="float" office:value="579.799999999995" calcext:value-type="float">
            <text:p>579.799999999995</text:p>
          </table:table-cell>
        </table:table-row>
        <table:table-row table:style-name="ro1">
          <table:table-cell office:value-type="float" office:value="196.975" calcext:value-type="float">
            <text:p>1.97E+02</text:p>
          </table:table-cell>
          <table:table-cell office:value-type="float" office:value="98.6555" calcext:value-type="float">
            <text:p>9.87E+01</text:p>
          </table:table-cell>
          <table:table-cell table:formula="of:=[.C2901]+0.2" office:value-type="float" office:value="579.999999999995" calcext:value-type="float">
            <text:p>579.999999999995</text:p>
          </table:table-cell>
        </table:table-row>
        <table:table-row table:style-name="ro1">
          <table:table-cell office:value-type="float" office:value="197.003" calcext:value-type="float">
            <text:p>1.97E+02</text:p>
          </table:table-cell>
          <table:table-cell office:value-type="float" office:value="98.6676" calcext:value-type="float">
            <text:p>9.87E+01</text:p>
          </table:table-cell>
          <table:table-cell table:formula="of:=[.C2902]+0.2" office:value-type="float" office:value="580.199999999995" calcext:value-type="float">
            <text:p>580.199999999995</text:p>
          </table:table-cell>
        </table:table-row>
        <table:table-row table:style-name="ro1">
          <table:table-cell office:value-type="float" office:value="197.03" calcext:value-type="float">
            <text:p>1.97E+02</text:p>
          </table:table-cell>
          <table:table-cell office:value-type="float" office:value="98.6798" calcext:value-type="float">
            <text:p>9.87E+01</text:p>
          </table:table-cell>
          <table:table-cell table:formula="of:=[.C2903]+0.2" office:value-type="float" office:value="580.399999999995" calcext:value-type="float">
            <text:p>580.399999999995</text:p>
          </table:table-cell>
        </table:table-row>
        <table:table-row table:style-name="ro1">
          <table:table-cell office:value-type="float" office:value="197.057" calcext:value-type="float">
            <text:p>1.97E+02</text:p>
          </table:table-cell>
          <table:table-cell office:value-type="float" office:value="98.692" calcext:value-type="float">
            <text:p>9.87E+01</text:p>
          </table:table-cell>
          <table:table-cell table:formula="of:=[.C2904]+0.2" office:value-type="float" office:value="580.599999999995" calcext:value-type="float">
            <text:p>580.599999999995</text:p>
          </table:table-cell>
        </table:table-row>
        <table:table-row table:style-name="ro1">
          <table:table-cell office:value-type="float" office:value="197.085" calcext:value-type="float">
            <text:p>1.97E+02</text:p>
          </table:table-cell>
          <table:table-cell office:value-type="float" office:value="98.7041" calcext:value-type="float">
            <text:p>9.87E+01</text:p>
          </table:table-cell>
          <table:table-cell table:formula="of:=[.C2905]+0.2" office:value-type="float" office:value="580.799999999995" calcext:value-type="float">
            <text:p>580.799999999995</text:p>
          </table:table-cell>
        </table:table-row>
        <table:table-row table:style-name="ro1">
          <table:table-cell office:value-type="float" office:value="197.112" calcext:value-type="float">
            <text:p>1.97E+02</text:p>
          </table:table-cell>
          <table:table-cell office:value-type="float" office:value="98.7163" calcext:value-type="float">
            <text:p>9.87E+01</text:p>
          </table:table-cell>
          <table:table-cell table:formula="of:=[.C2906]+0.2" office:value-type="float" office:value="580.999999999995" calcext:value-type="float">
            <text:p>580.999999999995</text:p>
          </table:table-cell>
        </table:table-row>
        <table:table-row table:style-name="ro1">
          <table:table-cell office:value-type="float" office:value="197.139" calcext:value-type="float">
            <text:p>1.97E+02</text:p>
          </table:table-cell>
          <table:table-cell office:value-type="float" office:value="98.7284" calcext:value-type="float">
            <text:p>9.87E+01</text:p>
          </table:table-cell>
          <table:table-cell table:formula="of:=[.C2907]+0.2" office:value-type="float" office:value="581.199999999995" calcext:value-type="float">
            <text:p>581.199999999995</text:p>
          </table:table-cell>
        </table:table-row>
        <table:table-row table:style-name="ro1">
          <table:table-cell office:value-type="float" office:value="197.166" calcext:value-type="float">
            <text:p>1.97E+02</text:p>
          </table:table-cell>
          <table:table-cell office:value-type="float" office:value="98.7405" calcext:value-type="float">
            <text:p>9.87E+01</text:p>
          </table:table-cell>
          <table:table-cell table:formula="of:=[.C2908]+0.2" office:value-type="float" office:value="581.399999999995" calcext:value-type="float">
            <text:p>581.399999999995</text:p>
          </table:table-cell>
        </table:table-row>
        <table:table-row table:style-name="ro1">
          <table:table-cell office:value-type="float" office:value="197.194" calcext:value-type="float">
            <text:p>1.97E+02</text:p>
          </table:table-cell>
          <table:table-cell office:value-type="float" office:value="98.7526" calcext:value-type="float">
            <text:p>9.88E+01</text:p>
          </table:table-cell>
          <table:table-cell table:formula="of:=[.C2909]+0.2" office:value-type="float" office:value="581.599999999995" calcext:value-type="float">
            <text:p>581.599999999995</text:p>
          </table:table-cell>
        </table:table-row>
        <table:table-row table:style-name="ro1">
          <table:table-cell office:value-type="float" office:value="197.221" calcext:value-type="float">
            <text:p>1.97E+02</text:p>
          </table:table-cell>
          <table:table-cell office:value-type="float" office:value="98.7646" calcext:value-type="float">
            <text:p>9.88E+01</text:p>
          </table:table-cell>
          <table:table-cell table:formula="of:=[.C2910]+0.2" office:value-type="float" office:value="581.799999999995" calcext:value-type="float">
            <text:p>581.799999999995</text:p>
          </table:table-cell>
        </table:table-row>
        <table:table-row table:style-name="ro1">
          <table:table-cell office:value-type="float" office:value="197.248" calcext:value-type="float">
            <text:p>1.97E+02</text:p>
          </table:table-cell>
          <table:table-cell office:value-type="float" office:value="98.7767" calcext:value-type="float">
            <text:p>9.88E+01</text:p>
          </table:table-cell>
          <table:table-cell table:formula="of:=[.C2911]+0.2" office:value-type="float" office:value="581.999999999995" calcext:value-type="float">
            <text:p>581.999999999995</text:p>
          </table:table-cell>
        </table:table-row>
        <table:table-row table:style-name="ro1">
          <table:table-cell office:value-type="float" office:value="197.275" calcext:value-type="float">
            <text:p>1.97E+02</text:p>
          </table:table-cell>
          <table:table-cell office:value-type="float" office:value="98.7887" calcext:value-type="float">
            <text:p>9.88E+01</text:p>
          </table:table-cell>
          <table:table-cell table:formula="of:=[.C2912]+0.2" office:value-type="float" office:value="582.199999999995" calcext:value-type="float">
            <text:p>582.199999999995</text:p>
          </table:table-cell>
        </table:table-row>
        <table:table-row table:style-name="ro1">
          <table:table-cell office:value-type="float" office:value="197.302" calcext:value-type="float">
            <text:p>1.97E+02</text:p>
          </table:table-cell>
          <table:table-cell office:value-type="float" office:value="98.8007" calcext:value-type="float">
            <text:p>9.88E+01</text:p>
          </table:table-cell>
          <table:table-cell table:formula="of:=[.C2913]+0.2" office:value-type="float" office:value="582.399999999995" calcext:value-type="float">
            <text:p>582.399999999995</text:p>
          </table:table-cell>
        </table:table-row>
        <table:table-row table:style-name="ro1">
          <table:table-cell office:value-type="float" office:value="197.329" calcext:value-type="float">
            <text:p>1.97E+02</text:p>
          </table:table-cell>
          <table:table-cell office:value-type="float" office:value="98.8128" calcext:value-type="float">
            <text:p>9.88E+01</text:p>
          </table:table-cell>
          <table:table-cell table:formula="of:=[.C2914]+0.2" office:value-type="float" office:value="582.599999999995" calcext:value-type="float">
            <text:p>582.599999999995</text:p>
          </table:table-cell>
        </table:table-row>
        <table:table-row table:style-name="ro1">
          <table:table-cell office:value-type="float" office:value="197.356" calcext:value-type="float">
            <text:p>1.97E+02</text:p>
          </table:table-cell>
          <table:table-cell office:value-type="float" office:value="98.8247" calcext:value-type="float">
            <text:p>9.88E+01</text:p>
          </table:table-cell>
          <table:table-cell table:formula="of:=[.C2915]+0.2" office:value-type="float" office:value="582.799999999996" calcext:value-type="float">
            <text:p>582.799999999996</text:p>
          </table:table-cell>
        </table:table-row>
        <table:table-row table:style-name="ro1">
          <table:table-cell office:value-type="float" office:value="197.383" calcext:value-type="float">
            <text:p>1.97E+02</text:p>
          </table:table-cell>
          <table:table-cell office:value-type="float" office:value="98.8367" calcext:value-type="float">
            <text:p>9.88E+01</text:p>
          </table:table-cell>
          <table:table-cell table:formula="of:=[.C2916]+0.2" office:value-type="float" office:value="582.999999999996" calcext:value-type="float">
            <text:p>582.999999999996</text:p>
          </table:table-cell>
        </table:table-row>
        <table:table-row table:style-name="ro1">
          <table:table-cell office:value-type="float" office:value="197.41" calcext:value-type="float">
            <text:p>1.97E+02</text:p>
          </table:table-cell>
          <table:table-cell office:value-type="float" office:value="98.8487" calcext:value-type="float">
            <text:p>9.88E+01</text:p>
          </table:table-cell>
          <table:table-cell table:formula="of:=[.C2917]+0.2" office:value-type="float" office:value="583.199999999996" calcext:value-type="float">
            <text:p>583.199999999996</text:p>
          </table:table-cell>
        </table:table-row>
        <table:table-row table:style-name="ro1">
          <table:table-cell office:value-type="float" office:value="197.437" calcext:value-type="float">
            <text:p>1.97E+02</text:p>
          </table:table-cell>
          <table:table-cell office:value-type="float" office:value="98.8606" calcext:value-type="float">
            <text:p>9.89E+01</text:p>
          </table:table-cell>
          <table:table-cell table:formula="of:=[.C2918]+0.2" office:value-type="float" office:value="583.399999999996" calcext:value-type="float">
            <text:p>583.399999999996</text:p>
          </table:table-cell>
        </table:table-row>
        <table:table-row table:style-name="ro1">
          <table:table-cell office:value-type="float" office:value="197.464" calcext:value-type="float">
            <text:p>1.97E+02</text:p>
          </table:table-cell>
          <table:table-cell office:value-type="float" office:value="98.8726" calcext:value-type="float">
            <text:p>9.89E+01</text:p>
          </table:table-cell>
          <table:table-cell table:formula="of:=[.C2919]+0.2" office:value-type="float" office:value="583.599999999996" calcext:value-type="float">
            <text:p>583.599999999996</text:p>
          </table:table-cell>
        </table:table-row>
        <table:table-row table:style-name="ro1">
          <table:table-cell office:value-type="float" office:value="197.49" calcext:value-type="float">
            <text:p>1.97E+02</text:p>
          </table:table-cell>
          <table:table-cell office:value-type="float" office:value="98.8845" calcext:value-type="float">
            <text:p>9.89E+01</text:p>
          </table:table-cell>
          <table:table-cell table:formula="of:=[.C2920]+0.2" office:value-type="float" office:value="583.799999999996" calcext:value-type="float">
            <text:p>583.799999999996</text:p>
          </table:table-cell>
        </table:table-row>
        <table:table-row table:style-name="ro1">
          <table:table-cell office:value-type="float" office:value="197.517" calcext:value-type="float">
            <text:p>1.98E+02</text:p>
          </table:table-cell>
          <table:table-cell office:value-type="float" office:value="98.8964" calcext:value-type="float">
            <text:p>9.89E+01</text:p>
          </table:table-cell>
          <table:table-cell table:formula="of:=[.C2921]+0.2" office:value-type="float" office:value="583.999999999996" calcext:value-type="float">
            <text:p>583.999999999996</text:p>
          </table:table-cell>
        </table:table-row>
        <table:table-row table:style-name="ro1">
          <table:table-cell office:value-type="float" office:value="197.544" calcext:value-type="float">
            <text:p>1.98E+02</text:p>
          </table:table-cell>
          <table:table-cell office:value-type="float" office:value="98.9083" calcext:value-type="float">
            <text:p>9.89E+01</text:p>
          </table:table-cell>
          <table:table-cell table:formula="of:=[.C2922]+0.2" office:value-type="float" office:value="584.199999999996" calcext:value-type="float">
            <text:p>584.199999999996</text:p>
          </table:table-cell>
        </table:table-row>
        <table:table-row table:style-name="ro1">
          <table:table-cell office:value-type="float" office:value="197.571" calcext:value-type="float">
            <text:p>1.98E+02</text:p>
          </table:table-cell>
          <table:table-cell office:value-type="float" office:value="98.9201" calcext:value-type="float">
            <text:p>9.89E+01</text:p>
          </table:table-cell>
          <table:table-cell table:formula="of:=[.C2923]+0.2" office:value-type="float" office:value="584.399999999996" calcext:value-type="float">
            <text:p>584.399999999996</text:p>
          </table:table-cell>
        </table:table-row>
        <table:table-row table:style-name="ro1">
          <table:table-cell office:value-type="float" office:value="197.597" calcext:value-type="float">
            <text:p>1.98E+02</text:p>
          </table:table-cell>
          <table:table-cell office:value-type="float" office:value="98.932" calcext:value-type="float">
            <text:p>9.89E+01</text:p>
          </table:table-cell>
          <table:table-cell table:formula="of:=[.C2924]+0.2" office:value-type="float" office:value="584.599999999996" calcext:value-type="float">
            <text:p>584.599999999996</text:p>
          </table:table-cell>
        </table:table-row>
        <table:table-row table:style-name="ro1">
          <table:table-cell office:value-type="float" office:value="197.624" calcext:value-type="float">
            <text:p>1.98E+02</text:p>
          </table:table-cell>
          <table:table-cell office:value-type="float" office:value="98.9438" calcext:value-type="float">
            <text:p>9.89E+01</text:p>
          </table:table-cell>
          <table:table-cell table:formula="of:=[.C2925]+0.2" office:value-type="float" office:value="584.799999999996" calcext:value-type="float">
            <text:p>584.799999999996</text:p>
          </table:table-cell>
        </table:table-row>
        <table:table-row table:style-name="ro1">
          <table:table-cell office:value-type="float" office:value="197.651" calcext:value-type="float">
            <text:p>1.98E+02</text:p>
          </table:table-cell>
          <table:table-cell office:value-type="float" office:value="98.9557" calcext:value-type="float">
            <text:p>9.90E+01</text:p>
          </table:table-cell>
          <table:table-cell table:formula="of:=[.C2926]+0.2" office:value-type="float" office:value="584.999999999996" calcext:value-type="float">
            <text:p>584.999999999996</text:p>
          </table:table-cell>
        </table:table-row>
        <table:table-row table:style-name="ro1">
          <table:table-cell office:value-type="float" office:value="197.677" calcext:value-type="float">
            <text:p>1.98E+02</text:p>
          </table:table-cell>
          <table:table-cell office:value-type="float" office:value="98.9675" calcext:value-type="float">
            <text:p>9.90E+01</text:p>
          </table:table-cell>
          <table:table-cell table:formula="of:=[.C2927]+0.2" office:value-type="float" office:value="585.199999999996" calcext:value-type="float">
            <text:p>585.199999999996</text:p>
          </table:table-cell>
        </table:table-row>
        <table:table-row table:style-name="ro1">
          <table:table-cell office:value-type="float" office:value="197.704" calcext:value-type="float">
            <text:p>1.98E+02</text:p>
          </table:table-cell>
          <table:table-cell office:value-type="float" office:value="98.9793" calcext:value-type="float">
            <text:p>9.90E+01</text:p>
          </table:table-cell>
          <table:table-cell table:formula="of:=[.C2928]+0.2" office:value-type="float" office:value="585.399999999996" calcext:value-type="float">
            <text:p>585.399999999996</text:p>
          </table:table-cell>
        </table:table-row>
        <table:table-row table:style-name="ro1">
          <table:table-cell office:value-type="float" office:value="197.73" calcext:value-type="float">
            <text:p>1.98E+02</text:p>
          </table:table-cell>
          <table:table-cell office:value-type="float" office:value="98.991" calcext:value-type="float">
            <text:p>9.90E+01</text:p>
          </table:table-cell>
          <table:table-cell table:formula="of:=[.C2929]+0.2" office:value-type="float" office:value="585.599999999996" calcext:value-type="float">
            <text:p>585.599999999996</text:p>
          </table:table-cell>
        </table:table-row>
        <table:table-row table:style-name="ro1">
          <table:table-cell office:value-type="float" office:value="197.757" calcext:value-type="float">
            <text:p>1.98E+02</text:p>
          </table:table-cell>
          <table:table-cell office:value-type="float" office:value="99.0028" calcext:value-type="float">
            <text:p>9.90E+01</text:p>
          </table:table-cell>
          <table:table-cell table:formula="of:=[.C2930]+0.2" office:value-type="float" office:value="585.799999999996" calcext:value-type="float">
            <text:p>585.799999999996</text:p>
          </table:table-cell>
        </table:table-row>
        <table:table-row table:style-name="ro1">
          <table:table-cell office:value-type="float" office:value="197.783" calcext:value-type="float">
            <text:p>1.98E+02</text:p>
          </table:table-cell>
          <table:table-cell office:value-type="float" office:value="99.0146" calcext:value-type="float">
            <text:p>9.90E+01</text:p>
          </table:table-cell>
          <table:table-cell table:formula="of:=[.C2931]+0.2" office:value-type="float" office:value="585.999999999996" calcext:value-type="float">
            <text:p>585.999999999996</text:p>
          </table:table-cell>
        </table:table-row>
        <table:table-row table:style-name="ro1">
          <table:table-cell office:value-type="float" office:value="197.81" calcext:value-type="float">
            <text:p>1.98E+02</text:p>
          </table:table-cell>
          <table:table-cell office:value-type="float" office:value="99.0263" calcext:value-type="float">
            <text:p>9.90E+01</text:p>
          </table:table-cell>
          <table:table-cell table:formula="of:=[.C2932]+0.2" office:value-type="float" office:value="586.199999999996" calcext:value-type="float">
            <text:p>586.199999999996</text:p>
          </table:table-cell>
        </table:table-row>
        <table:table-row table:style-name="ro1">
          <table:table-cell office:value-type="float" office:value="197.836" calcext:value-type="float">
            <text:p>1.98E+02</text:p>
          </table:table-cell>
          <table:table-cell office:value-type="float" office:value="99.038" calcext:value-type="float">
            <text:p>9.90E+01</text:p>
          </table:table-cell>
          <table:table-cell table:formula="of:=[.C2933]+0.2" office:value-type="float" office:value="586.399999999996" calcext:value-type="float">
            <text:p>586.399999999996</text:p>
          </table:table-cell>
        </table:table-row>
        <table:table-row table:style-name="ro1">
          <table:table-cell office:value-type="float" office:value="197.862" calcext:value-type="float">
            <text:p>1.98E+02</text:p>
          </table:table-cell>
          <table:table-cell office:value-type="float" office:value="99.0497" calcext:value-type="float">
            <text:p>9.90E+01</text:p>
          </table:table-cell>
          <table:table-cell table:formula="of:=[.C2934]+0.2" office:value-type="float" office:value="586.599999999996" calcext:value-type="float">
            <text:p>586.599999999996</text:p>
          </table:table-cell>
        </table:table-row>
        <table:table-row table:style-name="ro1">
          <table:table-cell office:value-type="float" office:value="197.888" calcext:value-type="float">
            <text:p>1.98E+02</text:p>
          </table:table-cell>
          <table:table-cell office:value-type="float" office:value="99.0614" calcext:value-type="float">
            <text:p>9.91E+01</text:p>
          </table:table-cell>
          <table:table-cell table:formula="of:=[.C2935]+0.2" office:value-type="float" office:value="586.799999999996" calcext:value-type="float">
            <text:p>586.799999999996</text:p>
          </table:table-cell>
        </table:table-row>
        <table:table-row table:style-name="ro1">
          <table:table-cell office:value-type="float" office:value="197.915" calcext:value-type="float">
            <text:p>1.98E+02</text:p>
          </table:table-cell>
          <table:table-cell office:value-type="float" office:value="99.0731" calcext:value-type="float">
            <text:p>9.91E+01</text:p>
          </table:table-cell>
          <table:table-cell table:formula="of:=[.C2936]+0.2" office:value-type="float" office:value="586.999999999996" calcext:value-type="float">
            <text:p>586.999999999996</text:p>
          </table:table-cell>
        </table:table-row>
        <table:table-row table:style-name="ro1">
          <table:table-cell office:value-type="float" office:value="197.941" calcext:value-type="float">
            <text:p>1.98E+02</text:p>
          </table:table-cell>
          <table:table-cell office:value-type="float" office:value="99.0847" calcext:value-type="float">
            <text:p>9.91E+01</text:p>
          </table:table-cell>
          <table:table-cell table:formula="of:=[.C2937]+0.2" office:value-type="float" office:value="587.199999999997" calcext:value-type="float">
            <text:p>587.199999999997</text:p>
          </table:table-cell>
        </table:table-row>
        <table:table-row table:style-name="ro1">
          <table:table-cell office:value-type="float" office:value="197.967" calcext:value-type="float">
            <text:p>1.98E+02</text:p>
          </table:table-cell>
          <table:table-cell office:value-type="float" office:value="99.0964" calcext:value-type="float">
            <text:p>9.91E+01</text:p>
          </table:table-cell>
          <table:table-cell table:formula="of:=[.C2938]+0.2" office:value-type="float" office:value="587.399999999997" calcext:value-type="float">
            <text:p>587.399999999997</text:p>
          </table:table-cell>
        </table:table-row>
        <table:table-row table:style-name="ro1">
          <table:table-cell office:value-type="float" office:value="197.993" calcext:value-type="float">
            <text:p>1.98E+02</text:p>
          </table:table-cell>
          <table:table-cell office:value-type="float" office:value="99.108" calcext:value-type="float">
            <text:p>9.91E+01</text:p>
          </table:table-cell>
          <table:table-cell table:formula="of:=[.C2939]+0.2" office:value-type="float" office:value="587.599999999997" calcext:value-type="float">
            <text:p>587.599999999997</text:p>
          </table:table-cell>
        </table:table-row>
        <table:table-row table:style-name="ro1">
          <table:table-cell office:value-type="float" office:value="198.019" calcext:value-type="float">
            <text:p>1.98E+02</text:p>
          </table:table-cell>
          <table:table-cell office:value-type="float" office:value="99.1196" calcext:value-type="float">
            <text:p>9.91E+01</text:p>
          </table:table-cell>
          <table:table-cell table:formula="of:=[.C2940]+0.2" office:value-type="float" office:value="587.799999999997" calcext:value-type="float">
            <text:p>587.799999999997</text:p>
          </table:table-cell>
        </table:table-row>
        <table:table-row table:style-name="ro1">
          <table:table-cell office:value-type="float" office:value="198.045" calcext:value-type="float">
            <text:p>1.98E+02</text:p>
          </table:table-cell>
          <table:table-cell office:value-type="float" office:value="99.1312" calcext:value-type="float">
            <text:p>9.91E+01</text:p>
          </table:table-cell>
          <table:table-cell table:formula="of:=[.C2941]+0.2" office:value-type="float" office:value="587.999999999997" calcext:value-type="float">
            <text:p>587.999999999997</text:p>
          </table:table-cell>
        </table:table-row>
        <table:table-row table:style-name="ro1">
          <table:table-cell office:value-type="float" office:value="198.071" calcext:value-type="float">
            <text:p>1.98E+02</text:p>
          </table:table-cell>
          <table:table-cell office:value-type="float" office:value="99.1427" calcext:value-type="float">
            <text:p>9.91E+01</text:p>
          </table:table-cell>
          <table:table-cell table:formula="of:=[.C2942]+0.2" office:value-type="float" office:value="588.199999999997" calcext:value-type="float">
            <text:p>588.199999999997</text:p>
          </table:table-cell>
        </table:table-row>
        <table:table-row table:style-name="ro1">
          <table:table-cell office:value-type="float" office:value="198.097" calcext:value-type="float">
            <text:p>1.98E+02</text:p>
          </table:table-cell>
          <table:table-cell office:value-type="float" office:value="99.1543" calcext:value-type="float">
            <text:p>9.92E+01</text:p>
          </table:table-cell>
          <table:table-cell table:formula="of:=[.C2943]+0.2" office:value-type="float" office:value="588.399999999997" calcext:value-type="float">
            <text:p>588.399999999997</text:p>
          </table:table-cell>
        </table:table-row>
        <table:table-row table:style-name="ro1">
          <table:table-cell office:value-type="float" office:value="198.123" calcext:value-type="float">
            <text:p>1.98E+02</text:p>
          </table:table-cell>
          <table:table-cell office:value-type="float" office:value="99.1658" calcext:value-type="float">
            <text:p>9.92E+01</text:p>
          </table:table-cell>
          <table:table-cell table:formula="of:=[.C2944]+0.2" office:value-type="float" office:value="588.599999999997" calcext:value-type="float">
            <text:p>588.599999999997</text:p>
          </table:table-cell>
        </table:table-row>
        <table:table-row table:style-name="ro1">
          <table:table-cell office:value-type="float" office:value="198.149" calcext:value-type="float">
            <text:p>1.98E+02</text:p>
          </table:table-cell>
          <table:table-cell office:value-type="float" office:value="99.1773" calcext:value-type="float">
            <text:p>9.92E+01</text:p>
          </table:table-cell>
          <table:table-cell table:formula="of:=[.C2945]+0.2" office:value-type="float" office:value="588.799999999997" calcext:value-type="float">
            <text:p>588.799999999997</text:p>
          </table:table-cell>
        </table:table-row>
        <table:table-row table:style-name="ro1">
          <table:table-cell office:value-type="float" office:value="198.175" calcext:value-type="float">
            <text:p>1.98E+02</text:p>
          </table:table-cell>
          <table:table-cell office:value-type="float" office:value="99.1888" calcext:value-type="float">
            <text:p>9.92E+01</text:p>
          </table:table-cell>
          <table:table-cell table:formula="of:=[.C2946]+0.2" office:value-type="float" office:value="588.999999999997" calcext:value-type="float">
            <text:p>588.999999999997</text:p>
          </table:table-cell>
        </table:table-row>
        <table:table-row table:style-name="ro1">
          <table:table-cell office:value-type="float" office:value="198.201" calcext:value-type="float">
            <text:p>1.98E+02</text:p>
          </table:table-cell>
          <table:table-cell office:value-type="float" office:value="99.2003" calcext:value-type="float">
            <text:p>9.92E+01</text:p>
          </table:table-cell>
          <table:table-cell table:formula="of:=[.C2947]+0.2" office:value-type="float" office:value="589.199999999997" calcext:value-type="float">
            <text:p>589.199999999997</text:p>
          </table:table-cell>
        </table:table-row>
        <table:table-row table:style-name="ro1">
          <table:table-cell office:value-type="float" office:value="198.227" calcext:value-type="float">
            <text:p>1.98E+02</text:p>
          </table:table-cell>
          <table:table-cell office:value-type="float" office:value="99.2118" calcext:value-type="float">
            <text:p>9.92E+01</text:p>
          </table:table-cell>
          <table:table-cell table:formula="of:=[.C2948]+0.2" office:value-type="float" office:value="589.399999999997" calcext:value-type="float">
            <text:p>589.399999999997</text:p>
          </table:table-cell>
        </table:table-row>
        <table:table-row table:style-name="ro1">
          <table:table-cell office:value-type="float" office:value="198.253" calcext:value-type="float">
            <text:p>1.98E+02</text:p>
          </table:table-cell>
          <table:table-cell office:value-type="float" office:value="99.2232" calcext:value-type="float">
            <text:p>9.92E+01</text:p>
          </table:table-cell>
          <table:table-cell table:formula="of:=[.C2949]+0.2" office:value-type="float" office:value="589.599999999997" calcext:value-type="float">
            <text:p>589.599999999997</text:p>
          </table:table-cell>
        </table:table-row>
        <table:table-row table:style-name="ro1">
          <table:table-cell office:value-type="float" office:value="198.278" calcext:value-type="float">
            <text:p>1.98E+02</text:p>
          </table:table-cell>
          <table:table-cell office:value-type="float" office:value="99.2347" calcext:value-type="float">
            <text:p>9.92E+01</text:p>
          </table:table-cell>
          <table:table-cell table:formula="of:=[.C2950]+0.2" office:value-type="float" office:value="589.799999999997" calcext:value-type="float">
            <text:p>589.799999999997</text:p>
          </table:table-cell>
        </table:table-row>
        <table:table-row table:style-name="ro1">
          <table:table-cell office:value-type="float" office:value="198.304" calcext:value-type="float">
            <text:p>1.98E+02</text:p>
          </table:table-cell>
          <table:table-cell office:value-type="float" office:value="99.2461" calcext:value-type="float">
            <text:p>9.92E+01</text:p>
          </table:table-cell>
          <table:table-cell table:formula="of:=[.C2951]+0.2" office:value-type="float" office:value="589.999999999997" calcext:value-type="float">
            <text:p>589.999999999997</text:p>
          </table:table-cell>
        </table:table-row>
        <table:table-row table:style-name="ro1">
          <table:table-cell office:value-type="float" office:value="198.33" calcext:value-type="float">
            <text:p>1.98E+02</text:p>
          </table:table-cell>
          <table:table-cell office:value-type="float" office:value="99.2575" calcext:value-type="float">
            <text:p>9.93E+01</text:p>
          </table:table-cell>
          <table:table-cell table:formula="of:=[.C2952]+0.2" office:value-type="float" office:value="590.199999999997" calcext:value-type="float">
            <text:p>590.199999999997</text:p>
          </table:table-cell>
        </table:table-row>
        <table:table-row table:style-name="ro1">
          <table:table-cell office:value-type="float" office:value="198.355" calcext:value-type="float">
            <text:p>1.98E+02</text:p>
          </table:table-cell>
          <table:table-cell office:value-type="float" office:value="99.2689" calcext:value-type="float">
            <text:p>9.93E+01</text:p>
          </table:table-cell>
          <table:table-cell table:formula="of:=[.C2953]+0.2" office:value-type="float" office:value="590.399999999997" calcext:value-type="float">
            <text:p>590.399999999997</text:p>
          </table:table-cell>
        </table:table-row>
        <table:table-row table:style-name="ro1">
          <table:table-cell office:value-type="float" office:value="198.381" calcext:value-type="float">
            <text:p>1.98E+02</text:p>
          </table:table-cell>
          <table:table-cell office:value-type="float" office:value="99.2802" calcext:value-type="float">
            <text:p>9.93E+01</text:p>
          </table:table-cell>
          <table:table-cell table:formula="of:=[.C2954]+0.2" office:value-type="float" office:value="590.599999999997" calcext:value-type="float">
            <text:p>590.599999999997</text:p>
          </table:table-cell>
        </table:table-row>
        <table:table-row table:style-name="ro1">
          <table:table-cell office:value-type="float" office:value="198.406" calcext:value-type="float">
            <text:p>1.98E+02</text:p>
          </table:table-cell>
          <table:table-cell office:value-type="float" office:value="99.2916" calcext:value-type="float">
            <text:p>9.93E+01</text:p>
          </table:table-cell>
          <table:table-cell table:formula="of:=[.C2955]+0.2" office:value-type="float" office:value="590.799999999997" calcext:value-type="float">
            <text:p>590.799999999997</text:p>
          </table:table-cell>
        </table:table-row>
        <table:table-row table:style-name="ro1">
          <table:table-cell office:value-type="float" office:value="198.432" calcext:value-type="float">
            <text:p>1.98E+02</text:p>
          </table:table-cell>
          <table:table-cell office:value-type="float" office:value="99.3029" calcext:value-type="float">
            <text:p>9.93E+01</text:p>
          </table:table-cell>
          <table:table-cell table:formula="of:=[.C2956]+0.2" office:value-type="float" office:value="590.999999999997" calcext:value-type="float">
            <text:p>590.999999999997</text:p>
          </table:table-cell>
        </table:table-row>
        <table:table-row table:style-name="ro1">
          <table:table-cell office:value-type="float" office:value="198.457" calcext:value-type="float">
            <text:p>1.98E+02</text:p>
          </table:table-cell>
          <table:table-cell office:value-type="float" office:value="99.3142" calcext:value-type="float">
            <text:p>9.93E+01</text:p>
          </table:table-cell>
          <table:table-cell table:formula="of:=[.C2957]+0.2" office:value-type="float" office:value="591.199999999997" calcext:value-type="float">
            <text:p>591.199999999997</text:p>
          </table:table-cell>
        </table:table-row>
        <table:table-row table:style-name="ro1">
          <table:table-cell office:value-type="float" office:value="198.483" calcext:value-type="float">
            <text:p>1.98E+02</text:p>
          </table:table-cell>
          <table:table-cell office:value-type="float" office:value="99.3255" calcext:value-type="float">
            <text:p>9.93E+01</text:p>
          </table:table-cell>
          <table:table-cell table:formula="of:=[.C2958]+0.2" office:value-type="float" office:value="591.399999999998" calcext:value-type="float">
            <text:p>591.399999999998</text:p>
          </table:table-cell>
        </table:table-row>
        <table:table-row table:style-name="ro1">
          <table:table-cell office:value-type="float" office:value="198.508" calcext:value-type="float">
            <text:p>1.99E+02</text:p>
          </table:table-cell>
          <table:table-cell office:value-type="float" office:value="99.3368" calcext:value-type="float">
            <text:p>9.93E+01</text:p>
          </table:table-cell>
          <table:table-cell table:formula="of:=[.C2959]+0.2" office:value-type="float" office:value="591.599999999998" calcext:value-type="float">
            <text:p>591.599999999998</text:p>
          </table:table-cell>
        </table:table-row>
        <table:table-row table:style-name="ro1">
          <table:table-cell office:value-type="float" office:value="198.533" calcext:value-type="float">
            <text:p>1.99E+02</text:p>
          </table:table-cell>
          <table:table-cell office:value-type="float" office:value="99.3481" calcext:value-type="float">
            <text:p>9.93E+01</text:p>
          </table:table-cell>
          <table:table-cell table:formula="of:=[.C2960]+0.2" office:value-type="float" office:value="591.799999999998" calcext:value-type="float">
            <text:p>591.799999999998</text:p>
          </table:table-cell>
        </table:table-row>
        <table:table-row table:style-name="ro1">
          <table:table-cell office:value-type="float" office:value="198.559" calcext:value-type="float">
            <text:p>1.99E+02</text:p>
          </table:table-cell>
          <table:table-cell office:value-type="float" office:value="99.3593" calcext:value-type="float">
            <text:p>9.94E+01</text:p>
          </table:table-cell>
          <table:table-cell table:formula="of:=[.C2961]+0.2" office:value-type="float" office:value="591.999999999998" calcext:value-type="float">
            <text:p>591.999999999998</text:p>
          </table:table-cell>
        </table:table-row>
        <table:table-row table:style-name="ro1">
          <table:table-cell office:value-type="float" office:value="198.584" calcext:value-type="float">
            <text:p>1.99E+02</text:p>
          </table:table-cell>
          <table:table-cell office:value-type="float" office:value="99.3705" calcext:value-type="float">
            <text:p>9.94E+01</text:p>
          </table:table-cell>
          <table:table-cell table:formula="of:=[.C2962]+0.2" office:value-type="float" office:value="592.199999999998" calcext:value-type="float">
            <text:p>592.199999999998</text:p>
          </table:table-cell>
        </table:table-row>
        <table:table-row table:style-name="ro1">
          <table:table-cell office:value-type="float" office:value="198.609" calcext:value-type="float">
            <text:p>1.99E+02</text:p>
          </table:table-cell>
          <table:table-cell office:value-type="float" office:value="99.3817" calcext:value-type="float">
            <text:p>9.94E+01</text:p>
          </table:table-cell>
          <table:table-cell table:formula="of:=[.C2963]+0.2" office:value-type="float" office:value="592.399999999998" calcext:value-type="float">
            <text:p>592.399999999998</text:p>
          </table:table-cell>
        </table:table-row>
        <table:table-row table:style-name="ro1">
          <table:table-cell office:value-type="float" office:value="198.634" calcext:value-type="float">
            <text:p>1.99E+02</text:p>
          </table:table-cell>
          <table:table-cell office:value-type="float" office:value="99.3929" calcext:value-type="float">
            <text:p>9.94E+01</text:p>
          </table:table-cell>
          <table:table-cell table:formula="of:=[.C2964]+0.2" office:value-type="float" office:value="592.599999999998" calcext:value-type="float">
            <text:p>592.599999999998</text:p>
          </table:table-cell>
        </table:table-row>
        <table:table-row table:style-name="ro1">
          <table:table-cell office:value-type="float" office:value="198.659" calcext:value-type="float">
            <text:p>1.99E+02</text:p>
          </table:table-cell>
          <table:table-cell office:value-type="float" office:value="99.4041" calcext:value-type="float">
            <text:p>9.94E+01</text:p>
          </table:table-cell>
          <table:table-cell table:formula="of:=[.C2965]+0.2" office:value-type="float" office:value="592.799999999998" calcext:value-type="float">
            <text:p>592.799999999998</text:p>
          </table:table-cell>
        </table:table-row>
        <table:table-row table:style-name="ro1">
          <table:table-cell office:value-type="float" office:value="198.684" calcext:value-type="float">
            <text:p>1.99E+02</text:p>
          </table:table-cell>
          <table:table-cell office:value-type="float" office:value="99.4152" calcext:value-type="float">
            <text:p>9.94E+01</text:p>
          </table:table-cell>
          <table:table-cell table:formula="of:=[.C2966]+0.2" office:value-type="float" office:value="592.999999999998" calcext:value-type="float">
            <text:p>592.999999999998</text:p>
          </table:table-cell>
        </table:table-row>
        <table:table-row table:style-name="ro1">
          <table:table-cell office:value-type="float" office:value="198.709" calcext:value-type="float">
            <text:p>1.99E+02</text:p>
          </table:table-cell>
          <table:table-cell office:value-type="float" office:value="99.4264" calcext:value-type="float">
            <text:p>9.94E+01</text:p>
          </table:table-cell>
          <table:table-cell table:formula="of:=[.C2967]+0.2" office:value-type="float" office:value="593.199999999998" calcext:value-type="float">
            <text:p>593.199999999998</text:p>
          </table:table-cell>
        </table:table-row>
        <table:table-row table:style-name="ro1">
          <table:table-cell office:value-type="float" office:value="198.734" calcext:value-type="float">
            <text:p>1.99E+02</text:p>
          </table:table-cell>
          <table:table-cell office:value-type="float" office:value="99.4375" calcext:value-type="float">
            <text:p>9.94E+01</text:p>
          </table:table-cell>
          <table:table-cell table:formula="of:=[.C2968]+0.2" office:value-type="float" office:value="593.399999999998" calcext:value-type="float">
            <text:p>593.399999999998</text:p>
          </table:table-cell>
        </table:table-row>
        <table:table-row table:style-name="ro1">
          <table:table-cell office:value-type="float" office:value="198.759" calcext:value-type="float">
            <text:p>1.99E+02</text:p>
          </table:table-cell>
          <table:table-cell office:value-type="float" office:value="99.4486" calcext:value-type="float">
            <text:p>9.94E+01</text:p>
          </table:table-cell>
          <table:table-cell table:formula="of:=[.C2969]+0.2" office:value-type="float" office:value="593.599999999998" calcext:value-type="float">
            <text:p>593.599999999998</text:p>
          </table:table-cell>
        </table:table-row>
        <table:table-row table:style-name="ro1">
          <table:table-cell office:value-type="float" office:value="198.784" calcext:value-type="float">
            <text:p>1.99E+02</text:p>
          </table:table-cell>
          <table:table-cell office:value-type="float" office:value="99.4596" calcext:value-type="float">
            <text:p>9.95E+01</text:p>
          </table:table-cell>
          <table:table-cell table:formula="of:=[.C2970]+0.2" office:value-type="float" office:value="593.799999999998" calcext:value-type="float">
            <text:p>593.799999999998</text:p>
          </table:table-cell>
        </table:table-row>
        <table:table-row table:style-name="ro1">
          <table:table-cell office:value-type="float" office:value="198.809" calcext:value-type="float">
            <text:p>1.99E+02</text:p>
          </table:table-cell>
          <table:table-cell office:value-type="float" office:value="99.4707" calcext:value-type="float">
            <text:p>9.95E+01</text:p>
          </table:table-cell>
          <table:table-cell table:formula="of:=[.C2971]+0.2" office:value-type="float" office:value="593.999999999998" calcext:value-type="float">
            <text:p>593.999999999998</text:p>
          </table:table-cell>
        </table:table-row>
        <table:table-row table:style-name="ro1">
          <table:table-cell office:value-type="float" office:value="198.834" calcext:value-type="float">
            <text:p>1.99E+02</text:p>
          </table:table-cell>
          <table:table-cell office:value-type="float" office:value="99.4818" calcext:value-type="float">
            <text:p>9.95E+01</text:p>
          </table:table-cell>
          <table:table-cell table:formula="of:=[.C2972]+0.2" office:value-type="float" office:value="594.199999999998" calcext:value-type="float">
            <text:p>594.199999999998</text:p>
          </table:table-cell>
        </table:table-row>
        <table:table-row table:style-name="ro1">
          <table:table-cell office:value-type="float" office:value="198.859" calcext:value-type="float">
            <text:p>1.99E+02</text:p>
          </table:table-cell>
          <table:table-cell office:value-type="float" office:value="99.4928" calcext:value-type="float">
            <text:p>9.95E+01</text:p>
          </table:table-cell>
          <table:table-cell table:formula="of:=[.C2973]+0.2" office:value-type="float" office:value="594.399999999998" calcext:value-type="float">
            <text:p>594.399999999998</text:p>
          </table:table-cell>
        </table:table-row>
        <table:table-row table:style-name="ro1">
          <table:table-cell office:value-type="float" office:value="198.884" calcext:value-type="float">
            <text:p>1.99E+02</text:p>
          </table:table-cell>
          <table:table-cell office:value-type="float" office:value="99.5038" calcext:value-type="float">
            <text:p>9.95E+01</text:p>
          </table:table-cell>
          <table:table-cell table:formula="of:=[.C2974]+0.2" office:value-type="float" office:value="594.599999999998" calcext:value-type="float">
            <text:p>594.599999999998</text:p>
          </table:table-cell>
        </table:table-row>
        <table:table-row table:style-name="ro1">
          <table:table-cell office:value-type="float" office:value="198.908" calcext:value-type="float">
            <text:p>1.99E+02</text:p>
          </table:table-cell>
          <table:table-cell office:value-type="float" office:value="99.5148" calcext:value-type="float">
            <text:p>9.95E+01</text:p>
          </table:table-cell>
          <table:table-cell table:formula="of:=[.C2975]+0.2" office:value-type="float" office:value="594.799999999998" calcext:value-type="float">
            <text:p>594.799999999998</text:p>
          </table:table-cell>
        </table:table-row>
        <table:table-row table:style-name="ro1">
          <table:table-cell office:value-type="float" office:value="198.933" calcext:value-type="float">
            <text:p>1.99E+02</text:p>
          </table:table-cell>
          <table:table-cell office:value-type="float" office:value="99.5257" calcext:value-type="float">
            <text:p>9.95E+01</text:p>
          </table:table-cell>
          <table:table-cell table:formula="of:=[.C2976]+0.2" office:value-type="float" office:value="594.999999999998" calcext:value-type="float">
            <text:p>594.999999999998</text:p>
          </table:table-cell>
        </table:table-row>
        <table:table-row table:style-name="ro1">
          <table:table-cell office:value-type="float" office:value="198.958" calcext:value-type="float">
            <text:p>1.99E+02</text:p>
          </table:table-cell>
          <table:table-cell office:value-type="float" office:value="99.5367" calcext:value-type="float">
            <text:p>9.95E+01</text:p>
          </table:table-cell>
          <table:table-cell table:formula="of:=[.C2977]+0.2" office:value-type="float" office:value="595.199999999998" calcext:value-type="float">
            <text:p>595.199999999998</text:p>
          </table:table-cell>
        </table:table-row>
        <table:table-row table:style-name="ro1">
          <table:table-cell office:value-type="float" office:value="198.982" calcext:value-type="float">
            <text:p>1.99E+02</text:p>
          </table:table-cell>
          <table:table-cell office:value-type="float" office:value="99.5476" calcext:value-type="float">
            <text:p>9.95E+01</text:p>
          </table:table-cell>
          <table:table-cell table:formula="of:=[.C2978]+0.2" office:value-type="float" office:value="595.399999999998" calcext:value-type="float">
            <text:p>595.399999999998</text:p>
          </table:table-cell>
        </table:table-row>
        <table:table-row table:style-name="ro1">
          <table:table-cell office:value-type="float" office:value="199.007" calcext:value-type="float">
            <text:p>1.99E+02</text:p>
          </table:table-cell>
          <table:table-cell office:value-type="float" office:value="99.5585" calcext:value-type="float">
            <text:p>9.96E+01</text:p>
          </table:table-cell>
          <table:table-cell table:formula="of:=[.C2979]+0.2" office:value-type="float" office:value="595.599999999998" calcext:value-type="float">
            <text:p>595.599999999998</text:p>
          </table:table-cell>
        </table:table-row>
        <table:table-row table:style-name="ro1">
          <table:table-cell office:value-type="float" office:value="199.031" calcext:value-type="float">
            <text:p>1.99E+02</text:p>
          </table:table-cell>
          <table:table-cell office:value-type="float" office:value="99.5694" calcext:value-type="float">
            <text:p>9.96E+01</text:p>
          </table:table-cell>
          <table:table-cell table:formula="of:=[.C2980]+0.2" office:value-type="float" office:value="595.799999999999" calcext:value-type="float">
            <text:p>595.799999999999</text:p>
          </table:table-cell>
        </table:table-row>
        <table:table-row table:style-name="ro1">
          <table:table-cell office:value-type="float" office:value="199.056" calcext:value-type="float">
            <text:p>1.99E+02</text:p>
          </table:table-cell>
          <table:table-cell office:value-type="float" office:value="99.5803" calcext:value-type="float">
            <text:p>9.96E+01</text:p>
          </table:table-cell>
          <table:table-cell table:formula="of:=[.C2981]+0.2" office:value-type="float" office:value="595.999999999999" calcext:value-type="float">
            <text:p>595.999999999999</text:p>
          </table:table-cell>
        </table:table-row>
        <table:table-row table:style-name="ro1">
          <table:table-cell office:value-type="float" office:value="199.08" calcext:value-type="float">
            <text:p>1.99E+02</text:p>
          </table:table-cell>
          <table:table-cell office:value-type="float" office:value="99.5911" calcext:value-type="float">
            <text:p>9.96E+01</text:p>
          </table:table-cell>
          <table:table-cell table:formula="of:=[.C2982]+0.2" office:value-type="float" office:value="596.199999999999" calcext:value-type="float">
            <text:p>596.199999999999</text:p>
          </table:table-cell>
        </table:table-row>
        <table:table-row table:style-name="ro1">
          <table:table-cell office:value-type="float" office:value="199.104" calcext:value-type="float">
            <text:p>1.99E+02</text:p>
          </table:table-cell>
          <table:table-cell office:value-type="float" office:value="99.602" calcext:value-type="float">
            <text:p>9.96E+01</text:p>
          </table:table-cell>
          <table:table-cell table:formula="of:=[.C2983]+0.2" office:value-type="float" office:value="596.399999999999" calcext:value-type="float">
            <text:p>596.399999999999</text:p>
          </table:table-cell>
        </table:table-row>
        <table:table-row table:style-name="ro1">
          <table:table-cell office:value-type="float" office:value="199.129" calcext:value-type="float">
            <text:p>1.99E+02</text:p>
          </table:table-cell>
          <table:table-cell office:value-type="float" office:value="99.6128" calcext:value-type="float">
            <text:p>9.96E+01</text:p>
          </table:table-cell>
          <table:table-cell table:formula="of:=[.C2984]+0.2" office:value-type="float" office:value="596.599999999999" calcext:value-type="float">
            <text:p>596.599999999999</text:p>
          </table:table-cell>
        </table:table-row>
        <table:table-row table:style-name="ro1">
          <table:table-cell office:value-type="float" office:value="199.153" calcext:value-type="float">
            <text:p>1.99E+02</text:p>
          </table:table-cell>
          <table:table-cell office:value-type="float" office:value="99.6236" calcext:value-type="float">
            <text:p>9.96E+01</text:p>
          </table:table-cell>
          <table:table-cell table:formula="of:=[.C2985]+0.2" office:value-type="float" office:value="596.799999999999" calcext:value-type="float">
            <text:p>596.799999999999</text:p>
          </table:table-cell>
        </table:table-row>
        <table:table-row table:style-name="ro1">
          <table:table-cell office:value-type="float" office:value="199.177" calcext:value-type="float">
            <text:p>1.99E+02</text:p>
          </table:table-cell>
          <table:table-cell office:value-type="float" office:value="99.6344" calcext:value-type="float">
            <text:p>9.96E+01</text:p>
          </table:table-cell>
          <table:table-cell table:formula="of:=[.C2986]+0.2" office:value-type="float" office:value="596.999999999999" calcext:value-type="float">
            <text:p>596.999999999999</text:p>
          </table:table-cell>
        </table:table-row>
        <table:table-row table:style-name="ro1">
          <table:table-cell office:value-type="float" office:value="199.201" calcext:value-type="float">
            <text:p>1.99E+02</text:p>
          </table:table-cell>
          <table:table-cell office:value-type="float" office:value="99.6451" calcext:value-type="float">
            <text:p>9.96E+01</text:p>
          </table:table-cell>
          <table:table-cell table:formula="of:=[.C2987]+0.2" office:value-type="float" office:value="597.199999999999" calcext:value-type="float">
            <text:p>597.199999999999</text:p>
          </table:table-cell>
        </table:table-row>
        <table:table-row table:style-name="ro1">
          <table:table-cell office:value-type="float" office:value="199.226" calcext:value-type="float">
            <text:p>1.99E+02</text:p>
          </table:table-cell>
          <table:table-cell office:value-type="float" office:value="99.6559" calcext:value-type="float">
            <text:p>9.97E+01</text:p>
          </table:table-cell>
          <table:table-cell table:formula="of:=[.C2988]+0.2" office:value-type="float" office:value="597.399999999999" calcext:value-type="float">
            <text:p>597.399999999999</text:p>
          </table:table-cell>
        </table:table-row>
        <table:table-row table:style-name="ro1">
          <table:table-cell office:value-type="float" office:value="199.25" calcext:value-type="float">
            <text:p>1.99E+02</text:p>
          </table:table-cell>
          <table:table-cell office:value-type="float" office:value="99.6666" calcext:value-type="float">
            <text:p>9.97E+01</text:p>
          </table:table-cell>
          <table:table-cell table:formula="of:=[.C2989]+0.2" office:value-type="float" office:value="597.599999999999" calcext:value-type="float">
            <text:p>597.599999999999</text:p>
          </table:table-cell>
        </table:table-row>
        <table:table-row table:style-name="ro1">
          <table:table-cell office:value-type="float" office:value="199.274" calcext:value-type="float">
            <text:p>1.99E+02</text:p>
          </table:table-cell>
          <table:table-cell office:value-type="float" office:value="99.6773" calcext:value-type="float">
            <text:p>9.97E+01</text:p>
          </table:table-cell>
          <table:table-cell table:formula="of:=[.C2990]+0.2" office:value-type="float" office:value="597.799999999999" calcext:value-type="float">
            <text:p>597.799999999999</text:p>
          </table:table-cell>
        </table:table-row>
        <table:table-row table:style-name="ro1">
          <table:table-cell office:value-type="float" office:value="199.298" calcext:value-type="float">
            <text:p>1.99E+02</text:p>
          </table:table-cell>
          <table:table-cell office:value-type="float" office:value="99.688" calcext:value-type="float">
            <text:p>9.97E+01</text:p>
          </table:table-cell>
          <table:table-cell table:formula="of:=[.C2991]+0.2" office:value-type="float" office:value="597.999999999999" calcext:value-type="float">
            <text:p>597.999999999999</text:p>
          </table:table-cell>
        </table:table-row>
        <table:table-row table:style-name="ro1">
          <table:table-cell office:value-type="float" office:value="199.322" calcext:value-type="float">
            <text:p>1.99E+02</text:p>
          </table:table-cell>
          <table:table-cell office:value-type="float" office:value="99.6986" calcext:value-type="float">
            <text:p>9.97E+01</text:p>
          </table:table-cell>
          <table:table-cell table:formula="of:=[.C2992]+0.2" office:value-type="float" office:value="598.199999999999" calcext:value-type="float">
            <text:p>598.199999999999</text:p>
          </table:table-cell>
        </table:table-row>
        <table:table-row table:style-name="ro1">
          <table:table-cell office:value-type="float" office:value="199.346" calcext:value-type="float">
            <text:p>1.99E+02</text:p>
          </table:table-cell>
          <table:table-cell office:value-type="float" office:value="99.7093" calcext:value-type="float">
            <text:p>9.97E+01</text:p>
          </table:table-cell>
          <table:table-cell table:formula="of:=[.C2993]+0.2" office:value-type="float" office:value="598.399999999999" calcext:value-type="float">
            <text:p>598.399999999999</text:p>
          </table:table-cell>
        </table:table-row>
        <table:table-row table:style-name="ro1">
          <table:table-cell office:value-type="float" office:value="199.37" calcext:value-type="float">
            <text:p>1.99E+02</text:p>
          </table:table-cell>
          <table:table-cell office:value-type="float" office:value="99.7199" calcext:value-type="float">
            <text:p>9.97E+01</text:p>
          </table:table-cell>
          <table:table-cell table:formula="of:=[.C2994]+0.2" office:value-type="float" office:value="598.599999999999" calcext:value-type="float">
            <text:p>598.599999999999</text:p>
          </table:table-cell>
        </table:table-row>
        <table:table-row table:style-name="ro1">
          <table:table-cell office:value-type="float" office:value="199.393" calcext:value-type="float">
            <text:p>1.99E+02</text:p>
          </table:table-cell>
          <table:table-cell office:value-type="float" office:value="99.7305" calcext:value-type="float">
            <text:p>9.97E+01</text:p>
          </table:table-cell>
          <table:table-cell table:formula="of:=[.C2995]+0.2" office:value-type="float" office:value="598.799999999999" calcext:value-type="float">
            <text:p>598.799999999999</text:p>
          </table:table-cell>
        </table:table-row>
        <table:table-row table:style-name="ro1">
          <table:table-cell office:value-type="float" office:value="199.417" calcext:value-type="float">
            <text:p>1.99E+02</text:p>
          </table:table-cell>
          <table:table-cell office:value-type="float" office:value="99.7411" calcext:value-type="float">
            <text:p>9.97E+01</text:p>
          </table:table-cell>
          <table:table-cell table:formula="of:=[.C2996]+0.2" office:value-type="float" office:value="598.999999999999" calcext:value-type="float">
            <text:p>598.999999999999</text:p>
          </table:table-cell>
        </table:table-row>
        <table:table-row table:style-name="ro1">
          <table:table-cell office:value-type="float" office:value="199.441" calcext:value-type="float">
            <text:p>1.99E+02</text:p>
          </table:table-cell>
          <table:table-cell office:value-type="float" office:value="99.7516" calcext:value-type="float">
            <text:p>9.98E+01</text:p>
          </table:table-cell>
          <table:table-cell table:formula="of:=[.C2997]+0.2" office:value-type="float" office:value="599.199999999999" calcext:value-type="float">
            <text:p>599.199999999999</text:p>
          </table:table-cell>
        </table:table-row>
        <table:table-row table:style-name="ro1">
          <table:table-cell office:value-type="float" office:value="199.465" calcext:value-type="float">
            <text:p>1.99E+02</text:p>
          </table:table-cell>
          <table:table-cell office:value-type="float" office:value="99.7622" calcext:value-type="float">
            <text:p>9.98E+01</text:p>
          </table:table-cell>
          <table:table-cell table:formula="of:=[.C2998]+0.2" office:value-type="float" office:value="599.399999999999" calcext:value-type="float">
            <text:p>599.399999999999</text:p>
          </table:table-cell>
        </table:table-row>
        <table:table-row table:style-name="ro1">
          <table:table-cell office:value-type="float" office:value="199.488" calcext:value-type="float">
            <text:p>1.99E+02</text:p>
          </table:table-cell>
          <table:table-cell office:value-type="float" office:value="99.7727" calcext:value-type="float">
            <text:p>9.98E+01</text:p>
          </table:table-cell>
          <table:table-cell table:formula="of:=[.C2999]+0.2" office:value-type="float" office:value="599.599999999999" calcext:value-type="float">
            <text:p>599.599999999999</text:p>
          </table:table-cell>
        </table:table-row>
        <table:table-row table:style-name="ro1">
          <table:table-cell office:value-type="float" office:value="199.512" calcext:value-type="float">
            <text:p>2.00E+02</text:p>
          </table:table-cell>
          <table:table-cell office:value-type="float" office:value="99.7832" calcext:value-type="float">
            <text:p>9.98E+01</text:p>
          </table:table-cell>
          <table:table-cell table:formula="of:=[.C3000]+0.2" office:value-type="float" office:value="599.799999999999" calcext:value-type="float">
            <text:p>599.799999999999</text:p>
          </table:table-cell>
        </table:table-row>
        <table:table-row table:style-name="ro1">
          <table:table-cell office:value-type="float" office:value="199.536" calcext:value-type="float">
            <text:p>2.00E+02</text:p>
          </table:table-cell>
          <table:table-cell office:value-type="float" office:value="99.7937" calcext:value-type="float">
            <text:p>9.98E+01</text:p>
          </table:table-cell>
          <table:table-cell table:formula="of:=[.C3001]+0.2" office:value-type="float" office:value="600" calcext:value-type="float">
            <text:p>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22:48:09.952469050</meta:creation-date>
    <dc:date>2024-04-16T23:10:05.278368908</dc:date>
    <meta:editing-duration>PT1M35S</meta:editing-duration>
    <meta:editing-cycles>1</meta:editing-cycles>
    <meta:document-statistic meta:table-count="1" meta:cell-count="9006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bottom" svg:x="5.861cm" svg:y="8.401cm" style:legend-expansion="wide" chart:style-name="ch2"/>
        <chart:plot-area chart:style-name="ch3" table:cell-range-address="Sheet1.A1:Sheet1.B1 Sheet1.A2:Sheet1.C3002" chart:data-source-has-labels="row" svg:x="1.331cm" svg:y="0.18cm" svg:width="14.349cm" svg:height="6.876cm">
          <chart:coordinate-region svg:x="3.064cm" svg:y="0.379cm" svg:width="12.336cm" svg:height="6.03cm"/>
          <chart:axis chart:dimension="x" chart:name="primary-x" chart:style-name="ch4">
            <chart:title svg:x="7.958cm" svg:y="7.236cm" chart:style-name="ch5">
              <text:p>time(s)</text:p>
            </chart:title>
          </chart:axis>
          <chart:axis chart:dimension="y" chart:name="primary-y" chart:style-name="ch6">
            <chart:title svg:x="0.451cm" svg:y="4.826cm" chart:style-name="ch7">
              <text:p>Temperature(C)</text:p>
            </chart:title>
            <chart:grid chart:style-name="ch8" chart:class="major"/>
          </chart:axis>
          <chart:series chart:style-name="ch9" chart:values-cell-range-address="Sheet1.B2:Sheet1.B3002" chart:label-cell-address="Sheet1.B1:Sheet1.B1" chart:class="chart:scatter">
            <chart:domain table:cell-range-address="Sheet1.C2:Sheet1.C3002"/>
            <chart:data-point chart:repeated="3001"/>
          </chart:series>
          <chart:series chart:style-name="ch10" chart:values-cell-range-address="Sheet1.A2:Sheet1.A3002" chart:label-cell-address="Sheet1.A1:Sheet1.A1" chart:class="chart:scatter">
            <chart:data-point chart:repeated="30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100C</text:p>
                <draw:g>
                  <svg:desc>Sheet1.B1:Sheet1.B1</svg:desc>
                </draw:g>
              </table:table-cell>
              <table:table-cell office:value-type="string">
                <text:p>T200C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3002</svg:desc>
                </draw:g>
              </table:table-cell>
              <table:table-cell office:value-type="float" office:value="20">
                <text:p>20</text:p>
                <draw:g>
                  <svg:desc>Sheet1.B2:Sheet1.B3002</svg:desc>
                </draw:g>
              </table:table-cell>
              <table:table-cell office:value-type="float" office:value="20">
                <text:p>20</text:p>
                <draw:g>
                  <svg:desc>Sheet1.A2:Sheet1.A3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">
                <text:p>1.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">
                <text:p>1.6</text:p>
              </table:table-cell>
              <table:table-cell office:value-type="float" office:value="20.0273">
                <text:p>20.0273</text:p>
              </table:table-cell>
              <table:table-cell office:value-type="float" office:value="20.0615">
                <text:p>20.06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20.0606">
                <text:p>20.0606</text:p>
              </table:table-cell>
              <table:table-cell office:value-type="float" office:value="20.1364">
                <text:p>20.13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0.073">
                <text:p>20.073</text:p>
              </table:table-cell>
              <table:table-cell office:value-type="float" office:value="20.1642">
                <text:p>20.16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">
                <text:p>2.2</text:p>
              </table:table-cell>
              <table:table-cell office:value-type="float" office:value="20.086">
                <text:p>20.086</text:p>
              </table:table-cell>
              <table:table-cell office:value-type="float" office:value="20.1934">
                <text:p>20.19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">
                <text:p>2.4</text:p>
              </table:table-cell>
              <table:table-cell office:value-type="float" office:value="20.0996">
                <text:p>20.0996</text:p>
              </table:table-cell>
              <table:table-cell office:value-type="float" office:value="20.2241">
                <text:p>20.22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">
                <text:p>2.6</text:p>
              </table:table-cell>
              <table:table-cell office:value-type="float" office:value="20.1139">
                <text:p>20.1139</text:p>
              </table:table-cell>
              <table:table-cell office:value-type="float" office:value="20.2563">
                <text:p>20.25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">
                <text:p>2.8</text:p>
              </table:table-cell>
              <table:table-cell office:value-type="float" office:value="20.1289">
                <text:p>20.1289</text:p>
              </table:table-cell>
              <table:table-cell office:value-type="float" office:value="20.2899">
                <text:p>20.28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20.1444">
                <text:p>20.1444</text:p>
              </table:table-cell>
              <table:table-cell office:value-type="float" office:value="20.325">
                <text:p>20.3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">
                <text:p>3.2</text:p>
              </table:table-cell>
              <table:table-cell office:value-type="float" office:value="20.1607">
                <text:p>20.1607</text:p>
              </table:table-cell>
              <table:table-cell office:value-type="float" office:value="20.3615">
                <text:p>20.36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">
                <text:p>3.4</text:p>
              </table:table-cell>
              <table:table-cell office:value-type="float" office:value="20.1775">
                <text:p>20.1775</text:p>
              </table:table-cell>
              <table:table-cell office:value-type="float" office:value="20.3994">
                <text:p>20.39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">
                <text:p>3.6</text:p>
              </table:table-cell>
              <table:table-cell office:value-type="float" office:value="20.195">
                <text:p>20.195</text:p>
              </table:table-cell>
              <table:table-cell office:value-type="float" office:value="20.4387">
                <text:p>20.43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">
                <text:p>3.8</text:p>
              </table:table-cell>
              <table:table-cell office:value-type="float" office:value="20.2131">
                <text:p>20.2131</text:p>
              </table:table-cell>
              <table:table-cell office:value-type="float" office:value="20.4795">
                <text:p>20.47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0.2319">
                <text:p>20.2319</text:p>
              </table:table-cell>
              <table:table-cell office:value-type="float" office:value="20.5217">
                <text:p>20.52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2">
                <text:p>4.2</text:p>
              </table:table-cell>
              <table:table-cell office:value-type="float" office:value="20.2513">
                <text:p>20.2513</text:p>
              </table:table-cell>
              <table:table-cell office:value-type="float" office:value="20.5653">
                <text:p>20.56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4">
                <text:p>4.4</text:p>
              </table:table-cell>
              <table:table-cell office:value-type="float" office:value="20.2713">
                <text:p>20.2713</text:p>
              </table:table-cell>
              <table:table-cell office:value-type="float" office:value="20.6104">
                <text:p>20.61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6">
                <text:p>4.6</text:p>
              </table:table-cell>
              <table:table-cell office:value-type="float" office:value="20.292">
                <text:p>20.292</text:p>
              </table:table-cell>
              <table:table-cell office:value-type="float" office:value="20.6569">
                <text:p>20.65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8">
                <text:p>4.8</text:p>
              </table:table-cell>
              <table:table-cell office:value-type="float" office:value="20.3132">
                <text:p>20.3132</text:p>
              </table:table-cell>
              <table:table-cell office:value-type="float" office:value="20.7048">
                <text:p>20.70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20.3352">
                <text:p>20.3352</text:p>
              </table:table-cell>
              <table:table-cell office:value-type="float" office:value="20.7541">
                <text:p>20.75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2">
                <text:p>5.2</text:p>
              </table:table-cell>
              <table:table-cell office:value-type="float" office:value="20.3577">
                <text:p>20.3577</text:p>
              </table:table-cell>
              <table:table-cell office:value-type="float" office:value="20.8048">
                <text:p>20.80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4">
                <text:p>5.4</text:p>
              </table:table-cell>
              <table:table-cell office:value-type="float" office:value="20.3809">
                <text:p>20.3809</text:p>
              </table:table-cell>
              <table:table-cell office:value-type="float" office:value="20.8569">
                <text:p>20.85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6">
                <text:p>5.6</text:p>
              </table:table-cell>
              <table:table-cell office:value-type="float" office:value="20.4047">
                <text:p>20.4047</text:p>
              </table:table-cell>
              <table:table-cell office:value-type="float" office:value="20.9105">
                <text:p>20.91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8">
                <text:p>5.8</text:p>
              </table:table-cell>
              <table:table-cell office:value-type="float" office:value="20.4291">
                <text:p>20.4291</text:p>
              </table:table-cell>
              <table:table-cell office:value-type="float" office:value="20.9654">
                <text:p>20.96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20.4541">
                <text:p>20.4541</text:p>
              </table:table-cell>
              <table:table-cell office:value-type="float" office:value="21.0217">
                <text:p>21.02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2">
                <text:p>6.2</text:p>
              </table:table-cell>
              <table:table-cell office:value-type="float" office:value="20.4797">
                <text:p>20.4797</text:p>
              </table:table-cell>
              <table:table-cell office:value-type="float" office:value="21.0794">
                <text:p>21.07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">
                <text:p>6.4</text:p>
              </table:table-cell>
              <table:table-cell office:value-type="float" office:value="20.506">
                <text:p>20.506</text:p>
              </table:table-cell>
              <table:table-cell office:value-type="float" office:value="21.1385">
                <text:p>21.13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6">
                <text:p>6.6</text:p>
              </table:table-cell>
              <table:table-cell office:value-type="float" office:value="20.5329">
                <text:p>20.5329</text:p>
              </table:table-cell>
              <table:table-cell office:value-type="float" office:value="21.199">
                <text:p>21.1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8">
                <text:p>6.8</text:p>
              </table:table-cell>
              <table:table-cell office:value-type="float" office:value="20.5604">
                <text:p>20.5604</text:p>
              </table:table-cell>
              <table:table-cell office:value-type="float" office:value="21.2608">
                <text:p>21.26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20.5885">
                <text:p>20.5885</text:p>
              </table:table-cell>
              <table:table-cell office:value-type="float" office:value="21.3241">
                <text:p>21.32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2">
                <text:p>7.2</text:p>
              </table:table-cell>
              <table:table-cell office:value-type="float" office:value="20.6172">
                <text:p>20.6172</text:p>
              </table:table-cell>
              <table:table-cell office:value-type="float" office:value="21.3887">
                <text:p>21.38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4">
                <text:p>7.4</text:p>
              </table:table-cell>
              <table:table-cell office:value-type="float" office:value="20.6465">
                <text:p>20.6465</text:p>
              </table:table-cell>
              <table:table-cell office:value-type="float" office:value="21.4547">
                <text:p>21.45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6">
                <text:p>7.6</text:p>
              </table:table-cell>
              <table:table-cell office:value-type="float" office:value="20.6765">
                <text:p>20.6765</text:p>
              </table:table-cell>
              <table:table-cell office:value-type="float" office:value="21.522">
                <text:p>21.5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8">
                <text:p>7.8</text:p>
              </table:table-cell>
              <table:table-cell office:value-type="float" office:value="20.707">
                <text:p>20.707</text:p>
              </table:table-cell>
              <table:table-cell office:value-type="float" office:value="21.5908">
                <text:p>21.59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20.7382">
                <text:p>20.7382</text:p>
              </table:table-cell>
              <table:table-cell office:value-type="float" office:value="21.6608">
                <text:p>21.66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2">
                <text:p>8.2</text:p>
              </table:table-cell>
              <table:table-cell office:value-type="float" office:value="20.7699">
                <text:p>20.7699</text:p>
              </table:table-cell>
              <table:table-cell office:value-type="float" office:value="21.7323">
                <text:p>21.73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4">
                <text:p>8.4</text:p>
              </table:table-cell>
              <table:table-cell office:value-type="float" office:value="20.8023">
                <text:p>20.8023</text:p>
              </table:table-cell>
              <table:table-cell office:value-type="float" office:value="21.8051">
                <text:p>21.80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6">
                <text:p>8.6</text:p>
              </table:table-cell>
              <table:table-cell office:value-type="float" office:value="20.8352">
                <text:p>20.8352</text:p>
              </table:table-cell>
              <table:table-cell office:value-type="float" office:value="21.8792">
                <text:p>21.87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8">
                <text:p>8.8</text:p>
              </table:table-cell>
              <table:table-cell office:value-type="float" office:value="20.8688">
                <text:p>20.8688</text:p>
              </table:table-cell>
              <table:table-cell office:value-type="float" office:value="21.9547">
                <text:p>21.95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">
                <text:p>9</text:p>
              </table:table-cell>
              <table:table-cell office:value-type="float" office:value="20.9029">
                <text:p>20.9029</text:p>
              </table:table-cell>
              <table:table-cell office:value-type="float" office:value="22.0315">
                <text:p>22.03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2">
                <text:p>9.2</text:p>
              </table:table-cell>
              <table:table-cell office:value-type="float" office:value="20.9377">
                <text:p>20.9377</text:p>
              </table:table-cell>
              <table:table-cell office:value-type="float" office:value="22.1097">
                <text:p>22.10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4">
                <text:p>9.4</text:p>
              </table:table-cell>
              <table:table-cell office:value-type="float" office:value="20.973">
                <text:p>20.973</text:p>
              </table:table-cell>
              <table:table-cell office:value-type="float" office:value="22.1892">
                <text:p>22.18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6">
                <text:p>9.6</text:p>
              </table:table-cell>
              <table:table-cell office:value-type="float" office:value="21.0089">
                <text:p>21.0089</text:p>
              </table:table-cell>
              <table:table-cell office:value-type="float" office:value="22.2701">
                <text:p>22.27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8">
                <text:p>9.8</text:p>
              </table:table-cell>
              <table:table-cell office:value-type="float" office:value="21.0455">
                <text:p>21.0455</text:p>
              </table:table-cell>
              <table:table-cell office:value-type="float" office:value="22.3523">
                <text:p>22.35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21.0826">
                <text:p>21.0826</text:p>
              </table:table-cell>
              <table:table-cell office:value-type="float" office:value="22.4358">
                <text:p>22.43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2">
                <text:p>10.2</text:p>
              </table:table-cell>
              <table:table-cell office:value-type="float" office:value="21.1203">
                <text:p>21.1203</text:p>
              </table:table-cell>
              <table:table-cell office:value-type="float" office:value="22.5206">
                <text:p>22.52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4">
                <text:p>10.4</text:p>
              </table:table-cell>
              <table:table-cell office:value-type="float" office:value="21.1586">
                <text:p>21.1586</text:p>
              </table:table-cell>
              <table:table-cell office:value-type="float" office:value="22.6067">
                <text:p>22.60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6">
                <text:p>10.6</text:p>
              </table:table-cell>
              <table:table-cell office:value-type="float" office:value="21.1974">
                <text:p>21.1974</text:p>
              </table:table-cell>
              <table:table-cell office:value-type="float" office:value="22.6942">
                <text:p>22.69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8">
                <text:p>10.8</text:p>
              </table:table-cell>
              <table:table-cell office:value-type="float" office:value="21.2369">
                <text:p>21.2369</text:p>
              </table:table-cell>
              <table:table-cell office:value-type="float" office:value="22.783">
                <text:p>22.7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21.2769">
                <text:p>21.2769</text:p>
              </table:table-cell>
              <table:table-cell office:value-type="float" office:value="22.8731">
                <text:p>22.87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2">
                <text:p>11.2</text:p>
              </table:table-cell>
              <table:table-cell office:value-type="float" office:value="21.3172">
                <text:p>21.3172</text:p>
              </table:table-cell>
              <table:table-cell office:value-type="float" office:value="22.9645">
                <text:p>22.96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4">
                <text:p>11.4</text:p>
              </table:table-cell>
              <table:table-cell office:value-type="float" office:value="21.3584">
                <text:p>21.3584</text:p>
              </table:table-cell>
              <table:table-cell office:value-type="float" office:value="23.0572">
                <text:p>23.05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6">
                <text:p>11.6</text:p>
              </table:table-cell>
              <table:table-cell office:value-type="float" office:value="21.4002">
                <text:p>21.4002</text:p>
              </table:table-cell>
              <table:table-cell office:value-type="float" office:value="23.1512">
                <text:p>23.15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8">
                <text:p>11.8</text:p>
              </table:table-cell>
              <table:table-cell office:value-type="float" office:value="21.4425">
                <text:p>21.4425</text:p>
              </table:table-cell>
              <table:table-cell office:value-type="float" office:value="23.2464">
                <text:p>23.24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">
                <text:p>12</text:p>
              </table:table-cell>
              <table:table-cell office:value-type="float" office:value="21.4855">
                <text:p>21.4855</text:p>
              </table:table-cell>
              <table:table-cell office:value-type="float" office:value="23.343">
                <text:p>23.3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2">
                <text:p>12.2</text:p>
              </table:table-cell>
              <table:table-cell office:value-type="float" office:value="21.529">
                <text:p>21.529</text:p>
              </table:table-cell>
              <table:table-cell office:value-type="float" office:value="23.4409">
                <text:p>23.44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4">
                <text:p>12.4</text:p>
              </table:table-cell>
              <table:table-cell office:value-type="float" office:value="21.573">
                <text:p>21.573</text:p>
              </table:table-cell>
              <table:table-cell office:value-type="float" office:value="23.5401">
                <text:p>23.54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6">
                <text:p>12.6</text:p>
              </table:table-cell>
              <table:table-cell office:value-type="float" office:value="21.6177">
                <text:p>21.6177</text:p>
              </table:table-cell>
              <table:table-cell office:value-type="float" office:value="23.6405">
                <text:p>23.64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8">
                <text:p>12.8</text:p>
              </table:table-cell>
              <table:table-cell office:value-type="float" office:value="21.6629">
                <text:p>21.6629</text:p>
              </table:table-cell>
              <table:table-cell office:value-type="float" office:value="23.7422">
                <text:p>23.74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">
                <text:p>13</text:p>
              </table:table-cell>
              <table:table-cell office:value-type="float" office:value="21.7087">
                <text:p>21.7087</text:p>
              </table:table-cell>
              <table:table-cell office:value-type="float" office:value="23.8452">
                <text:p>23.84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2">
                <text:p>13.2</text:p>
              </table:table-cell>
              <table:table-cell office:value-type="float" office:value="21.755">
                <text:p>21.755</text:p>
              </table:table-cell>
              <table:table-cell office:value-type="float" office:value="23.9495">
                <text:p>23.94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4">
                <text:p>13.4</text:p>
              </table:table-cell>
              <table:table-cell office:value-type="float" office:value="21.8019">
                <text:p>21.8019</text:p>
              </table:table-cell>
              <table:table-cell office:value-type="float" office:value="24.055">
                <text:p>24.0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6">
                <text:p>13.6</text:p>
              </table:table-cell>
              <table:table-cell office:value-type="float" office:value="21.8494">
                <text:p>21.8494</text:p>
              </table:table-cell>
              <table:table-cell office:value-type="float" office:value="24.1618">
                <text:p>24.16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8">
                <text:p>13.8</text:p>
              </table:table-cell>
              <table:table-cell office:value-type="float" office:value="21.8974">
                <text:p>21.8974</text:p>
              </table:table-cell>
              <table:table-cell office:value-type="float" office:value="24.2698">
                <text:p>24.26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">
                <text:p>14</text:p>
              </table:table-cell>
              <table:table-cell office:value-type="float" office:value="21.946">
                <text:p>21.946</text:p>
              </table:table-cell>
              <table:table-cell office:value-type="float" office:value="24.3792">
                <text:p>24.37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2">
                <text:p>14.2</text:p>
              </table:table-cell>
              <table:table-cell office:value-type="float" office:value="21.9951">
                <text:p>21.9951</text:p>
              </table:table-cell>
              <table:table-cell office:value-type="float" office:value="24.4897">
                <text:p>24.48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4">
                <text:p>14.4</text:p>
              </table:table-cell>
              <table:table-cell office:value-type="float" office:value="22.0448">
                <text:p>22.0448</text:p>
              </table:table-cell>
              <table:table-cell office:value-type="float" office:value="24.6015">
                <text:p>24.60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6">
                <text:p>14.6</text:p>
              </table:table-cell>
              <table:table-cell office:value-type="float" office:value="22.0951">
                <text:p>22.0951</text:p>
              </table:table-cell>
              <table:table-cell office:value-type="float" office:value="24.7146">
                <text:p>24.71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.8">
                <text:p>14.8</text:p>
              </table:table-cell>
              <table:table-cell office:value-type="float" office:value="22.1459">
                <text:p>22.1459</text:p>
              </table:table-cell>
              <table:table-cell office:value-type="float" office:value="24.8289">
                <text:p>24.82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22.1972">
                <text:p>22.1972</text:p>
              </table:table-cell>
              <table:table-cell office:value-type="float" office:value="24.9445">
                <text:p>24.94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2">
                <text:p>15.2</text:p>
              </table:table-cell>
              <table:table-cell office:value-type="float" office:value="22.2491">
                <text:p>22.2491</text:p>
              </table:table-cell>
              <table:table-cell office:value-type="float" office:value="25.0612">
                <text:p>25.06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4">
                <text:p>15.4</text:p>
              </table:table-cell>
              <table:table-cell office:value-type="float" office:value="22.3016">
                <text:p>22.3016</text:p>
              </table:table-cell>
              <table:table-cell office:value-type="float" office:value="25.1793">
                <text:p>25.17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6">
                <text:p>15.6</text:p>
              </table:table-cell>
              <table:table-cell office:value-type="float" office:value="22.3546">
                <text:p>22.3546</text:p>
              </table:table-cell>
              <table:table-cell office:value-type="float" office:value="25.2985">
                <text:p>25.29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8">
                <text:p>15.8</text:p>
              </table:table-cell>
              <table:table-cell office:value-type="float" office:value="22.4081">
                <text:p>22.4081</text:p>
              </table:table-cell>
              <table:table-cell office:value-type="float" office:value="25.419">
                <text:p>25.4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">
                <text:p>16</text:p>
              </table:table-cell>
              <table:table-cell office:value-type="float" office:value="22.4622">
                <text:p>22.4622</text:p>
              </table:table-cell>
              <table:table-cell office:value-type="float" office:value="25.5407">
                <text:p>25.54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2">
                <text:p>16.2</text:p>
              </table:table-cell>
              <table:table-cell office:value-type="float" office:value="22.5168">
                <text:p>22.5168</text:p>
              </table:table-cell>
              <table:table-cell office:value-type="float" office:value="25.6636">
                <text:p>25.66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4">
                <text:p>16.4</text:p>
              </table:table-cell>
              <table:table-cell office:value-type="float" office:value="22.572">
                <text:p>22.572</text:p>
              </table:table-cell>
              <table:table-cell office:value-type="float" office:value="25.7877">
                <text:p>25.78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6">
                <text:p>16.6</text:p>
              </table:table-cell>
              <table:table-cell office:value-type="float" office:value="22.6277">
                <text:p>22.6277</text:p>
              </table:table-cell>
              <table:table-cell office:value-type="float" office:value="25.913">
                <text:p>25.9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8">
                <text:p>16.8</text:p>
              </table:table-cell>
              <table:table-cell office:value-type="float" office:value="22.6839">
                <text:p>22.6839</text:p>
              </table:table-cell>
              <table:table-cell office:value-type="float" office:value="26.0396">
                <text:p>26.03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">
                <text:p>17</text:p>
              </table:table-cell>
              <table:table-cell office:value-type="float" office:value="22.7407">
                <text:p>22.7407</text:p>
              </table:table-cell>
              <table:table-cell office:value-type="float" office:value="26.1673">
                <text:p>26.16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2">
                <text:p>17.2</text:p>
              </table:table-cell>
              <table:table-cell office:value-type="float" office:value="22.798">
                <text:p>22.798</text:p>
              </table:table-cell>
              <table:table-cell office:value-type="float" office:value="26.2962">
                <text:p>26.29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4">
                <text:p>17.4</text:p>
              </table:table-cell>
              <table:table-cell office:value-type="float" office:value="22.8559">
                <text:p>22.8559</text:p>
              </table:table-cell>
              <table:table-cell office:value-type="float" office:value="26.4264">
                <text:p>26.42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6">
                <text:p>17.6</text:p>
              </table:table-cell>
              <table:table-cell office:value-type="float" office:value="22.9142">
                <text:p>22.9142</text:p>
              </table:table-cell>
              <table:table-cell office:value-type="float" office:value="26.5577">
                <text:p>26.55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.8">
                <text:p>17.8</text:p>
              </table:table-cell>
              <table:table-cell office:value-type="float" office:value="22.9731">
                <text:p>22.9731</text:p>
              </table:table-cell>
              <table:table-cell office:value-type="float" office:value="26.6902">
                <text:p>26.69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">
                <text:p>18</text:p>
              </table:table-cell>
              <table:table-cell office:value-type="float" office:value="23.0326">
                <text:p>23.0326</text:p>
              </table:table-cell>
              <table:table-cell office:value-type="float" office:value="26.824">
                <text:p>26.8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2">
                <text:p>18.2</text:p>
              </table:table-cell>
              <table:table-cell office:value-type="float" office:value="23.0925">
                <text:p>23.0925</text:p>
              </table:table-cell>
              <table:table-cell office:value-type="float" office:value="26.9589">
                <text:p>26.95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4">
                <text:p>18.4</text:p>
              </table:table-cell>
              <table:table-cell office:value-type="float" office:value="23.153">
                <text:p>23.153</text:p>
              </table:table-cell>
              <table:table-cell office:value-type="float" office:value="27.0949">
                <text:p>27.09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.6">
                <text:p>18.6</text:p>
              </table:table-cell>
              <table:table-cell office:value-type="float" office:value="23.214">
                <text:p>23.214</text:p>
              </table:table-cell>
              <table:table-cell office:value-type="float" office:value="27.2322">
                <text:p>27.23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.8">
                <text:p>18.8</text:p>
              </table:table-cell>
              <table:table-cell office:value-type="float" office:value="23.2755">
                <text:p>23.2755</text:p>
              </table:table-cell>
              <table:table-cell office:value-type="float" office:value="27.3706">
                <text:p>27.37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">
                <text:p>19</text:p>
              </table:table-cell>
              <table:table-cell office:value-type="float" office:value="23.3376">
                <text:p>23.3376</text:p>
              </table:table-cell>
              <table:table-cell office:value-type="float" office:value="27.5102">
                <text:p>27.51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2">
                <text:p>19.2</text:p>
              </table:table-cell>
              <table:table-cell office:value-type="float" office:value="23.4001">
                <text:p>23.4001</text:p>
              </table:table-cell>
              <table:table-cell office:value-type="float" office:value="27.6509">
                <text:p>27.65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4">
                <text:p>19.4</text:p>
              </table:table-cell>
              <table:table-cell office:value-type="float" office:value="23.4632">
                <text:p>23.4632</text:p>
              </table:table-cell>
              <table:table-cell office:value-type="float" office:value="27.7928">
                <text:p>27.79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6">
                <text:p>19.6</text:p>
              </table:table-cell>
              <table:table-cell office:value-type="float" office:value="23.5268">
                <text:p>23.5268</text:p>
              </table:table-cell>
              <table:table-cell office:value-type="float" office:value="27.9359">
                <text:p>27.93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8">
                <text:p>19.8</text:p>
              </table:table-cell>
              <table:table-cell office:value-type="float" office:value="23.5909">
                <text:p>23.5909</text:p>
              </table:table-cell>
              <table:table-cell office:value-type="float" office:value="28.0801">
                <text:p>28.08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">
                <text:p>20</text:p>
              </table:table-cell>
              <table:table-cell office:value-type="float" office:value="23.6555">
                <text:p>23.6555</text:p>
              </table:table-cell>
              <table:table-cell office:value-type="float" office:value="28.2255">
                <text:p>28.22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2">
                <text:p>20.2</text:p>
              </table:table-cell>
              <table:table-cell office:value-type="float" office:value="23.7206">
                <text:p>23.7206</text:p>
              </table:table-cell>
              <table:table-cell office:value-type="float" office:value="28.372">
                <text:p>28.3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4">
                <text:p>20.4</text:p>
              </table:table-cell>
              <table:table-cell office:value-type="float" office:value="23.7862">
                <text:p>23.7862</text:p>
              </table:table-cell>
              <table:table-cell office:value-type="float" office:value="28.5197">
                <text:p>28.51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6">
                <text:p>20.6</text:p>
              </table:table-cell>
              <table:table-cell office:value-type="float" office:value="23.8524">
                <text:p>23.8524</text:p>
              </table:table-cell>
              <table:table-cell office:value-type="float" office:value="28.6685">
                <text:p>28.66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.8">
                <text:p>20.8</text:p>
              </table:table-cell>
              <table:table-cell office:value-type="float" office:value="23.919">
                <text:p>23.919</text:p>
              </table:table-cell>
              <table:table-cell office:value-type="float" office:value="28.8184">
                <text:p>28.81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">
                <text:p>21</text:p>
              </table:table-cell>
              <table:table-cell office:value-type="float" office:value="23.9858">
                <text:p>23.9858</text:p>
              </table:table-cell>
              <table:table-cell office:value-type="float" office:value="28.9695">
                <text:p>28.96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2">
                <text:p>21.2</text:p>
              </table:table-cell>
              <table:table-cell office:value-type="float" office:value="24.0535">
                <text:p>24.0535</text:p>
              </table:table-cell>
              <table:table-cell office:value-type="float" office:value="29.1217">
                <text:p>29.12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4">
                <text:p>21.4</text:p>
              </table:table-cell>
              <table:table-cell office:value-type="float" office:value="24.1216">
                <text:p>24.1216</text:p>
              </table:table-cell>
              <table:table-cell office:value-type="float" office:value="29.275">
                <text:p>29.2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6">
                <text:p>21.6</text:p>
              </table:table-cell>
              <table:table-cell office:value-type="float" office:value="24.1899">
                <text:p>24.1899</text:p>
              </table:table-cell>
              <table:table-cell office:value-type="float" office:value="29.4295">
                <text:p>29.42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8">
                <text:p>21.8</text:p>
              </table:table-cell>
              <table:table-cell office:value-type="float" office:value="24.2591">
                <text:p>24.2591</text:p>
              </table:table-cell>
              <table:table-cell office:value-type="float" office:value="29.585">
                <text:p>29.5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">
                <text:p>22</text:p>
              </table:table-cell>
              <table:table-cell office:value-type="float" office:value="24.3287">
                <text:p>24.3287</text:p>
              </table:table-cell>
              <table:table-cell office:value-type="float" office:value="29.7417">
                <text:p>29.74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2">
                <text:p>22.2</text:p>
              </table:table-cell>
              <table:table-cell office:value-type="float" office:value="24.3985">
                <text:p>24.3985</text:p>
              </table:table-cell>
              <table:table-cell office:value-type="float" office:value="29.8995">
                <text:p>29.89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4">
                <text:p>22.4</text:p>
              </table:table-cell>
              <table:table-cell office:value-type="float" office:value="24.4692">
                <text:p>24.4692</text:p>
              </table:table-cell>
              <table:table-cell office:value-type="float" office:value="30.0584">
                <text:p>30.05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6">
                <text:p>22.6</text:p>
              </table:table-cell>
              <table:table-cell office:value-type="float" office:value="24.5403">
                <text:p>24.5403</text:p>
              </table:table-cell>
              <table:table-cell office:value-type="float" office:value="30.2184">
                <text:p>30.21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7999999999999">
                <text:p>22.7999999999999</text:p>
              </table:table-cell>
              <table:table-cell office:value-type="float" office:value="24.6119">
                <text:p>24.6119</text:p>
              </table:table-cell>
              <table:table-cell office:value-type="float" office:value="30.3795">
                <text:p>30.37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9999999999999">
                <text:p>22.9999999999999</text:p>
              </table:table-cell>
              <table:table-cell office:value-type="float" office:value="24.684">
                <text:p>24.684</text:p>
              </table:table-cell>
              <table:table-cell office:value-type="float" office:value="30.5417">
                <text:p>30.54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1999999999999">
                <text:p>23.1999999999999</text:p>
              </table:table-cell>
              <table:table-cell office:value-type="float" office:value="24.7565">
                <text:p>24.7565</text:p>
              </table:table-cell>
              <table:table-cell office:value-type="float" office:value="30.705">
                <text:p>30.7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.3999999999999">
                <text:p>23.3999999999999</text:p>
              </table:table-cell>
              <table:table-cell office:value-type="float" office:value="24.8296">
                <text:p>24.8296</text:p>
              </table:table-cell>
              <table:table-cell office:value-type="float" office:value="30.8693">
                <text:p>30.86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.5999999999999">
                <text:p>23.5999999999999</text:p>
              </table:table-cell>
              <table:table-cell office:value-type="float" office:value="24.9031">
                <text:p>24.9031</text:p>
              </table:table-cell>
              <table:table-cell office:value-type="float" office:value="31.0348">
                <text:p>31.03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.7999999999999">
                <text:p>23.7999999999999</text:p>
              </table:table-cell>
              <table:table-cell office:value-type="float" office:value="24.9771">
                <text:p>24.9771</text:p>
              </table:table-cell>
              <table:table-cell office:value-type="float" office:value="31.2013">
                <text:p>31.20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.9999999999999">
                <text:p>23.9999999999999</text:p>
              </table:table-cell>
              <table:table-cell office:value-type="float" office:value="25.0516">
                <text:p>25.0516</text:p>
              </table:table-cell>
              <table:table-cell office:value-type="float" office:value="31.3689">
                <text:p>31.368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.1999999999999">
                <text:p>24.1999999999999</text:p>
              </table:table-cell>
              <table:table-cell office:value-type="float" office:value="25.1266">
                <text:p>25.1266</text:p>
              </table:table-cell>
              <table:table-cell office:value-type="float" office:value="31.5376">
                <text:p>31.53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3999999999999">
                <text:p>24.3999999999999</text:p>
              </table:table-cell>
              <table:table-cell office:value-type="float" office:value="25.2021">
                <text:p>25.2021</text:p>
              </table:table-cell>
              <table:table-cell office:value-type="float" office:value="31.7074">
                <text:p>31.70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.5999999999999">
                <text:p>24.5999999999999</text:p>
              </table:table-cell>
              <table:table-cell office:value-type="float" office:value="25.278">
                <text:p>25.278</text:p>
              </table:table-cell>
              <table:table-cell office:value-type="float" office:value="31.8782">
                <text:p>31.87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.7999999999999">
                <text:p>24.7999999999999</text:p>
              </table:table-cell>
              <table:table-cell office:value-type="float" office:value="25.3544">
                <text:p>25.3544</text:p>
              </table:table-cell>
              <table:table-cell office:value-type="float" office:value="32.0501">
                <text:p>32.05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.9999999999999">
                <text:p>24.9999999999999</text:p>
              </table:table-cell>
              <table:table-cell office:value-type="float" office:value="25.4313">
                <text:p>25.4313</text:p>
              </table:table-cell>
              <table:table-cell office:value-type="float" office:value="32.223">
                <text:p>32.2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.1999999999999">
                <text:p>25.1999999999999</text:p>
              </table:table-cell>
              <table:table-cell office:value-type="float" office:value="25.5086">
                <text:p>25.5086</text:p>
              </table:table-cell>
              <table:table-cell office:value-type="float" office:value="32.3971">
                <text:p>32.39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.3999999999999">
                <text:p>25.3999999999999</text:p>
              </table:table-cell>
              <table:table-cell office:value-type="float" office:value="25.5864">
                <text:p>25.5864</text:p>
              </table:table-cell>
              <table:table-cell office:value-type="float" office:value="32.5721">
                <text:p>32.57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.5999999999999">
                <text:p>25.5999999999999</text:p>
              </table:table-cell>
              <table:table-cell office:value-type="float" office:value="25.6647">
                <text:p>25.6647</text:p>
              </table:table-cell>
              <table:table-cell office:value-type="float" office:value="32.7482">
                <text:p>32.74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.7999999999999">
                <text:p>25.7999999999999</text:p>
              </table:table-cell>
              <table:table-cell office:value-type="float" office:value="25.7434">
                <text:p>25.7434</text:p>
              </table:table-cell>
              <table:table-cell office:value-type="float" office:value="32.9254">
                <text:p>32.92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5.9999999999999">
                <text:p>25.9999999999999</text:p>
              </table:table-cell>
              <table:table-cell office:value-type="float" office:value="25.8226">
                <text:p>25.8226</text:p>
              </table:table-cell>
              <table:table-cell office:value-type="float" office:value="33.1036">
                <text:p>33.10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.1999999999999">
                <text:p>26.1999999999999</text:p>
              </table:table-cell>
              <table:table-cell office:value-type="float" office:value="25.9023">
                <text:p>25.9023</text:p>
              </table:table-cell>
              <table:table-cell office:value-type="float" office:value="33.2828">
                <text:p>33.28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.3999999999999">
                <text:p>26.3999999999999</text:p>
              </table:table-cell>
              <table:table-cell office:value-type="float" office:value="25.9821">
                <text:p>25.9821</text:p>
              </table:table-cell>
              <table:table-cell office:value-type="float" office:value="33.463">
                <text:p>33.4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.5999999999999">
                <text:p>26.5999999999999</text:p>
              </table:table-cell>
              <table:table-cell office:value-type="float" office:value="26.0627">
                <text:p>26.0627</text:p>
              </table:table-cell>
              <table:table-cell office:value-type="float" office:value="33.6443">
                <text:p>33.64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.7999999999999">
                <text:p>26.7999999999999</text:p>
              </table:table-cell>
              <table:table-cell office:value-type="float" office:value="26.1437">
                <text:p>26.1437</text:p>
              </table:table-cell>
              <table:table-cell office:value-type="float" office:value="33.8267">
                <text:p>33.82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6.9999999999999">
                <text:p>26.9999999999999</text:p>
              </table:table-cell>
              <table:table-cell office:value-type="float" office:value="26.2252">
                <text:p>26.2252</text:p>
              </table:table-cell>
              <table:table-cell office:value-type="float" office:value="34.01">
                <text:p>34.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.1999999999999">
                <text:p>27.1999999999999</text:p>
              </table:table-cell>
              <table:table-cell office:value-type="float" office:value="26.3071">
                <text:p>26.3071</text:p>
              </table:table-cell>
              <table:table-cell office:value-type="float" office:value="34.1944">
                <text:p>34.19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.3999999999999">
                <text:p>27.3999999999999</text:p>
              </table:table-cell>
              <table:table-cell office:value-type="float" office:value="26.3895">
                <text:p>26.3895</text:p>
              </table:table-cell>
              <table:table-cell office:value-type="float" office:value="34.3797">
                <text:p>34.37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.5999999999999">
                <text:p>27.5999999999999</text:p>
              </table:table-cell>
              <table:table-cell office:value-type="float" office:value="26.4724">
                <text:p>26.4724</text:p>
              </table:table-cell>
              <table:table-cell office:value-type="float" office:value="34.5661">
                <text:p>34.56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.7999999999999">
                <text:p>27.7999999999999</text:p>
              </table:table-cell>
              <table:table-cell office:value-type="float" office:value="26.5557">
                <text:p>26.5557</text:p>
              </table:table-cell>
              <table:table-cell office:value-type="float" office:value="34.7535">
                <text:p>34.75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7.9999999999999">
                <text:p>27.9999999999999</text:p>
              </table:table-cell>
              <table:table-cell office:value-type="float" office:value="26.6394">
                <text:p>26.6394</text:p>
              </table:table-cell>
              <table:table-cell office:value-type="float" office:value="34.9419">
                <text:p>34.94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.1999999999999">
                <text:p>28.1999999999999</text:p>
              </table:table-cell>
              <table:table-cell office:value-type="float" office:value="26.7236">
                <text:p>26.7236</text:p>
              </table:table-cell>
              <table:table-cell office:value-type="float" office:value="35.1313">
                <text:p>35.13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.3999999999999">
                <text:p>28.3999999999999</text:p>
              </table:table-cell>
              <table:table-cell office:value-type="float" office:value="26.8082">
                <text:p>26.8082</text:p>
              </table:table-cell>
              <table:table-cell office:value-type="float" office:value="35.3217">
                <text:p>35.32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.5999999999999">
                <text:p>28.5999999999999</text:p>
              </table:table-cell>
              <table:table-cell office:value-type="float" office:value="26.8933">
                <text:p>26.8933</text:p>
              </table:table-cell>
              <table:table-cell office:value-type="float" office:value="35.5131">
                <text:p>35.51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.7999999999999">
                <text:p>28.7999999999999</text:p>
              </table:table-cell>
              <table:table-cell office:value-type="float" office:value="26.9788">
                <text:p>26.9788</text:p>
              </table:table-cell>
              <table:table-cell office:value-type="float" office:value="35.7055">
                <text:p>35.70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.9999999999999">
                <text:p>28.9999999999999</text:p>
              </table:table-cell>
              <table:table-cell office:value-type="float" office:value="27.0647">
                <text:p>27.0647</text:p>
              </table:table-cell>
              <table:table-cell office:value-type="float" office:value="35.8989">
                <text:p>35.89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.1999999999999">
                <text:p>29.1999999999999</text:p>
              </table:table-cell>
              <table:table-cell office:value-type="float" office:value="27.1511">
                <text:p>27.1511</text:p>
              </table:table-cell>
              <table:table-cell office:value-type="float" office:value="36.0932">
                <text:p>36.09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.3999999999999">
                <text:p>29.3999999999999</text:p>
              </table:table-cell>
              <table:table-cell office:value-type="float" office:value="27.2379">
                <text:p>27.2379</text:p>
              </table:table-cell>
              <table:table-cell office:value-type="float" office:value="36.2885">
                <text:p>36.28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.5999999999999">
                <text:p>29.5999999999999</text:p>
              </table:table-cell>
              <table:table-cell office:value-type="float" office:value="27.3252">
                <text:p>27.3252</text:p>
              </table:table-cell>
              <table:table-cell office:value-type="float" office:value="36.4849">
                <text:p>36.48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.7999999999999">
                <text:p>29.7999999999999</text:p>
              </table:table-cell>
              <table:table-cell office:value-type="float" office:value="27.4129">
                <text:p>27.4129</text:p>
              </table:table-cell>
              <table:table-cell office:value-type="float" office:value="36.6821">
                <text:p>36.68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.9999999999999">
                <text:p>29.9999999999999</text:p>
              </table:table-cell>
              <table:table-cell office:value-type="float" office:value="27.501">
                <text:p>27.501</text:p>
              </table:table-cell>
              <table:table-cell office:value-type="float" office:value="36.8804">
                <text:p>36.88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.1999999999999">
                <text:p>30.1999999999999</text:p>
              </table:table-cell>
              <table:table-cell office:value-type="float" office:value="27.5895">
                <text:p>27.5895</text:p>
              </table:table-cell>
              <table:table-cell office:value-type="float" office:value="37.0796">
                <text:p>37.07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.3999999999999">
                <text:p>30.3999999999999</text:p>
              </table:table-cell>
              <table:table-cell office:value-type="float" office:value="27.6785">
                <text:p>27.6785</text:p>
              </table:table-cell>
              <table:table-cell office:value-type="float" office:value="37.2797">
                <text:p>37.27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.5999999999999">
                <text:p>30.5999999999999</text:p>
              </table:table-cell>
              <table:table-cell office:value-type="float" office:value="27.7679">
                <text:p>27.7679</text:p>
              </table:table-cell>
              <table:table-cell office:value-type="float" office:value="37.4809">
                <text:p>37.48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.7999999999999">
                <text:p>30.7999999999999</text:p>
              </table:table-cell>
              <table:table-cell office:value-type="float" office:value="27.8577">
                <text:p>27.8577</text:p>
              </table:table-cell>
              <table:table-cell office:value-type="float" office:value="37.6829">
                <text:p>37.68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.9999999999999">
                <text:p>30.9999999999999</text:p>
              </table:table-cell>
              <table:table-cell office:value-type="float" office:value="27.9479">
                <text:p>27.9479</text:p>
              </table:table-cell>
              <table:table-cell office:value-type="float" office:value="37.886">
                <text:p>37.88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.1999999999999">
                <text:p>31.1999999999999</text:p>
              </table:table-cell>
              <table:table-cell office:value-type="float" office:value="28.0386">
                <text:p>28.0386</text:p>
              </table:table-cell>
              <table:table-cell office:value-type="float" office:value="38.0899">
                <text:p>38.08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.3999999999999">
                <text:p>31.3999999999999</text:p>
              </table:table-cell>
              <table:table-cell office:value-type="float" office:value="28.1297">
                <text:p>28.1297</text:p>
              </table:table-cell>
              <table:table-cell office:value-type="float" office:value="38.2949">
                <text:p>38.29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.5999999999999">
                <text:p>31.5999999999999</text:p>
              </table:table-cell>
              <table:table-cell office:value-type="float" office:value="28.2211">
                <text:p>28.2211</text:p>
              </table:table-cell>
              <table:table-cell office:value-type="float" office:value="38.5007">
                <text:p>38.50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.7999999999999">
                <text:p>31.7999999999999</text:p>
              </table:table-cell>
              <table:table-cell office:value-type="float" office:value="28.3131">
                <text:p>28.3131</text:p>
              </table:table-cell>
              <table:table-cell office:value-type="float" office:value="38.7075">
                <text:p>38.70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1.9999999999999">
                <text:p>31.9999999999999</text:p>
              </table:table-cell>
              <table:table-cell office:value-type="float" office:value="28.4054">
                <text:p>28.4054</text:p>
              </table:table-cell>
              <table:table-cell office:value-type="float" office:value="38.9152">
                <text:p>38.91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.1999999999999">
                <text:p>32.1999999999999</text:p>
              </table:table-cell>
              <table:table-cell office:value-type="float" office:value="28.4981">
                <text:p>28.4981</text:p>
              </table:table-cell>
              <table:table-cell office:value-type="float" office:value="39.1239">
                <text:p>39.12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.3999999999999">
                <text:p>32.3999999999999</text:p>
              </table:table-cell>
              <table:table-cell office:value-type="float" office:value="28.5913">
                <text:p>28.5913</text:p>
              </table:table-cell>
              <table:table-cell office:value-type="float" office:value="39.3334">
                <text:p>39.33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.5999999999999">
                <text:p>32.5999999999999</text:p>
              </table:table-cell>
              <table:table-cell office:value-type="float" office:value="28.6848">
                <text:p>28.6848</text:p>
              </table:table-cell>
              <table:table-cell office:value-type="float" office:value="39.5439">
                <text:p>39.54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.7999999999999">
                <text:p>32.7999999999999</text:p>
              </table:table-cell>
              <table:table-cell office:value-type="float" office:value="28.7785">
                <text:p>28.7785</text:p>
              </table:table-cell>
              <table:table-cell office:value-type="float" office:value="39.7553">
                <text:p>39.755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2.9999999999999">
                <text:p>32.9999999999999</text:p>
              </table:table-cell>
              <table:table-cell office:value-type="float" office:value="28.8728">
                <text:p>28.8728</text:p>
              </table:table-cell>
              <table:table-cell office:value-type="float" office:value="39.9677">
                <text:p>39.96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.1999999999999">
                <text:p>33.1999999999999</text:p>
              </table:table-cell>
              <table:table-cell office:value-type="float" office:value="28.9676">
                <text:p>28.9676</text:p>
              </table:table-cell>
              <table:table-cell office:value-type="float" office:value="40.1809">
                <text:p>40.18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.3999999999999">
                <text:p>33.3999999999999</text:p>
              </table:table-cell>
              <table:table-cell office:value-type="float" office:value="29.0628">
                <text:p>29.0628</text:p>
              </table:table-cell>
              <table:table-cell office:value-type="float" office:value="40.395">
                <text:p>40.3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.5999999999999">
                <text:p>33.5999999999999</text:p>
              </table:table-cell>
              <table:table-cell office:value-type="float" office:value="29.1581">
                <text:p>29.1581</text:p>
              </table:table-cell>
              <table:table-cell office:value-type="float" office:value="40.6101">
                <text:p>40.61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.7999999999999">
                <text:p>33.7999999999999</text:p>
              </table:table-cell>
              <table:table-cell office:value-type="float" office:value="29.254">
                <text:p>29.254</text:p>
              </table:table-cell>
              <table:table-cell office:value-type="float" office:value="40.826">
                <text:p>40.8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3.9999999999999">
                <text:p>33.9999999999999</text:p>
              </table:table-cell>
              <table:table-cell office:value-type="float" office:value="29.3504">
                <text:p>29.3504</text:p>
              </table:table-cell>
              <table:table-cell office:value-type="float" office:value="41.0428">
                <text:p>41.04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.1999999999999">
                <text:p>34.1999999999999</text:p>
              </table:table-cell>
              <table:table-cell office:value-type="float" office:value="29.4472">
                <text:p>29.4472</text:p>
              </table:table-cell>
              <table:table-cell office:value-type="float" office:value="41.2605">
                <text:p>41.26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.3999999999999">
                <text:p>34.3999999999999</text:p>
              </table:table-cell>
              <table:table-cell office:value-type="float" office:value="29.5441">
                <text:p>29.5441</text:p>
              </table:table-cell>
              <table:table-cell office:value-type="float" office:value="41.4791">
                <text:p>41.47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.5999999999999">
                <text:p>34.5999999999999</text:p>
              </table:table-cell>
              <table:table-cell office:value-type="float" office:value="29.6413">
                <text:p>29.6413</text:p>
              </table:table-cell>
              <table:table-cell office:value-type="float" office:value="41.6986">
                <text:p>41.69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.8">
                <text:p>34.8</text:p>
              </table:table-cell>
              <table:table-cell office:value-type="float" office:value="29.7393">
                <text:p>29.7393</text:p>
              </table:table-cell>
              <table:table-cell office:value-type="float" office:value="41.919">
                <text:p>41.9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">
                <text:p>35</text:p>
              </table:table-cell>
              <table:table-cell office:value-type="float" office:value="29.8376">
                <text:p>29.8376</text:p>
              </table:table-cell>
              <table:table-cell office:value-type="float" office:value="42.1402">
                <text:p>42.14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.2">
                <text:p>35.2</text:p>
              </table:table-cell>
              <table:table-cell office:value-type="float" office:value="29.9363">
                <text:p>29.9363</text:p>
              </table:table-cell>
              <table:table-cell office:value-type="float" office:value="42.3623">
                <text:p>42.36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.4">
                <text:p>35.4</text:p>
              </table:table-cell>
              <table:table-cell office:value-type="float" office:value="30.0354">
                <text:p>30.0354</text:p>
              </table:table-cell>
              <table:table-cell office:value-type="float" office:value="42.5853">
                <text:p>42.58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.6">
                <text:p>35.6</text:p>
              </table:table-cell>
              <table:table-cell office:value-type="float" office:value="30.1349">
                <text:p>30.1349</text:p>
              </table:table-cell>
              <table:table-cell office:value-type="float" office:value="42.8092">
                <text:p>42.80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.8">
                <text:p>35.8</text:p>
              </table:table-cell>
              <table:table-cell office:value-type="float" office:value="30.2348">
                <text:p>30.2348</text:p>
              </table:table-cell>
              <table:table-cell office:value-type="float" office:value="43.0339">
                <text:p>43.03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">
                <text:p>36</text:p>
              </table:table-cell>
              <table:table-cell office:value-type="float" office:value="30.3351">
                <text:p>30.3351</text:p>
              </table:table-cell>
              <table:table-cell office:value-type="float" office:value="43.2594">
                <text:p>43.25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.2">
                <text:p>36.2</text:p>
              </table:table-cell>
              <table:table-cell office:value-type="float" office:value="30.4357">
                <text:p>30.4357</text:p>
              </table:table-cell>
              <table:table-cell office:value-type="float" office:value="43.4859">
                <text:p>43.485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.4">
                <text:p>36.4</text:p>
              </table:table-cell>
              <table:table-cell office:value-type="float" office:value="30.5367">
                <text:p>30.5367</text:p>
              </table:table-cell>
              <table:table-cell office:value-type="float" office:value="43.7131">
                <text:p>43.71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.6">
                <text:p>36.6</text:p>
              </table:table-cell>
              <table:table-cell office:value-type="float" office:value="30.6381">
                <text:p>30.6381</text:p>
              </table:table-cell>
              <table:table-cell office:value-type="float" office:value="43.9412">
                <text:p>43.94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.8">
                <text:p>36.8</text:p>
              </table:table-cell>
              <table:table-cell office:value-type="float" office:value="30.7399">
                <text:p>30.7399</text:p>
              </table:table-cell>
              <table:table-cell office:value-type="float" office:value="44.1702">
                <text:p>44.17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">
                <text:p>37</text:p>
              </table:table-cell>
              <table:table-cell office:value-type="float" office:value="30.842">
                <text:p>30.842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.2">
                <text:p>37.2</text:p>
              </table:table-cell>
              <table:table-cell office:value-type="float" office:value="30.9445">
                <text:p>30.9445</text:p>
              </table:table-cell>
              <table:table-cell office:value-type="float" office:value="44.6306">
                <text:p>44.63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.4">
                <text:p>37.4</text:p>
              </table:table-cell>
              <table:table-cell office:value-type="float" office:value="31.0474">
                <text:p>31.0474</text:p>
              </table:table-cell>
              <table:table-cell office:value-type="float" office:value="44.8621">
                <text:p>44.86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.6">
                <text:p>37.6</text:p>
              </table:table-cell>
              <table:table-cell office:value-type="float" office:value="31.1506">
                <text:p>31.1506</text:p>
              </table:table-cell>
              <table:table-cell office:value-type="float" office:value="45.0944">
                <text:p>45.09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.8">
                <text:p>37.8</text:p>
              </table:table-cell>
              <table:table-cell office:value-type="float" office:value="31.2542">
                <text:p>31.2542</text:p>
              </table:table-cell>
              <table:table-cell office:value-type="float" office:value="45.3275">
                <text:p>45.32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">
                <text:p>38</text:p>
              </table:table-cell>
              <table:table-cell office:value-type="float" office:value="31.3582">
                <text:p>31.3582</text:p>
              </table:table-cell>
              <table:table-cell office:value-type="float" office:value="45.5614">
                <text:p>45.56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.2">
                <text:p>38.2</text:p>
              </table:table-cell>
              <table:table-cell office:value-type="float" office:value="31.4626">
                <text:p>31.4626</text:p>
              </table:table-cell>
              <table:table-cell office:value-type="float" office:value="45.7962">
                <text:p>45.79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.4">
                <text:p>38.4</text:p>
              </table:table-cell>
              <table:table-cell office:value-type="float" office:value="31.5673">
                <text:p>31.5673</text:p>
              </table:table-cell>
              <table:table-cell office:value-type="float" office:value="46.0318">
                <text:p>46.03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.6">
                <text:p>38.6</text:p>
              </table:table-cell>
              <table:table-cell office:value-type="float" office:value="31.6723">
                <text:p>31.6723</text:p>
              </table:table-cell>
              <table:table-cell office:value-type="float" office:value="46.2681">
                <text:p>46.268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.8">
                <text:p>38.8</text:p>
              </table:table-cell>
              <table:table-cell office:value-type="float" office:value="31.7778">
                <text:p>31.7778</text:p>
              </table:table-cell>
              <table:table-cell office:value-type="float" office:value="46.5053">
                <text:p>46.50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">
                <text:p>39</text:p>
              </table:table-cell>
              <table:table-cell office:value-type="float" office:value="31.8835">
                <text:p>31.8835</text:p>
              </table:table-cell>
              <table:table-cell office:value-type="float" office:value="46.7433">
                <text:p>46.74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.2">
                <text:p>39.2</text:p>
              </table:table-cell>
              <table:table-cell office:value-type="float" office:value="31.9897">
                <text:p>31.9897</text:p>
              </table:table-cell>
              <table:table-cell office:value-type="float" office:value="46.9821">
                <text:p>46.98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.4">
                <text:p>39.4</text:p>
              </table:table-cell>
              <table:table-cell office:value-type="float" office:value="32.0961">
                <text:p>32.0961</text:p>
              </table:table-cell>
              <table:table-cell office:value-type="float" office:value="47.2217">
                <text:p>47.22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.6">
                <text:p>39.6</text:p>
              </table:table-cell>
              <table:table-cell office:value-type="float" office:value="32.203">
                <text:p>32.203</text:p>
              </table:table-cell>
              <table:table-cell office:value-type="float" office:value="47.462">
                <text:p>47.4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.8">
                <text:p>39.8</text:p>
              </table:table-cell>
              <table:table-cell office:value-type="float" office:value="32.3102">
                <text:p>32.3102</text:p>
              </table:table-cell>
              <table:table-cell office:value-type="float" office:value="47.7032">
                <text:p>47.70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">
                <text:p>40</text:p>
              </table:table-cell>
              <table:table-cell office:value-type="float" office:value="32.4177">
                <text:p>32.4177</text:p>
              </table:table-cell>
              <table:table-cell office:value-type="float" office:value="47.9451">
                <text:p>47.94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.2">
                <text:p>40.2</text:p>
              </table:table-cell>
              <table:table-cell office:value-type="float" office:value="32.5256">
                <text:p>32.5256</text:p>
              </table:table-cell>
              <table:table-cell office:value-type="float" office:value="48.1879">
                <text:p>48.18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.4">
                <text:p>40.4</text:p>
              </table:table-cell>
              <table:table-cell office:value-type="float" office:value="32.6338">
                <text:p>32.6338</text:p>
              </table:table-cell>
              <table:table-cell office:value-type="float" office:value="48.4314">
                <text:p>48.43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.6">
                <text:p>40.6</text:p>
              </table:table-cell>
              <table:table-cell office:value-type="float" office:value="32.7424">
                <text:p>32.7424</text:p>
              </table:table-cell>
              <table:table-cell office:value-type="float" office:value="48.6756">
                <text:p>48.67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.8">
                <text:p>40.8</text:p>
              </table:table-cell>
              <table:table-cell office:value-type="float" office:value="32.8513">
                <text:p>32.8513</text:p>
              </table:table-cell>
              <table:table-cell office:value-type="float" office:value="48.9207">
                <text:p>48.920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">
                <text:p>41</text:p>
              </table:table-cell>
              <table:table-cell office:value-type="float" office:value="32.9606">
                <text:p>32.9606</text:p>
              </table:table-cell>
              <table:table-cell office:value-type="float" office:value="49.1665">
                <text:p>49.166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.2">
                <text:p>41.2</text:p>
              </table:table-cell>
              <table:table-cell office:value-type="float" office:value="33.0701">
                <text:p>33.0701</text:p>
              </table:table-cell>
              <table:table-cell office:value-type="float" office:value="49.4131">
                <text:p>49.413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.4000000000001">
                <text:p>41.4000000000001</text:p>
              </table:table-cell>
              <table:table-cell office:value-type="float" office:value="33.1801">
                <text:p>33.1801</text:p>
              </table:table-cell>
              <table:table-cell office:value-type="float" office:value="49.6604">
                <text:p>49.66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.6000000000001">
                <text:p>41.6000000000001</text:p>
              </table:table-cell>
              <table:table-cell office:value-type="float" office:value="33.2903">
                <text:p>33.2903</text:p>
              </table:table-cell>
              <table:table-cell office:value-type="float" office:value="49.9085">
                <text:p>49.908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1.8000000000001">
                <text:p>41.8000000000001</text:p>
              </table:table-cell>
              <table:table-cell office:value-type="float" office:value="33.4009">
                <text:p>33.4009</text:p>
              </table:table-cell>
              <table:table-cell office:value-type="float" office:value="50.1573">
                <text:p>50.157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.0000000000001">
                <text:p>42.0000000000001</text:p>
              </table:table-cell>
              <table:table-cell office:value-type="float" office:value="33.5119">
                <text:p>33.5119</text:p>
              </table:table-cell>
              <table:table-cell office:value-type="float" office:value="50.4069">
                <text:p>50.406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.2000000000001">
                <text:p>42.2000000000001</text:p>
              </table:table-cell>
              <table:table-cell office:value-type="float" office:value="33.6231">
                <text:p>33.6231</text:p>
              </table:table-cell>
              <table:table-cell office:value-type="float" office:value="50.6572">
                <text:p>50.65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.4000000000001">
                <text:p>42.4000000000001</text:p>
              </table:table-cell>
              <table:table-cell office:value-type="float" office:value="33.7347">
                <text:p>33.7347</text:p>
              </table:table-cell>
              <table:table-cell office:value-type="float" office:value="50.9083">
                <text:p>50.908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.6000000000001">
                <text:p>42.6000000000001</text:p>
              </table:table-cell>
              <table:table-cell office:value-type="float" office:value="33.8466">
                <text:p>33.8466</text:p>
              </table:table-cell>
              <table:table-cell office:value-type="float" office:value="51.1601">
                <text:p>51.16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.8000000000001">
                <text:p>42.8000000000001</text:p>
              </table:table-cell>
              <table:table-cell office:value-type="float" office:value="33.9589">
                <text:p>33.9589</text:p>
              </table:table-cell>
              <table:table-cell office:value-type="float" office:value="51.4126">
                <text:p>51.41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.0000000000001">
                <text:p>43.0000000000001</text:p>
              </table:table-cell>
              <table:table-cell office:value-type="float" office:value="34.0714">
                <text:p>34.0714</text:p>
              </table:table-cell>
              <table:table-cell office:value-type="float" office:value="51.6659">
                <text:p>51.665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.2000000000001">
                <text:p>43.2000000000001</text:p>
              </table:table-cell>
              <table:table-cell office:value-type="float" office:value="34.1843">
                <text:p>34.1843</text:p>
              </table:table-cell>
              <table:table-cell office:value-type="float" office:value="51.9198">
                <text:p>51.91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.4000000000001">
                <text:p>43.4000000000001</text:p>
              </table:table-cell>
              <table:table-cell office:value-type="float" office:value="34.2975">
                <text:p>34.2975</text:p>
              </table:table-cell>
              <table:table-cell office:value-type="float" office:value="52.1746">
                <text:p>52.174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.6000000000001">
                <text:p>43.6000000000001</text:p>
              </table:table-cell>
              <table:table-cell office:value-type="float" office:value="34.4111">
                <text:p>34.4111</text:p>
              </table:table-cell>
              <table:table-cell office:value-type="float" office:value="52.43">
                <text:p>52.4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3.8000000000001">
                <text:p>43.8000000000001</text:p>
              </table:table-cell>
              <table:table-cell office:value-type="float" office:value="34.5249">
                <text:p>34.5249</text:p>
              </table:table-cell>
              <table:table-cell office:value-type="float" office:value="52.6861">
                <text:p>52.686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.0000000000001">
                <text:p>44.0000000000001</text:p>
              </table:table-cell>
              <table:table-cell office:value-type="float" office:value="34.6391">
                <text:p>34.6391</text:p>
              </table:table-cell>
              <table:table-cell office:value-type="float" office:value="52.943">
                <text:p>52.9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.2000000000001">
                <text:p>44.2000000000001</text:p>
              </table:table-cell>
              <table:table-cell office:value-type="float" office:value="34.7536">
                <text:p>34.7536</text:p>
              </table:table-cell>
              <table:table-cell office:value-type="float" office:value="53.2005">
                <text:p>53.20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.4000000000001">
                <text:p>44.4000000000001</text:p>
              </table:table-cell>
              <table:table-cell office:value-type="float" office:value="34.8684">
                <text:p>34.8684</text:p>
              </table:table-cell>
              <table:table-cell office:value-type="float" office:value="53.4588">
                <text:p>53.45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.6000000000001">
                <text:p>44.6000000000001</text:p>
              </table:table-cell>
              <table:table-cell office:value-type="float" office:value="34.9835">
                <text:p>34.9835</text:p>
              </table:table-cell>
              <table:table-cell office:value-type="float" office:value="53.7178">
                <text:p>53.717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.8000000000001">
                <text:p>44.8000000000001</text:p>
              </table:table-cell>
              <table:table-cell office:value-type="float" office:value="35.0989">
                <text:p>35.0989</text:p>
              </table:table-cell>
              <table:table-cell office:value-type="float" office:value="53.9774">
                <text:p>53.977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.0000000000001">
                <text:p>45.0000000000001</text:p>
              </table:table-cell>
              <table:table-cell office:value-type="float" office:value="35.2146">
                <text:p>35.2146</text:p>
              </table:table-cell>
              <table:table-cell office:value-type="float" office:value="54.2378">
                <text:p>54.237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.2000000000001">
                <text:p>45.2000000000001</text:p>
              </table:table-cell>
              <table:table-cell office:value-type="float" office:value="35.3306">
                <text:p>35.3306</text:p>
              </table:table-cell>
              <table:table-cell office:value-type="float" office:value="54.4988">
                <text:p>54.49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.4000000000001">
                <text:p>45.4000000000001</text:p>
              </table:table-cell>
              <table:table-cell office:value-type="float" office:value="35.4469">
                <text:p>35.4469</text:p>
              </table:table-cell>
              <table:table-cell office:value-type="float" office:value="54.7606">
                <text:p>54.760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.6000000000001">
                <text:p>45.6000000000001</text:p>
              </table:table-cell>
              <table:table-cell office:value-type="float" office:value="35.5636">
                <text:p>35.5636</text:p>
              </table:table-cell>
              <table:table-cell office:value-type="float" office:value="55.023">
                <text:p>55.0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.8000000000001">
                <text:p>45.8000000000001</text:p>
              </table:table-cell>
              <table:table-cell office:value-type="float" office:value="35.6805">
                <text:p>35.6805</text:p>
              </table:table-cell>
              <table:table-cell office:value-type="float" office:value="55.2861">
                <text:p>55.28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.0000000000001">
                <text:p>46.0000000000001</text:p>
              </table:table-cell>
              <table:table-cell office:value-type="float" office:value="35.7977">
                <text:p>35.7977</text:p>
              </table:table-cell>
              <table:table-cell office:value-type="float" office:value="55.5498">
                <text:p>55.54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.2000000000001">
                <text:p>46.2000000000001</text:p>
              </table:table-cell>
              <table:table-cell office:value-type="float" office:value="35.9153">
                <text:p>35.9153</text:p>
              </table:table-cell>
              <table:table-cell office:value-type="float" office:value="55.8143">
                <text:p>55.814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.4000000000001">
                <text:p>46.4000000000001</text:p>
              </table:table-cell>
              <table:table-cell office:value-type="float" office:value="36.0331">
                <text:p>36.0331</text:p>
              </table:table-cell>
              <table:table-cell office:value-type="float" office:value="56.0794">
                <text:p>56.079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.6000000000001">
                <text:p>46.6000000000001</text:p>
              </table:table-cell>
              <table:table-cell office:value-type="float" office:value="36.1512">
                <text:p>36.1512</text:p>
              </table:table-cell>
              <table:table-cell office:value-type="float" office:value="56.3451">
                <text:p>56.345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6.8000000000001">
                <text:p>46.8000000000001</text:p>
              </table:table-cell>
              <table:table-cell office:value-type="float" office:value="36.2696">
                <text:p>36.2696</text:p>
              </table:table-cell>
              <table:table-cell office:value-type="float" office:value="56.6115">
                <text:p>56.61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.0000000000001">
                <text:p>47.0000000000001</text:p>
              </table:table-cell>
              <table:table-cell office:value-type="float" office:value="36.3884">
                <text:p>36.3884</text:p>
              </table:table-cell>
              <table:table-cell office:value-type="float" office:value="56.8786">
                <text:p>56.878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.2000000000001">
                <text:p>47.2000000000001</text:p>
              </table:table-cell>
              <table:table-cell office:value-type="float" office:value="36.5074">
                <text:p>36.5074</text:p>
              </table:table-cell>
              <table:table-cell office:value-type="float" office:value="57.1464">
                <text:p>57.14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.4000000000001">
                <text:p>47.4000000000001</text:p>
              </table:table-cell>
              <table:table-cell office:value-type="float" office:value="36.6266">
                <text:p>36.6266</text:p>
              </table:table-cell>
              <table:table-cell office:value-type="float" office:value="57.4147">
                <text:p>57.414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.6000000000001">
                <text:p>47.6000000000001</text:p>
              </table:table-cell>
              <table:table-cell office:value-type="float" office:value="36.7462">
                <text:p>36.7462</text:p>
              </table:table-cell>
              <table:table-cell office:value-type="float" office:value="57.6838">
                <text:p>57.683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7.8000000000001">
                <text:p>47.8000000000001</text:p>
              </table:table-cell>
              <table:table-cell office:value-type="float" office:value="36.8661">
                <text:p>36.8661</text:p>
              </table:table-cell>
              <table:table-cell office:value-type="float" office:value="57.9535">
                <text:p>57.95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.0000000000001">
                <text:p>48.0000000000001</text:p>
              </table:table-cell>
              <table:table-cell office:value-type="float" office:value="36.9862">
                <text:p>36.9862</text:p>
              </table:table-cell>
              <table:table-cell office:value-type="float" office:value="58.2238">
                <text:p>58.22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.2000000000001">
                <text:p>48.2000000000001</text:p>
              </table:table-cell>
              <table:table-cell office:value-type="float" office:value="37.1067">
                <text:p>37.1067</text:p>
              </table:table-cell>
              <table:table-cell office:value-type="float" office:value="58.4947">
                <text:p>58.49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.4000000000002">
                <text:p>48.4000000000002</text:p>
              </table:table-cell>
              <table:table-cell office:value-type="float" office:value="37.2274">
                <text:p>37.2274</text:p>
              </table:table-cell>
              <table:table-cell office:value-type="float" office:value="58.7663">
                <text:p>58.76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.6000000000002">
                <text:p>48.6000000000002</text:p>
              </table:table-cell>
              <table:table-cell office:value-type="float" office:value="37.3484">
                <text:p>37.3484</text:p>
              </table:table-cell>
              <table:table-cell office:value-type="float" office:value="59.0385">
                <text:p>59.038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8.8000000000002">
                <text:p>48.8000000000002</text:p>
              </table:table-cell>
              <table:table-cell office:value-type="float" office:value="37.4696">
                <text:p>37.4696</text:p>
              </table:table-cell>
              <table:table-cell office:value-type="float" office:value="59.3113">
                <text:p>59.311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.0000000000002">
                <text:p>49.0000000000002</text:p>
              </table:table-cell>
              <table:table-cell office:value-type="float" office:value="37.5911">
                <text:p>37.5911</text:p>
              </table:table-cell>
              <table:table-cell office:value-type="float" office:value="59.5848">
                <text:p>59.58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.2000000000002">
                <text:p>49.2000000000002</text:p>
              </table:table-cell>
              <table:table-cell office:value-type="float" office:value="37.713">
                <text:p>37.713</text:p>
              </table:table-cell>
              <table:table-cell office:value-type="float" office:value="59.8588">
                <text:p>59.85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.4000000000002">
                <text:p>49.4000000000002</text:p>
              </table:table-cell>
              <table:table-cell office:value-type="float" office:value="37.835">
                <text:p>37.835</text:p>
              </table:table-cell>
              <table:table-cell office:value-type="float" office:value="60.1335">
                <text:p>60.13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.6000000000002">
                <text:p>49.6000000000002</text:p>
              </table:table-cell>
              <table:table-cell office:value-type="float" office:value="37.9574">
                <text:p>37.9574</text:p>
              </table:table-cell>
              <table:table-cell office:value-type="float" office:value="60.4088">
                <text:p>60.40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.8000000000002">
                <text:p>49.8000000000002</text:p>
              </table:table-cell>
              <table:table-cell office:value-type="float" office:value="38.08">
                <text:p>38.08</text:p>
              </table:table-cell>
              <table:table-cell office:value-type="float" office:value="60.6847">
                <text:p>60.684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.0000000000002">
                <text:p>50.0000000000002</text:p>
              </table:table-cell>
              <table:table-cell office:value-type="float" office:value="38.2029">
                <text:p>38.2029</text:p>
              </table:table-cell>
              <table:table-cell office:value-type="float" office:value="60.9612">
                <text:p>60.96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.2000000000002">
                <text:p>50.2000000000002</text:p>
              </table:table-cell>
              <table:table-cell office:value-type="float" office:value="38.3261">
                <text:p>38.3261</text:p>
              </table:table-cell>
              <table:table-cell office:value-type="float" office:value="61.2383">
                <text:p>61.238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.4000000000002">
                <text:p>50.4000000000002</text:p>
              </table:table-cell>
              <table:table-cell office:value-type="float" office:value="38.4495">
                <text:p>38.4495</text:p>
              </table:table-cell>
              <table:table-cell office:value-type="float" office:value="61.516">
                <text:p>61.5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.6000000000002">
                <text:p>50.6000000000002</text:p>
              </table:table-cell>
              <table:table-cell office:value-type="float" office:value="38.5732">
                <text:p>38.5732</text:p>
              </table:table-cell>
              <table:table-cell office:value-type="float" office:value="61.7943">
                <text:p>61.794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0.8000000000002">
                <text:p>50.8000000000002</text:p>
              </table:table-cell>
              <table:table-cell office:value-type="float" office:value="38.6972">
                <text:p>38.6972</text:p>
              </table:table-cell>
              <table:table-cell office:value-type="float" office:value="62.0732">
                <text:p>62.073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.0000000000002">
                <text:p>51.0000000000002</text:p>
              </table:table-cell>
              <table:table-cell office:value-type="float" office:value="38.8214">
                <text:p>38.8214</text:p>
              </table:table-cell>
              <table:table-cell office:value-type="float" office:value="62.3526">
                <text:p>62.352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.2000000000002">
                <text:p>51.2000000000002</text:p>
              </table:table-cell>
              <table:table-cell office:value-type="float" office:value="38.9458">
                <text:p>38.9458</text:p>
              </table:table-cell>
              <table:table-cell office:value-type="float" office:value="62.6327">
                <text:p>62.632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.4000000000002">
                <text:p>51.4000000000002</text:p>
              </table:table-cell>
              <table:table-cell office:value-type="float" office:value="39.0706">
                <text:p>39.0706</text:p>
              </table:table-cell>
              <table:table-cell office:value-type="float" office:value="62.9133">
                <text:p>62.91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.6000000000002">
                <text:p>51.6000000000002</text:p>
              </table:table-cell>
              <table:table-cell office:value-type="float" office:value="39.1955">
                <text:p>39.1955</text:p>
              </table:table-cell>
              <table:table-cell office:value-type="float" office:value="63.1945">
                <text:p>63.194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1.8000000000002">
                <text:p>51.8000000000002</text:p>
              </table:table-cell>
              <table:table-cell office:value-type="float" office:value="39.3205">
                <text:p>39.3205</text:p>
              </table:table-cell>
              <table:table-cell office:value-type="float" office:value="63.4762">
                <text:p>63.476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.0000000000002">
                <text:p>52.0000000000002</text:p>
              </table:table-cell>
              <table:table-cell office:value-type="float" office:value="39.446">
                <text:p>39.446</text:p>
              </table:table-cell>
              <table:table-cell office:value-type="float" office:value="63.7586">
                <text:p>63.758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.2000000000002">
                <text:p>52.2000000000002</text:p>
              </table:table-cell>
              <table:table-cell office:value-type="float" office:value="39.5717">
                <text:p>39.5717</text:p>
              </table:table-cell>
              <table:table-cell office:value-type="float" office:value="64.0415">
                <text:p>64.04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.4000000000002">
                <text:p>52.4000000000002</text:p>
              </table:table-cell>
              <table:table-cell office:value-type="float" office:value="39.6977">
                <text:p>39.6977</text:p>
              </table:table-cell>
              <table:table-cell office:value-type="float" office:value="64.3249">
                <text:p>64.324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.6000000000002">
                <text:p>52.6000000000002</text:p>
              </table:table-cell>
              <table:table-cell office:value-type="float" office:value="39.824">
                <text:p>39.824</text:p>
              </table:table-cell>
              <table:table-cell office:value-type="float" office:value="64.6089">
                <text:p>64.608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2.8000000000002">
                <text:p>52.8000000000002</text:p>
              </table:table-cell>
              <table:table-cell office:value-type="float" office:value="39.9504">
                <text:p>39.9504</text:p>
              </table:table-cell>
              <table:table-cell office:value-type="float" office:value="64.8935">
                <text:p>64.893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.0000000000002">
                <text:p>53.0000000000002</text:p>
              </table:table-cell>
              <table:table-cell office:value-type="float" office:value="40.0772">
                <text:p>40.0772</text:p>
              </table:table-cell>
              <table:table-cell office:value-type="float" office:value="65.1786">
                <text:p>65.178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.2000000000002">
                <text:p>53.2000000000002</text:p>
              </table:table-cell>
              <table:table-cell office:value-type="float" office:value="40.2041">
                <text:p>40.2041</text:p>
              </table:table-cell>
              <table:table-cell office:value-type="float" office:value="65.4642">
                <text:p>65.464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.4000000000002">
                <text:p>53.4000000000002</text:p>
              </table:table-cell>
              <table:table-cell office:value-type="float" office:value="40.3313">
                <text:p>40.3313</text:p>
              </table:table-cell>
              <table:table-cell office:value-type="float" office:value="65.7504">
                <text:p>65.750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.6000000000002">
                <text:p>53.6000000000002</text:p>
              </table:table-cell>
              <table:table-cell office:value-type="float" office:value="40.4588">
                <text:p>40.4588</text:p>
              </table:table-cell>
              <table:table-cell office:value-type="float" office:value="66.0372">
                <text:p>66.037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3.8000000000002">
                <text:p>53.8000000000002</text:p>
              </table:table-cell>
              <table:table-cell office:value-type="float" office:value="40.5865">
                <text:p>40.5865</text:p>
              </table:table-cell>
              <table:table-cell office:value-type="float" office:value="66.3245">
                <text:p>66.32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.0000000000002">
                <text:p>54.0000000000002</text:p>
              </table:table-cell>
              <table:table-cell office:value-type="float" office:value="40.7144">
                <text:p>40.7144</text:p>
              </table:table-cell>
              <table:table-cell office:value-type="float" office:value="66.6123">
                <text:p>66.612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.2000000000002">
                <text:p>54.2000000000002</text:p>
              </table:table-cell>
              <table:table-cell office:value-type="float" office:value="40.8425">
                <text:p>40.8425</text:p>
              </table:table-cell>
              <table:table-cell office:value-type="float" office:value="66.9006">
                <text:p>66.90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.4000000000002">
                <text:p>54.4000000000002</text:p>
              </table:table-cell>
              <table:table-cell office:value-type="float" office:value="40.9709">
                <text:p>40.9709</text:p>
              </table:table-cell>
              <table:table-cell office:value-type="float" office:value="67.1894">
                <text:p>67.189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.6000000000002">
                <text:p>54.6000000000002</text:p>
              </table:table-cell>
              <table:table-cell office:value-type="float" office:value="41.0996">
                <text:p>41.0996</text:p>
              </table:table-cell>
              <table:table-cell office:value-type="float" office:value="67.4788">
                <text:p>67.478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4.8000000000002">
                <text:p>54.8000000000002</text:p>
              </table:table-cell>
              <table:table-cell office:value-type="float" office:value="41.2284">
                <text:p>41.2284</text:p>
              </table:table-cell>
              <table:table-cell office:value-type="float" office:value="67.7687">
                <text:p>67.768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.0000000000002">
                <text:p>55.0000000000002</text:p>
              </table:table-cell>
              <table:table-cell office:value-type="float" office:value="41.3575">
                <text:p>41.3575</text:p>
              </table:table-cell>
              <table:table-cell office:value-type="float" office:value="68.0591">
                <text:p>68.05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.2000000000002">
                <text:p>55.2000000000002</text:p>
              </table:table-cell>
              <table:table-cell office:value-type="float" office:value="41.4868">
                <text:p>41.4868</text:p>
              </table:table-cell>
              <table:table-cell office:value-type="float" office:value="68.35">
                <text:p>68.3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.4000000000003">
                <text:p>55.4000000000003</text:p>
              </table:table-cell>
              <table:table-cell office:value-type="float" office:value="41.6163">
                <text:p>41.6163</text:p>
              </table:table-cell>
              <table:table-cell office:value-type="float" office:value="68.6415">
                <text:p>68.641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.6000000000003">
                <text:p>55.6000000000003</text:p>
              </table:table-cell>
              <table:table-cell office:value-type="float" office:value="41.7461">
                <text:p>41.7461</text:p>
              </table:table-cell>
              <table:table-cell office:value-type="float" office:value="68.9334">
                <text:p>68.93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5.8000000000003">
                <text:p>55.8000000000003</text:p>
              </table:table-cell>
              <table:table-cell office:value-type="float" office:value="41.876">
                <text:p>41.876</text:p>
              </table:table-cell>
              <table:table-cell office:value-type="float" office:value="69.2258">
                <text:p>69.225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.0000000000003">
                <text:p>56.0000000000003</text:p>
              </table:table-cell>
              <table:table-cell office:value-type="float" office:value="42.0062">
                <text:p>42.0062</text:p>
              </table:table-cell>
              <table:table-cell office:value-type="float" office:value="69.5188">
                <text:p>69.518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.2000000000003">
                <text:p>56.2000000000003</text:p>
              </table:table-cell>
              <table:table-cell office:value-type="float" office:value="42.1367">
                <text:p>42.1367</text:p>
              </table:table-cell>
              <table:table-cell office:value-type="float" office:value="69.8122">
                <text:p>69.812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.4000000000003">
                <text:p>56.4000000000003</text:p>
              </table:table-cell>
              <table:table-cell office:value-type="float" office:value="42.2673">
                <text:p>42.2673</text:p>
              </table:table-cell>
              <table:table-cell office:value-type="float" office:value="70.1061">
                <text:p>70.106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.6000000000003">
                <text:p>56.6000000000003</text:p>
              </table:table-cell>
              <table:table-cell office:value-type="float" office:value="42.3981">
                <text:p>42.3981</text:p>
              </table:table-cell>
              <table:table-cell office:value-type="float" office:value="70.4005">
                <text:p>70.400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6.8000000000003">
                <text:p>56.8000000000003</text:p>
              </table:table-cell>
              <table:table-cell office:value-type="float" office:value="42.5292">
                <text:p>42.5292</text:p>
              </table:table-cell>
              <table:table-cell office:value-type="float" office:value="70.6954">
                <text:p>70.695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.0000000000003">
                <text:p>57.0000000000003</text:p>
              </table:table-cell>
              <table:table-cell office:value-type="float" office:value="42.6605">
                <text:p>42.6605</text:p>
              </table:table-cell>
              <table:table-cell office:value-type="float" office:value="70.9907">
                <text:p>70.990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.2000000000003">
                <text:p>57.2000000000003</text:p>
              </table:table-cell>
              <table:table-cell office:value-type="float" office:value="42.792">
                <text:p>42.792</text:p>
              </table:table-cell>
              <table:table-cell office:value-type="float" office:value="71.2865">
                <text:p>71.286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.4000000000003">
                <text:p>57.4000000000003</text:p>
              </table:table-cell>
              <table:table-cell office:value-type="float" office:value="42.9237">
                <text:p>42.9237</text:p>
              </table:table-cell>
              <table:table-cell office:value-type="float" office:value="71.5828">
                <text:p>71.582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.6000000000003">
                <text:p>57.6000000000003</text:p>
              </table:table-cell>
              <table:table-cell office:value-type="float" office:value="43.0553">
                <text:p>43.0553</text:p>
              </table:table-cell>
              <table:table-cell office:value-type="float" office:value="71.8796">
                <text:p>71.87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.8000000000003">
                <text:p>57.8000000000003</text:p>
              </table:table-cell>
              <table:table-cell office:value-type="float" office:value="43.1874">
                <text:p>43.1874</text:p>
              </table:table-cell>
              <table:table-cell office:value-type="float" office:value="72.1768">
                <text:p>72.176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.0000000000003">
                <text:p>58.0000000000003</text:p>
              </table:table-cell>
              <table:table-cell office:value-type="float" office:value="43.3198">
                <text:p>43.3198</text:p>
              </table:table-cell>
              <table:table-cell office:value-type="float" office:value="72.4745">
                <text:p>72.474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.2000000000003">
                <text:p>58.2000000000003</text:p>
              </table:table-cell>
              <table:table-cell office:value-type="float" office:value="43.4523">
                <text:p>43.4523</text:p>
              </table:table-cell>
              <table:table-cell office:value-type="float" office:value="72.7727">
                <text:p>72.772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.4000000000003">
                <text:p>58.4000000000003</text:p>
              </table:table-cell>
              <table:table-cell office:value-type="float" office:value="43.585">
                <text:p>43.585</text:p>
              </table:table-cell>
              <table:table-cell office:value-type="float" office:value="73.0713">
                <text:p>73.07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.6000000000003">
                <text:p>58.6000000000003</text:p>
              </table:table-cell>
              <table:table-cell office:value-type="float" office:value="43.7179">
                <text:p>43.7179</text:p>
              </table:table-cell>
              <table:table-cell office:value-type="float" office:value="73.3704">
                <text:p>73.370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8.8000000000003">
                <text:p>58.8000000000003</text:p>
              </table:table-cell>
              <table:table-cell office:value-type="float" office:value="43.851">
                <text:p>43.851</text:p>
              </table:table-cell>
              <table:table-cell office:value-type="float" office:value="73.6699">
                <text:p>73.669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.0000000000003">
                <text:p>59.0000000000003</text:p>
              </table:table-cell>
              <table:table-cell office:value-type="float" office:value="43.9844">
                <text:p>43.9844</text:p>
              </table:table-cell>
              <table:table-cell office:value-type="float" office:value="73.9698">
                <text:p>73.969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.2000000000003">
                <text:p>59.2000000000003</text:p>
              </table:table-cell>
              <table:table-cell office:value-type="float" office:value="44.1179">
                <text:p>44.1179</text:p>
              </table:table-cell>
              <table:table-cell office:value-type="float" office:value="74.2702">
                <text:p>74.27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.4000000000003">
                <text:p>59.4000000000003</text:p>
              </table:table-cell>
              <table:table-cell office:value-type="float" office:value="44.2516">
                <text:p>44.2516</text:p>
              </table:table-cell>
              <table:table-cell office:value-type="float" office:value="74.5711">
                <text:p>74.571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.6000000000003">
                <text:p>59.6000000000003</text:p>
              </table:table-cell>
              <table:table-cell office:value-type="float" office:value="44.3855">
                <text:p>44.3855</text:p>
              </table:table-cell>
              <table:table-cell office:value-type="float" office:value="74.8723">
                <text:p>74.872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.8000000000003">
                <text:p>59.8000000000003</text:p>
              </table:table-cell>
              <table:table-cell office:value-type="float" office:value="44.5196">
                <text:p>44.5196</text:p>
              </table:table-cell>
              <table:table-cell office:value-type="float" office:value="75.174">
                <text:p>75.17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.0000000000003">
                <text:p>60.0000000000003</text:p>
              </table:table-cell>
              <table:table-cell office:value-type="float" office:value="44.6539">
                <text:p>44.6539</text:p>
              </table:table-cell>
              <table:table-cell office:value-type="float" office:value="75.4761">
                <text:p>75.476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.2000000000003">
                <text:p>60.2000000000003</text:p>
              </table:table-cell>
              <table:table-cell office:value-type="float" office:value="44.7883">
                <text:p>44.7883</text:p>
              </table:table-cell>
              <table:table-cell office:value-type="float" office:value="75.7787">
                <text:p>75.778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.4000000000003">
                <text:p>60.4000000000003</text:p>
              </table:table-cell>
              <table:table-cell office:value-type="float" office:value="44.923">
                <text:p>44.923</text:p>
              </table:table-cell>
              <table:table-cell office:value-type="float" office:value="76.0817">
                <text:p>76.081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.6000000000003">
                <text:p>60.6000000000003</text:p>
              </table:table-cell>
              <table:table-cell office:value-type="float" office:value="45.0578">
                <text:p>45.0578</text:p>
              </table:table-cell>
              <table:table-cell office:value-type="float" office:value="76.385">
                <text:p>76.38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0.8000000000003">
                <text:p>60.8000000000003</text:p>
              </table:table-cell>
              <table:table-cell office:value-type="float" office:value="45.1929">
                <text:p>45.1929</text:p>
              </table:table-cell>
              <table:table-cell office:value-type="float" office:value="76.6888">
                <text:p>76.68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.0000000000003">
                <text:p>61.0000000000003</text:p>
              </table:table-cell>
              <table:table-cell office:value-type="float" office:value="45.3281">
                <text:p>45.3281</text:p>
              </table:table-cell>
              <table:table-cell office:value-type="float" office:value="76.993">
                <text:p>76.99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.2000000000003">
                <text:p>61.2000000000003</text:p>
              </table:table-cell>
              <table:table-cell office:value-type="float" office:value="45.4635">
                <text:p>45.4635</text:p>
              </table:table-cell>
              <table:table-cell office:value-type="float" office:value="77.2977">
                <text:p>77.297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.4000000000003">
                <text:p>61.4000000000003</text:p>
              </table:table-cell>
              <table:table-cell office:value-type="float" office:value="45.599">
                <text:p>45.599</text:p>
              </table:table-cell>
              <table:table-cell office:value-type="float" office:value="77.6027">
                <text:p>77.602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.6000000000003">
                <text:p>61.6000000000003</text:p>
              </table:table-cell>
              <table:table-cell office:value-type="float" office:value="45.7348">
                <text:p>45.7348</text:p>
              </table:table-cell>
              <table:table-cell office:value-type="float" office:value="77.9081">
                <text:p>77.908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1.8000000000003">
                <text:p>61.8000000000003</text:p>
              </table:table-cell>
              <table:table-cell office:value-type="float" office:value="45.8707">
                <text:p>45.8707</text:p>
              </table:table-cell>
              <table:table-cell office:value-type="float" office:value="78.2139">
                <text:p>78.213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.0000000000003">
                <text:p>62.0000000000003</text:p>
              </table:table-cell>
              <table:table-cell office:value-type="float" office:value="46.0068">
                <text:p>46.0068</text:p>
              </table:table-cell>
              <table:table-cell office:value-type="float" office:value="78.5201">
                <text:p>78.520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.2000000000003">
                <text:p>62.2000000000003</text:p>
              </table:table-cell>
              <table:table-cell office:value-type="float" office:value="46.1431">
                <text:p>46.1431</text:p>
              </table:table-cell>
              <table:table-cell office:value-type="float" office:value="78.8267">
                <text:p>78.82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.4000000000004">
                <text:p>62.4000000000004</text:p>
              </table:table-cell>
              <table:table-cell office:value-type="float" office:value="46.2795">
                <text:p>46.2795</text:p>
              </table:table-cell>
              <table:table-cell office:value-type="float" office:value="79.1337">
                <text:p>79.133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.6000000000004">
                <text:p>62.6000000000004</text:p>
              </table:table-cell>
              <table:table-cell office:value-type="float" office:value="46.4161">
                <text:p>46.4161</text:p>
              </table:table-cell>
              <table:table-cell office:value-type="float" office:value="79.4411">
                <text:p>79.441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2.8000000000004">
                <text:p>62.8000000000004</text:p>
              </table:table-cell>
              <table:table-cell office:value-type="float" office:value="46.5529">
                <text:p>46.5529</text:p>
              </table:table-cell>
              <table:table-cell office:value-type="float" office:value="79.7488">
                <text:p>79.74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.0000000000004">
                <text:p>63.0000000000004</text:p>
              </table:table-cell>
              <table:table-cell office:value-type="float" office:value="46.6899">
                <text:p>46.6899</text:p>
              </table:table-cell>
              <table:table-cell office:value-type="float" office:value="80.0569">
                <text:p>80.056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.2000000000004">
                <text:p>63.2000000000004</text:p>
              </table:table-cell>
              <table:table-cell office:value-type="float" office:value="46.827">
                <text:p>46.827</text:p>
              </table:table-cell>
              <table:table-cell office:value-type="float" office:value="80.3654">
                <text:p>80.365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.4000000000004">
                <text:p>63.4000000000004</text:p>
              </table:table-cell>
              <table:table-cell office:value-type="float" office:value="46.9643">
                <text:p>46.9643</text:p>
              </table:table-cell>
              <table:table-cell office:value-type="float" office:value="80.6743">
                <text:p>80.674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.6000000000004">
                <text:p>63.6000000000004</text:p>
              </table:table-cell>
              <table:table-cell office:value-type="float" office:value="47.1017">
                <text:p>47.1017</text:p>
              </table:table-cell>
              <table:table-cell office:value-type="float" office:value="80.9835">
                <text:p>80.983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3.8000000000004">
                <text:p>63.8000000000004</text:p>
              </table:table-cell>
              <table:table-cell office:value-type="float" office:value="47.2393">
                <text:p>47.2393</text:p>
              </table:table-cell>
              <table:table-cell office:value-type="float" office:value="81.2931">
                <text:p>81.293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.0000000000004">
                <text:p>64.0000000000004</text:p>
              </table:table-cell>
              <table:table-cell office:value-type="float" office:value="47.3771">
                <text:p>47.3771</text:p>
              </table:table-cell>
              <table:table-cell office:value-type="float" office:value="81.603">
                <text:p>81.60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.2000000000004">
                <text:p>64.2000000000004</text:p>
              </table:table-cell>
              <table:table-cell office:value-type="float" office:value="47.515">
                <text:p>47.515</text:p>
              </table:table-cell>
              <table:table-cell office:value-type="float" office:value="81.9133">
                <text:p>81.91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.4000000000004">
                <text:p>64.4000000000004</text:p>
              </table:table-cell>
              <table:table-cell office:value-type="float" office:value="47.6531">
                <text:p>47.6531</text:p>
              </table:table-cell>
              <table:table-cell office:value-type="float" office:value="82.224">
                <text:p>82.22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.6000000000004">
                <text:p>64.6000000000004</text:p>
              </table:table-cell>
              <table:table-cell office:value-type="float" office:value="47.7913">
                <text:p>47.7913</text:p>
              </table:table-cell>
              <table:table-cell office:value-type="float" office:value="82.535">
                <text:p>82.53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4.8000000000004">
                <text:p>64.8000000000004</text:p>
              </table:table-cell>
              <table:table-cell office:value-type="float" office:value="47.9297">
                <text:p>47.9297</text:p>
              </table:table-cell>
              <table:table-cell office:value-type="float" office:value="82.8464">
                <text:p>82.846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.0000000000004">
                <text:p>65.0000000000004</text:p>
              </table:table-cell>
              <table:table-cell office:value-type="float" office:value="48.0682">
                <text:p>48.0682</text:p>
              </table:table-cell>
              <table:table-cell office:value-type="float" office:value="83.1581">
                <text:p>83.158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.2000000000004">
                <text:p>65.2000000000004</text:p>
              </table:table-cell>
              <table:table-cell office:value-type="float" office:value="48.2069">
                <text:p>48.2069</text:p>
              </table:table-cell>
              <table:table-cell office:value-type="float" office:value="83.4701">
                <text:p>83.47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.4000000000004">
                <text:p>65.4000000000004</text:p>
              </table:table-cell>
              <table:table-cell office:value-type="float" office:value="48.3458">
                <text:p>48.3458</text:p>
              </table:table-cell>
              <table:table-cell office:value-type="float" office:value="83.7825">
                <text:p>83.78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.6000000000004">
                <text:p>65.6000000000004</text:p>
              </table:table-cell>
              <table:table-cell office:value-type="float" office:value="48.4847">
                <text:p>48.4847</text:p>
              </table:table-cell>
              <table:table-cell office:value-type="float" office:value="84.0952">
                <text:p>84.095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5.8000000000004">
                <text:p>65.8000000000004</text:p>
              </table:table-cell>
              <table:table-cell office:value-type="float" office:value="48.6239">
                <text:p>48.6239</text:p>
              </table:table-cell>
              <table:table-cell office:value-type="float" office:value="84.4082">
                <text:p>84.408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.0000000000004">
                <text:p>66.0000000000004</text:p>
              </table:table-cell>
              <table:table-cell office:value-type="float" office:value="48.7632">
                <text:p>48.7632</text:p>
              </table:table-cell>
              <table:table-cell office:value-type="float" office:value="84.7216">
                <text:p>84.721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.2000000000004">
                <text:p>66.2000000000004</text:p>
              </table:table-cell>
              <table:table-cell office:value-type="float" office:value="48.9026">
                <text:p>48.9026</text:p>
              </table:table-cell>
              <table:table-cell office:value-type="float" office:value="85.0352">
                <text:p>85.035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.4000000000004">
                <text:p>66.4000000000004</text:p>
              </table:table-cell>
              <table:table-cell office:value-type="float" office:value="49.0421">
                <text:p>49.0421</text:p>
              </table:table-cell>
              <table:table-cell office:value-type="float" office:value="85.3492">
                <text:p>85.349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.6000000000004">
                <text:p>66.6000000000004</text:p>
              </table:table-cell>
              <table:table-cell office:value-type="float" office:value="49.1818">
                <text:p>49.1818</text:p>
              </table:table-cell>
              <table:table-cell office:value-type="float" office:value="85.6635">
                <text:p>85.663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.8000000000004">
                <text:p>66.8000000000004</text:p>
              </table:table-cell>
              <table:table-cell office:value-type="float" office:value="49.3217">
                <text:p>49.3217</text:p>
              </table:table-cell>
              <table:table-cell office:value-type="float" office:value="85.9782">
                <text:p>85.978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.0000000000004">
                <text:p>67.0000000000004</text:p>
              </table:table-cell>
              <table:table-cell office:value-type="float" office:value="49.4617">
                <text:p>49.4617</text:p>
              </table:table-cell>
              <table:table-cell office:value-type="float" office:value="86.2931">
                <text:p>86.293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.2000000000004">
                <text:p>67.2000000000004</text:p>
              </table:table-cell>
              <table:table-cell office:value-type="float" office:value="49.6018">
                <text:p>49.6018</text:p>
              </table:table-cell>
              <table:table-cell office:value-type="float" office:value="86.6083">
                <text:p>86.608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.4000000000004">
                <text:p>67.4000000000004</text:p>
              </table:table-cell>
              <table:table-cell office:value-type="float" office:value="49.742">
                <text:p>49.742</text:p>
              </table:table-cell>
              <table:table-cell office:value-type="float" office:value="86.9239">
                <text:p>86.923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.6000000000004">
                <text:p>67.6000000000004</text:p>
              </table:table-cell>
              <table:table-cell office:value-type="float" office:value="49.8824">
                <text:p>49.8824</text:p>
              </table:table-cell>
              <table:table-cell office:value-type="float" office:value="87.2397">
                <text:p>87.239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7.8000000000004">
                <text:p>67.8000000000004</text:p>
              </table:table-cell>
              <table:table-cell office:value-type="float" office:value="50.0229">
                <text:p>50.0229</text:p>
              </table:table-cell>
              <table:table-cell office:value-type="float" office:value="87.5559">
                <text:p>87.555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.0000000000004">
                <text:p>68.0000000000004</text:p>
              </table:table-cell>
              <table:table-cell office:value-type="float" office:value="50.1636">
                <text:p>50.1636</text:p>
              </table:table-cell>
              <table:table-cell office:value-type="float" office:value="87.8723">
                <text:p>87.872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.2000000000004">
                <text:p>68.2000000000004</text:p>
              </table:table-cell>
              <table:table-cell office:value-type="float" office:value="50.3043">
                <text:p>50.3043</text:p>
              </table:table-cell>
              <table:table-cell office:value-type="float" office:value="88.189">
                <text:p>88.18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.4000000000004">
                <text:p>68.4000000000004</text:p>
              </table:table-cell>
              <table:table-cell office:value-type="float" office:value="50.4452">
                <text:p>50.4452</text:p>
              </table:table-cell>
              <table:table-cell office:value-type="float" office:value="88.506">
                <text:p>88.50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.6000000000004">
                <text:p>68.6000000000004</text:p>
              </table:table-cell>
              <table:table-cell office:value-type="float" office:value="50.5863">
                <text:p>50.5863</text:p>
              </table:table-cell>
              <table:table-cell office:value-type="float" office:value="88.8233">
                <text:p>88.82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8.8000000000004">
                <text:p>68.8000000000004</text:p>
              </table:table-cell>
              <table:table-cell office:value-type="float" office:value="50.7274">
                <text:p>50.7274</text:p>
              </table:table-cell>
              <table:table-cell office:value-type="float" office:value="89.1404">
                <text:p>89.140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.0000000000004">
                <text:p>69.0000000000004</text:p>
              </table:table-cell>
              <table:table-cell office:value-type="float" office:value="50.8687">
                <text:p>50.8687</text:p>
              </table:table-cell>
              <table:table-cell office:value-type="float" office:value="89.4583">
                <text:p>89.458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.2000000000004">
                <text:p>69.2000000000004</text:p>
              </table:table-cell>
              <table:table-cell office:value-type="float" office:value="51.0101">
                <text:p>51.0101</text:p>
              </table:table-cell>
              <table:table-cell office:value-type="float" office:value="89.7764">
                <text:p>89.776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.4000000000005">
                <text:p>69.4000000000005</text:p>
              </table:table-cell>
              <table:table-cell office:value-type="float" office:value="51.1516">
                <text:p>51.1516</text:p>
              </table:table-cell>
              <table:table-cell office:value-type="float" office:value="90.0948">
                <text:p>90.094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.6000000000005">
                <text:p>69.6000000000005</text:p>
              </table:table-cell>
              <table:table-cell office:value-type="float" office:value="51.2932">
                <text:p>51.2932</text:p>
              </table:table-cell>
              <table:table-cell office:value-type="float" office:value="90.4135">
                <text:p>90.413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9.8000000000005">
                <text:p>69.8000000000005</text:p>
              </table:table-cell>
              <table:table-cell office:value-type="float" office:value="51.435">
                <text:p>51.435</text:p>
              </table:table-cell>
              <table:table-cell office:value-type="float" office:value="90.7324">
                <text:p>90.73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.0000000000005">
                <text:p>70.0000000000005</text:p>
              </table:table-cell>
              <table:table-cell office:value-type="float" office:value="51.5769">
                <text:p>51.5769</text:p>
              </table:table-cell>
              <table:table-cell office:value-type="float" office:value="91.0516">
                <text:p>91.05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.2000000000005">
                <text:p>70.2000000000005</text:p>
              </table:table-cell>
              <table:table-cell office:value-type="float" office:value="51.7188">
                <text:p>51.7188</text:p>
              </table:table-cell>
              <table:table-cell office:value-type="float" office:value="91.371">
                <text:p>91.37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.4000000000005">
                <text:p>70.4000000000005</text:p>
              </table:table-cell>
              <table:table-cell office:value-type="float" office:value="51.8609">
                <text:p>51.8609</text:p>
              </table:table-cell>
              <table:table-cell office:value-type="float" office:value="91.6907">
                <text:p>91.690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.6000000000005">
                <text:p>70.6000000000005</text:p>
              </table:table-cell>
              <table:table-cell office:value-type="float" office:value="52.0031">
                <text:p>52.0031</text:p>
              </table:table-cell>
              <table:table-cell office:value-type="float" office:value="92.0107">
                <text:p>92.010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0.8000000000005">
                <text:p>70.8000000000005</text:p>
              </table:table-cell>
              <table:table-cell office:value-type="float" office:value="52.1455">
                <text:p>52.1455</text:p>
              </table:table-cell>
              <table:table-cell office:value-type="float" office:value="92.3309">
                <text:p>92.330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.0000000000005">
                <text:p>71.0000000000005</text:p>
              </table:table-cell>
              <table:table-cell office:value-type="float" office:value="52.2879">
                <text:p>52.2879</text:p>
              </table:table-cell>
              <table:table-cell office:value-type="float" office:value="92.6513">
                <text:p>92.651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.2000000000005">
                <text:p>71.2000000000005</text:p>
              </table:table-cell>
              <table:table-cell office:value-type="float" office:value="52.4304">
                <text:p>52.4304</text:p>
              </table:table-cell>
              <table:table-cell office:value-type="float" office:value="92.972">
                <text:p>92.97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.4000000000005">
                <text:p>71.4000000000005</text:p>
              </table:table-cell>
              <table:table-cell office:value-type="float" office:value="52.573">
                <text:p>52.573</text:p>
              </table:table-cell>
              <table:table-cell office:value-type="float" office:value="93.2929">
                <text:p>93.292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.6000000000005">
                <text:p>71.6000000000005</text:p>
              </table:table-cell>
              <table:table-cell office:value-type="float" office:value="52.7158">
                <text:p>52.7158</text:p>
              </table:table-cell>
              <table:table-cell office:value-type="float" office:value="93.614">
                <text:p>93.6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1.8000000000005">
                <text:p>71.8000000000005</text:p>
              </table:table-cell>
              <table:table-cell office:value-type="float" office:value="52.8586">
                <text:p>52.8586</text:p>
              </table:table-cell>
              <table:table-cell office:value-type="float" office:value="93.9354">
                <text:p>93.935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.0000000000005">
                <text:p>72.0000000000005</text:p>
              </table:table-cell>
              <table:table-cell office:value-type="float" office:value="53.0016">
                <text:p>53.0016</text:p>
              </table:table-cell>
              <table:table-cell office:value-type="float" office:value="94.257">
                <text:p>94.25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.2000000000005">
                <text:p>72.2000000000005</text:p>
              </table:table-cell>
              <table:table-cell office:value-type="float" office:value="53.1446">
                <text:p>53.1446</text:p>
              </table:table-cell>
              <table:table-cell office:value-type="float" office:value="94.5789">
                <text:p>94.578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.4000000000005">
                <text:p>72.4000000000005</text:p>
              </table:table-cell>
              <table:table-cell office:value-type="float" office:value="53.2878">
                <text:p>53.2878</text:p>
              </table:table-cell>
              <table:table-cell office:value-type="float" office:value="94.9009">
                <text:p>94.900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.6000000000005">
                <text:p>72.6000000000005</text:p>
              </table:table-cell>
              <table:table-cell office:value-type="float" office:value="53.431">
                <text:p>53.431</text:p>
              </table:table-cell>
              <table:table-cell office:value-type="float" office:value="95.2232">
                <text:p>95.223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2.8000000000005">
                <text:p>72.8000000000005</text:p>
              </table:table-cell>
              <table:table-cell office:value-type="float" office:value="53.5743">
                <text:p>53.5743</text:p>
              </table:table-cell>
              <table:table-cell office:value-type="float" office:value="95.5457">
                <text:p>95.545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.0000000000005">
                <text:p>73.0000000000005</text:p>
              </table:table-cell>
              <table:table-cell office:value-type="float" office:value="53.7178">
                <text:p>53.7178</text:p>
              </table:table-cell>
              <table:table-cell office:value-type="float" office:value="95.8684">
                <text:p>95.868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.2000000000005">
                <text:p>73.2000000000005</text:p>
              </table:table-cell>
              <table:table-cell office:value-type="float" office:value="53.8613">
                <text:p>53.8613</text:p>
              </table:table-cell>
              <table:table-cell office:value-type="float" office:value="96.1913">
                <text:p>96.191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.4000000000005">
                <text:p>73.4000000000005</text:p>
              </table:table-cell>
              <table:table-cell office:value-type="float" office:value="54.0049">
                <text:p>54.0049</text:p>
              </table:table-cell>
              <table:table-cell office:value-type="float" office:value="96.5144">
                <text:p>96.514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.6000000000005">
                <text:p>73.6000000000005</text:p>
              </table:table-cell>
              <table:table-cell office:value-type="float" office:value="54.1486">
                <text:p>54.1486</text:p>
              </table:table-cell>
              <table:table-cell office:value-type="float" office:value="96.8377">
                <text:p>96.837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3.8000000000005">
                <text:p>73.8000000000005</text:p>
              </table:table-cell>
              <table:table-cell office:value-type="float" office:value="54.2924">
                <text:p>54.2924</text:p>
              </table:table-cell>
              <table:table-cell office:value-type="float" office:value="97.1613">
                <text:p>97.161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.0000000000005">
                <text:p>74.0000000000005</text:p>
              </table:table-cell>
              <table:table-cell office:value-type="float" office:value="54.4363">
                <text:p>54.4363</text:p>
              </table:table-cell>
              <table:table-cell office:value-type="float" office:value="97.485">
                <text:p>97.48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.2000000000005">
                <text:p>74.2000000000005</text:p>
              </table:table-cell>
              <table:table-cell office:value-type="float" office:value="54.5802">
                <text:p>54.5802</text:p>
              </table:table-cell>
              <table:table-cell office:value-type="float" office:value="97.8089">
                <text:p>97.808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.4000000000005">
                <text:p>74.4000000000005</text:p>
              </table:table-cell>
              <table:table-cell office:value-type="float" office:value="54.7243">
                <text:p>54.7243</text:p>
              </table:table-cell>
              <table:table-cell office:value-type="float" office:value="98.133">
                <text:p>98.13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.6000000000005">
                <text:p>74.6000000000005</text:p>
              </table:table-cell>
              <table:table-cell office:value-type="float" office:value="54.8684">
                <text:p>54.8684</text:p>
              </table:table-cell>
              <table:table-cell office:value-type="float" office:value="98.4573">
                <text:p>98.45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4.8000000000005">
                <text:p>74.8000000000005</text:p>
              </table:table-cell>
              <table:table-cell office:value-type="float" office:value="55.0126">
                <text:p>55.0126</text:p>
              </table:table-cell>
              <table:table-cell office:value-type="float" office:value="98.7817">
                <text:p>98.781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.0000000000005">
                <text:p>75.0000000000005</text:p>
              </table:table-cell>
              <table:table-cell office:value-type="float" office:value="55.1569">
                <text:p>55.1569</text:p>
              </table:table-cell>
              <table:table-cell office:value-type="float" office:value="99.1064">
                <text:p>99.106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.2000000000005">
                <text:p>75.2000000000005</text:p>
              </table:table-cell>
              <table:table-cell office:value-type="float" office:value="55.3011">
                <text:p>55.3011</text:p>
              </table:table-cell>
              <table:table-cell office:value-type="float" office:value="99.4312">
                <text:p>99.43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.4000000000005">
                <text:p>75.4000000000005</text:p>
              </table:table-cell>
              <table:table-cell office:value-type="float" office:value="55.4456">
                <text:p>55.4456</text:p>
              </table:table-cell>
              <table:table-cell office:value-type="float" office:value="99.7562">
                <text:p>99.756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.6000000000005">
                <text:p>75.6000000000005</text:p>
              </table:table-cell>
              <table:table-cell office:value-type="float" office:value="55.5901">
                <text:p>55.5901</text:p>
              </table:table-cell>
              <table:table-cell office:value-type="float" office:value="100.081">
                <text:p>100.08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5.8000000000005">
                <text:p>75.8000000000005</text:p>
              </table:table-cell>
              <table:table-cell office:value-type="float" office:value="55.7347">
                <text:p>55.7347</text:p>
              </table:table-cell>
              <table:table-cell office:value-type="float" office:value="100.407">
                <text:p>100.40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.0000000000005">
                <text:p>76.0000000000005</text:p>
              </table:table-cell>
              <table:table-cell office:value-type="float" office:value="55.8794">
                <text:p>55.8794</text:p>
              </table:table-cell>
              <table:table-cell office:value-type="float" office:value="100.732">
                <text:p>100.73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.2000000000005">
                <text:p>76.2000000000005</text:p>
              </table:table-cell>
              <table:table-cell office:value-type="float" office:value="56.0242">
                <text:p>56.0242</text:p>
              </table:table-cell>
              <table:table-cell office:value-type="float" office:value="101.058">
                <text:p>101.05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.4000000000006">
                <text:p>76.4000000000006</text:p>
              </table:table-cell>
              <table:table-cell office:value-type="float" office:value="56.169">
                <text:p>56.169</text:p>
              </table:table-cell>
              <table:table-cell office:value-type="float" office:value="101.384">
                <text:p>101.38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.6000000000006">
                <text:p>76.6000000000006</text:p>
              </table:table-cell>
              <table:table-cell office:value-type="float" office:value="56.3139">
                <text:p>56.3139</text:p>
              </table:table-cell>
              <table:table-cell office:value-type="float" office:value="101.71">
                <text:p>101.7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6.8000000000006">
                <text:p>76.8000000000006</text:p>
              </table:table-cell>
              <table:table-cell office:value-type="float" office:value="56.4588">
                <text:p>56.4588</text:p>
              </table:table-cell>
              <table:table-cell office:value-type="float" office:value="102.036">
                <text:p>102.03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.0000000000006">
                <text:p>77.0000000000006</text:p>
              </table:table-cell>
              <table:table-cell office:value-type="float" office:value="56.6039">
                <text:p>56.6039</text:p>
              </table:table-cell>
              <table:table-cell office:value-type="float" office:value="102.362">
                <text:p>102.36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.2000000000006">
                <text:p>77.2000000000006</text:p>
              </table:table-cell>
              <table:table-cell office:value-type="float" office:value="56.7489">
                <text:p>56.7489</text:p>
              </table:table-cell>
              <table:table-cell office:value-type="float" office:value="102.689">
                <text:p>102.68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.4000000000006">
                <text:p>77.4000000000006</text:p>
              </table:table-cell>
              <table:table-cell office:value-type="float" office:value="56.8941">
                <text:p>56.8941</text:p>
              </table:table-cell>
              <table:table-cell office:value-type="float" office:value="103.015">
                <text:p>103.0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.6000000000006">
                <text:p>77.6000000000006</text:p>
              </table:table-cell>
              <table:table-cell office:value-type="float" office:value="57.0393">
                <text:p>57.0393</text:p>
              </table:table-cell>
              <table:table-cell office:value-type="float" office:value="103.342">
                <text:p>103.34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7.8000000000006">
                <text:p>77.8000000000006</text:p>
              </table:table-cell>
              <table:table-cell office:value-type="float" office:value="57.1846">
                <text:p>57.1846</text:p>
              </table:table-cell>
              <table:table-cell office:value-type="float" office:value="103.669">
                <text:p>103.66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.0000000000006">
                <text:p>78.0000000000006</text:p>
              </table:table-cell>
              <table:table-cell office:value-type="float" office:value="57.3299">
                <text:p>57.3299</text:p>
              </table:table-cell>
              <table:table-cell office:value-type="float" office:value="103.996">
                <text:p>103.99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.2000000000006">
                <text:p>78.2000000000006</text:p>
              </table:table-cell>
              <table:table-cell office:value-type="float" office:value="57.4753">
                <text:p>57.4753</text:p>
              </table:table-cell>
              <table:table-cell office:value-type="float" office:value="104.323">
                <text:p>104.32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.4000000000006">
                <text:p>78.4000000000006</text:p>
              </table:table-cell>
              <table:table-cell office:value-type="float" office:value="57.6208">
                <text:p>57.6208</text:p>
              </table:table-cell>
              <table:table-cell office:value-type="float" office:value="104.65">
                <text:p>104.6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.6000000000006">
                <text:p>78.6000000000006</text:p>
              </table:table-cell>
              <table:table-cell office:value-type="float" office:value="57.7663">
                <text:p>57.7663</text:p>
              </table:table-cell>
              <table:table-cell office:value-type="float" office:value="104.978">
                <text:p>104.97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8.8000000000006">
                <text:p>78.8000000000006</text:p>
              </table:table-cell>
              <table:table-cell office:value-type="float" office:value="57.9119">
                <text:p>57.9119</text:p>
              </table:table-cell>
              <table:table-cell office:value-type="float" office:value="105.305">
                <text:p>105.30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.0000000000006">
                <text:p>79.0000000000006</text:p>
              </table:table-cell>
              <table:table-cell office:value-type="float" office:value="58.0573">
                <text:p>58.0573</text:p>
              </table:table-cell>
              <table:table-cell office:value-type="float" office:value="105.633">
                <text:p>105.63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.2000000000006">
                <text:p>79.2000000000006</text:p>
              </table:table-cell>
              <table:table-cell office:value-type="float" office:value="58.203">
                <text:p>58.203</text:p>
              </table:table-cell>
              <table:table-cell office:value-type="float" office:value="105.96">
                <text:p>105.9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.4000000000006">
                <text:p>79.4000000000006</text:p>
              </table:table-cell>
              <table:table-cell office:value-type="float" office:value="58.3487">
                <text:p>58.3487</text:p>
              </table:table-cell>
              <table:table-cell office:value-type="float" office:value="106.288">
                <text:p>106.28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.6000000000006">
                <text:p>79.6000000000006</text:p>
              </table:table-cell>
              <table:table-cell office:value-type="float" office:value="58.4945">
                <text:p>58.4945</text:p>
              </table:table-cell>
              <table:table-cell office:value-type="float" office:value="106.616">
                <text:p>106.61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9.8000000000006">
                <text:p>79.8000000000006</text:p>
              </table:table-cell>
              <table:table-cell office:value-type="float" office:value="58.6403">
                <text:p>58.6403</text:p>
              </table:table-cell>
              <table:table-cell office:value-type="float" office:value="106.944">
                <text:p>106.94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.0000000000006">
                <text:p>80.0000000000006</text:p>
              </table:table-cell>
              <table:table-cell office:value-type="float" office:value="58.7862">
                <text:p>58.7862</text:p>
              </table:table-cell>
              <table:table-cell office:value-type="float" office:value="107.273">
                <text:p>107.27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.2000000000006">
                <text:p>80.2000000000006</text:p>
              </table:table-cell>
              <table:table-cell office:value-type="float" office:value="58.9321">
                <text:p>58.9321</text:p>
              </table:table-cell>
              <table:table-cell office:value-type="float" office:value="107.601">
                <text:p>107.60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.4000000000006">
                <text:p>80.4000000000006</text:p>
              </table:table-cell>
              <table:table-cell office:value-type="float" office:value="59.078">
                <text:p>59.078</text:p>
              </table:table-cell>
              <table:table-cell office:value-type="float" office:value="107.929">
                <text:p>107.92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.6000000000006">
                <text:p>80.6000000000006</text:p>
              </table:table-cell>
              <table:table-cell office:value-type="float" office:value="59.224">
                <text:p>59.224</text:p>
              </table:table-cell>
              <table:table-cell office:value-type="float" office:value="108.258">
                <text:p>108.25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0.8000000000006">
                <text:p>80.8000000000006</text:p>
              </table:table-cell>
              <table:table-cell office:value-type="float" office:value="59.3701">
                <text:p>59.3701</text:p>
              </table:table-cell>
              <table:table-cell office:value-type="float" office:value="108.586">
                <text:p>108.5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.0000000000006">
                <text:p>81.0000000000006</text:p>
              </table:table-cell>
              <table:table-cell office:value-type="float" office:value="59.5161">
                <text:p>59.5161</text:p>
              </table:table-cell>
              <table:table-cell office:value-type="float" office:value="108.915">
                <text:p>108.91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.2000000000006">
                <text:p>81.2000000000006</text:p>
              </table:table-cell>
              <table:table-cell office:value-type="float" office:value="59.6623">
                <text:p>59.6623</text:p>
              </table:table-cell>
              <table:table-cell office:value-type="float" office:value="109.244">
                <text:p>109.2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.4000000000006">
                <text:p>81.4000000000006</text:p>
              </table:table-cell>
              <table:table-cell office:value-type="float" office:value="59.8084">
                <text:p>59.8084</text:p>
              </table:table-cell>
              <table:table-cell office:value-type="float" office:value="109.572">
                <text:p>109.57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.6000000000006">
                <text:p>81.6000000000006</text:p>
              </table:table-cell>
              <table:table-cell office:value-type="float" office:value="59.9546">
                <text:p>59.9546</text:p>
              </table:table-cell>
              <table:table-cell office:value-type="float" office:value="109.901">
                <text:p>109.9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1.8000000000006">
                <text:p>81.8000000000006</text:p>
              </table:table-cell>
              <table:table-cell office:value-type="float" office:value="60.1008">
                <text:p>60.1008</text:p>
              </table:table-cell>
              <table:table-cell office:value-type="float" office:value="110.23">
                <text:p>110.2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.0000000000006">
                <text:p>82.0000000000006</text:p>
              </table:table-cell>
              <table:table-cell office:value-type="float" office:value="60.2471">
                <text:p>60.2471</text:p>
              </table:table-cell>
              <table:table-cell office:value-type="float" office:value="110.559">
                <text:p>110.55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.2000000000006">
                <text:p>82.2000000000006</text:p>
              </table:table-cell>
              <table:table-cell office:value-type="float" office:value="60.3934">
                <text:p>60.3934</text:p>
              </table:table-cell>
              <table:table-cell office:value-type="float" office:value="110.889">
                <text:p>110.88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.4000000000006">
                <text:p>82.4000000000006</text:p>
              </table:table-cell>
              <table:table-cell office:value-type="float" office:value="60.5395">
                <text:p>60.5395</text:p>
              </table:table-cell>
              <table:table-cell office:value-type="float" office:value="111.218">
                <text:p>111.21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.6000000000006">
                <text:p>82.6000000000006</text:p>
              </table:table-cell>
              <table:table-cell office:value-type="float" office:value="60.6859">
                <text:p>60.6859</text:p>
              </table:table-cell>
              <table:table-cell office:value-type="float" office:value="111.547">
                <text:p>111.54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2.8000000000006">
                <text:p>82.8000000000006</text:p>
              </table:table-cell>
              <table:table-cell office:value-type="float" office:value="60.8323">
                <text:p>60.8323</text:p>
              </table:table-cell>
              <table:table-cell office:value-type="float" office:value="111.876">
                <text:p>111.87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.0000000000006">
                <text:p>83.0000000000006</text:p>
              </table:table-cell>
              <table:table-cell office:value-type="float" office:value="60.9785">
                <text:p>60.9785</text:p>
              </table:table-cell>
              <table:table-cell office:value-type="float" office:value="112.206">
                <text:p>112.20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.2000000000006">
                <text:p>83.2000000000006</text:p>
              </table:table-cell>
              <table:table-cell office:value-type="float" office:value="61.125">
                <text:p>61.125</text:p>
              </table:table-cell>
              <table:table-cell office:value-type="float" office:value="112.535">
                <text:p>112.53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.4000000000006">
                <text:p>83.4000000000006</text:p>
              </table:table-cell>
              <table:table-cell office:value-type="float" office:value="61.2714">
                <text:p>61.2714</text:p>
              </table:table-cell>
              <table:table-cell office:value-type="float" office:value="112.865">
                <text:p>112.86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.6000000000007">
                <text:p>83.6000000000007</text:p>
              </table:table-cell>
              <table:table-cell office:value-type="float" office:value="61.4179">
                <text:p>61.4179</text:p>
              </table:table-cell>
              <table:table-cell office:value-type="float" office:value="113.194">
                <text:p>113.19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3.8000000000007">
                <text:p>83.8000000000007</text:p>
              </table:table-cell>
              <table:table-cell office:value-type="float" office:value="61.5644">
                <text:p>61.5644</text:p>
              </table:table-cell>
              <table:table-cell office:value-type="float" office:value="113.524">
                <text:p>113.52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.0000000000007">
                <text:p>84.0000000000007</text:p>
              </table:table-cell>
              <table:table-cell office:value-type="float" office:value="61.7109">
                <text:p>61.7109</text:p>
              </table:table-cell>
              <table:table-cell office:value-type="float" office:value="113.854">
                <text:p>113.85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.2000000000007">
                <text:p>84.2000000000007</text:p>
              </table:table-cell>
              <table:table-cell office:value-type="float" office:value="61.8574">
                <text:p>61.8574</text:p>
              </table:table-cell>
              <table:table-cell office:value-type="float" office:value="114.183">
                <text:p>114.18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.4000000000007">
                <text:p>84.4000000000007</text:p>
              </table:table-cell>
              <table:table-cell office:value-type="float" office:value="62.004">
                <text:p>62.004</text:p>
              </table:table-cell>
              <table:table-cell office:value-type="float" office:value="114.513">
                <text:p>114.51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.6000000000007">
                <text:p>84.6000000000007</text:p>
              </table:table-cell>
              <table:table-cell office:value-type="float" office:value="62.1506">
                <text:p>62.1506</text:p>
              </table:table-cell>
              <table:table-cell office:value-type="float" office:value="114.843">
                <text:p>114.84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4.8000000000007">
                <text:p>84.8000000000007</text:p>
              </table:table-cell>
              <table:table-cell office:value-type="float" office:value="62.2972">
                <text:p>62.2972</text:p>
              </table:table-cell>
              <table:table-cell office:value-type="float" office:value="115.173">
                <text:p>115.17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.0000000000007">
                <text:p>85.0000000000007</text:p>
              </table:table-cell>
              <table:table-cell office:value-type="float" office:value="62.4438">
                <text:p>62.4438</text:p>
              </table:table-cell>
              <table:table-cell office:value-type="float" office:value="115.502">
                <text:p>115.50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.2000000000007">
                <text:p>85.2000000000007</text:p>
              </table:table-cell>
              <table:table-cell office:value-type="float" office:value="62.5904">
                <text:p>62.5904</text:p>
              </table:table-cell>
              <table:table-cell office:value-type="float" office:value="115.832">
                <text:p>115.83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.4000000000007">
                <text:p>85.4000000000007</text:p>
              </table:table-cell>
              <table:table-cell office:value-type="float" office:value="62.737">
                <text:p>62.737</text:p>
              </table:table-cell>
              <table:table-cell office:value-type="float" office:value="116.162">
                <text:p>116.16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.6000000000007">
                <text:p>85.6000000000007</text:p>
              </table:table-cell>
              <table:table-cell office:value-type="float" office:value="62.8837">
                <text:p>62.8837</text:p>
              </table:table-cell>
              <table:table-cell office:value-type="float" office:value="116.492">
                <text:p>116.49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5.8000000000007">
                <text:p>85.8000000000007</text:p>
              </table:table-cell>
              <table:table-cell office:value-type="float" office:value="63.0303">
                <text:p>63.0303</text:p>
              </table:table-cell>
              <table:table-cell office:value-type="float" office:value="116.822">
                <text:p>116.82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.0000000000007">
                <text:p>86.0000000000007</text:p>
              </table:table-cell>
              <table:table-cell office:value-type="float" office:value="63.1768">
                <text:p>63.1768</text:p>
              </table:table-cell>
              <table:table-cell office:value-type="float" office:value="117.152">
                <text:p>117.15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.2000000000007">
                <text:p>86.2000000000007</text:p>
              </table:table-cell>
              <table:table-cell office:value-type="float" office:value="63.3235">
                <text:p>63.3235</text:p>
              </table:table-cell>
              <table:table-cell office:value-type="float" office:value="117.482">
                <text:p>117.48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.4000000000007">
                <text:p>86.4000000000007</text:p>
              </table:table-cell>
              <table:table-cell office:value-type="float" office:value="63.47">
                <text:p>63.47</text:p>
              </table:table-cell>
              <table:table-cell office:value-type="float" office:value="117.812">
                <text:p>117.81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.6000000000007">
                <text:p>86.6000000000007</text:p>
              </table:table-cell>
              <table:table-cell office:value-type="float" office:value="63.6167">
                <text:p>63.6167</text:p>
              </table:table-cell>
              <table:table-cell office:value-type="float" office:value="118.142">
                <text:p>118.14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6.8000000000007">
                <text:p>86.8000000000007</text:p>
              </table:table-cell>
              <table:table-cell office:value-type="float" office:value="63.7633">
                <text:p>63.7633</text:p>
              </table:table-cell>
              <table:table-cell office:value-type="float" office:value="118.472">
                <text:p>118.47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.0000000000007">
                <text:p>87.0000000000007</text:p>
              </table:table-cell>
              <table:table-cell office:value-type="float" office:value="63.91">
                <text:p>63.91</text:p>
              </table:table-cell>
              <table:table-cell office:value-type="float" office:value="118.802">
                <text:p>118.80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.2000000000007">
                <text:p>87.2000000000007</text:p>
              </table:table-cell>
              <table:table-cell office:value-type="float" office:value="64.0567">
                <text:p>64.0567</text:p>
              </table:table-cell>
              <table:table-cell office:value-type="float" office:value="119.132">
                <text:p>119.13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.4000000000007">
                <text:p>87.4000000000007</text:p>
              </table:table-cell>
              <table:table-cell office:value-type="float" office:value="64.2034">
                <text:p>64.2034</text:p>
              </table:table-cell>
              <table:table-cell office:value-type="float" office:value="119.462">
                <text:p>119.46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.6000000000007">
                <text:p>87.6000000000007</text:p>
              </table:table-cell>
              <table:table-cell office:value-type="float" office:value="64.3501">
                <text:p>64.3501</text:p>
              </table:table-cell>
              <table:table-cell office:value-type="float" office:value="119.792">
                <text:p>119.79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.8000000000007">
                <text:p>87.8000000000007</text:p>
              </table:table-cell>
              <table:table-cell office:value-type="float" office:value="64.4967">
                <text:p>64.4967</text:p>
              </table:table-cell>
              <table:table-cell office:value-type="float" office:value="120.122">
                <text:p>120.12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.0000000000007">
                <text:p>88.0000000000007</text:p>
              </table:table-cell>
              <table:table-cell office:value-type="float" office:value="64.6434">
                <text:p>64.6434</text:p>
              </table:table-cell>
              <table:table-cell office:value-type="float" office:value="120.452">
                <text:p>120.45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.2000000000007">
                <text:p>88.2000000000007</text:p>
              </table:table-cell>
              <table:table-cell office:value-type="float" office:value="64.7901">
                <text:p>64.7901</text:p>
              </table:table-cell>
              <table:table-cell office:value-type="float" office:value="120.782">
                <text:p>120.78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.4000000000007">
                <text:p>88.4000000000007</text:p>
              </table:table-cell>
              <table:table-cell office:value-type="float" office:value="64.9366">
                <text:p>64.9366</text:p>
              </table:table-cell>
              <table:table-cell office:value-type="float" office:value="121.112">
                <text:p>121.11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.6000000000007">
                <text:p>88.6000000000007</text:p>
              </table:table-cell>
              <table:table-cell office:value-type="float" office:value="65.0832">
                <text:p>65.0832</text:p>
              </table:table-cell>
              <table:table-cell office:value-type="float" office:value="121.442">
                <text:p>121.44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8.8000000000007">
                <text:p>88.8000000000007</text:p>
              </table:table-cell>
              <table:table-cell office:value-type="float" office:value="65.2298">
                <text:p>65.2298</text:p>
              </table:table-cell>
              <table:table-cell office:value-type="float" office:value="121.772">
                <text:p>121.77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.0000000000007">
                <text:p>89.0000000000007</text:p>
              </table:table-cell>
              <table:table-cell office:value-type="float" office:value="65.3763">
                <text:p>65.3763</text:p>
              </table:table-cell>
              <table:table-cell office:value-type="float" office:value="122.102">
                <text:p>122.10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.2000000000007">
                <text:p>89.2000000000007</text:p>
              </table:table-cell>
              <table:table-cell office:value-type="float" office:value="65.5229">
                <text:p>65.5229</text:p>
              </table:table-cell>
              <table:table-cell office:value-type="float" office:value="122.431">
                <text:p>122.43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.4000000000007">
                <text:p>89.4000000000007</text:p>
              </table:table-cell>
              <table:table-cell office:value-type="float" office:value="65.6695">
                <text:p>65.6695</text:p>
              </table:table-cell>
              <table:table-cell office:value-type="float" office:value="122.761">
                <text:p>122.76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.6000000000007">
                <text:p>89.6000000000007</text:p>
              </table:table-cell>
              <table:table-cell office:value-type="float" office:value="65.8161">
                <text:p>65.8161</text:p>
              </table:table-cell>
              <table:table-cell office:value-type="float" office:value="123.091">
                <text:p>123.09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9.8000000000007">
                <text:p>89.8000000000007</text:p>
              </table:table-cell>
              <table:table-cell office:value-type="float" office:value="65.9627">
                <text:p>65.9627</text:p>
              </table:table-cell>
              <table:table-cell office:value-type="float" office:value="123.421">
                <text:p>123.42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.0000000000007">
                <text:p>90.0000000000007</text:p>
              </table:table-cell>
              <table:table-cell office:value-type="float" office:value="66.1092">
                <text:p>66.1092</text:p>
              </table:table-cell>
              <table:table-cell office:value-type="float" office:value="123.75">
                <text:p>123.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.2000000000007">
                <text:p>90.2000000000007</text:p>
              </table:table-cell>
              <table:table-cell office:value-type="float" office:value="66.2558">
                <text:p>66.2558</text:p>
              </table:table-cell>
              <table:table-cell office:value-type="float" office:value="124.08">
                <text:p>124.0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.4000000000007">
                <text:p>90.4000000000007</text:p>
              </table:table-cell>
              <table:table-cell office:value-type="float" office:value="66.4023">
                <text:p>66.4023</text:p>
              </table:table-cell>
              <table:table-cell office:value-type="float" office:value="124.41">
                <text:p>124.4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.6000000000008">
                <text:p>90.6000000000008</text:p>
              </table:table-cell>
              <table:table-cell office:value-type="float" office:value="66.5488">
                <text:p>66.5488</text:p>
              </table:table-cell>
              <table:table-cell office:value-type="float" office:value="124.739">
                <text:p>124.73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0.8000000000008">
                <text:p>90.8000000000008</text:p>
              </table:table-cell>
              <table:table-cell office:value-type="float" office:value="66.6953">
                <text:p>66.6953</text:p>
              </table:table-cell>
              <table:table-cell office:value-type="float" office:value="125.069">
                <text:p>125.06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.0000000000008">
                <text:p>91.0000000000008</text:p>
              </table:table-cell>
              <table:table-cell office:value-type="float" office:value="66.8417">
                <text:p>66.8417</text:p>
              </table:table-cell>
              <table:table-cell office:value-type="float" office:value="125.398">
                <text:p>125.39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.2000000000008">
                <text:p>91.2000000000008</text:p>
              </table:table-cell>
              <table:table-cell office:value-type="float" office:value="66.9882">
                <text:p>66.9882</text:p>
              </table:table-cell>
              <table:table-cell office:value-type="float" office:value="125.728">
                <text:p>125.72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.4000000000008">
                <text:p>91.4000000000008</text:p>
              </table:table-cell>
              <table:table-cell office:value-type="float" office:value="67.1346">
                <text:p>67.1346</text:p>
              </table:table-cell>
              <table:table-cell office:value-type="float" office:value="126.057">
                <text:p>126.05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.6000000000008">
                <text:p>91.6000000000008</text:p>
              </table:table-cell>
              <table:table-cell office:value-type="float" office:value="67.2809">
                <text:p>67.2809</text:p>
              </table:table-cell>
              <table:table-cell office:value-type="float" office:value="126.387">
                <text:p>126.38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1.8000000000008">
                <text:p>91.8000000000008</text:p>
              </table:table-cell>
              <table:table-cell office:value-type="float" office:value="67.4273">
                <text:p>67.4273</text:p>
              </table:table-cell>
              <table:table-cell office:value-type="float" office:value="126.716">
                <text:p>126.71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.0000000000008">
                <text:p>92.0000000000008</text:p>
              </table:table-cell>
              <table:table-cell office:value-type="float" office:value="67.5736">
                <text:p>67.5736</text:p>
              </table:table-cell>
              <table:table-cell office:value-type="float" office:value="127.045">
                <text:p>127.04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.2000000000008">
                <text:p>92.2000000000008</text:p>
              </table:table-cell>
              <table:table-cell office:value-type="float" office:value="67.7199">
                <text:p>67.7199</text:p>
              </table:table-cell>
              <table:table-cell office:value-type="float" office:value="127.374">
                <text:p>127.37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.4000000000008">
                <text:p>92.4000000000008</text:p>
              </table:table-cell>
              <table:table-cell office:value-type="float" office:value="67.866">
                <text:p>67.866</text:p>
              </table:table-cell>
              <table:table-cell office:value-type="float" office:value="127.703">
                <text:p>127.70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.6000000000008">
                <text:p>92.6000000000008</text:p>
              </table:table-cell>
              <table:table-cell office:value-type="float" office:value="68.0123">
                <text:p>68.0123</text:p>
              </table:table-cell>
              <table:table-cell office:value-type="float" office:value="128.032">
                <text:p>128.03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2.8000000000008">
                <text:p>92.8000000000008</text:p>
              </table:table-cell>
              <table:table-cell office:value-type="float" office:value="68.1585">
                <text:p>68.1585</text:p>
              </table:table-cell>
              <table:table-cell office:value-type="float" office:value="128.361">
                <text:p>128.36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.0000000000008">
                <text:p>93.0000000000008</text:p>
              </table:table-cell>
              <table:table-cell office:value-type="float" office:value="68.3046">
                <text:p>68.3046</text:p>
              </table:table-cell>
              <table:table-cell office:value-type="float" office:value="128.69">
                <text:p>128.6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.2000000000008">
                <text:p>93.2000000000008</text:p>
              </table:table-cell>
              <table:table-cell office:value-type="float" office:value="68.4507">
                <text:p>68.4507</text:p>
              </table:table-cell>
              <table:table-cell office:value-type="float" office:value="129.019">
                <text:p>129.01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.4000000000008">
                <text:p>93.4000000000008</text:p>
              </table:table-cell>
              <table:table-cell office:value-type="float" office:value="68.5968">
                <text:p>68.5968</text:p>
              </table:table-cell>
              <table:table-cell office:value-type="float" office:value="129.347">
                <text:p>129.34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.6000000000008">
                <text:p>93.6000000000008</text:p>
              </table:table-cell>
              <table:table-cell office:value-type="float" office:value="68.7429">
                <text:p>68.7429</text:p>
              </table:table-cell>
              <table:table-cell office:value-type="float" office:value="129.676">
                <text:p>129.67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3.8000000000008">
                <text:p>93.8000000000008</text:p>
              </table:table-cell>
              <table:table-cell office:value-type="float" office:value="68.8889">
                <text:p>68.8889</text:p>
              </table:table-cell>
              <table:table-cell office:value-type="float" office:value="130.005">
                <text:p>130.00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.0000000000008">
                <text:p>94.0000000000008</text:p>
              </table:table-cell>
              <table:table-cell office:value-type="float" office:value="69.0349">
                <text:p>69.0349</text:p>
              </table:table-cell>
              <table:table-cell office:value-type="float" office:value="130.333">
                <text:p>130.33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.2000000000008">
                <text:p>94.2000000000008</text:p>
              </table:table-cell>
              <table:table-cell office:value-type="float" office:value="69.1808">
                <text:p>69.1808</text:p>
              </table:table-cell>
              <table:table-cell office:value-type="float" office:value="130.661">
                <text:p>130.66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.4000000000008">
                <text:p>94.4000000000008</text:p>
              </table:table-cell>
              <table:table-cell office:value-type="float" office:value="69.3267">
                <text:p>69.3267</text:p>
              </table:table-cell>
              <table:table-cell office:value-type="float" office:value="130.99">
                <text:p>130.9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.6000000000008">
                <text:p>94.6000000000008</text:p>
              </table:table-cell>
              <table:table-cell office:value-type="float" office:value="69.4725">
                <text:p>69.4725</text:p>
              </table:table-cell>
              <table:table-cell office:value-type="float" office:value="131.318">
                <text:p>131.31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4.8000000000008">
                <text:p>94.8000000000008</text:p>
              </table:table-cell>
              <table:table-cell office:value-type="float" office:value="69.6183">
                <text:p>69.6183</text:p>
              </table:table-cell>
              <table:table-cell office:value-type="float" office:value="131.646">
                <text:p>131.64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.0000000000008">
                <text:p>95.0000000000008</text:p>
              </table:table-cell>
              <table:table-cell office:value-type="float" office:value="69.7641">
                <text:p>69.7641</text:p>
              </table:table-cell>
              <table:table-cell office:value-type="float" office:value="131.974">
                <text:p>131.97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.2000000000008">
                <text:p>95.2000000000008</text:p>
              </table:table-cell>
              <table:table-cell office:value-type="float" office:value="69.9098">
                <text:p>69.9098</text:p>
              </table:table-cell>
              <table:table-cell office:value-type="float" office:value="132.301">
                <text:p>132.30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.4000000000008">
                <text:p>95.4000000000008</text:p>
              </table:table-cell>
              <table:table-cell office:value-type="float" office:value="70.0555">
                <text:p>70.0555</text:p>
              </table:table-cell>
              <table:table-cell office:value-type="float" office:value="132.629">
                <text:p>132.62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.6000000000008">
                <text:p>95.6000000000008</text:p>
              </table:table-cell>
              <table:table-cell office:value-type="float" office:value="70.2011">
                <text:p>70.2011</text:p>
              </table:table-cell>
              <table:table-cell office:value-type="float" office:value="132.957">
                <text:p>132.95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5.8000000000008">
                <text:p>95.8000000000008</text:p>
              </table:table-cell>
              <table:table-cell office:value-type="float" office:value="70.3466">
                <text:p>70.3466</text:p>
              </table:table-cell>
              <table:table-cell office:value-type="float" office:value="133.284">
                <text:p>133.28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.0000000000008">
                <text:p>96.0000000000008</text:p>
              </table:table-cell>
              <table:table-cell office:value-type="float" office:value="70.4921">
                <text:p>70.4921</text:p>
              </table:table-cell>
              <table:table-cell office:value-type="float" office:value="133.612">
                <text:p>133.61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.2000000000008">
                <text:p>96.2000000000008</text:p>
              </table:table-cell>
              <table:table-cell office:value-type="float" office:value="70.6376">
                <text:p>70.6376</text:p>
              </table:table-cell>
              <table:table-cell office:value-type="float" office:value="133.939">
                <text:p>133.93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.4000000000008">
                <text:p>96.4000000000008</text:p>
              </table:table-cell>
              <table:table-cell office:value-type="float" office:value="70.783">
                <text:p>70.783</text:p>
              </table:table-cell>
              <table:table-cell office:value-type="float" office:value="134.266">
                <text:p>134.26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.6000000000008">
                <text:p>96.6000000000008</text:p>
              </table:table-cell>
              <table:table-cell office:value-type="float" office:value="70.9283">
                <text:p>70.9283</text:p>
              </table:table-cell>
              <table:table-cell office:value-type="float" office:value="134.593">
                <text:p>134.59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6.8000000000008">
                <text:p>96.8000000000008</text:p>
              </table:table-cell>
              <table:table-cell office:value-type="float" office:value="71.0736">
                <text:p>71.0736</text:p>
              </table:table-cell>
              <table:table-cell office:value-type="float" office:value="134.92">
                <text:p>134.9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.0000000000008">
                <text:p>97.0000000000008</text:p>
              </table:table-cell>
              <table:table-cell office:value-type="float" office:value="71.2188">
                <text:p>71.2188</text:p>
              </table:table-cell>
              <table:table-cell office:value-type="float" office:value="135.247">
                <text:p>135.24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.2000000000008">
                <text:p>97.2000000000008</text:p>
              </table:table-cell>
              <table:table-cell office:value-type="float" office:value="71.364">
                <text:p>71.364</text:p>
              </table:table-cell>
              <table:table-cell office:value-type="float" office:value="135.573">
                <text:p>135.57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.4000000000008">
                <text:p>97.4000000000008</text:p>
              </table:table-cell>
              <table:table-cell office:value-type="float" office:value="71.5091">
                <text:p>71.5091</text:p>
              </table:table-cell>
              <table:table-cell office:value-type="float" office:value="135.9">
                <text:p>135.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.6000000000009">
                <text:p>97.6000000000009</text:p>
              </table:table-cell>
              <table:table-cell office:value-type="float" office:value="71.6542">
                <text:p>71.6542</text:p>
              </table:table-cell>
              <table:table-cell office:value-type="float" office:value="136.226">
                <text:p>136.22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7.8000000000008">
                <text:p>97.8000000000008</text:p>
              </table:table-cell>
              <table:table-cell office:value-type="float" office:value="71.7992">
                <text:p>71.7992</text:p>
              </table:table-cell>
              <table:table-cell office:value-type="float" office:value="136.552">
                <text:p>136.55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.0000000000009">
                <text:p>98.0000000000009</text:p>
              </table:table-cell>
              <table:table-cell office:value-type="float" office:value="71.9441">
                <text:p>71.9441</text:p>
              </table:table-cell>
              <table:table-cell office:value-type="float" office:value="136.878">
                <text:p>136.87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.2000000000009">
                <text:p>98.2000000000009</text:p>
              </table:table-cell>
              <table:table-cell office:value-type="float" office:value="72.089">
                <text:p>72.089</text:p>
              </table:table-cell>
              <table:table-cell office:value-type="float" office:value="137.204">
                <text:p>137.20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.4000000000009">
                <text:p>98.4000000000009</text:p>
              </table:table-cell>
              <table:table-cell office:value-type="float" office:value="72.2338">
                <text:p>72.2338</text:p>
              </table:table-cell>
              <table:table-cell office:value-type="float" office:value="137.53">
                <text:p>137.5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.6000000000009">
                <text:p>98.6000000000009</text:p>
              </table:table-cell>
              <table:table-cell office:value-type="float" office:value="72.3785">
                <text:p>72.3785</text:p>
              </table:table-cell>
              <table:table-cell office:value-type="float" office:value="137.856">
                <text:p>137.85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8.8000000000009">
                <text:p>98.8000000000009</text:p>
              </table:table-cell>
              <table:table-cell office:value-type="float" office:value="72.5232">
                <text:p>72.5232</text:p>
              </table:table-cell>
              <table:table-cell office:value-type="float" office:value="138.181">
                <text:p>138.18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.0000000000009">
                <text:p>99.0000000000009</text:p>
              </table:table-cell>
              <table:table-cell office:value-type="float" office:value="72.6678">
                <text:p>72.6678</text:p>
              </table:table-cell>
              <table:table-cell office:value-type="float" office:value="138.506">
                <text:p>138.50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.2000000000009">
                <text:p>99.2000000000009</text:p>
              </table:table-cell>
              <table:table-cell office:value-type="float" office:value="72.8123">
                <text:p>72.8123</text:p>
              </table:table-cell>
              <table:table-cell office:value-type="float" office:value="138.832">
                <text:p>138.83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.4000000000009">
                <text:p>99.4000000000009</text:p>
              </table:table-cell>
              <table:table-cell office:value-type="float" office:value="72.9568">
                <text:p>72.9568</text:p>
              </table:table-cell>
              <table:table-cell office:value-type="float" office:value="139.157">
                <text:p>139.15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.6000000000009">
                <text:p>99.6000000000009</text:p>
              </table:table-cell>
              <table:table-cell office:value-type="float" office:value="73.1011">
                <text:p>73.1011</text:p>
              </table:table-cell>
              <table:table-cell office:value-type="float" office:value="139.481">
                <text:p>139.48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9.8000000000009">
                <text:p>99.8000000000009</text:p>
              </table:table-cell>
              <table:table-cell office:value-type="float" office:value="73.2455">
                <text:p>73.2455</text:p>
              </table:table-cell>
              <table:table-cell office:value-type="float" office:value="139.806">
                <text:p>139.80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.000000000001">
                <text:p>100.000000000001</text:p>
              </table:table-cell>
              <table:table-cell office:value-type="float" office:value="73.3897">
                <text:p>73.3897</text:p>
              </table:table-cell>
              <table:table-cell office:value-type="float" office:value="140.131">
                <text:p>140.13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.200000000001">
                <text:p>100.200000000001</text:p>
              </table:table-cell>
              <table:table-cell office:value-type="float" office:value="73.5339">
                <text:p>73.5339</text:p>
              </table:table-cell>
              <table:table-cell office:value-type="float" office:value="140.455">
                <text:p>140.45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.400000000001">
                <text:p>100.400000000001</text:p>
              </table:table-cell>
              <table:table-cell office:value-type="float" office:value="73.678">
                <text:p>73.678</text:p>
              </table:table-cell>
              <table:table-cell office:value-type="float" office:value="140.779">
                <text:p>140.77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.600000000001">
                <text:p>100.600000000001</text:p>
              </table:table-cell>
              <table:table-cell office:value-type="float" office:value="73.822">
                <text:p>73.822</text:p>
              </table:table-cell>
              <table:table-cell office:value-type="float" office:value="141.103">
                <text:p>141.10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0.800000000001">
                <text:p>100.800000000001</text:p>
              </table:table-cell>
              <table:table-cell office:value-type="float" office:value="73.9659">
                <text:p>73.9659</text:p>
              </table:table-cell>
              <table:table-cell office:value-type="float" office:value="141.427">
                <text:p>141.42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1.000000000001">
                <text:p>101.000000000001</text:p>
              </table:table-cell>
              <table:table-cell office:value-type="float" office:value="74.1098">
                <text:p>74.1098</text:p>
              </table:table-cell>
              <table:table-cell office:value-type="float" office:value="141.751">
                <text:p>141.75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1.200000000001">
                <text:p>101.200000000001</text:p>
              </table:table-cell>
              <table:table-cell office:value-type="float" office:value="74.2536">
                <text:p>74.2536</text:p>
              </table:table-cell>
              <table:table-cell office:value-type="float" office:value="142.074">
                <text:p>142.07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1.400000000001">
                <text:p>101.400000000001</text:p>
              </table:table-cell>
              <table:table-cell office:value-type="float" office:value="74.3973">
                <text:p>74.3973</text:p>
              </table:table-cell>
              <table:table-cell office:value-type="float" office:value="142.398">
                <text:p>142.39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1.600000000001">
                <text:p>101.600000000001</text:p>
              </table:table-cell>
              <table:table-cell office:value-type="float" office:value="74.5409">
                <text:p>74.5409</text:p>
              </table:table-cell>
              <table:table-cell office:value-type="float" office:value="142.721">
                <text:p>142.72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1.800000000001">
                <text:p>101.800000000001</text:p>
              </table:table-cell>
              <table:table-cell office:value-type="float" office:value="74.6844">
                <text:p>74.6844</text:p>
              </table:table-cell>
              <table:table-cell office:value-type="float" office:value="143.044">
                <text:p>143.04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2.000000000001">
                <text:p>102.000000000001</text:p>
              </table:table-cell>
              <table:table-cell office:value-type="float" office:value="74.8279">
                <text:p>74.8279</text:p>
              </table:table-cell>
              <table:table-cell office:value-type="float" office:value="143.366">
                <text:p>143.36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2.200000000001">
                <text:p>102.200000000001</text:p>
              </table:table-cell>
              <table:table-cell office:value-type="float" office:value="74.9712">
                <text:p>74.9712</text:p>
              </table:table-cell>
              <table:table-cell office:value-type="float" office:value="143.689">
                <text:p>143.68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2.400000000001">
                <text:p>102.400000000001</text:p>
              </table:table-cell>
              <table:table-cell office:value-type="float" office:value="75.1145">
                <text:p>75.1145</text:p>
              </table:table-cell>
              <table:table-cell office:value-type="float" office:value="144.011">
                <text:p>144.01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2.600000000001">
                <text:p>102.600000000001</text:p>
              </table:table-cell>
              <table:table-cell office:value-type="float" office:value="75.2577">
                <text:p>75.2577</text:p>
              </table:table-cell>
              <table:table-cell office:value-type="float" office:value="144.333">
                <text:p>144.33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2.800000000001">
                <text:p>102.800000000001</text:p>
              </table:table-cell>
              <table:table-cell office:value-type="float" office:value="75.4008">
                <text:p>75.4008</text:p>
              </table:table-cell>
              <table:table-cell office:value-type="float" office:value="144.655">
                <text:p>144.65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3.000000000001">
                <text:p>103.000000000001</text:p>
              </table:table-cell>
              <table:table-cell office:value-type="float" office:value="75.5438">
                <text:p>75.5438</text:p>
              </table:table-cell>
              <table:table-cell office:value-type="float" office:value="144.977">
                <text:p>144.97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3.200000000001">
                <text:p>103.200000000001</text:p>
              </table:table-cell>
              <table:table-cell office:value-type="float" office:value="75.6868">
                <text:p>75.6868</text:p>
              </table:table-cell>
              <table:table-cell office:value-type="float" office:value="145.299">
                <text:p>145.29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3.400000000001">
                <text:p>103.400000000001</text:p>
              </table:table-cell>
              <table:table-cell office:value-type="float" office:value="75.8296">
                <text:p>75.8296</text:p>
              </table:table-cell>
              <table:table-cell office:value-type="float" office:value="145.62">
                <text:p>145.6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3.600000000001">
                <text:p>103.600000000001</text:p>
              </table:table-cell>
              <table:table-cell office:value-type="float" office:value="75.9723">
                <text:p>75.9723</text:p>
              </table:table-cell>
              <table:table-cell office:value-type="float" office:value="145.941">
                <text:p>145.94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3.800000000001">
                <text:p>103.800000000001</text:p>
              </table:table-cell>
              <table:table-cell office:value-type="float" office:value="76.115">
                <text:p>76.115</text:p>
              </table:table-cell>
              <table:table-cell office:value-type="float" office:value="146.262">
                <text:p>146.26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4.000000000001">
                <text:p>104.000000000001</text:p>
              </table:table-cell>
              <table:table-cell office:value-type="float" office:value="76.2575">
                <text:p>76.2575</text:p>
              </table:table-cell>
              <table:table-cell office:value-type="float" office:value="146.583">
                <text:p>146.58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4.200000000001">
                <text:p>104.200000000001</text:p>
              </table:table-cell>
              <table:table-cell office:value-type="float" office:value="76.4">
                <text:p>76.4</text:p>
              </table:table-cell>
              <table:table-cell office:value-type="float" office:value="146.903">
                <text:p>146.90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4.400000000001">
                <text:p>104.400000000001</text:p>
              </table:table-cell>
              <table:table-cell office:value-type="float" office:value="76.5424">
                <text:p>76.5424</text:p>
              </table:table-cell>
              <table:table-cell office:value-type="float" office:value="147.224">
                <text:p>147.22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4.600000000001">
                <text:p>104.600000000001</text:p>
              </table:table-cell>
              <table:table-cell office:value-type="float" office:value="76.6846">
                <text:p>76.6846</text:p>
              </table:table-cell>
              <table:table-cell office:value-type="float" office:value="147.544">
                <text:p>147.54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4.800000000001">
                <text:p>104.800000000001</text:p>
              </table:table-cell>
              <table:table-cell office:value-type="float" office:value="76.8268">
                <text:p>76.8268</text:p>
              </table:table-cell>
              <table:table-cell office:value-type="float" office:value="147.864">
                <text:p>147.86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5.000000000001">
                <text:p>105.000000000001</text:p>
              </table:table-cell>
              <table:table-cell office:value-type="float" office:value="76.9689">
                <text:p>76.9689</text:p>
              </table:table-cell>
              <table:table-cell office:value-type="float" office:value="148.183">
                <text:p>148.18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5.200000000001">
                <text:p>105.200000000001</text:p>
              </table:table-cell>
              <table:table-cell office:value-type="float" office:value="77.1108">
                <text:p>77.1108</text:p>
              </table:table-cell>
              <table:table-cell office:value-type="float" office:value="148.503">
                <text:p>148.50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5.400000000001">
                <text:p>105.400000000001</text:p>
              </table:table-cell>
              <table:table-cell office:value-type="float" office:value="77.2527">
                <text:p>77.2527</text:p>
              </table:table-cell>
              <table:table-cell office:value-type="float" office:value="148.822">
                <text:p>148.82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5.600000000001">
                <text:p>105.600000000001</text:p>
              </table:table-cell>
              <table:table-cell office:value-type="float" office:value="77.3945">
                <text:p>77.3945</text:p>
              </table:table-cell>
              <table:table-cell office:value-type="float" office:value="149.141">
                <text:p>149.14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5.800000000001">
                <text:p>105.800000000001</text:p>
              </table:table-cell>
              <table:table-cell office:value-type="float" office:value="77.5361">
                <text:p>77.5361</text:p>
              </table:table-cell>
              <table:table-cell office:value-type="float" office:value="149.46">
                <text:p>149.4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6.000000000001">
                <text:p>106.000000000001</text:p>
              </table:table-cell>
              <table:table-cell office:value-type="float" office:value="77.6777">
                <text:p>77.6777</text:p>
              </table:table-cell>
              <table:table-cell office:value-type="float" office:value="149.778">
                <text:p>149.77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6.200000000001">
                <text:p>106.200000000001</text:p>
              </table:table-cell>
              <table:table-cell office:value-type="float" office:value="77.8191">
                <text:p>77.8191</text:p>
              </table:table-cell>
              <table:table-cell office:value-type="float" office:value="150.096">
                <text:p>150.09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.400000000001">
                <text:p>106.400000000001</text:p>
              </table:table-cell>
              <table:table-cell office:value-type="float" office:value="77.9605">
                <text:p>77.9605</text:p>
              </table:table-cell>
              <table:table-cell office:value-type="float" office:value="150.414">
                <text:p>150.41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6.600000000001">
                <text:p>106.600000000001</text:p>
              </table:table-cell>
              <table:table-cell office:value-type="float" office:value="78.1017">
                <text:p>78.1017</text:p>
              </table:table-cell>
              <table:table-cell office:value-type="float" office:value="150.732">
                <text:p>150.73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6.800000000001">
                <text:p>106.800000000001</text:p>
              </table:table-cell>
              <table:table-cell office:value-type="float" office:value="78.2428">
                <text:p>78.2428</text:p>
              </table:table-cell>
              <table:table-cell office:value-type="float" office:value="151.05">
                <text:p>151.0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7.000000000001">
                <text:p>107.000000000001</text:p>
              </table:table-cell>
              <table:table-cell office:value-type="float" office:value="78.3839">
                <text:p>78.3839</text:p>
              </table:table-cell>
              <table:table-cell office:value-type="float" office:value="151.367">
                <text:p>151.36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7.200000000001">
                <text:p>107.200000000001</text:p>
              </table:table-cell>
              <table:table-cell office:value-type="float" office:value="78.5248">
                <text:p>78.5248</text:p>
              </table:table-cell>
              <table:table-cell office:value-type="float" office:value="151.684">
                <text:p>151.68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7.400000000001">
                <text:p>107.400000000001</text:p>
              </table:table-cell>
              <table:table-cell office:value-type="float" office:value="78.6656">
                <text:p>78.6656</text:p>
              </table:table-cell>
              <table:table-cell office:value-type="float" office:value="152.001">
                <text:p>152.00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7.600000000001">
                <text:p>107.600000000001</text:p>
              </table:table-cell>
              <table:table-cell office:value-type="float" office:value="78.8063">
                <text:p>78.8063</text:p>
              </table:table-cell>
              <table:table-cell office:value-type="float" office:value="152.317">
                <text:p>152.31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7.800000000001">
                <text:p>107.800000000001</text:p>
              </table:table-cell>
              <table:table-cell office:value-type="float" office:value="78.9468">
                <text:p>78.9468</text:p>
              </table:table-cell>
              <table:table-cell office:value-type="float" office:value="152.633">
                <text:p>152.63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8.000000000001">
                <text:p>108.000000000001</text:p>
              </table:table-cell>
              <table:table-cell office:value-type="float" office:value="79.0873">
                <text:p>79.0873</text:p>
              </table:table-cell>
              <table:table-cell office:value-type="float" office:value="152.949">
                <text:p>152.94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8.200000000001">
                <text:p>108.200000000001</text:p>
              </table:table-cell>
              <table:table-cell office:value-type="float" office:value="79.2277">
                <text:p>79.2277</text:p>
              </table:table-cell>
              <table:table-cell office:value-type="float" office:value="153.265">
                <text:p>153.26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8.400000000001">
                <text:p>108.400000000001</text:p>
              </table:table-cell>
              <table:table-cell office:value-type="float" office:value="79.3679">
                <text:p>79.3679</text:p>
              </table:table-cell>
              <table:table-cell office:value-type="float" office:value="153.581">
                <text:p>153.58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8.600000000001">
                <text:p>108.600000000001</text:p>
              </table:table-cell>
              <table:table-cell office:value-type="float" office:value="79.508">
                <text:p>79.508</text:p>
              </table:table-cell>
              <table:table-cell office:value-type="float" office:value="153.896">
                <text:p>153.89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8.800000000001">
                <text:p>108.800000000001</text:p>
              </table:table-cell>
              <table:table-cell office:value-type="float" office:value="79.648">
                <text:p>79.648</text:p>
              </table:table-cell>
              <table:table-cell office:value-type="float" office:value="154.211">
                <text:p>154.21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9.000000000001">
                <text:p>109.000000000001</text:p>
              </table:table-cell>
              <table:table-cell office:value-type="float" office:value="79.7879">
                <text:p>79.7879</text:p>
              </table:table-cell>
              <table:table-cell office:value-type="float" office:value="154.526">
                <text:p>154.52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9.200000000001">
                <text:p>109.200000000001</text:p>
              </table:table-cell>
              <table:table-cell office:value-type="float" office:value="79.9277">
                <text:p>79.9277</text:p>
              </table:table-cell>
              <table:table-cell office:value-type="float" office:value="154.84">
                <text:p>154.8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9.400000000001">
                <text:p>109.400000000001</text:p>
              </table:table-cell>
              <table:table-cell office:value-type="float" office:value="80.0673">
                <text:p>80.0673</text:p>
              </table:table-cell>
              <table:table-cell office:value-type="float" office:value="155.154">
                <text:p>155.15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9.600000000001">
                <text:p>109.600000000001</text:p>
              </table:table-cell>
              <table:table-cell office:value-type="float" office:value="80.2068">
                <text:p>80.2068</text:p>
              </table:table-cell>
              <table:table-cell office:value-type="float" office:value="155.468">
                <text:p>155.46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9.800000000001">
                <text:p>109.800000000001</text:p>
              </table:table-cell>
              <table:table-cell office:value-type="float" office:value="80.3462">
                <text:p>80.3462</text:p>
              </table:table-cell>
              <table:table-cell office:value-type="float" office:value="155.782">
                <text:p>155.78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0.000000000001">
                <text:p>110.000000000001</text:p>
              </table:table-cell>
              <table:table-cell office:value-type="float" office:value="80.4855">
                <text:p>80.4855</text:p>
              </table:table-cell>
              <table:table-cell office:value-type="float" office:value="156.095">
                <text:p>156.09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0.200000000001">
                <text:p>110.200000000001</text:p>
              </table:table-cell>
              <table:table-cell office:value-type="float" office:value="80.6246">
                <text:p>80.6246</text:p>
              </table:table-cell>
              <table:table-cell office:value-type="float" office:value="156.408">
                <text:p>156.40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0.400000000001">
                <text:p>110.400000000001</text:p>
              </table:table-cell>
              <table:table-cell office:value-type="float" office:value="80.7637">
                <text:p>80.7637</text:p>
              </table:table-cell>
              <table:table-cell office:value-type="float" office:value="156.721">
                <text:p>156.72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0.600000000001">
                <text:p>110.600000000001</text:p>
              </table:table-cell>
              <table:table-cell office:value-type="float" office:value="80.9026">
                <text:p>80.9026</text:p>
              </table:table-cell>
              <table:table-cell office:value-type="float" office:value="157.034">
                <text:p>157.03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0.800000000001">
                <text:p>110.800000000001</text:p>
              </table:table-cell>
              <table:table-cell office:value-type="float" office:value="81.0414">
                <text:p>81.0414</text:p>
              </table:table-cell>
              <table:table-cell office:value-type="float" office:value="157.346">
                <text:p>157.34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1.000000000001">
                <text:p>111.000000000001</text:p>
              </table:table-cell>
              <table:table-cell office:value-type="float" office:value="81.18">
                <text:p>81.18</text:p>
              </table:table-cell>
              <table:table-cell office:value-type="float" office:value="157.658">
                <text:p>157.65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1.200000000001">
                <text:p>111.200000000001</text:p>
              </table:table-cell>
              <table:table-cell office:value-type="float" office:value="81.3185">
                <text:p>81.3185</text:p>
              </table:table-cell>
              <table:table-cell office:value-type="float" office:value="157.969">
                <text:p>157.96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1.400000000001">
                <text:p>111.400000000001</text:p>
              </table:table-cell>
              <table:table-cell office:value-type="float" office:value="81.4569">
                <text:p>81.4569</text:p>
              </table:table-cell>
              <table:table-cell office:value-type="float" office:value="158.281">
                <text:p>158.28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1.600000000001">
                <text:p>111.600000000001</text:p>
              </table:table-cell>
              <table:table-cell office:value-type="float" office:value="81.5952">
                <text:p>81.5952</text:p>
              </table:table-cell>
              <table:table-cell office:value-type="float" office:value="158.592">
                <text:p>158.59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1.800000000001">
                <text:p>111.800000000001</text:p>
              </table:table-cell>
              <table:table-cell office:value-type="float" office:value="81.7333">
                <text:p>81.7333</text:p>
              </table:table-cell>
              <table:table-cell office:value-type="float" office:value="158.903">
                <text:p>158.90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2.000000000001">
                <text:p>112.000000000001</text:p>
              </table:table-cell>
              <table:table-cell office:value-type="float" office:value="81.8713">
                <text:p>81.8713</text:p>
              </table:table-cell>
              <table:table-cell office:value-type="float" office:value="159.213">
                <text:p>159.21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2.200000000001">
                <text:p>112.200000000001</text:p>
              </table:table-cell>
              <table:table-cell office:value-type="float" office:value="82.0091">
                <text:p>82.0091</text:p>
              </table:table-cell>
              <table:table-cell office:value-type="float" office:value="159.523">
                <text:p>159.52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2.400000000001">
                <text:p>112.400000000001</text:p>
              </table:table-cell>
              <table:table-cell office:value-type="float" office:value="82.1469">
                <text:p>82.1469</text:p>
              </table:table-cell>
              <table:table-cell office:value-type="float" office:value="159.833">
                <text:p>159.83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2.600000000001">
                <text:p>112.600000000001</text:p>
              </table:table-cell>
              <table:table-cell office:value-type="float" office:value="82.2845">
                <text:p>82.2845</text:p>
              </table:table-cell>
              <table:table-cell office:value-type="float" office:value="160.143">
                <text:p>160.14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2.800000000001">
                <text:p>112.800000000001</text:p>
              </table:table-cell>
              <table:table-cell office:value-type="float" office:value="82.4219">
                <text:p>82.4219</text:p>
              </table:table-cell>
              <table:table-cell office:value-type="float" office:value="160.452">
                <text:p>160.45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3.000000000001">
                <text:p>113.000000000001</text:p>
              </table:table-cell>
              <table:table-cell office:value-type="float" office:value="82.5592">
                <text:p>82.5592</text:p>
              </table:table-cell>
              <table:table-cell office:value-type="float" office:value="160.761">
                <text:p>160.76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3.200000000001">
                <text:p>113.200000000001</text:p>
              </table:table-cell>
              <table:table-cell office:value-type="float" office:value="82.6964">
                <text:p>82.6964</text:p>
              </table:table-cell>
              <table:table-cell office:value-type="float" office:value="161.069">
                <text:p>161.06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3.400000000001">
                <text:p>113.400000000001</text:p>
              </table:table-cell>
              <table:table-cell office:value-type="float" office:value="82.8334">
                <text:p>82.8334</text:p>
              </table:table-cell>
              <table:table-cell office:value-type="float" office:value="161.378">
                <text:p>161.37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3.600000000001">
                <text:p>113.600000000001</text:p>
              </table:table-cell>
              <table:table-cell office:value-type="float" office:value="82.9703">
                <text:p>82.9703</text:p>
              </table:table-cell>
              <table:table-cell office:value-type="float" office:value="161.686">
                <text:p>161.68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3.800000000001">
                <text:p>113.800000000001</text:p>
              </table:table-cell>
              <table:table-cell office:value-type="float" office:value="83.1071">
                <text:p>83.1071</text:p>
              </table:table-cell>
              <table:table-cell office:value-type="float" office:value="161.994">
                <text:p>161.99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4.000000000001">
                <text:p>114.000000000001</text:p>
              </table:table-cell>
              <table:table-cell office:value-type="float" office:value="83.2437">
                <text:p>83.2437</text:p>
              </table:table-cell>
              <table:table-cell office:value-type="float" office:value="162.301">
                <text:p>162.30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4.200000000001">
                <text:p>114.200000000001</text:p>
              </table:table-cell>
              <table:table-cell office:value-type="float" office:value="83.3802">
                <text:p>83.3802</text:p>
              </table:table-cell>
              <table:table-cell office:value-type="float" office:value="162.608">
                <text:p>162.60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4.400000000001">
                <text:p>114.400000000001</text:p>
              </table:table-cell>
              <table:table-cell office:value-type="float" office:value="83.5166">
                <text:p>83.5166</text:p>
              </table:table-cell>
              <table:table-cell office:value-type="float" office:value="162.915">
                <text:p>162.91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4.600000000001">
                <text:p>114.600000000001</text:p>
              </table:table-cell>
              <table:table-cell office:value-type="float" office:value="83.6528">
                <text:p>83.6528</text:p>
              </table:table-cell>
              <table:table-cell office:value-type="float" office:value="163.221">
                <text:p>163.22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4.800000000001">
                <text:p>114.800000000001</text:p>
              </table:table-cell>
              <table:table-cell office:value-type="float" office:value="83.7887">
                <text:p>83.7887</text:p>
              </table:table-cell>
              <table:table-cell office:value-type="float" office:value="163.527">
                <text:p>163.52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5.000000000001">
                <text:p>115.000000000001</text:p>
              </table:table-cell>
              <table:table-cell office:value-type="float" office:value="83.9247">
                <text:p>83.9247</text:p>
              </table:table-cell>
              <table:table-cell office:value-type="float" office:value="163.833">
                <text:p>163.83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5.200000000001">
                <text:p>115.200000000001</text:p>
              </table:table-cell>
              <table:table-cell office:value-type="float" office:value="84.0604">
                <text:p>84.0604</text:p>
              </table:table-cell>
              <table:table-cell office:value-type="float" office:value="164.138">
                <text:p>164.13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5.400000000001">
                <text:p>115.400000000001</text:p>
              </table:table-cell>
              <table:table-cell office:value-type="float" office:value="84.196">
                <text:p>84.196</text:p>
              </table:table-cell>
              <table:table-cell office:value-type="float" office:value="164.444">
                <text:p>164.44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5.600000000001">
                <text:p>115.600000000001</text:p>
              </table:table-cell>
              <table:table-cell office:value-type="float" office:value="84.3314">
                <text:p>84.3314</text:p>
              </table:table-cell>
              <table:table-cell office:value-type="float" office:value="164.748">
                <text:p>164.74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5.800000000001">
                <text:p>115.800000000001</text:p>
              </table:table-cell>
              <table:table-cell office:value-type="float" office:value="84.4668">
                <text:p>84.4668</text:p>
              </table:table-cell>
              <table:table-cell office:value-type="float" office:value="165.053">
                <text:p>165.05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6.000000000001">
                <text:p>116.000000000001</text:p>
              </table:table-cell>
              <table:table-cell office:value-type="float" office:value="84.6019">
                <text:p>84.6019</text:p>
              </table:table-cell>
              <table:table-cell office:value-type="float" office:value="165.357">
                <text:p>165.35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6.200000000001">
                <text:p>116.200000000001</text:p>
              </table:table-cell>
              <table:table-cell office:value-type="float" office:value="84.737">
                <text:p>84.737</text:p>
              </table:table-cell>
              <table:table-cell office:value-type="float" office:value="165.661">
                <text:p>165.66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6.400000000001">
                <text:p>116.400000000001</text:p>
              </table:table-cell>
              <table:table-cell office:value-type="float" office:value="84.8718">
                <text:p>84.8718</text:p>
              </table:table-cell>
              <table:table-cell office:value-type="float" office:value="165.964">
                <text:p>165.96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6.600000000001">
                <text:p>116.600000000001</text:p>
              </table:table-cell>
              <table:table-cell office:value-type="float" office:value="85.0065">
                <text:p>85.0065</text:p>
              </table:table-cell>
              <table:table-cell office:value-type="float" office:value="166.267">
                <text:p>166.26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6.800000000001">
                <text:p>116.800000000001</text:p>
              </table:table-cell>
              <table:table-cell office:value-type="float" office:value="85.1411">
                <text:p>85.1411</text:p>
              </table:table-cell>
              <table:table-cell office:value-type="float" office:value="166.57">
                <text:p>166.5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7.000000000001">
                <text:p>117.000000000001</text:p>
              </table:table-cell>
              <table:table-cell office:value-type="float" office:value="85.2755">
                <text:p>85.2755</text:p>
              </table:table-cell>
              <table:table-cell office:value-type="float" office:value="166.872">
                <text:p>166.87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7.200000000001">
                <text:p>117.200000000001</text:p>
              </table:table-cell>
              <table:table-cell office:value-type="float" office:value="85.4098">
                <text:p>85.4098</text:p>
              </table:table-cell>
              <table:table-cell office:value-type="float" office:value="167.174">
                <text:p>167.17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7.400000000001">
                <text:p>117.400000000001</text:p>
              </table:table-cell>
              <table:table-cell office:value-type="float" office:value="85.5439">
                <text:p>85.5439</text:p>
              </table:table-cell>
              <table:table-cell office:value-type="float" office:value="167.476">
                <text:p>167.47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7.600000000001">
                <text:p>117.600000000001</text:p>
              </table:table-cell>
              <table:table-cell office:value-type="float" office:value="85.6778">
                <text:p>85.6778</text:p>
              </table:table-cell>
              <table:table-cell office:value-type="float" office:value="167.777">
                <text:p>167.77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7.800000000001">
                <text:p>117.800000000001</text:p>
              </table:table-cell>
              <table:table-cell office:value-type="float" office:value="85.8116">
                <text:p>85.8116</text:p>
              </table:table-cell>
              <table:table-cell office:value-type="float" office:value="168.078">
                <text:p>168.07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8.000000000001">
                <text:p>118.000000000001</text:p>
              </table:table-cell>
              <table:table-cell office:value-type="float" office:value="85.9452">
                <text:p>85.9452</text:p>
              </table:table-cell>
              <table:table-cell office:value-type="float" office:value="168.379">
                <text:p>168.37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8.200000000001">
                <text:p>118.200000000001</text:p>
              </table:table-cell>
              <table:table-cell office:value-type="float" office:value="86.0787">
                <text:p>86.0787</text:p>
              </table:table-cell>
              <table:table-cell office:value-type="float" office:value="168.679">
                <text:p>168.67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8.400000000001">
                <text:p>118.400000000001</text:p>
              </table:table-cell>
              <table:table-cell office:value-type="float" office:value="86.212">
                <text:p>86.212</text:p>
              </table:table-cell>
              <table:table-cell office:value-type="float" office:value="168.979">
                <text:p>168.97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8.600000000001">
                <text:p>118.600000000001</text:p>
              </table:table-cell>
              <table:table-cell office:value-type="float" office:value="86.3451">
                <text:p>86.3451</text:p>
              </table:table-cell>
              <table:table-cell office:value-type="float" office:value="169.279">
                <text:p>169.27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8.800000000001">
                <text:p>118.800000000001</text:p>
              </table:table-cell>
              <table:table-cell office:value-type="float" office:value="86.4781">
                <text:p>86.4781</text:p>
              </table:table-cell>
              <table:table-cell office:value-type="float" office:value="169.578">
                <text:p>169.57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9.000000000001">
                <text:p>119.000000000001</text:p>
              </table:table-cell>
              <table:table-cell office:value-type="float" office:value="86.611">
                <text:p>86.611</text:p>
              </table:table-cell>
              <table:table-cell office:value-type="float" office:value="169.877">
                <text:p>169.87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9.200000000001">
                <text:p>119.200000000001</text:p>
              </table:table-cell>
              <table:table-cell office:value-type="float" office:value="86.7436">
                <text:p>86.7436</text:p>
              </table:table-cell>
              <table:table-cell office:value-type="float" office:value="170.175">
                <text:p>170.17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9.400000000001">
                <text:p>119.400000000001</text:p>
              </table:table-cell>
              <table:table-cell office:value-type="float" office:value="86.8762">
                <text:p>86.8762</text:p>
              </table:table-cell>
              <table:table-cell office:value-type="float" office:value="170.474">
                <text:p>170.47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9.600000000001">
                <text:p>119.600000000001</text:p>
              </table:table-cell>
              <table:table-cell office:value-type="float" office:value="87.0085">
                <text:p>87.0085</text:p>
              </table:table-cell>
              <table:table-cell office:value-type="float" office:value="170.771">
                <text:p>170.77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9.800000000001">
                <text:p>119.800000000001</text:p>
              </table:table-cell>
              <table:table-cell office:value-type="float" office:value="87.1407">
                <text:p>87.1407</text:p>
              </table:table-cell>
              <table:table-cell office:value-type="float" office:value="171.069">
                <text:p>171.06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0.000000000001">
                <text:p>120.000000000001</text:p>
              </table:table-cell>
              <table:table-cell office:value-type="float" office:value="87.2727">
                <text:p>87.2727</text:p>
              </table:table-cell>
              <table:table-cell office:value-type="float" office:value="171.366">
                <text:p>171.36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0.200000000001">
                <text:p>120.200000000001</text:p>
              </table:table-cell>
              <table:table-cell office:value-type="float" office:value="87.4045">
                <text:p>87.4045</text:p>
              </table:table-cell>
              <table:table-cell office:value-type="float" office:value="171.662">
                <text:p>171.66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0.400000000001">
                <text:p>120.400000000001</text:p>
              </table:table-cell>
              <table:table-cell office:value-type="float" office:value="87.5362">
                <text:p>87.5362</text:p>
              </table:table-cell>
              <table:table-cell office:value-type="float" office:value="171.959">
                <text:p>171.95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0.600000000001">
                <text:p>120.600000000001</text:p>
              </table:table-cell>
              <table:table-cell office:value-type="float" office:value="87.6677">
                <text:p>87.6677</text:p>
              </table:table-cell>
              <table:table-cell office:value-type="float" office:value="172.254">
                <text:p>172.25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0.800000000001">
                <text:p>120.800000000001</text:p>
              </table:table-cell>
              <table:table-cell office:value-type="float" office:value="87.799">
                <text:p>87.799</text:p>
              </table:table-cell>
              <table:table-cell office:value-type="float" office:value="172.55">
                <text:p>172.5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1.000000000001">
                <text:p>121.000000000001</text:p>
              </table:table-cell>
              <table:table-cell office:value-type="float" office:value="87.9302">
                <text:p>87.9302</text:p>
              </table:table-cell>
              <table:table-cell office:value-type="float" office:value="172.845">
                <text:p>172.84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.200000000001">
                <text:p>121.200000000001</text:p>
              </table:table-cell>
              <table:table-cell office:value-type="float" office:value="88.0612">
                <text:p>88.0612</text:p>
              </table:table-cell>
              <table:table-cell office:value-type="float" office:value="173.14">
                <text:p>173.1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1.400000000001">
                <text:p>121.400000000001</text:p>
              </table:table-cell>
              <table:table-cell office:value-type="float" office:value="88.192">
                <text:p>88.192</text:p>
              </table:table-cell>
              <table:table-cell office:value-type="float" office:value="173.434">
                <text:p>173.43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1.600000000001">
                <text:p>121.600000000001</text:p>
              </table:table-cell>
              <table:table-cell office:value-type="float" office:value="88.3227">
                <text:p>88.3227</text:p>
              </table:table-cell>
              <table:table-cell office:value-type="float" office:value="173.728">
                <text:p>173.72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1.800000000001">
                <text:p>121.800000000001</text:p>
              </table:table-cell>
              <table:table-cell office:value-type="float" office:value="88.4532">
                <text:p>88.4532</text:p>
              </table:table-cell>
              <table:table-cell office:value-type="float" office:value="174.022">
                <text:p>174.02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2.000000000001">
                <text:p>122.000000000001</text:p>
              </table:table-cell>
              <table:table-cell office:value-type="float" office:value="88.5835">
                <text:p>88.5835</text:p>
              </table:table-cell>
              <table:table-cell office:value-type="float" office:value="174.315">
                <text:p>174.31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2.200000000001">
                <text:p>122.200000000001</text:p>
              </table:table-cell>
              <table:table-cell office:value-type="float" office:value="88.7136">
                <text:p>88.7136</text:p>
              </table:table-cell>
              <table:table-cell office:value-type="float" office:value="174.608">
                <text:p>174.60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2.400000000001">
                <text:p>122.400000000001</text:p>
              </table:table-cell>
              <table:table-cell office:value-type="float" office:value="88.8436">
                <text:p>88.8436</text:p>
              </table:table-cell>
              <table:table-cell office:value-type="float" office:value="174.9">
                <text:p>174.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2.600000000001">
                <text:p>122.600000000001</text:p>
              </table:table-cell>
              <table:table-cell office:value-type="float" office:value="88.9734">
                <text:p>88.9734</text:p>
              </table:table-cell>
              <table:table-cell office:value-type="float" office:value="175.192">
                <text:p>175.19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2.800000000001">
                <text:p>122.800000000001</text:p>
              </table:table-cell>
              <table:table-cell office:value-type="float" office:value="89.103">
                <text:p>89.103</text:p>
              </table:table-cell>
              <table:table-cell office:value-type="float" office:value="175.484">
                <text:p>175.48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3.000000000001">
                <text:p>123.000000000001</text:p>
              </table:table-cell>
              <table:table-cell office:value-type="float" office:value="89.2324">
                <text:p>89.2324</text:p>
              </table:table-cell>
              <table:table-cell office:value-type="float" office:value="175.775">
                <text:p>175.77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3.200000000001">
                <text:p>123.200000000001</text:p>
              </table:table-cell>
              <table:table-cell office:value-type="float" office:value="89.3616">
                <text:p>89.3616</text:p>
              </table:table-cell>
              <table:table-cell office:value-type="float" office:value="176.066">
                <text:p>176.06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3.400000000001">
                <text:p>123.400000000001</text:p>
              </table:table-cell>
              <table:table-cell office:value-type="float" office:value="89.4907">
                <text:p>89.4907</text:p>
              </table:table-cell>
              <table:table-cell office:value-type="float" office:value="176.356">
                <text:p>176.35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3.600000000001">
                <text:p>123.600000000001</text:p>
              </table:table-cell>
              <table:table-cell office:value-type="float" office:value="89.6196">
                <text:p>89.6196</text:p>
              </table:table-cell>
              <table:table-cell office:value-type="float" office:value="176.646">
                <text:p>176.64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3.800000000001">
                <text:p>123.800000000001</text:p>
              </table:table-cell>
              <table:table-cell office:value-type="float" office:value="89.7484">
                <text:p>89.7484</text:p>
              </table:table-cell>
              <table:table-cell office:value-type="float" office:value="176.936">
                <text:p>176.93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4.000000000001">
                <text:p>124.000000000001</text:p>
              </table:table-cell>
              <table:table-cell office:value-type="float" office:value="89.8769">
                <text:p>89.8769</text:p>
              </table:table-cell>
              <table:table-cell office:value-type="float" office:value="177.225">
                <text:p>177.22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4.200000000001">
                <text:p>124.200000000001</text:p>
              </table:table-cell>
              <table:table-cell office:value-type="float" office:value="90.0053">
                <text:p>90.0053</text:p>
              </table:table-cell>
              <table:table-cell office:value-type="float" office:value="177.514">
                <text:p>177.51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4.400000000001">
                <text:p>124.400000000001</text:p>
              </table:table-cell>
              <table:table-cell office:value-type="float" office:value="90.1335">
                <text:p>90.1335</text:p>
              </table:table-cell>
              <table:table-cell office:value-type="float" office:value="177.802">
                <text:p>177.80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4.600000000001">
                <text:p>124.600000000001</text:p>
              </table:table-cell>
              <table:table-cell office:value-type="float" office:value="90.2615">
                <text:p>90.2615</text:p>
              </table:table-cell>
              <table:table-cell office:value-type="float" office:value="178.09">
                <text:p>178.0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4.800000000001">
                <text:p>124.800000000001</text:p>
              </table:table-cell>
              <table:table-cell office:value-type="float" office:value="90.3893">
                <text:p>90.3893</text:p>
              </table:table-cell>
              <table:table-cell office:value-type="float" office:value="178.378">
                <text:p>178.37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5.000000000001">
                <text:p>125.000000000001</text:p>
              </table:table-cell>
              <table:table-cell office:value-type="float" office:value="90.5169">
                <text:p>90.5169</text:p>
              </table:table-cell>
              <table:table-cell office:value-type="float" office:value="178.665">
                <text:p>178.66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5.200000000001">
                <text:p>125.200000000001</text:p>
              </table:table-cell>
              <table:table-cell office:value-type="float" office:value="90.6444">
                <text:p>90.6444</text:p>
              </table:table-cell>
              <table:table-cell office:value-type="float" office:value="178.952">
                <text:p>178.95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5.400000000001">
                <text:p>125.400000000001</text:p>
              </table:table-cell>
              <table:table-cell office:value-type="float" office:value="90.7716">
                <text:p>90.7716</text:p>
              </table:table-cell>
              <table:table-cell office:value-type="float" office:value="179.238">
                <text:p>179.23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5.600000000001">
                <text:p>125.600000000001</text:p>
              </table:table-cell>
              <table:table-cell office:value-type="float" office:value="90.8987">
                <text:p>90.8987</text:p>
              </table:table-cell>
              <table:table-cell office:value-type="float" office:value="179.524">
                <text:p>179.52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5.800000000001">
                <text:p>125.800000000001</text:p>
              </table:table-cell>
              <table:table-cell office:value-type="float" office:value="91.0256">
                <text:p>91.0256</text:p>
              </table:table-cell>
              <table:table-cell office:value-type="float" office:value="179.809">
                <text:p>179.80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6.000000000001">
                <text:p>126.000000000001</text:p>
              </table:table-cell>
              <table:table-cell office:value-type="float" office:value="91.1523">
                <text:p>91.1523</text:p>
              </table:table-cell>
              <table:table-cell office:value-type="float" office:value="180.094">
                <text:p>180.09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6.200000000001">
                <text:p>126.200000000001</text:p>
              </table:table-cell>
              <table:table-cell office:value-type="float" office:value="91.2788">
                <text:p>91.2788</text:p>
              </table:table-cell>
              <table:table-cell office:value-type="float" office:value="180.379">
                <text:p>180.37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6.400000000001">
                <text:p>126.400000000001</text:p>
              </table:table-cell>
              <table:table-cell office:value-type="float" office:value="91.4051">
                <text:p>91.4051</text:p>
              </table:table-cell>
              <table:table-cell office:value-type="float" office:value="180.663">
                <text:p>180.66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6.600000000001">
                <text:p>126.600000000001</text:p>
              </table:table-cell>
              <table:table-cell office:value-type="float" office:value="91.5313">
                <text:p>91.5313</text:p>
              </table:table-cell>
              <table:table-cell office:value-type="float" office:value="180.947">
                <text:p>180.94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6.800000000001">
                <text:p>126.800000000001</text:p>
              </table:table-cell>
              <table:table-cell office:value-type="float" office:value="91.6572">
                <text:p>91.6572</text:p>
              </table:table-cell>
              <table:table-cell office:value-type="float" office:value="181.23">
                <text:p>181.2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7.000000000001">
                <text:p>127.000000000001</text:p>
              </table:table-cell>
              <table:table-cell office:value-type="float" office:value="91.783">
                <text:p>91.783</text:p>
              </table:table-cell>
              <table:table-cell office:value-type="float" office:value="181.513">
                <text:p>181.51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7.200000000001">
                <text:p>127.200000000001</text:p>
              </table:table-cell>
              <table:table-cell office:value-type="float" office:value="91.9085">
                <text:p>91.9085</text:p>
              </table:table-cell>
              <table:table-cell office:value-type="float" office:value="181.796">
                <text:p>181.79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7.400000000001">
                <text:p>127.400000000001</text:p>
              </table:table-cell>
              <table:table-cell office:value-type="float" office:value="92.0339">
                <text:p>92.0339</text:p>
              </table:table-cell>
              <table:table-cell office:value-type="float" office:value="182.078">
                <text:p>182.07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7.600000000001">
                <text:p>127.600000000001</text:p>
              </table:table-cell>
              <table:table-cell office:value-type="float" office:value="92.1591">
                <text:p>92.1591</text:p>
              </table:table-cell>
              <table:table-cell office:value-type="float" office:value="182.36">
                <text:p>182.3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7.800000000001">
                <text:p>127.800000000001</text:p>
              </table:table-cell>
              <table:table-cell office:value-type="float" office:value="92.2841">
                <text:p>92.2841</text:p>
              </table:table-cell>
              <table:table-cell office:value-type="float" office:value="182.641">
                <text:p>182.64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8.000000000001">
                <text:p>128.000000000001</text:p>
              </table:table-cell>
              <table:table-cell office:value-type="float" office:value="92.4088">
                <text:p>92.4088</text:p>
              </table:table-cell>
              <table:table-cell office:value-type="float" office:value="182.922">
                <text:p>182.92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8.200000000001">
                <text:p>128.200000000001</text:p>
              </table:table-cell>
              <table:table-cell office:value-type="float" office:value="92.5334">
                <text:p>92.5334</text:p>
              </table:table-cell>
              <table:table-cell office:value-type="float" office:value="183.202">
                <text:p>183.20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8.400000000001">
                <text:p>128.400000000001</text:p>
              </table:table-cell>
              <table:table-cell office:value-type="float" office:value="92.6579">
                <text:p>92.6579</text:p>
              </table:table-cell>
              <table:table-cell office:value-type="float" office:value="183.482">
                <text:p>183.48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8.600000000001">
                <text:p>128.600000000001</text:p>
              </table:table-cell>
              <table:table-cell office:value-type="float" office:value="92.7821">
                <text:p>92.7821</text:p>
              </table:table-cell>
              <table:table-cell office:value-type="float" office:value="183.761">
                <text:p>183.76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8.800000000001">
                <text:p>128.800000000001</text:p>
              </table:table-cell>
              <table:table-cell office:value-type="float" office:value="92.9061">
                <text:p>92.9061</text:p>
              </table:table-cell>
              <table:table-cell office:value-type="float" office:value="184.04">
                <text:p>184.0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9.000000000001">
                <text:p>129.000000000001</text:p>
              </table:table-cell>
              <table:table-cell office:value-type="float" office:value="93.0299">
                <text:p>93.0299</text:p>
              </table:table-cell>
              <table:table-cell office:value-type="float" office:value="184.319">
                <text:p>184.31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9.200000000001">
                <text:p>129.200000000001</text:p>
              </table:table-cell>
              <table:table-cell office:value-type="float" office:value="93.1535">
                <text:p>93.1535</text:p>
              </table:table-cell>
              <table:table-cell office:value-type="float" office:value="184.597">
                <text:p>184.59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9.400000000001">
                <text:p>129.400000000001</text:p>
              </table:table-cell>
              <table:table-cell office:value-type="float" office:value="93.2769">
                <text:p>93.2769</text:p>
              </table:table-cell>
              <table:table-cell office:value-type="float" office:value="184.875">
                <text:p>184.87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9.600000000001">
                <text:p>129.600000000001</text:p>
              </table:table-cell>
              <table:table-cell office:value-type="float" office:value="93.4002">
                <text:p>93.4002</text:p>
              </table:table-cell>
              <table:table-cell office:value-type="float" office:value="185.152">
                <text:p>185.15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9.800000000001">
                <text:p>129.800000000001</text:p>
              </table:table-cell>
              <table:table-cell office:value-type="float" office:value="93.5232">
                <text:p>93.5232</text:p>
              </table:table-cell>
              <table:table-cell office:value-type="float" office:value="185.429">
                <text:p>185.42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0.000000000001">
                <text:p>130.000000000001</text:p>
              </table:table-cell>
              <table:table-cell office:value-type="float" office:value="93.646">
                <text:p>93.646</text:p>
              </table:table-cell>
              <table:table-cell office:value-type="float" office:value="185.705">
                <text:p>185.70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0.200000000001">
                <text:p>130.200000000001</text:p>
              </table:table-cell>
              <table:table-cell office:value-type="float" office:value="93.7686">
                <text:p>93.7686</text:p>
              </table:table-cell>
              <table:table-cell office:value-type="float" office:value="185.981">
                <text:p>185.98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0.400000000001">
                <text:p>130.400000000001</text:p>
              </table:table-cell>
              <table:table-cell office:value-type="float" office:value="93.8911">
                <text:p>93.8911</text:p>
              </table:table-cell>
              <table:table-cell office:value-type="float" office:value="186.256">
                <text:p>186.25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0.600000000001">
                <text:p>130.600000000001</text:p>
              </table:table-cell>
              <table:table-cell office:value-type="float" office:value="94.0133">
                <text:p>94.0133</text:p>
              </table:table-cell>
              <table:table-cell office:value-type="float" office:value="186.531">
                <text:p>186.53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0.800000000001">
                <text:p>130.800000000001</text:p>
              </table:table-cell>
              <table:table-cell office:value-type="float" office:value="94.1353">
                <text:p>94.1353</text:p>
              </table:table-cell>
              <table:table-cell office:value-type="float" office:value="186.806">
                <text:p>186.80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1.000000000001">
                <text:p>131.000000000001</text:p>
              </table:table-cell>
              <table:table-cell office:value-type="float" office:value="94.2571">
                <text:p>94.2571</text:p>
              </table:table-cell>
              <table:table-cell office:value-type="float" office:value="187.08">
                <text:p>187.0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1.200000000001">
                <text:p>131.200000000001</text:p>
              </table:table-cell>
              <table:table-cell office:value-type="float" office:value="94.3787">
                <text:p>94.3787</text:p>
              </table:table-cell>
              <table:table-cell office:value-type="float" office:value="187.353">
                <text:p>187.35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1.400000000001">
                <text:p>131.400000000001</text:p>
              </table:table-cell>
              <table:table-cell office:value-type="float" office:value="94.5001">
                <text:p>94.5001</text:p>
              </table:table-cell>
              <table:table-cell office:value-type="float" office:value="187.627">
                <text:p>187.62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1.600000000001">
                <text:p>131.600000000001</text:p>
              </table:table-cell>
              <table:table-cell office:value-type="float" office:value="94.6213">
                <text:p>94.6213</text:p>
              </table:table-cell>
              <table:table-cell office:value-type="float" office:value="187.899">
                <text:p>187.89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1.800000000001">
                <text:p>131.800000000001</text:p>
              </table:table-cell>
              <table:table-cell office:value-type="float" office:value="94.7423">
                <text:p>94.7423</text:p>
              </table:table-cell>
              <table:table-cell office:value-type="float" office:value="188.171">
                <text:p>188.17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2.000000000001">
                <text:p>132.000000000001</text:p>
              </table:table-cell>
              <table:table-cell office:value-type="float" office:value="94.8631">
                <text:p>94.8631</text:p>
              </table:table-cell>
              <table:table-cell office:value-type="float" office:value="188.443">
                <text:p>188.44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2.200000000001">
                <text:p>132.200000000001</text:p>
              </table:table-cell>
              <table:table-cell office:value-type="float" office:value="94.9837">
                <text:p>94.9837</text:p>
              </table:table-cell>
              <table:table-cell office:value-type="float" office:value="188.714">
                <text:p>188.71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2.400000000001">
                <text:p>132.400000000001</text:p>
              </table:table-cell>
              <table:table-cell office:value-type="float" office:value="95.1041">
                <text:p>95.1041</text:p>
              </table:table-cell>
              <table:table-cell office:value-type="float" office:value="188.985">
                <text:p>188.98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2.600000000001">
                <text:p>132.600000000001</text:p>
              </table:table-cell>
              <table:table-cell office:value-type="float" office:value="95.2242">
                <text:p>95.2242</text:p>
              </table:table-cell>
              <table:table-cell office:value-type="float" office:value="189.256">
                <text:p>189.25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2.800000000001">
                <text:p>132.800000000001</text:p>
              </table:table-cell>
              <table:table-cell office:value-type="float" office:value="95.3442">
                <text:p>95.3442</text:p>
              </table:table-cell>
              <table:table-cell office:value-type="float" office:value="189.526">
                <text:p>189.52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3.000000000001">
                <text:p>133.000000000001</text:p>
              </table:table-cell>
              <table:table-cell office:value-type="float" office:value="95.4639">
                <text:p>95.4639</text:p>
              </table:table-cell>
              <table:table-cell office:value-type="float" office:value="189.795">
                <text:p>189.79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3.200000000001">
                <text:p>133.200000000001</text:p>
              </table:table-cell>
              <table:table-cell office:value-type="float" office:value="95.5835">
                <text:p>95.5835</text:p>
              </table:table-cell>
              <table:table-cell office:value-type="float" office:value="190.064">
                <text:p>190.06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3.400000000001">
                <text:p>133.400000000001</text:p>
              </table:table-cell>
              <table:table-cell office:value-type="float" office:value="95.7028">
                <text:p>95.7028</text:p>
              </table:table-cell>
              <table:table-cell office:value-type="float" office:value="190.332">
                <text:p>190.33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3.600000000001">
                <text:p>133.600000000001</text:p>
              </table:table-cell>
              <table:table-cell office:value-type="float" office:value="95.8219">
                <text:p>95.8219</text:p>
              </table:table-cell>
              <table:table-cell office:value-type="float" office:value="190.6">
                <text:p>190.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3.800000000001">
                <text:p>133.800000000001</text:p>
              </table:table-cell>
              <table:table-cell office:value-type="float" office:value="95.9408">
                <text:p>95.9408</text:p>
              </table:table-cell>
              <table:table-cell office:value-type="float" office:value="190.868">
                <text:p>190.86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4.000000000001">
                <text:p>134.000000000001</text:p>
              </table:table-cell>
              <table:table-cell office:value-type="float" office:value="96.0595">
                <text:p>96.0595</text:p>
              </table:table-cell>
              <table:table-cell office:value-type="float" office:value="191.135">
                <text:p>191.13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4.200000000001">
                <text:p>134.200000000001</text:p>
              </table:table-cell>
              <table:table-cell office:value-type="float" office:value="96.178">
                <text:p>96.178</text:p>
              </table:table-cell>
              <table:table-cell office:value-type="float" office:value="191.401">
                <text:p>191.40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4.400000000001">
                <text:p>134.400000000001</text:p>
              </table:table-cell>
              <table:table-cell office:value-type="float" office:value="96.2962">
                <text:p>96.2962</text:p>
              </table:table-cell>
              <table:table-cell office:value-type="float" office:value="191.668">
                <text:p>191.66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4.600000000001">
                <text:p>134.600000000001</text:p>
              </table:table-cell>
              <table:table-cell office:value-type="float" office:value="96.4143">
                <text:p>96.4143</text:p>
              </table:table-cell>
              <table:table-cell office:value-type="float" office:value="191.933">
                <text:p>191.93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4.800000000001">
                <text:p>134.800000000001</text:p>
              </table:table-cell>
              <table:table-cell office:value-type="float" office:value="96.5321">
                <text:p>96.5321</text:p>
              </table:table-cell>
              <table:table-cell office:value-type="float" office:value="192.198">
                <text:p>192.19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.000000000001">
                <text:p>135.000000000001</text:p>
              </table:table-cell>
              <table:table-cell office:value-type="float" office:value="96.6498">
                <text:p>96.6498</text:p>
              </table:table-cell>
              <table:table-cell office:value-type="float" office:value="192.463">
                <text:p>192.46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5.200000000001">
                <text:p>135.200000000001</text:p>
              </table:table-cell>
              <table:table-cell office:value-type="float" office:value="96.7672">
                <text:p>96.7672</text:p>
              </table:table-cell>
              <table:table-cell office:value-type="float" office:value="192.727">
                <text:p>192.72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5.400000000001">
                <text:p>135.400000000001</text:p>
              </table:table-cell>
              <table:table-cell office:value-type="float" office:value="96.8844">
                <text:p>96.8844</text:p>
              </table:table-cell>
              <table:table-cell office:value-type="float" office:value="192.991">
                <text:p>192.99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5.600000000001">
                <text:p>135.600000000001</text:p>
              </table:table-cell>
              <table:table-cell office:value-type="float" office:value="97.0013">
                <text:p>97.0013</text:p>
              </table:table-cell>
              <table:table-cell office:value-type="float" office:value="193.254">
                <text:p>193.25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5.800000000001">
                <text:p>135.800000000001</text:p>
              </table:table-cell>
              <table:table-cell office:value-type="float" office:value="97.1181">
                <text:p>97.1181</text:p>
              </table:table-cell>
              <table:table-cell office:value-type="float" office:value="193.517">
                <text:p>193.51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6.000000000001">
                <text:p>136.000000000001</text:p>
              </table:table-cell>
              <table:table-cell office:value-type="float" office:value="97.2346">
                <text:p>97.2346</text:p>
              </table:table-cell>
              <table:table-cell office:value-type="float" office:value="193.779">
                <text:p>193.77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6.200000000001">
                <text:p>136.200000000001</text:p>
              </table:table-cell>
              <table:table-cell office:value-type="float" office:value="97.351">
                <text:p>97.351</text:p>
              </table:table-cell>
              <table:table-cell office:value-type="float" office:value="194.04">
                <text:p>194.0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6.400000000001">
                <text:p>136.400000000001</text:p>
              </table:table-cell>
              <table:table-cell office:value-type="float" office:value="97.4671">
                <text:p>97.4671</text:p>
              </table:table-cell>
              <table:table-cell office:value-type="float" office:value="194.302">
                <text:p>194.30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6.600000000001">
                <text:p>136.600000000001</text:p>
              </table:table-cell>
              <table:table-cell office:value-type="float" office:value="97.5829">
                <text:p>97.5829</text:p>
              </table:table-cell>
              <table:table-cell office:value-type="float" office:value="194.562">
                <text:p>194.56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6.800000000001">
                <text:p>136.800000000001</text:p>
              </table:table-cell>
              <table:table-cell office:value-type="float" office:value="97.6986">
                <text:p>97.6986</text:p>
              </table:table-cell>
              <table:table-cell office:value-type="float" office:value="194.823">
                <text:p>194.82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7.000000000001">
                <text:p>137.000000000001</text:p>
              </table:table-cell>
              <table:table-cell office:value-type="float" office:value="97.8141">
                <text:p>97.8141</text:p>
              </table:table-cell>
              <table:table-cell office:value-type="float" office:value="195.082">
                <text:p>195.08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7.200000000001">
                <text:p>137.200000000001</text:p>
              </table:table-cell>
              <table:table-cell office:value-type="float" office:value="97.9293">
                <text:p>97.9293</text:p>
              </table:table-cell>
              <table:table-cell office:value-type="float" office:value="195.342">
                <text:p>195.34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7.400000000001">
                <text:p>137.400000000001</text:p>
              </table:table-cell>
              <table:table-cell office:value-type="float" office:value="98.0443">
                <text:p>98.0443</text:p>
              </table:table-cell>
              <table:table-cell office:value-type="float" office:value="195.6">
                <text:p>195.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7.600000000001">
                <text:p>137.600000000001</text:p>
              </table:table-cell>
              <table:table-cell office:value-type="float" office:value="98.1591">
                <text:p>98.1591</text:p>
              </table:table-cell>
              <table:table-cell office:value-type="float" office:value="195.859">
                <text:p>195.85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7.800000000001">
                <text:p>137.800000000001</text:p>
              </table:table-cell>
              <table:table-cell office:value-type="float" office:value="98.2736">
                <text:p>98.2736</text:p>
              </table:table-cell>
              <table:table-cell office:value-type="float" office:value="196.116">
                <text:p>196.11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8.000000000001">
                <text:p>138.000000000001</text:p>
              </table:table-cell>
              <table:table-cell office:value-type="float" office:value="98.388">
                <text:p>98.388</text:p>
              </table:table-cell>
              <table:table-cell office:value-type="float" office:value="196.374">
                <text:p>196.37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8.200000000001">
                <text:p>138.200000000001</text:p>
              </table:table-cell>
              <table:table-cell office:value-type="float" office:value="98.5021">
                <text:p>98.5021</text:p>
              </table:table-cell>
              <table:table-cell office:value-type="float" office:value="196.63">
                <text:p>196.6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8.400000000001">
                <text:p>138.400000000001</text:p>
              </table:table-cell>
              <table:table-cell office:value-type="float" office:value="98.616">
                <text:p>98.616</text:p>
              </table:table-cell>
              <table:table-cell office:value-type="float" office:value="196.887">
                <text:p>196.88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8.600000000001">
                <text:p>138.600000000001</text:p>
              </table:table-cell>
              <table:table-cell office:value-type="float" office:value="98.7296">
                <text:p>98.7296</text:p>
              </table:table-cell>
              <table:table-cell office:value-type="float" office:value="197.142">
                <text:p>197.14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8.800000000001">
                <text:p>138.800000000001</text:p>
              </table:table-cell>
              <table:table-cell office:value-type="float" office:value="98.8431">
                <text:p>98.8431</text:p>
              </table:table-cell>
              <table:table-cell office:value-type="float" office:value="197.397">
                <text:p>197.39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9.000000000001">
                <text:p>139.000000000001</text:p>
              </table:table-cell>
              <table:table-cell office:value-type="float" office:value="98.9563">
                <text:p>98.9563</text:p>
              </table:table-cell>
              <table:table-cell office:value-type="float" office:value="197.652">
                <text:p>197.65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9.200000000001">
                <text:p>139.200000000001</text:p>
              </table:table-cell>
              <table:table-cell office:value-type="float" office:value="99.0693">
                <text:p>99.0693</text:p>
              </table:table-cell>
              <table:table-cell office:value-type="float" office:value="197.906">
                <text:p>197.90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9.400000000001">
                <text:p>139.400000000001</text:p>
              </table:table-cell>
              <table:table-cell office:value-type="float" office:value="99.182">
                <text:p>99.182</text:p>
              </table:table-cell>
              <table:table-cell office:value-type="float" office:value="198.16">
                <text:p>198.1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9.600000000001">
                <text:p>139.600000000001</text:p>
              </table:table-cell>
              <table:table-cell office:value-type="float" office:value="99.2946">
                <text:p>99.2946</text:p>
              </table:table-cell>
              <table:table-cell office:value-type="float" office:value="198.413">
                <text:p>198.41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9.800000000001">
                <text:p>139.800000000001</text:p>
              </table:table-cell>
              <table:table-cell office:value-type="float" office:value="99.4069">
                <text:p>99.4069</text:p>
              </table:table-cell>
              <table:table-cell office:value-type="float" office:value="198.666">
                <text:p>198.66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0.000000000001">
                <text:p>140.000000000001</text:p>
              </table:table-cell>
              <table:table-cell office:value-type="float" office:value="99.519">
                <text:p>99.519</text:p>
              </table:table-cell>
              <table:table-cell office:value-type="float" office:value="198.918">
                <text:p>198.91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0.200000000001">
                <text:p>140.200000000001</text:p>
              </table:table-cell>
              <table:table-cell office:value-type="float" office:value="99.6308">
                <text:p>99.6308</text:p>
              </table:table-cell>
              <table:table-cell office:value-type="float" office:value="199.17">
                <text:p>199.1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0.400000000001">
                <text:p>140.400000000001</text:p>
              </table:table-cell>
              <table:table-cell office:value-type="float" office:value="99.7425">
                <text:p>99.7425</text:p>
              </table:table-cell>
              <table:table-cell office:value-type="float" office:value="199.421">
                <text:p>199.42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0.600000000001">
                <text:p>140.600000000001</text:p>
              </table:table-cell>
              <table:table-cell office:value-type="float" office:value="99.8539">
                <text:p>99.8539</text:p>
              </table:table-cell>
              <table:table-cell office:value-type="float" office:value="199.672">
                <text:p>199.67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0.800000000001">
                <text:p>140.800000000001</text:p>
              </table:table-cell>
              <table:table-cell office:value-type="float" office:value="99.965">
                <text:p>99.965</text:p>
              </table:table-cell>
              <table:table-cell office:value-type="float" office:value="199.922">
                <text:p>199.92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1.000000000001">
                <text:p>141.000000000001</text:p>
              </table:table-cell>
              <table:table-cell office:value-type="float" office:value="100.076">
                <text:p>100.076</text:p>
              </table:table-cell>
              <table:table-cell office:value-type="float" office:value="200.171">
                <text:p>200.17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1.200000000001">
                <text:p>141.200000000001</text:p>
              </table:table-cell>
              <table:table-cell office:value-type="float" office:value="100.187">
                <text:p>100.187</text:p>
              </table:table-cell>
              <table:table-cell office:value-type="float" office:value="200.42">
                <text:p>200.4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1.400000000001">
                <text:p>141.400000000001</text:p>
              </table:table-cell>
              <table:table-cell office:value-type="float" office:value="100.297">
                <text:p>100.297</text:p>
              </table:table-cell>
              <table:table-cell office:value-type="float" office:value="200.669">
                <text:p>200.66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1.600000000001">
                <text:p>141.600000000001</text:p>
              </table:table-cell>
              <table:table-cell office:value-type="float" office:value="100.407">
                <text:p>100.407</text:p>
              </table:table-cell>
              <table:table-cell office:value-type="float" office:value="200.917">
                <text:p>200.91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1.800000000001">
                <text:p>141.800000000001</text:p>
              </table:table-cell>
              <table:table-cell office:value-type="float" office:value="100.517">
                <text:p>100.517</text:p>
              </table:table-cell>
              <table:table-cell office:value-type="float" office:value="201.164">
                <text:p>201.16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2">
                <text:p>142</text:p>
              </table:table-cell>
              <table:table-cell office:value-type="float" office:value="100.627">
                <text:p>100.627</text:p>
              </table:table-cell>
              <table:table-cell office:value-type="float" office:value="201.411">
                <text:p>201.41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2.2">
                <text:p>142.2</text:p>
              </table:table-cell>
              <table:table-cell office:value-type="float" office:value="100.737">
                <text:p>100.737</text:p>
              </table:table-cell>
              <table:table-cell office:value-type="float" office:value="201.658">
                <text:p>201.65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2.4">
                <text:p>142.4</text:p>
              </table:table-cell>
              <table:table-cell office:value-type="float" office:value="100.846">
                <text:p>100.846</text:p>
              </table:table-cell>
              <table:table-cell office:value-type="float" office:value="201.904">
                <text:p>201.90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2.6">
                <text:p>142.6</text:p>
              </table:table-cell>
              <table:table-cell office:value-type="float" office:value="100.955">
                <text:p>100.955</text:p>
              </table:table-cell>
              <table:table-cell office:value-type="float" office:value="202.149">
                <text:p>202.14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2.8">
                <text:p>142.8</text:p>
              </table:table-cell>
              <table:table-cell office:value-type="float" office:value="101.064">
                <text:p>101.064</text:p>
              </table:table-cell>
              <table:table-cell office:value-type="float" office:value="202.394">
                <text:p>202.39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">
                <text:p>143</text:p>
              </table:table-cell>
              <table:table-cell office:value-type="float" office:value="101.173">
                <text:p>101.173</text:p>
              </table:table-cell>
              <table:table-cell office:value-type="float" office:value="202.638">
                <text:p>202.63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.2">
                <text:p>143.2</text:p>
              </table:table-cell>
              <table:table-cell office:value-type="float" office:value="101.281">
                <text:p>101.281</text:p>
              </table:table-cell>
              <table:table-cell office:value-type="float" office:value="202.882">
                <text:p>202.88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3.4">
                <text:p>143.4</text:p>
              </table:table-cell>
              <table:table-cell office:value-type="float" office:value="101.389">
                <text:p>101.389</text:p>
              </table:table-cell>
              <table:table-cell office:value-type="float" office:value="203.126">
                <text:p>203.12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3.6">
                <text:p>143.6</text:p>
              </table:table-cell>
              <table:table-cell office:value-type="float" office:value="101.497">
                <text:p>101.497</text:p>
              </table:table-cell>
              <table:table-cell office:value-type="float" office:value="203.368">
                <text:p>203.36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3.8">
                <text:p>143.8</text:p>
              </table:table-cell>
              <table:table-cell office:value-type="float" office:value="101.605">
                <text:p>101.605</text:p>
              </table:table-cell>
              <table:table-cell office:value-type="float" office:value="203.611">
                <text:p>203.61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4">
                <text:p>144</text:p>
              </table:table-cell>
              <table:table-cell office:value-type="float" office:value="101.712">
                <text:p>101.712</text:p>
              </table:table-cell>
              <table:table-cell office:value-type="float" office:value="203.852">
                <text:p>203.85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4.2">
                <text:p>144.2</text:p>
              </table:table-cell>
              <table:table-cell office:value-type="float" office:value="101.819">
                <text:p>101.819</text:p>
              </table:table-cell>
              <table:table-cell office:value-type="float" office:value="204.094">
                <text:p>204.09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4.4">
                <text:p>144.4</text:p>
              </table:table-cell>
              <table:table-cell office:value-type="float" office:value="101.926">
                <text:p>101.926</text:p>
              </table:table-cell>
              <table:table-cell office:value-type="float" office:value="204.334">
                <text:p>204.33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4.6">
                <text:p>144.6</text:p>
              </table:table-cell>
              <table:table-cell office:value-type="float" office:value="102.033">
                <text:p>102.033</text:p>
              </table:table-cell>
              <table:table-cell office:value-type="float" office:value="204.574">
                <text:p>204.57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4.8">
                <text:p>144.8</text:p>
              </table:table-cell>
              <table:table-cell office:value-type="float" office:value="102.139">
                <text:p>102.139</text:p>
              </table:table-cell>
              <table:table-cell office:value-type="float" office:value="204.814">
                <text:p>204.81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5">
                <text:p>145</text:p>
              </table:table-cell>
              <table:table-cell office:value-type="float" office:value="102.246">
                <text:p>102.246</text:p>
              </table:table-cell>
              <table:table-cell office:value-type="float" office:value="205.053">
                <text:p>205.05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5.2">
                <text:p>145.2</text:p>
              </table:table-cell>
              <table:table-cell office:value-type="float" office:value="102.352">
                <text:p>102.352</text:p>
              </table:table-cell>
              <table:table-cell office:value-type="float" office:value="205.291">
                <text:p>205.29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5.4">
                <text:p>145.4</text:p>
              </table:table-cell>
              <table:table-cell office:value-type="float" office:value="102.458">
                <text:p>102.458</text:p>
              </table:table-cell>
              <table:table-cell office:value-type="float" office:value="205.529">
                <text:p>205.52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5.6">
                <text:p>145.6</text:p>
              </table:table-cell>
              <table:table-cell office:value-type="float" office:value="102.563">
                <text:p>102.563</text:p>
              </table:table-cell>
              <table:table-cell office:value-type="float" office:value="205.767">
                <text:p>205.76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5.8">
                <text:p>145.8</text:p>
              </table:table-cell>
              <table:table-cell office:value-type="float" office:value="102.668">
                <text:p>102.668</text:p>
              </table:table-cell>
              <table:table-cell office:value-type="float" office:value="206.004">
                <text:p>206.00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6">
                <text:p>146</text:p>
              </table:table-cell>
              <table:table-cell office:value-type="float" office:value="102.773">
                <text:p>102.773</text:p>
              </table:table-cell>
              <table:table-cell office:value-type="float" office:value="206.24">
                <text:p>206.2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6.2">
                <text:p>146.2</text:p>
              </table:table-cell>
              <table:table-cell office:value-type="float" office:value="102.878">
                <text:p>102.878</text:p>
              </table:table-cell>
              <table:table-cell office:value-type="float" office:value="206.476">
                <text:p>206.47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6.4">
                <text:p>146.4</text:p>
              </table:table-cell>
              <table:table-cell office:value-type="float" office:value="102.983">
                <text:p>102.983</text:p>
              </table:table-cell>
              <table:table-cell office:value-type="float" office:value="206.711">
                <text:p>206.71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6.6">
                <text:p>146.6</text:p>
              </table:table-cell>
              <table:table-cell office:value-type="float" office:value="103.087">
                <text:p>103.087</text:p>
              </table:table-cell>
              <table:table-cell office:value-type="float" office:value="206.946">
                <text:p>206.94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6.8">
                <text:p>146.8</text:p>
              </table:table-cell>
              <table:table-cell office:value-type="float" office:value="103.191">
                <text:p>103.191</text:p>
              </table:table-cell>
              <table:table-cell office:value-type="float" office:value="207.18">
                <text:p>207.1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7">
                <text:p>147</text:p>
              </table:table-cell>
              <table:table-cell office:value-type="float" office:value="103.295">
                <text:p>103.295</text:p>
              </table:table-cell>
              <table:table-cell office:value-type="float" office:value="207.414">
                <text:p>207.41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7.2">
                <text:p>147.2</text:p>
              </table:table-cell>
              <table:table-cell office:value-type="float" office:value="103.399">
                <text:p>103.399</text:p>
              </table:table-cell>
              <table:table-cell office:value-type="float" office:value="207.647">
                <text:p>207.64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7.4">
                <text:p>147.4</text:p>
              </table:table-cell>
              <table:table-cell office:value-type="float" office:value="103.502">
                <text:p>103.502</text:p>
              </table:table-cell>
              <table:table-cell office:value-type="float" office:value="207.879">
                <text:p>207.87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7.6">
                <text:p>147.6</text:p>
              </table:table-cell>
              <table:table-cell office:value-type="float" office:value="103.605">
                <text:p>103.605</text:p>
              </table:table-cell>
              <table:table-cell office:value-type="float" office:value="208.111">
                <text:p>208.11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7.8">
                <text:p>147.8</text:p>
              </table:table-cell>
              <table:table-cell office:value-type="float" office:value="103.708">
                <text:p>103.708</text:p>
              </table:table-cell>
              <table:table-cell office:value-type="float" office:value="208.343">
                <text:p>208.34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8">
                <text:p>148</text:p>
              </table:table-cell>
              <table:table-cell office:value-type="float" office:value="103.811">
                <text:p>103.811</text:p>
              </table:table-cell>
              <table:table-cell office:value-type="float" office:value="208.573">
                <text:p>208.57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8.2">
                <text:p>148.2</text:p>
              </table:table-cell>
              <table:table-cell office:value-type="float" office:value="103.913">
                <text:p>103.913</text:p>
              </table:table-cell>
              <table:table-cell office:value-type="float" office:value="208.804">
                <text:p>208.80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8.4">
                <text:p>148.4</text:p>
              </table:table-cell>
              <table:table-cell office:value-type="float" office:value="104.015">
                <text:p>104.015</text:p>
              </table:table-cell>
              <table:table-cell office:value-type="float" office:value="209.034">
                <text:p>209.03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8.6">
                <text:p>148.6</text:p>
              </table:table-cell>
              <table:table-cell office:value-type="float" office:value="104.117">
                <text:p>104.117</text:p>
              </table:table-cell>
              <table:table-cell office:value-type="float" office:value="209.263">
                <text:p>209.26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8.8">
                <text:p>148.8</text:p>
              </table:table-cell>
              <table:table-cell office:value-type="float" office:value="104.219">
                <text:p>104.219</text:p>
              </table:table-cell>
              <table:table-cell office:value-type="float" office:value="209.491">
                <text:p>209.49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9">
                <text:p>149</text:p>
              </table:table-cell>
              <table:table-cell office:value-type="float" office:value="104.32">
                <text:p>104.32</text:p>
              </table:table-cell>
              <table:table-cell office:value-type="float" office:value="209.72">
                <text:p>209.7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9.2">
                <text:p>149.2</text:p>
              </table:table-cell>
              <table:table-cell office:value-type="float" office:value="104.421">
                <text:p>104.421</text:p>
              </table:table-cell>
              <table:table-cell office:value-type="float" office:value="209.947">
                <text:p>209.94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9.4">
                <text:p>149.4</text:p>
              </table:table-cell>
              <table:table-cell office:value-type="float" office:value="104.522">
                <text:p>104.522</text:p>
              </table:table-cell>
              <table:table-cell office:value-type="float" office:value="210.174">
                <text:p>210.17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9.6">
                <text:p>149.6</text:p>
              </table:table-cell>
              <table:table-cell office:value-type="float" office:value="104.623">
                <text:p>104.623</text:p>
              </table:table-cell>
              <table:table-cell office:value-type="float" office:value="210.401">
                <text:p>210.40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9.8">
                <text:p>149.8</text:p>
              </table:table-cell>
              <table:table-cell office:value-type="float" office:value="104.723">
                <text:p>104.723</text:p>
              </table:table-cell>
              <table:table-cell office:value-type="float" office:value="210.626">
                <text:p>210.62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">
                <text:p>150</text:p>
              </table:table-cell>
              <table:table-cell office:value-type="float" office:value="104.823">
                <text:p>104.823</text:p>
              </table:table-cell>
              <table:table-cell office:value-type="float" office:value="210.852">
                <text:p>210.85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0.2">
                <text:p>150.2</text:p>
              </table:table-cell>
              <table:table-cell office:value-type="float" office:value="104.923">
                <text:p>104.923</text:p>
              </table:table-cell>
              <table:table-cell office:value-type="float" office:value="211.077">
                <text:p>211.07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0.4">
                <text:p>150.4</text:p>
              </table:table-cell>
              <table:table-cell office:value-type="float" office:value="105.023">
                <text:p>105.023</text:p>
              </table:table-cell>
              <table:table-cell office:value-type="float" office:value="211.301">
                <text:p>211.30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0.6">
                <text:p>150.6</text:p>
              </table:table-cell>
              <table:table-cell office:value-type="float" office:value="105.122">
                <text:p>105.122</text:p>
              </table:table-cell>
              <table:table-cell office:value-type="float" office:value="211.524">
                <text:p>211.52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0.8">
                <text:p>150.8</text:p>
              </table:table-cell>
              <table:table-cell office:value-type="float" office:value="105.221">
                <text:p>105.221</text:p>
              </table:table-cell>
              <table:table-cell office:value-type="float" office:value="211.748">
                <text:p>211.74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1">
                <text:p>151</text:p>
              </table:table-cell>
              <table:table-cell office:value-type="float" office:value="105.32">
                <text:p>105.32</text:p>
              </table:table-cell>
              <table:table-cell office:value-type="float" office:value="211.97">
                <text:p>211.9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1.2">
                <text:p>151.2</text:p>
              </table:table-cell>
              <table:table-cell office:value-type="float" office:value="105.419">
                <text:p>105.419</text:p>
              </table:table-cell>
              <table:table-cell office:value-type="float" office:value="212.192">
                <text:p>212.19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1.4">
                <text:p>151.4</text:p>
              </table:table-cell>
              <table:table-cell office:value-type="float" office:value="105.517">
                <text:p>105.517</text:p>
              </table:table-cell>
              <table:table-cell office:value-type="float" office:value="212.413">
                <text:p>212.41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1.6">
                <text:p>151.6</text:p>
              </table:table-cell>
              <table:table-cell office:value-type="float" office:value="105.616">
                <text:p>105.616</text:p>
              </table:table-cell>
              <table:table-cell office:value-type="float" office:value="212.634">
                <text:p>212.63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1.8">
                <text:p>151.8</text:p>
              </table:table-cell>
              <table:table-cell office:value-type="float" office:value="105.714">
                <text:p>105.714</text:p>
              </table:table-cell>
              <table:table-cell office:value-type="float" office:value="212.855">
                <text:p>212.85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2">
                <text:p>152</text:p>
              </table:table-cell>
              <table:table-cell office:value-type="float" office:value="105.811">
                <text:p>105.811</text:p>
              </table:table-cell>
              <table:table-cell office:value-type="float" office:value="213.074">
                <text:p>213.07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2.2">
                <text:p>152.2</text:p>
              </table:table-cell>
              <table:table-cell office:value-type="float" office:value="105.909">
                <text:p>105.909</text:p>
              </table:table-cell>
              <table:table-cell office:value-type="float" office:value="213.294">
                <text:p>213.29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2.4">
                <text:p>152.4</text:p>
              </table:table-cell>
              <table:table-cell office:value-type="float" office:value="106.006">
                <text:p>106.006</text:p>
              </table:table-cell>
              <table:table-cell office:value-type="float" office:value="213.512">
                <text:p>213.51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2.6">
                <text:p>152.6</text:p>
              </table:table-cell>
              <table:table-cell office:value-type="float" office:value="106.103">
                <text:p>106.103</text:p>
              </table:table-cell>
              <table:table-cell office:value-type="float" office:value="213.73">
                <text:p>213.7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2.8">
                <text:p>152.8</text:p>
              </table:table-cell>
              <table:table-cell office:value-type="float" office:value="106.199">
                <text:p>106.199</text:p>
              </table:table-cell>
              <table:table-cell office:value-type="float" office:value="213.948">
                <text:p>213.94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3">
                <text:p>153</text:p>
              </table:table-cell>
              <table:table-cell office:value-type="float" office:value="106.296">
                <text:p>106.296</text:p>
              </table:table-cell>
              <table:table-cell office:value-type="float" office:value="214.164">
                <text:p>214.16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3.2">
                <text:p>153.2</text:p>
              </table:table-cell>
              <table:table-cell office:value-type="float" office:value="106.392">
                <text:p>106.392</text:p>
              </table:table-cell>
              <table:table-cell office:value-type="float" office:value="214.381">
                <text:p>214.38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3.4">
                <text:p>153.4</text:p>
              </table:table-cell>
              <table:table-cell office:value-type="float" office:value="106.488">
                <text:p>106.488</text:p>
              </table:table-cell>
              <table:table-cell office:value-type="float" office:value="214.597">
                <text:p>214.59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3.6">
                <text:p>153.6</text:p>
              </table:table-cell>
              <table:table-cell office:value-type="float" office:value="106.583">
                <text:p>106.583</text:p>
              </table:table-cell>
              <table:table-cell office:value-type="float" office:value="214.812">
                <text:p>214.81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3.8">
                <text:p>153.8</text:p>
              </table:table-cell>
              <table:table-cell office:value-type="float" office:value="106.679">
                <text:p>106.679</text:p>
              </table:table-cell>
              <table:table-cell office:value-type="float" office:value="215.026">
                <text:p>215.02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4">
                <text:p>154</text:p>
              </table:table-cell>
              <table:table-cell office:value-type="float" office:value="106.774">
                <text:p>106.774</text:p>
              </table:table-cell>
              <table:table-cell office:value-type="float" office:value="215.24">
                <text:p>215.2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4.2">
                <text:p>154.2</text:p>
              </table:table-cell>
              <table:table-cell office:value-type="float" office:value="106.869">
                <text:p>106.869</text:p>
              </table:table-cell>
              <table:table-cell office:value-type="float" office:value="215.454">
                <text:p>215.45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4.4">
                <text:p>154.4</text:p>
              </table:table-cell>
              <table:table-cell office:value-type="float" office:value="106.963">
                <text:p>106.963</text:p>
              </table:table-cell>
              <table:table-cell office:value-type="float" office:value="215.667">
                <text:p>215.66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4.6">
                <text:p>154.6</text:p>
              </table:table-cell>
              <table:table-cell office:value-type="float" office:value="107.058">
                <text:p>107.058</text:p>
              </table:table-cell>
              <table:table-cell office:value-type="float" office:value="215.879">
                <text:p>215.87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4.8">
                <text:p>154.8</text:p>
              </table:table-cell>
              <table:table-cell office:value-type="float" office:value="107.152">
                <text:p>107.152</text:p>
              </table:table-cell>
              <table:table-cell office:value-type="float" office:value="216.091">
                <text:p>216.09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5">
                <text:p>155</text:p>
              </table:table-cell>
              <table:table-cell office:value-type="float" office:value="107.246">
                <text:p>107.246</text:p>
              </table:table-cell>
              <table:table-cell office:value-type="float" office:value="216.302">
                <text:p>216.30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5.2">
                <text:p>155.2</text:p>
              </table:table-cell>
              <table:table-cell office:value-type="float" office:value="107.339">
                <text:p>107.339</text:p>
              </table:table-cell>
              <table:table-cell office:value-type="float" office:value="216.513">
                <text:p>216.51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5.4">
                <text:p>155.4</text:p>
              </table:table-cell>
              <table:table-cell office:value-type="float" office:value="107.433">
                <text:p>107.433</text:p>
              </table:table-cell>
              <table:table-cell office:value-type="float" office:value="216.723">
                <text:p>216.72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5.6">
                <text:p>155.6</text:p>
              </table:table-cell>
              <table:table-cell office:value-type="float" office:value="107.526">
                <text:p>107.526</text:p>
              </table:table-cell>
              <table:table-cell office:value-type="float" office:value="216.932">
                <text:p>216.93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5.8">
                <text:p>155.8</text:p>
              </table:table-cell>
              <table:table-cell office:value-type="float" office:value="107.619">
                <text:p>107.619</text:p>
              </table:table-cell>
              <table:table-cell office:value-type="float" office:value="217.141">
                <text:p>217.14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6">
                <text:p>156</text:p>
              </table:table-cell>
              <table:table-cell office:value-type="float" office:value="107.711">
                <text:p>107.711</text:p>
              </table:table-cell>
              <table:table-cell office:value-type="float" office:value="217.349">
                <text:p>217.34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6.2">
                <text:p>156.2</text:p>
              </table:table-cell>
              <table:table-cell office:value-type="float" office:value="107.804">
                <text:p>107.804</text:p>
              </table:table-cell>
              <table:table-cell office:value-type="float" office:value="217.557">
                <text:p>217.55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6.4">
                <text:p>156.4</text:p>
              </table:table-cell>
              <table:table-cell office:value-type="float" office:value="107.896">
                <text:p>107.896</text:p>
              </table:table-cell>
              <table:table-cell office:value-type="float" office:value="217.764">
                <text:p>217.76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6.6">
                <text:p>156.6</text:p>
              </table:table-cell>
              <table:table-cell office:value-type="float" office:value="107.987">
                <text:p>107.987</text:p>
              </table:table-cell>
              <table:table-cell office:value-type="float" office:value="217.971">
                <text:p>217.97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6.8">
                <text:p>156.8</text:p>
              </table:table-cell>
              <table:table-cell office:value-type="float" office:value="108.079">
                <text:p>108.079</text:p>
              </table:table-cell>
              <table:table-cell office:value-type="float" office:value="218.177">
                <text:p>218.17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7">
                <text:p>157</text:p>
              </table:table-cell>
              <table:table-cell office:value-type="float" office:value="108.17">
                <text:p>108.17</text:p>
              </table:table-cell>
              <table:table-cell office:value-type="float" office:value="218.382">
                <text:p>218.38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7.2">
                <text:p>157.2</text:p>
              </table:table-cell>
              <table:table-cell office:value-type="float" office:value="108.261">
                <text:p>108.261</text:p>
              </table:table-cell>
              <table:table-cell office:value-type="float" office:value="218.587">
                <text:p>218.58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7.4">
                <text:p>157.4</text:p>
              </table:table-cell>
              <table:table-cell office:value-type="float" office:value="108.352">
                <text:p>108.352</text:p>
              </table:table-cell>
              <table:table-cell office:value-type="float" office:value="218.791">
                <text:p>218.79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7.6">
                <text:p>157.6</text:p>
              </table:table-cell>
              <table:table-cell office:value-type="float" office:value="108.443">
                <text:p>108.443</text:p>
              </table:table-cell>
              <table:table-cell office:value-type="float" office:value="218.995">
                <text:p>218.99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7.8">
                <text:p>157.8</text:p>
              </table:table-cell>
              <table:table-cell office:value-type="float" office:value="108.533">
                <text:p>108.533</text:p>
              </table:table-cell>
              <table:table-cell office:value-type="float" office:value="219.198">
                <text:p>219.19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8">
                <text:p>158</text:p>
              </table:table-cell>
              <table:table-cell office:value-type="float" office:value="108.623">
                <text:p>108.623</text:p>
              </table:table-cell>
              <table:table-cell office:value-type="float" office:value="219.4">
                <text:p>219.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8.2">
                <text:p>158.2</text:p>
              </table:table-cell>
              <table:table-cell office:value-type="float" office:value="108.713">
                <text:p>108.713</text:p>
              </table:table-cell>
              <table:table-cell office:value-type="float" office:value="219.602">
                <text:p>219.60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8.4">
                <text:p>158.4</text:p>
              </table:table-cell>
              <table:table-cell office:value-type="float" office:value="108.802">
                <text:p>108.802</text:p>
              </table:table-cell>
              <table:table-cell office:value-type="float" office:value="219.804">
                <text:p>219.80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8.6">
                <text:p>158.6</text:p>
              </table:table-cell>
              <table:table-cell office:value-type="float" office:value="108.891">
                <text:p>108.891</text:p>
              </table:table-cell>
              <table:table-cell office:value-type="float" office:value="220.004">
                <text:p>220.00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8.8">
                <text:p>158.8</text:p>
              </table:table-cell>
              <table:table-cell office:value-type="float" office:value="108.98">
                <text:p>108.98</text:p>
              </table:table-cell>
              <table:table-cell office:value-type="float" office:value="220.205">
                <text:p>220.20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9">
                <text:p>159</text:p>
              </table:table-cell>
              <table:table-cell office:value-type="float" office:value="109.069">
                <text:p>109.069</text:p>
              </table:table-cell>
              <table:table-cell office:value-type="float" office:value="220.404">
                <text:p>220.40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9.2">
                <text:p>159.2</text:p>
              </table:table-cell>
              <table:table-cell office:value-type="float" office:value="109.158">
                <text:p>109.158</text:p>
              </table:table-cell>
              <table:table-cell office:value-type="float" office:value="220.603">
                <text:p>220.60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9.4">
                <text:p>159.4</text:p>
              </table:table-cell>
              <table:table-cell office:value-type="float" office:value="109.246">
                <text:p>109.246</text:p>
              </table:table-cell>
              <table:table-cell office:value-type="float" office:value="220.802">
                <text:p>220.80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9.599999999999">
                <text:p>159.599999999999</text:p>
              </table:table-cell>
              <table:table-cell office:value-type="float" office:value="109.334">
                <text:p>109.334</text:p>
              </table:table-cell>
              <table:table-cell office:value-type="float" office:value="220.999">
                <text:p>220.99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9.799999999999">
                <text:p>159.799999999999</text:p>
              </table:table-cell>
              <table:table-cell office:value-type="float" office:value="109.421">
                <text:p>109.421</text:p>
              </table:table-cell>
              <table:table-cell office:value-type="float" office:value="221.197">
                <text:p>221.19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59.999999999999">
                <text:p>159.999999999999</text:p>
              </table:table-cell>
              <table:table-cell office:value-type="float" office:value="109.509">
                <text:p>109.509</text:p>
              </table:table-cell>
              <table:table-cell office:value-type="float" office:value="221.393">
                <text:p>221.39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0.199999999999">
                <text:p>160.199999999999</text:p>
              </table:table-cell>
              <table:table-cell office:value-type="float" office:value="109.596">
                <text:p>109.596</text:p>
              </table:table-cell>
              <table:table-cell office:value-type="float" office:value="221.589">
                <text:p>221.58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0.399999999999">
                <text:p>160.399999999999</text:p>
              </table:table-cell>
              <table:table-cell office:value-type="float" office:value="109.683">
                <text:p>109.683</text:p>
              </table:table-cell>
              <table:table-cell office:value-type="float" office:value="221.785">
                <text:p>221.78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0.599999999999">
                <text:p>160.599999999999</text:p>
              </table:table-cell>
              <table:table-cell office:value-type="float" office:value="109.769">
                <text:p>109.769</text:p>
              </table:table-cell>
              <table:table-cell office:value-type="float" office:value="221.98">
                <text:p>221.9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0.799999999999">
                <text:p>160.799999999999</text:p>
              </table:table-cell>
              <table:table-cell office:value-type="float" office:value="109.856">
                <text:p>109.856</text:p>
              </table:table-cell>
              <table:table-cell office:value-type="float" office:value="222.174">
                <text:p>222.17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0.999999999999">
                <text:p>160.999999999999</text:p>
              </table:table-cell>
              <table:table-cell office:value-type="float" office:value="109.942">
                <text:p>109.942</text:p>
              </table:table-cell>
              <table:table-cell office:value-type="float" office:value="222.368">
                <text:p>222.36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1.199999999999">
                <text:p>161.199999999999</text:p>
              </table:table-cell>
              <table:table-cell office:value-type="float" office:value="110.028">
                <text:p>110.028</text:p>
              </table:table-cell>
              <table:table-cell office:value-type="float" office:value="222.561">
                <text:p>222.56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1.399999999999">
                <text:p>161.399999999999</text:p>
              </table:table-cell>
              <table:table-cell office:value-type="float" office:value="110.113">
                <text:p>110.113</text:p>
              </table:table-cell>
              <table:table-cell office:value-type="float" office:value="222.753">
                <text:p>222.75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1.599999999999">
                <text:p>161.599999999999</text:p>
              </table:table-cell>
              <table:table-cell office:value-type="float" office:value="110.199">
                <text:p>110.199</text:p>
              </table:table-cell>
              <table:table-cell office:value-type="float" office:value="222.945">
                <text:p>222.94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1.799999999999">
                <text:p>161.799999999999</text:p>
              </table:table-cell>
              <table:table-cell office:value-type="float" office:value="110.284">
                <text:p>110.284</text:p>
              </table:table-cell>
              <table:table-cell office:value-type="float" office:value="223.137">
                <text:p>223.13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1.999999999999">
                <text:p>161.999999999999</text:p>
              </table:table-cell>
              <table:table-cell office:value-type="float" office:value="110.368">
                <text:p>110.368</text:p>
              </table:table-cell>
              <table:table-cell office:value-type="float" office:value="223.327">
                <text:p>223.32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2.199999999999">
                <text:p>162.199999999999</text:p>
              </table:table-cell>
              <table:table-cell office:value-type="float" office:value="110.453">
                <text:p>110.453</text:p>
              </table:table-cell>
              <table:table-cell office:value-type="float" office:value="223.518">
                <text:p>223.51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2.399999999999">
                <text:p>162.399999999999</text:p>
              </table:table-cell>
              <table:table-cell office:value-type="float" office:value="110.537">
                <text:p>110.537</text:p>
              </table:table-cell>
              <table:table-cell office:value-type="float" office:value="223.707">
                <text:p>223.70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2.599999999999">
                <text:p>162.599999999999</text:p>
              </table:table-cell>
              <table:table-cell office:value-type="float" office:value="110.621">
                <text:p>110.621</text:p>
              </table:table-cell>
              <table:table-cell office:value-type="float" office:value="223.896">
                <text:p>223.89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2.799999999999">
                <text:p>162.799999999999</text:p>
              </table:table-cell>
              <table:table-cell office:value-type="float" office:value="110.705">
                <text:p>110.705</text:p>
              </table:table-cell>
              <table:table-cell office:value-type="float" office:value="224.084">
                <text:p>224.08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2.999999999999">
                <text:p>162.999999999999</text:p>
              </table:table-cell>
              <table:table-cell office:value-type="float" office:value="110.788">
                <text:p>110.788</text:p>
              </table:table-cell>
              <table:table-cell office:value-type="float" office:value="224.272">
                <text:p>224.27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3.199999999999">
                <text:p>163.199999999999</text:p>
              </table:table-cell>
              <table:table-cell office:value-type="float" office:value="110.872">
                <text:p>110.872</text:p>
              </table:table-cell>
              <table:table-cell office:value-type="float" office:value="224.459">
                <text:p>224.45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3.399999999999">
                <text:p>163.399999999999</text:p>
              </table:table-cell>
              <table:table-cell office:value-type="float" office:value="110.955">
                <text:p>110.955</text:p>
              </table:table-cell>
              <table:table-cell office:value-type="float" office:value="224.646">
                <text:p>224.64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3.599999999999">
                <text:p>163.599999999999</text:p>
              </table:table-cell>
              <table:table-cell office:value-type="float" office:value="111.037">
                <text:p>111.037</text:p>
              </table:table-cell>
              <table:table-cell office:value-type="float" office:value="224.832">
                <text:p>224.83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3.799999999999">
                <text:p>163.799999999999</text:p>
              </table:table-cell>
              <table:table-cell office:value-type="float" office:value="111.12">
                <text:p>111.12</text:p>
              </table:table-cell>
              <table:table-cell office:value-type="float" office:value="225.017">
                <text:p>225.01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3.999999999999">
                <text:p>163.999999999999</text:p>
              </table:table-cell>
              <table:table-cell office:value-type="float" office:value="111.202">
                <text:p>111.202</text:p>
              </table:table-cell>
              <table:table-cell office:value-type="float" office:value="225.202">
                <text:p>225.20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4.199999999999">
                <text:p>164.199999999999</text:p>
              </table:table-cell>
              <table:table-cell office:value-type="float" office:value="111.284">
                <text:p>111.284</text:p>
              </table:table-cell>
              <table:table-cell office:value-type="float" office:value="225.386">
                <text:p>225.38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4.399999999999">
                <text:p>164.399999999999</text:p>
              </table:table-cell>
              <table:table-cell office:value-type="float" office:value="111.365">
                <text:p>111.365</text:p>
              </table:table-cell>
              <table:table-cell office:value-type="float" office:value="225.57">
                <text:p>225.5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4.599999999999">
                <text:p>164.599999999999</text:p>
              </table:table-cell>
              <table:table-cell office:value-type="float" office:value="111.447">
                <text:p>111.447</text:p>
              </table:table-cell>
              <table:table-cell office:value-type="float" office:value="225.753">
                <text:p>225.75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4.799999999999">
                <text:p>164.799999999999</text:p>
              </table:table-cell>
              <table:table-cell office:value-type="float" office:value="111.528">
                <text:p>111.528</text:p>
              </table:table-cell>
              <table:table-cell office:value-type="float" office:value="225.936">
                <text:p>225.93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4.999999999999">
                <text:p>164.999999999999</text:p>
              </table:table-cell>
              <table:table-cell office:value-type="float" office:value="111.609">
                <text:p>111.609</text:p>
              </table:table-cell>
              <table:table-cell office:value-type="float" office:value="226.117">
                <text:p>226.11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.199999999999">
                <text:p>165.199999999999</text:p>
              </table:table-cell>
              <table:table-cell office:value-type="float" office:value="111.689">
                <text:p>111.689</text:p>
              </table:table-cell>
              <table:table-cell office:value-type="float" office:value="226.299">
                <text:p>226.29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.399999999999">
                <text:p>165.399999999999</text:p>
              </table:table-cell>
              <table:table-cell office:value-type="float" office:value="111.769">
                <text:p>111.769</text:p>
              </table:table-cell>
              <table:table-cell office:value-type="float" office:value="226.479">
                <text:p>226.47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5.599999999999">
                <text:p>165.599999999999</text:p>
              </table:table-cell>
              <table:table-cell office:value-type="float" office:value="111.85">
                <text:p>111.85</text:p>
              </table:table-cell>
              <table:table-cell office:value-type="float" office:value="226.659">
                <text:p>226.65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5.799999999999">
                <text:p>165.799999999999</text:p>
              </table:table-cell>
              <table:table-cell office:value-type="float" office:value="111.929">
                <text:p>111.929</text:p>
              </table:table-cell>
              <table:table-cell office:value-type="float" office:value="226.839">
                <text:p>226.83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5.999999999999">
                <text:p>165.999999999999</text:p>
              </table:table-cell>
              <table:table-cell office:value-type="float" office:value="112.009">
                <text:p>112.009</text:p>
              </table:table-cell>
              <table:table-cell office:value-type="float" office:value="227.018">
                <text:p>227.01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6.199999999999">
                <text:p>166.199999999999</text:p>
              </table:table-cell>
              <table:table-cell office:value-type="float" office:value="112.088">
                <text:p>112.088</text:p>
              </table:table-cell>
              <table:table-cell office:value-type="float" office:value="227.196">
                <text:p>227.19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6.399999999999">
                <text:p>166.399999999999</text:p>
              </table:table-cell>
              <table:table-cell office:value-type="float" office:value="112.167">
                <text:p>112.167</text:p>
              </table:table-cell>
              <table:table-cell office:value-type="float" office:value="227.374">
                <text:p>227.37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6.599999999999">
                <text:p>166.599999999999</text:p>
              </table:table-cell>
              <table:table-cell office:value-type="float" office:value="112.246">
                <text:p>112.246</text:p>
              </table:table-cell>
              <table:table-cell office:value-type="float" office:value="227.551">
                <text:p>227.55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6.799999999999">
                <text:p>166.799999999999</text:p>
              </table:table-cell>
              <table:table-cell office:value-type="float" office:value="112.324">
                <text:p>112.324</text:p>
              </table:table-cell>
              <table:table-cell office:value-type="float" office:value="227.727">
                <text:p>227.72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6.999999999999">
                <text:p>166.999999999999</text:p>
              </table:table-cell>
              <table:table-cell office:value-type="float" office:value="112.402">
                <text:p>112.402</text:p>
              </table:table-cell>
              <table:table-cell office:value-type="float" office:value="227.903">
                <text:p>227.90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7.199999999999">
                <text:p>167.199999999999</text:p>
              </table:table-cell>
              <table:table-cell office:value-type="float" office:value="112.48">
                <text:p>112.48</text:p>
              </table:table-cell>
              <table:table-cell office:value-type="float" office:value="228.078">
                <text:p>228.07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7.399999999999">
                <text:p>167.399999999999</text:p>
              </table:table-cell>
              <table:table-cell office:value-type="float" office:value="112.558">
                <text:p>112.558</text:p>
              </table:table-cell>
              <table:table-cell office:value-type="float" office:value="228.253">
                <text:p>228.25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7.599999999999">
                <text:p>167.599999999999</text:p>
              </table:table-cell>
              <table:table-cell office:value-type="float" office:value="112.635">
                <text:p>112.635</text:p>
              </table:table-cell>
              <table:table-cell office:value-type="float" office:value="228.427">
                <text:p>228.42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7.799999999999">
                <text:p>167.799999999999</text:p>
              </table:table-cell>
              <table:table-cell office:value-type="float" office:value="112.712">
                <text:p>112.712</text:p>
              </table:table-cell>
              <table:table-cell office:value-type="float" office:value="228.6">
                <text:p>228.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7.999999999999">
                <text:p>167.999999999999</text:p>
              </table:table-cell>
              <table:table-cell office:value-type="float" office:value="112.789">
                <text:p>112.789</text:p>
              </table:table-cell>
              <table:table-cell office:value-type="float" office:value="228.773">
                <text:p>228.77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8.199999999999">
                <text:p>168.199999999999</text:p>
              </table:table-cell>
              <table:table-cell office:value-type="float" office:value="112.866">
                <text:p>112.866</text:p>
              </table:table-cell>
              <table:table-cell office:value-type="float" office:value="228.946">
                <text:p>228.94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8.399999999999">
                <text:p>168.399999999999</text:p>
              </table:table-cell>
              <table:table-cell office:value-type="float" office:value="112.942">
                <text:p>112.942</text:p>
              </table:table-cell>
              <table:table-cell office:value-type="float" office:value="229.117">
                <text:p>229.11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8.599999999999">
                <text:p>168.599999999999</text:p>
              </table:table-cell>
              <table:table-cell office:value-type="float" office:value="113.018">
                <text:p>113.018</text:p>
              </table:table-cell>
              <table:table-cell office:value-type="float" office:value="229.288">
                <text:p>229.28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8.799999999999">
                <text:p>168.799999999999</text:p>
              </table:table-cell>
              <table:table-cell office:value-type="float" office:value="113.094">
                <text:p>113.094</text:p>
              </table:table-cell>
              <table:table-cell office:value-type="float" office:value="229.459">
                <text:p>229.45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8.999999999999">
                <text:p>168.999999999999</text:p>
              </table:table-cell>
              <table:table-cell office:value-type="float" office:value="113.169">
                <text:p>113.169</text:p>
              </table:table-cell>
              <table:table-cell office:value-type="float" office:value="229.629">
                <text:p>229.62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9.199999999999">
                <text:p>169.199999999999</text:p>
              </table:table-cell>
              <table:table-cell office:value-type="float" office:value="113.245">
                <text:p>113.245</text:p>
              </table:table-cell>
              <table:table-cell office:value-type="float" office:value="229.798">
                <text:p>229.79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9.399999999999">
                <text:p>169.399999999999</text:p>
              </table:table-cell>
              <table:table-cell office:value-type="float" office:value="113.32">
                <text:p>113.32</text:p>
              </table:table-cell>
              <table:table-cell office:value-type="float" office:value="229.966">
                <text:p>229.96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9.599999999999">
                <text:p>169.599999999999</text:p>
              </table:table-cell>
              <table:table-cell office:value-type="float" office:value="113.394">
                <text:p>113.394</text:p>
              </table:table-cell>
              <table:table-cell office:value-type="float" office:value="230.135">
                <text:p>230.13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9.799999999999">
                <text:p>169.799999999999</text:p>
              </table:table-cell>
              <table:table-cell office:value-type="float" office:value="113.469">
                <text:p>113.469</text:p>
              </table:table-cell>
              <table:table-cell office:value-type="float" office:value="230.302">
                <text:p>230.30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69.999999999999">
                <text:p>169.999999999999</text:p>
              </table:table-cell>
              <table:table-cell office:value-type="float" office:value="113.543">
                <text:p>113.543</text:p>
              </table:table-cell>
              <table:table-cell office:value-type="float" office:value="230.469">
                <text:p>230.46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0.199999999999">
                <text:p>170.199999999999</text:p>
              </table:table-cell>
              <table:table-cell office:value-type="float" office:value="113.617">
                <text:p>113.617</text:p>
              </table:table-cell>
              <table:table-cell office:value-type="float" office:value="230.635">
                <text:p>230.63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0.399999999999">
                <text:p>170.399999999999</text:p>
              </table:table-cell>
              <table:table-cell office:value-type="float" office:value="113.69">
                <text:p>113.69</text:p>
              </table:table-cell>
              <table:table-cell office:value-type="float" office:value="230.801">
                <text:p>230.80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0.599999999999">
                <text:p>170.599999999999</text:p>
              </table:table-cell>
              <table:table-cell office:value-type="float" office:value="113.764">
                <text:p>113.764</text:p>
              </table:table-cell>
              <table:table-cell office:value-type="float" office:value="230.966">
                <text:p>230.96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0.799999999999">
                <text:p>170.799999999999</text:p>
              </table:table-cell>
              <table:table-cell office:value-type="float" office:value="113.837">
                <text:p>113.837</text:p>
              </table:table-cell>
              <table:table-cell office:value-type="float" office:value="231.13">
                <text:p>231.1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0.999999999999">
                <text:p>170.999999999999</text:p>
              </table:table-cell>
              <table:table-cell office:value-type="float" office:value="113.91">
                <text:p>113.91</text:p>
              </table:table-cell>
              <table:table-cell office:value-type="float" office:value="231.294">
                <text:p>231.29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1.199999999999">
                <text:p>171.199999999999</text:p>
              </table:table-cell>
              <table:table-cell office:value-type="float" office:value="113.982">
                <text:p>113.982</text:p>
              </table:table-cell>
              <table:table-cell office:value-type="float" office:value="231.457">
                <text:p>231.45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1.399999999999">
                <text:p>171.399999999999</text:p>
              </table:table-cell>
              <table:table-cell office:value-type="float" office:value="114.054">
                <text:p>114.054</text:p>
              </table:table-cell>
              <table:table-cell office:value-type="float" office:value="231.62">
                <text:p>231.6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1.599999999999">
                <text:p>171.599999999999</text:p>
              </table:table-cell>
              <table:table-cell office:value-type="float" office:value="114.126">
                <text:p>114.126</text:p>
              </table:table-cell>
              <table:table-cell office:value-type="float" office:value="231.782">
                <text:p>231.78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1.799999999999">
                <text:p>171.799999999999</text:p>
              </table:table-cell>
              <table:table-cell office:value-type="float" office:value="114.198">
                <text:p>114.198</text:p>
              </table:table-cell>
              <table:table-cell office:value-type="float" office:value="231.943">
                <text:p>231.94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1.999999999999">
                <text:p>171.999999999999</text:p>
              </table:table-cell>
              <table:table-cell office:value-type="float" office:value="114.27">
                <text:p>114.27</text:p>
              </table:table-cell>
              <table:table-cell office:value-type="float" office:value="232.104">
                <text:p>232.10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2.199999999999">
                <text:p>172.199999999999</text:p>
              </table:table-cell>
              <table:table-cell office:value-type="float" office:value="114.341">
                <text:p>114.341</text:p>
              </table:table-cell>
              <table:table-cell office:value-type="float" office:value="232.264">
                <text:p>232.26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2.399999999999">
                <text:p>172.399999999999</text:p>
              </table:table-cell>
              <table:table-cell office:value-type="float" office:value="114.412">
                <text:p>114.412</text:p>
              </table:table-cell>
              <table:table-cell office:value-type="float" office:value="232.424">
                <text:p>232.42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2.599999999999">
                <text:p>172.599999999999</text:p>
              </table:table-cell>
              <table:table-cell office:value-type="float" office:value="114.482">
                <text:p>114.482</text:p>
              </table:table-cell>
              <table:table-cell office:value-type="float" office:value="232.583">
                <text:p>232.58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2.799999999999">
                <text:p>172.799999999999</text:p>
              </table:table-cell>
              <table:table-cell office:value-type="float" office:value="114.553">
                <text:p>114.553</text:p>
              </table:table-cell>
              <table:table-cell office:value-type="float" office:value="232.741">
                <text:p>232.74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2.999999999999">
                <text:p>172.999999999999</text:p>
              </table:table-cell>
              <table:table-cell office:value-type="float" office:value="114.623">
                <text:p>114.623</text:p>
              </table:table-cell>
              <table:table-cell office:value-type="float" office:value="232.899">
                <text:p>232.89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3.199999999999">
                <text:p>173.199999999999</text:p>
              </table:table-cell>
              <table:table-cell office:value-type="float" office:value="114.693">
                <text:p>114.693</text:p>
              </table:table-cell>
              <table:table-cell office:value-type="float" office:value="233.056">
                <text:p>233.05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3.399999999999">
                <text:p>173.399999999999</text:p>
              </table:table-cell>
              <table:table-cell office:value-type="float" office:value="114.762">
                <text:p>114.762</text:p>
              </table:table-cell>
              <table:table-cell office:value-type="float" office:value="233.213">
                <text:p>233.21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3.599999999999">
                <text:p>173.599999999999</text:p>
              </table:table-cell>
              <table:table-cell office:value-type="float" office:value="114.832">
                <text:p>114.832</text:p>
              </table:table-cell>
              <table:table-cell office:value-type="float" office:value="233.369">
                <text:p>233.36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3.799999999999">
                <text:p>173.799999999999</text:p>
              </table:table-cell>
              <table:table-cell office:value-type="float" office:value="114.901">
                <text:p>114.901</text:p>
              </table:table-cell>
              <table:table-cell office:value-type="float" office:value="233.524">
                <text:p>233.52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3.999999999999">
                <text:p>173.999999999999</text:p>
              </table:table-cell>
              <table:table-cell office:value-type="float" office:value="114.97">
                <text:p>114.97</text:p>
              </table:table-cell>
              <table:table-cell office:value-type="float" office:value="233.679">
                <text:p>233.67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4.199999999999">
                <text:p>174.199999999999</text:p>
              </table:table-cell>
              <table:table-cell office:value-type="float" office:value="115.038">
                <text:p>115.038</text:p>
              </table:table-cell>
              <table:table-cell office:value-type="float" office:value="233.833">
                <text:p>233.83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4.399999999999">
                <text:p>174.399999999999</text:p>
              </table:table-cell>
              <table:table-cell office:value-type="float" office:value="115.106">
                <text:p>115.106</text:p>
              </table:table-cell>
              <table:table-cell office:value-type="float" office:value="233.987">
                <text:p>233.98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4.599999999999">
                <text:p>174.599999999999</text:p>
              </table:table-cell>
              <table:table-cell office:value-type="float" office:value="115.174">
                <text:p>115.174</text:p>
              </table:table-cell>
              <table:table-cell office:value-type="float" office:value="234.14">
                <text:p>234.1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4.799999999999">
                <text:p>174.799999999999</text:p>
              </table:table-cell>
              <table:table-cell office:value-type="float" office:value="115.242">
                <text:p>115.242</text:p>
              </table:table-cell>
              <table:table-cell office:value-type="float" office:value="234.292">
                <text:p>234.29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4.999999999999">
                <text:p>174.999999999999</text:p>
              </table:table-cell>
              <table:table-cell office:value-type="float" office:value="115.31">
                <text:p>115.31</text:p>
              </table:table-cell>
              <table:table-cell office:value-type="float" office:value="234.444">
                <text:p>234.44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5.199999999999">
                <text:p>175.199999999999</text:p>
              </table:table-cell>
              <table:table-cell office:value-type="float" office:value="115.377">
                <text:p>115.377</text:p>
              </table:table-cell>
              <table:table-cell office:value-type="float" office:value="234.595">
                <text:p>234.59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5.399999999999">
                <text:p>175.399999999999</text:p>
              </table:table-cell>
              <table:table-cell office:value-type="float" office:value="115.444">
                <text:p>115.444</text:p>
              </table:table-cell>
              <table:table-cell office:value-type="float" office:value="234.746">
                <text:p>234.74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5.599999999999">
                <text:p>175.599999999999</text:p>
              </table:table-cell>
              <table:table-cell office:value-type="float" office:value="115.51">
                <text:p>115.51</text:p>
              </table:table-cell>
              <table:table-cell office:value-type="float" office:value="234.896">
                <text:p>234.89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5.799999999999">
                <text:p>175.799999999999</text:p>
              </table:table-cell>
              <table:table-cell office:value-type="float" office:value="115.577">
                <text:p>115.577</text:p>
              </table:table-cell>
              <table:table-cell office:value-type="float" office:value="235.045">
                <text:p>235.04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5.999999999999">
                <text:p>175.999999999999</text:p>
              </table:table-cell>
              <table:table-cell office:value-type="float" office:value="115.643">
                <text:p>115.643</text:p>
              </table:table-cell>
              <table:table-cell office:value-type="float" office:value="235.194">
                <text:p>235.19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6.199999999999">
                <text:p>176.199999999999</text:p>
              </table:table-cell>
              <table:table-cell office:value-type="float" office:value="115.709">
                <text:p>115.709</text:p>
              </table:table-cell>
              <table:table-cell office:value-type="float" office:value="235.342">
                <text:p>235.34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6.399999999999">
                <text:p>176.399999999999</text:p>
              </table:table-cell>
              <table:table-cell office:value-type="float" office:value="115.774">
                <text:p>115.774</text:p>
              </table:table-cell>
              <table:table-cell office:value-type="float" office:value="235.489">
                <text:p>235.48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6.599999999999">
                <text:p>176.599999999999</text:p>
              </table:table-cell>
              <table:table-cell office:value-type="float" office:value="115.84">
                <text:p>115.84</text:p>
              </table:table-cell>
              <table:table-cell office:value-type="float" office:value="235.636">
                <text:p>235.63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6.799999999999">
                <text:p>176.799999999999</text:p>
              </table:table-cell>
              <table:table-cell office:value-type="float" office:value="115.905">
                <text:p>115.905</text:p>
              </table:table-cell>
              <table:table-cell office:value-type="float" office:value="235.783">
                <text:p>235.78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6.999999999998">
                <text:p>176.999999999998</text:p>
              </table:table-cell>
              <table:table-cell office:value-type="float" office:value="115.969">
                <text:p>115.969</text:p>
              </table:table-cell>
              <table:table-cell office:value-type="float" office:value="235.928">
                <text:p>235.92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7.199999999999">
                <text:p>177.199999999999</text:p>
              </table:table-cell>
              <table:table-cell office:value-type="float" office:value="116.034">
                <text:p>116.034</text:p>
              </table:table-cell>
              <table:table-cell office:value-type="float" office:value="236.073">
                <text:p>236.07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7.399999999998">
                <text:p>177.399999999998</text:p>
              </table:table-cell>
              <table:table-cell office:value-type="float" office:value="116.098">
                <text:p>116.098</text:p>
              </table:table-cell>
              <table:table-cell office:value-type="float" office:value="236.218">
                <text:p>236.21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7.599999999998">
                <text:p>177.599999999998</text:p>
              </table:table-cell>
              <table:table-cell office:value-type="float" office:value="116.162">
                <text:p>116.162</text:p>
              </table:table-cell>
              <table:table-cell office:value-type="float" office:value="236.362">
                <text:p>236.36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7.799999999998">
                <text:p>177.799999999998</text:p>
              </table:table-cell>
              <table:table-cell office:value-type="float" office:value="116.226">
                <text:p>116.226</text:p>
              </table:table-cell>
              <table:table-cell office:value-type="float" office:value="236.505">
                <text:p>236.50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7.999999999998">
                <text:p>177.999999999998</text:p>
              </table:table-cell>
              <table:table-cell office:value-type="float" office:value="116.289">
                <text:p>116.289</text:p>
              </table:table-cell>
              <table:table-cell office:value-type="float" office:value="236.648">
                <text:p>236.64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8.199999999998">
                <text:p>178.199999999998</text:p>
              </table:table-cell>
              <table:table-cell office:value-type="float" office:value="116.352">
                <text:p>116.352</text:p>
              </table:table-cell>
              <table:table-cell office:value-type="float" office:value="236.79">
                <text:p>236.7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8.399999999998">
                <text:p>178.399999999998</text:p>
              </table:table-cell>
              <table:table-cell office:value-type="float" office:value="116.415">
                <text:p>116.415</text:p>
              </table:table-cell>
              <table:table-cell office:value-type="float" office:value="236.931">
                <text:p>236.93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8.599999999998">
                <text:p>178.599999999998</text:p>
              </table:table-cell>
              <table:table-cell office:value-type="float" office:value="116.478">
                <text:p>116.478</text:p>
              </table:table-cell>
              <table:table-cell office:value-type="float" office:value="237.072">
                <text:p>237.07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8.799999999998">
                <text:p>178.799999999998</text:p>
              </table:table-cell>
              <table:table-cell office:value-type="float" office:value="116.54">
                <text:p>116.54</text:p>
              </table:table-cell>
              <table:table-cell office:value-type="float" office:value="237.212">
                <text:p>237.21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8.999999999998">
                <text:p>178.999999999998</text:p>
              </table:table-cell>
              <table:table-cell office:value-type="float" office:value="116.602">
                <text:p>116.602</text:p>
              </table:table-cell>
              <table:table-cell office:value-type="float" office:value="237.352">
                <text:p>237.35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9.199999999998">
                <text:p>179.199999999998</text:p>
              </table:table-cell>
              <table:table-cell office:value-type="float" office:value="116.664">
                <text:p>116.664</text:p>
              </table:table-cell>
              <table:table-cell office:value-type="float" office:value="237.491">
                <text:p>237.49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9.399999999998">
                <text:p>179.399999999998</text:p>
              </table:table-cell>
              <table:table-cell office:value-type="float" office:value="116.726">
                <text:p>116.726</text:p>
              </table:table-cell>
              <table:table-cell office:value-type="float" office:value="237.63">
                <text:p>237.6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9.599999999998">
                <text:p>179.599999999998</text:p>
              </table:table-cell>
              <table:table-cell office:value-type="float" office:value="116.787">
                <text:p>116.787</text:p>
              </table:table-cell>
              <table:table-cell office:value-type="float" office:value="237.767">
                <text:p>237.76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9.799999999998">
                <text:p>179.799999999998</text:p>
              </table:table-cell>
              <table:table-cell office:value-type="float" office:value="116.848">
                <text:p>116.848</text:p>
              </table:table-cell>
              <table:table-cell office:value-type="float" office:value="237.905">
                <text:p>237.90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79.999999999998">
                <text:p>179.999999999998</text:p>
              </table:table-cell>
              <table:table-cell office:value-type="float" office:value="116.909">
                <text:p>116.909</text:p>
              </table:table-cell>
              <table:table-cell office:value-type="float" office:value="238.041">
                <text:p>238.04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0.199999999998">
                <text:p>180.199999999998</text:p>
              </table:table-cell>
              <table:table-cell office:value-type="float" office:value="116.969">
                <text:p>116.969</text:p>
              </table:table-cell>
              <table:table-cell office:value-type="float" office:value="238.177">
                <text:p>238.17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0.399999999998">
                <text:p>180.399999999998</text:p>
              </table:table-cell>
              <table:table-cell office:value-type="float" office:value="117.029">
                <text:p>117.029</text:p>
              </table:table-cell>
              <table:table-cell office:value-type="float" office:value="238.313">
                <text:p>238.31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0.599999999998">
                <text:p>180.599999999998</text:p>
              </table:table-cell>
              <table:table-cell office:value-type="float" office:value="117.089">
                <text:p>117.089</text:p>
              </table:table-cell>
              <table:table-cell office:value-type="float" office:value="238.448">
                <text:p>238.44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0.799999999998">
                <text:p>180.799999999998</text:p>
              </table:table-cell>
              <table:table-cell office:value-type="float" office:value="117.149">
                <text:p>117.149</text:p>
              </table:table-cell>
              <table:table-cell office:value-type="float" office:value="238.582">
                <text:p>238.58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0.999999999998">
                <text:p>180.999999999998</text:p>
              </table:table-cell>
              <table:table-cell office:value-type="float" office:value="117.208">
                <text:p>117.208</text:p>
              </table:table-cell>
              <table:table-cell office:value-type="float" office:value="238.716">
                <text:p>238.71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1.199999999998">
                <text:p>181.199999999998</text:p>
              </table:table-cell>
              <table:table-cell office:value-type="float" office:value="117.267">
                <text:p>117.267</text:p>
              </table:table-cell>
              <table:table-cell office:value-type="float" office:value="238.849">
                <text:p>238.84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1.399999999998">
                <text:p>181.399999999998</text:p>
              </table:table-cell>
              <table:table-cell office:value-type="float" office:value="117.326">
                <text:p>117.326</text:p>
              </table:table-cell>
              <table:table-cell office:value-type="float" office:value="238.981">
                <text:p>238.98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1.599999999998">
                <text:p>181.599999999998</text:p>
              </table:table-cell>
              <table:table-cell office:value-type="float" office:value="117.385">
                <text:p>117.385</text:p>
              </table:table-cell>
              <table:table-cell office:value-type="float" office:value="239.113">
                <text:p>239.11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1.799999999998">
                <text:p>181.799999999998</text:p>
              </table:table-cell>
              <table:table-cell office:value-type="float" office:value="117.443">
                <text:p>117.443</text:p>
              </table:table-cell>
              <table:table-cell office:value-type="float" office:value="239.244">
                <text:p>239.24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1.999999999998">
                <text:p>181.999999999998</text:p>
              </table:table-cell>
              <table:table-cell office:value-type="float" office:value="117.501">
                <text:p>117.501</text:p>
              </table:table-cell>
              <table:table-cell office:value-type="float" office:value="239.375">
                <text:p>239.37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2.199999999998">
                <text:p>182.199999999998</text:p>
              </table:table-cell>
              <table:table-cell office:value-type="float" office:value="117.559">
                <text:p>117.559</text:p>
              </table:table-cell>
              <table:table-cell office:value-type="float" office:value="239.505">
                <text:p>239.50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2.399999999998">
                <text:p>182.399999999998</text:p>
              </table:table-cell>
              <table:table-cell office:value-type="float" office:value="117.617">
                <text:p>117.617</text:p>
              </table:table-cell>
              <table:table-cell office:value-type="float" office:value="239.634">
                <text:p>239.63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2.599999999998">
                <text:p>182.599999999998</text:p>
              </table:table-cell>
              <table:table-cell office:value-type="float" office:value="117.674">
                <text:p>117.674</text:p>
              </table:table-cell>
              <table:table-cell office:value-type="float" office:value="239.763">
                <text:p>239.76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2.799999999998">
                <text:p>182.799999999998</text:p>
              </table:table-cell>
              <table:table-cell office:value-type="float" office:value="117.731">
                <text:p>117.731</text:p>
              </table:table-cell>
              <table:table-cell office:value-type="float" office:value="239.891">
                <text:p>239.89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2.999999999998">
                <text:p>182.999999999998</text:p>
              </table:table-cell>
              <table:table-cell office:value-type="float" office:value="117.788">
                <text:p>117.788</text:p>
              </table:table-cell>
              <table:table-cell office:value-type="float" office:value="240.019">
                <text:p>240.01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3.199999999998">
                <text:p>183.199999999998</text:p>
              </table:table-cell>
              <table:table-cell office:value-type="float" office:value="117.844">
                <text:p>117.844</text:p>
              </table:table-cell>
              <table:table-cell office:value-type="float" office:value="240.146">
                <text:p>240.14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3.399999999998">
                <text:p>183.399999999998</text:p>
              </table:table-cell>
              <table:table-cell office:value-type="float" office:value="117.9">
                <text:p>117.9</text:p>
              </table:table-cell>
              <table:table-cell office:value-type="float" office:value="240.272">
                <text:p>240.27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3.599999999998">
                <text:p>183.599999999998</text:p>
              </table:table-cell>
              <table:table-cell office:value-type="float" office:value="117.956">
                <text:p>117.956</text:p>
              </table:table-cell>
              <table:table-cell office:value-type="float" office:value="240.398">
                <text:p>240.39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3.799999999998">
                <text:p>183.799999999998</text:p>
              </table:table-cell>
              <table:table-cell office:value-type="float" office:value="118.012">
                <text:p>118.012</text:p>
              </table:table-cell>
              <table:table-cell office:value-type="float" office:value="240.523">
                <text:p>240.52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3.999999999998">
                <text:p>183.999999999998</text:p>
              </table:table-cell>
              <table:table-cell office:value-type="float" office:value="118.067">
                <text:p>118.067</text:p>
              </table:table-cell>
              <table:table-cell office:value-type="float" office:value="240.648">
                <text:p>240.64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4.199999999998">
                <text:p>184.199999999998</text:p>
              </table:table-cell>
              <table:table-cell office:value-type="float" office:value="118.122">
                <text:p>118.122</text:p>
              </table:table-cell>
              <table:table-cell office:value-type="float" office:value="240.772">
                <text:p>240.77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4.399999999998">
                <text:p>184.399999999998</text:p>
              </table:table-cell>
              <table:table-cell office:value-type="float" office:value="118.177">
                <text:p>118.177</text:p>
              </table:table-cell>
              <table:table-cell office:value-type="float" office:value="240.895">
                <text:p>240.89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4.599999999998">
                <text:p>184.599999999998</text:p>
              </table:table-cell>
              <table:table-cell office:value-type="float" office:value="118.232">
                <text:p>118.232</text:p>
              </table:table-cell>
              <table:table-cell office:value-type="float" office:value="241.018">
                <text:p>241.01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4.799999999998">
                <text:p>184.799999999998</text:p>
              </table:table-cell>
              <table:table-cell office:value-type="float" office:value="118.286">
                <text:p>118.286</text:p>
              </table:table-cell>
              <table:table-cell office:value-type="float" office:value="241.14">
                <text:p>241.1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4.999999999998">
                <text:p>184.999999999998</text:p>
              </table:table-cell>
              <table:table-cell office:value-type="float" office:value="118.34">
                <text:p>118.34</text:p>
              </table:table-cell>
              <table:table-cell office:value-type="float" office:value="241.262">
                <text:p>241.26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5.199999999998">
                <text:p>185.199999999998</text:p>
              </table:table-cell>
              <table:table-cell office:value-type="float" office:value="118.394">
                <text:p>118.394</text:p>
              </table:table-cell>
              <table:table-cell office:value-type="float" office:value="241.383">
                <text:p>241.38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5.399999999998">
                <text:p>185.399999999998</text:p>
              </table:table-cell>
              <table:table-cell office:value-type="float" office:value="118.447">
                <text:p>118.447</text:p>
              </table:table-cell>
              <table:table-cell office:value-type="float" office:value="241.503">
                <text:p>241.50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5.599999999998">
                <text:p>185.599999999998</text:p>
              </table:table-cell>
              <table:table-cell office:value-type="float" office:value="118.501">
                <text:p>118.501</text:p>
              </table:table-cell>
              <table:table-cell office:value-type="float" office:value="241.623">
                <text:p>241.62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5.799999999998">
                <text:p>185.799999999998</text:p>
              </table:table-cell>
              <table:table-cell office:value-type="float" office:value="118.554">
                <text:p>118.554</text:p>
              </table:table-cell>
              <table:table-cell office:value-type="float" office:value="241.742">
                <text:p>241.74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5.999999999998">
                <text:p>185.999999999998</text:p>
              </table:table-cell>
              <table:table-cell office:value-type="float" office:value="118.606">
                <text:p>118.606</text:p>
              </table:table-cell>
              <table:table-cell office:value-type="float" office:value="241.861">
                <text:p>241.86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6.199999999998">
                <text:p>186.199999999998</text:p>
              </table:table-cell>
              <table:table-cell office:value-type="float" office:value="118.659">
                <text:p>118.659</text:p>
              </table:table-cell>
              <table:table-cell office:value-type="float" office:value="241.979">
                <text:p>241.97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6.399999999998">
                <text:p>186.399999999998</text:p>
              </table:table-cell>
              <table:table-cell office:value-type="float" office:value="118.711">
                <text:p>118.711</text:p>
              </table:table-cell>
              <table:table-cell office:value-type="float" office:value="242.096">
                <text:p>242.09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6.599999999998">
                <text:p>186.599999999998</text:p>
              </table:table-cell>
              <table:table-cell office:value-type="float" office:value="118.763">
                <text:p>118.763</text:p>
              </table:table-cell>
              <table:table-cell office:value-type="float" office:value="242.213">
                <text:p>242.21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6.799999999998">
                <text:p>186.799999999998</text:p>
              </table:table-cell>
              <table:table-cell office:value-type="float" office:value="118.814">
                <text:p>118.814</text:p>
              </table:table-cell>
              <table:table-cell office:value-type="float" office:value="242.329">
                <text:p>242.32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6.999999999998">
                <text:p>186.999999999998</text:p>
              </table:table-cell>
              <table:table-cell office:value-type="float" office:value="118.866">
                <text:p>118.866</text:p>
              </table:table-cell>
              <table:table-cell office:value-type="float" office:value="242.445">
                <text:p>242.44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7.199999999998">
                <text:p>187.199999999998</text:p>
              </table:table-cell>
              <table:table-cell office:value-type="float" office:value="118.917">
                <text:p>118.917</text:p>
              </table:table-cell>
              <table:table-cell office:value-type="float" office:value="242.56">
                <text:p>242.5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7.399999999998">
                <text:p>187.399999999998</text:p>
              </table:table-cell>
              <table:table-cell office:value-type="float" office:value="118.968">
                <text:p>118.968</text:p>
              </table:table-cell>
              <table:table-cell office:value-type="float" office:value="242.674">
                <text:p>242.67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7.599999999998">
                <text:p>187.599999999998</text:p>
              </table:table-cell>
              <table:table-cell office:value-type="float" office:value="119.018">
                <text:p>119.018</text:p>
              </table:table-cell>
              <table:table-cell office:value-type="float" office:value="242.788">
                <text:p>242.78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7.799999999998">
                <text:p>187.799999999998</text:p>
              </table:table-cell>
              <table:table-cell office:value-type="float" office:value="119.069">
                <text:p>119.069</text:p>
              </table:table-cell>
              <table:table-cell office:value-type="float" office:value="242.901">
                <text:p>242.90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7.999999999998">
                <text:p>187.999999999998</text:p>
              </table:table-cell>
              <table:table-cell office:value-type="float" office:value="119.119">
                <text:p>119.119</text:p>
              </table:table-cell>
              <table:table-cell office:value-type="float" office:value="243.014">
                <text:p>243.01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8.199999999998">
                <text:p>188.199999999998</text:p>
              </table:table-cell>
              <table:table-cell office:value-type="float" office:value="119.169">
                <text:p>119.169</text:p>
              </table:table-cell>
              <table:table-cell office:value-type="float" office:value="243.126">
                <text:p>243.12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8.399999999998">
                <text:p>188.399999999998</text:p>
              </table:table-cell>
              <table:table-cell office:value-type="float" office:value="119.218">
                <text:p>119.218</text:p>
              </table:table-cell>
              <table:table-cell office:value-type="float" office:value="243.237">
                <text:p>243.23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8.599999999998">
                <text:p>188.599999999998</text:p>
              </table:table-cell>
              <table:table-cell office:value-type="float" office:value="119.267">
                <text:p>119.267</text:p>
              </table:table-cell>
              <table:table-cell office:value-type="float" office:value="243.348">
                <text:p>243.34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8.799999999998">
                <text:p>188.799999999998</text:p>
              </table:table-cell>
              <table:table-cell office:value-type="float" office:value="119.316">
                <text:p>119.316</text:p>
              </table:table-cell>
              <table:table-cell office:value-type="float" office:value="243.458">
                <text:p>243.45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88.999999999998">
                <text:p>188.999999999998</text:p>
              </table:table-cell>
              <table:table-cell office:value-type="float" office:value="119.365">
                <text:p>119.365</text:p>
              </table:table-cell>
              <table:table-cell office:value-type="float" office:value="243.568">
                <text:p>243.56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89.199999999998">
                <text:p>189.199999999998</text:p>
              </table:table-cell>
              <table:table-cell office:value-type="float" office:value="119.414">
                <text:p>119.414</text:p>
              </table:table-cell>
              <table:table-cell office:value-type="float" office:value="243.677">
                <text:p>243.67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9.399999999998">
                <text:p>189.399999999998</text:p>
              </table:table-cell>
              <table:table-cell office:value-type="float" office:value="119.462">
                <text:p>119.462</text:p>
              </table:table-cell>
              <table:table-cell office:value-type="float" office:value="243.786">
                <text:p>243.78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9.599999999998">
                <text:p>189.599999999998</text:p>
              </table:table-cell>
              <table:table-cell office:value-type="float" office:value="119.51">
                <text:p>119.51</text:p>
              </table:table-cell>
              <table:table-cell office:value-type="float" office:value="243.893">
                <text:p>243.89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89.799999999998">
                <text:p>189.799999999998</text:p>
              </table:table-cell>
              <table:table-cell office:value-type="float" office:value="119.557">
                <text:p>119.557</text:p>
              </table:table-cell>
              <table:table-cell office:value-type="float" office:value="244.001">
                <text:p>244.00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89.999999999998">
                <text:p>189.999999999998</text:p>
              </table:table-cell>
              <table:table-cell office:value-type="float" office:value="119.605">
                <text:p>119.605</text:p>
              </table:table-cell>
              <table:table-cell office:value-type="float" office:value="244.107">
                <text:p>244.10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0.199999999998">
                <text:p>190.199999999998</text:p>
              </table:table-cell>
              <table:table-cell office:value-type="float" office:value="119.652">
                <text:p>119.652</text:p>
              </table:table-cell>
              <table:table-cell office:value-type="float" office:value="244.214">
                <text:p>244.21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0.399999999998">
                <text:p>190.399999999998</text:p>
              </table:table-cell>
              <table:table-cell office:value-type="float" office:value="119.699">
                <text:p>119.699</text:p>
              </table:table-cell>
              <table:table-cell office:value-type="float" office:value="244.319">
                <text:p>244.31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0.599999999998">
                <text:p>190.599999999998</text:p>
              </table:table-cell>
              <table:table-cell office:value-type="float" office:value="119.746">
                <text:p>119.746</text:p>
              </table:table-cell>
              <table:table-cell office:value-type="float" office:value="244.424">
                <text:p>244.42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0.799999999998">
                <text:p>190.799999999998</text:p>
              </table:table-cell>
              <table:table-cell office:value-type="float" office:value="119.792">
                <text:p>119.792</text:p>
              </table:table-cell>
              <table:table-cell office:value-type="float" office:value="244.528">
                <text:p>244.52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0.999999999998">
                <text:p>190.999999999998</text:p>
              </table:table-cell>
              <table:table-cell office:value-type="float" office:value="119.838">
                <text:p>119.838</text:p>
              </table:table-cell>
              <table:table-cell office:value-type="float" office:value="244.632">
                <text:p>244.63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1.199999999998">
                <text:p>191.199999999998</text:p>
              </table:table-cell>
              <table:table-cell office:value-type="float" office:value="119.884">
                <text:p>119.884</text:p>
              </table:table-cell>
              <table:table-cell office:value-type="float" office:value="244.735">
                <text:p>244.73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1.399999999998">
                <text:p>191.399999999998</text:p>
              </table:table-cell>
              <table:table-cell office:value-type="float" office:value="119.929">
                <text:p>119.929</text:p>
              </table:table-cell>
              <table:table-cell office:value-type="float" office:value="244.838">
                <text:p>244.83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1.599999999998">
                <text:p>191.599999999998</text:p>
              </table:table-cell>
              <table:table-cell office:value-type="float" office:value="119.975">
                <text:p>119.975</text:p>
              </table:table-cell>
              <table:table-cell office:value-type="float" office:value="244.94">
                <text:p>244.9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1.799999999998">
                <text:p>191.799999999998</text:p>
              </table:table-cell>
              <table:table-cell office:value-type="float" office:value="120.02">
                <text:p>120.02</text:p>
              </table:table-cell>
              <table:table-cell office:value-type="float" office:value="245.041">
                <text:p>245.04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1.999999999998">
                <text:p>191.999999999998</text:p>
              </table:table-cell>
              <table:table-cell office:value-type="float" office:value="120.065">
                <text:p>120.065</text:p>
              </table:table-cell>
              <table:table-cell office:value-type="float" office:value="245.142">
                <text:p>245.14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2.199999999998">
                <text:p>192.199999999998</text:p>
              </table:table-cell>
              <table:table-cell office:value-type="float" office:value="120.109">
                <text:p>120.109</text:p>
              </table:table-cell>
              <table:table-cell office:value-type="float" office:value="245.242">
                <text:p>245.24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2.399999999998">
                <text:p>192.399999999998</text:p>
              </table:table-cell>
              <table:table-cell office:value-type="float" office:value="120.153">
                <text:p>120.153</text:p>
              </table:table-cell>
              <table:table-cell office:value-type="float" office:value="245.342">
                <text:p>245.34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2.599999999998">
                <text:p>192.599999999998</text:p>
              </table:table-cell>
              <table:table-cell office:value-type="float" office:value="120.197">
                <text:p>120.197</text:p>
              </table:table-cell>
              <table:table-cell office:value-type="float" office:value="245.441">
                <text:p>245.44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2.799999999998">
                <text:p>192.799999999998</text:p>
              </table:table-cell>
              <table:table-cell office:value-type="float" office:value="120.241">
                <text:p>120.241</text:p>
              </table:table-cell>
              <table:table-cell office:value-type="float" office:value="245.539">
                <text:p>245.53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2.999999999998">
                <text:p>192.999999999998</text:p>
              </table:table-cell>
              <table:table-cell office:value-type="float" office:value="120.285">
                <text:p>120.285</text:p>
              </table:table-cell>
              <table:table-cell office:value-type="float" office:value="245.637">
                <text:p>245.63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3.199999999998">
                <text:p>193.199999999998</text:p>
              </table:table-cell>
              <table:table-cell office:value-type="float" office:value="120.328">
                <text:p>120.328</text:p>
              </table:table-cell>
              <table:table-cell office:value-type="float" office:value="245.734">
                <text:p>245.73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3.399999999998">
                <text:p>193.399999999998</text:p>
              </table:table-cell>
              <table:table-cell office:value-type="float" office:value="120.371">
                <text:p>120.371</text:p>
              </table:table-cell>
              <table:table-cell office:value-type="float" office:value="245.831">
                <text:p>245.83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3.599999999998">
                <text:p>193.599999999998</text:p>
              </table:table-cell>
              <table:table-cell office:value-type="float" office:value="120.414">
                <text:p>120.414</text:p>
              </table:table-cell>
              <table:table-cell office:value-type="float" office:value="245.927">
                <text:p>245.92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3.799999999998">
                <text:p>193.799999999998</text:p>
              </table:table-cell>
              <table:table-cell office:value-type="float" office:value="120.456">
                <text:p>120.456</text:p>
              </table:table-cell>
              <table:table-cell office:value-type="float" office:value="246.022">
                <text:p>246.02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3.999999999998">
                <text:p>193.999999999998</text:p>
              </table:table-cell>
              <table:table-cell office:value-type="float" office:value="120.498">
                <text:p>120.498</text:p>
              </table:table-cell>
              <table:table-cell office:value-type="float" office:value="246.117">
                <text:p>246.11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4.199999999998">
                <text:p>194.199999999998</text:p>
              </table:table-cell>
              <table:table-cell office:value-type="float" office:value="120.54">
                <text:p>120.54</text:p>
              </table:table-cell>
              <table:table-cell office:value-type="float" office:value="246.211">
                <text:p>246.21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4.399999999998">
                <text:p>194.399999999998</text:p>
              </table:table-cell>
              <table:table-cell office:value-type="float" office:value="120.582">
                <text:p>120.582</text:p>
              </table:table-cell>
              <table:table-cell office:value-type="float" office:value="246.305">
                <text:p>246.30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4.599999999998">
                <text:p>194.599999999998</text:p>
              </table:table-cell>
              <table:table-cell office:value-type="float" office:value="120.623">
                <text:p>120.623</text:p>
              </table:table-cell>
              <table:table-cell office:value-type="float" office:value="246.398">
                <text:p>246.39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4.799999999997">
                <text:p>194.799999999997</text:p>
              </table:table-cell>
              <table:table-cell office:value-type="float" office:value="120.664">
                <text:p>120.664</text:p>
              </table:table-cell>
              <table:table-cell office:value-type="float" office:value="246.491">
                <text:p>246.49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4.999999999997">
                <text:p>194.999999999997</text:p>
              </table:table-cell>
              <table:table-cell office:value-type="float" office:value="120.705">
                <text:p>120.705</text:p>
              </table:table-cell>
              <table:table-cell office:value-type="float" office:value="246.583">
                <text:p>246.58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5.199999999997">
                <text:p>195.199999999997</text:p>
              </table:table-cell>
              <table:table-cell office:value-type="float" office:value="120.746">
                <text:p>120.746</text:p>
              </table:table-cell>
              <table:table-cell office:value-type="float" office:value="246.674">
                <text:p>246.67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5.399999999997">
                <text:p>195.399999999997</text:p>
              </table:table-cell>
              <table:table-cell office:value-type="float" office:value="120.786">
                <text:p>120.786</text:p>
              </table:table-cell>
              <table:table-cell office:value-type="float" office:value="246.765">
                <text:p>246.76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5.599999999997">
                <text:p>195.599999999997</text:p>
              </table:table-cell>
              <table:table-cell office:value-type="float" office:value="120.826">
                <text:p>120.826</text:p>
              </table:table-cell>
              <table:table-cell office:value-type="float" office:value="246.855">
                <text:p>246.85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5.799999999997">
                <text:p>195.799999999997</text:p>
              </table:table-cell>
              <table:table-cell office:value-type="float" office:value="120.866">
                <text:p>120.866</text:p>
              </table:table-cell>
              <table:table-cell office:value-type="float" office:value="246.945">
                <text:p>246.94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5.999999999997">
                <text:p>195.999999999997</text:p>
              </table:table-cell>
              <table:table-cell office:value-type="float" office:value="120.906">
                <text:p>120.906</text:p>
              </table:table-cell>
              <table:table-cell office:value-type="float" office:value="247.034">
                <text:p>247.03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6.199999999997">
                <text:p>196.199999999997</text:p>
              </table:table-cell>
              <table:table-cell office:value-type="float" office:value="120.945">
                <text:p>120.945</text:p>
              </table:table-cell>
              <table:table-cell office:value-type="float" office:value="247.123">
                <text:p>247.12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6.399999999997">
                <text:p>196.399999999997</text:p>
              </table:table-cell>
              <table:table-cell office:value-type="float" office:value="120.984">
                <text:p>120.984</text:p>
              </table:table-cell>
              <table:table-cell office:value-type="float" office:value="247.21">
                <text:p>247.2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6.599999999997">
                <text:p>196.599999999997</text:p>
              </table:table-cell>
              <table:table-cell office:value-type="float" office:value="121.023">
                <text:p>121.023</text:p>
              </table:table-cell>
              <table:table-cell office:value-type="float" office:value="247.298">
                <text:p>247.29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6.799999999997">
                <text:p>196.799999999997</text:p>
              </table:table-cell>
              <table:table-cell office:value-type="float" office:value="121.061">
                <text:p>121.061</text:p>
              </table:table-cell>
              <table:table-cell office:value-type="float" office:value="247.385">
                <text:p>247.38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6.999999999997">
                <text:p>196.999999999997</text:p>
              </table:table-cell>
              <table:table-cell office:value-type="float" office:value="121.1">
                <text:p>121.1</text:p>
              </table:table-cell>
              <table:table-cell office:value-type="float" office:value="247.471">
                <text:p>247.47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7.199999999997">
                <text:p>197.199999999997</text:p>
              </table:table-cell>
              <table:table-cell office:value-type="float" office:value="121.138">
                <text:p>121.138</text:p>
              </table:table-cell>
              <table:table-cell office:value-type="float" office:value="247.556">
                <text:p>247.55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7.399999999997">
                <text:p>197.399999999997</text:p>
              </table:table-cell>
              <table:table-cell office:value-type="float" office:value="121.176">
                <text:p>121.176</text:p>
              </table:table-cell>
              <table:table-cell office:value-type="float" office:value="247.641">
                <text:p>247.64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7.599999999997">
                <text:p>197.599999999997</text:p>
              </table:table-cell>
              <table:table-cell office:value-type="float" office:value="121.213">
                <text:p>121.213</text:p>
              </table:table-cell>
              <table:table-cell office:value-type="float" office:value="247.726">
                <text:p>247.72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7.799999999997">
                <text:p>197.799999999997</text:p>
              </table:table-cell>
              <table:table-cell office:value-type="float" office:value="121.25">
                <text:p>121.25</text:p>
              </table:table-cell>
              <table:table-cell office:value-type="float" office:value="247.81">
                <text:p>247.8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7.999999999997">
                <text:p>197.999999999997</text:p>
              </table:table-cell>
              <table:table-cell office:value-type="float" office:value="121.288">
                <text:p>121.288</text:p>
              </table:table-cell>
              <table:table-cell office:value-type="float" office:value="247.893">
                <text:p>247.89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8.199999999997">
                <text:p>198.199999999997</text:p>
              </table:table-cell>
              <table:table-cell office:value-type="float" office:value="121.324">
                <text:p>121.324</text:p>
              </table:table-cell>
              <table:table-cell office:value-type="float" office:value="247.976">
                <text:p>247.97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8.399999999997">
                <text:p>198.399999999997</text:p>
              </table:table-cell>
              <table:table-cell office:value-type="float" office:value="121.361">
                <text:p>121.361</text:p>
              </table:table-cell>
              <table:table-cell office:value-type="float" office:value="248.058">
                <text:p>248.05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8.599999999997">
                <text:p>198.599999999997</text:p>
              </table:table-cell>
              <table:table-cell office:value-type="float" office:value="121.397">
                <text:p>121.397</text:p>
              </table:table-cell>
              <table:table-cell office:value-type="float" office:value="248.139">
                <text:p>248.13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8.799999999997">
                <text:p>198.799999999997</text:p>
              </table:table-cell>
              <table:table-cell office:value-type="float" office:value="121.433">
                <text:p>121.433</text:p>
              </table:table-cell>
              <table:table-cell office:value-type="float" office:value="248.22">
                <text:p>248.2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8.999999999997">
                <text:p>198.999999999997</text:p>
              </table:table-cell>
              <table:table-cell office:value-type="float" office:value="121.469">
                <text:p>121.469</text:p>
              </table:table-cell>
              <table:table-cell office:value-type="float" office:value="248.301">
                <text:p>248.30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9.199999999997">
                <text:p>199.199999999997</text:p>
              </table:table-cell>
              <table:table-cell office:value-type="float" office:value="121.504">
                <text:p>121.504</text:p>
              </table:table-cell>
              <table:table-cell office:value-type="float" office:value="248.381">
                <text:p>248.38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9.399999999997">
                <text:p>199.399999999997</text:p>
              </table:table-cell>
              <table:table-cell office:value-type="float" office:value="121.539">
                <text:p>121.539</text:p>
              </table:table-cell>
              <table:table-cell office:value-type="float" office:value="248.46">
                <text:p>248.4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9.599999999997">
                <text:p>199.599999999997</text:p>
              </table:table-cell>
              <table:table-cell office:value-type="float" office:value="121.574">
                <text:p>121.574</text:p>
              </table:table-cell>
              <table:table-cell office:value-type="float" office:value="248.538">
                <text:p>248.53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99.799999999997">
                <text:p>199.799999999997</text:p>
              </table:table-cell>
              <table:table-cell office:value-type="float" office:value="121.609">
                <text:p>121.609</text:p>
              </table:table-cell>
              <table:table-cell office:value-type="float" office:value="248.617">
                <text:p>248.61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99.999999999997">
                <text:p>199.999999999997</text:p>
              </table:table-cell>
              <table:table-cell office:value-type="float" office:value="121.644">
                <text:p>121.644</text:p>
              </table:table-cell>
              <table:table-cell office:value-type="float" office:value="248.694">
                <text:p>248.69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00.199999999997">
                <text:p>200.199999999997</text:p>
              </table:table-cell>
              <table:table-cell office:value-type="float" office:value="121.678">
                <text:p>121.678</text:p>
              </table:table-cell>
              <table:table-cell office:value-type="float" office:value="248.771">
                <text:p>248.77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00.399999999997">
                <text:p>200.399999999997</text:p>
              </table:table-cell>
              <table:table-cell office:value-type="float" office:value="121.712">
                <text:p>121.712</text:p>
              </table:table-cell>
              <table:table-cell office:value-type="float" office:value="248.847">
                <text:p>248.84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00.599999999997">
                <text:p>200.599999999997</text:p>
              </table:table-cell>
              <table:table-cell office:value-type="float" office:value="121.745">
                <text:p>121.745</text:p>
              </table:table-cell>
              <table:table-cell office:value-type="float" office:value="248.923">
                <text:p>248.92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00.799999999997">
                <text:p>200.799999999997</text:p>
              </table:table-cell>
              <table:table-cell office:value-type="float" office:value="121.779">
                <text:p>121.779</text:p>
              </table:table-cell>
              <table:table-cell office:value-type="float" office:value="248.999">
                <text:p>248.99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00.999999999997">
                <text:p>200.999999999997</text:p>
              </table:table-cell>
              <table:table-cell office:value-type="float" office:value="121.812">
                <text:p>121.812</text:p>
              </table:table-cell>
              <table:table-cell office:value-type="float" office:value="249.073">
                <text:p>249.07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01.199999999997">
                <text:p>201.199999999997</text:p>
              </table:table-cell>
              <table:table-cell office:value-type="float" office:value="121.845">
                <text:p>121.845</text:p>
              </table:table-cell>
              <table:table-cell office:value-type="float" office:value="249.147">
                <text:p>249.14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01.399999999997">
                <text:p>201.399999999997</text:p>
              </table:table-cell>
              <table:table-cell office:value-type="float" office:value="121.878">
                <text:p>121.878</text:p>
              </table:table-cell>
              <table:table-cell office:value-type="float" office:value="249.221">
                <text:p>249.22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01.599999999997">
                <text:p>201.599999999997</text:p>
              </table:table-cell>
              <table:table-cell office:value-type="float" office:value="121.91">
                <text:p>121.91</text:p>
              </table:table-cell>
              <table:table-cell office:value-type="float" office:value="249.294">
                <text:p>249.29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01.799999999997">
                <text:p>201.799999999997</text:p>
              </table:table-cell>
              <table:table-cell office:value-type="float" office:value="121.942">
                <text:p>121.942</text:p>
              </table:table-cell>
              <table:table-cell office:value-type="float" office:value="249.366">
                <text:p>249.36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01.999999999997">
                <text:p>201.999999999997</text:p>
              </table:table-cell>
              <table:table-cell office:value-type="float" office:value="121.974">
                <text:p>121.974</text:p>
              </table:table-cell>
              <table:table-cell office:value-type="float" office:value="249.438">
                <text:p>249.43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02.199999999997">
                <text:p>202.199999999997</text:p>
              </table:table-cell>
              <table:table-cell office:value-type="float" office:value="122.006">
                <text:p>122.006</text:p>
              </table:table-cell>
              <table:table-cell office:value-type="float" office:value="249.51">
                <text:p>249.5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02.399999999997">
                <text:p>202.399999999997</text:p>
              </table:table-cell>
              <table:table-cell office:value-type="float" office:value="122.038">
                <text:p>122.038</text:p>
              </table:table-cell>
              <table:table-cell office:value-type="float" office:value="249.58">
                <text:p>249.5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02.599999999997">
                <text:p>202.599999999997</text:p>
              </table:table-cell>
              <table:table-cell office:value-type="float" office:value="122.069">
                <text:p>122.069</text:p>
              </table:table-cell>
              <table:table-cell office:value-type="float" office:value="249.65">
                <text:p>249.6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02.799999999997">
                <text:p>202.799999999997</text:p>
              </table:table-cell>
              <table:table-cell office:value-type="float" office:value="122.1">
                <text:p>122.1</text:p>
              </table:table-cell>
              <table:table-cell office:value-type="float" office:value="249.72">
                <text:p>249.7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02.999999999997">
                <text:p>202.999999999997</text:p>
              </table:table-cell>
              <table:table-cell office:value-type="float" office:value="122.13">
                <text:p>122.13</text:p>
              </table:table-cell>
              <table:table-cell office:value-type="float" office:value="249.789">
                <text:p>249.78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03.199999999997">
                <text:p>203.199999999997</text:p>
              </table:table-cell>
              <table:table-cell office:value-type="float" office:value="122.161">
                <text:p>122.161</text:p>
              </table:table-cell>
              <table:table-cell office:value-type="float" office:value="249.858">
                <text:p>249.85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03.399999999997">
                <text:p>203.399999999997</text:p>
              </table:table-cell>
              <table:table-cell office:value-type="float" office:value="122.191">
                <text:p>122.191</text:p>
              </table:table-cell>
              <table:table-cell office:value-type="float" office:value="249.925">
                <text:p>249.92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03.599999999997">
                <text:p>203.599999999997</text:p>
              </table:table-cell>
              <table:table-cell office:value-type="float" office:value="122.221">
                <text:p>122.221</text:p>
              </table:table-cell>
              <table:table-cell office:value-type="float" office:value="249.993">
                <text:p>249.99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03.799999999997">
                <text:p>203.799999999997</text:p>
              </table:table-cell>
              <table:table-cell office:value-type="float" office:value="122.251">
                <text:p>122.251</text:p>
              </table:table-cell>
              <table:table-cell office:value-type="float" office:value="250.06">
                <text:p>250.0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03.999999999997">
                <text:p>203.999999999997</text:p>
              </table:table-cell>
              <table:table-cell office:value-type="float" office:value="122.28">
                <text:p>122.28</text:p>
              </table:table-cell>
              <table:table-cell office:value-type="float" office:value="250.126">
                <text:p>250.12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04.199999999997">
                <text:p>204.199999999997</text:p>
              </table:table-cell>
              <table:table-cell office:value-type="float" office:value="122.309">
                <text:p>122.309</text:p>
              </table:table-cell>
              <table:table-cell office:value-type="float" office:value="250.191">
                <text:p>250.19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04.399999999997">
                <text:p>204.399999999997</text:p>
              </table:table-cell>
              <table:table-cell office:value-type="float" office:value="122.338">
                <text:p>122.338</text:p>
              </table:table-cell>
              <table:table-cell office:value-type="float" office:value="250.257">
                <text:p>250.25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04.599999999997">
                <text:p>204.599999999997</text:p>
              </table:table-cell>
              <table:table-cell office:value-type="float" office:value="122.367">
                <text:p>122.367</text:p>
              </table:table-cell>
              <table:table-cell office:value-type="float" office:value="250.321">
                <text:p>250.32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04.799999999997">
                <text:p>204.799999999997</text:p>
              </table:table-cell>
              <table:table-cell office:value-type="float" office:value="122.395">
                <text:p>122.395</text:p>
              </table:table-cell>
              <table:table-cell office:value-type="float" office:value="250.385">
                <text:p>250.38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04.999999999997">
                <text:p>204.999999999997</text:p>
              </table:table-cell>
              <table:table-cell office:value-type="float" office:value="122.423">
                <text:p>122.423</text:p>
              </table:table-cell>
              <table:table-cell office:value-type="float" office:value="250.449">
                <text:p>250.44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05.199999999997">
                <text:p>205.199999999997</text:p>
              </table:table-cell>
              <table:table-cell office:value-type="float" office:value="122.451">
                <text:p>122.451</text:p>
              </table:table-cell>
              <table:table-cell office:value-type="float" office:value="250.511">
                <text:p>250.51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05.399999999997">
                <text:p>205.399999999997</text:p>
              </table:table-cell>
              <table:table-cell office:value-type="float" office:value="122.479">
                <text:p>122.479</text:p>
              </table:table-cell>
              <table:table-cell office:value-type="float" office:value="250.574">
                <text:p>250.57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05.599999999997">
                <text:p>205.599999999997</text:p>
              </table:table-cell>
              <table:table-cell office:value-type="float" office:value="122.507">
                <text:p>122.507</text:p>
              </table:table-cell>
              <table:table-cell office:value-type="float" office:value="250.636">
                <text:p>250.63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05.799999999997">
                <text:p>205.799999999997</text:p>
              </table:table-cell>
              <table:table-cell office:value-type="float" office:value="122.534">
                <text:p>122.534</text:p>
              </table:table-cell>
              <table:table-cell office:value-type="float" office:value="250.697">
                <text:p>250.69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05.999999999997">
                <text:p>205.999999999997</text:p>
              </table:table-cell>
              <table:table-cell office:value-type="float" office:value="122.561">
                <text:p>122.561</text:p>
              </table:table-cell>
              <table:table-cell office:value-type="float" office:value="250.757">
                <text:p>250.75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06.199999999997">
                <text:p>206.199999999997</text:p>
              </table:table-cell>
              <table:table-cell office:value-type="float" office:value="122.587">
                <text:p>122.587</text:p>
              </table:table-cell>
              <table:table-cell office:value-type="float" office:value="250.818">
                <text:p>250.81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06.399999999997">
                <text:p>206.399999999997</text:p>
              </table:table-cell>
              <table:table-cell office:value-type="float" office:value="122.614">
                <text:p>122.614</text:p>
              </table:table-cell>
              <table:table-cell office:value-type="float" office:value="250.877">
                <text:p>250.87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06.599999999997">
                <text:p>206.599999999997</text:p>
              </table:table-cell>
              <table:table-cell office:value-type="float" office:value="122.64">
                <text:p>122.64</text:p>
              </table:table-cell>
              <table:table-cell office:value-type="float" office:value="250.936">
                <text:p>250.93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06.799999999997">
                <text:p>206.799999999997</text:p>
              </table:table-cell>
              <table:table-cell office:value-type="float" office:value="122.666">
                <text:p>122.666</text:p>
              </table:table-cell>
              <table:table-cell office:value-type="float" office:value="250.995">
                <text:p>250.99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06.999999999997">
                <text:p>206.999999999997</text:p>
              </table:table-cell>
              <table:table-cell office:value-type="float" office:value="122.692">
                <text:p>122.692</text:p>
              </table:table-cell>
              <table:table-cell office:value-type="float" office:value="251.052">
                <text:p>251.05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07.199999999997">
                <text:p>207.199999999997</text:p>
              </table:table-cell>
              <table:table-cell office:value-type="float" office:value="122.717">
                <text:p>122.717</text:p>
              </table:table-cell>
              <table:table-cell office:value-type="float" office:value="251.11">
                <text:p>251.1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07.399999999997">
                <text:p>207.399999999997</text:p>
              </table:table-cell>
              <table:table-cell office:value-type="float" office:value="122.743">
                <text:p>122.743</text:p>
              </table:table-cell>
              <table:table-cell office:value-type="float" office:value="251.167">
                <text:p>251.16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07.599999999997">
                <text:p>207.599999999997</text:p>
              </table:table-cell>
              <table:table-cell office:value-type="float" office:value="122.768">
                <text:p>122.768</text:p>
              </table:table-cell>
              <table:table-cell office:value-type="float" office:value="251.223">
                <text:p>251.22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07.799999999997">
                <text:p>207.799999999997</text:p>
              </table:table-cell>
              <table:table-cell office:value-type="float" office:value="122.792">
                <text:p>122.792</text:p>
              </table:table-cell>
              <table:table-cell office:value-type="float" office:value="251.278">
                <text:p>251.27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07.999999999997">
                <text:p>207.999999999997</text:p>
              </table:table-cell>
              <table:table-cell office:value-type="float" office:value="122.817">
                <text:p>122.817</text:p>
              </table:table-cell>
              <table:table-cell office:value-type="float" office:value="251.334">
                <text:p>251.33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08.199999999997">
                <text:p>208.199999999997</text:p>
              </table:table-cell>
              <table:table-cell office:value-type="float" office:value="122.841">
                <text:p>122.841</text:p>
              </table:table-cell>
              <table:table-cell office:value-type="float" office:value="251.388">
                <text:p>251.38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08.399999999997">
                <text:p>208.399999999997</text:p>
              </table:table-cell>
              <table:table-cell office:value-type="float" office:value="122.865">
                <text:p>122.865</text:p>
              </table:table-cell>
              <table:table-cell office:value-type="float" office:value="251.442">
                <text:p>251.44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08.599999999997">
                <text:p>208.599999999997</text:p>
              </table:table-cell>
              <table:table-cell office:value-type="float" office:value="122.889">
                <text:p>122.889</text:p>
              </table:table-cell>
              <table:table-cell office:value-type="float" office:value="251.496">
                <text:p>251.49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08.799999999997">
                <text:p>208.799999999997</text:p>
              </table:table-cell>
              <table:table-cell office:value-type="float" office:value="122.913">
                <text:p>122.913</text:p>
              </table:table-cell>
              <table:table-cell office:value-type="float" office:value="251.549">
                <text:p>251.54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08.999999999997">
                <text:p>208.999999999997</text:p>
              </table:table-cell>
              <table:table-cell office:value-type="float" office:value="122.936">
                <text:p>122.936</text:p>
              </table:table-cell>
              <table:table-cell office:value-type="float" office:value="251.601">
                <text:p>251.60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09.199999999997">
                <text:p>209.199999999997</text:p>
              </table:table-cell>
              <table:table-cell office:value-type="float" office:value="122.959">
                <text:p>122.959</text:p>
              </table:table-cell>
              <table:table-cell office:value-type="float" office:value="251.653">
                <text:p>251.65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09.399999999997">
                <text:p>209.399999999997</text:p>
              </table:table-cell>
              <table:table-cell office:value-type="float" office:value="122.982">
                <text:p>122.982</text:p>
              </table:table-cell>
              <table:table-cell office:value-type="float" office:value="251.704">
                <text:p>251.70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09.599999999997">
                <text:p>209.599999999997</text:p>
              </table:table-cell>
              <table:table-cell office:value-type="float" office:value="123.004">
                <text:p>123.004</text:p>
              </table:table-cell>
              <table:table-cell office:value-type="float" office:value="251.755">
                <text:p>251.75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09.799999999997">
                <text:p>209.799999999997</text:p>
              </table:table-cell>
              <table:table-cell office:value-type="float" office:value="123.027">
                <text:p>123.027</text:p>
              </table:table-cell>
              <table:table-cell office:value-type="float" office:value="251.805">
                <text:p>251.80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09.999999999997">
                <text:p>209.999999999997</text:p>
              </table:table-cell>
              <table:table-cell office:value-type="float" office:value="123.049">
                <text:p>123.049</text:p>
              </table:table-cell>
              <table:table-cell office:value-type="float" office:value="251.855">
                <text:p>251.85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10.199999999997">
                <text:p>210.199999999997</text:p>
              </table:table-cell>
              <table:table-cell office:value-type="float" office:value="123.071">
                <text:p>123.071</text:p>
              </table:table-cell>
              <table:table-cell office:value-type="float" office:value="251.904">
                <text:p>251.90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10.399999999997">
                <text:p>210.399999999997</text:p>
              </table:table-cell>
              <table:table-cell office:value-type="float" office:value="123.092">
                <text:p>123.092</text:p>
              </table:table-cell>
              <table:table-cell office:value-type="float" office:value="251.953">
                <text:p>251.95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10.599999999997">
                <text:p>210.599999999997</text:p>
              </table:table-cell>
              <table:table-cell office:value-type="float" office:value="123.114">
                <text:p>123.114</text:p>
              </table:table-cell>
              <table:table-cell office:value-type="float" office:value="252.001">
                <text:p>252.00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10.799999999997">
                <text:p>210.799999999997</text:p>
              </table:table-cell>
              <table:table-cell office:value-type="float" office:value="123.135">
                <text:p>123.135</text:p>
              </table:table-cell>
              <table:table-cell office:value-type="float" office:value="252.049">
                <text:p>252.04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10.999999999997">
                <text:p>210.999999999997</text:p>
              </table:table-cell>
              <table:table-cell office:value-type="float" office:value="123.156">
                <text:p>123.156</text:p>
              </table:table-cell>
              <table:table-cell office:value-type="float" office:value="252.096">
                <text:p>252.09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11.199999999997">
                <text:p>211.199999999997</text:p>
              </table:table-cell>
              <table:table-cell office:value-type="float" office:value="123.176">
                <text:p>123.176</text:p>
              </table:table-cell>
              <table:table-cell office:value-type="float" office:value="252.142">
                <text:p>252.14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11.399999999997">
                <text:p>211.399999999997</text:p>
              </table:table-cell>
              <table:table-cell office:value-type="float" office:value="123.197">
                <text:p>123.197</text:p>
              </table:table-cell>
              <table:table-cell office:value-type="float" office:value="252.188">
                <text:p>252.18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11.599999999997">
                <text:p>211.599999999997</text:p>
              </table:table-cell>
              <table:table-cell office:value-type="float" office:value="123.217">
                <text:p>123.217</text:p>
              </table:table-cell>
              <table:table-cell office:value-type="float" office:value="252.234">
                <text:p>252.23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11.799999999997">
                <text:p>211.799999999997</text:p>
              </table:table-cell>
              <table:table-cell office:value-type="float" office:value="123.237">
                <text:p>123.237</text:p>
              </table:table-cell>
              <table:table-cell office:value-type="float" office:value="252.278">
                <text:p>252.27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11.999999999996">
                <text:p>211.999999999996</text:p>
              </table:table-cell>
              <table:table-cell office:value-type="float" office:value="123.257">
                <text:p>123.257</text:p>
              </table:table-cell>
              <table:table-cell office:value-type="float" office:value="252.323">
                <text:p>252.32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12.199999999996">
                <text:p>212.199999999996</text:p>
              </table:table-cell>
              <table:table-cell office:value-type="float" office:value="123.276">
                <text:p>123.276</text:p>
              </table:table-cell>
              <table:table-cell office:value-type="float" office:value="252.367">
                <text:p>252.36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12.399999999996">
                <text:p>212.399999999996</text:p>
              </table:table-cell>
              <table:table-cell office:value-type="float" office:value="123.295">
                <text:p>123.295</text:p>
              </table:table-cell>
              <table:table-cell office:value-type="float" office:value="252.41">
                <text:p>252.4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12.599999999996">
                <text:p>212.599999999996</text:p>
              </table:table-cell>
              <table:table-cell office:value-type="float" office:value="123.314">
                <text:p>123.314</text:p>
              </table:table-cell>
              <table:table-cell office:value-type="float" office:value="252.453">
                <text:p>252.45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12.799999999996">
                <text:p>212.799999999996</text:p>
              </table:table-cell>
              <table:table-cell office:value-type="float" office:value="123.333">
                <text:p>123.333</text:p>
              </table:table-cell>
              <table:table-cell office:value-type="float" office:value="252.495">
                <text:p>252.49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12.999999999996">
                <text:p>212.999999999996</text:p>
              </table:table-cell>
              <table:table-cell office:value-type="float" office:value="123.352">
                <text:p>123.352</text:p>
              </table:table-cell>
              <table:table-cell office:value-type="float" office:value="252.537">
                <text:p>252.53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13.199999999996">
                <text:p>213.199999999996</text:p>
              </table:table-cell>
              <table:table-cell office:value-type="float" office:value="123.37">
                <text:p>123.37</text:p>
              </table:table-cell>
              <table:table-cell office:value-type="float" office:value="252.578">
                <text:p>252.57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13.399999999996">
                <text:p>213.399999999996</text:p>
              </table:table-cell>
              <table:table-cell office:value-type="float" office:value="123.388">
                <text:p>123.388</text:p>
              </table:table-cell>
              <table:table-cell office:value-type="float" office:value="252.618">
                <text:p>252.61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13.599999999996">
                <text:p>213.599999999996</text:p>
              </table:table-cell>
              <table:table-cell office:value-type="float" office:value="123.406">
                <text:p>123.406</text:p>
              </table:table-cell>
              <table:table-cell office:value-type="float" office:value="252.658">
                <text:p>252.65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13.799999999996">
                <text:p>213.799999999996</text:p>
              </table:table-cell>
              <table:table-cell office:value-type="float" office:value="123.423">
                <text:p>123.423</text:p>
              </table:table-cell>
              <table:table-cell office:value-type="float" office:value="252.698">
                <text:p>252.69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13.999999999996">
                <text:p>213.999999999996</text:p>
              </table:table-cell>
              <table:table-cell office:value-type="float" office:value="123.441">
                <text:p>123.441</text:p>
              </table:table-cell>
              <table:table-cell office:value-type="float" office:value="252.737">
                <text:p>252.73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14.199999999996">
                <text:p>214.199999999996</text:p>
              </table:table-cell>
              <table:table-cell office:value-type="float" office:value="123.458">
                <text:p>123.458</text:p>
              </table:table-cell>
              <table:table-cell office:value-type="float" office:value="252.776">
                <text:p>252.77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14.399999999996">
                <text:p>214.399999999996</text:p>
              </table:table-cell>
              <table:table-cell office:value-type="float" office:value="123.475">
                <text:p>123.475</text:p>
              </table:table-cell>
              <table:table-cell office:value-type="float" office:value="252.814">
                <text:p>252.81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14.599999999996">
                <text:p>214.599999999996</text:p>
              </table:table-cell>
              <table:table-cell office:value-type="float" office:value="123.491">
                <text:p>123.491</text:p>
              </table:table-cell>
              <table:table-cell office:value-type="float" office:value="252.851">
                <text:p>252.85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14.799999999996">
                <text:p>214.799999999996</text:p>
              </table:table-cell>
              <table:table-cell office:value-type="float" office:value="123.508">
                <text:p>123.508</text:p>
              </table:table-cell>
              <table:table-cell office:value-type="float" office:value="252.888">
                <text:p>252.88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14.999999999996">
                <text:p>214.999999999996</text:p>
              </table:table-cell>
              <table:table-cell office:value-type="float" office:value="123.524">
                <text:p>123.524</text:p>
              </table:table-cell>
              <table:table-cell office:value-type="float" office:value="252.925">
                <text:p>252.92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15.199999999996">
                <text:p>215.199999999996</text:p>
              </table:table-cell>
              <table:table-cell office:value-type="float" office:value="123.54">
                <text:p>123.54</text:p>
              </table:table-cell>
              <table:table-cell office:value-type="float" office:value="252.96">
                <text:p>252.9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15.399999999996">
                <text:p>215.399999999996</text:p>
              </table:table-cell>
              <table:table-cell office:value-type="float" office:value="123.556">
                <text:p>123.556</text:p>
              </table:table-cell>
              <table:table-cell office:value-type="float" office:value="252.996">
                <text:p>252.99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15.599999999996">
                <text:p>215.599999999996</text:p>
              </table:table-cell>
              <table:table-cell office:value-type="float" office:value="123.571">
                <text:p>123.571</text:p>
              </table:table-cell>
              <table:table-cell office:value-type="float" office:value="253.031">
                <text:p>253.03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15.799999999996">
                <text:p>215.799999999996</text:p>
              </table:table-cell>
              <table:table-cell office:value-type="float" office:value="123.586">
                <text:p>123.586</text:p>
              </table:table-cell>
              <table:table-cell office:value-type="float" office:value="253.065">
                <text:p>253.06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15.999999999996">
                <text:p>215.999999999996</text:p>
              </table:table-cell>
              <table:table-cell office:value-type="float" office:value="123.601">
                <text:p>123.601</text:p>
              </table:table-cell>
              <table:table-cell office:value-type="float" office:value="253.099">
                <text:p>253.09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16.199999999996">
                <text:p>216.199999999996</text:p>
              </table:table-cell>
              <table:table-cell office:value-type="float" office:value="123.616">
                <text:p>123.616</text:p>
              </table:table-cell>
              <table:table-cell office:value-type="float" office:value="253.132">
                <text:p>253.13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16.399999999996">
                <text:p>216.399999999996</text:p>
              </table:table-cell>
              <table:table-cell office:value-type="float" office:value="123.631">
                <text:p>123.631</text:p>
              </table:table-cell>
              <table:table-cell office:value-type="float" office:value="253.165">
                <text:p>253.16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16.599999999996">
                <text:p>216.599999999996</text:p>
              </table:table-cell>
              <table:table-cell office:value-type="float" office:value="123.645">
                <text:p>123.645</text:p>
              </table:table-cell>
              <table:table-cell office:value-type="float" office:value="253.197">
                <text:p>253.19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16.799999999996">
                <text:p>216.799999999996</text:p>
              </table:table-cell>
              <table:table-cell office:value-type="float" office:value="123.659">
                <text:p>123.659</text:p>
              </table:table-cell>
              <table:table-cell office:value-type="float" office:value="253.229">
                <text:p>253.22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16.999999999996">
                <text:p>216.999999999996</text:p>
              </table:table-cell>
              <table:table-cell office:value-type="float" office:value="123.673">
                <text:p>123.673</text:p>
              </table:table-cell>
              <table:table-cell office:value-type="float" office:value="253.26">
                <text:p>253.2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17.199999999996">
                <text:p>217.199999999996</text:p>
              </table:table-cell>
              <table:table-cell office:value-type="float" office:value="123.687">
                <text:p>123.687</text:p>
              </table:table-cell>
              <table:table-cell office:value-type="float" office:value="253.291">
                <text:p>253.29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17.399999999996">
                <text:p>217.399999999996</text:p>
              </table:table-cell>
              <table:table-cell office:value-type="float" office:value="123.7">
                <text:p>123.7</text:p>
              </table:table-cell>
              <table:table-cell office:value-type="float" office:value="253.321">
                <text:p>253.32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17.599999999996">
                <text:p>217.599999999996</text:p>
              </table:table-cell>
              <table:table-cell office:value-type="float" office:value="123.714">
                <text:p>123.714</text:p>
              </table:table-cell>
              <table:table-cell office:value-type="float" office:value="253.351">
                <text:p>253.35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17.799999999996">
                <text:p>217.799999999996</text:p>
              </table:table-cell>
              <table:table-cell office:value-type="float" office:value="123.727">
                <text:p>123.727</text:p>
              </table:table-cell>
              <table:table-cell office:value-type="float" office:value="253.38">
                <text:p>253.3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17.999999999996">
                <text:p>217.999999999996</text:p>
              </table:table-cell>
              <table:table-cell office:value-type="float" office:value="123.739">
                <text:p>123.739</text:p>
              </table:table-cell>
              <table:table-cell office:value-type="float" office:value="253.409">
                <text:p>253.40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18.199999999996">
                <text:p>218.199999999996</text:p>
              </table:table-cell>
              <table:table-cell office:value-type="float" office:value="123.752">
                <text:p>123.752</text:p>
              </table:table-cell>
              <table:table-cell office:value-type="float" office:value="253.437">
                <text:p>253.43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18.399999999996">
                <text:p>218.399999999996</text:p>
              </table:table-cell>
              <table:table-cell office:value-type="float" office:value="123.764">
                <text:p>123.764</text:p>
              </table:table-cell>
              <table:table-cell office:value-type="float" office:value="253.465">
                <text:p>253.46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18.599999999996">
                <text:p>218.599999999996</text:p>
              </table:table-cell>
              <table:table-cell office:value-type="float" office:value="123.776">
                <text:p>123.776</text:p>
              </table:table-cell>
              <table:table-cell office:value-type="float" office:value="253.492">
                <text:p>253.49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18.799999999996">
                <text:p>218.799999999996</text:p>
              </table:table-cell>
              <table:table-cell office:value-type="float" office:value="123.788">
                <text:p>123.788</text:p>
              </table:table-cell>
              <table:table-cell office:value-type="float" office:value="253.519">
                <text:p>253.51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18.999999999996">
                <text:p>218.999999999996</text:p>
              </table:table-cell>
              <table:table-cell office:value-type="float" office:value="123.8">
                <text:p>123.8</text:p>
              </table:table-cell>
              <table:table-cell office:value-type="float" office:value="253.545">
                <text:p>253.54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19.199999999996">
                <text:p>219.199999999996</text:p>
              </table:table-cell>
              <table:table-cell office:value-type="float" office:value="123.811">
                <text:p>123.811</text:p>
              </table:table-cell>
              <table:table-cell office:value-type="float" office:value="253.57">
                <text:p>253.5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19.399999999996">
                <text:p>219.399999999996</text:p>
              </table:table-cell>
              <table:table-cell office:value-type="float" office:value="123.822">
                <text:p>123.822</text:p>
              </table:table-cell>
              <table:table-cell office:value-type="float" office:value="253.596">
                <text:p>253.59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19.599999999996">
                <text:p>219.599999999996</text:p>
              </table:table-cell>
              <table:table-cell office:value-type="float" office:value="123.833">
                <text:p>123.833</text:p>
              </table:table-cell>
              <table:table-cell office:value-type="float" office:value="253.62">
                <text:p>253.6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19.799999999996">
                <text:p>219.799999999996</text:p>
              </table:table-cell>
              <table:table-cell office:value-type="float" office:value="123.844">
                <text:p>123.844</text:p>
              </table:table-cell>
              <table:table-cell office:value-type="float" office:value="253.644">
                <text:p>253.64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19.999999999996">
                <text:p>219.999999999996</text:p>
              </table:table-cell>
              <table:table-cell office:value-type="float" office:value="123.854">
                <text:p>123.854</text:p>
              </table:table-cell>
              <table:table-cell office:value-type="float" office:value="253.668">
                <text:p>253.66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20.199999999996">
                <text:p>220.199999999996</text:p>
              </table:table-cell>
              <table:table-cell office:value-type="float" office:value="123.865">
                <text:p>123.865</text:p>
              </table:table-cell>
              <table:table-cell office:value-type="float" office:value="253.691">
                <text:p>253.69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20.399999999996">
                <text:p>220.399999999996</text:p>
              </table:table-cell>
              <table:table-cell office:value-type="float" office:value="123.875">
                <text:p>123.875</text:p>
              </table:table-cell>
              <table:table-cell office:value-type="float" office:value="253.714">
                <text:p>253.71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20.599999999996">
                <text:p>220.599999999996</text:p>
              </table:table-cell>
              <table:table-cell office:value-type="float" office:value="123.885">
                <text:p>123.885</text:p>
              </table:table-cell>
              <table:table-cell office:value-type="float" office:value="253.736">
                <text:p>253.73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20.799999999996">
                <text:p>220.799999999996</text:p>
              </table:table-cell>
              <table:table-cell office:value-type="float" office:value="123.894">
                <text:p>123.894</text:p>
              </table:table-cell>
              <table:table-cell office:value-type="float" office:value="253.758">
                <text:p>253.75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20.999999999996">
                <text:p>220.999999999996</text:p>
              </table:table-cell>
              <table:table-cell office:value-type="float" office:value="123.904">
                <text:p>123.904</text:p>
              </table:table-cell>
              <table:table-cell office:value-type="float" office:value="253.779">
                <text:p>253.77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21.199999999996">
                <text:p>221.199999999996</text:p>
              </table:table-cell>
              <table:table-cell office:value-type="float" office:value="123.913">
                <text:p>123.913</text:p>
              </table:table-cell>
              <table:table-cell office:value-type="float" office:value="253.799">
                <text:p>253.79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21.399999999996">
                <text:p>221.399999999996</text:p>
              </table:table-cell>
              <table:table-cell office:value-type="float" office:value="123.922">
                <text:p>123.922</text:p>
              </table:table-cell>
              <table:table-cell office:value-type="float" office:value="253.82">
                <text:p>253.8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21.599999999996">
                <text:p>221.599999999996</text:p>
              </table:table-cell>
              <table:table-cell office:value-type="float" office:value="123.93">
                <text:p>123.93</text:p>
              </table:table-cell>
              <table:table-cell office:value-type="float" office:value="253.839">
                <text:p>253.83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21.799999999996">
                <text:p>221.799999999996</text:p>
              </table:table-cell>
              <table:table-cell office:value-type="float" office:value="123.939">
                <text:p>123.939</text:p>
              </table:table-cell>
              <table:table-cell office:value-type="float" office:value="253.858">
                <text:p>253.85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21.999999999996">
                <text:p>221.999999999996</text:p>
              </table:table-cell>
              <table:table-cell office:value-type="float" office:value="123.947">
                <text:p>123.947</text:p>
              </table:table-cell>
              <table:table-cell office:value-type="float" office:value="253.877">
                <text:p>253.877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22.199999999996">
                <text:p>222.199999999996</text:p>
              </table:table-cell>
              <table:table-cell office:value-type="float" office:value="123.955">
                <text:p>123.955</text:p>
              </table:table-cell>
              <table:table-cell office:value-type="float" office:value="253.895">
                <text:p>253.89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22.399999999996">
                <text:p>222.399999999996</text:p>
              </table:table-cell>
              <table:table-cell office:value-type="float" office:value="123.963">
                <text:p>123.963</text:p>
              </table:table-cell>
              <table:table-cell office:value-type="float" office:value="253.913">
                <text:p>253.91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22.599999999996">
                <text:p>222.599999999996</text:p>
              </table:table-cell>
              <table:table-cell office:value-type="float" office:value="123.971">
                <text:p>123.971</text:p>
              </table:table-cell>
              <table:table-cell office:value-type="float" office:value="253.93">
                <text:p>253.93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22.799999999996">
                <text:p>222.799999999996</text:p>
              </table:table-cell>
              <table:table-cell office:value-type="float" office:value="123.978">
                <text:p>123.978</text:p>
              </table:table-cell>
              <table:table-cell office:value-type="float" office:value="253.947">
                <text:p>253.94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22.999999999996">
                <text:p>222.999999999996</text:p>
              </table:table-cell>
              <table:table-cell office:value-type="float" office:value="123.985">
                <text:p>123.985</text:p>
              </table:table-cell>
              <table:table-cell office:value-type="float" office:value="253.963">
                <text:p>253.96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23.199999999996">
                <text:p>223.199999999996</text:p>
              </table:table-cell>
              <table:table-cell office:value-type="float" office:value="123.992">
                <text:p>123.992</text:p>
              </table:table-cell>
              <table:table-cell office:value-type="float" office:value="253.979">
                <text:p>253.97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23.399999999996">
                <text:p>223.399999999996</text:p>
              </table:table-cell>
              <table:table-cell office:value-type="float" office:value="123.999">
                <text:p>123.999</text:p>
              </table:table-cell>
              <table:table-cell office:value-type="float" office:value="253.994">
                <text:p>253.99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23.599999999996">
                <text:p>223.599999999996</text:p>
              </table:table-cell>
              <table:table-cell office:value-type="float" office:value="124.006">
                <text:p>124.006</text:p>
              </table:table-cell>
              <table:table-cell office:value-type="float" office:value="254.009">
                <text:p>254.009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23.799999999996">
                <text:p>223.799999999996</text:p>
              </table:table-cell>
              <table:table-cell office:value-type="float" office:value="124.012">
                <text:p>124.012</text:p>
              </table:table-cell>
              <table:table-cell office:value-type="float" office:value="254.023">
                <text:p>254.02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23.999999999996">
                <text:p>223.999999999996</text:p>
              </table:table-cell>
              <table:table-cell office:value-type="float" office:value="124.018">
                <text:p>124.018</text:p>
              </table:table-cell>
              <table:table-cell office:value-type="float" office:value="254.037">
                <text:p>254.03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24.199999999996">
                <text:p>224.199999999996</text:p>
              </table:table-cell>
              <table:table-cell office:value-type="float" office:value="124.024">
                <text:p>124.024</text:p>
              </table:table-cell>
              <table:table-cell office:value-type="float" office:value="254.05">
                <text:p>254.0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24.399999999996">
                <text:p>224.399999999996</text:p>
              </table:table-cell>
              <table:table-cell office:value-type="float" office:value="124.03">
                <text:p>124.03</text:p>
              </table:table-cell>
              <table:table-cell office:value-type="float" office:value="254.063">
                <text:p>254.06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24.599999999996">
                <text:p>224.599999999996</text:p>
              </table:table-cell>
              <table:table-cell office:value-type="float" office:value="124.035">
                <text:p>124.035</text:p>
              </table:table-cell>
              <table:table-cell office:value-type="float" office:value="254.075">
                <text:p>254.07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24.799999999996">
                <text:p>224.799999999996</text:p>
              </table:table-cell>
              <table:table-cell office:value-type="float" office:value="124.041">
                <text:p>124.041</text:p>
              </table:table-cell>
              <table:table-cell office:value-type="float" office:value="254.087">
                <text:p>254.08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24.999999999996">
                <text:p>224.999999999996</text:p>
              </table:table-cell>
              <table:table-cell office:value-type="float" office:value="124.046">
                <text:p>124.046</text:p>
              </table:table-cell>
              <table:table-cell office:value-type="float" office:value="254.098">
                <text:p>254.09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25.199999999996">
                <text:p>225.199999999996</text:p>
              </table:table-cell>
              <table:table-cell office:value-type="float" office:value="124.05">
                <text:p>124.05</text:p>
              </table:table-cell>
              <table:table-cell office:value-type="float" office:value="254.109">
                <text:p>254.109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25.399999999996">
                <text:p>225.399999999996</text:p>
              </table:table-cell>
              <table:table-cell office:value-type="float" office:value="124.055">
                <text:p>124.055</text:p>
              </table:table-cell>
              <table:table-cell office:value-type="float" office:value="254.12">
                <text:p>254.1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25.599999999996">
                <text:p>225.599999999996</text:p>
              </table:table-cell>
              <table:table-cell office:value-type="float" office:value="124.06">
                <text:p>124.06</text:p>
              </table:table-cell>
              <table:table-cell office:value-type="float" office:value="254.13">
                <text:p>254.1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25.799999999996">
                <text:p>225.799999999996</text:p>
              </table:table-cell>
              <table:table-cell office:value-type="float" office:value="124.064">
                <text:p>124.064</text:p>
              </table:table-cell>
              <table:table-cell office:value-type="float" office:value="254.139">
                <text:p>254.139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25.999999999996">
                <text:p>225.999999999996</text:p>
              </table:table-cell>
              <table:table-cell office:value-type="float" office:value="124.068">
                <text:p>124.068</text:p>
              </table:table-cell>
              <table:table-cell office:value-type="float" office:value="254.148">
                <text:p>254.148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26.199999999996">
                <text:p>226.199999999996</text:p>
              </table:table-cell>
              <table:table-cell office:value-type="float" office:value="124.071">
                <text:p>124.071</text:p>
              </table:table-cell>
              <table:table-cell office:value-type="float" office:value="254.156">
                <text:p>254.15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26.399999999996">
                <text:p>226.399999999996</text:p>
              </table:table-cell>
              <table:table-cell office:value-type="float" office:value="124.075">
                <text:p>124.075</text:p>
              </table:table-cell>
              <table:table-cell office:value-type="float" office:value="254.164">
                <text:p>254.16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26.599999999996">
                <text:p>226.599999999996</text:p>
              </table:table-cell>
              <table:table-cell office:value-type="float" office:value="124.078">
                <text:p>124.078</text:p>
              </table:table-cell>
              <table:table-cell office:value-type="float" office:value="254.172">
                <text:p>254.17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26.799999999996">
                <text:p>226.799999999996</text:p>
              </table:table-cell>
              <table:table-cell office:value-type="float" office:value="124.082">
                <text:p>124.082</text:p>
              </table:table-cell>
              <table:table-cell office:value-type="float" office:value="254.179">
                <text:p>254.17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26.999999999996">
                <text:p>226.999999999996</text:p>
              </table:table-cell>
              <table:table-cell office:value-type="float" office:value="124.084">
                <text:p>124.084</text:p>
              </table:table-cell>
              <table:table-cell office:value-type="float" office:value="254.186">
                <text:p>254.18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27.199999999996">
                <text:p>227.199999999996</text:p>
              </table:table-cell>
              <table:table-cell office:value-type="float" office:value="124.087">
                <text:p>124.087</text:p>
              </table:table-cell>
              <table:table-cell office:value-type="float" office:value="254.192">
                <text:p>254.19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27.399999999996">
                <text:p>227.399999999996</text:p>
              </table:table-cell>
              <table:table-cell office:value-type="float" office:value="124.09">
                <text:p>124.09</text:p>
              </table:table-cell>
              <table:table-cell office:value-type="float" office:value="254.198">
                <text:p>254.19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27.599999999996">
                <text:p>227.599999999996</text:p>
              </table:table-cell>
              <table:table-cell office:value-type="float" office:value="124.092">
                <text:p>124.092</text:p>
              </table:table-cell>
              <table:table-cell office:value-type="float" office:value="254.203">
                <text:p>254.20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27.799999999996">
                <text:p>227.799999999996</text:p>
              </table:table-cell>
              <table:table-cell office:value-type="float" office:value="124.094">
                <text:p>124.094</text:p>
              </table:table-cell>
              <table:table-cell office:value-type="float" office:value="254.208">
                <text:p>254.20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27.999999999996">
                <text:p>227.999999999996</text:p>
              </table:table-cell>
              <table:table-cell office:value-type="float" office:value="124.096">
                <text:p>124.096</text:p>
              </table:table-cell>
              <table:table-cell office:value-type="float" office:value="254.212">
                <text:p>254.21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28.199999999996">
                <text:p>228.199999999996</text:p>
              </table:table-cell>
              <table:table-cell office:value-type="float" office:value="124.098">
                <text:p>124.098</text:p>
              </table:table-cell>
              <table:table-cell office:value-type="float" office:value="254.216">
                <text:p>254.21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28.399999999996">
                <text:p>228.399999999996</text:p>
              </table:table-cell>
              <table:table-cell office:value-type="float" office:value="124.099">
                <text:p>124.099</text:p>
              </table:table-cell>
              <table:table-cell office:value-type="float" office:value="254.219">
                <text:p>254.21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28.599999999996">
                <text:p>228.599999999996</text:p>
              </table:table-cell>
              <table:table-cell office:value-type="float" office:value="124.101">
                <text:p>124.101</text:p>
              </table:table-cell>
              <table:table-cell office:value-type="float" office:value="254.222">
                <text:p>254.22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28.799999999996">
                <text:p>228.799999999996</text:p>
              </table:table-cell>
              <table:table-cell office:value-type="float" office:value="124.102">
                <text:p>124.102</text:p>
              </table:table-cell>
              <table:table-cell office:value-type="float" office:value="254.224">
                <text:p>254.22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28.999999999996">
                <text:p>228.999999999996</text:p>
              </table:table-cell>
              <table:table-cell office:value-type="float" office:value="124.102">
                <text:p>124.102</text:p>
              </table:table-cell>
              <table:table-cell office:value-type="float" office:value="254.226">
                <text:p>254.226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29.199999999996">
                <text:p>229.199999999996</text:p>
              </table:table-cell>
              <table:table-cell office:value-type="float" office:value="124.103">
                <text:p>124.103</text:p>
              </table:table-cell>
              <table:table-cell office:value-type="float" office:value="254.228">
                <text:p>254.228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29.399999999996">
                <text:p>229.399999999996</text:p>
              </table:table-cell>
              <table:table-cell office:value-type="float" office:value="124.104">
                <text:p>124.104</text:p>
              </table:table-cell>
              <table:table-cell office:value-type="float" office:value="254.229">
                <text:p>254.22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29.599999999995">
                <text:p>229.599999999995</text:p>
              </table:table-cell>
              <table:table-cell office:value-type="float" office:value="124.104">
                <text:p>124.104</text:p>
              </table:table-cell>
              <table:table-cell office:value-type="float" office:value="254.229">
                <text:p>254.22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29.799999999995">
                <text:p>229.799999999995</text:p>
              </table:table-cell>
              <table:table-cell office:value-type="float" office:value="124.104">
                <text:p>124.104</text:p>
              </table:table-cell>
              <table:table-cell office:value-type="float" office:value="254.229">
                <text:p>254.22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29.999999999995">
                <text:p>229.999999999995</text:p>
              </table:table-cell>
              <table:table-cell office:value-type="float" office:value="124.104">
                <text:p>124.104</text:p>
              </table:table-cell>
              <table:table-cell office:value-type="float" office:value="254.229">
                <text:p>254.22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30.199999999995">
                <text:p>230.199999999995</text:p>
              </table:table-cell>
              <table:table-cell office:value-type="float" office:value="124.103">
                <text:p>124.103</text:p>
              </table:table-cell>
              <table:table-cell office:value-type="float" office:value="254.228">
                <text:p>254.22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30.399999999995">
                <text:p>230.399999999995</text:p>
              </table:table-cell>
              <table:table-cell office:value-type="float" office:value="124.103">
                <text:p>124.103</text:p>
              </table:table-cell>
              <table:table-cell office:value-type="float" office:value="254.227">
                <text:p>254.227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30.599999999995">
                <text:p>230.599999999995</text:p>
              </table:table-cell>
              <table:table-cell office:value-type="float" office:value="124.102">
                <text:p>124.102</text:p>
              </table:table-cell>
              <table:table-cell office:value-type="float" office:value="254.225">
                <text:p>254.22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30.799999999995">
                <text:p>230.799999999995</text:p>
              </table:table-cell>
              <table:table-cell office:value-type="float" office:value="124.101">
                <text:p>124.101</text:p>
              </table:table-cell>
              <table:table-cell office:value-type="float" office:value="254.223">
                <text:p>254.22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30.999999999995">
                <text:p>230.999999999995</text:p>
              </table:table-cell>
              <table:table-cell office:value-type="float" office:value="124.1">
                <text:p>124.1</text:p>
              </table:table-cell>
              <table:table-cell office:value-type="float" office:value="254.22">
                <text:p>254.2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31.199999999995">
                <text:p>231.199999999995</text:p>
              </table:table-cell>
              <table:table-cell office:value-type="float" office:value="124.099">
                <text:p>124.099</text:p>
              </table:table-cell>
              <table:table-cell office:value-type="float" office:value="254.217">
                <text:p>254.217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31.399999999995">
                <text:p>231.399999999995</text:p>
              </table:table-cell>
              <table:table-cell office:value-type="float" office:value="124.097">
                <text:p>124.097</text:p>
              </table:table-cell>
              <table:table-cell office:value-type="float" office:value="254.214">
                <text:p>254.21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31.599999999995">
                <text:p>231.599999999995</text:p>
              </table:table-cell>
              <table:table-cell office:value-type="float" office:value="124.095">
                <text:p>124.095</text:p>
              </table:table-cell>
              <table:table-cell office:value-type="float" office:value="254.21">
                <text:p>254.2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31.799999999995">
                <text:p>231.799999999995</text:p>
              </table:table-cell>
              <table:table-cell office:value-type="float" office:value="124.093">
                <text:p>124.093</text:p>
              </table:table-cell>
              <table:table-cell office:value-type="float" office:value="254.205">
                <text:p>254.20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31.999999999995">
                <text:p>231.999999999995</text:p>
              </table:table-cell>
              <table:table-cell office:value-type="float" office:value="124.091">
                <text:p>124.091</text:p>
              </table:table-cell>
              <table:table-cell office:value-type="float" office:value="254.201">
                <text:p>254.20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32.199999999995">
                <text:p>232.199999999995</text:p>
              </table:table-cell>
              <table:table-cell office:value-type="float" office:value="124.089">
                <text:p>124.089</text:p>
              </table:table-cell>
              <table:table-cell office:value-type="float" office:value="254.195">
                <text:p>254.19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32.399999999995">
                <text:p>232.399999999995</text:p>
              </table:table-cell>
              <table:table-cell office:value-type="float" office:value="124.086">
                <text:p>124.086</text:p>
              </table:table-cell>
              <table:table-cell office:value-type="float" office:value="254.19">
                <text:p>254.1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32.599999999995">
                <text:p>232.599999999995</text:p>
              </table:table-cell>
              <table:table-cell office:value-type="float" office:value="124.084">
                <text:p>124.084</text:p>
              </table:table-cell>
              <table:table-cell office:value-type="float" office:value="254.183">
                <text:p>254.18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32.799999999995">
                <text:p>232.799999999995</text:p>
              </table:table-cell>
              <table:table-cell office:value-type="float" office:value="124.081">
                <text:p>124.081</text:p>
              </table:table-cell>
              <table:table-cell office:value-type="float" office:value="254.177">
                <text:p>254.17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32.999999999995">
                <text:p>232.999999999995</text:p>
              </table:table-cell>
              <table:table-cell office:value-type="float" office:value="124.077">
                <text:p>124.077</text:p>
              </table:table-cell>
              <table:table-cell office:value-type="float" office:value="254.17">
                <text:p>254.1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33.199999999995">
                <text:p>233.199999999995</text:p>
              </table:table-cell>
              <table:table-cell office:value-type="float" office:value="124.074">
                <text:p>124.074</text:p>
              </table:table-cell>
              <table:table-cell office:value-type="float" office:value="254.162">
                <text:p>254.16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33.399999999995">
                <text:p>233.399999999995</text:p>
              </table:table-cell>
              <table:table-cell office:value-type="float" office:value="124.071">
                <text:p>124.071</text:p>
              </table:table-cell>
              <table:table-cell office:value-type="float" office:value="254.154">
                <text:p>254.15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33.599999999995">
                <text:p>233.599999999995</text:p>
              </table:table-cell>
              <table:table-cell office:value-type="float" office:value="124.067">
                <text:p>124.067</text:p>
              </table:table-cell>
              <table:table-cell office:value-type="float" office:value="254.146">
                <text:p>254.14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33.799999999995">
                <text:p>233.799999999995</text:p>
              </table:table-cell>
              <table:table-cell office:value-type="float" office:value="124.063">
                <text:p>124.063</text:p>
              </table:table-cell>
              <table:table-cell office:value-type="float" office:value="254.137">
                <text:p>254.13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33.999999999995">
                <text:p>233.999999999995</text:p>
              </table:table-cell>
              <table:table-cell office:value-type="float" office:value="124.059">
                <text:p>124.059</text:p>
              </table:table-cell>
              <table:table-cell office:value-type="float" office:value="254.128">
                <text:p>254.12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34.199999999995">
                <text:p>234.199999999995</text:p>
              </table:table-cell>
              <table:table-cell office:value-type="float" office:value="124.054">
                <text:p>124.054</text:p>
              </table:table-cell>
              <table:table-cell office:value-type="float" office:value="254.118">
                <text:p>254.11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34.399999999995">
                <text:p>234.399999999995</text:p>
              </table:table-cell>
              <table:table-cell office:value-type="float" office:value="124.05">
                <text:p>124.05</text:p>
              </table:table-cell>
              <table:table-cell office:value-type="float" office:value="254.108">
                <text:p>254.10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34.599999999995">
                <text:p>234.599999999995</text:p>
              </table:table-cell>
              <table:table-cell office:value-type="float" office:value="124.045">
                <text:p>124.045</text:p>
              </table:table-cell>
              <table:table-cell office:value-type="float" office:value="254.097">
                <text:p>254.097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34.799999999995">
                <text:p>234.799999999995</text:p>
              </table:table-cell>
              <table:table-cell office:value-type="float" office:value="124.04">
                <text:p>124.04</text:p>
              </table:table-cell>
              <table:table-cell office:value-type="float" office:value="254.086">
                <text:p>254.08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34.999999999995">
                <text:p>234.999999999995</text:p>
              </table:table-cell>
              <table:table-cell office:value-type="float" office:value="124.035">
                <text:p>124.035</text:p>
              </table:table-cell>
              <table:table-cell office:value-type="float" office:value="254.075">
                <text:p>254.07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35.199999999995">
                <text:p>235.199999999995</text:p>
              </table:table-cell>
              <table:table-cell office:value-type="float" office:value="124.03">
                <text:p>124.03</text:p>
              </table:table-cell>
              <table:table-cell office:value-type="float" office:value="254.063">
                <text:p>254.06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35.399999999995">
                <text:p>235.399999999995</text:p>
              </table:table-cell>
              <table:table-cell office:value-type="float" office:value="124.024">
                <text:p>124.024</text:p>
              </table:table-cell>
              <table:table-cell office:value-type="float" office:value="254.05">
                <text:p>254.0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35.599999999995">
                <text:p>235.599999999995</text:p>
              </table:table-cell>
              <table:table-cell office:value-type="float" office:value="124.019">
                <text:p>124.019</text:p>
              </table:table-cell>
              <table:table-cell office:value-type="float" office:value="254.038">
                <text:p>254.03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35.799999999995">
                <text:p>235.799999999995</text:p>
              </table:table-cell>
              <table:table-cell office:value-type="float" office:value="124.013">
                <text:p>124.013</text:p>
              </table:table-cell>
              <table:table-cell office:value-type="float" office:value="254.024">
                <text:p>254.02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35.999999999995">
                <text:p>235.999999999995</text:p>
              </table:table-cell>
              <table:table-cell office:value-type="float" office:value="124.007">
                <text:p>124.007</text:p>
              </table:table-cell>
              <table:table-cell office:value-type="float" office:value="254.011">
                <text:p>254.01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36.199999999995">
                <text:p>236.199999999995</text:p>
              </table:table-cell>
              <table:table-cell office:value-type="float" office:value="124.001">
                <text:p>124.001</text:p>
              </table:table-cell>
              <table:table-cell office:value-type="float" office:value="253.997">
                <text:p>253.997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36.399999999995">
                <text:p>236.399999999995</text:p>
              </table:table-cell>
              <table:table-cell office:value-type="float" office:value="123.994">
                <text:p>123.994</text:p>
              </table:table-cell>
              <table:table-cell office:value-type="float" office:value="253.982">
                <text:p>253.98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36.599999999995">
                <text:p>236.599999999995</text:p>
              </table:table-cell>
              <table:table-cell office:value-type="float" office:value="123.988">
                <text:p>123.988</text:p>
              </table:table-cell>
              <table:table-cell office:value-type="float" office:value="253.967">
                <text:p>253.96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36.799999999995">
                <text:p>236.799999999995</text:p>
              </table:table-cell>
              <table:table-cell office:value-type="float" office:value="123.981">
                <text:p>123.981</text:p>
              </table:table-cell>
              <table:table-cell office:value-type="float" office:value="253.952">
                <text:p>253.95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36.999999999995">
                <text:p>236.999999999995</text:p>
              </table:table-cell>
              <table:table-cell office:value-type="float" office:value="123.974">
                <text:p>123.974</text:p>
              </table:table-cell>
              <table:table-cell office:value-type="float" office:value="253.936">
                <text:p>253.93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37.199999999995">
                <text:p>237.199999999995</text:p>
              </table:table-cell>
              <table:table-cell office:value-type="float" office:value="123.967">
                <text:p>123.967</text:p>
              </table:table-cell>
              <table:table-cell office:value-type="float" office:value="253.92">
                <text:p>253.9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37.399999999995">
                <text:p>237.399999999995</text:p>
              </table:table-cell>
              <table:table-cell office:value-type="float" office:value="123.959">
                <text:p>123.959</text:p>
              </table:table-cell>
              <table:table-cell office:value-type="float" office:value="253.904">
                <text:p>253.904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37.599999999995">
                <text:p>237.599999999995</text:p>
              </table:table-cell>
              <table:table-cell office:value-type="float" office:value="123.952">
                <text:p>123.952</text:p>
              </table:table-cell>
              <table:table-cell office:value-type="float" office:value="253.887">
                <text:p>253.88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37.799999999995">
                <text:p>237.799999999995</text:p>
              </table:table-cell>
              <table:table-cell office:value-type="float" office:value="123.944">
                <text:p>123.944</text:p>
              </table:table-cell>
              <table:table-cell office:value-type="float" office:value="253.869">
                <text:p>253.86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37.999999999995">
                <text:p>237.999999999995</text:p>
              </table:table-cell>
              <table:table-cell office:value-type="float" office:value="123.936">
                <text:p>123.936</text:p>
              </table:table-cell>
              <table:table-cell office:value-type="float" office:value="253.851">
                <text:p>253.85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38.199999999995">
                <text:p>238.199999999995</text:p>
              </table:table-cell>
              <table:table-cell office:value-type="float" office:value="123.928">
                <text:p>123.928</text:p>
              </table:table-cell>
              <table:table-cell office:value-type="float" office:value="253.833">
                <text:p>253.83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38.399999999995">
                <text:p>238.399999999995</text:p>
              </table:table-cell>
              <table:table-cell office:value-type="float" office:value="123.92">
                <text:p>123.92</text:p>
              </table:table-cell>
              <table:table-cell office:value-type="float" office:value="253.814">
                <text:p>253.81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38.599999999995">
                <text:p>238.599999999995</text:p>
              </table:table-cell>
              <table:table-cell office:value-type="float" office:value="123.911">
                <text:p>123.911</text:p>
              </table:table-cell>
              <table:table-cell office:value-type="float" office:value="253.795">
                <text:p>253.79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38.799999999995">
                <text:p>238.799999999995</text:p>
              </table:table-cell>
              <table:table-cell office:value-type="float" office:value="123.902">
                <text:p>123.902</text:p>
              </table:table-cell>
              <table:table-cell office:value-type="float" office:value="253.776">
                <text:p>253.776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38.999999999995">
                <text:p>238.999999999995</text:p>
              </table:table-cell>
              <table:table-cell office:value-type="float" office:value="123.894">
                <text:p>123.894</text:p>
              </table:table-cell>
              <table:table-cell office:value-type="float" office:value="253.756">
                <text:p>253.75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39.199999999995">
                <text:p>239.199999999995</text:p>
              </table:table-cell>
              <table:table-cell office:value-type="float" office:value="123.884">
                <text:p>123.884</text:p>
              </table:table-cell>
              <table:table-cell office:value-type="float" office:value="253.736">
                <text:p>253.73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39.399999999995">
                <text:p>239.399999999995</text:p>
              </table:table-cell>
              <table:table-cell office:value-type="float" office:value="123.875">
                <text:p>123.875</text:p>
              </table:table-cell>
              <table:table-cell office:value-type="float" office:value="253.715">
                <text:p>253.71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39.599999999995">
                <text:p>239.599999999995</text:p>
              </table:table-cell>
              <table:table-cell office:value-type="float" office:value="123.866">
                <text:p>123.866</text:p>
              </table:table-cell>
              <table:table-cell office:value-type="float" office:value="253.694">
                <text:p>253.69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39.799999999995">
                <text:p>239.799999999995</text:p>
              </table:table-cell>
              <table:table-cell office:value-type="float" office:value="123.856">
                <text:p>123.856</text:p>
              </table:table-cell>
              <table:table-cell office:value-type="float" office:value="253.672">
                <text:p>253.672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39.999999999995">
                <text:p>239.999999999995</text:p>
              </table:table-cell>
              <table:table-cell office:value-type="float" office:value="123.847">
                <text:p>123.847</text:p>
              </table:table-cell>
              <table:table-cell office:value-type="float" office:value="253.65">
                <text:p>253.6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40.199999999995">
                <text:p>240.199999999995</text:p>
              </table:table-cell>
              <table:table-cell office:value-type="float" office:value="123.837">
                <text:p>123.837</text:p>
              </table:table-cell>
              <table:table-cell office:value-type="float" office:value="253.628">
                <text:p>253.628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40.399999999995">
                <text:p>240.399999999995</text:p>
              </table:table-cell>
              <table:table-cell office:value-type="float" office:value="123.826">
                <text:p>123.826</text:p>
              </table:table-cell>
              <table:table-cell office:value-type="float" office:value="253.605">
                <text:p>253.60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40.599999999995">
                <text:p>240.599999999995</text:p>
              </table:table-cell>
              <table:table-cell office:value-type="float" office:value="123.816">
                <text:p>123.816</text:p>
              </table:table-cell>
              <table:table-cell office:value-type="float" office:value="253.582">
                <text:p>253.582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40.799999999995">
                <text:p>240.799999999995</text:p>
              </table:table-cell>
              <table:table-cell office:value-type="float" office:value="123.806">
                <text:p>123.806</text:p>
              </table:table-cell>
              <table:table-cell office:value-type="float" office:value="253.558">
                <text:p>253.55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40.999999999995">
                <text:p>240.999999999995</text:p>
              </table:table-cell>
              <table:table-cell office:value-type="float" office:value="123.795">
                <text:p>123.795</text:p>
              </table:table-cell>
              <table:table-cell office:value-type="float" office:value="253.534">
                <text:p>253.53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41.199999999995">
                <text:p>241.199999999995</text:p>
              </table:table-cell>
              <table:table-cell office:value-type="float" office:value="123.784">
                <text:p>123.784</text:p>
              </table:table-cell>
              <table:table-cell office:value-type="float" office:value="253.51">
                <text:p>253.5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41.399999999995">
                <text:p>241.399999999995</text:p>
              </table:table-cell>
              <table:table-cell office:value-type="float" office:value="123.773">
                <text:p>123.773</text:p>
              </table:table-cell>
              <table:table-cell office:value-type="float" office:value="253.485">
                <text:p>253.48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41.599999999995">
                <text:p>241.599999999995</text:p>
              </table:table-cell>
              <table:table-cell office:value-type="float" office:value="123.762">
                <text:p>123.762</text:p>
              </table:table-cell>
              <table:table-cell office:value-type="float" office:value="253.46">
                <text:p>253.46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41.799999999995">
                <text:p>241.799999999995</text:p>
              </table:table-cell>
              <table:table-cell office:value-type="float" office:value="123.751">
                <text:p>123.751</text:p>
              </table:table-cell>
              <table:table-cell office:value-type="float" office:value="253.434">
                <text:p>253.43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41.999999999995">
                <text:p>241.999999999995</text:p>
              </table:table-cell>
              <table:table-cell office:value-type="float" office:value="123.739">
                <text:p>123.739</text:p>
              </table:table-cell>
              <table:table-cell office:value-type="float" office:value="253.408">
                <text:p>253.408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42.199999999995">
                <text:p>242.199999999995</text:p>
              </table:table-cell>
              <table:table-cell office:value-type="float" office:value="123.727">
                <text:p>123.727</text:p>
              </table:table-cell>
              <table:table-cell office:value-type="float" office:value="253.382">
                <text:p>253.38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42.399999999995">
                <text:p>242.399999999995</text:p>
              </table:table-cell>
              <table:table-cell office:value-type="float" office:value="123.715">
                <text:p>123.715</text:p>
              </table:table-cell>
              <table:table-cell office:value-type="float" office:value="253.355">
                <text:p>253.35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42.599999999995">
                <text:p>242.599999999995</text:p>
              </table:table-cell>
              <table:table-cell office:value-type="float" office:value="123.703">
                <text:p>123.703</text:p>
              </table:table-cell>
              <table:table-cell office:value-type="float" office:value="253.328">
                <text:p>253.32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42.799999999995">
                <text:p>242.799999999995</text:p>
              </table:table-cell>
              <table:table-cell office:value-type="float" office:value="123.691">
                <text:p>123.691</text:p>
              </table:table-cell>
              <table:table-cell office:value-type="float" office:value="253.301">
                <text:p>253.30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42.999999999995">
                <text:p>242.999999999995</text:p>
              </table:table-cell>
              <table:table-cell office:value-type="float" office:value="123.679">
                <text:p>123.679</text:p>
              </table:table-cell>
              <table:table-cell office:value-type="float" office:value="253.273">
                <text:p>253.27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43.199999999995">
                <text:p>243.199999999995</text:p>
              </table:table-cell>
              <table:table-cell office:value-type="float" office:value="123.666">
                <text:p>123.666</text:p>
              </table:table-cell>
              <table:table-cell office:value-type="float" office:value="253.244">
                <text:p>253.24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43.399999999995">
                <text:p>243.399999999995</text:p>
              </table:table-cell>
              <table:table-cell office:value-type="float" office:value="123.653">
                <text:p>123.653</text:p>
              </table:table-cell>
              <table:table-cell office:value-type="float" office:value="253.216">
                <text:p>253.21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43.599999999995">
                <text:p>243.599999999995</text:p>
              </table:table-cell>
              <table:table-cell office:value-type="float" office:value="123.64">
                <text:p>123.64</text:p>
              </table:table-cell>
              <table:table-cell office:value-type="float" office:value="253.186">
                <text:p>253.18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43.799999999995">
                <text:p>243.799999999995</text:p>
              </table:table-cell>
              <table:table-cell office:value-type="float" office:value="123.627">
                <text:p>123.627</text:p>
              </table:table-cell>
              <table:table-cell office:value-type="float" office:value="253.157">
                <text:p>253.15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43.999999999995">
                <text:p>243.999999999995</text:p>
              </table:table-cell>
              <table:table-cell office:value-type="float" office:value="123.614">
                <text:p>123.614</text:p>
              </table:table-cell>
              <table:table-cell office:value-type="float" office:value="253.127">
                <text:p>253.127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44.199999999995">
                <text:p>244.199999999995</text:p>
              </table:table-cell>
              <table:table-cell office:value-type="float" office:value="123.6">
                <text:p>123.6</text:p>
              </table:table-cell>
              <table:table-cell office:value-type="float" office:value="253.097">
                <text:p>253.097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44.399999999995">
                <text:p>244.399999999995</text:p>
              </table:table-cell>
              <table:table-cell office:value-type="float" office:value="123.587">
                <text:p>123.587</text:p>
              </table:table-cell>
              <table:table-cell office:value-type="float" office:value="253.066">
                <text:p>253.06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44.599999999995">
                <text:p>244.599999999995</text:p>
              </table:table-cell>
              <table:table-cell office:value-type="float" office:value="123.573">
                <text:p>123.573</text:p>
              </table:table-cell>
              <table:table-cell office:value-type="float" office:value="253.035">
                <text:p>253.03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44.799999999995">
                <text:p>244.799999999995</text:p>
              </table:table-cell>
              <table:table-cell office:value-type="float" office:value="123.559">
                <text:p>123.559</text:p>
              </table:table-cell>
              <table:table-cell office:value-type="float" office:value="253.004">
                <text:p>253.004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44.999999999995">
                <text:p>244.999999999995</text:p>
              </table:table-cell>
              <table:table-cell office:value-type="float" office:value="123.545">
                <text:p>123.545</text:p>
              </table:table-cell>
              <table:table-cell office:value-type="float" office:value="252.972">
                <text:p>252.97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45.199999999995">
                <text:p>245.199999999995</text:p>
              </table:table-cell>
              <table:table-cell office:value-type="float" office:value="123.531">
                <text:p>123.531</text:p>
              </table:table-cell>
              <table:table-cell office:value-type="float" office:value="252.94">
                <text:p>252.94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45.399999999995">
                <text:p>245.399999999995</text:p>
              </table:table-cell>
              <table:table-cell office:value-type="float" office:value="123.516">
                <text:p>123.516</text:p>
              </table:table-cell>
              <table:table-cell office:value-type="float" office:value="252.907">
                <text:p>252.907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45.599999999995">
                <text:p>245.599999999995</text:p>
              </table:table-cell>
              <table:table-cell office:value-type="float" office:value="123.502">
                <text:p>123.502</text:p>
              </table:table-cell>
              <table:table-cell office:value-type="float" office:value="252.874">
                <text:p>252.874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45.799999999995">
                <text:p>245.799999999995</text:p>
              </table:table-cell>
              <table:table-cell office:value-type="float" office:value="123.487">
                <text:p>123.487</text:p>
              </table:table-cell>
              <table:table-cell office:value-type="float" office:value="252.841">
                <text:p>252.84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45.999999999995">
                <text:p>245.999999999995</text:p>
              </table:table-cell>
              <table:table-cell office:value-type="float" office:value="123.472">
                <text:p>123.472</text:p>
              </table:table-cell>
              <table:table-cell office:value-type="float" office:value="252.807">
                <text:p>252.80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46.199999999995">
                <text:p>246.199999999995</text:p>
              </table:table-cell>
              <table:table-cell office:value-type="float" office:value="123.457">
                <text:p>123.457</text:p>
              </table:table-cell>
              <table:table-cell office:value-type="float" office:value="252.773">
                <text:p>252.77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46.399999999995">
                <text:p>246.399999999995</text:p>
              </table:table-cell>
              <table:table-cell office:value-type="float" office:value="123.441">
                <text:p>123.441</text:p>
              </table:table-cell>
              <table:table-cell office:value-type="float" office:value="252.739">
                <text:p>252.739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46.599999999995">
                <text:p>246.599999999995</text:p>
              </table:table-cell>
              <table:table-cell office:value-type="float" office:value="123.426">
                <text:p>123.426</text:p>
              </table:table-cell>
              <table:table-cell office:value-type="float" office:value="252.704">
                <text:p>252.70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46.799999999995">
                <text:p>246.799999999995</text:p>
              </table:table-cell>
              <table:table-cell office:value-type="float" office:value="123.41">
                <text:p>123.41</text:p>
              </table:table-cell>
              <table:table-cell office:value-type="float" office:value="252.668">
                <text:p>252.668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46.999999999995">
                <text:p>246.999999999995</text:p>
              </table:table-cell>
              <table:table-cell office:value-type="float" office:value="123.394">
                <text:p>123.394</text:p>
              </table:table-cell>
              <table:table-cell office:value-type="float" office:value="252.633">
                <text:p>252.63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47.199999999994">
                <text:p>247.199999999994</text:p>
              </table:table-cell>
              <table:table-cell office:value-type="float" office:value="123.378">
                <text:p>123.378</text:p>
              </table:table-cell>
              <table:table-cell office:value-type="float" office:value="252.597">
                <text:p>252.597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47.399999999995">
                <text:p>247.399999999995</text:p>
              </table:table-cell>
              <table:table-cell office:value-type="float" office:value="123.362">
                <text:p>123.362</text:p>
              </table:table-cell>
              <table:table-cell office:value-type="float" office:value="252.561">
                <text:p>252.56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47.599999999994">
                <text:p>247.599999999994</text:p>
              </table:table-cell>
              <table:table-cell office:value-type="float" office:value="123.346">
                <text:p>123.346</text:p>
              </table:table-cell>
              <table:table-cell office:value-type="float" office:value="252.524">
                <text:p>252.52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47.799999999994">
                <text:p>247.799999999994</text:p>
              </table:table-cell>
              <table:table-cell office:value-type="float" office:value="123.329">
                <text:p>123.329</text:p>
              </table:table-cell>
              <table:table-cell office:value-type="float" office:value="252.487">
                <text:p>252.487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47.999999999994">
                <text:p>247.999999999994</text:p>
              </table:table-cell>
              <table:table-cell office:value-type="float" office:value="123.313">
                <text:p>123.313</text:p>
              </table:table-cell>
              <table:table-cell office:value-type="float" office:value="252.45">
                <text:p>252.4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48.199999999994">
                <text:p>248.199999999994</text:p>
              </table:table-cell>
              <table:table-cell office:value-type="float" office:value="123.296">
                <text:p>123.296</text:p>
              </table:table-cell>
              <table:table-cell office:value-type="float" office:value="252.412">
                <text:p>252.412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48.399999999994">
                <text:p>248.399999999994</text:p>
              </table:table-cell>
              <table:table-cell office:value-type="float" office:value="123.279">
                <text:p>123.279</text:p>
              </table:table-cell>
              <table:table-cell office:value-type="float" office:value="252.374">
                <text:p>252.37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48.599999999994">
                <text:p>248.599999999994</text:p>
              </table:table-cell>
              <table:table-cell office:value-type="float" office:value="123.262">
                <text:p>123.262</text:p>
              </table:table-cell>
              <table:table-cell office:value-type="float" office:value="252.335">
                <text:p>252.33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48.799999999994">
                <text:p>248.799999999994</text:p>
              </table:table-cell>
              <table:table-cell office:value-type="float" office:value="123.245">
                <text:p>123.245</text:p>
              </table:table-cell>
              <table:table-cell office:value-type="float" office:value="252.296">
                <text:p>252.29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48.999999999994">
                <text:p>248.999999999994</text:p>
              </table:table-cell>
              <table:table-cell office:value-type="float" office:value="123.227">
                <text:p>123.227</text:p>
              </table:table-cell>
              <table:table-cell office:value-type="float" office:value="252.257">
                <text:p>252.257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49.199999999994">
                <text:p>249.199999999994</text:p>
              </table:table-cell>
              <table:table-cell office:value-type="float" office:value="123.21">
                <text:p>123.21</text:p>
              </table:table-cell>
              <table:table-cell office:value-type="float" office:value="252.218">
                <text:p>252.21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49.399999999994">
                <text:p>249.399999999994</text:p>
              </table:table-cell>
              <table:table-cell office:value-type="float" office:value="123.192">
                <text:p>123.192</text:p>
              </table:table-cell>
              <table:table-cell office:value-type="float" office:value="252.178">
                <text:p>252.17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49.599999999994">
                <text:p>249.599999999994</text:p>
              </table:table-cell>
              <table:table-cell office:value-type="float" office:value="123.174">
                <text:p>123.174</text:p>
              </table:table-cell>
              <table:table-cell office:value-type="float" office:value="252.137">
                <text:p>252.137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49.799999999994">
                <text:p>249.799999999994</text:p>
              </table:table-cell>
              <table:table-cell office:value-type="float" office:value="123.156">
                <text:p>123.156</text:p>
              </table:table-cell>
              <table:table-cell office:value-type="float" office:value="252.097">
                <text:p>252.09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49.999999999994">
                <text:p>249.999999999994</text:p>
              </table:table-cell>
              <table:table-cell office:value-type="float" office:value="123.138">
                <text:p>123.138</text:p>
              </table:table-cell>
              <table:table-cell office:value-type="float" office:value="252.056">
                <text:p>252.056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50.199999999994">
                <text:p>250.199999999994</text:p>
              </table:table-cell>
              <table:table-cell office:value-type="float" office:value="123.119">
                <text:p>123.119</text:p>
              </table:table-cell>
              <table:table-cell office:value-type="float" office:value="252.014">
                <text:p>252.014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50.399999999994">
                <text:p>250.399999999994</text:p>
              </table:table-cell>
              <table:table-cell office:value-type="float" office:value="123.101">
                <text:p>123.101</text:p>
              </table:table-cell>
              <table:table-cell office:value-type="float" office:value="251.973">
                <text:p>251.973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50.599999999994">
                <text:p>250.599999999994</text:p>
              </table:table-cell>
              <table:table-cell office:value-type="float" office:value="123.082">
                <text:p>123.082</text:p>
              </table:table-cell>
              <table:table-cell office:value-type="float" office:value="251.93">
                <text:p>251.9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50.799999999994">
                <text:p>250.799999999994</text:p>
              </table:table-cell>
              <table:table-cell office:value-type="float" office:value="123.063">
                <text:p>123.063</text:p>
              </table:table-cell>
              <table:table-cell office:value-type="float" office:value="251.888">
                <text:p>251.88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50.999999999994">
                <text:p>250.999999999994</text:p>
              </table:table-cell>
              <table:table-cell office:value-type="float" office:value="123.044">
                <text:p>123.044</text:p>
              </table:table-cell>
              <table:table-cell office:value-type="float" office:value="251.845">
                <text:p>251.84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51.199999999994">
                <text:p>251.199999999994</text:p>
              </table:table-cell>
              <table:table-cell office:value-type="float" office:value="123.025">
                <text:p>123.025</text:p>
              </table:table-cell>
              <table:table-cell office:value-type="float" office:value="251.802">
                <text:p>251.802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51.399999999994">
                <text:p>251.399999999994</text:p>
              </table:table-cell>
              <table:table-cell office:value-type="float" office:value="123.006">
                <text:p>123.006</text:p>
              </table:table-cell>
              <table:table-cell office:value-type="float" office:value="251.759">
                <text:p>251.759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51.599999999994">
                <text:p>251.599999999994</text:p>
              </table:table-cell>
              <table:table-cell office:value-type="float" office:value="122.986">
                <text:p>122.986</text:p>
              </table:table-cell>
              <table:table-cell office:value-type="float" office:value="251.715">
                <text:p>251.71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51.799999999994">
                <text:p>251.799999999994</text:p>
              </table:table-cell>
              <table:table-cell office:value-type="float" office:value="122.967">
                <text:p>122.967</text:p>
              </table:table-cell>
              <table:table-cell office:value-type="float" office:value="251.671">
                <text:p>251.67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51.999999999994">
                <text:p>251.999999999994</text:p>
              </table:table-cell>
              <table:table-cell office:value-type="float" office:value="122.947">
                <text:p>122.947</text:p>
              </table:table-cell>
              <table:table-cell office:value-type="float" office:value="251.626">
                <text:p>251.626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52.199999999994">
                <text:p>252.199999999994</text:p>
              </table:table-cell>
              <table:table-cell office:value-type="float" office:value="122.927">
                <text:p>122.927</text:p>
              </table:table-cell>
              <table:table-cell office:value-type="float" office:value="251.581">
                <text:p>251.58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52.399999999994">
                <text:p>252.399999999994</text:p>
              </table:table-cell>
              <table:table-cell office:value-type="float" office:value="122.907">
                <text:p>122.907</text:p>
              </table:table-cell>
              <table:table-cell office:value-type="float" office:value="251.536">
                <text:p>251.536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52.599999999994">
                <text:p>252.599999999994</text:p>
              </table:table-cell>
              <table:table-cell office:value-type="float" office:value="122.887">
                <text:p>122.887</text:p>
              </table:table-cell>
              <table:table-cell office:value-type="float" office:value="251.491">
                <text:p>251.491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52.799999999994">
                <text:p>252.799999999994</text:p>
              </table:table-cell>
              <table:table-cell office:value-type="float" office:value="122.866">
                <text:p>122.866</text:p>
              </table:table-cell>
              <table:table-cell office:value-type="float" office:value="251.445">
                <text:p>251.44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52.999999999994">
                <text:p>252.999999999994</text:p>
              </table:table-cell>
              <table:table-cell office:value-type="float" office:value="122.846">
                <text:p>122.846</text:p>
              </table:table-cell>
              <table:table-cell office:value-type="float" office:value="251.399">
                <text:p>251.399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53.199999999994">
                <text:p>253.199999999994</text:p>
              </table:table-cell>
              <table:table-cell office:value-type="float" office:value="122.825">
                <text:p>122.825</text:p>
              </table:table-cell>
              <table:table-cell office:value-type="float" office:value="251.352">
                <text:p>251.352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53.399999999994">
                <text:p>253.399999999994</text:p>
              </table:table-cell>
              <table:table-cell office:value-type="float" office:value="122.804">
                <text:p>122.804</text:p>
              </table:table-cell>
              <table:table-cell office:value-type="float" office:value="251.305">
                <text:p>251.30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53.599999999994">
                <text:p>253.599999999994</text:p>
              </table:table-cell>
              <table:table-cell office:value-type="float" office:value="122.783">
                <text:p>122.783</text:p>
              </table:table-cell>
              <table:table-cell office:value-type="float" office:value="251.258">
                <text:p>251.258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53.799999999994">
                <text:p>253.799999999994</text:p>
              </table:table-cell>
              <table:table-cell office:value-type="float" office:value="122.762">
                <text:p>122.762</text:p>
              </table:table-cell>
              <table:table-cell office:value-type="float" office:value="251.211">
                <text:p>251.21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53.999999999994">
                <text:p>253.999999999994</text:p>
              </table:table-cell>
              <table:table-cell office:value-type="float" office:value="122.741">
                <text:p>122.741</text:p>
              </table:table-cell>
              <table:table-cell office:value-type="float" office:value="251.163">
                <text:p>251.163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54.199999999994">
                <text:p>254.199999999994</text:p>
              </table:table-cell>
              <table:table-cell office:value-type="float" office:value="122.719">
                <text:p>122.719</text:p>
              </table:table-cell>
              <table:table-cell office:value-type="float" office:value="251.114">
                <text:p>251.11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54.399999999994">
                <text:p>254.399999999994</text:p>
              </table:table-cell>
              <table:table-cell office:value-type="float" office:value="122.698">
                <text:p>122.698</text:p>
              </table:table-cell>
              <table:table-cell office:value-type="float" office:value="251.066">
                <text:p>251.066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54.599999999994">
                <text:p>254.599999999994</text:p>
              </table:table-cell>
              <table:table-cell office:value-type="float" office:value="122.676">
                <text:p>122.676</text:p>
              </table:table-cell>
              <table:table-cell office:value-type="float" office:value="251.017">
                <text:p>251.017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54.799999999994">
                <text:p>254.799999999994</text:p>
              </table:table-cell>
              <table:table-cell office:value-type="float" office:value="122.654">
                <text:p>122.654</text:p>
              </table:table-cell>
              <table:table-cell office:value-type="float" office:value="250.968">
                <text:p>250.968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54.999999999994">
                <text:p>254.999999999994</text:p>
              </table:table-cell>
              <table:table-cell office:value-type="float" office:value="122.632">
                <text:p>122.632</text:p>
              </table:table-cell>
              <table:table-cell office:value-type="float" office:value="250.918">
                <text:p>250.918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55.199999999994">
                <text:p>255.199999999994</text:p>
              </table:table-cell>
              <table:table-cell office:value-type="float" office:value="122.61">
                <text:p>122.61</text:p>
              </table:table-cell>
              <table:table-cell office:value-type="float" office:value="250.868">
                <text:p>250.86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55.399999999994">
                <text:p>255.399999999994</text:p>
              </table:table-cell>
              <table:table-cell office:value-type="float" office:value="122.588">
                <text:p>122.588</text:p>
              </table:table-cell>
              <table:table-cell office:value-type="float" office:value="250.818">
                <text:p>250.818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55.599999999994">
                <text:p>255.599999999994</text:p>
              </table:table-cell>
              <table:table-cell office:value-type="float" office:value="122.565">
                <text:p>122.565</text:p>
              </table:table-cell>
              <table:table-cell office:value-type="float" office:value="250.768">
                <text:p>250.768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55.799999999994">
                <text:p>255.799999999994</text:p>
              </table:table-cell>
              <table:table-cell office:value-type="float" office:value="122.543">
                <text:p>122.543</text:p>
              </table:table-cell>
              <table:table-cell office:value-type="float" office:value="250.717">
                <text:p>250.717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55.999999999994">
                <text:p>255.999999999994</text:p>
              </table:table-cell>
              <table:table-cell office:value-type="float" office:value="122.52">
                <text:p>122.52</text:p>
              </table:table-cell>
              <table:table-cell office:value-type="float" office:value="250.666">
                <text:p>250.666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56.199999999994">
                <text:p>256.199999999994</text:p>
              </table:table-cell>
              <table:table-cell office:value-type="float" office:value="122.497">
                <text:p>122.497</text:p>
              </table:table-cell>
              <table:table-cell office:value-type="float" office:value="250.614">
                <text:p>250.61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56.399999999994">
                <text:p>256.399999999994</text:p>
              </table:table-cell>
              <table:table-cell office:value-type="float" office:value="122.474">
                <text:p>122.474</text:p>
              </table:table-cell>
              <table:table-cell office:value-type="float" office:value="250.563">
                <text:p>250.563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56.599999999994">
                <text:p>256.599999999994</text:p>
              </table:table-cell>
              <table:table-cell office:value-type="float" office:value="122.451">
                <text:p>122.451</text:p>
              </table:table-cell>
              <table:table-cell office:value-type="float" office:value="250.51">
                <text:p>250.5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56.799999999994">
                <text:p>256.799999999994</text:p>
              </table:table-cell>
              <table:table-cell office:value-type="float" office:value="122.428">
                <text:p>122.428</text:p>
              </table:table-cell>
              <table:table-cell office:value-type="float" office:value="250.458">
                <text:p>250.458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56.999999999994">
                <text:p>256.999999999994</text:p>
              </table:table-cell>
              <table:table-cell office:value-type="float" office:value="122.404">
                <text:p>122.404</text:p>
              </table:table-cell>
              <table:table-cell office:value-type="float" office:value="250.405">
                <text:p>250.40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57.199999999994">
                <text:p>257.199999999994</text:p>
              </table:table-cell>
              <table:table-cell office:value-type="float" office:value="122.381">
                <text:p>122.381</text:p>
              </table:table-cell>
              <table:table-cell office:value-type="float" office:value="250.352">
                <text:p>250.35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57.399999999994">
                <text:p>257.399999999994</text:p>
              </table:table-cell>
              <table:table-cell office:value-type="float" office:value="122.357">
                <text:p>122.357</text:p>
              </table:table-cell>
              <table:table-cell office:value-type="float" office:value="250.299">
                <text:p>250.299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57.599999999994">
                <text:p>257.599999999994</text:p>
              </table:table-cell>
              <table:table-cell office:value-type="float" office:value="122.333">
                <text:p>122.333</text:p>
              </table:table-cell>
              <table:table-cell office:value-type="float" office:value="250.245">
                <text:p>250.24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57.799999999994">
                <text:p>257.799999999994</text:p>
              </table:table-cell>
              <table:table-cell office:value-type="float" office:value="122.309">
                <text:p>122.309</text:p>
              </table:table-cell>
              <table:table-cell office:value-type="float" office:value="250.191">
                <text:p>250.19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57.999999999994">
                <text:p>257.999999999994</text:p>
              </table:table-cell>
              <table:table-cell office:value-type="float" office:value="122.285">
                <text:p>122.285</text:p>
              </table:table-cell>
              <table:table-cell office:value-type="float" office:value="250.137">
                <text:p>250.137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58.199999999994">
                <text:p>258.199999999994</text:p>
              </table:table-cell>
              <table:table-cell office:value-type="float" office:value="122.261">
                <text:p>122.261</text:p>
              </table:table-cell>
              <table:table-cell office:value-type="float" office:value="250.082">
                <text:p>250.082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58.399999999994">
                <text:p>258.399999999994</text:p>
              </table:table-cell>
              <table:table-cell office:value-type="float" office:value="122.236">
                <text:p>122.236</text:p>
              </table:table-cell>
              <table:table-cell office:value-type="float" office:value="250.027">
                <text:p>250.027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58.599999999994">
                <text:p>258.599999999994</text:p>
              </table:table-cell>
              <table:table-cell office:value-type="float" office:value="122.212">
                <text:p>122.212</text:p>
              </table:table-cell>
              <table:table-cell office:value-type="float" office:value="249.972">
                <text:p>249.97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58.799999999994">
                <text:p>258.799999999994</text:p>
              </table:table-cell>
              <table:table-cell office:value-type="float" office:value="122.187">
                <text:p>122.187</text:p>
              </table:table-cell>
              <table:table-cell office:value-type="float" office:value="249.917">
                <text:p>249.917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58.999999999994">
                <text:p>258.999999999994</text:p>
              </table:table-cell>
              <table:table-cell office:value-type="float" office:value="122.162">
                <text:p>122.162</text:p>
              </table:table-cell>
              <table:table-cell office:value-type="float" office:value="249.861">
                <text:p>249.861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59.199999999994">
                <text:p>259.199999999994</text:p>
              </table:table-cell>
              <table:table-cell office:value-type="float" office:value="122.137">
                <text:p>122.137</text:p>
              </table:table-cell>
              <table:table-cell office:value-type="float" office:value="249.805">
                <text:p>249.80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59.399999999994">
                <text:p>259.399999999994</text:p>
              </table:table-cell>
              <table:table-cell office:value-type="float" office:value="122.112">
                <text:p>122.112</text:p>
              </table:table-cell>
              <table:table-cell office:value-type="float" office:value="249.748">
                <text:p>249.74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59.599999999994">
                <text:p>259.599999999994</text:p>
              </table:table-cell>
              <table:table-cell office:value-type="float" office:value="122.087">
                <text:p>122.087</text:p>
              </table:table-cell>
              <table:table-cell office:value-type="float" office:value="249.691">
                <text:p>249.69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59.799999999994">
                <text:p>259.799999999994</text:p>
              </table:table-cell>
              <table:table-cell office:value-type="float" office:value="122.061">
                <text:p>122.061</text:p>
              </table:table-cell>
              <table:table-cell office:value-type="float" office:value="249.634">
                <text:p>249.634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59.999999999994">
                <text:p>259.999999999994</text:p>
              </table:table-cell>
              <table:table-cell office:value-type="float" office:value="122.036">
                <text:p>122.036</text:p>
              </table:table-cell>
              <table:table-cell office:value-type="float" office:value="249.577">
                <text:p>249.577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60.199999999994">
                <text:p>260.199999999994</text:p>
              </table:table-cell>
              <table:table-cell office:value-type="float" office:value="122.01">
                <text:p>122.01</text:p>
              </table:table-cell>
              <table:table-cell office:value-type="float" office:value="249.519">
                <text:p>249.519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60.399999999994">
                <text:p>260.399999999994</text:p>
              </table:table-cell>
              <table:table-cell office:value-type="float" office:value="121.985">
                <text:p>121.985</text:p>
              </table:table-cell>
              <table:table-cell office:value-type="float" office:value="249.461">
                <text:p>249.46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60.599999999994">
                <text:p>260.599999999994</text:p>
              </table:table-cell>
              <table:table-cell office:value-type="float" office:value="121.959">
                <text:p>121.959</text:p>
              </table:table-cell>
              <table:table-cell office:value-type="float" office:value="249.403">
                <text:p>249.403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60.799999999994">
                <text:p>260.799999999994</text:p>
              </table:table-cell>
              <table:table-cell office:value-type="float" office:value="121.933">
                <text:p>121.933</text:p>
              </table:table-cell>
              <table:table-cell office:value-type="float" office:value="249.344">
                <text:p>249.34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60.999999999994">
                <text:p>260.999999999994</text:p>
              </table:table-cell>
              <table:table-cell office:value-type="float" office:value="121.907">
                <text:p>121.907</text:p>
              </table:table-cell>
              <table:table-cell office:value-type="float" office:value="249.286">
                <text:p>249.28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61.199999999994">
                <text:p>261.199999999994</text:p>
              </table:table-cell>
              <table:table-cell office:value-type="float" office:value="121.88">
                <text:p>121.88</text:p>
              </table:table-cell>
              <table:table-cell office:value-type="float" office:value="249.226">
                <text:p>249.226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61.399999999994">
                <text:p>261.399999999994</text:p>
              </table:table-cell>
              <table:table-cell office:value-type="float" office:value="121.854">
                <text:p>121.854</text:p>
              </table:table-cell>
              <table:table-cell office:value-type="float" office:value="249.167">
                <text:p>249.167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61.599999999994">
                <text:p>261.599999999994</text:p>
              </table:table-cell>
              <table:table-cell office:value-type="float" office:value="121.827">
                <text:p>121.827</text:p>
              </table:table-cell>
              <table:table-cell office:value-type="float" office:value="249.107">
                <text:p>249.107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61.799999999994">
                <text:p>261.799999999994</text:p>
              </table:table-cell>
              <table:table-cell office:value-type="float" office:value="121.801">
                <text:p>121.801</text:p>
              </table:table-cell>
              <table:table-cell office:value-type="float" office:value="249.047">
                <text:p>249.04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61.999999999994">
                <text:p>261.999999999994</text:p>
              </table:table-cell>
              <table:table-cell office:value-type="float" office:value="121.774">
                <text:p>121.774</text:p>
              </table:table-cell>
              <table:table-cell office:value-type="float" office:value="248.987">
                <text:p>248.987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62.199999999994">
                <text:p>262.199999999994</text:p>
              </table:table-cell>
              <table:table-cell office:value-type="float" office:value="121.747">
                <text:p>121.747</text:p>
              </table:table-cell>
              <table:table-cell office:value-type="float" office:value="248.926">
                <text:p>248.926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62.399999999994">
                <text:p>262.399999999994</text:p>
              </table:table-cell>
              <table:table-cell office:value-type="float" office:value="121.72">
                <text:p>121.72</text:p>
              </table:table-cell>
              <table:table-cell office:value-type="float" office:value="248.866">
                <text:p>248.86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62.599999999994">
                <text:p>262.599999999994</text:p>
              </table:table-cell>
              <table:table-cell office:value-type="float" office:value="121.693">
                <text:p>121.693</text:p>
              </table:table-cell>
              <table:table-cell office:value-type="float" office:value="248.804">
                <text:p>248.80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62.799999999994">
                <text:p>262.799999999994</text:p>
              </table:table-cell>
              <table:table-cell office:value-type="float" office:value="121.665">
                <text:p>121.665</text:p>
              </table:table-cell>
              <table:table-cell office:value-type="float" office:value="248.743">
                <text:p>248.743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62.999999999994">
                <text:p>262.999999999994</text:p>
              </table:table-cell>
              <table:table-cell office:value-type="float" office:value="121.638">
                <text:p>121.638</text:p>
              </table:table-cell>
              <table:table-cell office:value-type="float" office:value="248.681">
                <text:p>248.68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63.199999999994">
                <text:p>263.199999999994</text:p>
              </table:table-cell>
              <table:table-cell office:value-type="float" office:value="121.61">
                <text:p>121.61</text:p>
              </table:table-cell>
              <table:table-cell office:value-type="float" office:value="248.619">
                <text:p>248.61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63.399999999994">
                <text:p>263.399999999994</text:p>
              </table:table-cell>
              <table:table-cell office:value-type="float" office:value="121.583">
                <text:p>121.583</text:p>
              </table:table-cell>
              <table:table-cell office:value-type="float" office:value="248.557">
                <text:p>248.557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63.599999999994">
                <text:p>263.599999999994</text:p>
              </table:table-cell>
              <table:table-cell office:value-type="float" office:value="121.555">
                <text:p>121.555</text:p>
              </table:table-cell>
              <table:table-cell office:value-type="float" office:value="248.494">
                <text:p>248.494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63.799999999994">
                <text:p>263.799999999994</text:p>
              </table:table-cell>
              <table:table-cell office:value-type="float" office:value="121.527">
                <text:p>121.527</text:p>
              </table:table-cell>
              <table:table-cell office:value-type="float" office:value="248.431">
                <text:p>248.43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63.999999999994">
                <text:p>263.999999999994</text:p>
              </table:table-cell>
              <table:table-cell office:value-type="float" office:value="121.499">
                <text:p>121.499</text:p>
              </table:table-cell>
              <table:table-cell office:value-type="float" office:value="248.368">
                <text:p>248.368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64.199999999994">
                <text:p>264.199999999994</text:p>
              </table:table-cell>
              <table:table-cell office:value-type="float" office:value="121.471">
                <text:p>121.471</text:p>
              </table:table-cell>
              <table:table-cell office:value-type="float" office:value="248.305">
                <text:p>248.30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64.399999999994">
                <text:p>264.399999999994</text:p>
              </table:table-cell>
              <table:table-cell office:value-type="float" office:value="121.442">
                <text:p>121.442</text:p>
              </table:table-cell>
              <table:table-cell office:value-type="float" office:value="248.241">
                <text:p>248.24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64.599999999994">
                <text:p>264.599999999994</text:p>
              </table:table-cell>
              <table:table-cell office:value-type="float" office:value="121.414">
                <text:p>121.414</text:p>
              </table:table-cell>
              <table:table-cell office:value-type="float" office:value="248.177">
                <text:p>248.177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64.799999999994">
                <text:p>264.799999999994</text:p>
              </table:table-cell>
              <table:table-cell office:value-type="float" office:value="121.385">
                <text:p>121.385</text:p>
              </table:table-cell>
              <table:table-cell office:value-type="float" office:value="248.113">
                <text:p>248.11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64.999999999993">
                <text:p>264.999999999993</text:p>
              </table:table-cell>
              <table:table-cell office:value-type="float" office:value="121.357">
                <text:p>121.357</text:p>
              </table:table-cell>
              <table:table-cell office:value-type="float" office:value="248.049">
                <text:p>248.04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65.199999999994">
                <text:p>265.199999999994</text:p>
              </table:table-cell>
              <table:table-cell office:value-type="float" office:value="121.328">
                <text:p>121.328</text:p>
              </table:table-cell>
              <table:table-cell office:value-type="float" office:value="247.984">
                <text:p>247.984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65.399999999993">
                <text:p>265.399999999993</text:p>
              </table:table-cell>
              <table:table-cell office:value-type="float" office:value="121.299">
                <text:p>121.299</text:p>
              </table:table-cell>
              <table:table-cell office:value-type="float" office:value="247.919">
                <text:p>247.91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65.599999999993">
                <text:p>265.599999999993</text:p>
              </table:table-cell>
              <table:table-cell office:value-type="float" office:value="121.27">
                <text:p>121.27</text:p>
              </table:table-cell>
              <table:table-cell office:value-type="float" office:value="247.853">
                <text:p>247.853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65.799999999993">
                <text:p>265.799999999993</text:p>
              </table:table-cell>
              <table:table-cell office:value-type="float" office:value="121.241">
                <text:p>121.241</text:p>
              </table:table-cell>
              <table:table-cell office:value-type="float" office:value="247.788">
                <text:p>247.788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65.999999999993">
                <text:p>265.999999999993</text:p>
              </table:table-cell>
              <table:table-cell office:value-type="float" office:value="121.211">
                <text:p>121.211</text:p>
              </table:table-cell>
              <table:table-cell office:value-type="float" office:value="247.722">
                <text:p>247.722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66.199999999993">
                <text:p>266.199999999993</text:p>
              </table:table-cell>
              <table:table-cell office:value-type="float" office:value="121.182">
                <text:p>121.182</text:p>
              </table:table-cell>
              <table:table-cell office:value-type="float" office:value="247.656">
                <text:p>247.656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66.399999999993">
                <text:p>266.399999999993</text:p>
              </table:table-cell>
              <table:table-cell office:value-type="float" office:value="121.153">
                <text:p>121.153</text:p>
              </table:table-cell>
              <table:table-cell office:value-type="float" office:value="247.59">
                <text:p>247.59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66.599999999993">
                <text:p>266.599999999993</text:p>
              </table:table-cell>
              <table:table-cell office:value-type="float" office:value="121.123">
                <text:p>121.123</text:p>
              </table:table-cell>
              <table:table-cell office:value-type="float" office:value="247.523">
                <text:p>247.52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66.799999999993">
                <text:p>266.799999999993</text:p>
              </table:table-cell>
              <table:table-cell office:value-type="float" office:value="121.093">
                <text:p>121.093</text:p>
              </table:table-cell>
              <table:table-cell office:value-type="float" office:value="247.456">
                <text:p>247.456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66.999999999993">
                <text:p>266.999999999993</text:p>
              </table:table-cell>
              <table:table-cell office:value-type="float" office:value="121.063">
                <text:p>121.063</text:p>
              </table:table-cell>
              <table:table-cell office:value-type="float" office:value="247.389">
                <text:p>247.38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67.199999999993">
                <text:p>267.199999999993</text:p>
              </table:table-cell>
              <table:table-cell office:value-type="float" office:value="121.033">
                <text:p>121.033</text:p>
              </table:table-cell>
              <table:table-cell office:value-type="float" office:value="247.321">
                <text:p>247.321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67.399999999993">
                <text:p>267.399999999993</text:p>
              </table:table-cell>
              <table:table-cell office:value-type="float" office:value="121.003">
                <text:p>121.003</text:p>
              </table:table-cell>
              <table:table-cell office:value-type="float" office:value="247.254">
                <text:p>247.254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67.599999999993">
                <text:p>267.599999999993</text:p>
              </table:table-cell>
              <table:table-cell office:value-type="float" office:value="120.973">
                <text:p>120.973</text:p>
              </table:table-cell>
              <table:table-cell office:value-type="float" office:value="247.186">
                <text:p>247.186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67.799999999993">
                <text:p>267.799999999993</text:p>
              </table:table-cell>
              <table:table-cell office:value-type="float" office:value="120.943">
                <text:p>120.943</text:p>
              </table:table-cell>
              <table:table-cell office:value-type="float" office:value="247.118">
                <text:p>247.118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67.999999999993">
                <text:p>267.999999999993</text:p>
              </table:table-cell>
              <table:table-cell office:value-type="float" office:value="120.912">
                <text:p>120.912</text:p>
              </table:table-cell>
              <table:table-cell office:value-type="float" office:value="247.049">
                <text:p>247.04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68.199999999993">
                <text:p>268.199999999993</text:p>
              </table:table-cell>
              <table:table-cell office:value-type="float" office:value="120.882">
                <text:p>120.882</text:p>
              </table:table-cell>
              <table:table-cell office:value-type="float" office:value="246.98">
                <text:p>246.98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68.399999999993">
                <text:p>268.399999999993</text:p>
              </table:table-cell>
              <table:table-cell office:value-type="float" office:value="120.851">
                <text:p>120.851</text:p>
              </table:table-cell>
              <table:table-cell office:value-type="float" office:value="246.911">
                <text:p>246.911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68.599999999993">
                <text:p>268.599999999993</text:p>
              </table:table-cell>
              <table:table-cell office:value-type="float" office:value="120.82">
                <text:p>120.82</text:p>
              </table:table-cell>
              <table:table-cell office:value-type="float" office:value="246.842">
                <text:p>246.84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68.799999999993">
                <text:p>268.799999999993</text:p>
              </table:table-cell>
              <table:table-cell office:value-type="float" office:value="120.79">
                <text:p>120.79</text:p>
              </table:table-cell>
              <table:table-cell office:value-type="float" office:value="246.773">
                <text:p>246.773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68.999999999993">
                <text:p>268.999999999993</text:p>
              </table:table-cell>
              <table:table-cell office:value-type="float" office:value="120.759">
                <text:p>120.759</text:p>
              </table:table-cell>
              <table:table-cell office:value-type="float" office:value="246.703">
                <text:p>246.703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269.199999999993">
                <text:p>269.199999999993</text:p>
              </table:table-cell>
              <table:table-cell office:value-type="float" office:value="120.727">
                <text:p>120.727</text:p>
              </table:table-cell>
              <table:table-cell office:value-type="float" office:value="246.633">
                <text:p>246.63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69.399999999993">
                <text:p>269.399999999993</text:p>
              </table:table-cell>
              <table:table-cell office:value-type="float" office:value="120.696">
                <text:p>120.696</text:p>
              </table:table-cell>
              <table:table-cell office:value-type="float" office:value="246.563">
                <text:p>246.56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69.599999999993">
                <text:p>269.599999999993</text:p>
              </table:table-cell>
              <table:table-cell office:value-type="float" office:value="120.665">
                <text:p>120.665</text:p>
              </table:table-cell>
              <table:table-cell office:value-type="float" office:value="246.492">
                <text:p>246.492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69.799999999993">
                <text:p>269.799999999993</text:p>
              </table:table-cell>
              <table:table-cell office:value-type="float" office:value="120.634">
                <text:p>120.634</text:p>
              </table:table-cell>
              <table:table-cell office:value-type="float" office:value="246.422">
                <text:p>246.422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69.999999999993">
                <text:p>269.999999999993</text:p>
              </table:table-cell>
              <table:table-cell office:value-type="float" office:value="120.602">
                <text:p>120.602</text:p>
              </table:table-cell>
              <table:table-cell office:value-type="float" office:value="246.351">
                <text:p>246.351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70.199999999993">
                <text:p>270.199999999993</text:p>
              </table:table-cell>
              <table:table-cell office:value-type="float" office:value="120.57">
                <text:p>120.57</text:p>
              </table:table-cell>
              <table:table-cell office:value-type="float" office:value="246.28">
                <text:p>246.28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270.399999999993">
                <text:p>270.399999999993</text:p>
              </table:table-cell>
              <table:table-cell office:value-type="float" office:value="120.539">
                <text:p>120.539</text:p>
              </table:table-cell>
              <table:table-cell office:value-type="float" office:value="246.208">
                <text:p>246.208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70.599999999993">
                <text:p>270.599999999993</text:p>
              </table:table-cell>
              <table:table-cell office:value-type="float" office:value="120.507">
                <text:p>120.507</text:p>
              </table:table-cell>
              <table:table-cell office:value-type="float" office:value="246.136">
                <text:p>246.136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270.799999999993">
                <text:p>270.799999999993</text:p>
              </table:table-cell>
              <table:table-cell office:value-type="float" office:value="120.475">
                <text:p>120.475</text:p>
              </table:table-cell>
              <table:table-cell office:value-type="float" office:value="246.064">
                <text:p>246.064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70.999999999993">
                <text:p>270.999999999993</text:p>
              </table:table-cell>
              <table:table-cell office:value-type="float" office:value="120.443">
                <text:p>120.443</text:p>
              </table:table-cell>
              <table:table-cell office:value-type="float" office:value="245.992">
                <text:p>245.99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271.199999999993">
                <text:p>271.199999999993</text:p>
              </table:table-cell>
              <table:table-cell office:value-type="float" office:value="120.41">
                <text:p>120.41</text:p>
              </table:table-cell>
              <table:table-cell office:value-type="float" office:value="245.92">
                <text:p>245.9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71.399999999993">
                <text:p>271.399999999993</text:p>
              </table:table-cell>
              <table:table-cell office:value-type="float" office:value="120.378">
                <text:p>120.378</text:p>
              </table:table-cell>
              <table:table-cell office:value-type="float" office:value="245.847">
                <text:p>245.847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271.599999999993">
                <text:p>271.599999999993</text:p>
              </table:table-cell>
              <table:table-cell office:value-type="float" office:value="120.346">
                <text:p>120.346</text:p>
              </table:table-cell>
              <table:table-cell office:value-type="float" office:value="245.774">
                <text:p>245.774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71.799999999993">
                <text:p>271.799999999993</text:p>
              </table:table-cell>
              <table:table-cell office:value-type="float" office:value="120.313">
                <text:p>120.313</text:p>
              </table:table-cell>
              <table:table-cell office:value-type="float" office:value="245.701">
                <text:p>245.70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71.999999999993">
                <text:p>271.999999999993</text:p>
              </table:table-cell>
              <table:table-cell office:value-type="float" office:value="120.281">
                <text:p>120.281</text:p>
              </table:table-cell>
              <table:table-cell office:value-type="float" office:value="245.628">
                <text:p>245.62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72.199999999993">
                <text:p>272.199999999993</text:p>
              </table:table-cell>
              <table:table-cell office:value-type="float" office:value="120.248">
                <text:p>120.248</text:p>
              </table:table-cell>
              <table:table-cell office:value-type="float" office:value="245.554">
                <text:p>245.554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272.399999999993">
                <text:p>272.399999999993</text:p>
              </table:table-cell>
              <table:table-cell office:value-type="float" office:value="120.215">
                <text:p>120.215</text:p>
              </table:table-cell>
              <table:table-cell office:value-type="float" office:value="245.481">
                <text:p>245.481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72.599999999993">
                <text:p>272.599999999993</text:p>
              </table:table-cell>
              <table:table-cell office:value-type="float" office:value="120.182">
                <text:p>120.182</text:p>
              </table:table-cell>
              <table:table-cell office:value-type="float" office:value="245.407">
                <text:p>245.407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272.799999999993">
                <text:p>272.799999999993</text:p>
              </table:table-cell>
              <table:table-cell office:value-type="float" office:value="120.149">
                <text:p>120.149</text:p>
              </table:table-cell>
              <table:table-cell office:value-type="float" office:value="245.332">
                <text:p>245.33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72.999999999993">
                <text:p>272.999999999993</text:p>
              </table:table-cell>
              <table:table-cell office:value-type="float" office:value="120.116">
                <text:p>120.116</text:p>
              </table:table-cell>
              <table:table-cell office:value-type="float" office:value="245.258">
                <text:p>245.258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73.199999999993">
                <text:p>273.199999999993</text:p>
              </table:table-cell>
              <table:table-cell office:value-type="float" office:value="120.083">
                <text:p>120.083</text:p>
              </table:table-cell>
              <table:table-cell office:value-type="float" office:value="245.183">
                <text:p>245.18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273.399999999993">
                <text:p>273.399999999993</text:p>
              </table:table-cell>
              <table:table-cell office:value-type="float" office:value="120.05">
                <text:p>120.05</text:p>
              </table:table-cell>
              <table:table-cell office:value-type="float" office:value="245.108">
                <text:p>245.108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273.599999999993">
                <text:p>273.599999999993</text:p>
              </table:table-cell>
              <table:table-cell office:value-type="float" office:value="120.016">
                <text:p>120.016</text:p>
              </table:table-cell>
              <table:table-cell office:value-type="float" office:value="245.033">
                <text:p>245.033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273.799999999993">
                <text:p>273.799999999993</text:p>
              </table:table-cell>
              <table:table-cell office:value-type="float" office:value="119.983">
                <text:p>119.983</text:p>
              </table:table-cell>
              <table:table-cell office:value-type="float" office:value="244.958">
                <text:p>244.958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273.999999999993">
                <text:p>273.999999999993</text:p>
              </table:table-cell>
              <table:table-cell office:value-type="float" office:value="119.949">
                <text:p>119.949</text:p>
              </table:table-cell>
              <table:table-cell office:value-type="float" office:value="244.882">
                <text:p>244.88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274.199999999993">
                <text:p>274.199999999993</text:p>
              </table:table-cell>
              <table:table-cell office:value-type="float" office:value="119.915">
                <text:p>119.915</text:p>
              </table:table-cell>
              <table:table-cell office:value-type="float" office:value="244.806">
                <text:p>244.806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74.399999999993">
                <text:p>274.399999999993</text:p>
              </table:table-cell>
              <table:table-cell office:value-type="float" office:value="119.882">
                <text:p>119.882</text:p>
              </table:table-cell>
              <table:table-cell office:value-type="float" office:value="244.73">
                <text:p>244.73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74.599999999993">
                <text:p>274.599999999993</text:p>
              </table:table-cell>
              <table:table-cell office:value-type="float" office:value="119.848">
                <text:p>119.848</text:p>
              </table:table-cell>
              <table:table-cell office:value-type="float" office:value="244.654">
                <text:p>244.654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74.799999999993">
                <text:p>274.799999999993</text:p>
              </table:table-cell>
              <table:table-cell office:value-type="float" office:value="119.814">
                <text:p>119.814</text:p>
              </table:table-cell>
              <table:table-cell office:value-type="float" office:value="244.577">
                <text:p>244.57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74.999999999993">
                <text:p>274.999999999993</text:p>
              </table:table-cell>
              <table:table-cell office:value-type="float" office:value="119.78">
                <text:p>119.78</text:p>
              </table:table-cell>
              <table:table-cell office:value-type="float" office:value="244.501">
                <text:p>244.501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75.199999999993">
                <text:p>275.199999999993</text:p>
              </table:table-cell>
              <table:table-cell office:value-type="float" office:value="119.745">
                <text:p>119.745</text:p>
              </table:table-cell>
              <table:table-cell office:value-type="float" office:value="244.424">
                <text:p>244.424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75.399999999993">
                <text:p>275.399999999993</text:p>
              </table:table-cell>
              <table:table-cell office:value-type="float" office:value="119.711">
                <text:p>119.711</text:p>
              </table:table-cell>
              <table:table-cell office:value-type="float" office:value="244.347">
                <text:p>244.347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275.599999999993">
                <text:p>275.599999999993</text:p>
              </table:table-cell>
              <table:table-cell office:value-type="float" office:value="119.677">
                <text:p>119.677</text:p>
              </table:table-cell>
              <table:table-cell office:value-type="float" office:value="244.269">
                <text:p>244.269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75.799999999993">
                <text:p>275.799999999993</text:p>
              </table:table-cell>
              <table:table-cell office:value-type="float" office:value="119.642">
                <text:p>119.642</text:p>
              </table:table-cell>
              <table:table-cell office:value-type="float" office:value="244.192">
                <text:p>244.192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75.999999999993">
                <text:p>275.999999999993</text:p>
              </table:table-cell>
              <table:table-cell office:value-type="float" office:value="119.608">
                <text:p>119.608</text:p>
              </table:table-cell>
              <table:table-cell office:value-type="float" office:value="244.114">
                <text:p>244.114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276.199999999993">
                <text:p>276.199999999993</text:p>
              </table:table-cell>
              <table:table-cell office:value-type="float" office:value="119.573">
                <text:p>119.573</text:p>
              </table:table-cell>
              <table:table-cell office:value-type="float" office:value="244.036">
                <text:p>244.03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276.399999999993">
                <text:p>276.399999999993</text:p>
              </table:table-cell>
              <table:table-cell office:value-type="float" office:value="119.538">
                <text:p>119.538</text:p>
              </table:table-cell>
              <table:table-cell office:value-type="float" office:value="243.958">
                <text:p>243.958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276.599999999993">
                <text:p>276.599999999993</text:p>
              </table:table-cell>
              <table:table-cell office:value-type="float" office:value="119.504">
                <text:p>119.504</text:p>
              </table:table-cell>
              <table:table-cell office:value-type="float" office:value="243.879">
                <text:p>243.879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276.799999999993">
                <text:p>276.799999999993</text:p>
              </table:table-cell>
              <table:table-cell office:value-type="float" office:value="119.469">
                <text:p>119.469</text:p>
              </table:table-cell>
              <table:table-cell office:value-type="float" office:value="243.801">
                <text:p>243.801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76.999999999993">
                <text:p>276.999999999993</text:p>
              </table:table-cell>
              <table:table-cell office:value-type="float" office:value="119.434">
                <text:p>119.434</text:p>
              </table:table-cell>
              <table:table-cell office:value-type="float" office:value="243.722">
                <text:p>243.72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277.199999999993">
                <text:p>277.199999999993</text:p>
              </table:table-cell>
              <table:table-cell office:value-type="float" office:value="119.398">
                <text:p>119.398</text:p>
              </table:table-cell>
              <table:table-cell office:value-type="float" office:value="243.643">
                <text:p>243.643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77.399999999993">
                <text:p>277.399999999993</text:p>
              </table:table-cell>
              <table:table-cell office:value-type="float" office:value="119.363">
                <text:p>119.363</text:p>
              </table:table-cell>
              <table:table-cell office:value-type="float" office:value="243.564">
                <text:p>243.564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277.599999999993">
                <text:p>277.599999999993</text:p>
              </table:table-cell>
              <table:table-cell office:value-type="float" office:value="119.328">
                <text:p>119.328</text:p>
              </table:table-cell>
              <table:table-cell office:value-type="float" office:value="243.484">
                <text:p>243.484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77.799999999993">
                <text:p>277.799999999993</text:p>
              </table:table-cell>
              <table:table-cell office:value-type="float" office:value="119.292">
                <text:p>119.292</text:p>
              </table:table-cell>
              <table:table-cell office:value-type="float" office:value="243.404">
                <text:p>243.404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77.999999999993">
                <text:p>277.999999999993</text:p>
              </table:table-cell>
              <table:table-cell office:value-type="float" office:value="119.257">
                <text:p>119.257</text:p>
              </table:table-cell>
              <table:table-cell office:value-type="float" office:value="243.325">
                <text:p>243.32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278.199999999993">
                <text:p>278.199999999993</text:p>
              </table:table-cell>
              <table:table-cell office:value-type="float" office:value="119.221">
                <text:p>119.221</text:p>
              </table:table-cell>
              <table:table-cell office:value-type="float" office:value="243.245">
                <text:p>243.24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78.399999999993">
                <text:p>278.399999999993</text:p>
              </table:table-cell>
              <table:table-cell office:value-type="float" office:value="119.186">
                <text:p>119.186</text:p>
              </table:table-cell>
              <table:table-cell office:value-type="float" office:value="243.164">
                <text:p>243.164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278.599999999993">
                <text:p>278.599999999993</text:p>
              </table:table-cell>
              <table:table-cell office:value-type="float" office:value="119.15">
                <text:p>119.15</text:p>
              </table:table-cell>
              <table:table-cell office:value-type="float" office:value="243.084">
                <text:p>243.084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278.799999999993">
                <text:p>278.799999999993</text:p>
              </table:table-cell>
              <table:table-cell office:value-type="float" office:value="119.114">
                <text:p>119.114</text:p>
              </table:table-cell>
              <table:table-cell office:value-type="float" office:value="243.003">
                <text:p>243.003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278.999999999993">
                <text:p>278.999999999993</text:p>
              </table:table-cell>
              <table:table-cell office:value-type="float" office:value="119.078">
                <text:p>119.078</text:p>
              </table:table-cell>
              <table:table-cell office:value-type="float" office:value="242.922">
                <text:p>242.922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279.199999999993">
                <text:p>279.199999999993</text:p>
              </table:table-cell>
              <table:table-cell office:value-type="float" office:value="119.042">
                <text:p>119.042</text:p>
              </table:table-cell>
              <table:table-cell office:value-type="float" office:value="242.841">
                <text:p>242.841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279.399999999993">
                <text:p>279.399999999993</text:p>
              </table:table-cell>
              <table:table-cell office:value-type="float" office:value="119.006">
                <text:p>119.006</text:p>
              </table:table-cell>
              <table:table-cell office:value-type="float" office:value="242.76">
                <text:p>242.7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279.599999999993">
                <text:p>279.599999999993</text:p>
              </table:table-cell>
              <table:table-cell office:value-type="float" office:value="118.97">
                <text:p>118.97</text:p>
              </table:table-cell>
              <table:table-cell office:value-type="float" office:value="242.679">
                <text:p>242.67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79.799999999993">
                <text:p>279.799999999993</text:p>
              </table:table-cell>
              <table:table-cell office:value-type="float" office:value="118.934">
                <text:p>118.934</text:p>
              </table:table-cell>
              <table:table-cell office:value-type="float" office:value="242.597">
                <text:p>242.597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279.999999999993">
                <text:p>279.999999999993</text:p>
              </table:table-cell>
              <table:table-cell office:value-type="float" office:value="118.897">
                <text:p>118.897</text:p>
              </table:table-cell>
              <table:table-cell office:value-type="float" office:value="242.515">
                <text:p>242.51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280.199999999993">
                <text:p>280.199999999993</text:p>
              </table:table-cell>
              <table:table-cell office:value-type="float" office:value="118.861">
                <text:p>118.861</text:p>
              </table:table-cell>
              <table:table-cell office:value-type="float" office:value="242.433">
                <text:p>242.433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280.399999999993">
                <text:p>280.399999999993</text:p>
              </table:table-cell>
              <table:table-cell office:value-type="float" office:value="118.824">
                <text:p>118.824</text:p>
              </table:table-cell>
              <table:table-cell office:value-type="float" office:value="242.351">
                <text:p>242.35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80.599999999993">
                <text:p>280.599999999993</text:p>
              </table:table-cell>
              <table:table-cell office:value-type="float" office:value="118.788">
                <text:p>118.788</text:p>
              </table:table-cell>
              <table:table-cell office:value-type="float" office:value="242.269">
                <text:p>242.26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280.799999999993">
                <text:p>280.799999999993</text:p>
              </table:table-cell>
              <table:table-cell office:value-type="float" office:value="118.751">
                <text:p>118.751</text:p>
              </table:table-cell>
              <table:table-cell office:value-type="float" office:value="242.186">
                <text:p>242.18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80.999999999993">
                <text:p>280.999999999993</text:p>
              </table:table-cell>
              <table:table-cell office:value-type="float" office:value="118.714">
                <text:p>118.714</text:p>
              </table:table-cell>
              <table:table-cell office:value-type="float" office:value="242.104">
                <text:p>242.10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281.199999999993">
                <text:p>281.199999999993</text:p>
              </table:table-cell>
              <table:table-cell office:value-type="float" office:value="118.677">
                <text:p>118.677</text:p>
              </table:table-cell>
              <table:table-cell office:value-type="float" office:value="242.021">
                <text:p>242.021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81.399999999993">
                <text:p>281.399999999993</text:p>
              </table:table-cell>
              <table:table-cell office:value-type="float" office:value="118.64">
                <text:p>118.64</text:p>
              </table:table-cell>
              <table:table-cell office:value-type="float" office:value="241.938">
                <text:p>241.938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281.599999999993">
                <text:p>281.599999999993</text:p>
              </table:table-cell>
              <table:table-cell office:value-type="float" office:value="118.603">
                <text:p>118.603</text:p>
              </table:table-cell>
              <table:table-cell office:value-type="float" office:value="241.854">
                <text:p>241.854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281.799999999993">
                <text:p>281.799999999993</text:p>
              </table:table-cell>
              <table:table-cell office:value-type="float" office:value="118.566">
                <text:p>118.566</text:p>
              </table:table-cell>
              <table:table-cell office:value-type="float" office:value="241.771">
                <text:p>241.771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281.999999999993">
                <text:p>281.999999999993</text:p>
              </table:table-cell>
              <table:table-cell office:value-type="float" office:value="118.529">
                <text:p>118.529</text:p>
              </table:table-cell>
              <table:table-cell office:value-type="float" office:value="241.687">
                <text:p>241.687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282.199999999993">
                <text:p>282.199999999993</text:p>
              </table:table-cell>
              <table:table-cell office:value-type="float" office:value="118.492">
                <text:p>118.492</text:p>
              </table:table-cell>
              <table:table-cell office:value-type="float" office:value="241.603">
                <text:p>241.603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282.399999999993">
                <text:p>282.399999999993</text:p>
              </table:table-cell>
              <table:table-cell office:value-type="float" office:value="118.455">
                <text:p>118.455</text:p>
              </table:table-cell>
              <table:table-cell office:value-type="float" office:value="241.52">
                <text:p>241.52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282.599999999992">
                <text:p>282.599999999992</text:p>
              </table:table-cell>
              <table:table-cell office:value-type="float" office:value="118.417">
                <text:p>118.417</text:p>
              </table:table-cell>
              <table:table-cell office:value-type="float" office:value="241.435">
                <text:p>241.43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82.799999999993">
                <text:p>282.799999999993</text:p>
              </table:table-cell>
              <table:table-cell office:value-type="float" office:value="118.38">
                <text:p>118.38</text:p>
              </table:table-cell>
              <table:table-cell office:value-type="float" office:value="241.351">
                <text:p>241.35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82.999999999992">
                <text:p>282.999999999992</text:p>
              </table:table-cell>
              <table:table-cell office:value-type="float" office:value="118.342">
                <text:p>118.342</text:p>
              </table:table-cell>
              <table:table-cell office:value-type="float" office:value="241.266">
                <text:p>241.266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83.199999999992">
                <text:p>283.199999999992</text:p>
              </table:table-cell>
              <table:table-cell office:value-type="float" office:value="118.305">
                <text:p>118.305</text:p>
              </table:table-cell>
              <table:table-cell office:value-type="float" office:value="241.182">
                <text:p>241.182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83.399999999992">
                <text:p>283.399999999992</text:p>
              </table:table-cell>
              <table:table-cell office:value-type="float" office:value="118.267">
                <text:p>118.267</text:p>
              </table:table-cell>
              <table:table-cell office:value-type="float" office:value="241.097">
                <text:p>241.09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83.599999999992">
                <text:p>283.599999999992</text:p>
              </table:table-cell>
              <table:table-cell office:value-type="float" office:value="118.229">
                <text:p>118.229</text:p>
              </table:table-cell>
              <table:table-cell office:value-type="float" office:value="241.012">
                <text:p>241.01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83.799999999992">
                <text:p>283.799999999992</text:p>
              </table:table-cell>
              <table:table-cell office:value-type="float" office:value="118.191">
                <text:p>118.191</text:p>
              </table:table-cell>
              <table:table-cell office:value-type="float" office:value="240.927">
                <text:p>240.927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83.999999999992">
                <text:p>283.999999999992</text:p>
              </table:table-cell>
              <table:table-cell office:value-type="float" office:value="118.153">
                <text:p>118.153</text:p>
              </table:table-cell>
              <table:table-cell office:value-type="float" office:value="240.841">
                <text:p>240.84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284.199999999992">
                <text:p>284.199999999992</text:p>
              </table:table-cell>
              <table:table-cell office:value-type="float" office:value="118.115">
                <text:p>118.115</text:p>
              </table:table-cell>
              <table:table-cell office:value-type="float" office:value="240.756">
                <text:p>240.756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284.399999999992">
                <text:p>284.399999999992</text:p>
              </table:table-cell>
              <table:table-cell office:value-type="float" office:value="118.077">
                <text:p>118.077</text:p>
              </table:table-cell>
              <table:table-cell office:value-type="float" office:value="240.67">
                <text:p>240.67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284.599999999992">
                <text:p>284.599999999992</text:p>
              </table:table-cell>
              <table:table-cell office:value-type="float" office:value="118.039">
                <text:p>118.039</text:p>
              </table:table-cell>
              <table:table-cell office:value-type="float" office:value="240.584">
                <text:p>240.584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284.799999999992">
                <text:p>284.799999999992</text:p>
              </table:table-cell>
              <table:table-cell office:value-type="float" office:value="118.001">
                <text:p>118.001</text:p>
              </table:table-cell>
              <table:table-cell office:value-type="float" office:value="240.498">
                <text:p>240.49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284.999999999992">
                <text:p>284.999999999992</text:p>
              </table:table-cell>
              <table:table-cell office:value-type="float" office:value="117.962">
                <text:p>117.962</text:p>
              </table:table-cell>
              <table:table-cell office:value-type="float" office:value="240.412">
                <text:p>240.412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285.199999999992">
                <text:p>285.199999999992</text:p>
              </table:table-cell>
              <table:table-cell office:value-type="float" office:value="117.924">
                <text:p>117.924</text:p>
              </table:table-cell>
              <table:table-cell office:value-type="float" office:value="240.326">
                <text:p>240.326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285.399999999992">
                <text:p>285.399999999992</text:p>
              </table:table-cell>
              <table:table-cell office:value-type="float" office:value="117.886">
                <text:p>117.886</text:p>
              </table:table-cell>
              <table:table-cell office:value-type="float" office:value="240.239">
                <text:p>240.239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285.599999999992">
                <text:p>285.599999999992</text:p>
              </table:table-cell>
              <table:table-cell office:value-type="float" office:value="117.847">
                <text:p>117.847</text:p>
              </table:table-cell>
              <table:table-cell office:value-type="float" office:value="240.153">
                <text:p>240.153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285.799999999992">
                <text:p>285.799999999992</text:p>
              </table:table-cell>
              <table:table-cell office:value-type="float" office:value="117.809">
                <text:p>117.809</text:p>
              </table:table-cell>
              <table:table-cell office:value-type="float" office:value="240.066">
                <text:p>240.066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285.999999999992">
                <text:p>285.999999999992</text:p>
              </table:table-cell>
              <table:table-cell office:value-type="float" office:value="117.77">
                <text:p>117.77</text:p>
              </table:table-cell>
              <table:table-cell office:value-type="float" office:value="239.979">
                <text:p>239.979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286.199999999992">
                <text:p>286.199999999992</text:p>
              </table:table-cell>
              <table:table-cell office:value-type="float" office:value="117.731">
                <text:p>117.731</text:p>
              </table:table-cell>
              <table:table-cell office:value-type="float" office:value="239.892">
                <text:p>239.892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286.399999999992">
                <text:p>286.399999999992</text:p>
              </table:table-cell>
              <table:table-cell office:value-type="float" office:value="117.692">
                <text:p>117.692</text:p>
              </table:table-cell>
              <table:table-cell office:value-type="float" office:value="239.804">
                <text:p>239.804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286.599999999992">
                <text:p>286.599999999992</text:p>
              </table:table-cell>
              <table:table-cell office:value-type="float" office:value="117.653">
                <text:p>117.653</text:p>
              </table:table-cell>
              <table:table-cell office:value-type="float" office:value="239.717">
                <text:p>239.717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286.799999999992">
                <text:p>286.799999999992</text:p>
              </table:table-cell>
              <table:table-cell office:value-type="float" office:value="117.614">
                <text:p>117.614</text:p>
              </table:table-cell>
              <table:table-cell office:value-type="float" office:value="239.629">
                <text:p>239.62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286.999999999992">
                <text:p>286.999999999992</text:p>
              </table:table-cell>
              <table:table-cell office:value-type="float" office:value="117.576">
                <text:p>117.576</text:p>
              </table:table-cell>
              <table:table-cell office:value-type="float" office:value="239.541">
                <text:p>239.541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287.199999999992">
                <text:p>287.199999999992</text:p>
              </table:table-cell>
              <table:table-cell office:value-type="float" office:value="117.536">
                <text:p>117.536</text:p>
              </table:table-cell>
              <table:table-cell office:value-type="float" office:value="239.454">
                <text:p>239.454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287.399999999992">
                <text:p>287.399999999992</text:p>
              </table:table-cell>
              <table:table-cell office:value-type="float" office:value="117.497">
                <text:p>117.497</text:p>
              </table:table-cell>
              <table:table-cell office:value-type="float" office:value="239.365">
                <text:p>239.36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287.599999999992">
                <text:p>287.599999999992</text:p>
              </table:table-cell>
              <table:table-cell office:value-type="float" office:value="117.458">
                <text:p>117.458</text:p>
              </table:table-cell>
              <table:table-cell office:value-type="float" office:value="239.277">
                <text:p>239.277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287.799999999992">
                <text:p>287.799999999992</text:p>
              </table:table-cell>
              <table:table-cell office:value-type="float" office:value="117.419">
                <text:p>117.419</text:p>
              </table:table-cell>
              <table:table-cell office:value-type="float" office:value="239.189">
                <text:p>239.189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287.999999999992">
                <text:p>287.999999999992</text:p>
              </table:table-cell>
              <table:table-cell office:value-type="float" office:value="117.38">
                <text:p>117.38</text:p>
              </table:table-cell>
              <table:table-cell office:value-type="float" office:value="239.1">
                <text:p>239.1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288.199999999992">
                <text:p>288.199999999992</text:p>
              </table:table-cell>
              <table:table-cell office:value-type="float" office:value="117.34">
                <text:p>117.34</text:p>
              </table:table-cell>
              <table:table-cell office:value-type="float" office:value="239.012">
                <text:p>239.012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288.399999999992">
                <text:p>288.399999999992</text:p>
              </table:table-cell>
              <table:table-cell office:value-type="float" office:value="117.301">
                <text:p>117.301</text:p>
              </table:table-cell>
              <table:table-cell office:value-type="float" office:value="238.923">
                <text:p>238.923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288.599999999992">
                <text:p>288.599999999992</text:p>
              </table:table-cell>
              <table:table-cell office:value-type="float" office:value="117.261">
                <text:p>117.261</text:p>
              </table:table-cell>
              <table:table-cell office:value-type="float" office:value="238.834">
                <text:p>238.834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288.799999999992">
                <text:p>288.799999999992</text:p>
              </table:table-cell>
              <table:table-cell office:value-type="float" office:value="117.222">
                <text:p>117.222</text:p>
              </table:table-cell>
              <table:table-cell office:value-type="float" office:value="238.745">
                <text:p>238.74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288.999999999992">
                <text:p>288.999999999992</text:p>
              </table:table-cell>
              <table:table-cell office:value-type="float" office:value="117.182">
                <text:p>117.182</text:p>
              </table:table-cell>
              <table:table-cell office:value-type="float" office:value="238.656">
                <text:p>238.656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289.199999999992">
                <text:p>289.199999999992</text:p>
              </table:table-cell>
              <table:table-cell office:value-type="float" office:value="117.142">
                <text:p>117.142</text:p>
              </table:table-cell>
              <table:table-cell office:value-type="float" office:value="238.566">
                <text:p>238.566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289.399999999992">
                <text:p>289.399999999992</text:p>
              </table:table-cell>
              <table:table-cell office:value-type="float" office:value="117.102">
                <text:p>117.102</text:p>
              </table:table-cell>
              <table:table-cell office:value-type="float" office:value="238.477">
                <text:p>238.477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289.599999999992">
                <text:p>289.599999999992</text:p>
              </table:table-cell>
              <table:table-cell office:value-type="float" office:value="117.063">
                <text:p>117.063</text:p>
              </table:table-cell>
              <table:table-cell office:value-type="float" office:value="238.387">
                <text:p>238.387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289.799999999992">
                <text:p>289.799999999992</text:p>
              </table:table-cell>
              <table:table-cell office:value-type="float" office:value="117.023">
                <text:p>117.023</text:p>
              </table:table-cell>
              <table:table-cell office:value-type="float" office:value="238.297">
                <text:p>238.297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289.999999999992">
                <text:p>289.999999999992</text:p>
              </table:table-cell>
              <table:table-cell office:value-type="float" office:value="116.983">
                <text:p>116.983</text:p>
              </table:table-cell>
              <table:table-cell office:value-type="float" office:value="238.207">
                <text:p>238.207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290.199999999992">
                <text:p>290.199999999992</text:p>
              </table:table-cell>
              <table:table-cell office:value-type="float" office:value="116.943">
                <text:p>116.943</text:p>
              </table:table-cell>
              <table:table-cell office:value-type="float" office:value="238.117">
                <text:p>238.117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90.399999999992">
                <text:p>290.399999999992</text:p>
              </table:table-cell>
              <table:table-cell office:value-type="float" office:value="116.903">
                <text:p>116.903</text:p>
              </table:table-cell>
              <table:table-cell office:value-type="float" office:value="238.027">
                <text:p>238.027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90.599999999992">
                <text:p>290.599999999992</text:p>
              </table:table-cell>
              <table:table-cell office:value-type="float" office:value="116.862">
                <text:p>116.862</text:p>
              </table:table-cell>
              <table:table-cell office:value-type="float" office:value="237.937">
                <text:p>237.937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90.799999999992">
                <text:p>290.799999999992</text:p>
              </table:table-cell>
              <table:table-cell office:value-type="float" office:value="116.822">
                <text:p>116.822</text:p>
              </table:table-cell>
              <table:table-cell office:value-type="float" office:value="237.846">
                <text:p>237.846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90.999999999992">
                <text:p>290.999999999992</text:p>
              </table:table-cell>
              <table:table-cell office:value-type="float" office:value="116.782">
                <text:p>116.782</text:p>
              </table:table-cell>
              <table:table-cell office:value-type="float" office:value="237.756">
                <text:p>237.756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91.199999999992">
                <text:p>291.199999999992</text:p>
              </table:table-cell>
              <table:table-cell office:value-type="float" office:value="116.742">
                <text:p>116.742</text:p>
              </table:table-cell>
              <table:table-cell office:value-type="float" office:value="237.665">
                <text:p>237.66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91.399999999992">
                <text:p>291.399999999992</text:p>
              </table:table-cell>
              <table:table-cell office:value-type="float" office:value="116.701">
                <text:p>116.701</text:p>
              </table:table-cell>
              <table:table-cell office:value-type="float" office:value="237.574">
                <text:p>237.574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291.599999999992">
                <text:p>291.599999999992</text:p>
              </table:table-cell>
              <table:table-cell office:value-type="float" office:value="116.661">
                <text:p>116.661</text:p>
              </table:table-cell>
              <table:table-cell office:value-type="float" office:value="237.483">
                <text:p>237.483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291.799999999992">
                <text:p>291.799999999992</text:p>
              </table:table-cell>
              <table:table-cell office:value-type="float" office:value="116.62">
                <text:p>116.62</text:p>
              </table:table-cell>
              <table:table-cell office:value-type="float" office:value="237.392">
                <text:p>237.392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291.999999999992">
                <text:p>291.999999999992</text:p>
              </table:table-cell>
              <table:table-cell office:value-type="float" office:value="116.58">
                <text:p>116.58</text:p>
              </table:table-cell>
              <table:table-cell office:value-type="float" office:value="237.301">
                <text:p>237.301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292.199999999992">
                <text:p>292.199999999992</text:p>
              </table:table-cell>
              <table:table-cell office:value-type="float" office:value="116.539">
                <text:p>116.539</text:p>
              </table:table-cell>
              <table:table-cell office:value-type="float" office:value="237.21">
                <text:p>237.21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292.399999999992">
                <text:p>292.399999999992</text:p>
              </table:table-cell>
              <table:table-cell office:value-type="float" office:value="116.499">
                <text:p>116.499</text:p>
              </table:table-cell>
              <table:table-cell office:value-type="float" office:value="237.118">
                <text:p>237.118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292.599999999992">
                <text:p>292.599999999992</text:p>
              </table:table-cell>
              <table:table-cell office:value-type="float" office:value="116.458">
                <text:p>116.458</text:p>
              </table:table-cell>
              <table:table-cell office:value-type="float" office:value="237.026">
                <text:p>237.026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292.799999999992">
                <text:p>292.799999999992</text:p>
              </table:table-cell>
              <table:table-cell office:value-type="float" office:value="116.417">
                <text:p>116.417</text:p>
              </table:table-cell>
              <table:table-cell office:value-type="float" office:value="236.935">
                <text:p>236.93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292.999999999992">
                <text:p>292.999999999992</text:p>
              </table:table-cell>
              <table:table-cell office:value-type="float" office:value="116.376">
                <text:p>116.376</text:p>
              </table:table-cell>
              <table:table-cell office:value-type="float" office:value="236.843">
                <text:p>236.843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293.199999999992">
                <text:p>293.199999999992</text:p>
              </table:table-cell>
              <table:table-cell office:value-type="float" office:value="116.335">
                <text:p>116.335</text:p>
              </table:table-cell>
              <table:table-cell office:value-type="float" office:value="236.751">
                <text:p>236.751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293.399999999992">
                <text:p>293.399999999992</text:p>
              </table:table-cell>
              <table:table-cell office:value-type="float" office:value="116.294">
                <text:p>116.294</text:p>
              </table:table-cell>
              <table:table-cell office:value-type="float" office:value="236.659">
                <text:p>236.659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293.599999999992">
                <text:p>293.599999999992</text:p>
              </table:table-cell>
              <table:table-cell office:value-type="float" office:value="116.253">
                <text:p>116.253</text:p>
              </table:table-cell>
              <table:table-cell office:value-type="float" office:value="236.567">
                <text:p>236.567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293.799999999992">
                <text:p>293.799999999992</text:p>
              </table:table-cell>
              <table:table-cell office:value-type="float" office:value="116.212">
                <text:p>116.212</text:p>
              </table:table-cell>
              <table:table-cell office:value-type="float" office:value="236.474">
                <text:p>236.474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293.999999999992">
                <text:p>293.999999999992</text:p>
              </table:table-cell>
              <table:table-cell office:value-type="float" office:value="116.171">
                <text:p>116.171</text:p>
              </table:table-cell>
              <table:table-cell office:value-type="float" office:value="236.382">
                <text:p>236.382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294.199999999992">
                <text:p>294.199999999992</text:p>
              </table:table-cell>
              <table:table-cell office:value-type="float" office:value="116.13">
                <text:p>116.13</text:p>
              </table:table-cell>
              <table:table-cell office:value-type="float" office:value="236.289">
                <text:p>236.289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294.399999999992">
                <text:p>294.399999999992</text:p>
              </table:table-cell>
              <table:table-cell office:value-type="float" office:value="116.089">
                <text:p>116.089</text:p>
              </table:table-cell>
              <table:table-cell office:value-type="float" office:value="236.197">
                <text:p>236.197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294.599999999992">
                <text:p>294.599999999992</text:p>
              </table:table-cell>
              <table:table-cell office:value-type="float" office:value="116.048">
                <text:p>116.048</text:p>
              </table:table-cell>
              <table:table-cell office:value-type="float" office:value="236.104">
                <text:p>236.10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294.799999999992">
                <text:p>294.799999999992</text:p>
              </table:table-cell>
              <table:table-cell office:value-type="float" office:value="116.006">
                <text:p>116.006</text:p>
              </table:table-cell>
              <table:table-cell office:value-type="float" office:value="236.011">
                <text:p>236.011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294.999999999992">
                <text:p>294.999999999992</text:p>
              </table:table-cell>
              <table:table-cell office:value-type="float" office:value="115.965">
                <text:p>115.965</text:p>
              </table:table-cell>
              <table:table-cell office:value-type="float" office:value="235.918">
                <text:p>235.91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295.199999999992">
                <text:p>295.199999999992</text:p>
              </table:table-cell>
              <table:table-cell office:value-type="float" office:value="115.924">
                <text:p>115.924</text:p>
              </table:table-cell>
              <table:table-cell office:value-type="float" office:value="235.825">
                <text:p>235.82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295.399999999992">
                <text:p>295.399999999992</text:p>
              </table:table-cell>
              <table:table-cell office:value-type="float" office:value="115.882">
                <text:p>115.882</text:p>
              </table:table-cell>
              <table:table-cell office:value-type="float" office:value="235.732">
                <text:p>235.73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295.599999999992">
                <text:p>295.599999999992</text:p>
              </table:table-cell>
              <table:table-cell office:value-type="float" office:value="115.841">
                <text:p>115.841</text:p>
              </table:table-cell>
              <table:table-cell office:value-type="float" office:value="235.638">
                <text:p>235.638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295.799999999992">
                <text:p>295.799999999992</text:p>
              </table:table-cell>
              <table:table-cell office:value-type="float" office:value="115.799">
                <text:p>115.799</text:p>
              </table:table-cell>
              <table:table-cell office:value-type="float" office:value="235.545">
                <text:p>235.54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295.999999999992">
                <text:p>295.999999999992</text:p>
              </table:table-cell>
              <table:table-cell office:value-type="float" office:value="115.758">
                <text:p>115.758</text:p>
              </table:table-cell>
              <table:table-cell office:value-type="float" office:value="235.451">
                <text:p>235.451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296.199999999992">
                <text:p>296.199999999992</text:p>
              </table:table-cell>
              <table:table-cell office:value-type="float" office:value="115.716">
                <text:p>115.716</text:p>
              </table:table-cell>
              <table:table-cell office:value-type="float" office:value="235.358">
                <text:p>235.358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296.399999999992">
                <text:p>296.399999999992</text:p>
              </table:table-cell>
              <table:table-cell office:value-type="float" office:value="115.674">
                <text:p>115.674</text:p>
              </table:table-cell>
              <table:table-cell office:value-type="float" office:value="235.264">
                <text:p>235.264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296.599999999992">
                <text:p>296.599999999992</text:p>
              </table:table-cell>
              <table:table-cell office:value-type="float" office:value="115.633">
                <text:p>115.633</text:p>
              </table:table-cell>
              <table:table-cell office:value-type="float" office:value="235.17">
                <text:p>235.17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296.799999999992">
                <text:p>296.799999999992</text:p>
              </table:table-cell>
              <table:table-cell office:value-type="float" office:value="115.591">
                <text:p>115.591</text:p>
              </table:table-cell>
              <table:table-cell office:value-type="float" office:value="235.076">
                <text:p>235.07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296.999999999992">
                <text:p>296.999999999992</text:p>
              </table:table-cell>
              <table:table-cell office:value-type="float" office:value="115.549">
                <text:p>115.549</text:p>
              </table:table-cell>
              <table:table-cell office:value-type="float" office:value="234.982">
                <text:p>234.982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297.199999999992">
                <text:p>297.199999999992</text:p>
              </table:table-cell>
              <table:table-cell office:value-type="float" office:value="115.507">
                <text:p>115.507</text:p>
              </table:table-cell>
              <table:table-cell office:value-type="float" office:value="234.888">
                <text:p>234.888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297.399999999992">
                <text:p>297.399999999992</text:p>
              </table:table-cell>
              <table:table-cell office:value-type="float" office:value="115.465">
                <text:p>115.465</text:p>
              </table:table-cell>
              <table:table-cell office:value-type="float" office:value="234.794">
                <text:p>234.794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297.599999999992">
                <text:p>297.599999999992</text:p>
              </table:table-cell>
              <table:table-cell office:value-type="float" office:value="115.423">
                <text:p>115.423</text:p>
              </table:table-cell>
              <table:table-cell office:value-type="float" office:value="234.699">
                <text:p>234.699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297.799999999992">
                <text:p>297.799999999992</text:p>
              </table:table-cell>
              <table:table-cell office:value-type="float" office:value="115.381">
                <text:p>115.381</text:p>
              </table:table-cell>
              <table:table-cell office:value-type="float" office:value="234.605">
                <text:p>234.60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297.999999999992">
                <text:p>297.999999999992</text:p>
              </table:table-cell>
              <table:table-cell office:value-type="float" office:value="115.339">
                <text:p>115.339</text:p>
              </table:table-cell>
              <table:table-cell office:value-type="float" office:value="234.51">
                <text:p>234.5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298.199999999992">
                <text:p>298.199999999992</text:p>
              </table:table-cell>
              <table:table-cell office:value-type="float" office:value="115.297">
                <text:p>115.297</text:p>
              </table:table-cell>
              <table:table-cell office:value-type="float" office:value="234.416">
                <text:p>234.416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298.399999999992">
                <text:p>298.399999999992</text:p>
              </table:table-cell>
              <table:table-cell office:value-type="float" office:value="115.255">
                <text:p>115.255</text:p>
              </table:table-cell>
              <table:table-cell office:value-type="float" office:value="234.321">
                <text:p>234.321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98.599999999992">
                <text:p>298.599999999992</text:p>
              </table:table-cell>
              <table:table-cell office:value-type="float" office:value="115.213">
                <text:p>115.213</text:p>
              </table:table-cell>
              <table:table-cell office:value-type="float" office:value="234.226">
                <text:p>234.22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298.799999999992">
                <text:p>298.799999999992</text:p>
              </table:table-cell>
              <table:table-cell office:value-type="float" office:value="115.171">
                <text:p>115.171</text:p>
              </table:table-cell>
              <table:table-cell office:value-type="float" office:value="234.131">
                <text:p>234.131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298.999999999992">
                <text:p>298.999999999992</text:p>
              </table:table-cell>
              <table:table-cell office:value-type="float" office:value="115.129">
                <text:p>115.129</text:p>
              </table:table-cell>
              <table:table-cell office:value-type="float" office:value="234.036">
                <text:p>234.036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299.199999999992">
                <text:p>299.199999999992</text:p>
              </table:table-cell>
              <table:table-cell office:value-type="float" office:value="115.086">
                <text:p>115.086</text:p>
              </table:table-cell>
              <table:table-cell office:value-type="float" office:value="233.941">
                <text:p>233.94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299.399999999992">
                <text:p>299.399999999992</text:p>
              </table:table-cell>
              <table:table-cell office:value-type="float" office:value="115.044">
                <text:p>115.044</text:p>
              </table:table-cell>
              <table:table-cell office:value-type="float" office:value="233.846">
                <text:p>233.846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299.599999999992">
                <text:p>299.599999999992</text:p>
              </table:table-cell>
              <table:table-cell office:value-type="float" office:value="115.002">
                <text:p>115.002</text:p>
              </table:table-cell>
              <table:table-cell office:value-type="float" office:value="233.751">
                <text:p>233.751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299.799999999992">
                <text:p>299.799999999992</text:p>
              </table:table-cell>
              <table:table-cell office:value-type="float" office:value="114.959">
                <text:p>114.959</text:p>
              </table:table-cell>
              <table:table-cell office:value-type="float" office:value="233.655">
                <text:p>233.65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299.999999999992">
                <text:p>299.999999999992</text:p>
              </table:table-cell>
              <table:table-cell office:value-type="float" office:value="114.917">
                <text:p>114.917</text:p>
              </table:table-cell>
              <table:table-cell office:value-type="float" office:value="233.56">
                <text:p>233.56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300.199999999992">
                <text:p>300.199999999992</text:p>
              </table:table-cell>
              <table:table-cell office:value-type="float" office:value="114.874">
                <text:p>114.874</text:p>
              </table:table-cell>
              <table:table-cell office:value-type="float" office:value="233.464">
                <text:p>233.46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300.399999999992">
                <text:p>300.399999999992</text:p>
              </table:table-cell>
              <table:table-cell office:value-type="float" office:value="114.832">
                <text:p>114.832</text:p>
              </table:table-cell>
              <table:table-cell office:value-type="float" office:value="233.368">
                <text:p>233.368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300.599999999991">
                <text:p>300.599999999991</text:p>
              </table:table-cell>
              <table:table-cell office:value-type="float" office:value="114.789">
                <text:p>114.789</text:p>
              </table:table-cell>
              <table:table-cell office:value-type="float" office:value="233.273">
                <text:p>233.273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300.799999999991">
                <text:p>300.799999999991</text:p>
              </table:table-cell>
              <table:table-cell office:value-type="float" office:value="114.747">
                <text:p>114.747</text:p>
              </table:table-cell>
              <table:table-cell office:value-type="float" office:value="233.177">
                <text:p>233.177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300.999999999991">
                <text:p>300.999999999991</text:p>
              </table:table-cell>
              <table:table-cell office:value-type="float" office:value="114.704">
                <text:p>114.704</text:p>
              </table:table-cell>
              <table:table-cell office:value-type="float" office:value="233.081">
                <text:p>233.081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301.199999999991">
                <text:p>301.199999999991</text:p>
              </table:table-cell>
              <table:table-cell office:value-type="float" office:value="114.661">
                <text:p>114.661</text:p>
              </table:table-cell>
              <table:table-cell office:value-type="float" office:value="232.985">
                <text:p>232.985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301.399999999991">
                <text:p>301.399999999991</text:p>
              </table:table-cell>
              <table:table-cell office:value-type="float" office:value="114.619">
                <text:p>114.619</text:p>
              </table:table-cell>
              <table:table-cell office:value-type="float" office:value="232.889">
                <text:p>232.889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301.599999999991">
                <text:p>301.599999999991</text:p>
              </table:table-cell>
              <table:table-cell office:value-type="float" office:value="114.576">
                <text:p>114.576</text:p>
              </table:table-cell>
              <table:table-cell office:value-type="float" office:value="232.793">
                <text:p>232.793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301.799999999991">
                <text:p>301.799999999991</text:p>
              </table:table-cell>
              <table:table-cell office:value-type="float" office:value="114.533">
                <text:p>114.533</text:p>
              </table:table-cell>
              <table:table-cell office:value-type="float" office:value="232.697">
                <text:p>232.697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301.999999999991">
                <text:p>301.999999999991</text:p>
              </table:table-cell>
              <table:table-cell office:value-type="float" office:value="114.491">
                <text:p>114.491</text:p>
              </table:table-cell>
              <table:table-cell office:value-type="float" office:value="232.601">
                <text:p>232.601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302.199999999991">
                <text:p>302.199999999991</text:p>
              </table:table-cell>
              <table:table-cell office:value-type="float" office:value="114.448">
                <text:p>114.448</text:p>
              </table:table-cell>
              <table:table-cell office:value-type="float" office:value="232.504">
                <text:p>232.504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302.399999999991">
                <text:p>302.399999999991</text:p>
              </table:table-cell>
              <table:table-cell office:value-type="float" office:value="114.405">
                <text:p>114.405</text:p>
              </table:table-cell>
              <table:table-cell office:value-type="float" office:value="232.408">
                <text:p>232.408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302.599999999991">
                <text:p>302.599999999991</text:p>
              </table:table-cell>
              <table:table-cell office:value-type="float" office:value="114.362">
                <text:p>114.362</text:p>
              </table:table-cell>
              <table:table-cell office:value-type="float" office:value="232.311">
                <text:p>232.311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302.799999999991">
                <text:p>302.799999999991</text:p>
              </table:table-cell>
              <table:table-cell office:value-type="float" office:value="114.319">
                <text:p>114.319</text:p>
              </table:table-cell>
              <table:table-cell office:value-type="float" office:value="232.215">
                <text:p>232.21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302.999999999991">
                <text:p>302.999999999991</text:p>
              </table:table-cell>
              <table:table-cell office:value-type="float" office:value="114.276">
                <text:p>114.276</text:p>
              </table:table-cell>
              <table:table-cell office:value-type="float" office:value="232.118">
                <text:p>232.118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303.199999999991">
                <text:p>303.199999999991</text:p>
              </table:table-cell>
              <table:table-cell office:value-type="float" office:value="114.233">
                <text:p>114.233</text:p>
              </table:table-cell>
              <table:table-cell office:value-type="float" office:value="232.021">
                <text:p>232.021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303.399999999991">
                <text:p>303.399999999991</text:p>
              </table:table-cell>
              <table:table-cell office:value-type="float" office:value="114.19">
                <text:p>114.19</text:p>
              </table:table-cell>
              <table:table-cell office:value-type="float" office:value="231.925">
                <text:p>231.925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303.599999999991">
                <text:p>303.599999999991</text:p>
              </table:table-cell>
              <table:table-cell office:value-type="float" office:value="114.147">
                <text:p>114.147</text:p>
              </table:table-cell>
              <table:table-cell office:value-type="float" office:value="231.828">
                <text:p>231.828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303.799999999991">
                <text:p>303.799999999991</text:p>
              </table:table-cell>
              <table:table-cell office:value-type="float" office:value="114.104">
                <text:p>114.104</text:p>
              </table:table-cell>
              <table:table-cell office:value-type="float" office:value="231.731">
                <text:p>231.731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303.999999999991">
                <text:p>303.999999999991</text:p>
              </table:table-cell>
              <table:table-cell office:value-type="float" office:value="114.061">
                <text:p>114.061</text:p>
              </table:table-cell>
              <table:table-cell office:value-type="float" office:value="231.634">
                <text:p>231.634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304.199999999991">
                <text:p>304.199999999991</text:p>
              </table:table-cell>
              <table:table-cell office:value-type="float" office:value="114.018">
                <text:p>114.018</text:p>
              </table:table-cell>
              <table:table-cell office:value-type="float" office:value="231.537">
                <text:p>231.537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304.399999999991">
                <text:p>304.399999999991</text:p>
              </table:table-cell>
              <table:table-cell office:value-type="float" office:value="113.975">
                <text:p>113.975</text:p>
              </table:table-cell>
              <table:table-cell office:value-type="float" office:value="231.44">
                <text:p>231.44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304.599999999991">
                <text:p>304.599999999991</text:p>
              </table:table-cell>
              <table:table-cell office:value-type="float" office:value="113.931">
                <text:p>113.931</text:p>
              </table:table-cell>
              <table:table-cell office:value-type="float" office:value="231.343">
                <text:p>231.343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304.799999999991">
                <text:p>304.799999999991</text:p>
              </table:table-cell>
              <table:table-cell office:value-type="float" office:value="113.888">
                <text:p>113.888</text:p>
              </table:table-cell>
              <table:table-cell office:value-type="float" office:value="231.245">
                <text:p>231.24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304.999999999991">
                <text:p>304.999999999991</text:p>
              </table:table-cell>
              <table:table-cell office:value-type="float" office:value="113.845">
                <text:p>113.845</text:p>
              </table:table-cell>
              <table:table-cell office:value-type="float" office:value="231.148">
                <text:p>231.148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305.199999999991">
                <text:p>305.199999999991</text:p>
              </table:table-cell>
              <table:table-cell office:value-type="float" office:value="113.802">
                <text:p>113.802</text:p>
              </table:table-cell>
              <table:table-cell office:value-type="float" office:value="231.051">
                <text:p>231.051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305.399999999991">
                <text:p>305.399999999991</text:p>
              </table:table-cell>
              <table:table-cell office:value-type="float" office:value="113.758">
                <text:p>113.758</text:p>
              </table:table-cell>
              <table:table-cell office:value-type="float" office:value="230.953">
                <text:p>230.953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305.599999999991">
                <text:p>305.599999999991</text:p>
              </table:table-cell>
              <table:table-cell office:value-type="float" office:value="113.715">
                <text:p>113.715</text:p>
              </table:table-cell>
              <table:table-cell office:value-type="float" office:value="230.856">
                <text:p>230.856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305.799999999991">
                <text:p>305.799999999991</text:p>
              </table:table-cell>
              <table:table-cell office:value-type="float" office:value="113.672">
                <text:p>113.672</text:p>
              </table:table-cell>
              <table:table-cell office:value-type="float" office:value="230.758">
                <text:p>230.758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305.999999999991">
                <text:p>305.999999999991</text:p>
              </table:table-cell>
              <table:table-cell office:value-type="float" office:value="113.628">
                <text:p>113.628</text:p>
              </table:table-cell>
              <table:table-cell office:value-type="float" office:value="230.661">
                <text:p>230.661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306.199999999991">
                <text:p>306.199999999991</text:p>
              </table:table-cell>
              <table:table-cell office:value-type="float" office:value="113.585">
                <text:p>113.585</text:p>
              </table:table-cell>
              <table:table-cell office:value-type="float" office:value="230.563">
                <text:p>230.563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306.399999999991">
                <text:p>306.399999999991</text:p>
              </table:table-cell>
              <table:table-cell office:value-type="float" office:value="113.541">
                <text:p>113.541</text:p>
              </table:table-cell>
              <table:table-cell office:value-type="float" office:value="230.465">
                <text:p>230.46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306.599999999991">
                <text:p>306.599999999991</text:p>
              </table:table-cell>
              <table:table-cell office:value-type="float" office:value="113.498">
                <text:p>113.498</text:p>
              </table:table-cell>
              <table:table-cell office:value-type="float" office:value="230.368">
                <text:p>230.36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306.799999999991">
                <text:p>306.799999999991</text:p>
              </table:table-cell>
              <table:table-cell office:value-type="float" office:value="113.455">
                <text:p>113.455</text:p>
              </table:table-cell>
              <table:table-cell office:value-type="float" office:value="230.27">
                <text:p>230.27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306.999999999991">
                <text:p>306.999999999991</text:p>
              </table:table-cell>
              <table:table-cell office:value-type="float" office:value="113.411">
                <text:p>113.411</text:p>
              </table:table-cell>
              <table:table-cell office:value-type="float" office:value="230.172">
                <text:p>230.172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307.199999999991">
                <text:p>307.199999999991</text:p>
              </table:table-cell>
              <table:table-cell office:value-type="float" office:value="113.368">
                <text:p>113.368</text:p>
              </table:table-cell>
              <table:table-cell office:value-type="float" office:value="230.074">
                <text:p>230.074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307.399999999991">
                <text:p>307.399999999991</text:p>
              </table:table-cell>
              <table:table-cell office:value-type="float" office:value="113.324">
                <text:p>113.324</text:p>
              </table:table-cell>
              <table:table-cell office:value-type="float" office:value="229.976">
                <text:p>229.976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307.599999999991">
                <text:p>307.599999999991</text:p>
              </table:table-cell>
              <table:table-cell office:value-type="float" office:value="113.28">
                <text:p>113.28</text:p>
              </table:table-cell>
              <table:table-cell office:value-type="float" office:value="229.878">
                <text:p>229.878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307.799999999991">
                <text:p>307.799999999991</text:p>
              </table:table-cell>
              <table:table-cell office:value-type="float" office:value="113.237">
                <text:p>113.237</text:p>
              </table:table-cell>
              <table:table-cell office:value-type="float" office:value="229.78">
                <text:p>229.78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307.999999999991">
                <text:p>307.999999999991</text:p>
              </table:table-cell>
              <table:table-cell office:value-type="float" office:value="113.193">
                <text:p>113.193</text:p>
              </table:table-cell>
              <table:table-cell office:value-type="float" office:value="229.682">
                <text:p>229.682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308.199999999991">
                <text:p>308.199999999991</text:p>
              </table:table-cell>
              <table:table-cell office:value-type="float" office:value="113.15">
                <text:p>113.15</text:p>
              </table:table-cell>
              <table:table-cell office:value-type="float" office:value="229.584">
                <text:p>229.584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308.399999999991">
                <text:p>308.399999999991</text:p>
              </table:table-cell>
              <table:table-cell office:value-type="float" office:value="113.106">
                <text:p>113.106</text:p>
              </table:table-cell>
              <table:table-cell office:value-type="float" office:value="229.486">
                <text:p>229.486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308.599999999991">
                <text:p>308.599999999991</text:p>
              </table:table-cell>
              <table:table-cell office:value-type="float" office:value="113.062">
                <text:p>113.062</text:p>
              </table:table-cell>
              <table:table-cell office:value-type="float" office:value="229.387">
                <text:p>229.387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308.799999999991">
                <text:p>308.799999999991</text:p>
              </table:table-cell>
              <table:table-cell office:value-type="float" office:value="113.019">
                <text:p>113.019</text:p>
              </table:table-cell>
              <table:table-cell office:value-type="float" office:value="229.289">
                <text:p>229.289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308.999999999991">
                <text:p>308.999999999991</text:p>
              </table:table-cell>
              <table:table-cell office:value-type="float" office:value="112.975">
                <text:p>112.975</text:p>
              </table:table-cell>
              <table:table-cell office:value-type="float" office:value="229.191">
                <text:p>229.19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309.199999999991">
                <text:p>309.199999999991</text:p>
              </table:table-cell>
              <table:table-cell office:value-type="float" office:value="112.931">
                <text:p>112.931</text:p>
              </table:table-cell>
              <table:table-cell office:value-type="float" office:value="229.092">
                <text:p>229.092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309.399999999991">
                <text:p>309.399999999991</text:p>
              </table:table-cell>
              <table:table-cell office:value-type="float" office:value="112.887">
                <text:p>112.887</text:p>
              </table:table-cell>
              <table:table-cell office:value-type="float" office:value="228.994">
                <text:p>228.994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309.599999999991">
                <text:p>309.599999999991</text:p>
              </table:table-cell>
              <table:table-cell office:value-type="float" office:value="112.844">
                <text:p>112.844</text:p>
              </table:table-cell>
              <table:table-cell office:value-type="float" office:value="228.895">
                <text:p>228.895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309.799999999991">
                <text:p>309.799999999991</text:p>
              </table:table-cell>
              <table:table-cell office:value-type="float" office:value="112.8">
                <text:p>112.8</text:p>
              </table:table-cell>
              <table:table-cell office:value-type="float" office:value="228.797">
                <text:p>228.797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309.999999999991">
                <text:p>309.999999999991</text:p>
              </table:table-cell>
              <table:table-cell office:value-type="float" office:value="112.756">
                <text:p>112.756</text:p>
              </table:table-cell>
              <table:table-cell office:value-type="float" office:value="228.698">
                <text:p>228.698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310.199999999991">
                <text:p>310.199999999991</text:p>
              </table:table-cell>
              <table:table-cell office:value-type="float" office:value="112.712">
                <text:p>112.712</text:p>
              </table:table-cell>
              <table:table-cell office:value-type="float" office:value="228.6">
                <text:p>228.6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310.399999999991">
                <text:p>310.399999999991</text:p>
              </table:table-cell>
              <table:table-cell office:value-type="float" office:value="112.668">
                <text:p>112.668</text:p>
              </table:table-cell>
              <table:table-cell office:value-type="float" office:value="228.501">
                <text:p>228.501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310.599999999991">
                <text:p>310.599999999991</text:p>
              </table:table-cell>
              <table:table-cell office:value-type="float" office:value="112.625">
                <text:p>112.625</text:p>
              </table:table-cell>
              <table:table-cell office:value-type="float" office:value="228.403">
                <text:p>228.403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310.799999999991">
                <text:p>310.799999999991</text:p>
              </table:table-cell>
              <table:table-cell office:value-type="float" office:value="112.581">
                <text:p>112.581</text:p>
              </table:table-cell>
              <table:table-cell office:value-type="float" office:value="228.304">
                <text:p>228.30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310.999999999991">
                <text:p>310.999999999991</text:p>
              </table:table-cell>
              <table:table-cell office:value-type="float" office:value="112.537">
                <text:p>112.537</text:p>
              </table:table-cell>
              <table:table-cell office:value-type="float" office:value="228.205">
                <text:p>228.205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311.199999999991">
                <text:p>311.199999999991</text:p>
              </table:table-cell>
              <table:table-cell office:value-type="float" office:value="112.493">
                <text:p>112.493</text:p>
              </table:table-cell>
              <table:table-cell office:value-type="float" office:value="228.106">
                <text:p>228.106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311.399999999991">
                <text:p>311.399999999991</text:p>
              </table:table-cell>
              <table:table-cell office:value-type="float" office:value="112.449">
                <text:p>112.449</text:p>
              </table:table-cell>
              <table:table-cell office:value-type="float" office:value="228.008">
                <text:p>228.008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311.599999999991">
                <text:p>311.599999999991</text:p>
              </table:table-cell>
              <table:table-cell office:value-type="float" office:value="112.405">
                <text:p>112.405</text:p>
              </table:table-cell>
              <table:table-cell office:value-type="float" office:value="227.909">
                <text:p>227.909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311.799999999991">
                <text:p>311.799999999991</text:p>
              </table:table-cell>
              <table:table-cell office:value-type="float" office:value="112.361">
                <text:p>112.361</text:p>
              </table:table-cell>
              <table:table-cell office:value-type="float" office:value="227.81">
                <text:p>227.81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311.999999999991">
                <text:p>311.999999999991</text:p>
              </table:table-cell>
              <table:table-cell office:value-type="float" office:value="112.317">
                <text:p>112.317</text:p>
              </table:table-cell>
              <table:table-cell office:value-type="float" office:value="227.711">
                <text:p>227.711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312.199999999991">
                <text:p>312.199999999991</text:p>
              </table:table-cell>
              <table:table-cell office:value-type="float" office:value="112.273">
                <text:p>112.273</text:p>
              </table:table-cell>
              <table:table-cell office:value-type="float" office:value="227.612">
                <text:p>227.612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312.399999999991">
                <text:p>312.399999999991</text:p>
              </table:table-cell>
              <table:table-cell office:value-type="float" office:value="112.229">
                <text:p>112.229</text:p>
              </table:table-cell>
              <table:table-cell office:value-type="float" office:value="227.513">
                <text:p>227.513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312.599999999991">
                <text:p>312.599999999991</text:p>
              </table:table-cell>
              <table:table-cell office:value-type="float" office:value="112.185">
                <text:p>112.185</text:p>
              </table:table-cell>
              <table:table-cell office:value-type="float" office:value="227.414">
                <text:p>227.414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312.799999999991">
                <text:p>312.799999999991</text:p>
              </table:table-cell>
              <table:table-cell office:value-type="float" office:value="112.141">
                <text:p>112.141</text:p>
              </table:table-cell>
              <table:table-cell office:value-type="float" office:value="227.315">
                <text:p>227.31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312.999999999991">
                <text:p>312.999999999991</text:p>
              </table:table-cell>
              <table:table-cell office:value-type="float" office:value="112.097">
                <text:p>112.097</text:p>
              </table:table-cell>
              <table:table-cell office:value-type="float" office:value="227.216">
                <text:p>227.216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313.199999999991">
                <text:p>313.199999999991</text:p>
              </table:table-cell>
              <table:table-cell office:value-type="float" office:value="112.053">
                <text:p>112.053</text:p>
              </table:table-cell>
              <table:table-cell office:value-type="float" office:value="227.117">
                <text:p>227.117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313.399999999991">
                <text:p>313.399999999991</text:p>
              </table:table-cell>
              <table:table-cell office:value-type="float" office:value="112.009">
                <text:p>112.009</text:p>
              </table:table-cell>
              <table:table-cell office:value-type="float" office:value="227.018">
                <text:p>227.018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313.599999999991">
                <text:p>313.599999999991</text:p>
              </table:table-cell>
              <table:table-cell office:value-type="float" office:value="111.965">
                <text:p>111.965</text:p>
              </table:table-cell>
              <table:table-cell office:value-type="float" office:value="226.919">
                <text:p>226.919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313.799999999991">
                <text:p>313.799999999991</text:p>
              </table:table-cell>
              <table:table-cell office:value-type="float" office:value="111.921">
                <text:p>111.921</text:p>
              </table:table-cell>
              <table:table-cell office:value-type="float" office:value="226.82">
                <text:p>226.82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313.999999999991">
                <text:p>313.999999999991</text:p>
              </table:table-cell>
              <table:table-cell office:value-type="float" office:value="111.877">
                <text:p>111.877</text:p>
              </table:table-cell>
              <table:table-cell office:value-type="float" office:value="226.721">
                <text:p>226.721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314.199999999991">
                <text:p>314.199999999991</text:p>
              </table:table-cell>
              <table:table-cell office:value-type="float" office:value="111.833">
                <text:p>111.833</text:p>
              </table:table-cell>
              <table:table-cell office:value-type="float" office:value="226.622">
                <text:p>226.622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314.399999999991">
                <text:p>314.399999999991</text:p>
              </table:table-cell>
              <table:table-cell office:value-type="float" office:value="111.789">
                <text:p>111.789</text:p>
              </table:table-cell>
              <table:table-cell office:value-type="float" office:value="226.523">
                <text:p>226.523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314.599999999991">
                <text:p>314.599999999991</text:p>
              </table:table-cell>
              <table:table-cell office:value-type="float" office:value="111.745">
                <text:p>111.745</text:p>
              </table:table-cell>
              <table:table-cell office:value-type="float" office:value="226.423">
                <text:p>226.423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314.799999999991">
                <text:p>314.799999999991</text:p>
              </table:table-cell>
              <table:table-cell office:value-type="float" office:value="111.701">
                <text:p>111.701</text:p>
              </table:table-cell>
              <table:table-cell office:value-type="float" office:value="226.324">
                <text:p>226.324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314.999999999991">
                <text:p>314.999999999991</text:p>
              </table:table-cell>
              <table:table-cell office:value-type="float" office:value="111.657">
                <text:p>111.657</text:p>
              </table:table-cell>
              <table:table-cell office:value-type="float" office:value="226.225">
                <text:p>226.225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315.199999999991">
                <text:p>315.199999999991</text:p>
              </table:table-cell>
              <table:table-cell office:value-type="float" office:value="111.613">
                <text:p>111.613</text:p>
              </table:table-cell>
              <table:table-cell office:value-type="float" office:value="226.126">
                <text:p>226.126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315.399999999991">
                <text:p>315.399999999991</text:p>
              </table:table-cell>
              <table:table-cell office:value-type="float" office:value="111.569">
                <text:p>111.569</text:p>
              </table:table-cell>
              <table:table-cell office:value-type="float" office:value="226.027">
                <text:p>226.027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315.599999999991">
                <text:p>315.599999999991</text:p>
              </table:table-cell>
              <table:table-cell office:value-type="float" office:value="111.524">
                <text:p>111.524</text:p>
              </table:table-cell>
              <table:table-cell office:value-type="float" office:value="225.927">
                <text:p>225.927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315.799999999991">
                <text:p>315.799999999991</text:p>
              </table:table-cell>
              <table:table-cell office:value-type="float" office:value="111.48">
                <text:p>111.48</text:p>
              </table:table-cell>
              <table:table-cell office:value-type="float" office:value="225.828">
                <text:p>225.828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315.999999999991">
                <text:p>315.999999999991</text:p>
              </table:table-cell>
              <table:table-cell office:value-type="float" office:value="111.436">
                <text:p>111.436</text:p>
              </table:table-cell>
              <table:table-cell office:value-type="float" office:value="225.729">
                <text:p>225.729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316.199999999991">
                <text:p>316.199999999991</text:p>
              </table:table-cell>
              <table:table-cell office:value-type="float" office:value="111.392">
                <text:p>111.392</text:p>
              </table:table-cell>
              <table:table-cell office:value-type="float" office:value="225.629">
                <text:p>225.629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316.399999999991">
                <text:p>316.399999999991</text:p>
              </table:table-cell>
              <table:table-cell office:value-type="float" office:value="111.348">
                <text:p>111.348</text:p>
              </table:table-cell>
              <table:table-cell office:value-type="float" office:value="225.53">
                <text:p>225.53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316.599999999991">
                <text:p>316.599999999991</text:p>
              </table:table-cell>
              <table:table-cell office:value-type="float" office:value="111.304">
                <text:p>111.304</text:p>
              </table:table-cell>
              <table:table-cell office:value-type="float" office:value="225.431">
                <text:p>225.431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316.799999999991">
                <text:p>316.799999999991</text:p>
              </table:table-cell>
              <table:table-cell office:value-type="float" office:value="111.26">
                <text:p>111.26</text:p>
              </table:table-cell>
              <table:table-cell office:value-type="float" office:value="225.332">
                <text:p>225.332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316.999999999991">
                <text:p>316.999999999991</text:p>
              </table:table-cell>
              <table:table-cell office:value-type="float" office:value="111.215">
                <text:p>111.215</text:p>
              </table:table-cell>
              <table:table-cell office:value-type="float" office:value="225.232">
                <text:p>225.232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317.199999999991">
                <text:p>317.199999999991</text:p>
              </table:table-cell>
              <table:table-cell office:value-type="float" office:value="111.171">
                <text:p>111.171</text:p>
              </table:table-cell>
              <table:table-cell office:value-type="float" office:value="225.133">
                <text:p>225.133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317.399999999991">
                <text:p>317.399999999991</text:p>
              </table:table-cell>
              <table:table-cell office:value-type="float" office:value="111.127">
                <text:p>111.127</text:p>
              </table:table-cell>
              <table:table-cell office:value-type="float" office:value="225.033">
                <text:p>225.033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317.599999999991">
                <text:p>317.599999999991</text:p>
              </table:table-cell>
              <table:table-cell office:value-type="float" office:value="111.083">
                <text:p>111.083</text:p>
              </table:table-cell>
              <table:table-cell office:value-type="float" office:value="224.934">
                <text:p>224.934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317.799999999991">
                <text:p>317.799999999991</text:p>
              </table:table-cell>
              <table:table-cell office:value-type="float" office:value="111.039">
                <text:p>111.039</text:p>
              </table:table-cell>
              <table:table-cell office:value-type="float" office:value="224.835">
                <text:p>224.83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317.999999999991">
                <text:p>317.999999999991</text:p>
              </table:table-cell>
              <table:table-cell office:value-type="float" office:value="110.995">
                <text:p>110.995</text:p>
              </table:table-cell>
              <table:table-cell office:value-type="float" office:value="224.735">
                <text:p>224.73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318.19999999999">
                <text:p>318.19999999999</text:p>
              </table:table-cell>
              <table:table-cell office:value-type="float" office:value="110.95">
                <text:p>110.95</text:p>
              </table:table-cell>
              <table:table-cell office:value-type="float" office:value="224.636">
                <text:p>224.636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318.39999999999">
                <text:p>318.39999999999</text:p>
              </table:table-cell>
              <table:table-cell office:value-type="float" office:value="110.906">
                <text:p>110.906</text:p>
              </table:table-cell>
              <table:table-cell office:value-type="float" office:value="224.537">
                <text:p>224.537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318.59999999999">
                <text:p>318.59999999999</text:p>
              </table:table-cell>
              <table:table-cell office:value-type="float" office:value="110.862">
                <text:p>110.862</text:p>
              </table:table-cell>
              <table:table-cell office:value-type="float" office:value="224.437">
                <text:p>224.437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318.79999999999">
                <text:p>318.79999999999</text:p>
              </table:table-cell>
              <table:table-cell office:value-type="float" office:value="110.818">
                <text:p>110.818</text:p>
              </table:table-cell>
              <table:table-cell office:value-type="float" office:value="224.338">
                <text:p>224.338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318.99999999999">
                <text:p>318.99999999999</text:p>
              </table:table-cell>
              <table:table-cell office:value-type="float" office:value="110.774">
                <text:p>110.774</text:p>
              </table:table-cell>
              <table:table-cell office:value-type="float" office:value="224.239">
                <text:p>224.239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319.19999999999">
                <text:p>319.19999999999</text:p>
              </table:table-cell>
              <table:table-cell office:value-type="float" office:value="110.73">
                <text:p>110.73</text:p>
              </table:table-cell>
              <table:table-cell office:value-type="float" office:value="224.139">
                <text:p>224.139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319.39999999999">
                <text:p>319.39999999999</text:p>
              </table:table-cell>
              <table:table-cell office:value-type="float" office:value="110.686">
                <text:p>110.686</text:p>
              </table:table-cell>
              <table:table-cell office:value-type="float" office:value="224.04">
                <text:p>224.04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319.59999999999">
                <text:p>319.59999999999</text:p>
              </table:table-cell>
              <table:table-cell office:value-type="float" office:value="110.641">
                <text:p>110.641</text:p>
              </table:table-cell>
              <table:table-cell office:value-type="float" office:value="223.941">
                <text:p>223.941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319.79999999999">
                <text:p>319.79999999999</text:p>
              </table:table-cell>
              <table:table-cell office:value-type="float" office:value="110.597">
                <text:p>110.597</text:p>
              </table:table-cell>
              <table:table-cell office:value-type="float" office:value="223.841">
                <text:p>223.841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319.99999999999">
                <text:p>319.99999999999</text:p>
              </table:table-cell>
              <table:table-cell office:value-type="float" office:value="110.553">
                <text:p>110.553</text:p>
              </table:table-cell>
              <table:table-cell office:value-type="float" office:value="223.742">
                <text:p>223.742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320.19999999999">
                <text:p>320.19999999999</text:p>
              </table:table-cell>
              <table:table-cell office:value-type="float" office:value="110.509">
                <text:p>110.509</text:p>
              </table:table-cell>
              <table:table-cell office:value-type="float" office:value="223.643">
                <text:p>223.643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320.39999999999">
                <text:p>320.39999999999</text:p>
              </table:table-cell>
              <table:table-cell office:value-type="float" office:value="110.465">
                <text:p>110.465</text:p>
              </table:table-cell>
              <table:table-cell office:value-type="float" office:value="223.543">
                <text:p>223.543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320.59999999999">
                <text:p>320.59999999999</text:p>
              </table:table-cell>
              <table:table-cell office:value-type="float" office:value="110.421">
                <text:p>110.421</text:p>
              </table:table-cell>
              <table:table-cell office:value-type="float" office:value="223.444">
                <text:p>223.444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320.79999999999">
                <text:p>320.79999999999</text:p>
              </table:table-cell>
              <table:table-cell office:value-type="float" office:value="110.376">
                <text:p>110.376</text:p>
              </table:table-cell>
              <table:table-cell office:value-type="float" office:value="223.345">
                <text:p>223.34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320.99999999999">
                <text:p>320.99999999999</text:p>
              </table:table-cell>
              <table:table-cell office:value-type="float" office:value="110.332">
                <text:p>110.332</text:p>
              </table:table-cell>
              <table:table-cell office:value-type="float" office:value="223.245">
                <text:p>223.245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321.19999999999">
                <text:p>321.19999999999</text:p>
              </table:table-cell>
              <table:table-cell office:value-type="float" office:value="110.288">
                <text:p>110.288</text:p>
              </table:table-cell>
              <table:table-cell office:value-type="float" office:value="223.146">
                <text:p>223.146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321.39999999999">
                <text:p>321.39999999999</text:p>
              </table:table-cell>
              <table:table-cell office:value-type="float" office:value="110.244">
                <text:p>110.244</text:p>
              </table:table-cell>
              <table:table-cell office:value-type="float" office:value="223.047">
                <text:p>223.047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321.59999999999">
                <text:p>321.59999999999</text:p>
              </table:table-cell>
              <table:table-cell office:value-type="float" office:value="110.2">
                <text:p>110.2</text:p>
              </table:table-cell>
              <table:table-cell office:value-type="float" office:value="222.947">
                <text:p>222.947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321.79999999999">
                <text:p>321.79999999999</text:p>
              </table:table-cell>
              <table:table-cell office:value-type="float" office:value="110.156">
                <text:p>110.156</text:p>
              </table:table-cell>
              <table:table-cell office:value-type="float" office:value="222.848">
                <text:p>222.848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321.99999999999">
                <text:p>321.99999999999</text:p>
              </table:table-cell>
              <table:table-cell office:value-type="float" office:value="110.112">
                <text:p>110.112</text:p>
              </table:table-cell>
              <table:table-cell office:value-type="float" office:value="222.749">
                <text:p>222.749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322.19999999999">
                <text:p>322.19999999999</text:p>
              </table:table-cell>
              <table:table-cell office:value-type="float" office:value="110.068">
                <text:p>110.068</text:p>
              </table:table-cell>
              <table:table-cell office:value-type="float" office:value="222.65">
                <text:p>222.65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322.39999999999">
                <text:p>322.39999999999</text:p>
              </table:table-cell>
              <table:table-cell office:value-type="float" office:value="110.023">
                <text:p>110.023</text:p>
              </table:table-cell>
              <table:table-cell office:value-type="float" office:value="222.55">
                <text:p>222.55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322.59999999999">
                <text:p>322.59999999999</text:p>
              </table:table-cell>
              <table:table-cell office:value-type="float" office:value="109.979">
                <text:p>109.979</text:p>
              </table:table-cell>
              <table:table-cell office:value-type="float" office:value="222.451">
                <text:p>222.451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322.79999999999">
                <text:p>322.79999999999</text:p>
              </table:table-cell>
              <table:table-cell office:value-type="float" office:value="109.935">
                <text:p>109.935</text:p>
              </table:table-cell>
              <table:table-cell office:value-type="float" office:value="222.352">
                <text:p>222.352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322.99999999999">
                <text:p>322.99999999999</text:p>
              </table:table-cell>
              <table:table-cell office:value-type="float" office:value="109.891">
                <text:p>109.891</text:p>
              </table:table-cell>
              <table:table-cell office:value-type="float" office:value="222.253">
                <text:p>222.253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323.19999999999">
                <text:p>323.19999999999</text:p>
              </table:table-cell>
              <table:table-cell office:value-type="float" office:value="109.847">
                <text:p>109.847</text:p>
              </table:table-cell>
              <table:table-cell office:value-type="float" office:value="222.154">
                <text:p>222.154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323.39999999999">
                <text:p>323.39999999999</text:p>
              </table:table-cell>
              <table:table-cell office:value-type="float" office:value="109.803">
                <text:p>109.803</text:p>
              </table:table-cell>
              <table:table-cell office:value-type="float" office:value="222.055">
                <text:p>222.055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323.59999999999">
                <text:p>323.59999999999</text:p>
              </table:table-cell>
              <table:table-cell office:value-type="float" office:value="109.759">
                <text:p>109.759</text:p>
              </table:table-cell>
              <table:table-cell office:value-type="float" office:value="221.956">
                <text:p>221.956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323.79999999999">
                <text:p>323.79999999999</text:p>
              </table:table-cell>
              <table:table-cell office:value-type="float" office:value="109.715">
                <text:p>109.715</text:p>
              </table:table-cell>
              <table:table-cell office:value-type="float" office:value="221.856">
                <text:p>221.856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323.99999999999">
                <text:p>323.99999999999</text:p>
              </table:table-cell>
              <table:table-cell office:value-type="float" office:value="109.671">
                <text:p>109.671</text:p>
              </table:table-cell>
              <table:table-cell office:value-type="float" office:value="221.757">
                <text:p>221.757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324.19999999999">
                <text:p>324.19999999999</text:p>
              </table:table-cell>
              <table:table-cell office:value-type="float" office:value="109.627">
                <text:p>109.627</text:p>
              </table:table-cell>
              <table:table-cell office:value-type="float" office:value="221.658">
                <text:p>221.658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324.39999999999">
                <text:p>324.39999999999</text:p>
              </table:table-cell>
              <table:table-cell office:value-type="float" office:value="109.583">
                <text:p>109.583</text:p>
              </table:table-cell>
              <table:table-cell office:value-type="float" office:value="221.559">
                <text:p>221.559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324.59999999999">
                <text:p>324.59999999999</text:p>
              </table:table-cell>
              <table:table-cell office:value-type="float" office:value="109.539">
                <text:p>109.539</text:p>
              </table:table-cell>
              <table:table-cell office:value-type="float" office:value="221.46">
                <text:p>221.46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324.79999999999">
                <text:p>324.79999999999</text:p>
              </table:table-cell>
              <table:table-cell office:value-type="float" office:value="109.495">
                <text:p>109.495</text:p>
              </table:table-cell>
              <table:table-cell office:value-type="float" office:value="221.361">
                <text:p>221.361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324.99999999999">
                <text:p>324.99999999999</text:p>
              </table:table-cell>
              <table:table-cell office:value-type="float" office:value="109.451">
                <text:p>109.451</text:p>
              </table:table-cell>
              <table:table-cell office:value-type="float" office:value="221.262">
                <text:p>221.262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325.19999999999">
                <text:p>325.19999999999</text:p>
              </table:table-cell>
              <table:table-cell office:value-type="float" office:value="109.407">
                <text:p>109.407</text:p>
              </table:table-cell>
              <table:table-cell office:value-type="float" office:value="221.163">
                <text:p>221.163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325.39999999999">
                <text:p>325.39999999999</text:p>
              </table:table-cell>
              <table:table-cell office:value-type="float" office:value="109.363">
                <text:p>109.363</text:p>
              </table:table-cell>
              <table:table-cell office:value-type="float" office:value="221.064">
                <text:p>221.064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325.59999999999">
                <text:p>325.59999999999</text:p>
              </table:table-cell>
              <table:table-cell office:value-type="float" office:value="109.319">
                <text:p>109.319</text:p>
              </table:table-cell>
              <table:table-cell office:value-type="float" office:value="220.966">
                <text:p>220.966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325.79999999999">
                <text:p>325.79999999999</text:p>
              </table:table-cell>
              <table:table-cell office:value-type="float" office:value="109.275">
                <text:p>109.275</text:p>
              </table:table-cell>
              <table:table-cell office:value-type="float" office:value="220.867">
                <text:p>220.867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325.99999999999">
                <text:p>325.99999999999</text:p>
              </table:table-cell>
              <table:table-cell office:value-type="float" office:value="109.231">
                <text:p>109.231</text:p>
              </table:table-cell>
              <table:table-cell office:value-type="float" office:value="220.768">
                <text:p>220.768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326.19999999999">
                <text:p>326.19999999999</text:p>
              </table:table-cell>
              <table:table-cell office:value-type="float" office:value="109.187">
                <text:p>109.187</text:p>
              </table:table-cell>
              <table:table-cell office:value-type="float" office:value="220.669">
                <text:p>220.669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326.39999999999">
                <text:p>326.39999999999</text:p>
              </table:table-cell>
              <table:table-cell office:value-type="float" office:value="109.143">
                <text:p>109.143</text:p>
              </table:table-cell>
              <table:table-cell office:value-type="float" office:value="220.57">
                <text:p>220.57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326.59999999999">
                <text:p>326.59999999999</text:p>
              </table:table-cell>
              <table:table-cell office:value-type="float" office:value="109.1">
                <text:p>109.1</text:p>
              </table:table-cell>
              <table:table-cell office:value-type="float" office:value="220.472">
                <text:p>220.472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326.79999999999">
                <text:p>326.79999999999</text:p>
              </table:table-cell>
              <table:table-cell office:value-type="float" office:value="109.056">
                <text:p>109.056</text:p>
              </table:table-cell>
              <table:table-cell office:value-type="float" office:value="220.373">
                <text:p>220.373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326.99999999999">
                <text:p>326.99999999999</text:p>
              </table:table-cell>
              <table:table-cell office:value-type="float" office:value="109.012">
                <text:p>109.012</text:p>
              </table:table-cell>
              <table:table-cell office:value-type="float" office:value="220.274">
                <text:p>220.274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327.19999999999">
                <text:p>327.19999999999</text:p>
              </table:table-cell>
              <table:table-cell office:value-type="float" office:value="108.968">
                <text:p>108.968</text:p>
              </table:table-cell>
              <table:table-cell office:value-type="float" office:value="220.176">
                <text:p>220.176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327.39999999999">
                <text:p>327.39999999999</text:p>
              </table:table-cell>
              <table:table-cell office:value-type="float" office:value="108.924">
                <text:p>108.924</text:p>
              </table:table-cell>
              <table:table-cell office:value-type="float" office:value="220.077">
                <text:p>220.077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327.59999999999">
                <text:p>327.59999999999</text:p>
              </table:table-cell>
              <table:table-cell office:value-type="float" office:value="108.88">
                <text:p>108.88</text:p>
              </table:table-cell>
              <table:table-cell office:value-type="float" office:value="219.979">
                <text:p>219.979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327.79999999999">
                <text:p>327.79999999999</text:p>
              </table:table-cell>
              <table:table-cell office:value-type="float" office:value="108.837">
                <text:p>108.837</text:p>
              </table:table-cell>
              <table:table-cell office:value-type="float" office:value="219.88">
                <text:p>219.88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327.99999999999">
                <text:p>327.99999999999</text:p>
              </table:table-cell>
              <table:table-cell office:value-type="float" office:value="108.793">
                <text:p>108.793</text:p>
              </table:table-cell>
              <table:table-cell office:value-type="float" office:value="219.781">
                <text:p>219.781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328.19999999999">
                <text:p>328.19999999999</text:p>
              </table:table-cell>
              <table:table-cell office:value-type="float" office:value="108.749">
                <text:p>108.749</text:p>
              </table:table-cell>
              <table:table-cell office:value-type="float" office:value="219.683">
                <text:p>219.683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328.39999999999">
                <text:p>328.39999999999</text:p>
              </table:table-cell>
              <table:table-cell office:value-type="float" office:value="108.705">
                <text:p>108.705</text:p>
              </table:table-cell>
              <table:table-cell office:value-type="float" office:value="219.585">
                <text:p>219.585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328.59999999999">
                <text:p>328.59999999999</text:p>
              </table:table-cell>
              <table:table-cell office:value-type="float" office:value="108.662">
                <text:p>108.662</text:p>
              </table:table-cell>
              <table:table-cell office:value-type="float" office:value="219.486">
                <text:p>219.486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328.79999999999">
                <text:p>328.79999999999</text:p>
              </table:table-cell>
              <table:table-cell office:value-type="float" office:value="108.618">
                <text:p>108.618</text:p>
              </table:table-cell>
              <table:table-cell office:value-type="float" office:value="219.388">
                <text:p>219.388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328.99999999999">
                <text:p>328.99999999999</text:p>
              </table:table-cell>
              <table:table-cell office:value-type="float" office:value="108.574">
                <text:p>108.574</text:p>
              </table:table-cell>
              <table:table-cell office:value-type="float" office:value="219.29">
                <text:p>219.29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329.19999999999">
                <text:p>329.19999999999</text:p>
              </table:table-cell>
              <table:table-cell office:value-type="float" office:value="108.53">
                <text:p>108.53</text:p>
              </table:table-cell>
              <table:table-cell office:value-type="float" office:value="219.191">
                <text:p>219.191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329.39999999999">
                <text:p>329.39999999999</text:p>
              </table:table-cell>
              <table:table-cell office:value-type="float" office:value="108.487">
                <text:p>108.487</text:p>
              </table:table-cell>
              <table:table-cell office:value-type="float" office:value="219.093">
                <text:p>219.09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329.59999999999">
                <text:p>329.59999999999</text:p>
              </table:table-cell>
              <table:table-cell office:value-type="float" office:value="108.443">
                <text:p>108.443</text:p>
              </table:table-cell>
              <table:table-cell office:value-type="float" office:value="218.995">
                <text:p>218.995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329.79999999999">
                <text:p>329.79999999999</text:p>
              </table:table-cell>
              <table:table-cell office:value-type="float" office:value="108.4">
                <text:p>108.4</text:p>
              </table:table-cell>
              <table:table-cell office:value-type="float" office:value="218.897">
                <text:p>218.897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329.99999999999">
                <text:p>329.99999999999</text:p>
              </table:table-cell>
              <table:table-cell office:value-type="float" office:value="108.356">
                <text:p>108.356</text:p>
              </table:table-cell>
              <table:table-cell office:value-type="float" office:value="218.799">
                <text:p>218.799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330.19999999999">
                <text:p>330.19999999999</text:p>
              </table:table-cell>
              <table:table-cell office:value-type="float" office:value="108.312">
                <text:p>108.312</text:p>
              </table:table-cell>
              <table:table-cell office:value-type="float" office:value="218.701">
                <text:p>218.701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330.39999999999">
                <text:p>330.39999999999</text:p>
              </table:table-cell>
              <table:table-cell office:value-type="float" office:value="108.269">
                <text:p>108.269</text:p>
              </table:table-cell>
              <table:table-cell office:value-type="float" office:value="218.603">
                <text:p>218.603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330.59999999999">
                <text:p>330.59999999999</text:p>
              </table:table-cell>
              <table:table-cell office:value-type="float" office:value="108.225">
                <text:p>108.225</text:p>
              </table:table-cell>
              <table:table-cell office:value-type="float" office:value="218.505">
                <text:p>218.505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330.79999999999">
                <text:p>330.79999999999</text:p>
              </table:table-cell>
              <table:table-cell office:value-type="float" office:value="108.182">
                <text:p>108.182</text:p>
              </table:table-cell>
              <table:table-cell office:value-type="float" office:value="218.407">
                <text:p>218.407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330.99999999999">
                <text:p>330.99999999999</text:p>
              </table:table-cell>
              <table:table-cell office:value-type="float" office:value="108.138">
                <text:p>108.138</text:p>
              </table:table-cell>
              <table:table-cell office:value-type="float" office:value="218.309">
                <text:p>218.309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331.19999999999">
                <text:p>331.19999999999</text:p>
              </table:table-cell>
              <table:table-cell office:value-type="float" office:value="108.095">
                <text:p>108.095</text:p>
              </table:table-cell>
              <table:table-cell office:value-type="float" office:value="218.211">
                <text:p>218.211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331.39999999999">
                <text:p>331.39999999999</text:p>
              </table:table-cell>
              <table:table-cell office:value-type="float" office:value="108.051">
                <text:p>108.051</text:p>
              </table:table-cell>
              <table:table-cell office:value-type="float" office:value="218.113">
                <text:p>218.113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331.59999999999">
                <text:p>331.59999999999</text:p>
              </table:table-cell>
              <table:table-cell office:value-type="float" office:value="108.008">
                <text:p>108.008</text:p>
              </table:table-cell>
              <table:table-cell office:value-type="float" office:value="218.016">
                <text:p>218.016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331.79999999999">
                <text:p>331.79999999999</text:p>
              </table:table-cell>
              <table:table-cell office:value-type="float" office:value="107.965">
                <text:p>107.965</text:p>
              </table:table-cell>
              <table:table-cell office:value-type="float" office:value="217.918">
                <text:p>217.918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331.99999999999">
                <text:p>331.99999999999</text:p>
              </table:table-cell>
              <table:table-cell office:value-type="float" office:value="107.921">
                <text:p>107.921</text:p>
              </table:table-cell>
              <table:table-cell office:value-type="float" office:value="217.82">
                <text:p>217.82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332.19999999999">
                <text:p>332.19999999999</text:p>
              </table:table-cell>
              <table:table-cell office:value-type="float" office:value="107.878">
                <text:p>107.878</text:p>
              </table:table-cell>
              <table:table-cell office:value-type="float" office:value="217.723">
                <text:p>217.723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332.39999999999">
                <text:p>332.39999999999</text:p>
              </table:table-cell>
              <table:table-cell office:value-type="float" office:value="107.834">
                <text:p>107.834</text:p>
              </table:table-cell>
              <table:table-cell office:value-type="float" office:value="217.625">
                <text:p>217.62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332.59999999999">
                <text:p>332.59999999999</text:p>
              </table:table-cell>
              <table:table-cell office:value-type="float" office:value="107.791">
                <text:p>107.791</text:p>
              </table:table-cell>
              <table:table-cell office:value-type="float" office:value="217.528">
                <text:p>217.528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332.79999999999">
                <text:p>332.79999999999</text:p>
              </table:table-cell>
              <table:table-cell office:value-type="float" office:value="107.748">
                <text:p>107.748</text:p>
              </table:table-cell>
              <table:table-cell office:value-type="float" office:value="217.431">
                <text:p>217.431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332.99999999999">
                <text:p>332.99999999999</text:p>
              </table:table-cell>
              <table:table-cell office:value-type="float" office:value="107.705">
                <text:p>107.705</text:p>
              </table:table-cell>
              <table:table-cell office:value-type="float" office:value="217.333">
                <text:p>217.333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333.19999999999">
                <text:p>333.19999999999</text:p>
              </table:table-cell>
              <table:table-cell office:value-type="float" office:value="107.661">
                <text:p>107.661</text:p>
              </table:table-cell>
              <table:table-cell office:value-type="float" office:value="217.236">
                <text:p>217.236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333.39999999999">
                <text:p>333.39999999999</text:p>
              </table:table-cell>
              <table:table-cell office:value-type="float" office:value="107.618">
                <text:p>107.618</text:p>
              </table:table-cell>
              <table:table-cell office:value-type="float" office:value="217.139">
                <text:p>217.139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333.59999999999">
                <text:p>333.59999999999</text:p>
              </table:table-cell>
              <table:table-cell office:value-type="float" office:value="107.575">
                <text:p>107.575</text:p>
              </table:table-cell>
              <table:table-cell office:value-type="float" office:value="217.042">
                <text:p>217.042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333.79999999999">
                <text:p>333.79999999999</text:p>
              </table:table-cell>
              <table:table-cell office:value-type="float" office:value="107.532">
                <text:p>107.532</text:p>
              </table:table-cell>
              <table:table-cell office:value-type="float" office:value="216.944">
                <text:p>216.944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333.99999999999">
                <text:p>333.99999999999</text:p>
              </table:table-cell>
              <table:table-cell office:value-type="float" office:value="107.489">
                <text:p>107.489</text:p>
              </table:table-cell>
              <table:table-cell office:value-type="float" office:value="216.847">
                <text:p>216.847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334.19999999999">
                <text:p>334.19999999999</text:p>
              </table:table-cell>
              <table:table-cell office:value-type="float" office:value="107.446">
                <text:p>107.446</text:p>
              </table:table-cell>
              <table:table-cell office:value-type="float" office:value="216.75">
                <text:p>216.75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334.39999999999">
                <text:p>334.39999999999</text:p>
              </table:table-cell>
              <table:table-cell office:value-type="float" office:value="107.402">
                <text:p>107.402</text:p>
              </table:table-cell>
              <table:table-cell office:value-type="float" office:value="216.653">
                <text:p>216.653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334.59999999999">
                <text:p>334.59999999999</text:p>
              </table:table-cell>
              <table:table-cell office:value-type="float" office:value="107.359">
                <text:p>107.359</text:p>
              </table:table-cell>
              <table:table-cell office:value-type="float" office:value="216.557">
                <text:p>216.557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334.79999999999">
                <text:p>334.79999999999</text:p>
              </table:table-cell>
              <table:table-cell office:value-type="float" office:value="107.316">
                <text:p>107.316</text:p>
              </table:table-cell>
              <table:table-cell office:value-type="float" office:value="216.46">
                <text:p>216.46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334.99999999999">
                <text:p>334.99999999999</text:p>
              </table:table-cell>
              <table:table-cell office:value-type="float" office:value="107.273">
                <text:p>107.273</text:p>
              </table:table-cell>
              <table:table-cell office:value-type="float" office:value="216.363">
                <text:p>216.363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335.19999999999">
                <text:p>335.19999999999</text:p>
              </table:table-cell>
              <table:table-cell office:value-type="float" office:value="107.23">
                <text:p>107.23</text:p>
              </table:table-cell>
              <table:table-cell office:value-type="float" office:value="216.266">
                <text:p>216.266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335.39999999999">
                <text:p>335.39999999999</text:p>
              </table:table-cell>
              <table:table-cell office:value-type="float" office:value="107.187">
                <text:p>107.187</text:p>
              </table:table-cell>
              <table:table-cell office:value-type="float" office:value="216.17">
                <text:p>216.17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335.599999999989">
                <text:p>335.599999999989</text:p>
              </table:table-cell>
              <table:table-cell office:value-type="float" office:value="107.144">
                <text:p>107.144</text:p>
              </table:table-cell>
              <table:table-cell office:value-type="float" office:value="216.073">
                <text:p>216.073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335.799999999989">
                <text:p>335.799999999989</text:p>
              </table:table-cell>
              <table:table-cell office:value-type="float" office:value="107.102">
                <text:p>107.102</text:p>
              </table:table-cell>
              <table:table-cell office:value-type="float" office:value="215.977">
                <text:p>215.977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335.999999999989">
                <text:p>335.999999999989</text:p>
              </table:table-cell>
              <table:table-cell office:value-type="float" office:value="107.059">
                <text:p>107.059</text:p>
              </table:table-cell>
              <table:table-cell office:value-type="float" office:value="215.88">
                <text:p>215.88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336.199999999989">
                <text:p>336.199999999989</text:p>
              </table:table-cell>
              <table:table-cell office:value-type="float" office:value="107.016">
                <text:p>107.016</text:p>
              </table:table-cell>
              <table:table-cell office:value-type="float" office:value="215.784">
                <text:p>215.784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336.399999999989">
                <text:p>336.399999999989</text:p>
              </table:table-cell>
              <table:table-cell office:value-type="float" office:value="106.973">
                <text:p>106.973</text:p>
              </table:table-cell>
              <table:table-cell office:value-type="float" office:value="215.688">
                <text:p>215.688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336.599999999989">
                <text:p>336.599999999989</text:p>
              </table:table-cell>
              <table:table-cell office:value-type="float" office:value="106.93">
                <text:p>106.93</text:p>
              </table:table-cell>
              <table:table-cell office:value-type="float" office:value="215.591">
                <text:p>215.591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336.799999999989">
                <text:p>336.799999999989</text:p>
              </table:table-cell>
              <table:table-cell office:value-type="float" office:value="106.888">
                <text:p>106.888</text:p>
              </table:table-cell>
              <table:table-cell office:value-type="float" office:value="215.495">
                <text:p>215.495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336.999999999989">
                <text:p>336.999999999989</text:p>
              </table:table-cell>
              <table:table-cell office:value-type="float" office:value="106.845">
                <text:p>106.845</text:p>
              </table:table-cell>
              <table:table-cell office:value-type="float" office:value="215.399">
                <text:p>215.399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337.199999999989">
                <text:p>337.199999999989</text:p>
              </table:table-cell>
              <table:table-cell office:value-type="float" office:value="106.802">
                <text:p>106.802</text:p>
              </table:table-cell>
              <table:table-cell office:value-type="float" office:value="215.303">
                <text:p>215.303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337.399999999989">
                <text:p>337.399999999989</text:p>
              </table:table-cell>
              <table:table-cell office:value-type="float" office:value="106.759">
                <text:p>106.759</text:p>
              </table:table-cell>
              <table:table-cell office:value-type="float" office:value="215.207">
                <text:p>215.207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337.599999999989">
                <text:p>337.599999999989</text:p>
              </table:table-cell>
              <table:table-cell office:value-type="float" office:value="106.717">
                <text:p>106.717</text:p>
              </table:table-cell>
              <table:table-cell office:value-type="float" office:value="215.111">
                <text:p>215.111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337.799999999989">
                <text:p>337.799999999989</text:p>
              </table:table-cell>
              <table:table-cell office:value-type="float" office:value="106.674">
                <text:p>106.674</text:p>
              </table:table-cell>
              <table:table-cell office:value-type="float" office:value="215.015">
                <text:p>215.01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337.999999999989">
                <text:p>337.999999999989</text:p>
              </table:table-cell>
              <table:table-cell office:value-type="float" office:value="106.632">
                <text:p>106.632</text:p>
              </table:table-cell>
              <table:table-cell office:value-type="float" office:value="214.92">
                <text:p>214.92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338.199999999989">
                <text:p>338.199999999989</text:p>
              </table:table-cell>
              <table:table-cell office:value-type="float" office:value="106.589">
                <text:p>106.589</text:p>
              </table:table-cell>
              <table:table-cell office:value-type="float" office:value="214.824">
                <text:p>214.824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338.399999999989">
                <text:p>338.399999999989</text:p>
              </table:table-cell>
              <table:table-cell office:value-type="float" office:value="106.547">
                <text:p>106.547</text:p>
              </table:table-cell>
              <table:table-cell office:value-type="float" office:value="214.728">
                <text:p>214.728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338.599999999989">
                <text:p>338.599999999989</text:p>
              </table:table-cell>
              <table:table-cell office:value-type="float" office:value="106.504">
                <text:p>106.504</text:p>
              </table:table-cell>
              <table:table-cell office:value-type="float" office:value="214.633">
                <text:p>214.633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338.799999999989">
                <text:p>338.799999999989</text:p>
              </table:table-cell>
              <table:table-cell office:value-type="float" office:value="106.462">
                <text:p>106.462</text:p>
              </table:table-cell>
              <table:table-cell office:value-type="float" office:value="214.537">
                <text:p>214.537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338.999999999989">
                <text:p>338.999999999989</text:p>
              </table:table-cell>
              <table:table-cell office:value-type="float" office:value="106.419">
                <text:p>106.419</text:p>
              </table:table-cell>
              <table:table-cell office:value-type="float" office:value="214.442">
                <text:p>214.442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339.199999999989">
                <text:p>339.199999999989</text:p>
              </table:table-cell>
              <table:table-cell office:value-type="float" office:value="106.377">
                <text:p>106.377</text:p>
              </table:table-cell>
              <table:table-cell office:value-type="float" office:value="214.347">
                <text:p>214.347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339.399999999989">
                <text:p>339.399999999989</text:p>
              </table:table-cell>
              <table:table-cell office:value-type="float" office:value="106.335">
                <text:p>106.335</text:p>
              </table:table-cell>
              <table:table-cell office:value-type="float" office:value="214.252">
                <text:p>214.252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339.599999999989">
                <text:p>339.599999999989</text:p>
              </table:table-cell>
              <table:table-cell office:value-type="float" office:value="106.292">
                <text:p>106.292</text:p>
              </table:table-cell>
              <table:table-cell office:value-type="float" office:value="214.156">
                <text:p>214.156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339.799999999989">
                <text:p>339.799999999989</text:p>
              </table:table-cell>
              <table:table-cell office:value-type="float" office:value="106.25">
                <text:p>106.25</text:p>
              </table:table-cell>
              <table:table-cell office:value-type="float" office:value="214.061">
                <text:p>214.061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339.999999999989">
                <text:p>339.999999999989</text:p>
              </table:table-cell>
              <table:table-cell office:value-type="float" office:value="106.208">
                <text:p>106.208</text:p>
              </table:table-cell>
              <table:table-cell office:value-type="float" office:value="213.966">
                <text:p>213.966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340.199999999989">
                <text:p>340.199999999989</text:p>
              </table:table-cell>
              <table:table-cell office:value-type="float" office:value="106.166">
                <text:p>106.166</text:p>
              </table:table-cell>
              <table:table-cell office:value-type="float" office:value="213.871">
                <text:p>213.871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340.399999999989">
                <text:p>340.399999999989</text:p>
              </table:table-cell>
              <table:table-cell office:value-type="float" office:value="106.124">
                <text:p>106.124</text:p>
              </table:table-cell>
              <table:table-cell office:value-type="float" office:value="213.777">
                <text:p>213.777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340.599999999989">
                <text:p>340.599999999989</text:p>
              </table:table-cell>
              <table:table-cell office:value-type="float" office:value="106.082">
                <text:p>106.082</text:p>
              </table:table-cell>
              <table:table-cell office:value-type="float" office:value="213.682">
                <text:p>213.682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340.799999999989">
                <text:p>340.799999999989</text:p>
              </table:table-cell>
              <table:table-cell office:value-type="float" office:value="106.039">
                <text:p>106.039</text:p>
              </table:table-cell>
              <table:table-cell office:value-type="float" office:value="213.587">
                <text:p>213.587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340.999999999989">
                <text:p>340.999999999989</text:p>
              </table:table-cell>
              <table:table-cell office:value-type="float" office:value="105.997">
                <text:p>105.997</text:p>
              </table:table-cell>
              <table:table-cell office:value-type="float" office:value="213.493">
                <text:p>213.493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341.199999999989">
                <text:p>341.199999999989</text:p>
              </table:table-cell>
              <table:table-cell office:value-type="float" office:value="105.955">
                <text:p>105.955</text:p>
              </table:table-cell>
              <table:table-cell office:value-type="float" office:value="213.398">
                <text:p>213.398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341.399999999989">
                <text:p>341.399999999989</text:p>
              </table:table-cell>
              <table:table-cell office:value-type="float" office:value="105.913">
                <text:p>105.913</text:p>
              </table:table-cell>
              <table:table-cell office:value-type="float" office:value="213.304">
                <text:p>213.304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341.599999999989">
                <text:p>341.599999999989</text:p>
              </table:table-cell>
              <table:table-cell office:value-type="float" office:value="105.871">
                <text:p>105.871</text:p>
              </table:table-cell>
              <table:table-cell office:value-type="float" office:value="213.209">
                <text:p>213.209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341.799999999989">
                <text:p>341.799999999989</text:p>
              </table:table-cell>
              <table:table-cell office:value-type="float" office:value="105.83">
                <text:p>105.83</text:p>
              </table:table-cell>
              <table:table-cell office:value-type="float" office:value="213.115">
                <text:p>213.11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341.999999999989">
                <text:p>341.999999999989</text:p>
              </table:table-cell>
              <table:table-cell office:value-type="float" office:value="105.788">
                <text:p>105.788</text:p>
              </table:table-cell>
              <table:table-cell office:value-type="float" office:value="213.021">
                <text:p>213.021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342.199999999989">
                <text:p>342.199999999989</text:p>
              </table:table-cell>
              <table:table-cell office:value-type="float" office:value="105.746">
                <text:p>105.746</text:p>
              </table:table-cell>
              <table:table-cell office:value-type="float" office:value="212.927">
                <text:p>212.927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342.399999999989">
                <text:p>342.399999999989</text:p>
              </table:table-cell>
              <table:table-cell office:value-type="float" office:value="105.704">
                <text:p>105.704</text:p>
              </table:table-cell>
              <table:table-cell office:value-type="float" office:value="212.833">
                <text:p>212.833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342.599999999989">
                <text:p>342.599999999989</text:p>
              </table:table-cell>
              <table:table-cell office:value-type="float" office:value="105.662">
                <text:p>105.662</text:p>
              </table:table-cell>
              <table:table-cell office:value-type="float" office:value="212.739">
                <text:p>212.739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342.799999999989">
                <text:p>342.799999999989</text:p>
              </table:table-cell>
              <table:table-cell office:value-type="float" office:value="105.621">
                <text:p>105.621</text:p>
              </table:table-cell>
              <table:table-cell office:value-type="float" office:value="212.645">
                <text:p>212.64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342.999999999989">
                <text:p>342.999999999989</text:p>
              </table:table-cell>
              <table:table-cell office:value-type="float" office:value="105.579">
                <text:p>105.579</text:p>
              </table:table-cell>
              <table:table-cell office:value-type="float" office:value="212.551">
                <text:p>212.551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343.199999999989">
                <text:p>343.199999999989</text:p>
              </table:table-cell>
              <table:table-cell office:value-type="float" office:value="105.537">
                <text:p>105.537</text:p>
              </table:table-cell>
              <table:table-cell office:value-type="float" office:value="212.458">
                <text:p>212.458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343.399999999989">
                <text:p>343.399999999989</text:p>
              </table:table-cell>
              <table:table-cell office:value-type="float" office:value="105.496">
                <text:p>105.496</text:p>
              </table:table-cell>
              <table:table-cell office:value-type="float" office:value="212.364">
                <text:p>212.364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343.599999999989">
                <text:p>343.599999999989</text:p>
              </table:table-cell>
              <table:table-cell office:value-type="float" office:value="105.454">
                <text:p>105.454</text:p>
              </table:table-cell>
              <table:table-cell office:value-type="float" office:value="212.271">
                <text:p>212.271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343.799999999989">
                <text:p>343.799999999989</text:p>
              </table:table-cell>
              <table:table-cell office:value-type="float" office:value="105.413">
                <text:p>105.413</text:p>
              </table:table-cell>
              <table:table-cell office:value-type="float" office:value="212.177">
                <text:p>212.177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343.999999999989">
                <text:p>343.999999999989</text:p>
              </table:table-cell>
              <table:table-cell office:value-type="float" office:value="105.371">
                <text:p>105.371</text:p>
              </table:table-cell>
              <table:table-cell office:value-type="float" office:value="212.084">
                <text:p>212.084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344.199999999989">
                <text:p>344.199999999989</text:p>
              </table:table-cell>
              <table:table-cell office:value-type="float" office:value="105.33">
                <text:p>105.33</text:p>
              </table:table-cell>
              <table:table-cell office:value-type="float" office:value="211.991">
                <text:p>211.991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344.399999999989">
                <text:p>344.399999999989</text:p>
              </table:table-cell>
              <table:table-cell office:value-type="float" office:value="105.288">
                <text:p>105.288</text:p>
              </table:table-cell>
              <table:table-cell office:value-type="float" office:value="211.898">
                <text:p>211.898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344.599999999989">
                <text:p>344.599999999989</text:p>
              </table:table-cell>
              <table:table-cell office:value-type="float" office:value="105.247">
                <text:p>105.247</text:p>
              </table:table-cell>
              <table:table-cell office:value-type="float" office:value="211.805">
                <text:p>211.805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344.799999999989">
                <text:p>344.799999999989</text:p>
              </table:table-cell>
              <table:table-cell office:value-type="float" office:value="105.206">
                <text:p>105.206</text:p>
              </table:table-cell>
              <table:table-cell office:value-type="float" office:value="211.712">
                <text:p>211.712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344.999999999989">
                <text:p>344.999999999989</text:p>
              </table:table-cell>
              <table:table-cell office:value-type="float" office:value="105.165">
                <text:p>105.165</text:p>
              </table:table-cell>
              <table:table-cell office:value-type="float" office:value="211.619">
                <text:p>211.619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345.199999999989">
                <text:p>345.199999999989</text:p>
              </table:table-cell>
              <table:table-cell office:value-type="float" office:value="105.123">
                <text:p>105.123</text:p>
              </table:table-cell>
              <table:table-cell office:value-type="float" office:value="211.526">
                <text:p>211.526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345.399999999989">
                <text:p>345.399999999989</text:p>
              </table:table-cell>
              <table:table-cell office:value-type="float" office:value="105.082">
                <text:p>105.082</text:p>
              </table:table-cell>
              <table:table-cell office:value-type="float" office:value="211.434">
                <text:p>211.434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345.599999999989">
                <text:p>345.599999999989</text:p>
              </table:table-cell>
              <table:table-cell office:value-type="float" office:value="105.041">
                <text:p>105.041</text:p>
              </table:table-cell>
              <table:table-cell office:value-type="float" office:value="211.341">
                <text:p>211.341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345.799999999989">
                <text:p>345.799999999989</text:p>
              </table:table-cell>
              <table:table-cell office:value-type="float" office:value="105">
                <text:p>105</text:p>
              </table:table-cell>
              <table:table-cell office:value-type="float" office:value="211.249">
                <text:p>211.249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345.999999999989">
                <text:p>345.999999999989</text:p>
              </table:table-cell>
              <table:table-cell office:value-type="float" office:value="104.959">
                <text:p>104.959</text:p>
              </table:table-cell>
              <table:table-cell office:value-type="float" office:value="211.156">
                <text:p>211.156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346.199999999989">
                <text:p>346.199999999989</text:p>
              </table:table-cell>
              <table:table-cell office:value-type="float" office:value="104.918">
                <text:p>104.918</text:p>
              </table:table-cell>
              <table:table-cell office:value-type="float" office:value="211.064">
                <text:p>211.064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346.399999999989">
                <text:p>346.399999999989</text:p>
              </table:table-cell>
              <table:table-cell office:value-type="float" office:value="104.877">
                <text:p>104.877</text:p>
              </table:table-cell>
              <table:table-cell office:value-type="float" office:value="210.972">
                <text:p>210.972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346.599999999989">
                <text:p>346.599999999989</text:p>
              </table:table-cell>
              <table:table-cell office:value-type="float" office:value="104.836">
                <text:p>104.836</text:p>
              </table:table-cell>
              <table:table-cell office:value-type="float" office:value="210.88">
                <text:p>210.88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346.799999999989">
                <text:p>346.799999999989</text:p>
              </table:table-cell>
              <table:table-cell office:value-type="float" office:value="104.795">
                <text:p>104.795</text:p>
              </table:table-cell>
              <table:table-cell office:value-type="float" office:value="210.788">
                <text:p>210.788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346.999999999989">
                <text:p>346.999999999989</text:p>
              </table:table-cell>
              <table:table-cell office:value-type="float" office:value="104.754">
                <text:p>104.754</text:p>
              </table:table-cell>
              <table:table-cell office:value-type="float" office:value="210.696">
                <text:p>210.696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347.199999999989">
                <text:p>347.199999999989</text:p>
              </table:table-cell>
              <table:table-cell office:value-type="float" office:value="104.714">
                <text:p>104.714</text:p>
              </table:table-cell>
              <table:table-cell office:value-type="float" office:value="210.604">
                <text:p>210.604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347.399999999989">
                <text:p>347.399999999989</text:p>
              </table:table-cell>
              <table:table-cell office:value-type="float" office:value="104.673">
                <text:p>104.673</text:p>
              </table:table-cell>
              <table:table-cell office:value-type="float" office:value="210.513">
                <text:p>210.513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347.599999999989">
                <text:p>347.599999999989</text:p>
              </table:table-cell>
              <table:table-cell office:value-type="float" office:value="104.632">
                <text:p>104.632</text:p>
              </table:table-cell>
              <table:table-cell office:value-type="float" office:value="210.421">
                <text:p>210.421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347.799999999989">
                <text:p>347.799999999989</text:p>
              </table:table-cell>
              <table:table-cell office:value-type="float" office:value="104.591">
                <text:p>104.591</text:p>
              </table:table-cell>
              <table:table-cell office:value-type="float" office:value="210.33">
                <text:p>210.33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347.999999999989">
                <text:p>347.999999999989</text:p>
              </table:table-cell>
              <table:table-cell office:value-type="float" office:value="104.551">
                <text:p>104.551</text:p>
              </table:table-cell>
              <table:table-cell office:value-type="float" office:value="210.238">
                <text:p>210.238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348.199999999989">
                <text:p>348.199999999989</text:p>
              </table:table-cell>
              <table:table-cell office:value-type="float" office:value="104.51">
                <text:p>104.51</text:p>
              </table:table-cell>
              <table:table-cell office:value-type="float" office:value="210.147">
                <text:p>210.147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348.399999999989">
                <text:p>348.399999999989</text:p>
              </table:table-cell>
              <table:table-cell office:value-type="float" office:value="104.47">
                <text:p>104.47</text:p>
              </table:table-cell>
              <table:table-cell office:value-type="float" office:value="210.056">
                <text:p>210.056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348.599999999989">
                <text:p>348.599999999989</text:p>
              </table:table-cell>
              <table:table-cell office:value-type="float" office:value="104.429">
                <text:p>104.429</text:p>
              </table:table-cell>
              <table:table-cell office:value-type="float" office:value="209.965">
                <text:p>209.965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348.799999999989">
                <text:p>348.799999999989</text:p>
              </table:table-cell>
              <table:table-cell office:value-type="float" office:value="104.389">
                <text:p>104.389</text:p>
              </table:table-cell>
              <table:table-cell office:value-type="float" office:value="209.874">
                <text:p>209.874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348.999999999989">
                <text:p>348.999999999989</text:p>
              </table:table-cell>
              <table:table-cell office:value-type="float" office:value="104.349">
                <text:p>104.349</text:p>
              </table:table-cell>
              <table:table-cell office:value-type="float" office:value="209.783">
                <text:p>209.783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349.199999999989">
                <text:p>349.199999999989</text:p>
              </table:table-cell>
              <table:table-cell office:value-type="float" office:value="104.308">
                <text:p>104.308</text:p>
              </table:table-cell>
              <table:table-cell office:value-type="float" office:value="209.692">
                <text:p>209.692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349.399999999989">
                <text:p>349.399999999989</text:p>
              </table:table-cell>
              <table:table-cell office:value-type="float" office:value="104.268">
                <text:p>104.268</text:p>
              </table:table-cell>
              <table:table-cell office:value-type="float" office:value="209.602">
                <text:p>209.602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349.599999999989">
                <text:p>349.599999999989</text:p>
              </table:table-cell>
              <table:table-cell office:value-type="float" office:value="104.228">
                <text:p>104.228</text:p>
              </table:table-cell>
              <table:table-cell office:value-type="float" office:value="209.511">
                <text:p>209.511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349.799999999989">
                <text:p>349.799999999989</text:p>
              </table:table-cell>
              <table:table-cell office:value-type="float" office:value="104.188">
                <text:p>104.188</text:p>
              </table:table-cell>
              <table:table-cell office:value-type="float" office:value="209.421">
                <text:p>209.421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349.999999999989">
                <text:p>349.999999999989</text:p>
              </table:table-cell>
              <table:table-cell office:value-type="float" office:value="104.147">
                <text:p>104.147</text:p>
              </table:table-cell>
              <table:table-cell office:value-type="float" office:value="209.33">
                <text:p>209.33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350.199999999989">
                <text:p>350.199999999989</text:p>
              </table:table-cell>
              <table:table-cell office:value-type="float" office:value="104.107">
                <text:p>104.107</text:p>
              </table:table-cell>
              <table:table-cell office:value-type="float" office:value="209.24">
                <text:p>209.24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350.399999999989">
                <text:p>350.399999999989</text:p>
              </table:table-cell>
              <table:table-cell office:value-type="float" office:value="104.067">
                <text:p>104.067</text:p>
              </table:table-cell>
              <table:table-cell office:value-type="float" office:value="209.15">
                <text:p>209.15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350.599999999989">
                <text:p>350.599999999989</text:p>
              </table:table-cell>
              <table:table-cell office:value-type="float" office:value="104.027">
                <text:p>104.027</text:p>
              </table:table-cell>
              <table:table-cell office:value-type="float" office:value="209.06">
                <text:p>209.06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350.799999999989">
                <text:p>350.799999999989</text:p>
              </table:table-cell>
              <table:table-cell office:value-type="float" office:value="103.987">
                <text:p>103.987</text:p>
              </table:table-cell>
              <table:table-cell office:value-type="float" office:value="208.97">
                <text:p>208.97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350.999999999989">
                <text:p>350.999999999989</text:p>
              </table:table-cell>
              <table:table-cell office:value-type="float" office:value="103.947">
                <text:p>103.947</text:p>
              </table:table-cell>
              <table:table-cell office:value-type="float" office:value="208.881">
                <text:p>208.881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351.199999999989">
                <text:p>351.199999999989</text:p>
              </table:table-cell>
              <table:table-cell office:value-type="float" office:value="103.908">
                <text:p>103.908</text:p>
              </table:table-cell>
              <table:table-cell office:value-type="float" office:value="208.791">
                <text:p>208.791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351.399999999989">
                <text:p>351.399999999989</text:p>
              </table:table-cell>
              <table:table-cell office:value-type="float" office:value="103.868">
                <text:p>103.868</text:p>
              </table:table-cell>
              <table:table-cell office:value-type="float" office:value="208.701">
                <text:p>208.701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351.599999999989">
                <text:p>351.599999999989</text:p>
              </table:table-cell>
              <table:table-cell office:value-type="float" office:value="103.828">
                <text:p>103.828</text:p>
              </table:table-cell>
              <table:table-cell office:value-type="float" office:value="208.612">
                <text:p>208.612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351.799999999989">
                <text:p>351.799999999989</text:p>
              </table:table-cell>
              <table:table-cell office:value-type="float" office:value="103.788">
                <text:p>103.788</text:p>
              </table:table-cell>
              <table:table-cell office:value-type="float" office:value="208.523">
                <text:p>208.523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351.999999999989">
                <text:p>351.999999999989</text:p>
              </table:table-cell>
              <table:table-cell office:value-type="float" office:value="103.749">
                <text:p>103.749</text:p>
              </table:table-cell>
              <table:table-cell office:value-type="float" office:value="208.434">
                <text:p>208.434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352.199999999989">
                <text:p>352.199999999989</text:p>
              </table:table-cell>
              <table:table-cell office:value-type="float" office:value="103.709">
                <text:p>103.709</text:p>
              </table:table-cell>
              <table:table-cell office:value-type="float" office:value="208.344">
                <text:p>208.344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352.399999999989">
                <text:p>352.399999999989</text:p>
              </table:table-cell>
              <table:table-cell office:value-type="float" office:value="103.67">
                <text:p>103.67</text:p>
              </table:table-cell>
              <table:table-cell office:value-type="float" office:value="208.255">
                <text:p>208.255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352.599999999989">
                <text:p>352.599999999989</text:p>
              </table:table-cell>
              <table:table-cell office:value-type="float" office:value="103.63">
                <text:p>103.63</text:p>
              </table:table-cell>
              <table:table-cell office:value-type="float" office:value="208.167">
                <text:p>208.167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352.799999999989">
                <text:p>352.799999999989</text:p>
              </table:table-cell>
              <table:table-cell office:value-type="float" office:value="103.591">
                <text:p>103.591</text:p>
              </table:table-cell>
              <table:table-cell office:value-type="float" office:value="208.078">
                <text:p>208.078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352.999999999989">
                <text:p>352.999999999989</text:p>
              </table:table-cell>
              <table:table-cell office:value-type="float" office:value="103.551">
                <text:p>103.551</text:p>
              </table:table-cell>
              <table:table-cell office:value-type="float" office:value="207.989">
                <text:p>207.989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353.199999999988">
                <text:p>353.199999999988</text:p>
              </table:table-cell>
              <table:table-cell office:value-type="float" office:value="103.512">
                <text:p>103.512</text:p>
              </table:table-cell>
              <table:table-cell office:value-type="float" office:value="207.901">
                <text:p>207.901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353.399999999988">
                <text:p>353.399999999988</text:p>
              </table:table-cell>
              <table:table-cell office:value-type="float" office:value="103.473">
                <text:p>103.473</text:p>
              </table:table-cell>
              <table:table-cell office:value-type="float" office:value="207.812">
                <text:p>207.812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353.599999999988">
                <text:p>353.599999999988</text:p>
              </table:table-cell>
              <table:table-cell office:value-type="float" office:value="103.433">
                <text:p>103.433</text:p>
              </table:table-cell>
              <table:table-cell office:value-type="float" office:value="207.724">
                <text:p>207.724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353.799999999988">
                <text:p>353.799999999988</text:p>
              </table:table-cell>
              <table:table-cell office:value-type="float" office:value="103.394">
                <text:p>103.394</text:p>
              </table:table-cell>
              <table:table-cell office:value-type="float" office:value="207.636">
                <text:p>207.636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353.999999999988">
                <text:p>353.999999999988</text:p>
              </table:table-cell>
              <table:table-cell office:value-type="float" office:value="103.355">
                <text:p>103.355</text:p>
              </table:table-cell>
              <table:table-cell office:value-type="float" office:value="207.548">
                <text:p>207.548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354.199999999988">
                <text:p>354.199999999988</text:p>
              </table:table-cell>
              <table:table-cell office:value-type="float" office:value="103.316">
                <text:p>103.316</text:p>
              </table:table-cell>
              <table:table-cell office:value-type="float" office:value="207.46">
                <text:p>207.46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354.399999999988">
                <text:p>354.399999999988</text:p>
              </table:table-cell>
              <table:table-cell office:value-type="float" office:value="103.277">
                <text:p>103.277</text:p>
              </table:table-cell>
              <table:table-cell office:value-type="float" office:value="207.372">
                <text:p>207.372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354.599999999988">
                <text:p>354.599999999988</text:p>
              </table:table-cell>
              <table:table-cell office:value-type="float" office:value="103.238">
                <text:p>103.238</text:p>
              </table:table-cell>
              <table:table-cell office:value-type="float" office:value="207.285">
                <text:p>207.285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354.799999999988">
                <text:p>354.799999999988</text:p>
              </table:table-cell>
              <table:table-cell office:value-type="float" office:value="103.199">
                <text:p>103.199</text:p>
              </table:table-cell>
              <table:table-cell office:value-type="float" office:value="207.197">
                <text:p>207.197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354.999999999988">
                <text:p>354.999999999988</text:p>
              </table:table-cell>
              <table:table-cell office:value-type="float" office:value="103.16">
                <text:p>103.16</text:p>
              </table:table-cell>
              <table:table-cell office:value-type="float" office:value="207.11">
                <text:p>207.11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355.199999999988">
                <text:p>355.199999999988</text:p>
              </table:table-cell>
              <table:table-cell office:value-type="float" office:value="103.121">
                <text:p>103.121</text:p>
              </table:table-cell>
              <table:table-cell office:value-type="float" office:value="207.022">
                <text:p>207.022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355.399999999988">
                <text:p>355.399999999988</text:p>
              </table:table-cell>
              <table:table-cell office:value-type="float" office:value="103.083">
                <text:p>103.083</text:p>
              </table:table-cell>
              <table:table-cell office:value-type="float" office:value="206.935">
                <text:p>206.935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355.599999999988">
                <text:p>355.599999999988</text:p>
              </table:table-cell>
              <table:table-cell office:value-type="float" office:value="103.044">
                <text:p>103.044</text:p>
              </table:table-cell>
              <table:table-cell office:value-type="float" office:value="206.848">
                <text:p>206.848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355.799999999988">
                <text:p>355.799999999988</text:p>
              </table:table-cell>
              <table:table-cell office:value-type="float" office:value="103.005">
                <text:p>103.005</text:p>
              </table:table-cell>
              <table:table-cell office:value-type="float" office:value="206.761">
                <text:p>206.761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355.999999999988">
                <text:p>355.999999999988</text:p>
              </table:table-cell>
              <table:table-cell office:value-type="float" office:value="102.967">
                <text:p>102.967</text:p>
              </table:table-cell>
              <table:table-cell office:value-type="float" office:value="206.674">
                <text:p>206.674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356.199999999988">
                <text:p>356.199999999988</text:p>
              </table:table-cell>
              <table:table-cell office:value-type="float" office:value="102.928">
                <text:p>102.928</text:p>
              </table:table-cell>
              <table:table-cell office:value-type="float" office:value="206.588">
                <text:p>206.588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356.399999999988">
                <text:p>356.399999999988</text:p>
              </table:table-cell>
              <table:table-cell office:value-type="float" office:value="102.89">
                <text:p>102.89</text:p>
              </table:table-cell>
              <table:table-cell office:value-type="float" office:value="206.501">
                <text:p>206.501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356.599999999988">
                <text:p>356.599999999988</text:p>
              </table:table-cell>
              <table:table-cell office:value-type="float" office:value="102.851">
                <text:p>102.851</text:p>
              </table:table-cell>
              <table:table-cell office:value-type="float" office:value="206.415">
                <text:p>206.41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356.799999999988">
                <text:p>356.799999999988</text:p>
              </table:table-cell>
              <table:table-cell office:value-type="float" office:value="102.813">
                <text:p>102.813</text:p>
              </table:table-cell>
              <table:table-cell office:value-type="float" office:value="206.328">
                <text:p>206.328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356.999999999988">
                <text:p>356.999999999988</text:p>
              </table:table-cell>
              <table:table-cell office:value-type="float" office:value="102.775">
                <text:p>102.775</text:p>
              </table:table-cell>
              <table:table-cell office:value-type="float" office:value="206.242">
                <text:p>206.24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357.199999999988">
                <text:p>357.199999999988</text:p>
              </table:table-cell>
              <table:table-cell office:value-type="float" office:value="102.736">
                <text:p>102.736</text:p>
              </table:table-cell>
              <table:table-cell office:value-type="float" office:value="206.156">
                <text:p>206.156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357.399999999988">
                <text:p>357.399999999988</text:p>
              </table:table-cell>
              <table:table-cell office:value-type="float" office:value="102.698">
                <text:p>102.698</text:p>
              </table:table-cell>
              <table:table-cell office:value-type="float" office:value="206.07">
                <text:p>206.07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357.599999999988">
                <text:p>357.599999999988</text:p>
              </table:table-cell>
              <table:table-cell office:value-type="float" office:value="102.66">
                <text:p>102.66</text:p>
              </table:table-cell>
              <table:table-cell office:value-type="float" office:value="205.984">
                <text:p>205.984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357.799999999988">
                <text:p>357.799999999988</text:p>
              </table:table-cell>
              <table:table-cell office:value-type="float" office:value="102.622">
                <text:p>102.622</text:p>
              </table:table-cell>
              <table:table-cell office:value-type="float" office:value="205.899">
                <text:p>205.899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357.999999999988">
                <text:p>357.999999999988</text:p>
              </table:table-cell>
              <table:table-cell office:value-type="float" office:value="102.584">
                <text:p>102.584</text:p>
              </table:table-cell>
              <table:table-cell office:value-type="float" office:value="205.813">
                <text:p>205.813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358.199999999988">
                <text:p>358.199999999988</text:p>
              </table:table-cell>
              <table:table-cell office:value-type="float" office:value="102.546">
                <text:p>102.546</text:p>
              </table:table-cell>
              <table:table-cell office:value-type="float" office:value="205.728">
                <text:p>205.728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358.399999999988">
                <text:p>358.399999999988</text:p>
              </table:table-cell>
              <table:table-cell office:value-type="float" office:value="102.508">
                <text:p>102.508</text:p>
              </table:table-cell>
              <table:table-cell office:value-type="float" office:value="205.642">
                <text:p>205.642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358.599999999988">
                <text:p>358.599999999988</text:p>
              </table:table-cell>
              <table:table-cell office:value-type="float" office:value="102.47">
                <text:p>102.47</text:p>
              </table:table-cell>
              <table:table-cell office:value-type="float" office:value="205.557">
                <text:p>205.557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358.799999999988">
                <text:p>358.799999999988</text:p>
              </table:table-cell>
              <table:table-cell office:value-type="float" office:value="102.432">
                <text:p>102.432</text:p>
              </table:table-cell>
              <table:table-cell office:value-type="float" office:value="205.472">
                <text:p>205.472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358.999999999988">
                <text:p>358.999999999988</text:p>
              </table:table-cell>
              <table:table-cell office:value-type="float" office:value="102.395">
                <text:p>102.395</text:p>
              </table:table-cell>
              <table:table-cell office:value-type="float" office:value="205.387">
                <text:p>205.387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359.199999999988">
                <text:p>359.199999999988</text:p>
              </table:table-cell>
              <table:table-cell office:value-type="float" office:value="102.357">
                <text:p>102.357</text:p>
              </table:table-cell>
              <table:table-cell office:value-type="float" office:value="205.302">
                <text:p>205.302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359.399999999988">
                <text:p>359.399999999988</text:p>
              </table:table-cell>
              <table:table-cell office:value-type="float" office:value="102.319">
                <text:p>102.319</text:p>
              </table:table-cell>
              <table:table-cell office:value-type="float" office:value="205.218">
                <text:p>205.218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359.599999999988">
                <text:p>359.599999999988</text:p>
              </table:table-cell>
              <table:table-cell office:value-type="float" office:value="102.282">
                <text:p>102.282</text:p>
              </table:table-cell>
              <table:table-cell office:value-type="float" office:value="205.133">
                <text:p>205.133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359.799999999988">
                <text:p>359.799999999988</text:p>
              </table:table-cell>
              <table:table-cell office:value-type="float" office:value="102.244">
                <text:p>102.244</text:p>
              </table:table-cell>
              <table:table-cell office:value-type="float" office:value="205.049">
                <text:p>205.049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359.999999999988">
                <text:p>359.999999999988</text:p>
              </table:table-cell>
              <table:table-cell office:value-type="float" office:value="102.207">
                <text:p>102.207</text:p>
              </table:table-cell>
              <table:table-cell office:value-type="float" office:value="204.965">
                <text:p>204.965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360.199999999988">
                <text:p>360.199999999988</text:p>
              </table:table-cell>
              <table:table-cell office:value-type="float" office:value="102.169">
                <text:p>102.169</text:p>
              </table:table-cell>
              <table:table-cell office:value-type="float" office:value="204.88">
                <text:p>204.88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360.399999999988">
                <text:p>360.399999999988</text:p>
              </table:table-cell>
              <table:table-cell office:value-type="float" office:value="102.132">
                <text:p>102.132</text:p>
              </table:table-cell>
              <table:table-cell office:value-type="float" office:value="204.796">
                <text:p>204.796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360.599999999988">
                <text:p>360.599999999988</text:p>
              </table:table-cell>
              <table:table-cell office:value-type="float" office:value="102.095">
                <text:p>102.095</text:p>
              </table:table-cell>
              <table:table-cell office:value-type="float" office:value="204.713">
                <text:p>204.713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360.799999999988">
                <text:p>360.799999999988</text:p>
              </table:table-cell>
              <table:table-cell office:value-type="float" office:value="102.058">
                <text:p>102.058</text:p>
              </table:table-cell>
              <table:table-cell office:value-type="float" office:value="204.629">
                <text:p>204.629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360.999999999988">
                <text:p>360.999999999988</text:p>
              </table:table-cell>
              <table:table-cell office:value-type="float" office:value="102.02">
                <text:p>102.02</text:p>
              </table:table-cell>
              <table:table-cell office:value-type="float" office:value="204.545">
                <text:p>204.545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361.199999999988">
                <text:p>361.199999999988</text:p>
              </table:table-cell>
              <table:table-cell office:value-type="float" office:value="101.983">
                <text:p>101.983</text:p>
              </table:table-cell>
              <table:table-cell office:value-type="float" office:value="204.462">
                <text:p>204.462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361.399999999988">
                <text:p>361.399999999988</text:p>
              </table:table-cell>
              <table:table-cell office:value-type="float" office:value="101.946">
                <text:p>101.946</text:p>
              </table:table-cell>
              <table:table-cell office:value-type="float" office:value="204.379">
                <text:p>204.379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361.599999999988">
                <text:p>361.599999999988</text:p>
              </table:table-cell>
              <table:table-cell office:value-type="float" office:value="101.909">
                <text:p>101.909</text:p>
              </table:table-cell>
              <table:table-cell office:value-type="float" office:value="204.295">
                <text:p>204.295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361.799999999988">
                <text:p>361.799999999988</text:p>
              </table:table-cell>
              <table:table-cell office:value-type="float" office:value="101.872">
                <text:p>101.872</text:p>
              </table:table-cell>
              <table:table-cell office:value-type="float" office:value="204.212">
                <text:p>204.212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361.999999999988">
                <text:p>361.999999999988</text:p>
              </table:table-cell>
              <table:table-cell office:value-type="float" office:value="101.836">
                <text:p>101.836</text:p>
              </table:table-cell>
              <table:table-cell office:value-type="float" office:value="204.129">
                <text:p>204.129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362.199999999988">
                <text:p>362.199999999988</text:p>
              </table:table-cell>
              <table:table-cell office:value-type="float" office:value="101.799">
                <text:p>101.799</text:p>
              </table:table-cell>
              <table:table-cell office:value-type="float" office:value="204.047">
                <text:p>204.047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362.399999999988">
                <text:p>362.399999999988</text:p>
              </table:table-cell>
              <table:table-cell office:value-type="float" office:value="101.762">
                <text:p>101.762</text:p>
              </table:table-cell>
              <table:table-cell office:value-type="float" office:value="203.964">
                <text:p>203.964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362.599999999988">
                <text:p>362.599999999988</text:p>
              </table:table-cell>
              <table:table-cell office:value-type="float" office:value="101.725">
                <text:p>101.725</text:p>
              </table:table-cell>
              <table:table-cell office:value-type="float" office:value="203.881">
                <text:p>203.881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362.799999999988">
                <text:p>362.799999999988</text:p>
              </table:table-cell>
              <table:table-cell office:value-type="float" office:value="101.689">
                <text:p>101.689</text:p>
              </table:table-cell>
              <table:table-cell office:value-type="float" office:value="203.799">
                <text:p>203.799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362.999999999988">
                <text:p>362.999999999988</text:p>
              </table:table-cell>
              <table:table-cell office:value-type="float" office:value="101.652">
                <text:p>101.652</text:p>
              </table:table-cell>
              <table:table-cell office:value-type="float" office:value="203.717">
                <text:p>203.717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363.199999999988">
                <text:p>363.199999999988</text:p>
              </table:table-cell>
              <table:table-cell office:value-type="float" office:value="101.616">
                <text:p>101.616</text:p>
              </table:table-cell>
              <table:table-cell office:value-type="float" office:value="203.635">
                <text:p>203.635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363.399999999988">
                <text:p>363.399999999988</text:p>
              </table:table-cell>
              <table:table-cell office:value-type="float" office:value="101.579">
                <text:p>101.579</text:p>
              </table:table-cell>
              <table:table-cell office:value-type="float" office:value="203.553">
                <text:p>203.553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363.599999999988">
                <text:p>363.599999999988</text:p>
              </table:table-cell>
              <table:table-cell office:value-type="float" office:value="101.543">
                <text:p>101.543</text:p>
              </table:table-cell>
              <table:table-cell office:value-type="float" office:value="203.471">
                <text:p>203.471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363.799999999988">
                <text:p>363.799999999988</text:p>
              </table:table-cell>
              <table:table-cell office:value-type="float" office:value="101.507">
                <text:p>101.507</text:p>
              </table:table-cell>
              <table:table-cell office:value-type="float" office:value="203.389">
                <text:p>203.389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363.999999999988">
                <text:p>363.999999999988</text:p>
              </table:table-cell>
              <table:table-cell office:value-type="float" office:value="101.47">
                <text:p>101.47</text:p>
              </table:table-cell>
              <table:table-cell office:value-type="float" office:value="203.308">
                <text:p>203.308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364.199999999988">
                <text:p>364.199999999988</text:p>
              </table:table-cell>
              <table:table-cell office:value-type="float" office:value="101.434">
                <text:p>101.434</text:p>
              </table:table-cell>
              <table:table-cell office:value-type="float" office:value="203.226">
                <text:p>203.226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364.399999999988">
                <text:p>364.399999999988</text:p>
              </table:table-cell>
              <table:table-cell office:value-type="float" office:value="101.398">
                <text:p>101.398</text:p>
              </table:table-cell>
              <table:table-cell office:value-type="float" office:value="203.145">
                <text:p>203.145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364.599999999988">
                <text:p>364.599999999988</text:p>
              </table:table-cell>
              <table:table-cell office:value-type="float" office:value="101.362">
                <text:p>101.362</text:p>
              </table:table-cell>
              <table:table-cell office:value-type="float" office:value="203.064">
                <text:p>203.064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364.799999999988">
                <text:p>364.799999999988</text:p>
              </table:table-cell>
              <table:table-cell office:value-type="float" office:value="101.326">
                <text:p>101.326</text:p>
              </table:table-cell>
              <table:table-cell office:value-type="float" office:value="202.983">
                <text:p>202.983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364.999999999988">
                <text:p>364.999999999988</text:p>
              </table:table-cell>
              <table:table-cell office:value-type="float" office:value="101.29">
                <text:p>101.29</text:p>
              </table:table-cell>
              <table:table-cell office:value-type="float" office:value="202.902">
                <text:p>202.902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365.199999999988">
                <text:p>365.199999999988</text:p>
              </table:table-cell>
              <table:table-cell office:value-type="float" office:value="101.254">
                <text:p>101.254</text:p>
              </table:table-cell>
              <table:table-cell office:value-type="float" office:value="202.822">
                <text:p>202.822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365.399999999988">
                <text:p>365.399999999988</text:p>
              </table:table-cell>
              <table:table-cell office:value-type="float" office:value="101.218">
                <text:p>101.218</text:p>
              </table:table-cell>
              <table:table-cell office:value-type="float" office:value="202.741">
                <text:p>202.741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365.599999999988">
                <text:p>365.599999999988</text:p>
              </table:table-cell>
              <table:table-cell office:value-type="float" office:value="101.183">
                <text:p>101.183</text:p>
              </table:table-cell>
              <table:table-cell office:value-type="float" office:value="202.661">
                <text:p>202.661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365.799999999988">
                <text:p>365.799999999988</text:p>
              </table:table-cell>
              <table:table-cell office:value-type="float" office:value="101.147">
                <text:p>101.147</text:p>
              </table:table-cell>
              <table:table-cell office:value-type="float" office:value="202.581">
                <text:p>202.581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365.999999999988">
                <text:p>365.999999999988</text:p>
              </table:table-cell>
              <table:table-cell office:value-type="float" office:value="101.111">
                <text:p>101.111</text:p>
              </table:table-cell>
              <table:table-cell office:value-type="float" office:value="202.5">
                <text:p>202.5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366.199999999988">
                <text:p>366.199999999988</text:p>
              </table:table-cell>
              <table:table-cell office:value-type="float" office:value="101.076">
                <text:p>101.076</text:p>
              </table:table-cell>
              <table:table-cell office:value-type="float" office:value="202.42">
                <text:p>202.42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366.399999999988">
                <text:p>366.399999999988</text:p>
              </table:table-cell>
              <table:table-cell office:value-type="float" office:value="101.04">
                <text:p>101.04</text:p>
              </table:table-cell>
              <table:table-cell office:value-type="float" office:value="202.341">
                <text:p>202.341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366.599999999988">
                <text:p>366.599999999988</text:p>
              </table:table-cell>
              <table:table-cell office:value-type="float" office:value="101.005">
                <text:p>101.005</text:p>
              </table:table-cell>
              <table:table-cell office:value-type="float" office:value="202.261">
                <text:p>202.261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366.799999999988">
                <text:p>366.799999999988</text:p>
              </table:table-cell>
              <table:table-cell office:value-type="float" office:value="100.97">
                <text:p>100.97</text:p>
              </table:table-cell>
              <table:table-cell office:value-type="float" office:value="202.181">
                <text:p>202.181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366.999999999988">
                <text:p>366.999999999988</text:p>
              </table:table-cell>
              <table:table-cell office:value-type="float" office:value="100.934">
                <text:p>100.934</text:p>
              </table:table-cell>
              <table:table-cell office:value-type="float" office:value="202.102">
                <text:p>202.102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367.199999999988">
                <text:p>367.199999999988</text:p>
              </table:table-cell>
              <table:table-cell office:value-type="float" office:value="100.899">
                <text:p>100.899</text:p>
              </table:table-cell>
              <table:table-cell office:value-type="float" office:value="202.023">
                <text:p>202.023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367.399999999988">
                <text:p>367.399999999988</text:p>
              </table:table-cell>
              <table:table-cell office:value-type="float" office:value="100.864">
                <text:p>100.864</text:p>
              </table:table-cell>
              <table:table-cell office:value-type="float" office:value="201.944">
                <text:p>201.944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367.599999999988">
                <text:p>367.599999999988</text:p>
              </table:table-cell>
              <table:table-cell office:value-type="float" office:value="100.829">
                <text:p>100.829</text:p>
              </table:table-cell>
              <table:table-cell office:value-type="float" office:value="201.865">
                <text:p>201.865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367.799999999988">
                <text:p>367.799999999988</text:p>
              </table:table-cell>
              <table:table-cell office:value-type="float" office:value="100.794">
                <text:p>100.794</text:p>
              </table:table-cell>
              <table:table-cell office:value-type="float" office:value="201.786">
                <text:p>201.786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367.999999999988">
                <text:p>367.999999999988</text:p>
              </table:table-cell>
              <table:table-cell office:value-type="float" office:value="100.759">
                <text:p>100.759</text:p>
              </table:table-cell>
              <table:table-cell office:value-type="float" office:value="201.707">
                <text:p>201.707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368.199999999988">
                <text:p>368.199999999988</text:p>
              </table:table-cell>
              <table:table-cell office:value-type="float" office:value="100.724">
                <text:p>100.724</text:p>
              </table:table-cell>
              <table:table-cell office:value-type="float" office:value="201.629">
                <text:p>201.629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368.399999999988">
                <text:p>368.399999999988</text:p>
              </table:table-cell>
              <table:table-cell office:value-type="float" office:value="100.689">
                <text:p>100.689</text:p>
              </table:table-cell>
              <table:table-cell office:value-type="float" office:value="201.551">
                <text:p>201.551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368.599999999988">
                <text:p>368.599999999988</text:p>
              </table:table-cell>
              <table:table-cell office:value-type="float" office:value="100.654">
                <text:p>100.654</text:p>
              </table:table-cell>
              <table:table-cell office:value-type="float" office:value="201.472">
                <text:p>201.472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368.799999999988">
                <text:p>368.799999999988</text:p>
              </table:table-cell>
              <table:table-cell office:value-type="float" office:value="100.62">
                <text:p>100.62</text:p>
              </table:table-cell>
              <table:table-cell office:value-type="float" office:value="201.394">
                <text:p>201.394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368.999999999988">
                <text:p>368.999999999988</text:p>
              </table:table-cell>
              <table:table-cell office:value-type="float" office:value="100.585">
                <text:p>100.585</text:p>
              </table:table-cell>
              <table:table-cell office:value-type="float" office:value="201.317">
                <text:p>201.317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369.199999999988">
                <text:p>369.199999999988</text:p>
              </table:table-cell>
              <table:table-cell office:value-type="float" office:value="100.551">
                <text:p>100.551</text:p>
              </table:table-cell>
              <table:table-cell office:value-type="float" office:value="201.239">
                <text:p>201.239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369.399999999988">
                <text:p>369.399999999988</text:p>
              </table:table-cell>
              <table:table-cell office:value-type="float" office:value="100.516">
                <text:p>100.516</text:p>
              </table:table-cell>
              <table:table-cell office:value-type="float" office:value="201.161">
                <text:p>201.161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369.599999999988">
                <text:p>369.599999999988</text:p>
              </table:table-cell>
              <table:table-cell office:value-type="float" office:value="100.482">
                <text:p>100.482</text:p>
              </table:table-cell>
              <table:table-cell office:value-type="float" office:value="201.084">
                <text:p>201.084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369.799999999988">
                <text:p>369.799999999988</text:p>
              </table:table-cell>
              <table:table-cell office:value-type="float" office:value="100.447">
                <text:p>100.447</text:p>
              </table:table-cell>
              <table:table-cell office:value-type="float" office:value="201.006">
                <text:p>201.006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369.999999999988">
                <text:p>369.999999999988</text:p>
              </table:table-cell>
              <table:table-cell office:value-type="float" office:value="100.413">
                <text:p>100.413</text:p>
              </table:table-cell>
              <table:table-cell office:value-type="float" office:value="200.929">
                <text:p>200.929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370.199999999988">
                <text:p>370.199999999988</text:p>
              </table:table-cell>
              <table:table-cell office:value-type="float" office:value="100.379">
                <text:p>100.379</text:p>
              </table:table-cell>
              <table:table-cell office:value-type="float" office:value="200.852">
                <text:p>200.852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370.399999999988">
                <text:p>370.399999999988</text:p>
              </table:table-cell>
              <table:table-cell office:value-type="float" office:value="100.345">
                <text:p>100.345</text:p>
              </table:table-cell>
              <table:table-cell office:value-type="float" office:value="200.776">
                <text:p>200.776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370.599999999988">
                <text:p>370.599999999988</text:p>
              </table:table-cell>
              <table:table-cell office:value-type="float" office:value="100.311">
                <text:p>100.311</text:p>
              </table:table-cell>
              <table:table-cell office:value-type="float" office:value="200.699">
                <text:p>200.699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370.799999999987">
                <text:p>370.799999999987</text:p>
              </table:table-cell>
              <table:table-cell office:value-type="float" office:value="100.277">
                <text:p>100.277</text:p>
              </table:table-cell>
              <table:table-cell office:value-type="float" office:value="200.622">
                <text:p>200.622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370.999999999987">
                <text:p>370.999999999987</text:p>
              </table:table-cell>
              <table:table-cell office:value-type="float" office:value="100.243">
                <text:p>100.243</text:p>
              </table:table-cell>
              <table:table-cell office:value-type="float" office:value="200.546">
                <text:p>200.546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371.199999999987">
                <text:p>371.199999999987</text:p>
              </table:table-cell>
              <table:table-cell office:value-type="float" office:value="100.209">
                <text:p>100.209</text:p>
              </table:table-cell>
              <table:table-cell office:value-type="float" office:value="200.47">
                <text:p>200.47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371.399999999987">
                <text:p>371.399999999987</text:p>
              </table:table-cell>
              <table:table-cell office:value-type="float" office:value="100.175">
                <text:p>100.175</text:p>
              </table:table-cell>
              <table:table-cell office:value-type="float" office:value="200.394">
                <text:p>200.394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371.599999999987">
                <text:p>371.599999999987</text:p>
              </table:table-cell>
              <table:table-cell office:value-type="float" office:value="100.141">
                <text:p>100.141</text:p>
              </table:table-cell>
              <table:table-cell office:value-type="float" office:value="200.318">
                <text:p>200.318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371.799999999987">
                <text:p>371.799999999987</text:p>
              </table:table-cell>
              <table:table-cell office:value-type="float" office:value="100.108">
                <text:p>100.108</text:p>
              </table:table-cell>
              <table:table-cell office:value-type="float" office:value="200.242">
                <text:p>200.242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371.999999999987">
                <text:p>371.999999999987</text:p>
              </table:table-cell>
              <table:table-cell office:value-type="float" office:value="100.074">
                <text:p>100.074</text:p>
              </table:table-cell>
              <table:table-cell office:value-type="float" office:value="200.166">
                <text:p>200.166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372.199999999987">
                <text:p>372.199999999987</text:p>
              </table:table-cell>
              <table:table-cell office:value-type="float" office:value="100.04">
                <text:p>100.04</text:p>
              </table:table-cell>
              <table:table-cell office:value-type="float" office:value="200.091">
                <text:p>200.091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372.399999999987">
                <text:p>372.399999999987</text:p>
              </table:table-cell>
              <table:table-cell office:value-type="float" office:value="100.007">
                <text:p>100.007</text:p>
              </table:table-cell>
              <table:table-cell office:value-type="float" office:value="200.016">
                <text:p>200.016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372.599999999987">
                <text:p>372.599999999987</text:p>
              </table:table-cell>
              <table:table-cell office:value-type="float" office:value="99.9736">
                <text:p>99.9736</text:p>
              </table:table-cell>
              <table:table-cell office:value-type="float" office:value="199.941">
                <text:p>199.941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372.799999999987">
                <text:p>372.799999999987</text:p>
              </table:table-cell>
              <table:table-cell office:value-type="float" office:value="99.9403">
                <text:p>99.9403</text:p>
              </table:table-cell>
              <table:table-cell office:value-type="float" office:value="199.866">
                <text:p>199.866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372.999999999987">
                <text:p>372.999999999987</text:p>
              </table:table-cell>
              <table:table-cell office:value-type="float" office:value="99.907">
                <text:p>99.907</text:p>
              </table:table-cell>
              <table:table-cell office:value-type="float" office:value="199.791">
                <text:p>199.791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373.199999999987">
                <text:p>373.199999999987</text:p>
              </table:table-cell>
              <table:table-cell office:value-type="float" office:value="99.8738">
                <text:p>99.8738</text:p>
              </table:table-cell>
              <table:table-cell office:value-type="float" office:value="199.716">
                <text:p>199.716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373.399999999987">
                <text:p>373.399999999987</text:p>
              </table:table-cell>
              <table:table-cell office:value-type="float" office:value="99.8407">
                <text:p>99.8407</text:p>
              </table:table-cell>
              <table:table-cell office:value-type="float" office:value="199.642">
                <text:p>199.642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373.599999999987">
                <text:p>373.599999999987</text:p>
              </table:table-cell>
              <table:table-cell office:value-type="float" office:value="99.8076">
                <text:p>99.8076</text:p>
              </table:table-cell>
              <table:table-cell office:value-type="float" office:value="199.567">
                <text:p>199.567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373.799999999987">
                <text:p>373.799999999987</text:p>
              </table:table-cell>
              <table:table-cell office:value-type="float" office:value="99.7747">
                <text:p>99.7747</text:p>
              </table:table-cell>
              <table:table-cell office:value-type="float" office:value="199.493">
                <text:p>199.493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373.999999999987">
                <text:p>373.999999999987</text:p>
              </table:table-cell>
              <table:table-cell office:value-type="float" office:value="99.7418">
                <text:p>99.7418</text:p>
              </table:table-cell>
              <table:table-cell office:value-type="float" office:value="199.419">
                <text:p>199.419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374.199999999987">
                <text:p>374.199999999987</text:p>
              </table:table-cell>
              <table:table-cell office:value-type="float" office:value="99.7089">
                <text:p>99.7089</text:p>
              </table:table-cell>
              <table:table-cell office:value-type="float" office:value="199.345">
                <text:p>199.345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374.399999999987">
                <text:p>374.399999999987</text:p>
              </table:table-cell>
              <table:table-cell office:value-type="float" office:value="99.6762">
                <text:p>99.6762</text:p>
              </table:table-cell>
              <table:table-cell office:value-type="float" office:value="199.271">
                <text:p>199.271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374.599999999987">
                <text:p>374.599999999987</text:p>
              </table:table-cell>
              <table:table-cell office:value-type="float" office:value="99.6435">
                <text:p>99.6435</text:p>
              </table:table-cell>
              <table:table-cell office:value-type="float" office:value="199.198">
                <text:p>199.198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374.799999999987">
                <text:p>374.799999999987</text:p>
              </table:table-cell>
              <table:table-cell office:value-type="float" office:value="99.6108">
                <text:p>99.6108</text:p>
              </table:table-cell>
              <table:table-cell office:value-type="float" office:value="199.124">
                <text:p>199.124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374.999999999987">
                <text:p>374.999999999987</text:p>
              </table:table-cell>
              <table:table-cell office:value-type="float" office:value="99.5783">
                <text:p>99.5783</text:p>
              </table:table-cell>
              <table:table-cell office:value-type="float" office:value="199.051">
                <text:p>199.051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375.199999999987">
                <text:p>375.199999999987</text:p>
              </table:table-cell>
              <table:table-cell office:value-type="float" office:value="99.5458">
                <text:p>99.5458</text:p>
              </table:table-cell>
              <table:table-cell office:value-type="float" office:value="198.978">
                <text:p>198.978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375.399999999987">
                <text:p>375.399999999987</text:p>
              </table:table-cell>
              <table:table-cell office:value-type="float" office:value="99.5134">
                <text:p>99.5134</text:p>
              </table:table-cell>
              <table:table-cell office:value-type="float" office:value="198.905">
                <text:p>198.905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375.599999999987">
                <text:p>375.599999999987</text:p>
              </table:table-cell>
              <table:table-cell office:value-type="float" office:value="99.481">
                <text:p>99.481</text:p>
              </table:table-cell>
              <table:table-cell office:value-type="float" office:value="198.832">
                <text:p>198.832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375.799999999987">
                <text:p>375.799999999987</text:p>
              </table:table-cell>
              <table:table-cell office:value-type="float" office:value="99.4488">
                <text:p>99.4488</text:p>
              </table:table-cell>
              <table:table-cell office:value-type="float" office:value="198.76">
                <text:p>198.76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375.999999999987">
                <text:p>375.999999999987</text:p>
              </table:table-cell>
              <table:table-cell office:value-type="float" office:value="99.4166">
                <text:p>99.4166</text:p>
              </table:table-cell>
              <table:table-cell office:value-type="float" office:value="198.687">
                <text:p>198.687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376.199999999987">
                <text:p>376.199999999987</text:p>
              </table:table-cell>
              <table:table-cell office:value-type="float" office:value="99.3844">
                <text:p>99.3844</text:p>
              </table:table-cell>
              <table:table-cell office:value-type="float" office:value="198.615">
                <text:p>198.615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376.399999999987">
                <text:p>376.399999999987</text:p>
              </table:table-cell>
              <table:table-cell office:value-type="float" office:value="99.3524">
                <text:p>99.3524</text:p>
              </table:table-cell>
              <table:table-cell office:value-type="float" office:value="198.543">
                <text:p>198.543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376.599999999987">
                <text:p>376.599999999987</text:p>
              </table:table-cell>
              <table:table-cell office:value-type="float" office:value="99.3204">
                <text:p>99.3204</text:p>
              </table:table-cell>
              <table:table-cell office:value-type="float" office:value="198.471">
                <text:p>198.471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376.799999999987">
                <text:p>376.799999999987</text:p>
              </table:table-cell>
              <table:table-cell office:value-type="float" office:value="99.2885">
                <text:p>99.2885</text:p>
              </table:table-cell>
              <table:table-cell office:value-type="float" office:value="198.399">
                <text:p>198.399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376.999999999987">
                <text:p>376.999999999987</text:p>
              </table:table-cell>
              <table:table-cell office:value-type="float" office:value="99.2567">
                <text:p>99.2567</text:p>
              </table:table-cell>
              <table:table-cell office:value-type="float" office:value="198.328">
                <text:p>198.328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377.199999999987">
                <text:p>377.199999999987</text:p>
              </table:table-cell>
              <table:table-cell office:value-type="float" office:value="99.2249">
                <text:p>99.2249</text:p>
              </table:table-cell>
              <table:table-cell office:value-type="float" office:value="198.256">
                <text:p>198.256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377.399999999987">
                <text:p>377.399999999987</text:p>
              </table:table-cell>
              <table:table-cell office:value-type="float" office:value="99.1932">
                <text:p>99.1932</text:p>
              </table:table-cell>
              <table:table-cell office:value-type="float" office:value="198.185">
                <text:p>198.185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377.599999999987">
                <text:p>377.599999999987</text:p>
              </table:table-cell>
              <table:table-cell office:value-type="float" office:value="99.1616">
                <text:p>99.1616</text:p>
              </table:table-cell>
              <table:table-cell office:value-type="float" office:value="198.114">
                <text:p>198.114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377.799999999987">
                <text:p>377.799999999987</text:p>
              </table:table-cell>
              <table:table-cell office:value-type="float" office:value="99.13">
                <text:p>99.13</text:p>
              </table:table-cell>
              <table:table-cell office:value-type="float" office:value="198.043">
                <text:p>198.043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377.999999999987">
                <text:p>377.999999999987</text:p>
              </table:table-cell>
              <table:table-cell office:value-type="float" office:value="99.0985">
                <text:p>99.0985</text:p>
              </table:table-cell>
              <table:table-cell office:value-type="float" office:value="197.972">
                <text:p>197.972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378.199999999987">
                <text:p>378.199999999987</text:p>
              </table:table-cell>
              <table:table-cell office:value-type="float" office:value="99.0671">
                <text:p>99.0671</text:p>
              </table:table-cell>
              <table:table-cell office:value-type="float" office:value="197.901">
                <text:p>197.901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378.399999999987">
                <text:p>378.399999999987</text:p>
              </table:table-cell>
              <table:table-cell office:value-type="float" office:value="99.0358">
                <text:p>99.0358</text:p>
              </table:table-cell>
              <table:table-cell office:value-type="float" office:value="197.831">
                <text:p>197.831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378.599999999987">
                <text:p>378.599999999987</text:p>
              </table:table-cell>
              <table:table-cell office:value-type="float" office:value="99.0046">
                <text:p>99.0046</text:p>
              </table:table-cell>
              <table:table-cell office:value-type="float" office:value="197.76">
                <text:p>197.76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378.799999999987">
                <text:p>378.799999999987</text:p>
              </table:table-cell>
              <table:table-cell office:value-type="float" office:value="98.9734">
                <text:p>98.9734</text:p>
              </table:table-cell>
              <table:table-cell office:value-type="float" office:value="197.69">
                <text:p>197.69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378.999999999987">
                <text:p>378.999999999987</text:p>
              </table:table-cell>
              <table:table-cell office:value-type="float" office:value="98.9423">
                <text:p>98.9423</text:p>
              </table:table-cell>
              <table:table-cell office:value-type="float" office:value="197.62">
                <text:p>197.62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379.199999999987">
                <text:p>379.199999999987</text:p>
              </table:table-cell>
              <table:table-cell office:value-type="float" office:value="98.9112">
                <text:p>98.9112</text:p>
              </table:table-cell>
              <table:table-cell office:value-type="float" office:value="197.551">
                <text:p>197.551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379.399999999987">
                <text:p>379.399999999987</text:p>
              </table:table-cell>
              <table:table-cell office:value-type="float" office:value="98.8802">
                <text:p>98.8802</text:p>
              </table:table-cell>
              <table:table-cell office:value-type="float" office:value="197.481">
                <text:p>197.481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379.599999999987">
                <text:p>379.599999999987</text:p>
              </table:table-cell>
              <table:table-cell office:value-type="float" office:value="98.8494">
                <text:p>98.8494</text:p>
              </table:table-cell>
              <table:table-cell office:value-type="float" office:value="197.411">
                <text:p>197.411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379.799999999987">
                <text:p>379.799999999987</text:p>
              </table:table-cell>
              <table:table-cell office:value-type="float" office:value="98.8185">
                <text:p>98.8185</text:p>
              </table:table-cell>
              <table:table-cell office:value-type="float" office:value="197.342">
                <text:p>197.342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379.999999999987">
                <text:p>379.999999999987</text:p>
              </table:table-cell>
              <table:table-cell office:value-type="float" office:value="98.7878">
                <text:p>98.7878</text:p>
              </table:table-cell>
              <table:table-cell office:value-type="float" office:value="197.273">
                <text:p>197.273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380.199999999987">
                <text:p>380.199999999987</text:p>
              </table:table-cell>
              <table:table-cell office:value-type="float" office:value="98.7571">
                <text:p>98.7571</text:p>
              </table:table-cell>
              <table:table-cell office:value-type="float" office:value="197.204">
                <text:p>197.204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380.399999999987">
                <text:p>380.399999999987</text:p>
              </table:table-cell>
              <table:table-cell office:value-type="float" office:value="98.7265">
                <text:p>98.7265</text:p>
              </table:table-cell>
              <table:table-cell office:value-type="float" office:value="197.135">
                <text:p>197.135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380.599999999987">
                <text:p>380.599999999987</text:p>
              </table:table-cell>
              <table:table-cell office:value-type="float" office:value="98.696">
                <text:p>98.696</text:p>
              </table:table-cell>
              <table:table-cell office:value-type="float" office:value="197.066">
                <text:p>197.066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380.799999999987">
                <text:p>380.799999999987</text:p>
              </table:table-cell>
              <table:table-cell office:value-type="float" office:value="98.6656">
                <text:p>98.6656</text:p>
              </table:table-cell>
              <table:table-cell office:value-type="float" office:value="196.998">
                <text:p>196.998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380.999999999987">
                <text:p>380.999999999987</text:p>
              </table:table-cell>
              <table:table-cell office:value-type="float" office:value="98.6352">
                <text:p>98.6352</text:p>
              </table:table-cell>
              <table:table-cell office:value-type="float" office:value="196.93">
                <text:p>196.93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381.199999999987">
                <text:p>381.199999999987</text:p>
              </table:table-cell>
              <table:table-cell office:value-type="float" office:value="98.6049">
                <text:p>98.6049</text:p>
              </table:table-cell>
              <table:table-cell office:value-type="float" office:value="196.861">
                <text:p>196.861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381.399999999987">
                <text:p>381.399999999987</text:p>
              </table:table-cell>
              <table:table-cell office:value-type="float" office:value="98.5747">
                <text:p>98.5747</text:p>
              </table:table-cell>
              <table:table-cell office:value-type="float" office:value="196.793">
                <text:p>196.793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381.599999999987">
                <text:p>381.599999999987</text:p>
              </table:table-cell>
              <table:table-cell office:value-type="float" office:value="98.5445">
                <text:p>98.5445</text:p>
              </table:table-cell>
              <table:table-cell office:value-type="float" office:value="196.726">
                <text:p>196.726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381.799999999987">
                <text:p>381.799999999987</text:p>
              </table:table-cell>
              <table:table-cell office:value-type="float" office:value="98.5144">
                <text:p>98.5144</text:p>
              </table:table-cell>
              <table:table-cell office:value-type="float" office:value="196.658">
                <text:p>196.658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381.999999999987">
                <text:p>381.999999999987</text:p>
              </table:table-cell>
              <table:table-cell office:value-type="float" office:value="98.4844">
                <text:p>98.4844</text:p>
              </table:table-cell>
              <table:table-cell office:value-type="float" office:value="196.59">
                <text:p>196.59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382.199999999987">
                <text:p>382.199999999987</text:p>
              </table:table-cell>
              <table:table-cell office:value-type="float" office:value="98.4545">
                <text:p>98.4545</text:p>
              </table:table-cell>
              <table:table-cell office:value-type="float" office:value="196.523">
                <text:p>196.523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382.399999999987">
                <text:p>382.399999999987</text:p>
              </table:table-cell>
              <table:table-cell office:value-type="float" office:value="98.4247">
                <text:p>98.4247</text:p>
              </table:table-cell>
              <table:table-cell office:value-type="float" office:value="196.456">
                <text:p>196.456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382.599999999987">
                <text:p>382.599999999987</text:p>
              </table:table-cell>
              <table:table-cell office:value-type="float" office:value="98.3949">
                <text:p>98.3949</text:p>
              </table:table-cell>
              <table:table-cell office:value-type="float" office:value="196.389">
                <text:p>196.389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382.799999999987">
                <text:p>382.799999999987</text:p>
              </table:table-cell>
              <table:table-cell office:value-type="float" office:value="98.3652">
                <text:p>98.3652</text:p>
              </table:table-cell>
              <table:table-cell office:value-type="float" office:value="196.322">
                <text:p>196.322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382.999999999987">
                <text:p>382.999999999987</text:p>
              </table:table-cell>
              <table:table-cell office:value-type="float" office:value="98.3355">
                <text:p>98.3355</text:p>
              </table:table-cell>
              <table:table-cell office:value-type="float" office:value="196.255">
                <text:p>196.255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383.199999999987">
                <text:p>383.199999999987</text:p>
              </table:table-cell>
              <table:table-cell office:value-type="float" office:value="98.306">
                <text:p>98.306</text:p>
              </table:table-cell>
              <table:table-cell office:value-type="float" office:value="196.189">
                <text:p>196.189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383.399999999987">
                <text:p>383.399999999987</text:p>
              </table:table-cell>
              <table:table-cell office:value-type="float" office:value="98.2765">
                <text:p>98.2765</text:p>
              </table:table-cell>
              <table:table-cell office:value-type="float" office:value="196.123">
                <text:p>196.123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383.599999999987">
                <text:p>383.599999999987</text:p>
              </table:table-cell>
              <table:table-cell office:value-type="float" office:value="98.2471">
                <text:p>98.2471</text:p>
              </table:table-cell>
              <table:table-cell office:value-type="float" office:value="196.057">
                <text:p>196.057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383.799999999987">
                <text:p>383.799999999987</text:p>
              </table:table-cell>
              <table:table-cell office:value-type="float" office:value="98.2178">
                <text:p>98.2178</text:p>
              </table:table-cell>
              <table:table-cell office:value-type="float" office:value="195.991">
                <text:p>195.991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383.999999999987">
                <text:p>383.999999999987</text:p>
              </table:table-cell>
              <table:table-cell office:value-type="float" office:value="98.1886">
                <text:p>98.1886</text:p>
              </table:table-cell>
              <table:table-cell office:value-type="float" office:value="195.925">
                <text:p>195.925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384.199999999987">
                <text:p>384.199999999987</text:p>
              </table:table-cell>
              <table:table-cell office:value-type="float" office:value="98.1594">
                <text:p>98.1594</text:p>
              </table:table-cell>
              <table:table-cell office:value-type="float" office:value="195.859">
                <text:p>195.859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384.399999999987">
                <text:p>384.399999999987</text:p>
              </table:table-cell>
              <table:table-cell office:value-type="float" office:value="98.1303">
                <text:p>98.1303</text:p>
              </table:table-cell>
              <table:table-cell office:value-type="float" office:value="195.794">
                <text:p>195.794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384.599999999987">
                <text:p>384.599999999987</text:p>
              </table:table-cell>
              <table:table-cell office:value-type="float" office:value="98.1013">
                <text:p>98.1013</text:p>
              </table:table-cell>
              <table:table-cell office:value-type="float" office:value="195.728">
                <text:p>195.728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384.799999999987">
                <text:p>384.799999999987</text:p>
              </table:table-cell>
              <table:table-cell office:value-type="float" office:value="98.0724">
                <text:p>98.0724</text:p>
              </table:table-cell>
              <table:table-cell office:value-type="float" office:value="195.663">
                <text:p>195.663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384.999999999987">
                <text:p>384.999999999987</text:p>
              </table:table-cell>
              <table:table-cell office:value-type="float" office:value="98.0435">
                <text:p>98.0435</text:p>
              </table:table-cell>
              <table:table-cell office:value-type="float" office:value="195.598">
                <text:p>195.598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385.199999999987">
                <text:p>385.199999999987</text:p>
              </table:table-cell>
              <table:table-cell office:value-type="float" office:value="98.0147">
                <text:p>98.0147</text:p>
              </table:table-cell>
              <table:table-cell office:value-type="float" office:value="195.534">
                <text:p>195.534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385.399999999987">
                <text:p>385.399999999987</text:p>
              </table:table-cell>
              <table:table-cell office:value-type="float" office:value="97.986">
                <text:p>97.986</text:p>
              </table:table-cell>
              <table:table-cell office:value-type="float" office:value="195.469">
                <text:p>195.469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385.599999999987">
                <text:p>385.599999999987</text:p>
              </table:table-cell>
              <table:table-cell office:value-type="float" office:value="97.9574">
                <text:p>97.9574</text:p>
              </table:table-cell>
              <table:table-cell office:value-type="float" office:value="195.405">
                <text:p>195.405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385.799999999987">
                <text:p>385.799999999987</text:p>
              </table:table-cell>
              <table:table-cell office:value-type="float" office:value="97.9288">
                <text:p>97.9288</text:p>
              </table:table-cell>
              <table:table-cell office:value-type="float" office:value="195.34">
                <text:p>195.34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385.999999999987">
                <text:p>385.999999999987</text:p>
              </table:table-cell>
              <table:table-cell office:value-type="float" office:value="97.9003">
                <text:p>97.9003</text:p>
              </table:table-cell>
              <table:table-cell office:value-type="float" office:value="195.276">
                <text:p>195.276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386.199999999987">
                <text:p>386.199999999987</text:p>
              </table:table-cell>
              <table:table-cell office:value-type="float" office:value="97.8719">
                <text:p>97.8719</text:p>
              </table:table-cell>
              <table:table-cell office:value-type="float" office:value="195.212">
                <text:p>195.212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386.399999999987">
                <text:p>386.399999999987</text:p>
              </table:table-cell>
              <table:table-cell office:value-type="float" office:value="97.8436">
                <text:p>97.8436</text:p>
              </table:table-cell>
              <table:table-cell office:value-type="float" office:value="195.149">
                <text:p>195.149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386.599999999987">
                <text:p>386.599999999987</text:p>
              </table:table-cell>
              <table:table-cell office:value-type="float" office:value="97.8153">
                <text:p>97.8153</text:p>
              </table:table-cell>
              <table:table-cell office:value-type="float" office:value="195.085">
                <text:p>195.085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386.799999999987">
                <text:p>386.799999999987</text:p>
              </table:table-cell>
              <table:table-cell office:value-type="float" office:value="97.7872">
                <text:p>97.7872</text:p>
              </table:table-cell>
              <table:table-cell office:value-type="float" office:value="195.022">
                <text:p>195.022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386.999999999987">
                <text:p>386.999999999987</text:p>
              </table:table-cell>
              <table:table-cell office:value-type="float" office:value="97.7591">
                <text:p>97.7591</text:p>
              </table:table-cell>
              <table:table-cell office:value-type="float" office:value="194.958">
                <text:p>194.958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387.199999999987">
                <text:p>387.199999999987</text:p>
              </table:table-cell>
              <table:table-cell office:value-type="float" office:value="97.731">
                <text:p>97.731</text:p>
              </table:table-cell>
              <table:table-cell office:value-type="float" office:value="194.895">
                <text:p>194.895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387.399999999987">
                <text:p>387.399999999987</text:p>
              </table:table-cell>
              <table:table-cell office:value-type="float" office:value="97.7031">
                <text:p>97.7031</text:p>
              </table:table-cell>
              <table:table-cell office:value-type="float" office:value="194.832">
                <text:p>194.832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387.599999999987">
                <text:p>387.599999999987</text:p>
              </table:table-cell>
              <table:table-cell office:value-type="float" office:value="97.6752">
                <text:p>97.6752</text:p>
              </table:table-cell>
              <table:table-cell office:value-type="float" office:value="194.77">
                <text:p>194.77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387.799999999987">
                <text:p>387.799999999987</text:p>
              </table:table-cell>
              <table:table-cell office:value-type="float" office:value="97.6474">
                <text:p>97.6474</text:p>
              </table:table-cell>
              <table:table-cell office:value-type="float" office:value="194.707">
                <text:p>194.707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387.999999999987">
                <text:p>387.999999999987</text:p>
              </table:table-cell>
              <table:table-cell office:value-type="float" office:value="97.6197">
                <text:p>97.6197</text:p>
              </table:table-cell>
              <table:table-cell office:value-type="float" office:value="194.645">
                <text:p>194.645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388.199999999986">
                <text:p>388.199999999986</text:p>
              </table:table-cell>
              <table:table-cell office:value-type="float" office:value="97.5921">
                <text:p>97.5921</text:p>
              </table:table-cell>
              <table:table-cell office:value-type="float" office:value="194.583">
                <text:p>194.583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388.399999999986">
                <text:p>388.399999999986</text:p>
              </table:table-cell>
              <table:table-cell office:value-type="float" office:value="97.5645">
                <text:p>97.5645</text:p>
              </table:table-cell>
              <table:table-cell office:value-type="float" office:value="194.521">
                <text:p>194.521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388.599999999986">
                <text:p>388.599999999986</text:p>
              </table:table-cell>
              <table:table-cell office:value-type="float" office:value="97.537">
                <text:p>97.537</text:p>
              </table:table-cell>
              <table:table-cell office:value-type="float" office:value="194.459">
                <text:p>194.459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388.799999999986">
                <text:p>388.799999999986</text:p>
              </table:table-cell>
              <table:table-cell office:value-type="float" office:value="97.5096">
                <text:p>97.5096</text:p>
              </table:table-cell>
              <table:table-cell office:value-type="float" office:value="194.397">
                <text:p>194.397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388.999999999986">
                <text:p>388.999999999986</text:p>
              </table:table-cell>
              <table:table-cell office:value-type="float" office:value="97.4823">
                <text:p>97.4823</text:p>
              </table:table-cell>
              <table:table-cell office:value-type="float" office:value="194.336">
                <text:p>194.336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389.199999999986">
                <text:p>389.199999999986</text:p>
              </table:table-cell>
              <table:table-cell office:value-type="float" office:value="97.4551">
                <text:p>97.4551</text:p>
              </table:table-cell>
              <table:table-cell office:value-type="float" office:value="194.274">
                <text:p>194.274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389.399999999986">
                <text:p>389.399999999986</text:p>
              </table:table-cell>
              <table:table-cell office:value-type="float" office:value="97.4279">
                <text:p>97.4279</text:p>
              </table:table-cell>
              <table:table-cell office:value-type="float" office:value="194.213">
                <text:p>194.213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389.599999999986">
                <text:p>389.599999999986</text:p>
              </table:table-cell>
              <table:table-cell office:value-type="float" office:value="97.4008">
                <text:p>97.4008</text:p>
              </table:table-cell>
              <table:table-cell office:value-type="float" office:value="194.152">
                <text:p>194.152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389.799999999986">
                <text:p>389.799999999986</text:p>
              </table:table-cell>
              <table:table-cell office:value-type="float" office:value="97.3738">
                <text:p>97.3738</text:p>
              </table:table-cell>
              <table:table-cell office:value-type="float" office:value="194.092">
                <text:p>194.092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389.999999999986">
                <text:p>389.999999999986</text:p>
              </table:table-cell>
              <table:table-cell office:value-type="float" office:value="97.3468">
                <text:p>97.3468</text:p>
              </table:table-cell>
              <table:table-cell office:value-type="float" office:value="194.031">
                <text:p>194.031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390.199999999986">
                <text:p>390.199999999986</text:p>
              </table:table-cell>
              <table:table-cell office:value-type="float" office:value="97.32">
                <text:p>97.32</text:p>
              </table:table-cell>
              <table:table-cell office:value-type="float" office:value="193.971">
                <text:p>193.971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390.399999999986">
                <text:p>390.399999999986</text:p>
              </table:table-cell>
              <table:table-cell office:value-type="float" office:value="97.2932">
                <text:p>97.2932</text:p>
              </table:table-cell>
              <table:table-cell office:value-type="float" office:value="193.91">
                <text:p>193.91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390.599999999986">
                <text:p>390.599999999986</text:p>
              </table:table-cell>
              <table:table-cell office:value-type="float" office:value="97.2665">
                <text:p>97.2665</text:p>
              </table:table-cell>
              <table:table-cell office:value-type="float" office:value="193.85">
                <text:p>193.85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390.799999999986">
                <text:p>390.799999999986</text:p>
              </table:table-cell>
              <table:table-cell office:value-type="float" office:value="97.2399">
                <text:p>97.2399</text:p>
              </table:table-cell>
              <table:table-cell office:value-type="float" office:value="193.79">
                <text:p>193.79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390.999999999986">
                <text:p>390.999999999986</text:p>
              </table:table-cell>
              <table:table-cell office:value-type="float" office:value="97.2133">
                <text:p>97.2133</text:p>
              </table:table-cell>
              <table:table-cell office:value-type="float" office:value="193.731">
                <text:p>193.731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391.199999999986">
                <text:p>391.199999999986</text:p>
              </table:table-cell>
              <table:table-cell office:value-type="float" office:value="97.1868">
                <text:p>97.1868</text:p>
              </table:table-cell>
              <table:table-cell office:value-type="float" office:value="193.671">
                <text:p>193.671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391.399999999986">
                <text:p>391.399999999986</text:p>
              </table:table-cell>
              <table:table-cell office:value-type="float" office:value="97.1605">
                <text:p>97.1605</text:p>
              </table:table-cell>
              <table:table-cell office:value-type="float" office:value="193.612">
                <text:p>193.612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391.599999999986">
                <text:p>391.599999999986</text:p>
              </table:table-cell>
              <table:table-cell office:value-type="float" office:value="97.1341">
                <text:p>97.1341</text:p>
              </table:table-cell>
              <table:table-cell office:value-type="float" office:value="193.553">
                <text:p>193.553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391.799999999986">
                <text:p>391.799999999986</text:p>
              </table:table-cell>
              <table:table-cell office:value-type="float" office:value="97.1079">
                <text:p>97.1079</text:p>
              </table:table-cell>
              <table:table-cell office:value-type="float" office:value="193.494">
                <text:p>193.494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391.999999999986">
                <text:p>391.999999999986</text:p>
              </table:table-cell>
              <table:table-cell office:value-type="float" office:value="97.0818">
                <text:p>97.0818</text:p>
              </table:table-cell>
              <table:table-cell office:value-type="float" office:value="193.435">
                <text:p>193.435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392.199999999986">
                <text:p>392.199999999986</text:p>
              </table:table-cell>
              <table:table-cell office:value-type="float" office:value="97.0557">
                <text:p>97.0557</text:p>
              </table:table-cell>
              <table:table-cell office:value-type="float" office:value="193.376">
                <text:p>193.376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392.399999999986">
                <text:p>392.399999999986</text:p>
              </table:table-cell>
              <table:table-cell office:value-type="float" office:value="97.0297">
                <text:p>97.0297</text:p>
              </table:table-cell>
              <table:table-cell office:value-type="float" office:value="193.318">
                <text:p>193.318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392.599999999986">
                <text:p>392.599999999986</text:p>
              </table:table-cell>
              <table:table-cell office:value-type="float" office:value="97.0038">
                <text:p>97.0038</text:p>
              </table:table-cell>
              <table:table-cell office:value-type="float" office:value="193.259">
                <text:p>193.259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392.799999999986">
                <text:p>392.799999999986</text:p>
              </table:table-cell>
              <table:table-cell office:value-type="float" office:value="96.9779">
                <text:p>96.9779</text:p>
              </table:table-cell>
              <table:table-cell office:value-type="float" office:value="193.201">
                <text:p>193.201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392.999999999986">
                <text:p>392.999999999986</text:p>
              </table:table-cell>
              <table:table-cell office:value-type="float" office:value="96.9522">
                <text:p>96.9522</text:p>
              </table:table-cell>
              <table:table-cell office:value-type="float" office:value="193.143">
                <text:p>193.143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393.199999999986">
                <text:p>393.199999999986</text:p>
              </table:table-cell>
              <table:table-cell office:value-type="float" office:value="96.9265">
                <text:p>96.9265</text:p>
              </table:table-cell>
              <table:table-cell office:value-type="float" office:value="193.085">
                <text:p>193.085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393.399999999986">
                <text:p>393.399999999986</text:p>
              </table:table-cell>
              <table:table-cell office:value-type="float" office:value="96.9009">
                <text:p>96.9009</text:p>
              </table:table-cell>
              <table:table-cell office:value-type="float" office:value="193.028">
                <text:p>193.028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393.599999999986">
                <text:p>393.599999999986</text:p>
              </table:table-cell>
              <table:table-cell office:value-type="float" office:value="96.8754">
                <text:p>96.8754</text:p>
              </table:table-cell>
              <table:table-cell office:value-type="float" office:value="192.97">
                <text:p>192.97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393.799999999986">
                <text:p>393.799999999986</text:p>
              </table:table-cell>
              <table:table-cell office:value-type="float" office:value="96.8499">
                <text:p>96.8499</text:p>
              </table:table-cell>
              <table:table-cell office:value-type="float" office:value="192.913">
                <text:p>192.913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393.999999999986">
                <text:p>393.999999999986</text:p>
              </table:table-cell>
              <table:table-cell office:value-type="float" office:value="96.8246">
                <text:p>96.8246</text:p>
              </table:table-cell>
              <table:table-cell office:value-type="float" office:value="192.856">
                <text:p>192.856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394.199999999986">
                <text:p>394.199999999986</text:p>
              </table:table-cell>
              <table:table-cell office:value-type="float" office:value="96.7993">
                <text:p>96.7993</text:p>
              </table:table-cell>
              <table:table-cell office:value-type="float" office:value="192.799">
                <text:p>192.799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394.399999999986">
                <text:p>394.399999999986</text:p>
              </table:table-cell>
              <table:table-cell office:value-type="float" office:value="96.7741">
                <text:p>96.7741</text:p>
              </table:table-cell>
              <table:table-cell office:value-type="float" office:value="192.743">
                <text:p>192.743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394.599999999986">
                <text:p>394.599999999986</text:p>
              </table:table-cell>
              <table:table-cell office:value-type="float" office:value="96.749">
                <text:p>96.749</text:p>
              </table:table-cell>
              <table:table-cell office:value-type="float" office:value="192.686">
                <text:p>192.686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394.799999999986">
                <text:p>394.799999999986</text:p>
              </table:table-cell>
              <table:table-cell office:value-type="float" office:value="96.7239">
                <text:p>96.7239</text:p>
              </table:table-cell>
              <table:table-cell office:value-type="float" office:value="192.63">
                <text:p>192.63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394.999999999986">
                <text:p>394.999999999986</text:p>
              </table:table-cell>
              <table:table-cell office:value-type="float" office:value="96.6989">
                <text:p>96.6989</text:p>
              </table:table-cell>
              <table:table-cell office:value-type="float" office:value="192.574">
                <text:p>192.574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395.199999999986">
                <text:p>395.199999999986</text:p>
              </table:table-cell>
              <table:table-cell office:value-type="float" office:value="96.674">
                <text:p>96.674</text:p>
              </table:table-cell>
              <table:table-cell office:value-type="float" office:value="192.518">
                <text:p>192.518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395.399999999986">
                <text:p>395.399999999986</text:p>
              </table:table-cell>
              <table:table-cell office:value-type="float" office:value="96.6492">
                <text:p>96.6492</text:p>
              </table:table-cell>
              <table:table-cell office:value-type="float" office:value="192.462">
                <text:p>192.462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395.599999999986">
                <text:p>395.599999999986</text:p>
              </table:table-cell>
              <table:table-cell office:value-type="float" office:value="96.6245">
                <text:p>96.6245</text:p>
              </table:table-cell>
              <table:table-cell office:value-type="float" office:value="192.406">
                <text:p>192.406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395.799999999986">
                <text:p>395.799999999986</text:p>
              </table:table-cell>
              <table:table-cell office:value-type="float" office:value="96.5999">
                <text:p>96.5999</text:p>
              </table:table-cell>
              <table:table-cell office:value-type="float" office:value="192.351">
                <text:p>192.351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395.999999999986">
                <text:p>395.999999999986</text:p>
              </table:table-cell>
              <table:table-cell office:value-type="float" office:value="96.5753">
                <text:p>96.5753</text:p>
              </table:table-cell>
              <table:table-cell office:value-type="float" office:value="192.295">
                <text:p>192.295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396.199999999986">
                <text:p>396.199999999986</text:p>
              </table:table-cell>
              <table:table-cell office:value-type="float" office:value="96.5508">
                <text:p>96.5508</text:p>
              </table:table-cell>
              <table:table-cell office:value-type="float" office:value="192.24">
                <text:p>192.24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396.399999999986">
                <text:p>396.399999999986</text:p>
              </table:table-cell>
              <table:table-cell office:value-type="float" office:value="96.5264">
                <text:p>96.5264</text:p>
              </table:table-cell>
              <table:table-cell office:value-type="float" office:value="192.185">
                <text:p>192.185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396.599999999986">
                <text:p>396.599999999986</text:p>
              </table:table-cell>
              <table:table-cell office:value-type="float" office:value="96.5021">
                <text:p>96.5021</text:p>
              </table:table-cell>
              <table:table-cell office:value-type="float" office:value="192.131">
                <text:p>192.131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396.799999999986">
                <text:p>396.799999999986</text:p>
              </table:table-cell>
              <table:table-cell office:value-type="float" office:value="96.4778">
                <text:p>96.4778</text:p>
              </table:table-cell>
              <table:table-cell office:value-type="float" office:value="192.076">
                <text:p>192.076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396.999999999986">
                <text:p>396.999999999986</text:p>
              </table:table-cell>
              <table:table-cell office:value-type="float" office:value="96.4537">
                <text:p>96.4537</text:p>
              </table:table-cell>
              <table:table-cell office:value-type="float" office:value="192.022">
                <text:p>192.022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397.199999999986">
                <text:p>397.199999999986</text:p>
              </table:table-cell>
              <table:table-cell office:value-type="float" office:value="96.4296">
                <text:p>96.4296</text:p>
              </table:table-cell>
              <table:table-cell office:value-type="float" office:value="191.967">
                <text:p>191.967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397.399999999986">
                <text:p>397.399999999986</text:p>
              </table:table-cell>
              <table:table-cell office:value-type="float" office:value="96.4056">
                <text:p>96.4056</text:p>
              </table:table-cell>
              <table:table-cell office:value-type="float" office:value="191.913">
                <text:p>191.913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397.599999999986">
                <text:p>397.599999999986</text:p>
              </table:table-cell>
              <table:table-cell office:value-type="float" office:value="96.3816">
                <text:p>96.3816</text:p>
              </table:table-cell>
              <table:table-cell office:value-type="float" office:value="191.86">
                <text:p>191.86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397.799999999986">
                <text:p>397.799999999986</text:p>
              </table:table-cell>
              <table:table-cell office:value-type="float" office:value="96.3578">
                <text:p>96.3578</text:p>
              </table:table-cell>
              <table:table-cell office:value-type="float" office:value="191.806">
                <text:p>191.806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397.999999999986">
                <text:p>397.999999999986</text:p>
              </table:table-cell>
              <table:table-cell office:value-type="float" office:value="96.334">
                <text:p>96.334</text:p>
              </table:table-cell>
              <table:table-cell office:value-type="float" office:value="191.753">
                <text:p>191.753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398.199999999986">
                <text:p>398.199999999986</text:p>
              </table:table-cell>
              <table:table-cell office:value-type="float" office:value="96.3103">
                <text:p>96.3103</text:p>
              </table:table-cell>
              <table:table-cell office:value-type="float" office:value="191.699">
                <text:p>191.699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398.399999999986">
                <text:p>398.399999999986</text:p>
              </table:table-cell>
              <table:table-cell office:value-type="float" office:value="96.2867">
                <text:p>96.2867</text:p>
              </table:table-cell>
              <table:table-cell office:value-type="float" office:value="191.646">
                <text:p>191.646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398.599999999986">
                <text:p>398.599999999986</text:p>
              </table:table-cell>
              <table:table-cell office:value-type="float" office:value="96.2632">
                <text:p>96.2632</text:p>
              </table:table-cell>
              <table:table-cell office:value-type="float" office:value="191.593">
                <text:p>191.593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398.799999999986">
                <text:p>398.799999999986</text:p>
              </table:table-cell>
              <table:table-cell office:value-type="float" office:value="96.2397">
                <text:p>96.2397</text:p>
              </table:table-cell>
              <table:table-cell office:value-type="float" office:value="191.54">
                <text:p>191.54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398.999999999986">
                <text:p>398.999999999986</text:p>
              </table:table-cell>
              <table:table-cell office:value-type="float" office:value="96.2163">
                <text:p>96.2163</text:p>
              </table:table-cell>
              <table:table-cell office:value-type="float" office:value="191.488">
                <text:p>191.488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399.199999999986">
                <text:p>399.199999999986</text:p>
              </table:table-cell>
              <table:table-cell office:value-type="float" office:value="96.1931">
                <text:p>96.1931</text:p>
              </table:table-cell>
              <table:table-cell office:value-type="float" office:value="191.435">
                <text:p>191.435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399.399999999986">
                <text:p>399.399999999986</text:p>
              </table:table-cell>
              <table:table-cell office:value-type="float" office:value="96.1698">
                <text:p>96.1698</text:p>
              </table:table-cell>
              <table:table-cell office:value-type="float" office:value="191.383">
                <text:p>191.383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399.599999999986">
                <text:p>399.599999999986</text:p>
              </table:table-cell>
              <table:table-cell office:value-type="float" office:value="96.1467">
                <text:p>96.1467</text:p>
              </table:table-cell>
              <table:table-cell office:value-type="float" office:value="191.331">
                <text:p>191.331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399.799999999986">
                <text:p>399.799999999986</text:p>
              </table:table-cell>
              <table:table-cell office:value-type="float" office:value="96.1237">
                <text:p>96.1237</text:p>
              </table:table-cell>
              <table:table-cell office:value-type="float" office:value="191.279">
                <text:p>191.279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399.999999999986">
                <text:p>399.999999999986</text:p>
              </table:table-cell>
              <table:table-cell office:value-type="float" office:value="96.1007">
                <text:p>96.1007</text:p>
              </table:table-cell>
              <table:table-cell office:value-type="float" office:value="191.228">
                <text:p>191.228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400.199999999986">
                <text:p>400.199999999986</text:p>
              </table:table-cell>
              <table:table-cell office:value-type="float" office:value="96.0778">
                <text:p>96.0778</text:p>
              </table:table-cell>
              <table:table-cell office:value-type="float" office:value="191.176">
                <text:p>191.176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400.399999999986">
                <text:p>400.399999999986</text:p>
              </table:table-cell>
              <table:table-cell office:value-type="float" office:value="96.055">
                <text:p>96.055</text:p>
              </table:table-cell>
              <table:table-cell office:value-type="float" office:value="191.125">
                <text:p>191.125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400.599999999986">
                <text:p>400.599999999986</text:p>
              </table:table-cell>
              <table:table-cell office:value-type="float" office:value="96.0323">
                <text:p>96.0323</text:p>
              </table:table-cell>
              <table:table-cell office:value-type="float" office:value="191.074">
                <text:p>191.074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400.799999999986">
                <text:p>400.799999999986</text:p>
              </table:table-cell>
              <table:table-cell office:value-type="float" office:value="96.0097">
                <text:p>96.0097</text:p>
              </table:table-cell>
              <table:table-cell office:value-type="float" office:value="191.023">
                <text:p>191.023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400.999999999986">
                <text:p>400.999999999986</text:p>
              </table:table-cell>
              <table:table-cell office:value-type="float" office:value="95.9871">
                <text:p>95.9871</text:p>
              </table:table-cell>
              <table:table-cell office:value-type="float" office:value="190.972">
                <text:p>190.972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401.199999999986">
                <text:p>401.199999999986</text:p>
              </table:table-cell>
              <table:table-cell office:value-type="float" office:value="95.9646">
                <text:p>95.9646</text:p>
              </table:table-cell>
              <table:table-cell office:value-type="float" office:value="190.922">
                <text:p>190.922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401.399999999986">
                <text:p>401.399999999986</text:p>
              </table:table-cell>
              <table:table-cell office:value-type="float" office:value="95.9422">
                <text:p>95.9422</text:p>
              </table:table-cell>
              <table:table-cell office:value-type="float" office:value="190.871">
                <text:p>190.871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401.599999999986">
                <text:p>401.599999999986</text:p>
              </table:table-cell>
              <table:table-cell office:value-type="float" office:value="95.9199">
                <text:p>95.9199</text:p>
              </table:table-cell>
              <table:table-cell office:value-type="float" office:value="190.821">
                <text:p>190.821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401.799999999986">
                <text:p>401.799999999986</text:p>
              </table:table-cell>
              <table:table-cell office:value-type="float" office:value="95.8976">
                <text:p>95.8976</text:p>
              </table:table-cell>
              <table:table-cell office:value-type="float" office:value="190.771">
                <text:p>190.771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401.999999999986">
                <text:p>401.999999999986</text:p>
              </table:table-cell>
              <table:table-cell office:value-type="float" office:value="95.8755">
                <text:p>95.8755</text:p>
              </table:table-cell>
              <table:table-cell office:value-type="float" office:value="190.721">
                <text:p>190.721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402.199999999986">
                <text:p>402.199999999986</text:p>
              </table:table-cell>
              <table:table-cell office:value-type="float" office:value="95.8534">
                <text:p>95.8534</text:p>
              </table:table-cell>
              <table:table-cell office:value-type="float" office:value="190.671">
                <text:p>190.671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402.399999999986">
                <text:p>402.399999999986</text:p>
              </table:table-cell>
              <table:table-cell office:value-type="float" office:value="95.8314">
                <text:p>95.8314</text:p>
              </table:table-cell>
              <table:table-cell office:value-type="float" office:value="190.622">
                <text:p>190.622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402.599999999986">
                <text:p>402.599999999986</text:p>
              </table:table-cell>
              <table:table-cell office:value-type="float" office:value="95.8095">
                <text:p>95.8095</text:p>
              </table:table-cell>
              <table:table-cell office:value-type="float" office:value="190.573">
                <text:p>190.573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402.799999999986">
                <text:p>402.799999999986</text:p>
              </table:table-cell>
              <table:table-cell office:value-type="float" office:value="95.7876">
                <text:p>95.7876</text:p>
              </table:table-cell>
              <table:table-cell office:value-type="float" office:value="190.523">
                <text:p>190.523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402.999999999986">
                <text:p>402.999999999986</text:p>
              </table:table-cell>
              <table:table-cell office:value-type="float" office:value="95.7659">
                <text:p>95.7659</text:p>
              </table:table-cell>
              <table:table-cell office:value-type="float" office:value="190.474">
                <text:p>190.474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403.199999999986">
                <text:p>403.199999999986</text:p>
              </table:table-cell>
              <table:table-cell office:value-type="float" office:value="95.7442">
                <text:p>95.7442</text:p>
              </table:table-cell>
              <table:table-cell office:value-type="float" office:value="190.426">
                <text:p>190.426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403.399999999986">
                <text:p>403.399999999986</text:p>
              </table:table-cell>
              <table:table-cell office:value-type="float" office:value="95.7226">
                <text:p>95.7226</text:p>
              </table:table-cell>
              <table:table-cell office:value-type="float" office:value="190.377">
                <text:p>190.377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403.599999999986">
                <text:p>403.599999999986</text:p>
              </table:table-cell>
              <table:table-cell office:value-type="float" office:value="95.7011">
                <text:p>95.7011</text:p>
              </table:table-cell>
              <table:table-cell office:value-type="float" office:value="190.329">
                <text:p>190.329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403.799999999986">
                <text:p>403.799999999986</text:p>
              </table:table-cell>
              <table:table-cell office:value-type="float" office:value="95.6796">
                <text:p>95.6796</text:p>
              </table:table-cell>
              <table:table-cell office:value-type="float" office:value="190.281">
                <text:p>190.281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403.999999999986">
                <text:p>403.999999999986</text:p>
              </table:table-cell>
              <table:table-cell office:value-type="float" office:value="95.6583">
                <text:p>95.6583</text:p>
              </table:table-cell>
              <table:table-cell office:value-type="float" office:value="190.232">
                <text:p>190.232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404.199999999986">
                <text:p>404.199999999986</text:p>
              </table:table-cell>
              <table:table-cell office:value-type="float" office:value="95.637">
                <text:p>95.637</text:p>
              </table:table-cell>
              <table:table-cell office:value-type="float" office:value="190.185">
                <text:p>190.185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404.399999999986">
                <text:p>404.399999999986</text:p>
              </table:table-cell>
              <table:table-cell office:value-type="float" office:value="95.6158">
                <text:p>95.6158</text:p>
              </table:table-cell>
              <table:table-cell office:value-type="float" office:value="190.137">
                <text:p>190.137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404.599999999986">
                <text:p>404.599999999986</text:p>
              </table:table-cell>
              <table:table-cell office:value-type="float" office:value="95.5947">
                <text:p>95.5947</text:p>
              </table:table-cell>
              <table:table-cell office:value-type="float" office:value="190.089">
                <text:p>190.089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404.799999999986">
                <text:p>404.799999999986</text:p>
              </table:table-cell>
              <table:table-cell office:value-type="float" office:value="95.5737">
                <text:p>95.5737</text:p>
              </table:table-cell>
              <table:table-cell office:value-type="float" office:value="190.042">
                <text:p>190.042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404.999999999986">
                <text:p>404.999999999986</text:p>
              </table:table-cell>
              <table:table-cell office:value-type="float" office:value="95.5527">
                <text:p>95.5527</text:p>
              </table:table-cell>
              <table:table-cell office:value-type="float" office:value="189.995">
                <text:p>189.995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405.199999999986">
                <text:p>405.199999999986</text:p>
              </table:table-cell>
              <table:table-cell office:value-type="float" office:value="95.5319">
                <text:p>95.5319</text:p>
              </table:table-cell>
              <table:table-cell office:value-type="float" office:value="189.948">
                <text:p>189.948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405.399999999986">
                <text:p>405.399999999986</text:p>
              </table:table-cell>
              <table:table-cell office:value-type="float" office:value="95.5111">
                <text:p>95.5111</text:p>
              </table:table-cell>
              <table:table-cell office:value-type="float" office:value="189.901">
                <text:p>189.901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405.599999999986">
                <text:p>405.599999999986</text:p>
              </table:table-cell>
              <table:table-cell office:value-type="float" office:value="95.4904">
                <text:p>95.4904</text:p>
              </table:table-cell>
              <table:table-cell office:value-type="float" office:value="189.855">
                <text:p>189.855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405.799999999986">
                <text:p>405.799999999986</text:p>
              </table:table-cell>
              <table:table-cell office:value-type="float" office:value="95.4697">
                <text:p>95.4697</text:p>
              </table:table-cell>
              <table:table-cell office:value-type="float" office:value="189.808">
                <text:p>189.808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405.999999999986">
                <text:p>405.999999999986</text:p>
              </table:table-cell>
              <table:table-cell office:value-type="float" office:value="95.4492">
                <text:p>95.4492</text:p>
              </table:table-cell>
              <table:table-cell office:value-type="float" office:value="189.762">
                <text:p>189.762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406.199999999985">
                <text:p>406.199999999985</text:p>
              </table:table-cell>
              <table:table-cell office:value-type="float" office:value="95.4287">
                <text:p>95.4287</text:p>
              </table:table-cell>
              <table:table-cell office:value-type="float" office:value="189.716">
                <text:p>189.716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406.399999999985">
                <text:p>406.399999999985</text:p>
              </table:table-cell>
              <table:table-cell office:value-type="float" office:value="95.4083">
                <text:p>95.4083</text:p>
              </table:table-cell>
              <table:table-cell office:value-type="float" office:value="189.67">
                <text:p>189.67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406.599999999986">
                <text:p>406.599999999986</text:p>
              </table:table-cell>
              <table:table-cell office:value-type="float" office:value="95.388">
                <text:p>95.388</text:p>
              </table:table-cell>
              <table:table-cell office:value-type="float" office:value="189.625">
                <text:p>189.625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406.799999999986">
                <text:p>406.799999999986</text:p>
              </table:table-cell>
              <table:table-cell office:value-type="float" office:value="95.3678">
                <text:p>95.3678</text:p>
              </table:table-cell>
              <table:table-cell office:value-type="float" office:value="189.579">
                <text:p>189.579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406.999999999985">
                <text:p>406.999999999985</text:p>
              </table:table-cell>
              <table:table-cell office:value-type="float" office:value="95.3477">
                <text:p>95.3477</text:p>
              </table:table-cell>
              <table:table-cell office:value-type="float" office:value="189.534">
                <text:p>189.534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407.199999999985">
                <text:p>407.199999999985</text:p>
              </table:table-cell>
              <table:table-cell office:value-type="float" office:value="95.3276">
                <text:p>95.3276</text:p>
              </table:table-cell>
              <table:table-cell office:value-type="float" office:value="189.489">
                <text:p>189.489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407.399999999985">
                <text:p>407.399999999985</text:p>
              </table:table-cell>
              <table:table-cell office:value-type="float" office:value="95.3076">
                <text:p>95.3076</text:p>
              </table:table-cell>
              <table:table-cell office:value-type="float" office:value="189.444">
                <text:p>189.444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407.599999999985">
                <text:p>407.599999999985</text:p>
              </table:table-cell>
              <table:table-cell office:value-type="float" office:value="95.2877">
                <text:p>95.2877</text:p>
              </table:table-cell>
              <table:table-cell office:value-type="float" office:value="189.399">
                <text:p>189.399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407.799999999985">
                <text:p>407.799999999985</text:p>
              </table:table-cell>
              <table:table-cell office:value-type="float" office:value="95.2679">
                <text:p>95.2679</text:p>
              </table:table-cell>
              <table:table-cell office:value-type="float" office:value="189.354">
                <text:p>189.354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407.999999999985">
                <text:p>407.999999999985</text:p>
              </table:table-cell>
              <table:table-cell office:value-type="float" office:value="95.2482">
                <text:p>95.2482</text:p>
              </table:table-cell>
              <table:table-cell office:value-type="float" office:value="189.31">
                <text:p>189.31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408.199999999985">
                <text:p>408.199999999985</text:p>
              </table:table-cell>
              <table:table-cell office:value-type="float" office:value="95.2285">
                <text:p>95.2285</text:p>
              </table:table-cell>
              <table:table-cell office:value-type="float" office:value="189.266">
                <text:p>189.266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408.399999999985">
                <text:p>408.399999999985</text:p>
              </table:table-cell>
              <table:table-cell office:value-type="float" office:value="95.209">
                <text:p>95.209</text:p>
              </table:table-cell>
              <table:table-cell office:value-type="float" office:value="189.222">
                <text:p>189.222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408.599999999985">
                <text:p>408.599999999985</text:p>
              </table:table-cell>
              <table:table-cell office:value-type="float" office:value="95.1895">
                <text:p>95.1895</text:p>
              </table:table-cell>
              <table:table-cell office:value-type="float" office:value="189.178">
                <text:p>189.178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408.799999999985">
                <text:p>408.799999999985</text:p>
              </table:table-cell>
              <table:table-cell office:value-type="float" office:value="95.1701">
                <text:p>95.1701</text:p>
              </table:table-cell>
              <table:table-cell office:value-type="float" office:value="189.134">
                <text:p>189.134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408.999999999985">
                <text:p>408.999999999985</text:p>
              </table:table-cell>
              <table:table-cell office:value-type="float" office:value="95.1507">
                <text:p>95.1507</text:p>
              </table:table-cell>
              <table:table-cell office:value-type="float" office:value="189.091">
                <text:p>189.091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409.199999999985">
                <text:p>409.199999999985</text:p>
              </table:table-cell>
              <table:table-cell office:value-type="float" office:value="95.1314">
                <text:p>95.1314</text:p>
              </table:table-cell>
              <table:table-cell office:value-type="float" office:value="189.047">
                <text:p>189.047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409.399999999985">
                <text:p>409.399999999985</text:p>
              </table:table-cell>
              <table:table-cell office:value-type="float" office:value="95.1123">
                <text:p>95.1123</text:p>
              </table:table-cell>
              <table:table-cell office:value-type="float" office:value="189.004">
                <text:p>189.004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409.599999999985">
                <text:p>409.599999999985</text:p>
              </table:table-cell>
              <table:table-cell office:value-type="float" office:value="95.0932">
                <text:p>95.0932</text:p>
              </table:table-cell>
              <table:table-cell office:value-type="float" office:value="188.961">
                <text:p>188.961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409.799999999985">
                <text:p>409.799999999985</text:p>
              </table:table-cell>
              <table:table-cell office:value-type="float" office:value="95.0742">
                <text:p>95.0742</text:p>
              </table:table-cell>
              <table:table-cell office:value-type="float" office:value="188.919">
                <text:p>188.919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409.999999999985">
                <text:p>409.999999999985</text:p>
              </table:table-cell>
              <table:table-cell office:value-type="float" office:value="95.0553">
                <text:p>95.0553</text:p>
              </table:table-cell>
              <table:table-cell office:value-type="float" office:value="188.876">
                <text:p>188.876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410.199999999985">
                <text:p>410.199999999985</text:p>
              </table:table-cell>
              <table:table-cell office:value-type="float" office:value="95.0364">
                <text:p>95.0364</text:p>
              </table:table-cell>
              <table:table-cell office:value-type="float" office:value="188.834">
                <text:p>188.834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410.399999999985">
                <text:p>410.399999999985</text:p>
              </table:table-cell>
              <table:table-cell office:value-type="float" office:value="95.0176">
                <text:p>95.0176</text:p>
              </table:table-cell>
              <table:table-cell office:value-type="float" office:value="188.791">
                <text:p>188.791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410.599999999985">
                <text:p>410.599999999985</text:p>
              </table:table-cell>
              <table:table-cell office:value-type="float" office:value="94.999">
                <text:p>94.999</text:p>
              </table:table-cell>
              <table:table-cell office:value-type="float" office:value="188.749">
                <text:p>188.749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410.799999999985">
                <text:p>410.799999999985</text:p>
              </table:table-cell>
              <table:table-cell office:value-type="float" office:value="94.9804">
                <text:p>94.9804</text:p>
              </table:table-cell>
              <table:table-cell office:value-type="float" office:value="188.707">
                <text:p>188.707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410.999999999985">
                <text:p>410.999999999985</text:p>
              </table:table-cell>
              <table:table-cell office:value-type="float" office:value="94.9618">
                <text:p>94.9618</text:p>
              </table:table-cell>
              <table:table-cell office:value-type="float" office:value="188.666">
                <text:p>188.666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411.199999999985">
                <text:p>411.199999999985</text:p>
              </table:table-cell>
              <table:table-cell office:value-type="float" office:value="94.9434">
                <text:p>94.9434</text:p>
              </table:table-cell>
              <table:table-cell office:value-type="float" office:value="188.624">
                <text:p>188.624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411.399999999985">
                <text:p>411.399999999985</text:p>
              </table:table-cell>
              <table:table-cell office:value-type="float" office:value="94.925">
                <text:p>94.925</text:p>
              </table:table-cell>
              <table:table-cell office:value-type="float" office:value="188.583">
                <text:p>188.583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411.599999999985">
                <text:p>411.599999999985</text:p>
              </table:table-cell>
              <table:table-cell office:value-type="float" office:value="94.9068">
                <text:p>94.9068</text:p>
              </table:table-cell>
              <table:table-cell office:value-type="float" office:value="188.542">
                <text:p>188.542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411.799999999985">
                <text:p>411.799999999985</text:p>
              </table:table-cell>
              <table:table-cell office:value-type="float" office:value="94.8886">
                <text:p>94.8886</text:p>
              </table:table-cell>
              <table:table-cell office:value-type="float" office:value="188.501">
                <text:p>188.501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411.999999999985">
                <text:p>411.999999999985</text:p>
              </table:table-cell>
              <table:table-cell office:value-type="float" office:value="94.8705">
                <text:p>94.8705</text:p>
              </table:table-cell>
              <table:table-cell office:value-type="float" office:value="188.46">
                <text:p>188.46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412.199999999985">
                <text:p>412.199999999985</text:p>
              </table:table-cell>
              <table:table-cell office:value-type="float" office:value="94.8524">
                <text:p>94.8524</text:p>
              </table:table-cell>
              <table:table-cell office:value-type="float" office:value="188.42">
                <text:p>188.42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412.399999999985">
                <text:p>412.399999999985</text:p>
              </table:table-cell>
              <table:table-cell office:value-type="float" office:value="94.8345">
                <text:p>94.8345</text:p>
              </table:table-cell>
              <table:table-cell office:value-type="float" office:value="188.379">
                <text:p>188.379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412.599999999985">
                <text:p>412.599999999985</text:p>
              </table:table-cell>
              <table:table-cell office:value-type="float" office:value="94.8166">
                <text:p>94.8166</text:p>
              </table:table-cell>
              <table:table-cell office:value-type="float" office:value="188.339">
                <text:p>188.339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412.799999999985">
                <text:p>412.799999999985</text:p>
              </table:table-cell>
              <table:table-cell office:value-type="float" office:value="94.7988">
                <text:p>94.7988</text:p>
              </table:table-cell>
              <table:table-cell office:value-type="float" office:value="188.299">
                <text:p>188.299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412.999999999985">
                <text:p>412.999999999985</text:p>
              </table:table-cell>
              <table:table-cell office:value-type="float" office:value="94.7811">
                <text:p>94.7811</text:p>
              </table:table-cell>
              <table:table-cell office:value-type="float" office:value="188.259">
                <text:p>188.259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413.199999999985">
                <text:p>413.199999999985</text:p>
              </table:table-cell>
              <table:table-cell office:value-type="float" office:value="94.7634">
                <text:p>94.7634</text:p>
              </table:table-cell>
              <table:table-cell office:value-type="float" office:value="188.219">
                <text:p>188.219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413.399999999985">
                <text:p>413.399999999985</text:p>
              </table:table-cell>
              <table:table-cell office:value-type="float" office:value="94.7459">
                <text:p>94.7459</text:p>
              </table:table-cell>
              <table:table-cell office:value-type="float" office:value="188.18">
                <text:p>188.18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413.599999999985">
                <text:p>413.599999999985</text:p>
              </table:table-cell>
              <table:table-cell office:value-type="float" office:value="94.7284">
                <text:p>94.7284</text:p>
              </table:table-cell>
              <table:table-cell office:value-type="float" office:value="188.141">
                <text:p>188.141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413.799999999985">
                <text:p>413.799999999985</text:p>
              </table:table-cell>
              <table:table-cell office:value-type="float" office:value="94.711">
                <text:p>94.711</text:p>
              </table:table-cell>
              <table:table-cell office:value-type="float" office:value="188.102">
                <text:p>188.102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413.999999999985">
                <text:p>413.999999999985</text:p>
              </table:table-cell>
              <table:table-cell office:value-type="float" office:value="94.6937">
                <text:p>94.6937</text:p>
              </table:table-cell>
              <table:table-cell office:value-type="float" office:value="188.063">
                <text:p>188.063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414.199999999985">
                <text:p>414.199999999985</text:p>
              </table:table-cell>
              <table:table-cell office:value-type="float" office:value="94.6765">
                <text:p>94.6765</text:p>
              </table:table-cell>
              <table:table-cell office:value-type="float" office:value="188.024">
                <text:p>188.024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414.399999999985">
                <text:p>414.399999999985</text:p>
              </table:table-cell>
              <table:table-cell office:value-type="float" office:value="94.6593">
                <text:p>94.6593</text:p>
              </table:table-cell>
              <table:table-cell office:value-type="float" office:value="187.985">
                <text:p>187.985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414.599999999985">
                <text:p>414.599999999985</text:p>
              </table:table-cell>
              <table:table-cell office:value-type="float" office:value="94.6423">
                <text:p>94.6423</text:p>
              </table:table-cell>
              <table:table-cell office:value-type="float" office:value="187.947">
                <text:p>187.947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414.799999999985">
                <text:p>414.799999999985</text:p>
              </table:table-cell>
              <table:table-cell office:value-type="float" office:value="94.6253">
                <text:p>94.6253</text:p>
              </table:table-cell>
              <table:table-cell office:value-type="float" office:value="187.909">
                <text:p>187.909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414.999999999985">
                <text:p>414.999999999985</text:p>
              </table:table-cell>
              <table:table-cell office:value-type="float" office:value="94.6084">
                <text:p>94.6084</text:p>
              </table:table-cell>
              <table:table-cell office:value-type="float" office:value="187.871">
                <text:p>187.871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415.199999999985">
                <text:p>415.199999999985</text:p>
              </table:table-cell>
              <table:table-cell office:value-type="float" office:value="94.5915">
                <text:p>94.5915</text:p>
              </table:table-cell>
              <table:table-cell office:value-type="float" office:value="187.833">
                <text:p>187.833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415.399999999985">
                <text:p>415.399999999985</text:p>
              </table:table-cell>
              <table:table-cell office:value-type="float" office:value="94.5748">
                <text:p>94.5748</text:p>
              </table:table-cell>
              <table:table-cell office:value-type="float" office:value="187.795">
                <text:p>187.795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415.599999999985">
                <text:p>415.599999999985</text:p>
              </table:table-cell>
              <table:table-cell office:value-type="float" office:value="94.5581">
                <text:p>94.5581</text:p>
              </table:table-cell>
              <table:table-cell office:value-type="float" office:value="187.758">
                <text:p>187.758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415.799999999985">
                <text:p>415.799999999985</text:p>
              </table:table-cell>
              <table:table-cell office:value-type="float" office:value="94.5415">
                <text:p>94.5415</text:p>
              </table:table-cell>
              <table:table-cell office:value-type="float" office:value="187.72">
                <text:p>187.72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415.999999999985">
                <text:p>415.999999999985</text:p>
              </table:table-cell>
              <table:table-cell office:value-type="float" office:value="94.525">
                <text:p>94.525</text:p>
              </table:table-cell>
              <table:table-cell office:value-type="float" office:value="187.683">
                <text:p>187.683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416.199999999985">
                <text:p>416.199999999985</text:p>
              </table:table-cell>
              <table:table-cell office:value-type="float" office:value="94.5086">
                <text:p>94.5086</text:p>
              </table:table-cell>
              <table:table-cell office:value-type="float" office:value="187.646">
                <text:p>187.646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416.399999999985">
                <text:p>416.399999999985</text:p>
              </table:table-cell>
              <table:table-cell office:value-type="float" office:value="94.4923">
                <text:p>94.4923</text:p>
              </table:table-cell>
              <table:table-cell office:value-type="float" office:value="187.609">
                <text:p>187.609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416.599999999985">
                <text:p>416.599999999985</text:p>
              </table:table-cell>
              <table:table-cell office:value-type="float" office:value="94.476">
                <text:p>94.476</text:p>
              </table:table-cell>
              <table:table-cell office:value-type="float" office:value="187.573">
                <text:p>187.573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416.799999999985">
                <text:p>416.799999999985</text:p>
              </table:table-cell>
              <table:table-cell office:value-type="float" office:value="94.4598">
                <text:p>94.4598</text:p>
              </table:table-cell>
              <table:table-cell office:value-type="float" office:value="187.536">
                <text:p>187.536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416.999999999985">
                <text:p>416.999999999985</text:p>
              </table:table-cell>
              <table:table-cell office:value-type="float" office:value="94.4437">
                <text:p>94.4437</text:p>
              </table:table-cell>
              <table:table-cell office:value-type="float" office:value="187.5">
                <text:p>187.5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417.199999999985">
                <text:p>417.199999999985</text:p>
              </table:table-cell>
              <table:table-cell office:value-type="float" office:value="94.4277">
                <text:p>94.4277</text:p>
              </table:table-cell>
              <table:table-cell office:value-type="float" office:value="187.464">
                <text:p>187.464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417.399999999985">
                <text:p>417.399999999985</text:p>
              </table:table-cell>
              <table:table-cell office:value-type="float" office:value="94.4117">
                <text:p>94.4117</text:p>
              </table:table-cell>
              <table:table-cell office:value-type="float" office:value="187.428">
                <text:p>187.428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417.599999999985">
                <text:p>417.599999999985</text:p>
              </table:table-cell>
              <table:table-cell office:value-type="float" office:value="94.3959">
                <text:p>94.3959</text:p>
              </table:table-cell>
              <table:table-cell office:value-type="float" office:value="187.392">
                <text:p>187.392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417.799999999985">
                <text:p>417.799999999985</text:p>
              </table:table-cell>
              <table:table-cell office:value-type="float" office:value="94.3801">
                <text:p>94.3801</text:p>
              </table:table-cell>
              <table:table-cell office:value-type="float" office:value="187.357">
                <text:p>187.357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417.999999999985">
                <text:p>417.999999999985</text:p>
              </table:table-cell>
              <table:table-cell office:value-type="float" office:value="94.3644">
                <text:p>94.3644</text:p>
              </table:table-cell>
              <table:table-cell office:value-type="float" office:value="187.322">
                <text:p>187.322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418.199999999985">
                <text:p>418.199999999985</text:p>
              </table:table-cell>
              <table:table-cell office:value-type="float" office:value="94.3488">
                <text:p>94.3488</text:p>
              </table:table-cell>
              <table:table-cell office:value-type="float" office:value="187.287">
                <text:p>187.287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418.399999999985">
                <text:p>418.399999999985</text:p>
              </table:table-cell>
              <table:table-cell office:value-type="float" office:value="94.3332">
                <text:p>94.3332</text:p>
              </table:table-cell>
              <table:table-cell office:value-type="float" office:value="187.252">
                <text:p>187.252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418.599999999985">
                <text:p>418.599999999985</text:p>
              </table:table-cell>
              <table:table-cell office:value-type="float" office:value="94.3177">
                <text:p>94.3177</text:p>
              </table:table-cell>
              <table:table-cell office:value-type="float" office:value="187.217">
                <text:p>187.217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418.799999999985">
                <text:p>418.799999999985</text:p>
              </table:table-cell>
              <table:table-cell office:value-type="float" office:value="94.3024">
                <text:p>94.3024</text:p>
              </table:table-cell>
              <table:table-cell office:value-type="float" office:value="187.182">
                <text:p>187.182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418.999999999985">
                <text:p>418.999999999985</text:p>
              </table:table-cell>
              <table:table-cell office:value-type="float" office:value="94.2871">
                <text:p>94.2871</text:p>
              </table:table-cell>
              <table:table-cell office:value-type="float" office:value="187.148">
                <text:p>187.148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419.199999999985">
                <text:p>419.199999999985</text:p>
              </table:table-cell>
              <table:table-cell office:value-type="float" office:value="94.2718">
                <text:p>94.2718</text:p>
              </table:table-cell>
              <table:table-cell office:value-type="float" office:value="187.113">
                <text:p>187.113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419.399999999985">
                <text:p>419.399999999985</text:p>
              </table:table-cell>
              <table:table-cell office:value-type="float" office:value="94.2567">
                <text:p>94.2567</text:p>
              </table:table-cell>
              <table:table-cell office:value-type="float" office:value="187.079">
                <text:p>187.079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419.599999999985">
                <text:p>419.599999999985</text:p>
              </table:table-cell>
              <table:table-cell office:value-type="float" office:value="94.2416">
                <text:p>94.2416</text:p>
              </table:table-cell>
              <table:table-cell office:value-type="float" office:value="187.045">
                <text:p>187.045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419.799999999985">
                <text:p>419.799999999985</text:p>
              </table:table-cell>
              <table:table-cell office:value-type="float" office:value="94.2266">
                <text:p>94.2266</text:p>
              </table:table-cell>
              <table:table-cell office:value-type="float" office:value="187.012">
                <text:p>187.012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419.999999999985">
                <text:p>419.999999999985</text:p>
              </table:table-cell>
              <table:table-cell office:value-type="float" office:value="94.2117">
                <text:p>94.2117</text:p>
              </table:table-cell>
              <table:table-cell office:value-type="float" office:value="186.978">
                <text:p>186.978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420.199999999985">
                <text:p>420.199999999985</text:p>
              </table:table-cell>
              <table:table-cell office:value-type="float" office:value="94.1968">
                <text:p>94.1968</text:p>
              </table:table-cell>
              <table:table-cell office:value-type="float" office:value="186.945">
                <text:p>186.945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420.399999999985">
                <text:p>420.399999999985</text:p>
              </table:table-cell>
              <table:table-cell office:value-type="float" office:value="94.1821">
                <text:p>94.1821</text:p>
              </table:table-cell>
              <table:table-cell office:value-type="float" office:value="186.912">
                <text:p>186.912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420.599999999985">
                <text:p>420.599999999985</text:p>
              </table:table-cell>
              <table:table-cell office:value-type="float" office:value="94.1674">
                <text:p>94.1674</text:p>
              </table:table-cell>
              <table:table-cell office:value-type="float" office:value="186.879">
                <text:p>186.879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420.799999999985">
                <text:p>420.799999999985</text:p>
              </table:table-cell>
              <table:table-cell office:value-type="float" office:value="94.1528">
                <text:p>94.1528</text:p>
              </table:table-cell>
              <table:table-cell office:value-type="float" office:value="186.846">
                <text:p>186.846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420.999999999985">
                <text:p>420.999999999985</text:p>
              </table:table-cell>
              <table:table-cell office:value-type="float" office:value="94.1383">
                <text:p>94.1383</text:p>
              </table:table-cell>
              <table:table-cell office:value-type="float" office:value="186.813">
                <text:p>186.813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421.199999999985">
                <text:p>421.199999999985</text:p>
              </table:table-cell>
              <table:table-cell office:value-type="float" office:value="94.1239">
                <text:p>94.1239</text:p>
              </table:table-cell>
              <table:table-cell office:value-type="float" office:value="186.781">
                <text:p>186.781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421.399999999985">
                <text:p>421.399999999985</text:p>
              </table:table-cell>
              <table:table-cell office:value-type="float" office:value="94.1096">
                <text:p>94.1096</text:p>
              </table:table-cell>
              <table:table-cell office:value-type="float" office:value="186.749">
                <text:p>186.749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421.599999999985">
                <text:p>421.599999999985</text:p>
              </table:table-cell>
              <table:table-cell office:value-type="float" office:value="94.0953">
                <text:p>94.0953</text:p>
              </table:table-cell>
              <table:table-cell office:value-type="float" office:value="186.716">
                <text:p>186.716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421.799999999985">
                <text:p>421.799999999985</text:p>
              </table:table-cell>
              <table:table-cell office:value-type="float" office:value="94.0811">
                <text:p>94.0811</text:p>
              </table:table-cell>
              <table:table-cell office:value-type="float" office:value="186.684">
                <text:p>186.684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421.999999999985">
                <text:p>421.999999999985</text:p>
              </table:table-cell>
              <table:table-cell office:value-type="float" office:value="94.067">
                <text:p>94.067</text:p>
              </table:table-cell>
              <table:table-cell office:value-type="float" office:value="186.653">
                <text:p>186.653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422.199999999985">
                <text:p>422.199999999985</text:p>
              </table:table-cell>
              <table:table-cell office:value-type="float" office:value="94.053">
                <text:p>94.053</text:p>
              </table:table-cell>
              <table:table-cell office:value-type="float" office:value="186.621">
                <text:p>186.621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422.399999999985">
                <text:p>422.399999999985</text:p>
              </table:table-cell>
              <table:table-cell office:value-type="float" office:value="94.039">
                <text:p>94.039</text:p>
              </table:table-cell>
              <table:table-cell office:value-type="float" office:value="186.59">
                <text:p>186.59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422.599999999985">
                <text:p>422.599999999985</text:p>
              </table:table-cell>
              <table:table-cell office:value-type="float" office:value="94.0251">
                <text:p>94.0251</text:p>
              </table:table-cell>
              <table:table-cell office:value-type="float" office:value="186.559">
                <text:p>186.559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422.799999999985">
                <text:p>422.799999999985</text:p>
              </table:table-cell>
              <table:table-cell office:value-type="float" office:value="94.0113">
                <text:p>94.0113</text:p>
              </table:table-cell>
              <table:table-cell office:value-type="float" office:value="186.528">
                <text:p>186.528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422.999999999985">
                <text:p>422.999999999985</text:p>
              </table:table-cell>
              <table:table-cell office:value-type="float" office:value="93.9976">
                <text:p>93.9976</text:p>
              </table:table-cell>
              <table:table-cell office:value-type="float" office:value="186.497">
                <text:p>186.497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423.199999999985">
                <text:p>423.199999999985</text:p>
              </table:table-cell>
              <table:table-cell office:value-type="float" office:value="93.984">
                <text:p>93.984</text:p>
              </table:table-cell>
              <table:table-cell office:value-type="float" office:value="186.466">
                <text:p>186.466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423.399999999985">
                <text:p>423.399999999985</text:p>
              </table:table-cell>
              <table:table-cell office:value-type="float" office:value="93.9704">
                <text:p>93.9704</text:p>
              </table:table-cell>
              <table:table-cell office:value-type="float" office:value="186.435">
                <text:p>186.435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423.599999999985">
                <text:p>423.599999999985</text:p>
              </table:table-cell>
              <table:table-cell office:value-type="float" office:value="93.957">
                <text:p>93.957</text:p>
              </table:table-cell>
              <table:table-cell office:value-type="float" office:value="186.405">
                <text:p>186.405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423.799999999985">
                <text:p>423.799999999985</text:p>
              </table:table-cell>
              <table:table-cell office:value-type="float" office:value="93.9436">
                <text:p>93.9436</text:p>
              </table:table-cell>
              <table:table-cell office:value-type="float" office:value="186.375">
                <text:p>186.375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423.999999999985">
                <text:p>423.999999999985</text:p>
              </table:table-cell>
              <table:table-cell office:value-type="float" office:value="93.9302">
                <text:p>93.9302</text:p>
              </table:table-cell>
              <table:table-cell office:value-type="float" office:value="186.345">
                <text:p>186.345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424.199999999984">
                <text:p>424.199999999984</text:p>
              </table:table-cell>
              <table:table-cell office:value-type="float" office:value="93.917">
                <text:p>93.917</text:p>
              </table:table-cell>
              <table:table-cell office:value-type="float" office:value="186.315">
                <text:p>186.315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424.399999999984">
                <text:p>424.399999999984</text:p>
              </table:table-cell>
              <table:table-cell office:value-type="float" office:value="93.9038">
                <text:p>93.9038</text:p>
              </table:table-cell>
              <table:table-cell office:value-type="float" office:value="186.286">
                <text:p>186.286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424.599999999984">
                <text:p>424.599999999984</text:p>
              </table:table-cell>
              <table:table-cell office:value-type="float" office:value="93.8907">
                <text:p>93.8907</text:p>
              </table:table-cell>
              <table:table-cell office:value-type="float" office:value="186.256">
                <text:p>186.256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424.799999999985">
                <text:p>424.799999999985</text:p>
              </table:table-cell>
              <table:table-cell office:value-type="float" office:value="93.8777">
                <text:p>93.8777</text:p>
              </table:table-cell>
              <table:table-cell office:value-type="float" office:value="186.227">
                <text:p>186.227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424.999999999984">
                <text:p>424.999999999984</text:p>
              </table:table-cell>
              <table:table-cell office:value-type="float" office:value="93.8648">
                <text:p>93.8648</text:p>
              </table:table-cell>
              <table:table-cell office:value-type="float" office:value="186.198">
                <text:p>186.198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425.199999999984">
                <text:p>425.199999999984</text:p>
              </table:table-cell>
              <table:table-cell office:value-type="float" office:value="93.852">
                <text:p>93.852</text:p>
              </table:table-cell>
              <table:table-cell office:value-type="float" office:value="186.169">
                <text:p>186.169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425.399999999984">
                <text:p>425.399999999984</text:p>
              </table:table-cell>
              <table:table-cell office:value-type="float" office:value="93.8392">
                <text:p>93.8392</text:p>
              </table:table-cell>
              <table:table-cell office:value-type="float" office:value="186.14">
                <text:p>186.14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425.599999999984">
                <text:p>425.599999999984</text:p>
              </table:table-cell>
              <table:table-cell office:value-type="float" office:value="93.8265">
                <text:p>93.8265</text:p>
              </table:table-cell>
              <table:table-cell office:value-type="float" office:value="186.112">
                <text:p>186.112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425.799999999984">
                <text:p>425.799999999984</text:p>
              </table:table-cell>
              <table:table-cell office:value-type="float" office:value="93.8139">
                <text:p>93.8139</text:p>
              </table:table-cell>
              <table:table-cell office:value-type="float" office:value="186.083">
                <text:p>186.083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425.999999999984">
                <text:p>425.999999999984</text:p>
              </table:table-cell>
              <table:table-cell office:value-type="float" office:value="93.8013">
                <text:p>93.8013</text:p>
              </table:table-cell>
              <table:table-cell office:value-type="float" office:value="186.055">
                <text:p>186.055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426.199999999984">
                <text:p>426.199999999984</text:p>
              </table:table-cell>
              <table:table-cell office:value-type="float" office:value="93.7889">
                <text:p>93.7889</text:p>
              </table:table-cell>
              <table:table-cell office:value-type="float" office:value="186.027">
                <text:p>186.027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426.399999999984">
                <text:p>426.399999999984</text:p>
              </table:table-cell>
              <table:table-cell office:value-type="float" office:value="93.7765">
                <text:p>93.7765</text:p>
              </table:table-cell>
              <table:table-cell office:value-type="float" office:value="185.999">
                <text:p>185.999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426.599999999984">
                <text:p>426.599999999984</text:p>
              </table:table-cell>
              <table:table-cell office:value-type="float" office:value="93.7642">
                <text:p>93.7642</text:p>
              </table:table-cell>
              <table:table-cell office:value-type="float" office:value="185.972">
                <text:p>185.972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426.799999999984">
                <text:p>426.799999999984</text:p>
              </table:table-cell>
              <table:table-cell office:value-type="float" office:value="93.752">
                <text:p>93.752</text:p>
              </table:table-cell>
              <table:table-cell office:value-type="float" office:value="185.944">
                <text:p>185.944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426.999999999984">
                <text:p>426.999999999984</text:p>
              </table:table-cell>
              <table:table-cell office:value-type="float" office:value="93.7398">
                <text:p>93.7398</text:p>
              </table:table-cell>
              <table:table-cell office:value-type="float" office:value="185.917">
                <text:p>185.917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427.199999999984">
                <text:p>427.199999999984</text:p>
              </table:table-cell>
              <table:table-cell office:value-type="float" office:value="93.7278">
                <text:p>93.7278</text:p>
              </table:table-cell>
              <table:table-cell office:value-type="float" office:value="185.89">
                <text:p>185.89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427.399999999984">
                <text:p>427.399999999984</text:p>
              </table:table-cell>
              <table:table-cell office:value-type="float" office:value="93.7158">
                <text:p>93.7158</text:p>
              </table:table-cell>
              <table:table-cell office:value-type="float" office:value="185.863">
                <text:p>185.863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427.599999999984">
                <text:p>427.599999999984</text:p>
              </table:table-cell>
              <table:table-cell office:value-type="float" office:value="93.7039">
                <text:p>93.7039</text:p>
              </table:table-cell>
              <table:table-cell office:value-type="float" office:value="185.836">
                <text:p>185.836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427.799999999984">
                <text:p>427.799999999984</text:p>
              </table:table-cell>
              <table:table-cell office:value-type="float" office:value="93.692">
                <text:p>93.692</text:p>
              </table:table-cell>
              <table:table-cell office:value-type="float" office:value="185.809">
                <text:p>185.809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427.999999999984">
                <text:p>427.999999999984</text:p>
              </table:table-cell>
              <table:table-cell office:value-type="float" office:value="93.6803">
                <text:p>93.6803</text:p>
              </table:table-cell>
              <table:table-cell office:value-type="float" office:value="185.783">
                <text:p>185.783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428.199999999984">
                <text:p>428.199999999984</text:p>
              </table:table-cell>
              <table:table-cell office:value-type="float" office:value="93.6686">
                <text:p>93.6686</text:p>
              </table:table-cell>
              <table:table-cell office:value-type="float" office:value="185.756">
                <text:p>185.756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428.399999999984">
                <text:p>428.399999999984</text:p>
              </table:table-cell>
              <table:table-cell office:value-type="float" office:value="93.657">
                <text:p>93.657</text:p>
              </table:table-cell>
              <table:table-cell office:value-type="float" office:value="185.73">
                <text:p>185.73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428.599999999984">
                <text:p>428.599999999984</text:p>
              </table:table-cell>
              <table:table-cell office:value-type="float" office:value="93.6455">
                <text:p>93.6455</text:p>
              </table:table-cell>
              <table:table-cell office:value-type="float" office:value="185.704">
                <text:p>185.704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428.799999999984">
                <text:p>428.799999999984</text:p>
              </table:table-cell>
              <table:table-cell office:value-type="float" office:value="93.634">
                <text:p>93.634</text:p>
              </table:table-cell>
              <table:table-cell office:value-type="float" office:value="185.679">
                <text:p>185.679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428.999999999984">
                <text:p>428.999999999984</text:p>
              </table:table-cell>
              <table:table-cell office:value-type="float" office:value="93.6227">
                <text:p>93.6227</text:p>
              </table:table-cell>
              <table:table-cell office:value-type="float" office:value="185.653">
                <text:p>185.653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429.199999999984">
                <text:p>429.199999999984</text:p>
              </table:table-cell>
              <table:table-cell office:value-type="float" office:value="93.6114">
                <text:p>93.6114</text:p>
              </table:table-cell>
              <table:table-cell office:value-type="float" office:value="185.628">
                <text:p>185.628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429.399999999984">
                <text:p>429.399999999984</text:p>
              </table:table-cell>
              <table:table-cell office:value-type="float" office:value="93.6002">
                <text:p>93.6002</text:p>
              </table:table-cell>
              <table:table-cell office:value-type="float" office:value="185.602">
                <text:p>185.602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429.599999999984">
                <text:p>429.599999999984</text:p>
              </table:table-cell>
              <table:table-cell office:value-type="float" office:value="93.589">
                <text:p>93.589</text:p>
              </table:table-cell>
              <table:table-cell office:value-type="float" office:value="185.577">
                <text:p>185.577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429.799999999984">
                <text:p>429.799999999984</text:p>
              </table:table-cell>
              <table:table-cell office:value-type="float" office:value="93.578">
                <text:p>93.578</text:p>
              </table:table-cell>
              <table:table-cell office:value-type="float" office:value="185.553">
                <text:p>185.553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429.999999999984">
                <text:p>429.999999999984</text:p>
              </table:table-cell>
              <table:table-cell office:value-type="float" office:value="93.567">
                <text:p>93.567</text:p>
              </table:table-cell>
              <table:table-cell office:value-type="float" office:value="185.528">
                <text:p>185.528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430.199999999984">
                <text:p>430.199999999984</text:p>
              </table:table-cell>
              <table:table-cell office:value-type="float" office:value="93.5561">
                <text:p>93.5561</text:p>
              </table:table-cell>
              <table:table-cell office:value-type="float" office:value="185.503">
                <text:p>185.503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430.399999999984">
                <text:p>430.399999999984</text:p>
              </table:table-cell>
              <table:table-cell office:value-type="float" office:value="93.5452">
                <text:p>93.5452</text:p>
              </table:table-cell>
              <table:table-cell office:value-type="float" office:value="185.479">
                <text:p>185.479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430.599999999984">
                <text:p>430.599999999984</text:p>
              </table:table-cell>
              <table:table-cell office:value-type="float" office:value="93.5345">
                <text:p>93.5345</text:p>
              </table:table-cell>
              <table:table-cell office:value-type="float" office:value="185.455">
                <text:p>185.455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430.799999999984">
                <text:p>430.799999999984</text:p>
              </table:table-cell>
              <table:table-cell office:value-type="float" office:value="93.5238">
                <text:p>93.5238</text:p>
              </table:table-cell>
              <table:table-cell office:value-type="float" office:value="185.431">
                <text:p>185.431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430.999999999984">
                <text:p>430.999999999984</text:p>
              </table:table-cell>
              <table:table-cell office:value-type="float" office:value="93.5132">
                <text:p>93.5132</text:p>
              </table:table-cell>
              <table:table-cell office:value-type="float" office:value="185.407">
                <text:p>185.407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431.199999999984">
                <text:p>431.199999999984</text:p>
              </table:table-cell>
              <table:table-cell office:value-type="float" office:value="93.5027">
                <text:p>93.5027</text:p>
              </table:table-cell>
              <table:table-cell office:value-type="float" office:value="185.383">
                <text:p>185.383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431.399999999984">
                <text:p>431.399999999984</text:p>
              </table:table-cell>
              <table:table-cell office:value-type="float" office:value="93.4922">
                <text:p>93.4922</text:p>
              </table:table-cell>
              <table:table-cell office:value-type="float" office:value="185.36">
                <text:p>185.36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431.599999999984">
                <text:p>431.599999999984</text:p>
              </table:table-cell>
              <table:table-cell office:value-type="float" office:value="93.4819">
                <text:p>93.4819</text:p>
              </table:table-cell>
              <table:table-cell office:value-type="float" office:value="185.336">
                <text:p>185.336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431.799999999984">
                <text:p>431.799999999984</text:p>
              </table:table-cell>
              <table:table-cell office:value-type="float" office:value="93.4716">
                <text:p>93.4716</text:p>
              </table:table-cell>
              <table:table-cell office:value-type="float" office:value="185.313">
                <text:p>185.313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431.999999999984">
                <text:p>431.999999999984</text:p>
              </table:table-cell>
              <table:table-cell office:value-type="float" office:value="93.4614">
                <text:p>93.4614</text:p>
              </table:table-cell>
              <table:table-cell office:value-type="float" office:value="185.29">
                <text:p>185.29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432.199999999984">
                <text:p>432.199999999984</text:p>
              </table:table-cell>
              <table:table-cell office:value-type="float" office:value="93.4512">
                <text:p>93.4512</text:p>
              </table:table-cell>
              <table:table-cell office:value-type="float" office:value="185.267">
                <text:p>185.267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432.399999999984">
                <text:p>432.399999999984</text:p>
              </table:table-cell>
              <table:table-cell office:value-type="float" office:value="93.4412">
                <text:p>93.4412</text:p>
              </table:table-cell>
              <table:table-cell office:value-type="float" office:value="185.245">
                <text:p>185.245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432.599999999984">
                <text:p>432.599999999984</text:p>
              </table:table-cell>
              <table:table-cell office:value-type="float" office:value="93.4312">
                <text:p>93.4312</text:p>
              </table:table-cell>
              <table:table-cell office:value-type="float" office:value="185.222">
                <text:p>185.222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432.799999999984">
                <text:p>432.799999999984</text:p>
              </table:table-cell>
              <table:table-cell office:value-type="float" office:value="93.4213">
                <text:p>93.4213</text:p>
              </table:table-cell>
              <table:table-cell office:value-type="float" office:value="185.2">
                <text:p>185.2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432.999999999984">
                <text:p>432.999999999984</text:p>
              </table:table-cell>
              <table:table-cell office:value-type="float" office:value="93.4114">
                <text:p>93.4114</text:p>
              </table:table-cell>
              <table:table-cell office:value-type="float" office:value="185.178">
                <text:p>185.178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433.199999999984">
                <text:p>433.199999999984</text:p>
              </table:table-cell>
              <table:table-cell office:value-type="float" office:value="93.4017">
                <text:p>93.4017</text:p>
              </table:table-cell>
              <table:table-cell office:value-type="float" office:value="185.156">
                <text:p>185.156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433.399999999984">
                <text:p>433.399999999984</text:p>
              </table:table-cell>
              <table:table-cell office:value-type="float" office:value="93.392">
                <text:p>93.392</text:p>
              </table:table-cell>
              <table:table-cell office:value-type="float" office:value="185.134">
                <text:p>185.134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433.599999999984">
                <text:p>433.599999999984</text:p>
              </table:table-cell>
              <table:table-cell office:value-type="float" office:value="93.3824">
                <text:p>93.3824</text:p>
              </table:table-cell>
              <table:table-cell office:value-type="float" office:value="185.112">
                <text:p>185.112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433.799999999984">
                <text:p>433.799999999984</text:p>
              </table:table-cell>
              <table:table-cell office:value-type="float" office:value="93.3728">
                <text:p>93.3728</text:p>
              </table:table-cell>
              <table:table-cell office:value-type="float" office:value="185.091">
                <text:p>185.091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433.999999999984">
                <text:p>433.999999999984</text:p>
              </table:table-cell>
              <table:table-cell office:value-type="float" office:value="93.3634">
                <text:p>93.3634</text:p>
              </table:table-cell>
              <table:table-cell office:value-type="float" office:value="185.07">
                <text:p>185.07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434.199999999984">
                <text:p>434.199999999984</text:p>
              </table:table-cell>
              <table:table-cell office:value-type="float" office:value="93.354">
                <text:p>93.354</text:p>
              </table:table-cell>
              <table:table-cell office:value-type="float" office:value="185.049">
                <text:p>185.049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434.399999999984">
                <text:p>434.399999999984</text:p>
              </table:table-cell>
              <table:table-cell office:value-type="float" office:value="93.3447">
                <text:p>93.3447</text:p>
              </table:table-cell>
              <table:table-cell office:value-type="float" office:value="185.028">
                <text:p>185.028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434.599999999984">
                <text:p>434.599999999984</text:p>
              </table:table-cell>
              <table:table-cell office:value-type="float" office:value="93.3354">
                <text:p>93.3354</text:p>
              </table:table-cell>
              <table:table-cell office:value-type="float" office:value="185.007">
                <text:p>185.007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434.799999999984">
                <text:p>434.799999999984</text:p>
              </table:table-cell>
              <table:table-cell office:value-type="float" office:value="93.3263">
                <text:p>93.3263</text:p>
              </table:table-cell>
              <table:table-cell office:value-type="float" office:value="184.986">
                <text:p>184.986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434.999999999984">
                <text:p>434.999999999984</text:p>
              </table:table-cell>
              <table:table-cell office:value-type="float" office:value="93.3172">
                <text:p>93.3172</text:p>
              </table:table-cell>
              <table:table-cell office:value-type="float" office:value="184.966">
                <text:p>184.966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435.199999999984">
                <text:p>435.199999999984</text:p>
              </table:table-cell>
              <table:table-cell office:value-type="float" office:value="93.3082">
                <text:p>93.3082</text:p>
              </table:table-cell>
              <table:table-cell office:value-type="float" office:value="184.946">
                <text:p>184.946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435.399999999984">
                <text:p>435.399999999984</text:p>
              </table:table-cell>
              <table:table-cell office:value-type="float" office:value="93.2993">
                <text:p>93.2993</text:p>
              </table:table-cell>
              <table:table-cell office:value-type="float" office:value="184.926">
                <text:p>184.926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435.599999999984">
                <text:p>435.599999999984</text:p>
              </table:table-cell>
              <table:table-cell office:value-type="float" office:value="93.2904">
                <text:p>93.2904</text:p>
              </table:table-cell>
              <table:table-cell office:value-type="float" office:value="184.906">
                <text:p>184.906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435.799999999984">
                <text:p>435.799999999984</text:p>
              </table:table-cell>
              <table:table-cell office:value-type="float" office:value="93.2816">
                <text:p>93.2816</text:p>
              </table:table-cell>
              <table:table-cell office:value-type="float" office:value="184.886">
                <text:p>184.886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435.999999999984">
                <text:p>435.999999999984</text:p>
              </table:table-cell>
              <table:table-cell office:value-type="float" office:value="93.2729">
                <text:p>93.2729</text:p>
              </table:table-cell>
              <table:table-cell office:value-type="float" office:value="184.866">
                <text:p>184.866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436.199999999984">
                <text:p>436.199999999984</text:p>
              </table:table-cell>
              <table:table-cell office:value-type="float" office:value="93.2643">
                <text:p>93.2643</text:p>
              </table:table-cell>
              <table:table-cell office:value-type="float" office:value="184.847">
                <text:p>184.847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436.399999999984">
                <text:p>436.399999999984</text:p>
              </table:table-cell>
              <table:table-cell office:value-type="float" office:value="93.2557">
                <text:p>93.2557</text:p>
              </table:table-cell>
              <table:table-cell office:value-type="float" office:value="184.828">
                <text:p>184.828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436.599999999984">
                <text:p>436.599999999984</text:p>
              </table:table-cell>
              <table:table-cell office:value-type="float" office:value="93.2473">
                <text:p>93.2473</text:p>
              </table:table-cell>
              <table:table-cell office:value-type="float" office:value="184.809">
                <text:p>184.809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436.799999999984">
                <text:p>436.799999999984</text:p>
              </table:table-cell>
              <table:table-cell office:value-type="float" office:value="93.2389">
                <text:p>93.2389</text:p>
              </table:table-cell>
              <table:table-cell office:value-type="float" office:value="184.79">
                <text:p>184.79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436.999999999984">
                <text:p>436.999999999984</text:p>
              </table:table-cell>
              <table:table-cell office:value-type="float" office:value="93.2305">
                <text:p>93.2305</text:p>
              </table:table-cell>
              <table:table-cell office:value-type="float" office:value="184.771">
                <text:p>184.771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437.199999999984">
                <text:p>437.199999999984</text:p>
              </table:table-cell>
              <table:table-cell office:value-type="float" office:value="93.2223">
                <text:p>93.2223</text:p>
              </table:table-cell>
              <table:table-cell office:value-type="float" office:value="184.752">
                <text:p>184.752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437.399999999984">
                <text:p>437.399999999984</text:p>
              </table:table-cell>
              <table:table-cell office:value-type="float" office:value="93.2141">
                <text:p>93.2141</text:p>
              </table:table-cell>
              <table:table-cell office:value-type="float" office:value="184.734">
                <text:p>184.734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437.599999999984">
                <text:p>437.599999999984</text:p>
              </table:table-cell>
              <table:table-cell office:value-type="float" office:value="93.206">
                <text:p>93.206</text:p>
              </table:table-cell>
              <table:table-cell office:value-type="float" office:value="184.716">
                <text:p>184.716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437.799999999984">
                <text:p>437.799999999984</text:p>
              </table:table-cell>
              <table:table-cell office:value-type="float" office:value="93.1979">
                <text:p>93.1979</text:p>
              </table:table-cell>
              <table:table-cell office:value-type="float" office:value="184.698">
                <text:p>184.698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437.999999999984">
                <text:p>437.999999999984</text:p>
              </table:table-cell>
              <table:table-cell office:value-type="float" office:value="93.19">
                <text:p>93.19</text:p>
              </table:table-cell>
              <table:table-cell office:value-type="float" office:value="184.68">
                <text:p>184.68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438.199999999984">
                <text:p>438.199999999984</text:p>
              </table:table-cell>
              <table:table-cell office:value-type="float" office:value="93.1821">
                <text:p>93.1821</text:p>
              </table:table-cell>
              <table:table-cell office:value-type="float" office:value="184.662">
                <text:p>184.662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438.399999999984">
                <text:p>438.399999999984</text:p>
              </table:table-cell>
              <table:table-cell office:value-type="float" office:value="93.1743">
                <text:p>93.1743</text:p>
              </table:table-cell>
              <table:table-cell office:value-type="float" office:value="184.644">
                <text:p>184.644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438.599999999984">
                <text:p>438.599999999984</text:p>
              </table:table-cell>
              <table:table-cell office:value-type="float" office:value="93.1665">
                <text:p>93.1665</text:p>
              </table:table-cell>
              <table:table-cell office:value-type="float" office:value="184.627">
                <text:p>184.627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438.799999999984">
                <text:p>438.799999999984</text:p>
              </table:table-cell>
              <table:table-cell office:value-type="float" office:value="93.1589">
                <text:p>93.1589</text:p>
              </table:table-cell>
              <table:table-cell office:value-type="float" office:value="184.61">
                <text:p>184.61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438.999999999984">
                <text:p>438.999999999984</text:p>
              </table:table-cell>
              <table:table-cell office:value-type="float" office:value="93.1513">
                <text:p>93.1513</text:p>
              </table:table-cell>
              <table:table-cell office:value-type="float" office:value="184.593">
                <text:p>184.593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439.199999999984">
                <text:p>439.199999999984</text:p>
              </table:table-cell>
              <table:table-cell office:value-type="float" office:value="93.1438">
                <text:p>93.1438</text:p>
              </table:table-cell>
              <table:table-cell office:value-type="float" office:value="184.576">
                <text:p>184.576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439.399999999984">
                <text:p>439.399999999984</text:p>
              </table:table-cell>
              <table:table-cell office:value-type="float" office:value="93.1363">
                <text:p>93.1363</text:p>
              </table:table-cell>
              <table:table-cell office:value-type="float" office:value="184.559">
                <text:p>184.559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439.599999999984">
                <text:p>439.599999999984</text:p>
              </table:table-cell>
              <table:table-cell office:value-type="float" office:value="93.1289">
                <text:p>93.1289</text:p>
              </table:table-cell>
              <table:table-cell office:value-type="float" office:value="184.542">
                <text:p>184.542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439.799999999984">
                <text:p>439.799999999984</text:p>
              </table:table-cell>
              <table:table-cell office:value-type="float" office:value="93.1216">
                <text:p>93.1216</text:p>
              </table:table-cell>
              <table:table-cell office:value-type="float" office:value="184.526">
                <text:p>184.526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439.999999999984">
                <text:p>439.999999999984</text:p>
              </table:table-cell>
              <table:table-cell office:value-type="float" office:value="93.1143">
                <text:p>93.1143</text:p>
              </table:table-cell>
              <table:table-cell office:value-type="float" office:value="184.51">
                <text:p>184.51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440.199999999984">
                <text:p>440.199999999984</text:p>
              </table:table-cell>
              <table:table-cell office:value-type="float" office:value="93.1072">
                <text:p>93.1072</text:p>
              </table:table-cell>
              <table:table-cell office:value-type="float" office:value="184.494">
                <text:p>184.494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440.399999999984">
                <text:p>440.399999999984</text:p>
              </table:table-cell>
              <table:table-cell office:value-type="float" office:value="93.1001">
                <text:p>93.1001</text:p>
              </table:table-cell>
              <table:table-cell office:value-type="float" office:value="184.478">
                <text:p>184.478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440.599999999984">
                <text:p>440.599999999984</text:p>
              </table:table-cell>
              <table:table-cell office:value-type="float" office:value="93.0931">
                <text:p>93.0931</text:p>
              </table:table-cell>
              <table:table-cell office:value-type="float" office:value="184.462">
                <text:p>184.462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440.799999999984">
                <text:p>440.799999999984</text:p>
              </table:table-cell>
              <table:table-cell office:value-type="float" office:value="93.0862">
                <text:p>93.0862</text:p>
              </table:table-cell>
              <table:table-cell office:value-type="float" office:value="184.446">
                <text:p>184.446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440.999999999984">
                <text:p>440.999999999984</text:p>
              </table:table-cell>
              <table:table-cell office:value-type="float" office:value="93.0793">
                <text:p>93.0793</text:p>
              </table:table-cell>
              <table:table-cell office:value-type="float" office:value="184.431">
                <text:p>184.431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441.199999999984">
                <text:p>441.199999999984</text:p>
              </table:table-cell>
              <table:table-cell office:value-type="float" office:value="93.0725">
                <text:p>93.0725</text:p>
              </table:table-cell>
              <table:table-cell office:value-type="float" office:value="184.416">
                <text:p>184.416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441.399999999983">
                <text:p>441.399999999983</text:p>
              </table:table-cell>
              <table:table-cell office:value-type="float" office:value="93.0658">
                <text:p>93.0658</text:p>
              </table:table-cell>
              <table:table-cell office:value-type="float" office:value="184.4">
                <text:p>184.4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441.599999999984">
                <text:p>441.599999999984</text:p>
              </table:table-cell>
              <table:table-cell office:value-type="float" office:value="93.0592">
                <text:p>93.0592</text:p>
              </table:table-cell>
              <table:table-cell office:value-type="float" office:value="184.385">
                <text:p>184.385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441.799999999984">
                <text:p>441.799999999984</text:p>
              </table:table-cell>
              <table:table-cell office:value-type="float" office:value="93.0526">
                <text:p>93.0526</text:p>
              </table:table-cell>
              <table:table-cell office:value-type="float" office:value="184.371">
                <text:p>184.371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441.999999999984">
                <text:p>441.999999999984</text:p>
              </table:table-cell>
              <table:table-cell office:value-type="float" office:value="93.0461">
                <text:p>93.0461</text:p>
              </table:table-cell>
              <table:table-cell office:value-type="float" office:value="184.356">
                <text:p>184.356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442.199999999983">
                <text:p>442.199999999983</text:p>
              </table:table-cell>
              <table:table-cell office:value-type="float" office:value="93.0397">
                <text:p>93.0397</text:p>
              </table:table-cell>
              <table:table-cell office:value-type="float" office:value="184.342">
                <text:p>184.342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442.399999999983">
                <text:p>442.399999999983</text:p>
              </table:table-cell>
              <table:table-cell office:value-type="float" office:value="93.0333">
                <text:p>93.0333</text:p>
              </table:table-cell>
              <table:table-cell office:value-type="float" office:value="184.327">
                <text:p>184.327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442.599999999983">
                <text:p>442.599999999983</text:p>
              </table:table-cell>
              <table:table-cell office:value-type="float" office:value="93.027">
                <text:p>93.027</text:p>
              </table:table-cell>
              <table:table-cell office:value-type="float" office:value="184.313">
                <text:p>184.313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442.799999999983">
                <text:p>442.799999999983</text:p>
              </table:table-cell>
              <table:table-cell office:value-type="float" office:value="93.0208">
                <text:p>93.0208</text:p>
              </table:table-cell>
              <table:table-cell office:value-type="float" office:value="184.299">
                <text:p>184.299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442.999999999983">
                <text:p>442.999999999983</text:p>
              </table:table-cell>
              <table:table-cell office:value-type="float" office:value="93.0147">
                <text:p>93.0147</text:p>
              </table:table-cell>
              <table:table-cell office:value-type="float" office:value="184.285">
                <text:p>184.285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443.199999999983">
                <text:p>443.199999999983</text:p>
              </table:table-cell>
              <table:table-cell office:value-type="float" office:value="93.0086">
                <text:p>93.0086</text:p>
              </table:table-cell>
              <table:table-cell office:value-type="float" office:value="184.272">
                <text:p>184.272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443.399999999983">
                <text:p>443.399999999983</text:p>
              </table:table-cell>
              <table:table-cell office:value-type="float" office:value="93.0026">
                <text:p>93.0026</text:p>
              </table:table-cell>
              <table:table-cell office:value-type="float" office:value="184.258">
                <text:p>184.258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443.599999999983">
                <text:p>443.599999999983</text:p>
              </table:table-cell>
              <table:table-cell office:value-type="float" office:value="92.9967">
                <text:p>92.9967</text:p>
              </table:table-cell>
              <table:table-cell office:value-type="float" office:value="184.245">
                <text:p>184.245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443.799999999983">
                <text:p>443.799999999983</text:p>
              </table:table-cell>
              <table:table-cell office:value-type="float" office:value="92.9908">
                <text:p>92.9908</text:p>
              </table:table-cell>
              <table:table-cell office:value-type="float" office:value="184.232">
                <text:p>184.232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443.999999999983">
                <text:p>443.999999999983</text:p>
              </table:table-cell>
              <table:table-cell office:value-type="float" office:value="92.985">
                <text:p>92.985</text:p>
              </table:table-cell>
              <table:table-cell office:value-type="float" office:value="184.219">
                <text:p>184.219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444.199999999983">
                <text:p>444.199999999983</text:p>
              </table:table-cell>
              <table:table-cell office:value-type="float" office:value="92.9793">
                <text:p>92.9793</text:p>
              </table:table-cell>
              <table:table-cell office:value-type="float" office:value="184.206">
                <text:p>184.206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444.399999999983">
                <text:p>444.399999999983</text:p>
              </table:table-cell>
              <table:table-cell office:value-type="float" office:value="92.9737">
                <text:p>92.9737</text:p>
              </table:table-cell>
              <table:table-cell office:value-type="float" office:value="184.193">
                <text:p>184.193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444.599999999983">
                <text:p>444.599999999983</text:p>
              </table:table-cell>
              <table:table-cell office:value-type="float" office:value="92.9681">
                <text:p>92.9681</text:p>
              </table:table-cell>
              <table:table-cell office:value-type="float" office:value="184.181">
                <text:p>184.181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444.799999999983">
                <text:p>444.799999999983</text:p>
              </table:table-cell>
              <table:table-cell office:value-type="float" office:value="92.9626">
                <text:p>92.9626</text:p>
              </table:table-cell>
              <table:table-cell office:value-type="float" office:value="184.168">
                <text:p>184.168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444.999999999983">
                <text:p>444.999999999983</text:p>
              </table:table-cell>
              <table:table-cell office:value-type="float" office:value="92.9572">
                <text:p>92.9572</text:p>
              </table:table-cell>
              <table:table-cell office:value-type="float" office:value="184.156">
                <text:p>184.156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445.199999999983">
                <text:p>445.199999999983</text:p>
              </table:table-cell>
              <table:table-cell office:value-type="float" office:value="92.9518">
                <text:p>92.9518</text:p>
              </table:table-cell>
              <table:table-cell office:value-type="float" office:value="184.144">
                <text:p>184.144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445.399999999983">
                <text:p>445.399999999983</text:p>
              </table:table-cell>
              <table:table-cell office:value-type="float" office:value="92.9465">
                <text:p>92.9465</text:p>
              </table:table-cell>
              <table:table-cell office:value-type="float" office:value="184.132">
                <text:p>184.132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445.599999999983">
                <text:p>445.599999999983</text:p>
              </table:table-cell>
              <table:table-cell office:value-type="float" office:value="92.9413">
                <text:p>92.9413</text:p>
              </table:table-cell>
              <table:table-cell office:value-type="float" office:value="184.12">
                <text:p>184.12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445.799999999983">
                <text:p>445.799999999983</text:p>
              </table:table-cell>
              <table:table-cell office:value-type="float" office:value="92.9361">
                <text:p>92.9361</text:p>
              </table:table-cell>
              <table:table-cell office:value-type="float" office:value="184.109">
                <text:p>184.109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445.999999999983">
                <text:p>445.999999999983</text:p>
              </table:table-cell>
              <table:table-cell office:value-type="float" office:value="92.9311">
                <text:p>92.9311</text:p>
              </table:table-cell>
              <table:table-cell office:value-type="float" office:value="184.097">
                <text:p>184.097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446.199999999983">
                <text:p>446.199999999983</text:p>
              </table:table-cell>
              <table:table-cell office:value-type="float" office:value="92.9261">
                <text:p>92.9261</text:p>
              </table:table-cell>
              <table:table-cell office:value-type="float" office:value="184.086">
                <text:p>184.086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446.399999999983">
                <text:p>446.399999999983</text:p>
              </table:table-cell>
              <table:table-cell office:value-type="float" office:value="92.9211">
                <text:p>92.9211</text:p>
              </table:table-cell>
              <table:table-cell office:value-type="float" office:value="184.075">
                <text:p>184.075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446.599999999983">
                <text:p>446.599999999983</text:p>
              </table:table-cell>
              <table:table-cell office:value-type="float" office:value="92.9162">
                <text:p>92.9162</text:p>
              </table:table-cell>
              <table:table-cell office:value-type="float" office:value="184.064">
                <text:p>184.064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446.799999999983">
                <text:p>446.799999999983</text:p>
              </table:table-cell>
              <table:table-cell office:value-type="float" office:value="92.9114">
                <text:p>92.9114</text:p>
              </table:table-cell>
              <table:table-cell office:value-type="float" office:value="184.053">
                <text:p>184.053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446.999999999983">
                <text:p>446.999999999983</text:p>
              </table:table-cell>
              <table:table-cell office:value-type="float" office:value="92.9067">
                <text:p>92.9067</text:p>
              </table:table-cell>
              <table:table-cell office:value-type="float" office:value="184.042">
                <text:p>184.042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447.199999999983">
                <text:p>447.199999999983</text:p>
              </table:table-cell>
              <table:table-cell office:value-type="float" office:value="92.9021">
                <text:p>92.9021</text:p>
              </table:table-cell>
              <table:table-cell office:value-type="float" office:value="184.032">
                <text:p>184.032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447.399999999983">
                <text:p>447.399999999983</text:p>
              </table:table-cell>
              <table:table-cell office:value-type="float" office:value="92.8975">
                <text:p>92.8975</text:p>
              </table:table-cell>
              <table:table-cell office:value-type="float" office:value="184.022">
                <text:p>184.022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447.599999999983">
                <text:p>447.599999999983</text:p>
              </table:table-cell>
              <table:table-cell office:value-type="float" office:value="92.893">
                <text:p>92.893</text:p>
              </table:table-cell>
              <table:table-cell office:value-type="float" office:value="184.011">
                <text:p>184.011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447.799999999983">
                <text:p>447.799999999983</text:p>
              </table:table-cell>
              <table:table-cell office:value-type="float" office:value="92.8885">
                <text:p>92.8885</text:p>
              </table:table-cell>
              <table:table-cell office:value-type="float" office:value="184.001">
                <text:p>184.001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447.999999999983">
                <text:p>447.999999999983</text:p>
              </table:table-cell>
              <table:table-cell office:value-type="float" office:value="92.8841">
                <text:p>92.8841</text:p>
              </table:table-cell>
              <table:table-cell office:value-type="float" office:value="183.992">
                <text:p>183.992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448.199999999983">
                <text:p>448.199999999983</text:p>
              </table:table-cell>
              <table:table-cell office:value-type="float" office:value="92.8798">
                <text:p>92.8798</text:p>
              </table:table-cell>
              <table:table-cell office:value-type="float" office:value="183.982">
                <text:p>183.982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448.399999999983">
                <text:p>448.399999999983</text:p>
              </table:table-cell>
              <table:table-cell office:value-type="float" office:value="92.8756">
                <text:p>92.8756</text:p>
              </table:table-cell>
              <table:table-cell office:value-type="float" office:value="183.972">
                <text:p>183.972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448.599999999983">
                <text:p>448.599999999983</text:p>
              </table:table-cell>
              <table:table-cell office:value-type="float" office:value="92.8714">
                <text:p>92.8714</text:p>
              </table:table-cell>
              <table:table-cell office:value-type="float" office:value="183.963">
                <text:p>183.963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448.799999999983">
                <text:p>448.799999999983</text:p>
              </table:table-cell>
              <table:table-cell office:value-type="float" office:value="92.8672">
                <text:p>92.8672</text:p>
              </table:table-cell>
              <table:table-cell office:value-type="float" office:value="183.954">
                <text:p>183.954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448.999999999983">
                <text:p>448.999999999983</text:p>
              </table:table-cell>
              <table:table-cell office:value-type="float" office:value="92.8632">
                <text:p>92.8632</text:p>
              </table:table-cell>
              <table:table-cell office:value-type="float" office:value="183.945">
                <text:p>183.945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449.199999999983">
                <text:p>449.199999999983</text:p>
              </table:table-cell>
              <table:table-cell office:value-type="float" office:value="92.8592">
                <text:p>92.8592</text:p>
              </table:table-cell>
              <table:table-cell office:value-type="float" office:value="183.936">
                <text:p>183.936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449.399999999983">
                <text:p>449.399999999983</text:p>
              </table:table-cell>
              <table:table-cell office:value-type="float" office:value="92.8553">
                <text:p>92.8553</text:p>
              </table:table-cell>
              <table:table-cell office:value-type="float" office:value="183.927">
                <text:p>183.927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449.599999999983">
                <text:p>449.599999999983</text:p>
              </table:table-cell>
              <table:table-cell office:value-type="float" office:value="92.8514">
                <text:p>92.8514</text:p>
              </table:table-cell>
              <table:table-cell office:value-type="float" office:value="183.918">
                <text:p>183.918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449.799999999983">
                <text:p>449.799999999983</text:p>
              </table:table-cell>
              <table:table-cell office:value-type="float" office:value="92.8477">
                <text:p>92.8477</text:p>
              </table:table-cell>
              <table:table-cell office:value-type="float" office:value="183.91">
                <text:p>183.91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449.999999999983">
                <text:p>449.999999999983</text:p>
              </table:table-cell>
              <table:table-cell office:value-type="float" office:value="92.844">
                <text:p>92.844</text:p>
              </table:table-cell>
              <table:table-cell office:value-type="float" office:value="183.902">
                <text:p>183.902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450.199999999983">
                <text:p>450.199999999983</text:p>
              </table:table-cell>
              <table:table-cell office:value-type="float" office:value="92.8404">
                <text:p>92.8404</text:p>
              </table:table-cell>
              <table:table-cell office:value-type="float" office:value="183.893">
                <text:p>183.893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450.399999999983">
                <text:p>450.399999999983</text:p>
              </table:table-cell>
              <table:table-cell office:value-type="float" office:value="92.8368">
                <text:p>92.8368</text:p>
              </table:table-cell>
              <table:table-cell office:value-type="float" office:value="183.885">
                <text:p>183.885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450.599999999983">
                <text:p>450.599999999983</text:p>
              </table:table-cell>
              <table:table-cell office:value-type="float" office:value="92.8332">
                <text:p>92.8332</text:p>
              </table:table-cell>
              <table:table-cell office:value-type="float" office:value="183.878">
                <text:p>183.878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450.799999999983">
                <text:p>450.799999999983</text:p>
              </table:table-cell>
              <table:table-cell office:value-type="float" office:value="92.8298">
                <text:p>92.8298</text:p>
              </table:table-cell>
              <table:table-cell office:value-type="float" office:value="183.87">
                <text:p>183.87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450.999999999983">
                <text:p>450.999999999983</text:p>
              </table:table-cell>
              <table:table-cell office:value-type="float" office:value="92.8265">
                <text:p>92.8265</text:p>
              </table:table-cell>
              <table:table-cell office:value-type="float" office:value="183.862">
                <text:p>183.862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451.199999999983">
                <text:p>451.199999999983</text:p>
              </table:table-cell>
              <table:table-cell office:value-type="float" office:value="92.8232">
                <text:p>92.8232</text:p>
              </table:table-cell>
              <table:table-cell office:value-type="float" office:value="183.855">
                <text:p>183.855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451.399999999983">
                <text:p>451.399999999983</text:p>
              </table:table-cell>
              <table:table-cell office:value-type="float" office:value="92.8199">
                <text:p>92.8199</text:p>
              </table:table-cell>
              <table:table-cell office:value-type="float" office:value="183.848">
                <text:p>183.848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451.599999999983">
                <text:p>451.599999999983</text:p>
              </table:table-cell>
              <table:table-cell office:value-type="float" office:value="92.8168">
                <text:p>92.8168</text:p>
              </table:table-cell>
              <table:table-cell office:value-type="float" office:value="183.841">
                <text:p>183.841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451.799999999983">
                <text:p>451.799999999983</text:p>
              </table:table-cell>
              <table:table-cell office:value-type="float" office:value="92.8137">
                <text:p>92.8137</text:p>
              </table:table-cell>
              <table:table-cell office:value-type="float" office:value="183.834">
                <text:p>183.834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451.999999999983">
                <text:p>451.999999999983</text:p>
              </table:table-cell>
              <table:table-cell office:value-type="float" office:value="92.8107">
                <text:p>92.8107</text:p>
              </table:table-cell>
              <table:table-cell office:value-type="float" office:value="183.827">
                <text:p>183.827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452.199999999983">
                <text:p>452.199999999983</text:p>
              </table:table-cell>
              <table:table-cell office:value-type="float" office:value="92.8077">
                <text:p>92.8077</text:p>
              </table:table-cell>
              <table:table-cell office:value-type="float" office:value="183.82">
                <text:p>183.82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452.399999999983">
                <text:p>452.399999999983</text:p>
              </table:table-cell>
              <table:table-cell office:value-type="float" office:value="92.8048">
                <text:p>92.8048</text:p>
              </table:table-cell>
              <table:table-cell office:value-type="float" office:value="183.814">
                <text:p>183.814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452.599999999983">
                <text:p>452.599999999983</text:p>
              </table:table-cell>
              <table:table-cell office:value-type="float" office:value="92.802">
                <text:p>92.802</text:p>
              </table:table-cell>
              <table:table-cell office:value-type="float" office:value="183.807">
                <text:p>183.807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452.799999999983">
                <text:p>452.799999999983</text:p>
              </table:table-cell>
              <table:table-cell office:value-type="float" office:value="92.7992">
                <text:p>92.7992</text:p>
              </table:table-cell>
              <table:table-cell office:value-type="float" office:value="183.801">
                <text:p>183.801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452.999999999983">
                <text:p>452.999999999983</text:p>
              </table:table-cell>
              <table:table-cell office:value-type="float" office:value="92.7965">
                <text:p>92.7965</text:p>
              </table:table-cell>
              <table:table-cell office:value-type="float" office:value="183.795">
                <text:p>183.795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453.199999999983">
                <text:p>453.199999999983</text:p>
              </table:table-cell>
              <table:table-cell office:value-type="float" office:value="92.7939">
                <text:p>92.7939</text:p>
              </table:table-cell>
              <table:table-cell office:value-type="float" office:value="183.789">
                <text:p>183.789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453.399999999983">
                <text:p>453.399999999983</text:p>
              </table:table-cell>
              <table:table-cell office:value-type="float" office:value="92.7914">
                <text:p>92.7914</text:p>
              </table:table-cell>
              <table:table-cell office:value-type="float" office:value="183.783">
                <text:p>183.783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453.599999999983">
                <text:p>453.599999999983</text:p>
              </table:table-cell>
              <table:table-cell office:value-type="float" office:value="92.7889">
                <text:p>92.7889</text:p>
              </table:table-cell>
              <table:table-cell office:value-type="float" office:value="183.778">
                <text:p>183.778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453.799999999983">
                <text:p>453.799999999983</text:p>
              </table:table-cell>
              <table:table-cell office:value-type="float" office:value="92.7864">
                <text:p>92.7864</text:p>
              </table:table-cell>
              <table:table-cell office:value-type="float" office:value="183.772">
                <text:p>183.772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453.999999999983">
                <text:p>453.999999999983</text:p>
              </table:table-cell>
              <table:table-cell office:value-type="float" office:value="92.7841">
                <text:p>92.7841</text:p>
              </table:table-cell>
              <table:table-cell office:value-type="float" office:value="183.767">
                <text:p>183.767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454.199999999983">
                <text:p>454.199999999983</text:p>
              </table:table-cell>
              <table:table-cell office:value-type="float" office:value="92.7818">
                <text:p>92.7818</text:p>
              </table:table-cell>
              <table:table-cell office:value-type="float" office:value="183.762">
                <text:p>183.762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454.399999999983">
                <text:p>454.399999999983</text:p>
              </table:table-cell>
              <table:table-cell office:value-type="float" office:value="92.7796">
                <text:p>92.7796</text:p>
              </table:table-cell>
              <table:table-cell office:value-type="float" office:value="183.757">
                <text:p>183.757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454.599999999983">
                <text:p>454.599999999983</text:p>
              </table:table-cell>
              <table:table-cell office:value-type="float" office:value="92.7774">
                <text:p>92.7774</text:p>
              </table:table-cell>
              <table:table-cell office:value-type="float" office:value="183.752">
                <text:p>183.752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454.799999999983">
                <text:p>454.799999999983</text:p>
              </table:table-cell>
              <table:table-cell office:value-type="float" office:value="92.7753">
                <text:p>92.7753</text:p>
              </table:table-cell>
              <table:table-cell office:value-type="float" office:value="183.747">
                <text:p>183.747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454.999999999983">
                <text:p>454.999999999983</text:p>
              </table:table-cell>
              <table:table-cell office:value-type="float" office:value="92.7733">
                <text:p>92.7733</text:p>
              </table:table-cell>
              <table:table-cell office:value-type="float" office:value="183.743">
                <text:p>183.743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455.199999999983">
                <text:p>455.199999999983</text:p>
              </table:table-cell>
              <table:table-cell office:value-type="float" office:value="92.7713">
                <text:p>92.7713</text:p>
              </table:table-cell>
              <table:table-cell office:value-type="float" office:value="183.738">
                <text:p>183.738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455.399999999983">
                <text:p>455.399999999983</text:p>
              </table:table-cell>
              <table:table-cell office:value-type="float" office:value="92.7694">
                <text:p>92.7694</text:p>
              </table:table-cell>
              <table:table-cell office:value-type="float" office:value="183.734">
                <text:p>183.734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455.599999999983">
                <text:p>455.599999999983</text:p>
              </table:table-cell>
              <table:table-cell office:value-type="float" office:value="92.7676">
                <text:p>92.7676</text:p>
              </table:table-cell>
              <table:table-cell office:value-type="float" office:value="183.73">
                <text:p>183.73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455.799999999983">
                <text:p>455.799999999983</text:p>
              </table:table-cell>
              <table:table-cell office:value-type="float" office:value="92.7658">
                <text:p>92.7658</text:p>
              </table:table-cell>
              <table:table-cell office:value-type="float" office:value="183.726">
                <text:p>183.726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455.999999999983">
                <text:p>455.999999999983</text:p>
              </table:table-cell>
              <table:table-cell office:value-type="float" office:value="92.7641">
                <text:p>92.7641</text:p>
              </table:table-cell>
              <table:table-cell office:value-type="float" office:value="183.722">
                <text:p>183.722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456.199999999983">
                <text:p>456.199999999983</text:p>
              </table:table-cell>
              <table:table-cell office:value-type="float" office:value="92.7625">
                <text:p>92.7625</text:p>
              </table:table-cell>
              <table:table-cell office:value-type="float" office:value="183.718">
                <text:p>183.718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456.399999999983">
                <text:p>456.399999999983</text:p>
              </table:table-cell>
              <table:table-cell office:value-type="float" office:value="92.7609">
                <text:p>92.7609</text:p>
              </table:table-cell>
              <table:table-cell office:value-type="float" office:value="183.715">
                <text:p>183.715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456.599999999983">
                <text:p>456.599999999983</text:p>
              </table:table-cell>
              <table:table-cell office:value-type="float" office:value="92.7594">
                <text:p>92.7594</text:p>
              </table:table-cell>
              <table:table-cell office:value-type="float" office:value="183.711">
                <text:p>183.711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456.799999999983">
                <text:p>456.799999999983</text:p>
              </table:table-cell>
              <table:table-cell office:value-type="float" office:value="92.7579">
                <text:p>92.7579</text:p>
              </table:table-cell>
              <table:table-cell office:value-type="float" office:value="183.708">
                <text:p>183.708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456.999999999983">
                <text:p>456.999999999983</text:p>
              </table:table-cell>
              <table:table-cell office:value-type="float" office:value="92.7565">
                <text:p>92.7565</text:p>
              </table:table-cell>
              <table:table-cell office:value-type="float" office:value="183.705">
                <text:p>183.705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457.199999999983">
                <text:p>457.199999999983</text:p>
              </table:table-cell>
              <table:table-cell office:value-type="float" office:value="92.7552">
                <text:p>92.7552</text:p>
              </table:table-cell>
              <table:table-cell office:value-type="float" office:value="183.702">
                <text:p>183.702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457.399999999983">
                <text:p>457.399999999983</text:p>
              </table:table-cell>
              <table:table-cell office:value-type="float" office:value="92.754">
                <text:p>92.754</text:p>
              </table:table-cell>
              <table:table-cell office:value-type="float" office:value="183.699">
                <text:p>183.699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457.599999999983">
                <text:p>457.599999999983</text:p>
              </table:table-cell>
              <table:table-cell office:value-type="float" office:value="92.7528">
                <text:p>92.7528</text:p>
              </table:table-cell>
              <table:table-cell office:value-type="float" office:value="183.696">
                <text:p>183.696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457.799999999983">
                <text:p>457.799999999983</text:p>
              </table:table-cell>
              <table:table-cell office:value-type="float" office:value="92.7516">
                <text:p>92.7516</text:p>
              </table:table-cell>
              <table:table-cell office:value-type="float" office:value="183.694">
                <text:p>183.694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457.999999999983">
                <text:p>457.999999999983</text:p>
              </table:table-cell>
              <table:table-cell office:value-type="float" office:value="92.7506">
                <text:p>92.7506</text:p>
              </table:table-cell>
              <table:table-cell office:value-type="float" office:value="183.692">
                <text:p>183.692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458.199999999983">
                <text:p>458.199999999983</text:p>
              </table:table-cell>
              <table:table-cell office:value-type="float" office:value="92.7496">
                <text:p>92.7496</text:p>
              </table:table-cell>
              <table:table-cell office:value-type="float" office:value="183.689">
                <text:p>183.689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458.399999999983">
                <text:p>458.399999999983</text:p>
              </table:table-cell>
              <table:table-cell office:value-type="float" office:value="92.7486">
                <text:p>92.7486</text:p>
              </table:table-cell>
              <table:table-cell office:value-type="float" office:value="183.687">
                <text:p>183.687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458.599999999983">
                <text:p>458.599999999983</text:p>
              </table:table-cell>
              <table:table-cell office:value-type="float" office:value="92.7477">
                <text:p>92.7477</text:p>
              </table:table-cell>
              <table:table-cell office:value-type="float" office:value="183.685">
                <text:p>183.685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458.799999999983">
                <text:p>458.799999999983</text:p>
              </table:table-cell>
              <table:table-cell office:value-type="float" office:value="92.7469">
                <text:p>92.7469</text:p>
              </table:table-cell>
              <table:table-cell office:value-type="float" office:value="183.683">
                <text:p>183.683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458.999999999983">
                <text:p>458.999999999983</text:p>
              </table:table-cell>
              <table:table-cell office:value-type="float" office:value="92.7462">
                <text:p>92.7462</text:p>
              </table:table-cell>
              <table:table-cell office:value-type="float" office:value="183.682">
                <text:p>183.682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459.199999999982">
                <text:p>459.199999999982</text:p>
              </table:table-cell>
              <table:table-cell office:value-type="float" office:value="92.7455">
                <text:p>92.7455</text:p>
              </table:table-cell>
              <table:table-cell office:value-type="float" office:value="183.68">
                <text:p>183.68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459.399999999982">
                <text:p>459.399999999982</text:p>
              </table:table-cell>
              <table:table-cell office:value-type="float" office:value="92.7448">
                <text:p>92.7448</text:p>
              </table:table-cell>
              <table:table-cell office:value-type="float" office:value="183.679">
                <text:p>183.679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459.599999999982">
                <text:p>459.599999999982</text:p>
              </table:table-cell>
              <table:table-cell office:value-type="float" office:value="92.7443">
                <text:p>92.7443</text:p>
              </table:table-cell>
              <table:table-cell office:value-type="float" office:value="183.677">
                <text:p>183.677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459.799999999983">
                <text:p>459.799999999983</text:p>
              </table:table-cell>
              <table:table-cell office:value-type="float" office:value="92.7438">
                <text:p>92.7438</text:p>
              </table:table-cell>
              <table:table-cell office:value-type="float" office:value="183.676">
                <text:p>183.676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459.999999999983">
                <text:p>459.999999999983</text:p>
              </table:table-cell>
              <table:table-cell office:value-type="float" office:value="92.7433">
                <text:p>92.7433</text:p>
              </table:table-cell>
              <table:table-cell office:value-type="float" office:value="183.675">
                <text:p>183.675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460.199999999982">
                <text:p>460.199999999982</text:p>
              </table:table-cell>
              <table:table-cell office:value-type="float" office:value="92.7429">
                <text:p>92.7429</text:p>
              </table:table-cell>
              <table:table-cell office:value-type="float" office:value="183.674">
                <text:p>183.674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460.399999999982">
                <text:p>460.399999999982</text:p>
              </table:table-cell>
              <table:table-cell office:value-type="float" office:value="92.7426">
                <text:p>92.7426</text:p>
              </table:table-cell>
              <table:table-cell office:value-type="float" office:value="183.674">
                <text:p>183.674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460.599999999982">
                <text:p>460.599999999982</text:p>
              </table:table-cell>
              <table:table-cell office:value-type="float" office:value="92.7423">
                <text:p>92.7423</text:p>
              </table:table-cell>
              <table:table-cell office:value-type="float" office:value="183.673">
                <text:p>183.673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460.799999999982">
                <text:p>460.799999999982</text:p>
              </table:table-cell>
              <table:table-cell office:value-type="float" office:value="92.7421">
                <text:p>92.7421</text:p>
              </table:table-cell>
              <table:table-cell office:value-type="float" office:value="183.673">
                <text:p>183.673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460.999999999982">
                <text:p>460.999999999982</text:p>
              </table:table-cell>
              <table:table-cell office:value-type="float" office:value="92.742">
                <text:p>92.742</text:p>
              </table:table-cell>
              <table:table-cell office:value-type="float" office:value="183.672">
                <text:p>183.672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461.199999999982">
                <text:p>461.199999999982</text:p>
              </table:table-cell>
              <table:table-cell office:value-type="float" office:value="92.7419">
                <text:p>92.7419</text:p>
              </table:table-cell>
              <table:table-cell office:value-type="float" office:value="183.672">
                <text:p>183.672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461.399999999982">
                <text:p>461.399999999982</text:p>
              </table:table-cell>
              <table:table-cell office:value-type="float" office:value="92.7419">
                <text:p>92.7419</text:p>
              </table:table-cell>
              <table:table-cell office:value-type="float" office:value="183.672">
                <text:p>183.672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461.599999999982">
                <text:p>461.599999999982</text:p>
              </table:table-cell>
              <table:table-cell office:value-type="float" office:value="92.7419">
                <text:p>92.7419</text:p>
              </table:table-cell>
              <table:table-cell office:value-type="float" office:value="183.672">
                <text:p>183.672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461.799999999982">
                <text:p>461.799999999982</text:p>
              </table:table-cell>
              <table:table-cell office:value-type="float" office:value="92.742">
                <text:p>92.742</text:p>
              </table:table-cell>
              <table:table-cell office:value-type="float" office:value="183.673">
                <text:p>183.673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461.999999999982">
                <text:p>461.999999999982</text:p>
              </table:table-cell>
              <table:table-cell office:value-type="float" office:value="92.7422">
                <text:p>92.7422</text:p>
              </table:table-cell>
              <table:table-cell office:value-type="float" office:value="183.673">
                <text:p>183.673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462.199999999982">
                <text:p>462.199999999982</text:p>
              </table:table-cell>
              <table:table-cell office:value-type="float" office:value="92.7425">
                <text:p>92.7425</text:p>
              </table:table-cell>
              <table:table-cell office:value-type="float" office:value="183.674">
                <text:p>183.674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462.399999999982">
                <text:p>462.399999999982</text:p>
              </table:table-cell>
              <table:table-cell office:value-type="float" office:value="92.7428">
                <text:p>92.7428</text:p>
              </table:table-cell>
              <table:table-cell office:value-type="float" office:value="183.674">
                <text:p>183.674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462.599999999982">
                <text:p>462.599999999982</text:p>
              </table:table-cell>
              <table:table-cell office:value-type="float" office:value="92.7431">
                <text:p>92.7431</text:p>
              </table:table-cell>
              <table:table-cell office:value-type="float" office:value="183.675">
                <text:p>183.675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462.799999999982">
                <text:p>462.799999999982</text:p>
              </table:table-cell>
              <table:table-cell office:value-type="float" office:value="92.7435">
                <text:p>92.7435</text:p>
              </table:table-cell>
              <table:table-cell office:value-type="float" office:value="183.676">
                <text:p>183.676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462.999999999982">
                <text:p>462.999999999982</text:p>
              </table:table-cell>
              <table:table-cell office:value-type="float" office:value="92.744">
                <text:p>92.744</text:p>
              </table:table-cell>
              <table:table-cell office:value-type="float" office:value="183.677">
                <text:p>183.677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463.199999999982">
                <text:p>463.199999999982</text:p>
              </table:table-cell>
              <table:table-cell office:value-type="float" office:value="92.7445">
                <text:p>92.7445</text:p>
              </table:table-cell>
              <table:table-cell office:value-type="float" office:value="183.678">
                <text:p>183.678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463.399999999982">
                <text:p>463.399999999982</text:p>
              </table:table-cell>
              <table:table-cell office:value-type="float" office:value="92.7451">
                <text:p>92.7451</text:p>
              </table:table-cell>
              <table:table-cell office:value-type="float" office:value="183.68">
                <text:p>183.68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463.599999999982">
                <text:p>463.599999999982</text:p>
              </table:table-cell>
              <table:table-cell office:value-type="float" office:value="92.7458">
                <text:p>92.7458</text:p>
              </table:table-cell>
              <table:table-cell office:value-type="float" office:value="183.681">
                <text:p>183.681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463.799999999982">
                <text:p>463.799999999982</text:p>
              </table:table-cell>
              <table:table-cell office:value-type="float" office:value="92.7465">
                <text:p>92.7465</text:p>
              </table:table-cell>
              <table:table-cell office:value-type="float" office:value="183.683">
                <text:p>183.683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463.999999999982">
                <text:p>463.999999999982</text:p>
              </table:table-cell>
              <table:table-cell office:value-type="float" office:value="92.7473">
                <text:p>92.7473</text:p>
              </table:table-cell>
              <table:table-cell office:value-type="float" office:value="183.684">
                <text:p>183.684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464.199999999982">
                <text:p>464.199999999982</text:p>
              </table:table-cell>
              <table:table-cell office:value-type="float" office:value="92.7481">
                <text:p>92.7481</text:p>
              </table:table-cell>
              <table:table-cell office:value-type="float" office:value="183.686">
                <text:p>183.686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464.399999999982">
                <text:p>464.399999999982</text:p>
              </table:table-cell>
              <table:table-cell office:value-type="float" office:value="92.749">
                <text:p>92.749</text:p>
              </table:table-cell>
              <table:table-cell office:value-type="float" office:value="183.688">
                <text:p>183.688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464.599999999982">
                <text:p>464.599999999982</text:p>
              </table:table-cell>
              <table:table-cell office:value-type="float" office:value="92.75">
                <text:p>92.75</text:p>
              </table:table-cell>
              <table:table-cell office:value-type="float" office:value="183.69">
                <text:p>183.69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464.799999999982">
                <text:p>464.799999999982</text:p>
              </table:table-cell>
              <table:table-cell office:value-type="float" office:value="92.751">
                <text:p>92.751</text:p>
              </table:table-cell>
              <table:table-cell office:value-type="float" office:value="183.693">
                <text:p>183.693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464.999999999982">
                <text:p>464.999999999982</text:p>
              </table:table-cell>
              <table:table-cell office:value-type="float" office:value="92.7521">
                <text:p>92.7521</text:p>
              </table:table-cell>
              <table:table-cell office:value-type="float" office:value="183.695">
                <text:p>183.695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465.199999999982">
                <text:p>465.199999999982</text:p>
              </table:table-cell>
              <table:table-cell office:value-type="float" office:value="92.7532">
                <text:p>92.7532</text:p>
              </table:table-cell>
              <table:table-cell office:value-type="float" office:value="183.698">
                <text:p>183.698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465.399999999982">
                <text:p>465.399999999982</text:p>
              </table:table-cell>
              <table:table-cell office:value-type="float" office:value="92.7544">
                <text:p>92.7544</text:p>
              </table:table-cell>
              <table:table-cell office:value-type="float" office:value="183.7">
                <text:p>183.7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465.599999999982">
                <text:p>465.599999999982</text:p>
              </table:table-cell>
              <table:table-cell office:value-type="float" office:value="92.7556">
                <text:p>92.7556</text:p>
              </table:table-cell>
              <table:table-cell office:value-type="float" office:value="183.703">
                <text:p>183.703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465.799999999982">
                <text:p>465.799999999982</text:p>
              </table:table-cell>
              <table:table-cell office:value-type="float" office:value="92.757">
                <text:p>92.757</text:p>
              </table:table-cell>
              <table:table-cell office:value-type="float" office:value="183.706">
                <text:p>183.706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465.999999999982">
                <text:p>465.999999999982</text:p>
              </table:table-cell>
              <table:table-cell office:value-type="float" office:value="92.7583">
                <text:p>92.7583</text:p>
              </table:table-cell>
              <table:table-cell office:value-type="float" office:value="183.709">
                <text:p>183.709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466.199999999982">
                <text:p>466.199999999982</text:p>
              </table:table-cell>
              <table:table-cell office:value-type="float" office:value="92.7597">
                <text:p>92.7597</text:p>
              </table:table-cell>
              <table:table-cell office:value-type="float" office:value="183.712">
                <text:p>183.712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466.399999999982">
                <text:p>466.399999999982</text:p>
              </table:table-cell>
              <table:table-cell office:value-type="float" office:value="92.7612">
                <text:p>92.7612</text:p>
              </table:table-cell>
              <table:table-cell office:value-type="float" office:value="183.716">
                <text:p>183.716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466.599999999982">
                <text:p>466.599999999982</text:p>
              </table:table-cell>
              <table:table-cell office:value-type="float" office:value="92.7628">
                <text:p>92.7628</text:p>
              </table:table-cell>
              <table:table-cell office:value-type="float" office:value="183.719">
                <text:p>183.719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466.799999999982">
                <text:p>466.799999999982</text:p>
              </table:table-cell>
              <table:table-cell office:value-type="float" office:value="92.7644">
                <text:p>92.7644</text:p>
              </table:table-cell>
              <table:table-cell office:value-type="float" office:value="183.723">
                <text:p>183.723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466.999999999982">
                <text:p>466.999999999982</text:p>
              </table:table-cell>
              <table:table-cell office:value-type="float" office:value="92.766">
                <text:p>92.766</text:p>
              </table:table-cell>
              <table:table-cell office:value-type="float" office:value="183.727">
                <text:p>183.727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467.199999999982">
                <text:p>467.199999999982</text:p>
              </table:table-cell>
              <table:table-cell office:value-type="float" office:value="92.7677">
                <text:p>92.7677</text:p>
              </table:table-cell>
              <table:table-cell office:value-type="float" office:value="183.73">
                <text:p>183.73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467.399999999982">
                <text:p>467.399999999982</text:p>
              </table:table-cell>
              <table:table-cell office:value-type="float" office:value="92.7695">
                <text:p>92.7695</text:p>
              </table:table-cell>
              <table:table-cell office:value-type="float" office:value="183.734">
                <text:p>183.734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467.599999999982">
                <text:p>467.599999999982</text:p>
              </table:table-cell>
              <table:table-cell office:value-type="float" office:value="92.7713">
                <text:p>92.7713</text:p>
              </table:table-cell>
              <table:table-cell office:value-type="float" office:value="183.738">
                <text:p>183.738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467.799999999982">
                <text:p>467.799999999982</text:p>
              </table:table-cell>
              <table:table-cell office:value-type="float" office:value="92.7732">
                <text:p>92.7732</text:p>
              </table:table-cell>
              <table:table-cell office:value-type="float" office:value="183.743">
                <text:p>183.743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467.999999999982">
                <text:p>467.999999999982</text:p>
              </table:table-cell>
              <table:table-cell office:value-type="float" office:value="92.7752">
                <text:p>92.7752</text:p>
              </table:table-cell>
              <table:table-cell office:value-type="float" office:value="183.747">
                <text:p>183.747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468.199999999982">
                <text:p>468.199999999982</text:p>
              </table:table-cell>
              <table:table-cell office:value-type="float" office:value="92.7772">
                <text:p>92.7772</text:p>
              </table:table-cell>
              <table:table-cell office:value-type="float" office:value="183.752">
                <text:p>183.752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468.399999999982">
                <text:p>468.399999999982</text:p>
              </table:table-cell>
              <table:table-cell office:value-type="float" office:value="92.7792">
                <text:p>92.7792</text:p>
              </table:table-cell>
              <table:table-cell office:value-type="float" office:value="183.756">
                <text:p>183.756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468.599999999982">
                <text:p>468.599999999982</text:p>
              </table:table-cell>
              <table:table-cell office:value-type="float" office:value="92.7813">
                <text:p>92.7813</text:p>
              </table:table-cell>
              <table:table-cell office:value-type="float" office:value="183.761">
                <text:p>183.761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468.799999999982">
                <text:p>468.799999999982</text:p>
              </table:table-cell>
              <table:table-cell office:value-type="float" office:value="92.7835">
                <text:p>92.7835</text:p>
              </table:table-cell>
              <table:table-cell office:value-type="float" office:value="183.766">
                <text:p>183.766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468.999999999982">
                <text:p>468.999999999982</text:p>
              </table:table-cell>
              <table:table-cell office:value-type="float" office:value="92.7857">
                <text:p>92.7857</text:p>
              </table:table-cell>
              <table:table-cell office:value-type="float" office:value="183.771">
                <text:p>183.771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469.199999999982">
                <text:p>469.199999999982</text:p>
              </table:table-cell>
              <table:table-cell office:value-type="float" office:value="92.788">
                <text:p>92.788</text:p>
              </table:table-cell>
              <table:table-cell office:value-type="float" office:value="183.776">
                <text:p>183.776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469.399999999982">
                <text:p>469.399999999982</text:p>
              </table:table-cell>
              <table:table-cell office:value-type="float" office:value="92.7904">
                <text:p>92.7904</text:p>
              </table:table-cell>
              <table:table-cell office:value-type="float" office:value="183.781">
                <text:p>183.781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469.599999999982">
                <text:p>469.599999999982</text:p>
              </table:table-cell>
              <table:table-cell office:value-type="float" office:value="92.7927">
                <text:p>92.7927</text:p>
              </table:table-cell>
              <table:table-cell office:value-type="float" office:value="183.787">
                <text:p>183.787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469.799999999982">
                <text:p>469.799999999982</text:p>
              </table:table-cell>
              <table:table-cell office:value-type="float" office:value="92.7952">
                <text:p>92.7952</text:p>
              </table:table-cell>
              <table:table-cell office:value-type="float" office:value="183.792">
                <text:p>183.792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469.999999999982">
                <text:p>469.999999999982</text:p>
              </table:table-cell>
              <table:table-cell office:value-type="float" office:value="92.7977">
                <text:p>92.7977</text:p>
              </table:table-cell>
              <table:table-cell office:value-type="float" office:value="183.798">
                <text:p>183.798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470.199999999982">
                <text:p>470.199999999982</text:p>
              </table:table-cell>
              <table:table-cell office:value-type="float" office:value="92.8003">
                <text:p>92.8003</text:p>
              </table:table-cell>
              <table:table-cell office:value-type="float" office:value="183.804">
                <text:p>183.804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470.399999999982">
                <text:p>470.399999999982</text:p>
              </table:table-cell>
              <table:table-cell office:value-type="float" office:value="92.8029">
                <text:p>92.8029</text:p>
              </table:table-cell>
              <table:table-cell office:value-type="float" office:value="183.809">
                <text:p>183.809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470.599999999982">
                <text:p>470.599999999982</text:p>
              </table:table-cell>
              <table:table-cell office:value-type="float" office:value="92.8055">
                <text:p>92.8055</text:p>
              </table:table-cell>
              <table:table-cell office:value-type="float" office:value="183.815">
                <text:p>183.815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470.799999999982">
                <text:p>470.799999999982</text:p>
              </table:table-cell>
              <table:table-cell office:value-type="float" office:value="92.8083">
                <text:p>92.8083</text:p>
              </table:table-cell>
              <table:table-cell office:value-type="float" office:value="183.822">
                <text:p>183.822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470.999999999982">
                <text:p>470.999999999982</text:p>
              </table:table-cell>
              <table:table-cell office:value-type="float" office:value="92.8111">
                <text:p>92.8111</text:p>
              </table:table-cell>
              <table:table-cell office:value-type="float" office:value="183.828">
                <text:p>183.828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471.199999999982">
                <text:p>471.199999999982</text:p>
              </table:table-cell>
              <table:table-cell office:value-type="float" office:value="92.8139">
                <text:p>92.8139</text:p>
              </table:table-cell>
              <table:table-cell office:value-type="float" office:value="183.834">
                <text:p>183.834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471.399999999982">
                <text:p>471.399999999982</text:p>
              </table:table-cell>
              <table:table-cell office:value-type="float" office:value="92.8168">
                <text:p>92.8168</text:p>
              </table:table-cell>
              <table:table-cell office:value-type="float" office:value="183.841">
                <text:p>183.841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471.599999999982">
                <text:p>471.599999999982</text:p>
              </table:table-cell>
              <table:table-cell office:value-type="float" office:value="92.8197">
                <text:p>92.8197</text:p>
              </table:table-cell>
              <table:table-cell office:value-type="float" office:value="183.847">
                <text:p>183.847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471.799999999982">
                <text:p>471.799999999982</text:p>
              </table:table-cell>
              <table:table-cell office:value-type="float" office:value="92.8227">
                <text:p>92.8227</text:p>
              </table:table-cell>
              <table:table-cell office:value-type="float" office:value="183.854">
                <text:p>183.854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471.999999999982">
                <text:p>471.999999999982</text:p>
              </table:table-cell>
              <table:table-cell office:value-type="float" office:value="92.8257">
                <text:p>92.8257</text:p>
              </table:table-cell>
              <table:table-cell office:value-type="float" office:value="183.861">
                <text:p>183.861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472.199999999982">
                <text:p>472.199999999982</text:p>
              </table:table-cell>
              <table:table-cell office:value-type="float" office:value="92.8288">
                <text:p>92.8288</text:p>
              </table:table-cell>
              <table:table-cell office:value-type="float" office:value="183.868">
                <text:p>183.868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472.399999999982">
                <text:p>472.399999999982</text:p>
              </table:table-cell>
              <table:table-cell office:value-type="float" office:value="92.832">
                <text:p>92.832</text:p>
              </table:table-cell>
              <table:table-cell office:value-type="float" office:value="183.875">
                <text:p>183.875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472.599999999982">
                <text:p>472.599999999982</text:p>
              </table:table-cell>
              <table:table-cell office:value-type="float" office:value="92.8352">
                <text:p>92.8352</text:p>
              </table:table-cell>
              <table:table-cell office:value-type="float" office:value="183.882">
                <text:p>183.882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472.799999999982">
                <text:p>472.799999999982</text:p>
              </table:table-cell>
              <table:table-cell office:value-type="float" office:value="92.8385">
                <text:p>92.8385</text:p>
              </table:table-cell>
              <table:table-cell office:value-type="float" office:value="183.89">
                <text:p>183.89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472.999999999982">
                <text:p>472.999999999982</text:p>
              </table:table-cell>
              <table:table-cell office:value-type="float" office:value="92.8418">
                <text:p>92.8418</text:p>
              </table:table-cell>
              <table:table-cell office:value-type="float" office:value="183.897">
                <text:p>183.897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473.199999999982">
                <text:p>473.199999999982</text:p>
              </table:table-cell>
              <table:table-cell office:value-type="float" office:value="92.8452">
                <text:p>92.8452</text:p>
              </table:table-cell>
              <table:table-cell office:value-type="float" office:value="183.905">
                <text:p>183.905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473.399999999982">
                <text:p>473.399999999982</text:p>
              </table:table-cell>
              <table:table-cell office:value-type="float" office:value="92.8486">
                <text:p>92.8486</text:p>
              </table:table-cell>
              <table:table-cell office:value-type="float" office:value="183.912">
                <text:p>183.912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473.599999999982">
                <text:p>473.599999999982</text:p>
              </table:table-cell>
              <table:table-cell office:value-type="float" office:value="92.8521">
                <text:p>92.8521</text:p>
              </table:table-cell>
              <table:table-cell office:value-type="float" office:value="183.92">
                <text:p>183.92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473.799999999982">
                <text:p>473.799999999982</text:p>
              </table:table-cell>
              <table:table-cell office:value-type="float" office:value="92.8556">
                <text:p>92.8556</text:p>
              </table:table-cell>
              <table:table-cell office:value-type="float" office:value="183.928">
                <text:p>183.928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473.999999999982">
                <text:p>473.999999999982</text:p>
              </table:table-cell>
              <table:table-cell office:value-type="float" office:value="92.8592">
                <text:p>92.8592</text:p>
              </table:table-cell>
              <table:table-cell office:value-type="float" office:value="183.936">
                <text:p>183.936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474.199999999982">
                <text:p>474.199999999982</text:p>
              </table:table-cell>
              <table:table-cell office:value-type="float" office:value="92.8629">
                <text:p>92.8629</text:p>
              </table:table-cell>
              <table:table-cell office:value-type="float" office:value="183.944">
                <text:p>183.944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474.399999999982">
                <text:p>474.399999999982</text:p>
              </table:table-cell>
              <table:table-cell office:value-type="float" office:value="92.8666">
                <text:p>92.8666</text:p>
              </table:table-cell>
              <table:table-cell office:value-type="float" office:value="183.953">
                <text:p>183.953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474.599999999982">
                <text:p>474.599999999982</text:p>
              </table:table-cell>
              <table:table-cell office:value-type="float" office:value="92.8703">
                <text:p>92.8703</text:p>
              </table:table-cell>
              <table:table-cell office:value-type="float" office:value="183.961">
                <text:p>183.961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474.799999999982">
                <text:p>474.799999999982</text:p>
              </table:table-cell>
              <table:table-cell office:value-type="float" office:value="92.8741">
                <text:p>92.8741</text:p>
              </table:table-cell>
              <table:table-cell office:value-type="float" office:value="183.97">
                <text:p>183.97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474.999999999982">
                <text:p>474.999999999982</text:p>
              </table:table-cell>
              <table:table-cell office:value-type="float" office:value="92.878">
                <text:p>92.878</text:p>
              </table:table-cell>
              <table:table-cell office:value-type="float" office:value="183.978">
                <text:p>183.978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475.199999999982">
                <text:p>475.199999999982</text:p>
              </table:table-cell>
              <table:table-cell office:value-type="float" office:value="92.8819">
                <text:p>92.8819</text:p>
              </table:table-cell>
              <table:table-cell office:value-type="float" office:value="183.987">
                <text:p>183.987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475.399999999982">
                <text:p>475.399999999982</text:p>
              </table:table-cell>
              <table:table-cell office:value-type="float" office:value="92.8858">
                <text:p>92.8858</text:p>
              </table:table-cell>
              <table:table-cell office:value-type="float" office:value="183.996">
                <text:p>183.996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475.599999999982">
                <text:p>475.599999999982</text:p>
              </table:table-cell>
              <table:table-cell office:value-type="float" office:value="92.8898">
                <text:p>92.8898</text:p>
              </table:table-cell>
              <table:table-cell office:value-type="float" office:value="184.005">
                <text:p>184.005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475.799999999982">
                <text:p>475.799999999982</text:p>
              </table:table-cell>
              <table:table-cell office:value-type="float" office:value="92.8939">
                <text:p>92.8939</text:p>
              </table:table-cell>
              <table:table-cell office:value-type="float" office:value="184.014">
                <text:p>184.014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475.999999999982">
                <text:p>475.999999999982</text:p>
              </table:table-cell>
              <table:table-cell office:value-type="float" office:value="92.898">
                <text:p>92.898</text:p>
              </table:table-cell>
              <table:table-cell office:value-type="float" office:value="184.023">
                <text:p>184.023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476.199999999982">
                <text:p>476.199999999982</text:p>
              </table:table-cell>
              <table:table-cell office:value-type="float" office:value="92.9021">
                <text:p>92.9021</text:p>
              </table:table-cell>
              <table:table-cell office:value-type="float" office:value="184.033">
                <text:p>184.033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476.399999999981">
                <text:p>476.399999999981</text:p>
              </table:table-cell>
              <table:table-cell office:value-type="float" office:value="92.9063">
                <text:p>92.9063</text:p>
              </table:table-cell>
              <table:table-cell office:value-type="float" office:value="184.042">
                <text:p>184.042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476.599999999982">
                <text:p>476.599999999982</text:p>
              </table:table-cell>
              <table:table-cell office:value-type="float" office:value="92.9106">
                <text:p>92.9106</text:p>
              </table:table-cell>
              <table:table-cell office:value-type="float" office:value="184.052">
                <text:p>184.052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476.799999999982">
                <text:p>476.799999999982</text:p>
              </table:table-cell>
              <table:table-cell office:value-type="float" office:value="92.9149">
                <text:p>92.9149</text:p>
              </table:table-cell>
              <table:table-cell office:value-type="float" office:value="184.062">
                <text:p>184.062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476.999999999982">
                <text:p>476.999999999982</text:p>
              </table:table-cell>
              <table:table-cell office:value-type="float" office:value="92.9193">
                <text:p>92.9193</text:p>
              </table:table-cell>
              <table:table-cell office:value-type="float" office:value="184.071">
                <text:p>184.071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477.199999999981">
                <text:p>477.199999999981</text:p>
              </table:table-cell>
              <table:table-cell office:value-type="float" office:value="92.9237">
                <text:p>92.9237</text:p>
              </table:table-cell>
              <table:table-cell office:value-type="float" office:value="184.081">
                <text:p>184.081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477.399999999981">
                <text:p>477.399999999981</text:p>
              </table:table-cell>
              <table:table-cell office:value-type="float" office:value="92.9282">
                <text:p>92.9282</text:p>
              </table:table-cell>
              <table:table-cell office:value-type="float" office:value="184.091">
                <text:p>184.091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477.599999999981">
                <text:p>477.599999999981</text:p>
              </table:table-cell>
              <table:table-cell office:value-type="float" office:value="92.9327">
                <text:p>92.9327</text:p>
              </table:table-cell>
              <table:table-cell office:value-type="float" office:value="184.102">
                <text:p>184.102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477.799999999981">
                <text:p>477.799999999981</text:p>
              </table:table-cell>
              <table:table-cell office:value-type="float" office:value="92.9373">
                <text:p>92.9373</text:p>
              </table:table-cell>
              <table:table-cell office:value-type="float" office:value="184.112">
                <text:p>184.112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477.999999999981">
                <text:p>477.999999999981</text:p>
              </table:table-cell>
              <table:table-cell office:value-type="float" office:value="92.9419">
                <text:p>92.9419</text:p>
              </table:table-cell>
              <table:table-cell office:value-type="float" office:value="184.122">
                <text:p>184.122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478.199999999981">
                <text:p>478.199999999981</text:p>
              </table:table-cell>
              <table:table-cell office:value-type="float" office:value="92.9466">
                <text:p>92.9466</text:p>
              </table:table-cell>
              <table:table-cell office:value-type="float" office:value="184.133">
                <text:p>184.133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478.399999999981">
                <text:p>478.399999999981</text:p>
              </table:table-cell>
              <table:table-cell office:value-type="float" office:value="92.9513">
                <text:p>92.9513</text:p>
              </table:table-cell>
              <table:table-cell office:value-type="float" office:value="184.143">
                <text:p>184.143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478.599999999981">
                <text:p>478.599999999981</text:p>
              </table:table-cell>
              <table:table-cell office:value-type="float" office:value="92.956">
                <text:p>92.956</text:p>
              </table:table-cell>
              <table:table-cell office:value-type="float" office:value="184.154">
                <text:p>184.154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478.799999999981">
                <text:p>478.799999999981</text:p>
              </table:table-cell>
              <table:table-cell office:value-type="float" office:value="92.9609">
                <text:p>92.9609</text:p>
              </table:table-cell>
              <table:table-cell office:value-type="float" office:value="184.165">
                <text:p>184.165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478.999999999981">
                <text:p>478.999999999981</text:p>
              </table:table-cell>
              <table:table-cell office:value-type="float" office:value="92.9657">
                <text:p>92.9657</text:p>
              </table:table-cell>
              <table:table-cell office:value-type="float" office:value="184.176">
                <text:p>184.176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479.199999999981">
                <text:p>479.199999999981</text:p>
              </table:table-cell>
              <table:table-cell office:value-type="float" office:value="92.9706">
                <text:p>92.9706</text:p>
              </table:table-cell>
              <table:table-cell office:value-type="float" office:value="184.187">
                <text:p>184.187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479.399999999981">
                <text:p>479.399999999981</text:p>
              </table:table-cell>
              <table:table-cell office:value-type="float" office:value="92.9756">
                <text:p>92.9756</text:p>
              </table:table-cell>
              <table:table-cell office:value-type="float" office:value="184.198">
                <text:p>184.198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479.599999999981">
                <text:p>479.599999999981</text:p>
              </table:table-cell>
              <table:table-cell office:value-type="float" office:value="92.9806">
                <text:p>92.9806</text:p>
              </table:table-cell>
              <table:table-cell office:value-type="float" office:value="184.209">
                <text:p>184.209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479.799999999981">
                <text:p>479.799999999981</text:p>
              </table:table-cell>
              <table:table-cell office:value-type="float" office:value="92.9857">
                <text:p>92.9857</text:p>
              </table:table-cell>
              <table:table-cell office:value-type="float" office:value="184.221">
                <text:p>184.221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479.999999999981">
                <text:p>479.999999999981</text:p>
              </table:table-cell>
              <table:table-cell office:value-type="float" office:value="92.9908">
                <text:p>92.9908</text:p>
              </table:table-cell>
              <table:table-cell office:value-type="float" office:value="184.232">
                <text:p>184.232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480.199999999981">
                <text:p>480.199999999981</text:p>
              </table:table-cell>
              <table:table-cell office:value-type="float" office:value="92.9959">
                <text:p>92.9959</text:p>
              </table:table-cell>
              <table:table-cell office:value-type="float" office:value="184.244">
                <text:p>184.244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480.399999999981">
                <text:p>480.399999999981</text:p>
              </table:table-cell>
              <table:table-cell office:value-type="float" office:value="93.0012">
                <text:p>93.0012</text:p>
              </table:table-cell>
              <table:table-cell office:value-type="float" office:value="184.256">
                <text:p>184.256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480.599999999981">
                <text:p>480.599999999981</text:p>
              </table:table-cell>
              <table:table-cell office:value-type="float" office:value="93.0064">
                <text:p>93.0064</text:p>
              </table:table-cell>
              <table:table-cell office:value-type="float" office:value="184.267">
                <text:p>184.267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480.799999999981">
                <text:p>480.799999999981</text:p>
              </table:table-cell>
              <table:table-cell office:value-type="float" office:value="93.0117">
                <text:p>93.0117</text:p>
              </table:table-cell>
              <table:table-cell office:value-type="float" office:value="184.279">
                <text:p>184.279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480.999999999981">
                <text:p>480.999999999981</text:p>
              </table:table-cell>
              <table:table-cell office:value-type="float" office:value="93.0171">
                <text:p>93.0171</text:p>
              </table:table-cell>
              <table:table-cell office:value-type="float" office:value="184.291">
                <text:p>184.291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481.199999999981">
                <text:p>481.199999999981</text:p>
              </table:table-cell>
              <table:table-cell office:value-type="float" office:value="93.0225">
                <text:p>93.0225</text:p>
              </table:table-cell>
              <table:table-cell office:value-type="float" office:value="184.303">
                <text:p>184.303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481.399999999981">
                <text:p>481.399999999981</text:p>
              </table:table-cell>
              <table:table-cell office:value-type="float" office:value="93.0279">
                <text:p>93.0279</text:p>
              </table:table-cell>
              <table:table-cell office:value-type="float" office:value="184.316">
                <text:p>184.316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481.599999999981">
                <text:p>481.599999999981</text:p>
              </table:table-cell>
              <table:table-cell office:value-type="float" office:value="93.0334">
                <text:p>93.0334</text:p>
              </table:table-cell>
              <table:table-cell office:value-type="float" office:value="184.328">
                <text:p>184.328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481.799999999981">
                <text:p>481.799999999981</text:p>
              </table:table-cell>
              <table:table-cell office:value-type="float" office:value="93.0389">
                <text:p>93.0389</text:p>
              </table:table-cell>
              <table:table-cell office:value-type="float" office:value="184.34">
                <text:p>184.34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481.999999999981">
                <text:p>481.999999999981</text:p>
              </table:table-cell>
              <table:table-cell office:value-type="float" office:value="93.0445">
                <text:p>93.0445</text:p>
              </table:table-cell>
              <table:table-cell office:value-type="float" office:value="184.353">
                <text:p>184.353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482.199999999981">
                <text:p>482.199999999981</text:p>
              </table:table-cell>
              <table:table-cell office:value-type="float" office:value="93.0502">
                <text:p>93.0502</text:p>
              </table:table-cell>
              <table:table-cell office:value-type="float" office:value="184.366">
                <text:p>184.366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482.399999999981">
                <text:p>482.399999999981</text:p>
              </table:table-cell>
              <table:table-cell office:value-type="float" office:value="93.0559">
                <text:p>93.0559</text:p>
              </table:table-cell>
              <table:table-cell office:value-type="float" office:value="184.379">
                <text:p>184.379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482.599999999981">
                <text:p>482.599999999981</text:p>
              </table:table-cell>
              <table:table-cell office:value-type="float" office:value="93.0616">
                <text:p>93.0616</text:p>
              </table:table-cell>
              <table:table-cell office:value-type="float" office:value="184.391">
                <text:p>184.391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482.799999999981">
                <text:p>482.799999999981</text:p>
              </table:table-cell>
              <table:table-cell office:value-type="float" office:value="93.0674">
                <text:p>93.0674</text:p>
              </table:table-cell>
              <table:table-cell office:value-type="float" office:value="184.404">
                <text:p>184.404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482.999999999981">
                <text:p>482.999999999981</text:p>
              </table:table-cell>
              <table:table-cell office:value-type="float" office:value="93.0732">
                <text:p>93.0732</text:p>
              </table:table-cell>
              <table:table-cell office:value-type="float" office:value="184.417">
                <text:p>184.417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483.199999999981">
                <text:p>483.199999999981</text:p>
              </table:table-cell>
              <table:table-cell office:value-type="float" office:value="93.0791">
                <text:p>93.0791</text:p>
              </table:table-cell>
              <table:table-cell office:value-type="float" office:value="184.431">
                <text:p>184.431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483.399999999981">
                <text:p>483.399999999981</text:p>
              </table:table-cell>
              <table:table-cell office:value-type="float" office:value="93.085">
                <text:p>93.085</text:p>
              </table:table-cell>
              <table:table-cell office:value-type="float" office:value="184.444">
                <text:p>184.444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483.599999999981">
                <text:p>483.599999999981</text:p>
              </table:table-cell>
              <table:table-cell office:value-type="float" office:value="93.0909">
                <text:p>93.0909</text:p>
              </table:table-cell>
              <table:table-cell office:value-type="float" office:value="184.457">
                <text:p>184.457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483.799999999981">
                <text:p>483.799999999981</text:p>
              </table:table-cell>
              <table:table-cell office:value-type="float" office:value="93.0969">
                <text:p>93.0969</text:p>
              </table:table-cell>
              <table:table-cell office:value-type="float" office:value="184.471">
                <text:p>184.471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483.999999999981">
                <text:p>483.999999999981</text:p>
              </table:table-cell>
              <table:table-cell office:value-type="float" office:value="93.103">
                <text:p>93.103</text:p>
              </table:table-cell>
              <table:table-cell office:value-type="float" office:value="184.485">
                <text:p>184.485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484.199999999981">
                <text:p>484.199999999981</text:p>
              </table:table-cell>
              <table:table-cell office:value-type="float" office:value="93.1091">
                <text:p>93.1091</text:p>
              </table:table-cell>
              <table:table-cell office:value-type="float" office:value="184.498">
                <text:p>184.498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484.399999999981">
                <text:p>484.399999999981</text:p>
              </table:table-cell>
              <table:table-cell office:value-type="float" office:value="93.1152">
                <text:p>93.1152</text:p>
              </table:table-cell>
              <table:table-cell office:value-type="float" office:value="184.512">
                <text:p>184.512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484.599999999981">
                <text:p>484.599999999981</text:p>
              </table:table-cell>
              <table:table-cell office:value-type="float" office:value="93.1214">
                <text:p>93.1214</text:p>
              </table:table-cell>
              <table:table-cell office:value-type="float" office:value="184.526">
                <text:p>184.526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484.799999999981">
                <text:p>484.799999999981</text:p>
              </table:table-cell>
              <table:table-cell office:value-type="float" office:value="93.1276">
                <text:p>93.1276</text:p>
              </table:table-cell>
              <table:table-cell office:value-type="float" office:value="184.54">
                <text:p>184.54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484.999999999981">
                <text:p>484.999999999981</text:p>
              </table:table-cell>
              <table:table-cell office:value-type="float" office:value="93.1339">
                <text:p>93.1339</text:p>
              </table:table-cell>
              <table:table-cell office:value-type="float" office:value="184.554">
                <text:p>184.554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485.199999999981">
                <text:p>485.199999999981</text:p>
              </table:table-cell>
              <table:table-cell office:value-type="float" office:value="93.1402">
                <text:p>93.1402</text:p>
              </table:table-cell>
              <table:table-cell office:value-type="float" office:value="184.568">
                <text:p>184.568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485.399999999981">
                <text:p>485.399999999981</text:p>
              </table:table-cell>
              <table:table-cell office:value-type="float" office:value="93.1466">
                <text:p>93.1466</text:p>
              </table:table-cell>
              <table:table-cell office:value-type="float" office:value="184.583">
                <text:p>184.583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485.599999999981">
                <text:p>485.599999999981</text:p>
              </table:table-cell>
              <table:table-cell office:value-type="float" office:value="93.153">
                <text:p>93.153</text:p>
              </table:table-cell>
              <table:table-cell office:value-type="float" office:value="184.597">
                <text:p>184.597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485.799999999981">
                <text:p>485.799999999981</text:p>
              </table:table-cell>
              <table:table-cell office:value-type="float" office:value="93.1595">
                <text:p>93.1595</text:p>
              </table:table-cell>
              <table:table-cell office:value-type="float" office:value="184.612">
                <text:p>184.612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485.999999999981">
                <text:p>485.999999999981</text:p>
              </table:table-cell>
              <table:table-cell office:value-type="float" office:value="93.166">
                <text:p>93.166</text:p>
              </table:table-cell>
              <table:table-cell office:value-type="float" office:value="184.626">
                <text:p>184.626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486.199999999981">
                <text:p>486.199999999981</text:p>
              </table:table-cell>
              <table:table-cell office:value-type="float" office:value="93.1725">
                <text:p>93.1725</text:p>
              </table:table-cell>
              <table:table-cell office:value-type="float" office:value="184.641">
                <text:p>184.641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486.399999999981">
                <text:p>486.399999999981</text:p>
              </table:table-cell>
              <table:table-cell office:value-type="float" office:value="93.1791">
                <text:p>93.1791</text:p>
              </table:table-cell>
              <table:table-cell office:value-type="float" office:value="184.656">
                <text:p>184.656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486.599999999981">
                <text:p>486.599999999981</text:p>
              </table:table-cell>
              <table:table-cell office:value-type="float" office:value="93.1858">
                <text:p>93.1858</text:p>
              </table:table-cell>
              <table:table-cell office:value-type="float" office:value="184.671">
                <text:p>184.671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486.799999999981">
                <text:p>486.799999999981</text:p>
              </table:table-cell>
              <table:table-cell office:value-type="float" office:value="93.1924">
                <text:p>93.1924</text:p>
              </table:table-cell>
              <table:table-cell office:value-type="float" office:value="184.686">
                <text:p>184.686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486.999999999981">
                <text:p>486.999999999981</text:p>
              </table:table-cell>
              <table:table-cell office:value-type="float" office:value="93.1992">
                <text:p>93.1992</text:p>
              </table:table-cell>
              <table:table-cell office:value-type="float" office:value="184.701">
                <text:p>184.701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487.199999999981">
                <text:p>487.199999999981</text:p>
              </table:table-cell>
              <table:table-cell office:value-type="float" office:value="93.2059">
                <text:p>93.2059</text:p>
              </table:table-cell>
              <table:table-cell office:value-type="float" office:value="184.716">
                <text:p>184.716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487.399999999981">
                <text:p>487.399999999981</text:p>
              </table:table-cell>
              <table:table-cell office:value-type="float" office:value="93.2127">
                <text:p>93.2127</text:p>
              </table:table-cell>
              <table:table-cell office:value-type="float" office:value="184.731">
                <text:p>184.731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487.599999999981">
                <text:p>487.599999999981</text:p>
              </table:table-cell>
              <table:table-cell office:value-type="float" office:value="93.2196">
                <text:p>93.2196</text:p>
              </table:table-cell>
              <table:table-cell office:value-type="float" office:value="184.747">
                <text:p>184.747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487.799999999981">
                <text:p>487.799999999981</text:p>
              </table:table-cell>
              <table:table-cell office:value-type="float" office:value="93.2265">
                <text:p>93.2265</text:p>
              </table:table-cell>
              <table:table-cell office:value-type="float" office:value="184.762">
                <text:p>184.762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487.999999999981">
                <text:p>487.999999999981</text:p>
              </table:table-cell>
              <table:table-cell office:value-type="float" office:value="93.2334">
                <text:p>93.2334</text:p>
              </table:table-cell>
              <table:table-cell office:value-type="float" office:value="184.778">
                <text:p>184.778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488.199999999981">
                <text:p>488.199999999981</text:p>
              </table:table-cell>
              <table:table-cell office:value-type="float" office:value="93.2404">
                <text:p>93.2404</text:p>
              </table:table-cell>
              <table:table-cell office:value-type="float" office:value="184.794">
                <text:p>184.794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488.399999999981">
                <text:p>488.399999999981</text:p>
              </table:table-cell>
              <table:table-cell office:value-type="float" office:value="93.2474">
                <text:p>93.2474</text:p>
              </table:table-cell>
              <table:table-cell office:value-type="float" office:value="184.809">
                <text:p>184.809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488.599999999981">
                <text:p>488.599999999981</text:p>
              </table:table-cell>
              <table:table-cell office:value-type="float" office:value="93.2545">
                <text:p>93.2545</text:p>
              </table:table-cell>
              <table:table-cell office:value-type="float" office:value="184.825">
                <text:p>184.825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488.799999999981">
                <text:p>488.799999999981</text:p>
              </table:table-cell>
              <table:table-cell office:value-type="float" office:value="93.2616">
                <text:p>93.2616</text:p>
              </table:table-cell>
              <table:table-cell office:value-type="float" office:value="184.841">
                <text:p>184.841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488.999999999981">
                <text:p>488.999999999981</text:p>
              </table:table-cell>
              <table:table-cell office:value-type="float" office:value="93.2687">
                <text:p>93.2687</text:p>
              </table:table-cell>
              <table:table-cell office:value-type="float" office:value="184.857">
                <text:p>184.857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489.199999999981">
                <text:p>489.199999999981</text:p>
              </table:table-cell>
              <table:table-cell office:value-type="float" office:value="93.2759">
                <text:p>93.2759</text:p>
              </table:table-cell>
              <table:table-cell office:value-type="float" office:value="184.874">
                <text:p>184.874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489.399999999981">
                <text:p>489.399999999981</text:p>
              </table:table-cell>
              <table:table-cell office:value-type="float" office:value="93.2832">
                <text:p>93.2832</text:p>
              </table:table-cell>
              <table:table-cell office:value-type="float" office:value="184.89">
                <text:p>184.89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489.599999999981">
                <text:p>489.599999999981</text:p>
              </table:table-cell>
              <table:table-cell office:value-type="float" office:value="93.2904">
                <text:p>93.2904</text:p>
              </table:table-cell>
              <table:table-cell office:value-type="float" office:value="184.906">
                <text:p>184.906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489.799999999981">
                <text:p>489.799999999981</text:p>
              </table:table-cell>
              <table:table-cell office:value-type="float" office:value="93.2978">
                <text:p>93.2978</text:p>
              </table:table-cell>
              <table:table-cell office:value-type="float" office:value="184.923">
                <text:p>184.923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489.999999999981">
                <text:p>489.999999999981</text:p>
              </table:table-cell>
              <table:table-cell office:value-type="float" office:value="93.3051">
                <text:p>93.3051</text:p>
              </table:table-cell>
              <table:table-cell office:value-type="float" office:value="184.939">
                <text:p>184.939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490.199999999981">
                <text:p>490.199999999981</text:p>
              </table:table-cell>
              <table:table-cell office:value-type="float" office:value="93.3125">
                <text:p>93.3125</text:p>
              </table:table-cell>
              <table:table-cell office:value-type="float" office:value="184.956">
                <text:p>184.956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490.399999999981">
                <text:p>490.399999999981</text:p>
              </table:table-cell>
              <table:table-cell office:value-type="float" office:value="93.3199">
                <text:p>93.3199</text:p>
              </table:table-cell>
              <table:table-cell office:value-type="float" office:value="184.973">
                <text:p>184.973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490.599999999981">
                <text:p>490.599999999981</text:p>
              </table:table-cell>
              <table:table-cell office:value-type="float" office:value="93.3274">
                <text:p>93.3274</text:p>
              </table:table-cell>
              <table:table-cell office:value-type="float" office:value="184.989">
                <text:p>184.989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490.799999999981">
                <text:p>490.799999999981</text:p>
              </table:table-cell>
              <table:table-cell office:value-type="float" office:value="93.3349">
                <text:p>93.3349</text:p>
              </table:table-cell>
              <table:table-cell office:value-type="float" office:value="185.006">
                <text:p>185.006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490.999999999981">
                <text:p>490.999999999981</text:p>
              </table:table-cell>
              <table:table-cell office:value-type="float" office:value="93.3425">
                <text:p>93.3425</text:p>
              </table:table-cell>
              <table:table-cell office:value-type="float" office:value="185.023">
                <text:p>185.023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491.199999999981">
                <text:p>491.199999999981</text:p>
              </table:table-cell>
              <table:table-cell office:value-type="float" office:value="93.3501">
                <text:p>93.3501</text:p>
              </table:table-cell>
              <table:table-cell office:value-type="float" office:value="185.04">
                <text:p>185.04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491.399999999981">
                <text:p>491.399999999981</text:p>
              </table:table-cell>
              <table:table-cell office:value-type="float" office:value="93.3577">
                <text:p>93.3577</text:p>
              </table:table-cell>
              <table:table-cell office:value-type="float" office:value="185.058">
                <text:p>185.058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491.599999999981">
                <text:p>491.599999999981</text:p>
              </table:table-cell>
              <table:table-cell office:value-type="float" office:value="93.3654">
                <text:p>93.3654</text:p>
              </table:table-cell>
              <table:table-cell office:value-type="float" office:value="185.075">
                <text:p>185.075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491.799999999981">
                <text:p>491.799999999981</text:p>
              </table:table-cell>
              <table:table-cell office:value-type="float" office:value="93.3732">
                <text:p>93.3732</text:p>
              </table:table-cell>
              <table:table-cell office:value-type="float" office:value="185.092">
                <text:p>185.092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491.999999999981">
                <text:p>491.999999999981</text:p>
              </table:table-cell>
              <table:table-cell office:value-type="float" office:value="93.3809">
                <text:p>93.3809</text:p>
              </table:table-cell>
              <table:table-cell office:value-type="float" office:value="185.11">
                <text:p>185.11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492.199999999981">
                <text:p>492.199999999981</text:p>
              </table:table-cell>
              <table:table-cell office:value-type="float" office:value="93.3887">
                <text:p>93.3887</text:p>
              </table:table-cell>
              <table:table-cell office:value-type="float" office:value="185.127">
                <text:p>185.127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492.399999999981">
                <text:p>492.399999999981</text:p>
              </table:table-cell>
              <table:table-cell office:value-type="float" office:value="93.3966">
                <text:p>93.3966</text:p>
              </table:table-cell>
              <table:table-cell office:value-type="float" office:value="185.145">
                <text:p>185.145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492.599999999981">
                <text:p>492.599999999981</text:p>
              </table:table-cell>
              <table:table-cell office:value-type="float" office:value="93.4044">
                <text:p>93.4044</text:p>
              </table:table-cell>
              <table:table-cell office:value-type="float" office:value="185.163">
                <text:p>185.163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492.799999999981">
                <text:p>492.799999999981</text:p>
              </table:table-cell>
              <table:table-cell office:value-type="float" office:value="93.4124">
                <text:p>93.4124</text:p>
              </table:table-cell>
              <table:table-cell office:value-type="float" office:value="185.18">
                <text:p>185.18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492.999999999981">
                <text:p>492.999999999981</text:p>
              </table:table-cell>
              <table:table-cell office:value-type="float" office:value="93.4203">
                <text:p>93.4203</text:p>
              </table:table-cell>
              <table:table-cell office:value-type="float" office:value="185.198">
                <text:p>185.198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493.199999999981">
                <text:p>493.199999999981</text:p>
              </table:table-cell>
              <table:table-cell office:value-type="float" office:value="93.4283">
                <text:p>93.4283</text:p>
              </table:table-cell>
              <table:table-cell office:value-type="float" office:value="185.216">
                <text:p>185.216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493.399999999981">
                <text:p>493.399999999981</text:p>
              </table:table-cell>
              <table:table-cell office:value-type="float" office:value="93.4363">
                <text:p>93.4363</text:p>
              </table:table-cell>
              <table:table-cell office:value-type="float" office:value="185.234">
                <text:p>185.234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493.599999999981">
                <text:p>493.599999999981</text:p>
              </table:table-cell>
              <table:table-cell office:value-type="float" office:value="93.4444">
                <text:p>93.4444</text:p>
              </table:table-cell>
              <table:table-cell office:value-type="float" office:value="185.253">
                <text:p>185.253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493.799999999981">
                <text:p>493.799999999981</text:p>
              </table:table-cell>
              <table:table-cell office:value-type="float" office:value="93.4525">
                <text:p>93.4525</text:p>
              </table:table-cell>
              <table:table-cell office:value-type="float" office:value="185.271">
                <text:p>185.271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493.999999999981">
                <text:p>493.999999999981</text:p>
              </table:table-cell>
              <table:table-cell office:value-type="float" office:value="93.4607">
                <text:p>93.4607</text:p>
              </table:table-cell>
              <table:table-cell office:value-type="float" office:value="185.289">
                <text:p>185.289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494.199999999981">
                <text:p>494.199999999981</text:p>
              </table:table-cell>
              <table:table-cell office:value-type="float" office:value="93.4688">
                <text:p>93.4688</text:p>
              </table:table-cell>
              <table:table-cell office:value-type="float" office:value="185.308">
                <text:p>185.308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494.39999999998">
                <text:p>494.39999999998</text:p>
              </table:table-cell>
              <table:table-cell office:value-type="float" office:value="93.4771">
                <text:p>93.4771</text:p>
              </table:table-cell>
              <table:table-cell office:value-type="float" office:value="185.326">
                <text:p>185.326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494.59999999998">
                <text:p>494.59999999998</text:p>
              </table:table-cell>
              <table:table-cell office:value-type="float" office:value="93.4853">
                <text:p>93.4853</text:p>
              </table:table-cell>
              <table:table-cell office:value-type="float" office:value="185.345">
                <text:p>185.345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494.799999999981">
                <text:p>494.799999999981</text:p>
              </table:table-cell>
              <table:table-cell office:value-type="float" office:value="93.4936">
                <text:p>93.4936</text:p>
              </table:table-cell>
              <table:table-cell office:value-type="float" office:value="185.363">
                <text:p>185.363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494.999999999981">
                <text:p>494.999999999981</text:p>
              </table:table-cell>
              <table:table-cell office:value-type="float" office:value="93.502">
                <text:p>93.502</text:p>
              </table:table-cell>
              <table:table-cell office:value-type="float" office:value="185.382">
                <text:p>185.382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495.19999999998">
                <text:p>495.19999999998</text:p>
              </table:table-cell>
              <table:table-cell office:value-type="float" office:value="93.5104">
                <text:p>93.5104</text:p>
              </table:table-cell>
              <table:table-cell office:value-type="float" office:value="185.401">
                <text:p>185.401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495.39999999998">
                <text:p>495.39999999998</text:p>
              </table:table-cell>
              <table:table-cell office:value-type="float" office:value="93.5188">
                <text:p>93.5188</text:p>
              </table:table-cell>
              <table:table-cell office:value-type="float" office:value="185.42">
                <text:p>185.42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495.59999999998">
                <text:p>495.59999999998</text:p>
              </table:table-cell>
              <table:table-cell office:value-type="float" office:value="93.5272">
                <text:p>93.5272</text:p>
              </table:table-cell>
              <table:table-cell office:value-type="float" office:value="185.439">
                <text:p>185.439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495.79999999998">
                <text:p>495.79999999998</text:p>
              </table:table-cell>
              <table:table-cell office:value-type="float" office:value="93.5357">
                <text:p>93.5357</text:p>
              </table:table-cell>
              <table:table-cell office:value-type="float" office:value="185.458">
                <text:p>185.458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495.99999999998">
                <text:p>495.99999999998</text:p>
              </table:table-cell>
              <table:table-cell office:value-type="float" office:value="93.5443">
                <text:p>93.5443</text:p>
              </table:table-cell>
              <table:table-cell office:value-type="float" office:value="185.477">
                <text:p>185.477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496.19999999998">
                <text:p>496.19999999998</text:p>
              </table:table-cell>
              <table:table-cell office:value-type="float" office:value="93.5528">
                <text:p>93.5528</text:p>
              </table:table-cell>
              <table:table-cell office:value-type="float" office:value="185.496">
                <text:p>185.496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496.39999999998">
                <text:p>496.39999999998</text:p>
              </table:table-cell>
              <table:table-cell office:value-type="float" office:value="93.5614">
                <text:p>93.5614</text:p>
              </table:table-cell>
              <table:table-cell office:value-type="float" office:value="185.516">
                <text:p>185.516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496.59999999998">
                <text:p>496.59999999998</text:p>
              </table:table-cell>
              <table:table-cell office:value-type="float" office:value="93.5701">
                <text:p>93.5701</text:p>
              </table:table-cell>
              <table:table-cell office:value-type="float" office:value="185.535">
                <text:p>185.535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496.79999999998">
                <text:p>496.79999999998</text:p>
              </table:table-cell>
              <table:table-cell office:value-type="float" office:value="93.5787">
                <text:p>93.5787</text:p>
              </table:table-cell>
              <table:table-cell office:value-type="float" office:value="185.555">
                <text:p>185.555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496.99999999998">
                <text:p>496.99999999998</text:p>
              </table:table-cell>
              <table:table-cell office:value-type="float" office:value="93.5874">
                <text:p>93.5874</text:p>
              </table:table-cell>
              <table:table-cell office:value-type="float" office:value="185.574">
                <text:p>185.574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497.19999999998">
                <text:p>497.19999999998</text:p>
              </table:table-cell>
              <table:table-cell office:value-type="float" office:value="93.5962">
                <text:p>93.5962</text:p>
              </table:table-cell>
              <table:table-cell office:value-type="float" office:value="185.594">
                <text:p>185.594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497.39999999998">
                <text:p>497.39999999998</text:p>
              </table:table-cell>
              <table:table-cell office:value-type="float" office:value="93.6049">
                <text:p>93.6049</text:p>
              </table:table-cell>
              <table:table-cell office:value-type="float" office:value="185.614">
                <text:p>185.614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497.59999999998">
                <text:p>497.59999999998</text:p>
              </table:table-cell>
              <table:table-cell office:value-type="float" office:value="93.6138">
                <text:p>93.6138</text:p>
              </table:table-cell>
              <table:table-cell office:value-type="float" office:value="185.634">
                <text:p>185.634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497.79999999998">
                <text:p>497.79999999998</text:p>
              </table:table-cell>
              <table:table-cell office:value-type="float" office:value="93.6226">
                <text:p>93.6226</text:p>
              </table:table-cell>
              <table:table-cell office:value-type="float" office:value="185.654">
                <text:p>185.654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497.99999999998">
                <text:p>497.99999999998</text:p>
              </table:table-cell>
              <table:table-cell office:value-type="float" office:value="93.6315">
                <text:p>93.6315</text:p>
              </table:table-cell>
              <table:table-cell office:value-type="float" office:value="185.674">
                <text:p>185.674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498.19999999998">
                <text:p>498.19999999998</text:p>
              </table:table-cell>
              <table:table-cell office:value-type="float" office:value="93.6404">
                <text:p>93.6404</text:p>
              </table:table-cell>
              <table:table-cell office:value-type="float" office:value="185.694">
                <text:p>185.694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498.39999999998">
                <text:p>498.39999999998</text:p>
              </table:table-cell>
              <table:table-cell office:value-type="float" office:value="93.6494">
                <text:p>93.6494</text:p>
              </table:table-cell>
              <table:table-cell office:value-type="float" office:value="185.714">
                <text:p>185.714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498.59999999998">
                <text:p>498.59999999998</text:p>
              </table:table-cell>
              <table:table-cell office:value-type="float" office:value="93.6584">
                <text:p>93.6584</text:p>
              </table:table-cell>
              <table:table-cell office:value-type="float" office:value="185.734">
                <text:p>185.734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498.79999999998">
                <text:p>498.79999999998</text:p>
              </table:table-cell>
              <table:table-cell office:value-type="float" office:value="93.6674">
                <text:p>93.6674</text:p>
              </table:table-cell>
              <table:table-cell office:value-type="float" office:value="185.754">
                <text:p>185.754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498.99999999998">
                <text:p>498.99999999998</text:p>
              </table:table-cell>
              <table:table-cell office:value-type="float" office:value="93.6765">
                <text:p>93.6765</text:p>
              </table:table-cell>
              <table:table-cell office:value-type="float" office:value="185.775">
                <text:p>185.775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499.19999999998">
                <text:p>499.19999999998</text:p>
              </table:table-cell>
              <table:table-cell office:value-type="float" office:value="93.6856">
                <text:p>93.6856</text:p>
              </table:table-cell>
              <table:table-cell office:value-type="float" office:value="185.795">
                <text:p>185.795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499.39999999998">
                <text:p>499.39999999998</text:p>
              </table:table-cell>
              <table:table-cell office:value-type="float" office:value="93.6947">
                <text:p>93.6947</text:p>
              </table:table-cell>
              <table:table-cell office:value-type="float" office:value="185.816">
                <text:p>185.816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499.59999999998">
                <text:p>499.59999999998</text:p>
              </table:table-cell>
              <table:table-cell office:value-type="float" office:value="93.7039">
                <text:p>93.7039</text:p>
              </table:table-cell>
              <table:table-cell office:value-type="float" office:value="185.836">
                <text:p>185.836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499.79999999998">
                <text:p>499.79999999998</text:p>
              </table:table-cell>
              <table:table-cell office:value-type="float" office:value="93.7131">
                <text:p>93.7131</text:p>
              </table:table-cell>
              <table:table-cell office:value-type="float" office:value="185.857">
                <text:p>185.857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499.99999999998">
                <text:p>499.99999999998</text:p>
              </table:table-cell>
              <table:table-cell office:value-type="float" office:value="93.7223">
                <text:p>93.7223</text:p>
              </table:table-cell>
              <table:table-cell office:value-type="float" office:value="185.878">
                <text:p>185.878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500.19999999998">
                <text:p>500.19999999998</text:p>
              </table:table-cell>
              <table:table-cell office:value-type="float" office:value="93.7316">
                <text:p>93.7316</text:p>
              </table:table-cell>
              <table:table-cell office:value-type="float" office:value="185.899">
                <text:p>185.899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500.39999999998">
                <text:p>500.39999999998</text:p>
              </table:table-cell>
              <table:table-cell office:value-type="float" office:value="93.7409">
                <text:p>93.7409</text:p>
              </table:table-cell>
              <table:table-cell office:value-type="float" office:value="185.92">
                <text:p>185.92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500.59999999998">
                <text:p>500.59999999998</text:p>
              </table:table-cell>
              <table:table-cell office:value-type="float" office:value="93.7502">
                <text:p>93.7502</text:p>
              </table:table-cell>
              <table:table-cell office:value-type="float" office:value="185.941">
                <text:p>185.941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500.79999999998">
                <text:p>500.79999999998</text:p>
              </table:table-cell>
              <table:table-cell office:value-type="float" office:value="93.7595">
                <text:p>93.7595</text:p>
              </table:table-cell>
              <table:table-cell office:value-type="float" office:value="185.962">
                <text:p>185.962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500.99999999998">
                <text:p>500.99999999998</text:p>
              </table:table-cell>
              <table:table-cell office:value-type="float" office:value="93.7689">
                <text:p>93.7689</text:p>
              </table:table-cell>
              <table:table-cell office:value-type="float" office:value="185.983">
                <text:p>185.983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501.19999999998">
                <text:p>501.19999999998</text:p>
              </table:table-cell>
              <table:table-cell office:value-type="float" office:value="93.7784">
                <text:p>93.7784</text:p>
              </table:table-cell>
              <table:table-cell office:value-type="float" office:value="186.004">
                <text:p>186.004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501.39999999998">
                <text:p>501.39999999998</text:p>
              </table:table-cell>
              <table:table-cell office:value-type="float" office:value="93.7878">
                <text:p>93.7878</text:p>
              </table:table-cell>
              <table:table-cell office:value-type="float" office:value="186.025">
                <text:p>186.025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501.59999999998">
                <text:p>501.59999999998</text:p>
              </table:table-cell>
              <table:table-cell office:value-type="float" office:value="93.7973">
                <text:p>93.7973</text:p>
              </table:table-cell>
              <table:table-cell office:value-type="float" office:value="186.047">
                <text:p>186.047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501.79999999998">
                <text:p>501.79999999998</text:p>
              </table:table-cell>
              <table:table-cell office:value-type="float" office:value="93.8068">
                <text:p>93.8068</text:p>
              </table:table-cell>
              <table:table-cell office:value-type="float" office:value="186.068">
                <text:p>186.068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501.99999999998">
                <text:p>501.99999999998</text:p>
              </table:table-cell>
              <table:table-cell office:value-type="float" office:value="93.8164">
                <text:p>93.8164</text:p>
              </table:table-cell>
              <table:table-cell office:value-type="float" office:value="186.09">
                <text:p>186.09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502.19999999998">
                <text:p>502.19999999998</text:p>
              </table:table-cell>
              <table:table-cell office:value-type="float" office:value="93.826">
                <text:p>93.826</text:p>
              </table:table-cell>
              <table:table-cell office:value-type="float" office:value="186.111">
                <text:p>186.111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502.39999999998">
                <text:p>502.39999999998</text:p>
              </table:table-cell>
              <table:table-cell office:value-type="float" office:value="93.8356">
                <text:p>93.8356</text:p>
              </table:table-cell>
              <table:table-cell office:value-type="float" office:value="186.133">
                <text:p>186.133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502.59999999998">
                <text:p>502.59999999998</text:p>
              </table:table-cell>
              <table:table-cell office:value-type="float" office:value="93.8453">
                <text:p>93.8453</text:p>
              </table:table-cell>
              <table:table-cell office:value-type="float" office:value="186.155">
                <text:p>186.155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502.79999999998">
                <text:p>502.79999999998</text:p>
              </table:table-cell>
              <table:table-cell office:value-type="float" office:value="93.855">
                <text:p>93.855</text:p>
              </table:table-cell>
              <table:table-cell office:value-type="float" office:value="186.176">
                <text:p>186.176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502.99999999998">
                <text:p>502.99999999998</text:p>
              </table:table-cell>
              <table:table-cell office:value-type="float" office:value="93.8647">
                <text:p>93.8647</text:p>
              </table:table-cell>
              <table:table-cell office:value-type="float" office:value="186.198">
                <text:p>186.198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503.19999999998">
                <text:p>503.19999999998</text:p>
              </table:table-cell>
              <table:table-cell office:value-type="float" office:value="93.8745">
                <text:p>93.8745</text:p>
              </table:table-cell>
              <table:table-cell office:value-type="float" office:value="186.22">
                <text:p>186.22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503.39999999998">
                <text:p>503.39999999998</text:p>
              </table:table-cell>
              <table:table-cell office:value-type="float" office:value="93.8843">
                <text:p>93.8843</text:p>
              </table:table-cell>
              <table:table-cell office:value-type="float" office:value="186.242">
                <text:p>186.242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503.59999999998">
                <text:p>503.59999999998</text:p>
              </table:table-cell>
              <table:table-cell office:value-type="float" office:value="93.8941">
                <text:p>93.8941</text:p>
              </table:table-cell>
              <table:table-cell office:value-type="float" office:value="186.264">
                <text:p>186.264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503.79999999998">
                <text:p>503.79999999998</text:p>
              </table:table-cell>
              <table:table-cell office:value-type="float" office:value="93.9039">
                <text:p>93.9039</text:p>
              </table:table-cell>
              <table:table-cell office:value-type="float" office:value="186.287">
                <text:p>186.287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503.99999999998">
                <text:p>503.99999999998</text:p>
              </table:table-cell>
              <table:table-cell office:value-type="float" office:value="93.9138">
                <text:p>93.9138</text:p>
              </table:table-cell>
              <table:table-cell office:value-type="float" office:value="186.309">
                <text:p>186.309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504.19999999998">
                <text:p>504.19999999998</text:p>
              </table:table-cell>
              <table:table-cell office:value-type="float" office:value="93.9237">
                <text:p>93.9237</text:p>
              </table:table-cell>
              <table:table-cell office:value-type="float" office:value="186.331">
                <text:p>186.331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504.39999999998">
                <text:p>504.39999999998</text:p>
              </table:table-cell>
              <table:table-cell office:value-type="float" office:value="93.9337">
                <text:p>93.9337</text:p>
              </table:table-cell>
              <table:table-cell office:value-type="float" office:value="186.353">
                <text:p>186.353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504.59999999998">
                <text:p>504.59999999998</text:p>
              </table:table-cell>
              <table:table-cell office:value-type="float" office:value="93.9436">
                <text:p>93.9436</text:p>
              </table:table-cell>
              <table:table-cell office:value-type="float" office:value="186.376">
                <text:p>186.376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504.79999999998">
                <text:p>504.79999999998</text:p>
              </table:table-cell>
              <table:table-cell office:value-type="float" office:value="93.9536">
                <text:p>93.9536</text:p>
              </table:table-cell>
              <table:table-cell office:value-type="float" office:value="186.398">
                <text:p>186.398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504.99999999998">
                <text:p>504.99999999998</text:p>
              </table:table-cell>
              <table:table-cell office:value-type="float" office:value="93.9637">
                <text:p>93.9637</text:p>
              </table:table-cell>
              <table:table-cell office:value-type="float" office:value="186.421">
                <text:p>186.421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505.19999999998">
                <text:p>505.19999999998</text:p>
              </table:table-cell>
              <table:table-cell office:value-type="float" office:value="93.9737">
                <text:p>93.9737</text:p>
              </table:table-cell>
              <table:table-cell office:value-type="float" office:value="186.444">
                <text:p>186.444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505.39999999998">
                <text:p>505.39999999998</text:p>
              </table:table-cell>
              <table:table-cell office:value-type="float" office:value="93.9838">
                <text:p>93.9838</text:p>
              </table:table-cell>
              <table:table-cell office:value-type="float" office:value="186.466">
                <text:p>186.466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505.59999999998">
                <text:p>505.59999999998</text:p>
              </table:table-cell>
              <table:table-cell office:value-type="float" office:value="93.9939">
                <text:p>93.9939</text:p>
              </table:table-cell>
              <table:table-cell office:value-type="float" office:value="186.489">
                <text:p>186.489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505.79999999998">
                <text:p>505.79999999998</text:p>
              </table:table-cell>
              <table:table-cell office:value-type="float" office:value="94.0041">
                <text:p>94.0041</text:p>
              </table:table-cell>
              <table:table-cell office:value-type="float" office:value="186.512">
                <text:p>186.512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505.99999999998">
                <text:p>505.99999999998</text:p>
              </table:table-cell>
              <table:table-cell office:value-type="float" office:value="94.0143">
                <text:p>94.0143</text:p>
              </table:table-cell>
              <table:table-cell office:value-type="float" office:value="186.535">
                <text:p>186.535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506.19999999998">
                <text:p>506.19999999998</text:p>
              </table:table-cell>
              <table:table-cell office:value-type="float" office:value="94.0245">
                <text:p>94.0245</text:p>
              </table:table-cell>
              <table:table-cell office:value-type="float" office:value="186.558">
                <text:p>186.558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506.39999999998">
                <text:p>506.39999999998</text:p>
              </table:table-cell>
              <table:table-cell office:value-type="float" office:value="94.0347">
                <text:p>94.0347</text:p>
              </table:table-cell>
              <table:table-cell office:value-type="float" office:value="186.581">
                <text:p>186.581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506.59999999998">
                <text:p>506.59999999998</text:p>
              </table:table-cell>
              <table:table-cell office:value-type="float" office:value="94.045">
                <text:p>94.045</text:p>
              </table:table-cell>
              <table:table-cell office:value-type="float" office:value="186.604">
                <text:p>186.604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506.79999999998">
                <text:p>506.79999999998</text:p>
              </table:table-cell>
              <table:table-cell office:value-type="float" office:value="94.0553">
                <text:p>94.0553</text:p>
              </table:table-cell>
              <table:table-cell office:value-type="float" office:value="186.627">
                <text:p>186.627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506.99999999998">
                <text:p>506.99999999998</text:p>
              </table:table-cell>
              <table:table-cell office:value-type="float" office:value="94.0656">
                <text:p>94.0656</text:p>
              </table:table-cell>
              <table:table-cell office:value-type="float" office:value="186.65">
                <text:p>186.65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507.19999999998">
                <text:p>507.19999999998</text:p>
              </table:table-cell>
              <table:table-cell office:value-type="float" office:value="94.076">
                <text:p>94.076</text:p>
              </table:table-cell>
              <table:table-cell office:value-type="float" office:value="186.674">
                <text:p>186.674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507.39999999998">
                <text:p>507.39999999998</text:p>
              </table:table-cell>
              <table:table-cell office:value-type="float" office:value="94.0864">
                <text:p>94.0864</text:p>
              </table:table-cell>
              <table:table-cell office:value-type="float" office:value="186.697">
                <text:p>186.697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507.59999999998">
                <text:p>507.59999999998</text:p>
              </table:table-cell>
              <table:table-cell office:value-type="float" office:value="94.0968">
                <text:p>94.0968</text:p>
              </table:table-cell>
              <table:table-cell office:value-type="float" office:value="186.72">
                <text:p>186.72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507.79999999998">
                <text:p>507.79999999998</text:p>
              </table:table-cell>
              <table:table-cell office:value-type="float" office:value="94.1072">
                <text:p>94.1072</text:p>
              </table:table-cell>
              <table:table-cell office:value-type="float" office:value="186.744">
                <text:p>186.744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507.99999999998">
                <text:p>507.99999999998</text:p>
              </table:table-cell>
              <table:table-cell office:value-type="float" office:value="94.1177">
                <text:p>94.1177</text:p>
              </table:table-cell>
              <table:table-cell office:value-type="float" office:value="186.767">
                <text:p>186.767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508.19999999998">
                <text:p>508.19999999998</text:p>
              </table:table-cell>
              <table:table-cell office:value-type="float" office:value="94.1282">
                <text:p>94.1282</text:p>
              </table:table-cell>
              <table:table-cell office:value-type="float" office:value="186.791">
                <text:p>186.791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508.39999999998">
                <text:p>508.39999999998</text:p>
              </table:table-cell>
              <table:table-cell office:value-type="float" office:value="94.1387">
                <text:p>94.1387</text:p>
              </table:table-cell>
              <table:table-cell office:value-type="float" office:value="186.815">
                <text:p>186.815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508.59999999998">
                <text:p>508.59999999998</text:p>
              </table:table-cell>
              <table:table-cell office:value-type="float" office:value="94.1493">
                <text:p>94.1493</text:p>
              </table:table-cell>
              <table:table-cell office:value-type="float" office:value="186.838">
                <text:p>186.838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508.79999999998">
                <text:p>508.79999999998</text:p>
              </table:table-cell>
              <table:table-cell office:value-type="float" office:value="94.1599">
                <text:p>94.1599</text:p>
              </table:table-cell>
              <table:table-cell office:value-type="float" office:value="186.862">
                <text:p>186.862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508.99999999998">
                <text:p>508.99999999998</text:p>
              </table:table-cell>
              <table:table-cell office:value-type="float" office:value="94.1705">
                <text:p>94.1705</text:p>
              </table:table-cell>
              <table:table-cell office:value-type="float" office:value="186.886">
                <text:p>186.886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509.19999999998">
                <text:p>509.19999999998</text:p>
              </table:table-cell>
              <table:table-cell office:value-type="float" office:value="94.1811">
                <text:p>94.1811</text:p>
              </table:table-cell>
              <table:table-cell office:value-type="float" office:value="186.91">
                <text:p>186.91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509.39999999998">
                <text:p>509.39999999998</text:p>
              </table:table-cell>
              <table:table-cell office:value-type="float" office:value="94.1917">
                <text:p>94.1917</text:p>
              </table:table-cell>
              <table:table-cell office:value-type="float" office:value="186.934">
                <text:p>186.934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509.59999999998">
                <text:p>509.59999999998</text:p>
              </table:table-cell>
              <table:table-cell office:value-type="float" office:value="94.2024">
                <text:p>94.2024</text:p>
              </table:table-cell>
              <table:table-cell office:value-type="float" office:value="186.958">
                <text:p>186.958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509.79999999998">
                <text:p>509.79999999998</text:p>
              </table:table-cell>
              <table:table-cell office:value-type="float" office:value="94.2131">
                <text:p>94.2131</text:p>
              </table:table-cell>
              <table:table-cell office:value-type="float" office:value="186.982">
                <text:p>186.982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509.99999999998">
                <text:p>509.99999999998</text:p>
              </table:table-cell>
              <table:table-cell office:value-type="float" office:value="94.2239">
                <text:p>94.2239</text:p>
              </table:table-cell>
              <table:table-cell office:value-type="float" office:value="187.006">
                <text:p>187.006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510.19999999998">
                <text:p>510.19999999998</text:p>
              </table:table-cell>
              <table:table-cell office:value-type="float" office:value="94.2346">
                <text:p>94.2346</text:p>
              </table:table-cell>
              <table:table-cell office:value-type="float" office:value="187.031">
                <text:p>187.031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510.39999999998">
                <text:p>510.39999999998</text:p>
              </table:table-cell>
              <table:table-cell office:value-type="float" office:value="94.2454">
                <text:p>94.2454</text:p>
              </table:table-cell>
              <table:table-cell office:value-type="float" office:value="187.055">
                <text:p>187.055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510.59999999998">
                <text:p>510.59999999998</text:p>
              </table:table-cell>
              <table:table-cell office:value-type="float" office:value="94.2562">
                <text:p>94.2562</text:p>
              </table:table-cell>
              <table:table-cell office:value-type="float" office:value="187.079">
                <text:p>187.079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510.79999999998">
                <text:p>510.79999999998</text:p>
              </table:table-cell>
              <table:table-cell office:value-type="float" office:value="94.2671">
                <text:p>94.2671</text:p>
              </table:table-cell>
              <table:table-cell office:value-type="float" office:value="187.104">
                <text:p>187.104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510.99999999998">
                <text:p>510.99999999998</text:p>
              </table:table-cell>
              <table:table-cell office:value-type="float" office:value="94.278">
                <text:p>94.278</text:p>
              </table:table-cell>
              <table:table-cell office:value-type="float" office:value="187.128">
                <text:p>187.128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511.19999999998">
                <text:p>511.19999999998</text:p>
              </table:table-cell>
              <table:table-cell office:value-type="float" office:value="94.2889">
                <text:p>94.2889</text:p>
              </table:table-cell>
              <table:table-cell office:value-type="float" office:value="187.153">
                <text:p>187.153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511.39999999998">
                <text:p>511.39999999998</text:p>
              </table:table-cell>
              <table:table-cell office:value-type="float" office:value="94.2998">
                <text:p>94.2998</text:p>
              </table:table-cell>
              <table:table-cell office:value-type="float" office:value="187.177">
                <text:p>187.177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511.59999999998">
                <text:p>511.59999999998</text:p>
              </table:table-cell>
              <table:table-cell office:value-type="float" office:value="94.3107">
                <text:p>94.3107</text:p>
              </table:table-cell>
              <table:table-cell office:value-type="float" office:value="187.202">
                <text:p>187.202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511.79999999998">
                <text:p>511.79999999998</text:p>
              </table:table-cell>
              <table:table-cell office:value-type="float" office:value="94.3217">
                <text:p>94.3217</text:p>
              </table:table-cell>
              <table:table-cell office:value-type="float" office:value="187.226">
                <text:p>187.226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511.99999999998">
                <text:p>511.99999999998</text:p>
              </table:table-cell>
              <table:table-cell office:value-type="float" office:value="94.3327">
                <text:p>94.3327</text:p>
              </table:table-cell>
              <table:table-cell office:value-type="float" office:value="187.251">
                <text:p>187.251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512.19999999998">
                <text:p>512.19999999998</text:p>
              </table:table-cell>
              <table:table-cell office:value-type="float" office:value="94.3437">
                <text:p>94.3437</text:p>
              </table:table-cell>
              <table:table-cell office:value-type="float" office:value="187.276">
                <text:p>187.276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512.39999999998">
                <text:p>512.39999999998</text:p>
              </table:table-cell>
              <table:table-cell office:value-type="float" office:value="94.3548">
                <text:p>94.3548</text:p>
              </table:table-cell>
              <table:table-cell office:value-type="float" office:value="187.301">
                <text:p>187.301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512.59999999998">
                <text:p>512.59999999998</text:p>
              </table:table-cell>
              <table:table-cell office:value-type="float" office:value="94.3659">
                <text:p>94.3659</text:p>
              </table:table-cell>
              <table:table-cell office:value-type="float" office:value="187.326">
                <text:p>187.326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512.79999999998">
                <text:p>512.79999999998</text:p>
              </table:table-cell>
              <table:table-cell office:value-type="float" office:value="94.377">
                <text:p>94.377</text:p>
              </table:table-cell>
              <table:table-cell office:value-type="float" office:value="187.351">
                <text:p>187.351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512.99999999998">
                <text:p>512.99999999998</text:p>
              </table:table-cell>
              <table:table-cell office:value-type="float" office:value="94.3881">
                <text:p>94.3881</text:p>
              </table:table-cell>
              <table:table-cell office:value-type="float" office:value="187.376">
                <text:p>187.376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513.19999999998">
                <text:p>513.19999999998</text:p>
              </table:table-cell>
              <table:table-cell office:value-type="float" office:value="94.3992">
                <text:p>94.3992</text:p>
              </table:table-cell>
              <table:table-cell office:value-type="float" office:value="187.401">
                <text:p>187.401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513.39999999998">
                <text:p>513.39999999998</text:p>
              </table:table-cell>
              <table:table-cell office:value-type="float" office:value="94.4104">
                <text:p>94.4104</text:p>
              </table:table-cell>
              <table:table-cell office:value-type="float" office:value="187.426">
                <text:p>187.426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513.59999999998">
                <text:p>513.59999999998</text:p>
              </table:table-cell>
              <table:table-cell office:value-type="float" office:value="94.4216">
                <text:p>94.4216</text:p>
              </table:table-cell>
              <table:table-cell office:value-type="float" office:value="187.451">
                <text:p>187.451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513.79999999998">
                <text:p>513.79999999998</text:p>
              </table:table-cell>
              <table:table-cell office:value-type="float" office:value="94.4328">
                <text:p>94.4328</text:p>
              </table:table-cell>
              <table:table-cell office:value-type="float" office:value="187.476">
                <text:p>187.476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513.99999999998">
                <text:p>513.99999999998</text:p>
              </table:table-cell>
              <table:table-cell office:value-type="float" office:value="94.4441">
                <text:p>94.4441</text:p>
              </table:table-cell>
              <table:table-cell office:value-type="float" office:value="187.502">
                <text:p>187.502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514.19999999998">
                <text:p>514.19999999998</text:p>
              </table:table-cell>
              <table:table-cell office:value-type="float" office:value="94.4553">
                <text:p>94.4553</text:p>
              </table:table-cell>
              <table:table-cell office:value-type="float" office:value="187.527">
                <text:p>187.527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514.39999999998">
                <text:p>514.39999999998</text:p>
              </table:table-cell>
              <table:table-cell office:value-type="float" office:value="94.4666">
                <text:p>94.4666</text:p>
              </table:table-cell>
              <table:table-cell office:value-type="float" office:value="187.552">
                <text:p>187.552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514.59999999998">
                <text:p>514.59999999998</text:p>
              </table:table-cell>
              <table:table-cell office:value-type="float" office:value="94.4779">
                <text:p>94.4779</text:p>
              </table:table-cell>
              <table:table-cell office:value-type="float" office:value="187.578">
                <text:p>187.578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514.79999999998">
                <text:p>514.79999999998</text:p>
              </table:table-cell>
              <table:table-cell office:value-type="float" office:value="94.4893">
                <text:p>94.4893</text:p>
              </table:table-cell>
              <table:table-cell office:value-type="float" office:value="187.603">
                <text:p>187.603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514.99999999998">
                <text:p>514.99999999998</text:p>
              </table:table-cell>
              <table:table-cell office:value-type="float" office:value="94.5006">
                <text:p>94.5006</text:p>
              </table:table-cell>
              <table:table-cell office:value-type="float" office:value="187.629">
                <text:p>187.629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515.19999999998">
                <text:p>515.19999999998</text:p>
              </table:table-cell>
              <table:table-cell office:value-type="float" office:value="94.512">
                <text:p>94.512</text:p>
              </table:table-cell>
              <table:table-cell office:value-type="float" office:value="187.655">
                <text:p>187.655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515.39999999998">
                <text:p>515.39999999998</text:p>
              </table:table-cell>
              <table:table-cell office:value-type="float" office:value="94.5234">
                <text:p>94.5234</text:p>
              </table:table-cell>
              <table:table-cell office:value-type="float" office:value="187.68">
                <text:p>187.68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515.59999999998">
                <text:p>515.59999999998</text:p>
              </table:table-cell>
              <table:table-cell office:value-type="float" office:value="94.5348">
                <text:p>94.5348</text:p>
              </table:table-cell>
              <table:table-cell office:value-type="float" office:value="187.706">
                <text:p>187.706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515.79999999998">
                <text:p>515.79999999998</text:p>
              </table:table-cell>
              <table:table-cell office:value-type="float" office:value="94.5463">
                <text:p>94.5463</text:p>
              </table:table-cell>
              <table:table-cell office:value-type="float" office:value="187.732">
                <text:p>187.732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515.99999999998">
                <text:p>515.99999999998</text:p>
              </table:table-cell>
              <table:table-cell office:value-type="float" office:value="94.5578">
                <text:p>94.5578</text:p>
              </table:table-cell>
              <table:table-cell office:value-type="float" office:value="187.757">
                <text:p>187.757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516.19999999998">
                <text:p>516.19999999998</text:p>
              </table:table-cell>
              <table:table-cell office:value-type="float" office:value="94.5692">
                <text:p>94.5692</text:p>
              </table:table-cell>
              <table:table-cell office:value-type="float" office:value="187.783">
                <text:p>187.783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516.39999999998">
                <text:p>516.39999999998</text:p>
              </table:table-cell>
              <table:table-cell office:value-type="float" office:value="94.5808">
                <text:p>94.5808</text:p>
              </table:table-cell>
              <table:table-cell office:value-type="float" office:value="187.809">
                <text:p>187.809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516.599999999981">
                <text:p>516.599999999981</text:p>
              </table:table-cell>
              <table:table-cell office:value-type="float" office:value="94.5923">
                <text:p>94.5923</text:p>
              </table:table-cell>
              <table:table-cell office:value-type="float" office:value="187.835">
                <text:p>187.835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516.799999999981">
                <text:p>516.799999999981</text:p>
              </table:table-cell>
              <table:table-cell office:value-type="float" office:value="94.6039">
                <text:p>94.6039</text:p>
              </table:table-cell>
              <table:table-cell office:value-type="float" office:value="187.861">
                <text:p>187.861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516.999999999981">
                <text:p>516.999999999981</text:p>
              </table:table-cell>
              <table:table-cell office:value-type="float" office:value="94.6154">
                <text:p>94.6154</text:p>
              </table:table-cell>
              <table:table-cell office:value-type="float" office:value="187.887">
                <text:p>187.887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517.199999999981">
                <text:p>517.199999999981</text:p>
              </table:table-cell>
              <table:table-cell office:value-type="float" office:value="94.6271">
                <text:p>94.6271</text:p>
              </table:table-cell>
              <table:table-cell office:value-type="float" office:value="187.913">
                <text:p>187.913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517.399999999981">
                <text:p>517.399999999981</text:p>
              </table:table-cell>
              <table:table-cell office:value-type="float" office:value="94.6387">
                <text:p>94.6387</text:p>
              </table:table-cell>
              <table:table-cell office:value-type="float" office:value="187.939">
                <text:p>187.939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517.599999999981">
                <text:p>517.599999999981</text:p>
              </table:table-cell>
              <table:table-cell office:value-type="float" office:value="94.6503">
                <text:p>94.6503</text:p>
              </table:table-cell>
              <table:table-cell office:value-type="float" office:value="187.966">
                <text:p>187.966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517.799999999981">
                <text:p>517.799999999981</text:p>
              </table:table-cell>
              <table:table-cell office:value-type="float" office:value="94.662">
                <text:p>94.662</text:p>
              </table:table-cell>
              <table:table-cell office:value-type="float" office:value="187.992">
                <text:p>187.992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517.999999999981">
                <text:p>517.999999999981</text:p>
              </table:table-cell>
              <table:table-cell office:value-type="float" office:value="94.6737">
                <text:p>94.6737</text:p>
              </table:table-cell>
              <table:table-cell office:value-type="float" office:value="188.018">
                <text:p>188.018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518.199999999981">
                <text:p>518.199999999981</text:p>
              </table:table-cell>
              <table:table-cell office:value-type="float" office:value="94.6854">
                <text:p>94.6854</text:p>
              </table:table-cell>
              <table:table-cell office:value-type="float" office:value="188.045">
                <text:p>188.045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518.399999999981">
                <text:p>518.399999999981</text:p>
              </table:table-cell>
              <table:table-cell office:value-type="float" office:value="94.6971">
                <text:p>94.6971</text:p>
              </table:table-cell>
              <table:table-cell office:value-type="float" office:value="188.071">
                <text:p>188.071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518.599999999981">
                <text:p>518.599999999981</text:p>
              </table:table-cell>
              <table:table-cell office:value-type="float" office:value="94.7089">
                <text:p>94.7089</text:p>
              </table:table-cell>
              <table:table-cell office:value-type="float" office:value="188.097">
                <text:p>188.097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518.799999999981">
                <text:p>518.799999999981</text:p>
              </table:table-cell>
              <table:table-cell office:value-type="float" office:value="94.7206">
                <text:p>94.7206</text:p>
              </table:table-cell>
              <table:table-cell office:value-type="float" office:value="188.124">
                <text:p>188.124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518.999999999981">
                <text:p>518.999999999981</text:p>
              </table:table-cell>
              <table:table-cell office:value-type="float" office:value="94.7324">
                <text:p>94.7324</text:p>
              </table:table-cell>
              <table:table-cell office:value-type="float" office:value="188.15">
                <text:p>188.15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519.199999999981">
                <text:p>519.199999999981</text:p>
              </table:table-cell>
              <table:table-cell office:value-type="float" office:value="94.7442">
                <text:p>94.7442</text:p>
              </table:table-cell>
              <table:table-cell office:value-type="float" office:value="188.177">
                <text:p>188.177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519.399999999981">
                <text:p>519.399999999981</text:p>
              </table:table-cell>
              <table:table-cell office:value-type="float" office:value="94.756">
                <text:p>94.756</text:p>
              </table:table-cell>
              <table:table-cell office:value-type="float" office:value="188.204">
                <text:p>188.204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519.599999999981">
                <text:p>519.599999999981</text:p>
              </table:table-cell>
              <table:table-cell office:value-type="float" office:value="94.7679">
                <text:p>94.7679</text:p>
              </table:table-cell>
              <table:table-cell office:value-type="float" office:value="188.23">
                <text:p>188.23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519.799999999981">
                <text:p>519.799999999981</text:p>
              </table:table-cell>
              <table:table-cell office:value-type="float" office:value="94.7798">
                <text:p>94.7798</text:p>
              </table:table-cell>
              <table:table-cell office:value-type="float" office:value="188.257">
                <text:p>188.257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519.999999999981">
                <text:p>519.999999999981</text:p>
              </table:table-cell>
              <table:table-cell office:value-type="float" office:value="94.7917">
                <text:p>94.7917</text:p>
              </table:table-cell>
              <table:table-cell office:value-type="float" office:value="188.284">
                <text:p>188.284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520.199999999981">
                <text:p>520.199999999981</text:p>
              </table:table-cell>
              <table:table-cell office:value-type="float" office:value="94.8036">
                <text:p>94.8036</text:p>
              </table:table-cell>
              <table:table-cell office:value-type="float" office:value="188.31">
                <text:p>188.31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520.399999999981">
                <text:p>520.399999999981</text:p>
              </table:table-cell>
              <table:table-cell office:value-type="float" office:value="94.8155">
                <text:p>94.8155</text:p>
              </table:table-cell>
              <table:table-cell office:value-type="float" office:value="188.337">
                <text:p>188.337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520.599999999981">
                <text:p>520.599999999981</text:p>
              </table:table-cell>
              <table:table-cell office:value-type="float" office:value="94.8274">
                <text:p>94.8274</text:p>
              </table:table-cell>
              <table:table-cell office:value-type="float" office:value="188.364">
                <text:p>188.364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520.799999999981">
                <text:p>520.799999999981</text:p>
              </table:table-cell>
              <table:table-cell office:value-type="float" office:value="94.8394">
                <text:p>94.8394</text:p>
              </table:table-cell>
              <table:table-cell office:value-type="float" office:value="188.391">
                <text:p>188.391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520.999999999981">
                <text:p>520.999999999981</text:p>
              </table:table-cell>
              <table:table-cell office:value-type="float" office:value="94.8514">
                <text:p>94.8514</text:p>
              </table:table-cell>
              <table:table-cell office:value-type="float" office:value="188.418">
                <text:p>188.418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521.199999999982">
                <text:p>521.199999999982</text:p>
              </table:table-cell>
              <table:table-cell office:value-type="float" office:value="94.8634">
                <text:p>94.8634</text:p>
              </table:table-cell>
              <table:table-cell office:value-type="float" office:value="188.445">
                <text:p>188.445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521.399999999982">
                <text:p>521.399999999982</text:p>
              </table:table-cell>
              <table:table-cell office:value-type="float" office:value="94.8754">
                <text:p>94.8754</text:p>
              </table:table-cell>
              <table:table-cell office:value-type="float" office:value="188.472">
                <text:p>188.472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521.599999999982">
                <text:p>521.599999999982</text:p>
              </table:table-cell>
              <table:table-cell office:value-type="float" office:value="94.8875">
                <text:p>94.8875</text:p>
              </table:table-cell>
              <table:table-cell office:value-type="float" office:value="188.499">
                <text:p>188.499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521.799999999982">
                <text:p>521.799999999982</text:p>
              </table:table-cell>
              <table:table-cell office:value-type="float" office:value="94.8995">
                <text:p>94.8995</text:p>
              </table:table-cell>
              <table:table-cell office:value-type="float" office:value="188.526">
                <text:p>188.526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521.999999999982">
                <text:p>521.999999999982</text:p>
              </table:table-cell>
              <table:table-cell office:value-type="float" office:value="94.9116">
                <text:p>94.9116</text:p>
              </table:table-cell>
              <table:table-cell office:value-type="float" office:value="188.553">
                <text:p>188.553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522.199999999982">
                <text:p>522.199999999982</text:p>
              </table:table-cell>
              <table:table-cell office:value-type="float" office:value="94.9237">
                <text:p>94.9237</text:p>
              </table:table-cell>
              <table:table-cell office:value-type="float" office:value="188.581">
                <text:p>188.581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522.399999999982">
                <text:p>522.399999999982</text:p>
              </table:table-cell>
              <table:table-cell office:value-type="float" office:value="94.9358">
                <text:p>94.9358</text:p>
              </table:table-cell>
              <table:table-cell office:value-type="float" office:value="188.608">
                <text:p>188.608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522.599999999982">
                <text:p>522.599999999982</text:p>
              </table:table-cell>
              <table:table-cell office:value-type="float" office:value="94.9479">
                <text:p>94.9479</text:p>
              </table:table-cell>
              <table:table-cell office:value-type="float" office:value="188.635">
                <text:p>188.635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522.799999999982">
                <text:p>522.799999999982</text:p>
              </table:table-cell>
              <table:table-cell office:value-type="float" office:value="94.9601">
                <text:p>94.9601</text:p>
              </table:table-cell>
              <table:table-cell office:value-type="float" office:value="188.662">
                <text:p>188.662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522.999999999982">
                <text:p>522.999999999982</text:p>
              </table:table-cell>
              <table:table-cell office:value-type="float" office:value="94.9722">
                <text:p>94.9722</text:p>
              </table:table-cell>
              <table:table-cell office:value-type="float" office:value="188.69">
                <text:p>188.69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523.199999999982">
                <text:p>523.199999999982</text:p>
              </table:table-cell>
              <table:table-cell office:value-type="float" office:value="94.9844">
                <text:p>94.9844</text:p>
              </table:table-cell>
              <table:table-cell office:value-type="float" office:value="188.717">
                <text:p>188.717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523.399999999982">
                <text:p>523.399999999982</text:p>
              </table:table-cell>
              <table:table-cell office:value-type="float" office:value="94.9966">
                <text:p>94.9966</text:p>
              </table:table-cell>
              <table:table-cell office:value-type="float" office:value="188.745">
                <text:p>188.745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523.599999999982">
                <text:p>523.599999999982</text:p>
              </table:table-cell>
              <table:table-cell office:value-type="float" office:value="95.0088">
                <text:p>95.0088</text:p>
              </table:table-cell>
              <table:table-cell office:value-type="float" office:value="188.772">
                <text:p>188.772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523.799999999982">
                <text:p>523.799999999982</text:p>
              </table:table-cell>
              <table:table-cell office:value-type="float" office:value="95.021">
                <text:p>95.021</text:p>
              </table:table-cell>
              <table:table-cell office:value-type="float" office:value="188.8">
                <text:p>188.8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523.999999999982">
                <text:p>523.999999999982</text:p>
              </table:table-cell>
              <table:table-cell office:value-type="float" office:value="95.0333">
                <text:p>95.0333</text:p>
              </table:table-cell>
              <table:table-cell office:value-type="float" office:value="188.827">
                <text:p>188.827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524.199999999982">
                <text:p>524.199999999982</text:p>
              </table:table-cell>
              <table:table-cell office:value-type="float" office:value="95.0455">
                <text:p>95.0455</text:p>
              </table:table-cell>
              <table:table-cell office:value-type="float" office:value="188.855">
                <text:p>188.855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524.399999999982">
                <text:p>524.399999999982</text:p>
              </table:table-cell>
              <table:table-cell office:value-type="float" office:value="95.0578">
                <text:p>95.0578</text:p>
              </table:table-cell>
              <table:table-cell office:value-type="float" office:value="188.882">
                <text:p>188.882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524.599999999982">
                <text:p>524.599999999982</text:p>
              </table:table-cell>
              <table:table-cell office:value-type="float" office:value="95.0701">
                <text:p>95.0701</text:p>
              </table:table-cell>
              <table:table-cell office:value-type="float" office:value="188.91">
                <text:p>188.91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524.799999999982">
                <text:p>524.799999999982</text:p>
              </table:table-cell>
              <table:table-cell office:value-type="float" office:value="95.0824">
                <text:p>95.0824</text:p>
              </table:table-cell>
              <table:table-cell office:value-type="float" office:value="188.938">
                <text:p>188.938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524.999999999982">
                <text:p>524.999999999982</text:p>
              </table:table-cell>
              <table:table-cell office:value-type="float" office:value="95.0948">
                <text:p>95.0948</text:p>
              </table:table-cell>
              <table:table-cell office:value-type="float" office:value="188.965">
                <text:p>188.965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525.199999999982">
                <text:p>525.199999999982</text:p>
              </table:table-cell>
              <table:table-cell office:value-type="float" office:value="95.1071">
                <text:p>95.1071</text:p>
              </table:table-cell>
              <table:table-cell office:value-type="float" office:value="188.993">
                <text:p>188.993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525.399999999982">
                <text:p>525.399999999982</text:p>
              </table:table-cell>
              <table:table-cell office:value-type="float" office:value="95.1195">
                <text:p>95.1195</text:p>
              </table:table-cell>
              <table:table-cell office:value-type="float" office:value="189.021">
                <text:p>189.021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525.599999999983">
                <text:p>525.599999999983</text:p>
              </table:table-cell>
              <table:table-cell office:value-type="float" office:value="95.1319">
                <text:p>95.1319</text:p>
              </table:table-cell>
              <table:table-cell office:value-type="float" office:value="189.049">
                <text:p>189.049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525.799999999983">
                <text:p>525.799999999983</text:p>
              </table:table-cell>
              <table:table-cell office:value-type="float" office:value="95.1442">
                <text:p>95.1442</text:p>
              </table:table-cell>
              <table:table-cell office:value-type="float" office:value="189.077">
                <text:p>189.077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525.999999999983">
                <text:p>525.999999999983</text:p>
              </table:table-cell>
              <table:table-cell office:value-type="float" office:value="95.1566">
                <text:p>95.1566</text:p>
              </table:table-cell>
              <table:table-cell office:value-type="float" office:value="189.105">
                <text:p>189.105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526.199999999983">
                <text:p>526.199999999983</text:p>
              </table:table-cell>
              <table:table-cell office:value-type="float" office:value="95.1691">
                <text:p>95.1691</text:p>
              </table:table-cell>
              <table:table-cell office:value-type="float" office:value="189.133">
                <text:p>189.133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526.399999999983">
                <text:p>526.399999999983</text:p>
              </table:table-cell>
              <table:table-cell office:value-type="float" office:value="95.1815">
                <text:p>95.1815</text:p>
              </table:table-cell>
              <table:table-cell office:value-type="float" office:value="189.161">
                <text:p>189.161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526.599999999983">
                <text:p>526.599999999983</text:p>
              </table:table-cell>
              <table:table-cell office:value-type="float" office:value="95.1939">
                <text:p>95.1939</text:p>
              </table:table-cell>
              <table:table-cell office:value-type="float" office:value="189.189">
                <text:p>189.189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526.799999999983">
                <text:p>526.799999999983</text:p>
              </table:table-cell>
              <table:table-cell office:value-type="float" office:value="95.2064">
                <text:p>95.2064</text:p>
              </table:table-cell>
              <table:table-cell office:value-type="float" office:value="189.217">
                <text:p>189.217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526.999999999983">
                <text:p>526.999999999983</text:p>
              </table:table-cell>
              <table:table-cell office:value-type="float" office:value="95.2189">
                <text:p>95.2189</text:p>
              </table:table-cell>
              <table:table-cell office:value-type="float" office:value="189.245">
                <text:p>189.245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527.199999999983">
                <text:p>527.199999999983</text:p>
              </table:table-cell>
              <table:table-cell office:value-type="float" office:value="95.2314">
                <text:p>95.2314</text:p>
              </table:table-cell>
              <table:table-cell office:value-type="float" office:value="189.273">
                <text:p>189.273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527.399999999983">
                <text:p>527.399999999983</text:p>
              </table:table-cell>
              <table:table-cell office:value-type="float" office:value="95.2439">
                <text:p>95.2439</text:p>
              </table:table-cell>
              <table:table-cell office:value-type="float" office:value="189.301">
                <text:p>189.301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527.599999999983">
                <text:p>527.599999999983</text:p>
              </table:table-cell>
              <table:table-cell office:value-type="float" office:value="95.2564">
                <text:p>95.2564</text:p>
              </table:table-cell>
              <table:table-cell office:value-type="float" office:value="189.329">
                <text:p>189.329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527.799999999983">
                <text:p>527.799999999983</text:p>
              </table:table-cell>
              <table:table-cell office:value-type="float" office:value="95.269">
                <text:p>95.269</text:p>
              </table:table-cell>
              <table:table-cell office:value-type="float" office:value="189.357">
                <text:p>189.357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527.999999999983">
                <text:p>527.999999999983</text:p>
              </table:table-cell>
              <table:table-cell office:value-type="float" office:value="95.2815">
                <text:p>95.2815</text:p>
              </table:table-cell>
              <table:table-cell office:value-type="float" office:value="189.385">
                <text:p>189.385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528.199999999983">
                <text:p>528.199999999983</text:p>
              </table:table-cell>
              <table:table-cell office:value-type="float" office:value="95.2941">
                <text:p>95.2941</text:p>
              </table:table-cell>
              <table:table-cell office:value-type="float" office:value="189.414">
                <text:p>189.414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528.399999999983">
                <text:p>528.399999999983</text:p>
              </table:table-cell>
              <table:table-cell office:value-type="float" office:value="95.3066">
                <text:p>95.3066</text:p>
              </table:table-cell>
              <table:table-cell office:value-type="float" office:value="189.442">
                <text:p>189.442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528.599999999983">
                <text:p>528.599999999983</text:p>
              </table:table-cell>
              <table:table-cell office:value-type="float" office:value="95.3192">
                <text:p>95.3192</text:p>
              </table:table-cell>
              <table:table-cell office:value-type="float" office:value="189.47">
                <text:p>189.47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528.799999999983">
                <text:p>528.799999999983</text:p>
              </table:table-cell>
              <table:table-cell office:value-type="float" office:value="95.3318">
                <text:p>95.3318</text:p>
              </table:table-cell>
              <table:table-cell office:value-type="float" office:value="189.499">
                <text:p>189.499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528.999999999983">
                <text:p>528.999999999983</text:p>
              </table:table-cell>
              <table:table-cell office:value-type="float" office:value="95.3445">
                <text:p>95.3445</text:p>
              </table:table-cell>
              <table:table-cell office:value-type="float" office:value="189.527">
                <text:p>189.527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529.199999999983">
                <text:p>529.199999999983</text:p>
              </table:table-cell>
              <table:table-cell office:value-type="float" office:value="95.3571">
                <text:p>95.3571</text:p>
              </table:table-cell>
              <table:table-cell office:value-type="float" office:value="189.555">
                <text:p>189.555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529.399999999983">
                <text:p>529.399999999983</text:p>
              </table:table-cell>
              <table:table-cell office:value-type="float" office:value="95.3697">
                <text:p>95.3697</text:p>
              </table:table-cell>
              <table:table-cell office:value-type="float" office:value="189.584">
                <text:p>189.584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529.599999999983">
                <text:p>529.599999999983</text:p>
              </table:table-cell>
              <table:table-cell office:value-type="float" office:value="95.3824">
                <text:p>95.3824</text:p>
              </table:table-cell>
              <table:table-cell office:value-type="float" office:value="189.612">
                <text:p>189.612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529.799999999984">
                <text:p>529.799999999984</text:p>
              </table:table-cell>
              <table:table-cell office:value-type="float" office:value="95.3951">
                <text:p>95.3951</text:p>
              </table:table-cell>
              <table:table-cell office:value-type="float" office:value="189.641">
                <text:p>189.641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529.999999999984">
                <text:p>529.999999999984</text:p>
              </table:table-cell>
              <table:table-cell office:value-type="float" office:value="95.4078">
                <text:p>95.4078</text:p>
              </table:table-cell>
              <table:table-cell office:value-type="float" office:value="189.669">
                <text:p>189.669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530.199999999984">
                <text:p>530.199999999984</text:p>
              </table:table-cell>
              <table:table-cell office:value-type="float" office:value="95.4204">
                <text:p>95.4204</text:p>
              </table:table-cell>
              <table:table-cell office:value-type="float" office:value="189.698">
                <text:p>189.698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530.399999999984">
                <text:p>530.399999999984</text:p>
              </table:table-cell>
              <table:table-cell office:value-type="float" office:value="95.4332">
                <text:p>95.4332</text:p>
              </table:table-cell>
              <table:table-cell office:value-type="float" office:value="189.727">
                <text:p>189.727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530.599999999984">
                <text:p>530.599999999984</text:p>
              </table:table-cell>
              <table:table-cell office:value-type="float" office:value="95.4459">
                <text:p>95.4459</text:p>
              </table:table-cell>
              <table:table-cell office:value-type="float" office:value="189.755">
                <text:p>189.755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530.799999999984">
                <text:p>530.799999999984</text:p>
              </table:table-cell>
              <table:table-cell office:value-type="float" office:value="95.4586">
                <text:p>95.4586</text:p>
              </table:table-cell>
              <table:table-cell office:value-type="float" office:value="189.784">
                <text:p>189.784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530.999999999984">
                <text:p>530.999999999984</text:p>
              </table:table-cell>
              <table:table-cell office:value-type="float" office:value="95.4714">
                <text:p>95.4714</text:p>
              </table:table-cell>
              <table:table-cell office:value-type="float" office:value="189.813">
                <text:p>189.813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531.199999999984">
                <text:p>531.199999999984</text:p>
              </table:table-cell>
              <table:table-cell office:value-type="float" office:value="95.4841">
                <text:p>95.4841</text:p>
              </table:table-cell>
              <table:table-cell office:value-type="float" office:value="189.841">
                <text:p>189.841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531.399999999984">
                <text:p>531.399999999984</text:p>
              </table:table-cell>
              <table:table-cell office:value-type="float" office:value="95.4969">
                <text:p>95.4969</text:p>
              </table:table-cell>
              <table:table-cell office:value-type="float" office:value="189.87">
                <text:p>189.87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531.599999999984">
                <text:p>531.599999999984</text:p>
              </table:table-cell>
              <table:table-cell office:value-type="float" office:value="95.5097">
                <text:p>95.5097</text:p>
              </table:table-cell>
              <table:table-cell office:value-type="float" office:value="189.899">
                <text:p>189.899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531.799999999984">
                <text:p>531.799999999984</text:p>
              </table:table-cell>
              <table:table-cell office:value-type="float" office:value="95.5224">
                <text:p>95.5224</text:p>
              </table:table-cell>
              <table:table-cell office:value-type="float" office:value="189.927">
                <text:p>189.927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531.999999999984">
                <text:p>531.999999999984</text:p>
              </table:table-cell>
              <table:table-cell office:value-type="float" office:value="95.5352">
                <text:p>95.5352</text:p>
              </table:table-cell>
              <table:table-cell office:value-type="float" office:value="189.956">
                <text:p>189.956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532.199999999984">
                <text:p>532.199999999984</text:p>
              </table:table-cell>
              <table:table-cell office:value-type="float" office:value="95.548">
                <text:p>95.548</text:p>
              </table:table-cell>
              <table:table-cell office:value-type="float" office:value="189.985">
                <text:p>189.985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532.399999999984">
                <text:p>532.399999999984</text:p>
              </table:table-cell>
              <table:table-cell office:value-type="float" office:value="95.5609">
                <text:p>95.5609</text:p>
              </table:table-cell>
              <table:table-cell office:value-type="float" office:value="190.014">
                <text:p>190.014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532.599999999984">
                <text:p>532.599999999984</text:p>
              </table:table-cell>
              <table:table-cell office:value-type="float" office:value="95.5737">
                <text:p>95.5737</text:p>
              </table:table-cell>
              <table:table-cell office:value-type="float" office:value="190.043">
                <text:p>190.043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532.799999999984">
                <text:p>532.799999999984</text:p>
              </table:table-cell>
              <table:table-cell office:value-type="float" office:value="95.5866">
                <text:p>95.5866</text:p>
              </table:table-cell>
              <table:table-cell office:value-type="float" office:value="190.072">
                <text:p>190.072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532.999999999984">
                <text:p>532.999999999984</text:p>
              </table:table-cell>
              <table:table-cell office:value-type="float" office:value="95.5994">
                <text:p>95.5994</text:p>
              </table:table-cell>
              <table:table-cell office:value-type="float" office:value="190.101">
                <text:p>190.101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533.199999999984">
                <text:p>533.199999999984</text:p>
              </table:table-cell>
              <table:table-cell office:value-type="float" office:value="95.6123">
                <text:p>95.6123</text:p>
              </table:table-cell>
              <table:table-cell office:value-type="float" office:value="190.13">
                <text:p>190.13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533.399999999984">
                <text:p>533.399999999984</text:p>
              </table:table-cell>
              <table:table-cell office:value-type="float" office:value="95.6252">
                <text:p>95.6252</text:p>
              </table:table-cell>
              <table:table-cell office:value-type="float" office:value="190.158">
                <text:p>190.158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533.599999999984">
                <text:p>533.599999999984</text:p>
              </table:table-cell>
              <table:table-cell office:value-type="float" office:value="95.638">
                <text:p>95.638</text:p>
              </table:table-cell>
              <table:table-cell office:value-type="float" office:value="190.187">
                <text:p>190.187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533.799999999984">
                <text:p>533.799999999984</text:p>
              </table:table-cell>
              <table:table-cell office:value-type="float" office:value="95.6509">
                <text:p>95.6509</text:p>
              </table:table-cell>
              <table:table-cell office:value-type="float" office:value="190.216">
                <text:p>190.216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533.999999999984">
                <text:p>533.999999999984</text:p>
              </table:table-cell>
              <table:table-cell office:value-type="float" office:value="95.6638">
                <text:p>95.6638</text:p>
              </table:table-cell>
              <table:table-cell office:value-type="float" office:value="190.245">
                <text:p>190.245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534.199999999985">
                <text:p>534.199999999985</text:p>
              </table:table-cell>
              <table:table-cell office:value-type="float" office:value="95.6768">
                <text:p>95.6768</text:p>
              </table:table-cell>
              <table:table-cell office:value-type="float" office:value="190.275">
                <text:p>190.275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534.399999999985">
                <text:p>534.399999999985</text:p>
              </table:table-cell>
              <table:table-cell office:value-type="float" office:value="95.6897">
                <text:p>95.6897</text:p>
              </table:table-cell>
              <table:table-cell office:value-type="float" office:value="190.304">
                <text:p>190.304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534.599999999985">
                <text:p>534.599999999985</text:p>
              </table:table-cell>
              <table:table-cell office:value-type="float" office:value="95.7026">
                <text:p>95.7026</text:p>
              </table:table-cell>
              <table:table-cell office:value-type="float" office:value="190.333">
                <text:p>190.333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534.799999999985">
                <text:p>534.799999999985</text:p>
              </table:table-cell>
              <table:table-cell office:value-type="float" office:value="95.7156">
                <text:p>95.7156</text:p>
              </table:table-cell>
              <table:table-cell office:value-type="float" office:value="190.362">
                <text:p>190.362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534.999999999985">
                <text:p>534.999999999985</text:p>
              </table:table-cell>
              <table:table-cell office:value-type="float" office:value="95.7285">
                <text:p>95.7285</text:p>
              </table:table-cell>
              <table:table-cell office:value-type="float" office:value="190.391">
                <text:p>190.391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535.199999999985">
                <text:p>535.199999999985</text:p>
              </table:table-cell>
              <table:table-cell office:value-type="float" office:value="95.7415">
                <text:p>95.7415</text:p>
              </table:table-cell>
              <table:table-cell office:value-type="float" office:value="190.42">
                <text:p>190.42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535.399999999985">
                <text:p>535.399999999985</text:p>
              </table:table-cell>
              <table:table-cell office:value-type="float" office:value="95.7544">
                <text:p>95.7544</text:p>
              </table:table-cell>
              <table:table-cell office:value-type="float" office:value="190.449">
                <text:p>190.449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535.599999999985">
                <text:p>535.599999999985</text:p>
              </table:table-cell>
              <table:table-cell office:value-type="float" office:value="95.7674">
                <text:p>95.7674</text:p>
              </table:table-cell>
              <table:table-cell office:value-type="float" office:value="190.479">
                <text:p>190.479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535.799999999985">
                <text:p>535.799999999985</text:p>
              </table:table-cell>
              <table:table-cell office:value-type="float" office:value="95.7804">
                <text:p>95.7804</text:p>
              </table:table-cell>
              <table:table-cell office:value-type="float" office:value="190.508">
                <text:p>190.508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535.999999999985">
                <text:p>535.999999999985</text:p>
              </table:table-cell>
              <table:table-cell office:value-type="float" office:value="95.7934">
                <text:p>95.7934</text:p>
              </table:table-cell>
              <table:table-cell office:value-type="float" office:value="190.537">
                <text:p>190.537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536.199999999985">
                <text:p>536.199999999985</text:p>
              </table:table-cell>
              <table:table-cell office:value-type="float" office:value="95.8064">
                <text:p>95.8064</text:p>
              </table:table-cell>
              <table:table-cell office:value-type="float" office:value="190.566">
                <text:p>190.566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536.399999999985">
                <text:p>536.399999999985</text:p>
              </table:table-cell>
              <table:table-cell office:value-type="float" office:value="95.8194">
                <text:p>95.8194</text:p>
              </table:table-cell>
              <table:table-cell office:value-type="float" office:value="190.596">
                <text:p>190.596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536.599999999985">
                <text:p>536.599999999985</text:p>
              </table:table-cell>
              <table:table-cell office:value-type="float" office:value="95.8325">
                <text:p>95.8325</text:p>
              </table:table-cell>
              <table:table-cell office:value-type="float" office:value="190.625">
                <text:p>190.625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536.799999999985">
                <text:p>536.799999999985</text:p>
              </table:table-cell>
              <table:table-cell office:value-type="float" office:value="95.8455">
                <text:p>95.8455</text:p>
              </table:table-cell>
              <table:table-cell office:value-type="float" office:value="190.654">
                <text:p>190.654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536.999999999985">
                <text:p>536.999999999985</text:p>
              </table:table-cell>
              <table:table-cell office:value-type="float" office:value="95.8585">
                <text:p>95.8585</text:p>
              </table:table-cell>
              <table:table-cell office:value-type="float" office:value="190.683">
                <text:p>190.683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537.199999999985">
                <text:p>537.199999999985</text:p>
              </table:table-cell>
              <table:table-cell office:value-type="float" office:value="95.8716">
                <text:p>95.8716</text:p>
              </table:table-cell>
              <table:table-cell office:value-type="float" office:value="190.713">
                <text:p>190.713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537.399999999985">
                <text:p>537.399999999985</text:p>
              </table:table-cell>
              <table:table-cell office:value-type="float" office:value="95.8846">
                <text:p>95.8846</text:p>
              </table:table-cell>
              <table:table-cell office:value-type="float" office:value="190.742">
                <text:p>190.742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537.599999999985">
                <text:p>537.599999999985</text:p>
              </table:table-cell>
              <table:table-cell office:value-type="float" office:value="95.8977">
                <text:p>95.8977</text:p>
              </table:table-cell>
              <table:table-cell office:value-type="float" office:value="190.772">
                <text:p>190.772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537.799999999985">
                <text:p>537.799999999985</text:p>
              </table:table-cell>
              <table:table-cell office:value-type="float" office:value="95.9108">
                <text:p>95.9108</text:p>
              </table:table-cell>
              <table:table-cell office:value-type="float" office:value="190.801">
                <text:p>190.801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537.999999999985">
                <text:p>537.999999999985</text:p>
              </table:table-cell>
              <table:table-cell office:value-type="float" office:value="95.9238">
                <text:p>95.9238</text:p>
              </table:table-cell>
              <table:table-cell office:value-type="float" office:value="190.83">
                <text:p>190.83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538.199999999985">
                <text:p>538.199999999985</text:p>
              </table:table-cell>
              <table:table-cell office:value-type="float" office:value="95.9369">
                <text:p>95.9369</text:p>
              </table:table-cell>
              <table:table-cell office:value-type="float" office:value="190.86">
                <text:p>190.86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538.399999999986">
                <text:p>538.399999999986</text:p>
              </table:table-cell>
              <table:table-cell office:value-type="float" office:value="95.95">
                <text:p>95.95</text:p>
              </table:table-cell>
              <table:table-cell office:value-type="float" office:value="190.889">
                <text:p>190.889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538.599999999985">
                <text:p>538.599999999985</text:p>
              </table:table-cell>
              <table:table-cell office:value-type="float" office:value="95.9631">
                <text:p>95.9631</text:p>
              </table:table-cell>
              <table:table-cell office:value-type="float" office:value="190.919">
                <text:p>190.919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538.799999999986">
                <text:p>538.799999999986</text:p>
              </table:table-cell>
              <table:table-cell office:value-type="float" office:value="95.9762">
                <text:p>95.9762</text:p>
              </table:table-cell>
              <table:table-cell office:value-type="float" office:value="190.948">
                <text:p>190.948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538.999999999986">
                <text:p>538.999999999986</text:p>
              </table:table-cell>
              <table:table-cell office:value-type="float" office:value="95.9893">
                <text:p>95.9893</text:p>
              </table:table-cell>
              <table:table-cell office:value-type="float" office:value="190.978">
                <text:p>190.978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539.199999999986">
                <text:p>539.199999999986</text:p>
              </table:table-cell>
              <table:table-cell office:value-type="float" office:value="96.0024">
                <text:p>96.0024</text:p>
              </table:table-cell>
              <table:table-cell office:value-type="float" office:value="191.007">
                <text:p>191.007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539.399999999986">
                <text:p>539.399999999986</text:p>
              </table:table-cell>
              <table:table-cell office:value-type="float" office:value="96.0156">
                <text:p>96.0156</text:p>
              </table:table-cell>
              <table:table-cell office:value-type="float" office:value="191.037">
                <text:p>191.037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539.599999999986">
                <text:p>539.599999999986</text:p>
              </table:table-cell>
              <table:table-cell office:value-type="float" office:value="96.0287">
                <text:p>96.0287</text:p>
              </table:table-cell>
              <table:table-cell office:value-type="float" office:value="191.066">
                <text:p>191.066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539.799999999986">
                <text:p>539.799999999986</text:p>
              </table:table-cell>
              <table:table-cell office:value-type="float" office:value="96.0418">
                <text:p>96.0418</text:p>
              </table:table-cell>
              <table:table-cell office:value-type="float" office:value="191.096">
                <text:p>191.096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539.999999999986">
                <text:p>539.999999999986</text:p>
              </table:table-cell>
              <table:table-cell office:value-type="float" office:value="96.055">
                <text:p>96.055</text:p>
              </table:table-cell>
              <table:table-cell office:value-type="float" office:value="191.125">
                <text:p>191.125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540.199999999986">
                <text:p>540.199999999986</text:p>
              </table:table-cell>
              <table:table-cell office:value-type="float" office:value="96.0681">
                <text:p>96.0681</text:p>
              </table:table-cell>
              <table:table-cell office:value-type="float" office:value="191.155">
                <text:p>191.155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540.399999999986">
                <text:p>540.399999999986</text:p>
              </table:table-cell>
              <table:table-cell office:value-type="float" office:value="96.0813">
                <text:p>96.0813</text:p>
              </table:table-cell>
              <table:table-cell office:value-type="float" office:value="191.185">
                <text:p>191.185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540.599999999986">
                <text:p>540.599999999986</text:p>
              </table:table-cell>
              <table:table-cell office:value-type="float" office:value="96.0945">
                <text:p>96.0945</text:p>
              </table:table-cell>
              <table:table-cell office:value-type="float" office:value="191.214">
                <text:p>191.214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540.799999999986">
                <text:p>540.799999999986</text:p>
              </table:table-cell>
              <table:table-cell office:value-type="float" office:value="96.1076">
                <text:p>96.1076</text:p>
              </table:table-cell>
              <table:table-cell office:value-type="float" office:value="191.244">
                <text:p>191.244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540.999999999986">
                <text:p>540.999999999986</text:p>
              </table:table-cell>
              <table:table-cell office:value-type="float" office:value="96.1208">
                <text:p>96.1208</text:p>
              </table:table-cell>
              <table:table-cell office:value-type="float" office:value="191.273">
                <text:p>191.273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541.199999999986">
                <text:p>541.199999999986</text:p>
              </table:table-cell>
              <table:table-cell office:value-type="float" office:value="96.134">
                <text:p>96.134</text:p>
              </table:table-cell>
              <table:table-cell office:value-type="float" office:value="191.303">
                <text:p>191.303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541.399999999986">
                <text:p>541.399999999986</text:p>
              </table:table-cell>
              <table:table-cell office:value-type="float" office:value="96.1472">
                <text:p>96.1472</text:p>
              </table:table-cell>
              <table:table-cell office:value-type="float" office:value="191.333">
                <text:p>191.333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541.599999999986">
                <text:p>541.599999999986</text:p>
              </table:table-cell>
              <table:table-cell office:value-type="float" office:value="96.1604">
                <text:p>96.1604</text:p>
              </table:table-cell>
              <table:table-cell office:value-type="float" office:value="191.362">
                <text:p>191.362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541.799999999986">
                <text:p>541.799999999986</text:p>
              </table:table-cell>
              <table:table-cell office:value-type="float" office:value="96.1735">
                <text:p>96.1735</text:p>
              </table:table-cell>
              <table:table-cell office:value-type="float" office:value="191.392">
                <text:p>191.392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541.999999999986">
                <text:p>541.999999999986</text:p>
              </table:table-cell>
              <table:table-cell office:value-type="float" office:value="96.1867">
                <text:p>96.1867</text:p>
              </table:table-cell>
              <table:table-cell office:value-type="float" office:value="191.422">
                <text:p>191.422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542.199999999986">
                <text:p>542.199999999986</text:p>
              </table:table-cell>
              <table:table-cell office:value-type="float" office:value="96.2">
                <text:p>96.2</text:p>
              </table:table-cell>
              <table:table-cell office:value-type="float" office:value="191.452">
                <text:p>191.452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542.399999999986">
                <text:p>542.399999999986</text:p>
              </table:table-cell>
              <table:table-cell office:value-type="float" office:value="96.2132">
                <text:p>96.2132</text:p>
              </table:table-cell>
              <table:table-cell office:value-type="float" office:value="191.481">
                <text:p>191.481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542.599999999986">
                <text:p>542.599999999986</text:p>
              </table:table-cell>
              <table:table-cell office:value-type="float" office:value="96.2264">
                <text:p>96.2264</text:p>
              </table:table-cell>
              <table:table-cell office:value-type="float" office:value="191.511">
                <text:p>191.511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542.799999999986">
                <text:p>542.799999999986</text:p>
              </table:table-cell>
              <table:table-cell office:value-type="float" office:value="96.2396">
                <text:p>96.2396</text:p>
              </table:table-cell>
              <table:table-cell office:value-type="float" office:value="191.541">
                <text:p>191.541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542.999999999987">
                <text:p>542.999999999987</text:p>
              </table:table-cell>
              <table:table-cell office:value-type="float" office:value="96.2528">
                <text:p>96.2528</text:p>
              </table:table-cell>
              <table:table-cell office:value-type="float" office:value="191.57">
                <text:p>191.57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543.199999999987">
                <text:p>543.199999999987</text:p>
              </table:table-cell>
              <table:table-cell office:value-type="float" office:value="96.266">
                <text:p>96.266</text:p>
              </table:table-cell>
              <table:table-cell office:value-type="float" office:value="191.6">
                <text:p>191.6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543.399999999987">
                <text:p>543.399999999987</text:p>
              </table:table-cell>
              <table:table-cell office:value-type="float" office:value="96.2793">
                <text:p>96.2793</text:p>
              </table:table-cell>
              <table:table-cell office:value-type="float" office:value="191.63">
                <text:p>191.63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543.599999999987">
                <text:p>543.599999999987</text:p>
              </table:table-cell>
              <table:table-cell office:value-type="float" office:value="96.2925">
                <text:p>96.2925</text:p>
              </table:table-cell>
              <table:table-cell office:value-type="float" office:value="191.66">
                <text:p>191.66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543.799999999987">
                <text:p>543.799999999987</text:p>
              </table:table-cell>
              <table:table-cell office:value-type="float" office:value="96.3057">
                <text:p>96.3057</text:p>
              </table:table-cell>
              <table:table-cell office:value-type="float" office:value="191.69">
                <text:p>191.69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543.999999999987">
                <text:p>543.999999999987</text:p>
              </table:table-cell>
              <table:table-cell office:value-type="float" office:value="96.319">
                <text:p>96.319</text:p>
              </table:table-cell>
              <table:table-cell office:value-type="float" office:value="191.719">
                <text:p>191.719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544.199999999987">
                <text:p>544.199999999987</text:p>
              </table:table-cell>
              <table:table-cell office:value-type="float" office:value="96.3322">
                <text:p>96.3322</text:p>
              </table:table-cell>
              <table:table-cell office:value-type="float" office:value="191.749">
                <text:p>191.749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544.399999999987">
                <text:p>544.399999999987</text:p>
              </table:table-cell>
              <table:table-cell office:value-type="float" office:value="96.3455">
                <text:p>96.3455</text:p>
              </table:table-cell>
              <table:table-cell office:value-type="float" office:value="191.779">
                <text:p>191.779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544.599999999987">
                <text:p>544.599999999987</text:p>
              </table:table-cell>
              <table:table-cell office:value-type="float" office:value="96.3587">
                <text:p>96.3587</text:p>
              </table:table-cell>
              <table:table-cell office:value-type="float" office:value="191.809">
                <text:p>191.809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544.799999999987">
                <text:p>544.799999999987</text:p>
              </table:table-cell>
              <table:table-cell office:value-type="float" office:value="96.372">
                <text:p>96.372</text:p>
              </table:table-cell>
              <table:table-cell office:value-type="float" office:value="191.839">
                <text:p>191.839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544.999999999987">
                <text:p>544.999999999987</text:p>
              </table:table-cell>
              <table:table-cell office:value-type="float" office:value="96.3853">
                <text:p>96.3853</text:p>
              </table:table-cell>
              <table:table-cell office:value-type="float" office:value="191.868">
                <text:p>191.868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545.199999999987">
                <text:p>545.199999999987</text:p>
              </table:table-cell>
              <table:table-cell office:value-type="float" office:value="96.3985">
                <text:p>96.3985</text:p>
              </table:table-cell>
              <table:table-cell office:value-type="float" office:value="191.898">
                <text:p>191.898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545.399999999987">
                <text:p>545.399999999987</text:p>
              </table:table-cell>
              <table:table-cell office:value-type="float" office:value="96.4118">
                <text:p>96.4118</text:p>
              </table:table-cell>
              <table:table-cell office:value-type="float" office:value="191.928">
                <text:p>191.928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545.599999999987">
                <text:p>545.599999999987</text:p>
              </table:table-cell>
              <table:table-cell office:value-type="float" office:value="96.4251">
                <text:p>96.4251</text:p>
              </table:table-cell>
              <table:table-cell office:value-type="float" office:value="191.958">
                <text:p>191.958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545.799999999987">
                <text:p>545.799999999987</text:p>
              </table:table-cell>
              <table:table-cell office:value-type="float" office:value="96.4383">
                <text:p>96.4383</text:p>
              </table:table-cell>
              <table:table-cell office:value-type="float" office:value="191.988">
                <text:p>191.988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545.999999999987">
                <text:p>545.999999999987</text:p>
              </table:table-cell>
              <table:table-cell office:value-type="float" office:value="96.4516">
                <text:p>96.4516</text:p>
              </table:table-cell>
              <table:table-cell office:value-type="float" office:value="192.018">
                <text:p>192.018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546.199999999987">
                <text:p>546.199999999987</text:p>
              </table:table-cell>
              <table:table-cell office:value-type="float" office:value="96.4649">
                <text:p>96.4649</text:p>
              </table:table-cell>
              <table:table-cell office:value-type="float" office:value="192.047">
                <text:p>192.047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546.399999999987">
                <text:p>546.399999999987</text:p>
              </table:table-cell>
              <table:table-cell office:value-type="float" office:value="96.4782">
                <text:p>96.4782</text:p>
              </table:table-cell>
              <table:table-cell office:value-type="float" office:value="192.077">
                <text:p>192.077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546.599999999987">
                <text:p>546.599999999987</text:p>
              </table:table-cell>
              <table:table-cell office:value-type="float" office:value="96.4914">
                <text:p>96.4914</text:p>
              </table:table-cell>
              <table:table-cell office:value-type="float" office:value="192.107">
                <text:p>192.107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546.799999999987">
                <text:p>546.799999999987</text:p>
              </table:table-cell>
              <table:table-cell office:value-type="float" office:value="96.5047">
                <text:p>96.5047</text:p>
              </table:table-cell>
              <table:table-cell office:value-type="float" office:value="192.137">
                <text:p>192.137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546.999999999987">
                <text:p>546.999999999987</text:p>
              </table:table-cell>
              <table:table-cell office:value-type="float" office:value="96.518">
                <text:p>96.518</text:p>
              </table:table-cell>
              <table:table-cell office:value-type="float" office:value="192.167">
                <text:p>192.167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547.199999999987">
                <text:p>547.199999999987</text:p>
              </table:table-cell>
              <table:table-cell office:value-type="float" office:value="96.5313">
                <text:p>96.5313</text:p>
              </table:table-cell>
              <table:table-cell office:value-type="float" office:value="192.197">
                <text:p>192.197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547.399999999988">
                <text:p>547.399999999988</text:p>
              </table:table-cell>
              <table:table-cell office:value-type="float" office:value="96.5446">
                <text:p>96.5446</text:p>
              </table:table-cell>
              <table:table-cell office:value-type="float" office:value="192.227">
                <text:p>192.227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547.599999999988">
                <text:p>547.599999999988</text:p>
              </table:table-cell>
              <table:table-cell office:value-type="float" office:value="96.5579">
                <text:p>96.5579</text:p>
              </table:table-cell>
              <table:table-cell office:value-type="float" office:value="192.257">
                <text:p>192.257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547.799999999988">
                <text:p>547.799999999988</text:p>
              </table:table-cell>
              <table:table-cell office:value-type="float" office:value="96.5712">
                <text:p>96.5712</text:p>
              </table:table-cell>
              <table:table-cell office:value-type="float" office:value="192.286">
                <text:p>192.286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547.999999999988">
                <text:p>547.999999999988</text:p>
              </table:table-cell>
              <table:table-cell office:value-type="float" office:value="96.5844">
                <text:p>96.5844</text:p>
              </table:table-cell>
              <table:table-cell office:value-type="float" office:value="192.316">
                <text:p>192.316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548.199999999988">
                <text:p>548.199999999988</text:p>
              </table:table-cell>
              <table:table-cell office:value-type="float" office:value="96.5977">
                <text:p>96.5977</text:p>
              </table:table-cell>
              <table:table-cell office:value-type="float" office:value="192.346">
                <text:p>192.346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548.399999999988">
                <text:p>548.399999999988</text:p>
              </table:table-cell>
              <table:table-cell office:value-type="float" office:value="96.611">
                <text:p>96.611</text:p>
              </table:table-cell>
              <table:table-cell office:value-type="float" office:value="192.376">
                <text:p>192.376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548.599999999988">
                <text:p>548.599999999988</text:p>
              </table:table-cell>
              <table:table-cell office:value-type="float" office:value="96.6243">
                <text:p>96.6243</text:p>
              </table:table-cell>
              <table:table-cell office:value-type="float" office:value="192.406">
                <text:p>192.406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548.799999999988">
                <text:p>548.799999999988</text:p>
              </table:table-cell>
              <table:table-cell office:value-type="float" office:value="96.6376">
                <text:p>96.6376</text:p>
              </table:table-cell>
              <table:table-cell office:value-type="float" office:value="192.436">
                <text:p>192.436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548.999999999988">
                <text:p>548.999999999988</text:p>
              </table:table-cell>
              <table:table-cell office:value-type="float" office:value="96.6509">
                <text:p>96.6509</text:p>
              </table:table-cell>
              <table:table-cell office:value-type="float" office:value="192.466">
                <text:p>192.466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549.199999999988">
                <text:p>549.199999999988</text:p>
              </table:table-cell>
              <table:table-cell office:value-type="float" office:value="96.6642">
                <text:p>96.6642</text:p>
              </table:table-cell>
              <table:table-cell office:value-type="float" office:value="192.496">
                <text:p>192.496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549.399999999988">
                <text:p>549.399999999988</text:p>
              </table:table-cell>
              <table:table-cell office:value-type="float" office:value="96.6775">
                <text:p>96.6775</text:p>
              </table:table-cell>
              <table:table-cell office:value-type="float" office:value="192.526">
                <text:p>192.526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549.599999999988">
                <text:p>549.599999999988</text:p>
              </table:table-cell>
              <table:table-cell office:value-type="float" office:value="96.6908">
                <text:p>96.6908</text:p>
              </table:table-cell>
              <table:table-cell office:value-type="float" office:value="192.556">
                <text:p>192.556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549.799999999988">
                <text:p>549.799999999988</text:p>
              </table:table-cell>
              <table:table-cell office:value-type="float" office:value="96.7041">
                <text:p>96.7041</text:p>
              </table:table-cell>
              <table:table-cell office:value-type="float" office:value="192.586">
                <text:p>192.586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549.999999999988">
                <text:p>549.999999999988</text:p>
              </table:table-cell>
              <table:table-cell office:value-type="float" office:value="96.7174">
                <text:p>96.7174</text:p>
              </table:table-cell>
              <table:table-cell office:value-type="float" office:value="192.616">
                <text:p>192.616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550.199999999988">
                <text:p>550.199999999988</text:p>
              </table:table-cell>
              <table:table-cell office:value-type="float" office:value="96.7307">
                <text:p>96.7307</text:p>
              </table:table-cell>
              <table:table-cell office:value-type="float" office:value="192.645">
                <text:p>192.645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550.399999999988">
                <text:p>550.399999999988</text:p>
              </table:table-cell>
              <table:table-cell office:value-type="float" office:value="96.744">
                <text:p>96.744</text:p>
              </table:table-cell>
              <table:table-cell office:value-type="float" office:value="192.675">
                <text:p>192.675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550.599999999988">
                <text:p>550.599999999988</text:p>
              </table:table-cell>
              <table:table-cell office:value-type="float" office:value="96.7573">
                <text:p>96.7573</text:p>
              </table:table-cell>
              <table:table-cell office:value-type="float" office:value="192.705">
                <text:p>192.705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550.799999999988">
                <text:p>550.799999999988</text:p>
              </table:table-cell>
              <table:table-cell office:value-type="float" office:value="96.7706">
                <text:p>96.7706</text:p>
              </table:table-cell>
              <table:table-cell office:value-type="float" office:value="192.735">
                <text:p>192.735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550.999999999988">
                <text:p>550.999999999988</text:p>
              </table:table-cell>
              <table:table-cell office:value-type="float" office:value="96.7839">
                <text:p>96.7839</text:p>
              </table:table-cell>
              <table:table-cell office:value-type="float" office:value="192.765">
                <text:p>192.765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551.199999999988">
                <text:p>551.199999999988</text:p>
              </table:table-cell>
              <table:table-cell office:value-type="float" office:value="96.7972">
                <text:p>96.7972</text:p>
              </table:table-cell>
              <table:table-cell office:value-type="float" office:value="192.795">
                <text:p>192.795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551.399999999988">
                <text:p>551.399999999988</text:p>
              </table:table-cell>
              <table:table-cell office:value-type="float" office:value="96.8105">
                <text:p>96.8105</text:p>
              </table:table-cell>
              <table:table-cell office:value-type="float" office:value="192.825">
                <text:p>192.825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551.599999999988">
                <text:p>551.599999999988</text:p>
              </table:table-cell>
              <table:table-cell office:value-type="float" office:value="96.8238">
                <text:p>96.8238</text:p>
              </table:table-cell>
              <table:table-cell office:value-type="float" office:value="192.855">
                <text:p>192.855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551.799999999988">
                <text:p>551.799999999988</text:p>
              </table:table-cell>
              <table:table-cell office:value-type="float" office:value="96.8371">
                <text:p>96.8371</text:p>
              </table:table-cell>
              <table:table-cell office:value-type="float" office:value="192.885">
                <text:p>192.885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551.999999999989">
                <text:p>551.999999999989</text:p>
              </table:table-cell>
              <table:table-cell office:value-type="float" office:value="96.8504">
                <text:p>96.8504</text:p>
              </table:table-cell>
              <table:table-cell office:value-type="float" office:value="192.915">
                <text:p>192.915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552.199999999989">
                <text:p>552.199999999989</text:p>
              </table:table-cell>
              <table:table-cell office:value-type="float" office:value="96.8637">
                <text:p>96.8637</text:p>
              </table:table-cell>
              <table:table-cell office:value-type="float" office:value="192.945">
                <text:p>192.945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552.399999999989">
                <text:p>552.399999999989</text:p>
              </table:table-cell>
              <table:table-cell office:value-type="float" office:value="96.877">
                <text:p>96.877</text:p>
              </table:table-cell>
              <table:table-cell office:value-type="float" office:value="192.975">
                <text:p>192.975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552.599999999989">
                <text:p>552.599999999989</text:p>
              </table:table-cell>
              <table:table-cell office:value-type="float" office:value="96.8903">
                <text:p>96.8903</text:p>
              </table:table-cell>
              <table:table-cell office:value-type="float" office:value="193.004">
                <text:p>193.004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552.799999999989">
                <text:p>552.799999999989</text:p>
              </table:table-cell>
              <table:table-cell office:value-type="float" office:value="96.9036">
                <text:p>96.9036</text:p>
              </table:table-cell>
              <table:table-cell office:value-type="float" office:value="193.034">
                <text:p>193.034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552.999999999989">
                <text:p>552.999999999989</text:p>
              </table:table-cell>
              <table:table-cell office:value-type="float" office:value="96.9169">
                <text:p>96.9169</text:p>
              </table:table-cell>
              <table:table-cell office:value-type="float" office:value="193.064">
                <text:p>193.064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553.199999999989">
                <text:p>553.199999999989</text:p>
              </table:table-cell>
              <table:table-cell office:value-type="float" office:value="96.9302">
                <text:p>96.9302</text:p>
              </table:table-cell>
              <table:table-cell office:value-type="float" office:value="193.094">
                <text:p>193.094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553.399999999989">
                <text:p>553.399999999989</text:p>
              </table:table-cell>
              <table:table-cell office:value-type="float" office:value="96.9434">
                <text:p>96.9434</text:p>
              </table:table-cell>
              <table:table-cell office:value-type="float" office:value="193.124">
                <text:p>193.124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553.599999999989">
                <text:p>553.599999999989</text:p>
              </table:table-cell>
              <table:table-cell office:value-type="float" office:value="96.9567">
                <text:p>96.9567</text:p>
              </table:table-cell>
              <table:table-cell office:value-type="float" office:value="193.154">
                <text:p>193.154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553.799999999989">
                <text:p>553.799999999989</text:p>
              </table:table-cell>
              <table:table-cell office:value-type="float" office:value="96.97">
                <text:p>96.97</text:p>
              </table:table-cell>
              <table:table-cell office:value-type="float" office:value="193.184">
                <text:p>193.184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553.999999999989">
                <text:p>553.999999999989</text:p>
              </table:table-cell>
              <table:table-cell office:value-type="float" office:value="96.9833">
                <text:p>96.9833</text:p>
              </table:table-cell>
              <table:table-cell office:value-type="float" office:value="193.214">
                <text:p>193.214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554.199999999989">
                <text:p>554.199999999989</text:p>
              </table:table-cell>
              <table:table-cell office:value-type="float" office:value="96.9966">
                <text:p>96.9966</text:p>
              </table:table-cell>
              <table:table-cell office:value-type="float" office:value="193.243">
                <text:p>193.243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554.399999999989">
                <text:p>554.399999999989</text:p>
              </table:table-cell>
              <table:table-cell office:value-type="float" office:value="97.0098">
                <text:p>97.0098</text:p>
              </table:table-cell>
              <table:table-cell office:value-type="float" office:value="193.273">
                <text:p>193.273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554.599999999989">
                <text:p>554.599999999989</text:p>
              </table:table-cell>
              <table:table-cell office:value-type="float" office:value="97.0231">
                <text:p>97.0231</text:p>
              </table:table-cell>
              <table:table-cell office:value-type="float" office:value="193.303">
                <text:p>193.303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554.799999999989">
                <text:p>554.799999999989</text:p>
              </table:table-cell>
              <table:table-cell office:value-type="float" office:value="97.0364">
                <text:p>97.0364</text:p>
              </table:table-cell>
              <table:table-cell office:value-type="float" office:value="193.333">
                <text:p>193.333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554.999999999989">
                <text:p>554.999999999989</text:p>
              </table:table-cell>
              <table:table-cell office:value-type="float" office:value="97.0496">
                <text:p>97.0496</text:p>
              </table:table-cell>
              <table:table-cell office:value-type="float" office:value="193.363">
                <text:p>193.363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555.199999999989">
                <text:p>555.199999999989</text:p>
              </table:table-cell>
              <table:table-cell office:value-type="float" office:value="97.0629">
                <text:p>97.0629</text:p>
              </table:table-cell>
              <table:table-cell office:value-type="float" office:value="193.393">
                <text:p>193.393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555.399999999989">
                <text:p>555.399999999989</text:p>
              </table:table-cell>
              <table:table-cell office:value-type="float" office:value="97.0762">
                <text:p>97.0762</text:p>
              </table:table-cell>
              <table:table-cell office:value-type="float" office:value="193.423">
                <text:p>193.423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555.599999999989">
                <text:p>555.599999999989</text:p>
              </table:table-cell>
              <table:table-cell office:value-type="float" office:value="97.0894">
                <text:p>97.0894</text:p>
              </table:table-cell>
              <table:table-cell office:value-type="float" office:value="193.452">
                <text:p>193.452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555.799999999989">
                <text:p>555.799999999989</text:p>
              </table:table-cell>
              <table:table-cell office:value-type="float" office:value="97.1027">
                <text:p>97.1027</text:p>
              </table:table-cell>
              <table:table-cell office:value-type="float" office:value="193.482">
                <text:p>193.482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555.999999999989">
                <text:p>555.999999999989</text:p>
              </table:table-cell>
              <table:table-cell office:value-type="float" office:value="97.1159">
                <text:p>97.1159</text:p>
              </table:table-cell>
              <table:table-cell office:value-type="float" office:value="193.512">
                <text:p>193.512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556.199999999989">
                <text:p>556.199999999989</text:p>
              </table:table-cell>
              <table:table-cell office:value-type="float" office:value="97.1292">
                <text:p>97.1292</text:p>
              </table:table-cell>
              <table:table-cell office:value-type="float" office:value="193.542">
                <text:p>193.542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556.39999999999">
                <text:p>556.39999999999</text:p>
              </table:table-cell>
              <table:table-cell office:value-type="float" office:value="97.1424">
                <text:p>97.1424</text:p>
              </table:table-cell>
              <table:table-cell office:value-type="float" office:value="193.572">
                <text:p>193.572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556.59999999999">
                <text:p>556.59999999999</text:p>
              </table:table-cell>
              <table:table-cell office:value-type="float" office:value="97.1557">
                <text:p>97.1557</text:p>
              </table:table-cell>
              <table:table-cell office:value-type="float" office:value="193.601">
                <text:p>193.601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556.79999999999">
                <text:p>556.79999999999</text:p>
              </table:table-cell>
              <table:table-cell office:value-type="float" office:value="97.1689">
                <text:p>97.1689</text:p>
              </table:table-cell>
              <table:table-cell office:value-type="float" office:value="193.631">
                <text:p>193.631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556.99999999999">
                <text:p>556.99999999999</text:p>
              </table:table-cell>
              <table:table-cell office:value-type="float" office:value="97.1822">
                <text:p>97.1822</text:p>
              </table:table-cell>
              <table:table-cell office:value-type="float" office:value="193.661">
                <text:p>193.661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557.19999999999">
                <text:p>557.19999999999</text:p>
              </table:table-cell>
              <table:table-cell office:value-type="float" office:value="97.1954">
                <text:p>97.1954</text:p>
              </table:table-cell>
              <table:table-cell office:value-type="float" office:value="193.691">
                <text:p>193.691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557.39999999999">
                <text:p>557.39999999999</text:p>
              </table:table-cell>
              <table:table-cell office:value-type="float" office:value="97.2086">
                <text:p>97.2086</text:p>
              </table:table-cell>
              <table:table-cell office:value-type="float" office:value="193.721">
                <text:p>193.721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557.59999999999">
                <text:p>557.59999999999</text:p>
              </table:table-cell>
              <table:table-cell office:value-type="float" office:value="97.2219">
                <text:p>97.2219</text:p>
              </table:table-cell>
              <table:table-cell office:value-type="float" office:value="193.75">
                <text:p>193.75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557.79999999999">
                <text:p>557.79999999999</text:p>
              </table:table-cell>
              <table:table-cell office:value-type="float" office:value="97.2351">
                <text:p>97.2351</text:p>
              </table:table-cell>
              <table:table-cell office:value-type="float" office:value="193.78">
                <text:p>193.78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557.99999999999">
                <text:p>557.99999999999</text:p>
              </table:table-cell>
              <table:table-cell office:value-type="float" office:value="97.2483">
                <text:p>97.2483</text:p>
              </table:table-cell>
              <table:table-cell office:value-type="float" office:value="193.81">
                <text:p>193.81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558.19999999999">
                <text:p>558.19999999999</text:p>
              </table:table-cell>
              <table:table-cell office:value-type="float" office:value="97.2615">
                <text:p>97.2615</text:p>
              </table:table-cell>
              <table:table-cell office:value-type="float" office:value="193.84">
                <text:p>193.84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558.39999999999">
                <text:p>558.39999999999</text:p>
              </table:table-cell>
              <table:table-cell office:value-type="float" office:value="97.2747">
                <text:p>97.2747</text:p>
              </table:table-cell>
              <table:table-cell office:value-type="float" office:value="193.869">
                <text:p>193.869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558.59999999999">
                <text:p>558.59999999999</text:p>
              </table:table-cell>
              <table:table-cell office:value-type="float" office:value="97.2879">
                <text:p>97.2879</text:p>
              </table:table-cell>
              <table:table-cell office:value-type="float" office:value="193.899">
                <text:p>193.899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558.79999999999">
                <text:p>558.79999999999</text:p>
              </table:table-cell>
              <table:table-cell office:value-type="float" office:value="97.3011">
                <text:p>97.3011</text:p>
              </table:table-cell>
              <table:table-cell office:value-type="float" office:value="193.929">
                <text:p>193.929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558.99999999999">
                <text:p>558.99999999999</text:p>
              </table:table-cell>
              <table:table-cell office:value-type="float" office:value="97.3143">
                <text:p>97.3143</text:p>
              </table:table-cell>
              <table:table-cell office:value-type="float" office:value="193.958">
                <text:p>193.958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559.19999999999">
                <text:p>559.19999999999</text:p>
              </table:table-cell>
              <table:table-cell office:value-type="float" office:value="97.3275">
                <text:p>97.3275</text:p>
              </table:table-cell>
              <table:table-cell office:value-type="float" office:value="193.988">
                <text:p>193.988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559.39999999999">
                <text:p>559.39999999999</text:p>
              </table:table-cell>
              <table:table-cell office:value-type="float" office:value="97.3407">
                <text:p>97.3407</text:p>
              </table:table-cell>
              <table:table-cell office:value-type="float" office:value="194.018">
                <text:p>194.018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559.59999999999">
                <text:p>559.59999999999</text:p>
              </table:table-cell>
              <table:table-cell office:value-type="float" office:value="97.3539">
                <text:p>97.3539</text:p>
              </table:table-cell>
              <table:table-cell office:value-type="float" office:value="194.047">
                <text:p>194.047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559.79999999999">
                <text:p>559.79999999999</text:p>
              </table:table-cell>
              <table:table-cell office:value-type="float" office:value="97.3671">
                <text:p>97.3671</text:p>
              </table:table-cell>
              <table:table-cell office:value-type="float" office:value="194.077">
                <text:p>194.077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559.99999999999">
                <text:p>559.99999999999</text:p>
              </table:table-cell>
              <table:table-cell office:value-type="float" office:value="97.3803">
                <text:p>97.3803</text:p>
              </table:table-cell>
              <table:table-cell office:value-type="float" office:value="194.107">
                <text:p>194.107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560.19999999999">
                <text:p>560.19999999999</text:p>
              </table:table-cell>
              <table:table-cell office:value-type="float" office:value="97.3934">
                <text:p>97.3934</text:p>
              </table:table-cell>
              <table:table-cell office:value-type="float" office:value="194.136">
                <text:p>194.136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560.39999999999">
                <text:p>560.39999999999</text:p>
              </table:table-cell>
              <table:table-cell office:value-type="float" office:value="97.4066">
                <text:p>97.4066</text:p>
              </table:table-cell>
              <table:table-cell office:value-type="float" office:value="194.166">
                <text:p>194.166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560.599999999991">
                <text:p>560.599999999991</text:p>
              </table:table-cell>
              <table:table-cell office:value-type="float" office:value="97.4197">
                <text:p>97.4197</text:p>
              </table:table-cell>
              <table:table-cell office:value-type="float" office:value="194.195">
                <text:p>194.195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560.799999999991">
                <text:p>560.799999999991</text:p>
              </table:table-cell>
              <table:table-cell office:value-type="float" office:value="97.4329">
                <text:p>97.4329</text:p>
              </table:table-cell>
              <table:table-cell office:value-type="float" office:value="194.225">
                <text:p>194.225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560.999999999991">
                <text:p>560.999999999991</text:p>
              </table:table-cell>
              <table:table-cell office:value-type="float" office:value="97.446">
                <text:p>97.446</text:p>
              </table:table-cell>
              <table:table-cell office:value-type="float" office:value="194.255">
                <text:p>194.255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561.199999999991">
                <text:p>561.199999999991</text:p>
              </table:table-cell>
              <table:table-cell office:value-type="float" office:value="97.4592">
                <text:p>97.4592</text:p>
              </table:table-cell>
              <table:table-cell office:value-type="float" office:value="194.284">
                <text:p>194.284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561.399999999991">
                <text:p>561.399999999991</text:p>
              </table:table-cell>
              <table:table-cell office:value-type="float" office:value="97.4723">
                <text:p>97.4723</text:p>
              </table:table-cell>
              <table:table-cell office:value-type="float" office:value="194.314">
                <text:p>194.314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561.599999999991">
                <text:p>561.599999999991</text:p>
              </table:table-cell>
              <table:table-cell office:value-type="float" office:value="97.4854">
                <text:p>97.4854</text:p>
              </table:table-cell>
              <table:table-cell office:value-type="float" office:value="194.343">
                <text:p>194.343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561.799999999991">
                <text:p>561.799999999991</text:p>
              </table:table-cell>
              <table:table-cell office:value-type="float" office:value="97.4986">
                <text:p>97.4986</text:p>
              </table:table-cell>
              <table:table-cell office:value-type="float" office:value="194.373">
                <text:p>194.373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561.999999999991">
                <text:p>561.999999999991</text:p>
              </table:table-cell>
              <table:table-cell office:value-type="float" office:value="97.5117">
                <text:p>97.5117</text:p>
              </table:table-cell>
              <table:table-cell office:value-type="float" office:value="194.402">
                <text:p>194.402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562.199999999991">
                <text:p>562.199999999991</text:p>
              </table:table-cell>
              <table:table-cell office:value-type="float" office:value="97.5248">
                <text:p>97.5248</text:p>
              </table:table-cell>
              <table:table-cell office:value-type="float" office:value="194.432">
                <text:p>194.432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562.399999999991">
                <text:p>562.399999999991</text:p>
              </table:table-cell>
              <table:table-cell office:value-type="float" office:value="97.5379">
                <text:p>97.5379</text:p>
              </table:table-cell>
              <table:table-cell office:value-type="float" office:value="194.461">
                <text:p>194.461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562.599999999991">
                <text:p>562.599999999991</text:p>
              </table:table-cell>
              <table:table-cell office:value-type="float" office:value="97.551">
                <text:p>97.551</text:p>
              </table:table-cell>
              <table:table-cell office:value-type="float" office:value="194.491">
                <text:p>194.491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562.799999999991">
                <text:p>562.799999999991</text:p>
              </table:table-cell>
              <table:table-cell office:value-type="float" office:value="97.5641">
                <text:p>97.5641</text:p>
              </table:table-cell>
              <table:table-cell office:value-type="float" office:value="194.52">
                <text:p>194.52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562.999999999991">
                <text:p>562.999999999991</text:p>
              </table:table-cell>
              <table:table-cell office:value-type="float" office:value="97.5772">
                <text:p>97.5772</text:p>
              </table:table-cell>
              <table:table-cell office:value-type="float" office:value="194.549">
                <text:p>194.549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563.199999999991">
                <text:p>563.199999999991</text:p>
              </table:table-cell>
              <table:table-cell office:value-type="float" office:value="97.5902">
                <text:p>97.5902</text:p>
              </table:table-cell>
              <table:table-cell office:value-type="float" office:value="194.579">
                <text:p>194.579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563.399999999991">
                <text:p>563.399999999991</text:p>
              </table:table-cell>
              <table:table-cell office:value-type="float" office:value="97.6033">
                <text:p>97.6033</text:p>
              </table:table-cell>
              <table:table-cell office:value-type="float" office:value="194.608">
                <text:p>194.608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563.599999999991">
                <text:p>563.599999999991</text:p>
              </table:table-cell>
              <table:table-cell office:value-type="float" office:value="97.6164">
                <text:p>97.6164</text:p>
              </table:table-cell>
              <table:table-cell office:value-type="float" office:value="194.638">
                <text:p>194.638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563.799999999991">
                <text:p>563.799999999991</text:p>
              </table:table-cell>
              <table:table-cell office:value-type="float" office:value="97.6294">
                <text:p>97.6294</text:p>
              </table:table-cell>
              <table:table-cell office:value-type="float" office:value="194.667">
                <text:p>194.667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563.999999999991">
                <text:p>563.999999999991</text:p>
              </table:table-cell>
              <table:table-cell office:value-type="float" office:value="97.6425">
                <text:p>97.6425</text:p>
              </table:table-cell>
              <table:table-cell office:value-type="float" office:value="194.696">
                <text:p>194.696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564.199999999991">
                <text:p>564.199999999991</text:p>
              </table:table-cell>
              <table:table-cell office:value-type="float" office:value="97.6555">
                <text:p>97.6555</text:p>
              </table:table-cell>
              <table:table-cell office:value-type="float" office:value="194.726">
                <text:p>194.726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564.399999999991">
                <text:p>564.399999999991</text:p>
              </table:table-cell>
              <table:table-cell office:value-type="float" office:value="97.6685">
                <text:p>97.6685</text:p>
              </table:table-cell>
              <table:table-cell office:value-type="float" office:value="194.755">
                <text:p>194.755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564.599999999991">
                <text:p>564.599999999991</text:p>
              </table:table-cell>
              <table:table-cell office:value-type="float" office:value="97.6816">
                <text:p>97.6816</text:p>
              </table:table-cell>
              <table:table-cell office:value-type="float" office:value="194.784">
                <text:p>194.784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564.799999999991">
                <text:p>564.799999999991</text:p>
              </table:table-cell>
              <table:table-cell office:value-type="float" office:value="97.6946">
                <text:p>97.6946</text:p>
              </table:table-cell>
              <table:table-cell office:value-type="float" office:value="194.814">
                <text:p>194.814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564.999999999992">
                <text:p>564.999999999992</text:p>
              </table:table-cell>
              <table:table-cell office:value-type="float" office:value="97.7076">
                <text:p>97.7076</text:p>
              </table:table-cell>
              <table:table-cell office:value-type="float" office:value="194.843">
                <text:p>194.843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565.199999999992">
                <text:p>565.199999999992</text:p>
              </table:table-cell>
              <table:table-cell office:value-type="float" office:value="97.7206">
                <text:p>97.7206</text:p>
              </table:table-cell>
              <table:table-cell office:value-type="float" office:value="194.872">
                <text:p>194.872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565.399999999992">
                <text:p>565.399999999992</text:p>
              </table:table-cell>
              <table:table-cell office:value-type="float" office:value="97.7336">
                <text:p>97.7336</text:p>
              </table:table-cell>
              <table:table-cell office:value-type="float" office:value="194.901">
                <text:p>194.901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565.599999999992">
                <text:p>565.599999999992</text:p>
              </table:table-cell>
              <table:table-cell office:value-type="float" office:value="97.7466">
                <text:p>97.7466</text:p>
              </table:table-cell>
              <table:table-cell office:value-type="float" office:value="194.931">
                <text:p>194.931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565.799999999992">
                <text:p>565.799999999992</text:p>
              </table:table-cell>
              <table:table-cell office:value-type="float" office:value="97.7596">
                <text:p>97.7596</text:p>
              </table:table-cell>
              <table:table-cell office:value-type="float" office:value="194.96">
                <text:p>194.96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565.999999999992">
                <text:p>565.999999999992</text:p>
              </table:table-cell>
              <table:table-cell office:value-type="float" office:value="97.7725">
                <text:p>97.7725</text:p>
              </table:table-cell>
              <table:table-cell office:value-type="float" office:value="194.989">
                <text:p>194.989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566.199999999992">
                <text:p>566.199999999992</text:p>
              </table:table-cell>
              <table:table-cell office:value-type="float" office:value="97.7855">
                <text:p>97.7855</text:p>
              </table:table-cell>
              <table:table-cell office:value-type="float" office:value="195.018">
                <text:p>195.018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566.399999999992">
                <text:p>566.399999999992</text:p>
              </table:table-cell>
              <table:table-cell office:value-type="float" office:value="97.7985">
                <text:p>97.7985</text:p>
              </table:table-cell>
              <table:table-cell office:value-type="float" office:value="195.047">
                <text:p>195.047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566.599999999992">
                <text:p>566.599999999992</text:p>
              </table:table-cell>
              <table:table-cell office:value-type="float" office:value="97.8114">
                <text:p>97.8114</text:p>
              </table:table-cell>
              <table:table-cell office:value-type="float" office:value="195.076">
                <text:p>195.076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566.799999999992">
                <text:p>566.799999999992</text:p>
              </table:table-cell>
              <table:table-cell office:value-type="float" office:value="97.8243">
                <text:p>97.8243</text:p>
              </table:table-cell>
              <table:table-cell office:value-type="float" office:value="195.106">
                <text:p>195.106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566.999999999992">
                <text:p>566.999999999992</text:p>
              </table:table-cell>
              <table:table-cell office:value-type="float" office:value="97.8373">
                <text:p>97.8373</text:p>
              </table:table-cell>
              <table:table-cell office:value-type="float" office:value="195.135">
                <text:p>195.135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567.199999999992">
                <text:p>567.199999999992</text:p>
              </table:table-cell>
              <table:table-cell office:value-type="float" office:value="97.8502">
                <text:p>97.8502</text:p>
              </table:table-cell>
              <table:table-cell office:value-type="float" office:value="195.164">
                <text:p>195.164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567.399999999992">
                <text:p>567.399999999992</text:p>
              </table:table-cell>
              <table:table-cell office:value-type="float" office:value="97.8631">
                <text:p>97.8631</text:p>
              </table:table-cell>
              <table:table-cell office:value-type="float" office:value="195.193">
                <text:p>195.193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567.599999999992">
                <text:p>567.599999999992</text:p>
              </table:table-cell>
              <table:table-cell office:value-type="float" office:value="97.876">
                <text:p>97.876</text:p>
              </table:table-cell>
              <table:table-cell office:value-type="float" office:value="195.222">
                <text:p>195.222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567.799999999992">
                <text:p>567.799999999992</text:p>
              </table:table-cell>
              <table:table-cell office:value-type="float" office:value="97.8889">
                <text:p>97.8889</text:p>
              </table:table-cell>
              <table:table-cell office:value-type="float" office:value="195.251">
                <text:p>195.251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567.999999999992">
                <text:p>567.999999999992</text:p>
              </table:table-cell>
              <table:table-cell office:value-type="float" office:value="97.9018">
                <text:p>97.9018</text:p>
              </table:table-cell>
              <table:table-cell office:value-type="float" office:value="195.28">
                <text:p>195.28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568.199999999992">
                <text:p>568.199999999992</text:p>
              </table:table-cell>
              <table:table-cell office:value-type="float" office:value="97.9147">
                <text:p>97.9147</text:p>
              </table:table-cell>
              <table:table-cell office:value-type="float" office:value="195.309">
                <text:p>195.309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568.399999999992">
                <text:p>568.399999999992</text:p>
              </table:table-cell>
              <table:table-cell office:value-type="float" office:value="97.9276">
                <text:p>97.9276</text:p>
              </table:table-cell>
              <table:table-cell office:value-type="float" office:value="195.338">
                <text:p>195.338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568.599999999992">
                <text:p>568.599999999992</text:p>
              </table:table-cell>
              <table:table-cell office:value-type="float" office:value="97.9404">
                <text:p>97.9404</text:p>
              </table:table-cell>
              <table:table-cell office:value-type="float" office:value="195.367">
                <text:p>195.367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568.799999999992">
                <text:p>568.799999999992</text:p>
              </table:table-cell>
              <table:table-cell office:value-type="float" office:value="97.9533">
                <text:p>97.9533</text:p>
              </table:table-cell>
              <table:table-cell office:value-type="float" office:value="195.396">
                <text:p>195.396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568.999999999992">
                <text:p>568.999999999992</text:p>
              </table:table-cell>
              <table:table-cell office:value-type="float" office:value="97.9661">
                <text:p>97.9661</text:p>
              </table:table-cell>
              <table:table-cell office:value-type="float" office:value="195.424">
                <text:p>195.424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569.199999999993">
                <text:p>569.199999999993</text:p>
              </table:table-cell>
              <table:table-cell office:value-type="float" office:value="97.979">
                <text:p>97.979</text:p>
              </table:table-cell>
              <table:table-cell office:value-type="float" office:value="195.453">
                <text:p>195.453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569.399999999992">
                <text:p>569.399999999992</text:p>
              </table:table-cell>
              <table:table-cell office:value-type="float" office:value="97.9918">
                <text:p>97.9918</text:p>
              </table:table-cell>
              <table:table-cell office:value-type="float" office:value="195.482">
                <text:p>195.482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569.599999999993">
                <text:p>569.599999999993</text:p>
              </table:table-cell>
              <table:table-cell office:value-type="float" office:value="98.0046">
                <text:p>98.0046</text:p>
              </table:table-cell>
              <table:table-cell office:value-type="float" office:value="195.511">
                <text:p>195.511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569.799999999993">
                <text:p>569.799999999993</text:p>
              </table:table-cell>
              <table:table-cell office:value-type="float" office:value="98.0174">
                <text:p>98.0174</text:p>
              </table:table-cell>
              <table:table-cell office:value-type="float" office:value="195.54">
                <text:p>195.54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569.999999999993">
                <text:p>569.999999999993</text:p>
              </table:table-cell>
              <table:table-cell office:value-type="float" office:value="98.0302">
                <text:p>98.0302</text:p>
              </table:table-cell>
              <table:table-cell office:value-type="float" office:value="195.569">
                <text:p>195.569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570.199999999993">
                <text:p>570.199999999993</text:p>
              </table:table-cell>
              <table:table-cell office:value-type="float" office:value="98.043">
                <text:p>98.043</text:p>
              </table:table-cell>
              <table:table-cell office:value-type="float" office:value="195.597">
                <text:p>195.597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570.399999999993">
                <text:p>570.399999999993</text:p>
              </table:table-cell>
              <table:table-cell office:value-type="float" office:value="98.0558">
                <text:p>98.0558</text:p>
              </table:table-cell>
              <table:table-cell office:value-type="float" office:value="195.626">
                <text:p>195.626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570.599999999993">
                <text:p>570.599999999993</text:p>
              </table:table-cell>
              <table:table-cell office:value-type="float" office:value="98.0685">
                <text:p>98.0685</text:p>
              </table:table-cell>
              <table:table-cell office:value-type="float" office:value="195.655">
                <text:p>195.655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570.799999999993">
                <text:p>570.799999999993</text:p>
              </table:table-cell>
              <table:table-cell office:value-type="float" office:value="98.0813">
                <text:p>98.0813</text:p>
              </table:table-cell>
              <table:table-cell office:value-type="float" office:value="195.683">
                <text:p>195.683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570.999999999993">
                <text:p>570.999999999993</text:p>
              </table:table-cell>
              <table:table-cell office:value-type="float" office:value="98.094">
                <text:p>98.094</text:p>
              </table:table-cell>
              <table:table-cell office:value-type="float" office:value="195.712">
                <text:p>195.712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571.199999999993">
                <text:p>571.199999999993</text:p>
              </table:table-cell>
              <table:table-cell office:value-type="float" office:value="98.1068">
                <text:p>98.1068</text:p>
              </table:table-cell>
              <table:table-cell office:value-type="float" office:value="195.741">
                <text:p>195.741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571.399999999993">
                <text:p>571.399999999993</text:p>
              </table:table-cell>
              <table:table-cell office:value-type="float" office:value="98.1195">
                <text:p>98.1195</text:p>
              </table:table-cell>
              <table:table-cell office:value-type="float" office:value="195.769">
                <text:p>195.769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571.599999999993">
                <text:p>571.599999999993</text:p>
              </table:table-cell>
              <table:table-cell office:value-type="float" office:value="98.1322">
                <text:p>98.1322</text:p>
              </table:table-cell>
              <table:table-cell office:value-type="float" office:value="195.798">
                <text:p>195.798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571.799999999993">
                <text:p>571.799999999993</text:p>
              </table:table-cell>
              <table:table-cell office:value-type="float" office:value="98.1449">
                <text:p>98.1449</text:p>
              </table:table-cell>
              <table:table-cell office:value-type="float" office:value="195.827">
                <text:p>195.827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571.999999999993">
                <text:p>571.999999999993</text:p>
              </table:table-cell>
              <table:table-cell office:value-type="float" office:value="98.1576">
                <text:p>98.1576</text:p>
              </table:table-cell>
              <table:table-cell office:value-type="float" office:value="195.855">
                <text:p>195.855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572.199999999993">
                <text:p>572.199999999993</text:p>
              </table:table-cell>
              <table:table-cell office:value-type="float" office:value="98.1703">
                <text:p>98.1703</text:p>
              </table:table-cell>
              <table:table-cell office:value-type="float" office:value="195.884">
                <text:p>195.884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572.399999999993">
                <text:p>572.399999999993</text:p>
              </table:table-cell>
              <table:table-cell office:value-type="float" office:value="98.1829">
                <text:p>98.1829</text:p>
              </table:table-cell>
              <table:table-cell office:value-type="float" office:value="195.912">
                <text:p>195.912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572.599999999993">
                <text:p>572.599999999993</text:p>
              </table:table-cell>
              <table:table-cell office:value-type="float" office:value="98.1956">
                <text:p>98.1956</text:p>
              </table:table-cell>
              <table:table-cell office:value-type="float" office:value="195.941">
                <text:p>195.941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572.799999999993">
                <text:p>572.799999999993</text:p>
              </table:table-cell>
              <table:table-cell office:value-type="float" office:value="98.2082">
                <text:p>98.2082</text:p>
              </table:table-cell>
              <table:table-cell office:value-type="float" office:value="195.969">
                <text:p>195.969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572.999999999993">
                <text:p>572.999999999993</text:p>
              </table:table-cell>
              <table:table-cell office:value-type="float" office:value="98.2209">
                <text:p>98.2209</text:p>
              </table:table-cell>
              <table:table-cell office:value-type="float" office:value="195.997">
                <text:p>195.997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573.199999999993">
                <text:p>573.199999999993</text:p>
              </table:table-cell>
              <table:table-cell office:value-type="float" office:value="98.2335">
                <text:p>98.2335</text:p>
              </table:table-cell>
              <table:table-cell office:value-type="float" office:value="196.026">
                <text:p>196.026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573.399999999993">
                <text:p>573.399999999993</text:p>
              </table:table-cell>
              <table:table-cell office:value-type="float" office:value="98.2461">
                <text:p>98.2461</text:p>
              </table:table-cell>
              <table:table-cell office:value-type="float" office:value="196.054">
                <text:p>196.054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573.599999999993">
                <text:p>573.599999999993</text:p>
              </table:table-cell>
              <table:table-cell office:value-type="float" office:value="98.2587">
                <text:p>98.2587</text:p>
              </table:table-cell>
              <table:table-cell office:value-type="float" office:value="196.083">
                <text:p>196.083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573.799999999994">
                <text:p>573.799999999994</text:p>
              </table:table-cell>
              <table:table-cell office:value-type="float" office:value="98.2713">
                <text:p>98.2713</text:p>
              </table:table-cell>
              <table:table-cell office:value-type="float" office:value="196.111">
                <text:p>196.111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573.999999999994">
                <text:p>573.999999999994</text:p>
              </table:table-cell>
              <table:table-cell office:value-type="float" office:value="98.2839">
                <text:p>98.2839</text:p>
              </table:table-cell>
              <table:table-cell office:value-type="float" office:value="196.139">
                <text:p>196.139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574.199999999994">
                <text:p>574.199999999994</text:p>
              </table:table-cell>
              <table:table-cell office:value-type="float" office:value="98.2964">
                <text:p>98.2964</text:p>
              </table:table-cell>
              <table:table-cell office:value-type="float" office:value="196.168">
                <text:p>196.168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574.399999999994">
                <text:p>574.399999999994</text:p>
              </table:table-cell>
              <table:table-cell office:value-type="float" office:value="98.309">
                <text:p>98.309</text:p>
              </table:table-cell>
              <table:table-cell office:value-type="float" office:value="196.196">
                <text:p>196.196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574.599999999994">
                <text:p>574.599999999994</text:p>
              </table:table-cell>
              <table:table-cell office:value-type="float" office:value="98.3215">
                <text:p>98.3215</text:p>
              </table:table-cell>
              <table:table-cell office:value-type="float" office:value="196.224">
                <text:p>196.224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574.799999999994">
                <text:p>574.799999999994</text:p>
              </table:table-cell>
              <table:table-cell office:value-type="float" office:value="98.3341">
                <text:p>98.3341</text:p>
              </table:table-cell>
              <table:table-cell office:value-type="float" office:value="196.252">
                <text:p>196.252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574.999999999994">
                <text:p>574.999999999994</text:p>
              </table:table-cell>
              <table:table-cell office:value-type="float" office:value="98.3466">
                <text:p>98.3466</text:p>
              </table:table-cell>
              <table:table-cell office:value-type="float" office:value="196.28">
                <text:p>196.28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575.199999999994">
                <text:p>575.199999999994</text:p>
              </table:table-cell>
              <table:table-cell office:value-type="float" office:value="98.3591">
                <text:p>98.3591</text:p>
              </table:table-cell>
              <table:table-cell office:value-type="float" office:value="196.309">
                <text:p>196.309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575.399999999994">
                <text:p>575.399999999994</text:p>
              </table:table-cell>
              <table:table-cell office:value-type="float" office:value="98.3716">
                <text:p>98.3716</text:p>
              </table:table-cell>
              <table:table-cell office:value-type="float" office:value="196.337">
                <text:p>196.337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575.599999999994">
                <text:p>575.599999999994</text:p>
              </table:table-cell>
              <table:table-cell office:value-type="float" office:value="98.3841">
                <text:p>98.3841</text:p>
              </table:table-cell>
              <table:table-cell office:value-type="float" office:value="196.365">
                <text:p>196.365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575.799999999994">
                <text:p>575.799999999994</text:p>
              </table:table-cell>
              <table:table-cell office:value-type="float" office:value="98.3966">
                <text:p>98.3966</text:p>
              </table:table-cell>
              <table:table-cell office:value-type="float" office:value="196.393">
                <text:p>196.393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575.999999999994">
                <text:p>575.999999999994</text:p>
              </table:table-cell>
              <table:table-cell office:value-type="float" office:value="98.409">
                <text:p>98.409</text:p>
              </table:table-cell>
              <table:table-cell office:value-type="float" office:value="196.421">
                <text:p>196.421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576.199999999994">
                <text:p>576.199999999994</text:p>
              </table:table-cell>
              <table:table-cell office:value-type="float" office:value="98.4215">
                <text:p>98.4215</text:p>
              </table:table-cell>
              <table:table-cell office:value-type="float" office:value="196.449">
                <text:p>196.449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576.399999999994">
                <text:p>576.399999999994</text:p>
              </table:table-cell>
              <table:table-cell office:value-type="float" office:value="98.4339">
                <text:p>98.4339</text:p>
              </table:table-cell>
              <table:table-cell office:value-type="float" office:value="196.477">
                <text:p>196.477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576.599999999994">
                <text:p>576.599999999994</text:p>
              </table:table-cell>
              <table:table-cell office:value-type="float" office:value="98.4463">
                <text:p>98.4463</text:p>
              </table:table-cell>
              <table:table-cell office:value-type="float" office:value="196.505">
                <text:p>196.505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576.799999999994">
                <text:p>576.799999999994</text:p>
              </table:table-cell>
              <table:table-cell office:value-type="float" office:value="98.4587">
                <text:p>98.4587</text:p>
              </table:table-cell>
              <table:table-cell office:value-type="float" office:value="196.533">
                <text:p>196.533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576.999999999994">
                <text:p>576.999999999994</text:p>
              </table:table-cell>
              <table:table-cell office:value-type="float" office:value="98.4711">
                <text:p>98.4711</text:p>
              </table:table-cell>
              <table:table-cell office:value-type="float" office:value="196.561">
                <text:p>196.561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577.199999999994">
                <text:p>577.199999999994</text:p>
              </table:table-cell>
              <table:table-cell office:value-type="float" office:value="98.4835">
                <text:p>98.4835</text:p>
              </table:table-cell>
              <table:table-cell office:value-type="float" office:value="196.588">
                <text:p>196.588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577.399999999994">
                <text:p>577.399999999994</text:p>
              </table:table-cell>
              <table:table-cell office:value-type="float" office:value="98.4959">
                <text:p>98.4959</text:p>
              </table:table-cell>
              <table:table-cell office:value-type="float" office:value="196.616">
                <text:p>196.616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577.599999999994">
                <text:p>577.599999999994</text:p>
              </table:table-cell>
              <table:table-cell office:value-type="float" office:value="98.5082">
                <text:p>98.5082</text:p>
              </table:table-cell>
              <table:table-cell office:value-type="float" office:value="196.644">
                <text:p>196.644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577.799999999994">
                <text:p>577.799999999994</text:p>
              </table:table-cell>
              <table:table-cell office:value-type="float" office:value="98.5206">
                <text:p>98.5206</text:p>
              </table:table-cell>
              <table:table-cell office:value-type="float" office:value="196.672">
                <text:p>196.672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577.999999999994">
                <text:p>577.999999999994</text:p>
              </table:table-cell>
              <table:table-cell office:value-type="float" office:value="98.5329">
                <text:p>98.5329</text:p>
              </table:table-cell>
              <table:table-cell office:value-type="float" office:value="196.7">
                <text:p>196.7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578.199999999995">
                <text:p>578.199999999995</text:p>
              </table:table-cell>
              <table:table-cell office:value-type="float" office:value="98.5452">
                <text:p>98.5452</text:p>
              </table:table-cell>
              <table:table-cell office:value-type="float" office:value="196.727">
                <text:p>196.727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578.399999999995">
                <text:p>578.399999999995</text:p>
              </table:table-cell>
              <table:table-cell office:value-type="float" office:value="98.5575">
                <text:p>98.5575</text:p>
              </table:table-cell>
              <table:table-cell office:value-type="float" office:value="196.755">
                <text:p>196.755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578.599999999995">
                <text:p>578.599999999995</text:p>
              </table:table-cell>
              <table:table-cell office:value-type="float" office:value="98.5698">
                <text:p>98.5698</text:p>
              </table:table-cell>
              <table:table-cell office:value-type="float" office:value="196.783">
                <text:p>196.783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578.799999999995">
                <text:p>578.799999999995</text:p>
              </table:table-cell>
              <table:table-cell office:value-type="float" office:value="98.5821">
                <text:p>98.5821</text:p>
              </table:table-cell>
              <table:table-cell office:value-type="float" office:value="196.81">
                <text:p>196.81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578.999999999995">
                <text:p>578.999999999995</text:p>
              </table:table-cell>
              <table:table-cell office:value-type="float" office:value="98.5944">
                <text:p>98.5944</text:p>
              </table:table-cell>
              <table:table-cell office:value-type="float" office:value="196.838">
                <text:p>196.838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579.199999999995">
                <text:p>579.199999999995</text:p>
              </table:table-cell>
              <table:table-cell office:value-type="float" office:value="98.6066">
                <text:p>98.6066</text:p>
              </table:table-cell>
              <table:table-cell office:value-type="float" office:value="196.865">
                <text:p>196.865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579.399999999995">
                <text:p>579.399999999995</text:p>
              </table:table-cell>
              <table:table-cell office:value-type="float" office:value="98.6189">
                <text:p>98.6189</text:p>
              </table:table-cell>
              <table:table-cell office:value-type="float" office:value="196.893">
                <text:p>196.893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579.599999999995">
                <text:p>579.599999999995</text:p>
              </table:table-cell>
              <table:table-cell office:value-type="float" office:value="98.6311">
                <text:p>98.6311</text:p>
              </table:table-cell>
              <table:table-cell office:value-type="float" office:value="196.92">
                <text:p>196.92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579.799999999995">
                <text:p>579.799999999995</text:p>
              </table:table-cell>
              <table:table-cell office:value-type="float" office:value="98.6433">
                <text:p>98.6433</text:p>
              </table:table-cell>
              <table:table-cell office:value-type="float" office:value="196.948">
                <text:p>196.948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579.999999999995">
                <text:p>579.999999999995</text:p>
              </table:table-cell>
              <table:table-cell office:value-type="float" office:value="98.6555">
                <text:p>98.6555</text:p>
              </table:table-cell>
              <table:table-cell office:value-type="float" office:value="196.975">
                <text:p>196.975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580.199999999995">
                <text:p>580.199999999995</text:p>
              </table:table-cell>
              <table:table-cell office:value-type="float" office:value="98.6676">
                <text:p>98.6676</text:p>
              </table:table-cell>
              <table:table-cell office:value-type="float" office:value="197.003">
                <text:p>197.003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580.399999999995">
                <text:p>580.399999999995</text:p>
              </table:table-cell>
              <table:table-cell office:value-type="float" office:value="98.6798">
                <text:p>98.6798</text:p>
              </table:table-cell>
              <table:table-cell office:value-type="float" office:value="197.03">
                <text:p>197.03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580.599999999995">
                <text:p>580.599999999995</text:p>
              </table:table-cell>
              <table:table-cell office:value-type="float" office:value="98.692">
                <text:p>98.692</text:p>
              </table:table-cell>
              <table:table-cell office:value-type="float" office:value="197.057">
                <text:p>197.057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580.799999999995">
                <text:p>580.799999999995</text:p>
              </table:table-cell>
              <table:table-cell office:value-type="float" office:value="98.7041">
                <text:p>98.7041</text:p>
              </table:table-cell>
              <table:table-cell office:value-type="float" office:value="197.085">
                <text:p>197.085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580.999999999995">
                <text:p>580.999999999995</text:p>
              </table:table-cell>
              <table:table-cell office:value-type="float" office:value="98.7163">
                <text:p>98.7163</text:p>
              </table:table-cell>
              <table:table-cell office:value-type="float" office:value="197.112">
                <text:p>197.112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581.199999999995">
                <text:p>581.199999999995</text:p>
              </table:table-cell>
              <table:table-cell office:value-type="float" office:value="98.7284">
                <text:p>98.7284</text:p>
              </table:table-cell>
              <table:table-cell office:value-type="float" office:value="197.139">
                <text:p>197.139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581.399999999995">
                <text:p>581.399999999995</text:p>
              </table:table-cell>
              <table:table-cell office:value-type="float" office:value="98.7405">
                <text:p>98.7405</text:p>
              </table:table-cell>
              <table:table-cell office:value-type="float" office:value="197.166">
                <text:p>197.166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581.599999999995">
                <text:p>581.599999999995</text:p>
              </table:table-cell>
              <table:table-cell office:value-type="float" office:value="98.7526">
                <text:p>98.7526</text:p>
              </table:table-cell>
              <table:table-cell office:value-type="float" office:value="197.194">
                <text:p>197.194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581.799999999995">
                <text:p>581.799999999995</text:p>
              </table:table-cell>
              <table:table-cell office:value-type="float" office:value="98.7646">
                <text:p>98.7646</text:p>
              </table:table-cell>
              <table:table-cell office:value-type="float" office:value="197.221">
                <text:p>197.221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581.999999999995">
                <text:p>581.999999999995</text:p>
              </table:table-cell>
              <table:table-cell office:value-type="float" office:value="98.7767">
                <text:p>98.7767</text:p>
              </table:table-cell>
              <table:table-cell office:value-type="float" office:value="197.248">
                <text:p>197.248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582.199999999995">
                <text:p>582.199999999995</text:p>
              </table:table-cell>
              <table:table-cell office:value-type="float" office:value="98.7887">
                <text:p>98.7887</text:p>
              </table:table-cell>
              <table:table-cell office:value-type="float" office:value="197.275">
                <text:p>197.275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582.399999999995">
                <text:p>582.399999999995</text:p>
              </table:table-cell>
              <table:table-cell office:value-type="float" office:value="98.8007">
                <text:p>98.8007</text:p>
              </table:table-cell>
              <table:table-cell office:value-type="float" office:value="197.302">
                <text:p>197.302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582.599999999995">
                <text:p>582.599999999995</text:p>
              </table:table-cell>
              <table:table-cell office:value-type="float" office:value="98.8128">
                <text:p>98.8128</text:p>
              </table:table-cell>
              <table:table-cell office:value-type="float" office:value="197.329">
                <text:p>197.329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582.799999999996">
                <text:p>582.799999999996</text:p>
              </table:table-cell>
              <table:table-cell office:value-type="float" office:value="98.8247">
                <text:p>98.8247</text:p>
              </table:table-cell>
              <table:table-cell office:value-type="float" office:value="197.356">
                <text:p>197.356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582.999999999996">
                <text:p>582.999999999996</text:p>
              </table:table-cell>
              <table:table-cell office:value-type="float" office:value="98.8367">
                <text:p>98.8367</text:p>
              </table:table-cell>
              <table:table-cell office:value-type="float" office:value="197.383">
                <text:p>197.383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583.199999999996">
                <text:p>583.199999999996</text:p>
              </table:table-cell>
              <table:table-cell office:value-type="float" office:value="98.8487">
                <text:p>98.8487</text:p>
              </table:table-cell>
              <table:table-cell office:value-type="float" office:value="197.41">
                <text:p>197.41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583.399999999996">
                <text:p>583.399999999996</text:p>
              </table:table-cell>
              <table:table-cell office:value-type="float" office:value="98.8606">
                <text:p>98.8606</text:p>
              </table:table-cell>
              <table:table-cell office:value-type="float" office:value="197.437">
                <text:p>197.437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583.599999999996">
                <text:p>583.599999999996</text:p>
              </table:table-cell>
              <table:table-cell office:value-type="float" office:value="98.8726">
                <text:p>98.8726</text:p>
              </table:table-cell>
              <table:table-cell office:value-type="float" office:value="197.464">
                <text:p>197.464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583.799999999996">
                <text:p>583.799999999996</text:p>
              </table:table-cell>
              <table:table-cell office:value-type="float" office:value="98.8845">
                <text:p>98.8845</text:p>
              </table:table-cell>
              <table:table-cell office:value-type="float" office:value="197.49">
                <text:p>197.49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583.999999999996">
                <text:p>583.999999999996</text:p>
              </table:table-cell>
              <table:table-cell office:value-type="float" office:value="98.8964">
                <text:p>98.8964</text:p>
              </table:table-cell>
              <table:table-cell office:value-type="float" office:value="197.517">
                <text:p>197.517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584.199999999996">
                <text:p>584.199999999996</text:p>
              </table:table-cell>
              <table:table-cell office:value-type="float" office:value="98.9083">
                <text:p>98.9083</text:p>
              </table:table-cell>
              <table:table-cell office:value-type="float" office:value="197.544">
                <text:p>197.544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584.399999999996">
                <text:p>584.399999999996</text:p>
              </table:table-cell>
              <table:table-cell office:value-type="float" office:value="98.9201">
                <text:p>98.9201</text:p>
              </table:table-cell>
              <table:table-cell office:value-type="float" office:value="197.571">
                <text:p>197.571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584.599999999996">
                <text:p>584.599999999996</text:p>
              </table:table-cell>
              <table:table-cell office:value-type="float" office:value="98.932">
                <text:p>98.932</text:p>
              </table:table-cell>
              <table:table-cell office:value-type="float" office:value="197.597">
                <text:p>197.597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584.799999999996">
                <text:p>584.799999999996</text:p>
              </table:table-cell>
              <table:table-cell office:value-type="float" office:value="98.9438">
                <text:p>98.9438</text:p>
              </table:table-cell>
              <table:table-cell office:value-type="float" office:value="197.624">
                <text:p>197.624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584.999999999996">
                <text:p>584.999999999996</text:p>
              </table:table-cell>
              <table:table-cell office:value-type="float" office:value="98.9557">
                <text:p>98.9557</text:p>
              </table:table-cell>
              <table:table-cell office:value-type="float" office:value="197.651">
                <text:p>197.651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585.199999999996">
                <text:p>585.199999999996</text:p>
              </table:table-cell>
              <table:table-cell office:value-type="float" office:value="98.9675">
                <text:p>98.9675</text:p>
              </table:table-cell>
              <table:table-cell office:value-type="float" office:value="197.677">
                <text:p>197.677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585.399999999996">
                <text:p>585.399999999996</text:p>
              </table:table-cell>
              <table:table-cell office:value-type="float" office:value="98.9793">
                <text:p>98.9793</text:p>
              </table:table-cell>
              <table:table-cell office:value-type="float" office:value="197.704">
                <text:p>197.704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585.599999999996">
                <text:p>585.599999999996</text:p>
              </table:table-cell>
              <table:table-cell office:value-type="float" office:value="98.991">
                <text:p>98.991</text:p>
              </table:table-cell>
              <table:table-cell office:value-type="float" office:value="197.73">
                <text:p>197.73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585.799999999996">
                <text:p>585.799999999996</text:p>
              </table:table-cell>
              <table:table-cell office:value-type="float" office:value="99.0028">
                <text:p>99.0028</text:p>
              </table:table-cell>
              <table:table-cell office:value-type="float" office:value="197.757">
                <text:p>197.757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585.999999999996">
                <text:p>585.999999999996</text:p>
              </table:table-cell>
              <table:table-cell office:value-type="float" office:value="99.0146">
                <text:p>99.0146</text:p>
              </table:table-cell>
              <table:table-cell office:value-type="float" office:value="197.783">
                <text:p>197.783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586.199999999996">
                <text:p>586.199999999996</text:p>
              </table:table-cell>
              <table:table-cell office:value-type="float" office:value="99.0263">
                <text:p>99.0263</text:p>
              </table:table-cell>
              <table:table-cell office:value-type="float" office:value="197.81">
                <text:p>197.81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586.399999999996">
                <text:p>586.399999999996</text:p>
              </table:table-cell>
              <table:table-cell office:value-type="float" office:value="99.038">
                <text:p>99.038</text:p>
              </table:table-cell>
              <table:table-cell office:value-type="float" office:value="197.836">
                <text:p>197.836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586.599999999996">
                <text:p>586.599999999996</text:p>
              </table:table-cell>
              <table:table-cell office:value-type="float" office:value="99.0497">
                <text:p>99.0497</text:p>
              </table:table-cell>
              <table:table-cell office:value-type="float" office:value="197.862">
                <text:p>197.862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586.799999999996">
                <text:p>586.799999999996</text:p>
              </table:table-cell>
              <table:table-cell office:value-type="float" office:value="99.0614">
                <text:p>99.0614</text:p>
              </table:table-cell>
              <table:table-cell office:value-type="float" office:value="197.888">
                <text:p>197.888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586.999999999996">
                <text:p>586.999999999996</text:p>
              </table:table-cell>
              <table:table-cell office:value-type="float" office:value="99.0731">
                <text:p>99.0731</text:p>
              </table:table-cell>
              <table:table-cell office:value-type="float" office:value="197.915">
                <text:p>197.915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587.199999999997">
                <text:p>587.199999999997</text:p>
              </table:table-cell>
              <table:table-cell office:value-type="float" office:value="99.0847">
                <text:p>99.0847</text:p>
              </table:table-cell>
              <table:table-cell office:value-type="float" office:value="197.941">
                <text:p>197.941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587.399999999997">
                <text:p>587.399999999997</text:p>
              </table:table-cell>
              <table:table-cell office:value-type="float" office:value="99.0964">
                <text:p>99.0964</text:p>
              </table:table-cell>
              <table:table-cell office:value-type="float" office:value="197.967">
                <text:p>197.967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587.599999999997">
                <text:p>587.599999999997</text:p>
              </table:table-cell>
              <table:table-cell office:value-type="float" office:value="99.108">
                <text:p>99.108</text:p>
              </table:table-cell>
              <table:table-cell office:value-type="float" office:value="197.993">
                <text:p>197.993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587.799999999997">
                <text:p>587.799999999997</text:p>
              </table:table-cell>
              <table:table-cell office:value-type="float" office:value="99.1196">
                <text:p>99.1196</text:p>
              </table:table-cell>
              <table:table-cell office:value-type="float" office:value="198.019">
                <text:p>198.019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587.999999999997">
                <text:p>587.999999999997</text:p>
              </table:table-cell>
              <table:table-cell office:value-type="float" office:value="99.1312">
                <text:p>99.1312</text:p>
              </table:table-cell>
              <table:table-cell office:value-type="float" office:value="198.045">
                <text:p>198.045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588.199999999997">
                <text:p>588.199999999997</text:p>
              </table:table-cell>
              <table:table-cell office:value-type="float" office:value="99.1427">
                <text:p>99.1427</text:p>
              </table:table-cell>
              <table:table-cell office:value-type="float" office:value="198.071">
                <text:p>198.071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588.399999999997">
                <text:p>588.399999999997</text:p>
              </table:table-cell>
              <table:table-cell office:value-type="float" office:value="99.1543">
                <text:p>99.1543</text:p>
              </table:table-cell>
              <table:table-cell office:value-type="float" office:value="198.097">
                <text:p>198.097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588.599999999997">
                <text:p>588.599999999997</text:p>
              </table:table-cell>
              <table:table-cell office:value-type="float" office:value="99.1658">
                <text:p>99.1658</text:p>
              </table:table-cell>
              <table:table-cell office:value-type="float" office:value="198.123">
                <text:p>198.123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588.799999999997">
                <text:p>588.799999999997</text:p>
              </table:table-cell>
              <table:table-cell office:value-type="float" office:value="99.1773">
                <text:p>99.1773</text:p>
              </table:table-cell>
              <table:table-cell office:value-type="float" office:value="198.149">
                <text:p>198.149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588.999999999997">
                <text:p>588.999999999997</text:p>
              </table:table-cell>
              <table:table-cell office:value-type="float" office:value="99.1888">
                <text:p>99.1888</text:p>
              </table:table-cell>
              <table:table-cell office:value-type="float" office:value="198.175">
                <text:p>198.175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589.199999999997">
                <text:p>589.199999999997</text:p>
              </table:table-cell>
              <table:table-cell office:value-type="float" office:value="99.2003">
                <text:p>99.2003</text:p>
              </table:table-cell>
              <table:table-cell office:value-type="float" office:value="198.201">
                <text:p>198.201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589.399999999997">
                <text:p>589.399999999997</text:p>
              </table:table-cell>
              <table:table-cell office:value-type="float" office:value="99.2118">
                <text:p>99.2118</text:p>
              </table:table-cell>
              <table:table-cell office:value-type="float" office:value="198.227">
                <text:p>198.227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589.599999999997">
                <text:p>589.599999999997</text:p>
              </table:table-cell>
              <table:table-cell office:value-type="float" office:value="99.2232">
                <text:p>99.2232</text:p>
              </table:table-cell>
              <table:table-cell office:value-type="float" office:value="198.253">
                <text:p>198.253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589.799999999997">
                <text:p>589.799999999997</text:p>
              </table:table-cell>
              <table:table-cell office:value-type="float" office:value="99.2347">
                <text:p>99.2347</text:p>
              </table:table-cell>
              <table:table-cell office:value-type="float" office:value="198.278">
                <text:p>198.278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589.999999999997">
                <text:p>589.999999999997</text:p>
              </table:table-cell>
              <table:table-cell office:value-type="float" office:value="99.2461">
                <text:p>99.2461</text:p>
              </table:table-cell>
              <table:table-cell office:value-type="float" office:value="198.304">
                <text:p>198.304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590.199999999997">
                <text:p>590.199999999997</text:p>
              </table:table-cell>
              <table:table-cell office:value-type="float" office:value="99.2575">
                <text:p>99.2575</text:p>
              </table:table-cell>
              <table:table-cell office:value-type="float" office:value="198.33">
                <text:p>198.33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590.399999999997">
                <text:p>590.399999999997</text:p>
              </table:table-cell>
              <table:table-cell office:value-type="float" office:value="99.2689">
                <text:p>99.2689</text:p>
              </table:table-cell>
              <table:table-cell office:value-type="float" office:value="198.355">
                <text:p>198.355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590.599999999997">
                <text:p>590.599999999997</text:p>
              </table:table-cell>
              <table:table-cell office:value-type="float" office:value="99.2802">
                <text:p>99.2802</text:p>
              </table:table-cell>
              <table:table-cell office:value-type="float" office:value="198.381">
                <text:p>198.381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590.799999999997">
                <text:p>590.799999999997</text:p>
              </table:table-cell>
              <table:table-cell office:value-type="float" office:value="99.2916">
                <text:p>99.2916</text:p>
              </table:table-cell>
              <table:table-cell office:value-type="float" office:value="198.406">
                <text:p>198.406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590.999999999997">
                <text:p>590.999999999997</text:p>
              </table:table-cell>
              <table:table-cell office:value-type="float" office:value="99.3029">
                <text:p>99.3029</text:p>
              </table:table-cell>
              <table:table-cell office:value-type="float" office:value="198.432">
                <text:p>198.432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591.199999999997">
                <text:p>591.199999999997</text:p>
              </table:table-cell>
              <table:table-cell office:value-type="float" office:value="99.3142">
                <text:p>99.3142</text:p>
              </table:table-cell>
              <table:table-cell office:value-type="float" office:value="198.457">
                <text:p>198.457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591.399999999998">
                <text:p>591.399999999998</text:p>
              </table:table-cell>
              <table:table-cell office:value-type="float" office:value="99.3255">
                <text:p>99.3255</text:p>
              </table:table-cell>
              <table:table-cell office:value-type="float" office:value="198.483">
                <text:p>198.483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591.599999999998">
                <text:p>591.599999999998</text:p>
              </table:table-cell>
              <table:table-cell office:value-type="float" office:value="99.3368">
                <text:p>99.3368</text:p>
              </table:table-cell>
              <table:table-cell office:value-type="float" office:value="198.508">
                <text:p>198.508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591.799999999998">
                <text:p>591.799999999998</text:p>
              </table:table-cell>
              <table:table-cell office:value-type="float" office:value="99.3481">
                <text:p>99.3481</text:p>
              </table:table-cell>
              <table:table-cell office:value-type="float" office:value="198.533">
                <text:p>198.533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591.999999999998">
                <text:p>591.999999999998</text:p>
              </table:table-cell>
              <table:table-cell office:value-type="float" office:value="99.3593">
                <text:p>99.3593</text:p>
              </table:table-cell>
              <table:table-cell office:value-type="float" office:value="198.559">
                <text:p>198.559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592.199999999998">
                <text:p>592.199999999998</text:p>
              </table:table-cell>
              <table:table-cell office:value-type="float" office:value="99.3705">
                <text:p>99.3705</text:p>
              </table:table-cell>
              <table:table-cell office:value-type="float" office:value="198.584">
                <text:p>198.584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592.399999999998">
                <text:p>592.399999999998</text:p>
              </table:table-cell>
              <table:table-cell office:value-type="float" office:value="99.3817">
                <text:p>99.3817</text:p>
              </table:table-cell>
              <table:table-cell office:value-type="float" office:value="198.609">
                <text:p>198.609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592.599999999998">
                <text:p>592.599999999998</text:p>
              </table:table-cell>
              <table:table-cell office:value-type="float" office:value="99.3929">
                <text:p>99.3929</text:p>
              </table:table-cell>
              <table:table-cell office:value-type="float" office:value="198.634">
                <text:p>198.634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592.799999999998">
                <text:p>592.799999999998</text:p>
              </table:table-cell>
              <table:table-cell office:value-type="float" office:value="99.4041">
                <text:p>99.4041</text:p>
              </table:table-cell>
              <table:table-cell office:value-type="float" office:value="198.659">
                <text:p>198.659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592.999999999998">
                <text:p>592.999999999998</text:p>
              </table:table-cell>
              <table:table-cell office:value-type="float" office:value="99.4152">
                <text:p>99.4152</text:p>
              </table:table-cell>
              <table:table-cell office:value-type="float" office:value="198.684">
                <text:p>198.684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593.199999999998">
                <text:p>593.199999999998</text:p>
              </table:table-cell>
              <table:table-cell office:value-type="float" office:value="99.4264">
                <text:p>99.4264</text:p>
              </table:table-cell>
              <table:table-cell office:value-type="float" office:value="198.709">
                <text:p>198.709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593.399999999998">
                <text:p>593.399999999998</text:p>
              </table:table-cell>
              <table:table-cell office:value-type="float" office:value="99.4375">
                <text:p>99.4375</text:p>
              </table:table-cell>
              <table:table-cell office:value-type="float" office:value="198.734">
                <text:p>198.734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593.599999999998">
                <text:p>593.599999999998</text:p>
              </table:table-cell>
              <table:table-cell office:value-type="float" office:value="99.4486">
                <text:p>99.4486</text:p>
              </table:table-cell>
              <table:table-cell office:value-type="float" office:value="198.759">
                <text:p>198.759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593.799999999998">
                <text:p>593.799999999998</text:p>
              </table:table-cell>
              <table:table-cell office:value-type="float" office:value="99.4596">
                <text:p>99.4596</text:p>
              </table:table-cell>
              <table:table-cell office:value-type="float" office:value="198.784">
                <text:p>198.784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593.999999999998">
                <text:p>593.999999999998</text:p>
              </table:table-cell>
              <table:table-cell office:value-type="float" office:value="99.4707">
                <text:p>99.4707</text:p>
              </table:table-cell>
              <table:table-cell office:value-type="float" office:value="198.809">
                <text:p>198.809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594.199999999998">
                <text:p>594.199999999998</text:p>
              </table:table-cell>
              <table:table-cell office:value-type="float" office:value="99.4818">
                <text:p>99.4818</text:p>
              </table:table-cell>
              <table:table-cell office:value-type="float" office:value="198.834">
                <text:p>198.834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594.399999999998">
                <text:p>594.399999999998</text:p>
              </table:table-cell>
              <table:table-cell office:value-type="float" office:value="99.4928">
                <text:p>99.4928</text:p>
              </table:table-cell>
              <table:table-cell office:value-type="float" office:value="198.859">
                <text:p>198.859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594.599999999998">
                <text:p>594.599999999998</text:p>
              </table:table-cell>
              <table:table-cell office:value-type="float" office:value="99.5038">
                <text:p>99.5038</text:p>
              </table:table-cell>
              <table:table-cell office:value-type="float" office:value="198.884">
                <text:p>198.884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594.799999999998">
                <text:p>594.799999999998</text:p>
              </table:table-cell>
              <table:table-cell office:value-type="float" office:value="99.5148">
                <text:p>99.5148</text:p>
              </table:table-cell>
              <table:table-cell office:value-type="float" office:value="198.908">
                <text:p>198.908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594.999999999998">
                <text:p>594.999999999998</text:p>
              </table:table-cell>
              <table:table-cell office:value-type="float" office:value="99.5257">
                <text:p>99.5257</text:p>
              </table:table-cell>
              <table:table-cell office:value-type="float" office:value="198.933">
                <text:p>198.933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595.199999999998">
                <text:p>595.199999999998</text:p>
              </table:table-cell>
              <table:table-cell office:value-type="float" office:value="99.5367">
                <text:p>99.5367</text:p>
              </table:table-cell>
              <table:table-cell office:value-type="float" office:value="198.958">
                <text:p>198.958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595.399999999998">
                <text:p>595.399999999998</text:p>
              </table:table-cell>
              <table:table-cell office:value-type="float" office:value="99.5476">
                <text:p>99.5476</text:p>
              </table:table-cell>
              <table:table-cell office:value-type="float" office:value="198.982">
                <text:p>198.982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595.599999999998">
                <text:p>595.599999999998</text:p>
              </table:table-cell>
              <table:table-cell office:value-type="float" office:value="99.5585">
                <text:p>99.5585</text:p>
              </table:table-cell>
              <table:table-cell office:value-type="float" office:value="199.007">
                <text:p>199.007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595.799999999999">
                <text:p>595.799999999999</text:p>
              </table:table-cell>
              <table:table-cell office:value-type="float" office:value="99.5694">
                <text:p>99.5694</text:p>
              </table:table-cell>
              <table:table-cell office:value-type="float" office:value="199.031">
                <text:p>199.031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595.999999999999">
                <text:p>595.999999999999</text:p>
              </table:table-cell>
              <table:table-cell office:value-type="float" office:value="99.5803">
                <text:p>99.5803</text:p>
              </table:table-cell>
              <table:table-cell office:value-type="float" office:value="199.056">
                <text:p>199.056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596.199999999999">
                <text:p>596.199999999999</text:p>
              </table:table-cell>
              <table:table-cell office:value-type="float" office:value="99.5911">
                <text:p>99.5911</text:p>
              </table:table-cell>
              <table:table-cell office:value-type="float" office:value="199.08">
                <text:p>199.08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596.399999999999">
                <text:p>596.399999999999</text:p>
              </table:table-cell>
              <table:table-cell office:value-type="float" office:value="99.602">
                <text:p>99.602</text:p>
              </table:table-cell>
              <table:table-cell office:value-type="float" office:value="199.104">
                <text:p>199.104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596.599999999999">
                <text:p>596.599999999999</text:p>
              </table:table-cell>
              <table:table-cell office:value-type="float" office:value="99.6128">
                <text:p>99.6128</text:p>
              </table:table-cell>
              <table:table-cell office:value-type="float" office:value="199.129">
                <text:p>199.129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596.799999999999">
                <text:p>596.799999999999</text:p>
              </table:table-cell>
              <table:table-cell office:value-type="float" office:value="99.6236">
                <text:p>99.6236</text:p>
              </table:table-cell>
              <table:table-cell office:value-type="float" office:value="199.153">
                <text:p>199.153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596.999999999999">
                <text:p>596.999999999999</text:p>
              </table:table-cell>
              <table:table-cell office:value-type="float" office:value="99.6344">
                <text:p>99.6344</text:p>
              </table:table-cell>
              <table:table-cell office:value-type="float" office:value="199.177">
                <text:p>199.177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597.199999999999">
                <text:p>597.199999999999</text:p>
              </table:table-cell>
              <table:table-cell office:value-type="float" office:value="99.6451">
                <text:p>99.6451</text:p>
              </table:table-cell>
              <table:table-cell office:value-type="float" office:value="199.201">
                <text:p>199.201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597.399999999999">
                <text:p>597.399999999999</text:p>
              </table:table-cell>
              <table:table-cell office:value-type="float" office:value="99.6559">
                <text:p>99.6559</text:p>
              </table:table-cell>
              <table:table-cell office:value-type="float" office:value="199.226">
                <text:p>199.226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597.599999999999">
                <text:p>597.599999999999</text:p>
              </table:table-cell>
              <table:table-cell office:value-type="float" office:value="99.6666">
                <text:p>99.6666</text:p>
              </table:table-cell>
              <table:table-cell office:value-type="float" office:value="199.25">
                <text:p>199.25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597.799999999999">
                <text:p>597.799999999999</text:p>
              </table:table-cell>
              <table:table-cell office:value-type="float" office:value="99.6773">
                <text:p>99.6773</text:p>
              </table:table-cell>
              <table:table-cell office:value-type="float" office:value="199.274">
                <text:p>199.274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597.999999999999">
                <text:p>597.999999999999</text:p>
              </table:table-cell>
              <table:table-cell office:value-type="float" office:value="99.688">
                <text:p>99.688</text:p>
              </table:table-cell>
              <table:table-cell office:value-type="float" office:value="199.298">
                <text:p>199.298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598.199999999999">
                <text:p>598.199999999999</text:p>
              </table:table-cell>
              <table:table-cell office:value-type="float" office:value="99.6986">
                <text:p>99.6986</text:p>
              </table:table-cell>
              <table:table-cell office:value-type="float" office:value="199.322">
                <text:p>199.322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598.399999999999">
                <text:p>598.399999999999</text:p>
              </table:table-cell>
              <table:table-cell office:value-type="float" office:value="99.7093">
                <text:p>99.7093</text:p>
              </table:table-cell>
              <table:table-cell office:value-type="float" office:value="199.346">
                <text:p>199.346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598.599999999999">
                <text:p>598.599999999999</text:p>
              </table:table-cell>
              <table:table-cell office:value-type="float" office:value="99.7199">
                <text:p>99.7199</text:p>
              </table:table-cell>
              <table:table-cell office:value-type="float" office:value="199.37">
                <text:p>199.37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598.799999999999">
                <text:p>598.799999999999</text:p>
              </table:table-cell>
              <table:table-cell office:value-type="float" office:value="99.7305">
                <text:p>99.7305</text:p>
              </table:table-cell>
              <table:table-cell office:value-type="float" office:value="199.393">
                <text:p>199.393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598.999999999999">
                <text:p>598.999999999999</text:p>
              </table:table-cell>
              <table:table-cell office:value-type="float" office:value="99.7411">
                <text:p>99.7411</text:p>
              </table:table-cell>
              <table:table-cell office:value-type="float" office:value="199.417">
                <text:p>199.417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599.199999999999">
                <text:p>599.199999999999</text:p>
              </table:table-cell>
              <table:table-cell office:value-type="float" office:value="99.7516">
                <text:p>99.7516</text:p>
              </table:table-cell>
              <table:table-cell office:value-type="float" office:value="199.441">
                <text:p>199.441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599.399999999999">
                <text:p>599.399999999999</text:p>
              </table:table-cell>
              <table:table-cell office:value-type="float" office:value="99.7622">
                <text:p>99.7622</text:p>
              </table:table-cell>
              <table:table-cell office:value-type="float" office:value="199.465">
                <text:p>199.465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599.599999999999">
                <text:p>599.599999999999</text:p>
              </table:table-cell>
              <table:table-cell office:value-type="float" office:value="99.7727">
                <text:p>99.7727</text:p>
              </table:table-cell>
              <table:table-cell office:value-type="float" office:value="199.488">
                <text:p>199.488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599.799999999999">
                <text:p>599.799999999999</text:p>
              </table:table-cell>
              <table:table-cell office:value-type="float" office:value="99.7832">
                <text:p>99.7832</text:p>
              </table:table-cell>
              <table:table-cell office:value-type="float" office:value="199.512">
                <text:p>199.512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600">
                <text:p>600</text:p>
              </table:table-cell>
              <table:table-cell office:value-type="float" office:value="99.7937">
                <text:p>99.7937</text:p>
              </table:table-cell>
              <table:table-cell office:value-type="float" office:value="199.536">
                <text:p>199.5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